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HRL</text:p>
          </table:table-cell>
          <table:table-cell office:value-type="string" calcext:value-type="string">
            <text:p>CVX</text:p>
          </table:table-cell>
          <table:table-cell office:value-type="string" calcext:value-type="string">
            <text:p>CCI</text:p>
          </table:table-cell>
          <table:table-cell office:value-type="string" calcext:value-type="string">
            <text:p>KMI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GOOG</text:p>
          </table:table-cell>
          <table:table-cell office:value-type="string" calcext:value-type="string">
            <text:p>AMZ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NJ</text:p>
          </table:table-cell>
          <table:table-cell office:value-type="string" calcext:value-type="string">
            <text:p>ABBV</text:p>
          </table:table-cell>
        </table:table-row>
        <table:table-row table:style-name="ro1">
          <table:table-cell office:value-type="float" office:value="78.879997" calcext:value-type="float">
            <text:p>78.879997</text:p>
          </table:table-cell>
          <table:table-cell office:value-type="float" office:value="40.779999" calcext:value-type="float">
            <text:p>40.779999</text:p>
          </table:table-cell>
          <table:table-cell office:value-type="float" office:value="69.510002" calcext:value-type="float">
            <text:p>69.510002</text:p>
          </table:table-cell>
          <table:table-cell office:value-type="float" office:value="20.459999" calcext:value-type="float">
            <text:p>20.459999</text:p>
          </table:table-cell>
          <table:table-cell office:value-type="float" office:value="119.18" calcext:value-type="float">
            <text:p>119.18</text:p>
          </table:table-cell>
          <table:table-cell office:value-type="float" office:value="70.529999" calcext:value-type="float">
            <text:p>70.529999</text:p>
          </table:table-cell>
          <table:table-cell office:value-type="float" office:value="38.779999" calcext:value-type="float">
            <text:p>38.779999</text:p>
          </table:table-cell>
          <table:table-cell office:value-type="float" office:value="60.139999" calcext:value-type="float">
            <text:p>60.139999</text:p>
          </table:table-cell>
          <table:table-cell office:value-type="float" office:value="49.43" calcext:value-type="float">
            <text:p>49.43</text:p>
          </table:table-cell>
          <table:table-cell office:value-type="float" office:value="404.101715" calcext:value-type="float">
            <text:p>404.101715</text:p>
          </table:table-cell>
          <table:table-cell office:value-type="float" office:value="262.119995" calcext:value-type="float">
            <text:p>262.119995</text:p>
          </table:table-cell>
          <table:table-cell office:value-type="float" office:value="84.300003" calcext:value-type="float">
            <text:p>84.300003</text:p>
          </table:table-cell>
          <table:table-cell office:value-type="float" office:value="82.739998" calcext:value-type="float">
            <text:p>82.739998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1">
          <table:table-cell office:value-type="float" office:value="78.32" calcext:value-type="float">
            <text:p>78.32</text:p>
          </table:table-cell>
          <table:table-cell office:value-type="float" office:value="40.27" calcext:value-type="float">
            <text:p>40.27</text:p>
          </table:table-cell>
          <table:table-cell office:value-type="float" office:value="70.290001" calcext:value-type="float">
            <text:p>70.290001</text:p>
          </table:table-cell>
          <table:table-cell office:value-type="float" office:value="20.215" calcext:value-type="float">
            <text:p>20.215</text:p>
          </table:table-cell>
          <table:table-cell office:value-type="float" office:value="117.93" calcext:value-type="float">
            <text:p>117.93</text:p>
          </table:table-cell>
          <table:table-cell office:value-type="float" office:value="69.699997" calcext:value-type="float">
            <text:p>69.699997</text:p>
          </table:table-cell>
          <table:table-cell office:value-type="float" office:value="37.84" calcext:value-type="float">
            <text:p>37.84</text:p>
          </table:table-cell>
          <table:table-cell office:value-type="float" office:value="59.220001" calcext:value-type="float">
            <text:p>59.220001</text:p>
          </table:table-cell>
          <table:table-cell office:value-type="float" office:value="49" calcext:value-type="float">
            <text:p>49</text:p>
          </table:table-cell>
          <table:table-cell office:value-type="float" office:value="399.526459" calcext:value-type="float">
            <text:p>399.526459</text:p>
          </table:table-cell>
          <table:table-cell office:value-type="float" office:value="259.230011" calcext:value-type="float">
            <text:p>259.230011</text:p>
          </table:table-cell>
          <table:table-cell office:value-type="float" office:value="84.790001" calcext:value-type="float">
            <text:p>84.790001</text:p>
          </table:table-cell>
          <table:table-cell office:value-type="float" office:value="82.199997" calcext:value-type="float">
            <text:p>82.199997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1">
          <table:table-cell office:value-type="float" office:value="77.879997" calcext:value-type="float">
            <text:p>77.879997</text:p>
          </table:table-cell>
          <table:table-cell office:value-type="float" office:value="40.209999" calcext:value-type="float">
            <text:p>40.209999</text:p>
          </table:table-cell>
          <table:table-cell office:value-type="float" office:value="70.43" calcext:value-type="float">
            <text:p>70.43</text:p>
          </table:table-cell>
          <table:table-cell office:value-type="float" office:value="20.084999" calcext:value-type="float">
            <text:p>20.084999</text:p>
          </table:table-cell>
          <table:table-cell office:value-type="float" office:value="116.639999" calcext:value-type="float">
            <text:p>116.639999</text:p>
          </table:table-cell>
          <table:table-cell office:value-type="float" office:value="69.690002" calcext:value-type="float">
            <text:p>69.690002</text:p>
          </table:table-cell>
          <table:table-cell office:value-type="float" office:value="37.549999" calcext:value-type="float">
            <text:p>37.549999</text:p>
          </table:table-cell>
          <table:table-cell office:value-type="float" office:value="58.380001" calcext:value-type="float">
            <text:p>58.380001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390.490234" calcext:value-type="float">
            <text:p>390.490234</text:p>
          </table:table-cell>
          <table:table-cell office:value-type="float" office:value="255.720001" calcext:value-type="float">
            <text:p>255.720001</text:p>
          </table:table-cell>
          <table:table-cell office:value-type="float" office:value="84.07" calcext:value-type="float">
            <text:p>84.07</text:p>
          </table:table-cell>
          <table:table-cell office:value-type="float" office:value="81.790001" calcext:value-type="float">
            <text:p>81.790001</text:p>
          </table:table-cell>
          <table:table-cell office:value-type="float" office:value="41.310001" calcext:value-type="float">
            <text:p>41.310001</text:p>
          </table:table-cell>
        </table:table-row>
        <table:table-row table:style-name="ro1">
          <table:table-cell office:value-type="float" office:value="78.120003" calcext:value-type="float">
            <text:p>78.120003</text:p>
          </table:table-cell>
          <table:table-cell office:value-type="float" office:value="40.060001" calcext:value-type="float">
            <text:p>40.060001</text:p>
          </table:table-cell>
          <table:table-cell office:value-type="float" office:value="71.75" calcext:value-type="float">
            <text:p>71.75</text:p>
          </table:table-cell>
          <table:table-cell office:value-type="float" office:value="20.045" calcext:value-type="float">
            <text:p>20.045</text:p>
          </table:table-cell>
          <table:table-cell office:value-type="float" office:value="117.449997" calcext:value-type="float">
            <text:p>117.449997</text:p>
          </table:table-cell>
          <table:table-cell office:value-type="float" office:value="70.709999" calcext:value-type="float">
            <text:p>70.709999</text:p>
          </table:table-cell>
          <table:table-cell office:value-type="float" office:value="37.52" calcext:value-type="float">
            <text:p>37.52</text:p>
          </table:table-cell>
          <table:table-cell office:value-type="float" office:value="58.599998" calcext:value-type="float">
            <text:p>58.599998</text:p>
          </table:table-cell>
          <table:table-cell office:value-type="float" office:value="48.990002" calcext:value-type="float">
            <text:p>48.990002</text:p>
          </table:table-cell>
          <table:table-cell office:value-type="float" office:value="386.858856" calcext:value-type="float">
            <text:p>386.858856</text:p>
          </table:table-cell>
          <table:table-cell office:value-type="float" office:value="255.919998" calcext:value-type="float">
            <text:p>255.919998</text:p>
          </table:table-cell>
          <table:table-cell office:value-type="float" office:value="86.040001" calcext:value-type="float">
            <text:p>86.040001</text:p>
          </table:table-cell>
          <table:table-cell office:value-type="float" office:value="81.269997" calcext:value-type="float">
            <text:p>81.269997</text:p>
          </table:table-cell>
          <table:table-cell office:value-type="float" office:value="41.27" calcext:value-type="float">
            <text:p>41.27</text:p>
          </table:table-cell>
        </table:table-row>
        <table:table-row table:style-name="ro1">
          <table:table-cell office:value-type="float" office:value="78.82" calcext:value-type="float">
            <text:p>78.82</text:p>
          </table:table-cell>
          <table:table-cell office:value-type="float" office:value="40.810001" calcext:value-type="float">
            <text:p>40.810001</text:p>
          </table:table-cell>
          <table:table-cell office:value-type="float" office:value="71.860001" calcext:value-type="float">
            <text:p>71.860001</text:p>
          </table:table-cell>
          <table:table-cell office:value-type="float" office:value="20.165001" calcext:value-type="float">
            <text:p>20.165001</text:p>
          </table:table-cell>
          <table:table-cell office:value-type="float" office:value="117.989998" calcext:value-type="float">
            <text:p>117.989998</text:p>
          </table:table-cell>
          <table:table-cell office:value-type="float" office:value="72.309998" calcext:value-type="float">
            <text:p>72.309998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59.509998" calcext:value-type="float">
            <text:p>59.509998</text:p>
          </table:table-cell>
          <table:table-cell office:value-type="float" office:value="49.52" calcext:value-type="float">
            <text:p>49.52</text:p>
          </table:table-cell>
          <table:table-cell office:value-type="float" office:value="385.244354" calcext:value-type="float">
            <text:p>385.244354</text:p>
          </table:table-cell>
          <table:table-cell office:value-type="float" office:value="258.850006" calcext:value-type="float">
            <text:p>258.850006</text:p>
          </table:table-cell>
          <table:table-cell office:value-type="float" office:value="87.120003" calcext:value-type="float">
            <text:p>87.120003</text:p>
          </table:table-cell>
          <table:table-cell office:value-type="float" office:value="81.260002" calcext:value-type="float">
            <text:p>81.260002</text:p>
          </table:table-cell>
          <table:table-cell office:value-type="float" office:value="41.959999" calcext:value-type="float">
            <text:p>41.959999</text:p>
          </table:table-cell>
        </table:table-row>
        <table:table-row table:style-name="ro1">
          <table:table-cell office:value-type="float" office:value="78.489998" calcext:value-type="float">
            <text:p>78.489998</text:p>
          </table:table-cell>
          <table:table-cell office:value-type="float" office:value="40.779999" calcext:value-type="float">
            <text:p>40.779999</text:p>
          </table:table-cell>
          <table:table-cell office:value-type="float" office:value="71.75" calcext:value-type="float">
            <text:p>71.75</text:p>
          </table:table-cell>
          <table:table-cell office:value-type="float" office:value="20.135" calcext:value-type="float">
            <text:p>20.135</text:p>
          </table:table-cell>
          <table:table-cell office:value-type="float" office:value="118.889999" calcext:value-type="float">
            <text:p>118.889999</text:p>
          </table:table-cell>
          <table:table-cell office:value-type="float" office:value="72.489998" calcext:value-type="float">
            <text:p>72.489998</text:p>
          </table:table-cell>
          <table:table-cell office:value-type="float" office:value="38.75" calcext:value-type="float">
            <text:p>38.75</text:p>
          </table:table-cell>
          <table:table-cell office:value-type="float" office:value="59.98" calcext:value-type="float">
            <text:p>59.98</text:p>
          </table:table-cell>
          <table:table-cell office:value-type="float" office:value="49.470001" calcext:value-type="float">
            <text:p>49.470001</text:p>
          </table:table-cell>
          <table:table-cell office:value-type="float" office:value="388.930389" calcext:value-type="float">
            <text:p>388.930389</text:p>
          </table:table-cell>
          <table:table-cell office:value-type="float" office:value="261.779999" calcext:value-type="float">
            <text:p>261.779999</text:p>
          </table:table-cell>
          <table:table-cell office:value-type="float" office:value="87.339996" calcext:value-type="float">
            <text:p>87.339996</text:p>
          </table:table-cell>
          <table:table-cell office:value-type="float" office:value="81.830002" calcext:value-type="float">
            <text:p>81.830002</text:p>
          </table:table-cell>
          <table:table-cell office:value-type="float" office:value="42.650002" calcext:value-type="float">
            <text:p>42.650002</text:p>
          </table:table-cell>
        </table:table-row>
        <table:table-row table:style-name="ro1">
          <table:table-cell office:value-type="float" office:value="79.370003" calcext:value-type="float">
            <text:p>79.370003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72.040001" calcext:value-type="float">
            <text:p>72.040001</text:p>
          </table:table-cell>
          <table:table-cell office:value-type="float" office:value="20.35" calcext:value-type="float">
            <text:p>20.35</text:p>
          </table:table-cell>
          <table:table-cell office:value-type="float" office:value="119.959999" calcext:value-type="float">
            <text:p>119.959999</text:p>
          </table:table-cell>
          <table:table-cell office:value-type="float" office:value="73.18" calcext:value-type="float">
            <text:p>73.18</text:p>
          </table:table-cell>
          <table:table-cell office:value-type="float" office:value="39" calcext:value-type="float">
            <text:p>39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49.810001" calcext:value-type="float">
            <text:p>49.810001</text:p>
          </table:table-cell>
          <table:table-cell office:value-type="float" office:value="393.878204" calcext:value-type="float">
            <text:p>393.878204</text:p>
          </table:table-cell>
          <table:table-cell office:value-type="float" office:value="264.73999" calcext:value-type="float">
            <text:p>264.73999</text:p>
          </table:table-cell>
          <table:table-cell office:value-type="float" office:value="87.959999" calcext:value-type="float">
            <text:p>87.959999</text:p>
          </table:table-cell>
          <table:table-cell office:value-type="float" office:value="82.139999" calcext:value-type="float">
            <text:p>82.139999</text:p>
          </table:table-cell>
          <table:table-cell office:value-type="float" office:value="43.419998" calcext:value-type="float">
            <text:p>43.419998</text:p>
          </table:table-cell>
        </table:table-row>
        <table:table-row table:style-name="ro1">
          <table:table-cell office:value-type="float" office:value="79.510002" calcext:value-type="float">
            <text:p>79.510002</text:p>
          </table:table-cell>
          <table:table-cell office:value-type="float" office:value="40.91" calcext:value-type="float">
            <text:p>40.91</text:p>
          </table:table-cell>
          <table:table-cell office:value-type="float" office:value="72.029999" calcext:value-type="float">
            <text:p>72.029999</text:p>
          </table:table-cell>
          <table:table-cell office:value-type="float" office:value="20.325001" calcext:value-type="float">
            <text:p>20.325001</text:p>
          </table:table-cell>
          <table:table-cell office:value-type="float" office:value="120.459999" calcext:value-type="float">
            <text:p>120.459999</text:p>
          </table:table-cell>
          <table:table-cell office:value-type="float" office:value="73.519997" calcext:value-type="float">
            <text:p>73.519997</text:p>
          </table:table-cell>
          <table:table-cell office:value-type="float" office:value="38.52" calcext:value-type="float">
            <text:p>38.52</text:p>
          </table:table-cell>
          <table:table-cell office:value-type="float" office:value="59.630001" calcext:value-type="float">
            <text:p>59.630001</text:p>
          </table:table-cell>
          <table:table-cell office:value-type="float" office:value="50.490002" calcext:value-type="float">
            <text:p>50.490002</text:p>
          </table:table-cell>
          <table:table-cell office:value-type="float" office:value="393.436066" calcext:value-type="float">
            <text:p>393.436066</text:p>
          </table:table-cell>
          <table:table-cell office:value-type="float" office:value="270.119995" calcext:value-type="float">
            <text:p>270.119995</text:p>
          </table:table-cell>
          <table:table-cell office:value-type="float" office:value="88.290001" calcext:value-type="float">
            <text:p>88.290001</text:p>
          </table:table-cell>
          <table:table-cell office:value-type="float" office:value="82.25" calcext:value-type="float">
            <text:p>82.25</text:p>
          </table:table-cell>
          <table:table-cell office:value-type="float" office:value="42.970001" calcext:value-type="float">
            <text:p>42.970001</text:p>
          </table:table-cell>
        </table:table-row>
        <table:table-row table:style-name="ro1">
          <table:table-cell office:value-type="float" office:value="79.790001" calcext:value-type="float">
            <text:p>79.790001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71.849998" calcext:value-type="float">
            <text:p>71.849998</text:p>
          </table:table-cell>
          <table:table-cell office:value-type="float" office:value="20.450001" calcext:value-type="float">
            <text:p>20.450001</text:p>
          </table:table-cell>
          <table:table-cell office:value-type="float" office:value="118.809998" calcext:value-type="float">
            <text:p>118.809998</text:p>
          </table:table-cell>
          <table:table-cell office:value-type="float" office:value="73.440002" calcext:value-type="float">
            <text:p>73.440002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58.720001" calcext:value-type="float">
            <text:p>58.720001</text:p>
          </table:table-cell>
          <table:table-cell office:value-type="float" office:value="50.66" calcext:value-type="float">
            <text:p>50.66</text:p>
          </table:table-cell>
          <table:table-cell office:value-type="float" office:value="390.435608" calcext:value-type="float">
            <text:p>390.435608</text:p>
          </table:table-cell>
          <table:table-cell office:value-type="float" office:value="271.079987" calcext:value-type="float">
            <text:p>271.079987</text:p>
          </table:table-cell>
          <table:table-cell office:value-type="float" office:value="88.440002" calcext:value-type="float">
            <text:p>88.440002</text:p>
          </table:table-cell>
          <table:table-cell office:value-type="float" office:value="82.720001" calcext:value-type="float">
            <text:p>82.720001</text:p>
          </table:table-cell>
          <table:table-cell office:value-type="float" office:value="42.869999" calcext:value-type="float">
            <text:p>42.869999</text:p>
          </table:table-cell>
        </table:table-row>
        <table:table-row table:style-name="ro1">
          <table:table-cell office:value-type="float" office:value="79.830002" calcext:value-type="float">
            <text:p>79.830002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71.32" calcext:value-type="float">
            <text:p>71.32</text:p>
          </table:table-cell>
          <table:table-cell office:value-type="float" office:value="20.315001" calcext:value-type="float">
            <text:p>20.315001</text:p>
          </table:table-cell>
          <table:table-cell office:value-type="float" office:value="117.339996" calcext:value-type="float">
            <text:p>117.339996</text:p>
          </table:table-cell>
          <table:table-cell office:value-type="float" office:value="73.559998" calcext:value-type="float">
            <text:p>73.559998</text:p>
          </table:table-cell>
          <table:table-cell office:value-type="float" office:value="38.139999" calcext:value-type="float">
            <text:p>38.139999</text:p>
          </table:table-cell>
          <table:table-cell office:value-type="float" office:value="58.009998" calcext:value-type="float">
            <text:p>58.009998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390.75354" calcext:value-type="float">
            <text:p>390.75354</text:p>
          </table:table-cell>
          <table:table-cell office:value-type="float" office:value="269.309998" calcext:value-type="float">
            <text:p>269.309998</text:p>
          </table:table-cell>
          <table:table-cell office:value-type="float" office:value="87.449997" calcext:value-type="float">
            <text:p>87.449997</text:p>
          </table:table-cell>
          <table:table-cell office:value-type="float" office:value="82.330002" calcext:value-type="float">
            <text:p>82.330002</text:p>
          </table:table-cell>
          <table:table-cell office:value-type="float" office:value="41.669998" calcext:value-type="float">
            <text:p>41.669998</text:p>
          </table:table-cell>
        </table:table-row>
        <table:table-row table:style-name="ro1">
          <table:table-cell office:value-type="float" office:value="79.980003" calcext:value-type="float">
            <text:p>79.980003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70.93" calcext:value-type="float">
            <text:p>70.93</text:p>
          </table:table-cell>
          <table:table-cell office:value-type="float" office:value="20.459999" calcext:value-type="float">
            <text:p>20.459999</text:p>
          </table:table-cell>
          <table:table-cell office:value-type="float" office:value="116.400002" calcext:value-type="float">
            <text:p>116.400002</text:p>
          </table:table-cell>
          <table:table-cell office:value-type="float" office:value="73.690002" calcext:value-type="float">
            <text:p>73.690002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57.169998" calcext:value-type="float">
            <text:p>57.169998</text:p>
          </table:table-cell>
          <table:table-cell office:value-type="float" office:value="50.209999" calcext:value-type="float">
            <text:p>50.209999</text:p>
          </table:table-cell>
          <table:table-cell office:value-type="float" office:value="390.833008" calcext:value-type="float">
            <text:p>390.833008</text:p>
          </table:table-cell>
          <table:table-cell office:value-type="float" office:value="270.799988" calcext:value-type="float">
            <text:p>270.799988</text:p>
          </table:table-cell>
          <table:table-cell office:value-type="float" office:value="86.470001" calcext:value-type="float">
            <text:p>86.470001</text:p>
          </table:table-cell>
          <table:table-cell office:value-type="float" office:value="83.360001" calcext:value-type="float">
            <text:p>83.360001</text:p>
          </table:table-cell>
          <table:table-cell office:value-type="float" office:value="42.139999" calcext:value-type="float">
            <text:p>42.139999</text:p>
          </table:table-cell>
        </table:table-row>
        <table:table-row table:style-name="ro1">
          <table:table-cell office:value-type="float" office:value="79.089996" calcext:value-type="float">
            <text:p>79.089996</text:p>
          </table:table-cell>
          <table:table-cell office:value-type="float" office:value="42.48" calcext:value-type="float">
            <text:p>42.48</text:p>
          </table:table-cell>
          <table:table-cell office:value-type="float" office:value="70.120003" calcext:value-type="float">
            <text:p>70.120003</text:p>
          </table:table-cell>
          <table:table-cell office:value-type="float" office:value="20.405001" calcext:value-type="float">
            <text:p>20.405001</text:p>
          </table:table-cell>
          <table:table-cell office:value-type="float" office:value="114.879997" calcext:value-type="float">
            <text:p>114.879997</text:p>
          </table:table-cell>
          <table:table-cell office:value-type="float" office:value="72.980003" calcext:value-type="float">
            <text:p>72.980003</text:p>
          </table:table-cell>
          <table:table-cell office:value-type="float" office:value="37.77" calcext:value-type="float">
            <text:p>37.77</text:p>
          </table:table-cell>
          <table:table-cell office:value-type="float" office:value="56.959999" calcext:value-type="float">
            <text:p>56.959999</text:p>
          </table:table-cell>
          <table:table-cell office:value-type="float" office:value="51.049999" calcext:value-type="float">
            <text:p>51.049999</text:p>
          </table:table-cell>
          <table:table-cell office:value-type="float" office:value="390.137543" calcext:value-type="float">
            <text:p>390.137543</text:p>
          </table:table-cell>
          <table:table-cell office:value-type="float" office:value="266.809998" calcext:value-type="float">
            <text:p>266.809998</text:p>
          </table:table-cell>
          <table:table-cell office:value-type="float" office:value="87.059998" calcext:value-type="float">
            <text:p>87.059998</text:p>
          </table:table-cell>
          <table:table-cell office:value-type="float" office:value="83.959999" calcext:value-type="float">
            <text:p>83.959999</text:p>
          </table:table-cell>
          <table:table-cell office:value-type="float" office:value="42.369999" calcext:value-type="float">
            <text:p>42.369999</text:p>
          </table:table-cell>
        </table:table-row>
        <table:table-row table:style-name="ro1">
          <table:table-cell office:value-type="float" office:value="80.370003" calcext:value-type="float">
            <text:p>80.370003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69.940002" calcext:value-type="float">
            <text:p>69.940002</text:p>
          </table:table-cell>
          <table:table-cell office:value-type="float" office:value="20.42" calcext:value-type="float">
            <text:p>20.42</text:p>
          </table:table-cell>
          <table:table-cell office:value-type="float" office:value="116.360001" calcext:value-type="float">
            <text:p>116.360001</text:p>
          </table:table-cell>
          <table:table-cell office:value-type="float" office:value="74.580002" calcext:value-type="float">
            <text:p>74.580002</text:p>
          </table:table-cell>
          <table:table-cell office:value-type="float" office:value="38.119999" calcext:value-type="float">
            <text:p>38.119999</text:p>
          </table:table-cell>
          <table:table-cell office:value-type="float" office:value="57.639999" calcext:value-type="float">
            <text:p>57.639999</text:p>
          </table:table-cell>
          <table:table-cell office:value-type="float" office:value="51.310001" calcext:value-type="float">
            <text:p>51.310001</text:p>
          </table:table-cell>
          <table:table-cell office:value-type="float" office:value="382.094849" calcext:value-type="float">
            <text:p>382.094849</text:p>
          </table:table-cell>
          <table:table-cell office:value-type="float" office:value="258.160004" calcext:value-type="float">
            <text:p>258.160004</text:p>
          </table:table-cell>
          <table:table-cell office:value-type="float" office:value="87.57" calcext:value-type="float">
            <text:p>87.57</text:p>
          </table:table-cell>
          <table:table-cell office:value-type="float" office:value="83.510002" calcext:value-type="float">
            <text:p>83.510002</text:p>
          </table:table-cell>
          <table:table-cell office:value-type="float" office:value="42.509998" calcext:value-type="float">
            <text:p>42.509998</text:p>
          </table:table-cell>
        </table:table-row>
        <table:table-row table:style-name="ro1">
          <table:table-cell office:value-type="float" office:value="81.309998" calcext:value-type="float">
            <text:p>81.309998</text:p>
          </table:table-cell>
          <table:table-cell office:value-type="float" office:value="42.52" calcext:value-type="float">
            <text:p>42.52</text:p>
          </table:table-cell>
          <table:table-cell office:value-type="float" office:value="70.980003" calcext:value-type="float">
            <text:p>70.980003</text:p>
          </table:table-cell>
          <table:table-cell office:value-type="float" office:value="20.58" calcext:value-type="float">
            <text:p>20.58</text:p>
          </table:table-cell>
          <table:table-cell office:value-type="float" office:value="116.389999" calcext:value-type="float">
            <text:p>116.389999</text:p>
          </table:table-cell>
          <table:table-cell office:value-type="float" office:value="75.019997" calcext:value-type="float">
            <text:p>75.019997</text:p>
          </table:table-cell>
          <table:table-cell office:value-type="float" office:value="38.939999" calcext:value-type="float">
            <text:p>38.939999</text:p>
          </table:table-cell>
          <table:table-cell office:value-type="float" office:value="57.580002" calcext:value-type="float">
            <text:p>57.580002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397.713257" calcext:value-type="float">
            <text:p>397.713257</text:p>
          </table:table-cell>
          <table:table-cell office:value-type="float" office:value="259.350006" calcext:value-type="float">
            <text:p>259.350006</text:p>
          </table:table-cell>
          <table:table-cell office:value-type="float" office:value="88.080002" calcext:value-type="float">
            <text:p>88.080002</text:p>
          </table:table-cell>
          <table:table-cell office:value-type="float" office:value="84.589996" calcext:value-type="float">
            <text:p>84.58999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.459999" calcext:value-type="float">
            <text:p>81.459999</text:p>
          </table:table-cell>
          <table:table-cell office:value-type="float" office:value="42.779999" calcext:value-type="float">
            <text:p>42.779999</text:p>
          </table:table-cell>
          <table:table-cell office:value-type="float" office:value="71.169998" calcext:value-type="float">
            <text:p>71.169998</text:p>
          </table:table-cell>
          <table:table-cell office:value-type="float" office:value="20.615" calcext:value-type="float">
            <text:p>20.615</text:p>
          </table:table-cell>
          <table:table-cell office:value-type="float" office:value="116.989998" calcext:value-type="float">
            <text:p>116.989998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39.240002" calcext:value-type="float">
            <text:p>39.240002</text:p>
          </table:table-cell>
          <table:table-cell office:value-type="float" office:value="57.610001" calcext:value-type="float">
            <text:p>57.610001</text:p>
          </table:table-cell>
          <table:table-cell office:value-type="float" office:value="52.349998" calcext:value-type="float">
            <text:p>52.349998</text:p>
          </table:table-cell>
          <table:table-cell office:value-type="float" office:value="397.911957" calcext:value-type="float">
            <text:p>397.911957</text:p>
          </table:table-cell>
          <table:table-cell office:value-type="float" office:value="264.5" calcext:value-type="float">
            <text:p>264.5</text:p>
          </table:table-cell>
          <table:table-cell office:value-type="float" office:value="87.349998" calcext:value-type="float">
            <text:p>87.349998</text:p>
          </table:table-cell>
          <table:table-cell office:value-type="float" office:value="84.989998" calcext:value-type="float">
            <text:p>84.989998</text:p>
          </table:table-cell>
          <table:table-cell office:value-type="float" office:value="44.610001" calcext:value-type="float">
            <text:p>44.610001</text:p>
          </table:table-cell>
        </table:table-row>
        <table:table-row table:style-name="ro1">
          <table:table-cell office:value-type="float" office:value="79.489998" calcext:value-type="float">
            <text:p>79.489998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71.830002" calcext:value-type="float">
            <text:p>71.830002</text:p>
          </table:table-cell>
          <table:table-cell office:value-type="float" office:value="21.02" calcext:value-type="float">
            <text:p>21.02</text:p>
          </table:table-cell>
          <table:table-cell office:value-type="float" office:value="118.040001" calcext:value-type="float">
            <text:p>118.040001</text:p>
          </table:table-cell>
          <table:table-cell office:value-type="float" office:value="74.849998" calcext:value-type="float">
            <text:p>74.849998</text:p>
          </table:table-cell>
          <table:table-cell office:value-type="float" office:value="39.66" calcext:value-type="float">
            <text:p>39.66</text:p>
          </table:table-cell>
          <table:table-cell office:value-type="float" office:value="57.889999" calcext:value-type="float">
            <text:p>57.889999</text:p>
          </table:table-cell>
          <table:table-cell office:value-type="float" office:value="52" calcext:value-type="float">
            <text:p>52</text:p>
          </table:table-cell>
          <table:table-cell office:value-type="float" office:value="401.444" calcext:value-type="float">
            <text:p>401.444</text:p>
          </table:table-cell>
          <table:table-cell office:value-type="float" office:value="269.5" calcext:value-type="float">
            <text:p>269.5</text:p>
          </table:table-cell>
          <table:table-cell office:value-type="float" office:value="91.949997" calcext:value-type="float">
            <text:p>91.949997</text:p>
          </table:table-cell>
          <table:table-cell office:value-type="float" office:value="85.68" calcext:value-type="float">
            <text:p>85.68</text:p>
          </table:table-cell>
          <table:table-cell office:value-type="float" office:value="45.139999" calcext:value-type="float">
            <text:p>45.139999</text:p>
          </table:table-cell>
        </table:table-row>
        <table:table-row table:style-name="ro1">
          <table:table-cell office:value-type="float" office:value="77.669998" calcext:value-type="float">
            <text:p>77.669998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73.82" calcext:value-type="float">
            <text:p>73.82</text:p>
          </table:table-cell>
          <table:table-cell office:value-type="float" office:value="20.67" calcext:value-type="float">
            <text:p>20.67</text:p>
          </table:table-cell>
          <table:table-cell office:value-type="float" office:value="119.07" calcext:value-type="float">
            <text:p>119.07</text:p>
          </table:table-cell>
          <table:table-cell office:value-type="float" office:value="75.260002" calcext:value-type="float">
            <text:p>75.260002</text:p>
          </table:table-cell>
          <table:table-cell office:value-type="float" office:value="39.599998" calcext:value-type="float">
            <text:p>39.599998</text:p>
          </table:table-cell>
          <table:table-cell office:value-type="float" office:value="58.369999" calcext:value-type="float">
            <text:p>58.369999</text:p>
          </table:table-cell>
          <table:table-cell office:value-type="float" office:value="52.48" calcext:value-type="float">
            <text:p>52.48</text:p>
          </table:table-cell>
          <table:table-cell office:value-type="float" office:value="405.487701" calcext:value-type="float">
            <text:p>405.487701</text:p>
          </table:table-cell>
          <table:table-cell office:value-type="float" office:value="271.529999" calcext:value-type="float">
            <text:p>271.529999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84.540001" calcext:value-type="float">
            <text:p>84.540001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float" office:value="76.720001" calcext:value-type="float">
            <text:p>76.720001</text:p>
          </table:table-cell>
          <table:table-cell office:value-type="float" office:value="42.18" calcext:value-type="float">
            <text:p>42.18</text:p>
          </table:table-cell>
          <table:table-cell office:value-type="float" office:value="74.559998" calcext:value-type="float">
            <text:p>74.559998</text:p>
          </table:table-cell>
          <table:table-cell office:value-type="float" office:value="20.705" calcext:value-type="float">
            <text:p>20.705</text:p>
          </table:table-cell>
          <table:table-cell office:value-type="float" office:value="119" calcext:value-type="float">
            <text:p>119</text:p>
          </table:table-cell>
          <table:table-cell office:value-type="float" office:value="78.349998" calcext:value-type="float">
            <text:p>78.349998</text:p>
          </table:table-cell>
          <table:table-cell office:value-type="float" office:value="39.16" calcext:value-type="float">
            <text:p>39.16</text:p>
          </table:table-cell>
          <table:table-cell office:value-type="float" office:value="58.419998" calcext:value-type="float">
            <text:p>58.419998</text:p>
          </table:table-cell>
          <table:table-cell office:value-type="float" office:value="53.25" calcext:value-type="float">
            <text:p>53.25</text:p>
          </table:table-cell>
          <table:table-cell office:value-type="float" office:value="401.190643" calcext:value-type="float">
            <text:p>401.190643</text:p>
          </table:table-cell>
          <table:table-cell office:value-type="float" office:value="269.970001" calcext:value-type="float">
            <text:p>269.970001</text:p>
          </table:table-cell>
          <table:table-cell office:value-type="float" office:value="91.889999" calcext:value-type="float">
            <text:p>91.889999</text:p>
          </table:table-cell>
          <table:table-cell office:value-type="float" office:value="85.300003" calcext:value-type="float">
            <text:p>85.300003</text:p>
          </table:table-cell>
          <table:table-cell office:value-type="float" office:value="44.950001" calcext:value-type="float">
            <text:p>44.950001</text:p>
          </table:table-cell>
        </table:table-row>
        <table:table-row table:style-name="ro1">
          <table:table-cell office:value-type="float" office:value="77.559998" calcext:value-type="float">
            <text:p>77.559998</text:p>
          </table:table-cell>
          <table:table-cell office:value-type="float" office:value="42.240002" calcext:value-type="float">
            <text:p>42.240002</text:p>
          </table:table-cell>
          <table:table-cell office:value-type="float" office:value="74.480003" calcext:value-type="float">
            <text:p>74.480003</text:p>
          </table:table-cell>
          <table:table-cell office:value-type="float" office:value="20.6" calcext:value-type="float">
            <text:p>20.6</text:p>
          </table:table-cell>
          <table:table-cell office:value-type="float" office:value="120.440002" calcext:value-type="float">
            <text:p>120.440002</text:p>
          </table:table-cell>
          <table:table-cell office:value-type="float" office:value="77.540001" calcext:value-type="float">
            <text:p>77.540001</text:p>
          </table:table-cell>
          <table:table-cell office:value-type="float" office:value="39.07" calcext:value-type="float">
            <text:p>39.07</text:p>
          </table:table-cell>
          <table:table-cell office:value-type="float" office:value="59.290001" calcext:value-type="float">
            <text:p>59.290001</text:p>
          </table:table-cell>
          <table:table-cell office:value-type="float" office:value="53.650002" calcext:value-type="float">
            <text:p>53.650002</text:p>
          </table:table-cell>
          <table:table-cell office:value-type="float" office:value="399.029694" calcext:value-type="float">
            <text:p>399.029694</text:p>
          </table:table-cell>
          <table:table-cell office:value-type="float" office:value="254.899994" calcext:value-type="float">
            <text:p>254.899994</text:p>
          </table:table-cell>
          <table:table-cell office:value-type="float" office:value="91.400002" calcext:value-type="float">
            <text:p>91.400002</text:p>
          </table:table-cell>
          <table:table-cell office:value-type="float" office:value="85.019997" calcext:value-type="float">
            <text:p>85.019997</text:p>
          </table:table-cell>
          <table:table-cell office:value-type="float" office:value="45.830002" calcext:value-type="float">
            <text:p>45.830002</text:p>
          </table:table-cell>
        </table:table-row>
        <table:table-row table:style-name="ro1">
          <table:table-cell office:value-type="float" office:value="77.860001" calcext:value-type="float">
            <text:p>77.860001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74.849998" calcext:value-type="float">
            <text:p>74.849998</text:p>
          </table:table-cell>
          <table:table-cell office:value-type="float" office:value="20.584999" calcext:value-type="float">
            <text:p>20.584999</text:p>
          </table:table-cell>
          <table:table-cell office:value-type="float" office:value="121.050003" calcext:value-type="float">
            <text:p>121.050003</text:p>
          </table:table-cell>
          <table:table-cell office:value-type="float" office:value="77.489998" calcext:value-type="float">
            <text:p>77.489998</text:p>
          </table:table-cell>
          <table:table-cell office:value-type="float" office:value="39" calcext:value-type="float">
            <text:p>39</text:p>
          </table:table-cell>
          <table:table-cell office:value-type="float" office:value="59.84" calcext:value-type="float">
            <text:p>59.84</text:p>
          </table:table-cell>
          <table:table-cell office:value-type="float" office:value="53.509998" calcext:value-type="float">
            <text:p>53.509998</text:p>
          </table:table-cell>
          <table:table-cell office:value-type="float" office:value="406.853821" calcext:value-type="float">
            <text:p>406.853821</text:p>
          </table:table-cell>
          <table:table-cell office:value-type="float" office:value="249.369995" calcext:value-type="float">
            <text:p>249.369995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85.389999" calcext:value-type="float">
            <text:p>85.389999</text:p>
          </table:table-cell>
          <table:table-cell office:value-type="float" office:value="45.049999" calcext:value-type="float">
            <text:p>45.049999</text:p>
          </table:table-cell>
        </table:table-row>
        <table:table-row table:style-name="ro1">
          <table:table-cell office:value-type="float" office:value="76.830002" calcext:value-type="float">
            <text:p>76.830002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75.449997" calcext:value-type="float">
            <text:p>75.449997</text:p>
          </table:table-cell>
          <table:table-cell office:value-type="float" office:value="20.615" calcext:value-type="float">
            <text:p>20.615</text:p>
          </table:table-cell>
          <table:table-cell office:value-type="float" office:value="121.25" calcext:value-type="float">
            <text:p>121.25</text:p>
          </table:table-cell>
          <table:table-cell office:value-type="float" office:value="77.07" calcext:value-type="float">
            <text:p>77.07</text:p>
          </table:table-cell>
          <table:table-cell office:value-type="float" office:value="39.07" calcext:value-type="float">
            <text:p>39.07</text:p>
          </table:table-cell>
          <table:table-cell office:value-type="float" office:value="60.150002" calcext:value-type="float">
            <text:p>60.150002</text:p>
          </table:table-cell>
          <table:table-cell office:value-type="float" office:value="53.77" calcext:value-type="float">
            <text:p>53.77</text:p>
          </table:table-cell>
          <table:table-cell office:value-type="float" office:value="408.970032" calcext:value-type="float">
            <text:p>408.970032</text:p>
          </table:table-cell>
          <table:table-cell office:value-type="float" office:value="253.899994" calcext:value-type="float">
            <text:p>253.899994</text:p>
          </table:table-cell>
          <table:table-cell office:value-type="float" office:value="91.080002" calcext:value-type="float">
            <text:p>91.080002</text:p>
          </table:table-cell>
          <table:table-cell office:value-type="float" office:value="84.5" calcext:value-type="float">
            <text:p>84.5</text:p>
          </table:table-cell>
          <table:table-cell office:value-type="float" office:value="45.740002" calcext:value-type="float">
            <text:p>45.740002</text:p>
          </table:table-cell>
        </table:table-row>
        <table:table-row table:style-name="ro1">
          <table:table-cell office:value-type="float" office:value="77.389999" calcext:value-type="float">
            <text:p>77.389999</text:p>
          </table:table-cell>
          <table:table-cell office:value-type="float" office:value="41.66" calcext:value-type="float">
            <text:p>41.66</text:p>
          </table:table-cell>
          <table:table-cell office:value-type="float" office:value="75.650002" calcext:value-type="float">
            <text:p>75.650002</text:p>
          </table:table-cell>
          <table:table-cell office:value-type="float" office:value="20.690001" calcext:value-type="float">
            <text:p>20.690001</text:p>
          </table:table-cell>
          <table:table-cell office:value-type="float" office:value="121" calcext:value-type="float">
            <text:p>121</text:p>
          </table:table-cell>
          <table:table-cell office:value-type="float" office:value="77.290001" calcext:value-type="float">
            <text:p>77.290001</text:p>
          </table:table-cell>
          <table:table-cell office:value-type="float" office:value="38.540001" calcext:value-type="float">
            <text:p>38.540001</text:p>
          </table:table-cell>
          <table:table-cell office:value-type="float" office:value="60.099998" calcext:value-type="float">
            <text:p>60.099998</text:p>
          </table:table-cell>
          <table:table-cell office:value-type="float" office:value="52.490002" calcext:value-type="float">
            <text:p>52.490002</text:p>
          </table:table-cell>
          <table:table-cell office:value-type="float" office:value="407.400269" calcext:value-type="float">
            <text:p>407.400269</text:p>
          </table:table-cell>
          <table:table-cell office:value-type="float" office:value="248.940002" calcext:value-type="float">
            <text:p>248.940002</text:p>
          </table:table-cell>
          <table:table-cell office:value-type="float" office:value="91.239998" calcext:value-type="float">
            <text:p>91.239998</text:p>
          </table:table-cell>
          <table:table-cell office:value-type="float" office:value="84.440002" calcext:value-type="float">
            <text:p>84.440002</text:p>
          </table:table-cell>
          <table:table-cell office:value-type="float" office:value="45.68" calcext:value-type="float">
            <text:p>45.68</text:p>
          </table:table-cell>
        </table:table-row>
        <table:table-row table:style-name="ro1">
          <table:table-cell office:value-type="float" office:value="78.099998" calcext:value-type="float">
            <text:p>78.099998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76.690002" calcext:value-type="float">
            <text:p>76.690002</text:p>
          </table:table-cell>
          <table:table-cell office:value-type="float" office:value="21.105" calcext:value-type="float">
            <text:p>21.105</text:p>
          </table:table-cell>
          <table:table-cell office:value-type="float" office:value="122.690002" calcext:value-type="float">
            <text:p>122.690002</text:p>
          </table:table-cell>
          <table:table-cell office:value-type="float" office:value="78.019997" calcext:value-type="float">
            <text:p>78.019997</text:p>
          </table:table-cell>
          <table:table-cell office:value-type="float" office:value="38.93" calcext:value-type="float">
            <text:p>38.93</text:p>
          </table:table-cell>
          <table:table-cell office:value-type="float" office:value="61.41" calcext:value-type="float">
            <text:p>61.41</text:p>
          </table:table-cell>
          <table:table-cell office:value-type="float" office:value="52.919998" calcext:value-type="float">
            <text:p>52.919998</text:p>
          </table:table-cell>
          <table:table-cell office:value-type="float" office:value="415.775787" calcext:value-type="float">
            <text:p>415.775787</text:p>
          </table:table-cell>
          <table:table-cell office:value-type="float" office:value="256.140015" calcext:value-type="float">
            <text:p>256.140015</text:p>
          </table:table-cell>
          <table:table-cell office:value-type="float" office:value="92.849998" calcext:value-type="float">
            <text:p>92.849998</text:p>
          </table:table-cell>
          <table:table-cell office:value-type="float" office:value="85.580002" calcext:value-type="float">
            <text:p>85.580002</text:p>
          </table:table-cell>
          <table:table-cell office:value-type="float" office:value="44.310001" calcext:value-type="float">
            <text:p>44.310001</text:p>
          </table:table-cell>
        </table:table-row>
        <table:table-row table:style-name="ro1">
          <table:table-cell office:value-type="float" office:value="78.029999" calcext:value-type="float">
            <text:p>78.029999</text:p>
          </table:table-cell>
          <table:table-cell office:value-type="float" office:value="42.290001" calcext:value-type="float">
            <text:p>42.290001</text:p>
          </table:table-cell>
          <table:table-cell office:value-type="float" office:value="77.019997" calcext:value-type="float">
            <text:p>77.019997</text:p>
          </table:table-cell>
          <table:table-cell office:value-type="float" office:value="20.815001" calcext:value-type="float">
            <text:p>20.815001</text:p>
          </table:table-cell>
          <table:table-cell office:value-type="float" office:value="123.32" calcext:value-type="float">
            <text:p>123.32</text:p>
          </table:table-cell>
          <table:table-cell office:value-type="float" office:value="78.110001" calcext:value-type="float">
            <text:p>78.110001</text:p>
          </table:table-cell>
          <table:table-cell office:value-type="float" office:value="38.959999" calcext:value-type="float">
            <text:p>38.959999</text:p>
          </table:table-cell>
          <table:table-cell office:value-type="float" office:value="61.959999" calcext:value-type="float">
            <text:p>61.959999</text:p>
          </table:table-cell>
          <table:table-cell office:value-type="float" office:value="52.57" calcext:value-type="float">
            <text:p>52.57</text:p>
          </table:table-cell>
          <table:table-cell office:value-type="float" office:value="421.389282" calcext:value-type="float">
            <text:p>421.389282</text:p>
          </table:table-cell>
          <table:table-cell office:value-type="float" office:value="258.089996" calcext:value-type="float">
            <text:p>258.089996</text:p>
          </table:table-cell>
          <table:table-cell office:value-type="float" office:value="93.440002" calcext:value-type="float">
            <text:p>93.440002</text:p>
          </table:table-cell>
          <table:table-cell office:value-type="float" office:value="85.779999" calcext:value-type="float">
            <text:p>85.779999</text:p>
          </table:table-cell>
          <table:table-cell office:value-type="float" office:value="44.950001" calcext:value-type="float">
            <text:p>44.950001</text:p>
          </table:table-cell>
        </table:table-row>
        <table:table-row table:style-name="ro1">
          <table:table-cell office:value-type="float" office:value="77.980003" calcext:value-type="float">
            <text:p>77.980003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77.029999" calcext:value-type="float">
            <text:p>77.029999</text:p>
          </table:table-cell>
          <table:table-cell office:value-type="float" office:value="20.715" calcext:value-type="float">
            <text:p>20.715</text:p>
          </table:table-cell>
          <table:table-cell office:value-type="float" office:value="123.349998" calcext:value-type="float">
            <text:p>123.349998</text:p>
          </table:table-cell>
          <table:table-cell office:value-type="float" office:value="77.940002" calcext:value-type="float">
            <text:p>77.940002</text:p>
          </table:table-cell>
          <table:table-cell office:value-type="float" office:value="39.07" calcext:value-type="float">
            <text:p>39.07</text:p>
          </table:table-cell>
          <table:table-cell office:value-type="float" office:value="62.380001" calcext:value-type="float">
            <text:p>62.380001</text:p>
          </table:table-cell>
          <table:table-cell office:value-type="float" office:value="52.220001" calcext:value-type="float">
            <text:p>52.220001</text:p>
          </table:table-cell>
          <table:table-cell office:value-type="float" office:value="428.716614" calcext:value-type="float">
            <text:p>428.716614</text:p>
          </table:table-cell>
          <table:table-cell office:value-type="float" office:value="256.309998" calcext:value-type="float">
            <text:p>256.309998</text:p>
          </table:table-cell>
          <table:table-cell office:value-type="float" office:value="94.309998" calcext:value-type="float">
            <text:p>94.309998</text:p>
          </table:table-cell>
          <table:table-cell office:value-type="float" office:value="84.870003" calcext:value-type="float">
            <text:p>84.870003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77.900002" calcext:value-type="float">
            <text:p>77.900002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77.25" calcext:value-type="float">
            <text:p>77.25</text:p>
          </table:table-cell>
          <table:table-cell office:value-type="float" office:value="20.855" calcext:value-type="float">
            <text:p>20.855</text:p>
          </table:table-cell>
          <table:table-cell office:value-type="float" office:value="122.980003" calcext:value-type="float">
            <text:p>122.980003</text:p>
          </table:table-cell>
          <table:table-cell office:value-type="float" office:value="78.239998" calcext:value-type="float">
            <text:p>78.239998</text:p>
          </table:table-cell>
          <table:table-cell office:value-type="float" office:value="39.099998" calcext:value-type="float">
            <text:p>39.099998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52.830002" calcext:value-type="float">
            <text:p>52.830002</text:p>
          </table:table-cell>
          <table:table-cell office:value-type="float" office:value="425.731018" calcext:value-type="float">
            <text:p>425.731018</text:p>
          </table:table-cell>
          <table:table-cell office:value-type="float" office:value="256.869995" calcext:value-type="float">
            <text:p>256.869995</text:p>
          </table:table-cell>
          <table:table-cell office:value-type="float" office:value="94.309998" calcext:value-type="float">
            <text:p>94.309998</text:p>
          </table:table-cell>
          <table:table-cell office:value-type="float" office:value="85.480003" calcext:value-type="float">
            <text:p>85.480003</text:p>
          </table:table-cell>
          <table:table-cell office:value-type="float" office:value="45.009998" calcext:value-type="float">
            <text:p>45.009998</text:p>
          </table:table-cell>
        </table:table-row>
        <table:table-row table:style-name="ro1">
          <table:table-cell office:value-type="float" office:value="78.57" calcext:value-type="float">
            <text:p>78.57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77.75" calcext:value-type="float">
            <text:p>77.75</text:p>
          </table:table-cell>
          <table:table-cell office:value-type="float" office:value="20.67" calcext:value-type="float">
            <text:p>20.67</text:p>
          </table:table-cell>
          <table:table-cell office:value-type="float" office:value="123.459999" calcext:value-type="float">
            <text:p>123.459999</text:p>
          </table:table-cell>
          <table:table-cell office:value-type="float" office:value="79.07" calcext:value-type="float">
            <text:p>79.07</text:p>
          </table:table-cell>
          <table:table-cell office:value-type="float" office:value="39.450001" calcext:value-type="float">
            <text:p>39.450001</text:p>
          </table:table-cell>
          <table:table-cell office:value-type="float" office:value="62.560001" calcext:value-type="float">
            <text:p>62.560001</text:p>
          </table:table-cell>
          <table:table-cell office:value-type="float" office:value="53.02" calcext:value-type="float">
            <text:p>53.02</text:p>
          </table:table-cell>
          <table:table-cell office:value-type="float" office:value="432.606323" calcext:value-type="float">
            <text:p>432.606323</text:p>
          </table:table-cell>
          <table:table-cell office:value-type="float" office:value="258.730011" calcext:value-type="float">
            <text:p>258.730011</text:p>
          </table:table-cell>
          <table:table-cell office:value-type="float" office:value="94.07" calcext:value-type="float">
            <text:p>94.07</text:p>
          </table:table-cell>
          <table:table-cell office:value-type="float" office:value="85.449997" calcext:value-type="float">
            <text:p>85.449997</text:p>
          </table:table-cell>
          <table:table-cell office:value-type="float" office:value="43.34" calcext:value-type="float">
            <text:p>43.34</text:p>
          </table:table-cell>
        </table:table-row>
        <table:table-row table:style-name="ro1">
          <table:table-cell office:value-type="float" office:value="78.410004" calcext:value-type="float">
            <text:p>78.410004</text:p>
          </table:table-cell>
          <table:table-cell office:value-type="float" office:value="42.110001" calcext:value-type="float">
            <text:p>42.110001</text:p>
          </table:table-cell>
          <table:table-cell office:value-type="float" office:value="77.690002" calcext:value-type="float">
            <text:p>77.690002</text:p>
          </table:table-cell>
          <table:table-cell office:value-type="float" office:value="20.66" calcext:value-type="float">
            <text:p>20.66</text:p>
          </table:table-cell>
          <table:table-cell office:value-type="float" office:value="123.379997" calcext:value-type="float">
            <text:p>123.379997</text:p>
          </table:table-cell>
          <table:table-cell office:value-type="float" office:value="78.949997" calcext:value-type="float">
            <text:p>78.949997</text:p>
          </table:table-cell>
          <table:table-cell office:value-type="float" office:value="39.41" calcext:value-type="float">
            <text:p>39.41</text:p>
          </table:table-cell>
          <table:table-cell office:value-type="float" office:value="62.439999" calcext:value-type="float">
            <text:p>62.439999</text:p>
          </table:table-cell>
          <table:table-cell office:value-type="float" office:value="52.790001" calcext:value-type="float">
            <text:p>52.790001</text:p>
          </table:table-cell>
          <table:table-cell office:value-type="float" office:value="434.826874" calcext:value-type="float">
            <text:p>434.826874</text:p>
          </table:table-cell>
          <table:table-cell office:value-type="float" office:value="260.880005" calcext:value-type="float">
            <text:p>260.880005</text:p>
          </table:table-cell>
          <table:table-cell office:value-type="float" office:value="94.75" calcext:value-type="float">
            <text:p>94.75</text:p>
          </table:table-cell>
          <table:table-cell office:value-type="float" office:value="85.290001" calcext:value-type="float">
            <text:p>85.290001</text:p>
          </table:table-cell>
          <table:table-cell office:value-type="float" office:value="44.209999" calcext:value-type="float">
            <text:p>44.209999</text:p>
          </table:table-cell>
        </table:table-row>
        <table:table-row table:style-name="ro1">
          <table:table-cell office:value-type="float" office:value="78.510002" calcext:value-type="float">
            <text:p>78.510002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77.720001" calcext:value-type="float">
            <text:p>77.720001</text:p>
          </table:table-cell>
          <table:table-cell office:value-type="float" office:value="20.76" calcext:value-type="float">
            <text:p>20.76</text:p>
          </table:table-cell>
          <table:table-cell office:value-type="float" office:value="122.900002" calcext:value-type="float">
            <text:p>122.900002</text:p>
          </table:table-cell>
          <table:table-cell office:value-type="float" office:value="78.489998" calcext:value-type="float">
            <text:p>78.489998</text:p>
          </table:table-cell>
          <table:table-cell office:value-type="float" office:value="39.450001" calcext:value-type="float">
            <text:p>39.450001</text:p>
          </table:table-cell>
          <table:table-cell office:value-type="float" office:value="62.110001" calcext:value-type="float">
            <text:p>62.110001</text:p>
          </table:table-cell>
          <table:table-cell office:value-type="float" office:value="52.830002" calcext:value-type="float">
            <text:p>52.830002</text:p>
          </table:table-cell>
          <table:table-cell office:value-type="float" office:value="436.605316" calcext:value-type="float">
            <text:p>436.605316</text:p>
          </table:table-cell>
          <table:table-cell office:value-type="float" office:value="262.769989" calcext:value-type="float">
            <text:p>262.769989</text:p>
          </table:table-cell>
          <table:table-cell office:value-type="float" office:value="94.120003" calcext:value-type="float">
            <text:p>94.120003</text:p>
          </table:table-cell>
          <table:table-cell office:value-type="float" office:value="85.559998" calcext:value-type="float">
            <text:p>85.559998</text:p>
          </table:table-cell>
          <table:table-cell office:value-type="float" office:value="44.790001" calcext:value-type="float">
            <text:p>44.790001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42.18" calcext:value-type="float">
            <text:p>42.18</text:p>
          </table:table-cell>
          <table:table-cell office:value-type="float" office:value="77.779999" calcext:value-type="float">
            <text:p>77.779999</text:p>
          </table:table-cell>
          <table:table-cell office:value-type="float" office:value="21.040001" calcext:value-type="float">
            <text:p>21.040001</text:p>
          </table:table-cell>
          <table:table-cell office:value-type="float" office:value="122.919998" calcext:value-type="float">
            <text:p>122.919998</text:p>
          </table:table-cell>
          <table:table-cell office:value-type="float" office:value="79.150002" calcext:value-type="float">
            <text:p>79.150002</text:p>
          </table:table-cell>
          <table:table-cell office:value-type="float" office:value="39.59" calcext:value-type="float">
            <text:p>39.59</text:p>
          </table:table-cell>
          <table:table-cell office:value-type="float" office:value="62.02" calcext:value-type="float">
            <text:p>62.02</text:p>
          </table:table-cell>
          <table:table-cell office:value-type="float" office:value="52.5" calcext:value-type="float">
            <text:p>52.5</text:p>
          </table:table-cell>
          <table:table-cell office:value-type="float" office:value="435.914795" calcext:value-type="float">
            <text:p>435.914795</text:p>
          </table:table-cell>
          <table:table-cell office:value-type="float" office:value="264.5" calcext:value-type="float">
            <text:p>264.5</text:p>
          </table:table-cell>
          <table:table-cell office:value-type="float" office:value="94.919998" calcext:value-type="float">
            <text:p>94.919998</text:p>
          </table:table-cell>
          <table:table-cell office:value-type="float" office:value="85.760002" calcext:value-type="float">
            <text:p>85.760002</text:p>
          </table:table-cell>
          <table:table-cell office:value-type="float" office:value="44.09" calcext:value-type="float">
            <text:p>44.09</text:p>
          </table:table-cell>
        </table:table-row>
        <table:table-row table:style-name="ro1">
          <table:table-cell office:value-type="float" office:value="79.470001" calcext:value-type="float">
            <text:p>79.470001</text:p>
          </table:table-cell>
          <table:table-cell office:value-type="float" office:value="42.5" calcext:value-type="float">
            <text:p>42.5</text:p>
          </table:table-cell>
          <table:table-cell office:value-type="float" office:value="78.529999" calcext:value-type="float">
            <text:p>78.529999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123.730003" calcext:value-type="float">
            <text:p>123.730003</text:p>
          </table:table-cell>
          <table:table-cell office:value-type="float" office:value="79.459999" calcext:value-type="float">
            <text:p>79.459999</text:p>
          </table:table-cell>
          <table:table-cell office:value-type="float" office:value="39.939999" calcext:value-type="float">
            <text:p>39.939999</text:p>
          </table:table-cell>
          <table:table-cell office:value-type="float" office:value="62.84" calcext:value-type="float">
            <text:p>62.84</text:p>
          </table:table-cell>
          <table:table-cell office:value-type="float" office:value="53.150002" calcext:value-type="float">
            <text:p>53.150002</text:p>
          </table:table-cell>
          <table:table-cell office:value-type="float" office:value="444.856628" calcext:value-type="float">
            <text:p>444.856628</text:p>
          </table:table-cell>
          <table:table-cell office:value-type="float" office:value="267.070007" calcext:value-type="float">
            <text:p>267.070007</text:p>
          </table:table-cell>
          <table:table-cell office:value-type="float" office:value="95.690002" calcext:value-type="float">
            <text:p>95.690002</text:p>
          </table:table-cell>
          <table:table-cell office:value-type="float" office:value="86.940002" calcext:value-type="float">
            <text:p>86.940002</text:p>
          </table:table-cell>
          <table:table-cell office:value-type="float" office:value="45.720001" calcext:value-type="float">
            <text:p>45.720001</text:p>
          </table:table-cell>
        </table:table-row>
        <table:table-row table:style-name="ro1">
          <table:table-cell office:value-type="float" office:value="80.489998" calcext:value-type="float">
            <text:p>80.489998</text:p>
          </table:table-cell>
          <table:table-cell office:value-type="float" office:value="42.91" calcext:value-type="float">
            <text:p>42.91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21.455" calcext:value-type="float">
            <text:p>21.455</text:p>
          </table:table-cell>
          <table:table-cell office:value-type="float" office:value="122.739998" calcext:value-type="float">
            <text:p>122.739998</text:p>
          </table:table-cell>
          <table:table-cell office:value-type="float" office:value="79.169998" calcext:value-type="float">
            <text:p>79.169998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62.369999" calcext:value-type="float">
            <text:p>62.369999</text:p>
          </table:table-cell>
          <table:table-cell office:value-type="float" office:value="53.540001" calcext:value-type="float">
            <text:p>53.540001</text:p>
          </table:table-cell>
          <table:table-cell office:value-type="float" office:value="456.530701" calcext:value-type="float">
            <text:p>456.530701</text:p>
          </table:table-cell>
          <table:table-cell office:value-type="float" office:value="265.959991" calcext:value-type="float">
            <text:p>265.959991</text:p>
          </table:table-cell>
          <table:table-cell office:value-type="float" office:value="96.889999" calcext:value-type="float">
            <text:p>96.889999</text:p>
          </table:table-cell>
          <table:table-cell office:value-type="float" office:value="87.330002" calcext:value-type="float">
            <text:p>87.330002</text:p>
          </table:table-cell>
          <table:table-cell office:value-type="float" office:value="46.060001" calcext:value-type="float">
            <text:p>46.060001</text:p>
          </table:table-cell>
        </table:table-row>
        <table:table-row table:style-name="ro1">
          <table:table-cell office:value-type="float" office:value="79.910004" calcext:value-type="float">
            <text:p>79.910004</text:p>
          </table:table-cell>
          <table:table-cell office:value-type="float" office:value="43.049999" calcext:value-type="float">
            <text:p>43.049999</text:p>
          </table:table-cell>
          <table:table-cell office:value-type="float" office:value="80.239998" calcext:value-type="float">
            <text:p>80.239998</text:p>
          </table:table-cell>
          <table:table-cell office:value-type="float" office:value="21.309999" calcext:value-type="float">
            <text:p>21.309999</text:p>
          </table:table-cell>
          <table:table-cell office:value-type="float" office:value="122.739998" calcext:value-type="float">
            <text:p>122.739998</text:p>
          </table:table-cell>
          <table:table-cell office:value-type="float" office:value="77.550003" calcext:value-type="float">
            <text:p>77.550003</text:p>
          </table:table-cell>
          <table:table-cell office:value-type="float" office:value="39.919998" calcext:value-type="float">
            <text:p>39.919998</text:p>
          </table:table-cell>
          <table:table-cell office:value-type="float" office:value="62.389999" calcext:value-type="float">
            <text:p>62.389999</text:p>
          </table:table-cell>
          <table:table-cell office:value-type="float" office:value="53.470001" calcext:value-type="float">
            <text:p>53.470001</text:p>
          </table:table-cell>
          <table:table-cell office:value-type="float" office:value="452.069733" calcext:value-type="float">
            <text:p>452.069733</text:p>
          </table:table-cell>
          <table:table-cell office:value-type="float" office:value="265.829987" calcext:value-type="float">
            <text:p>265.829987</text:p>
          </table:table-cell>
          <table:table-cell office:value-type="float" office:value="97.019997" calcext:value-type="float">
            <text:p>97.019997</text:p>
          </table:table-cell>
          <table:table-cell office:value-type="float" office:value="87.470001" calcext:value-type="float">
            <text:p>87.470001</text:p>
          </table:table-cell>
          <table:table-cell office:value-type="float" office:value="46.029999" calcext:value-type="float">
            <text:p>46.029999</text:p>
          </table:table-cell>
        </table:table-row>
        <table:table-row table:style-name="ro1">
          <table:table-cell office:value-type="float" office:value="79.980003" calcext:value-type="float">
            <text:p>79.980003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82.220001" calcext:value-type="float">
            <text:p>82.220001</text:p>
          </table:table-cell>
          <table:table-cell office:value-type="float" office:value="21.375" calcext:value-type="float">
            <text:p>21.375</text:p>
          </table:table-cell>
          <table:table-cell office:value-type="float" office:value="123.43" calcext:value-type="float">
            <text:p>123.43</text:p>
          </table:table-cell>
          <table:table-cell office:value-type="float" office:value="78.019997" calcext:value-type="float">
            <text:p>78.019997</text:p>
          </table:table-cell>
          <table:table-cell office:value-type="float" office:value="40.48" calcext:value-type="float">
            <text:p>40.48</text:p>
          </table:table-cell>
          <table:table-cell office:value-type="float" office:value="63.299999" calcext:value-type="float">
            <text:p>63.299999</text:p>
          </table:table-cell>
          <table:table-cell office:value-type="float" office:value="53.290001" calcext:value-type="float">
            <text:p>53.290001</text:p>
          </table:table-cell>
          <table:table-cell office:value-type="float" office:value="449.575928" calcext:value-type="float">
            <text:p>449.575928</text:p>
          </table:table-cell>
          <table:table-cell office:value-type="float" office:value="269" calcext:value-type="float">
            <text:p>269</text:p>
          </table:table-cell>
          <table:table-cell office:value-type="float" office:value="99.120003" calcext:value-type="float">
            <text:p>99.120003</text:p>
          </table:table-cell>
          <table:table-cell office:value-type="float" office:value="88.099998" calcext:value-type="float">
            <text:p>88.099998</text:p>
          </table:table-cell>
          <table:table-cell office:value-type="float" office:value="47.119999" calcext:value-type="float">
            <text:p>47.119999</text:p>
          </table:table-cell>
        </table:table-row>
        <table:table-row table:style-name="ro1">
          <table:table-cell office:value-type="float" office:value="79.169998" calcext:value-type="float">
            <text:p>79.169998</text:p>
          </table:table-cell>
          <table:table-cell office:value-type="float" office:value="42.48" calcext:value-type="float">
            <text:p>42.48</text:p>
          </table:table-cell>
          <table:table-cell office:value-type="float" office:value="81.580002" calcext:value-type="float">
            <text:p>81.580002</text:p>
          </table:table-cell>
          <table:table-cell office:value-type="float" office:value="21.254999" calcext:value-type="float">
            <text:p>21.254999</text:p>
          </table:table-cell>
          <table:table-cell office:value-type="float" office:value="124.839996" calcext:value-type="float">
            <text:p>124.839996</text:p>
          </table:table-cell>
          <table:table-cell office:value-type="float" office:value="76.970001" calcext:value-type="float">
            <text:p>76.970001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64.25" calcext:value-type="float">
            <text:p>64.25</text:p>
          </table:table-cell>
          <table:table-cell office:value-type="float" office:value="52.68" calcext:value-type="float">
            <text:p>52.68</text:p>
          </table:table-cell>
          <table:table-cell office:value-type="float" office:value="451.076172" calcext:value-type="float">
            <text:p>451.076172</text:p>
          </table:table-cell>
          <table:table-cell office:value-type="float" office:value="268.73999" calcext:value-type="float">
            <text:p>268.73999</text:p>
          </table:table-cell>
          <table:table-cell office:value-type="float" office:value="98.589996" calcext:value-type="float">
            <text:p>98.589996</text:p>
          </table:table-cell>
          <table:table-cell office:value-type="float" office:value="87.940002" calcext:value-type="float">
            <text:p>87.940002</text:p>
          </table:table-cell>
          <table:table-cell office:value-type="float" office:value="46.189999" calcext:value-type="float">
            <text:p>46.189999</text:p>
          </table:table-cell>
        </table:table-row>
        <table:table-row table:style-name="ro1">
          <table:table-cell office:value-type="float" office:value="78.839996" calcext:value-type="float">
            <text:p>78.839996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81.5" calcext:value-type="float">
            <text:p>81.5</text:p>
          </table:table-cell>
          <table:table-cell office:value-type="float" office:value="21.295" calcext:value-type="float">
            <text:p>21.295</text:p>
          </table:table-cell>
          <table:table-cell office:value-type="float" office:value="125.910004" calcext:value-type="float">
            <text:p>125.910004</text:p>
          </table:table-cell>
          <table:table-cell office:value-type="float" office:value="76.779999" calcext:value-type="float">
            <text:p>76.779999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63.540001" calcext:value-type="float">
            <text:p>63.540001</text:p>
          </table:table-cell>
          <table:table-cell office:value-type="float" office:value="51.900002" calcext:value-type="float">
            <text:p>51.900002</text:p>
          </table:table-cell>
          <table:table-cell office:value-type="float" office:value="448.363831" calcext:value-type="float">
            <text:p>448.363831</text:p>
          </table:table-cell>
          <table:table-cell office:value-type="float" office:value="267.390015" calcext:value-type="float">
            <text:p>267.390015</text:p>
          </table:table-cell>
          <table:table-cell office:value-type="float" office:value="98.860001" calcext:value-type="float">
            <text:p>98.860001</text:p>
          </table:table-cell>
          <table:table-cell office:value-type="float" office:value="88.699997" calcext:value-type="float">
            <text:p>88.699997</text:p>
          </table:table-cell>
          <table:table-cell office:value-type="float" office:value="46.459999" calcext:value-type="float">
            <text:p>46.459999</text:p>
          </table:table-cell>
        </table:table-row>
        <table:table-row table:style-name="ro1">
          <table:table-cell office:value-type="float" office:value="78.269997" calcext:value-type="float">
            <text:p>78.269997</text:p>
          </table:table-cell>
          <table:table-cell office:value-type="float" office:value="41.93" calcext:value-type="float">
            <text:p>41.93</text:p>
          </table:table-cell>
          <table:table-cell office:value-type="float" office:value="79.779999" calcext:value-type="float">
            <text:p>79.779999</text:p>
          </table:table-cell>
          <table:table-cell office:value-type="float" office:value="20.934999" calcext:value-type="float">
            <text:p>20.934999</text:p>
          </table:table-cell>
          <table:table-cell office:value-type="float" office:value="124.209999" calcext:value-type="float">
            <text:p>124.209999</text:p>
          </table:table-cell>
          <table:table-cell office:value-type="float" office:value="73.370003" calcext:value-type="float">
            <text:p>73.370003</text:p>
          </table:table-cell>
          <table:table-cell office:value-type="float" office:value="40.59" calcext:value-type="float">
            <text:p>40.59</text:p>
          </table:table-cell>
          <table:table-cell office:value-type="float" office:value="62.029999" calcext:value-type="float">
            <text:p>62.029999</text:p>
          </table:table-cell>
          <table:table-cell office:value-type="float" office:value="51.07" calcext:value-type="float">
            <text:p>51.07</text:p>
          </table:table-cell>
          <table:table-cell office:value-type="float" office:value="435.666412" calcext:value-type="float">
            <text:p>435.666412</text:p>
          </table:table-cell>
          <table:table-cell office:value-type="float" office:value="260.48999" calcext:value-type="float">
            <text:p>260.48999</text:p>
          </table:table-cell>
          <table:table-cell office:value-type="float" office:value="97.18" calcext:value-type="float">
            <text:p>97.18</text:p>
          </table:table-cell>
          <table:table-cell office:value-type="float" office:value="87.110001" calcext:value-type="float">
            <text:p>87.110001</text:p>
          </table:table-cell>
          <table:table-cell office:value-type="float" office:value="46.119999" calcext:value-type="float">
            <text:p>46.119999</text:p>
          </table:table-cell>
        </table:table-row>
        <table:table-row table:style-name="ro1">
          <table:table-cell office:value-type="float" office:value="81.879997" calcext:value-type="float">
            <text:p>81.879997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80.300003" calcext:value-type="float">
            <text:p>80.300003</text:p>
          </table:table-cell>
          <table:table-cell office:value-type="float" office:value="20.58" calcext:value-type="float">
            <text:p>20.58</text:p>
          </table:table-cell>
          <table:table-cell office:value-type="float" office:value="124.5" calcext:value-type="float">
            <text:p>124.5</text:p>
          </table:table-cell>
          <table:table-cell office:value-type="float" office:value="73.18" calcext:value-type="float">
            <text:p>73.18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62.540001" calcext:value-type="float">
            <text:p>62.540001</text:p>
          </table:table-cell>
          <table:table-cell office:value-type="float" office:value="51.59" calcext:value-type="float">
            <text:p>51.59</text:p>
          </table:table-cell>
          <table:table-cell office:value-type="float" office:value="434.802032" calcext:value-type="float">
            <text:p>434.802032</text:p>
          </table:table-cell>
          <table:table-cell office:value-type="float" office:value="259.850006" calcext:value-type="float">
            <text:p>259.850006</text:p>
          </table:table-cell>
          <table:table-cell office:value-type="float" office:value="99.75" calcext:value-type="float">
            <text:p>99.75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82.050003" calcext:value-type="float">
            <text:p>82.050003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81.650002" calcext:value-type="float">
            <text:p>81.650002</text:p>
          </table:table-cell>
          <table:table-cell office:value-type="float" office:value="20.91" calcext:value-type="float">
            <text:p>20.91</text:p>
          </table:table-cell>
          <table:table-cell office:value-type="float" office:value="126.389999" calcext:value-type="float">
            <text:p>126.389999</text:p>
          </table:table-cell>
          <table:table-cell office:value-type="float" office:value="74.510002" calcext:value-type="float">
            <text:p>74.510002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63.240002" calcext:value-type="float">
            <text:p>63.240002</text:p>
          </table:table-cell>
          <table:table-cell office:value-type="float" office:value="51.77" calcext:value-type="float">
            <text:p>51.77</text:p>
          </table:table-cell>
          <table:table-cell office:value-type="float" office:value="438.895416" calcext:value-type="float">
            <text:p>438.895416</text:p>
          </table:table-cell>
          <table:table-cell office:value-type="float" office:value="266.480011" calcext:value-type="float">
            <text:p>266.480011</text:p>
          </table:table-cell>
          <table:table-cell office:value-type="float" office:value="100.849998" calcext:value-type="float">
            <text:p>100.849998</text:p>
          </table:table-cell>
          <table:table-cell office:value-type="float" office:value="87.540001" calcext:value-type="float">
            <text:p>87.540001</text:p>
          </table:table-cell>
          <table:table-cell office:value-type="float" office:value="45.889999" calcext:value-type="float">
            <text:p>45.889999</text:p>
          </table:table-cell>
        </table:table-row>
        <table:table-row table:style-name="ro1">
          <table:table-cell office:value-type="float" office:value="80.160004" calcext:value-type="float">
            <text:p>80.160004</text:p>
          </table:table-cell>
          <table:table-cell office:value-type="float" office:value="42.34" calcext:value-type="float">
            <text:p>42.34</text:p>
          </table:table-cell>
          <table:table-cell office:value-type="float" office:value="81.540001" calcext:value-type="float">
            <text:p>81.540001</text:p>
          </table:table-cell>
          <table:table-cell office:value-type="float" office:value="20.93" calcext:value-type="float">
            <text:p>20.93</text:p>
          </table:table-cell>
          <table:table-cell office:value-type="float" office:value="126.07" calcext:value-type="float">
            <text:p>126.07</text:p>
          </table:table-cell>
          <table:table-cell office:value-type="float" office:value="72.809998" calcext:value-type="float">
            <text:p>72.809998</text:p>
          </table:table-cell>
          <table:table-cell office:value-type="float" office:value="40.259998" calcext:value-type="float">
            <text:p>40.259998</text:p>
          </table:table-cell>
          <table:table-cell office:value-type="float" office:value="62.490002" calcext:value-type="float">
            <text:p>62.490002</text:p>
          </table:table-cell>
          <table:table-cell office:value-type="float" office:value="50.27" calcext:value-type="float">
            <text:p>50.27</text:p>
          </table:table-cell>
          <table:table-cell office:value-type="float" office:value="435.025574" calcext:value-type="float">
            <text:p>435.025574</text:p>
          </table:table-cell>
          <table:table-cell office:value-type="float" office:value="265.459991" calcext:value-type="float">
            <text:p>265.459991</text:p>
          </table:table-cell>
          <table:table-cell office:value-type="float" office:value="99.559998" calcext:value-type="float">
            <text:p>99.559998</text:p>
          </table:table-cell>
          <table:table-cell office:value-type="float" office:value="87.080002" calcext:value-type="float">
            <text:p>87.080002</text:p>
          </table:table-cell>
          <table:table-cell office:value-type="float" office:value="44.889999" calcext:value-type="float">
            <text:p>44.889999</text:p>
          </table:table-cell>
        </table:table-row>
        <table:table-row table:style-name="ro1">
          <table:table-cell office:value-type="float" office:value="78.900002" calcext:value-type="float">
            <text:p>78.900002</text:p>
          </table:table-cell>
          <table:table-cell office:value-type="float" office:value="41.490002" calcext:value-type="float">
            <text:p>41.490002</text:p>
          </table:table-cell>
          <table:table-cell office:value-type="float" office:value="82.690002" calcext:value-type="float">
            <text:p>82.690002</text:p>
          </table:table-cell>
          <table:table-cell office:value-type="float" office:value="20.42" calcext:value-type="float">
            <text:p>20.42</text:p>
          </table:table-cell>
          <table:table-cell office:value-type="float" office:value="125.230003" calcext:value-type="float">
            <text:p>125.230003</text:p>
          </table:table-cell>
          <table:table-cell office:value-type="float" office:value="71.940002" calcext:value-type="float">
            <text:p>71.940002</text:p>
          </table:table-cell>
          <table:table-cell office:value-type="float" office:value="39.540001" calcext:value-type="float">
            <text:p>39.540001</text:p>
          </table:table-cell>
          <table:table-cell office:value-type="float" office:value="62.580002" calcext:value-type="float">
            <text:p>62.580002</text:p>
          </table:table-cell>
          <table:table-cell office:value-type="float" office:value="49.48" calcext:value-type="float">
            <text:p>49.48</text:p>
          </table:table-cell>
          <table:table-cell office:value-type="float" office:value="432.149292" calcext:value-type="float">
            <text:p>432.149292</text:p>
          </table:table-cell>
          <table:table-cell office:value-type="float" office:value="265.709991" calcext:value-type="float">
            <text:p>265.709991</text:p>
          </table:table-cell>
          <table:table-cell office:value-type="float" office:value="99.290001" calcext:value-type="float">
            <text:p>99.290001</text:p>
          </table:table-cell>
          <table:table-cell office:value-type="float" office:value="85.709999" calcext:value-type="float">
            <text:p>85.709999</text:p>
          </table:table-cell>
          <table:table-cell office:value-type="float" office:value="44.07" calcext:value-type="float">
            <text:p>44.07</text:p>
          </table:table-cell>
        </table:table-row>
        <table:table-row table:style-name="ro1">
          <table:table-cell office:value-type="float" office:value="78.790001" calcext:value-type="float">
            <text:p>78.790001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3.18" calcext:value-type="float">
            <text:p>83.18</text:p>
          </table:table-cell>
          <table:table-cell office:value-type="float" office:value="20.190001" calcext:value-type="float">
            <text:p>20.190001</text:p>
          </table:table-cell>
          <table:table-cell office:value-type="float" office:value="124.639999" calcext:value-type="float">
            <text:p>124.639999</text:p>
          </table:table-cell>
          <table:table-cell office:value-type="float" office:value="71.669998" calcext:value-type="float">
            <text:p>71.669998</text:p>
          </table:table-cell>
          <table:table-cell office:value-type="float" office:value="38.959999" calcext:value-type="float">
            <text:p>38.959999</text:p>
          </table:table-cell>
          <table:table-cell office:value-type="float" office:value="62.119999" calcext:value-type="float">
            <text:p>62.119999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431.255096" calcext:value-type="float">
            <text:p>431.255096</text:p>
          </table:table-cell>
          <table:table-cell office:value-type="float" office:value="266" calcext:value-type="float">
            <text:p>266</text:p>
          </table:table-cell>
          <table:table-cell office:value-type="float" office:value="100.209999" calcext:value-type="float">
            <text:p>100.209999</text:p>
          </table:table-cell>
          <table:table-cell office:value-type="float" office:value="85.68" calcext:value-type="float">
            <text:p>85.68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1">
          <table:table-cell office:value-type="float" office:value="76.870003" calcext:value-type="float">
            <text:p>76.870003</text:p>
          </table:table-cell>
          <table:table-cell office:value-type="float" office:value="39.950001" calcext:value-type="float">
            <text:p>39.950001</text:p>
          </table:table-cell>
          <table:table-cell office:value-type="float" office:value="82.480003" calcext:value-type="float">
            <text:p>82.480003</text:p>
          </table:table-cell>
          <table:table-cell office:value-type="float" office:value="19.865" calcext:value-type="float">
            <text:p>19.865</text:p>
          </table:table-cell>
          <table:table-cell office:value-type="float" office:value="122.349998" calcext:value-type="float">
            <text:p>122.349998</text:p>
          </table:table-cell>
          <table:table-cell office:value-type="float" office:value="71.25" calcext:value-type="float">
            <text:p>71.25</text:p>
          </table:table-cell>
          <table:table-cell office:value-type="float" office:value="38.009998" calcext:value-type="float">
            <text:p>38.009998</text:p>
          </table:table-cell>
          <table:table-cell office:value-type="float" office:value="61.580002" calcext:value-type="float">
            <text:p>61.580002</text:p>
          </table:table-cell>
          <table:table-cell office:value-type="float" office:value="48.43" calcext:value-type="float">
            <text:p>48.43</text:p>
          </table:table-cell>
          <table:table-cell office:value-type="float" office:value="433.679321" calcext:value-type="float">
            <text:p>433.679321</text:p>
          </table:table-cell>
          <table:table-cell office:value-type="float" office:value="268.959991" calcext:value-type="float">
            <text:p>268.959991</text:p>
          </table:table-cell>
          <table:table-cell office:value-type="float" office:value="99.360001" calcext:value-type="float">
            <text:p>99.360001</text:p>
          </table:table-cell>
          <table:table-cell office:value-type="float" office:value="84.279999" calcext:value-type="float">
            <text:p>84.279999</text:p>
          </table:table-cell>
          <table:table-cell office:value-type="float" office:value="42.880001" calcext:value-type="float">
            <text:p>42.880001</text:p>
          </table:table-cell>
        </table:table-row>
        <table:table-row table:style-name="ro1">
          <table:table-cell office:value-type="float" office:value="77.709999" calcext:value-type="float">
            <text:p>77.709999</text:p>
          </table:table-cell>
          <table:table-cell office:value-type="float" office:value="41.59" calcext:value-type="float">
            <text:p>41.59</text:p>
          </table:table-cell>
          <table:table-cell office:value-type="float" office:value="82.860001" calcext:value-type="float">
            <text:p>82.860001</text:p>
          </table:table-cell>
          <table:table-cell office:value-type="float" office:value="19.889999" calcext:value-type="float">
            <text:p>19.889999</text:p>
          </table:table-cell>
          <table:table-cell office:value-type="float" office:value="122.82" calcext:value-type="float">
            <text:p>122.82</text:p>
          </table:table-cell>
          <table:table-cell office:value-type="float" office:value="70.879997" calcext:value-type="float">
            <text:p>70.879997</text:p>
          </table:table-cell>
          <table:table-cell office:value-type="float" office:value="38.27" calcext:value-type="float">
            <text:p>38.27</text:p>
          </table:table-cell>
          <table:table-cell office:value-type="float" office:value="61.889999" calcext:value-type="float">
            <text:p>61.889999</text:p>
          </table:table-cell>
          <table:table-cell office:value-type="float" office:value="48.66" calcext:value-type="float">
            <text:p>48.66</text:p>
          </table:table-cell>
          <table:table-cell office:value-type="float" office:value="431.120972" calcext:value-type="float">
            <text:p>431.120972</text:p>
          </table:table-cell>
          <table:table-cell office:value-type="float" office:value="267" calcext:value-type="float">
            <text:p>267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84.720001" calcext:value-type="float">
            <text:p>84.720001</text:p>
          </table:table-cell>
          <table:table-cell office:value-type="float" office:value="43.419998" calcext:value-type="float">
            <text:p>43.419998</text:p>
          </table:table-cell>
        </table:table-row>
        <table:table-row table:style-name="ro1">
          <table:table-cell office:value-type="float" office:value="77.080002" calcext:value-type="float">
            <text:p>77.080002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82.129997" calcext:value-type="float">
            <text:p>82.129997</text:p>
          </table:table-cell>
          <table:table-cell office:value-type="float" office:value="19.83" calcext:value-type="float">
            <text:p>19.83</text:p>
          </table:table-cell>
          <table:table-cell office:value-type="float" office:value="122.339996" calcext:value-type="float">
            <text:p>122.339996</text:p>
          </table:table-cell>
          <table:table-cell office:value-type="float" office:value="69.75" calcext:value-type="float">
            <text:p>69.75</text:p>
          </table:table-cell>
          <table:table-cell office:value-type="float" office:value="37.740002" calcext:value-type="float">
            <text:p>37.740002</text:p>
          </table:table-cell>
          <table:table-cell office:value-type="float" office:value="61.959999" calcext:value-type="float">
            <text:p>61.959999</text:p>
          </table:table-cell>
          <table:table-cell office:value-type="float" office:value="48.91" calcext:value-type="float">
            <text:p>48.91</text:p>
          </table:table-cell>
          <table:table-cell office:value-type="float" office:value="428.468231" calcext:value-type="float">
            <text:p>428.468231</text:p>
          </table:table-cell>
          <table:table-cell office:value-type="float" office:value="265.809998" calcext:value-type="float">
            <text:p>265.809998</text:p>
          </table:table-cell>
          <table:table-cell office:value-type="float" office:value="99.339996" calcext:value-type="float">
            <text:p>99.339996</text:p>
          </table:table-cell>
          <table:table-cell office:value-type="float" office:value="83.910004" calcext:value-type="float">
            <text:p>83.910004</text:p>
          </table:table-cell>
          <table:table-cell office:value-type="float" office:value="43.490002" calcext:value-type="float">
            <text:p>43.490002</text:p>
          </table:table-cell>
        </table:table-row>
        <table:table-row table:style-name="ro1">
          <table:table-cell office:value-type="float" office:value="76.559998" calcext:value-type="float">
            <text:p>76.559998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19.49" calcext:value-type="float">
            <text:p>19.49</text:p>
          </table:table-cell>
          <table:table-cell office:value-type="float" office:value="121.269997" calcext:value-type="float">
            <text:p>121.269997</text:p>
          </table:table-cell>
          <table:table-cell office:value-type="float" office:value="69.760002" calcext:value-type="float">
            <text:p>69.760002</text:p>
          </table:table-cell>
          <table:table-cell office:value-type="float" office:value="37.880001" calcext:value-type="float">
            <text:p>37.880001</text:p>
          </table:table-cell>
          <table:table-cell office:value-type="float" office:value="61.509998" calcext:value-type="float">
            <text:p>61.509998</text:p>
          </table:table-cell>
          <table:table-cell office:value-type="float" office:value="48.299999" calcext:value-type="float">
            <text:p>48.299999</text:p>
          </table:table-cell>
          <table:table-cell office:value-type="float" office:value="429.357452" calcext:value-type="float">
            <text:p>429.357452</text:p>
          </table:table-cell>
          <table:table-cell office:value-type="float" office:value="267.75" calcext:value-type="float">
            <text:p>267.75</text:p>
          </table:table-cell>
          <table:table-cell office:value-type="float" office:value="98.650002" calcext:value-type="float">
            <text:p>98.650002</text:p>
          </table:table-cell>
          <table:table-cell office:value-type="float" office:value="83.589996" calcext:value-type="float">
            <text:p>83.589996</text:p>
          </table:table-cell>
          <table:table-cell office:value-type="float" office:value="43.220001" calcext:value-type="float">
            <text:p>43.220001</text:p>
          </table:table-cell>
        </table:table-row>
        <table:table-row table:style-name="ro1">
          <table:table-cell office:value-type="float" office:value="77.440002" calcext:value-type="float">
            <text:p>77.440002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82.550003" calcext:value-type="float">
            <text:p>82.550003</text:p>
          </table:table-cell>
          <table:table-cell office:value-type="float" office:value="19.6" calcext:value-type="float">
            <text:p>19.6</text:p>
          </table:table-cell>
          <table:table-cell office:value-type="float" office:value="121.220001" calcext:value-type="float">
            <text:p>121.220001</text:p>
          </table:table-cell>
          <table:table-cell office:value-type="float" office:value="70.089996" calcext:value-type="float">
            <text:p>70.089996</text:p>
          </table:table-cell>
          <table:table-cell office:value-type="float" office:value="39.169998" calcext:value-type="float">
            <text:p>39.169998</text:p>
          </table:table-cell>
          <table:table-cell office:value-type="float" office:value="62.169998" calcext:value-type="float">
            <text:p>62.169998</text:p>
          </table:table-cell>
          <table:table-cell office:value-type="float" office:value="50.169998" calcext:value-type="float">
            <text:p>50.169998</text:p>
          </table:table-cell>
          <table:table-cell office:value-type="float" office:value="432.397675" calcext:value-type="float">
            <text:p>432.397675</text:p>
          </table:table-cell>
          <table:table-cell office:value-type="float" office:value="269.73999" calcext:value-type="float">
            <text:p>269.73999</text:p>
          </table:table-cell>
          <table:table-cell office:value-type="float" office:value="100.25" calcext:value-type="float">
            <text:p>100.25</text:p>
          </table:table-cell>
          <table:table-cell office:value-type="float" office:value="84.959999" calcext:value-type="float">
            <text:p>84.959999</text:p>
          </table:table-cell>
          <table:table-cell office:value-type="float" office:value="43.720001" calcext:value-type="float">
            <text:p>43.720001</text:p>
          </table:table-cell>
        </table:table-row>
        <table:table-row table:style-name="ro1">
          <table:table-cell office:value-type="float" office:value="77.690002" calcext:value-type="float">
            <text:p>77.690002</text:p>
          </table:table-cell>
          <table:table-cell office:value-type="float" office:value="41.5" calcext:value-type="float">
            <text:p>41.5</text:p>
          </table:table-cell>
          <table:table-cell office:value-type="float" office:value="84.169998" calcext:value-type="float">
            <text:p>84.169998</text:p>
          </table:table-cell>
          <table:table-cell office:value-type="float" office:value="19.815001" calcext:value-type="float">
            <text:p>19.815001</text:p>
          </table:table-cell>
          <table:table-cell office:value-type="float" office:value="122.940002" calcext:value-type="float">
            <text:p>122.940002</text:p>
          </table:table-cell>
          <table:table-cell office:value-type="float" office:value="70.349998" calcext:value-type="float">
            <text:p>70.349998</text:p>
          </table:table-cell>
          <table:table-cell office:value-type="float" office:value="39.700001" calcext:value-type="float">
            <text:p>39.700001</text:p>
          </table:table-cell>
          <table:table-cell office:value-type="float" office:value="62.360001" calcext:value-type="float">
            <text:p>62.360001</text:p>
          </table:table-cell>
          <table:table-cell office:value-type="float" office:value="50.869999" calcext:value-type="float">
            <text:p>50.869999</text:p>
          </table:table-cell>
          <table:table-cell office:value-type="float" office:value="438.199921" calcext:value-type="float">
            <text:p>438.199921</text:p>
          </table:table-cell>
          <table:table-cell office:value-type="float" office:value="276.679993" calcext:value-type="float">
            <text:p>276.679993</text:p>
          </table:table-cell>
          <table:table-cell office:value-type="float" office:value="102.510002" calcext:value-type="float">
            <text:p>102.510002</text:p>
          </table:table-cell>
          <table:table-cell office:value-type="float" office:value="85.010002" calcext:value-type="float">
            <text:p>85.010002</text:p>
          </table:table-cell>
          <table:table-cell office:value-type="float" office:value="44.330002" calcext:value-type="float">
            <text:p>44.330002</text:p>
          </table:table-cell>
        </table:table-row>
        <table:table-row table:style-name="ro1">
          <table:table-cell office:value-type="float" office:value="77.68" calcext:value-type="float">
            <text:p>77.68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83.080002" calcext:value-type="float">
            <text:p>83.080002</text:p>
          </table:table-cell>
          <table:table-cell office:value-type="float" office:value="19.684999" calcext:value-type="float">
            <text:p>19.684999</text:p>
          </table:table-cell>
          <table:table-cell office:value-type="float" office:value="121.870003" calcext:value-type="float">
            <text:p>121.870003</text:p>
          </table:table-cell>
          <table:table-cell office:value-type="float" office:value="68.709999" calcext:value-type="float">
            <text:p>68.709999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61.720001" calcext:value-type="float">
            <text:p>61.720001</text:p>
          </table:table-cell>
          <table:table-cell office:value-type="float" office:value="50.220001" calcext:value-type="float">
            <text:p>50.220001</text:p>
          </table:table-cell>
          <table:table-cell office:value-type="float" office:value="439.128876" calcext:value-type="float">
            <text:p>439.128876</text:p>
          </table:table-cell>
          <table:table-cell office:value-type="float" office:value="276" calcext:value-type="float">
            <text:p>276</text:p>
          </table:table-cell>
          <table:table-cell office:value-type="float" office:value="101.610001" calcext:value-type="float">
            <text:p>101.610001</text:p>
          </table:table-cell>
          <table:table-cell office:value-type="float" office:value="84.760002" calcext:value-type="float">
            <text:p>84.760002</text:p>
          </table:table-cell>
          <table:table-cell office:value-type="float" office:value="43.310001" calcext:value-type="float">
            <text:p>43.310001</text:p>
          </table:table-cell>
        </table:table-row>
        <table:table-row table:style-name="ro1">
          <table:table-cell office:value-type="float" office:value="78.639999" calcext:value-type="float">
            <text:p>78.639999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83.510002" calcext:value-type="float">
            <text:p>83.510002</text:p>
          </table:table-cell>
          <table:table-cell office:value-type="float" office:value="19.940001" calcext:value-type="float">
            <text:p>19.940001</text:p>
          </table:table-cell>
          <table:table-cell office:value-type="float" office:value="122.32" calcext:value-type="float">
            <text:p>122.32</text:p>
          </table:table-cell>
          <table:table-cell office:value-type="float" office:value="69.639999" calcext:value-type="float">
            <text:p>69.639999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62.27" calcext:value-type="float">
            <text:p>62.27</text:p>
          </table:table-cell>
          <table:table-cell office:value-type="float" office:value="50.470001" calcext:value-type="float">
            <text:p>50.470001</text:p>
          </table:table-cell>
          <table:table-cell office:value-type="float" office:value="439.86908" calcext:value-type="float">
            <text:p>439.86908</text:p>
          </table:table-cell>
          <table:table-cell office:value-type="float" office:value="276.600006" calcext:value-type="float">
            <text:p>276.600006</text:p>
          </table:table-cell>
          <table:table-cell office:value-type="float" office:value="102.190002" calcext:value-type="float">
            <text:p>102.190002</text:p>
          </table:table-cell>
          <table:table-cell office:value-type="float" office:value="85.18" calcext:value-type="float">
            <text:p>85.18</text:p>
          </table:table-cell>
          <table:table-cell office:value-type="float" office:value="43.91" calcext:value-type="float">
            <text:p>43.91</text:p>
          </table:table-cell>
        </table:table-row>
        <table:table-row table:style-name="ro1">
          <table:table-cell office:value-type="float" office:value="77.540001" calcext:value-type="float">
            <text:p>77.540001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82.669998" calcext:value-type="float">
            <text:p>82.669998</text:p>
          </table:table-cell>
          <table:table-cell office:value-type="float" office:value="19.725" calcext:value-type="float">
            <text:p>19.725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68.279999" calcext:value-type="float">
            <text:p>68.279999</text:p>
          </table:table-cell>
          <table:table-cell office:value-type="float" office:value="37.630001" calcext:value-type="float">
            <text:p>37.630001</text:p>
          </table:table-cell>
          <table:table-cell office:value-type="float" office:value="60.669998" calcext:value-type="float">
            <text:p>60.669998</text:p>
          </table:table-cell>
          <table:table-cell office:value-type="float" office:value="49.889999" calcext:value-type="float">
            <text:p>49.889999</text:p>
          </table:table-cell>
          <table:table-cell office:value-type="float" office:value="431.682312" calcext:value-type="float">
            <text:p>431.682312</text:p>
          </table:table-cell>
          <table:table-cell office:value-type="float" office:value="271.5" calcext:value-type="float">
            <text:p>271.5</text:p>
          </table:table-cell>
          <table:table-cell office:value-type="float" office:value="100.959999" calcext:value-type="float">
            <text:p>100.959999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42.419998" calcext:value-type="float">
            <text:p>42.419998</text:p>
          </table:table-cell>
        </table:table-row>
        <table:table-row table:style-name="ro1">
          <table:table-cell office:value-type="float" office:value="78.489998" calcext:value-type="float">
            <text:p>78.489998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82.730003" calcext:value-type="float">
            <text:p>82.730003</text:p>
          </table:table-cell>
          <table:table-cell office:value-type="float" office:value="19.790001" calcext:value-type="float">
            <text:p>19.790001</text:p>
          </table:table-cell>
          <table:table-cell office:value-type="float" office:value="121.129997" calcext:value-type="float">
            <text:p>121.129997</text:p>
          </table:table-cell>
          <table:table-cell office:value-type="float" office:value="69.739998" calcext:value-type="float">
            <text:p>69.739998</text:p>
          </table:table-cell>
          <table:table-cell office:value-type="float" office:value="38.02" calcext:value-type="float">
            <text:p>38.02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50.59" calcext:value-type="float">
            <text:p>50.59</text:p>
          </table:table-cell>
          <table:table-cell office:value-type="float" office:value="437.20639" calcext:value-type="float">
            <text:p>437.20639</text:p>
          </table:table-cell>
          <table:table-cell office:value-type="float" office:value="275" calcext:value-type="float">
            <text:p>275</text:p>
          </table:table-cell>
          <table:table-cell office:value-type="float" office:value="102.160004" calcext:value-type="float">
            <text:p>102.160004</text:p>
          </table:table-cell>
          <table:table-cell office:value-type="float" office:value="84.709999" calcext:value-type="float">
            <text:p>84.709999</text:p>
          </table:table-cell>
          <table:table-cell office:value-type="float" office:value="42.98" calcext:value-type="float">
            <text:p>42.98</text:p>
          </table:table-cell>
        </table:table-row>
        <table:table-row table:style-name="ro1">
          <table:table-cell office:value-type="float" office:value="78.260002" calcext:value-type="float">
            <text:p>78.260002</text:p>
          </table:table-cell>
          <table:table-cell office:value-type="float" office:value="40.540001" calcext:value-type="float">
            <text:p>40.540001</text:p>
          </table:table-cell>
          <table:table-cell office:value-type="float" office:value="83.279999" calcext:value-type="float">
            <text:p>83.279999</text:p>
          </table:table-cell>
          <table:table-cell office:value-type="float" office:value="20.155001" calcext:value-type="float">
            <text:p>20.155001</text:p>
          </table:table-cell>
          <table:table-cell office:value-type="float" office:value="120.449997" calcext:value-type="float">
            <text:p>120.449997</text:p>
          </table:table-cell>
          <table:table-cell office:value-type="float" office:value="70.739998" calcext:value-type="float">
            <text:p>70.739998</text:p>
          </table:table-cell>
          <table:table-cell office:value-type="float" office:value="38.669998" calcext:value-type="float">
            <text:p>38.669998</text:p>
          </table:table-cell>
          <table:table-cell office:value-type="float" office:value="61.450001" calcext:value-type="float">
            <text:p>61.450001</text:p>
          </table:table-cell>
          <table:table-cell office:value-type="float" office:value="51.450001" calcext:value-type="float">
            <text:p>51.450001</text:p>
          </table:table-cell>
          <table:table-cell office:value-type="float" office:value="436.7742" calcext:value-type="float">
            <text:p>436.7742</text:p>
          </table:table-cell>
          <table:table-cell office:value-type="float" office:value="276.350006" calcext:value-type="float">
            <text:p>276.350006</text:p>
          </table:table-cell>
          <table:table-cell office:value-type="float" office:value="102.690002" calcext:value-type="float">
            <text:p>102.690002</text:p>
          </table:table-cell>
          <table:table-cell office:value-type="float" office:value="85.370003" calcext:value-type="float">
            <text:p>85.370003</text:p>
          </table:table-cell>
          <table:table-cell office:value-type="float" office:value="43.400002" calcext:value-type="float">
            <text:p>43.400002</text:p>
          </table:table-cell>
        </table:table-row>
        <table:table-row table:style-name="ro1">
          <table:table-cell office:value-type="float" office:value="78.949997" calcext:value-type="float">
            <text:p>78.949997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83.790001" calcext:value-type="float">
            <text:p>83.790001</text:p>
          </table:table-cell>
          <table:table-cell office:value-type="float" office:value="19.405001" calcext:value-type="float">
            <text:p>19.405001</text:p>
          </table:table-cell>
          <table:table-cell office:value-type="float" office:value="121.029999" calcext:value-type="float">
            <text:p>121.029999</text:p>
          </table:table-cell>
          <table:table-cell office:value-type="float" office:value="70.339996" calcext:value-type="float">
            <text:p>70.339996</text:p>
          </table:table-cell>
          <table:table-cell office:value-type="float" office:value="38.509998" calcext:value-type="float">
            <text:p>38.509998</text:p>
          </table:table-cell>
          <table:table-cell office:value-type="float" office:value="61.939999" calcext:value-type="float">
            <text:p>61.939999</text:p>
          </table:table-cell>
          <table:table-cell office:value-type="float" office:value="50.830002" calcext:value-type="float">
            <text:p>50.830002</text:p>
          </table:table-cell>
          <table:table-cell office:value-type="float" office:value="441.453766" calcext:value-type="float">
            <text:p>441.453766</text:p>
          </table:table-cell>
          <table:table-cell office:value-type="float" office:value="279.079987" calcext:value-type="float">
            <text:p>279.079987</text:p>
          </table:table-cell>
          <table:table-cell office:value-type="float" office:value="103.220001" calcext:value-type="float">
            <text:p>103.220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2.970001" calcext:value-type="float">
            <text:p>42.970001</text:p>
          </table:table-cell>
        </table:table-row>
        <table:table-row table:style-name="ro1">
          <table:table-cell office:value-type="float" office:value="79.050003" calcext:value-type="float">
            <text:p>79.050003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83.860001" calcext:value-type="float">
            <text:p>83.860001</text:p>
          </table:table-cell>
          <table:table-cell office:value-type="float" office:value="19.615" calcext:value-type="float">
            <text:p>19.615</text:p>
          </table:table-cell>
          <table:table-cell office:value-type="float" office:value="121.800003" calcext:value-type="float">
            <text:p>121.800003</text:p>
          </table:table-cell>
          <table:table-cell office:value-type="float" office:value="71.260002" calcext:value-type="float">
            <text:p>71.260002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51.310001" calcext:value-type="float">
            <text:p>51.310001</text:p>
          </table:table-cell>
          <table:table-cell office:value-type="float" office:value="447.772675" calcext:value-type="float">
            <text:p>447.772675</text:p>
          </table:table-cell>
          <table:table-cell office:value-type="float" office:value="281.26001" calcext:value-type="float">
            <text:p>281.26001</text:p>
          </table:table-cell>
          <table:table-cell office:value-type="float" office:value="103.830002" calcext:value-type="float">
            <text:p>103.830002</text:p>
          </table:table-cell>
          <table:table-cell office:value-type="float" office:value="86.43" calcext:value-type="float">
            <text:p>86.43</text:p>
          </table:table-cell>
          <table:table-cell office:value-type="float" office:value="43.560001" calcext:value-type="float">
            <text:p>43.560001</text:p>
          </table:table-cell>
        </table:table-row>
        <table:table-row table:style-name="ro1">
          <table:table-cell office:value-type="float" office:value="77.209999" calcext:value-type="float">
            <text:p>77.209999</text:p>
          </table:table-cell>
          <table:table-cell office:value-type="float" office:value="40.27" calcext:value-type="float">
            <text:p>40.27</text:p>
          </table:table-cell>
          <table:table-cell office:value-type="float" office:value="82.300003" calcext:value-type="float">
            <text:p>82.300003</text:p>
          </table:table-cell>
          <table:table-cell office:value-type="float" office:value="19.389999" calcext:value-type="float">
            <text:p>19.389999</text:p>
          </table:table-cell>
          <table:table-cell office:value-type="float" office:value="119.540001" calcext:value-type="float">
            <text:p>119.540001</text:p>
          </table:table-cell>
          <table:table-cell office:value-type="float" office:value="68.889999" calcext:value-type="float">
            <text:p>68.889999</text:p>
          </table:table-cell>
          <table:table-cell office:value-type="float" office:value="37.700001" calcext:value-type="float">
            <text:p>37.700001</text:p>
          </table:table-cell>
          <table:table-cell office:value-type="float" office:value="61.130001" calcext:value-type="float">
            <text:p>61.130001</text:p>
          </table:table-cell>
          <table:table-cell office:value-type="float" office:value="49.689999" calcext:value-type="float">
            <text:p>49.689999</text:p>
          </table:table-cell>
          <table:table-cell office:value-type="float" office:value="444.106506" calcext:value-type="float">
            <text:p>444.106506</text:p>
          </table:table-cell>
          <table:table-cell office:value-type="float" office:value="275.140015" calcext:value-type="float">
            <text:p>275.140015</text:p>
          </table:table-cell>
          <table:table-cell office:value-type="float" office:value="101.459999" calcext:value-type="float">
            <text:p>101.459999</text:p>
          </table:table-cell>
          <table:table-cell office:value-type="float" office:value="84.209999" calcext:value-type="float">
            <text:p>84.209999</text:p>
          </table:table-cell>
          <table:table-cell office:value-type="float" office:value="42.650002" calcext:value-type="float">
            <text:p>42.650002</text:p>
          </table:table-cell>
        </table:table-row>
        <table:table-row table:style-name="ro1">
          <table:table-cell office:value-type="float" office:value="76.25" calcext:value-type="float">
            <text:p>76.25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82.559998" calcext:value-type="float">
            <text:p>82.559998</text:p>
          </table:table-cell>
          <table:table-cell office:value-type="float" office:value="18.955" calcext:value-type="float">
            <text:p>18.955</text:p>
          </table:table-cell>
          <table:table-cell office:value-type="float" office:value="119.239998" calcext:value-type="float">
            <text:p>119.239998</text:p>
          </table:table-cell>
          <table:table-cell office:value-type="float" office:value="68.080002" calcext:value-type="float">
            <text:p>68.080002</text:p>
          </table:table-cell>
          <table:table-cell office:value-type="float" office:value="36.830002" calcext:value-type="float">
            <text:p>36.830002</text:p>
          </table:table-cell>
          <table:table-cell office:value-type="float" office:value="60.77" calcext:value-type="float">
            <text:p>60.77</text:p>
          </table:table-cell>
          <table:table-cell office:value-type="float" office:value="49.43" calcext:value-type="float">
            <text:p>49.43</text:p>
          </table:table-cell>
          <table:table-cell office:value-type="float" office:value="441.299774" calcext:value-type="float">
            <text:p>441.299774</text:p>
          </table:table-cell>
          <table:table-cell office:value-type="float" office:value="274.570007" calcext:value-type="float">
            <text:p>274.570007</text:p>
          </table:table-cell>
          <table:table-cell office:value-type="float" office:value="100.080002" calcext:value-type="float">
            <text:p>100.080002</text:p>
          </table:table-cell>
          <table:table-cell office:value-type="float" office:value="83" calcext:value-type="float">
            <text:p>83</text:p>
          </table:table-cell>
          <table:table-cell office:value-type="float" office:value="41.66" calcext:value-type="float">
            <text:p>41.66</text:p>
          </table:table-cell>
        </table:table-row>
        <table:table-row table:style-name="ro1">
          <table:table-cell office:value-type="float" office:value="76.949997" calcext:value-type="float">
            <text:p>76.949997</text:p>
          </table:table-cell>
          <table:table-cell office:value-type="float" office:value="39.450001" calcext:value-type="float">
            <text:p>39.450001</text:p>
          </table:table-cell>
          <table:table-cell office:value-type="float" office:value="81.419998" calcext:value-type="float">
            <text:p>81.419998</text:p>
          </table:table-cell>
          <table:table-cell office:value-type="float" office:value="18.790001" calcext:value-type="float">
            <text:p>18.790001</text:p>
          </table:table-cell>
          <table:table-cell office:value-type="float" office:value="117.709999" calcext:value-type="float">
            <text:p>117.709999</text:p>
          </table:table-cell>
          <table:table-cell office:value-type="float" office:value="67.699997" calcext:value-type="float">
            <text:p>67.699997</text:p>
          </table:table-cell>
          <table:table-cell office:value-type="float" office:value="36.099998" calcext:value-type="float">
            <text:p>36.099998</text:p>
          </table:table-cell>
          <table:table-cell office:value-type="float" office:value="59.779999" calcext:value-type="float">
            <text:p>59.779999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433.122955" calcext:value-type="float">
            <text:p>433.122955</text:p>
          </table:table-cell>
          <table:table-cell office:value-type="float" office:value="271.290009" calcext:value-type="float">
            <text:p>271.290009</text:p>
          </table:table-cell>
          <table:table-cell office:value-type="float" office:value="99.059998" calcext:value-type="float">
            <text:p>99.059998</text:p>
          </table:table-cell>
          <table:table-cell office:value-type="float" office:value="82.919998" calcext:value-type="float">
            <text:p>82.919998</text:p>
          </table:table-cell>
          <table:table-cell office:value-type="float" office:value="42.07" calcext:value-type="float">
            <text:p>42.07</text:p>
          </table:table-cell>
        </table:table-row>
        <table:table-row table:style-name="ro1">
          <table:table-cell office:value-type="float" office:value="77.099998" calcext:value-type="float">
            <text:p>77.099998</text:p>
          </table:table-cell>
          <table:table-cell office:value-type="float" office:value="39.82" calcext:value-type="float">
            <text:p>39.82</text:p>
          </table:table-cell>
          <table:table-cell office:value-type="float" office:value="81.669998" calcext:value-type="float">
            <text:p>81.669998</text:p>
          </table:table-cell>
          <table:table-cell office:value-type="float" office:value="19.135" calcext:value-type="float">
            <text:p>19.135</text:p>
          </table:table-cell>
          <table:table-cell office:value-type="float" office:value="117.75" calcext:value-type="float">
            <text:p>117.75</text:p>
          </table:table-cell>
          <table:table-cell office:value-type="float" office:value="67.910004" calcext:value-type="float">
            <text:p>67.910004</text:p>
          </table:table-cell>
          <table:table-cell office:value-type="float" office:value="36.950001" calcext:value-type="float">
            <text:p>36.950001</text:p>
          </table:table-cell>
          <table:table-cell office:value-type="float" office:value="59.810001" calcext:value-type="float">
            <text:p>59.810001</text:p>
          </table:table-cell>
          <table:table-cell office:value-type="float" office:value="49.43" calcext:value-type="float">
            <text:p>49.43</text:p>
          </table:table-cell>
          <table:table-cell office:value-type="float" office:value="435.795563" calcext:value-type="float">
            <text:p>435.795563</text:p>
          </table:table-cell>
          <table:table-cell office:value-type="float" office:value="272.299988" calcext:value-type="float">
            <text:p>272.299988</text:p>
          </table:table-cell>
          <table:table-cell office:value-type="float" office:value="99.199997" calcext:value-type="float">
            <text:p>99.199997</text:p>
          </table:table-cell>
          <table:table-cell office:value-type="float" office:value="85.160004" calcext:value-type="float">
            <text:p>85.160004</text:p>
          </table:table-cell>
          <table:table-cell office:value-type="float" office:value="42.150002" calcext:value-type="float">
            <text:p>42.150002</text:p>
          </table:table-cell>
        </table:table-row>
        <table:table-row table:style-name="ro1">
          <table:table-cell office:value-type="float" office:value="77.230003" calcext:value-type="float">
            <text:p>77.230003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81.5" calcext:value-type="float">
            <text:p>81.5</text:p>
          </table:table-cell>
          <table:table-cell office:value-type="float" office:value="19.195" calcext:value-type="float">
            <text:p>19.195</text:p>
          </table:table-cell>
          <table:table-cell office:value-type="float" office:value="118.339996" calcext:value-type="float">
            <text:p>118.339996</text:p>
          </table:table-cell>
          <table:table-cell office:value-type="float" office:value="68.669998" calcext:value-type="float">
            <text:p>68.669998</text:p>
          </table:table-cell>
          <table:table-cell office:value-type="float" office:value="37.5" calcext:value-type="float">
            <text:p>37.5</text:p>
          </table:table-cell>
          <table:table-cell office:value-type="float" office:value="60.369999" calcext:value-type="float">
            <text:p>60.369999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434.05191" calcext:value-type="float">
            <text:p>434.05191</text:p>
          </table:table-cell>
          <table:table-cell office:value-type="float" office:value="273.980011" calcext:value-type="float">
            <text:p>273.980011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85.949997" calcext:value-type="float">
            <text:p>85.949997</text:p>
          </table:table-cell>
          <table:table-cell office:value-type="float" office:value="43.099998" calcext:value-type="float">
            <text:p>43.099998</text:p>
          </table:table-cell>
        </table:table-row>
        <table:table-row table:style-name="ro1">
          <table:table-cell office:value-type="float" office:value="77.959999" calcext:value-type="float">
            <text:p>77.959999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2.449997" calcext:value-type="float">
            <text:p>82.449997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118.519997" calcext:value-type="float">
            <text:p>118.519997</text:p>
          </table:table-cell>
          <table:table-cell office:value-type="float" office:value="70.540001" calcext:value-type="float">
            <text:p>70.540001</text:p>
          </table:table-cell>
          <table:table-cell office:value-type="float" office:value="37.709999" calcext:value-type="float">
            <text:p>37.709999</text:p>
          </table:table-cell>
          <table:table-cell office:value-type="float" office:value="60.619999" calcext:value-type="float">
            <text:p>60.619999</text:p>
          </table:table-cell>
          <table:table-cell office:value-type="float" office:value="50.959999" calcext:value-type="float">
            <text:p>50.959999</text:p>
          </table:table-cell>
          <table:table-cell office:value-type="float" office:value="436.560608" calcext:value-type="float">
            <text:p>436.560608</text:p>
          </table:table-cell>
          <table:table-cell office:value-type="float" office:value="279.179993" calcext:value-type="float">
            <text:p>279.179993</text:p>
          </table:table-cell>
          <table:table-cell office:value-type="float" office:value="102.410004" calcext:value-type="float">
            <text:p>102.410004</text:p>
          </table:table-cell>
          <table:table-cell office:value-type="float" office:value="87.529999" calcext:value-type="float">
            <text:p>87.529999</text:p>
          </table:table-cell>
          <table:table-cell office:value-type="float" office:value="43.560001" calcext:value-type="float">
            <text:p>43.560001</text:p>
          </table:table-cell>
        </table:table-row>
        <table:table-row table:style-name="ro1">
          <table:table-cell office:value-type="float" office:value="77.620003" calcext:value-type="float">
            <text:p>77.620003</text:p>
          </table:table-cell>
          <table:table-cell office:value-type="float" office:value="40.25" calcext:value-type="float">
            <text:p>40.25</text:p>
          </table:table-cell>
          <table:table-cell office:value-type="float" office:value="83" calcext:value-type="float">
            <text:p>83</text:p>
          </table:table-cell>
          <table:table-cell office:value-type="float" office:value="19.295" calcext:value-type="float">
            <text:p>19.295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72.330002" calcext:value-type="float">
            <text:p>72.330002</text:p>
          </table:table-cell>
          <table:table-cell office:value-type="float" office:value="38.23" calcext:value-type="float">
            <text:p>38.23</text:p>
          </table:table-cell>
          <table:table-cell office:value-type="float" office:value="60.299999" calcext:value-type="float">
            <text:p>60.299999</text:p>
          </table:table-cell>
          <table:table-cell office:value-type="float" office:value="50.93" calcext:value-type="float">
            <text:p>50.93</text:p>
          </table:table-cell>
          <table:table-cell office:value-type="float" office:value="434.623199" calcext:value-type="float">
            <text:p>434.623199</text:p>
          </table:table-cell>
          <table:table-cell office:value-type="float" office:value="276.190002" calcext:value-type="float">
            <text:p>276.190002</text:p>
          </table:table-cell>
          <table:table-cell office:value-type="float" office:value="102.860001" calcext:value-type="float">
            <text:p>102.860001</text:p>
          </table:table-cell>
          <table:table-cell office:value-type="float" office:value="86.720001" calcext:value-type="float">
            <text:p>86.720001</text:p>
          </table:table-cell>
          <table:table-cell office:value-type="float" office:value="42.529999" calcext:value-type="float">
            <text:p>42.529999</text:p>
          </table:table-cell>
        </table:table-row>
        <table:table-row table:style-name="ro1">
          <table:table-cell office:value-type="float" office:value="77.019997" calcext:value-type="float">
            <text:p>77.019997</text:p>
          </table:table-cell>
          <table:table-cell office:value-type="float" office:value="40.5" calcext:value-type="float">
            <text:p>40.5</text:p>
          </table:table-cell>
          <table:table-cell office:value-type="float" office:value="82.779999" calcext:value-type="float">
            <text:p>82.779999</text:p>
          </table:table-cell>
          <table:table-cell office:value-type="float" office:value="19.389999" calcext:value-type="float">
            <text:p>19.389999</text:p>
          </table:table-cell>
          <table:table-cell office:value-type="float" office:value="118.349998" calcext:value-type="float">
            <text:p>118.349998</text:p>
          </table:table-cell>
          <table:table-cell office:value-type="float" office:value="72.5" calcext:value-type="float">
            <text:p>72.5</text:p>
          </table:table-cell>
          <table:table-cell office:value-type="float" office:value="38.389999" calcext:value-type="float">
            <text:p>38.389999</text:p>
          </table:table-cell>
          <table:table-cell office:value-type="float" office:value="60.73" calcext:value-type="float">
            <text:p>60.73</text:p>
          </table:table-cell>
          <table:table-cell office:value-type="float" office:value="50.290001" calcext:value-type="float">
            <text:p>50.290001</text:p>
          </table:table-cell>
          <table:table-cell office:value-type="float" office:value="440.36087" calcext:value-type="float">
            <text:p>440.36087</text:p>
          </table:table-cell>
          <table:table-cell office:value-type="float" office:value="279" calcext:value-type="float">
            <text:p>279</text:p>
          </table:table-cell>
          <table:table-cell office:value-type="float" office:value="102.93" calcext:value-type="float">
            <text:p>102.93</text:p>
          </table:table-cell>
          <table:table-cell office:value-type="float" office:value="85.720001" calcext:value-type="float">
            <text:p>85.720001</text:p>
          </table:table-cell>
          <table:table-cell office:value-type="float" office:value="41.400002" calcext:value-type="float">
            <text:p>41.400002</text:p>
          </table:table-cell>
        </table:table-row>
        <table:table-row table:style-name="ro1">
          <table:table-cell office:value-type="float" office:value="77.949997" calcext:value-type="float">
            <text:p>77.949997</text:p>
          </table:table-cell>
          <table:table-cell office:value-type="float" office:value="40.470001" calcext:value-type="float">
            <text:p>40.470001</text:p>
          </table:table-cell>
          <table:table-cell office:value-type="float" office:value="83.080002" calcext:value-type="float">
            <text:p>83.080002</text:p>
          </table:table-cell>
          <table:table-cell office:value-type="float" office:value="19.620001" calcext:value-type="float">
            <text:p>19.620001</text:p>
          </table:table-cell>
          <table:table-cell office:value-type="float" office:value="119.089996" calcext:value-type="float">
            <text:p>119.089996</text:p>
          </table:table-cell>
          <table:table-cell office:value-type="float" office:value="72.160004" calcext:value-type="float">
            <text:p>72.160004</text:p>
          </table:table-cell>
          <table:table-cell office:value-type="float" office:value="38.740002" calcext:value-type="float">
            <text:p>38.740002</text:p>
          </table:table-cell>
          <table:table-cell office:value-type="float" office:value="61.209999" calcext:value-type="float">
            <text:p>61.209999</text:p>
          </table:table-cell>
          <table:table-cell office:value-type="float" office:value="50.360001" calcext:value-type="float">
            <text:p>50.360001</text:p>
          </table:table-cell>
          <table:table-cell office:value-type="float" office:value="442.223755" calcext:value-type="float">
            <text:p>442.223755</text:p>
          </table:table-cell>
          <table:table-cell office:value-type="float" office:value="281.040009" calcext:value-type="float">
            <text:p>281.040009</text:p>
          </table:table-cell>
          <table:table-cell office:value-type="float" office:value="103.220001" calcext:value-type="float">
            <text:p>103.220001</text:p>
          </table:table-cell>
          <table:table-cell office:value-type="float" office:value="86.650002" calcext:value-type="float">
            <text:p>86.650002</text:p>
          </table:table-cell>
          <table:table-cell office:value-type="float" office:value="41.580002" calcext:value-type="float">
            <text:p>41.580002</text:p>
          </table:table-cell>
        </table:table-row>
        <table:table-row table:style-name="ro1">
          <table:table-cell office:value-type="float" office:value="78.279999" calcext:value-type="float">
            <text:p>78.279999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81.989998" calcext:value-type="float">
            <text:p>81.989998</text:p>
          </table:table-cell>
          <table:table-cell office:value-type="float" office:value="19.43" calcext:value-type="float">
            <text:p>19.43</text:p>
          </table:table-cell>
          <table:table-cell office:value-type="float" office:value="119.239998" calcext:value-type="float">
            <text:p>119.239998</text:p>
          </table:table-cell>
          <table:table-cell office:value-type="float" office:value="71.879997" calcext:value-type="float">
            <text:p>71.879997</text:p>
          </table:table-cell>
          <table:table-cell office:value-type="float" office:value="38.110001" calcext:value-type="float">
            <text:p>38.110001</text:p>
          </table:table-cell>
          <table:table-cell office:value-type="float" office:value="61.470001" calcext:value-type="float">
            <text:p>61.470001</text:p>
          </table:table-cell>
          <table:table-cell office:value-type="float" office:value="50.560001" calcext:value-type="float">
            <text:p>50.560001</text:p>
          </table:table-cell>
          <table:table-cell office:value-type="float" office:value="437.107025" calcext:value-type="float">
            <text:p>437.107025</text:p>
          </table:table-cell>
          <table:table-cell office:value-type="float" office:value="282" calcext:value-type="float">
            <text:p>282</text:p>
          </table:table-cell>
          <table:table-cell office:value-type="float" office:value="101.010002" calcext:value-type="float">
            <text:p>101.010002</text:p>
          </table:table-cell>
          <table:table-cell office:value-type="float" office:value="86.540001" calcext:value-type="float">
            <text:p>86.540001</text:p>
          </table:table-cell>
          <table:table-cell office:value-type="float" office:value="41.880001" calcext:value-type="float">
            <text:p>41.880001</text:p>
          </table:table-cell>
        </table:table-row>
        <table:table-row table:style-name="ro1">
          <table:table-cell office:value-type="float" office:value="78.889999" calcext:value-type="float">
            <text:p>78.889999</text:p>
          </table:table-cell>
          <table:table-cell office:value-type="float" office:value="40.720001" calcext:value-type="float">
            <text:p>40.720001</text:p>
          </table:table-cell>
          <table:table-cell office:value-type="float" office:value="83.18" calcext:value-type="float">
            <text:p>83.18</text:p>
          </table:table-cell>
          <table:table-cell office:value-type="float" office:value="19.42" calcext:value-type="float">
            <text:p>19.42</text:p>
          </table:table-cell>
          <table:table-cell office:value-type="float" office:value="119.690002" calcext:value-type="float">
            <text:p>119.690002</text:p>
          </table:table-cell>
          <table:table-cell office:value-type="float" office:value="72.650002" calcext:value-type="float">
            <text:p>72.650002</text:p>
          </table:table-cell>
          <table:table-cell office:value-type="float" office:value="38.470001" calcext:value-type="float">
            <text:p>38.470001</text:p>
          </table:table-cell>
          <table:table-cell office:value-type="float" office:value="62.110001" calcext:value-type="float">
            <text:p>62.110001</text:p>
          </table:table-cell>
          <table:table-cell office:value-type="float" office:value="51.299999" calcext:value-type="float">
            <text:p>51.299999</text:p>
          </table:table-cell>
          <table:table-cell office:value-type="float" office:value="442.129364" calcext:value-type="float">
            <text:p>442.129364</text:p>
          </table:table-cell>
          <table:table-cell office:value-type="float" office:value="285" calcext:value-type="float">
            <text:p>285</text:p>
          </table:table-cell>
          <table:table-cell office:value-type="float" office:value="103.699997" calcext:value-type="float">
            <text:p>103.699997</text:p>
          </table:table-cell>
          <table:table-cell office:value-type="float" office:value="87.580002" calcext:value-type="float">
            <text:p>87.580002</text:p>
          </table:table-cell>
          <table:table-cell office:value-type="float" office:value="42.450001" calcext:value-type="float">
            <text:p>42.450001</text:p>
          </table:table-cell>
        </table:table-row>
        <table:table-row table:style-name="ro1">
          <table:table-cell office:value-type="float" office:value="78.540001" calcext:value-type="float">
            <text:p>78.540001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4.440002" calcext:value-type="float">
            <text:p>84.440002</text:p>
          </table:table-cell>
          <table:table-cell office:value-type="float" office:value="19.65" calcext:value-type="float">
            <text:p>19.65</text:p>
          </table:table-cell>
          <table:table-cell office:value-type="float" office:value="121.290001" calcext:value-type="float">
            <text:p>121.290001</text:p>
          </table:table-cell>
          <table:table-cell office:value-type="float" office:value="72.370003" calcext:value-type="float">
            <text:p>72.370003</text:p>
          </table:table-cell>
          <table:table-cell office:value-type="float" office:value="38.52" calcext:value-type="float">
            <text:p>38.52</text:p>
          </table:table-cell>
          <table:table-cell office:value-type="float" office:value="62.509998" calcext:value-type="float">
            <text:p>62.509998</text:p>
          </table:table-cell>
          <table:table-cell office:value-type="float" office:value="51.099998" calcext:value-type="float">
            <text:p>51.099998</text:p>
          </table:table-cell>
          <table:table-cell office:value-type="float" office:value="446.699646" calcext:value-type="float">
            <text:p>446.699646</text:p>
          </table:table-cell>
          <table:table-cell office:value-type="float" office:value="286.420013" calcext:value-type="float">
            <text:p>286.420013</text:p>
          </table:table-cell>
          <table:table-cell office:value-type="float" office:value="104" calcext:value-type="float">
            <text:p>104</text:p>
          </table:table-cell>
          <table:table-cell office:value-type="float" office:value="88.089996" calcext:value-type="float">
            <text:p>88.089996</text:p>
          </table:table-cell>
          <table:table-cell office:value-type="float" office:value="42.900002" calcext:value-type="float">
            <text:p>42.900002</text:p>
          </table:table-cell>
        </table:table-row>
        <table:table-row table:style-name="ro1">
          <table:table-cell office:value-type="float" office:value="79.07" calcext:value-type="float">
            <text:p>79.07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85.510002" calcext:value-type="float">
            <text:p>85.510002</text:p>
          </table:table-cell>
          <table:table-cell office:value-type="float" office:value="19.875" calcext:value-type="float">
            <text:p>19.875</text:p>
          </table:table-cell>
          <table:table-cell office:value-type="float" office:value="122.389999" calcext:value-type="float">
            <text:p>122.389999</text:p>
          </table:table-cell>
          <table:table-cell office:value-type="float" office:value="73.900002" calcext:value-type="float">
            <text:p>73.900002</text:p>
          </table:table-cell>
          <table:table-cell office:value-type="float" office:value="39.09" calcext:value-type="float">
            <text:p>39.09</text:p>
          </table:table-cell>
          <table:table-cell office:value-type="float" office:value="63.310001" calcext:value-type="float">
            <text:p>63.310001</text:p>
          </table:table-cell>
          <table:table-cell office:value-type="float" office:value="51.5" calcext:value-type="float">
            <text:p>51.5</text:p>
          </table:table-cell>
          <table:table-cell office:value-type="float" office:value="452.556549" calcext:value-type="float">
            <text:p>452.556549</text:p>
          </table:table-cell>
          <table:table-cell office:value-type="float" office:value="291" calcext:value-type="float">
            <text:p>291</text:p>
          </table:table-cell>
          <table:table-cell office:value-type="float" office:value="105.269997" calcext:value-type="float">
            <text:p>105.269997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9.650002" calcext:value-type="float">
            <text:p>79.650002</text:p>
          </table:table-cell>
          <table:table-cell office:value-type="float" office:value="40.919998" calcext:value-type="float">
            <text:p>40.919998</text:p>
          </table:table-cell>
          <table:table-cell office:value-type="float" office:value="85.529999" calcext:value-type="float">
            <text:p>85.529999</text:p>
          </table:table-cell>
          <table:table-cell office:value-type="float" office:value="19.905001" calcext:value-type="float">
            <text:p>19.905001</text:p>
          </table:table-cell>
          <table:table-cell office:value-type="float" office:value="123.449997" calcext:value-type="float">
            <text:p>123.449997</text:p>
          </table:table-cell>
          <table:table-cell office:value-type="float" office:value="72.769997" calcext:value-type="float">
            <text:p>72.769997</text:p>
          </table:table-cell>
          <table:table-cell office:value-type="float" office:value="39.580002" calcext:value-type="float">
            <text:p>39.580002</text:p>
          </table:table-cell>
          <table:table-cell office:value-type="float" office:value="63.619999" calcext:value-type="float">
            <text:p>63.619999</text:p>
          </table:table-cell>
          <table:table-cell office:value-type="float" office:value="50.939999" calcext:value-type="float">
            <text:p>50.939999</text:p>
          </table:table-cell>
          <table:table-cell office:value-type="float" office:value="448.805939" calcext:value-type="float">
            <text:p>448.805939</text:p>
          </table:table-cell>
          <table:table-cell office:value-type="float" office:value="291.410004" calcext:value-type="float">
            <text:p>291.410004</text:p>
          </table:table-cell>
          <table:table-cell office:value-type="float" office:value="104.5" calcext:value-type="float">
            <text:p>104.5</text:p>
          </table:table-cell>
          <table:table-cell office:value-type="float" office:value="88.879997" calcext:value-type="float">
            <text:p>88.879997</text:p>
          </table:table-cell>
          <table:table-cell office:value-type="float" office:value="43.360001" calcext:value-type="float">
            <text:p>43.360001</text:p>
          </table:table-cell>
        </table:table-row>
        <table:table-row table:style-name="ro1">
          <table:table-cell office:value-type="float" office:value="80.550003" calcext:value-type="float">
            <text:p>80.550003</text:p>
          </table:table-cell>
          <table:table-cell office:value-type="float" office:value="41" calcext:value-type="float">
            <text:p>41</text:p>
          </table:table-cell>
          <table:table-cell office:value-type="float" office:value="87.709999" calcext:value-type="float">
            <text:p>87.709999</text:p>
          </table:table-cell>
          <table:table-cell office:value-type="float" office:value="20.105" calcext:value-type="float">
            <text:p>20.105</text:p>
          </table:table-cell>
          <table:table-cell office:value-type="float" office:value="123.949997" calcext:value-type="float">
            <text:p>123.949997</text:p>
          </table:table-cell>
          <table:table-cell office:value-type="float" office:value="75.900002" calcext:value-type="float">
            <text:p>75.900002</text:p>
          </table:table-cell>
          <table:table-cell office:value-type="float" office:value="39.75" calcext:value-type="float">
            <text:p>39.75</text:p>
          </table:table-cell>
          <table:table-cell office:value-type="float" office:value="64.110001" calcext:value-type="float">
            <text:p>64.110001</text:p>
          </table:table-cell>
          <table:table-cell office:value-type="float" office:value="51" calcext:value-type="float">
            <text:p>51</text:p>
          </table:table-cell>
          <table:table-cell office:value-type="float" office:value="453.550079" calcext:value-type="float">
            <text:p>453.550079</text:p>
          </table:table-cell>
          <table:table-cell office:value-type="float" office:value="294.98999" calcext:value-type="float">
            <text:p>294.98999</text:p>
          </table:table-cell>
          <table:table-cell office:value-type="float" office:value="106.43" calcext:value-type="float">
            <text:p>106.43</text:p>
          </table:table-cell>
          <table:table-cell office:value-type="float" office:value="89.809998" calcext:value-type="float">
            <text:p>89.809998</text:p>
          </table:table-cell>
          <table:table-cell office:value-type="float" office:value="43.939999" calcext:value-type="float">
            <text:p>43.939999</text:p>
          </table:table-cell>
        </table:table-row>
        <table:table-row table:style-name="ro1">
          <table:table-cell office:value-type="float" office:value="80.669998" calcext:value-type="float">
            <text:p>80.669998</text:p>
          </table:table-cell>
          <table:table-cell office:value-type="float" office:value="41.029999" calcext:value-type="float">
            <text:p>41.029999</text:p>
          </table:table-cell>
          <table:table-cell office:value-type="float" office:value="87.830002" calcext:value-type="float">
            <text:p>87.830002</text:p>
          </table:table-cell>
          <table:table-cell office:value-type="float" office:value="20.41" calcext:value-type="float">
            <text:p>20.41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76.900002" calcext:value-type="float">
            <text:p>76.900002</text:p>
          </table:table-cell>
          <table:table-cell office:value-type="float" office:value="39.869999" calcext:value-type="float">
            <text:p>39.869999</text:p>
          </table:table-cell>
          <table:table-cell office:value-type="float" office:value="64.260002" calcext:value-type="float">
            <text:p>64.260002</text:p>
          </table:table-cell>
          <table:table-cell office:value-type="float" office:value="51.25" calcext:value-type="float">
            <text:p>51.25</text:p>
          </table:table-cell>
          <table:table-cell office:value-type="float" office:value="457.027466" calcext:value-type="float">
            <text:p>457.027466</text:p>
          </table:table-cell>
          <table:table-cell office:value-type="float" office:value="298.690002" calcext:value-type="float">
            <text:p>298.690002</text:p>
          </table:table-cell>
          <table:table-cell office:value-type="float" office:value="106.860001" calcext:value-type="float">
            <text:p>106.860001</text:p>
          </table:table-cell>
          <table:table-cell office:value-type="float" office:value="89.690002" calcext:value-type="float">
            <text:p>89.690002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office:value-type="float" office:value="81.370003" calcext:value-type="float">
            <text:p>81.370003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88.25" calcext:value-type="float">
            <text:p>88.25</text:p>
          </table:table-cell>
          <table:table-cell office:value-type="float" office:value="20.530001" calcext:value-type="float">
            <text:p>20.530001</text:p>
          </table:table-cell>
          <table:table-cell office:value-type="float" office:value="124.110001" calcext:value-type="float">
            <text:p>124.110001</text:p>
          </table:table-cell>
          <table:table-cell office:value-type="float" office:value="77.620003" calcext:value-type="float">
            <text:p>77.620003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64.790001" calcext:value-type="float">
            <text:p>64.790001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459.163574" calcext:value-type="float">
            <text:p>459.163574</text:p>
          </table:table-cell>
          <table:table-cell office:value-type="float" office:value="307.269989" calcext:value-type="float">
            <text:p>307.269989</text:p>
          </table:table-cell>
          <table:table-cell office:value-type="float" office:value="103.830002" calcext:value-type="float">
            <text:p>103.830002</text:p>
          </table:table-cell>
          <table:table-cell office:value-type="float" office:value="89.910004" calcext:value-type="float">
            <text:p>89.910004</text:p>
          </table:table-cell>
          <table:table-cell office:value-type="float" office:value="44.950001" calcext:value-type="float">
            <text:p>44.950001</text:p>
          </table:table-cell>
        </table:table-row>
        <table:table-row table:style-name="ro1">
          <table:table-cell office:value-type="float" office:value="81.32" calcext:value-type="float">
            <text:p>81.32</text:p>
          </table:table-cell>
          <table:table-cell office:value-type="float" office:value="39.779999" calcext:value-type="float">
            <text:p>39.779999</text:p>
          </table:table-cell>
          <table:table-cell office:value-type="float" office:value="88.470001" calcext:value-type="float">
            <text:p>88.470001</text:p>
          </table:table-cell>
          <table:table-cell office:value-type="float" office:value="20.639999" calcext:value-type="float">
            <text:p>20.639999</text:p>
          </table:table-cell>
          <table:table-cell office:value-type="float" office:value="124.709999" calcext:value-type="float">
            <text:p>124.709999</text:p>
          </table:table-cell>
          <table:table-cell office:value-type="float" office:value="77.269997" calcext:value-type="float">
            <text:p>77.269997</text:p>
          </table:table-cell>
          <table:table-cell office:value-type="float" office:value="40.23" calcext:value-type="float">
            <text:p>40.23</text:p>
          </table:table-cell>
          <table:table-cell office:value-type="float" office:value="65.239998" calcext:value-type="float">
            <text:p>65.239998</text:p>
          </table:table-cell>
          <table:table-cell office:value-type="float" office:value="49.75" calcext:value-type="float">
            <text:p>49.75</text:p>
          </table:table-cell>
          <table:table-cell office:value-type="float" office:value="460.569427" calcext:value-type="float">
            <text:p>460.569427</text:p>
          </table:table-cell>
          <table:table-cell office:value-type="float" office:value="307.299988" calcext:value-type="float">
            <text:p>307.299988</text:p>
          </table:table-cell>
          <table:table-cell office:value-type="float" office:value="105.690002" calcext:value-type="float">
            <text:p>105.690002</text:p>
          </table:table-cell>
          <table:table-cell office:value-type="float" office:value="91.040001" calcext:value-type="float">
            <text:p>91.040001</text:p>
          </table:table-cell>
          <table:table-cell office:value-type="float" office:value="44.540001" calcext:value-type="float">
            <text:p>44.540001</text:p>
          </table:table-cell>
        </table:table-row>
        <table:table-row table:style-name="ro1">
          <table:table-cell office:value-type="float" office:value="80.489998" calcext:value-type="float">
            <text:p>80.489998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20.73" calcext:value-type="float">
            <text:p>20.73</text:p>
          </table:table-cell>
          <table:table-cell office:value-type="float" office:value="124.650002" calcext:value-type="float">
            <text:p>124.650002</text:p>
          </table:table-cell>
          <table:table-cell office:value-type="float" office:value="75.519997" calcext:value-type="float">
            <text:p>75.519997</text:p>
          </table:table-cell>
          <table:table-cell office:value-type="float" office:value="39.990002" calcext:value-type="float">
            <text:p>39.990002</text:p>
          </table:table-cell>
          <table:table-cell office:value-type="float" office:value="65.239998" calcext:value-type="float">
            <text:p>65.239998</text:p>
          </table:table-cell>
          <table:table-cell office:value-type="float" office:value="50.619999" calcext:value-type="float">
            <text:p>50.619999</text:p>
          </table:table-cell>
          <table:table-cell office:value-type="float" office:value="457.524231" calcext:value-type="float">
            <text:p>457.524231</text:p>
          </table:table-cell>
          <table:table-cell office:value-type="float" office:value="306.970001" calcext:value-type="float">
            <text:p>306.970001</text:p>
          </table:table-cell>
          <table:table-cell office:value-type="float" office:value="104.449997" calcext:value-type="float">
            <text:p>104.449997</text:p>
          </table:table-cell>
          <table:table-cell office:value-type="float" office:value="90.580002" calcext:value-type="float">
            <text:p>90.580002</text:p>
          </table:table-cell>
          <table:table-cell office:value-type="float" office:value="43.970001" calcext:value-type="float">
            <text:p>43.970001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86.75" calcext:value-type="float">
            <text:p>86.75</text:p>
          </table:table-cell>
          <table:table-cell office:value-type="float" office:value="20.57" calcext:value-type="float">
            <text:p>20.57</text:p>
          </table:table-cell>
          <table:table-cell office:value-type="float" office:value="124.68" calcext:value-type="float">
            <text:p>124.68</text:p>
          </table:table-cell>
          <table:table-cell office:value-type="float" office:value="76.610001" calcext:value-type="float">
            <text:p>76.610001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65.370003" calcext:value-type="float">
            <text:p>65.370003</text:p>
          </table:table-cell>
          <table:table-cell office:value-type="float" office:value="50" calcext:value-type="float">
            <text:p>50</text:p>
          </table:table-cell>
          <table:table-cell office:value-type="float" office:value="456.525726" calcext:value-type="float">
            <text:p>456.525726</text:p>
          </table:table-cell>
          <table:table-cell office:value-type="float" office:value="306.269989" calcext:value-type="float">
            <text:p>306.269989</text:p>
          </table:table-cell>
          <table:table-cell office:value-type="float" office:value="104.959999" calcext:value-type="float">
            <text:p>104.959999</text:p>
          </table:table-cell>
          <table:table-cell office:value-type="float" office:value="90.330002" calcext:value-type="float">
            <text:p>90.330002</text:p>
          </table:table-cell>
          <table:table-cell office:value-type="float" office:value="43.959999" calcext:value-type="float">
            <text:p>43.959999</text:p>
          </table:table-cell>
        </table:table-row>
        <table:table-row table:style-name="ro1">
          <table:table-cell office:value-type="float" office:value="80.360001" calcext:value-type="float">
            <text:p>80.360001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20.565001" calcext:value-type="float">
            <text:p>20.565001</text:p>
          </table:table-cell>
          <table:table-cell office:value-type="float" office:value="125.790001" calcext:value-type="float">
            <text:p>125.790001</text:p>
          </table:table-cell>
          <table:table-cell office:value-type="float" office:value="76.5" calcext:value-type="float">
            <text:p>76.5</text:p>
          </table:table-cell>
          <table:table-cell office:value-type="float" office:value="39.57" calcext:value-type="float">
            <text:p>39.57</text:p>
          </table:table-cell>
          <table:table-cell office:value-type="float" office:value="65.589996" calcext:value-type="float">
            <text:p>65.589996</text:p>
          </table:table-cell>
          <table:table-cell office:value-type="float" office:value="50.049999" calcext:value-type="float">
            <text:p>50.049999</text:p>
          </table:table-cell>
          <table:table-cell office:value-type="float" office:value="440.440369" calcext:value-type="float">
            <text:p>440.440369</text:p>
          </table:table-cell>
          <table:table-cell office:value-type="float" office:value="304.390015" calcext:value-type="float">
            <text:p>304.390015</text:p>
          </table:table-cell>
          <table:table-cell office:value-type="float" office:value="107.129997" calcext:value-type="float">
            <text:p>107.129997</text:p>
          </table:table-cell>
          <table:table-cell office:value-type="float" office:value="90.239998" calcext:value-type="float">
            <text:p>90.239998</text:p>
          </table:table-cell>
          <table:table-cell office:value-type="float" office:value="44.490002" calcext:value-type="float">
            <text:p>44.490002</text:p>
          </table:table-cell>
        </table:table-row>
        <table:table-row table:style-name="ro1">
          <table:table-cell office:value-type="float" office:value="81.230003" calcext:value-type="float">
            <text:p>81.230003</text:p>
          </table:table-cell>
          <table:table-cell office:value-type="float" office:value="41.080002" calcext:value-type="float">
            <text:p>41.080002</text:p>
          </table:table-cell>
          <table:table-cell office:value-type="float" office:value="88.669998" calcext:value-type="float">
            <text:p>88.669998</text:p>
          </table:table-cell>
          <table:table-cell office:value-type="float" office:value="20.594999" calcext:value-type="float">
            <text:p>20.594999</text:p>
          </table:table-cell>
          <table:table-cell office:value-type="float" office:value="126.709999" calcext:value-type="float">
            <text:p>126.709999</text:p>
          </table:table-cell>
          <table:table-cell office:value-type="float" office:value="76.889999" calcext:value-type="float">
            <text:p>76.889999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66.080002" calcext:value-type="float">
            <text:p>66.080002</text:p>
          </table:table-cell>
          <table:table-cell office:value-type="float" office:value="49.84" calcext:value-type="float">
            <text:p>49.84</text:p>
          </table:table-cell>
          <table:table-cell office:value-type="float" office:value="448.085632" calcext:value-type="float">
            <text:p>448.085632</text:p>
          </table:table-cell>
          <table:table-cell office:value-type="float" office:value="309.25" calcext:value-type="float">
            <text:p>309.25</text:p>
          </table:table-cell>
          <table:table-cell office:value-type="float" office:value="107.269997" calcext:value-type="float">
            <text:p>107.269997</text:p>
          </table:table-cell>
          <table:table-cell office:value-type="float" office:value="92.080002" calcext:value-type="float">
            <text:p>92.080002</text:p>
          </table:table-cell>
          <table:table-cell office:value-type="float" office:value="44.299999" calcext:value-type="float">
            <text:p>44.299999</text:p>
          </table:table-cell>
        </table:table-row>
        <table:table-row table:style-name="ro1">
          <table:table-cell office:value-type="float" office:value="81.220001" calcext:value-type="float">
            <text:p>81.220001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89.010002" calcext:value-type="float">
            <text:p>89.010002</text:p>
          </table:table-cell>
          <table:table-cell office:value-type="float" office:value="20.725" calcext:value-type="float">
            <text:p>20.725</text:p>
          </table:table-cell>
          <table:table-cell office:value-type="float" office:value="127.07" calcext:value-type="float">
            <text:p>127.07</text:p>
          </table:table-cell>
          <table:table-cell office:value-type="float" office:value="76.940002" calcext:value-type="float">
            <text:p>76.940002</text:p>
          </table:table-cell>
          <table:table-cell office:value-type="float" office:value="39.580002" calcext:value-type="float">
            <text:p>39.580002</text:p>
          </table:table-cell>
          <table:table-cell office:value-type="float" office:value="65.970001" calcext:value-type="float">
            <text:p>65.970001</text:p>
          </table:table-cell>
          <table:table-cell office:value-type="float" office:value="50.330002" calcext:value-type="float">
            <text:p>50.330002</text:p>
          </table:table-cell>
          <table:table-cell office:value-type="float" office:value="452.407532" calcext:value-type="float">
            <text:p>452.407532</text:p>
          </table:table-cell>
          <table:table-cell office:value-type="float" office:value="303.160004" calcext:value-type="float">
            <text:p>303.160004</text:p>
          </table:table-cell>
          <table:table-cell office:value-type="float" office:value="107.18" calcext:value-type="float">
            <text:p>107.18</text:p>
          </table:table-cell>
          <table:table-cell office:value-type="float" office:value="92.389999" calcext:value-type="float">
            <text:p>92.389999</text:p>
          </table:table-cell>
          <table:table-cell office:value-type="float" office:value="44.919998" calcext:value-type="float">
            <text:p>44.919998</text:p>
          </table:table-cell>
        </table:table-row>
        <table:table-row table:style-name="ro1">
          <table:table-cell office:value-type="float" office:value="80.949997" calcext:value-type="float">
            <text:p>80.949997</text:p>
          </table:table-cell>
          <table:table-cell office:value-type="float" office:value="41.119999" calcext:value-type="float">
            <text:p>41.119999</text:p>
          </table:table-cell>
          <table:table-cell office:value-type="float" office:value="90.860001" calcext:value-type="float">
            <text:p>90.860001</text:p>
          </table:table-cell>
          <table:table-cell office:value-type="float" office:value="20.795" calcext:value-type="float">
            <text:p>20.795</text:p>
          </table:table-cell>
          <table:table-cell office:value-type="float" office:value="127.25" calcext:value-type="float">
            <text:p>127.25</text:p>
          </table:table-cell>
          <table:table-cell office:value-type="float" office:value="76.959999" calcext:value-type="float">
            <text:p>76.959999</text:p>
          </table:table-cell>
          <table:table-cell office:value-type="float" office:value="39.34" calcext:value-type="float">
            <text:p>39.34</text:p>
          </table:table-cell>
          <table:table-cell office:value-type="float" office:value="66.25" calcext:value-type="float">
            <text:p>66.25</text:p>
          </table:table-cell>
          <table:table-cell office:value-type="float" office:value="50.16" calcext:value-type="float">
            <text:p>50.16</text:p>
          </table:table-cell>
          <table:table-cell office:value-type="float" office:value="450.698639" calcext:value-type="float">
            <text:p>450.698639</text:p>
          </table:table-cell>
          <table:table-cell office:value-type="float" office:value="303.019989" calcext:value-type="float">
            <text:p>303.019989</text:p>
          </table:table-cell>
          <table:table-cell office:value-type="float" office:value="109.239998" calcext:value-type="float">
            <text:p>109.239998</text:p>
          </table:table-cell>
          <table:table-cell office:value-type="float" office:value="92.650002" calcext:value-type="float">
            <text:p>92.650002</text:p>
          </table:table-cell>
          <table:table-cell office:value-type="float" office:value="44.279999" calcext:value-type="float">
            <text:p>44.279999</text:p>
          </table:table-cell>
        </table:table-row>
        <table:table-row table:style-name="ro1">
          <table:table-cell office:value-type="float" office:value="80.010002" calcext:value-type="float">
            <text:p>80.010002</text:p>
          </table:table-cell>
          <table:table-cell office:value-type="float" office:value="40.810001" calcext:value-type="float">
            <text:p>40.810001</text:p>
          </table:table-cell>
          <table:table-cell office:value-type="float" office:value="90.309998" calcext:value-type="float">
            <text:p>90.309998</text:p>
          </table:table-cell>
          <table:table-cell office:value-type="float" office:value="20.485001" calcext:value-type="float">
            <text:p>20.485001</text:p>
          </table:table-cell>
          <table:table-cell office:value-type="float" office:value="126.139999" calcext:value-type="float">
            <text:p>126.139999</text:p>
          </table:table-cell>
          <table:table-cell office:value-type="float" office:value="76.889999" calcext:value-type="float">
            <text:p>76.889999</text:p>
          </table:table-cell>
          <table:table-cell office:value-type="float" office:value="38.759998" calcext:value-type="float">
            <text:p>38.759998</text:p>
          </table:table-cell>
          <table:table-cell office:value-type="float" office:value="65.410004" calcext:value-type="float">
            <text:p>65.410004</text:p>
          </table:table-cell>
          <table:table-cell office:value-type="float" office:value="50.290001" calcext:value-type="float">
            <text:p>50.290001</text:p>
          </table:table-cell>
          <table:table-cell office:value-type="float" office:value="444.046906" calcext:value-type="float">
            <text:p>444.046906</text:p>
          </table:table-cell>
          <table:table-cell office:value-type="float" office:value="299" calcext:value-type="float">
            <text:p>299</text:p>
          </table:table-cell>
          <table:table-cell office:value-type="float" office:value="106.360001" calcext:value-type="float">
            <text:p>106.360001</text:p>
          </table:table-cell>
          <table:table-cell office:value-type="float" office:value="92" calcext:value-type="float">
            <text:p>92</text:p>
          </table:table-cell>
          <table:table-cell office:value-type="float" office:value="43.41" calcext:value-type="float">
            <text:p>43.41</text:p>
          </table:table-cell>
        </table:table-row>
        <table:table-row table:style-name="ro1">
          <table:table-cell office:value-type="float" office:value="80.019997" calcext:value-type="float">
            <text:p>80.019997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90.040001" calcext:value-type="float">
            <text:p>90.040001</text:p>
          </table:table-cell>
          <table:table-cell office:value-type="float" office:value="20.555" calcext:value-type="float">
            <text:p>20.555</text:p>
          </table:table-cell>
          <table:table-cell office:value-type="float" office:value="127.029999" calcext:value-type="float">
            <text:p>127.029999</text:p>
          </table:table-cell>
          <table:table-cell office:value-type="float" office:value="73.519997" calcext:value-type="float">
            <text:p>73.519997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65.410004" calcext:value-type="float">
            <text:p>65.410004</text:p>
          </table:table-cell>
          <table:table-cell office:value-type="float" office:value="50.740002" calcext:value-type="float">
            <text:p>50.740002</text:p>
          </table:table-cell>
          <table:table-cell office:value-type="float" office:value="440.62912" calcext:value-type="float">
            <text:p>440.62912</text:p>
          </table:table-cell>
          <table:table-cell office:value-type="float" office:value="299.549988" calcext:value-type="float">
            <text:p>299.549988</text:p>
          </table:table-cell>
          <table:table-cell office:value-type="float" office:value="106.220001" calcext:value-type="float">
            <text:p>106.220001</text:p>
          </table:table-cell>
          <table:table-cell office:value-type="float" office:value="92.32" calcext:value-type="float">
            <text:p>92.32</text:p>
          </table:table-cell>
          <table:table-cell office:value-type="float" office:value="45.009998" calcext:value-type="float">
            <text:p>45.009998</text:p>
          </table:table-cell>
        </table:table-row>
        <table:table-row table:style-name="ro1">
          <table:table-cell office:value-type="float" office:value="80.099998" calcext:value-type="float">
            <text:p>80.099998</text:p>
          </table:table-cell>
          <table:table-cell office:value-type="float" office:value="40.610001" calcext:value-type="float">
            <text:p>40.610001</text:p>
          </table:table-cell>
          <table:table-cell office:value-type="float" office:value="90.220001" calcext:value-type="float">
            <text:p>90.220001</text:p>
          </table:table-cell>
          <table:table-cell office:value-type="float" office:value="21.030001" calcext:value-type="float">
            <text:p>21.030001</text:p>
          </table:table-cell>
          <table:table-cell office:value-type="float" office:value="127.370003" calcext:value-type="float">
            <text:p>127.370003</text:p>
          </table:table-cell>
          <table:table-cell office:value-type="float" office:value="73.389999" calcext:value-type="float">
            <text:p>73.389999</text:p>
          </table:table-cell>
          <table:table-cell office:value-type="float" office:value="38.209999" calcext:value-type="float">
            <text:p>38.209999</text:p>
          </table:table-cell>
          <table:table-cell office:value-type="float" office:value="65.540001" calcext:value-type="float">
            <text:p>65.540001</text:p>
          </table:table-cell>
          <table:table-cell office:value-type="float" office:value="51.029999" calcext:value-type="float">
            <text:p>51.029999</text:p>
          </table:table-cell>
          <table:table-cell office:value-type="float" office:value="439.590881" calcext:value-type="float">
            <text:p>439.590881</text:p>
          </table:table-cell>
          <table:table-cell office:value-type="float" office:value="311.070007" calcext:value-type="float">
            <text:p>311.070007</text:p>
          </table:table-cell>
          <table:table-cell office:value-type="float" office:value="103.519997" calcext:value-type="float">
            <text:p>103.519997</text:p>
          </table:table-cell>
          <table:table-cell office:value-type="float" office:value="92.629997" calcext:value-type="float">
            <text:p>92.629997</text:p>
          </table:table-cell>
          <table:table-cell office:value-type="float" office:value="44.720001" calcext:value-type="float">
            <text:p>44.720001</text:p>
          </table:table-cell>
        </table:table-row>
        <table:table-row table:style-name="ro1">
          <table:table-cell office:value-type="float" office:value="80.489998" calcext:value-type="float">
            <text:p>80.489998</text:p>
          </table:table-cell>
          <table:table-cell office:value-type="float" office:value="40.419998" calcext:value-type="float">
            <text:p>40.419998</text:p>
          </table:table-cell>
          <table:table-cell office:value-type="float" office:value="91.769997" calcext:value-type="float">
            <text:p>91.769997</text:p>
          </table:table-cell>
          <table:table-cell office:value-type="float" office:value="21.120001" calcext:value-type="float">
            <text:p>21.120001</text:p>
          </table:table-cell>
          <table:table-cell office:value-type="float" office:value="126.199997" calcext:value-type="float">
            <text:p>126.199997</text:p>
          </table:table-cell>
          <table:table-cell office:value-type="float" office:value="72.900002" calcext:value-type="float">
            <text:p>72.900002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65.449997" calcext:value-type="float">
            <text:p>65.449997</text:p>
          </table:table-cell>
          <table:table-cell office:value-type="float" office:value="51.939999" calcext:value-type="float">
            <text:p>51.939999</text:p>
          </table:table-cell>
          <table:table-cell office:value-type="float" office:value="439.86908" calcext:value-type="float">
            <text:p>439.86908</text:p>
          </table:table-cell>
          <table:table-cell office:value-type="float" office:value="307.720001" calcext:value-type="float">
            <text:p>307.720001</text:p>
          </table:table-cell>
          <table:table-cell office:value-type="float" office:value="104.940002" calcext:value-type="float">
            <text:p>104.940002</text:p>
          </table:table-cell>
          <table:table-cell office:value-type="float" office:value="93.470001" calcext:value-type="float">
            <text:p>93.470001</text:p>
          </table:table-cell>
          <table:table-cell office:value-type="float" office:value="45.080002" calcext:value-type="float">
            <text:p>45.080002</text:p>
          </table:table-cell>
        </table:table-row>
        <table:table-row table:style-name="ro1">
          <table:table-cell office:value-type="float" office:value="80.440002" calcext:value-type="float">
            <text:p>80.440002</text:p>
          </table:table-cell>
          <table:table-cell office:value-type="float" office:value="40.41" calcext:value-type="float">
            <text:p>40.41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21.09" calcext:value-type="float">
            <text:p>21.09</text:p>
          </table:table-cell>
          <table:table-cell office:value-type="float" office:value="126.019997" calcext:value-type="float">
            <text:p>126.019997</text:p>
          </table:table-cell>
          <table:table-cell office:value-type="float" office:value="72.349998" calcext:value-type="float">
            <text:p>72.349998</text:p>
          </table:table-cell>
          <table:table-cell office:value-type="float" office:value="38.189999" calcext:value-type="float">
            <text:p>38.189999</text:p>
          </table:table-cell>
          <table:table-cell office:value-type="float" office:value="64.919998" calcext:value-type="float">
            <text:p>64.919998</text:p>
          </table:table-cell>
          <table:table-cell office:value-type="float" office:value="50.27" calcext:value-type="float">
            <text:p>50.27</text:p>
          </table:table-cell>
          <table:table-cell office:value-type="float" office:value="443.609741" calcext:value-type="float">
            <text:p>443.609741</text:p>
          </table:table-cell>
          <table:table-cell office:value-type="float" office:value="303.910004" calcext:value-type="float">
            <text:p>303.910004</text:p>
          </table:table-cell>
          <table:table-cell office:value-type="float" office:value="105.919998" calcext:value-type="float">
            <text:p>105.919998</text:p>
          </table:table-cell>
          <table:table-cell office:value-type="float" office:value="93.230003" calcext:value-type="float">
            <text:p>93.230003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float" office:value="81.620003" calcext:value-type="float">
            <text:p>81.620003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92.449997" calcext:value-type="float">
            <text:p>92.449997</text:p>
          </table:table-cell>
          <table:table-cell office:value-type="float" office:value="21.35" calcext:value-type="float">
            <text:p>21.35</text:p>
          </table:table-cell>
          <table:table-cell office:value-type="float" office:value="126.489998" calcext:value-type="float">
            <text:p>126.489998</text:p>
          </table:table-cell>
          <table:table-cell office:value-type="float" office:value="70.540001" calcext:value-type="float">
            <text:p>70.540001</text:p>
          </table:table-cell>
          <table:table-cell office:value-type="float" office:value="38.049999" calcext:value-type="float">
            <text:p>38.049999</text:p>
          </table:table-cell>
          <table:table-cell office:value-type="float" office:value="65.720001" calcext:value-type="float">
            <text:p>65.720001</text:p>
          </table:table-cell>
          <table:table-cell office:value-type="float" office:value="50.049999" calcext:value-type="float">
            <text:p>50.049999</text:p>
          </table:table-cell>
          <table:table-cell office:value-type="float" office:value="444.608246" calcext:value-type="float">
            <text:p>444.608246</text:p>
          </table:table-cell>
          <table:table-cell office:value-type="float" office:value="303.079987" calcext:value-type="float">
            <text:p>303.079987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94.160004" calcext:value-type="float">
            <text:p>94.160004</text:p>
          </table:table-cell>
          <table:table-cell office:value-type="float" office:value="45.139999" calcext:value-type="float">
            <text:p>45.139999</text:p>
          </table:table-cell>
        </table:table-row>
        <table:table-row table:style-name="ro1">
          <table:table-cell office:value-type="float" office:value="81.419998" calcext:value-type="float">
            <text:p>81.419998</text:p>
          </table:table-cell>
          <table:table-cell office:value-type="float" office:value="40.029999" calcext:value-type="float">
            <text:p>40.029999</text:p>
          </table:table-cell>
          <table:table-cell office:value-type="float" office:value="94.459999" calcext:value-type="float">
            <text:p>94.459999</text:p>
          </table:table-cell>
          <table:table-cell office:value-type="float" office:value="21.445" calcext:value-type="float">
            <text:p>21.445</text:p>
          </table:table-cell>
          <table:table-cell office:value-type="float" office:value="124.870003" calcext:value-type="float">
            <text:p>124.870003</text:p>
          </table:table-cell>
          <table:table-cell office:value-type="float" office:value="69.650002" calcext:value-type="float">
            <text:p>69.650002</text:p>
          </table:table-cell>
          <table:table-cell office:value-type="float" office:value="38" calcext:value-type="float">
            <text:p>38</text:p>
          </table:table-cell>
          <table:table-cell office:value-type="float" office:value="65.959999" calcext:value-type="float">
            <text:p>65.959999</text:p>
          </table:table-cell>
          <table:table-cell office:value-type="float" office:value="49.830002" calcext:value-type="float">
            <text:p>49.830002</text:p>
          </table:table-cell>
          <table:table-cell office:value-type="float" office:value="448.800995" calcext:value-type="float">
            <text:p>448.800995</text:p>
          </table:table-cell>
          <table:table-cell office:value-type="float" office:value="304.630005" calcext:value-type="float">
            <text:p>304.630005</text:p>
          </table:table-cell>
          <table:table-cell office:value-type="float" office:value="106" calcext:value-type="float">
            <text:p>106</text:p>
          </table:table-cell>
          <table:table-cell office:value-type="float" office:value="93.559998" calcext:value-type="float">
            <text:p>93.559998</text:p>
          </table:table-cell>
          <table:table-cell office:value-type="float" office:value="45.110001" calcext:value-type="float">
            <text:p>45.110001</text:p>
          </table:table-cell>
        </table:table-row>
        <table:table-row table:style-name="ro1">
          <table:table-cell office:value-type="float" office:value="81.050003" calcext:value-type="float">
            <text:p>81.050003</text:p>
          </table:table-cell>
          <table:table-cell office:value-type="float" office:value="40.18" calcext:value-type="float">
            <text:p>40.18</text:p>
          </table:table-cell>
          <table:table-cell office:value-type="float" office:value="94.889999" calcext:value-type="float">
            <text:p>94.889999</text:p>
          </table:table-cell>
          <table:table-cell office:value-type="float" office:value="21.51" calcext:value-type="float">
            <text:p>21.51</text:p>
          </table:table-cell>
          <table:table-cell office:value-type="float" office:value="124.720001" calcext:value-type="float">
            <text:p>124.720001</text:p>
          </table:table-cell>
          <table:table-cell office:value-type="float" office:value="69.959999" calcext:value-type="float">
            <text:p>69.959999</text:p>
          </table:table-cell>
          <table:table-cell office:value-type="float" office:value="37.580002" calcext:value-type="float">
            <text:p>37.580002</text:p>
          </table:table-cell>
          <table:table-cell office:value-type="float" office:value="67" calcext:value-type="float">
            <text:p>67</text:p>
          </table:table-cell>
          <table:table-cell office:value-type="float" office:value="50.110001" calcext:value-type="float">
            <text:p>50.110001</text:p>
          </table:table-cell>
          <table:table-cell office:value-type="float" office:value="449.769684" calcext:value-type="float">
            <text:p>449.769684</text:p>
          </table:table-cell>
          <table:table-cell office:value-type="float" office:value="303.399994" calcext:value-type="float">
            <text:p>303.399994</text:p>
          </table:table-cell>
          <table:table-cell office:value-type="float" office:value="107.139999" calcext:value-type="float">
            <text:p>107.139999</text:p>
          </table:table-cell>
          <table:table-cell office:value-type="float" office:value="94.050003" calcext:value-type="float">
            <text:p>94.050003</text:p>
          </table:table-cell>
          <table:table-cell office:value-type="float" office:value="45.049999" calcext:value-type="float">
            <text:p>45.049999</text:p>
          </table:table-cell>
        </table:table-row>
        <table:table-row table:style-name="ro1">
          <table:table-cell office:value-type="float" office:value="81.300003" calcext:value-type="float">
            <text:p>81.300003</text:p>
          </table:table-cell>
          <table:table-cell office:value-type="float" office:value="40.23" calcext:value-type="float">
            <text:p>40.23</text:p>
          </table:table-cell>
          <table:table-cell office:value-type="float" office:value="95.300003" calcext:value-type="float">
            <text:p>95.300003</text:p>
          </table:table-cell>
          <table:table-cell office:value-type="float" office:value="21.555" calcext:value-type="float">
            <text:p>21.555</text:p>
          </table:table-cell>
          <table:table-cell office:value-type="float" office:value="123.970001" calcext:value-type="float">
            <text:p>123.970001</text:p>
          </table:table-cell>
          <table:table-cell office:value-type="float" office:value="70.349998" calcext:value-type="float">
            <text:p>70.349998</text:p>
          </table:table-cell>
          <table:table-cell office:value-type="float" office:value="37.650002" calcext:value-type="float">
            <text:p>37.650002</text:p>
          </table:table-cell>
          <table:table-cell office:value-type="float" office:value="67.120003" calcext:value-type="float">
            <text:p>67.120003</text:p>
          </table:table-cell>
          <table:table-cell office:value-type="float" office:value="50.189999" calcext:value-type="float">
            <text:p>50.189999</text:p>
          </table:table-cell>
          <table:table-cell office:value-type="float" office:value="449.421936" calcext:value-type="float">
            <text:p>449.421936</text:p>
          </table:table-cell>
          <table:table-cell office:value-type="float" office:value="300.51001" calcext:value-type="float">
            <text:p>300.51001</text:p>
          </table:table-cell>
          <table:table-cell office:value-type="float" office:value="107.349998" calcext:value-type="float">
            <text:p>107.349998</text:p>
          </table:table-cell>
          <table:table-cell office:value-type="float" office:value="93.879997" calcext:value-type="float">
            <text:p>93.879997</text:p>
          </table:table-cell>
          <table:table-cell office:value-type="float" office:value="44.419998" calcext:value-type="float">
            <text:p>44.419998</text:p>
          </table:table-cell>
        </table:table-row>
        <table:table-row table:style-name="ro1">
          <table:table-cell office:value-type="float" office:value="81.410004" calcext:value-type="float">
            <text:p>81.410004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94.360001" calcext:value-type="float">
            <text:p>94.360001</text:p>
          </table:table-cell>
          <table:table-cell office:value-type="float" office:value="21.674999" calcext:value-type="float">
            <text:p>21.674999</text:p>
          </table:table-cell>
          <table:table-cell office:value-type="float" office:value="123.029999" calcext:value-type="float">
            <text:p>123.029999</text:p>
          </table:table-cell>
          <table:table-cell office:value-type="float" office:value="69.099998" calcext:value-type="float">
            <text:p>69.099998</text:p>
          </table:table-cell>
          <table:table-cell office:value-type="float" office:value="37.98" calcext:value-type="float">
            <text:p>37.98</text:p>
          </table:table-cell>
          <table:table-cell office:value-type="float" office:value="66.93" calcext:value-type="float">
            <text:p>66.93</text:p>
          </table:table-cell>
          <table:table-cell office:value-type="float" office:value="49.93" calcext:value-type="float">
            <text:p>49.93</text:p>
          </table:table-cell>
          <table:table-cell office:value-type="float" office:value="444.628113" calcext:value-type="float">
            <text:p>444.628113</text:p>
          </table:table-cell>
          <table:table-cell office:value-type="float" office:value="300.149994" calcext:value-type="float">
            <text:p>300.149994</text:p>
          </table:table-cell>
          <table:table-cell office:value-type="float" office:value="106.209999" calcext:value-type="float">
            <text:p>106.209999</text:p>
          </table:table-cell>
          <table:table-cell office:value-type="float" office:value="93.599998" calcext:value-type="float">
            <text:p>93.599998</text:p>
          </table:table-cell>
          <table:table-cell office:value-type="float" office:value="44.700001" calcext:value-type="float">
            <text:p>44.700001</text:p>
          </table:table-cell>
        </table:table-row>
        <table:table-row table:style-name="ro1">
          <table:table-cell office:value-type="float" office:value="82.110001" calcext:value-type="float">
            <text:p>82.110001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96.089996" calcext:value-type="float">
            <text:p>96.089996</text:p>
          </table:table-cell>
          <table:table-cell office:value-type="float" office:value="21.6" calcext:value-type="float">
            <text:p>21.6</text:p>
          </table:table-cell>
          <table:table-cell office:value-type="float" office:value="123.879997" calcext:value-type="float">
            <text:p>123.879997</text:p>
          </table:table-cell>
          <table:table-cell office:value-type="float" office:value="68.400002" calcext:value-type="float">
            <text:p>68.400002</text:p>
          </table:table-cell>
          <table:table-cell office:value-type="float" office:value="37.939999" calcext:value-type="float">
            <text:p>37.939999</text:p>
          </table:table-cell>
          <table:table-cell office:value-type="float" office:value="67.040001" calcext:value-type="float">
            <text:p>67.040001</text:p>
          </table:table-cell>
          <table:table-cell office:value-type="float" office:value="50.060001" calcext:value-type="float">
            <text:p>50.060001</text:p>
          </table:table-cell>
          <table:table-cell office:value-type="float" office:value="444.851654" calcext:value-type="float">
            <text:p>444.851654</text:p>
          </table:table-cell>
          <table:table-cell office:value-type="float" office:value="298.519989" calcext:value-type="float">
            <text:p>298.519989</text:p>
          </table:table-cell>
          <table:table-cell office:value-type="float" office:value="106.68" calcext:value-type="float">
            <text:p>106.68</text:p>
          </table:table-cell>
          <table:table-cell office:value-type="float" office:value="94.269997" calcext:value-type="float">
            <text:p>94.269997</text:p>
          </table:table-cell>
          <table:table-cell office:value-type="float" office:value="44.860001" calcext:value-type="float">
            <text:p>44.860001</text:p>
          </table:table-cell>
        </table:table-row>
        <table:table-row table:style-name="ro1">
          <table:table-cell office:value-type="float" office:value="81.919998" calcext:value-type="float">
            <text:p>81.919998</text:p>
          </table:table-cell>
          <table:table-cell office:value-type="float" office:value="40.25" calcext:value-type="float">
            <text:p>40.25</text:p>
          </table:table-cell>
          <table:table-cell office:value-type="float" office:value="95.599998" calcext:value-type="float">
            <text:p>95.599998</text:p>
          </table:table-cell>
          <table:table-cell office:value-type="float" office:value="21.555" calcext:value-type="float">
            <text:p>21.555</text:p>
          </table:table-cell>
          <table:table-cell office:value-type="float" office:value="123.120003" calcext:value-type="float">
            <text:p>123.120003</text:p>
          </table:table-cell>
          <table:table-cell office:value-type="float" office:value="68.389999" calcext:value-type="float">
            <text:p>68.389999</text:p>
          </table:table-cell>
          <table:table-cell office:value-type="float" office:value="37.759998" calcext:value-type="float">
            <text:p>37.759998</text:p>
          </table:table-cell>
          <table:table-cell office:value-type="float" office:value="67.010002" calcext:value-type="float">
            <text:p>67.010002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442.402588" calcext:value-type="float">
            <text:p>442.402588</text:p>
          </table:table-cell>
          <table:table-cell office:value-type="float" office:value="295.679993" calcext:value-type="float">
            <text:p>295.679993</text:p>
          </table:table-cell>
          <table:table-cell office:value-type="float" office:value="105.370003" calcext:value-type="float">
            <text:p>105.370003</text:p>
          </table:table-cell>
          <table:table-cell office:value-type="float" office:value="93.389999" calcext:value-type="float">
            <text:p>93.389999</text:p>
          </table:table-cell>
          <table:table-cell office:value-type="float" office:value="44.900002" calcext:value-type="float">
            <text:p>44.900002</text:p>
          </table:table-cell>
        </table:table-row>
        <table:table-row table:style-name="ro1">
          <table:table-cell office:value-type="float" office:value="81.230003" calcext:value-type="float">
            <text:p>81.230003</text:p>
          </table:table-cell>
          <table:table-cell office:value-type="float" office:value="40.040001" calcext:value-type="float">
            <text:p>40.040001</text:p>
          </table:table-cell>
          <table:table-cell office:value-type="float" office:value="95.410004" calcext:value-type="float">
            <text:p>95.410004</text:p>
          </table:table-cell>
          <table:table-cell office:value-type="float" office:value="21.504999" calcext:value-type="float">
            <text:p>21.504999</text:p>
          </table:table-cell>
          <table:table-cell office:value-type="float" office:value="122" calcext:value-type="float">
            <text:p>122</text:p>
          </table:table-cell>
          <table:table-cell office:value-type="float" office:value="68.370003" calcext:value-type="float">
            <text:p>68.370003</text:p>
          </table:table-cell>
          <table:table-cell office:value-type="float" office:value="37.5" calcext:value-type="float">
            <text:p>37.5</text:p>
          </table:table-cell>
          <table:table-cell office:value-type="float" office:value="66.32" calcext:value-type="float">
            <text:p>66.32</text:p>
          </table:table-cell>
          <table:table-cell office:value-type="float" office:value="49.279999" calcext:value-type="float">
            <text:p>49.279999</text:p>
          </table:table-cell>
          <table:table-cell office:value-type="float" office:value="440.584412" calcext:value-type="float">
            <text:p>440.584412</text:p>
          </table:table-cell>
          <table:table-cell office:value-type="float" office:value="295.790009" calcext:value-type="float">
            <text:p>295.790009</text:p>
          </table:table-cell>
          <table:table-cell office:value-type="float" office:value="104.860001" calcext:value-type="float">
            <text:p>104.860001</text:p>
          </table:table-cell>
          <table:table-cell office:value-type="float" office:value="92.080002" calcext:value-type="float">
            <text:p>92.080002</text:p>
          </table:table-cell>
          <table:table-cell office:value-type="float" office:value="44.709999" calcext:value-type="float">
            <text:p>44.709999</text:p>
          </table:table-cell>
        </table:table-row>
        <table:table-row table:style-name="ro1">
          <table:table-cell office:value-type="float" office:value="81.779999" calcext:value-type="float">
            <text:p>81.779999</text:p>
          </table:table-cell>
          <table:table-cell office:value-type="float" office:value="39.93" calcext:value-type="float">
            <text:p>39.93</text:p>
          </table:table-cell>
          <table:table-cell office:value-type="float" office:value="95.290001" calcext:value-type="float">
            <text:p>95.290001</text:p>
          </table:table-cell>
          <table:table-cell office:value-type="float" office:value="21.745001" calcext:value-type="float">
            <text:p>21.745001</text:p>
          </table:table-cell>
          <table:table-cell office:value-type="float" office:value="121.93" calcext:value-type="float">
            <text:p>121.93</text:p>
          </table:table-cell>
          <table:table-cell office:value-type="float" office:value="67.68" calcext:value-type="float">
            <text:p>67.68</text:p>
          </table:table-cell>
          <table:table-cell office:value-type="float" office:value="37.5" calcext:value-type="float">
            <text:p>37.5</text:p>
          </table:table-cell>
          <table:table-cell office:value-type="float" office:value="66.43" calcext:value-type="float">
            <text:p>66.43</text:p>
          </table:table-cell>
          <table:table-cell office:value-type="float" office:value="49.639999" calcext:value-type="float">
            <text:p>49.639999</text:p>
          </table:table-cell>
          <table:table-cell office:value-type="float" office:value="440.549652" calcext:value-type="float">
            <text:p>440.549652</text:p>
          </table:table-cell>
          <table:table-cell office:value-type="float" office:value="295.880005" calcext:value-type="float">
            <text:p>295.880005</text:p>
          </table:table-cell>
          <table:table-cell office:value-type="float" office:value="104.309998" calcext:value-type="float">
            <text:p>104.309998</text:p>
          </table:table-cell>
          <table:table-cell office:value-type="float" office:value="91.889999" calcext:value-type="float">
            <text:p>91.889999</text:p>
          </table:table-cell>
          <table:table-cell office:value-type="float" office:value="45.119999" calcext:value-type="float">
            <text:p>45.119999</text:p>
          </table:table-cell>
        </table:table-row>
        <table:table-row table:style-name="ro1">
          <table:table-cell office:value-type="float" office:value="81.669998" calcext:value-type="float">
            <text:p>81.669998</text:p>
          </table:table-cell>
          <table:table-cell office:value-type="float" office:value="39.59" calcext:value-type="float">
            <text:p>39.59</text:p>
          </table:table-cell>
          <table:table-cell office:value-type="float" office:value="95.209999" calcext:value-type="float">
            <text:p>95.209999</text:p>
          </table:table-cell>
          <table:table-cell office:value-type="float" office:value="21.955" calcext:value-type="float">
            <text:p>21.955</text:p>
          </table:table-cell>
          <table:table-cell office:value-type="float" office:value="122.760002" calcext:value-type="float">
            <text:p>122.760002</text:p>
          </table:table-cell>
          <table:table-cell office:value-type="float" office:value="67.540001" calcext:value-type="float">
            <text:p>67.540001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67.150002" calcext:value-type="float">
            <text:p>67.150002</text:p>
          </table:table-cell>
          <table:table-cell office:value-type="float" office:value="49.099998" calcext:value-type="float">
            <text:p>49.099998</text:p>
          </table:table-cell>
          <table:table-cell office:value-type="float" office:value="436.346985" calcext:value-type="float">
            <text:p>436.346985</text:p>
          </table:table-cell>
          <table:table-cell office:value-type="float" office:value="294.290009" calcext:value-type="float">
            <text:p>294.290009</text:p>
          </table:table-cell>
          <table:table-cell office:value-type="float" office:value="106.160004" calcext:value-type="float">
            <text:p>106.160004</text:p>
          </table:table-cell>
          <table:table-cell office:value-type="float" office:value="92.790001" calcext:value-type="float">
            <text:p>92.790001</text:p>
          </table:table-cell>
          <table:table-cell office:value-type="float" office:value="44.849998" calcext:value-type="float">
            <text:p>44.849998</text:p>
          </table:table-cell>
        </table:table-row>
        <table:table-row table:style-name="ro1">
          <table:table-cell office:value-type="float" office:value="80.959999" calcext:value-type="float">
            <text:p>80.959999</text:p>
          </table:table-cell>
          <table:table-cell office:value-type="float" office:value="39.299999" calcext:value-type="float">
            <text:p>39.299999</text:p>
          </table:table-cell>
          <table:table-cell office:value-type="float" office:value="93.980003" calcext:value-type="float">
            <text:p>93.980003</text:p>
          </table:table-cell>
          <table:table-cell office:value-type="float" office:value="21.59" calcext:value-type="float">
            <text:p>21.59</text:p>
          </table:table-cell>
          <table:table-cell office:value-type="float" office:value="120.68" calcext:value-type="float">
            <text:p>120.68</text:p>
          </table:table-cell>
          <table:table-cell office:value-type="float" office:value="67.07" calcext:value-type="float">
            <text:p>67.07</text:p>
          </table:table-cell>
          <table:table-cell office:value-type="float" office:value="37.209999" calcext:value-type="float">
            <text:p>37.209999</text:p>
          </table:table-cell>
          <table:table-cell office:value-type="float" office:value="66.760002" calcext:value-type="float">
            <text:p>66.760002</text:p>
          </table:table-cell>
          <table:table-cell office:value-type="float" office:value="48.66" calcext:value-type="float">
            <text:p>48.66</text:p>
          </table:table-cell>
          <table:table-cell office:value-type="float" office:value="429.427002" calcext:value-type="float">
            <text:p>429.427002</text:p>
          </table:table-cell>
          <table:table-cell office:value-type="float" office:value="288.790009" calcext:value-type="float">
            <text:p>288.790009</text:p>
          </table:table-cell>
          <table:table-cell office:value-type="float" office:value="103.190002" calcext:value-type="float">
            <text:p>103.190002</text:p>
          </table:table-cell>
          <table:table-cell office:value-type="float" office:value="90.32" calcext:value-type="float">
            <text:p>90.32</text:p>
          </table:table-cell>
          <table:table-cell office:value-type="float" office:value="44.599998" calcext:value-type="float">
            <text:p>44.599998</text:p>
          </table:table-cell>
        </table:table-row>
        <table:table-row table:style-name="ro1">
          <table:table-cell office:value-type="float" office:value="80.269997" calcext:value-type="float">
            <text:p>80.269997</text:p>
          </table:table-cell>
          <table:table-cell office:value-type="float" office:value="39.029999" calcext:value-type="float">
            <text:p>39.029999</text:p>
          </table:table-cell>
          <table:table-cell office:value-type="float" office:value="93.57" calcext:value-type="float">
            <text:p>93.57</text:p>
          </table:table-cell>
          <table:table-cell office:value-type="float" office:value="21.4" calcext:value-type="float">
            <text:p>21.4</text:p>
          </table:table-cell>
          <table:table-cell office:value-type="float" office:value="119.889999" calcext:value-type="float">
            <text:p>119.889999</text:p>
          </table:table-cell>
          <table:table-cell office:value-type="float" office:value="67.970001" calcext:value-type="float">
            <text:p>67.970001</text:p>
          </table:table-cell>
          <table:table-cell office:value-type="float" office:value="37.509998" calcext:value-type="float">
            <text:p>37.509998</text:p>
          </table:table-cell>
          <table:table-cell office:value-type="float" office:value="67.370003" calcext:value-type="float">
            <text:p>67.370003</text:p>
          </table:table-cell>
          <table:table-cell office:value-type="float" office:value="48.290001" calcext:value-type="float">
            <text:p>48.290001</text:p>
          </table:table-cell>
          <table:table-cell office:value-type="float" office:value="427.857208" calcext:value-type="float">
            <text:p>427.857208</text:p>
          </table:table-cell>
          <table:table-cell office:value-type="float" office:value="286.549988" calcext:value-type="float">
            <text:p>286.549988</text:p>
          </table:table-cell>
          <table:table-cell office:value-type="float" office:value="102.82" calcext:value-type="float">
            <text:p>102.82</text:p>
          </table:table-cell>
          <table:table-cell office:value-type="float" office:value="89.129997" calcext:value-type="float">
            <text:p>89.129997</text:p>
          </table:table-cell>
          <table:table-cell office:value-type="float" office:value="42.939999" calcext:value-type="float">
            <text:p>42.939999</text:p>
          </table:table-cell>
        </table:table-row>
        <table:table-row table:style-name="ro1">
          <table:table-cell office:value-type="float" office:value="79.639999" calcext:value-type="float">
            <text:p>79.639999</text:p>
          </table:table-cell>
          <table:table-cell office:value-type="float" office:value="39.049999" calcext:value-type="float">
            <text:p>39.049999</text:p>
          </table:table-cell>
          <table:table-cell office:value-type="float" office:value="93.879997" calcext:value-type="float">
            <text:p>93.879997</text:p>
          </table:table-cell>
          <table:table-cell office:value-type="float" office:value="21.360001" calcext:value-type="float">
            <text:p>21.360001</text:p>
          </table:table-cell>
          <table:table-cell office:value-type="float" office:value="119.690002" calcext:value-type="float">
            <text:p>119.690002</text:p>
          </table:table-cell>
          <table:table-cell office:value-type="float" office:value="67.699997" calcext:value-type="float">
            <text:p>67.699997</text:p>
          </table:table-cell>
          <table:table-cell office:value-type="float" office:value="37.310001" calcext:value-type="float">
            <text:p>37.310001</text:p>
          </table:table-cell>
          <table:table-cell office:value-type="float" office:value="67.410004" calcext:value-type="float">
            <text:p>67.410004</text:p>
          </table:table-cell>
          <table:table-cell office:value-type="float" office:value="47.549999" calcext:value-type="float">
            <text:p>47.549999</text:p>
          </table:table-cell>
          <table:table-cell office:value-type="float" office:value="426.08374" calcext:value-type="float">
            <text:p>426.08374</text:p>
          </table:table-cell>
          <table:table-cell office:value-type="float" office:value="285.190002" calcext:value-type="float">
            <text:p>285.190002</text:p>
          </table:table-cell>
          <table:table-cell office:value-type="float" office:value="103" calcext:value-type="float">
            <text:p>103</text:p>
          </table:table-cell>
          <table:table-cell office:value-type="float" office:value="89.470001" calcext:value-type="float">
            <text:p>89.470001</text:p>
          </table:table-cell>
          <table:table-cell office:value-type="float" office:value="43.009998" calcext:value-type="float">
            <text:p>43.009998</text:p>
          </table:table-cell>
        </table:table-row>
        <table:table-row table:style-name="ro1">
          <table:table-cell office:value-type="float" office:value="79.720001" calcext:value-type="float">
            <text:p>79.720001</text:p>
          </table:table-cell>
          <table:table-cell office:value-type="float" office:value="38.849998" calcext:value-type="float">
            <text:p>38.849998</text:p>
          </table:table-cell>
          <table:table-cell office:value-type="float" office:value="93.790001" calcext:value-type="float">
            <text:p>93.790001</text:p>
          </table:table-cell>
          <table:table-cell office:value-type="float" office:value="21.295" calcext:value-type="float">
            <text:p>21.295</text:p>
          </table:table-cell>
          <table:table-cell office:value-type="float" office:value="118.589996" calcext:value-type="float">
            <text:p>118.589996</text:p>
          </table:table-cell>
          <table:table-cell office:value-type="float" office:value="68.559998" calcext:value-type="float">
            <text:p>68.559998</text:p>
          </table:table-cell>
          <table:table-cell office:value-type="float" office:value="36.560001" calcext:value-type="float">
            <text:p>36.560001</text:p>
          </table:table-cell>
          <table:table-cell office:value-type="float" office:value="65.82" calcext:value-type="float">
            <text:p>65.82</text:p>
          </table:table-cell>
          <table:table-cell office:value-type="float" office:value="47.540001" calcext:value-type="float">
            <text:p>47.540001</text:p>
          </table:table-cell>
          <table:table-cell office:value-type="float" office:value="431.369354" calcext:value-type="float">
            <text:p>431.369354</text:p>
          </table:table-cell>
          <table:table-cell office:value-type="float" office:value="285.880005" calcext:value-type="float">
            <text:p>285.880005</text:p>
          </table:table-cell>
          <table:table-cell office:value-type="float" office:value="104.690002" calcext:value-type="float">
            <text:p>104.690002</text:p>
          </table:table-cell>
          <table:table-cell office:value-type="float" office:value="90.550003" calcext:value-type="float">
            <text:p>90.550003</text:p>
          </table:table-cell>
          <table:table-cell office:value-type="float" office:value="43.290001" calcext:value-type="float">
            <text:p>43.290001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38.630001" calcext:value-type="float">
            <text:p>38.630001</text:p>
          </table:table-cell>
          <table:table-cell office:value-type="float" office:value="93.57" calcext:value-type="float">
            <text:p>93.57</text:p>
          </table:table-cell>
          <table:table-cell office:value-type="float" office:value="21.41" calcext:value-type="float">
            <text:p>21.41</text:p>
          </table:table-cell>
          <table:table-cell office:value-type="float" office:value="118.379997" calcext:value-type="float">
            <text:p>118.379997</text:p>
          </table:table-cell>
          <table:table-cell office:value-type="float" office:value="68.709999" calcext:value-type="float">
            <text:p>68.709999</text:p>
          </table:table-cell>
          <table:table-cell office:value-type="float" office:value="36.939999" calcext:value-type="float">
            <text:p>36.939999</text:p>
          </table:table-cell>
          <table:table-cell office:value-type="float" office:value="65.970001" calcext:value-type="float">
            <text:p>65.970001</text:p>
          </table:table-cell>
          <table:table-cell office:value-type="float" office:value="47.790001" calcext:value-type="float">
            <text:p>47.790001</text:p>
          </table:table-cell>
          <table:table-cell office:value-type="float" office:value="432.511932" calcext:value-type="float">
            <text:p>432.511932</text:p>
          </table:table-cell>
          <table:table-cell office:value-type="float" office:value="285.089996" calcext:value-type="float">
            <text:p>285.089996</text:p>
          </table:table-cell>
          <table:table-cell office:value-type="float" office:value="104.470001" calcext:value-type="float">
            <text:p>104.470001</text:p>
          </table:table-cell>
          <table:table-cell office:value-type="float" office:value="89.470001" calcext:value-type="float">
            <text:p>89.470001</text:p>
          </table:table-cell>
          <table:table-cell office:value-type="float" office:value="42.82" calcext:value-type="float">
            <text:p>42.82</text:p>
          </table:table-cell>
        </table:table-row>
        <table:table-row table:style-name="ro1">
          <table:table-cell office:value-type="float" office:value="79.300003" calcext:value-type="float">
            <text:p>79.300003</text:p>
          </table:table-cell>
          <table:table-cell office:value-type="float" office:value="38.32" calcext:value-type="float">
            <text:p>38.32</text:p>
          </table:table-cell>
          <table:table-cell office:value-type="float" office:value="94.300003" calcext:value-type="float">
            <text:p>94.300003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117.940002" calcext:value-type="float">
            <text:p>117.940002</text:p>
          </table:table-cell>
          <table:table-cell office:value-type="float" office:value="68.18" calcext:value-type="float">
            <text:p>68.18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65.580002" calcext:value-type="float">
            <text:p>65.580002</text:p>
          </table:table-cell>
          <table:table-cell office:value-type="float" office:value="47.450001" calcext:value-type="float">
            <text:p>47.450001</text:p>
          </table:table-cell>
          <table:table-cell office:value-type="float" office:value="433.530304" calcext:value-type="float">
            <text:p>433.530304</text:p>
          </table:table-cell>
          <table:table-cell office:value-type="float" office:value="284.799988" calcext:value-type="float">
            <text:p>284.799988</text:p>
          </table:table-cell>
          <table:table-cell office:value-type="float" office:value="103.879997" calcext:value-type="float">
            <text:p>103.879997</text:p>
          </table:table-cell>
          <table:table-cell office:value-type="float" office:value="88.760002" calcext:value-type="float">
            <text:p>88.760002</text:p>
          </table:table-cell>
          <table:table-cell office:value-type="float" office:value="42.400002" calcext:value-type="float">
            <text:p>42.400002</text:p>
          </table:table-cell>
        </table:table-row>
        <table:table-row table:style-name="ro1">
          <table:table-cell office:value-type="float" office:value="79.870003" calcext:value-type="float">
            <text:p>79.870003</text:p>
          </table:table-cell>
          <table:table-cell office:value-type="float" office:value="38.610001" calcext:value-type="float">
            <text:p>38.610001</text:p>
          </table:table-cell>
          <table:table-cell office:value-type="float" office:value="94.019997" calcext:value-type="float">
            <text:p>94.019997</text:p>
          </table:table-cell>
          <table:table-cell office:value-type="float" office:value="21.370001" calcext:value-type="float">
            <text:p>21.370001</text:p>
          </table:table-cell>
          <table:table-cell office:value-type="float" office:value="118.690002" calcext:value-type="float">
            <text:p>118.690002</text:p>
          </table:table-cell>
          <table:table-cell office:value-type="float" office:value="68.489998" calcext:value-type="float">
            <text:p>68.489998</text:p>
          </table:table-cell>
          <table:table-cell office:value-type="float" office:value="37.189999" calcext:value-type="float">
            <text:p>37.189999</text:p>
          </table:table-cell>
          <table:table-cell office:value-type="float" office:value="66.260002" calcext:value-type="float">
            <text:p>66.260002</text:p>
          </table:table-cell>
          <table:table-cell office:value-type="float" office:value="47.02" calcext:value-type="float">
            <text:p>47.02</text:p>
          </table:table-cell>
          <table:table-cell office:value-type="float" office:value="436.078735" calcext:value-type="float">
            <text:p>436.078735</text:p>
          </table:table-cell>
          <table:table-cell office:value-type="float" office:value="291.209991" calcext:value-type="float">
            <text:p>291.209991</text:p>
          </table:table-cell>
          <table:table-cell office:value-type="float" office:value="105.5" calcext:value-type="float">
            <text:p>105.5</text:p>
          </table:table-cell>
          <table:table-cell office:value-type="float" office:value="87.93" calcext:value-type="float">
            <text:p>87.93</text:p>
          </table:table-cell>
          <table:table-cell office:value-type="float" office:value="43.009998" calcext:value-type="float">
            <text:p>43.009998</text:p>
          </table:table-cell>
        </table:table-row>
        <table:table-row table:style-name="ro1">
          <table:table-cell office:value-type="float" office:value="79.919998" calcext:value-type="float">
            <text:p>79.919998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94.809998" calcext:value-type="float">
            <text:p>94.809998</text:p>
          </table:table-cell>
          <table:table-cell office:value-type="float" office:value="21.395" calcext:value-type="float">
            <text:p>21.395</text:p>
          </table:table-cell>
          <table:table-cell office:value-type="float" office:value="119.739998" calcext:value-type="float">
            <text:p>119.739998</text:p>
          </table:table-cell>
          <table:table-cell office:value-type="float" office:value="69.68" calcext:value-type="float">
            <text:p>69.68</text:p>
          </table:table-cell>
          <table:table-cell office:value-type="float" office:value="37.310001" calcext:value-type="float">
            <text:p>37.310001</text:p>
          </table:table-cell>
          <table:table-cell office:value-type="float" office:value="66.589996" calcext:value-type="float">
            <text:p>66.589996</text:p>
          </table:table-cell>
          <table:table-cell office:value-type="float" office:value="47.529999" calcext:value-type="float">
            <text:p>47.529999</text:p>
          </table:table-cell>
          <table:table-cell office:value-type="float" office:value="432.189026" calcext:value-type="float">
            <text:p>432.189026</text:p>
          </table:table-cell>
          <table:table-cell office:value-type="float" office:value="290.429993" calcext:value-type="float">
            <text:p>290.429993</text:p>
          </table:table-cell>
          <table:table-cell office:value-type="float" office:value="105.75" calcext:value-type="float">
            <text:p>105.75</text:p>
          </table:table-cell>
          <table:table-cell office:value-type="float" office:value="88.360001" calcext:value-type="float">
            <text:p>88.360001</text:p>
          </table:table-cell>
          <table:table-cell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77.870003" calcext:value-type="float">
            <text:p>77.870003</text:p>
          </table:table-cell>
          <table:table-cell office:value-type="float" office:value="37.98" calcext:value-type="float">
            <text:p>37.98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20.825001" calcext:value-type="float">
            <text:p>20.825001</text:p>
          </table:table-cell>
          <table:table-cell office:value-type="float" office:value="118.239998" calcext:value-type="float">
            <text:p>118.239998</text:p>
          </table:table-cell>
          <table:table-cell office:value-type="float" office:value="68.440002" calcext:value-type="float">
            <text:p>68.440002</text:p>
          </table:table-cell>
          <table:table-cell office:value-type="float" office:value="36.810001" calcext:value-type="float">
            <text:p>36.810001</text:p>
          </table:table-cell>
          <table:table-cell office:value-type="float" office:value="65.949997" calcext:value-type="float">
            <text:p>65.949997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427.032562" calcext:value-type="float">
            <text:p>427.032562</text:p>
          </table:table-cell>
          <table:table-cell office:value-type="float" office:value="283.869995" calcext:value-type="float">
            <text:p>283.869995</text:p>
          </table:table-cell>
          <table:table-cell office:value-type="float" office:value="104.400002" calcext:value-type="float">
            <text:p>104.400002</text:p>
          </table:table-cell>
          <table:table-cell office:value-type="float" office:value="86.970001" calcext:value-type="float">
            <text:p>86.970001</text:p>
          </table:table-cell>
          <table:table-cell office:value-type="float" office:value="43.02" calcext:value-type="float">
            <text:p>43.02</text:p>
          </table:table-cell>
        </table:table-row>
        <table:table-row table:style-name="ro1">
          <table:table-cell office:value-type="float" office:value="77.860001" calcext:value-type="float">
            <text:p>77.860001</text:p>
          </table:table-cell>
          <table:table-cell office:value-type="float" office:value="38.060001" calcext:value-type="float">
            <text:p>38.060001</text:p>
          </table:table-cell>
          <table:table-cell office:value-type="float" office:value="93.07" calcext:value-type="float">
            <text:p>93.07</text:p>
          </table:table-cell>
          <table:table-cell office:value-type="float" office:value="20.639999" calcext:value-type="float">
            <text:p>20.639999</text:p>
          </table:table-cell>
          <table:table-cell office:value-type="float" office:value="119.459999" calcext:value-type="float">
            <text:p>119.459999</text:p>
          </table:table-cell>
          <table:table-cell office:value-type="float" office:value="69.919998" calcext:value-type="float">
            <text:p>69.919998</text:p>
          </table:table-cell>
          <table:table-cell office:value-type="float" office:value="37.110001" calcext:value-type="float">
            <text:p>37.110001</text:p>
          </table:table-cell>
          <table:table-cell office:value-type="float" office:value="66.18" calcext:value-type="float">
            <text:p>66.18</text:p>
          </table:table-cell>
          <table:table-cell office:value-type="float" office:value="46.880001" calcext:value-type="float">
            <text:p>46.880001</text:p>
          </table:table-cell>
          <table:table-cell office:value-type="float" office:value="422.377838" calcext:value-type="float">
            <text:p>422.377838</text:p>
          </table:table-cell>
          <table:table-cell office:value-type="float" office:value="280.359985" calcext:value-type="float">
            <text:p>280.359985</text:p>
          </table:table-cell>
          <table:table-cell office:value-type="float" office:value="103.099998" calcext:value-type="float">
            <text:p>103.099998</text:p>
          </table:table-cell>
          <table:table-cell office:value-type="float" office:value="86.360001" calcext:value-type="float">
            <text:p>86.360001</text:p>
          </table:table-cell>
          <table:table-cell office:value-type="float" office:value="42.529999" calcext:value-type="float">
            <text:p>42.529999</text:p>
          </table:table-cell>
        </table:table-row>
        <table:table-row table:style-name="ro1">
          <table:table-cell office:value-type="float" office:value="76.760002" calcext:value-type="float">
            <text:p>76.760002</text:p>
          </table:table-cell>
          <table:table-cell office:value-type="float" office:value="38.470001" calcext:value-type="float">
            <text:p>38.470001</text:p>
          </table:table-cell>
          <table:table-cell office:value-type="float" office:value="92.470001" calcext:value-type="float">
            <text:p>92.470001</text:p>
          </table:table-cell>
          <table:table-cell office:value-type="float" office:value="20.415001" calcext:value-type="float">
            <text:p>20.415001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69.559998" calcext:value-type="float">
            <text:p>69.559998</text:p>
          </table:table-cell>
          <table:table-cell office:value-type="float" office:value="37.060001" calcext:value-type="float">
            <text:p>37.060001</text:p>
          </table:table-cell>
          <table:table-cell office:value-type="float" office:value="66.510002" calcext:value-type="float">
            <text:p>66.510002</text:p>
          </table:table-cell>
          <table:table-cell office:value-type="float" office:value="48.619999" calcext:value-type="float">
            <text:p>48.619999</text:p>
          </table:table-cell>
          <table:table-cell office:value-type="float" office:value="421.791656" calcext:value-type="float">
            <text:p>421.791656</text:p>
          </table:table-cell>
          <table:table-cell office:value-type="float" office:value="281.450012" calcext:value-type="float">
            <text:p>281.450012</text:p>
          </table:table-cell>
          <table:table-cell office:value-type="float" office:value="103.279999" calcext:value-type="float">
            <text:p>103.279999</text:p>
          </table:table-cell>
          <table:table-cell office:value-type="float" office:value="86.410004" calcext:value-type="float">
            <text:p>86.410004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float" office:value="77.529999" calcext:value-type="float">
            <text:p>77.529999</text:p>
          </table:table-cell>
          <table:table-cell office:value-type="float" office:value="38.16" calcext:value-type="float">
            <text:p>38.16</text:p>
          </table:table-cell>
          <table:table-cell office:value-type="float" office:value="93.169998" calcext:value-type="float">
            <text:p>93.169998</text:p>
          </table:table-cell>
          <table:table-cell office:value-type="float" office:value="20.719999" calcext:value-type="float">
            <text:p>20.719999</text:p>
          </table:table-cell>
          <table:table-cell office:value-type="float" office:value="120.519997" calcext:value-type="float">
            <text:p>120.519997</text:p>
          </table:table-cell>
          <table:table-cell office:value-type="float" office:value="70.099998" calcext:value-type="float">
            <text:p>70.099998</text:p>
          </table:table-cell>
          <table:table-cell office:value-type="float" office:value="38" calcext:value-type="float">
            <text:p>38</text:p>
          </table:table-cell>
          <table:table-cell office:value-type="float" office:value="66.279999" calcext:value-type="float">
            <text:p>66.279999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425.115051" calcext:value-type="float">
            <text:p>425.115051</text:p>
          </table:table-cell>
          <table:table-cell office:value-type="float" office:value="284.589996" calcext:value-type="float">
            <text:p>284.589996</text:p>
          </table:table-cell>
          <table:table-cell office:value-type="float" office:value="104.919998" calcext:value-type="float">
            <text:p>104.919998</text:p>
          </table:table-cell>
          <table:table-cell office:value-type="float" office:value="86.779999" calcext:value-type="float">
            <text:p>86.779999</text:p>
          </table:table-cell>
          <table:table-cell office:value-type="float" office:value="42.759998" calcext:value-type="float">
            <text:p>42.759998</text:p>
          </table:table-cell>
        </table:table-row>
        <table:table-row table:style-name="ro1">
          <table:table-cell office:value-type="float" office:value="78.269997" calcext:value-type="float">
            <text:p>78.269997</text:p>
          </table:table-cell>
          <table:table-cell office:value-type="float" office:value="38.27" calcext:value-type="float">
            <text:p>38.27</text:p>
          </table:table-cell>
          <table:table-cell office:value-type="float" office:value="93.43" calcext:value-type="float">
            <text:p>93.43</text:p>
          </table:table-cell>
          <table:table-cell office:value-type="float" office:value="20.934999" calcext:value-type="float">
            <text:p>20.934999</text:p>
          </table:table-cell>
          <table:table-cell office:value-type="float" office:value="121.339996" calcext:value-type="float">
            <text:p>121.339996</text:p>
          </table:table-cell>
          <table:table-cell office:value-type="float" office:value="69.32" calcext:value-type="float">
            <text:p>69.32</text:p>
          </table:table-cell>
          <table:table-cell office:value-type="float" office:value="38.18" calcext:value-type="float">
            <text:p>38.18</text:p>
          </table:table-cell>
          <table:table-cell office:value-type="float" office:value="66.959999" calcext:value-type="float">
            <text:p>66.959999</text:p>
          </table:table-cell>
          <table:table-cell office:value-type="float" office:value="45.52" calcext:value-type="float">
            <text:p>45.52</text:p>
          </table:table-cell>
          <table:table-cell office:value-type="float" office:value="424.419556" calcext:value-type="float">
            <text:p>424.419556</text:p>
          </table:table-cell>
          <table:table-cell office:value-type="float" office:value="284.730011" calcext:value-type="float">
            <text:p>284.730011</text:p>
          </table:table-cell>
          <table:table-cell office:value-type="float" office:value="105.129997" calcext:value-type="float">
            <text:p>105.129997</text:p>
          </table:table-cell>
          <table:table-cell office:value-type="float" office:value="86.889999" calcext:value-type="float">
            <text:p>86.88999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.519997" calcext:value-type="float">
            <text:p>77.519997</text:p>
          </table:table-cell>
          <table:table-cell office:value-type="float" office:value="37.880001" calcext:value-type="float">
            <text:p>37.880001</text:p>
          </table:table-cell>
          <table:table-cell office:value-type="float" office:value="92.949997" calcext:value-type="float">
            <text:p>92.949997</text:p>
          </table:table-cell>
          <table:table-cell office:value-type="float" office:value="20.625" calcext:value-type="float">
            <text:p>20.625</text:p>
          </table:table-cell>
          <table:table-cell office:value-type="float" office:value="120.349998" calcext:value-type="float">
            <text:p>120.349998</text:p>
          </table:table-cell>
          <table:table-cell office:value-type="float" office:value="69.18" calcext:value-type="float">
            <text:p>69.18</text:p>
          </table:table-cell>
          <table:table-cell office:value-type="float" office:value="37.220001" calcext:value-type="float">
            <text:p>37.220001</text:p>
          </table:table-cell>
          <table:table-cell office:value-type="float" office:value="66.870003" calcext:value-type="float">
            <text:p>66.870003</text:p>
          </table:table-cell>
          <table:table-cell office:value-type="float" office:value="45.709999" calcext:value-type="float">
            <text:p>45.709999</text:p>
          </table:table-cell>
          <table:table-cell office:value-type="float" office:value="427.395203" calcext:value-type="float">
            <text:p>427.395203</text:p>
          </table:table-cell>
          <table:table-cell office:value-type="float" office:value="288.329987" calcext:value-type="float">
            <text:p>288.329987</text:p>
          </table:table-cell>
          <table:table-cell office:value-type="float" office:value="105.050003" calcext:value-type="float">
            <text:p>105.050003</text:p>
          </table:table-cell>
          <table:table-cell office:value-type="float" office:value="86.459999" calcext:value-type="float">
            <text:p>86.459999</text:p>
          </table:table-cell>
          <table:table-cell office:value-type="float" office:value="42.599998" calcext:value-type="float">
            <text:p>42.599998</text:p>
          </table:table-cell>
        </table:table-row>
        <table:table-row table:style-name="ro1">
          <table:table-cell office:value-type="float" office:value="77.580002" calcext:value-type="float">
            <text:p>77.580002</text:p>
          </table:table-cell>
          <table:table-cell office:value-type="float" office:value="38.630001" calcext:value-type="float">
            <text:p>38.630001</text:p>
          </table:table-cell>
          <table:table-cell office:value-type="float" office:value="93.610001" calcext:value-type="float">
            <text:p>93.610001</text:p>
          </table:table-cell>
          <table:table-cell office:value-type="float" office:value="20.945" calcext:value-type="float">
            <text:p>20.945</text:p>
          </table:table-cell>
          <table:table-cell office:value-type="float" office:value="121.080002" calcext:value-type="float">
            <text:p>121.080002</text:p>
          </table:table-cell>
          <table:table-cell office:value-type="float" office:value="69.790001" calcext:value-type="float">
            <text:p>69.790001</text:p>
          </table:table-cell>
          <table:table-cell office:value-type="float" office:value="35.310001" calcext:value-type="float">
            <text:p>35.310001</text:p>
          </table:table-cell>
          <table:table-cell office:value-type="float" office:value="67.660004" calcext:value-type="float">
            <text:p>67.660004</text:p>
          </table:table-cell>
          <table:table-cell office:value-type="float" office:value="47.110001" calcext:value-type="float">
            <text:p>47.110001</text:p>
          </table:table-cell>
          <table:table-cell office:value-type="float" office:value="433.927704" calcext:value-type="float">
            <text:p>433.927704</text:p>
          </table:table-cell>
          <table:table-cell office:value-type="float" office:value="293.630005" calcext:value-type="float">
            <text:p>293.630005</text:p>
          </table:table-cell>
          <table:table-cell office:value-type="float" office:value="106.160004" calcext:value-type="float">
            <text:p>106.160004</text:p>
          </table:table-cell>
          <table:table-cell office:value-type="float" office:value="87" calcext:value-type="float">
            <text:p>87</text:p>
          </table:table-cell>
          <table:table-cell office:value-type="float" office:value="43.029999" calcext:value-type="float">
            <text:p>43.029999</text:p>
          </table:table-cell>
        </table:table-row>
        <table:table-row table:style-name="ro1">
          <table:table-cell office:value-type="float" office:value="77.120003" calcext:value-type="float">
            <text:p>77.120003</text:p>
          </table:table-cell>
          <table:table-cell office:value-type="float" office:value="38.380001" calcext:value-type="float">
            <text:p>38.380001</text:p>
          </table:table-cell>
          <table:table-cell office:value-type="float" office:value="93.709999" calcext:value-type="float">
            <text:p>93.709999</text:p>
          </table:table-cell>
          <table:table-cell office:value-type="float" office:value="20.93" calcext:value-type="float">
            <text:p>20.93</text:p>
          </table:table-cell>
          <table:table-cell office:value-type="float" office:value="121.529999" calcext:value-type="float">
            <text:p>121.529999</text:p>
          </table:table-cell>
          <table:table-cell office:value-type="float" office:value="69.589996" calcext:value-type="float">
            <text:p>69.589996</text:p>
          </table:table-cell>
          <table:table-cell office:value-type="float" office:value="35.630001" calcext:value-type="float">
            <text:p>35.630001</text:p>
          </table:table-cell>
          <table:table-cell office:value-type="float" office:value="67.879997" calcext:value-type="float">
            <text:p>67.879997</text:p>
          </table:table-cell>
          <table:table-cell office:value-type="float" office:value="47.009998" calcext:value-type="float">
            <text:p>47.009998</text:p>
          </table:table-cell>
          <table:table-cell office:value-type="float" office:value="438.368835" calcext:value-type="float">
            <text:p>438.368835</text:p>
          </table:table-cell>
          <table:table-cell office:value-type="float" office:value="295.329987" calcext:value-type="float">
            <text:p>295.329987</text:p>
          </table:table-cell>
          <table:table-cell office:value-type="float" office:value="107" calcext:value-type="float">
            <text:p>107</text:p>
          </table:table-cell>
          <table:table-cell office:value-type="float" office:value="87.220001" calcext:value-type="float">
            <text:p>87.220001</text:p>
          </table:table-cell>
          <table:table-cell office:value-type="float" office:value="43.529999" calcext:value-type="float">
            <text:p>43.529999</text:p>
          </table:table-cell>
        </table:table-row>
        <table:table-row table:style-name="ro1">
          <table:table-cell office:value-type="float" office:value="77.370003" calcext:value-type="float">
            <text:p>77.370003</text:p>
          </table:table-cell>
          <table:table-cell office:value-type="float" office:value="38.52" calcext:value-type="float">
            <text:p>38.52</text:p>
          </table:table-cell>
          <table:table-cell office:value-type="float" office:value="93.349998" calcext:value-type="float">
            <text:p>93.349998</text:p>
          </table:table-cell>
          <table:table-cell office:value-type="float" office:value="21.105" calcext:value-type="float">
            <text:p>21.105</text:p>
          </table:table-cell>
          <table:table-cell office:value-type="float" office:value="121.209999" calcext:value-type="float">
            <text:p>121.209999</text:p>
          </table:table-cell>
          <table:table-cell office:value-type="float" office:value="72.199997" calcext:value-type="float">
            <text:p>72.199997</text:p>
          </table:table-cell>
          <table:table-cell office:value-type="float" office:value="35.459999" calcext:value-type="float">
            <text:p>35.459999</text:p>
          </table:table-cell>
          <table:table-cell office:value-type="float" office:value="68.25" calcext:value-type="float">
            <text:p>68.25</text:p>
          </table:table-cell>
          <table:table-cell office:value-type="float" office:value="46.349998" calcext:value-type="float">
            <text:p>46.349998</text:p>
          </table:table-cell>
          <table:table-cell office:value-type="float" office:value="439.009674" calcext:value-type="float">
            <text:p>439.009674</text:p>
          </table:table-cell>
          <table:table-cell office:value-type="float" office:value="297.220001" calcext:value-type="float">
            <text:p>297.220001</text:p>
          </table:table-cell>
          <table:table-cell office:value-type="float" office:value="106.580002" calcext:value-type="float">
            <text:p>106.580002</text:p>
          </table:table-cell>
          <table:table-cell office:value-type="float" office:value="87.389999" calcext:value-type="float">
            <text:p>87.389999</text:p>
          </table:table-cell>
          <table:table-cell office:value-type="float" office:value="43.880001" calcext:value-type="float">
            <text:p>43.880001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8.77" calcext:value-type="float">
            <text:p>38.77</text:p>
          </table:table-cell>
          <table:table-cell office:value-type="float" office:value="93.470001" calcext:value-type="float">
            <text:p>93.470001</text:p>
          </table:table-cell>
          <table:table-cell office:value-type="float" office:value="21.17" calcext:value-type="float">
            <text:p>21.17</text:p>
          </table:table-cell>
          <table:table-cell office:value-type="float" office:value="122.82" calcext:value-type="float">
            <text:p>122.82</text:p>
          </table:table-cell>
          <table:table-cell office:value-type="float" office:value="72.620003" calcext:value-type="float">
            <text:p>72.620003</text:p>
          </table:table-cell>
          <table:table-cell office:value-type="float" office:value="36.330002" calcext:value-type="float">
            <text:p>36.330002</text:p>
          </table:table-cell>
          <table:table-cell office:value-type="float" office:value="68.900002" calcext:value-type="float">
            <text:p>68.900002</text:p>
          </table:table-cell>
          <table:table-cell office:value-type="float" office:value="45.959999" calcext:value-type="float">
            <text:p>45.959999</text:p>
          </table:table-cell>
          <table:table-cell office:value-type="float" office:value="442.134338" calcext:value-type="float">
            <text:p>442.134338</text:p>
          </table:table-cell>
          <table:table-cell office:value-type="float" office:value="300.549988" calcext:value-type="float">
            <text:p>300.549988</text:p>
          </table:table-cell>
          <table:table-cell office:value-type="float" office:value="107.639999" calcext:value-type="float">
            <text:p>107.639999</text:p>
          </table:table-cell>
          <table:table-cell office:value-type="float" office:value="88.139999" calcext:value-type="float">
            <text:p>88.139999</text:p>
          </table:table-cell>
          <table:table-cell office:value-type="float" office:value="44.580002" calcext:value-type="float">
            <text:p>44.580002</text:p>
          </table:table-cell>
        </table:table-row>
        <table:table-row table:style-name="ro1">
          <table:table-cell office:value-type="float" office:value="77.260002" calcext:value-type="float">
            <text:p>77.260002</text:p>
          </table:table-cell>
          <table:table-cell office:value-type="float" office:value="38.68" calcext:value-type="float">
            <text:p>38.68</text:p>
          </table:table-cell>
          <table:table-cell office:value-type="float" office:value="94.559998" calcext:value-type="float">
            <text:p>94.559998</text:p>
          </table:table-cell>
          <table:table-cell office:value-type="float" office:value="21.23" calcext:value-type="float">
            <text:p>21.23</text:p>
          </table:table-cell>
          <table:table-cell office:value-type="float" office:value="123.050003" calcext:value-type="float">
            <text:p>123.050003</text:p>
          </table:table-cell>
          <table:table-cell office:value-type="float" office:value="73.120003" calcext:value-type="float">
            <text:p>73.120003</text:p>
          </table:table-cell>
          <table:table-cell office:value-type="float" office:value="37.080002" calcext:value-type="float">
            <text:p>37.080002</text:p>
          </table:table-cell>
          <table:table-cell office:value-type="float" office:value="68.730003" calcext:value-type="float">
            <text:p>68.730003</text:p>
          </table:table-cell>
          <table:table-cell office:value-type="float" office:value="46.490002" calcext:value-type="float">
            <text:p>46.490002</text:p>
          </table:table-cell>
          <table:table-cell office:value-type="float" office:value="441.399109" calcext:value-type="float">
            <text:p>441.399109</text:p>
          </table:table-cell>
          <table:table-cell office:value-type="float" office:value="298.910004" calcext:value-type="float">
            <text:p>298.910004</text:p>
          </table:table-cell>
          <table:table-cell office:value-type="float" office:value="108.25" calcext:value-type="float">
            <text:p>108.25</text:p>
          </table:table-cell>
          <table:table-cell office:value-type="float" office:value="88.629997" calcext:value-type="float">
            <text:p>88.629997</text:p>
          </table:table-cell>
          <table:table-cell office:value-type="float" office:value="44.810001" calcext:value-type="float">
            <text:p>44.810001</text:p>
          </table:table-cell>
        </table:table-row>
        <table:table-row table:style-name="ro1">
          <table:table-cell office:value-type="float" office:value="78.400002" calcext:value-type="float">
            <text:p>78.400002</text:p>
          </table:table-cell>
          <table:table-cell office:value-type="float" office:value="38.59" calcext:value-type="float">
            <text:p>38.59</text:p>
          </table:table-cell>
          <table:table-cell office:value-type="float" office:value="95.040001" calcext:value-type="float">
            <text:p>95.040001</text:p>
          </table:table-cell>
          <table:table-cell office:value-type="float" office:value="21.389999" calcext:value-type="float">
            <text:p>21.389999</text:p>
          </table:table-cell>
          <table:table-cell office:value-type="float" office:value="124.050003" calcext:value-type="float">
            <text:p>124.050003</text:p>
          </table:table-cell>
          <table:table-cell office:value-type="float" office:value="73.059998" calcext:value-type="float">
            <text:p>73.059998</text:p>
          </table:table-cell>
          <table:table-cell office:value-type="float" office:value="35.82" calcext:value-type="float">
            <text:p>35.82</text:p>
          </table:table-cell>
          <table:table-cell office:value-type="float" office:value="69.190002" calcext:value-type="float">
            <text:p>69.190002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45.800507" calcext:value-type="float">
            <text:p>445.800507</text:p>
          </table:table-cell>
          <table:table-cell office:value-type="float" office:value="299.390015" calcext:value-type="float">
            <text:p>299.390015</text:p>
          </table:table-cell>
          <table:table-cell office:value-type="float" office:value="109.190002" calcext:value-type="float">
            <text:p>109.190002</text:p>
          </table:table-cell>
          <table:table-cell office:value-type="float" office:value="89.300003" calcext:value-type="float">
            <text:p>89.300003</text:p>
          </table:table-cell>
          <table:table-cell office:value-type="float" office:value="44.84" calcext:value-type="float">
            <text:p>44.84</text:p>
          </table:table-cell>
        </table:table-row>
        <table:table-row table:style-name="ro1">
          <table:table-cell office:value-type="float" office:value="78.440002" calcext:value-type="float">
            <text:p>78.440002</text:p>
          </table:table-cell>
          <table:table-cell office:value-type="float" office:value="38.560001" calcext:value-type="float">
            <text:p>38.560001</text:p>
          </table:table-cell>
          <table:table-cell office:value-type="float" office:value="96.050003" calcext:value-type="float">
            <text:p>96.050003</text:p>
          </table:table-cell>
          <table:table-cell office:value-type="float" office:value="21.344999" calcext:value-type="float">
            <text:p>21.344999</text:p>
          </table:table-cell>
          <table:table-cell office:value-type="float" office:value="123.980003" calcext:value-type="float">
            <text:p>123.980003</text:p>
          </table:table-cell>
          <table:table-cell office:value-type="float" office:value="70.870003" calcext:value-type="float">
            <text:p>70.870003</text:p>
          </table:table-cell>
          <table:table-cell office:value-type="float" office:value="35.610001" calcext:value-type="float">
            <text:p>35.610001</text:p>
          </table:table-cell>
          <table:table-cell office:value-type="float" office:value="69.139999" calcext:value-type="float">
            <text:p>69.139999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444.359863" calcext:value-type="float">
            <text:p>444.359863</text:p>
          </table:table-cell>
          <table:table-cell office:value-type="float" office:value="300.140015" calcext:value-type="float">
            <text:p>300.140015</text:p>
          </table:table-cell>
          <table:table-cell office:value-type="float" office:value="109.93" calcext:value-type="float">
            <text:p>109.93</text:p>
          </table:table-cell>
          <table:table-cell office:value-type="float" office:value="89.129997" calcext:value-type="float">
            <text:p>89.129997</text:p>
          </table:table-cell>
          <table:table-cell office:value-type="float" office:value="44.709999" calcext:value-type="float">
            <text:p>44.709999</text:p>
          </table:table-cell>
        </table:table-row>
        <table:table-row table:style-name="ro1">
          <table:table-cell office:value-type="float" office:value="79.720001" calcext:value-type="float">
            <text:p>79.720001</text:p>
          </table:table-cell>
          <table:table-cell office:value-type="float" office:value="39.029999" calcext:value-type="float">
            <text:p>39.029999</text:p>
          </table:table-cell>
          <table:table-cell office:value-type="float" office:value="97.040001" calcext:value-type="float">
            <text:p>97.040001</text:p>
          </table:table-cell>
          <table:table-cell office:value-type="float" office:value="21.545" calcext:value-type="float">
            <text:p>21.545</text:p>
          </table:table-cell>
          <table:table-cell office:value-type="float" office:value="124.980003" calcext:value-type="float">
            <text:p>124.980003</text:p>
          </table:table-cell>
          <table:table-cell office:value-type="float" office:value="70.849998" calcext:value-type="float">
            <text:p>70.849998</text:p>
          </table:table-cell>
          <table:table-cell office:value-type="float" office:value="35.299999" calcext:value-type="float">
            <text:p>35.299999</text:p>
          </table:table-cell>
          <table:table-cell office:value-type="float" office:value="69.769997" calcext:value-type="float">
            <text:p>69.769997</text:p>
          </table:table-cell>
          <table:table-cell office:value-type="float" office:value="48.310001" calcext:value-type="float">
            <text:p>48.310001</text:p>
          </table:table-cell>
          <table:table-cell office:value-type="float" office:value="445.204376" calcext:value-type="float">
            <text:p>445.204376</text:p>
          </table:table-cell>
          <table:table-cell office:value-type="float" office:value="299.820007" calcext:value-type="float">
            <text:p>299.820007</text:p>
          </table:table-cell>
          <table:table-cell office:value-type="float" office:value="113.730003" calcext:value-type="float">
            <text:p>113.730003</text:p>
          </table:table-cell>
          <table:table-cell office:value-type="float" office:value="89.43" calcext:value-type="float">
            <text:p>89.43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float" office:value="79.959999" calcext:value-type="float">
            <text:p>79.959999</text:p>
          </table:table-cell>
          <table:table-cell office:value-type="float" office:value="38.810001" calcext:value-type="float">
            <text:p>38.810001</text:p>
          </table:table-cell>
          <table:table-cell office:value-type="float" office:value="97.720001" calcext:value-type="float">
            <text:p>97.720001</text:p>
          </table:table-cell>
          <table:table-cell office:value-type="float" office:value="21.555" calcext:value-type="float">
            <text:p>21.555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70.589996" calcext:value-type="float">
            <text:p>70.589996</text:p>
          </table:table-cell>
          <table:table-cell office:value-type="float" office:value="34.75" calcext:value-type="float">
            <text:p>34.75</text:p>
          </table:table-cell>
          <table:table-cell office:value-type="float" office:value="69.309998" calcext:value-type="float">
            <text:p>69.309998</text:p>
          </table:table-cell>
          <table:table-cell office:value-type="float" office:value="48.470001" calcext:value-type="float">
            <text:p>48.470001</text:p>
          </table:table-cell>
          <table:table-cell office:value-type="float" office:value="440.837769" calcext:value-type="float">
            <text:p>440.837769</text:p>
          </table:table-cell>
          <table:table-cell office:value-type="float" office:value="297.630005" calcext:value-type="float">
            <text:p>297.630005</text:p>
          </table:table-cell>
          <table:table-cell office:value-type="float" office:value="115.779999" calcext:value-type="float">
            <text:p>115.779999</text:p>
          </table:table-cell>
          <table:table-cell office:value-type="float" office:value="89.050003" calcext:value-type="float">
            <text:p>89.050003</text:p>
          </table:table-cell>
          <table:table-cell office:value-type="float" office:value="45.919998" calcext:value-type="float">
            <text:p>45.919998</text:p>
          </table:table-cell>
        </table:table-row>
        <table:table-row table:style-name="ro1">
          <table:table-cell office:value-type="float" office:value="79.059998" calcext:value-type="float">
            <text:p>79.059998</text:p>
          </table:table-cell>
          <table:table-cell office:value-type="float" office:value="38.810001" calcext:value-type="float">
            <text:p>38.810001</text:p>
          </table:table-cell>
          <table:table-cell office:value-type="float" office:value="98.720001" calcext:value-type="float">
            <text:p>98.720001</text:p>
          </table:table-cell>
          <table:table-cell office:value-type="float" office:value="21.59" calcext:value-type="float">
            <text:p>21.59</text:p>
          </table:table-cell>
          <table:table-cell office:value-type="float" office:value="124.360001" calcext:value-type="float">
            <text:p>124.360001</text:p>
          </table:table-cell>
          <table:table-cell office:value-type="float" office:value="70.099998" calcext:value-type="float">
            <text:p>70.099998</text:p>
          </table:table-cell>
          <table:table-cell office:value-type="float" office:value="35.59" calcext:value-type="float">
            <text:p>35.59</text:p>
          </table:table-cell>
          <table:table-cell office:value-type="float" office:value="69.589996" calcext:value-type="float">
            <text:p>69.589996</text:p>
          </table:table-cell>
          <table:table-cell office:value-type="float" office:value="48.509998" calcext:value-type="float">
            <text:p>48.509998</text:p>
          </table:table-cell>
          <table:table-cell office:value-type="float" office:value="440.311188" calcext:value-type="float">
            <text:p>440.311188</text:p>
          </table:table-cell>
          <table:table-cell office:value-type="float" office:value="304.059998" calcext:value-type="float">
            <text:p>304.059998</text:p>
          </table:table-cell>
          <table:table-cell office:value-type="float" office:value="117.279999" calcext:value-type="float">
            <text:p>117.279999</text:p>
          </table:table-cell>
          <table:table-cell office:value-type="float" office:value="88.910004" calcext:value-type="float">
            <text:p>88.910004</text:p>
          </table:table-cell>
          <table:table-cell office:value-type="float" office:value="47.189999" calcext:value-type="float">
            <text:p>47.189999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98.610001" calcext:value-type="float">
            <text:p>98.610001</text:p>
          </table:table-cell>
          <table:table-cell office:value-type="float" office:value="22.110001" calcext:value-type="float">
            <text:p>22.110001</text:p>
          </table:table-cell>
          <table:table-cell office:value-type="float" office:value="125.860001" calcext:value-type="float">
            <text:p>125.860001</text:p>
          </table:table-cell>
          <table:table-cell office:value-type="float" office:value="70.879997" calcext:value-type="float">
            <text:p>70.879997</text:p>
          </table:table-cell>
          <table:table-cell office:value-type="float" office:value="36.389999" calcext:value-type="float">
            <text:p>36.389999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48.619999" calcext:value-type="float">
            <text:p>48.619999</text:p>
          </table:table-cell>
          <table:table-cell office:value-type="float" office:value="450.067749" calcext:value-type="float">
            <text:p>450.067749</text:p>
          </table:table-cell>
          <table:table-cell office:value-type="float" office:value="313.769989" calcext:value-type="float">
            <text:p>313.769989</text:p>
          </table:table-cell>
          <table:table-cell office:value-type="float" office:value="119.220001" calcext:value-type="float">
            <text:p>119.220001</text:p>
          </table:table-cell>
          <table:table-cell office:value-type="float" office:value="90.050003" calcext:value-type="float">
            <text:p>90.050003</text:p>
          </table:table-cell>
          <table:table-cell office:value-type="float" office:value="48.209999" calcext:value-type="float">
            <text:p>48.209999</text:p>
          </table:table-cell>
        </table:table-row>
        <table:table-row table:style-name="ro1">
          <table:table-cell office:value-type="float" office:value="80.089996" calcext:value-type="float">
            <text:p>80.089996</text:p>
          </table:table-cell>
          <table:table-cell office:value-type="float" office:value="39.330002" calcext:value-type="float">
            <text:p>39.330002</text:p>
          </table:table-cell>
          <table:table-cell office:value-type="float" office:value="98.290001" calcext:value-type="float">
            <text:p>98.290001</text:p>
          </table:table-cell>
          <table:table-cell office:value-type="float" office:value="21.985001" calcext:value-type="float">
            <text:p>21.985001</text:p>
          </table:table-cell>
          <table:table-cell office:value-type="float" office:value="125.660004" calcext:value-type="float">
            <text:p>125.660004</text:p>
          </table:table-cell>
          <table:table-cell office:value-type="float" office:value="71" calcext:value-type="float">
            <text:p>71</text:p>
          </table:table-cell>
          <table:table-cell office:value-type="float" office:value="36.830002" calcext:value-type="float">
            <text:p>36.830002</text:p>
          </table:table-cell>
          <table:table-cell office:value-type="float" office:value="70.849998" calcext:value-type="float">
            <text:p>70.849998</text:p>
          </table:table-cell>
          <table:table-cell office:value-type="float" office:value="48.59" calcext:value-type="float">
            <text:p>48.59</text:p>
          </table:table-cell>
          <table:table-cell office:value-type="float" office:value="446.292297" calcext:value-type="float">
            <text:p>446.292297</text:p>
          </table:table-cell>
          <table:table-cell office:value-type="float" office:value="312.540009" calcext:value-type="float">
            <text:p>312.540009</text:p>
          </table:table-cell>
          <table:table-cell office:value-type="float" office:value="119.150002" calcext:value-type="float">
            <text:p>119.150002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47.439999" calcext:value-type="float">
            <text:p>47.439999</text:p>
          </table:table-cell>
        </table:table-row>
        <table:table-row table:style-name="ro1">
          <table:table-cell office:value-type="float" office:value="79.199997" calcext:value-type="float">
            <text:p>79.199997</text:p>
          </table:table-cell>
          <table:table-cell office:value-type="float" office:value="39.16" calcext:value-type="float">
            <text:p>39.16</text:p>
          </table:table-cell>
          <table:table-cell office:value-type="float" office:value="96.300003" calcext:value-type="float">
            <text:p>96.300003</text:p>
          </table:table-cell>
          <table:table-cell office:value-type="float" office:value="21.905001" calcext:value-type="float">
            <text:p>21.905001</text:p>
          </table:table-cell>
          <table:table-cell office:value-type="float" office:value="124.620003" calcext:value-type="float">
            <text:p>124.620003</text:p>
          </table:table-cell>
          <table:table-cell office:value-type="float" office:value="70.410004" calcext:value-type="float">
            <text:p>70.410004</text:p>
          </table:table-cell>
          <table:table-cell office:value-type="float" office:value="36.09" calcext:value-type="float">
            <text:p>36.09</text:p>
          </table:table-cell>
          <table:table-cell office:value-type="float" office:value="70.660004" calcext:value-type="float">
            <text:p>70.660004</text:p>
          </table:table-cell>
          <table:table-cell office:value-type="float" office:value="47.709999" calcext:value-type="float">
            <text:p>47.709999</text:p>
          </table:table-cell>
          <table:table-cell office:value-type="float" office:value="445.179535" calcext:value-type="float">
            <text:p>445.179535</text:p>
          </table:table-cell>
          <table:table-cell office:value-type="float" office:value="314.01001" calcext:value-type="float">
            <text:p>314.01001</text:p>
          </table:table-cell>
          <table:table-cell office:value-type="float" office:value="117.150002" calcext:value-type="float">
            <text:p>117.150002</text:p>
          </table:table-cell>
          <table:table-cell office:value-type="float" office:value="89.43" calcext:value-type="float">
            <text:p>89.43</text:p>
          </table:table-cell>
          <table:table-cell office:value-type="float" office:value="47.560001" calcext:value-type="float">
            <text:p>47.560001</text:p>
          </table:table-cell>
        </table:table-row>
        <table:table-row table:style-name="ro1">
          <table:table-cell office:value-type="float" office:value="78.970001" calcext:value-type="float">
            <text:p>78.970001</text:p>
          </table:table-cell>
          <table:table-cell office:value-type="float" office:value="38.720001" calcext:value-type="float">
            <text:p>38.720001</text:p>
          </table:table-cell>
          <table:table-cell office:value-type="float" office:value="96.040001" calcext:value-type="float">
            <text:p>96.040001</text:p>
          </table:table-cell>
          <table:table-cell office:value-type="float" office:value="21.635" calcext:value-type="float">
            <text:p>21.635</text:p>
          </table:table-cell>
          <table:table-cell office:value-type="float" office:value="125.339996" calcext:value-type="float">
            <text:p>125.339996</text:p>
          </table:table-cell>
          <table:table-cell office:value-type="float" office:value="70.739998" calcext:value-type="float">
            <text:p>70.739998</text:p>
          </table:table-cell>
          <table:table-cell office:value-type="float" office:value="35.98" calcext:value-type="float">
            <text:p>35.98</text:p>
          </table:table-cell>
          <table:table-cell office:value-type="float" office:value="70.629997" calcext:value-type="float">
            <text:p>70.629997</text:p>
          </table:table-cell>
          <table:table-cell office:value-type="float" office:value="47.689999" calcext:value-type="float">
            <text:p>47.689999</text:p>
          </table:table-cell>
          <table:table-cell office:value-type="float" office:value="440.385712" calcext:value-type="float">
            <text:p>440.385712</text:p>
          </table:table-cell>
          <table:table-cell office:value-type="float" office:value="312.429993" calcext:value-type="float">
            <text:p>312.429993</text:p>
          </table:table-cell>
          <table:table-cell office:value-type="float" office:value="117.190002" calcext:value-type="float">
            <text:p>117.190002</text:p>
          </table:table-cell>
          <table:table-cell office:value-type="float" office:value="89.019997" calcext:value-type="float">
            <text:p>89.019997</text:p>
          </table:table-cell>
          <table:table-cell office:value-type="float" office:value="46.950001" calcext:value-type="float">
            <text:p>46.950001</text:p>
          </table:table-cell>
        </table:table-row>
        <table:table-row table:style-name="ro1">
          <table:table-cell office:value-type="float" office:value="78.839996" calcext:value-type="float">
            <text:p>78.839996</text:p>
          </table:table-cell>
          <table:table-cell office:value-type="float" office:value="38.650002" calcext:value-type="float">
            <text:p>38.650002</text:p>
          </table:table-cell>
          <table:table-cell office:value-type="float" office:value="96.040001" calcext:value-type="float">
            <text:p>96.040001</text:p>
          </table:table-cell>
          <table:table-cell office:value-type="float" office:value="21.575001" calcext:value-type="float">
            <text:p>21.575001</text:p>
          </table:table-cell>
          <table:table-cell office:value-type="float" office:value="124.769997" calcext:value-type="float">
            <text:p>124.769997</text:p>
          </table:table-cell>
          <table:table-cell office:value-type="float" office:value="70.279999" calcext:value-type="float">
            <text:p>70.279999</text:p>
          </table:table-cell>
          <table:table-cell office:value-type="float" office:value="36.279999" calcext:value-type="float">
            <text:p>36.279999</text:p>
          </table:table-cell>
          <table:table-cell office:value-type="float" office:value="70.489998" calcext:value-type="float">
            <text:p>70.489998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440.410553" calcext:value-type="float">
            <text:p>440.410553</text:p>
          </table:table-cell>
          <table:table-cell office:value-type="float" office:value="314.529999" calcext:value-type="float">
            <text:p>314.529999</text:p>
          </table:table-cell>
          <table:table-cell office:value-type="float" office:value="119.32" calcext:value-type="float">
            <text:p>119.32</text:p>
          </table:table-cell>
          <table:table-cell office:value-type="float" office:value="88.419998" calcext:value-type="float">
            <text:p>88.419998</text:p>
          </table:table-cell>
          <table:table-cell office:value-type="float" office:value="46.09" calcext:value-type="float">
            <text:p>46.09</text:p>
          </table:table-cell>
        </table:table-row>
        <table:table-row table:style-name="ro1">
          <table:table-cell office:value-type="float" office:value="77.910004" calcext:value-type="float">
            <text:p>77.910004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95.690002" calcext:value-type="float">
            <text:p>95.690002</text:p>
          </table:table-cell>
          <table:table-cell office:value-type="float" office:value="21.35" calcext:value-type="float">
            <text:p>21.35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71.559998" calcext:value-type="float">
            <text:p>71.559998</text:p>
          </table:table-cell>
          <table:table-cell office:value-type="float" office:value="35.990002" calcext:value-type="float">
            <text:p>35.990002</text:p>
          </table:table-cell>
          <table:table-cell office:value-type="float" office:value="70.339996" calcext:value-type="float">
            <text:p>70.339996</text:p>
          </table:table-cell>
          <table:table-cell office:value-type="float" office:value="47.049999" calcext:value-type="float">
            <text:p>47.049999</text:p>
          </table:table-cell>
          <table:table-cell office:value-type="float" office:value="436.312195" calcext:value-type="float">
            <text:p>436.312195</text:p>
          </table:table-cell>
          <table:table-cell office:value-type="float" office:value="313.899994" calcext:value-type="float">
            <text:p>313.899994</text:p>
          </table:table-cell>
          <table:table-cell office:value-type="float" office:value="118.709999" calcext:value-type="float">
            <text:p>118.709999</text:p>
          </table:table-cell>
          <table:table-cell office:value-type="float" office:value="87.279999" calcext:value-type="float">
            <text:p>87.279999</text:p>
          </table:table-cell>
          <table:table-cell office:value-type="float" office:value="45.330002" calcext:value-type="float">
            <text:p>45.330002</text:p>
          </table:table-cell>
        </table:table-row>
        <table:table-row table:style-name="ro1">
          <table:table-cell office:value-type="float" office:value="77.75" calcext:value-type="float">
            <text:p>77.75</text:p>
          </table:table-cell>
          <table:table-cell office:value-type="float" office:value="38.57" calcext:value-type="float">
            <text:p>38.57</text:p>
          </table:table-cell>
          <table:table-cell office:value-type="float" office:value="96.110001" calcext:value-type="float">
            <text:p>96.110001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23.230003" calcext:value-type="float">
            <text:p>123.230003</text:p>
          </table:table-cell>
          <table:table-cell office:value-type="float" office:value="72.959999" calcext:value-type="float">
            <text:p>72.959999</text:p>
          </table:table-cell>
          <table:table-cell office:value-type="float" office:value="35.880001" calcext:value-type="float">
            <text:p>35.880001</text:p>
          </table:table-cell>
          <table:table-cell office:value-type="float" office:value="70.160004" calcext:value-type="float">
            <text:p>70.160004</text:p>
          </table:table-cell>
          <table:table-cell office:value-type="float" office:value="47.419998" calcext:value-type="float">
            <text:p>47.419998</text:p>
          </table:table-cell>
          <table:table-cell office:value-type="float" office:value="434.583466" calcext:value-type="float">
            <text:p>434.583466</text:p>
          </table:table-cell>
          <table:table-cell office:value-type="float" office:value="316.920013" calcext:value-type="float">
            <text:p>316.920013</text:p>
          </table:table-cell>
          <table:table-cell office:value-type="float" office:value="118.510002" calcext:value-type="float">
            <text:p>118.510002</text:p>
          </table:table-cell>
          <table:table-cell office:value-type="float" office:value="86.809998" calcext:value-type="float">
            <text:p>86.809998</text:p>
          </table:table-cell>
          <table:table-cell office:value-type="float" office:value="44.869999" calcext:value-type="float">
            <text:p>44.869999</text:p>
          </table:table-cell>
        </table:table-row>
        <table:table-row table:style-name="ro1">
          <table:table-cell office:value-type="float" office:value="76.800003" calcext:value-type="float">
            <text:p>76.800003</text:p>
          </table:table-cell>
          <table:table-cell office:value-type="float" office:value="38.189999" calcext:value-type="float">
            <text:p>38.189999</text:p>
          </table:table-cell>
          <table:table-cell office:value-type="float" office:value="95.449997" calcext:value-type="float">
            <text:p>95.449997</text:p>
          </table:table-cell>
          <table:table-cell office:value-type="float" office:value="21.014999" calcext:value-type="float">
            <text:p>21.014999</text:p>
          </table:table-cell>
          <table:table-cell office:value-type="float" office:value="121.599998" calcext:value-type="float">
            <text:p>121.599998</text:p>
          </table:table-cell>
          <table:table-cell office:value-type="float" office:value="72.510002" calcext:value-type="float">
            <text:p>72.510002</text:p>
          </table:table-cell>
          <table:table-cell office:value-type="float" office:value="35.650002" calcext:value-type="float">
            <text:p>35.650002</text:p>
          </table:table-cell>
          <table:table-cell office:value-type="float" office:value="69.690002" calcext:value-type="float">
            <text:p>69.690002</text:p>
          </table:table-cell>
          <table:table-cell office:value-type="float" office:value="46.57" calcext:value-type="float">
            <text:p>46.57</text:p>
          </table:table-cell>
          <table:table-cell office:value-type="float" office:value="431.731995" calcext:value-type="float">
            <text:p>431.731995</text:p>
          </table:table-cell>
          <table:table-cell office:value-type="float" office:value="313.410004" calcext:value-type="float">
            <text:p>313.410004</text:p>
          </table:table-cell>
          <table:table-cell office:value-type="float" office:value="117.349998" calcext:value-type="float">
            <text:p>117.349998</text:p>
          </table:table-cell>
          <table:table-cell office:value-type="float" office:value="86.330002" calcext:value-type="float">
            <text:p>86.330002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75.519997" calcext:value-type="float">
            <text:p>75.519997</text:p>
          </table:table-cell>
          <table:table-cell office:value-type="float" office:value="38" calcext:value-type="float">
            <text:p>38</text:p>
          </table:table-cell>
          <table:table-cell office:value-type="float" office:value="95.190002" calcext:value-type="float">
            <text:p>95.190002</text:p>
          </table:table-cell>
          <table:table-cell office:value-type="float" office:value="21" calcext:value-type="float">
            <text:p>21</text:p>
          </table:table-cell>
          <table:table-cell office:value-type="float" office:value="121.269997" calcext:value-type="float">
            <text:p>121.269997</text:p>
          </table:table-cell>
          <table:table-cell office:value-type="float" office:value="73.209999" calcext:value-type="float">
            <text:p>73.209999</text:p>
          </table:table-cell>
          <table:table-cell office:value-type="float" office:value="35.630001" calcext:value-type="float">
            <text:p>35.630001</text:p>
          </table:table-cell>
          <table:table-cell office:value-type="float" office:value="69.459999" calcext:value-type="float">
            <text:p>69.459999</text:p>
          </table:table-cell>
          <table:table-cell office:value-type="float" office:value="46.619999" calcext:value-type="float">
            <text:p>46.619999</text:p>
          </table:table-cell>
          <table:table-cell office:value-type="float" office:value="437.280914" calcext:value-type="float">
            <text:p>437.280914</text:p>
          </table:table-cell>
          <table:table-cell office:value-type="float" office:value="314.220001" calcext:value-type="float">
            <text:p>314.220001</text:p>
          </table:table-cell>
          <table:table-cell office:value-type="float" office:value="117.970001" calcext:value-type="float">
            <text:p>117.970001</text:p>
          </table:table-cell>
          <table:table-cell office:value-type="float" office:value="86.589996" calcext:value-type="float">
            <text:p>86.589996</text:p>
          </table:table-cell>
          <table:table-cell office:value-type="float" office:value="44.810001" calcext:value-type="float">
            <text:p>44.810001</text:p>
          </table:table-cell>
        </table:table-row>
        <table:table-row table:style-name="ro1">
          <table:table-cell office:value-type="float" office:value="75.910004" calcext:value-type="float">
            <text:p>75.910004</text:p>
          </table:table-cell>
          <table:table-cell office:value-type="float" office:value="37.810001" calcext:value-type="float">
            <text:p>37.810001</text:p>
          </table:table-cell>
          <table:table-cell office:value-type="float" office:value="95.839996" calcext:value-type="float">
            <text:p>95.839996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21.040001" calcext:value-type="float">
            <text:p>121.040001</text:p>
          </table:table-cell>
          <table:table-cell office:value-type="float" office:value="71.650002" calcext:value-type="float">
            <text:p>71.650002</text:p>
          </table:table-cell>
          <table:table-cell office:value-type="float" office:value="35.970001" calcext:value-type="float">
            <text:p>35.970001</text:p>
          </table:table-cell>
          <table:table-cell office:value-type="float" office:value="70.019997" calcext:value-type="float">
            <text:p>70.019997</text:p>
          </table:table-cell>
          <table:table-cell office:value-type="float" office:value="46.84" calcext:value-type="float">
            <text:p>46.84</text:p>
          </table:table-cell>
          <table:table-cell office:value-type="float" office:value="438.512909" calcext:value-type="float">
            <text:p>438.512909</text:p>
          </table:table-cell>
          <table:table-cell office:value-type="float" office:value="318.040009" calcext:value-type="float">
            <text:p>318.040009</text:p>
          </table:table-cell>
          <table:table-cell office:value-type="float" office:value="117.379997" calcext:value-type="float">
            <text:p>117.379997</text:p>
          </table:table-cell>
          <table:table-cell office:value-type="float" office:value="87.129997" calcext:value-type="float">
            <text:p>87.129997</text:p>
          </table:table-cell>
          <table:table-cell office:value-type="float" office:value="45.34" calcext:value-type="float">
            <text:p>45.34</text:p>
          </table:table-cell>
        </table:table-row>
        <table:table-row table:style-name="ro1">
          <table:table-cell office:value-type="float" office:value="75.889999" calcext:value-type="float">
            <text:p>75.889999</text:p>
          </table:table-cell>
          <table:table-cell office:value-type="float" office:value="37.459999" calcext:value-type="float">
            <text:p>37.459999</text:p>
          </table:table-cell>
          <table:table-cell office:value-type="float" office:value="95.089996" calcext:value-type="float">
            <text:p>95.089996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120.620003" calcext:value-type="float">
            <text:p>120.620003</text:p>
          </table:table-cell>
          <table:table-cell office:value-type="float" office:value="71.349998" calcext:value-type="float">
            <text:p>71.349998</text:p>
          </table:table-cell>
          <table:table-cell office:value-type="float" office:value="35.720001" calcext:value-type="float">
            <text:p>35.720001</text:p>
          </table:table-cell>
          <table:table-cell office:value-type="float" office:value="70.190002" calcext:value-type="float">
            <text:p>70.190002</text:p>
          </table:table-cell>
          <table:table-cell office:value-type="float" office:value="46.68" calcext:value-type="float">
            <text:p>46.68</text:p>
          </table:table-cell>
          <table:table-cell office:value-type="float" office:value="441.130859" calcext:value-type="float">
            <text:p>441.130859</text:p>
          </table:table-cell>
          <table:table-cell office:value-type="float" office:value="320.390015" calcext:value-type="float">
            <text:p>320.390015</text:p>
          </table:table-cell>
          <table:table-cell office:value-type="float" office:value="117.349998" calcext:value-type="float">
            <text:p>117.349998</text:p>
          </table:table-cell>
          <table:table-cell office:value-type="float" office:value="87.190002" calcext:value-type="float">
            <text:p>87.190002</text:p>
          </table:table-cell>
          <table:table-cell office:value-type="float" office:value="45.599998" calcext:value-type="float">
            <text:p>45.599998</text:p>
          </table:table-cell>
        </table:table-row>
        <table:table-row table:style-name="ro1">
          <table:table-cell office:value-type="float" office:value="75.980003" calcext:value-type="float">
            <text:p>75.980003</text:p>
          </table:table-cell>
          <table:table-cell office:value-type="float" office:value="37.25" calcext:value-type="float">
            <text:p>37.25</text:p>
          </table:table-cell>
          <table:table-cell office:value-type="float" office:value="93.089996" calcext:value-type="float">
            <text:p>93.089996</text:p>
          </table:table-cell>
          <table:table-cell office:value-type="float" office:value="20.825001" calcext:value-type="float">
            <text:p>20.825001</text:p>
          </table:table-cell>
          <table:table-cell office:value-type="float" office:value="118.5" calcext:value-type="float">
            <text:p>118.5</text:p>
          </table:table-cell>
          <table:table-cell office:value-type="float" office:value="71.209999" calcext:value-type="float">
            <text:p>71.209999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70.18" calcext:value-type="float">
            <text:p>70.18</text:p>
          </table:table-cell>
          <table:table-cell office:value-type="float" office:value="47.049999" calcext:value-type="float">
            <text:p>47.049999</text:p>
          </table:table-cell>
          <table:table-cell office:value-type="float" office:value="434.672882" calcext:value-type="float">
            <text:p>434.672882</text:p>
          </table:table-cell>
          <table:table-cell office:value-type="float" office:value="315.130005" calcext:value-type="float">
            <text:p>315.130005</text:p>
          </table:table-cell>
          <table:table-cell office:value-type="float" office:value="115.269997" calcext:value-type="float">
            <text:p>115.269997</text:p>
          </table:table-cell>
          <table:table-cell office:value-type="float" office:value="86.82" calcext:value-type="float">
            <text:p>86.82</text:p>
          </table:table-cell>
          <table:table-cell office:value-type="float" office:value="46.18" calcext:value-type="float">
            <text:p>46.18</text:p>
          </table:table-cell>
        </table:table-row>
        <table:table-row table:style-name="ro1">
          <table:table-cell office:value-type="float" office:value="75.660004" calcext:value-type="float">
            <text:p>75.660004</text:p>
          </table:table-cell>
          <table:table-cell office:value-type="float" office:value="37.080002" calcext:value-type="float">
            <text:p>37.080002</text:p>
          </table:table-cell>
          <table:table-cell office:value-type="float" office:value="92.919998" calcext:value-type="float">
            <text:p>92.919998</text:p>
          </table:table-cell>
          <table:table-cell office:value-type="float" office:value="20.879999" calcext:value-type="float">
            <text:p>20.879999</text:p>
          </table:table-cell>
          <table:table-cell office:value-type="float" office:value="117.43" calcext:value-type="float">
            <text:p>117.43</text:p>
          </table:table-cell>
          <table:table-cell office:value-type="float" office:value="71.110001" calcext:value-type="float">
            <text:p>71.110001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70.400002" calcext:value-type="float">
            <text:p>70.400002</text:p>
          </table:table-cell>
          <table:table-cell office:value-type="float" office:value="46.880001" calcext:value-type="float">
            <text:p>46.880001</text:p>
          </table:table-cell>
          <table:table-cell office:value-type="float" office:value="430.922272" calcext:value-type="float">
            <text:p>430.922272</text:p>
          </table:table-cell>
          <table:table-cell office:value-type="float" office:value="315.23999" calcext:value-type="float">
            <text:p>315.23999</text:p>
          </table:table-cell>
          <table:table-cell office:value-type="float" office:value="115.510002" calcext:value-type="float">
            <text:p>115.510002</text:p>
          </table:table-cell>
          <table:table-cell office:value-type="float" office:value="86.699997" calcext:value-type="float">
            <text:p>86.699997</text:p>
          </table:table-cell>
          <table:table-cell office:value-type="float" office:value="46.119999" calcext:value-type="float">
            <text:p>46.119999</text:p>
          </table:table-cell>
        </table:table-row>
        <table:table-row table:style-name="ro1">
          <table:table-cell office:value-type="float" office:value="76.389999" calcext:value-type="float">
            <text:p>76.389999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94.800003" calcext:value-type="float">
            <text:p>94.800003</text:p>
          </table:table-cell>
          <table:table-cell office:value-type="float" office:value="20.889999" calcext:value-type="float">
            <text:p>20.889999</text:p>
          </table:table-cell>
          <table:table-cell office:value-type="float" office:value="117.889999" calcext:value-type="float">
            <text:p>117.889999</text:p>
          </table:table-cell>
          <table:table-cell office:value-type="float" office:value="71.150002" calcext:value-type="float">
            <text:p>71.150002</text:p>
          </table:table-cell>
          <table:table-cell office:value-type="float" office:value="35" calcext:value-type="float">
            <text:p>35</text:p>
          </table:table-cell>
          <table:table-cell office:value-type="float" office:value="70.769997" calcext:value-type="float">
            <text:p>70.769997</text:p>
          </table:table-cell>
          <table:table-cell office:value-type="float" office:value="46.720001" calcext:value-type="float">
            <text:p>46.720001</text:p>
          </table:table-cell>
          <table:table-cell office:value-type="float" office:value="429.864136" calcext:value-type="float">
            <text:p>429.864136</text:p>
          </table:table-cell>
          <table:table-cell office:value-type="float" office:value="311.5" calcext:value-type="float">
            <text:p>311.5</text:p>
          </table:table-cell>
          <table:table-cell office:value-type="float" office:value="116.669998" calcext:value-type="float">
            <text:p>116.669998</text:p>
          </table:table-cell>
          <table:table-cell office:value-type="float" office:value="86.620003" calcext:value-type="float">
            <text:p>86.620003</text:p>
          </table:table-cell>
          <table:table-cell office:value-type="float" office:value="46.290001" calcext:value-type="float">
            <text:p>46.290001</text:p>
          </table:table-cell>
        </table:table-row>
        <table:table-row table:style-name="ro1">
          <table:table-cell office:value-type="float" office:value="76.580002" calcext:value-type="float">
            <text:p>76.580002</text:p>
          </table:table-cell>
          <table:table-cell office:value-type="float" office:value="37.380001" calcext:value-type="float">
            <text:p>37.380001</text:p>
          </table:table-cell>
          <table:table-cell office:value-type="float" office:value="94.099998" calcext:value-type="float">
            <text:p>94.099998</text:p>
          </table:table-cell>
          <table:table-cell office:value-type="float" office:value="20.83" calcext:value-type="float">
            <text:p>20.83</text:p>
          </table:table-cell>
          <table:table-cell office:value-type="float" office:value="116.550003" calcext:value-type="float">
            <text:p>116.550003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70.239998" calcext:value-type="float">
            <text:p>70.239998</text:p>
          </table:table-cell>
          <table:table-cell office:value-type="float" office:value="46.209999" calcext:value-type="float">
            <text:p>46.209999</text:p>
          </table:table-cell>
          <table:table-cell office:value-type="float" office:value="425.373352" calcext:value-type="float">
            <text:p>425.373352</text:p>
          </table:table-cell>
          <table:table-cell office:value-type="float" office:value="303.420013" calcext:value-type="float">
            <text:p>303.420013</text:p>
          </table:table-cell>
          <table:table-cell office:value-type="float" office:value="115.400002" calcext:value-type="float">
            <text:p>115.400002</text:p>
          </table:table-cell>
          <table:table-cell office:value-type="float" office:value="85.93" calcext:value-type="float">
            <text:p>85.93</text:p>
          </table:table-cell>
          <table:table-cell office:value-type="float" office:value="44.720001" calcext:value-type="float">
            <text:p>44.720001</text:p>
          </table:table-cell>
        </table:table-row>
        <table:table-row table:style-name="ro1">
          <table:table-cell office:value-type="float" office:value="77.410004" calcext:value-type="float">
            <text:p>77.410004</text:p>
          </table:table-cell>
          <table:table-cell office:value-type="float" office:value="37.77" calcext:value-type="float">
            <text:p>37.77</text:p>
          </table:table-cell>
          <table:table-cell office:value-type="float" office:value="94.849998" calcext:value-type="float">
            <text:p>94.849998</text:p>
          </table:table-cell>
          <table:table-cell office:value-type="float" office:value="21.055" calcext:value-type="float">
            <text:p>21.055</text:p>
          </table:table-cell>
          <table:table-cell office:value-type="float" office:value="115.239998" calcext:value-type="float">
            <text:p>115.239998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35.060001" calcext:value-type="float">
            <text:p>35.060001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429.128937" calcext:value-type="float">
            <text:p>429.128937</text:p>
          </table:table-cell>
          <table:table-cell office:value-type="float" office:value="304.630005" calcext:value-type="float">
            <text:p>304.630005</text:p>
          </table:table-cell>
          <table:table-cell office:value-type="float" office:value="116.099998" calcext:value-type="float">
            <text:p>116.099998</text:p>
          </table:table-cell>
          <table:table-cell office:value-type="float" office:value="86.720001" calcext:value-type="float">
            <text:p>86.720001</text:p>
          </table:table-cell>
          <table:table-cell office:value-type="float" office:value="45.099998" calcext:value-type="float">
            <text:p>45.0999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919998" calcext:value-type="float">
            <text:p>37.919998</text:p>
          </table:table-cell>
          <table:table-cell office:value-type="float" office:value="97.150002" calcext:value-type="float">
            <text:p>97.150002</text:p>
          </table:table-cell>
          <table:table-cell office:value-type="float" office:value="21.355" calcext:value-type="float">
            <text:p>21.355</text:p>
          </table:table-cell>
          <table:table-cell office:value-type="float" office:value="116.57" calcext:value-type="float">
            <text:p>116.57</text:p>
          </table:table-cell>
          <table:table-cell office:value-type="float" office:value="70.839996" calcext:value-type="float">
            <text:p>70.839996</text:p>
          </table:table-cell>
          <table:table-cell office:value-type="float" office:value="35.130001" calcext:value-type="float">
            <text:p>35.130001</text:p>
          </table:table-cell>
          <table:table-cell office:value-type="float" office:value="70.82" calcext:value-type="float">
            <text:p>70.82</text:p>
          </table:table-cell>
          <table:table-cell office:value-type="float" office:value="46.810001" calcext:value-type="float">
            <text:p>46.810001</text:p>
          </table:table-cell>
          <table:table-cell office:value-type="float" office:value="430.216858" calcext:value-type="float">
            <text:p>430.216858</text:p>
          </table:table-cell>
          <table:table-cell office:value-type="float" office:value="304.769989" calcext:value-type="float">
            <text:p>304.769989</text:p>
          </table:table-cell>
          <table:table-cell office:value-type="float" office:value="118.599998" calcext:value-type="float">
            <text:p>118.599998</text:p>
          </table:table-cell>
          <table:table-cell office:value-type="float" office:value="88.620003" calcext:value-type="float">
            <text:p>88.620003</text:p>
          </table:table-cell>
          <table:table-cell office:value-type="float" office:value="45.700001" calcext:value-type="float">
            <text:p>45.700001</text:p>
          </table:table-cell>
        </table:table-row>
        <table:table-row table:style-name="ro1">
          <table:table-cell office:value-type="float" office:value="78.010002" calcext:value-type="float">
            <text:p>78.010002</text:p>
          </table:table-cell>
          <table:table-cell office:value-type="float" office:value="37.560001" calcext:value-type="float">
            <text:p>37.560001</text:p>
          </table:table-cell>
          <table:table-cell office:value-type="float" office:value="97.699997" calcext:value-type="float">
            <text:p>97.699997</text:p>
          </table:table-cell>
          <table:table-cell office:value-type="float" office:value="21.440001" calcext:value-type="float">
            <text:p>21.440001</text:p>
          </table:table-cell>
          <table:table-cell office:value-type="float" office:value="117.330002" calcext:value-type="float">
            <text:p>117.330002</text:p>
          </table:table-cell>
          <table:table-cell office:value-type="float" office:value="71.050003" calcext:value-type="float">
            <text:p>71.050003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71.300003" calcext:value-type="float">
            <text:p>71.300003</text:p>
          </table:table-cell>
          <table:table-cell office:value-type="float" office:value="46.790001" calcext:value-type="float">
            <text:p>46.790001</text:p>
          </table:table-cell>
          <table:table-cell office:value-type="float" office:value="430.529816" calcext:value-type="float">
            <text:p>430.529816</text:p>
          </table:table-cell>
          <table:table-cell office:value-type="float" office:value="309.220001" calcext:value-type="float">
            <text:p>309.220001</text:p>
          </table:table-cell>
          <table:table-cell office:value-type="float" office:value="117.419998" calcext:value-type="float">
            <text:p>117.419998</text:p>
          </table:table-cell>
          <table:table-cell office:value-type="float" office:value="88.830002" calcext:value-type="float">
            <text:p>88.830002</text:p>
          </table:table-cell>
          <table:table-cell office:value-type="float" office:value="45.209999" calcext:value-type="float">
            <text:p>45.209999</text:p>
          </table:table-cell>
        </table:table-row>
        <table:table-row table:style-name="ro1">
          <table:table-cell office:value-type="float" office:value="78.379997" calcext:value-type="float">
            <text:p>78.379997</text:p>
          </table:table-cell>
          <table:table-cell office:value-type="float" office:value="38.18" calcext:value-type="float">
            <text:p>38.18</text:p>
          </table:table-cell>
          <table:table-cell office:value-type="float" office:value="98.830002" calcext:value-type="float">
            <text:p>98.830002</text:p>
          </table:table-cell>
          <table:table-cell office:value-type="float" office:value="21.395" calcext:value-type="float">
            <text:p>21.395</text:p>
          </table:table-cell>
          <table:table-cell office:value-type="float" office:value="118.559998" calcext:value-type="float">
            <text:p>118.559998</text:p>
          </table:table-cell>
          <table:table-cell office:value-type="float" office:value="71.720001" calcext:value-type="float">
            <text:p>71.720001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71.900002" calcext:value-type="float">
            <text:p>71.900002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35.050415" calcext:value-type="float">
            <text:p>435.050415</text:p>
          </table:table-cell>
          <table:table-cell office:value-type="float" office:value="309.869995" calcext:value-type="float">
            <text:p>309.869995</text:p>
          </table:table-cell>
          <table:table-cell office:value-type="float" office:value="119.419998" calcext:value-type="float">
            <text:p>119.419998</text:p>
          </table:table-cell>
          <table:table-cell office:value-type="float" office:value="90.330002" calcext:value-type="float">
            <text:p>90.330002</text:p>
          </table:table-cell>
          <table:table-cell office:value-type="float" office:value="46.049999" calcext:value-type="float">
            <text:p>46.049999</text:p>
          </table:table-cell>
        </table:table-row>
        <table:table-row table:style-name="ro1">
          <table:table-cell office:value-type="float" office:value="77.349998" calcext:value-type="float">
            <text:p>77.349998</text:p>
          </table:table-cell>
          <table:table-cell office:value-type="float" office:value="38.009998" calcext:value-type="float">
            <text:p>38.009998</text:p>
          </table:table-cell>
          <table:table-cell office:value-type="float" office:value="98.019997" calcext:value-type="float">
            <text:p>98.019997</text:p>
          </table:table-cell>
          <table:table-cell office:value-type="float" office:value="21.504999" calcext:value-type="float">
            <text:p>21.504999</text:p>
          </table:table-cell>
          <table:table-cell office:value-type="float" office:value="119.419998" calcext:value-type="float">
            <text:p>119.419998</text:p>
          </table:table-cell>
          <table:table-cell office:value-type="float" office:value="72.389999" calcext:value-type="float">
            <text:p>72.389999</text:p>
          </table:table-cell>
          <table:table-cell office:value-type="float" office:value="35.360001" calcext:value-type="float">
            <text:p>35.360001</text:p>
          </table:table-cell>
          <table:table-cell office:value-type="float" office:value="72.32" calcext:value-type="float">
            <text:p>72.32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440.072754" calcext:value-type="float">
            <text:p>440.072754</text:p>
          </table:table-cell>
          <table:table-cell office:value-type="float" office:value="308.380005" calcext:value-type="float">
            <text:p>308.380005</text:p>
          </table:table-cell>
          <table:table-cell office:value-type="float" office:value="118.779999" calcext:value-type="float">
            <text:p>118.779999</text:p>
          </table:table-cell>
          <table:table-cell office:value-type="float" office:value="90.419998" calcext:value-type="float">
            <text:p>90.419998</text:p>
          </table:table-cell>
          <table:table-cell office:value-type="float" office:value="46.310001" calcext:value-type="float">
            <text:p>46.310001</text:p>
          </table:table-cell>
        </table:table-row>
        <table:table-row table:style-name="ro1">
          <table:table-cell office:value-type="float" office:value="78.190002" calcext:value-type="float">
            <text:p>78.190002</text:p>
          </table:table-cell>
          <table:table-cell office:value-type="float" office:value="38.060001" calcext:value-type="float">
            <text:p>38.060001</text:p>
          </table:table-cell>
          <table:table-cell office:value-type="float" office:value="98.510002" calcext:value-type="float">
            <text:p>98.510002</text:p>
          </table:table-cell>
          <table:table-cell office:value-type="float" office:value="21.514999" calcext:value-type="float">
            <text:p>21.514999</text:p>
          </table:table-cell>
          <table:table-cell office:value-type="float" office:value="119.099998" calcext:value-type="float">
            <text:p>119.099998</text:p>
          </table:table-cell>
          <table:table-cell office:value-type="float" office:value="74.169998" calcext:value-type="float">
            <text:p>74.169998</text:p>
          </table:table-cell>
          <table:table-cell office:value-type="float" office:value="35.52" calcext:value-type="float">
            <text:p>35.52</text:p>
          </table:table-cell>
          <table:table-cell office:value-type="float" office:value="72.68" calcext:value-type="float">
            <text:p>72.68</text:p>
          </table:table-cell>
          <table:table-cell office:value-type="float" office:value="48.57" calcext:value-type="float">
            <text:p>48.57</text:p>
          </table:table-cell>
          <table:table-cell office:value-type="float" office:value="443.609741" calcext:value-type="float">
            <text:p>443.609741</text:p>
          </table:table-cell>
          <table:table-cell office:value-type="float" office:value="307.070007" calcext:value-type="float">
            <text:p>307.070007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90.870003" calcext:value-type="float">
            <text:p>90.870003</text:p>
          </table:table-cell>
          <table:table-cell office:value-type="float" office:value="46.950001" calcext:value-type="float">
            <text:p>46.950001</text:p>
          </table:table-cell>
        </table:table-row>
        <table:table-row table:style-name="ro1">
          <table:table-cell office:value-type="float" office:value="79.389999" calcext:value-type="float">
            <text:p>79.389999</text:p>
          </table:table-cell>
          <table:table-cell office:value-type="float" office:value="38.580002" calcext:value-type="float">
            <text:p>38.580002</text:p>
          </table:table-cell>
          <table:table-cell office:value-type="float" office:value="100.879997" calcext:value-type="float">
            <text:p>100.879997</text:p>
          </table:table-cell>
          <table:table-cell office:value-type="float" office:value="21.73" calcext:value-type="float">
            <text:p>21.73</text:p>
          </table:table-cell>
          <table:table-cell office:value-type="float" office:value="119.610001" calcext:value-type="float">
            <text:p>119.610001</text:p>
          </table:table-cell>
          <table:table-cell office:value-type="float" office:value="76.93" calcext:value-type="float">
            <text:p>76.93</text:p>
          </table:table-cell>
          <table:table-cell office:value-type="float" office:value="35.380001" calcext:value-type="float">
            <text:p>35.380001</text:p>
          </table:table-cell>
          <table:table-cell office:value-type="float" office:value="73.580002" calcext:value-type="float">
            <text:p>73.580002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485.134674" calcext:value-type="float">
            <text:p>485.134674</text:p>
          </table:table-cell>
          <table:table-cell office:value-type="float" office:value="319.359985" calcext:value-type="float">
            <text:p>319.359985</text:p>
          </table:table-cell>
          <table:table-cell office:value-type="float" office:value="122.5" calcext:value-type="float">
            <text:p>122.5</text:p>
          </table:table-cell>
          <table:table-cell office:value-type="float" office:value="91.75" calcext:value-type="float">
            <text:p>91.75</text:p>
          </table:table-cell>
          <table:table-cell office:value-type="float" office:value="48.380001" calcext:value-type="float">
            <text:p>48.380001</text:p>
          </table:table-cell>
        </table:table-row>
        <table:table-row table:style-name="ro1">
          <table:table-cell office:value-type="float" office:value="79.269997" calcext:value-type="float">
            <text:p>79.269997</text:p>
          </table:table-cell>
          <table:table-cell office:value-type="float" office:value="38.950001" calcext:value-type="float">
            <text:p>38.950001</text:p>
          </table:table-cell>
          <table:table-cell office:value-type="float" office:value="101.739998" calcext:value-type="float">
            <text:p>101.739998</text:p>
          </table:table-cell>
          <table:table-cell office:value-type="float" office:value="21.365" calcext:value-type="float">
            <text:p>21.365</text:p>
          </table:table-cell>
          <table:table-cell office:value-type="float" office:value="119.629997" calcext:value-type="float">
            <text:p>119.629997</text:p>
          </table:table-cell>
          <table:table-cell office:value-type="float" office:value="74.029999" calcext:value-type="float">
            <text:p>74.029999</text:p>
          </table:table-cell>
          <table:table-cell office:value-type="float" office:value="35.470001" calcext:value-type="float">
            <text:p>35.470001</text:p>
          </table:table-cell>
          <table:table-cell office:value-type="float" office:value="73.529999" calcext:value-type="float">
            <text:p>73.529999</text:p>
          </table:table-cell>
          <table:table-cell office:value-type="float" office:value="50.009998" calcext:value-type="float">
            <text:p>50.009998</text:p>
          </table:table-cell>
          <table:table-cell office:value-type="float" office:value="502.461975" calcext:value-type="float">
            <text:p>502.461975</text:p>
          </table:table-cell>
          <table:table-cell office:value-type="float" office:value="329.890015" calcext:value-type="float">
            <text:p>329.890015</text:p>
          </table:table-cell>
          <table:table-cell office:value-type="float" office:value="122.690002" calcext:value-type="float">
            <text:p>122.690002</text:p>
          </table:table-cell>
          <table:table-cell office:value-type="float" office:value="91.629997" calcext:value-type="float">
            <text:p>91.629997</text:p>
          </table:table-cell>
          <table:table-cell office:value-type="float" office:value="48.080002" calcext:value-type="float">
            <text:p>48.080002</text:p>
          </table:table-cell>
        </table:table-row>
        <table:table-row table:style-name="ro1">
          <table:table-cell office:value-type="float" office:value="79.309998" calcext:value-type="float">
            <text:p>79.309998</text:p>
          </table:table-cell>
          <table:table-cell office:value-type="float" office:value="38.860001" calcext:value-type="float">
            <text:p>38.860001</text:p>
          </table:table-cell>
          <table:table-cell office:value-type="float" office:value="100.660004" calcext:value-type="float">
            <text:p>100.660004</text:p>
          </table:table-cell>
          <table:table-cell office:value-type="float" office:value="21.52" calcext:value-type="float">
            <text:p>21.52</text:p>
          </table:table-cell>
          <table:table-cell office:value-type="float" office:value="120.139999" calcext:value-type="float">
            <text:p>120.139999</text:p>
          </table:table-cell>
          <table:table-cell office:value-type="float" office:value="75.519997" calcext:value-type="float">
            <text:p>75.519997</text:p>
          </table:table-cell>
          <table:table-cell office:value-type="float" office:value="35.529999" calcext:value-type="float">
            <text:p>35.529999</text:p>
          </table:table-cell>
          <table:table-cell office:value-type="float" office:value="73.260002" calcext:value-type="float">
            <text:p>73.260002</text:p>
          </table:table-cell>
          <table:table-cell office:value-type="float" office:value="50.560001" calcext:value-type="float">
            <text:p>50.560001</text:p>
          </table:table-cell>
          <table:table-cell office:value-type="float" office:value="499.252838" calcext:value-type="float">
            <text:p>499.252838</text:p>
          </table:table-cell>
          <table:table-cell office:value-type="float" office:value="327.720001" calcext:value-type="float">
            <text:p>327.720001</text:p>
          </table:table-cell>
          <table:table-cell office:value-type="float" office:value="122" calcext:value-type="float">
            <text:p>122</text:p>
          </table:table-cell>
          <table:table-cell office:value-type="float" office:value="91.529999" calcext:value-type="float">
            <text:p>91.529999</text:p>
          </table:table-cell>
          <table:table-cell office:value-type="float" office:value="48.389999" calcext:value-type="float">
            <text:p>48.389999</text:p>
          </table:table-cell>
        </table:table-row>
        <table:table-row table:style-name="ro1">
          <table:table-cell office:value-type="float" office:value="80.339996" calcext:value-type="float">
            <text:p>80.339996</text:p>
          </table:table-cell>
          <table:table-cell office:value-type="float" office:value="39.080002" calcext:value-type="float">
            <text:p>39.080002</text:p>
          </table:table-cell>
          <table:table-cell office:value-type="float" office:value="102.5" calcext:value-type="float">
            <text:p>102.5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120.290001" calcext:value-type="float">
            <text:p>120.290001</text:p>
          </table:table-cell>
          <table:table-cell office:value-type="float" office:value="74.050003" calcext:value-type="float">
            <text:p>74.050003</text:p>
          </table:table-cell>
          <table:table-cell office:value-type="float" office:value="36.189999" calcext:value-type="float">
            <text:p>36.189999</text:p>
          </table:table-cell>
          <table:table-cell office:value-type="float" office:value="72.919998" calcext:value-type="float">
            <text:p>72.919998</text:p>
          </table:table-cell>
          <table:table-cell office:value-type="float" office:value="51.029999" calcext:value-type="float">
            <text:p>51.029999</text:p>
          </table:table-cell>
          <table:table-cell office:value-type="float" office:value="497.265778" calcext:value-type="float">
            <text:p>497.265778</text:p>
          </table:table-cell>
          <table:table-cell office:value-type="float" office:value="330.839996" calcext:value-type="float">
            <text:p>330.839996</text:p>
          </table:table-cell>
          <table:table-cell office:value-type="float" office:value="126" calcext:value-type="float">
            <text:p>126</text:p>
          </table:table-cell>
          <table:table-cell office:value-type="float" office:value="92.07" calcext:value-type="float">
            <text:p>92.07</text:p>
          </table:table-cell>
          <table:table-cell office:value-type="float" office:value="48.759998" calcext:value-type="float">
            <text:p>48.759998</text:p>
          </table:table-cell>
        </table:table-row>
        <table:table-row table:style-name="ro1">
          <table:table-cell office:value-type="float" office:value="80.769997" calcext:value-type="float">
            <text:p>80.769997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105.959999" calcext:value-type="float">
            <text:p>105.959999</text:p>
          </table:table-cell>
          <table:table-cell office:value-type="float" office:value="21.91" calcext:value-type="float">
            <text:p>21.91</text:p>
          </table:table-cell>
          <table:table-cell office:value-type="float" office:value="120.669998" calcext:value-type="float">
            <text:p>120.669998</text:p>
          </table:table-cell>
          <table:table-cell office:value-type="float" office:value="74.18" calcext:value-type="float">
            <text:p>74.18</text:p>
          </table:table-cell>
          <table:table-cell office:value-type="float" office:value="36.049999" calcext:value-type="float">
            <text:p>36.049999</text:p>
          </table:table-cell>
          <table:table-cell office:value-type="float" office:value="72.669998" calcext:value-type="float">
            <text:p>72.669998</text:p>
          </table:table-cell>
          <table:table-cell office:value-type="float" office:value="51.040001" calcext:value-type="float">
            <text:p>51.040001</text:p>
          </table:table-cell>
          <table:table-cell office:value-type="float" office:value="512.601013" calcext:value-type="float">
            <text:p>512.601013</text:p>
          </table:table-cell>
          <table:table-cell office:value-type="float" office:value="329.630005" calcext:value-type="float">
            <text:p>329.630005</text:p>
          </table:table-cell>
          <table:table-cell office:value-type="float" office:value="129.009995" calcext:value-type="float">
            <text:p>129.009995</text:p>
          </table:table-cell>
          <table:table-cell office:value-type="float" office:value="92.650002" calcext:value-type="float">
            <text:p>92.650002</text:p>
          </table:table-cell>
          <table:table-cell office:value-type="float" office:value="48.630001" calcext:value-type="float">
            <text:p>48.630001</text:p>
          </table:table-cell>
        </table:table-row>
        <table:table-row table:style-name="ro1">
          <table:table-cell office:value-type="float" office:value="80.550003" calcext:value-type="float">
            <text:p>80.550003</text:p>
          </table:table-cell>
          <table:table-cell office:value-type="float" office:value="38.84" calcext:value-type="float">
            <text:p>38.84</text:p>
          </table:table-cell>
          <table:table-cell office:value-type="float" office:value="107.279999" calcext:value-type="float">
            <text:p>107.279999</text:p>
          </table:table-cell>
          <table:table-cell office:value-type="float" office:value="21.885" calcext:value-type="float">
            <text:p>21.885</text:p>
          </table:table-cell>
          <table:table-cell office:value-type="float" office:value="120.589996" calcext:value-type="float">
            <text:p>120.589996</text:p>
          </table:table-cell>
          <table:table-cell office:value-type="float" office:value="76.050003" calcext:value-type="float">
            <text:p>76.050003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73.529999" calcext:value-type="float">
            <text:p>73.529999</text:p>
          </table:table-cell>
          <table:table-cell office:value-type="float" office:value="50.330002" calcext:value-type="float">
            <text:p>50.330002</text:p>
          </table:table-cell>
          <table:table-cell office:value-type="float" office:value="511.085876" calcext:value-type="float">
            <text:p>511.085876</text:p>
          </table:table-cell>
          <table:table-cell office:value-type="float" office:value="358.600006" calcext:value-type="float">
            <text:p>358.600006</text:p>
          </table:table-cell>
          <table:table-cell office:value-type="float" office:value="129.25" calcext:value-type="float">
            <text:p>129.25</text:p>
          </table:table-cell>
          <table:table-cell office:value-type="float" office:value="92.040001" calcext:value-type="float">
            <text:p>92.040001</text:p>
          </table:table-cell>
          <table:table-cell office:value-type="float" office:value="49.099998" calcext:value-type="float">
            <text:p>49.099998</text:p>
          </table:table-cell>
        </table:table-row>
        <table:table-row table:style-name="ro1">
          <table:table-cell office:value-type="float" office:value="80.110001" calcext:value-type="float">
            <text:p>80.110001</text:p>
          </table:table-cell>
          <table:table-cell office:value-type="float" office:value="39.02" calcext:value-type="float">
            <text:p>39.02</text:p>
          </table:table-cell>
          <table:table-cell office:value-type="float" office:value="108.089996" calcext:value-type="float">
            <text:p>108.089996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120.559998" calcext:value-type="float">
            <text:p>120.559998</text:p>
          </table:table-cell>
          <table:table-cell office:value-type="float" office:value="76.199997" calcext:value-type="float">
            <text:p>76.199997</text:p>
          </table:table-cell>
          <table:table-cell office:value-type="float" office:value="36.580002" calcext:value-type="float">
            <text:p>36.580002</text:p>
          </table:table-cell>
          <table:table-cell office:value-type="float" office:value="73.910004" calcext:value-type="float">
            <text:p>73.910004</text:p>
          </table:table-cell>
          <table:table-cell office:value-type="float" office:value="50.689999" calcext:value-type="float">
            <text:p>50.689999</text:p>
          </table:table-cell>
          <table:table-cell office:value-type="float" office:value="504.319885" calcext:value-type="float">
            <text:p>504.319885</text:p>
          </table:table-cell>
          <table:table-cell office:value-type="float" office:value="359.920013" calcext:value-type="float">
            <text:p>359.920013</text:p>
          </table:table-cell>
          <table:table-cell office:value-type="float" office:value="128.75" calcext:value-type="float">
            <text:p>128.75</text:p>
          </table:table-cell>
          <table:table-cell office:value-type="float" office:value="91.959999" calcext:value-type="float">
            <text:p>91.959999</text:p>
          </table:table-cell>
          <table:table-cell office:value-type="float" office:value="49.130001" calcext:value-type="float">
            <text:p>49.130001</text:p>
          </table:table-cell>
        </table:table-row>
        <table:table-row table:style-name="ro1">
          <table:table-cell office:value-type="float" office:value="81.459999" calcext:value-type="float">
            <text:p>81.459999</text:p>
          </table:table-cell>
          <table:table-cell office:value-type="float" office:value="39.57" calcext:value-type="float">
            <text:p>39.57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21.795" calcext:value-type="float">
            <text:p>21.795</text:p>
          </table:table-cell>
          <table:table-cell office:value-type="float" office:value="121.330002" calcext:value-type="float">
            <text:p>121.330002</text:p>
          </table:table-cell>
          <table:table-cell office:value-type="float" office:value="75.839996" calcext:value-type="float">
            <text:p>75.839996</text:p>
          </table:table-cell>
          <table:table-cell office:value-type="float" office:value="35.919998" calcext:value-type="float">
            <text:p>35.919998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50.619999" calcext:value-type="float">
            <text:p>50.619999</text:p>
          </table:table-cell>
          <table:table-cell office:value-type="float" office:value="506.257294" calcext:value-type="float">
            <text:p>506.257294</text:p>
          </table:table-cell>
          <table:table-cell office:value-type="float" office:value="358.959991" calcext:value-type="float">
            <text:p>358.959991</text:p>
          </table:table-cell>
          <table:table-cell office:value-type="float" office:value="129.350006" calcext:value-type="float">
            <text:p>129.350006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49.48" calcext:value-type="float">
            <text:p>49.48</text:p>
          </table:table-cell>
        </table:table-row>
        <table:table-row table:style-name="ro1">
          <table:table-cell office:value-type="float" office:value="82.529999" calcext:value-type="float">
            <text:p>82.529999</text:p>
          </table:table-cell>
          <table:table-cell office:value-type="float" office:value="39.880001" calcext:value-type="float">
            <text:p>39.880001</text:p>
          </table:table-cell>
          <table:table-cell office:value-type="float" office:value="108.550003" calcext:value-type="float">
            <text:p>108.550003</text:p>
          </table:table-cell>
          <table:table-cell office:value-type="float" office:value="22.055" calcext:value-type="float">
            <text:p>22.055</text:p>
          </table:table-cell>
          <table:table-cell office:value-type="float" office:value="121.540001" calcext:value-type="float">
            <text:p>121.540001</text:p>
          </table:table-cell>
          <table:table-cell office:value-type="float" office:value="76.550003" calcext:value-type="float">
            <text:p>76.550003</text:p>
          </table:table-cell>
          <table:table-cell office:value-type="float" office:value="35.900002" calcext:value-type="float">
            <text:p>35.900002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51.389999" calcext:value-type="float">
            <text:p>51.389999</text:p>
          </table:table-cell>
          <table:table-cell office:value-type="float" office:value="515.363037" calcext:value-type="float">
            <text:p>515.363037</text:p>
          </table:table-cell>
          <table:table-cell office:value-type="float" office:value="362.619995" calcext:value-type="float">
            <text:p>362.619995</text:p>
          </table:table-cell>
          <table:table-cell office:value-type="float" office:value="129.559998" calcext:value-type="float">
            <text:p>129.559998</text:p>
          </table:table-cell>
          <table:table-cell office:value-type="float" office:value="93.269997" calcext:value-type="float">
            <text:p>93.269997</text:p>
          </table:table-cell>
          <table:table-cell office:value-type="float" office:value="49.57" calcext:value-type="float">
            <text:p>49.57</text:p>
          </table:table-cell>
        </table:table-row>
        <table:table-row table:style-name="ro1">
          <table:table-cell office:value-type="float" office:value="81.199997" calcext:value-type="float">
            <text:p>81.199997</text:p>
          </table:table-cell>
          <table:table-cell office:value-type="float" office:value="39.509998" calcext:value-type="float">
            <text:p>39.509998</text:p>
          </table:table-cell>
          <table:table-cell office:value-type="float" office:value="107.739998" calcext:value-type="float">
            <text:p>107.739998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120.150002" calcext:value-type="float">
            <text:p>120.150002</text:p>
          </table:table-cell>
          <table:table-cell office:value-type="float" office:value="76.620003" calcext:value-type="float">
            <text:p>76.620003</text:p>
          </table:table-cell>
          <table:table-cell office:value-type="float" office:value="35.490002" calcext:value-type="float">
            <text:p>35.490002</text:p>
          </table:table-cell>
          <table:table-cell office:value-type="float" office:value="73.660004" calcext:value-type="float">
            <text:p>73.660004</text:p>
          </table:table-cell>
          <table:table-cell office:value-type="float" office:value="50.490002" calcext:value-type="float">
            <text:p>50.490002</text:p>
          </table:table-cell>
          <table:table-cell office:value-type="float" office:value="511.140533" calcext:value-type="float">
            <text:p>511.140533</text:p>
          </table:table-cell>
          <table:table-cell office:value-type="float" office:value="361.730011" calcext:value-type="float">
            <text:p>361.730011</text:p>
          </table:table-cell>
          <table:table-cell office:value-type="float" office:value="129.839996" calcext:value-type="float">
            <text:p>129.839996</text:p>
          </table:table-cell>
          <table:table-cell office:value-type="float" office:value="92.849998" calcext:value-type="float">
            <text:p>92.849998</text:p>
          </table:table-cell>
          <table:table-cell office:value-type="float" office:value="48.68" calcext:value-type="float">
            <text:p>48.68</text:p>
          </table:table-cell>
        </table:table-row>
        <table:table-row table:style-name="ro1">
          <table:table-cell office:value-type="float" office:value="80.68" calcext:value-type="float">
            <text:p>80.68</text:p>
          </table:table-cell>
          <table:table-cell office:value-type="float" office:value="39.57" calcext:value-type="float">
            <text:p>39.57</text:p>
          </table:table-cell>
          <table:table-cell office:value-type="float" office:value="107.57" calcext:value-type="float">
            <text:p>107.57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119.040001" calcext:value-type="float">
            <text:p>119.040001</text:p>
          </table:table-cell>
          <table:table-cell office:value-type="float" office:value="75.940002" calcext:value-type="float">
            <text:p>75.940002</text:p>
          </table:table-cell>
          <table:table-cell office:value-type="float" office:value="35.240002" calcext:value-type="float">
            <text:p>35.240002</text:p>
          </table:table-cell>
          <table:table-cell office:value-type="float" office:value="73.559998" calcext:value-type="float">
            <text:p>73.559998</text:p>
          </table:table-cell>
          <table:table-cell office:value-type="float" office:value="50.790001" calcext:value-type="float">
            <text:p>50.790001</text:p>
          </table:table-cell>
          <table:table-cell office:value-type="float" office:value="512.561279" calcext:value-type="float">
            <text:p>512.561279</text:p>
          </table:table-cell>
          <table:table-cell office:value-type="float" office:value="365.630005" calcext:value-type="float">
            <text:p>365.630005</text:p>
          </table:table-cell>
          <table:table-cell office:value-type="float" office:value="130.899994" calcext:value-type="float">
            <text:p>130.899994</text:p>
          </table:table-cell>
          <table:table-cell office:value-type="float" office:value="92.379997" calcext:value-type="float">
            <text:p>92.379997</text:p>
          </table:table-cell>
          <table:table-cell office:value-type="float" office:value="48.639999" calcext:value-type="float">
            <text:p>48.639999</text:p>
          </table:table-cell>
        </table:table-row>
        <table:table-row table:style-name="ro1">
          <table:table-cell office:value-type="float" office:value="81.459999" calcext:value-type="float">
            <text:p>81.459999</text:p>
          </table:table-cell>
          <table:table-cell office:value-type="float" office:value="39.709999" calcext:value-type="float">
            <text:p>39.709999</text:p>
          </table:table-cell>
          <table:table-cell office:value-type="float" office:value="108.449997" calcext:value-type="float">
            <text:p>108.449997</text:p>
          </table:table-cell>
          <table:table-cell office:value-type="float" office:value="21.785" calcext:value-type="float">
            <text:p>21.785</text:p>
          </table:table-cell>
          <table:table-cell office:value-type="float" office:value="118.589996" calcext:value-type="float">
            <text:p>118.589996</text:p>
          </table:table-cell>
          <table:table-cell office:value-type="float" office:value="75.43" calcext:value-type="float">
            <text:p>75.43</text:p>
          </table:table-cell>
          <table:table-cell office:value-type="float" office:value="35.43" calcext:value-type="float">
            <text:p>35.43</text:p>
          </table:table-cell>
          <table:table-cell office:value-type="float" office:value="73.370003" calcext:value-type="float">
            <text:p>73.370003</text:p>
          </table:table-cell>
          <table:table-cell office:value-type="float" office:value="50.919998" calcext:value-type="float">
            <text:p>50.919998</text:p>
          </table:table-cell>
          <table:table-cell office:value-type="float" office:value="512.417236" calcext:value-type="float">
            <text:p>512.417236</text:p>
          </table:table-cell>
          <table:table-cell office:value-type="float" office:value="360.119995" calcext:value-type="float">
            <text:p>360.119995</text:p>
          </table:table-cell>
          <table:table-cell office:value-type="float" office:value="133.75" calcext:value-type="float">
            <text:p>133.75</text:p>
          </table:table-cell>
          <table:table-cell office:value-type="float" office:value="93.459999" calcext:value-type="float">
            <text:p>93.459999</text:p>
          </table:table-cell>
          <table:table-cell office:value-type="float" office:value="49.189999" calcext:value-type="float">
            <text:p>49.189999</text:p>
          </table:table-cell>
        </table:table-row>
        <table:table-row table:style-name="ro1">
          <table:table-cell office:value-type="float" office:value="81.129997" calcext:value-type="float">
            <text:p>81.129997</text:p>
          </table:table-cell>
          <table:table-cell office:value-type="float" office:value="39.360001" calcext:value-type="float">
            <text:p>39.360001</text:p>
          </table:table-cell>
          <table:table-cell office:value-type="float" office:value="108.489998" calcext:value-type="float">
            <text:p>108.489998</text:p>
          </table:table-cell>
          <table:table-cell office:value-type="float" office:value="21.57" calcext:value-type="float">
            <text:p>21.57</text:p>
          </table:table-cell>
          <table:table-cell office:value-type="float" office:value="117.599998" calcext:value-type="float">
            <text:p>117.599998</text:p>
          </table:table-cell>
          <table:table-cell office:value-type="float" office:value="75.010002" calcext:value-type="float">
            <text:p>75.010002</text:p>
          </table:table-cell>
          <table:table-cell office:value-type="float" office:value="35" calcext:value-type="float">
            <text:p>35</text:p>
          </table:table-cell>
          <table:table-cell office:value-type="float" office:value="73.029999" calcext:value-type="float">
            <text:p>73.029999</text:p>
          </table:table-cell>
          <table:table-cell office:value-type="float" office:value="50.810001" calcext:value-type="float">
            <text:p>50.810001</text:p>
          </table:table-cell>
          <table:table-cell office:value-type="float" office:value="506.878235" calcext:value-type="float">
            <text:p>506.878235</text:p>
          </table:table-cell>
          <table:table-cell office:value-type="float" office:value="356.779999" calcext:value-type="float">
            <text:p>356.779999</text:p>
          </table:table-cell>
          <table:table-cell office:value-type="float" office:value="132.029999" calcext:value-type="float">
            <text:p>132.029999</text:p>
          </table:table-cell>
          <table:table-cell office:value-type="float" office:value="92.540001" calcext:value-type="float">
            <text:p>92.540001</text:p>
          </table:table-cell>
          <table:table-cell office:value-type="float" office:value="48.59" calcext:value-type="float">
            <text:p>48.59</text:p>
          </table:table-cell>
        </table:table-row>
        <table:table-row table:style-name="ro1">
          <table:table-cell office:value-type="float" office:value="81.639999" calcext:value-type="float">
            <text:p>81.639999</text:p>
          </table:table-cell>
          <table:table-cell office:value-type="float" office:value="39.619999" calcext:value-type="float">
            <text:p>39.619999</text:p>
          </table:table-cell>
          <table:table-cell office:value-type="float" office:value="109.330002" calcext:value-type="float">
            <text:p>109.330002</text:p>
          </table:table-cell>
          <table:table-cell office:value-type="float" office:value="21.790001" calcext:value-type="float">
            <text:p>21.790001</text:p>
          </table:table-cell>
          <table:table-cell office:value-type="float" office:value="119.300003" calcext:value-type="float">
            <text:p>119.300003</text:p>
          </table:table-cell>
          <table:table-cell office:value-type="float" office:value="76.230003" calcext:value-type="float">
            <text:p>76.230003</text:p>
          </table:table-cell>
          <table:table-cell office:value-type="float" office:value="35.25" calcext:value-type="float">
            <text:p>35.25</text:p>
          </table:table-cell>
          <table:table-cell office:value-type="float" office:value="73.190002" calcext:value-type="float">
            <text:p>73.190002</text:p>
          </table:table-cell>
          <table:table-cell office:value-type="float" office:value="50.380001" calcext:value-type="float">
            <text:p>50.380001</text:p>
          </table:table-cell>
          <table:table-cell office:value-type="float" office:value="509.486298" calcext:value-type="float">
            <text:p>509.486298</text:p>
          </table:table-cell>
          <table:table-cell office:value-type="float" office:value="360.450012" calcext:value-type="float">
            <text:p>360.450012</text:p>
          </table:table-cell>
          <table:table-cell office:value-type="float" office:value="134.020004" calcext:value-type="float">
            <text:p>134.020004</text:p>
          </table:table-cell>
          <table:table-cell office:value-type="float" office:value="93.029999" calcext:value-type="float">
            <text:p>93.029999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82.910004" calcext:value-type="float">
            <text:p>82.910004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109.68" calcext:value-type="float">
            <text:p>109.68</text:p>
          </table:table-cell>
          <table:table-cell office:value-type="float" office:value="21.995001" calcext:value-type="float">
            <text:p>21.995001</text:p>
          </table:table-cell>
          <table:table-cell office:value-type="float" office:value="121.599998" calcext:value-type="float">
            <text:p>121.599998</text:p>
          </table:table-cell>
          <table:table-cell office:value-type="float" office:value="76.5" calcext:value-type="float">
            <text:p>76.5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73.849998" calcext:value-type="float">
            <text:p>73.849998</text:p>
          </table:table-cell>
          <table:table-cell office:value-type="float" office:value="50.549999" calcext:value-type="float">
            <text:p>50.549999</text:p>
          </table:table-cell>
          <table:table-cell office:value-type="float" office:value="508.000946" calcext:value-type="float">
            <text:p>508.000946</text:p>
          </table:table-cell>
          <table:table-cell office:value-type="float" office:value="355.859985" calcext:value-type="float">
            <text:p>355.859985</text:p>
          </table:table-cell>
          <table:table-cell office:value-type="float" office:value="133.440002" calcext:value-type="float">
            <text:p>133.440002</text:p>
          </table:table-cell>
          <table:table-cell office:value-type="float" office:value="93.190002" calcext:value-type="float">
            <text:p>93.190002</text:p>
          </table:table-cell>
          <table:table-cell office:value-type="float" office:value="48.169998" calcext:value-type="float">
            <text:p>48.169998</text:p>
          </table:table-cell>
        </table:table-row>
        <table:table-row table:style-name="ro1">
          <table:table-cell office:value-type="float" office:value="82.279999" calcext:value-type="float">
            <text:p>82.279999</text:p>
          </table:table-cell>
          <table:table-cell office:value-type="float" office:value="39.740002" calcext:value-type="float">
            <text:p>39.740002</text:p>
          </table:table-cell>
          <table:table-cell office:value-type="float" office:value="108.730003" calcext:value-type="float">
            <text:p>108.730003</text:p>
          </table:table-cell>
          <table:table-cell office:value-type="float" office:value="21.434999" calcext:value-type="float">
            <text:p>21.434999</text:p>
          </table:table-cell>
          <table:table-cell office:value-type="float" office:value="119.669998" calcext:value-type="float">
            <text:p>119.669998</text:p>
          </table:table-cell>
          <table:table-cell office:value-type="float" office:value="75.620003" calcext:value-type="float">
            <text:p>75.620003</text:p>
          </table:table-cell>
          <table:table-cell office:value-type="float" office:value="34.759998" calcext:value-type="float">
            <text:p>34.759998</text:p>
          </table:table-cell>
          <table:table-cell office:value-type="float" office:value="72.489998" calcext:value-type="float">
            <text:p>72.489998</text:p>
          </table:table-cell>
          <table:table-cell office:value-type="float" office:value="50.060001" calcext:value-type="float">
            <text:p>50.060001</text:p>
          </table:table-cell>
          <table:table-cell office:value-type="float" office:value="501.115723" calcext:value-type="float">
            <text:p>501.115723</text:p>
          </table:table-cell>
          <table:table-cell office:value-type="float" office:value="345.950012" calcext:value-type="float">
            <text:p>345.950012</text:p>
          </table:table-cell>
          <table:table-cell office:value-type="float" office:value="131.279999" calcext:value-type="float">
            <text:p>131.279999</text:p>
          </table:table-cell>
          <table:table-cell office:value-type="float" office:value="92.629997" calcext:value-type="float">
            <text:p>92.629997</text:p>
          </table:table-cell>
          <table:table-cell office:value-type="float" office:value="47.130001" calcext:value-type="float">
            <text:p>47.130001</text:p>
          </table:table-cell>
        </table:table-row>
        <table:table-row table:style-name="ro1">
          <table:table-cell office:value-type="float" office:value="82.349998" calcext:value-type="float">
            <text:p>82.349998</text:p>
          </table:table-cell>
          <table:table-cell office:value-type="float" office:value="40.009998" calcext:value-type="float">
            <text:p>40.009998</text:p>
          </table:table-cell>
          <table:table-cell office:value-type="float" office:value="110.230003" calcext:value-type="float">
            <text:p>110.230003</text:p>
          </table:table-cell>
          <table:table-cell office:value-type="float" office:value="21.639999" calcext:value-type="float">
            <text:p>21.639999</text:p>
          </table:table-cell>
          <table:table-cell office:value-type="float" office:value="121.18" calcext:value-type="float">
            <text:p>121.18</text:p>
          </table:table-cell>
          <table:table-cell office:value-type="float" office:value="74.75" calcext:value-type="float">
            <text:p>74.75</text:p>
          </table:table-cell>
          <table:table-cell office:value-type="float" office:value="35.029999" calcext:value-type="float">
            <text:p>35.029999</text:p>
          </table:table-cell>
          <table:table-cell office:value-type="float" office:value="73.459999" calcext:value-type="float">
            <text:p>73.459999</text:p>
          </table:table-cell>
          <table:table-cell office:value-type="float" office:value="50.119999" calcext:value-type="float">
            <text:p>50.119999</text:p>
          </table:table-cell>
          <table:table-cell office:value-type="float" office:value="501.493256" calcext:value-type="float">
            <text:p>501.493256</text:p>
          </table:table-cell>
          <table:table-cell office:value-type="float" office:value="350.589996" calcext:value-type="float">
            <text:p>350.589996</text:p>
          </table:table-cell>
          <table:table-cell office:value-type="float" office:value="133.139999" calcext:value-type="float">
            <text:p>133.139999</text:p>
          </table:table-cell>
          <table:table-cell office:value-type="float" office:value="93.970001" calcext:value-type="float">
            <text:p>93.970001</text:p>
          </table:table-cell>
          <table:table-cell office:value-type="float" office:value="48.23" calcext:value-type="float">
            <text:p>48.23</text:p>
          </table:table-cell>
        </table:table-row>
        <table:table-row table:style-name="ro1">
          <table:table-cell office:value-type="float" office:value="82.230003" calcext:value-type="float">
            <text:p>82.230003</text:p>
          </table:table-cell>
          <table:table-cell office:value-type="float" office:value="39.91" calcext:value-type="float">
            <text:p>39.91</text:p>
          </table:table-cell>
          <table:table-cell office:value-type="float" office:value="110" calcext:value-type="float">
            <text:p>110</text:p>
          </table:table-cell>
          <table:table-cell office:value-type="float" office:value="21.370001" calcext:value-type="float">
            <text:p>21.370001</text:p>
          </table:table-cell>
          <table:table-cell office:value-type="float" office:value="121.029999" calcext:value-type="float">
            <text:p>121.029999</text:p>
          </table:table-cell>
          <table:table-cell office:value-type="float" office:value="74.489998" calcext:value-type="float">
            <text:p>74.489998</text:p>
          </table:table-cell>
          <table:table-cell office:value-type="float" office:value="34.73" calcext:value-type="float">
            <text:p>34.73</text:p>
          </table:table-cell>
          <table:table-cell office:value-type="float" office:value="73.25" calcext:value-type="float">
            <text:p>73.25</text:p>
          </table:table-cell>
          <table:table-cell office:value-type="float" office:value="50.009998" calcext:value-type="float">
            <text:p>50.009998</text:p>
          </table:table-cell>
          <table:table-cell office:value-type="float" office:value="500.594116" calcext:value-type="float">
            <text:p>500.594116</text:p>
          </table:table-cell>
          <table:table-cell office:value-type="float" office:value="352.98999" calcext:value-type="float">
            <text:p>352.98999</text:p>
          </table:table-cell>
          <table:table-cell office:value-type="float" office:value="132.399994" calcext:value-type="float">
            <text:p>132.399994</text:p>
          </table:table-cell>
          <table:table-cell office:value-type="float" office:value="93.980003" calcext:value-type="float">
            <text:p>93.980003</text:p>
          </table:table-cell>
          <table:table-cell office:value-type="float" office:value="48.450001" calcext:value-type="float">
            <text:p>48.450001</text:p>
          </table:table-cell>
        </table:table-row>
        <table:table-row table:style-name="ro1">
          <table:table-cell office:value-type="float" office:value="82.57" calcext:value-type="float">
            <text:p>82.57</text:p>
          </table:table-cell>
          <table:table-cell office:value-type="float" office:value="39.82" calcext:value-type="float">
            <text:p>39.82</text:p>
          </table:table-cell>
          <table:table-cell office:value-type="float" office:value="109.010002" calcext:value-type="float">
            <text:p>109.010002</text:p>
          </table:table-cell>
          <table:table-cell office:value-type="float" office:value="21.35" calcext:value-type="float">
            <text:p>21.35</text:p>
          </table:table-cell>
          <table:table-cell office:value-type="float" office:value="119.580002" calcext:value-type="float">
            <text:p>119.580002</text:p>
          </table:table-cell>
          <table:table-cell office:value-type="float" office:value="74.370003" calcext:value-type="float">
            <text:p>74.370003</text:p>
          </table:table-cell>
          <table:table-cell office:value-type="float" office:value="34.549999" calcext:value-type="float">
            <text:p>34.549999</text:p>
          </table:table-cell>
          <table:table-cell office:value-type="float" office:value="72.739998" calcext:value-type="float">
            <text:p>72.739998</text:p>
          </table:table-cell>
          <table:table-cell office:value-type="float" office:value="49.880001" calcext:value-type="float">
            <text:p>49.880001</text:p>
          </table:table-cell>
          <table:table-cell office:value-type="float" office:value="500.122192" calcext:value-type="float">
            <text:p>500.122192</text:p>
          </table:table-cell>
          <table:table-cell office:value-type="float" office:value="347.399994" calcext:value-type="float">
            <text:p>347.399994</text:p>
          </table:table-cell>
          <table:table-cell office:value-type="float" office:value="131.919998" calcext:value-type="float">
            <text:p>131.919998</text:p>
          </table:table-cell>
          <table:table-cell office:value-type="float" office:value="93.360001" calcext:value-type="float">
            <text:p>93.360001</text:p>
          </table:table-cell>
          <table:table-cell office:value-type="float" office:value="47.360001" calcext:value-type="float">
            <text:p>47.360001</text:p>
          </table:table-cell>
        </table:table-row>
        <table:table-row table:style-name="ro1">
          <table:table-cell office:value-type="float" office:value="83.43" calcext:value-type="float">
            <text:p>83.43</text:p>
          </table:table-cell>
          <table:table-cell office:value-type="float" office:value="40.09" calcext:value-type="float">
            <text:p>40.09</text:p>
          </table:table-cell>
          <table:table-cell office:value-type="float" office:value="109.980003" calcext:value-type="float">
            <text:p>109.980003</text:p>
          </table:table-cell>
          <table:table-cell office:value-type="float" office:value="21.709999" calcext:value-type="float">
            <text:p>21.709999</text:p>
          </table:table-cell>
          <table:table-cell office:value-type="float" office:value="119.580002" calcext:value-type="float">
            <text:p>119.580002</text:p>
          </table:table-cell>
          <table:table-cell office:value-type="float" office:value="74.720001" calcext:value-type="float">
            <text:p>74.720001</text:p>
          </table:table-cell>
          <table:table-cell office:value-type="float" office:value="34.57" calcext:value-type="float">
            <text:p>34.57</text:p>
          </table:table-cell>
          <table:table-cell office:value-type="float" office:value="73.580002" calcext:value-type="float">
            <text:p>73.580002</text:p>
          </table:table-cell>
          <table:table-cell office:value-type="float" office:value="50.09" calcext:value-type="float">
            <text:p>50.09</text:p>
          </table:table-cell>
          <table:table-cell office:value-type="float" office:value="513.619385" calcext:value-type="float">
            <text:p>513.619385</text:p>
          </table:table-cell>
          <table:table-cell office:value-type="float" office:value="357.390015" calcext:value-type="float">
            <text:p>357.390015</text:p>
          </table:table-cell>
          <table:table-cell office:value-type="float" office:value="133.699997" calcext:value-type="float">
            <text:p>133.699997</text:p>
          </table:table-cell>
          <table:table-cell office:value-type="float" office:value="93.400002" calcext:value-type="float">
            <text:p>93.400002</text:p>
          </table:table-cell>
          <table:table-cell office:value-type="float" office:value="47.990002" calcext:value-type="float">
            <text:p>47.990002</text:p>
          </table:table-cell>
        </table:table-row>
        <table:table-row table:style-name="ro1">
          <table:table-cell office:value-type="float" office:value="84.169998" calcext:value-type="float">
            <text:p>84.169998</text:p>
          </table:table-cell>
          <table:table-cell office:value-type="float" office:value="40.16" calcext:value-type="float">
            <text:p>40.16</text:p>
          </table:table-cell>
          <table:table-cell office:value-type="float" office:value="109.629997" calcext:value-type="float">
            <text:p>109.629997</text:p>
          </table:table-cell>
          <table:table-cell office:value-type="float" office:value="21.985001" calcext:value-type="float">
            <text:p>21.985001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75.260002" calcext:value-type="float">
            <text:p>75.260002</text:p>
          </table:table-cell>
          <table:table-cell office:value-type="float" office:value="35.200001" calcext:value-type="float">
            <text:p>35.200001</text:p>
          </table:table-cell>
          <table:table-cell office:value-type="float" office:value="73.550003" calcext:value-type="float">
            <text:p>73.550003</text:p>
          </table:table-cell>
          <table:table-cell office:value-type="float" office:value="50.16" calcext:value-type="float">
            <text:p>50.16</text:p>
          </table:table-cell>
          <table:table-cell office:value-type="float" office:value="514.091309" calcext:value-type="float">
            <text:p>514.091309</text:p>
          </table:table-cell>
          <table:table-cell office:value-type="float" office:value="367.630005" calcext:value-type="float">
            <text:p>367.630005</text:p>
          </table:table-cell>
          <table:table-cell office:value-type="float" office:value="135.360001" calcext:value-type="float">
            <text:p>135.360001</text:p>
          </table:table-cell>
          <table:table-cell office:value-type="float" office:value="93.629997" calcext:value-type="float">
            <text:p>93.629997</text:p>
          </table:table-cell>
          <table:table-cell office:value-type="float" office:value="48.029999" calcext:value-type="float">
            <text:p>48.029999</text:p>
          </table:table-cell>
        </table:table-row>
        <table:table-row table:style-name="ro1">
          <table:table-cell office:value-type="float" office:value="84.790001" calcext:value-type="float">
            <text:p>84.790001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22.030001" calcext:value-type="float">
            <text:p>22.030001</text:p>
          </table:table-cell>
          <table:table-cell office:value-type="float" office:value="120.709999" calcext:value-type="float">
            <text:p>120.709999</text:p>
          </table:table-cell>
          <table:table-cell office:value-type="float" office:value="76.080002" calcext:value-type="float">
            <text:p>76.080002</text:p>
          </table:table-cell>
          <table:table-cell office:value-type="float" office:value="35.330002" calcext:value-type="float">
            <text:p>35.330002</text:p>
          </table:table-cell>
          <table:table-cell office:value-type="float" office:value="73.470001" calcext:value-type="float">
            <text:p>73.470001</text:p>
          </table:table-cell>
          <table:table-cell office:value-type="float" office:value="50.349998" calcext:value-type="float">
            <text:p>50.349998</text:p>
          </table:table-cell>
          <table:table-cell office:value-type="float" office:value="514.528503" calcext:value-type="float">
            <text:p>514.528503</text:p>
          </table:table-cell>
          <table:table-cell office:value-type="float" office:value="370.279999" calcext:value-type="float">
            <text:p>370.279999</text:p>
          </table:table-cell>
          <table:table-cell office:value-type="float" office:value="140.25" calcext:value-type="float">
            <text:p>140.25</text:p>
          </table:table-cell>
          <table:table-cell office:value-type="float" office:value="94.360001" calcext:value-type="float">
            <text:p>94.360001</text:p>
          </table:table-cell>
          <table:table-cell office:value-type="float" office:value="48.889999" calcext:value-type="float">
            <text:p>48.889999</text:p>
          </table:table-cell>
        </table:table-row>
        <table:table-row table:style-name="ro1">
          <table:table-cell office:value-type="float" office:value="84.309998" calcext:value-type="float">
            <text:p>84.309998</text:p>
          </table:table-cell>
          <table:table-cell office:value-type="float" office:value="40.139999" calcext:value-type="float">
            <text:p>40.139999</text:p>
          </table:table-cell>
          <table:table-cell office:value-type="float" office:value="110.760002" calcext:value-type="float">
            <text:p>110.760002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120.550003" calcext:value-type="float">
            <text:p>120.550003</text:p>
          </table:table-cell>
          <table:table-cell office:value-type="float" office:value="76.139999" calcext:value-type="float">
            <text:p>76.139999</text:p>
          </table:table-cell>
          <table:table-cell office:value-type="float" office:value="35.5" calcext:value-type="float">
            <text:p>35.5</text:p>
          </table:table-cell>
          <table:table-cell office:value-type="float" office:value="72.120003" calcext:value-type="float">
            <text:p>72.120003</text:p>
          </table:table-cell>
          <table:table-cell office:value-type="float" office:value="50.830002" calcext:value-type="float">
            <text:p>50.830002</text:p>
          </table:table-cell>
          <table:table-cell office:value-type="float" office:value="512.526489" calcext:value-type="float">
            <text:p>512.526489</text:p>
          </table:table-cell>
          <table:table-cell office:value-type="float" office:value="365.820007" calcext:value-type="float">
            <text:p>365.820007</text:p>
          </table:table-cell>
          <table:table-cell office:value-type="float" office:value="138.5" calcext:value-type="float">
            <text:p>138.5</text:p>
          </table:table-cell>
          <table:table-cell office:value-type="float" office:value="94.269997" calcext:value-type="float">
            <text:p>94.269997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84.309998" calcext:value-type="float">
            <text:p>84.309998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110.160004" calcext:value-type="float">
            <text:p>110.160004</text:p>
          </table:table-cell>
          <table:table-cell office:value-type="float" office:value="21.665001" calcext:value-type="float">
            <text:p>21.665001</text:p>
          </table:table-cell>
          <table:table-cell office:value-type="float" office:value="122.160004" calcext:value-type="float">
            <text:p>122.160004</text:p>
          </table:table-cell>
          <table:table-cell office:value-type="float" office:value="75.410004" calcext:value-type="float">
            <text:p>75.410004</text:p>
          </table:table-cell>
          <table:table-cell office:value-type="float" office:value="35.259998" calcext:value-type="float">
            <text:p>35.259998</text:p>
          </table:table-cell>
          <table:table-cell office:value-type="float" office:value="72.489998" calcext:value-type="float">
            <text:p>72.489998</text:p>
          </table:table-cell>
          <table:table-cell office:value-type="float" office:value="50.790001" calcext:value-type="float">
            <text:p>50.790001</text:p>
          </table:table-cell>
          <table:table-cell office:value-type="float" office:value="511.647217" calcext:value-type="float">
            <text:p>511.647217</text:p>
          </table:table-cell>
          <table:table-cell office:value-type="float" office:value="367.559998" calcext:value-type="float">
            <text:p>367.559998</text:p>
          </table:table-cell>
          <table:table-cell office:value-type="float" office:value="135.800003" calcext:value-type="float">
            <text:p>135.800003</text:p>
          </table:table-cell>
          <table:table-cell office:value-type="float" office:value="94.940002" calcext:value-type="float">
            <text:p>94.940002</text:p>
          </table:table-cell>
          <table:table-cell office:value-type="float" office:value="48.419998" calcext:value-type="float">
            <text:p>48.419998</text:p>
          </table:table-cell>
        </table:table-row>
        <table:table-row table:style-name="ro1">
          <table:table-cell office:value-type="float" office:value="84.839996" calcext:value-type="float">
            <text:p>84.839996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110.349998" calcext:value-type="float">
            <text:p>110.349998</text:p>
          </table:table-cell>
          <table:table-cell office:value-type="float" office:value="21.215" calcext:value-type="float">
            <text:p>21.215</text:p>
          </table:table-cell>
          <table:table-cell office:value-type="float" office:value="122.360001" calcext:value-type="float">
            <text:p>122.360001</text:p>
          </table:table-cell>
          <table:table-cell office:value-type="float" office:value="74.93" calcext:value-type="float">
            <text:p>74.93</text:p>
          </table:table-cell>
          <table:table-cell office:value-type="float" office:value="35.419998" calcext:value-type="float">
            <text:p>35.419998</text:p>
          </table:table-cell>
          <table:table-cell office:value-type="float" office:value="72.470001" calcext:value-type="float">
            <text:p>72.47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510.181763" calcext:value-type="float">
            <text:p>510.181763</text:p>
          </table:table-cell>
          <table:table-cell office:value-type="float" office:value="364.049988" calcext:value-type="float">
            <text:p>364.049988</text:p>
          </table:table-cell>
          <table:table-cell office:value-type="float" office:value="132.449997" calcext:value-type="float">
            <text:p>132.449997</text:p>
          </table:table-cell>
          <table:table-cell office:value-type="float" office:value="95.459999" calcext:value-type="float">
            <text:p>95.459999</text:p>
          </table:table-cell>
          <table:table-cell office:value-type="float" office:value="48.279999" calcext:value-type="float">
            <text:p>48.279999</text:p>
          </table:table-cell>
        </table:table-row>
        <table:table-row table:style-name="ro1">
          <table:table-cell office:value-type="float" office:value="84.529999" calcext:value-type="float">
            <text:p>84.529999</text:p>
          </table:table-cell>
          <table:table-cell office:value-type="float" office:value="40.34" calcext:value-type="float">
            <text:p>40.34</text:p>
          </table:table-cell>
          <table:table-cell office:value-type="float" office:value="110.389999" calcext:value-type="float">
            <text:p>110.389999</text:p>
          </table:table-cell>
          <table:table-cell office:value-type="float" office:value="21.389999" calcext:value-type="float">
            <text:p>21.389999</text:p>
          </table:table-cell>
          <table:table-cell office:value-type="float" office:value="123.540001" calcext:value-type="float">
            <text:p>123.540001</text:p>
          </table:table-cell>
          <table:table-cell office:value-type="float" office:value="74.419998" calcext:value-type="float">
            <text:p>74.419998</text:p>
          </table:table-cell>
          <table:table-cell office:value-type="float" office:value="35.279999" calcext:value-type="float">
            <text:p>35.279999</text:p>
          </table:table-cell>
          <table:table-cell office:value-type="float" office:value="73.489998" calcext:value-type="float">
            <text:p>73.489998</text:p>
          </table:table-cell>
          <table:table-cell office:value-type="float" office:value="50.299999" calcext:value-type="float">
            <text:p>50.299999</text:p>
          </table:table-cell>
          <table:table-cell office:value-type="float" office:value="513.371033" calcext:value-type="float">
            <text:p>513.371033</text:p>
          </table:table-cell>
          <table:table-cell office:value-type="float" office:value="370" calcext:value-type="float">
            <text:p>370</text:p>
          </table:table-cell>
          <table:table-cell office:value-type="float" office:value="133.490005" calcext:value-type="float">
            <text:p>133.490005</text:p>
          </table:table-cell>
          <table:table-cell office:value-type="float" office:value="94.389999" calcext:value-type="float">
            <text:p>94.389999</text:p>
          </table:table-cell>
          <table:table-cell office:value-type="float" office:value="48.650002" calcext:value-type="float">
            <text:p>48.650002</text:p>
          </table:table-cell>
        </table:table-row>
        <table:table-row table:style-name="ro1">
          <table:table-cell office:value-type="float" office:value="84.959999" calcext:value-type="float">
            <text:p>84.959999</text:p>
          </table:table-cell>
          <table:table-cell office:value-type="float" office:value="40.48" calcext:value-type="float">
            <text:p>40.48</text:p>
          </table:table-cell>
          <table:table-cell office:value-type="float" office:value="112.120003" calcext:value-type="float">
            <text:p>112.120003</text:p>
          </table:table-cell>
          <table:table-cell office:value-type="float" office:value="21.51" calcext:value-type="float">
            <text:p>21.51</text:p>
          </table:table-cell>
          <table:table-cell office:value-type="float" office:value="123.769997" calcext:value-type="float">
            <text:p>123.769997</text:p>
          </table:table-cell>
          <table:table-cell office:value-type="float" office:value="74.199997" calcext:value-type="float">
            <text:p>74.199997</text:p>
          </table:table-cell>
          <table:table-cell office:value-type="float" office:value="35.560001" calcext:value-type="float">
            <text:p>35.560001</text:p>
          </table:table-cell>
          <table:table-cell office:value-type="float" office:value="73.760002" calcext:value-type="float">
            <text:p>73.760002</text:p>
          </table:table-cell>
          <table:table-cell office:value-type="float" office:value="50.290001" calcext:value-type="float">
            <text:p>50.290001</text:p>
          </table:table-cell>
          <table:table-cell office:value-type="float" office:value="515.228943" calcext:value-type="float">
            <text:p>515.228943</text:p>
          </table:table-cell>
          <table:table-cell office:value-type="float" office:value="373.820007" calcext:value-type="float">
            <text:p>373.820007</text:p>
          </table:table-cell>
          <table:table-cell office:value-type="float" office:value="134.009995" calcext:value-type="float">
            <text:p>134.009995</text:p>
          </table:table-cell>
          <table:table-cell office:value-type="float" office:value="95.489998" calcext:value-type="float">
            <text:p>95.4899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.199997" calcext:value-type="float">
            <text:p>85.199997</text:p>
          </table:table-cell>
          <table:table-cell office:value-type="float" office:value="40.490002" calcext:value-type="float">
            <text:p>40.490002</text:p>
          </table:table-cell>
          <table:table-cell office:value-type="float" office:value="111.650002" calcext:value-type="float">
            <text:p>111.650002</text:p>
          </table:table-cell>
          <table:table-cell office:value-type="float" office:value="22.01" calcext:value-type="float">
            <text:p>22.01</text:p>
          </table:table-cell>
          <table:table-cell office:value-type="float" office:value="123.410004" calcext:value-type="float">
            <text:p>123.410004</text:p>
          </table:table-cell>
          <table:table-cell office:value-type="float" office:value="73.599998" calcext:value-type="float">
            <text:p>73.599998</text:p>
          </table:table-cell>
          <table:table-cell office:value-type="float" office:value="35.919998" calcext:value-type="float">
            <text:p>35.919998</text:p>
          </table:table-cell>
          <table:table-cell office:value-type="float" office:value="72.82" calcext:value-type="float">
            <text:p>72.82</text:p>
          </table:table-cell>
          <table:table-cell office:value-type="float" office:value="50.080002" calcext:value-type="float">
            <text:p>50.080002</text:p>
          </table:table-cell>
          <table:table-cell office:value-type="float" office:value="520.911987" calcext:value-type="float">
            <text:p>520.911987</text:p>
          </table:table-cell>
          <table:table-cell office:value-type="float" office:value="377.609985" calcext:value-type="float">
            <text:p>377.609985</text:p>
          </table:table-cell>
          <table:table-cell office:value-type="float" office:value="133" calcext:value-type="float">
            <text:p>133</text:p>
          </table:table-cell>
          <table:table-cell office:value-type="float" office:value="95.580002" calcext:value-type="float">
            <text:p>95.580002</text:p>
          </table:table-cell>
          <table:table-cell office:value-type="float" office:value="48.380001" calcext:value-type="float">
            <text:p>48.380001</text:p>
          </table:table-cell>
        </table:table-row>
        <table:table-row table:style-name="ro1">
          <table:table-cell office:value-type="float" office:value="84.879997" calcext:value-type="float">
            <text:p>84.879997</text:p>
          </table:table-cell>
          <table:table-cell office:value-type="float" office:value="40.09" calcext:value-type="float">
            <text:p>40.09</text:p>
          </table:table-cell>
          <table:table-cell office:value-type="float" office:value="111.860001" calcext:value-type="float">
            <text:p>111.860001</text:p>
          </table:table-cell>
          <table:table-cell office:value-type="float" office:value="22.495001" calcext:value-type="float">
            <text:p>22.495001</text:p>
          </table:table-cell>
          <table:table-cell office:value-type="float" office:value="122.620003" calcext:value-type="float">
            <text:p>122.620003</text:p>
          </table:table-cell>
          <table:table-cell office:value-type="float" office:value="74.470001" calcext:value-type="float">
            <text:p>74.470001</text:p>
          </table:table-cell>
          <table:table-cell office:value-type="float" office:value="35.82" calcext:value-type="float">
            <text:p>35.82</text:p>
          </table:table-cell>
          <table:table-cell office:value-type="float" office:value="72.940002" calcext:value-type="float">
            <text:p>72.940002</text:p>
          </table:table-cell>
          <table:table-cell office:value-type="float" office:value="50.139999" calcext:value-type="float">
            <text:p>50.139999</text:p>
          </table:table-cell>
          <table:table-cell office:value-type="float" office:value="527.583557" calcext:value-type="float">
            <text:p>527.583557</text:p>
          </table:table-cell>
          <table:table-cell office:value-type="float" office:value="383.5" calcext:value-type="float">
            <text:p>383.5</text:p>
          </table:table-cell>
          <table:table-cell office:value-type="float" office:value="135.050003" calcext:value-type="float">
            <text:p>135.050003</text:p>
          </table:table-cell>
          <table:table-cell office:value-type="float" office:value="95.339996" calcext:value-type="float">
            <text:p>95.339996</text:p>
          </table:table-cell>
          <table:table-cell office:value-type="float" office:value="48.830002" calcext:value-type="float">
            <text:p>48.830002</text:p>
          </table:table-cell>
        </table:table-row>
        <table:table-row table:style-name="ro1">
          <table:table-cell office:value-type="float" office:value="84.769997" calcext:value-type="float">
            <text:p>84.769997</text:p>
          </table:table-cell>
          <table:table-cell office:value-type="float" office:value="40.27" calcext:value-type="float">
            <text:p>40.27</text:p>
          </table:table-cell>
          <table:table-cell office:value-type="float" office:value="113.980003" calcext:value-type="float">
            <text:p>113.980003</text:p>
          </table:table-cell>
          <table:table-cell office:value-type="float" office:value="22.565001" calcext:value-type="float">
            <text:p>22.565001</text:p>
          </table:table-cell>
          <table:table-cell office:value-type="float" office:value="122.830002" calcext:value-type="float">
            <text:p>122.830002</text:p>
          </table:table-cell>
          <table:table-cell office:value-type="float" office:value="74.449997" calcext:value-type="float">
            <text:p>74.449997</text:p>
          </table:table-cell>
          <table:table-cell office:value-type="float" office:value="35.830002" calcext:value-type="float">
            <text:p>35.830002</text:p>
          </table:table-cell>
          <table:table-cell office:value-type="float" office:value="72.639999" calcext:value-type="float">
            <text:p>72.639999</text:p>
          </table:table-cell>
          <table:table-cell office:value-type="float" office:value="50.040001" calcext:value-type="float">
            <text:p>50.040001</text:p>
          </table:table-cell>
          <table:table-cell office:value-type="float" office:value="527.648132" calcext:value-type="float">
            <text:p>527.648132</text:p>
          </table:table-cell>
          <table:table-cell office:value-type="float" office:value="389.100006" calcext:value-type="float">
            <text:p>389.100006</text:p>
          </table:table-cell>
          <table:table-cell office:value-type="float" office:value="134.820007" calcext:value-type="float">
            <text:p>134.820007</text:p>
          </table:table-cell>
          <table:table-cell office:value-type="float" office:value="95.230003" calcext:value-type="float">
            <text:p>95.230003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1">
          <table:table-cell office:value-type="float" office:value="84.040001" calcext:value-type="float">
            <text:p>84.040001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12.599998" calcext:value-type="float">
            <text:p>112.599998</text:p>
          </table:table-cell>
          <table:table-cell office:value-type="float" office:value="22.51" calcext:value-type="float">
            <text:p>22.51</text:p>
          </table:table-cell>
          <table:table-cell office:value-type="float" office:value="122.870003" calcext:value-type="float">
            <text:p>122.870003</text:p>
          </table:table-cell>
          <table:table-cell office:value-type="float" office:value="74.099998" calcext:value-type="float">
            <text:p>74.099998</text:p>
          </table:table-cell>
          <table:table-cell office:value-type="float" office:value="35.540001" calcext:value-type="float">
            <text:p>35.540001</text:p>
          </table:table-cell>
          <table:table-cell office:value-type="float" office:value="73.389999" calcext:value-type="float">
            <text:p>73.389999</text:p>
          </table:table-cell>
          <table:table-cell office:value-type="float" office:value="49.66" calcext:value-type="float">
            <text:p>49.66</text:p>
          </table:table-cell>
          <table:table-cell office:value-type="float" office:value="528.318787" calcext:value-type="float">
            <text:p>528.318787</text:p>
          </table:table-cell>
          <table:table-cell office:value-type="float" office:value="399" calcext:value-type="float">
            <text:p>399</text:p>
          </table:table-cell>
          <table:table-cell office:value-type="float" office:value="134.990005" calcext:value-type="float">
            <text:p>134.990005</text:p>
          </table:table-cell>
          <table:table-cell office:value-type="float" office:value="94.410004" calcext:value-type="float">
            <text:p>94.410004</text:p>
          </table:table-cell>
          <table:table-cell office:value-type="float" office:value="48.490002" calcext:value-type="float">
            <text:p>48.490002</text:p>
          </table:table-cell>
        </table:table-row>
        <table:table-row table:style-name="ro1">
          <table:table-cell office:value-type="float" office:value="83.300003" calcext:value-type="float">
            <text:p>83.300003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111.970001" calcext:value-type="float">
            <text:p>111.970001</text:p>
          </table:table-cell>
          <table:table-cell office:value-type="float" office:value="22.905001" calcext:value-type="float">
            <text:p>22.905001</text:p>
          </table:table-cell>
          <table:table-cell office:value-type="float" office:value="122.309998" calcext:value-type="float">
            <text:p>122.309998</text:p>
          </table:table-cell>
          <table:table-cell office:value-type="float" office:value="74.769997" calcext:value-type="float">
            <text:p>74.769997</text:p>
          </table:table-cell>
          <table:table-cell office:value-type="float" office:value="35.110001" calcext:value-type="float">
            <text:p>35.110001</text:p>
          </table:table-cell>
          <table:table-cell office:value-type="float" office:value="72.470001" calcext:value-type="float">
            <text:p>72.470001</text:p>
          </table:table-cell>
          <table:table-cell office:value-type="float" office:value="49.27" calcext:value-type="float">
            <text:p>49.27</text:p>
          </table:table-cell>
          <table:table-cell office:value-type="float" office:value="522.079407" calcext:value-type="float">
            <text:p>522.079407</text:p>
          </table:table-cell>
          <table:table-cell office:value-type="float" office:value="390.109985" calcext:value-type="float">
            <text:p>390.109985</text:p>
          </table:table-cell>
          <table:table-cell office:value-type="float" office:value="133.929993" calcext:value-type="float">
            <text:p>133.929993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49.130001" calcext:value-type="float">
            <text:p>49.130001</text:p>
          </table:table-cell>
        </table:table-row>
        <table:table-row table:style-name="ro1">
          <table:table-cell office:value-type="float" office:value="83.379997" calcext:value-type="float">
            <text:p>83.379997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111.989998" calcext:value-type="float">
            <text:p>111.989998</text:p>
          </table:table-cell>
          <table:table-cell office:value-type="float" office:value="22.865" calcext:value-type="float">
            <text:p>22.865</text:p>
          </table:table-cell>
          <table:table-cell office:value-type="float" office:value="122.099998" calcext:value-type="float">
            <text:p>122.099998</text:p>
          </table:table-cell>
          <table:table-cell office:value-type="float" office:value="74.739998" calcext:value-type="float">
            <text:p>74.739998</text:p>
          </table:table-cell>
          <table:table-cell office:value-type="float" office:value="34.619999" calcext:value-type="float">
            <text:p>34.619999</text:p>
          </table:table-cell>
          <table:table-cell office:value-type="float" office:value="72.339996" calcext:value-type="float">
            <text:p>72.339996</text:p>
          </table:table-cell>
          <table:table-cell office:value-type="float" office:value="49.32" calcext:value-type="float">
            <text:p>49.32</text:p>
          </table:table-cell>
          <table:table-cell office:value-type="float" office:value="522.288025" calcext:value-type="float">
            <text:p>522.288025</text:p>
          </table:table-cell>
          <table:table-cell office:value-type="float" office:value="383.5" calcext:value-type="float">
            <text:p>383.5</text:p>
          </table:table-cell>
          <table:table-cell office:value-type="float" office:value="131.729996" calcext:value-type="float">
            <text:p>131.729996</text:p>
          </table:table-cell>
          <table:table-cell office:value-type="float" office:value="93.760002" calcext:value-type="float">
            <text:p>93.760002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float" office:value="83.389999" calcext:value-type="float">
            <text:p>83.389999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110.080002" calcext:value-type="float">
            <text:p>110.080002</text:p>
          </table:table-cell>
          <table:table-cell office:value-type="float" office:value="22.905001" calcext:value-type="float">
            <text:p>22.905001</text:p>
          </table:table-cell>
          <table:table-cell office:value-type="float" office:value="121.269997" calcext:value-type="float">
            <text:p>121.269997</text:p>
          </table:table-cell>
          <table:table-cell office:value-type="float" office:value="74.480003" calcext:value-type="float">
            <text:p>74.480003</text:p>
          </table:table-cell>
          <table:table-cell office:value-type="float" office:value="33.41" calcext:value-type="float">
            <text:p>33.41</text:p>
          </table:table-cell>
          <table:table-cell office:value-type="float" office:value="71.209999" calcext:value-type="float">
            <text:p>71.209999</text:p>
          </table:table-cell>
          <table:table-cell office:value-type="float" office:value="49.18" calcext:value-type="float">
            <text:p>49.18</text:p>
          </table:table-cell>
          <table:table-cell office:value-type="float" office:value="525.184204" calcext:value-type="float">
            <text:p>525.184204</text:p>
          </table:table-cell>
          <table:table-cell office:value-type="float" office:value="386.649994" calcext:value-type="float">
            <text:p>386.649994</text:p>
          </table:table-cell>
          <table:table-cell office:value-type="float" office:value="131.259995" calcext:value-type="float">
            <text:p>131.259995</text:p>
          </table:table-cell>
          <table:table-cell office:value-type="float" office:value="93.419998" calcext:value-type="float">
            <text:p>93.419998</text:p>
          </table:table-cell>
          <table:table-cell office:value-type="float" office:value="49.419998" calcext:value-type="float">
            <text:p>49.419998</text:p>
          </table:table-cell>
        </table:table-row>
        <table:table-row table:style-name="ro1">
          <table:table-cell office:value-type="float" office:value="83.230003" calcext:value-type="float">
            <text:p>83.230003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110.07" calcext:value-type="float">
            <text:p>110.07</text:p>
          </table:table-cell>
          <table:table-cell office:value-type="float" office:value="22.790001" calcext:value-type="float">
            <text:p>22.790001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74.690002" calcext:value-type="float">
            <text:p>74.690002</text:p>
          </table:table-cell>
          <table:table-cell office:value-type="float" office:value="33.18" calcext:value-type="float">
            <text:p>33.18</text:p>
          </table:table-cell>
          <table:table-cell office:value-type="float" office:value="71.18" calcext:value-type="float">
            <text:p>71.18</text:p>
          </table:table-cell>
          <table:table-cell office:value-type="float" office:value="49.25" calcext:value-type="float">
            <text:p>49.25</text:p>
          </table:table-cell>
          <table:table-cell office:value-type="float" office:value="531.438477" calcext:value-type="float">
            <text:p>531.438477</text:p>
          </table:table-cell>
          <table:table-cell office:value-type="float" office:value="388.350006" calcext:value-type="float">
            <text:p>388.350006</text:p>
          </table:table-cell>
          <table:table-cell office:value-type="float" office:value="134.580002" calcext:value-type="float">
            <text:p>134.580002</text:p>
          </table:table-cell>
          <table:table-cell office:value-type="float" office:value="93.599998" calcext:value-type="float">
            <text:p>93.599998</text:p>
          </table:table-cell>
          <table:table-cell office:value-type="float" office:value="50.169998" calcext:value-type="float">
            <text:p>50.169998</text:p>
          </table:table-cell>
        </table:table-row>
        <table:table-row table:style-name="ro1">
          <table:table-cell office:value-type="float" office:value="84.480003" calcext:value-type="float">
            <text:p>84.480003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110.18" calcext:value-type="float">
            <text:p>110.18</text:p>
          </table:table-cell>
          <table:table-cell office:value-type="float" office:value="22.975" calcext:value-type="float">
            <text:p>22.975</text:p>
          </table:table-cell>
          <table:table-cell office:value-type="float" office:value="122.269997" calcext:value-type="float">
            <text:p>122.269997</text:p>
          </table:table-cell>
          <table:table-cell office:value-type="float" office:value="75.379997" calcext:value-type="float">
            <text:p>75.379997</text:p>
          </table:table-cell>
          <table:table-cell office:value-type="float" office:value="33.459999" calcext:value-type="float">
            <text:p>33.459999</text:p>
          </table:table-cell>
          <table:table-cell office:value-type="float" office:value="70.550003" calcext:value-type="float">
            <text:p>70.550003</text:p>
          </table:table-cell>
          <table:table-cell office:value-type="float" office:value="49.07" calcext:value-type="float">
            <text:p>49.07</text:p>
          </table:table-cell>
          <table:table-cell office:value-type="float" office:value="532.034607" calcext:value-type="float">
            <text:p>532.034607</text:p>
          </table:table-cell>
          <table:table-cell office:value-type="float" office:value="388.109985" calcext:value-type="float">
            <text:p>388.109985</text:p>
          </table:table-cell>
          <table:table-cell office:value-type="float" office:value="135.490005" calcext:value-type="float">
            <text:p>135.490005</text:p>
          </table:table-cell>
          <table:table-cell office:value-type="float" office:value="94.300003" calcext:value-type="float">
            <text:p>94.300003</text:p>
          </table:table-cell>
          <table:table-cell office:value-type="float" office:value="51.450001" calcext:value-type="float">
            <text:p>51.450001</text:p>
          </table:table-cell>
        </table:table-row>
        <table:table-row table:style-name="ro1">
          <table:table-cell office:value-type="float" office:value="84.410004" calcext:value-type="float">
            <text:p>84.410004</text:p>
          </table:table-cell>
          <table:table-cell office:value-type="float" office:value="40.259998" calcext:value-type="float">
            <text:p>40.259998</text:p>
          </table:table-cell>
          <table:table-cell office:value-type="float" office:value="109.849998" calcext:value-type="float">
            <text:p>109.849998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123.790001" calcext:value-type="float">
            <text:p>123.790001</text:p>
          </table:table-cell>
          <table:table-cell office:value-type="float" office:value="75.330002" calcext:value-type="float">
            <text:p>75.330002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70.199997" calcext:value-type="float">
            <text:p>70.199997</text:p>
          </table:table-cell>
          <table:table-cell office:value-type="float" office:value="49.490002" calcext:value-type="float">
            <text:p>49.490002</text:p>
          </table:table-cell>
          <table:table-cell office:value-type="float" office:value="534.597961" calcext:value-type="float">
            <text:p>534.597961</text:p>
          </table:table-cell>
          <table:table-cell office:value-type="float" office:value="383.73999" calcext:value-type="float">
            <text:p>383.73999</text:p>
          </table:table-cell>
          <table:table-cell office:value-type="float" office:value="133.649994" calcext:value-type="float">
            <text:p>133.649994</text:p>
          </table:table-cell>
          <table:table-cell office:value-type="float" office:value="94.580002" calcext:value-type="float">
            <text:p>94.580002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83.739998" calcext:value-type="float">
            <text:p>83.739998</text:p>
          </table:table-cell>
          <table:table-cell office:value-type="float" office:value="39.950001" calcext:value-type="float">
            <text:p>39.950001</text:p>
          </table:table-cell>
          <table:table-cell office:value-type="float" office:value="110.290001" calcext:value-type="float">
            <text:p>110.290001</text:p>
          </table:table-cell>
          <table:table-cell office:value-type="float" office:value="22.67" calcext:value-type="float">
            <text:p>22.67</text:p>
          </table:table-cell>
          <table:table-cell office:value-type="float" office:value="123.82" calcext:value-type="float">
            <text:p>123.82</text:p>
          </table:table-cell>
          <table:table-cell office:value-type="float" office:value="74.790001" calcext:value-type="float">
            <text:p>74.790001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70.309998" calcext:value-type="float">
            <text:p>70.309998</text:p>
          </table:table-cell>
          <table:table-cell office:value-type="float" office:value="49" calcext:value-type="float">
            <text:p>49</text:p>
          </table:table-cell>
          <table:table-cell office:value-type="float" office:value="540.186584" calcext:value-type="float">
            <text:p>540.186584</text:p>
          </table:table-cell>
          <table:table-cell office:value-type="float" office:value="387.339996" calcext:value-type="float">
            <text:p>387.339996</text:p>
          </table:table-cell>
          <table:table-cell office:value-type="float" office:value="133.699997" calcext:value-type="float">
            <text:p>133.699997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52.669998" calcext:value-type="float">
            <text:p>52.669998</text:p>
          </table:table-cell>
        </table:table-row>
        <table:table-row table:style-name="ro1">
          <table:table-cell office:value-type="float" office:value="83.82" calcext:value-type="float">
            <text:p>83.82</text:p>
          </table:table-cell>
          <table:table-cell office:value-type="float" office:value="39.990002" calcext:value-type="float">
            <text:p>39.990002</text:p>
          </table:table-cell>
          <table:table-cell office:value-type="float" office:value="107.650002" calcext:value-type="float">
            <text:p>107.650002</text:p>
          </table:table-cell>
          <table:table-cell office:value-type="float" office:value="22.504999" calcext:value-type="float">
            <text:p>22.504999</text:p>
          </table:table-cell>
          <table:table-cell office:value-type="float" office:value="121.779999" calcext:value-type="float">
            <text:p>121.779999</text:p>
          </table:table-cell>
          <table:table-cell office:value-type="float" office:value="74" calcext:value-type="float">
            <text:p>74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69.129997" calcext:value-type="float">
            <text:p>69.129997</text:p>
          </table:table-cell>
          <table:table-cell office:value-type="float" office:value="48.490002" calcext:value-type="float">
            <text:p>48.490002</text:p>
          </table:table-cell>
          <table:table-cell office:value-type="float" office:value="536.296875" calcext:value-type="float">
            <text:p>536.296875</text:p>
          </table:table-cell>
          <table:table-cell office:value-type="float" office:value="381.26001" calcext:value-type="float">
            <text:p>381.26001</text:p>
          </table:table-cell>
          <table:table-cell office:value-type="float" office:value="132.110001" calcext:value-type="float">
            <text:p>132.110001</text:p>
          </table:table-cell>
          <table:table-cell office:value-type="float" office:value="92.839996" calcext:value-type="float">
            <text:p>92.839996</text:p>
          </table:table-cell>
          <table:table-cell office:value-type="float" office:value="52.560001" calcext:value-type="float">
            <text:p>52.560001</text:p>
          </table:table-cell>
        </table:table-row>
        <table:table-row table:style-name="ro1">
          <table:table-cell office:value-type="float" office:value="82.32" calcext:value-type="float">
            <text:p>82.32</text:p>
          </table:table-cell>
          <table:table-cell office:value-type="float" office:value="39.470001" calcext:value-type="float">
            <text:p>39.470001</text:p>
          </table:table-cell>
          <table:table-cell office:value-type="float" office:value="108.160004" calcext:value-type="float">
            <text:p>108.160004</text:p>
          </table:table-cell>
          <table:table-cell office:value-type="float" office:value="22.325001" calcext:value-type="float">
            <text:p>22.325001</text:p>
          </table:table-cell>
          <table:table-cell office:value-type="float" office:value="120.440002" calcext:value-type="float">
            <text:p>120.440002</text:p>
          </table:table-cell>
          <table:table-cell office:value-type="float" office:value="74" calcext:value-type="float">
            <text:p>74</text:p>
          </table:table-cell>
          <table:table-cell office:value-type="float" office:value="32.869999" calcext:value-type="float">
            <text:p>32.869999</text:p>
          </table:table-cell>
          <table:table-cell office:value-type="float" office:value="69.540001" calcext:value-type="float">
            <text:p>69.540001</text:p>
          </table:table-cell>
          <table:table-cell office:value-type="float" office:value="48.110001" calcext:value-type="float">
            <text:p>48.110001</text:p>
          </table:table-cell>
          <table:table-cell office:value-type="float" office:value="534.225403" calcext:value-type="float">
            <text:p>534.225403</text:p>
          </table:table-cell>
          <table:table-cell office:value-type="float" office:value="385.320007" calcext:value-type="float">
            <text:p>385.320007</text:p>
          </table:table-cell>
          <table:table-cell office:value-type="float" office:value="133.449997" calcext:value-type="float">
            <text:p>133.449997</text:p>
          </table:table-cell>
          <table:table-cell office:value-type="float" office:value="91.459999" calcext:value-type="float">
            <text:p>91.459999</text:p>
          </table:table-cell>
          <table:table-cell office:value-type="float" office:value="52.299999" calcext:value-type="float">
            <text:p>52.299999</text:p>
          </table:table-cell>
        </table:table-row>
        <table:table-row table:style-name="ro1">
          <table:table-cell office:value-type="float" office:value="82.720001" calcext:value-type="float">
            <text:p>82.720001</text:p>
          </table:table-cell>
          <table:table-cell office:value-type="float" office:value="39.459999" calcext:value-type="float">
            <text:p>39.459999</text:p>
          </table:table-cell>
          <table:table-cell office:value-type="float" office:value="108.959999" calcext:value-type="float">
            <text:p>108.959999</text:p>
          </table:table-cell>
          <table:table-cell office:value-type="float" office:value="22.155001" calcext:value-type="float">
            <text:p>22.155001</text:p>
          </table:table-cell>
          <table:table-cell office:value-type="float" office:value="120.459999" calcext:value-type="float">
            <text:p>120.459999</text:p>
          </table:table-cell>
          <table:table-cell office:value-type="float" office:value="73.769997" calcext:value-type="float">
            <text:p>73.769997</text:p>
          </table:table-cell>
          <table:table-cell office:value-type="float" office:value="33.02" calcext:value-type="float">
            <text:p>33.02</text:p>
          </table:table-cell>
          <table:table-cell office:value-type="float" office:value="69.699997" calcext:value-type="float">
            <text:p>69.699997</text:p>
          </table:table-cell>
          <table:table-cell office:value-type="float" office:value="48.34" calcext:value-type="float">
            <text:p>48.34</text:p>
          </table:table-cell>
          <table:table-cell office:value-type="float" office:value="528.562195" calcext:value-type="float">
            <text:p>528.562195</text:p>
          </table:table-cell>
          <table:table-cell office:value-type="float" office:value="385.029999" calcext:value-type="float">
            <text:p>385.029999</text:p>
          </table:table-cell>
          <table:table-cell office:value-type="float" office:value="134.270004" calcext:value-type="float">
            <text:p>134.270004</text:p>
          </table:table-cell>
          <table:table-cell office:value-type="float" office:value="91.419998" calcext:value-type="float">
            <text:p>91.419998</text:p>
          </table:table-cell>
          <table:table-cell office:value-type="float" office:value="53.419998" calcext:value-type="float">
            <text:p>53.419998</text:p>
          </table:table-cell>
        </table:table-row>
        <table:table-row table:style-name="ro1">
          <table:table-cell office:value-type="float" office:value="81.790001" calcext:value-type="float">
            <text:p>81.790001</text:p>
          </table:table-cell>
          <table:table-cell office:value-type="float" office:value="39.119999" calcext:value-type="float">
            <text:p>39.119999</text:p>
          </table:table-cell>
          <table:table-cell office:value-type="float" office:value="109.82" calcext:value-type="float">
            <text:p>109.82</text:p>
          </table:table-cell>
          <table:table-cell office:value-type="float" office:value="22.18" calcext:value-type="float">
            <text:p>22.18</text:p>
          </table:table-cell>
          <table:table-cell office:value-type="float" office:value="120.120003" calcext:value-type="float">
            <text:p>120.120003</text:p>
          </table:table-cell>
          <table:table-cell office:value-type="float" office:value="72.209999" calcext:value-type="float">
            <text:p>72.209999</text:p>
          </table:table-cell>
          <table:table-cell office:value-type="float" office:value="32.68" calcext:value-type="float">
            <text:p>32.68</text:p>
          </table:table-cell>
          <table:table-cell office:value-type="float" office:value="69.82" calcext:value-type="float">
            <text:p>69.82</text:p>
          </table:table-cell>
          <table:table-cell office:value-type="float" office:value="48.07" calcext:value-type="float">
            <text:p>48.07</text:p>
          </table:table-cell>
          <table:table-cell office:value-type="float" office:value="532.943726" calcext:value-type="float">
            <text:p>532.943726</text:p>
          </table:table-cell>
          <table:table-cell office:value-type="float" office:value="390.649994" calcext:value-type="float">
            <text:p>390.649994</text:p>
          </table:table-cell>
          <table:table-cell office:value-type="float" office:value="137.919998" calcext:value-type="float">
            <text:p>137.919998</text:p>
          </table:table-cell>
          <table:table-cell office:value-type="float" office:value="91.300003" calcext:value-type="float">
            <text:p>91.300003</text:p>
          </table:table-cell>
          <table:table-cell office:value-type="float" office:value="53.43" calcext:value-type="float">
            <text:p>53.43</text:p>
          </table:table-cell>
        </table:table-row>
        <table:table-row table:style-name="ro1">
          <table:table-cell office:value-type="float" office:value="81.209999" calcext:value-type="float">
            <text:p>81.209999</text:p>
          </table:table-cell>
          <table:table-cell office:value-type="float" office:value="39.259998" calcext:value-type="float">
            <text:p>39.259998</text:p>
          </table:table-cell>
          <table:table-cell office:value-type="float" office:value="109.93" calcext:value-type="float">
            <text:p>109.93</text:p>
          </table:table-cell>
          <table:table-cell office:value-type="float" office:value="22.1" calcext:value-type="float">
            <text:p>22.1</text:p>
          </table:table-cell>
          <table:table-cell office:value-type="float" office:value="119.330002" calcext:value-type="float">
            <text:p>119.330002</text:p>
          </table:table-cell>
          <table:table-cell office:value-type="float" office:value="71.480003" calcext:value-type="float">
            <text:p>71.480003</text:p>
          </table:table-cell>
          <table:table-cell office:value-type="float" office:value="33.5" calcext:value-type="float">
            <text:p>33.5</text:p>
          </table:table-cell>
          <table:table-cell office:value-type="float" office:value="69.449997" calcext:value-type="float">
            <text:p>69.449997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532.461853" calcext:value-type="float">
            <text:p>532.461853</text:p>
          </table:table-cell>
          <table:table-cell office:value-type="float" office:value="389.230011" calcext:value-type="float">
            <text:p>389.230011</text:p>
          </table:table-cell>
          <table:table-cell office:value-type="float" office:value="135.860001" calcext:value-type="float">
            <text:p>135.860001</text:p>
          </table:table-cell>
          <table:table-cell office:value-type="float" office:value="90.949997" calcext:value-type="float">
            <text:p>90.949997</text:p>
          </table:table-cell>
          <table:table-cell office:value-type="float" office:value="52.779999" calcext:value-type="float">
            <text:p>52.779999</text:p>
          </table:table-cell>
        </table:table-row>
        <table:table-row table:style-name="ro1">
          <table:table-cell office:value-type="float" office:value="81.980003" calcext:value-type="float">
            <text:p>81.980003</text:p>
          </table:table-cell>
          <table:table-cell office:value-type="float" office:value="39.970001" calcext:value-type="float">
            <text:p>39.970001</text:p>
          </table:table-cell>
          <table:table-cell office:value-type="float" office:value="111.449997" calcext:value-type="float">
            <text:p>111.449997</text:p>
          </table:table-cell>
          <table:table-cell office:value-type="float" office:value="22.434999" calcext:value-type="float">
            <text:p>22.434999</text:p>
          </table:table-cell>
          <table:table-cell office:value-type="float" office:value="121.57" calcext:value-type="float">
            <text:p>121.57</text:p>
          </table:table-cell>
          <table:table-cell office:value-type="float" office:value="72.209999" calcext:value-type="float">
            <text:p>72.209999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68.910004" calcext:value-type="float">
            <text:p>68.910004</text:p>
          </table:table-cell>
          <table:table-cell office:value-type="float" office:value="48.18" calcext:value-type="float">
            <text:p>48.18</text:p>
          </table:table-cell>
          <table:table-cell office:value-type="float" office:value="536.893005" calcext:value-type="float">
            <text:p>536.893005</text:p>
          </table:table-cell>
          <table:table-cell office:value-type="float" office:value="394.269989" calcext:value-type="float">
            <text:p>394.269989</text:p>
          </table:table-cell>
          <table:table-cell office:value-type="float" office:value="135" calcext:value-type="float">
            <text:p>135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53.209999" calcext:value-type="float">
            <text:p>53.209999</text:p>
          </table:table-cell>
        </table:table-row>
        <table:table-row table:style-name="ro1">
          <table:table-cell office:value-type="float" office:value="81.980003" calcext:value-type="float">
            <text:p>81.980003</text:p>
          </table:table-cell>
          <table:table-cell office:value-type="float" office:value="39.919998" calcext:value-type="float">
            <text:p>39.919998</text:p>
          </table:table-cell>
          <table:table-cell office:value-type="float" office:value="110.660004" calcext:value-type="float">
            <text:p>110.660004</text:p>
          </table:table-cell>
          <table:table-cell office:value-type="float" office:value="22.48" calcext:value-type="float">
            <text:p>22.48</text:p>
          </table:table-cell>
          <table:table-cell office:value-type="float" office:value="122.82" calcext:value-type="float">
            <text:p>122.82</text:p>
          </table:table-cell>
          <table:table-cell office:value-type="float" office:value="72.919998" calcext:value-type="float">
            <text:p>72.919998</text:p>
          </table:table-cell>
          <table:table-cell office:value-type="float" office:value="34.860001" calcext:value-type="float">
            <text:p>34.860001</text:p>
          </table:table-cell>
          <table:table-cell office:value-type="float" office:value="69.110001" calcext:value-type="float">
            <text:p>69.110001</text:p>
          </table:table-cell>
          <table:table-cell office:value-type="float" office:value="48.509998" calcext:value-type="float">
            <text:p>48.509998</text:p>
          </table:table-cell>
          <table:table-cell office:value-type="float" office:value="540.633728" calcext:value-type="float">
            <text:p>540.633728</text:p>
          </table:table-cell>
          <table:table-cell office:value-type="float" office:value="396.549988" calcext:value-type="float">
            <text:p>396.549988</text:p>
          </table:table-cell>
          <table:table-cell office:value-type="float" office:value="135.490005" calcext:value-type="float">
            <text:p>135.490005</text:p>
          </table:table-cell>
          <table:table-cell office:value-type="float" office:value="91.949997" calcext:value-type="float">
            <text:p>91.949997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float" office:value="82.139999" calcext:value-type="float">
            <text:p>82.139999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13" calcext:value-type="float">
            <text:p>113</text:p>
          </table:table-cell>
          <table:table-cell office:value-type="float" office:value="22.495001" calcext:value-type="float">
            <text:p>22.495001</text:p>
          </table:table-cell>
          <table:table-cell office:value-type="float" office:value="123.410004" calcext:value-type="float">
            <text:p>123.410004</text:p>
          </table:table-cell>
          <table:table-cell office:value-type="float" office:value="72.32" calcext:value-type="float">
            <text:p>72.32</text:p>
          </table:table-cell>
          <table:table-cell office:value-type="float" office:value="35.349998" calcext:value-type="float">
            <text:p>35.349998</text:p>
          </table:table-cell>
          <table:table-cell office:value-type="float" office:value="70.080002" calcext:value-type="float">
            <text:p>70.080002</text:p>
          </table:table-cell>
          <table:table-cell office:value-type="float" office:value="48.380001" calcext:value-type="float">
            <text:p>48.380001</text:p>
          </table:table-cell>
          <table:table-cell office:value-type="float" office:value="550.340576" calcext:value-type="float">
            <text:p>550.340576</text:p>
          </table:table-cell>
          <table:table-cell office:value-type="float" office:value="403.690002" calcext:value-type="float">
            <text:p>403.690002</text:p>
          </table:table-cell>
          <table:table-cell office:value-type="float" office:value="137.690002" calcext:value-type="float">
            <text:p>137.690002</text:p>
          </table:table-cell>
          <table:table-cell office:value-type="float" office:value="92.559998" calcext:value-type="float">
            <text:p>92.559998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1">
          <table:table-cell office:value-type="float" office:value="81.330002" calcext:value-type="float">
            <text:p>81.330002</text:p>
          </table:table-cell>
          <table:table-cell office:value-type="float" office:value="40.169998" calcext:value-type="float">
            <text:p>40.169998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22.379999" calcext:value-type="float">
            <text:p>22.379999</text:p>
          </table:table-cell>
          <table:table-cell office:value-type="float" office:value="122.769997" calcext:value-type="float">
            <text:p>122.769997</text:p>
          </table:table-cell>
          <table:table-cell office:value-type="float" office:value="71.989998" calcext:value-type="float">
            <text:p>71.989998</text:p>
          </table:table-cell>
          <table:table-cell office:value-type="float" office:value="35.560001" calcext:value-type="float">
            <text:p>35.560001</text:p>
          </table:table-cell>
          <table:table-cell office:value-type="float" office:value="69.629997" calcext:value-type="float">
            <text:p>69.629997</text:p>
          </table:table-cell>
          <table:table-cell office:value-type="float" office:value="48.610001" calcext:value-type="float">
            <text:p>48.610001</text:p>
          </table:table-cell>
          <table:table-cell office:value-type="float" office:value="553.882507" calcext:value-type="float">
            <text:p>553.882507</text:p>
          </table:table-cell>
          <table:table-cell office:value-type="float" office:value="402.519989" calcext:value-type="float">
            <text:p>402.519989</text:p>
          </table:table-cell>
          <table:table-cell office:value-type="float" office:value="136.399994" calcext:value-type="float">
            <text:p>136.399994</text:p>
          </table:table-cell>
          <table:table-cell office:value-type="float" office:value="92.18" calcext:value-type="float">
            <text:p>92.18</text:p>
          </table:table-cell>
          <table:table-cell office:value-type="float" office:value="52.779999" calcext:value-type="float">
            <text:p>52.779999</text:p>
          </table:table-cell>
        </table:table-row>
        <table:table-row table:style-name="ro1">
          <table:table-cell office:value-type="float" office:value="81.489998" calcext:value-type="float">
            <text:p>81.489998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114.449997" calcext:value-type="float">
            <text:p>114.449997</text:p>
          </table:table-cell>
          <table:table-cell office:value-type="float" office:value="22.440001" calcext:value-type="float">
            <text:p>22.440001</text:p>
          </table:table-cell>
          <table:table-cell office:value-type="float" office:value="123.599998" calcext:value-type="float">
            <text:p>123.599998</text:p>
          </table:table-cell>
          <table:table-cell office:value-type="float" office:value="72.699997" calcext:value-type="float">
            <text:p>72.699997</text:p>
          </table:table-cell>
          <table:table-cell office:value-type="float" office:value="35.619999" calcext:value-type="float">
            <text:p>35.619999</text:p>
          </table:table-cell>
          <table:table-cell office:value-type="float" office:value="70" calcext:value-type="float">
            <text:p>70</text:p>
          </table:table-cell>
          <table:table-cell office:value-type="float" office:value="49.02" calcext:value-type="float">
            <text:p>49.02</text:p>
          </table:table-cell>
          <table:table-cell office:value-type="float" office:value="553.40564" calcext:value-type="float">
            <text:p>553.40564</text:p>
          </table:table-cell>
          <table:table-cell office:value-type="float" office:value="401.790009" calcext:value-type="float">
            <text:p>401.790009</text:p>
          </table:table-cell>
          <table:table-cell office:value-type="float" office:value="137.179993" calcext:value-type="float">
            <text:p>137.179993</text:p>
          </table:table-cell>
          <table:table-cell office:value-type="float" office:value="91.989998" calcext:value-type="float">
            <text:p>91.989998</text:p>
          </table:table-cell>
          <table:table-cell office:value-type="float" office:value="52.59" calcext:value-type="float">
            <text:p>52.59</text:p>
          </table:table-cell>
        </table:table-row>
        <table:table-row table:style-name="ro1">
          <table:table-cell office:value-type="float" office:value="82.089996" calcext:value-type="float">
            <text:p>82.089996</text:p>
          </table:table-cell>
          <table:table-cell office:value-type="float" office:value="40.689999" calcext:value-type="float">
            <text:p>40.689999</text:p>
          </table:table-cell>
          <table:table-cell office:value-type="float" office:value="115.519997" calcext:value-type="float">
            <text:p>115.519997</text:p>
          </table:table-cell>
          <table:table-cell office:value-type="float" office:value="22.434999" calcext:value-type="float">
            <text:p>22.434999</text:p>
          </table:table-cell>
          <table:table-cell office:value-type="float" office:value="125" calcext:value-type="float">
            <text:p>125</text:p>
          </table:table-cell>
          <table:table-cell office:value-type="float" office:value="72.669998" calcext:value-type="float">
            <text:p>72.669998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70.07" calcext:value-type="float">
            <text:p>70.07</text:p>
          </table:table-cell>
          <table:table-cell office:value-type="float" office:value="49.290001" calcext:value-type="float">
            <text:p>49.290001</text:p>
          </table:table-cell>
          <table:table-cell office:value-type="float" office:value="556.381287" calcext:value-type="float">
            <text:p>556.381287</text:p>
          </table:table-cell>
          <table:table-cell office:value-type="float" office:value="404.649994" calcext:value-type="float">
            <text:p>404.649994</text:p>
          </table:table-cell>
          <table:table-cell office:value-type="float" office:value="138.690002" calcext:value-type="float">
            <text:p>138.690002</text:p>
          </table:table-cell>
          <table:table-cell office:value-type="float" office:value="92.769997" calcext:value-type="float">
            <text:p>92.769997</text:p>
          </table:table-cell>
          <table:table-cell office:value-type="float" office:value="52.919998" calcext:value-type="float">
            <text:p>52.9199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77" calcext:value-type="float">
            <text:p>40.77</text:p>
          </table:table-cell>
          <table:table-cell office:value-type="float" office:value="114.720001" calcext:value-type="float">
            <text:p>114.720001</text:p>
          </table:table-cell>
          <table:table-cell office:value-type="float" office:value="22.434999" calcext:value-type="float">
            <text:p>22.434999</text:p>
          </table:table-cell>
          <table:table-cell office:value-type="float" office:value="124.790001" calcext:value-type="float">
            <text:p>124.790001</text:p>
          </table:table-cell>
          <table:table-cell office:value-type="float" office:value="72.639999" calcext:value-type="float">
            <text:p>72.639999</text:p>
          </table:table-cell>
          <table:table-cell office:value-type="float" office:value="35.98" calcext:value-type="float">
            <text:p>35.98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556.550171" calcext:value-type="float">
            <text:p>556.550171</text:p>
          </table:table-cell>
          <table:table-cell office:value-type="float" office:value="399.410004" calcext:value-type="float">
            <text:p>399.410004</text:p>
          </table:table-cell>
          <table:table-cell office:value-type="float" office:value="137.160004" calcext:value-type="float">
            <text:p>137.160004</text:p>
          </table:table-cell>
          <table:table-cell office:value-type="float" office:value="92.160004" calcext:value-type="float">
            <text:p>92.160004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1">
          <table:table-cell office:value-type="float" office:value="81.830002" calcext:value-type="float">
            <text:p>81.830002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114.25" calcext:value-type="float">
            <text:p>114.25</text:p>
          </table:table-cell>
          <table:table-cell office:value-type="float" office:value="22.635" calcext:value-type="float">
            <text:p>22.635</text:p>
          </table:table-cell>
          <table:table-cell office:value-type="float" office:value="124.68" calcext:value-type="float">
            <text:p>124.68</text:p>
          </table:table-cell>
          <table:table-cell office:value-type="float" office:value="73.43" calcext:value-type="float">
            <text:p>73.43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69.949997" calcext:value-type="float">
            <text:p>69.949997</text:p>
          </table:table-cell>
          <table:table-cell office:value-type="float" office:value="49" calcext:value-type="float">
            <text:p>49</text:p>
          </table:table-cell>
          <table:table-cell office:value-type="float" office:value="552.526367" calcext:value-type="float">
            <text:p>552.526367</text:p>
          </table:table-cell>
          <table:table-cell office:value-type="float" office:value="394.579987" calcext:value-type="float">
            <text:p>394.579987</text:p>
          </table:table-cell>
          <table:table-cell office:value-type="float" office:value="136.160004" calcext:value-type="float">
            <text:p>136.160004</text:p>
          </table:table-cell>
          <table:table-cell office:value-type="float" office:value="92.169998" calcext:value-type="float">
            <text:p>92.169998</text:p>
          </table:table-cell>
          <table:table-cell office:value-type="float" office:value="52.990002" calcext:value-type="float">
            <text:p>52.990002</text:p>
          </table:table-cell>
        </table:table-row>
        <table:table-row table:style-name="ro1">
          <table:table-cell office:value-type="float" office:value="81.330002" calcext:value-type="float">
            <text:p>81.330002</text:p>
          </table:table-cell>
          <table:table-cell office:value-type="float" office:value="41.119999" calcext:value-type="float">
            <text:p>41.119999</text:p>
          </table:table-cell>
          <table:table-cell office:value-type="float" office:value="114.18" calcext:value-type="float">
            <text:p>114.18</text:p>
          </table:table-cell>
          <table:table-cell office:value-type="float" office:value="22.555" calcext:value-type="float">
            <text:p>22.555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73.139999" calcext:value-type="float">
            <text:p>73.139999</text:p>
          </table:table-cell>
          <table:table-cell office:value-type="float" office:value="35.990002" calcext:value-type="float">
            <text:p>35.990002</text:p>
          </table:table-cell>
          <table:table-cell office:value-type="float" office:value="70.269997" calcext:value-type="float">
            <text:p>70.269997</text:p>
          </table:table-cell>
          <table:table-cell office:value-type="float" office:value="49.080002" calcext:value-type="float">
            <text:p>49.080002</text:p>
          </table:table-cell>
          <table:table-cell office:value-type="float" office:value="554.125916" calcext:value-type="float">
            <text:p>554.125916</text:p>
          </table:table-cell>
          <table:table-cell office:value-type="float" office:value="398.799988" calcext:value-type="float">
            <text:p>398.799988</text:p>
          </table:table-cell>
          <table:table-cell office:value-type="float" office:value="136.009995" calcext:value-type="float">
            <text:p>136.009995</text:p>
          </table:table-cell>
          <table:table-cell office:value-type="float" office:value="91.139999" calcext:value-type="float">
            <text:p>91.139999</text:p>
          </table:table-cell>
          <table:table-cell office:value-type="float" office:value="52.119999" calcext:value-type="float">
            <text:p>52.119999</text:p>
          </table:table-cell>
        </table:table-row>
        <table:table-row table:style-name="ro1">
          <table:table-cell office:value-type="float" office:value="80.760002" calcext:value-type="float">
            <text:p>80.760002</text:p>
          </table:table-cell>
          <table:table-cell office:value-type="float" office:value="40.68" calcext:value-type="float">
            <text:p>40.68</text:p>
          </table:table-cell>
          <table:table-cell office:value-type="float" office:value="113.230003" calcext:value-type="float">
            <text:p>113.230003</text:p>
          </table:table-cell>
          <table:table-cell office:value-type="float" office:value="22.495001" calcext:value-type="float">
            <text:p>22.495001</text:p>
          </table:table-cell>
          <table:table-cell office:value-type="float" office:value="124.599998" calcext:value-type="float">
            <text:p>124.599998</text:p>
          </table:table-cell>
          <table:table-cell office:value-type="float" office:value="71.709999" calcext:value-type="float">
            <text:p>71.709999</text:p>
          </table:table-cell>
          <table:table-cell office:value-type="float" office:value="35.91" calcext:value-type="float">
            <text:p>35.91</text:p>
          </table:table-cell>
          <table:table-cell office:value-type="float" office:value="70.080002" calcext:value-type="float">
            <text:p>70.080002</text:p>
          </table:table-cell>
          <table:table-cell office:value-type="float" office:value="49.330002" calcext:value-type="float">
            <text:p>49.330002</text:p>
          </table:table-cell>
          <table:table-cell office:value-type="float" office:value="553.897461" calcext:value-type="float">
            <text:p>553.897461</text:p>
          </table:table-cell>
          <table:table-cell office:value-type="float" office:value="398.290009" calcext:value-type="float">
            <text:p>398.290009</text:p>
          </table:table-cell>
          <table:table-cell office:value-type="float" office:value="137.059998" calcext:value-type="float">
            <text:p>137.059998</text:p>
          </table:table-cell>
          <table:table-cell office:value-type="float" office:value="91.290001" calcext:value-type="float">
            <text:p>91.290001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80.610001" calcext:value-type="float">
            <text:p>80.610001</text:p>
          </table:table-cell>
          <table:table-cell office:value-type="float" office:value="40.48" calcext:value-type="float">
            <text:p>40.48</text:p>
          </table:table-cell>
          <table:table-cell office:value-type="float" office:value="114.010002" calcext:value-type="float">
            <text:p>114.010002</text:p>
          </table:table-cell>
          <table:table-cell office:value-type="float" office:value="22.545" calcext:value-type="float">
            <text:p>22.545</text:p>
          </table:table-cell>
          <table:table-cell office:value-type="float" office:value="124.589996" calcext:value-type="float">
            <text:p>124.589996</text:p>
          </table:table-cell>
          <table:table-cell office:value-type="float" office:value="71.559998" calcext:value-type="float">
            <text:p>71.559998</text:p>
          </table:table-cell>
          <table:table-cell office:value-type="float" office:value="36.060001" calcext:value-type="float">
            <text:p>36.060001</text:p>
          </table:table-cell>
          <table:table-cell office:value-type="float" office:value="70.339996" calcext:value-type="float">
            <text:p>70.339996</text:p>
          </table:table-cell>
          <table:table-cell office:value-type="float" office:value="48.77" calcext:value-type="float">
            <text:p>48.77</text:p>
          </table:table-cell>
          <table:table-cell office:value-type="float" office:value="552.908875" calcext:value-type="float">
            <text:p>552.908875</text:p>
          </table:table-cell>
          <table:table-cell office:value-type="float" office:value="395.850006" calcext:value-type="float">
            <text:p>395.850006</text:p>
          </table:table-cell>
          <table:table-cell office:value-type="float" office:value="139.399994" calcext:value-type="float">
            <text:p>139.399994</text:p>
          </table:table-cell>
          <table:table-cell office:value-type="float" office:value="91.93" calcext:value-type="float">
            <text:p>91.93</text:p>
          </table:table-cell>
          <table:table-cell office:value-type="float" office:value="52.700001" calcext:value-type="float">
            <text:p>52.700001</text:p>
          </table:table-cell>
        </table:table-row>
        <table:table-row table:style-name="ro1">
          <table:table-cell office:value-type="float" office:value="80.709999" calcext:value-type="float">
            <text:p>80.709999</text:p>
          </table:table-cell>
          <table:table-cell office:value-type="float" office:value="40.48" calcext:value-type="float">
            <text:p>40.48</text:p>
          </table:table-cell>
          <table:table-cell office:value-type="float" office:value="113.809998" calcext:value-type="float">
            <text:p>113.809998</text:p>
          </table:table-cell>
          <table:table-cell office:value-type="float" office:value="22.43" calcext:value-type="float">
            <text:p>22.43</text:p>
          </table:table-cell>
          <table:table-cell office:value-type="float" office:value="124.419998" calcext:value-type="float">
            <text:p>124.419998</text:p>
          </table:table-cell>
          <table:table-cell office:value-type="float" office:value="71.459999" calcext:value-type="float">
            <text:p>71.459999</text:p>
          </table:table-cell>
          <table:table-cell office:value-type="float" office:value="36.040001" calcext:value-type="float">
            <text:p>36.040001</text:p>
          </table:table-cell>
          <table:table-cell office:value-type="float" office:value="70.25" calcext:value-type="float">
            <text:p>70.25</text:p>
          </table:table-cell>
          <table:table-cell office:value-type="float" office:value="49.119999" calcext:value-type="float">
            <text:p>49.119999</text:p>
          </table:table-cell>
          <table:table-cell office:value-type="float" office:value="558.865112" calcext:value-type="float">
            <text:p>558.865112</text:p>
          </table:table-cell>
          <table:table-cell office:value-type="float" office:value="395.040009" calcext:value-type="float">
            <text:p>395.040009</text:p>
          </table:table-cell>
          <table:table-cell office:value-type="float" office:value="138.580002" calcext:value-type="float">
            <text:p>138.580002</text:p>
          </table:table-cell>
          <table:table-cell office:value-type="float" office:value="93.040001" calcext:value-type="float">
            <text:p>93.040001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float" office:value="80.970001" calcext:value-type="float">
            <text:p>80.970001</text:p>
          </table:table-cell>
          <table:table-cell office:value-type="float" office:value="40.439999" calcext:value-type="float">
            <text:p>40.439999</text:p>
          </table:table-cell>
          <table:table-cell office:value-type="float" office:value="114.230003" calcext:value-type="float">
            <text:p>114.230003</text:p>
          </table:table-cell>
          <table:table-cell office:value-type="float" office:value="22.575001" calcext:value-type="float">
            <text:p>22.575001</text:p>
          </table:table-cell>
          <table:table-cell office:value-type="float" office:value="124.440002" calcext:value-type="float">
            <text:p>124.440002</text:p>
          </table:table-cell>
          <table:table-cell office:value-type="float" office:value="72.580002" calcext:value-type="float">
            <text:p>72.580002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70.480003" calcext:value-type="float">
            <text:p>70.480003</text:p>
          </table:table-cell>
          <table:table-cell office:value-type="float" office:value="48.689999" calcext:value-type="float">
            <text:p>48.689999</text:p>
          </table:table-cell>
          <table:table-cell office:value-type="float" office:value="569.297241" calcext:value-type="float">
            <text:p>569.297241</text:p>
          </table:table-cell>
          <table:table-cell office:value-type="float" office:value="398.470001" calcext:value-type="float">
            <text:p>398.470001</text:p>
          </table:table-cell>
          <table:table-cell office:value-type="float" office:value="140.690002" calcext:value-type="float">
            <text:p>140.690002</text:p>
          </table:table-cell>
          <table:table-cell office:value-type="float" office:value="94.169998" calcext:value-type="float">
            <text:p>94.169998</text:p>
          </table:table-cell>
          <table:table-cell office:value-type="float" office:value="50.630001" calcext:value-type="float">
            <text:p>50.630001</text:p>
          </table:table-cell>
        </table:table-row>
        <table:table-row table:style-name="ro1">
          <table:table-cell office:value-type="float" office:value="80.540001" calcext:value-type="float">
            <text:p>80.540001</text:p>
          </table:table-cell>
          <table:table-cell office:value-type="float" office:value="39.950001" calcext:value-type="float">
            <text:p>39.950001</text:p>
          </table:table-cell>
          <table:table-cell office:value-type="float" office:value="115.5" calcext:value-type="float">
            <text:p>115.5</text:p>
          </table:table-cell>
          <table:table-cell office:value-type="float" office:value="22.41" calcext:value-type="float">
            <text:p>22.41</text:p>
          </table:table-cell>
          <table:table-cell office:value-type="float" office:value="123.419998" calcext:value-type="float">
            <text:p>123.419998</text:p>
          </table:table-cell>
          <table:table-cell office:value-type="float" office:value="72.360001" calcext:value-type="float">
            <text:p>72.360001</text:p>
          </table:table-cell>
          <table:table-cell office:value-type="float" office:value="36.18" calcext:value-type="float">
            <text:p>36.18</text:p>
          </table:table-cell>
          <table:table-cell office:value-type="float" office:value="69.809998" calcext:value-type="float">
            <text:p>69.809998</text:p>
          </table:table-cell>
          <table:table-cell office:value-type="float" office:value="48.43" calcext:value-type="float">
            <text:p>48.43</text:p>
          </table:table-cell>
          <table:table-cell office:value-type="float" office:value="568.025513" calcext:value-type="float">
            <text:p>568.025513</text:p>
          </table:table-cell>
          <table:table-cell office:value-type="float" office:value="403.709991" calcext:value-type="float">
            <text:p>403.709991</text:p>
          </table:table-cell>
          <table:table-cell office:value-type="float" office:value="141.509995" calcext:value-type="float">
            <text:p>141.509995</text:p>
          </table:table-cell>
          <table:table-cell office:value-type="float" office:value="94.940002" calcext:value-type="float">
            <text:p>94.940002</text:p>
          </table:table-cell>
          <table:table-cell office:value-type="float" office:value="50.59" calcext:value-type="float">
            <text:p>50.59</text:p>
          </table:table-cell>
        </table:table-row>
        <table:table-row table:style-name="ro1">
          <table:table-cell office:value-type="float" office:value="80.589996" calcext:value-type="float">
            <text:p>80.589996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115.989998" calcext:value-type="float">
            <text:p>115.989998</text:p>
          </table:table-cell>
          <table:table-cell office:value-type="float" office:value="22.635" calcext:value-type="float">
            <text:p>22.635</text:p>
          </table:table-cell>
          <table:table-cell office:value-type="float" office:value="122.5" calcext:value-type="float">
            <text:p>122.5</text:p>
          </table:table-cell>
          <table:table-cell office:value-type="float" office:value="71.559998" calcext:value-type="float">
            <text:p>71.559998</text:p>
          </table:table-cell>
          <table:table-cell office:value-type="float" office:value="36.07" calcext:value-type="float">
            <text:p>36.07</text:p>
          </table:table-cell>
          <table:table-cell office:value-type="float" office:value="69.620003" calcext:value-type="float">
            <text:p>69.620003</text:p>
          </table:table-cell>
          <table:table-cell office:value-type="float" office:value="47.84" calcext:value-type="float">
            <text:p>47.84</text:p>
          </table:table-cell>
          <table:table-cell office:value-type="float" office:value="565.859619" calcext:value-type="float">
            <text:p>565.859619</text:p>
          </table:table-cell>
          <table:table-cell office:value-type="float" office:value="402.529999" calcext:value-type="float">
            <text:p>402.529999</text:p>
          </table:table-cell>
          <table:table-cell office:value-type="float" office:value="142.789993" calcext:value-type="float">
            <text:p>142.789993</text:p>
          </table:table-cell>
          <table:table-cell office:value-type="float" office:value="94.639999" calcext:value-type="float">
            <text:p>94.639999</text:p>
          </table:table-cell>
          <table:table-cell office:value-type="float" office:value="51.27" calcext:value-type="float">
            <text:p>51.27</text:p>
          </table:table-cell>
        </table:table-row>
        <table:table-row table:style-name="ro1">
          <table:table-cell office:value-type="float" office:value="80.010002" calcext:value-type="float">
            <text:p>80.010002</text:p>
          </table:table-cell>
          <table:table-cell office:value-type="float" office:value="40" calcext:value-type="float">
            <text:p>40</text:p>
          </table:table-cell>
          <table:table-cell office:value-type="float" office:value="116.440002" calcext:value-type="float">
            <text:p>116.440002</text:p>
          </table:table-cell>
          <table:table-cell office:value-type="float" office:value="22.75" calcext:value-type="float">
            <text:p>22.75</text:p>
          </table:table-cell>
          <table:table-cell office:value-type="float" office:value="120.809998" calcext:value-type="float">
            <text:p>120.809998</text:p>
          </table:table-cell>
          <table:table-cell office:value-type="float" office:value="71.82" calcext:value-type="float">
            <text:p>71.82</text:p>
          </table:table-cell>
          <table:table-cell office:value-type="float" office:value="35.889999" calcext:value-type="float">
            <text:p>35.889999</text:p>
          </table:table-cell>
          <table:table-cell office:value-type="float" office:value="68.68" calcext:value-type="float">
            <text:p>68.68</text:p>
          </table:table-cell>
          <table:table-cell office:value-type="float" office:value="47.650002" calcext:value-type="float">
            <text:p>47.650002</text:p>
          </table:table-cell>
          <table:table-cell office:value-type="float" office:value="559.595398" calcext:value-type="float">
            <text:p>559.595398</text:p>
          </table:table-cell>
          <table:table-cell office:value-type="float" office:value="397.980011" calcext:value-type="float">
            <text:p>397.980011</text:p>
          </table:table-cell>
          <table:table-cell office:value-type="float" office:value="141.550003" calcext:value-type="float">
            <text:p>141.550003</text:p>
          </table:table-cell>
          <table:table-cell office:value-type="float" office:value="94.370003" calcext:value-type="float">
            <text:p>94.370003</text:p>
          </table:table-cell>
          <table:table-cell office:value-type="float" office:value="50.66" calcext:value-type="float">
            <text:p>50.66</text:p>
          </table:table-cell>
        </table:table-row>
        <table:table-row table:style-name="ro1">
          <table:table-cell office:value-type="float" office:value="80.059998" calcext:value-type="float">
            <text:p>80.059998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116.309998" calcext:value-type="float">
            <text:p>116.309998</text:p>
          </table:table-cell>
          <table:table-cell office:value-type="float" office:value="22.559999" calcext:value-type="float">
            <text:p>22.559999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71.860001" calcext:value-type="float">
            <text:p>71.860001</text:p>
          </table:table-cell>
          <table:table-cell office:value-type="float" office:value="35.73" calcext:value-type="float">
            <text:p>35.73</text:p>
          </table:table-cell>
          <table:table-cell office:value-type="float" office:value="67.830002" calcext:value-type="float">
            <text:p>67.830002</text:p>
          </table:table-cell>
          <table:table-cell office:value-type="float" office:value="47.040001" calcext:value-type="float">
            <text:p>47.040001</text:p>
          </table:table-cell>
          <table:table-cell office:value-type="float" office:value="565.298279" calcext:value-type="float">
            <text:p>565.298279</text:p>
          </table:table-cell>
          <table:table-cell office:value-type="float" office:value="392.130005" calcext:value-type="float">
            <text:p>392.130005</text:p>
          </table:table-cell>
          <table:table-cell office:value-type="float" office:value="140.850006" calcext:value-type="float">
            <text:p>140.850006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49.939999" calcext:value-type="float">
            <text:p>49.939999</text:p>
          </table:table-cell>
        </table:table-row>
        <table:table-row table:style-name="ro1">
          <table:table-cell office:value-type="float" office:value="80.699997" calcext:value-type="float">
            <text:p>80.699997</text:p>
          </table:table-cell>
          <table:table-cell office:value-type="float" office:value="39.830002" calcext:value-type="float">
            <text:p>39.830002</text:p>
          </table:table-cell>
          <table:table-cell office:value-type="float" office:value="117.139999" calcext:value-type="float">
            <text:p>117.139999</text:p>
          </table:table-cell>
          <table:table-cell office:value-type="float" office:value="23.305" calcext:value-type="float">
            <text:p>23.305</text:p>
          </table:table-cell>
          <table:table-cell office:value-type="float" office:value="119.690002" calcext:value-type="float">
            <text:p>119.690002</text:p>
          </table:table-cell>
          <table:table-cell office:value-type="float" office:value="73.099998" calcext:value-type="float">
            <text:p>73.099998</text:p>
          </table:table-cell>
          <table:table-cell office:value-type="float" office:value="35.5" calcext:value-type="float">
            <text:p>35.5</text:p>
          </table:table-cell>
          <table:table-cell office:value-type="float" office:value="68.370003" calcext:value-type="float">
            <text:p>68.370003</text:p>
          </table:table-cell>
          <table:table-cell office:value-type="float" office:value="47.349998" calcext:value-type="float">
            <text:p>47.349998</text:p>
          </table:table-cell>
          <table:table-cell office:value-type="float" office:value="572.769714" calcext:value-type="float">
            <text:p>572.769714</text:p>
          </table:table-cell>
          <table:table-cell office:value-type="float" office:value="398.940002" calcext:value-type="float">
            <text:p>398.940002</text:p>
          </table:table-cell>
          <table:table-cell office:value-type="float" office:value="140.300003" calcext:value-type="float">
            <text:p>140.300003</text:p>
          </table:table-cell>
          <table:table-cell office:value-type="float" office:value="94.650002" calcext:value-type="float">
            <text:p>94.650002</text:p>
          </table:table-cell>
          <table:table-cell office:value-type="float" office:value="50.650002" calcext:value-type="float">
            <text:p>50.650002</text:p>
          </table:table-cell>
        </table:table-row>
        <table:table-row table:style-name="ro1">
          <table:table-cell office:value-type="float" office:value="80.650002" calcext:value-type="float">
            <text:p>80.650002</text:p>
          </table:table-cell>
          <table:table-cell office:value-type="float" office:value="39.779999" calcext:value-type="float">
            <text:p>39.779999</text:p>
          </table:table-cell>
          <table:table-cell office:value-type="float" office:value="117.93" calcext:value-type="float">
            <text:p>117.93</text:p>
          </table:table-cell>
          <table:table-cell office:value-type="float" office:value="23.15" calcext:value-type="float">
            <text:p>23.15</text:p>
          </table:table-cell>
          <table:table-cell office:value-type="float" office:value="119.110001" calcext:value-type="float">
            <text:p>119.110001</text:p>
          </table:table-cell>
          <table:table-cell office:value-type="float" office:value="74.480003" calcext:value-type="float">
            <text:p>74.480003</text:p>
          </table:table-cell>
          <table:table-cell office:value-type="float" office:value="35.610001" calcext:value-type="float">
            <text:p>35.610001</text:p>
          </table:table-cell>
          <table:table-cell office:value-type="float" office:value="68.050003" calcext:value-type="float">
            <text:p>68.050003</text:p>
          </table:table-cell>
          <table:table-cell office:value-type="float" office:value="48.259998" calcext:value-type="float">
            <text:p>48.259998</text:p>
          </table:table-cell>
          <table:table-cell office:value-type="float" office:value="570.83728" calcext:value-type="float">
            <text:p>570.83728</text:p>
          </table:table-cell>
          <table:table-cell office:value-type="float" office:value="393.679993" calcext:value-type="float">
            <text:p>393.679993</text:p>
          </table:table-cell>
          <table:table-cell office:value-type="float" office:value="140.330002" calcext:value-type="float">
            <text:p>140.330002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50.099998" calcext:value-type="float">
            <text:p>50.099998</text:p>
          </table:table-cell>
        </table:table-row>
        <table:table-row table:style-name="ro1">
          <table:table-cell office:value-type="float" office:value="80.419998" calcext:value-type="float">
            <text:p>80.419998</text:p>
          </table:table-cell>
          <table:table-cell office:value-type="float" office:value="39.720001" calcext:value-type="float">
            <text:p>39.720001</text:p>
          </table:table-cell>
          <table:table-cell office:value-type="float" office:value="118.269997" calcext:value-type="float">
            <text:p>118.269997</text:p>
          </table:table-cell>
          <table:table-cell office:value-type="float" office:value="22.965" calcext:value-type="float">
            <text:p>22.965</text:p>
          </table:table-cell>
          <table:table-cell office:value-type="float" office:value="119.029999" calcext:value-type="float">
            <text:p>119.029999</text:p>
          </table:table-cell>
          <table:table-cell office:value-type="float" office:value="74.370003" calcext:value-type="float">
            <text:p>74.370003</text:p>
          </table:table-cell>
          <table:table-cell office:value-type="float" office:value="35.599998" calcext:value-type="float">
            <text:p>35.599998</text:p>
          </table:table-cell>
          <table:table-cell office:value-type="float" office:value="68.019997" calcext:value-type="float">
            <text:p>68.019997</text:p>
          </table:table-cell>
          <table:table-cell office:value-type="float" office:value="48.66" calcext:value-type="float">
            <text:p>48.66</text:p>
          </table:table-cell>
          <table:table-cell office:value-type="float" office:value="574.687195" calcext:value-type="float">
            <text:p>574.687195</text:p>
          </table:table-cell>
          <table:table-cell office:value-type="float" office:value="394.26001" calcext:value-type="float">
            <text:p>394.26001</text:p>
          </table:table-cell>
          <table:table-cell office:value-type="float" office:value="140.080002" calcext:value-type="float">
            <text:p>140.080002</text:p>
          </table:table-cell>
          <table:table-cell office:value-type="float" office:value="94.720001" calcext:value-type="float">
            <text:p>94.720001</text:p>
          </table:table-cell>
          <table:table-cell office:value-type="float" office:value="50.639999" calcext:value-type="float">
            <text:p>50.639999</text:p>
          </table:table-cell>
        </table:table-row>
        <table:table-row table:style-name="ro1">
          <table:table-cell office:value-type="float" office:value="80.589996" calcext:value-type="float">
            <text:p>80.589996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119.059998" calcext:value-type="float">
            <text:p>119.059998</text:p>
          </table:table-cell>
          <table:table-cell office:value-type="float" office:value="23.1" calcext:value-type="float">
            <text:p>23.1</text:p>
          </table:table-cell>
          <table:table-cell office:value-type="float" office:value="120.739998" calcext:value-type="float">
            <text:p>120.739998</text:p>
          </table:table-cell>
          <table:table-cell office:value-type="float" office:value="74.5" calcext:value-type="float">
            <text:p>74.5</text:p>
          </table:table-cell>
          <table:table-cell office:value-type="float" office:value="35.959999" calcext:value-type="float">
            <text:p>35.959999</text:p>
          </table:table-cell>
          <table:table-cell office:value-type="float" office:value="68.080002" calcext:value-type="float">
            <text:p>68.080002</text:p>
          </table:table-cell>
          <table:table-cell office:value-type="float" office:value="48.84" calcext:value-type="float">
            <text:p>48.84</text:p>
          </table:table-cell>
          <table:table-cell office:value-type="float" office:value="576.71405" calcext:value-type="float">
            <text:p>576.71405</text:p>
          </table:table-cell>
          <table:table-cell office:value-type="float" office:value="403" calcext:value-type="float">
            <text:p>403</text:p>
          </table:table-cell>
          <table:table-cell office:value-type="float" office:value="141.460007" calcext:value-type="float">
            <text:p>141.460007</text:p>
          </table:table-cell>
          <table:table-cell office:value-type="float" office:value="94.93" calcext:value-type="float">
            <text:p>94.93</text:p>
          </table:table-cell>
          <table:table-cell office:value-type="float" office:value="50.259998" calcext:value-type="float">
            <text:p>50.259998</text:p>
          </table:table-cell>
        </table:table-row>
        <table:table-row table:style-name="ro1">
          <table:table-cell office:value-type="float" office:value="79.57" calcext:value-type="float">
            <text:p>79.57</text:p>
          </table:table-cell>
          <table:table-cell office:value-type="float" office:value="39.990002" calcext:value-type="float">
            <text:p>39.990002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22.985001" calcext:value-type="float">
            <text:p>22.985001</text:p>
          </table:table-cell>
          <table:table-cell office:value-type="float" office:value="120.510002" calcext:value-type="float">
            <text:p>120.510002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35.91" calcext:value-type="float">
            <text:p>35.91</text:p>
          </table:table-cell>
          <table:table-cell office:value-type="float" office:value="68.489998" calcext:value-type="float">
            <text:p>68.489998</text:p>
          </table:table-cell>
          <table:table-cell office:value-type="float" office:value="47.439999" calcext:value-type="float">
            <text:p>47.439999</text:p>
          </table:table-cell>
          <table:table-cell office:value-type="float" office:value="579.535706" calcext:value-type="float">
            <text:p>579.535706</text:p>
          </table:table-cell>
          <table:table-cell office:value-type="float" office:value="408" calcext:value-type="float">
            <text:p>408</text:p>
          </table:table-cell>
          <table:table-cell office:value-type="float" office:value="142.309998" calcext:value-type="float">
            <text:p>142.309998</text:p>
          </table:table-cell>
          <table:table-cell office:value-type="float" office:value="93.989998" calcext:value-type="float">
            <text:p>93.989998</text:p>
          </table:table-cell>
          <table:table-cell office:value-type="float" office:value="49.98" calcext:value-type="float">
            <text:p>49.98</text:p>
          </table:table-cell>
        </table:table-row>
        <table:table-row table:style-name="ro1">
          <table:table-cell office:value-type="float" office:value="78.709999" calcext:value-type="float">
            <text:p>78.709999</text:p>
          </table:table-cell>
          <table:table-cell office:value-type="float" office:value="39.610001" calcext:value-type="float">
            <text:p>39.610001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22.889999" calcext:value-type="float">
            <text:p>22.889999</text:p>
          </table:table-cell>
          <table:table-cell office:value-type="float" office:value="119.839996" calcext:value-type="float">
            <text:p>119.839996</text:p>
          </table:table-cell>
          <table:table-cell office:value-type="float" office:value="74.050003" calcext:value-type="float">
            <text:p>74.050003</text:p>
          </table:table-cell>
          <table:table-cell office:value-type="float" office:value="36.23" calcext:value-type="float">
            <text:p>36.23</text:p>
          </table:table-cell>
          <table:table-cell office:value-type="float" office:value="68.050003" calcext:value-type="float">
            <text:p>68.050003</text:p>
          </table:table-cell>
          <table:table-cell office:value-type="float" office:value="47.060001" calcext:value-type="float">
            <text:p>47.060001</text:p>
          </table:table-cell>
          <table:table-cell office:value-type="float" office:value="576.252014" calcext:value-type="float">
            <text:p>576.252014</text:p>
          </table:table-cell>
          <table:table-cell office:value-type="float" office:value="401" calcext:value-type="float">
            <text:p>401</text:p>
          </table:table-cell>
          <table:table-cell office:value-type="float" office:value="143.100006" calcext:value-type="float">
            <text:p>143.100006</text:p>
          </table:table-cell>
          <table:table-cell office:value-type="float" office:value="93.739998" calcext:value-type="float">
            <text:p>93.739998</text:p>
          </table:table-cell>
          <table:table-cell office:value-type="float" office:value="48.740002" calcext:value-type="float">
            <text:p>48.740002</text:p>
          </table:table-cell>
        </table:table-row>
        <table:table-row table:style-name="ro1">
          <table:table-cell office:value-type="float" office:value="79.330002" calcext:value-type="float">
            <text:p>79.330002</text:p>
          </table:table-cell>
          <table:table-cell office:value-type="float" office:value="39.080002" calcext:value-type="float">
            <text:p>39.080002</text:p>
          </table:table-cell>
          <table:table-cell office:value-type="float" office:value="116.68" calcext:value-type="float">
            <text:p>116.68</text:p>
          </table:table-cell>
          <table:table-cell office:value-type="float" office:value="22.684999" calcext:value-type="float">
            <text:p>22.684999</text:p>
          </table:table-cell>
          <table:table-cell office:value-type="float" office:value="117.870003" calcext:value-type="float">
            <text:p>117.870003</text:p>
          </table:table-cell>
          <table:table-cell office:value-type="float" office:value="73.330002" calcext:value-type="float">
            <text:p>73.330002</text:p>
          </table:table-cell>
          <table:table-cell office:value-type="float" office:value="35.830002" calcext:value-type="float">
            <text:p>35.830002</text:p>
          </table:table-cell>
          <table:table-cell office:value-type="float" office:value="67.769997" calcext:value-type="float">
            <text:p>67.769997</text:p>
          </table:table-cell>
          <table:table-cell office:value-type="float" office:value="47.610001" calcext:value-type="float">
            <text:p>47.610001</text:p>
          </table:table-cell>
          <table:table-cell office:value-type="float" office:value="571.786072" calcext:value-type="float">
            <text:p>571.786072</text:p>
          </table:table-cell>
          <table:table-cell office:value-type="float" office:value="398.160004" calcext:value-type="float">
            <text:p>398.160004</text:p>
          </table:table-cell>
          <table:table-cell office:value-type="float" office:value="140.399994" calcext:value-type="float">
            <text:p>140.399994</text:p>
          </table:table-cell>
          <table:table-cell office:value-type="float" office:value="92.120003" calcext:value-type="float">
            <text:p>92.120003</text:p>
          </table:table-cell>
          <table:table-cell office:value-type="float" office:value="48.419998" calcext:value-type="float">
            <text:p>48.419998</text:p>
          </table:table-cell>
        </table:table-row>
        <table:table-row table:style-name="ro1">
          <table:table-cell office:value-type="float" office:value="79.239998" calcext:value-type="float">
            <text:p>79.239998</text:p>
          </table:table-cell>
          <table:table-cell office:value-type="float" office:value="38.82" calcext:value-type="float">
            <text:p>38.82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22.565001" calcext:value-type="float">
            <text:p>22.565001</text:p>
          </table:table-cell>
          <table:table-cell office:value-type="float" office:value="116.260002" calcext:value-type="float">
            <text:p>116.260002</text:p>
          </table:table-cell>
          <table:table-cell office:value-type="float" office:value="71.309998" calcext:value-type="float">
            <text:p>71.309998</text:p>
          </table:table-cell>
          <table:table-cell office:value-type="float" office:value="35.759998" calcext:value-type="float">
            <text:p>35.759998</text:p>
          </table:table-cell>
          <table:table-cell office:value-type="float" office:value="66.279999" calcext:value-type="float">
            <text:p>66.279999</text:p>
          </table:table-cell>
          <table:table-cell office:value-type="float" office:value="47.709999" calcext:value-type="float">
            <text:p>47.709999</text:p>
          </table:table-cell>
          <table:table-cell office:value-type="float" office:value="559.41156" calcext:value-type="float">
            <text:p>559.41156</text:p>
          </table:table-cell>
          <table:table-cell office:value-type="float" office:value="390.5" calcext:value-type="float">
            <text:p>390.5</text:p>
          </table:table-cell>
          <table:table-cell office:value-type="float" office:value="136.699997" calcext:value-type="float">
            <text:p>136.699997</text:p>
          </table:table-cell>
          <table:table-cell office:value-type="float" office:value="90.300003" calcext:value-type="float">
            <text:p>90.300003</text:p>
          </table:table-cell>
          <table:table-cell office:value-type="float" office:value="47.790001" calcext:value-type="float">
            <text:p>47.790001</text:p>
          </table:table-cell>
        </table:table-row>
        <table:table-row table:style-name="ro1">
          <table:table-cell office:value-type="float" office:value="78.669998" calcext:value-type="float">
            <text:p>78.669998</text:p>
          </table:table-cell>
          <table:table-cell office:value-type="float" office:value="38.77" calcext:value-type="float">
            <text:p>38.77</text:p>
          </table:table-cell>
          <table:table-cell office:value-type="float" office:value="113.440002" calcext:value-type="float">
            <text:p>113.440002</text:p>
          </table:table-cell>
          <table:table-cell office:value-type="float" office:value="22.76" calcext:value-type="float">
            <text:p>22.76</text:p>
          </table:table-cell>
          <table:table-cell office:value-type="float" office:value="116.720001" calcext:value-type="float">
            <text:p>116.720001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35.57" calcext:value-type="float">
            <text:p>35.57</text:p>
          </table:table-cell>
          <table:table-cell office:value-type="float" office:value="65.949997" calcext:value-type="float">
            <text:p>65.949997</text:p>
          </table:table-cell>
          <table:table-cell office:value-type="float" office:value="47.669998" calcext:value-type="float">
            <text:p>47.669998</text:p>
          </table:table-cell>
          <table:table-cell office:value-type="float" office:value="551.572571" calcext:value-type="float">
            <text:p>551.572571</text:p>
          </table:table-cell>
          <table:table-cell office:value-type="float" office:value="387.399994" calcext:value-type="float">
            <text:p>387.399994</text:p>
          </table:table-cell>
          <table:table-cell office:value-type="float" office:value="137.610001" calcext:value-type="float">
            <text:p>137.610001</text:p>
          </table:table-cell>
          <table:table-cell office:value-type="float" office:value="90.580002" calcext:value-type="float">
            <text:p>90.580002</text:p>
          </table:table-cell>
          <table:table-cell office:value-type="float" office:value="47.080002" calcext:value-type="float">
            <text:p>47.080002</text:p>
          </table:table-cell>
        </table:table-row>
        <table:table-row table:style-name="ro1">
          <table:table-cell office:value-type="float" office:value="78.800003" calcext:value-type="float">
            <text:p>78.800003</text:p>
          </table:table-cell>
          <table:table-cell office:value-type="float" office:value="38.57" calcext:value-type="float">
            <text:p>38.57</text:p>
          </table:table-cell>
          <table:table-cell office:value-type="float" office:value="111.080002" calcext:value-type="float">
            <text:p>111.080002</text:p>
          </table:table-cell>
          <table:table-cell office:value-type="float" office:value="22.795" calcext:value-type="float">
            <text:p>22.795</text:p>
          </table:table-cell>
          <table:table-cell office:value-type="float" office:value="116.139999" calcext:value-type="float">
            <text:p>116.139999</text:p>
          </table:table-cell>
          <table:table-cell office:value-type="float" office:value="70.360001" calcext:value-type="float">
            <text:p>70.360001</text:p>
          </table:table-cell>
          <table:table-cell office:value-type="float" office:value="35.150002" calcext:value-type="float">
            <text:p>35.150002</text:p>
          </table:table-cell>
          <table:table-cell office:value-type="float" office:value="66.169998" calcext:value-type="float">
            <text:p>66.169998</text:p>
          </table:table-cell>
          <table:table-cell office:value-type="float" office:value="47" calcext:value-type="float">
            <text:p>47</text:p>
          </table:table-cell>
          <table:table-cell office:value-type="float" office:value="555.944092" calcext:value-type="float">
            <text:p>555.944092</text:p>
          </table:table-cell>
          <table:table-cell office:value-type="float" office:value="392.160004" calcext:value-type="float">
            <text:p>392.160004</text:p>
          </table:table-cell>
          <table:table-cell office:value-type="float" office:value="131.699997" calcext:value-type="float">
            <text:p>131.699997</text:p>
          </table:table-cell>
          <table:table-cell office:value-type="float" office:value="89.470001" calcext:value-type="float">
            <text:p>89.470001</text:p>
          </table:table-cell>
          <table:table-cell office:value-type="float" office:value="47.150002" calcext:value-type="float">
            <text:p>47.150002</text:p>
          </table:table-cell>
        </table:table-row>
        <table:table-row table:style-name="ro1">
          <table:table-cell office:value-type="float" office:value="78.050003" calcext:value-type="float">
            <text:p>78.050003</text:p>
          </table:table-cell>
          <table:table-cell office:value-type="float" office:value="38" calcext:value-type="float">
            <text:p>38</text:p>
          </table:table-cell>
          <table:table-cell office:value-type="float" office:value="123.650002" calcext:value-type="float">
            <text:p>123.650002</text:p>
          </table:table-cell>
          <table:table-cell office:value-type="float" office:value="22.309999" calcext:value-type="float">
            <text:p>22.309999</text:p>
          </table:table-cell>
          <table:table-cell office:value-type="float" office:value="116.309998" calcext:value-type="float">
            <text:p>116.309998</text:p>
          </table:table-cell>
          <table:table-cell office:value-type="float" office:value="70.730003" calcext:value-type="float">
            <text:p>70.730003</text:p>
          </table:table-cell>
          <table:table-cell office:value-type="float" office:value="34.709999" calcext:value-type="float">
            <text:p>34.709999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47.77" calcext:value-type="float">
            <text:p>47.77</text:p>
          </table:table-cell>
          <table:table-cell office:value-type="float" office:value="568.800476" calcext:value-type="float">
            <text:p>568.800476</text:p>
          </table:table-cell>
          <table:table-cell office:value-type="float" office:value="393.769989" calcext:value-type="float">
            <text:p>393.769989</text:p>
          </table:table-cell>
          <table:table-cell office:value-type="float" office:value="131.699997" calcext:value-type="float">
            <text:p>131.699997</text:p>
          </table:table-cell>
          <table:table-cell office:value-type="float" office:value="89.620003" calcext:value-type="float">
            <text:p>89.620003</text:p>
          </table:table-cell>
          <table:table-cell office:value-type="float" office:value="47.970001" calcext:value-type="float">
            <text:p>47.970001</text:p>
          </table:table-cell>
        </table:table-row>
        <table:table-row table:style-name="ro1">
          <table:table-cell office:value-type="float" office:value="76.029999" calcext:value-type="float">
            <text:p>76.029999</text:p>
          </table:table-cell>
          <table:table-cell office:value-type="float" office:value="37.950001" calcext:value-type="float">
            <text:p>37.950001</text:p>
          </table:table-cell>
          <table:table-cell office:value-type="float" office:value="112.269997" calcext:value-type="float">
            <text:p>112.269997</text:p>
          </table:table-cell>
          <table:table-cell office:value-type="float" office:value="22.344999" calcext:value-type="float">
            <text:p>22.344999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70.669998" calcext:value-type="float">
            <text:p>70.669998</text:p>
          </table:table-cell>
          <table:table-cell office:value-type="float" office:value="33.98" calcext:value-type="float">
            <text:p>33.98</text:p>
          </table:table-cell>
          <table:table-cell office:value-type="float" office:value="65.050003" calcext:value-type="float">
            <text:p>65.050003</text:p>
          </table:table-cell>
          <table:table-cell office:value-type="float" office:value="47.099998" calcext:value-type="float">
            <text:p>47.099998</text:p>
          </table:table-cell>
          <table:table-cell office:value-type="float" office:value="581.890381" calcext:value-type="float">
            <text:p>581.890381</text:p>
          </table:table-cell>
          <table:table-cell office:value-type="float" office:value="371.76001" calcext:value-type="float">
            <text:p>371.76001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89.010002" calcext:value-type="float">
            <text:p>89.010002</text:p>
          </table:table-cell>
          <table:table-cell office:value-type="float" office:value="49.939999" calcext:value-type="float">
            <text:p>49.939999</text:p>
          </table:table-cell>
        </table:table-row>
        <table:table-row table:style-name="ro1">
          <table:table-cell office:value-type="float" office:value="76.690002" calcext:value-type="float">
            <text:p>76.690002</text:p>
          </table:table-cell>
          <table:table-cell office:value-type="float" office:value="38.02" calcext:value-type="float">
            <text:p>38.02</text:p>
          </table:table-cell>
          <table:table-cell office:value-type="float" office:value="116.089996" calcext:value-type="float">
            <text:p>116.089996</text:p>
          </table:table-cell>
          <table:table-cell office:value-type="float" office:value="22.725" calcext:value-type="float">
            <text:p>22.725</text:p>
          </table:table-cell>
          <table:table-cell office:value-type="float" office:value="112.349998" calcext:value-type="float">
            <text:p>112.349998</text:p>
          </table:table-cell>
          <table:table-cell office:value-type="float" office:value="70.959999" calcext:value-type="float">
            <text:p>70.959999</text:p>
          </table:table-cell>
          <table:table-cell office:value-type="float" office:value="34.060001" calcext:value-type="float">
            <text:p>34.060001</text:p>
          </table:table-cell>
          <table:table-cell office:value-type="float" office:value="65.099998" calcext:value-type="float">
            <text:p>65.099998</text:p>
          </table:table-cell>
          <table:table-cell office:value-type="float" office:value="48.02" calcext:value-type="float">
            <text:p>48.02</text:p>
          </table:table-cell>
          <table:table-cell office:value-type="float" office:value="585.789978" calcext:value-type="float">
            <text:p>585.789978</text:p>
          </table:table-cell>
          <table:table-cell office:value-type="float" office:value="358.980011" calcext:value-type="float">
            <text:p>358.980011</text:p>
          </table:table-cell>
          <table:table-cell office:value-type="float" office:value="124.239998" calcext:value-type="float">
            <text:p>124.239998</text:p>
          </table:table-cell>
          <table:table-cell office:value-type="float" office:value="88.75" calcext:value-type="float">
            <text:p>88.75</text:p>
          </table:table-cell>
          <table:table-cell office:value-type="float" office:value="49.400002" calcext:value-type="float">
            <text:p>49.4000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439999" calcext:value-type="float">
            <text:p>37.439999</text:p>
          </table:table-cell>
          <table:table-cell office:value-type="float" office:value="111.010002" calcext:value-type="float">
            <text:p>111.010002</text:p>
          </table:table-cell>
          <table:table-cell office:value-type="float" office:value="21.785" calcext:value-type="float">
            <text:p>21.785</text:p>
          </table:table-cell>
          <table:table-cell office:value-type="float" office:value="111.860001" calcext:value-type="float">
            <text:p>111.860001</text:p>
          </table:table-cell>
          <table:table-cell office:value-type="float" office:value="69.290001" calcext:value-type="float">
            <text:p>69.290001</text:p>
          </table:table-cell>
          <table:table-cell office:value-type="float" office:value="33.5" calcext:value-type="float">
            <text:p>33.5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565.318176" calcext:value-type="float">
            <text:p>565.318176</text:p>
          </table:table-cell>
          <table:table-cell office:value-type="float" office:value="349.589996" calcext:value-type="float">
            <text:p>349.589996</text:p>
          </table:table-cell>
          <table:table-cell office:value-type="float" office:value="123.07" calcext:value-type="float">
            <text:p>123.07</text:p>
          </table:table-cell>
          <table:table-cell office:value-type="float" office:value="86.93" calcext:value-type="float">
            <text:p>86.93</text:p>
          </table:table-cell>
          <table:table-cell office:value-type="float" office:value="47.18" calcext:value-type="float">
            <text:p>47.18</text:p>
          </table:table-cell>
        </table:table-row>
        <table:table-row table:style-name="ro1">
          <table:table-cell office:value-type="float" office:value="75.940002" calcext:value-type="float">
            <text:p>75.940002</text:p>
          </table:table-cell>
          <table:table-cell office:value-type="float" office:value="37.490002" calcext:value-type="float">
            <text:p>37.490002</text:p>
          </table:table-cell>
          <table:table-cell office:value-type="float" office:value="110.129997" calcext:value-type="float">
            <text:p>110.129997</text:p>
          </table:table-cell>
          <table:table-cell office:value-type="float" office:value="21.504999" calcext:value-type="float">
            <text:p>21.504999</text:p>
          </table:table-cell>
          <table:table-cell office:value-type="float" office:value="111" calcext:value-type="float">
            <text:p>111</text:p>
          </table:table-cell>
          <table:table-cell office:value-type="float" office:value="68.870003" calcext:value-type="float">
            <text:p>68.870003</text:p>
          </table:table-cell>
          <table:table-cell office:value-type="float" office:value="33.5" calcext:value-type="float">
            <text:p>33.5</text:p>
          </table:table-cell>
          <table:table-cell office:value-type="float" office:value="63.68" calcext:value-type="float">
            <text:p>63.68</text:p>
          </table:table-cell>
          <table:table-cell office:value-type="float" office:value="46.73" calcext:value-type="float">
            <text:p>46.73</text:p>
          </table:table-cell>
          <table:table-cell office:value-type="float" office:value="567.995728" calcext:value-type="float">
            <text:p>567.995728</text:p>
          </table:table-cell>
          <table:table-cell office:value-type="float" office:value="346" calcext:value-type="float">
            <text:p>346</text:p>
          </table:table-cell>
          <table:table-cell office:value-type="float" office:value="121" calcext:value-type="float">
            <text:p>121</text:p>
          </table:table-cell>
          <table:table-cell office:value-type="float" office:value="86.489998" calcext:value-type="float">
            <text:p>86.489998</text:p>
          </table:table-cell>
          <table:table-cell office:value-type="float" office:value="47.759998" calcext:value-type="float">
            <text:p>47.759998</text:p>
          </table:table-cell>
        </table:table-row>
        <table:table-row table:style-name="ro1">
          <table:table-cell office:value-type="float" office:value="76.529999" calcext:value-type="float">
            <text:p>76.529999</text:p>
          </table:table-cell>
          <table:table-cell office:value-type="float" office:value="38.759998" calcext:value-type="float">
            <text:p>38.759998</text:p>
          </table:table-cell>
          <table:table-cell office:value-type="float" office:value="111.720001" calcext:value-type="float">
            <text:p>111.720001</text:p>
          </table:table-cell>
          <table:table-cell office:value-type="float" office:value="21.655001" calcext:value-type="float">
            <text:p>21.655001</text:p>
          </table:table-cell>
          <table:table-cell office:value-type="float" office:value="110.110001" calcext:value-type="float">
            <text:p>110.110001</text:p>
          </table:table-cell>
          <table:table-cell office:value-type="float" office:value="69.269997" calcext:value-type="float">
            <text:p>69.269997</text:p>
          </table:table-cell>
          <table:table-cell office:value-type="float" office:value="33.25" calcext:value-type="float">
            <text:p>33.25</text:p>
          </table:table-cell>
          <table:table-cell office:value-type="float" office:value="63.68" calcext:value-type="float">
            <text:p>63.68</text:p>
          </table:table-cell>
          <table:table-cell office:value-type="float" office:value="46.619999" calcext:value-type="float">
            <text:p>46.619999</text:p>
          </table:table-cell>
          <table:table-cell office:value-type="float" office:value="571.845703" calcext:value-type="float">
            <text:p>571.845703</text:p>
          </table:table-cell>
          <table:table-cell office:value-type="float" office:value="347.399994" calcext:value-type="float">
            <text:p>347.399994</text:p>
          </table:table-cell>
          <table:table-cell office:value-type="float" office:value="121.790001" calcext:value-type="float">
            <text:p>121.790001</text:p>
          </table:table-cell>
          <table:table-cell office:value-type="float" office:value="87.629997" calcext:value-type="float">
            <text:p>87.629997</text:p>
          </table:table-cell>
          <table:table-cell office:value-type="float" office:value="47.889999" calcext:value-type="float">
            <text:p>47.889999</text:p>
          </table:table-cell>
        </table:table-row>
        <table:table-row table:style-name="ro1">
          <table:table-cell office:value-type="float" office:value="76.989998" calcext:value-type="float">
            <text:p>76.989998</text:p>
          </table:table-cell>
          <table:table-cell office:value-type="float" office:value="38.169998" calcext:value-type="float">
            <text:p>38.169998</text:p>
          </table:table-cell>
          <table:table-cell office:value-type="float" office:value="113.080002" calcext:value-type="float">
            <text:p>113.080002</text:p>
          </table:table-cell>
          <table:table-cell office:value-type="float" office:value="21.834999" calcext:value-type="float">
            <text:p>21.834999</text:p>
          </table:table-cell>
          <table:table-cell office:value-type="float" office:value="111.910004" calcext:value-type="float">
            <text:p>111.910004</text:p>
          </table:table-cell>
          <table:table-cell office:value-type="float" office:value="70.82" calcext:value-type="float">
            <text:p>70.82</text:p>
          </table:table-cell>
          <table:table-cell office:value-type="float" office:value="33.900002" calcext:value-type="float">
            <text:p>33.900002</text:p>
          </table:table-cell>
          <table:table-cell office:value-type="float" office:value="64.790001" calcext:value-type="float">
            <text:p>64.790001</text:p>
          </table:table-cell>
          <table:table-cell office:value-type="float" office:value="46.889999" calcext:value-type="float">
            <text:p>46.889999</text:p>
          </table:table-cell>
          <table:table-cell office:value-type="float" office:value="580.042358" calcext:value-type="float">
            <text:p>580.042358</text:p>
          </table:table-cell>
          <table:table-cell office:value-type="float" office:value="358.980011" calcext:value-type="float">
            <text:p>358.980011</text:p>
          </table:table-cell>
          <table:table-cell office:value-type="float" office:value="123.75" calcext:value-type="float">
            <text:p>123.75</text:p>
          </table:table-cell>
          <table:table-cell office:value-type="float" office:value="88.919998" calcext:value-type="float">
            <text:p>88.91999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.43" calcext:value-type="float">
            <text:p>77.43</text:p>
          </table:table-cell>
          <table:table-cell office:value-type="float" office:value="38.07" calcext:value-type="float">
            <text:p>38.07</text:p>
          </table:table-cell>
          <table:table-cell office:value-type="float" office:value="114.720001" calcext:value-type="float">
            <text:p>114.720001</text:p>
          </table:table-cell>
          <table:table-cell office:value-type="float" office:value="21.82" calcext:value-type="float">
            <text:p>21.82</text:p>
          </table:table-cell>
          <table:table-cell office:value-type="float" office:value="112.470001" calcext:value-type="float">
            <text:p>112.470001</text:p>
          </table:table-cell>
          <table:table-cell office:value-type="float" office:value="71.550003" calcext:value-type="float">
            <text:p>71.550003</text:p>
          </table:table-cell>
          <table:table-cell office:value-type="float" office:value="33.970001" calcext:value-type="float">
            <text:p>33.970001</text:p>
          </table:table-cell>
          <table:table-cell office:value-type="float" office:value="64.959999" calcext:value-type="float">
            <text:p>64.959999</text:p>
          </table:table-cell>
          <table:table-cell office:value-type="float" office:value="46.810001" calcext:value-type="float">
            <text:p>46.810001</text:p>
          </table:table-cell>
          <table:table-cell office:value-type="float" office:value="582.113892" calcext:value-type="float">
            <text:p>582.113892</text:p>
          </table:table-cell>
          <table:table-cell office:value-type="float" office:value="361.609985" calcext:value-type="float">
            <text:p>361.609985</text:p>
          </table:table-cell>
          <table:table-cell office:value-type="float" office:value="128.960007" calcext:value-type="float">
            <text:p>128.960007</text:p>
          </table:table-cell>
          <table:table-cell office:value-type="float" office:value="90.239998" calcext:value-type="float">
            <text:p>90.239998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78.099998" calcext:value-type="float">
            <text:p>78.099998</text:p>
          </table:table-cell>
          <table:table-cell office:value-type="float" office:value="38.669998" calcext:value-type="float">
            <text:p>38.669998</text:p>
          </table:table-cell>
          <table:table-cell office:value-type="float" office:value="114.339996" calcext:value-type="float">
            <text:p>114.339996</text:p>
          </table:table-cell>
          <table:table-cell office:value-type="float" office:value="21.719999" calcext:value-type="float">
            <text:p>21.719999</text:p>
          </table:table-cell>
          <table:table-cell office:value-type="float" office:value="112.029999" calcext:value-type="float">
            <text:p>112.029999</text:p>
          </table:table-cell>
          <table:table-cell office:value-type="float" office:value="72.57" calcext:value-type="float">
            <text:p>72.57</text:p>
          </table:table-cell>
          <table:table-cell office:value-type="float" office:value="33.91" calcext:value-type="float">
            <text:p>33.91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47.040001" calcext:value-type="float">
            <text:p>47.040001</text:p>
          </table:table-cell>
          <table:table-cell office:value-type="float" office:value="586.271851" calcext:value-type="float">
            <text:p>586.271851</text:p>
          </table:table-cell>
          <table:table-cell office:value-type="float" office:value="361.839996" calcext:value-type="float">
            <text:p>361.839996</text:p>
          </table:table-cell>
          <table:table-cell office:value-type="float" office:value="127.650002" calcext:value-type="float">
            <text:p>127.650002</text:p>
          </table:table-cell>
          <table:table-cell office:value-type="float" office:value="91.089996" calcext:value-type="float">
            <text:p>91.089996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float" office:value="78.129997" calcext:value-type="float">
            <text:p>78.129997</text:p>
          </table:table-cell>
          <table:table-cell office:value-type="float" office:value="38.849998" calcext:value-type="float">
            <text:p>38.849998</text:p>
          </table:table-cell>
          <table:table-cell office:value-type="float" office:value="117.059998" calcext:value-type="float">
            <text:p>117.059998</text:p>
          </table:table-cell>
          <table:table-cell office:value-type="float" office:value="22.165001" calcext:value-type="float">
            <text:p>22.165001</text:p>
          </table:table-cell>
          <table:table-cell office:value-type="float" office:value="112.889999" calcext:value-type="float">
            <text:p>112.889999</text:p>
          </table:table-cell>
          <table:table-cell office:value-type="float" office:value="73.419998" calcext:value-type="float">
            <text:p>73.419998</text:p>
          </table:table-cell>
          <table:table-cell office:value-type="float" office:value="33.950001" calcext:value-type="float">
            <text:p>33.950001</text:p>
          </table:table-cell>
          <table:table-cell office:value-type="float" office:value="66.629997" calcext:value-type="float">
            <text:p>66.629997</text:p>
          </table:table-cell>
          <table:table-cell office:value-type="float" office:value="47.439999" calcext:value-type="float">
            <text:p>47.439999</text:p>
          </table:table-cell>
          <table:table-cell office:value-type="float" office:value="590.658325" calcext:value-type="float">
            <text:p>590.658325</text:p>
          </table:table-cell>
          <table:table-cell office:value-type="float" office:value="356.429993" calcext:value-type="float">
            <text:p>356.429993</text:p>
          </table:table-cell>
          <table:table-cell office:value-type="float" office:value="130.289993" calcext:value-type="float">
            <text:p>130.289993</text:p>
          </table:table-cell>
          <table:table-cell office:value-type="float" office:value="92.949997" calcext:value-type="float">
            <text:p>92.949997</text:p>
          </table:table-cell>
          <table:table-cell office:value-type="float" office:value="49.630001" calcext:value-type="float">
            <text:p>49.630001</text:p>
          </table:table-cell>
        </table:table-row>
        <table:table-row table:style-name="ro1">
          <table:table-cell office:value-type="float" office:value="77.089996" calcext:value-type="float">
            <text:p>77.089996</text:p>
          </table:table-cell>
          <table:table-cell office:value-type="float" office:value="38.130001" calcext:value-type="float">
            <text:p>38.130001</text:p>
          </table:table-cell>
          <table:table-cell office:value-type="float" office:value="117.040001" calcext:value-type="float">
            <text:p>117.040001</text:p>
          </table:table-cell>
          <table:table-cell office:value-type="float" office:value="22.040001" calcext:value-type="float">
            <text:p>22.040001</text:p>
          </table:table-cell>
          <table:table-cell office:value-type="float" office:value="111.730003" calcext:value-type="float">
            <text:p>111.730003</text:p>
          </table:table-cell>
          <table:table-cell office:value-type="float" office:value="72.910004" calcext:value-type="float">
            <text:p>72.910004</text:p>
          </table:table-cell>
          <table:table-cell office:value-type="float" office:value="33.740002" calcext:value-type="float">
            <text:p>33.740002</text:p>
          </table:table-cell>
          <table:table-cell office:value-type="float" office:value="64.440002" calcext:value-type="float">
            <text:p>64.440002</text:p>
          </table:table-cell>
          <table:table-cell office:value-type="float" office:value="47.240002" calcext:value-type="float">
            <text:p>47.240002</text:p>
          </table:table-cell>
          <table:table-cell office:value-type="float" office:value="586.559998" calcext:value-type="float">
            <text:p>586.559998</text:p>
          </table:table-cell>
          <table:table-cell office:value-type="float" office:value="347.700012" calcext:value-type="float">
            <text:p>347.700012</text:p>
          </table:table-cell>
          <table:table-cell office:value-type="float" office:value="127.059998" calcext:value-type="float">
            <text:p>127.059998</text:p>
          </table:table-cell>
          <table:table-cell office:value-type="float" office:value="92" calcext:value-type="float">
            <text:p>92</text:p>
          </table:table-cell>
          <table:table-cell office:value-type="float" office:value="50.299999" calcext:value-type="float">
            <text:p>50.299999</text:p>
          </table:table-cell>
        </table:table-row>
        <table:table-row table:style-name="ro1">
          <table:table-cell office:value-type="float" office:value="77.690002" calcext:value-type="float">
            <text:p>77.690002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118.68" calcext:value-type="float">
            <text:p>118.68</text:p>
          </table:table-cell>
          <table:table-cell office:value-type="float" office:value="22.389999" calcext:value-type="float">
            <text:p>22.389999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74.339996" calcext:value-type="float">
            <text:p>74.339996</text:p>
          </table:table-cell>
          <table:table-cell office:value-type="float" office:value="33.700001" calcext:value-type="float">
            <text:p>33.700001</text:p>
          </table:table-cell>
          <table:table-cell office:value-type="float" office:value="64.660004" calcext:value-type="float">
            <text:p>64.660004</text:p>
          </table:table-cell>
          <table:table-cell office:value-type="float" office:value="47.139999" calcext:value-type="float">
            <text:p>47.139999</text:p>
          </table:table-cell>
          <table:table-cell office:value-type="float" office:value="593.941956" calcext:value-type="float">
            <text:p>593.941956</text:p>
          </table:table-cell>
          <table:table-cell office:value-type="float" office:value="359.339996" calcext:value-type="float">
            <text:p>359.339996</text:p>
          </table:table-cell>
          <table:table-cell office:value-type="float" office:value="129.089996" calcext:value-type="float">
            <text:p>129.089996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50.560001" calcext:value-type="float">
            <text:p>50.560001</text:p>
          </table:table-cell>
        </table:table-row>
        <table:table-row table:style-name="ro1">
          <table:table-cell office:value-type="float" office:value="79.480003" calcext:value-type="float">
            <text:p>79.480003</text:p>
          </table:table-cell>
          <table:table-cell office:value-type="float" office:value="37.98" calcext:value-type="float">
            <text:p>37.98</text:p>
          </table:table-cell>
          <table:table-cell office:value-type="float" office:value="120.540001" calcext:value-type="float">
            <text:p>120.540001</text:p>
          </table:table-cell>
          <table:table-cell office:value-type="float" office:value="22.555" calcext:value-type="float">
            <text:p>22.555</text:p>
          </table:table-cell>
          <table:table-cell office:value-type="float" office:value="113.860001" calcext:value-type="float">
            <text:p>113.860001</text:p>
          </table:table-cell>
          <table:table-cell office:value-type="float" office:value="75.139999" calcext:value-type="float">
            <text:p>75.139999</text:p>
          </table:table-cell>
          <table:table-cell office:value-type="float" office:value="33.810001" calcext:value-type="float">
            <text:p>33.810001</text:p>
          </table:table-cell>
          <table:table-cell office:value-type="float" office:value="65.57" calcext:value-type="float">
            <text:p>65.57</text:p>
          </table:table-cell>
          <table:table-cell office:value-type="float" office:value="46.470001" calcext:value-type="float">
            <text:p>46.470001</text:p>
          </table:table-cell>
          <table:table-cell office:value-type="float" office:value="596.823242" calcext:value-type="float">
            <text:p>596.823242</text:p>
          </table:table-cell>
          <table:table-cell office:value-type="float" office:value="355.279999" calcext:value-type="float">
            <text:p>355.279999</text:p>
          </table:table-cell>
          <table:table-cell office:value-type="float" office:value="130.130005" calcext:value-type="float">
            <text:p>130.130005</text:p>
          </table:table-cell>
          <table:table-cell office:value-type="float" office:value="92.769997" calcext:value-type="float">
            <text:p>92.769997</text:p>
          </table:table-cell>
          <table:table-cell office:value-type="float" office:value="50.639999" calcext:value-type="float">
            <text:p>50.639999</text:p>
          </table:table-cell>
        </table:table-row>
        <table:table-row table:style-name="ro1">
          <table:table-cell office:value-type="float" office:value="77.639999" calcext:value-type="float">
            <text:p>77.639999</text:p>
          </table:table-cell>
          <table:table-cell office:value-type="float" office:value="37.5" calcext:value-type="float">
            <text:p>37.5</text:p>
          </table:table-cell>
          <table:table-cell office:value-type="float" office:value="119.989998" calcext:value-type="float">
            <text:p>119.989998</text:p>
          </table:table-cell>
          <table:table-cell office:value-type="float" office:value="22.469999" calcext:value-type="float">
            <text:p>22.469999</text:p>
          </table:table-cell>
          <table:table-cell office:value-type="float" office:value="112.550003" calcext:value-type="float">
            <text:p>112.550003</text:p>
          </table:table-cell>
          <table:table-cell office:value-type="float" office:value="74.010002" calcext:value-type="float">
            <text:p>74.010002</text:p>
          </table:table-cell>
          <table:table-cell office:value-type="float" office:value="33.700001" calcext:value-type="float">
            <text:p>33.700001</text:p>
          </table:table-cell>
          <table:table-cell office:value-type="float" office:value="65.260002" calcext:value-type="float">
            <text:p>65.260002</text:p>
          </table:table-cell>
          <table:table-cell office:value-type="float" office:value="45.740002" calcext:value-type="float">
            <text:p>45.740002</text:p>
          </table:table-cell>
          <table:table-cell office:value-type="float" office:value="598.755676" calcext:value-type="float">
            <text:p>598.755676</text:p>
          </table:table-cell>
          <table:table-cell office:value-type="float" office:value="352.640015" calcext:value-type="float">
            <text:p>352.640015</text:p>
          </table:table-cell>
          <table:table-cell office:value-type="float" office:value="130.110001" calcext:value-type="float">
            <text:p>130.110001</text:p>
          </table:table-cell>
          <table:table-cell office:value-type="float" office:value="92.150002" calcext:value-type="float">
            <text:p>92.150002</text:p>
          </table:table-cell>
          <table:table-cell office:value-type="float" office:value="51.169998" calcext:value-type="float">
            <text:p>51.169998</text:p>
          </table:table-cell>
        </table:table-row>
        <table:table-row table:style-name="ro1">
          <table:table-cell office:value-type="float" office:value="77.959999" calcext:value-type="float">
            <text:p>77.959999</text:p>
          </table:table-cell>
          <table:table-cell office:value-type="float" office:value="37.060001" calcext:value-type="float">
            <text:p>37.060001</text:p>
          </table:table-cell>
          <table:table-cell office:value-type="float" office:value="120.959999" calcext:value-type="float">
            <text:p>120.959999</text:p>
          </table:table-cell>
          <table:table-cell office:value-type="float" office:value="22.700001" calcext:value-type="float">
            <text:p>22.700001</text:p>
          </table:table-cell>
          <table:table-cell office:value-type="float" office:value="113.510002" calcext:value-type="float">
            <text:p>113.510002</text:p>
          </table:table-cell>
          <table:table-cell office:value-type="float" office:value="74.580002" calcext:value-type="float">
            <text:p>74.580002</text:p>
          </table:table-cell>
          <table:table-cell office:value-type="float" office:value="33.330002" calcext:value-type="float">
            <text:p>33.330002</text:p>
          </table:table-cell>
          <table:table-cell office:value-type="float" office:value="64.980003" calcext:value-type="float">
            <text:p>64.980003</text:p>
          </table:table-cell>
          <table:table-cell office:value-type="float" office:value="46.810001" calcext:value-type="float">
            <text:p>46.810001</text:p>
          </table:table-cell>
          <table:table-cell office:value-type="float" office:value="597.682678" calcext:value-type="float">
            <text:p>597.682678</text:p>
          </table:table-cell>
          <table:table-cell office:value-type="float" office:value="348.799988" calcext:value-type="float">
            <text:p>348.799988</text:p>
          </table:table-cell>
          <table:table-cell office:value-type="float" office:value="128.479996" calcext:value-type="float">
            <text:p>128.479996</text:p>
          </table:table-cell>
          <table:table-cell office:value-type="float" office:value="91.690002" calcext:value-type="float">
            <text:p>91.690002</text:p>
          </table:table-cell>
          <table:table-cell office:value-type="float" office:value="51.189999" calcext:value-type="float">
            <text:p>51.189999</text:p>
          </table:table-cell>
        </table:table-row>
        <table:table-row table:style-name="ro1">
          <table:table-cell office:value-type="float" office:value="78.050003" calcext:value-type="float">
            <text:p>78.050003</text:p>
          </table:table-cell>
          <table:table-cell office:value-type="float" office:value="37.59" calcext:value-type="float">
            <text:p>37.59</text:p>
          </table:table-cell>
          <table:table-cell office:value-type="float" office:value="121.449997" calcext:value-type="float">
            <text:p>121.449997</text:p>
          </table:table-cell>
          <table:table-cell office:value-type="float" office:value="23.195" calcext:value-type="float">
            <text:p>23.195</text:p>
          </table:table-cell>
          <table:table-cell office:value-type="float" office:value="114.720001" calcext:value-type="float">
            <text:p>114.720001</text:p>
          </table:table-cell>
          <table:table-cell office:value-type="float" office:value="76.360001" calcext:value-type="float">
            <text:p>76.360001</text:p>
          </table:table-cell>
          <table:table-cell office:value-type="float" office:value="33.380001" calcext:value-type="float">
            <text:p>33.380001</text:p>
          </table:table-cell>
          <table:table-cell office:value-type="float" office:value="64.989998" calcext:value-type="float">
            <text:p>64.989998</text:p>
          </table:table-cell>
          <table:table-cell office:value-type="float" office:value="47.549999" calcext:value-type="float">
            <text:p>47.549999</text:p>
          </table:table-cell>
          <table:table-cell office:value-type="float" office:value="600.002563" calcext:value-type="float">
            <text:p>600.002563</text:p>
          </table:table-cell>
          <table:table-cell office:value-type="float" office:value="352.440002" calcext:value-type="float">
            <text:p>352.440002</text:p>
          </table:table-cell>
          <table:table-cell office:value-type="float" office:value="129.800003" calcext:value-type="float">
            <text:p>129.800003</text:p>
          </table:table-cell>
          <table:table-cell office:value-type="float" office:value="91.860001" calcext:value-type="float">
            <text:p>91.860001</text:p>
          </table:table-cell>
          <table:table-cell office:value-type="float" office:value="51.82" calcext:value-type="float">
            <text:p>51.82</text:p>
          </table:table-cell>
        </table:table-row>
        <table:table-row table:style-name="ro1">
          <table:table-cell office:value-type="float" office:value="78.029999" calcext:value-type="float">
            <text:p>78.029999</text:p>
          </table:table-cell>
          <table:table-cell office:value-type="float" office:value="37.299999" calcext:value-type="float">
            <text:p>37.299999</text:p>
          </table:table-cell>
          <table:table-cell office:value-type="float" office:value="120.760002" calcext:value-type="float">
            <text:p>120.760002</text:p>
          </table:table-cell>
          <table:table-cell office:value-type="float" office:value="23.4" calcext:value-type="float">
            <text:p>23.4</text:p>
          </table:table-cell>
          <table:table-cell office:value-type="float" office:value="113.370003" calcext:value-type="float">
            <text:p>113.370003</text:p>
          </table:table-cell>
          <table:table-cell office:value-type="float" office:value="74.989998" calcext:value-type="float">
            <text:p>74.989998</text:p>
          </table:table-cell>
          <table:table-cell office:value-type="float" office:value="32.279999" calcext:value-type="float">
            <text:p>32.279999</text:p>
          </table:table-cell>
          <table:table-cell office:value-type="float" office:value="65" calcext:value-type="float">
            <text:p>65</text:p>
          </table:table-cell>
          <table:table-cell office:value-type="float" office:value="47.02" calcext:value-type="float">
            <text:p>47.02</text:p>
          </table:table-cell>
          <table:table-cell office:value-type="float" office:value="598.785461" calcext:value-type="float">
            <text:p>598.785461</text:p>
          </table:table-cell>
          <table:table-cell office:value-type="float" office:value="345.190002" calcext:value-type="float">
            <text:p>345.190002</text:p>
          </table:table-cell>
          <table:table-cell office:value-type="float" office:value="128.380005" calcext:value-type="float">
            <text:p>128.380005</text:p>
          </table:table-cell>
          <table:table-cell office:value-type="float" office:value="91.449997" calcext:value-type="float">
            <text:p>91.449997</text:p>
          </table:table-cell>
          <table:table-cell office:value-type="float" office:value="51.009998" calcext:value-type="float">
            <text:p>51.009998</text:p>
          </table:table-cell>
        </table:table-row>
        <table:table-row table:style-name="ro1">
          <table:table-cell office:value-type="float" office:value="77.730003" calcext:value-type="float">
            <text:p>77.730003</text:p>
          </table:table-cell>
          <table:table-cell office:value-type="float" office:value="37.630001" calcext:value-type="float">
            <text:p>37.630001</text:p>
          </table:table-cell>
          <table:table-cell office:value-type="float" office:value="122" calcext:value-type="float">
            <text:p>122</text:p>
          </table:table-cell>
          <table:table-cell office:value-type="float" office:value="23.5" calcext:value-type="float">
            <text:p>23.5</text:p>
          </table:table-cell>
          <table:table-cell office:value-type="float" office:value="114.370003" calcext:value-type="float">
            <text:p>114.370003</text:p>
          </table:table-cell>
          <table:table-cell office:value-type="float" office:value="74.489998" calcext:value-type="float">
            <text:p>74.489998</text:p>
          </table:table-cell>
          <table:table-cell office:value-type="float" office:value="32.27" calcext:value-type="float">
            <text:p>32.27</text:p>
          </table:table-cell>
          <table:table-cell office:value-type="float" office:value="66.300003" calcext:value-type="float">
            <text:p>66.300003</text:p>
          </table:table-cell>
          <table:table-cell office:value-type="float" office:value="46.419998" calcext:value-type="float">
            <text:p>46.419998</text:p>
          </table:table-cell>
          <table:table-cell office:value-type="float" office:value="604.041321" calcext:value-type="float">
            <text:p>604.041321</text:p>
          </table:table-cell>
          <table:table-cell office:value-type="float" office:value="353" calcext:value-type="float">
            <text:p>353</text:p>
          </table:table-cell>
          <table:table-cell office:value-type="float" office:value="129.300003" calcext:value-type="float">
            <text:p>129.300003</text:p>
          </table:table-cell>
          <table:table-cell office:value-type="float" office:value="91.589996" calcext:value-type="float">
            <text:p>91.589996</text:p>
          </table:table-cell>
          <table:table-cell office:value-type="float" office:value="50.93" calcext:value-type="float">
            <text:p>50.93</text:p>
          </table:table-cell>
        </table:table-row>
        <table:table-row table:style-name="ro1">
          <table:table-cell office:value-type="float" office:value="78.230003" calcext:value-type="float">
            <text:p>78.230003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120.050003" calcext:value-type="float">
            <text:p>120.050003</text:p>
          </table:table-cell>
          <table:table-cell office:value-type="float" office:value="23.469999" calcext:value-type="float">
            <text:p>23.469999</text:p>
          </table:table-cell>
          <table:table-cell office:value-type="float" office:value="114.82" calcext:value-type="float">
            <text:p>114.82</text:p>
          </table:table-cell>
          <table:table-cell office:value-type="float" office:value="74.260002" calcext:value-type="float">
            <text:p>74.260002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66.629997" calcext:value-type="float">
            <text:p>66.629997</text:p>
          </table:table-cell>
          <table:table-cell office:value-type="float" office:value="46.09" calcext:value-type="float">
            <text:p>46.09</text:p>
          </table:table-cell>
          <table:table-cell office:value-type="float" office:value="608.045227" calcext:value-type="float">
            <text:p>608.045227</text:p>
          </table:table-cell>
          <table:table-cell office:value-type="float" office:value="359.859985" calcext:value-type="float">
            <text:p>359.859985</text:p>
          </table:table-cell>
          <table:table-cell office:value-type="float" office:value="127.239998" calcext:value-type="float">
            <text:p>127.239998</text:p>
          </table:table-cell>
          <table:table-cell office:value-type="float" office:value="91.110001" calcext:value-type="float">
            <text:p>91.110001</text:p>
          </table:table-cell>
          <table:table-cell office:value-type="float" office:value="49.950001" calcext:value-type="float">
            <text:p>49.950001</text:p>
          </table:table-cell>
        </table:table-row>
        <table:table-row table:style-name="ro1">
          <table:table-cell office:value-type="float" office:value="77.769997" calcext:value-type="float">
            <text:p>77.769997</text:p>
          </table:table-cell>
          <table:table-cell office:value-type="float" office:value="37.84" calcext:value-type="float">
            <text:p>37.84</text:p>
          </table:table-cell>
          <table:table-cell office:value-type="float" office:value="118.510002" calcext:value-type="float">
            <text:p>118.510002</text:p>
          </table:table-cell>
          <table:table-cell office:value-type="float" office:value="23.5" calcext:value-type="float">
            <text:p>23.5</text:p>
          </table:table-cell>
          <table:table-cell office:value-type="float" office:value="115.660004" calcext:value-type="float">
            <text:p>115.660004</text:p>
          </table:table-cell>
          <table:table-cell office:value-type="float" office:value="73.790001" calcext:value-type="float">
            <text:p>73.790001</text:p>
          </table:table-cell>
          <table:table-cell office:value-type="float" office:value="32.049999" calcext:value-type="float">
            <text:p>32.049999</text:p>
          </table:table-cell>
          <table:table-cell office:value-type="float" office:value="66" calcext:value-type="float">
            <text:p>66</text:p>
          </table:table-cell>
          <table:table-cell office:value-type="float" office:value="46.34" calcext:value-type="float">
            <text:p>46.34</text:p>
          </table:table-cell>
          <table:table-cell office:value-type="float" office:value="605.258362" calcext:value-type="float">
            <text:p>605.258362</text:p>
          </table:table-cell>
          <table:table-cell office:value-type="float" office:value="357.220001" calcext:value-type="float">
            <text:p>357.220001</text:p>
          </table:table-cell>
          <table:table-cell office:value-type="float" office:value="126.470001" calcext:value-type="float">
            <text:p>126.470001</text:p>
          </table:table-cell>
          <table:table-cell office:value-type="float" office:value="91.160004" calcext:value-type="float">
            <text:p>91.160004</text:p>
          </table:table-cell>
          <table:table-cell office:value-type="float" office:value="50.599998" calcext:value-type="float">
            <text:p>50.599998</text:p>
          </table:table-cell>
        </table:table-row>
        <table:table-row table:style-name="ro1">
          <table:table-cell office:value-type="float" office:value="78.239998" calcext:value-type="float">
            <text:p>78.239998</text:p>
          </table:table-cell>
          <table:table-cell office:value-type="float" office:value="38.080002" calcext:value-type="float">
            <text:p>38.080002</text:p>
          </table:table-cell>
          <table:table-cell office:value-type="float" office:value="119.68" calcext:value-type="float">
            <text:p>119.68</text:p>
          </table:table-cell>
          <table:table-cell office:value-type="float" office:value="23.59" calcext:value-type="float">
            <text:p>23.59</text:p>
          </table:table-cell>
          <table:table-cell office:value-type="float" office:value="115.870003" calcext:value-type="float">
            <text:p>115.870003</text:p>
          </table:table-cell>
          <table:table-cell office:value-type="float" office:value="75.639999" calcext:value-type="float">
            <text:p>75.639999</text:p>
          </table:table-cell>
          <table:table-cell office:value-type="float" office:value="31.940001" calcext:value-type="float">
            <text:p>31.940001</text:p>
          </table:table-cell>
          <table:table-cell office:value-type="float" office:value="66.290001" calcext:value-type="float">
            <text:p>66.290001</text:p>
          </table:table-cell>
          <table:table-cell office:value-type="float" office:value="47.450001" calcext:value-type="float">
            <text:p>47.450001</text:p>
          </table:table-cell>
          <table:table-cell office:value-type="float" office:value="606.227051" calcext:value-type="float">
            <text:p>606.227051</text:p>
          </table:table-cell>
          <table:table-cell office:value-type="float" office:value="360.600006" calcext:value-type="float">
            <text:p>360.600006</text:p>
          </table:table-cell>
          <table:table-cell office:value-type="float" office:value="128.75" calcext:value-type="float">
            <text:p>128.75</text:p>
          </table:table-cell>
          <table:table-cell office:value-type="float" office:value="91.419998" calcext:value-type="float">
            <text:p>91.419998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float" office:value="78.260002" calcext:value-type="float">
            <text:p>78.260002</text:p>
          </table:table-cell>
          <table:table-cell office:value-type="float" office:value="37.880001" calcext:value-type="float">
            <text:p>37.880001</text:p>
          </table:table-cell>
          <table:table-cell office:value-type="float" office:value="119.739998" calcext:value-type="float">
            <text:p>119.739998</text:p>
          </table:table-cell>
          <table:table-cell office:value-type="float" office:value="23.5" calcext:value-type="float">
            <text:p>23.5</text:p>
          </table:table-cell>
          <table:table-cell office:value-type="float" office:value="114.790001" calcext:value-type="float">
            <text:p>114.790001</text:p>
          </table:table-cell>
          <table:table-cell office:value-type="float" office:value="75.080002" calcext:value-type="float">
            <text:p>75.080002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66.360001" calcext:value-type="float">
            <text:p>66.360001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599.476013" calcext:value-type="float">
            <text:p>599.476013</text:p>
          </table:table-cell>
          <table:table-cell office:value-type="float" office:value="358.73999" calcext:value-type="float">
            <text:p>358.73999</text:p>
          </table:table-cell>
          <table:table-cell office:value-type="float" office:value="127.18" calcext:value-type="float">
            <text:p>127.18</text:p>
          </table:table-cell>
          <table:table-cell office:value-type="float" office:value="91.129997" calcext:value-type="float">
            <text:p>91.129997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78.089996" calcext:value-type="float">
            <text:p>78.089996</text:p>
          </table:table-cell>
          <table:table-cell office:value-type="float" office:value="38.34" calcext:value-type="float">
            <text:p>38.34</text:p>
          </table:table-cell>
          <table:table-cell office:value-type="float" office:value="123" calcext:value-type="float">
            <text:p>123</text:p>
          </table:table-cell>
          <table:table-cell office:value-type="float" office:value="23.77" calcext:value-type="float">
            <text:p>23.77</text:p>
          </table:table-cell>
          <table:table-cell office:value-type="float" office:value="115.889999" calcext:value-type="float">
            <text:p>115.889999</text:p>
          </table:table-cell>
          <table:table-cell office:value-type="float" office:value="75.410004" calcext:value-type="float">
            <text:p>75.410004</text:p>
          </table:table-cell>
          <table:table-cell office:value-type="float" office:value="31.9" calcext:value-type="float">
            <text:p>31.9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47.540001" calcext:value-type="float">
            <text:p>47.540001</text:p>
          </table:table-cell>
          <table:table-cell office:value-type="float" office:value="603.574341" calcext:value-type="float">
            <text:p>603.574341</text:p>
          </table:table-cell>
          <table:table-cell office:value-type="float" office:value="363.899994" calcext:value-type="float">
            <text:p>363.899994</text:p>
          </table:table-cell>
          <table:table-cell office:value-type="float" office:value="129.380005" calcext:value-type="float">
            <text:p>129.380005</text:p>
          </table:table-cell>
          <table:table-cell office:value-type="float" office:value="92.470001" calcext:value-type="float">
            <text:p>92.470001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float" office:value="78.32" calcext:value-type="float">
            <text:p>78.32</text:p>
          </table:table-cell>
          <table:table-cell office:value-type="float" office:value="38.419998" calcext:value-type="float">
            <text:p>38.419998</text:p>
          </table:table-cell>
          <table:table-cell office:value-type="float" office:value="124.550003" calcext:value-type="float">
            <text:p>124.550003</text:p>
          </table:table-cell>
          <table:table-cell office:value-type="float" office:value="23.775" calcext:value-type="float">
            <text:p>23.775</text:p>
          </table:table-cell>
          <table:table-cell office:value-type="float" office:value="115.080002" calcext:value-type="float">
            <text:p>115.080002</text:p>
          </table:table-cell>
          <table:table-cell office:value-type="float" office:value="74.910004" calcext:value-type="float">
            <text:p>74.910004</text:p>
          </table:table-cell>
          <table:table-cell office:value-type="float" office:value="32.299999" calcext:value-type="float">
            <text:p>32.299999</text:p>
          </table:table-cell>
          <table:table-cell office:value-type="float" office:value="66.580002" calcext:value-type="float">
            <text:p>66.580002</text:p>
          </table:table-cell>
          <table:table-cell office:value-type="float" office:value="47.82" calcext:value-type="float">
            <text:p>47.82</text:p>
          </table:table-cell>
          <table:table-cell office:value-type="float" office:value="603.599182" calcext:value-type="float">
            <text:p>603.599182</text:p>
          </table:table-cell>
          <table:table-cell office:value-type="float" office:value="364.130005" calcext:value-type="float">
            <text:p>364.130005</text:p>
          </table:table-cell>
          <table:table-cell office:value-type="float" office:value="130.399994" calcext:value-type="float">
            <text:p>130.399994</text:p>
          </table:table-cell>
          <table:table-cell office:value-type="float" office:value="93.269997" calcext:value-type="float">
            <text:p>93.269997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float" office:value="78.040001" calcext:value-type="float">
            <text:p>78.040001</text:p>
          </table:table-cell>
          <table:table-cell office:value-type="float" office:value="38.400002" calcext:value-type="float">
            <text:p>38.400002</text:p>
          </table:table-cell>
          <table:table-cell office:value-type="float" office:value="123.660004" calcext:value-type="float">
            <text:p>123.660004</text:p>
          </table:table-cell>
          <table:table-cell office:value-type="float" office:value="23.995001" calcext:value-type="float">
            <text:p>23.995001</text:p>
          </table:table-cell>
          <table:table-cell office:value-type="float" office:value="114.709999" calcext:value-type="float">
            <text:p>114.709999</text:p>
          </table:table-cell>
          <table:table-cell office:value-type="float" office:value="74.529999" calcext:value-type="float">
            <text:p>74.529999</text:p>
          </table:table-cell>
          <table:table-cell office:value-type="float" office:value="32.439999" calcext:value-type="float">
            <text:p>32.439999</text:p>
          </table:table-cell>
          <table:table-cell office:value-type="float" office:value="66.599998" calcext:value-type="float">
            <text:p>66.599998</text:p>
          </table:table-cell>
          <table:table-cell office:value-type="float" office:value="47.459999" calcext:value-type="float">
            <text:p>47.459999</text:p>
          </table:table-cell>
          <table:table-cell office:value-type="float" office:value="607.190796" calcext:value-type="float">
            <text:p>607.190796</text:p>
          </table:table-cell>
          <table:table-cell office:value-type="float" office:value="374.049988" calcext:value-type="float">
            <text:p>374.049988</text:p>
          </table:table-cell>
          <table:table-cell office:value-type="float" office:value="129.009995" calcext:value-type="float">
            <text:p>129.009995</text:p>
          </table:table-cell>
          <table:table-cell office:value-type="float" office:value="93.190002" calcext:value-type="float">
            <text:p>93.190002</text:p>
          </table:table-cell>
          <table:table-cell office:value-type="float" office:value="52.040001" calcext:value-type="float">
            <text:p>52.040001</text:p>
          </table:table-cell>
        </table:table-row>
        <table:table-row table:style-name="ro1">
          <table:table-cell office:value-type="float" office:value="78.410004" calcext:value-type="float">
            <text:p>78.410004</text:p>
          </table:table-cell>
          <table:table-cell office:value-type="float" office:value="38.560001" calcext:value-type="float">
            <text:p>38.560001</text:p>
          </table:table-cell>
          <table:table-cell office:value-type="float" office:value="124.220001" calcext:value-type="float">
            <text:p>124.220001</text:p>
          </table:table-cell>
          <table:table-cell office:value-type="float" office:value="23.73" calcext:value-type="float">
            <text:p>23.73</text:p>
          </table:table-cell>
          <table:table-cell office:value-type="float" office:value="115.07" calcext:value-type="float">
            <text:p>115.07</text:p>
          </table:table-cell>
          <table:table-cell office:value-type="float" office:value="74.919998" calcext:value-type="float">
            <text:p>74.919998</text:p>
          </table:table-cell>
          <table:table-cell office:value-type="float" office:value="32.43" calcext:value-type="float">
            <text:p>32.43</text:p>
          </table:table-cell>
          <table:table-cell office:value-type="float" office:value="66.639999" calcext:value-type="float">
            <text:p>66.639999</text:p>
          </table:table-cell>
          <table:table-cell office:value-type="float" office:value="47.41" calcext:value-type="float">
            <text:p>47.41</text:p>
          </table:table-cell>
          <table:table-cell office:value-type="float" office:value="609.436218" calcext:value-type="float">
            <text:p>609.436218</text:p>
          </table:table-cell>
          <table:table-cell office:value-type="float" office:value="374.579987" calcext:value-type="float">
            <text:p>374.579987</text:p>
          </table:table-cell>
          <table:table-cell office:value-type="float" office:value="129.75" calcext:value-type="float">
            <text:p>129.75</text:p>
          </table:table-cell>
          <table:table-cell office:value-type="float" office:value="93.370003" calcext:value-type="float">
            <text:p>93.370003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78.290001" calcext:value-type="float">
            <text:p>78.290001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123.580002" calcext:value-type="float">
            <text:p>123.580002</text:p>
          </table:table-cell>
          <table:table-cell office:value-type="float" office:value="23.665001" calcext:value-type="float">
            <text:p>23.665001</text:p>
          </table:table-cell>
          <table:table-cell office:value-type="float" office:value="115.449997" calcext:value-type="float">
            <text:p>115.449997</text:p>
          </table:table-cell>
          <table:table-cell office:value-type="float" office:value="74.540001" calcext:value-type="float">
            <text:p>74.540001</text:p>
          </table:table-cell>
          <table:table-cell office:value-type="float" office:value="32.02" calcext:value-type="float">
            <text:p>32.02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46.790001" calcext:value-type="float">
            <text:p>46.790001</text:p>
          </table:table-cell>
          <table:table-cell office:value-type="float" office:value="603.917114" calcext:value-type="float">
            <text:p>603.917114</text:p>
          </table:table-cell>
          <table:table-cell office:value-type="float" office:value="372.690002" calcext:value-type="float">
            <text:p>372.690002</text:p>
          </table:table-cell>
          <table:table-cell office:value-type="float" office:value="126.510002" calcext:value-type="float">
            <text:p>126.510002</text:p>
          </table:table-cell>
          <table:table-cell office:value-type="float" office:value="93.169998" calcext:value-type="float">
            <text:p>93.169998</text:p>
          </table:table-cell>
          <table:table-cell office:value-type="float" office:value="51.900002" calcext:value-type="float">
            <text:p>51.900002</text:p>
          </table:table-cell>
        </table:table-row>
        <table:table-row table:style-name="ro1">
          <table:table-cell office:value-type="float" office:value="78.589996" calcext:value-type="float">
            <text:p>78.589996</text:p>
          </table:table-cell>
          <table:table-cell office:value-type="float" office:value="38.84" calcext:value-type="float">
            <text:p>38.84</text:p>
          </table:table-cell>
          <table:table-cell office:value-type="float" office:value="122.940002" calcext:value-type="float">
            <text:p>122.940002</text:p>
          </table:table-cell>
          <table:table-cell office:value-type="float" office:value="23.705" calcext:value-type="float">
            <text:p>23.705</text:p>
          </table:table-cell>
          <table:table-cell office:value-type="float" office:value="115.900002" calcext:value-type="float">
            <text:p>115.900002</text:p>
          </table:table-cell>
          <table:table-cell office:value-type="float" office:value="74.720001" calcext:value-type="float">
            <text:p>74.720001</text:p>
          </table:table-cell>
          <table:table-cell office:value-type="float" office:value="31.700001" calcext:value-type="float">
            <text:p>31.700001</text:p>
          </table:table-cell>
          <table:table-cell office:value-type="float" office:value="67" calcext:value-type="float">
            <text:p>67</text:p>
          </table:table-cell>
          <table:table-cell office:value-type="float" office:value="46.73" calcext:value-type="float">
            <text:p>46.73</text:p>
          </table:table-cell>
          <table:table-cell office:value-type="float" office:value="602.963318" calcext:value-type="float">
            <text:p>602.963318</text:p>
          </table:table-cell>
          <table:table-cell office:value-type="float" office:value="370.98999" calcext:value-type="float">
            <text:p>370.98999</text:p>
          </table:table-cell>
          <table:table-cell office:value-type="float" office:value="127.029999" calcext:value-type="float">
            <text:p>127.029999</text:p>
          </table:table-cell>
          <table:table-cell office:value-type="float" office:value="93.709999" calcext:value-type="float">
            <text:p>93.709999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float" office:value="78.660004" calcext:value-type="float">
            <text:p>78.660004</text:p>
          </table:table-cell>
          <table:table-cell office:value-type="float" office:value="38.27" calcext:value-type="float">
            <text:p>38.27</text:p>
          </table:table-cell>
          <table:table-cell office:value-type="float" office:value="121.290001" calcext:value-type="float">
            <text:p>121.290001</text:p>
          </table:table-cell>
          <table:table-cell office:value-type="float" office:value="23.365" calcext:value-type="float">
            <text:p>23.365</text:p>
          </table:table-cell>
          <table:table-cell office:value-type="float" office:value="114.139999" calcext:value-type="float">
            <text:p>114.139999</text:p>
          </table:table-cell>
          <table:table-cell office:value-type="float" office:value="74.910004" calcext:value-type="float">
            <text:p>74.910004</text:p>
          </table:table-cell>
          <table:table-cell office:value-type="float" office:value="31.48" calcext:value-type="float">
            <text:p>31.48</text:p>
          </table:table-cell>
          <table:table-cell office:value-type="float" office:value="66.169998" calcext:value-type="float">
            <text:p>66.169998</text:p>
          </table:table-cell>
          <table:table-cell office:value-type="float" office:value="46.57" calcext:value-type="float">
            <text:p>46.57</text:p>
          </table:table-cell>
          <table:table-cell office:value-type="float" office:value="594.334412" calcext:value-type="float">
            <text:p>594.334412</text:p>
          </table:table-cell>
          <table:table-cell office:value-type="float" office:value="366.399994" calcext:value-type="float">
            <text:p>366.399994</text:p>
          </table:table-cell>
          <table:table-cell office:value-type="float" office:value="125" calcext:value-type="float">
            <text:p>125</text:p>
          </table:table-cell>
          <table:table-cell office:value-type="float" office:value="92.82" calcext:value-type="float">
            <text:p>92.82</text:p>
          </table:table-cell>
          <table:table-cell office:value-type="float" office:value="51.459999" calcext:value-type="float">
            <text:p>51.459999</text:p>
          </table:table-cell>
        </table:table-row>
        <table:table-row table:style-name="ro1">
          <table:table-cell office:value-type="float" office:value="79.32" calcext:value-type="float">
            <text:p>79.32</text:p>
          </table:table-cell>
          <table:table-cell office:value-type="float" office:value="38.450001" calcext:value-type="float">
            <text:p>38.450001</text:p>
          </table:table-cell>
          <table:table-cell office:value-type="float" office:value="122.559998" calcext:value-type="float">
            <text:p>122.559998</text:p>
          </table:table-cell>
          <table:table-cell office:value-type="float" office:value="23.68" calcext:value-type="float">
            <text:p>23.68</text:p>
          </table:table-cell>
          <table:table-cell office:value-type="float" office:value="115.599998" calcext:value-type="float">
            <text:p>115.599998</text:p>
          </table:table-cell>
          <table:table-cell office:value-type="float" office:value="75.849998" calcext:value-type="float">
            <text:p>75.849998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66.779999" calcext:value-type="float">
            <text:p>66.779999</text:p>
          </table:table-cell>
          <table:table-cell office:value-type="float" office:value="46.349998" calcext:value-type="float">
            <text:p>46.349998</text:p>
          </table:table-cell>
          <table:table-cell office:value-type="float" office:value="600.072083" calcext:value-type="float">
            <text:p>600.072083</text:p>
          </table:table-cell>
          <table:table-cell office:value-type="float" office:value="376.619995" calcext:value-type="float">
            <text:p>376.619995</text:p>
          </table:table-cell>
          <table:table-cell office:value-type="float" office:value="124.650002" calcext:value-type="float">
            <text:p>124.650002</text:p>
          </table:table-cell>
          <table:table-cell office:value-type="float" office:value="93.849998" calcext:value-type="float">
            <text:p>93.849998</text:p>
          </table:table-cell>
          <table:table-cell office:value-type="float" office:value="51.889999" calcext:value-type="float">
            <text:p>51.889999</text:p>
          </table:table-cell>
        </table:table-row>
        <table:table-row table:style-name="ro1">
          <table:table-cell office:value-type="float" office:value="79.099998" calcext:value-type="float">
            <text:p>79.099998</text:p>
          </table:table-cell>
          <table:table-cell office:value-type="float" office:value="37.950001" calcext:value-type="float">
            <text:p>37.950001</text:p>
          </table:table-cell>
          <table:table-cell office:value-type="float" office:value="120.900002" calcext:value-type="float">
            <text:p>120.900002</text:p>
          </table:table-cell>
          <table:table-cell office:value-type="float" office:value="23.344999" calcext:value-type="float">
            <text:p>23.344999</text:p>
          </table:table-cell>
          <table:table-cell office:value-type="float" office:value="114.360001" calcext:value-type="float">
            <text:p>114.360001</text:p>
          </table:table-cell>
          <table:table-cell office:value-type="float" office:value="75.010002" calcext:value-type="float">
            <text:p>75.010002</text:p>
          </table:table-cell>
          <table:table-cell office:value-type="float" office:value="31.049999" calcext:value-type="float">
            <text:p>31.049999</text:p>
          </table:table-cell>
          <table:table-cell office:value-type="float" office:value="66.089996" calcext:value-type="float">
            <text:p>66.089996</text:p>
          </table:table-cell>
          <table:table-cell office:value-type="float" office:value="45.84" calcext:value-type="float">
            <text:p>45.84</text:p>
          </table:table-cell>
          <table:table-cell office:value-type="float" office:value="587.175964" calcext:value-type="float">
            <text:p>587.175964</text:p>
          </table:table-cell>
          <table:table-cell office:value-type="float" office:value="372.799988" calcext:value-type="float">
            <text:p>372.799988</text:p>
          </table:table-cell>
          <table:table-cell office:value-type="float" office:value="122.120003" calcext:value-type="float">
            <text:p>122.120003</text:p>
          </table:table-cell>
          <table:table-cell office:value-type="float" office:value="92.879997" calcext:value-type="float">
            <text:p>92.879997</text:p>
          </table:table-cell>
          <table:table-cell office:value-type="float" office:value="51.25" calcext:value-type="float">
            <text:p>51.25</text:p>
          </table:table-cell>
        </table:table-row>
        <table:table-row table:style-name="ro1">
          <table:table-cell office:value-type="float" office:value="79.019997" calcext:value-type="float">
            <text:p>79.019997</text:p>
          </table:table-cell>
          <table:table-cell office:value-type="float" office:value="38.169998" calcext:value-type="float">
            <text:p>38.169998</text:p>
          </table:table-cell>
          <table:table-cell office:value-type="float" office:value="121.779999" calcext:value-type="float">
            <text:p>121.779999</text:p>
          </table:table-cell>
          <table:table-cell office:value-type="float" office:value="23.705" calcext:value-type="float">
            <text:p>23.705</text:p>
          </table:table-cell>
          <table:table-cell office:value-type="float" office:value="114.260002" calcext:value-type="float">
            <text:p>114.260002</text:p>
          </table:table-cell>
          <table:table-cell office:value-type="float" office:value="75" calcext:value-type="float">
            <text:p>75</text:p>
          </table:table-cell>
          <table:table-cell office:value-type="float" office:value="31.77" calcext:value-type="float">
            <text:p>31.77</text:p>
          </table:table-cell>
          <table:table-cell office:value-type="float" office:value="66.739998" calcext:value-type="float">
            <text:p>66.739998</text:p>
          </table:table-cell>
          <table:table-cell office:value-type="float" office:value="46.220001" calcext:value-type="float">
            <text:p>46.220001</text:p>
          </table:table-cell>
          <table:table-cell office:value-type="float" office:value="585.814819" calcext:value-type="float">
            <text:p>585.814819</text:p>
          </table:table-cell>
          <table:table-cell office:value-type="float" office:value="375.720001" calcext:value-type="float">
            <text:p>375.720001</text:p>
          </table:table-cell>
          <table:table-cell office:value-type="float" office:value="123.970001" calcext:value-type="float">
            <text:p>123.970001</text:p>
          </table:table-cell>
          <table:table-cell office:value-type="float" office:value="93.260002" calcext:value-type="float">
            <text:p>93.260002</text:p>
          </table:table-cell>
          <table:table-cell office:value-type="float" office:value="51.470001" calcext:value-type="float">
            <text:p>51.470001</text:p>
          </table:table-cell>
        </table:table-row>
        <table:table-row table:style-name="ro1">
          <table:table-cell office:value-type="float" office:value="79.839996" calcext:value-type="float">
            <text:p>79.839996</text:p>
          </table:table-cell>
          <table:table-cell office:value-type="float" office:value="38.27" calcext:value-type="float">
            <text:p>38.27</text:p>
          </table:table-cell>
          <table:table-cell office:value-type="float" office:value="122.970001" calcext:value-type="float">
            <text:p>122.970001</text:p>
          </table:table-cell>
          <table:table-cell office:value-type="float" office:value="23.610001" calcext:value-type="float">
            <text:p>23.610001</text:p>
          </table:table-cell>
          <table:table-cell office:value-type="float" office:value="115.620003" calcext:value-type="float">
            <text:p>115.620003</text:p>
          </table:table-cell>
          <table:table-cell office:value-type="float" office:value="74.800003" calcext:value-type="float">
            <text:p>74.800003</text:p>
          </table:table-cell>
          <table:table-cell office:value-type="float" office:value="31.68" calcext:value-type="float">
            <text:p>31.68</text:p>
          </table:table-cell>
          <table:table-cell office:value-type="float" office:value="67.419998" calcext:value-type="float">
            <text:p>67.419998</text:p>
          </table:table-cell>
          <table:table-cell office:value-type="float" office:value="46.32" calcext:value-type="float">
            <text:p>46.32</text:p>
          </table:table-cell>
          <table:table-cell office:value-type="float" office:value="593.475037" calcext:value-type="float">
            <text:p>593.475037</text:p>
          </table:table-cell>
          <table:table-cell office:value-type="float" office:value="377.320007" calcext:value-type="float">
            <text:p>377.320007</text:p>
          </table:table-cell>
          <table:table-cell office:value-type="float" office:value="125.589996" calcext:value-type="float">
            <text:p>125.589996</text:p>
          </table:table-cell>
          <table:table-cell office:value-type="float" office:value="93.900002" calcext:value-type="float">
            <text:p>93.900002</text:p>
          </table:table-cell>
          <table:table-cell office:value-type="float" office:value="52.080002" calcext:value-type="float">
            <text:p>52.080002</text:p>
          </table:table-cell>
        </table:table-row>
        <table:table-row table:style-name="ro1">
          <table:table-cell office:value-type="float" office:value="79.68" calcext:value-type="float">
            <text:p>79.68</text:p>
          </table:table-cell>
          <table:table-cell office:value-type="float" office:value="38.360001" calcext:value-type="float">
            <text:p>38.360001</text:p>
          </table:table-cell>
          <table:table-cell office:value-type="float" office:value="124.339996" calcext:value-type="float">
            <text:p>124.339996</text:p>
          </table:table-cell>
          <table:table-cell office:value-type="float" office:value="23.790001" calcext:value-type="float">
            <text:p>23.790001</text:p>
          </table:table-cell>
          <table:table-cell office:value-type="float" office:value="115.879997" calcext:value-type="float">
            <text:p>115.879997</text:p>
          </table:table-cell>
          <table:table-cell office:value-type="float" office:value="74.980003" calcext:value-type="float">
            <text:p>74.980003</text:p>
          </table:table-cell>
          <table:table-cell office:value-type="float" office:value="31.629999" calcext:value-type="float">
            <text:p>31.629999</text:p>
          </table:table-cell>
          <table:table-cell office:value-type="float" office:value="68.379997" calcext:value-type="float">
            <text:p>68.379997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601.98468" calcext:value-type="float">
            <text:p>601.98468</text:p>
          </table:table-cell>
          <table:table-cell office:value-type="float" office:value="378.769989" calcext:value-type="float">
            <text:p>378.769989</text:p>
          </table:table-cell>
          <table:table-cell office:value-type="float" office:value="124.32" calcext:value-type="float">
            <text:p>124.32</text:p>
          </table:table-cell>
          <table:table-cell office:value-type="float" office:value="93.889999" calcext:value-type="float">
            <text:p>93.889999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float" office:value="78.699997" calcext:value-type="float">
            <text:p>78.699997</text:p>
          </table:table-cell>
          <table:table-cell office:value-type="float" office:value="38.110001" calcext:value-type="float">
            <text:p>38.110001</text:p>
          </table:table-cell>
          <table:table-cell office:value-type="float" office:value="122.739998" calcext:value-type="float">
            <text:p>122.739998</text:p>
          </table:table-cell>
          <table:table-cell office:value-type="float" office:value="23.504999" calcext:value-type="float">
            <text:p>23.504999</text:p>
          </table:table-cell>
          <table:table-cell office:value-type="float" office:value="114.849998" calcext:value-type="float">
            <text:p>114.849998</text:p>
          </table:table-cell>
          <table:table-cell office:value-type="float" office:value="73.510002" calcext:value-type="float">
            <text:p>73.510002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67.410004" calcext:value-type="float">
            <text:p>67.410004</text:p>
          </table:table-cell>
          <table:table-cell office:value-type="float" office:value="46.41" calcext:value-type="float">
            <text:p>46.41</text:p>
          </table:table-cell>
          <table:table-cell office:value-type="float" office:value="596.097961" calcext:value-type="float">
            <text:p>596.097961</text:p>
          </table:table-cell>
          <table:table-cell office:value-type="float" office:value="370.640015" calcext:value-type="float">
            <text:p>370.640015</text:p>
          </table:table-cell>
          <table:table-cell office:value-type="float" office:value="122.589996" calcext:value-type="float">
            <text:p>122.589996</text:p>
          </table:table-cell>
          <table:table-cell office:value-type="float" office:value="93.519997" calcext:value-type="float">
            <text:p>93.519997</text:p>
          </table:table-cell>
          <table:table-cell office:value-type="float" office:value="52.860001" calcext:value-type="float">
            <text:p>52.860001</text:p>
          </table:table-cell>
        </table:table-row>
        <table:table-row table:style-name="ro1">
          <table:table-cell office:value-type="float" office:value="79.040001" calcext:value-type="float">
            <text:p>79.040001</text:p>
          </table:table-cell>
          <table:table-cell office:value-type="float" office:value="38.779999" calcext:value-type="float">
            <text:p>38.779999</text:p>
          </table:table-cell>
          <table:table-cell office:value-type="float" office:value="123.400002" calcext:value-type="float">
            <text:p>123.400002</text:p>
          </table:table-cell>
          <table:table-cell office:value-type="float" office:value="23.82" calcext:value-type="float">
            <text:p>23.82</text:p>
          </table:table-cell>
          <table:table-cell office:value-type="float" office:value="116.290001" calcext:value-type="float">
            <text:p>116.290001</text:p>
          </table:table-cell>
          <table:table-cell office:value-type="float" office:value="74.650002" calcext:value-type="float">
            <text:p>74.650002</text:p>
          </table:table-cell>
          <table:table-cell office:value-type="float" office:value="31.73" calcext:value-type="float">
            <text:p>31.73</text:p>
          </table:table-cell>
          <table:table-cell office:value-type="float" office:value="68.459999" calcext:value-type="float">
            <text:p>68.459999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599.257385" calcext:value-type="float">
            <text:p>599.257385</text:p>
          </table:table-cell>
          <table:table-cell office:value-type="float" office:value="371" calcext:value-type="float">
            <text:p>371</text:p>
          </table:table-cell>
          <table:table-cell office:value-type="float" office:value="124.059998" calcext:value-type="float">
            <text:p>124.059998</text:p>
          </table:table-cell>
          <table:table-cell office:value-type="float" office:value="94.769997" calcext:value-type="float">
            <text:p>94.769997</text:p>
          </table:table-cell>
          <table:table-cell office:value-type="float" office:value="54.220001" calcext:value-type="float">
            <text:p>54.220001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8.48" calcext:value-type="float">
            <text:p>38.48</text:p>
          </table:table-cell>
          <table:table-cell office:value-type="float" office:value="122.059998" calcext:value-type="float">
            <text:p>122.059998</text:p>
          </table:table-cell>
          <table:table-cell office:value-type="float" office:value="23.75" calcext:value-type="float">
            <text:p>23.75</text:p>
          </table:table-cell>
          <table:table-cell office:value-type="float" office:value="116" calcext:value-type="float">
            <text:p>116</text:p>
          </table:table-cell>
          <table:table-cell office:value-type="float" office:value="74.050003" calcext:value-type="float">
            <text:p>74.050003</text:p>
          </table:table-cell>
          <table:table-cell office:value-type="float" office:value="31.32" calcext:value-type="float">
            <text:p>31.32</text:p>
          </table:table-cell>
          <table:table-cell office:value-type="float" office:value="67.68" calcext:value-type="float">
            <text:p>67.68</text:p>
          </table:table-cell>
          <table:table-cell office:value-type="float" office:value="46.810001" calcext:value-type="float">
            <text:p>46.810001</text:p>
          </table:table-cell>
          <table:table-cell office:value-type="float" office:value="588.26886" calcext:value-type="float">
            <text:p>588.26886</text:p>
          </table:table-cell>
          <table:table-cell office:value-type="float" office:value="360.089996" calcext:value-type="float">
            <text:p>360.089996</text:p>
          </table:table-cell>
          <table:table-cell office:value-type="float" office:value="123.529999" calcext:value-type="float">
            <text:p>123.529999</text:p>
          </table:table-cell>
          <table:table-cell office:value-type="float" office:value="95.300003" calcext:value-type="float">
            <text:p>95.300003</text:p>
          </table:table-cell>
          <table:table-cell office:value-type="float" office:value="53.529999" calcext:value-type="float">
            <text:p>53.529999</text:p>
          </table:table-cell>
        </table:table-row>
        <table:table-row table:style-name="ro1">
          <table:table-cell office:value-type="float" office:value="79.519997" calcext:value-type="float">
            <text:p>79.519997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121.809998" calcext:value-type="float">
            <text:p>121.809998</text:p>
          </table:table-cell>
          <table:table-cell office:value-type="float" office:value="23.790001" calcext:value-type="float">
            <text:p>23.790001</text:p>
          </table:table-cell>
          <table:table-cell office:value-type="float" office:value="116.230003" calcext:value-type="float">
            <text:p>116.230003</text:p>
          </table:table-cell>
          <table:table-cell office:value-type="float" office:value="74.279999" calcext:value-type="float">
            <text:p>74.279999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67.940002" calcext:value-type="float">
            <text:p>67.940002</text:p>
          </table:table-cell>
          <table:table-cell office:value-type="float" office:value="47.02" calcext:value-type="float">
            <text:p>47.02</text:p>
          </table:table-cell>
          <table:table-cell office:value-type="float" office:value="579.232666" calcext:value-type="float">
            <text:p>579.232666</text:p>
          </table:table-cell>
          <table:table-cell office:value-type="float" office:value="354.029999" calcext:value-type="float">
            <text:p>354.029999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95.699997" calcext:value-type="float">
            <text:p>95.699997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38.689999" calcext:value-type="float">
            <text:p>38.689999</text:p>
          </table:table-cell>
          <table:table-cell office:value-type="float" office:value="122.339996" calcext:value-type="float">
            <text:p>122.339996</text:p>
          </table:table-cell>
          <table:table-cell office:value-type="float" office:value="24.065001" calcext:value-type="float">
            <text:p>24.065001</text:p>
          </table:table-cell>
          <table:table-cell office:value-type="float" office:value="117.800003" calcext:value-type="float">
            <text:p>117.800003</text:p>
          </table:table-cell>
          <table:table-cell office:value-type="float" office:value="74.07" calcext:value-type="float">
            <text:p>74.07</text:p>
          </table:table-cell>
          <table:table-cell office:value-type="float" office:value="31.690001" calcext:value-type="float">
            <text:p>31.690001</text:p>
          </table:table-cell>
          <table:table-cell office:value-type="float" office:value="68.709999" calcext:value-type="float">
            <text:p>68.709999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77.250549" calcext:value-type="float">
            <text:p>577.250549</text:p>
          </table:table-cell>
          <table:table-cell office:value-type="float" office:value="357.130005" calcext:value-type="float">
            <text:p>357.130005</text:p>
          </table:table-cell>
          <table:table-cell office:value-type="float" office:value="124.610001" calcext:value-type="float">
            <text:p>124.610001</text:p>
          </table:table-cell>
          <table:table-cell office:value-type="float" office:value="97.510002" calcext:value-type="float">
            <text:p>97.5100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.550003" calcext:value-type="float">
            <text:p>79.550003</text:p>
          </table:table-cell>
          <table:table-cell office:value-type="float" office:value="38.509998" calcext:value-type="float">
            <text:p>38.509998</text:p>
          </table:table-cell>
          <table:table-cell office:value-type="float" office:value="121.139999" calcext:value-type="float">
            <text:p>121.139999</text:p>
          </table:table-cell>
          <table:table-cell office:value-type="float" office:value="24.1" calcext:value-type="float">
            <text:p>24.1</text:p>
          </table:table-cell>
          <table:table-cell office:value-type="float" office:value="117.75" calcext:value-type="float">
            <text:p>117.75</text:p>
          </table:table-cell>
          <table:table-cell office:value-type="float" office:value="73.510002" calcext:value-type="float">
            <text:p>73.510002</text:p>
          </table:table-cell>
          <table:table-cell office:value-type="float" office:value="31.84" calcext:value-type="float">
            <text:p>31.84</text:p>
          </table:table-cell>
          <table:table-cell office:value-type="float" office:value="68.610001" calcext:value-type="float">
            <text:p>68.610001</text:p>
          </table:table-cell>
          <table:table-cell office:value-type="float" office:value="46.98" calcext:value-type="float">
            <text:p>46.98</text:p>
          </table:table-cell>
          <table:table-cell office:value-type="float" office:value="564.893921" calcext:value-type="float">
            <text:p>564.893921</text:p>
          </table:table-cell>
          <table:table-cell office:value-type="float" office:value="343.149994" calcext:value-type="float">
            <text:p>343.149994</text:p>
          </table:table-cell>
          <table:table-cell office:value-type="float" office:value="123.010002" calcext:value-type="float">
            <text:p>123.010002</text:p>
          </table:table-cell>
          <table:table-cell office:value-type="float" office:value="97.080002" calcext:value-type="float">
            <text:p>97.080002</text:p>
          </table:table-cell>
          <table:table-cell office:value-type="float" office:value="51.529999" calcext:value-type="float">
            <text:p>51.529999</text:p>
          </table:table-cell>
        </table:table-row>
        <table:table-row table:style-name="ro1">
          <table:table-cell office:value-type="float" office:value="79.940002" calcext:value-type="float">
            <text:p>79.940002</text:p>
          </table:table-cell>
          <table:table-cell office:value-type="float" office:value="38.889999" calcext:value-type="float">
            <text:p>38.889999</text:p>
          </table:table-cell>
          <table:table-cell office:value-type="float" office:value="120.489998" calcext:value-type="float">
            <text:p>120.489998</text:p>
          </table:table-cell>
          <table:table-cell office:value-type="float" office:value="24.190001" calcext:value-type="float">
            <text:p>24.190001</text:p>
          </table:table-cell>
          <table:table-cell office:value-type="float" office:value="118.129997" calcext:value-type="float">
            <text:p>118.129997</text:p>
          </table:table-cell>
          <table:table-cell office:value-type="float" office:value="75.18" calcext:value-type="float">
            <text:p>75.18</text:p>
          </table:table-cell>
          <table:table-cell office:value-type="float" office:value="32.459999" calcext:value-type="float">
            <text:p>32.459999</text:p>
          </table:table-cell>
          <table:table-cell office:value-type="float" office:value="69.43" calcext:value-type="float">
            <text:p>69.43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558.131104" calcext:value-type="float">
            <text:p>558.131104</text:p>
          </table:table-cell>
          <table:table-cell office:value-type="float" office:value="340.049988" calcext:value-type="float">
            <text:p>340.049988</text:p>
          </table:table-cell>
          <table:table-cell office:value-type="float" office:value="123.779999" calcext:value-type="float">
            <text:p>123.779999</text:p>
          </table:table-cell>
          <table:table-cell office:value-type="float" office:value="97.510002" calcext:value-type="float">
            <text:p>97.510002</text:p>
          </table:table-cell>
          <table:table-cell office:value-type="float" office:value="51.830002" calcext:value-type="float">
            <text:p>51.830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.990002" calcext:value-type="float">
            <text:p>38.990002</text:p>
          </table:table-cell>
          <table:table-cell office:value-type="float" office:value="122.610001" calcext:value-type="float">
            <text:p>122.610001</text:p>
          </table:table-cell>
          <table:table-cell office:value-type="float" office:value="24.34" calcext:value-type="float">
            <text:p>24.34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75.080002" calcext:value-type="float">
            <text:p>75.080002</text:p>
          </table:table-cell>
          <table:table-cell office:value-type="float" office:value="32.240002" calcext:value-type="float">
            <text:p>32.240002</text:p>
          </table:table-cell>
          <table:table-cell office:value-type="float" office:value="70.760002" calcext:value-type="float">
            <text:p>70.760002</text:p>
          </table:table-cell>
          <table:table-cell office:value-type="float" office:value="47.66" calcext:value-type="float">
            <text:p>47.66</text:p>
          </table:table-cell>
          <table:table-cell office:value-type="float" office:value="563.789978" calcext:value-type="float">
            <text:p>563.789978</text:p>
          </table:table-cell>
          <table:table-cell office:value-type="float" office:value="342.399994" calcext:value-type="float">
            <text:p>342.399994</text:p>
          </table:table-cell>
          <table:table-cell office:value-type="float" office:value="125.360001" calcext:value-type="float">
            <text:p>125.360001</text:p>
          </table:table-cell>
          <table:table-cell office:value-type="float" office:value="98" calcext:value-type="float">
            <text:p>98</text:p>
          </table:table-cell>
          <table:table-cell office:value-type="float" office:value="51.34" calcext:value-type="float">
            <text:p>51.34</text:p>
          </table:table-cell>
        </table:table-row>
        <table:table-row table:style-name="ro1">
          <table:table-cell office:value-type="float" office:value="80.599998" calcext:value-type="float">
            <text:p>80.599998</text:p>
          </table:table-cell>
          <table:table-cell office:value-type="float" office:value="38.529999" calcext:value-type="float">
            <text:p>38.529999</text:p>
          </table:table-cell>
          <table:table-cell office:value-type="float" office:value="123.160004" calcext:value-type="float">
            <text:p>123.160004</text:p>
          </table:table-cell>
          <table:table-cell office:value-type="float" office:value="24.66" calcext:value-type="float">
            <text:p>24.66</text:p>
          </table:table-cell>
          <table:table-cell office:value-type="float" office:value="119.150002" calcext:value-type="float">
            <text:p>119.150002</text:p>
          </table:table-cell>
          <table:table-cell office:value-type="float" office:value="74.129997" calcext:value-type="float">
            <text:p>74.129997</text:p>
          </table:table-cell>
          <table:table-cell office:value-type="float" office:value="32.599998" calcext:value-type="float">
            <text:p>32.599998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47.540001" calcext:value-type="float">
            <text:p>47.540001</text:p>
          </table:table-cell>
          <table:table-cell office:value-type="float" office:value="555.654724" calcext:value-type="float">
            <text:p>555.654724</text:p>
          </table:table-cell>
          <table:table-cell office:value-type="float" office:value="338.089996" calcext:value-type="float">
            <text:p>338.089996</text:p>
          </table:table-cell>
          <table:table-cell office:value-type="float" office:value="126.239998" calcext:value-type="float">
            <text:p>126.239998</text:p>
          </table:table-cell>
          <table:table-cell office:value-type="float" office:value="98.309998" calcext:value-type="float">
            <text:p>98.309998</text:p>
          </table:table-cell>
          <table:table-cell office:value-type="float" office:value="51.619999" calcext:value-type="float">
            <text:p>51.619999</text:p>
          </table:table-cell>
        </table:table-row>
        <table:table-row table:style-name="ro1">
          <table:table-cell office:value-type="float" office:value="80.190002" calcext:value-type="float">
            <text:p>80.190002</text:p>
          </table:table-cell>
          <table:table-cell office:value-type="float" office:value="38.490002" calcext:value-type="float">
            <text:p>38.490002</text:p>
          </table:table-cell>
          <table:table-cell office:value-type="float" office:value="123.860001" calcext:value-type="float">
            <text:p>123.860001</text:p>
          </table:table-cell>
          <table:table-cell office:value-type="float" office:value="24.42" calcext:value-type="float">
            <text:p>24.42</text:p>
          </table:table-cell>
          <table:table-cell office:value-type="float" office:value="118.519997" calcext:value-type="float">
            <text:p>118.519997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32.830002" calcext:value-type="float">
            <text:p>32.830002</text:p>
          </table:table-cell>
          <table:table-cell office:value-type="float" office:value="70.309998" calcext:value-type="float">
            <text:p>70.309998</text:p>
          </table:table-cell>
          <table:table-cell office:value-type="float" office:value="47.66" calcext:value-type="float">
            <text:p>47.66</text:p>
          </table:table-cell>
          <table:table-cell office:value-type="float" office:value="596.708984" calcext:value-type="float">
            <text:p>596.708984</text:p>
          </table:table-cell>
          <table:table-cell office:value-type="float" office:value="345.98999" calcext:value-type="float">
            <text:p>345.98999</text:p>
          </table:table-cell>
          <table:table-cell office:value-type="float" office:value="128.630005" calcext:value-type="float">
            <text:p>128.630005</text:p>
          </table:table-cell>
          <table:table-cell office:value-type="float" office:value="98.010002" calcext:value-type="float">
            <text:p>98.010002</text:p>
          </table:table-cell>
          <table:table-cell office:value-type="float" office:value="52.099998" calcext:value-type="float">
            <text:p>52.099998</text:p>
          </table:table-cell>
        </table:table-row>
        <table:table-row table:style-name="ro1">
          <table:table-cell office:value-type="float" office:value="80.279999" calcext:value-type="float">
            <text:p>80.279999</text:p>
          </table:table-cell>
          <table:table-cell office:value-type="float" office:value="38.389999" calcext:value-type="float">
            <text:p>38.389999</text:p>
          </table:table-cell>
          <table:table-cell office:value-type="float" office:value="124.910004" calcext:value-type="float">
            <text:p>124.910004</text:p>
          </table:table-cell>
          <table:table-cell office:value-type="float" office:value="24.23" calcext:value-type="float">
            <text:p>24.23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74.900002" calcext:value-type="float">
            <text:p>74.900002</text:p>
          </table:table-cell>
          <table:table-cell office:value-type="float" office:value="32.939999" calcext:value-type="float">
            <text:p>32.939999</text:p>
          </table:table-cell>
          <table:table-cell office:value-type="float" office:value="70.919998" calcext:value-type="float">
            <text:p>70.919998</text:p>
          </table:table-cell>
          <table:table-cell office:value-type="float" office:value="47.939999" calcext:value-type="float">
            <text:p>47.939999</text:p>
          </table:table-cell>
          <table:table-cell office:value-type="float" office:value="566.733765" calcext:value-type="float">
            <text:p>566.733765</text:p>
          </table:table-cell>
          <table:table-cell office:value-type="float" office:value="341.820007" calcext:value-type="float">
            <text:p>341.820007</text:p>
          </table:table-cell>
          <table:table-cell office:value-type="float" office:value="129.169998" calcext:value-type="float">
            <text:p>129.169998</text:p>
          </table:table-cell>
          <table:table-cell office:value-type="float" office:value="97.970001" calcext:value-type="float">
            <text:p>97.970001</text:p>
          </table:table-cell>
          <table:table-cell office:value-type="float" office:value="53.349998" calcext:value-type="float">
            <text:p>53.349998</text:p>
          </table:table-cell>
        </table:table-row>
        <table:table-row table:style-name="ro1">
          <table:table-cell office:value-type="float" office:value="80.470001" calcext:value-type="float">
            <text:p>80.470001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125.550003" calcext:value-type="float">
            <text:p>125.550003</text:p>
          </table:table-cell>
          <table:table-cell office:value-type="float" office:value="24.23" calcext:value-type="float">
            <text:p>24.23</text:p>
          </table:table-cell>
          <table:table-cell office:value-type="float" office:value="119.75" calcext:value-type="float">
            <text:p>119.75</text:p>
          </table:table-cell>
          <table:table-cell office:value-type="float" office:value="75.379997" calcext:value-type="float">
            <text:p>75.379997</text:p>
          </table:table-cell>
          <table:table-cell office:value-type="float" office:value="33.110001" calcext:value-type="float">
            <text:p>33.110001</text:p>
          </table:table-cell>
          <table:table-cell office:value-type="float" office:value="70.830002" calcext:value-type="float">
            <text:p>70.830002</text:p>
          </table:table-cell>
          <table:table-cell office:value-type="float" office:value="48.259998" calcext:value-type="float">
            <text:p>48.259998</text:p>
          </table:table-cell>
          <table:table-cell office:value-type="float" office:value="571.507568" calcext:value-type="float">
            <text:p>571.507568</text:p>
          </table:table-cell>
          <table:table-cell office:value-type="float" office:value="335.149994" calcext:value-type="float">
            <text:p>335.149994</text:p>
          </table:table-cell>
          <table:table-cell office:value-type="float" office:value="129.330002" calcext:value-type="float">
            <text:p>129.330002</text:p>
          </table:table-cell>
          <table:table-cell office:value-type="float" office:value="98.620003" calcext:value-type="float">
            <text:p>98.620003</text:p>
          </table:table-cell>
          <table:table-cell office:value-type="float" office:value="53.779999" calcext:value-type="float">
            <text:p>53.779999</text:p>
          </table:table-cell>
        </table:table-row>
        <table:table-row table:style-name="ro1">
          <table:table-cell office:value-type="float" office:value="80.019997" calcext:value-type="float">
            <text:p>80.019997</text:p>
          </table:table-cell>
          <table:table-cell office:value-type="float" office:value="38.27" calcext:value-type="float">
            <text:p>38.27</text:p>
          </table:table-cell>
          <table:table-cell office:value-type="float" office:value="120.57" calcext:value-type="float">
            <text:p>120.57</text:p>
          </table:table-cell>
          <table:table-cell office:value-type="float" office:value="23.91" calcext:value-type="float">
            <text:p>23.91</text:p>
          </table:table-cell>
          <table:table-cell office:value-type="float" office:value="118.32" calcext:value-type="float">
            <text:p>118.32</text:p>
          </table:table-cell>
          <table:table-cell office:value-type="float" office:value="74.639999" calcext:value-type="float">
            <text:p>74.639999</text:p>
          </table:table-cell>
          <table:table-cell office:value-type="float" office:value="32.98" calcext:value-type="float">
            <text:p>32.98</text:p>
          </table:table-cell>
          <table:table-cell office:value-type="float" office:value="70.239998" calcext:value-type="float">
            <text:p>70.239998</text:p>
          </table:table-cell>
          <table:table-cell office:value-type="float" office:value="47.700001" calcext:value-type="float">
            <text:p>47.700001</text:p>
          </table:table-cell>
          <table:table-cell office:value-type="float" office:value="537.782959" calcext:value-type="float">
            <text:p>537.782959</text:p>
          </table:table-cell>
          <table:table-cell office:value-type="float" office:value="320.98999" calcext:value-type="float">
            <text:p>320.98999</text:p>
          </table:table-cell>
          <table:table-cell office:value-type="float" office:value="127.190002" calcext:value-type="float">
            <text:p>127.190002</text:p>
          </table:table-cell>
          <table:table-cell office:value-type="float" office:value="98.389999" calcext:value-type="float">
            <text:p>98.389999</text:p>
          </table:table-cell>
          <table:table-cell office:value-type="float" office:value="51.68" calcext:value-type="float">
            <text:p>51.68</text:p>
          </table:table-cell>
        </table:table-row>
        <table:table-row table:style-name="ro1">
          <table:table-cell office:value-type="float" office:value="80.510002" calcext:value-type="float">
            <text:p>80.510002</text:p>
          </table:table-cell>
          <table:table-cell office:value-type="float" office:value="38.669998" calcext:value-type="float">
            <text:p>38.669998</text:p>
          </table:table-cell>
          <table:table-cell office:value-type="float" office:value="119.199997" calcext:value-type="float">
            <text:p>119.199997</text:p>
          </table:table-cell>
          <table:table-cell office:value-type="float" office:value="24.025" calcext:value-type="float">
            <text:p>24.025</text:p>
          </table:table-cell>
          <table:table-cell office:value-type="float" office:value="117.660004" calcext:value-type="float">
            <text:p>117.660004</text:p>
          </table:table-cell>
          <table:table-cell office:value-type="float" office:value="74.07" calcext:value-type="float">
            <text:p>74.07</text:p>
          </table:table-cell>
          <table:table-cell office:value-type="float" office:value="32.32" calcext:value-type="float">
            <text:p>32.32</text:p>
          </table:table-cell>
          <table:table-cell office:value-type="float" office:value="70.010002" calcext:value-type="float">
            <text:p>70.010002</text:p>
          </table:table-cell>
          <table:table-cell office:value-type="float" office:value="47.669998" calcext:value-type="float">
            <text:p>47.669998</text:p>
          </table:table-cell>
          <table:table-cell office:value-type="float" office:value="539.632813" calcext:value-type="float">
            <text:p>539.632813</text:p>
          </table:table-cell>
          <table:table-cell office:value-type="float" office:value="321.880005" calcext:value-type="float">
            <text:p>321.880005</text:p>
          </table:table-cell>
          <table:table-cell office:value-type="float" office:value="125.279999" calcext:value-type="float">
            <text:p>125.279999</text:p>
          </table:table-cell>
          <table:table-cell office:value-type="float" office:value="98.029999" calcext:value-type="float">
            <text:p>98.029999</text:p>
          </table:table-cell>
          <table:table-cell office:value-type="float" office:value="50.349998" calcext:value-type="float">
            <text:p>50.349998</text:p>
          </table:table-cell>
        </table:table-row>
        <table:table-row table:style-name="ro1">
          <table:table-cell office:value-type="float" office:value="81.800003" calcext:value-type="float">
            <text:p>81.800003</text:p>
          </table:table-cell>
          <table:table-cell office:value-type="float" office:value="38.84" calcext:value-type="float">
            <text:p>38.84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24.02" calcext:value-type="float">
            <text:p>24.02</text:p>
          </table:table-cell>
          <table:table-cell office:value-type="float" office:value="117.830002" calcext:value-type="float">
            <text:p>117.830002</text:p>
          </table:table-cell>
          <table:table-cell office:value-type="float" office:value="74.650002" calcext:value-type="float">
            <text:p>74.650002</text:p>
          </table:table-cell>
          <table:table-cell office:value-type="float" office:value="33.080002" calcext:value-type="float">
            <text:p>33.080002</text:p>
          </table:table-cell>
          <table:table-cell office:value-type="float" office:value="70.110001" calcext:value-type="float">
            <text:p>70.110001</text:p>
          </table:table-cell>
          <table:table-cell office:value-type="float" office:value="48.169998" calcext:value-type="float">
            <text:p>48.169998</text:p>
          </table:table-cell>
          <table:table-cell office:value-type="float" office:value="556.559753" calcext:value-type="float">
            <text:p>556.559753</text:p>
          </table:table-cell>
          <table:table-cell office:value-type="float" office:value="328.470001" calcext:value-type="float">
            <text:p>328.470001</text:p>
          </table:table-cell>
          <table:table-cell office:value-type="float" office:value="124.989998" calcext:value-type="float">
            <text:p>124.989998</text:p>
          </table:table-cell>
          <table:table-cell office:value-type="float" office:value="98.419998" calcext:value-type="float">
            <text:p>98.419998</text:p>
          </table:table-cell>
          <table:table-cell office:value-type="float" office:value="49.490002" calcext:value-type="float">
            <text:p>49.490002</text:p>
          </table:table-cell>
        </table:table-row>
        <table:table-row table:style-name="ro1">
          <table:table-cell office:value-type="float" office:value="81.580002" calcext:value-type="float">
            <text:p>81.580002</text:p>
          </table:table-cell>
          <table:table-cell office:value-type="float" office:value="38.98" calcext:value-type="float">
            <text:p>38.98</text:p>
          </table:table-cell>
          <table:table-cell office:value-type="float" office:value="120.379997" calcext:value-type="float">
            <text:p>120.379997</text:p>
          </table:table-cell>
          <table:table-cell office:value-type="float" office:value="23.975" calcext:value-type="float">
            <text:p>23.975</text:p>
          </table:table-cell>
          <table:table-cell office:value-type="float" office:value="117.199997" calcext:value-type="float">
            <text:p>117.199997</text:p>
          </table:table-cell>
          <table:table-cell office:value-type="float" office:value="74.379997" calcext:value-type="float">
            <text:p>74.379997</text:p>
          </table:table-cell>
          <table:table-cell office:value-type="float" office:value="32.919998" calcext:value-type="float">
            <text:p>32.919998</text:p>
          </table:table-cell>
          <table:table-cell office:value-type="float" office:value="70.730003" calcext:value-type="float">
            <text:p>70.730003</text:p>
          </table:table-cell>
          <table:table-cell office:value-type="float" office:value="47.709999" calcext:value-type="float">
            <text:p>47.709999</text:p>
          </table:table-cell>
          <table:table-cell office:value-type="float" office:value="561.910339" calcext:value-type="float">
            <text:p>561.910339</text:p>
          </table:table-cell>
          <table:table-cell office:value-type="float" office:value="330.600006" calcext:value-type="float">
            <text:p>330.600006</text:p>
          </table:table-cell>
          <table:table-cell office:value-type="float" office:value="126.82" calcext:value-type="float">
            <text:p>126.82</text:p>
          </table:table-cell>
          <table:table-cell office:value-type="float" office:value="98.860001" calcext:value-type="float">
            <text:p>98.860001</text:p>
          </table:table-cell>
          <table:table-cell office:value-type="float" office:value="50.080002" calcext:value-type="float">
            <text:p>50.080002</text:p>
          </table:table-cell>
        </table:table-row>
        <table:table-row table:style-name="ro1">
          <table:table-cell office:value-type="float" office:value="80.980003" calcext:value-type="float">
            <text:p>80.980003</text:p>
          </table:table-cell>
          <table:table-cell office:value-type="float" office:value="38.830002" calcext:value-type="float">
            <text:p>38.830002</text:p>
          </table:table-cell>
          <table:table-cell office:value-type="float" office:value="117.07" calcext:value-type="float">
            <text:p>117.07</text:p>
          </table:table-cell>
          <table:table-cell office:value-type="float" office:value="23.575001" calcext:value-type="float">
            <text:p>23.575001</text:p>
          </table:table-cell>
          <table:table-cell office:value-type="float" office:value="116.5" calcext:value-type="float">
            <text:p>116.5</text:p>
          </table:table-cell>
          <table:table-cell office:value-type="float" office:value="73.059998" calcext:value-type="float">
            <text:p>73.059998</text:p>
          </table:table-cell>
          <table:table-cell office:value-type="float" office:value="32.630001" calcext:value-type="float">
            <text:p>32.630001</text:p>
          </table:table-cell>
          <table:table-cell office:value-type="float" office:value="70.279999" calcext:value-type="float">
            <text:p>70.279999</text:p>
          </table:table-cell>
          <table:table-cell office:value-type="float" office:value="47.349998" calcext:value-type="float">
            <text:p>47.349998</text:p>
          </table:table-cell>
          <table:table-cell office:value-type="float" office:value="529.637756" calcext:value-type="float">
            <text:p>529.637756</text:p>
          </table:table-cell>
          <table:table-cell office:value-type="float" office:value="314" calcext:value-type="float">
            <text:p>314</text:p>
          </table:table-cell>
          <table:table-cell office:value-type="float" office:value="123.050003" calcext:value-type="float">
            <text:p>123.050003</text:p>
          </table:table-cell>
          <table:table-cell office:value-type="float" office:value="96.199997" calcext:value-type="float">
            <text:p>96.199997</text:p>
          </table:table-cell>
          <table:table-cell office:value-type="float" office:value="46.580002" calcext:value-type="float">
            <text:p>46.5800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.709999" calcext:value-type="float">
            <text:p>38.709999</text:p>
          </table:table-cell>
          <table:table-cell office:value-type="float" office:value="117.769997" calcext:value-type="float">
            <text:p>117.769997</text:p>
          </table:table-cell>
          <table:table-cell office:value-type="float" office:value="23.65" calcext:value-type="float">
            <text:p>23.65</text:p>
          </table:table-cell>
          <table:table-cell office:value-type="float" office:value="117.839996" calcext:value-type="float">
            <text:p>117.839996</text:p>
          </table:table-cell>
          <table:table-cell office:value-type="float" office:value="72.650002" calcext:value-type="float">
            <text:p>72.650002</text:p>
          </table:table-cell>
          <table:table-cell office:value-type="float" office:value="32.689999" calcext:value-type="float">
            <text:p>32.689999</text:p>
          </table:table-cell>
          <table:table-cell office:value-type="float" office:value="71.629997" calcext:value-type="float">
            <text:p>71.629997</text:p>
          </table:table-cell>
          <table:table-cell office:value-type="float" office:value="47.259998" calcext:value-type="float">
            <text:p>47.259998</text:p>
          </table:table-cell>
          <table:table-cell office:value-type="float" office:value="535.30658" calcext:value-type="float">
            <text:p>535.30658</text:p>
          </table:table-cell>
          <table:table-cell office:value-type="float" office:value="317.670013" calcext:value-type="float">
            <text:p>317.670013</text:p>
          </table:table-cell>
          <table:table-cell office:value-type="float" office:value="123.080002" calcext:value-type="float">
            <text:p>123.080002</text:p>
          </table:table-cell>
          <table:table-cell office:value-type="float" office:value="97.279999" calcext:value-type="float">
            <text:p>97.279999</text:p>
          </table:table-cell>
          <table:table-cell office:value-type="float" office:value="47.099998" calcext:value-type="float">
            <text:p>47.099998</text:p>
          </table:table-cell>
        </table:table-row>
        <table:table-row table:style-name="ro1">
          <table:table-cell office:value-type="float" office:value="80.790001" calcext:value-type="float">
            <text:p>80.790001</text:p>
          </table:table-cell>
          <table:table-cell office:value-type="float" office:value="39.830002" calcext:value-type="float">
            <text:p>39.830002</text:p>
          </table:table-cell>
          <table:table-cell office:value-type="float" office:value="118.32" calcext:value-type="float">
            <text:p>118.32</text:p>
          </table:table-cell>
          <table:table-cell office:value-type="float" office:value="23.799999" calcext:value-type="float">
            <text:p>23.799999</text:p>
          </table:table-cell>
          <table:table-cell office:value-type="float" office:value="118.709999" calcext:value-type="float">
            <text:p>118.709999</text:p>
          </table:table-cell>
          <table:table-cell office:value-type="float" office:value="73.199997" calcext:value-type="float">
            <text:p>73.199997</text:p>
          </table:table-cell>
          <table:table-cell office:value-type="float" office:value="32.389999" calcext:value-type="float">
            <text:p>32.389999</text:p>
          </table:table-cell>
          <table:table-cell office:value-type="float" office:value="71.470001" calcext:value-type="float">
            <text:p>71.470001</text:p>
          </table:table-cell>
          <table:table-cell office:value-type="float" office:value="47.259998" calcext:value-type="float">
            <text:p>47.259998</text:p>
          </table:table-cell>
          <table:table-cell office:value-type="float" office:value="533.884399" calcext:value-type="float">
            <text:p>533.884399</text:p>
          </table:table-cell>
          <table:table-cell office:value-type="float" office:value="316.700012" calcext:value-type="float">
            <text:p>316.700012</text:p>
          </table:table-cell>
          <table:table-cell office:value-type="float" office:value="123.349998" calcext:value-type="float">
            <text:p>123.349998</text:p>
          </table:table-cell>
          <table:table-cell office:value-type="float" office:value="98.449997" calcext:value-type="float">
            <text:p>98.449997</text:p>
          </table:table-cell>
          <table:table-cell office:value-type="float" office:value="47.419998" calcext:value-type="float">
            <text:p>47.419998</text:p>
          </table:table-cell>
        </table:table-row>
        <table:table-row table:style-name="ro1">
          <table:table-cell office:value-type="float" office:value="81.279999" calcext:value-type="float">
            <text:p>81.279999</text:p>
          </table:table-cell>
          <table:table-cell office:value-type="float" office:value="40.119999" calcext:value-type="float">
            <text:p>40.119999</text:p>
          </table:table-cell>
          <table:table-cell office:value-type="float" office:value="119.580002" calcext:value-type="float">
            <text:p>119.580002</text:p>
          </table:table-cell>
          <table:table-cell office:value-type="float" office:value="23.690001" calcext:value-type="float">
            <text:p>23.690001</text:p>
          </table:table-cell>
          <table:table-cell office:value-type="float" office:value="120.900002" calcext:value-type="float">
            <text:p>120.900002</text:p>
          </table:table-cell>
          <table:table-cell office:value-type="float" office:value="74.089996" calcext:value-type="float">
            <text:p>74.089996</text:p>
          </table:table-cell>
          <table:table-cell office:value-type="float" office:value="33.099998" calcext:value-type="float">
            <text:p>33.099998</text:p>
          </table:table-cell>
          <table:table-cell office:value-type="float" office:value="73.379997" calcext:value-type="float">
            <text:p>73.379997</text:p>
          </table:table-cell>
          <table:table-cell office:value-type="float" office:value="47.029999" calcext:value-type="float">
            <text:p>47.029999</text:p>
          </table:table-cell>
          <table:table-cell office:value-type="float" office:value="540.03064" calcext:value-type="float">
            <text:p>540.03064</text:p>
          </table:table-cell>
          <table:table-cell office:value-type="float" office:value="321.170013" calcext:value-type="float">
            <text:p>321.170013</text:p>
          </table:table-cell>
          <table:table-cell office:value-type="float" office:value="125" calcext:value-type="float">
            <text:p>125</text:p>
          </table:table-cell>
          <table:table-cell office:value-type="float" office:value="99.57" calcext:value-type="float">
            <text:p>99.57</text:p>
          </table:table-cell>
          <table:table-cell office:value-type="float" office:value="48.580002" calcext:value-type="float">
            <text:p>48.580002</text:p>
          </table:table-cell>
        </table:table-row>
        <table:table-row table:style-name="ro1">
          <table:table-cell office:value-type="float" office:value="81.470001" calcext:value-type="float">
            <text:p>81.470001</text:p>
          </table:table-cell>
          <table:table-cell office:value-type="float" office:value="40.43" calcext:value-type="float">
            <text:p>40.43</text:p>
          </table:table-cell>
          <table:table-cell office:value-type="float" office:value="121.419998" calcext:value-type="float">
            <text:p>121.419998</text:p>
          </table:table-cell>
          <table:table-cell office:value-type="float" office:value="23.805" calcext:value-type="float">
            <text:p>23.805</text:p>
          </table:table-cell>
          <table:table-cell office:value-type="float" office:value="121.720001" calcext:value-type="float">
            <text:p>121.720001</text:p>
          </table:table-cell>
          <table:table-cell office:value-type="float" office:value="73.93" calcext:value-type="float">
            <text:p>73.93</text:p>
          </table:table-cell>
          <table:table-cell office:value-type="float" office:value="32.610001" calcext:value-type="float">
            <text:p>32.610001</text:p>
          </table:table-cell>
          <table:table-cell office:value-type="float" office:value="73.57" calcext:value-type="float">
            <text:p>73.57</text:p>
          </table:table-cell>
          <table:table-cell office:value-type="float" office:value="46.869999" calcext:value-type="float">
            <text:p>46.869999</text:p>
          </table:table-cell>
          <table:table-cell office:value-type="float" office:value="545.808838" calcext:value-type="float">
            <text:p>545.808838</text:p>
          </table:table-cell>
          <table:table-cell office:value-type="float" office:value="319.76001" calcext:value-type="float">
            <text:p>319.76001</text:p>
          </table:table-cell>
          <table:table-cell office:value-type="float" office:value="126.440002" calcext:value-type="float">
            <text:p>126.440002</text:p>
          </table:table-cell>
          <table:table-cell office:value-type="float" office:value="98.690002" calcext:value-type="float">
            <text:p>98.690002</text:p>
          </table:table-cell>
          <table:table-cell office:value-type="float" office:value="47.919998" calcext:value-type="float">
            <text:p>47.919998</text:p>
          </table:table-cell>
        </table:table-row>
        <table:table-row table:style-name="ro1">
          <table:table-cell office:value-type="float" office:value="81.809998" calcext:value-type="float">
            <text:p>81.809998</text:p>
          </table:table-cell>
          <table:table-cell office:value-type="float" office:value="40.470001" calcext:value-type="float">
            <text:p>40.470001</text:p>
          </table:table-cell>
          <table:table-cell office:value-type="float" office:value="122.07" calcext:value-type="float">
            <text:p>122.07</text:p>
          </table:table-cell>
          <table:table-cell office:value-type="float" office:value="23.959999" calcext:value-type="float">
            <text:p>23.959999</text:p>
          </table:table-cell>
          <table:table-cell office:value-type="float" office:value="123.050003" calcext:value-type="float">
            <text:p>123.050003</text:p>
          </table:table-cell>
          <table:table-cell office:value-type="float" office:value="74.18" calcext:value-type="float">
            <text:p>74.18</text:p>
          </table:table-cell>
          <table:table-cell office:value-type="float" office:value="33.91" calcext:value-type="float">
            <text:p>33.91</text:p>
          </table:table-cell>
          <table:table-cell office:value-type="float" office:value="74.730003" calcext:value-type="float">
            <text:p>74.730003</text:p>
          </table:table-cell>
          <table:table-cell office:value-type="float" office:value="47.77" calcext:value-type="float">
            <text:p>47.77</text:p>
          </table:table-cell>
          <table:table-cell office:value-type="float" office:value="533.168335" calcext:value-type="float">
            <text:p>533.168335</text:p>
          </table:table-cell>
          <table:table-cell office:value-type="float" office:value="323.970001" calcext:value-type="float">
            <text:p>323.970001</text:p>
          </table:table-cell>
          <table:table-cell office:value-type="float" office:value="128.050003" calcext:value-type="float">
            <text:p>128.050003</text:p>
          </table:table-cell>
          <table:table-cell office:value-type="float" office:value="99.010002" calcext:value-type="float">
            <text:p>99.010002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81.540001" calcext:value-type="float">
            <text:p>81.540001</text:p>
          </table:table-cell>
          <table:table-cell office:value-type="float" office:value="40.580002" calcext:value-type="float">
            <text:p>40.580002</text:p>
          </table:table-cell>
          <table:table-cell office:value-type="float" office:value="122.660004" calcext:value-type="float">
            <text:p>122.660004</text:p>
          </table:table-cell>
          <table:table-cell office:value-type="float" office:value="23.875" calcext:value-type="float">
            <text:p>23.875</text:p>
          </table:table-cell>
          <table:table-cell office:value-type="float" office:value="123.870003" calcext:value-type="float">
            <text:p>123.870003</text:p>
          </table:table-cell>
          <table:table-cell office:value-type="float" office:value="74.620003" calcext:value-type="float">
            <text:p>74.620003</text:p>
          </table:table-cell>
          <table:table-cell office:value-type="float" office:value="33.439999" calcext:value-type="float">
            <text:p>33.439999</text:p>
          </table:table-cell>
          <table:table-cell office:value-type="float" office:value="74.690002" calcext:value-type="float">
            <text:p>74.690002</text:p>
          </table:table-cell>
          <table:table-cell office:value-type="float" office:value="47.990002" calcext:value-type="float">
            <text:p>47.990002</text:p>
          </table:table-cell>
          <table:table-cell office:value-type="float" office:value="525.749146" calcext:value-type="float">
            <text:p>525.749146</text:p>
          </table:table-cell>
          <table:table-cell office:value-type="float" office:value="332" calcext:value-type="float">
            <text:p>332</text:p>
          </table:table-cell>
          <table:table-cell office:value-type="float" office:value="128.25" calcext:value-type="float">
            <text:p>128.25</text:p>
          </table:table-cell>
          <table:table-cell office:value-type="float" office:value="100" calcext:value-type="float">
            <text:p>100</text:p>
          </table:table-cell>
          <table:table-cell office:value-type="float" office:value="49.490002" calcext:value-type="float">
            <text:p>49.490002</text:p>
          </table:table-cell>
        </table:table-row>
        <table:table-row table:style-name="ro1">
          <table:table-cell office:value-type="float" office:value="80.720001" calcext:value-type="float">
            <text:p>80.720001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119.260002" calcext:value-type="float">
            <text:p>119.260002</text:p>
          </table:table-cell>
          <table:table-cell office:value-type="float" office:value="23.945" calcext:value-type="float">
            <text:p>23.945</text:p>
          </table:table-cell>
          <table:table-cell office:value-type="float" office:value="124.190002" calcext:value-type="float">
            <text:p>124.190002</text:p>
          </table:table-cell>
          <table:table-cell office:value-type="float" office:value="74.839996" calcext:value-type="float">
            <text:p>74.839996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74.160004" calcext:value-type="float">
            <text:p>74.160004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530.870972" calcext:value-type="float">
            <text:p>530.870972</text:p>
          </table:table-cell>
          <table:table-cell office:value-type="float" office:value="333.059998" calcext:value-type="float">
            <text:p>333.059998</text:p>
          </table:table-cell>
          <table:table-cell office:value-type="float" office:value="130.669998" calcext:value-type="float">
            <text:p>130.669998</text:p>
          </table:table-cell>
          <table:table-cell office:value-type="float" office:value="100.239998" calcext:value-type="float">
            <text:p>100.239998</text:p>
          </table:table-cell>
          <table:table-cell office:value-type="float" office:value="50.139999" calcext:value-type="float">
            <text:p>50.139999</text:p>
          </table:table-cell>
        </table:table-row>
        <table:table-row table:style-name="ro1">
          <table:table-cell office:value-type="float" office:value="80.260002" calcext:value-type="float">
            <text:p>80.260002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121.75" calcext:value-type="float">
            <text:p>121.75</text:p>
          </table:table-cell>
          <table:table-cell office:value-type="float" office:value="24.01" calcext:value-type="float">
            <text:p>24.01</text:p>
          </table:table-cell>
          <table:table-cell office:value-type="float" office:value="124.839996" calcext:value-type="float">
            <text:p>124.839996</text:p>
          </table:table-cell>
          <table:table-cell office:value-type="float" office:value="74.809998" calcext:value-type="float">
            <text:p>74.809998</text:p>
          </table:table-cell>
          <table:table-cell office:value-type="float" office:value="33.720001" calcext:value-type="float">
            <text:p>33.720001</text:p>
          </table:table-cell>
          <table:table-cell office:value-type="float" office:value="74.419998" calcext:value-type="float">
            <text:p>74.419998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527.171326" calcext:value-type="float">
            <text:p>527.171326</text:p>
          </table:table-cell>
          <table:table-cell office:value-type="float" office:value="329.670013" calcext:value-type="float">
            <text:p>329.670013</text:p>
          </table:table-cell>
          <table:table-cell office:value-type="float" office:value="130.410004" calcext:value-type="float">
            <text:p>130.410004</text:p>
          </table:table-cell>
          <table:table-cell office:value-type="float" office:value="100.239998" calcext:value-type="float">
            <text:p>100.239998</text:p>
          </table:table-cell>
          <table:table-cell office:value-type="float" office:value="50.130001" calcext:value-type="float">
            <text:p>50.130001</text:p>
          </table:table-cell>
        </table:table-row>
        <table:table-row table:style-name="ro1">
          <table:table-cell office:value-type="float" office:value="81.199997" calcext:value-type="float">
            <text:p>81.199997</text:p>
          </table:table-cell>
          <table:table-cell office:value-type="float" office:value="40.459999" calcext:value-type="float">
            <text:p>40.459999</text:p>
          </table:table-cell>
          <table:table-cell office:value-type="float" office:value="119.150002" calcext:value-type="float">
            <text:p>119.150002</text:p>
          </table:table-cell>
          <table:table-cell office:value-type="float" office:value="23.764999" calcext:value-type="float">
            <text:p>23.764999</text:p>
          </table:table-cell>
          <table:table-cell office:value-type="float" office:value="124.230003" calcext:value-type="float">
            <text:p>124.230003</text:p>
          </table:table-cell>
          <table:table-cell office:value-type="float" office:value="73.510002" calcext:value-type="float">
            <text:p>73.510002</text:p>
          </table:table-cell>
          <table:table-cell office:value-type="float" office:value="33.689999" calcext:value-type="float">
            <text:p>33.689999</text:p>
          </table:table-cell>
          <table:table-cell office:value-type="float" office:value="74.440002" calcext:value-type="float">
            <text:p>74.440002</text:p>
          </table:table-cell>
          <table:table-cell office:value-type="float" office:value="46.080002" calcext:value-type="float">
            <text:p>46.080002</text:p>
          </table:table-cell>
          <table:table-cell office:value-type="float" office:value="519.652649" calcext:value-type="float">
            <text:p>519.652649</text:p>
          </table:table-cell>
          <table:table-cell office:value-type="float" office:value="316.25" calcext:value-type="float">
            <text:p>316.25</text:p>
          </table:table-cell>
          <table:table-cell office:value-type="float" office:value="129.839996" calcext:value-type="float">
            <text:p>129.839996</text:p>
          </table:table-cell>
          <table:table-cell office:value-type="float" office:value="99.970001" calcext:value-type="float">
            <text:p>99.970001</text:p>
          </table:table-cell>
          <table:table-cell office:value-type="float" office:value="50.209999" calcext:value-type="float">
            <text:p>50.209999</text:p>
          </table:table-cell>
        </table:table-row>
        <table:table-row table:style-name="ro1">
          <table:table-cell office:value-type="float" office:value="81.540001" calcext:value-type="float">
            <text:p>81.540001</text:p>
          </table:table-cell>
          <table:table-cell office:value-type="float" office:value="40.82" calcext:value-type="float">
            <text:p>40.82</text:p>
          </table:table-cell>
          <table:table-cell office:value-type="float" office:value="119.489998" calcext:value-type="float">
            <text:p>119.489998</text:p>
          </table:table-cell>
          <table:table-cell office:value-type="float" office:value="23.879999" calcext:value-type="float">
            <text:p>23.879999</text:p>
          </table:table-cell>
          <table:table-cell office:value-type="float" office:value="124.260002" calcext:value-type="float">
            <text:p>124.260002</text:p>
          </table:table-cell>
          <table:table-cell office:value-type="float" office:value="73.129997" calcext:value-type="float">
            <text:p>73.129997</text:p>
          </table:table-cell>
          <table:table-cell office:value-type="float" office:value="32.720001" calcext:value-type="float">
            <text:p>32.720001</text:p>
          </table:table-cell>
          <table:table-cell office:value-type="float" office:value="74.559998" calcext:value-type="float">
            <text:p>74.559998</text:p>
          </table:table-cell>
          <table:table-cell office:value-type="float" office:value="46.220001" calcext:value-type="float">
            <text:p>46.220001</text:p>
          </table:table-cell>
          <table:table-cell office:value-type="float" office:value="514.351807" calcext:value-type="float">
            <text:p>514.351807</text:p>
          </table:table-cell>
          <table:table-cell office:value-type="float" office:value="304" calcext:value-type="float">
            <text:p>304</text:p>
          </table:table-cell>
          <table:table-cell office:value-type="float" office:value="128.199997" calcext:value-type="float">
            <text:p>128.199997</text:p>
          </table:table-cell>
          <table:table-cell office:value-type="float" office:value="100.559998" calcext:value-type="float">
            <text:p>100.559998</text:p>
          </table:table-cell>
          <table:table-cell office:value-type="float" office:value="49.549999" calcext:value-type="float">
            <text:p>49.549999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40.970001" calcext:value-type="float">
            <text:p>40.970001</text:p>
          </table:table-cell>
          <table:table-cell office:value-type="float" office:value="119.529999" calcext:value-type="float">
            <text:p>119.529999</text:p>
          </table:table-cell>
          <table:table-cell office:value-type="float" office:value="23.99" calcext:value-type="float">
            <text:p>23.99</text:p>
          </table:table-cell>
          <table:table-cell office:value-type="float" office:value="125.919998" calcext:value-type="float">
            <text:p>125.919998</text:p>
          </table:table-cell>
          <table:table-cell office:value-type="float" office:value="72.019997" calcext:value-type="float">
            <text:p>72.019997</text:p>
          </table:table-cell>
          <table:table-cell office:value-type="float" office:value="32.630001" calcext:value-type="float">
            <text:p>32.630001</text:p>
          </table:table-cell>
          <table:table-cell office:value-type="float" office:value="74.989998" calcext:value-type="float">
            <text:p>74.989998</text:p>
          </table:table-cell>
          <table:table-cell office:value-type="float" office:value="46.669998" calcext:value-type="float">
            <text:p>46.669998</text:p>
          </table:table-cell>
          <table:table-cell office:value-type="float" office:value="514.073364" calcext:value-type="float">
            <text:p>514.073364</text:p>
          </table:table-cell>
          <table:table-cell office:value-type="float" office:value="296.440002" calcext:value-type="float">
            <text:p>296.440002</text:p>
          </table:table-cell>
          <table:table-cell office:value-type="float" office:value="127.199997" calcext:value-type="float">
            <text:p>127.199997</text:p>
          </table:table-cell>
          <table:table-cell office:value-type="float" office:value="101.629997" calcext:value-type="float">
            <text:p>101.629997</text:p>
          </table:table-cell>
          <table:table-cell office:value-type="float" office:value="50.939999" calcext:value-type="float">
            <text:p>50.939999</text:p>
          </table:table-cell>
        </table:table-row>
        <table:table-row table:style-name="ro1">
          <table:table-cell office:value-type="float" office:value="82.389999" calcext:value-type="float">
            <text:p>82.389999</text:p>
          </table:table-cell>
          <table:table-cell office:value-type="float" office:value="40.689999" calcext:value-type="float">
            <text:p>40.689999</text:p>
          </table:table-cell>
          <table:table-cell office:value-type="float" office:value="120.129997" calcext:value-type="float">
            <text:p>120.129997</text:p>
          </table:table-cell>
          <table:table-cell office:value-type="float" office:value="23.690001" calcext:value-type="float">
            <text:p>23.690001</text:p>
          </table:table-cell>
          <table:table-cell office:value-type="float" office:value="125.760002" calcext:value-type="float">
            <text:p>125.760002</text:p>
          </table:table-cell>
          <table:table-cell office:value-type="float" office:value="71.830002" calcext:value-type="float">
            <text:p>71.830002</text:p>
          </table:table-cell>
          <table:table-cell office:value-type="float" office:value="32.93" calcext:value-type="float">
            <text:p>32.93</text:p>
          </table:table-cell>
          <table:table-cell office:value-type="float" office:value="75.029999" calcext:value-type="float">
            <text:p>75.029999</text:p>
          </table:table-cell>
          <table:table-cell office:value-type="float" office:value="46.700001" calcext:value-type="float">
            <text:p>46.700001</text:p>
          </table:table-cell>
          <table:table-cell office:value-type="float" office:value="524.714844" calcext:value-type="float">
            <text:p>524.714844</text:p>
          </table:table-cell>
          <table:table-cell office:value-type="float" office:value="298.100006" calcext:value-type="float">
            <text:p>298.100006</text:p>
          </table:table-cell>
          <table:table-cell office:value-type="float" office:value="128.050003" calcext:value-type="float">
            <text:p>128.050003</text:p>
          </table:table-cell>
          <table:table-cell office:value-type="float" office:value="100.839996" calcext:value-type="float">
            <text:p>100.839996</text:p>
          </table:table-cell>
          <table:table-cell office:value-type="float" office:value="51.380001" calcext:value-type="float">
            <text:p>51.380001</text:p>
          </table:table-cell>
        </table:table-row>
        <table:table-row table:style-name="ro1">
          <table:table-cell office:value-type="float" office:value="82.389999" calcext:value-type="float">
            <text:p>82.389999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121.220001" calcext:value-type="float">
            <text:p>121.220001</text:p>
          </table:table-cell>
          <table:table-cell office:value-type="float" office:value="23.834999" calcext:value-type="float">
            <text:p>23.834999</text:p>
          </table:table-cell>
          <table:table-cell office:value-type="float" office:value="125.660004" calcext:value-type="float">
            <text:p>125.660004</text:p>
          </table:table-cell>
          <table:table-cell office:value-type="float" office:value="72.860001" calcext:value-type="float">
            <text:p>72.860001</text:p>
          </table:table-cell>
          <table:table-cell office:value-type="float" office:value="32.709999" calcext:value-type="float">
            <text:p>32.709999</text:p>
          </table:table-cell>
          <table:table-cell office:value-type="float" office:value="75.010002" calcext:value-type="float">
            <text:p>75.010002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524.227539" calcext:value-type="float">
            <text:p>524.227539</text:p>
          </table:table-cell>
          <table:table-cell office:value-type="float" office:value="304.130005" calcext:value-type="float">
            <text:p>304.130005</text:p>
          </table:table-cell>
          <table:table-cell office:value-type="float" office:value="128.740005" calcext:value-type="float">
            <text:p>128.740005</text:p>
          </table:table-cell>
          <table:table-cell office:value-type="float" office:value="100.769997" calcext:value-type="float">
            <text:p>100.769997</text:p>
          </table:table-cell>
          <table:table-cell office:value-type="float" office:value="51.889999" calcext:value-type="float">
            <text:p>51.889999</text:p>
          </table:table-cell>
        </table:table-row>
        <table:table-row table:style-name="ro1">
          <table:table-cell office:value-type="float" office:value="82.220001" calcext:value-type="float">
            <text:p>82.220001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120.389999" calcext:value-type="float">
            <text:p>120.389999</text:p>
          </table:table-cell>
          <table:table-cell office:value-type="float" office:value="23.875" calcext:value-type="float">
            <text:p>23.875</text:p>
          </table:table-cell>
          <table:table-cell office:value-type="float" office:value="123.900002" calcext:value-type="float">
            <text:p>123.900002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32.59" calcext:value-type="float">
            <text:p>32.59</text:p>
          </table:table-cell>
          <table:table-cell office:value-type="float" office:value="74.879997" calcext:value-type="float">
            <text:p>74.879997</text:p>
          </table:table-cell>
          <table:table-cell office:value-type="float" office:value="46.959999" calcext:value-type="float">
            <text:p>46.959999</text:p>
          </table:table-cell>
          <table:table-cell office:value-type="float" office:value="530.841125" calcext:value-type="float">
            <text:p>530.841125</text:p>
          </table:table-cell>
          <table:table-cell office:value-type="float" office:value="310.420013" calcext:value-type="float">
            <text:p>310.420013</text:p>
          </table:table-cell>
          <table:table-cell office:value-type="float" office:value="128.699997" calcext:value-type="float">
            <text:p>128.699997</text:p>
          </table:table-cell>
          <table:table-cell office:value-type="float" office:value="100.169998" calcext:value-type="float">
            <text:p>100.169998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1">
          <table:table-cell office:value-type="float" office:value="81.639999" calcext:value-type="float">
            <text:p>81.639999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120.379997" calcext:value-type="float">
            <text:p>120.379997</text:p>
          </table:table-cell>
          <table:table-cell office:value-type="float" office:value="23.84" calcext:value-type="float">
            <text:p>23.84</text:p>
          </table:table-cell>
          <table:table-cell office:value-type="float" office:value="124.82" calcext:value-type="float">
            <text:p>124.82</text:p>
          </table:table-cell>
          <table:table-cell office:value-type="float" office:value="74.25" calcext:value-type="float">
            <text:p>74.25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47.139999" calcext:value-type="float">
            <text:p>47.139999</text:p>
          </table:table-cell>
          <table:table-cell office:value-type="float" office:value="521.950012" calcext:value-type="float">
            <text:p>521.950012</text:p>
          </table:table-cell>
          <table:table-cell office:value-type="float" office:value="306.369995" calcext:value-type="float">
            <text:p>306.369995</text:p>
          </table:table-cell>
          <table:table-cell office:value-type="float" office:value="129" calcext:value-type="float">
            <text:p>129</text:p>
          </table:table-cell>
          <table:table-cell office:value-type="float" office:value="99.290001" calcext:value-type="float">
            <text:p>99.290001</text:p>
          </table:table-cell>
          <table:table-cell office:value-type="float" office:value="50.990002" calcext:value-type="float">
            <text:p>50.990002</text:p>
          </table:table-cell>
        </table:table-row>
        <table:table-row table:style-name="ro1">
          <table:table-cell office:value-type="float" office:value="81.760002" calcext:value-type="float">
            <text:p>81.760002</text:p>
          </table:table-cell>
          <table:table-cell office:value-type="float" office:value="40.52" calcext:value-type="float">
            <text:p>40.52</text:p>
          </table:table-cell>
          <table:table-cell office:value-type="float" office:value="120.449997" calcext:value-type="float">
            <text:p>120.449997</text:p>
          </table:table-cell>
          <table:table-cell office:value-type="float" office:value="23.77" calcext:value-type="float">
            <text:p>23.77</text:p>
          </table:table-cell>
          <table:table-cell office:value-type="float" office:value="125" calcext:value-type="float">
            <text:p>125</text:p>
          </table:table-cell>
          <table:table-cell office:value-type="float" office:value="76.220001" calcext:value-type="float">
            <text:p>76.220001</text:p>
          </table:table-cell>
          <table:table-cell office:value-type="float" office:value="32.869999" calcext:value-type="float">
            <text:p>32.869999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47.360001" calcext:value-type="float">
            <text:p>47.360001</text:p>
          </table:table-cell>
          <table:table-cell office:value-type="float" office:value="522.357788" calcext:value-type="float">
            <text:p>522.357788</text:p>
          </table:table-cell>
          <table:table-cell office:value-type="float" office:value="309.529999" calcext:value-type="float">
            <text:p>309.529999</text:p>
          </table:table-cell>
          <table:table-cell office:value-type="float" office:value="131.75" calcext:value-type="float">
            <text:p>131.75</text:p>
          </table:table-cell>
          <table:table-cell office:value-type="float" office:value="100.019997" calcext:value-type="float">
            <text:p>100.019997</text:p>
          </table:table-cell>
          <table:table-cell office:value-type="float" office:value="51.200001" calcext:value-type="float">
            <text:p>51.200001</text:p>
          </table:table-cell>
        </table:table-row>
        <table:table-row table:style-name="ro1">
          <table:table-cell office:value-type="float" office:value="81.449997" calcext:value-type="float">
            <text:p>81.449997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120.080002" calcext:value-type="float">
            <text:p>120.080002</text:p>
          </table:table-cell>
          <table:table-cell office:value-type="float" office:value="23.725" calcext:value-type="float">
            <text:p>23.725</text:p>
          </table:table-cell>
          <table:table-cell office:value-type="float" office:value="125.949997" calcext:value-type="float">
            <text:p>125.949997</text:p>
          </table:table-cell>
          <table:table-cell office:value-type="float" office:value="77.019997" calcext:value-type="float">
            <text:p>77.019997</text:p>
          </table:table-cell>
          <table:table-cell office:value-type="float" office:value="32.709999" calcext:value-type="float">
            <text:p>32.709999</text:p>
          </table:table-cell>
          <table:table-cell office:value-type="float" office:value="77.620003" calcext:value-type="float">
            <text:p>77.620003</text:p>
          </table:table-cell>
          <table:table-cell office:value-type="float" office:value="47.52" calcext:value-type="float">
            <text:p>47.52</text:p>
          </table:table-cell>
          <table:table-cell office:value-type="float" office:value="512.969421" calcext:value-type="float">
            <text:p>512.969421</text:p>
          </table:table-cell>
          <table:table-cell office:value-type="float" office:value="295.559998" calcext:value-type="float">
            <text:p>295.559998</text:p>
          </table:table-cell>
          <table:table-cell office:value-type="float" office:value="130.770004" calcext:value-type="float">
            <text:p>130.770004</text:p>
          </table:table-cell>
          <table:table-cell office:value-type="float" office:value="99.849998" calcext:value-type="float">
            <text:p>99.849998</text:p>
          </table:table-cell>
          <table:table-cell office:value-type="float" office:value="52.380001" calcext:value-type="float">
            <text:p>52.380001</text:p>
          </table:table-cell>
        </table:table-row>
        <table:table-row table:style-name="ro1">
          <table:table-cell office:value-type="float" office:value="82.059998" calcext:value-type="float">
            <text:p>82.059998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121" calcext:value-type="float">
            <text:p>121</text:p>
          </table:table-cell>
          <table:table-cell office:value-type="float" office:value="24.049999" calcext:value-type="float">
            <text:p>24.049999</text:p>
          </table:table-cell>
          <table:table-cell office:value-type="float" office:value="125.699997" calcext:value-type="float">
            <text:p>125.699997</text:p>
          </table:table-cell>
          <table:table-cell office:value-type="float" office:value="77.580002" calcext:value-type="float">
            <text:p>77.580002</text:p>
          </table:table-cell>
          <table:table-cell office:value-type="float" office:value="32.779999" calcext:value-type="float">
            <text:p>32.779999</text:p>
          </table:table-cell>
          <table:table-cell office:value-type="float" office:value="77.919998" calcext:value-type="float">
            <text:p>77.919998</text:p>
          </table:table-cell>
          <table:table-cell office:value-type="float" office:value="48.07" calcext:value-type="float">
            <text:p>48.07</text:p>
          </table:table-cell>
          <table:table-cell office:value-type="float" office:value="505.679504" calcext:value-type="float">
            <text:p>505.679504</text:p>
          </table:table-cell>
          <table:table-cell office:value-type="float" office:value="290.820007" calcext:value-type="float">
            <text:p>290.820007</text:p>
          </table:table-cell>
          <table:table-cell office:value-type="float" office:value="130.169998" calcext:value-type="float">
            <text:p>130.169998</text:p>
          </table:table-cell>
          <table:table-cell office:value-type="float" office:value="100.669998" calcext:value-type="float">
            <text:p>100.669998</text:p>
          </table:table-cell>
          <table:table-cell office:value-type="float" office:value="52.689999" calcext:value-type="float">
            <text:p>52.689999</text:p>
          </table:table-cell>
        </table:table-row>
        <table:table-row table:style-name="ro1">
          <table:table-cell office:value-type="float" office:value="82.199997" calcext:value-type="float">
            <text:p>82.199997</text:p>
          </table:table-cell>
          <table:table-cell office:value-type="float" office:value="40.779999" calcext:value-type="float">
            <text:p>40.779999</text:p>
          </table:table-cell>
          <table:table-cell office:value-type="float" office:value="121" calcext:value-type="float">
            <text:p>121</text:p>
          </table:table-cell>
          <table:table-cell office:value-type="float" office:value="24.110001" calcext:value-type="float">
            <text:p>24.110001</text:p>
          </table:table-cell>
          <table:table-cell office:value-type="float" office:value="125.389999" calcext:value-type="float">
            <text:p>125.389999</text:p>
          </table:table-cell>
          <table:table-cell office:value-type="float" office:value="77.209999" calcext:value-type="float">
            <text:p>77.209999</text:p>
          </table:table-cell>
          <table:table-cell office:value-type="float" office:value="32.5" calcext:value-type="float">
            <text:p>32.5</text:p>
          </table:table-cell>
          <table:table-cell office:value-type="float" office:value="77.099998" calcext:value-type="float">
            <text:p>77.099998</text:p>
          </table:table-cell>
          <table:table-cell office:value-type="float" office:value="48.360001" calcext:value-type="float">
            <text:p>48.360001</text:p>
          </table:table-cell>
          <table:table-cell office:value-type="float" office:value="507.95697" calcext:value-type="float">
            <text:p>507.95697</text:p>
          </table:table-cell>
          <table:table-cell office:value-type="float" office:value="290.570007" calcext:value-type="float">
            <text:p>290.570007</text:p>
          </table:table-cell>
          <table:table-cell office:value-type="float" office:value="130.259995" calcext:value-type="float">
            <text:p>130.259995</text:p>
          </table:table-cell>
          <table:table-cell office:value-type="float" office:value="100.860001" calcext:value-type="float">
            <text:p>100.860001</text:p>
          </table:table-cell>
          <table:table-cell office:value-type="float" office:value="52.07" calcext:value-type="float">
            <text:p>52.07</text:p>
          </table:table-cell>
        </table:table-row>
        <table:table-row table:style-name="ro1">
          <table:table-cell office:value-type="float" office:value="82.610001" calcext:value-type="float">
            <text:p>82.610001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121.410004" calcext:value-type="float">
            <text:p>121.410004</text:p>
          </table:table-cell>
          <table:table-cell office:value-type="float" office:value="24.455" calcext:value-type="float">
            <text:p>24.455</text:p>
          </table:table-cell>
          <table:table-cell office:value-type="float" office:value="125.57" calcext:value-type="float">
            <text:p>125.57</text:p>
          </table:table-cell>
          <table:table-cell office:value-type="float" office:value="77.419998" calcext:value-type="float">
            <text:p>77.419998</text:p>
          </table:table-cell>
          <table:table-cell office:value-type="float" office:value="32.360001" calcext:value-type="float">
            <text:p>32.360001</text:p>
          </table:table-cell>
          <table:table-cell office:value-type="float" office:value="78.110001" calcext:value-type="float">
            <text:p>78.110001</text:p>
          </table:table-cell>
          <table:table-cell office:value-type="float" office:value="48.59" calcext:value-type="float">
            <text:p>48.59</text:p>
          </table:table-cell>
          <table:table-cell office:value-type="float" office:value="520.647217" calcext:value-type="float">
            <text:p>520.647217</text:p>
          </table:table-cell>
          <table:table-cell office:value-type="float" office:value="294.299988" calcext:value-type="float">
            <text:p>294.299988</text:p>
          </table:table-cell>
          <table:table-cell office:value-type="float" office:value="131.820007" calcext:value-type="float">
            <text:p>131.820007</text:p>
          </table:table-cell>
          <table:table-cell office:value-type="float" office:value="101.239998" calcext:value-type="float">
            <text:p>101.239998</text:p>
          </table:table-cell>
          <table:table-cell office:value-type="float" office:value="52.360001" calcext:value-type="float">
            <text:p>52.360001</text:p>
          </table:table-cell>
        </table:table-row>
        <table:table-row table:style-name="ro1">
          <table:table-cell office:value-type="float" office:value="81.940002" calcext:value-type="float">
            <text:p>81.940002</text:p>
          </table:table-cell>
          <table:table-cell office:value-type="float" office:value="40.830002" calcext:value-type="float">
            <text:p>40.830002</text:p>
          </table:table-cell>
          <table:table-cell office:value-type="float" office:value="122.589996" calcext:value-type="float">
            <text:p>122.589996</text:p>
          </table:table-cell>
          <table:table-cell office:value-type="float" office:value="24.434999" calcext:value-type="float">
            <text:p>24.434999</text:p>
          </table:table-cell>
          <table:table-cell office:value-type="float" office:value="125.57" calcext:value-type="float">
            <text:p>125.57</text:p>
          </table:table-cell>
          <table:table-cell office:value-type="float" office:value="77.32" calcext:value-type="float">
            <text:p>77.32</text:p>
          </table:table-cell>
          <table:table-cell office:value-type="float" office:value="32.41" calcext:value-type="float">
            <text:p>32.41</text:p>
          </table:table-cell>
          <table:table-cell office:value-type="float" office:value="78.449997" calcext:value-type="float">
            <text:p>78.449997</text:p>
          </table:table-cell>
          <table:table-cell office:value-type="float" office:value="48.32" calcext:value-type="float">
            <text:p>48.32</text:p>
          </table:table-cell>
          <table:table-cell office:value-type="float" office:value="527.986816" calcext:value-type="float">
            <text:p>527.986816</text:p>
          </table:table-cell>
          <table:table-cell office:value-type="float" office:value="302.600006" calcext:value-type="float">
            <text:p>302.600006</text:p>
          </table:table-cell>
          <table:table-cell office:value-type="float" office:value="133.009995" calcext:value-type="float">
            <text:p>133.009995</text:p>
          </table:table-cell>
          <table:table-cell office:value-type="float" office:value="100.900002" calcext:value-type="float">
            <text:p>100.900002</text:p>
          </table:table-cell>
          <table:table-cell office:value-type="float" office:value="52.450001" calcext:value-type="float">
            <text:p>52.450001</text:p>
          </table:table-cell>
        </table:table-row>
        <table:table-row table:style-name="ro1">
          <table:table-cell office:value-type="float" office:value="81.739998" calcext:value-type="float">
            <text:p>81.739998</text:p>
          </table:table-cell>
          <table:table-cell office:value-type="float" office:value="41.02" calcext:value-type="float">
            <text:p>41.02</text:p>
          </table:table-cell>
          <table:table-cell office:value-type="float" office:value="123.160004" calcext:value-type="float">
            <text:p>123.160004</text:p>
          </table:table-cell>
          <table:table-cell office:value-type="float" office:value="24.565001" calcext:value-type="float">
            <text:p>24.565001</text:p>
          </table:table-cell>
          <table:table-cell office:value-type="float" office:value="126.139999" calcext:value-type="float">
            <text:p>126.139999</text:p>
          </table:table-cell>
          <table:table-cell office:value-type="float" office:value="77.330002" calcext:value-type="float">
            <text:p>77.330002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78.739998" calcext:value-type="float">
            <text:p>78.739998</text:p>
          </table:table-cell>
          <table:table-cell office:value-type="float" office:value="48" calcext:value-type="float">
            <text:p>48</text:p>
          </table:table-cell>
          <table:table-cell office:value-type="float" office:value="530.085327" calcext:value-type="float">
            <text:p>530.085327</text:p>
          </table:table-cell>
          <table:table-cell office:value-type="float" office:value="302.5" calcext:value-type="float">
            <text:p>302.5</text:p>
          </table:table-cell>
          <table:table-cell office:value-type="float" office:value="133.800003" calcext:value-type="float">
            <text:p>133.800003</text:p>
          </table:table-cell>
          <table:table-cell office:value-type="float" office:value="100.949997" calcext:value-type="float">
            <text:p>100.949997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 office:value-type="float" office:value="81.25" calcext:value-type="float">
            <text:p>81.25</text:p>
          </table:table-cell>
          <table:table-cell office:value-type="float" office:value="40.619999" calcext:value-type="float">
            <text:p>40.619999</text:p>
          </table:table-cell>
          <table:table-cell office:value-type="float" office:value="121.68" calcext:value-type="float">
            <text:p>121.68</text:p>
          </table:table-cell>
          <table:table-cell office:value-type="float" office:value="24.24" calcext:value-type="float">
            <text:p>24.24</text:p>
          </table:table-cell>
          <table:table-cell office:value-type="float" office:value="125.169998" calcext:value-type="float">
            <text:p>125.169998</text:p>
          </table:table-cell>
          <table:table-cell office:value-type="float" office:value="76.940002" calcext:value-type="float">
            <text:p>76.940002</text:p>
          </table:table-cell>
          <table:table-cell office:value-type="float" office:value="33.75" calcext:value-type="float">
            <text:p>33.75</text:p>
          </table:table-cell>
          <table:table-cell office:value-type="float" office:value="78.459999" calcext:value-type="float">
            <text:p>78.459999</text:p>
          </table:table-cell>
          <table:table-cell office:value-type="float" office:value="47.849998" calcext:value-type="float">
            <text:p>47.849998</text:p>
          </table:table-cell>
          <table:table-cell office:value-type="float" office:value="522.825195" calcext:value-type="float">
            <text:p>522.825195</text:p>
          </table:table-cell>
          <table:table-cell office:value-type="float" office:value="298.019989" calcext:value-type="float">
            <text:p>298.019989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100.639999" calcext:value-type="float">
            <text:p>100.639999</text:p>
          </table:table-cell>
          <table:table-cell office:value-type="float" office:value="52.959999" calcext:value-type="float">
            <text:p>52.959999</text:p>
          </table:table-cell>
        </table:table-row>
        <table:table-row table:style-name="ro1">
          <table:table-cell office:value-type="float" office:value="80.629997" calcext:value-type="float">
            <text:p>80.629997</text:p>
          </table:table-cell>
          <table:table-cell office:value-type="float" office:value="40.52" calcext:value-type="float">
            <text:p>40.52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24.309999" calcext:value-type="float">
            <text:p>24.309999</text:p>
          </table:table-cell>
          <table:table-cell office:value-type="float" office:value="123.959999" calcext:value-type="float">
            <text:p>123.959999</text:p>
          </table:table-cell>
          <table:table-cell office:value-type="float" office:value="76.769997" calcext:value-type="float">
            <text:p>76.769997</text:p>
          </table:table-cell>
          <table:table-cell office:value-type="float" office:value="33.5" calcext:value-type="float">
            <text:p>33.5</text:p>
          </table:table-cell>
          <table:table-cell office:value-type="float" office:value="78.110001" calcext:value-type="float">
            <text:p>78.110001</text:p>
          </table:table-cell>
          <table:table-cell office:value-type="float" office:value="48.709999" calcext:value-type="float">
            <text:p>48.709999</text:p>
          </table:table-cell>
          <table:table-cell office:value-type="float" office:value="518.538818" calcext:value-type="float">
            <text:p>518.538818</text:p>
          </table:table-cell>
          <table:table-cell office:value-type="float" office:value="292.799988" calcext:value-type="float">
            <text:p>292.799988</text:p>
          </table:table-cell>
          <table:table-cell office:value-type="float" office:value="131.309998" calcext:value-type="float">
            <text:p>131.309998</text:p>
          </table:table-cell>
          <table:table-cell office:value-type="float" office:value="100.57" calcext:value-type="float">
            <text:p>100.57</text:p>
          </table:table-cell>
          <table:table-cell office:value-type="float" office:value="52.650002" calcext:value-type="float">
            <text:p>52.650002</text:p>
          </table:table-cell>
        </table:table-row>
        <table:table-row table:style-name="ro1">
          <table:table-cell office:value-type="float" office:value="80.010002" calcext:value-type="float">
            <text:p>80.010002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119.239998" calcext:value-type="float">
            <text:p>119.239998</text:p>
          </table:table-cell>
          <table:table-cell office:value-type="float" office:value="24.440001" calcext:value-type="float">
            <text:p>24.440001</text:p>
          </table:table-cell>
          <table:table-cell office:value-type="float" office:value="122.949997" calcext:value-type="float">
            <text:p>122.949997</text:p>
          </table:table-cell>
          <table:table-cell office:value-type="float" office:value="76.739998" calcext:value-type="float">
            <text:p>76.739998</text:p>
          </table:table-cell>
          <table:table-cell office:value-type="float" office:value="33.389999" calcext:value-type="float">
            <text:p>33.389999</text:p>
          </table:table-cell>
          <table:table-cell office:value-type="float" office:value="78.010002" calcext:value-type="float">
            <text:p>78.010002</text:p>
          </table:table-cell>
          <table:table-cell office:value-type="float" office:value="49.130001" calcext:value-type="float">
            <text:p>49.130001</text:p>
          </table:table-cell>
          <table:table-cell office:value-type="float" office:value="516.858032" calcext:value-type="float">
            <text:p>516.858032</text:p>
          </table:table-cell>
          <table:table-cell office:value-type="float" office:value="295.76001" calcext:value-type="float">
            <text:p>295.76001</text:p>
          </table:table-cell>
          <table:table-cell office:value-type="float" office:value="130.419998" calcext:value-type="float">
            <text:p>130.419998</text:p>
          </table:table-cell>
          <table:table-cell office:value-type="float" office:value="100.220001" calcext:value-type="float">
            <text:p>100.220001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80.019997" calcext:value-type="float">
            <text:p>80.019997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119.050003" calcext:value-type="float">
            <text:p>119.050003</text:p>
          </table:table-cell>
          <table:table-cell office:value-type="float" office:value="24.445" calcext:value-type="float">
            <text:p>24.445</text:p>
          </table:table-cell>
          <table:table-cell office:value-type="float" office:value="122.949997" calcext:value-type="float">
            <text:p>122.949997</text:p>
          </table:table-cell>
          <table:table-cell office:value-type="float" office:value="76.269997" calcext:value-type="float">
            <text:p>76.269997</text:p>
          </table:table-cell>
          <table:table-cell office:value-type="float" office:value="33.32" calcext:value-type="float">
            <text:p>33.32</text:p>
          </table:table-cell>
          <table:table-cell office:value-type="float" office:value="78.5" calcext:value-type="float">
            <text:p>78.5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526.84314" calcext:value-type="float">
            <text:p>526.84314</text:p>
          </table:table-cell>
          <table:table-cell office:value-type="float" office:value="297.100006" calcext:value-type="float">
            <text:p>297.100006</text:p>
          </table:table-cell>
          <table:table-cell office:value-type="float" office:value="130.940002" calcext:value-type="float">
            <text:p>130.940002</text:p>
          </table:table-cell>
          <table:table-cell office:value-type="float" office:value="100.809998" calcext:value-type="float">
            <text:p>100.809998</text:p>
          </table:table-cell>
          <table:table-cell office:value-type="float" office:value="53.860001" calcext:value-type="float">
            <text:p>53.860001</text:p>
          </table:table-cell>
        </table:table-row>
        <table:table-row table:style-name="ro1">
          <table:table-cell office:value-type="float" office:value="80.339996" calcext:value-type="float">
            <text:p>80.339996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117.889999" calcext:value-type="float">
            <text:p>117.889999</text:p>
          </table:table-cell>
          <table:table-cell office:value-type="float" office:value="24.045" calcext:value-type="float">
            <text:p>24.045</text:p>
          </table:table-cell>
          <table:table-cell office:value-type="float" office:value="123" calcext:value-type="float">
            <text:p>123</text:p>
          </table:table-cell>
          <table:table-cell office:value-type="float" office:value="76.120003" calcext:value-type="float">
            <text:p>76.120003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78.239998" calcext:value-type="float">
            <text:p>78.239998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529.98584" calcext:value-type="float">
            <text:p>529.98584</text:p>
          </table:table-cell>
          <table:table-cell office:value-type="float" office:value="302.209991" calcext:value-type="float">
            <text:p>302.209991</text:p>
          </table:table-cell>
          <table:table-cell office:value-type="float" office:value="130.429993" calcext:value-type="float">
            <text:p>130.429993</text:p>
          </table:table-cell>
          <table:table-cell office:value-type="float" office:value="100.599998" calcext:value-type="float">
            <text:p>100.599998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80.370003" calcext:value-type="float">
            <text:p>80.370003</text:p>
          </table:table-cell>
          <table:table-cell office:value-type="float" office:value="40.77" calcext:value-type="float">
            <text:p>40.77</text:p>
          </table:table-cell>
          <table:table-cell office:value-type="float" office:value="118.269997" calcext:value-type="float">
            <text:p>118.269997</text:p>
          </table:table-cell>
          <table:table-cell office:value-type="float" office:value="23.424999" calcext:value-type="float">
            <text:p>23.424999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76.629997" calcext:value-type="float">
            <text:p>76.629997</text:p>
          </table:table-cell>
          <table:table-cell office:value-type="float" office:value="33.48" calcext:value-type="float">
            <text:p>33.48</text:p>
          </table:table-cell>
          <table:table-cell office:value-type="float" office:value="78.400002" calcext:value-type="float">
            <text:p>78.400002</text:p>
          </table:table-cell>
          <table:table-cell office:value-type="float" office:value="49.299999" calcext:value-type="float">
            <text:p>49.299999</text:p>
          </table:table-cell>
          <table:table-cell office:value-type="float" office:value="538.170837" calcext:value-type="float">
            <text:p>538.170837</text:p>
          </table:table-cell>
          <table:table-cell office:value-type="float" office:value="305.049988" calcext:value-type="float">
            <text:p>305.049988</text:p>
          </table:table-cell>
          <table:table-cell office:value-type="float" office:value="131.660004" calcext:value-type="float">
            <text:p>131.660004</text:p>
          </table:table-cell>
          <table:table-cell office:value-type="float" office:value="100.580002" calcext:value-type="float">
            <text:p>100.580002</text:p>
          </table:table-cell>
          <table:table-cell office:value-type="float" office:value="53.290001" calcext:value-type="float">
            <text:p>53.290001</text:p>
          </table:table-cell>
        </table:table-row>
        <table:table-row table:style-name="ro1">
          <table:table-cell office:value-type="float" office:value="80.510002" calcext:value-type="float">
            <text:p>80.510002</text:p>
          </table:table-cell>
          <table:table-cell office:value-type="float" office:value="40.630001" calcext:value-type="float">
            <text:p>40.630001</text:p>
          </table:table-cell>
          <table:table-cell office:value-type="float" office:value="118.82" calcext:value-type="float">
            <text:p>118.82</text:p>
          </table:table-cell>
          <table:table-cell office:value-type="float" office:value="23.145" calcext:value-type="float">
            <text:p>23.145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76.43" calcext:value-type="float">
            <text:p>76.43</text:p>
          </table:table-cell>
          <table:table-cell office:value-type="float" office:value="33.98" calcext:value-type="float">
            <text:p>33.98</text:p>
          </table:table-cell>
          <table:table-cell office:value-type="float" office:value="78.529999" calcext:value-type="float">
            <text:p>78.529999</text:p>
          </table:table-cell>
          <table:table-cell office:value-type="float" office:value="49.470001" calcext:value-type="float">
            <text:p>49.470001</text:p>
          </table:table-cell>
          <table:table-cell office:value-type="float" office:value="544.267334" calcext:value-type="float">
            <text:p>544.267334</text:p>
          </table:table-cell>
          <table:table-cell office:value-type="float" office:value="305.459991" calcext:value-type="float">
            <text:p>305.459991</text:p>
          </table:table-cell>
          <table:table-cell office:value-type="float" office:value="132" calcext:value-type="float">
            <text:p>132</text:p>
          </table:table-cell>
          <table:table-cell office:value-type="float" office:value="101.040001" calcext:value-type="float">
            <text:p>101.040001</text:p>
          </table:table-cell>
          <table:table-cell office:value-type="float" office:value="53.939999" calcext:value-type="float">
            <text:p>53.939999</text:p>
          </table:table-cell>
        </table:table-row>
        <table:table-row table:style-name="ro1">
          <table:table-cell office:value-type="float" office:value="80.550003" calcext:value-type="float">
            <text:p>80.550003</text:p>
          </table:table-cell>
          <table:table-cell office:value-type="float" office:value="40.560001" calcext:value-type="float">
            <text:p>40.560001</text:p>
          </table:table-cell>
          <table:table-cell office:value-type="float" office:value="119.949997" calcext:value-type="float">
            <text:p>119.949997</text:p>
          </table:table-cell>
          <table:table-cell office:value-type="float" office:value="23.33" calcext:value-type="float">
            <text:p>23.33</text:p>
          </table:table-cell>
          <table:table-cell office:value-type="float" office:value="123.760002" calcext:value-type="float">
            <text:p>123.760002</text:p>
          </table:table-cell>
          <table:table-cell office:value-type="float" office:value="76.169998" calcext:value-type="float">
            <text:p>76.169998</text:p>
          </table:table-cell>
          <table:table-cell office:value-type="float" office:value="33.75" calcext:value-type="float">
            <text:p>33.75</text:p>
          </table:table-cell>
          <table:table-cell office:value-type="float" office:value="78.459999" calcext:value-type="float">
            <text:p>78.459999</text:p>
          </table:table-cell>
          <table:table-cell office:value-type="float" office:value="49.970001" calcext:value-type="float">
            <text:p>49.970001</text:p>
          </table:table-cell>
          <table:table-cell office:value-type="float" office:value="552.959534" calcext:value-type="float">
            <text:p>552.959534</text:p>
          </table:table-cell>
          <table:table-cell office:value-type="float" office:value="314.410004" calcext:value-type="float">
            <text:p>314.410004</text:p>
          </table:table-cell>
          <table:table-cell office:value-type="float" office:value="133.089996" calcext:value-type="float">
            <text:p>133.089996</text:p>
          </table:table-cell>
          <table:table-cell office:value-type="float" office:value="101.099998" calcext:value-type="float">
            <text:p>101.099998</text:p>
          </table:table-cell>
          <table:table-cell office:value-type="float" office:value="54.200001" calcext:value-type="float">
            <text:p>54.200001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120.43" calcext:value-type="float">
            <text:p>120.43</text:p>
          </table:table-cell>
          <table:table-cell office:value-type="float" office:value="23.889999" calcext:value-type="float">
            <text:p>23.889999</text:p>
          </table:table-cell>
          <table:table-cell office:value-type="float" office:value="122.900002" calcext:value-type="float">
            <text:p>122.900002</text:p>
          </table:table-cell>
          <table:table-cell office:value-type="float" office:value="76.089996" calcext:value-type="float">
            <text:p>76.089996</text:p>
          </table:table-cell>
          <table:table-cell office:value-type="float" office:value="33.720001" calcext:value-type="float">
            <text:p>33.720001</text:p>
          </table:table-cell>
          <table:table-cell office:value-type="float" office:value="79.809998" calcext:value-type="float">
            <text:p>79.809998</text:p>
          </table:table-cell>
          <table:table-cell office:value-type="float" office:value="49.490002" calcext:value-type="float">
            <text:p>49.490002</text:p>
          </table:table-cell>
          <table:table-cell office:value-type="float" office:value="561.482666" calcext:value-type="float">
            <text:p>561.482666</text:p>
          </table:table-cell>
          <table:table-cell office:value-type="float" office:value="309.5" calcext:value-type="float">
            <text:p>309.5</text:p>
          </table:table-cell>
          <table:table-cell office:value-type="float" office:value="134.169998" calcext:value-type="float">
            <text:p>134.169998</text:p>
          </table:table-cell>
          <table:table-cell office:value-type="float" office:value="100.669998" calcext:value-type="float">
            <text:p>100.669998</text:p>
          </table:table-cell>
          <table:table-cell office:value-type="float" office:value="53.959999" calcext:value-type="float">
            <text:p>53.959999</text:p>
          </table:table-cell>
        </table:table-row>
        <table:table-row table:style-name="ro1">
          <table:table-cell office:value-type="float" office:value="80.099998" calcext:value-type="float">
            <text:p>80.099998</text:p>
          </table:table-cell>
          <table:table-cell office:value-type="float" office:value="40.68" calcext:value-type="float">
            <text:p>40.68</text:p>
          </table:table-cell>
          <table:table-cell office:value-type="float" office:value="119.650002" calcext:value-type="float">
            <text:p>119.650002</text:p>
          </table:table-cell>
          <table:table-cell office:value-type="float" office:value="24.025" calcext:value-type="float">
            <text:p>24.025</text:p>
          </table:table-cell>
          <table:table-cell office:value-type="float" office:value="122.889999" calcext:value-type="float">
            <text:p>122.889999</text:p>
          </table:table-cell>
          <table:table-cell office:value-type="float" office:value="76.68" calcext:value-type="float">
            <text:p>76.68</text:p>
          </table:table-cell>
          <table:table-cell office:value-type="float" office:value="33.66" calcext:value-type="float">
            <text:p>33.66</text:p>
          </table:table-cell>
          <table:table-cell office:value-type="float" office:value="79.489998" calcext:value-type="float">
            <text:p>79.48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60.269348" calcext:value-type="float">
            <text:p>560.269348</text:p>
          </table:table-cell>
          <table:table-cell office:value-type="float" office:value="310.420013" calcext:value-type="float">
            <text:p>310.420013</text:p>
          </table:table-cell>
          <table:table-cell office:value-type="float" office:value="134.710007" calcext:value-type="float">
            <text:p>134.710007</text:p>
          </table:table-cell>
          <table:table-cell office:value-type="float" office:value="100.559998" calcext:value-type="float">
            <text:p>100.559998</text:p>
          </table:table-cell>
          <table:table-cell office:value-type="float" office:value="54.099998" calcext:value-type="float">
            <text:p>54.099998</text:p>
          </table:table-cell>
        </table:table-row>
        <table:table-row table:style-name="ro1">
          <table:table-cell office:value-type="float" office:value="80.25" calcext:value-type="float">
            <text:p>80.25</text:p>
          </table:table-cell>
          <table:table-cell office:value-type="float" office:value="40.540001" calcext:value-type="float">
            <text:p>40.540001</text:p>
          </table:table-cell>
          <table:table-cell office:value-type="float" office:value="119.849998" calcext:value-type="float">
            <text:p>119.849998</text:p>
          </table:table-cell>
          <table:table-cell office:value-type="float" office:value="24.355" calcext:value-type="float">
            <text:p>24.355</text:p>
          </table:table-cell>
          <table:table-cell office:value-type="float" office:value="122.239998" calcext:value-type="float">
            <text:p>122.239998</text:p>
          </table:table-cell>
          <table:table-cell office:value-type="float" office:value="76.510002" calcext:value-type="float">
            <text:p>76.510002</text:p>
          </table:table-cell>
          <table:table-cell office:value-type="float" office:value="33.5" calcext:value-type="float">
            <text:p>33.5</text:p>
          </table:table-cell>
          <table:table-cell office:value-type="float" office:value="79.419998" calcext:value-type="float">
            <text:p>79.419998</text:p>
          </table:table-cell>
          <table:table-cell office:value-type="float" office:value="49.549999" calcext:value-type="float">
            <text:p>49.549999</text:p>
          </table:table-cell>
          <table:table-cell office:value-type="float" office:value="557.733276" calcext:value-type="float">
            <text:p>557.733276</text:p>
          </table:table-cell>
          <table:table-cell office:value-type="float" office:value="314.429993" calcext:value-type="float">
            <text:p>314.429993</text:p>
          </table:table-cell>
          <table:table-cell office:value-type="float" office:value="134.669998" calcext:value-type="float">
            <text:p>134.669998</text:p>
          </table:table-cell>
          <table:table-cell office:value-type="float" office:value="100.699997" calcext:value-type="float">
            <text:p>100.699997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1">
          <table:table-cell office:value-type="float" office:value="80.660004" calcext:value-type="float">
            <text:p>80.660004</text:p>
          </table:table-cell>
          <table:table-cell office:value-type="float" office:value="40.75" calcext:value-type="float">
            <text:p>40.75</text:p>
          </table:table-cell>
          <table:table-cell office:value-type="float" office:value="121.32" calcext:value-type="float">
            <text:p>121.32</text:p>
          </table:table-cell>
          <table:table-cell office:value-type="float" office:value="24.545" calcext:value-type="float">
            <text:p>24.545</text:p>
          </table:table-cell>
          <table:table-cell office:value-type="float" office:value="122.93" calcext:value-type="float">
            <text:p>122.93</text:p>
          </table:table-cell>
          <table:table-cell office:value-type="float" office:value="76.839996" calcext:value-type="float">
            <text:p>76.839996</text:p>
          </table:table-cell>
          <table:table-cell office:value-type="float" office:value="33.450001" calcext:value-type="float">
            <text:p>33.450001</text:p>
          </table:table-cell>
          <table:table-cell office:value-type="float" office:value="80.209999" calcext:value-type="float">
            <text:p>80.209999</text:p>
          </table:table-cell>
          <table:table-cell office:value-type="float" office:value="50.02" calcext:value-type="float">
            <text:p>50.02</text:p>
          </table:table-cell>
          <table:table-cell office:value-type="float" office:value="557.63385" calcext:value-type="float">
            <text:p>557.63385</text:p>
          </table:table-cell>
          <table:table-cell office:value-type="float" office:value="312.589996" calcext:value-type="float">
            <text:p>312.589996</text:p>
          </table:table-cell>
          <table:table-cell office:value-type="float" office:value="135.5" calcext:value-type="float">
            <text:p>135.5</text:p>
          </table:table-cell>
          <table:table-cell office:value-type="float" office:value="101.540001" calcext:value-type="float">
            <text:p>101.540001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float" office:value="80.040001" calcext:value-type="float">
            <text:p>80.040001</text:p>
          </table:table-cell>
          <table:table-cell office:value-type="float" office:value="40.720001" calcext:value-type="float">
            <text:p>40.720001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24.620001" calcext:value-type="float">
            <text:p>24.620001</text:p>
          </table:table-cell>
          <table:table-cell office:value-type="float" office:value="122.389999" calcext:value-type="float">
            <text:p>122.389999</text:p>
          </table:table-cell>
          <table:table-cell office:value-type="float" office:value="76.309998" calcext:value-type="float">
            <text:p>76.309998</text:p>
          </table:table-cell>
          <table:table-cell office:value-type="float" office:value="33.68" calcext:value-type="float">
            <text:p>33.68</text:p>
          </table:table-cell>
          <table:table-cell office:value-type="float" office:value="79.470001" calcext:value-type="float">
            <text:p>79.470001</text:p>
          </table:table-cell>
          <table:table-cell office:value-type="float" office:value="49.75" calcext:value-type="float">
            <text:p>49.75</text:p>
          </table:table-cell>
          <table:table-cell office:value-type="float" office:value="547.976929" calcext:value-type="float">
            <text:p>547.976929</text:p>
          </table:table-cell>
          <table:table-cell office:value-type="float" office:value="305.75" calcext:value-type="float">
            <text:p>305.75</text:p>
          </table:table-cell>
          <table:table-cell office:value-type="float" office:value="135.800003" calcext:value-type="float">
            <text:p>135.800003</text:p>
          </table:table-cell>
          <table:table-cell office:value-type="float" office:value="101.910004" calcext:value-type="float">
            <text:p>101.910004</text:p>
          </table:table-cell>
          <table:table-cell office:value-type="float" office:value="54.060001" calcext:value-type="float">
            <text:p>54.0600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91" calcext:value-type="float">
            <text:p>40.91</text:p>
          </table:table-cell>
          <table:table-cell office:value-type="float" office:value="121.5" calcext:value-type="float">
            <text:p>121.5</text:p>
          </table:table-cell>
          <table:table-cell office:value-type="float" office:value="24.709999" calcext:value-type="float">
            <text:p>24.709999</text:p>
          </table:table-cell>
          <table:table-cell office:value-type="float" office:value="122.32" calcext:value-type="float">
            <text:p>122.32</text:p>
          </table:table-cell>
          <table:table-cell office:value-type="float" office:value="75.650002" calcext:value-type="float">
            <text:p>75.650002</text:p>
          </table:table-cell>
          <table:table-cell office:value-type="float" office:value="33.93" calcext:value-type="float">
            <text:p>33.93</text:p>
          </table:table-cell>
          <table:table-cell office:value-type="float" office:value="79.720001" calcext:value-type="float">
            <text:p>79.720001</text:p>
          </table:table-cell>
          <table:table-cell office:value-type="float" office:value="49.32" calcext:value-type="float">
            <text:p>49.32</text:p>
          </table:table-cell>
          <table:table-cell office:value-type="float" office:value="538.538818" calcext:value-type="float">
            <text:p>538.538818</text:p>
          </table:table-cell>
          <table:table-cell office:value-type="float" office:value="306.850006" calcext:value-type="float">
            <text:p>306.850006</text:p>
          </table:table-cell>
          <table:table-cell office:value-type="float" office:value="135.539993" calcext:value-type="float">
            <text:p>135.539993</text:p>
          </table:table-cell>
          <table:table-cell office:value-type="float" office:value="102.230003" calcext:value-type="float">
            <text:p>102.230003</text:p>
          </table:table-cell>
          <table:table-cell office:value-type="float" office:value="53.919998" calcext:value-type="float">
            <text:p>53.919998</text:p>
          </table:table-cell>
        </table:table-row>
        <table:table-row table:style-name="ro1">
          <table:table-cell office:value-type="float" office:value="80.110001" calcext:value-type="float">
            <text:p>80.110001</text:p>
          </table:table-cell>
          <table:table-cell office:value-type="float" office:value="40.73" calcext:value-type="float">
            <text:p>40.73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24.725" calcext:value-type="float">
            <text:p>24.725</text:p>
          </table:table-cell>
          <table:table-cell office:value-type="float" office:value="122.529999" calcext:value-type="float">
            <text:p>122.529999</text:p>
          </table:table-cell>
          <table:table-cell office:value-type="float" office:value="75.650002" calcext:value-type="float">
            <text:p>75.650002</text:p>
          </table:table-cell>
          <table:table-cell office:value-type="float" office:value="34.209999" calcext:value-type="float">
            <text:p>34.209999</text:p>
          </table:table-cell>
          <table:table-cell office:value-type="float" office:value="79.809998" calcext:value-type="float">
            <text:p>79.809998</text:p>
          </table:table-cell>
          <table:table-cell office:value-type="float" office:value="49.209999" calcext:value-type="float">
            <text:p>49.209999</text:p>
          </table:table-cell>
          <table:table-cell office:value-type="float" office:value="543.412048" calcext:value-type="float">
            <text:p>543.412048</text:p>
          </table:table-cell>
          <table:table-cell office:value-type="float" office:value="308.100006" calcext:value-type="float">
            <text:p>308.100006</text:p>
          </table:table-cell>
          <table:table-cell office:value-type="float" office:value="135.649994" calcext:value-type="float">
            <text:p>135.649994</text:p>
          </table:table-cell>
          <table:table-cell office:value-type="float" office:value="102.779999" calcext:value-type="float">
            <text:p>102.779999</text:p>
          </table:table-cell>
          <table:table-cell office:value-type="float" office:value="54.549999" calcext:value-type="float">
            <text:p>54.549999</text:p>
          </table:table-cell>
        </table:table-row>
        <table:table-row table:style-name="ro1">
          <table:table-cell office:value-type="float" office:value="80.089996" calcext:value-type="float">
            <text:p>80.089996</text:p>
          </table:table-cell>
          <table:table-cell office:value-type="float" office:value="40.939999" calcext:value-type="float">
            <text:p>40.939999</text:p>
          </table:table-cell>
          <table:table-cell office:value-type="float" office:value="123.900002" calcext:value-type="float">
            <text:p>123.900002</text:p>
          </table:table-cell>
          <table:table-cell office:value-type="float" office:value="24.66" calcext:value-type="float">
            <text:p>24.66</text:p>
          </table:table-cell>
          <table:table-cell office:value-type="float" office:value="123.699997" calcext:value-type="float">
            <text:p>123.699997</text:p>
          </table:table-cell>
          <table:table-cell office:value-type="float" office:value="76.029999" calcext:value-type="float">
            <text:p>76.029999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80.360001" calcext:value-type="float">
            <text:p>80.360001</text:p>
          </table:table-cell>
          <table:table-cell office:value-type="float" office:value="49.450001" calcext:value-type="float">
            <text:p>49.450001</text:p>
          </table:table-cell>
          <table:table-cell office:value-type="float" office:value="555.00824" calcext:value-type="float">
            <text:p>555.00824</text:p>
          </table:table-cell>
          <table:table-cell office:value-type="float" office:value="325" calcext:value-type="float">
            <text:p>325</text:p>
          </table:table-cell>
          <table:table-cell office:value-type="float" office:value="137.389999" calcext:value-type="float">
            <text:p>137.389999</text:p>
          </table:table-cell>
          <table:table-cell office:value-type="float" office:value="103.25" calcext:value-type="float">
            <text:p>103.25</text:p>
          </table:table-cell>
          <table:table-cell office:value-type="float" office:value="55.32" calcext:value-type="float">
            <text:p>55.32</text:p>
          </table:table-cell>
        </table:table-row>
        <table:table-row table:style-name="ro1">
          <table:table-cell office:value-type="float" office:value="79.910004" calcext:value-type="float">
            <text:p>79.910004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123.75" calcext:value-type="float">
            <text:p>123.75</text:p>
          </table:table-cell>
          <table:table-cell office:value-type="float" office:value="24.620001" calcext:value-type="float">
            <text:p>24.620001</text:p>
          </table:table-cell>
          <table:table-cell office:value-type="float" office:value="124.010002" calcext:value-type="float">
            <text:p>124.010002</text:p>
          </table:table-cell>
          <table:table-cell office:value-type="float" office:value="75.650002" calcext:value-type="float">
            <text:p>75.650002</text:p>
          </table:table-cell>
          <table:table-cell office:value-type="float" office:value="35.099998" calcext:value-type="float">
            <text:p>35.099998</text:p>
          </table:table-cell>
          <table:table-cell office:value-type="float" office:value="80.57" calcext:value-type="float">
            <text:p>80.57</text:p>
          </table:table-cell>
          <table:table-cell office:value-type="float" office:value="49.23" calcext:value-type="float">
            <text:p>49.23</text:p>
          </table:table-cell>
          <table:table-cell office:value-type="float" office:value="554.103271" calcext:value-type="float">
            <text:p>554.103271</text:p>
          </table:table-cell>
          <table:table-cell office:value-type="float" office:value="331.570007" calcext:value-type="float">
            <text:p>331.570007</text:p>
          </table:table-cell>
          <table:table-cell office:value-type="float" office:value="138.25" calcext:value-type="float">
            <text:p>138.25</text:p>
          </table:table-cell>
          <table:table-cell office:value-type="float" office:value="103.07" calcext:value-type="float">
            <text:p>103.07</text:p>
          </table:table-cell>
          <table:table-cell office:value-type="float" office:value="54.419998" calcext:value-type="float">
            <text:p>54.419998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40.84" calcext:value-type="float">
            <text:p>40.84</text:p>
          </table:table-cell>
          <table:table-cell office:value-type="float" office:value="124.010002" calcext:value-type="float">
            <text:p>124.010002</text:p>
          </table:table-cell>
          <table:table-cell office:value-type="float" office:value="24.715" calcext:value-type="float">
            <text:p>24.715</text:p>
          </table:table-cell>
          <table:table-cell office:value-type="float" office:value="124.980003" calcext:value-type="float">
            <text:p>124.980003</text:p>
          </table:table-cell>
          <table:table-cell office:value-type="float" office:value="75.410004" calcext:value-type="float">
            <text:p>75.410004</text:p>
          </table:table-cell>
          <table:table-cell office:value-type="float" office:value="34.970001" calcext:value-type="float">
            <text:p>34.970001</text:p>
          </table:table-cell>
          <table:table-cell office:value-type="float" office:value="80.830002" calcext:value-type="float">
            <text:p>80.830002</text:p>
          </table:table-cell>
          <table:table-cell office:value-type="float" office:value="49.450001" calcext:value-type="float">
            <text:p>49.450001</text:p>
          </table:table-cell>
          <table:table-cell office:value-type="float" office:value="557.444885" calcext:value-type="float">
            <text:p>557.444885</text:p>
          </table:table-cell>
          <table:table-cell office:value-type="float" office:value="327.649994" calcext:value-type="float">
            <text:p>327.649994</text:p>
          </table:table-cell>
          <table:table-cell office:value-type="float" office:value="137.589996" calcext:value-type="float">
            <text:p>137.589996</text:p>
          </table:table-cell>
          <table:table-cell office:value-type="float" office:value="103.470001" calcext:value-type="float">
            <text:p>103.470001</text:p>
          </table:table-cell>
          <table:table-cell office:value-type="float" office:value="53.139999" calcext:value-type="float">
            <text:p>53.139999</text:p>
          </table:table-cell>
        </table:table-row>
        <table:table-row table:style-name="ro1">
          <table:table-cell office:value-type="float" office:value="80.050003" calcext:value-type="float">
            <text:p>80.050003</text:p>
          </table:table-cell>
          <table:table-cell office:value-type="float" office:value="40.98" calcext:value-type="float">
            <text:p>40.98</text:p>
          </table:table-cell>
          <table:table-cell office:value-type="float" office:value="122.970001" calcext:value-type="float">
            <text:p>122.970001</text:p>
          </table:table-cell>
          <table:table-cell office:value-type="float" office:value="24.495001" calcext:value-type="float">
            <text:p>24.495001</text:p>
          </table:table-cell>
          <table:table-cell office:value-type="float" office:value="125.129997" calcext:value-type="float">
            <text:p>125.129997</text:p>
          </table:table-cell>
          <table:table-cell office:value-type="float" office:value="75.110001" calcext:value-type="float">
            <text:p>75.110001</text:p>
          </table:table-cell>
          <table:table-cell office:value-type="float" office:value="34.959999" calcext:value-type="float">
            <text:p>34.959999</text:p>
          </table:table-cell>
          <table:table-cell office:value-type="float" office:value="81.5" calcext:value-type="float">
            <text:p>81.5</text:p>
          </table:table-cell>
          <table:table-cell office:value-type="float" office:value="49.349998" calcext:value-type="float">
            <text:p>49.349998</text:p>
          </table:table-cell>
          <table:table-cell office:value-type="float" office:value="554.948608" calcext:value-type="float">
            <text:p>554.948608</text:p>
          </table:table-cell>
          <table:table-cell office:value-type="float" office:value="336" calcext:value-type="float">
            <text:p>336</text:p>
          </table:table-cell>
          <table:table-cell office:value-type="float" office:value="135.25" calcext:value-type="float">
            <text:p>135.25</text:p>
          </table:table-cell>
          <table:table-cell office:value-type="float" office:value="103.809998" calcext:value-type="float">
            <text:p>103.809998</text:p>
          </table:table-cell>
          <table:table-cell office:value-type="float" office:value="53.849998" calcext:value-type="float">
            <text:p>53.849998</text:p>
          </table:table-cell>
        </table:table-row>
        <table:table-row table:style-name="ro1">
          <table:table-cell office:value-type="float" office:value="79.82" calcext:value-type="float">
            <text:p>79.82</text:p>
          </table:table-cell>
          <table:table-cell office:value-type="float" office:value="40.41" calcext:value-type="float">
            <text:p>40.41</text:p>
          </table:table-cell>
          <table:table-cell office:value-type="float" office:value="121.739998" calcext:value-type="float">
            <text:p>121.739998</text:p>
          </table:table-cell>
          <table:table-cell office:value-type="float" office:value="24.290001" calcext:value-type="float">
            <text:p>24.290001</text:p>
          </table:table-cell>
          <table:table-cell office:value-type="float" office:value="125.730003" calcext:value-type="float">
            <text:p>125.730003</text:p>
          </table:table-cell>
          <table:table-cell office:value-type="float" office:value="74.599998" calcext:value-type="float">
            <text:p>74.599998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49.27" calcext:value-type="float">
            <text:p>49.27</text:p>
          </table:table-cell>
          <table:table-cell office:value-type="float" office:value="554.252441" calcext:value-type="float">
            <text:p>554.252441</text:p>
          </table:table-cell>
          <table:table-cell office:value-type="float" office:value="335.549988" calcext:value-type="float">
            <text:p>335.549988</text:p>
          </table:table-cell>
          <table:table-cell office:value-type="float" office:value="133.860001" calcext:value-type="float">
            <text:p>133.860001</text:p>
          </table:table-cell>
          <table:table-cell office:value-type="float" office:value="103.18" calcext:value-type="float">
            <text:p>103.18</text:p>
          </table:table-cell>
          <table:table-cell office:value-type="float" office:value="54.220001" calcext:value-type="float">
            <text:p>54.220001</text:p>
          </table:table-cell>
        </table:table-row>
        <table:table-row table:style-name="ro1">
          <table:table-cell office:value-type="float" office:value="79.730003" calcext:value-type="float">
            <text:p>79.730003</text:p>
          </table:table-cell>
          <table:table-cell office:value-type="float" office:value="40.389999" calcext:value-type="float">
            <text:p>40.389999</text:p>
          </table:table-cell>
          <table:table-cell office:value-type="float" office:value="119.959999" calcext:value-type="float">
            <text:p>119.959999</text:p>
          </table:table-cell>
          <table:table-cell office:value-type="float" office:value="24.145" calcext:value-type="float">
            <text:p>24.145</text:p>
          </table:table-cell>
          <table:table-cell office:value-type="float" office:value="125.940002" calcext:value-type="float">
            <text:p>125.940002</text:p>
          </table:table-cell>
          <table:table-cell office:value-type="float" office:value="74.089996" calcext:value-type="float">
            <text:p>74.089996</text:p>
          </table:table-cell>
          <table:table-cell office:value-type="float" office:value="34.959999" calcext:value-type="float">
            <text:p>34.959999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48.93" calcext:value-type="float">
            <text:p>48.93</text:p>
          </table:table-cell>
          <table:table-cell office:value-type="float" office:value="549.23999" calcext:value-type="float">
            <text:p>549.23999</text:p>
          </table:table-cell>
          <table:table-cell office:value-type="float" office:value="327.049988" calcext:value-type="float">
            <text:p>327.049988</text:p>
          </table:table-cell>
          <table:table-cell office:value-type="float" office:value="132.529999" calcext:value-type="float">
            <text:p>132.529999</text:p>
          </table:table-cell>
          <table:table-cell office:value-type="float" office:value="102.510002" calcext:value-type="float">
            <text:p>102.510002</text:p>
          </table:table-cell>
          <table:table-cell office:value-type="float" office:value="53.669998" calcext:value-type="float">
            <text:p>53.669998</text:p>
          </table:table-cell>
        </table:table-row>
        <table:table-row table:style-name="ro1">
          <table:table-cell office:value-type="float" office:value="79.519997" calcext:value-type="float">
            <text:p>79.519997</text:p>
          </table:table-cell>
          <table:table-cell office:value-type="float" office:value="40.189999" calcext:value-type="float">
            <text:p>40.189999</text:p>
          </table:table-cell>
          <table:table-cell office:value-type="float" office:value="120.360001" calcext:value-type="float">
            <text:p>120.360001</text:p>
          </table:table-cell>
          <table:table-cell office:value-type="float" office:value="24.105" calcext:value-type="float">
            <text:p>24.105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73.589996" calcext:value-type="float">
            <text:p>73.589996</text:p>
          </table:table-cell>
          <table:table-cell office:value-type="float" office:value="35.220001" calcext:value-type="float">
            <text:p>35.220001</text:p>
          </table:table-cell>
          <table:table-cell office:value-type="float" office:value="83.190002" calcext:value-type="float">
            <text:p>83.190002</text:p>
          </table:table-cell>
          <table:table-cell office:value-type="float" office:value="49.23" calcext:value-type="float">
            <text:p>49.23</text:p>
          </table:table-cell>
          <table:table-cell office:value-type="float" office:value="546.256409" calcext:value-type="float">
            <text:p>546.256409</text:p>
          </table:table-cell>
          <table:table-cell office:value-type="float" office:value="324.859985" calcext:value-type="float">
            <text:p>324.859985</text:p>
          </table:table-cell>
          <table:table-cell office:value-type="float" office:value="132.199997" calcext:value-type="float">
            <text:p>132.199997</text:p>
          </table:table-cell>
          <table:table-cell office:value-type="float" office:value="102.519997" calcext:value-type="float">
            <text:p>102.519997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79.610001" calcext:value-type="float">
            <text:p>79.610001</text:p>
          </table:table-cell>
          <table:table-cell office:value-type="float" office:value="41.18" calcext:value-type="float">
            <text:p>41.18</text:p>
          </table:table-cell>
          <table:table-cell office:value-type="float" office:value="121.389999" calcext:value-type="float">
            <text:p>121.389999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127.900002" calcext:value-type="float">
            <text:p>127.900002</text:p>
          </table:table-cell>
          <table:table-cell office:value-type="float" office:value="73.230003" calcext:value-type="float">
            <text:p>73.230003</text:p>
          </table:table-cell>
          <table:table-cell office:value-type="float" office:value="35.380001" calcext:value-type="float">
            <text:p>35.380001</text:p>
          </table:table-cell>
          <table:table-cell office:value-type="float" office:value="83.18" calcext:value-type="float">
            <text:p>83.18</text:p>
          </table:table-cell>
          <table:table-cell office:value-type="float" office:value="49.189999" calcext:value-type="float">
            <text:p>49.189999</text:p>
          </table:table-cell>
          <table:table-cell office:value-type="float" office:value="541.22406" calcext:value-type="float">
            <text:p>541.22406</text:p>
          </table:table-cell>
          <table:table-cell office:value-type="float" office:value="327.540009" calcext:value-type="float">
            <text:p>327.540009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102.129997" calcext:value-type="float">
            <text:p>102.129997</text:p>
          </table:table-cell>
          <table:table-cell office:value-type="float" office:value="54.490002" calcext:value-type="float">
            <text:p>54.490002</text:p>
          </table:table-cell>
        </table:table-row>
        <table:table-row table:style-name="ro1">
          <table:table-cell office:value-type="float" office:value="79.440002" calcext:value-type="float">
            <text:p>79.440002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121.010002" calcext:value-type="float">
            <text:p>121.010002</text:p>
          </table:table-cell>
          <table:table-cell office:value-type="float" office:value="24.165001" calcext:value-type="float">
            <text:p>24.165001</text:p>
          </table:table-cell>
          <table:table-cell office:value-type="float" office:value="128.960007" calcext:value-type="float">
            <text:p>128.960007</text:p>
          </table:table-cell>
          <table:table-cell office:value-type="float" office:value="72.43" calcext:value-type="float">
            <text:p>72.43</text:p>
          </table:table-cell>
          <table:table-cell office:value-type="float" office:value="35" calcext:value-type="float">
            <text:p>35</text:p>
          </table:table-cell>
          <table:table-cell office:value-type="float" office:value="83.57" calcext:value-type="float">
            <text:p>83.57</text:p>
          </table:table-cell>
          <table:table-cell office:value-type="float" office:value="49.009998" calcext:value-type="float">
            <text:p>49.009998</text:p>
          </table:table-cell>
          <table:table-cell office:value-type="float" office:value="541.880432" calcext:value-type="float">
            <text:p>541.880432</text:p>
          </table:table-cell>
          <table:table-cell office:value-type="float" office:value="328" calcext:value-type="float">
            <text:p>328</text:p>
          </table:table-cell>
          <table:table-cell office:value-type="float" office:value="132.610001" calcext:value-type="float">
            <text:p>132.610001</text:p>
          </table:table-cell>
          <table:table-cell office:value-type="float" office:value="101.910004" calcext:value-type="float">
            <text:p>101.910004</text:p>
          </table:table-cell>
          <table:table-cell office:value-type="float" office:value="54.27" calcext:value-type="float">
            <text:p>54.27</text:p>
          </table:table-cell>
        </table:table-row>
        <table:table-row table:style-name="ro1">
          <table:table-cell office:value-type="float" office:value="79.849998" calcext:value-type="float">
            <text:p>79.849998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121.550003" calcext:value-type="float">
            <text:p>121.550003</text:p>
          </table:table-cell>
          <table:table-cell office:value-type="float" office:value="24.530001" calcext:value-type="float">
            <text:p>24.530001</text:p>
          </table:table-cell>
          <table:table-cell office:value-type="float" office:value="130.289993" calcext:value-type="float">
            <text:p>130.289993</text:p>
          </table:table-cell>
          <table:table-cell office:value-type="float" office:value="73.889999" calcext:value-type="float">
            <text:p>73.889999</text:p>
          </table:table-cell>
          <table:table-cell office:value-type="float" office:value="35.099998" calcext:value-type="float">
            <text:p>35.099998</text:p>
          </table:table-cell>
          <table:table-cell office:value-type="float" office:value="84.269997" calcext:value-type="float">
            <text:p>84.269997</text:p>
          </table:table-cell>
          <table:table-cell office:value-type="float" office:value="49.419998" calcext:value-type="float">
            <text:p>49.419998</text:p>
          </table:table-cell>
          <table:table-cell office:value-type="float" office:value="551.209167" calcext:value-type="float">
            <text:p>551.209167</text:p>
          </table:table-cell>
          <table:table-cell office:value-type="float" office:value="335.26001" calcext:value-type="float">
            <text:p>335.26001</text:p>
          </table:table-cell>
          <table:table-cell office:value-type="float" office:value="132.479996" calcext:value-type="float">
            <text:p>132.479996</text:p>
          </table:table-cell>
          <table:table-cell office:value-type="float" office:value="102.93" calcext:value-type="float">
            <text:p>102.93</text:p>
          </table:table-cell>
          <table:table-cell office:value-type="float" office:value="54.139999" calcext:value-type="float">
            <text:p>54.139999</text:p>
          </table:table-cell>
        </table:table-row>
        <table:table-row table:style-name="ro1">
          <table:table-cell office:value-type="float" office:value="80.440002" calcext:value-type="float">
            <text:p>80.440002</text:p>
          </table:table-cell>
          <table:table-cell office:value-type="float" office:value="41.869999" calcext:value-type="float">
            <text:p>41.869999</text:p>
          </table:table-cell>
          <table:table-cell office:value-type="float" office:value="123.120003" calcext:value-type="float">
            <text:p>123.120003</text:p>
          </table:table-cell>
          <table:table-cell office:value-type="float" office:value="24.809999" calcext:value-type="float">
            <text:p>24.809999</text:p>
          </table:table-cell>
          <table:table-cell office:value-type="float" office:value="131.949997" calcext:value-type="float">
            <text:p>131.949997</text:p>
          </table:table-cell>
          <table:table-cell office:value-type="float" office:value="74.059998" calcext:value-type="float">
            <text:p>74.059998</text:p>
          </table:table-cell>
          <table:table-cell office:value-type="float" office:value="35.66" calcext:value-type="float">
            <text:p>35.66</text:p>
          </table:table-cell>
          <table:table-cell office:value-type="float" office:value="85.110001" calcext:value-type="float">
            <text:p>85.110001</text:p>
          </table:table-cell>
          <table:table-cell office:value-type="float" office:value="49.75" calcext:value-type="float">
            <text:p>49.75</text:p>
          </table:table-cell>
          <table:table-cell office:value-type="float" office:value="553.804871" calcext:value-type="float">
            <text:p>553.804871</text:p>
          </table:table-cell>
          <table:table-cell office:value-type="float" office:value="327.76001" calcext:value-type="float">
            <text:p>327.76001</text:p>
          </table:table-cell>
          <table:table-cell office:value-type="float" office:value="133.479996" calcext:value-type="float">
            <text:p>133.479996</text:p>
          </table:table-cell>
          <table:table-cell office:value-type="float" office:value="104.370003" calcext:value-type="float">
            <text:p>104.370003</text:p>
          </table:table-cell>
          <table:table-cell office:value-type="float" office:value="55.619999" calcext:value-type="float">
            <text:p>55.619999</text:p>
          </table:table-cell>
        </table:table-row>
        <table:table-row table:style-name="ro1">
          <table:table-cell office:value-type="float" office:value="80.059998" calcext:value-type="float">
            <text:p>80.059998</text:p>
          </table:table-cell>
          <table:table-cell office:value-type="float" office:value="41.459999" calcext:value-type="float">
            <text:p>41.459999</text:p>
          </table:table-cell>
          <table:table-cell office:value-type="float" office:value="123.589996" calcext:value-type="float">
            <text:p>123.589996</text:p>
          </table:table-cell>
          <table:table-cell office:value-type="float" office:value="24.875" calcext:value-type="float">
            <text:p>24.875</text:p>
          </table:table-cell>
          <table:table-cell office:value-type="float" office:value="132.520004" calcext:value-type="float">
            <text:p>132.520004</text:p>
          </table:table-cell>
          <table:table-cell office:value-type="float" office:value="73.980003" calcext:value-type="float">
            <text:p>73.980003</text:p>
          </table:table-cell>
          <table:table-cell office:value-type="float" office:value="36.040001" calcext:value-type="float">
            <text:p>36.040001</text:p>
          </table:table-cell>
          <table:table-cell office:value-type="float" office:value="85.589996" calcext:value-type="float">
            <text:p>85.589996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552.114197" calcext:value-type="float">
            <text:p>552.114197</text:p>
          </table:table-cell>
          <table:table-cell office:value-type="float" office:value="323.329987" calcext:value-type="float">
            <text:p>323.329987</text:p>
          </table:table-cell>
          <table:table-cell office:value-type="float" office:value="132.320007" calcext:value-type="float">
            <text:p>132.320007</text:p>
          </table:table-cell>
          <table:table-cell office:value-type="float" office:value="104.910004" calcext:value-type="float">
            <text:p>104.910004</text:p>
          </table:table-cell>
          <table:table-cell office:value-type="float" office:value="53.759998" calcext:value-type="float">
            <text:p>53.759998</text:p>
          </table:table-cell>
        </table:table-row>
        <table:table-row table:style-name="ro1">
          <table:table-cell office:value-type="float" office:value="79.419998" calcext:value-type="float">
            <text:p>79.419998</text:p>
          </table:table-cell>
          <table:table-cell office:value-type="float" office:value="41.52" calcext:value-type="float">
            <text:p>41.52</text:p>
          </table:table-cell>
          <table:table-cell office:value-type="float" office:value="121.959999" calcext:value-type="float">
            <text:p>121.959999</text:p>
          </table:table-cell>
          <table:table-cell office:value-type="float" office:value="24.465" calcext:value-type="float">
            <text:p>24.465</text:p>
          </table:table-cell>
          <table:table-cell office:value-type="float" office:value="132.740005" calcext:value-type="float">
            <text:p>132.740005</text:p>
          </table:table-cell>
          <table:table-cell office:value-type="float" office:value="73.779999" calcext:value-type="float">
            <text:p>73.779999</text:p>
          </table:table-cell>
          <table:table-cell office:value-type="float" office:value="36.07" calcext:value-type="float">
            <text:p>36.07</text:p>
          </table:table-cell>
          <table:table-cell office:value-type="float" office:value="86.019997" calcext:value-type="float">
            <text:p>86.019997</text:p>
          </table:table-cell>
          <table:table-cell office:value-type="float" office:value="49.740002" calcext:value-type="float">
            <text:p>49.740002</text:p>
          </table:table-cell>
          <table:table-cell office:value-type="float" office:value="562.099304" calcext:value-type="float">
            <text:p>562.099304</text:p>
          </table:table-cell>
          <table:table-cell office:value-type="float" office:value="327.540009" calcext:value-type="float">
            <text:p>327.540009</text:p>
          </table:table-cell>
          <table:table-cell office:value-type="float" office:value="130.5" calcext:value-type="float">
            <text:p>130.5</text:p>
          </table:table-cell>
          <table:table-cell office:value-type="float" office:value="104.629997" calcext:value-type="float">
            <text:p>104.629997</text:p>
          </table:table-cell>
          <table:table-cell office:value-type="float" office:value="53.740002" calcext:value-type="float">
            <text:p>53.740002</text:p>
          </table:table-cell>
        </table:table-row>
        <table:table-row table:style-name="ro1">
          <table:table-cell office:value-type="float" office:value="79.040001" calcext:value-type="float">
            <text:p>79.040001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120.519997" calcext:value-type="float">
            <text:p>120.519997</text:p>
          </table:table-cell>
          <table:table-cell office:value-type="float" office:value="24.315001" calcext:value-type="float">
            <text:p>24.315001</text:p>
          </table:table-cell>
          <table:table-cell office:value-type="float" office:value="131.339996" calcext:value-type="float">
            <text:p>131.339996</text:p>
          </table:table-cell>
          <table:table-cell office:value-type="float" office:value="74.120003" calcext:value-type="float">
            <text:p>74.120003</text:p>
          </table:table-cell>
          <table:table-cell office:value-type="float" office:value="35.93" calcext:value-type="float">
            <text:p>35.93</text:p>
          </table:table-cell>
          <table:table-cell office:value-type="float" office:value="84.650002" calcext:value-type="float">
            <text:p>84.650002</text:p>
          </table:table-cell>
          <table:table-cell office:value-type="float" office:value="49.139999" calcext:value-type="float">
            <text:p>49.139999</text:p>
          </table:table-cell>
          <table:table-cell office:value-type="float" office:value="562.168884" calcext:value-type="float">
            <text:p>562.168884</text:p>
          </table:table-cell>
          <table:table-cell office:value-type="float" office:value="324.329987" calcext:value-type="float">
            <text:p>324.329987</text:p>
          </table:table-cell>
          <table:table-cell office:value-type="float" office:value="129.039993" calcext:value-type="float">
            <text:p>129.039993</text:p>
          </table:table-cell>
          <table:table-cell office:value-type="float" office:value="104.230003" calcext:value-type="float">
            <text:p>104.230003</text:p>
          </table:table-cell>
          <table:table-cell office:value-type="float" office:value="53.52" calcext:value-type="float">
            <text:p>53.52</text:p>
          </table:table-cell>
        </table:table-row>
        <table:table-row table:style-name="ro1">
          <table:table-cell office:value-type="float" office:value="79.239998" calcext:value-type="float">
            <text:p>79.239998</text:p>
          </table:table-cell>
          <table:table-cell office:value-type="float" office:value="41.91" calcext:value-type="float">
            <text:p>41.91</text:p>
          </table:table-cell>
          <table:table-cell office:value-type="float" office:value="120.809998" calcext:value-type="float">
            <text:p>120.809998</text:p>
          </table:table-cell>
          <table:table-cell office:value-type="float" office:value="24.334999" calcext:value-type="float">
            <text:p>24.334999</text:p>
          </table:table-cell>
          <table:table-cell office:value-type="float" office:value="131.210007" calcext:value-type="float">
            <text:p>131.210007</text:p>
          </table:table-cell>
          <table:table-cell office:value-type="float" office:value="74.489998" calcext:value-type="float">
            <text:p>74.489998</text:p>
          </table:table-cell>
          <table:table-cell office:value-type="float" office:value="35.93" calcext:value-type="float">
            <text:p>35.93</text:p>
          </table:table-cell>
          <table:table-cell office:value-type="float" office:value="85.589996" calcext:value-type="float">
            <text:p>85.589996</text:p>
          </table:table-cell>
          <table:table-cell office:value-type="float" office:value="49.41" calcext:value-type="float">
            <text:p>49.41</text:p>
          </table:table-cell>
          <table:table-cell office:value-type="float" office:value="577.822815" calcext:value-type="float">
            <text:p>577.822815</text:p>
          </table:table-cell>
          <table:table-cell office:value-type="float" office:value="328.48999" calcext:value-type="float">
            <text:p>328.48999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55.07" calcext:value-type="float">
            <text:p>55.07</text:p>
          </table:table-cell>
        </table:table-row>
        <table:table-row table:style-name="ro1">
          <table:table-cell office:value-type="float" office:value="78.599998" calcext:value-type="float">
            <text:p>78.599998</text:p>
          </table:table-cell>
          <table:table-cell office:value-type="float" office:value="41.990002" calcext:value-type="float">
            <text:p>41.990002</text:p>
          </table:table-cell>
          <table:table-cell office:value-type="float" office:value="120.18" calcext:value-type="float">
            <text:p>120.18</text:p>
          </table:table-cell>
          <table:table-cell office:value-type="float" office:value="24.264999" calcext:value-type="float">
            <text:p>24.264999</text:p>
          </table:table-cell>
          <table:table-cell office:value-type="float" office:value="130.729996" calcext:value-type="float">
            <text:p>130.729996</text:p>
          </table:table-cell>
          <table:table-cell office:value-type="float" office:value="74.120003" calcext:value-type="float">
            <text:p>74.120003</text:p>
          </table:table-cell>
          <table:table-cell office:value-type="float" office:value="35.970001" calcext:value-type="float">
            <text:p>35.970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9.169998" calcext:value-type="float">
            <text:p>49.169998</text:p>
          </table:table-cell>
          <table:table-cell office:value-type="float" office:value="574.023682" calcext:value-type="float">
            <text:p>574.023682</text:p>
          </table:table-cell>
          <table:table-cell office:value-type="float" office:value="325.880005" calcext:value-type="float">
            <text:p>325.880005</text:p>
          </table:table-cell>
          <table:table-cell office:value-type="float" office:value="128.070007" calcext:value-type="float">
            <text:p>128.070007</text:p>
          </table:table-cell>
          <table:table-cell office:value-type="float" office:value="105.470001" calcext:value-type="float">
            <text:p>105.470001</text:p>
          </table:table-cell>
          <table:table-cell office:value-type="float" office:value="56.580002" calcext:value-type="float">
            <text:p>56.580002</text:p>
          </table:table-cell>
        </table:table-row>
        <table:table-row table:style-name="ro1">
          <table:table-cell office:value-type="float" office:value="79.010002" calcext:value-type="float">
            <text:p>79.010002</text:p>
          </table:table-cell>
          <table:table-cell office:value-type="float" office:value="41.98" calcext:value-type="float">
            <text:p>41.98</text:p>
          </table:table-cell>
          <table:table-cell office:value-type="float" office:value="121.110001" calcext:value-type="float">
            <text:p>121.110001</text:p>
          </table:table-cell>
          <table:table-cell office:value-type="float" office:value="24.540001" calcext:value-type="float">
            <text:p>24.540001</text:p>
          </table:table-cell>
          <table:table-cell office:value-type="float" office:value="130.149994" calcext:value-type="float">
            <text:p>130.149994</text:p>
          </table:table-cell>
          <table:table-cell office:value-type="float" office:value="74.059998" calcext:value-type="float">
            <text:p>74.059998</text:p>
          </table:table-cell>
          <table:table-cell office:value-type="float" office:value="36.119999" calcext:value-type="float">
            <text:p>36.119999</text:p>
          </table:table-cell>
          <table:table-cell office:value-type="float" office:value="85.809998" calcext:value-type="float">
            <text:p>85.809998</text:p>
          </table:table-cell>
          <table:table-cell office:value-type="float" office:value="49.27" calcext:value-type="float">
            <text:p>49.27</text:p>
          </table:table-cell>
          <table:table-cell office:value-type="float" office:value="575.495605" calcext:value-type="float">
            <text:p>575.495605</text:p>
          </table:table-cell>
          <table:table-cell office:value-type="float" office:value="324.980011" calcext:value-type="float">
            <text:p>324.980011</text:p>
          </table:table-cell>
          <table:table-cell office:value-type="float" office:value="127.910004" calcext:value-type="float">
            <text:p>127.910004</text:p>
          </table:table-cell>
          <table:table-cell office:value-type="float" office:value="105.620003" calcext:value-type="float">
            <text:p>105.620003</text:p>
          </table:table-cell>
          <table:table-cell office:value-type="float" office:value="56.509998" calcext:value-type="float">
            <text:p>56.509998</text:p>
          </table:table-cell>
        </table:table-row>
        <table:table-row table:style-name="ro1">
          <table:table-cell office:value-type="float" office:value="78.870003" calcext:value-type="float">
            <text:p>78.870003</text:p>
          </table:table-cell>
          <table:table-cell office:value-type="float" office:value="42.389999" calcext:value-type="float">
            <text:p>42.389999</text:p>
          </table:table-cell>
          <table:table-cell office:value-type="float" office:value="119.330002" calcext:value-type="float">
            <text:p>119.330002</text:p>
          </table:table-cell>
          <table:table-cell office:value-type="float" office:value="24.719999" calcext:value-type="float">
            <text:p>24.719999</text:p>
          </table:table-cell>
          <table:table-cell office:value-type="float" office:value="130.940002" calcext:value-type="float">
            <text:p>130.940002</text:p>
          </table:table-cell>
          <table:table-cell office:value-type="float" office:value="74.529999" calcext:value-type="float">
            <text:p>74.529999</text:p>
          </table:table-cell>
          <table:table-cell office:value-type="float" office:value="36.299999" calcext:value-type="float">
            <text:p>36.299999</text:p>
          </table:table-cell>
          <table:table-cell office:value-type="float" office:value="86.25" calcext:value-type="float">
            <text:p>86.25</text:p>
          </table:table-cell>
          <table:table-cell office:value-type="float" office:value="48.880001" calcext:value-type="float">
            <text:p>48.880001</text:p>
          </table:table-cell>
          <table:table-cell office:value-type="float" office:value="575.157471" calcext:value-type="float">
            <text:p>575.157471</text:p>
          </table:table-cell>
          <table:table-cell office:value-type="float" office:value="325.859985" calcext:value-type="float">
            <text:p>325.859985</text:p>
          </table:table-cell>
          <table:table-cell office:value-type="float" office:value="127.660004" calcext:value-type="float">
            <text:p>127.660004</text:p>
          </table:table-cell>
          <table:table-cell office:value-type="float" office:value="105.150002" calcext:value-type="float">
            <text:p>105.150002</text:p>
          </table:table-cell>
          <table:table-cell office:value-type="float" office:value="56.419998" calcext:value-type="float">
            <text:p>56.419998</text:p>
          </table:table-cell>
        </table:table-row>
        <table:table-row table:style-name="ro1">
          <table:table-cell office:value-type="float" office:value="79.559998" calcext:value-type="float">
            <text:p>79.559998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120.010002" calcext:value-type="float">
            <text:p>120.010002</text:p>
          </table:table-cell>
          <table:table-cell office:value-type="float" office:value="24.375" calcext:value-type="float">
            <text:p>24.375</text:p>
          </table:table-cell>
          <table:table-cell office:value-type="float" office:value="130.529999" calcext:value-type="float">
            <text:p>130.529999</text:p>
          </table:table-cell>
          <table:table-cell office:value-type="float" office:value="74.360001" calcext:value-type="float">
            <text:p>74.360001</text:p>
          </table:table-cell>
          <table:table-cell office:value-type="float" office:value="36.099998" calcext:value-type="float">
            <text:p>36.099998</text:p>
          </table:table-cell>
          <table:table-cell office:value-type="float" office:value="85.809998" calcext:value-type="float">
            <text:p>85.809998</text:p>
          </table:table-cell>
          <table:table-cell office:value-type="float" office:value="49.52" calcext:value-type="float">
            <text:p>49.52</text:p>
          </table:table-cell>
          <table:table-cell office:value-type="float" office:value="580.159973" calcext:value-type="float">
            <text:p>580.159973</text:p>
          </table:table-cell>
          <table:table-cell office:value-type="float" office:value="333.200012" calcext:value-type="float">
            <text:p>333.200012</text:p>
          </table:table-cell>
          <table:table-cell office:value-type="float" office:value="128.149994" calcext:value-type="float">
            <text:p>128.149994</text:p>
          </table:table-cell>
          <table:table-cell office:value-type="float" office:value="105.699997" calcext:value-type="float">
            <text:p>105.699997</text:p>
          </table:table-cell>
          <table:table-cell office:value-type="float" office:value="57.459999" calcext:value-type="float">
            <text:p>57.459999</text:p>
          </table:table-cell>
        </table:table-row>
        <table:table-row table:style-name="ro1">
          <table:table-cell office:value-type="float" office:value="79.93" calcext:value-type="float">
            <text:p>79.93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24.225" calcext:value-type="float">
            <text:p>24.225</text:p>
          </table:table-cell>
          <table:table-cell office:value-type="float" office:value="131.440002" calcext:value-type="float">
            <text:p>131.440002</text:p>
          </table:table-cell>
          <table:table-cell office:value-type="float" office:value="75.550003" calcext:value-type="float">
            <text:p>75.550003</text:p>
          </table:table-cell>
          <table:table-cell office:value-type="float" office:value="35.900002" calcext:value-type="float">
            <text:p>35.900002</text:p>
          </table:table-cell>
          <table:table-cell office:value-type="float" office:value="85.730003" calcext:value-type="float">
            <text:p>85.730003</text:p>
          </table:table-cell>
          <table:table-cell office:value-type="float" office:value="49.900002" calcext:value-type="float">
            <text:p>49.900002</text:p>
          </table:table-cell>
          <table:table-cell office:value-type="float" office:value="580.159973" calcext:value-type="float">
            <text:p>580.159973</text:p>
          </table:table-cell>
          <table:table-cell office:value-type="float" office:value="334.829987" calcext:value-type="float">
            <text:p>334.829987</text:p>
          </table:table-cell>
          <table:table-cell office:value-type="float" office:value="127.989998" calcext:value-type="float">
            <text:p>127.989998</text:p>
          </table:table-cell>
          <table:table-cell office:value-type="float" office:value="105.870003" calcext:value-type="float">
            <text:p>105.870003</text:p>
          </table:table-cell>
          <table:table-cell office:value-type="float" office:value="57.900002" calcext:value-type="float">
            <text:p>57.900002</text:p>
          </table:table-cell>
        </table:table-row>
        <table:table-row table:style-name="ro1">
          <table:table-cell office:value-type="float" office:value="79.75" calcext:value-type="float">
            <text:p>79.75</text:p>
          </table:table-cell>
          <table:table-cell office:value-type="float" office:value="41.959999" calcext:value-type="float">
            <text:p>41.959999</text:p>
          </table:table-cell>
          <table:table-cell office:value-type="float" office:value="121" calcext:value-type="float">
            <text:p>121</text:p>
          </table:table-cell>
          <table:table-cell office:value-type="float" office:value="24.209999" calcext:value-type="float">
            <text:p>24.209999</text:p>
          </table:table-cell>
          <table:table-cell office:value-type="float" office:value="130.440002" calcext:value-type="float">
            <text:p>130.440002</text:p>
          </table:table-cell>
          <table:table-cell office:value-type="float" office:value="74.050003" calcext:value-type="float">
            <text:p>74.050003</text:p>
          </table:table-cell>
          <table:table-cell office:value-type="float" office:value="35.57" calcext:value-type="float">
            <text:p>35.57</text:p>
          </table:table-cell>
          <table:table-cell office:value-type="float" office:value="85.839996" calcext:value-type="float">
            <text:p>85.839996</text:p>
          </table:table-cell>
          <table:table-cell office:value-type="float" office:value="49.610001" calcext:value-type="float">
            <text:p>49.610001</text:p>
          </table:table-cell>
          <table:table-cell office:value-type="float" office:value="580.567749" calcext:value-type="float">
            <text:p>580.567749</text:p>
          </table:table-cell>
          <table:table-cell office:value-type="float" office:value="337.5" calcext:value-type="float">
            <text:p>337.5</text:p>
          </table:table-cell>
          <table:table-cell office:value-type="float" office:value="128.100006" calcext:value-type="float">
            <text:p>128.100006</text:p>
          </table:table-cell>
          <table:table-cell office:value-type="float" office:value="105.419998" calcext:value-type="float">
            <text:p>105.419998</text:p>
          </table:table-cell>
          <table:table-cell office:value-type="float" office:value="57.91" calcext:value-type="float">
            <text:p>57.91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119.870003" calcext:value-type="float">
            <text:p>119.870003</text:p>
          </table:table-cell>
          <table:table-cell office:value-type="float" office:value="24.545" calcext:value-type="float">
            <text:p>24.545</text:p>
          </table:table-cell>
          <table:table-cell office:value-type="float" office:value="129.699997" calcext:value-type="float">
            <text:p>129.699997</text:p>
          </table:table-cell>
          <table:table-cell office:value-type="float" office:value="74" calcext:value-type="float">
            <text:p>74</text:p>
          </table:table-cell>
          <table:table-cell office:value-type="float" office:value="35.560001" calcext:value-type="float">
            <text:p>35.560001</text:p>
          </table:table-cell>
          <table:table-cell office:value-type="float" office:value="85.980003" calcext:value-type="float">
            <text:p>85.980003</text:p>
          </table:table-cell>
          <table:table-cell office:value-type="float" office:value="49.009998" calcext:value-type="float">
            <text:p>49.009998</text:p>
          </table:table-cell>
          <table:table-cell office:value-type="float" office:value="574.501099" calcext:value-type="float">
            <text:p>574.501099</text:p>
          </table:table-cell>
          <table:table-cell office:value-type="float" office:value="333.100006" calcext:value-type="float">
            <text:p>333.100006</text:p>
          </table:table-cell>
          <table:table-cell office:value-type="float" office:value="128.889999" calcext:value-type="float">
            <text:p>128.889999</text:p>
          </table:table-cell>
          <table:table-cell office:value-type="float" office:value="106.209999" calcext:value-type="float">
            <text:p>106.209999</text:p>
          </table:table-cell>
          <table:table-cell office:value-type="float" office:value="56.68" calcext:value-type="float">
            <text:p>56.68</text:p>
          </table:table-cell>
        </table:table-row>
        <table:table-row table:style-name="ro1">
          <table:table-cell office:value-type="float" office:value="80.660004" calcext:value-type="float">
            <text:p>80.660004</text:p>
          </table:table-cell>
          <table:table-cell office:value-type="float" office:value="41.93" calcext:value-type="float">
            <text:p>41.93</text:p>
          </table:table-cell>
          <table:table-cell office:value-type="float" office:value="119.790001" calcext:value-type="float">
            <text:p>119.790001</text:p>
          </table:table-cell>
          <table:table-cell office:value-type="float" office:value="24.575001" calcext:value-type="float">
            <text:p>24.575001</text:p>
          </table:table-cell>
          <table:table-cell office:value-type="float" office:value="130.270004" calcext:value-type="float">
            <text:p>130.270004</text:p>
          </table:table-cell>
          <table:table-cell office:value-type="float" office:value="73.980003" calcext:value-type="float">
            <text:p>73.980003</text:p>
          </table:table-cell>
          <table:table-cell office:value-type="float" office:value="35.599998" calcext:value-type="float">
            <text:p>35.599998</text:p>
          </table:table-cell>
          <table:table-cell office:value-type="float" office:value="86.07" calcext:value-type="float">
            <text:p>86.07</text:p>
          </table:table-cell>
          <table:table-cell office:value-type="float" office:value="48.990002" calcext:value-type="float">
            <text:p>48.990002</text:p>
          </table:table-cell>
          <table:table-cell office:value-type="float" office:value="568.454346" calcext:value-type="float">
            <text:p>568.454346</text:p>
          </table:table-cell>
          <table:table-cell office:value-type="float" office:value="324.709991" calcext:value-type="float">
            <text:p>324.709991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106" calcext:value-type="float">
            <text:p>106</text:p>
          </table:table-cell>
          <table:table-cell office:value-type="float" office:value="55.560001" calcext:value-type="float">
            <text:p>55.560001</text:p>
          </table:table-cell>
        </table:table-row>
        <table:table-row table:style-name="ro1">
          <table:table-cell office:value-type="float" office:value="81.269997" calcext:value-type="float">
            <text:p>81.269997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118.230003" calcext:value-type="float">
            <text:p>118.230003</text:p>
          </table:table-cell>
          <table:table-cell office:value-type="float" office:value="24.280001" calcext:value-type="float">
            <text:p>24.280001</text:p>
          </table:table-cell>
          <table:table-cell office:value-type="float" office:value="130.479996" calcext:value-type="float">
            <text:p>130.479996</text:p>
          </table:table-cell>
          <table:table-cell office:value-type="float" office:value="73.68" calcext:value-type="float">
            <text:p>73.68</text:p>
          </table:table-cell>
          <table:table-cell office:value-type="float" office:value="35.5" calcext:value-type="float">
            <text:p>35.5</text:p>
          </table:table-cell>
          <table:table-cell office:value-type="float" office:value="84.910004" calcext:value-type="float">
            <text:p>84.910004</text:p>
          </table:table-cell>
          <table:table-cell office:value-type="float" office:value="48.59" calcext:value-type="float">
            <text:p>48.59</text:p>
          </table:table-cell>
          <table:table-cell office:value-type="float" office:value="562.815369" calcext:value-type="float">
            <text:p>562.815369</text:p>
          </table:table-cell>
          <table:table-cell office:value-type="float" office:value="324.339996" calcext:value-type="float">
            <text:p>324.339996</text:p>
          </table:table-cell>
          <table:table-cell office:value-type="float" office:value="125.540001" calcext:value-type="float">
            <text:p>125.540001</text:p>
          </table:table-cell>
          <table:table-cell office:value-type="float" office:value="105.080002" calcext:value-type="float">
            <text:p>105.080002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81.059998" calcext:value-type="float">
            <text:p>81.059998</text:p>
          </table:table-cell>
          <table:table-cell office:value-type="float" office:value="42.119999" calcext:value-type="float">
            <text:p>42.119999</text:p>
          </table:table-cell>
          <table:table-cell office:value-type="float" office:value="120.209999" calcext:value-type="float">
            <text:p>120.209999</text:p>
          </table:table-cell>
          <table:table-cell office:value-type="float" office:value="24.360001" calcext:value-type="float">
            <text:p>24.360001</text:p>
          </table:table-cell>
          <table:table-cell office:value-type="float" office:value="129.130005" calcext:value-type="float">
            <text:p>129.130005</text:p>
          </table:table-cell>
          <table:table-cell office:value-type="float" office:value="74.5" calcext:value-type="float">
            <text:p>74.5</text:p>
          </table:table-cell>
          <table:table-cell office:value-type="float" office:value="35.630001" calcext:value-type="float">
            <text:p>35.630001</text:p>
          </table:table-cell>
          <table:table-cell office:value-type="float" office:value="85.519997" calcext:value-type="float">
            <text:p>85.519997</text:p>
          </table:table-cell>
          <table:table-cell office:value-type="float" office:value="49.849998" calcext:value-type="float">
            <text:p>49.849998</text:p>
          </table:table-cell>
          <table:table-cell office:value-type="float" office:value="568.782532" calcext:value-type="float">
            <text:p>568.782532</text:p>
          </table:table-cell>
          <table:table-cell office:value-type="float" office:value="334.709991" calcext:value-type="float">
            <text:p>334.709991</text:p>
          </table:table-cell>
          <table:table-cell office:value-type="float" office:value="127.18" calcext:value-type="float">
            <text:p>127.18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55.34" calcext:value-type="float">
            <text:p>55.34</text:p>
          </table:table-cell>
        </table:table-row>
        <table:table-row table:style-name="ro1">
          <table:table-cell office:value-type="float" office:value="81.360001" calcext:value-type="float">
            <text:p>81.360001</text:p>
          </table:table-cell>
          <table:table-cell office:value-type="float" office:value="41.990002" calcext:value-type="float">
            <text:p>41.990002</text:p>
          </table:table-cell>
          <table:table-cell office:value-type="float" office:value="121.57" calcext:value-type="float">
            <text:p>121.57</text:p>
          </table:table-cell>
          <table:table-cell office:value-type="float" office:value="24.48" calcext:value-type="float">
            <text:p>24.48</text:p>
          </table:table-cell>
          <table:table-cell office:value-type="float" office:value="128.800003" calcext:value-type="float">
            <text:p>128.800003</text:p>
          </table:table-cell>
          <table:table-cell office:value-type="float" office:value="74.790001" calcext:value-type="float">
            <text:p>74.790001</text:p>
          </table:table-cell>
          <table:table-cell office:value-type="float" office:value="35.799999" calcext:value-type="float">
            <text:p>35.799999</text:p>
          </table:table-cell>
          <table:table-cell office:value-type="float" office:value="85.129997" calcext:value-type="float">
            <text:p>85.129997</text:p>
          </table:table-cell>
          <table:table-cell office:value-type="float" office:value="50.439999" calcext:value-type="float">
            <text:p>50.439999</text:p>
          </table:table-cell>
          <table:table-cell office:value-type="float" office:value="579.414063" calcext:value-type="float">
            <text:p>579.414063</text:p>
          </table:table-cell>
          <table:table-cell office:value-type="float" office:value="347.029999" calcext:value-type="float">
            <text:p>347.029999</text:p>
          </table:table-cell>
          <table:table-cell office:value-type="float" office:value="128.910004" calcext:value-type="float">
            <text:p>128.910004</text:p>
          </table:table-cell>
          <table:table-cell office:value-type="float" office:value="105.379997" calcext:value-type="float">
            <text:p>105.379997</text:p>
          </table:table-cell>
          <table:table-cell office:value-type="float" office:value="53.889999" calcext:value-type="float">
            <text:p>53.889999</text:p>
          </table:table-cell>
        </table:table-row>
        <table:table-row table:style-name="ro1">
          <table:table-cell office:value-type="float" office:value="81.510002" calcext:value-type="float">
            <text:p>81.510002</text:p>
          </table:table-cell>
          <table:table-cell office:value-type="float" office:value="42.41" calcext:value-type="float">
            <text:p>42.41</text:p>
          </table:table-cell>
          <table:table-cell office:value-type="float" office:value="122.690002" calcext:value-type="float">
            <text:p>122.690002</text:p>
          </table:table-cell>
          <table:table-cell office:value-type="float" office:value="24.32" calcext:value-type="float">
            <text:p>24.32</text:p>
          </table:table-cell>
          <table:table-cell office:value-type="float" office:value="129.070007" calcext:value-type="float">
            <text:p>129.070007</text:p>
          </table:table-cell>
          <table:table-cell office:value-type="float" office:value="74.989998" calcext:value-type="float">
            <text:p>74.989998</text:p>
          </table:table-cell>
          <table:table-cell office:value-type="float" office:value="35.959999" calcext:value-type="float">
            <text:p>35.959999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50.57" calcext:value-type="float">
            <text:p>50.57</text:p>
          </table:table-cell>
          <table:table-cell office:value-type="float" office:value="582.536926" calcext:value-type="float">
            <text:p>582.536926</text:p>
          </table:table-cell>
          <table:table-cell office:value-type="float" office:value="353.720001" calcext:value-type="float">
            <text:p>353.720001</text:p>
          </table:table-cell>
          <table:table-cell office:value-type="float" office:value="130.309998" calcext:value-type="float">
            <text:p>130.309998</text:p>
          </table:table-cell>
          <table:table-cell office:value-type="float" office:value="105.230003" calcext:value-type="float">
            <text:p>105.230003</text:p>
          </table:table-cell>
          <table:table-cell office:value-type="float" office:value="54.52" calcext:value-type="float">
            <text:p>54.52</text:p>
          </table:table-cell>
        </table:table-row>
        <table:table-row table:style-name="ro1">
          <table:table-cell office:value-type="float" office:value="80.900002" calcext:value-type="float">
            <text:p>80.900002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123.440002" calcext:value-type="float">
            <text:p>123.440002</text:p>
          </table:table-cell>
          <table:table-cell office:value-type="float" office:value="24.299999" calcext:value-type="float">
            <text:p>24.299999</text:p>
          </table:table-cell>
          <table:table-cell office:value-type="float" office:value="129.889999" calcext:value-type="float">
            <text:p>129.889999</text:p>
          </table:table-cell>
          <table:table-cell office:value-type="float" office:value="74.5" calcext:value-type="float">
            <text:p>74.5</text:p>
          </table:table-cell>
          <table:table-cell office:value-type="float" office:value="36.150002" calcext:value-type="float">
            <text:p>36.150002</text:p>
          </table:table-cell>
          <table:table-cell office:value-type="float" office:value="85.220001" calcext:value-type="float">
            <text:p>85.220001</text:p>
          </table:table-cell>
          <table:table-cell office:value-type="float" office:value="50.889999" calcext:value-type="float">
            <text:p>50.889999</text:p>
          </table:table-cell>
          <table:table-cell office:value-type="float" office:value="584.784546" calcext:value-type="float">
            <text:p>584.784546</text:p>
          </table:table-cell>
          <table:table-cell office:value-type="float" office:value="355.619995" calcext:value-type="float">
            <text:p>355.619995</text:p>
          </table:table-cell>
          <table:table-cell office:value-type="float" office:value="129.559998" calcext:value-type="float">
            <text:p>129.559998</text:p>
          </table:table-cell>
          <table:table-cell office:value-type="float" office:value="103.529999" calcext:value-type="float">
            <text:p>103.529999</text:p>
          </table:table-cell>
          <table:table-cell office:value-type="float" office:value="53.25" calcext:value-type="float">
            <text:p>53.25</text:p>
          </table:table-cell>
        </table:table-row>
        <table:table-row table:style-name="ro1">
          <table:table-cell office:value-type="float" office:value="80.989998" calcext:value-type="float">
            <text:p>80.989998</text:p>
          </table:table-cell>
          <table:table-cell office:value-type="float" office:value="41.93" calcext:value-type="float">
            <text:p>41.93</text:p>
          </table:table-cell>
          <table:table-cell office:value-type="float" office:value="122.419998" calcext:value-type="float">
            <text:p>122.419998</text:p>
          </table:table-cell>
          <table:table-cell office:value-type="float" office:value="23.99" calcext:value-type="float">
            <text:p>23.99</text:p>
          </table:table-cell>
          <table:table-cell office:value-type="float" office:value="130.639999" calcext:value-type="float">
            <text:p>130.639999</text:p>
          </table:table-cell>
          <table:table-cell office:value-type="float" office:value="74.410004" calcext:value-type="float">
            <text:p>74.410004</text:p>
          </table:table-cell>
          <table:table-cell office:value-type="float" office:value="36.099998" calcext:value-type="float">
            <text:p>36.099998</text:p>
          </table:table-cell>
          <table:table-cell office:value-type="float" office:value="86.019997" calcext:value-type="float">
            <text:p>86.019997</text:p>
          </table:table-cell>
          <table:table-cell office:value-type="float" office:value="50.790001" calcext:value-type="float">
            <text:p>50.790001</text:p>
          </table:table-cell>
          <table:table-cell office:value-type="float" office:value="576.36084" calcext:value-type="float">
            <text:p>576.36084</text:p>
          </table:table-cell>
          <table:table-cell office:value-type="float" office:value="353.440002" calcext:value-type="float">
            <text:p>353.440002</text:p>
          </table:table-cell>
          <table:table-cell office:value-type="float" office:value="127.209999" calcext:value-type="float">
            <text:p>127.209999</text:p>
          </table:table-cell>
          <table:table-cell office:value-type="float" office:value="101.900002" calcext:value-type="float">
            <text:p>101.900002</text:p>
          </table:table-cell>
          <table:table-cell office:value-type="float" office:value="53.209999" calcext:value-type="float">
            <text:p>53.209999</text:p>
          </table:table-cell>
        </table:table-row>
        <table:table-row table:style-name="ro1">
          <table:table-cell office:value-type="float" office:value="80.550003" calcext:value-type="float">
            <text:p>80.550003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123" calcext:value-type="float">
            <text:p>123</text:p>
          </table:table-cell>
          <table:table-cell office:value-type="float" office:value="24.049999" calcext:value-type="float">
            <text:p>24.049999</text:p>
          </table:table-cell>
          <table:table-cell office:value-type="float" office:value="130.639999" calcext:value-type="float">
            <text:p>130.639999</text:p>
          </table:table-cell>
          <table:table-cell office:value-type="float" office:value="74.269997" calcext:value-type="float">
            <text:p>74.269997</text:p>
          </table:table-cell>
          <table:table-cell office:value-type="float" office:value="36.98" calcext:value-type="float">
            <text:p>36.98</text:p>
          </table:table-cell>
          <table:table-cell office:value-type="float" office:value="84.900002" calcext:value-type="float">
            <text:p>84.900002</text:p>
          </table:table-cell>
          <table:table-cell office:value-type="float" office:value="50.619999" calcext:value-type="float">
            <text:p>50.619999</text:p>
          </table:table-cell>
          <table:table-cell office:value-type="float" office:value="589.757202" calcext:value-type="float">
            <text:p>589.757202</text:p>
          </table:table-cell>
          <table:table-cell office:value-type="float" office:value="354.399994" calcext:value-type="float">
            <text:p>354.399994</text:p>
          </table:table-cell>
          <table:table-cell office:value-type="float" office:value="126.379997" calcext:value-type="float">
            <text:p>126.379997</text:p>
          </table:table-cell>
          <table:table-cell office:value-type="float" office:value="100.669998" calcext:value-type="float">
            <text:p>100.6699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.330002" calcext:value-type="float">
            <text:p>80.330002</text:p>
          </table:table-cell>
          <table:table-cell office:value-type="float" office:value="42.119999" calcext:value-type="float">
            <text:p>42.119999</text:p>
          </table:table-cell>
          <table:table-cell office:value-type="float" office:value="123.739998" calcext:value-type="float">
            <text:p>123.739998</text:p>
          </table:table-cell>
          <table:table-cell office:value-type="float" office:value="24.165001" calcext:value-type="float">
            <text:p>24.165001</text:p>
          </table:table-cell>
          <table:table-cell office:value-type="float" office:value="130.110001" calcext:value-type="float">
            <text:p>130.110001</text:p>
          </table:table-cell>
          <table:table-cell office:value-type="float" office:value="74.629997" calcext:value-type="float">
            <text:p>74.629997</text:p>
          </table:table-cell>
          <table:table-cell office:value-type="float" office:value="37.549999" calcext:value-type="float">
            <text:p>37.549999</text:p>
          </table:table-cell>
          <table:table-cell office:value-type="float" office:value="84.879997" calcext:value-type="float">
            <text:p>84.879997</text:p>
          </table:table-cell>
          <table:table-cell office:value-type="float" office:value="50.82" calcext:value-type="float">
            <text:p>50.82</text:p>
          </table:table-cell>
          <table:table-cell office:value-type="float" office:value="588.514038" calcext:value-type="float">
            <text:p>588.514038</text:p>
          </table:table-cell>
          <table:table-cell office:value-type="float" office:value="358.100006" calcext:value-type="float">
            <text:p>358.100006</text:p>
          </table:table-cell>
          <table:table-cell office:value-type="float" office:value="127.300003" calcext:value-type="float">
            <text:p>127.300003</text:p>
          </table:table-cell>
          <table:table-cell office:value-type="float" office:value="101.440002" calcext:value-type="float">
            <text:p>101.440002</text:p>
          </table:table-cell>
          <table:table-cell office:value-type="float" office:value="54.139999" calcext:value-type="float">
            <text:p>54.139999</text:p>
          </table:table-cell>
        </table:table-row>
        <table:table-row table:style-name="ro1">
          <table:table-cell office:value-type="float" office:value="80.290001" calcext:value-type="float">
            <text:p>80.290001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125.519997" calcext:value-type="float">
            <text:p>125.519997</text:p>
          </table:table-cell>
          <table:table-cell office:value-type="float" office:value="24.030001" calcext:value-type="float">
            <text:p>24.030001</text:p>
          </table:table-cell>
          <table:table-cell office:value-type="float" office:value="131.550003" calcext:value-type="float">
            <text:p>131.550003</text:p>
          </table:table-cell>
          <table:table-cell office:value-type="float" office:value="75.440002" calcext:value-type="float">
            <text:p>75.440002</text:p>
          </table:table-cell>
          <table:table-cell office:value-type="float" office:value="37.75" calcext:value-type="float">
            <text:p>37.75</text:p>
          </table:table-cell>
          <table:table-cell office:value-type="float" office:value="84.93" calcext:value-type="float">
            <text:p>84.93</text:p>
          </table:table-cell>
          <table:table-cell office:value-type="float" office:value="50.98" calcext:value-type="float">
            <text:p>50.98</text:p>
          </table:table-cell>
          <table:table-cell office:value-type="float" office:value="587.489685" calcext:value-type="float">
            <text:p>587.489685</text:p>
          </table:table-cell>
          <table:table-cell office:value-type="float" office:value="355.25" calcext:value-type="float">
            <text:p>355.25</text:p>
          </table:table-cell>
          <table:table-cell office:value-type="float" office:value="128.990005" calcext:value-type="float">
            <text:p>128.990005</text:p>
          </table:table-cell>
          <table:table-cell office:value-type="float" office:value="101.910004" calcext:value-type="float">
            <text:p>101.910004</text:p>
          </table:table-cell>
          <table:table-cell office:value-type="float" office:value="53.82" calcext:value-type="float">
            <text:p>53.82</text:p>
          </table:table-cell>
        </table:table-row>
        <table:table-row table:style-name="ro1">
          <table:table-cell office:value-type="float" office:value="80.330002" calcext:value-type="float">
            <text:p>80.330002</text:p>
          </table:table-cell>
          <table:table-cell office:value-type="float" office:value="40.98" calcext:value-type="float">
            <text:p>40.98</text:p>
          </table:table-cell>
          <table:table-cell office:value-type="float" office:value="124.959999" calcext:value-type="float">
            <text:p>124.959999</text:p>
          </table:table-cell>
          <table:table-cell office:value-type="float" office:value="24.129999" calcext:value-type="float">
            <text:p>24.129999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75.459999" calcext:value-type="float">
            <text:p>75.459999</text:p>
          </table:table-cell>
          <table:table-cell office:value-type="float" office:value="37.75" calcext:value-type="float">
            <text:p>37.75</text:p>
          </table:table-cell>
          <table:table-cell office:value-type="float" office:value="86.120003" calcext:value-type="float">
            <text:p>86.120003</text:p>
          </table:table-cell>
          <table:table-cell office:value-type="float" office:value="50.98" calcext:value-type="float">
            <text:p>50.98</text:p>
          </table:table-cell>
          <table:table-cell office:value-type="float" office:value="589.985962" calcext:value-type="float">
            <text:p>589.985962</text:p>
          </table:table-cell>
          <table:table-cell office:value-type="float" office:value="359.049988" calcext:value-type="float">
            <text:p>359.049988</text:p>
          </table:table-cell>
          <table:table-cell office:value-type="float" office:value="127.790001" calcext:value-type="float">
            <text:p>127.790001</text:p>
          </table:table-cell>
          <table:table-cell office:value-type="float" office:value="102.800003" calcext:value-type="float">
            <text:p>102.800003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float" office:value="80.120003" calcext:value-type="float">
            <text:p>80.120003</text:p>
          </table:table-cell>
          <table:table-cell office:value-type="float" office:value="40.970001" calcext:value-type="float">
            <text:p>40.970001</text:p>
          </table:table-cell>
          <table:table-cell office:value-type="float" office:value="127.010002" calcext:value-type="float">
            <text:p>127.010002</text:p>
          </table:table-cell>
          <table:table-cell office:value-type="float" office:value="23.9" calcext:value-type="float">
            <text:p>23.9</text:p>
          </table:table-cell>
          <table:table-cell office:value-type="float" office:value="134.029999" calcext:value-type="float">
            <text:p>134.029999</text:p>
          </table:table-cell>
          <table:table-cell office:value-type="float" office:value="76.5" calcext:value-type="float">
            <text:p>76.5</text:p>
          </table:table-cell>
          <table:table-cell office:value-type="float" office:value="37.889999" calcext:value-type="float">
            <text:p>37.889999</text:p>
          </table:table-cell>
          <table:table-cell office:value-type="float" office:value="86.68" calcext:value-type="float">
            <text:p>86.68</text:p>
          </table:table-cell>
          <table:table-cell office:value-type="float" office:value="50.959999" calcext:value-type="float">
            <text:p>50.959999</text:p>
          </table:table-cell>
          <table:table-cell office:value-type="float" office:value="593.188354" calcext:value-type="float">
            <text:p>593.188354</text:p>
          </table:table-cell>
          <table:table-cell office:value-type="float" office:value="359.980011" calcext:value-type="float">
            <text:p>359.980011</text:p>
          </table:table-cell>
          <table:table-cell office:value-type="float" office:value="125.919998" calcext:value-type="float">
            <text:p>125.919998</text:p>
          </table:table-cell>
          <table:table-cell office:value-type="float" office:value="102.339996" calcext:value-type="float">
            <text:p>102.339996</text:p>
          </table:table-cell>
          <table:table-cell office:value-type="float" office:value="54.220001" calcext:value-type="float">
            <text:p>54.220001</text:p>
          </table:table-cell>
        </table:table-row>
        <table:table-row table:style-name="ro1">
          <table:table-cell office:value-type="float" office:value="80.019997" calcext:value-type="float">
            <text:p>80.019997</text:p>
          </table:table-cell>
          <table:table-cell office:value-type="float" office:value="40.919998" calcext:value-type="float">
            <text:p>40.919998</text:p>
          </table:table-cell>
          <table:table-cell office:value-type="float" office:value="127.410004" calcext:value-type="float">
            <text:p>127.410004</text:p>
          </table:table-cell>
          <table:table-cell office:value-type="float" office:value="23.855" calcext:value-type="float">
            <text:p>23.855</text:p>
          </table:table-cell>
          <table:table-cell office:value-type="float" office:value="134.580002" calcext:value-type="float">
            <text:p>134.580002</text:p>
          </table:table-cell>
          <table:table-cell office:value-type="float" office:value="73.25" calcext:value-type="float">
            <text:p>73.25</text:p>
          </table:table-cell>
          <table:table-cell office:value-type="float" office:value="37.84" calcext:value-type="float">
            <text:p>37.84</text:p>
          </table:table-cell>
          <table:table-cell office:value-type="float" office:value="86.160004" calcext:value-type="float">
            <text:p>86.160004</text:p>
          </table:table-cell>
          <table:table-cell office:value-type="float" office:value="51.07" calcext:value-type="float">
            <text:p>51.07</text:p>
          </table:table-cell>
          <table:table-cell office:value-type="float" office:value="587.171387" calcext:value-type="float">
            <text:p>587.171387</text:p>
          </table:table-cell>
          <table:table-cell office:value-type="float" office:value="317.299988" calcext:value-type="float">
            <text:p>317.299988</text:p>
          </table:table-cell>
          <table:table-cell office:value-type="float" office:value="124.480003" calcext:value-type="float">
            <text:p>124.480003</text:p>
          </table:table-cell>
          <table:table-cell office:value-type="float" office:value="102.269997" calcext:value-type="float">
            <text:p>102.269997</text:p>
          </table:table-cell>
          <table:table-cell office:value-type="float" office:value="54.400002" calcext:value-type="float">
            <text:p>54.400002</text:p>
          </table:table-cell>
        </table:table-row>
        <table:table-row table:style-name="ro1">
          <table:table-cell office:value-type="float" office:value="79.410004" calcext:value-type="float">
            <text:p>79.410004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127.970001" calcext:value-type="float">
            <text:p>127.970001</text:p>
          </table:table-cell>
          <table:table-cell office:value-type="float" office:value="23.92" calcext:value-type="float">
            <text:p>23.92</text:p>
          </table:table-cell>
          <table:table-cell office:value-type="float" office:value="133.559998" calcext:value-type="float">
            <text:p>133.559998</text:p>
          </table:table-cell>
          <table:table-cell office:value-type="float" office:value="73.290001" calcext:value-type="float">
            <text:p>73.290001</text:p>
          </table:table-cell>
          <table:table-cell office:value-type="float" office:value="37.950001" calcext:value-type="float">
            <text:p>37.950001</text:p>
          </table:table-cell>
          <table:table-cell office:value-type="float" office:value="86" calcext:value-type="float">
            <text:p>86</text:p>
          </table:table-cell>
          <table:table-cell office:value-type="float" office:value="51.259998" calcext:value-type="float">
            <text:p>51.259998</text:p>
          </table:table-cell>
          <table:table-cell office:value-type="float" office:value="584.854187" calcext:value-type="float">
            <text:p>584.854187</text:p>
          </table:table-cell>
          <table:table-cell office:value-type="float" office:value="324.25" calcext:value-type="float">
            <text:p>324.25</text:p>
          </table:table-cell>
          <table:table-cell office:value-type="float" office:value="123.440002" calcext:value-type="float">
            <text:p>123.440002</text:p>
          </table:table-cell>
          <table:table-cell office:value-type="float" office:value="101.889999" calcext:value-type="float">
            <text:p>101.889999</text:p>
          </table:table-cell>
          <table:table-cell office:value-type="float" office:value="53.419998" calcext:value-type="float">
            <text:p>53.419998</text:p>
          </table:table-cell>
        </table:table-row>
        <table:table-row table:style-name="ro1">
          <table:table-cell office:value-type="float" office:value="79.089996" calcext:value-type="float">
            <text:p>79.089996</text:p>
          </table:table-cell>
          <table:table-cell office:value-type="float" office:value="40.75" calcext:value-type="float">
            <text:p>40.75</text:p>
          </table:table-cell>
          <table:table-cell office:value-type="float" office:value="127.559998" calcext:value-type="float">
            <text:p>127.559998</text:p>
          </table:table-cell>
          <table:table-cell office:value-type="float" office:value="23.725" calcext:value-type="float">
            <text:p>23.725</text:p>
          </table:table-cell>
          <table:table-cell office:value-type="float" office:value="132.899994" calcext:value-type="float">
            <text:p>132.899994</text:p>
          </table:table-cell>
          <table:table-cell office:value-type="float" office:value="75.190002" calcext:value-type="float">
            <text:p>75.190002</text:p>
          </table:table-cell>
          <table:table-cell office:value-type="float" office:value="37.389999" calcext:value-type="float">
            <text:p>37.389999</text:p>
          </table:table-cell>
          <table:table-cell office:value-type="float" office:value="85.010002" calcext:value-type="float">
            <text:p>85.010002</text:p>
          </table:table-cell>
          <table:table-cell office:value-type="float" office:value="53.189999" calcext:value-type="float">
            <text:p>53.189999</text:p>
          </table:table-cell>
          <table:table-cell office:value-type="float" office:value="585.530457" calcext:value-type="float">
            <text:p>585.530457</text:p>
          </table:table-cell>
          <table:table-cell office:value-type="float" office:value="321.980011" calcext:value-type="float">
            <text:p>321.980011</text:p>
          </table:table-cell>
          <table:table-cell office:value-type="float" office:value="123.309998" calcext:value-type="float">
            <text:p>123.309998</text:p>
          </table:table-cell>
          <table:table-cell office:value-type="float" office:value="102.449997" calcext:value-type="float">
            <text:p>102.449997</text:p>
          </table:table-cell>
          <table:table-cell office:value-type="float" office:value="53.549999" calcext:value-type="float">
            <text:p>53.549999</text:p>
          </table:table-cell>
        </table:table-row>
        <table:table-row table:style-name="ro1">
          <table:table-cell office:value-type="float" office:value="78.699997" calcext:value-type="float">
            <text:p>78.699997</text:p>
          </table:table-cell>
          <table:table-cell office:value-type="float" office:value="40.450001" calcext:value-type="float">
            <text:p>40.450001</text:p>
          </table:table-cell>
          <table:table-cell office:value-type="float" office:value="127.080002" calcext:value-type="float">
            <text:p>127.080002</text:p>
          </table:table-cell>
          <table:table-cell office:value-type="float" office:value="23.530001" calcext:value-type="float">
            <text:p>23.530001</text:p>
          </table:table-cell>
          <table:table-cell office:value-type="float" office:value="132.970001" calcext:value-type="float">
            <text:p>132.970001</text:p>
          </table:table-cell>
          <table:table-cell office:value-type="float" office:value="74.739998" calcext:value-type="float">
            <text:p>74.739998</text:p>
          </table:table-cell>
          <table:table-cell office:value-type="float" office:value="37.32" calcext:value-type="float">
            <text:p>37.32</text:p>
          </table:table-cell>
          <table:table-cell office:value-type="float" office:value="85.25" calcext:value-type="float">
            <text:p>85.25</text:p>
          </table:table-cell>
          <table:table-cell office:value-type="float" office:value="51.939999" calcext:value-type="float">
            <text:p>51.939999</text:p>
          </table:table-cell>
          <table:table-cell office:value-type="float" office:value="583.342468" calcext:value-type="float">
            <text:p>583.342468</text:p>
          </table:table-cell>
          <table:table-cell office:value-type="float" office:value="321.450012" calcext:value-type="float">
            <text:p>321.450012</text:p>
          </table:table-cell>
          <table:table-cell office:value-type="float" office:value="123.199997" calcext:value-type="float">
            <text:p>123.199997</text:p>
          </table:table-cell>
          <table:table-cell office:value-type="float" office:value="102.269997" calcext:value-type="float">
            <text:p>102.269997</text:p>
          </table:table-cell>
          <table:table-cell office:value-type="float" office:value="53.279999" calcext:value-type="float">
            <text:p>53.279999</text:p>
          </table:table-cell>
        </table:table-row>
        <table:table-row table:style-name="ro1">
          <table:table-cell office:value-type="float" office:value="77.760002" calcext:value-type="float">
            <text:p>77.760002</text:p>
          </table:table-cell>
          <table:table-cell office:value-type="float" office:value="39.529999" calcext:value-type="float">
            <text:p>39.529999</text:p>
          </table:table-cell>
          <table:table-cell office:value-type="float" office:value="124.910004" calcext:value-type="float">
            <text:p>124.910004</text:p>
          </table:table-cell>
          <table:table-cell office:value-type="float" office:value="23.155001" calcext:value-type="float">
            <text:p>23.155001</text:p>
          </table:table-cell>
          <table:table-cell office:value-type="float" office:value="131.729996" calcext:value-type="float">
            <text:p>131.729996</text:p>
          </table:table-cell>
          <table:table-cell office:value-type="float" office:value="74.300003" calcext:value-type="float">
            <text:p>74.300003</text:p>
          </table:table-cell>
          <table:table-cell office:value-type="float" office:value="37.119999" calcext:value-type="float">
            <text:p>37.119999</text:p>
          </table:table-cell>
          <table:table-cell office:value-type="float" office:value="84.220001" calcext:value-type="float">
            <text:p>84.220001</text:p>
          </table:table-cell>
          <table:table-cell office:value-type="float" office:value="51.259998" calcext:value-type="float">
            <text:p>51.259998</text:p>
          </table:table-cell>
          <table:table-cell office:value-type="float" office:value="577.424988" calcext:value-type="float">
            <text:p>577.424988</text:p>
          </table:table-cell>
          <table:table-cell office:value-type="float" office:value="320.01001" calcext:value-type="float">
            <text:p>320.01001</text:p>
          </table:table-cell>
          <table:table-cell office:value-type="float" office:value="121.470001" calcext:value-type="float">
            <text:p>121.470001</text:p>
          </table:table-cell>
          <table:table-cell office:value-type="float" office:value="101.769997" calcext:value-type="float">
            <text:p>101.769997</text:p>
          </table:table-cell>
          <table:table-cell office:value-type="float" office:value="53.130001" calcext:value-type="float">
            <text:p>53.130001</text:p>
          </table:table-cell>
        </table:table-row>
        <table:table-row table:style-name="ro1">
          <table:table-cell office:value-type="float" office:value="79.25" calcext:value-type="float">
            <text:p>79.25</text:p>
          </table:table-cell>
          <table:table-cell office:value-type="float" office:value="39.130001" calcext:value-type="float">
            <text:p>39.130001</text:p>
          </table:table-cell>
          <table:table-cell office:value-type="float" office:value="122.910004" calcext:value-type="float">
            <text:p>122.910004</text:p>
          </table:table-cell>
          <table:table-cell office:value-type="float" office:value="22.51" calcext:value-type="float">
            <text:p>22.51</text:p>
          </table:table-cell>
          <table:table-cell office:value-type="float" office:value="127.760002" calcext:value-type="float">
            <text:p>127.760002</text:p>
          </table:table-cell>
          <table:table-cell office:value-type="float" office:value="74.239998" calcext:value-type="float">
            <text:p>74.239998</text:p>
          </table:table-cell>
          <table:table-cell office:value-type="float" office:value="35.959999" calcext:value-type="float">
            <text:p>35.959999</text:p>
          </table:table-cell>
          <table:table-cell office:value-type="float" office:value="81.910004" calcext:value-type="float">
            <text:p>81.910004</text:p>
          </table:table-cell>
          <table:table-cell office:value-type="float" office:value="50.52" calcext:value-type="float">
            <text:p>50.52</text:p>
          </table:table-cell>
          <table:table-cell office:value-type="float" office:value="567.280762" calcext:value-type="float">
            <text:p>567.280762</text:p>
          </table:table-cell>
          <table:table-cell office:value-type="float" office:value="313.690002" calcext:value-type="float">
            <text:p>313.690002</text:p>
          </table:table-cell>
          <table:table-cell office:value-type="float" office:value="120.449997" calcext:value-type="float">
            <text:p>120.449997</text:p>
          </table:table-cell>
          <table:table-cell office:value-type="float" office:value="99.760002" calcext:value-type="float">
            <text:p>99.760002</text:p>
          </table:table-cell>
          <table:table-cell office:value-type="float" office:value="52.029999" calcext:value-type="float">
            <text:p>52.029999</text:p>
          </table:table-cell>
        </table:table-row>
        <table:table-row table:style-name="ro1">
          <table:table-cell office:value-type="float" office:value="79.459999" calcext:value-type="float">
            <text:p>79.459999</text:p>
          </table:table-cell>
          <table:table-cell office:value-type="float" office:value="39.41" calcext:value-type="float">
            <text:p>39.41</text:p>
          </table:table-cell>
          <table:table-cell office:value-type="float" office:value="123.529999" calcext:value-type="float">
            <text:p>123.529999</text:p>
          </table:table-cell>
          <table:table-cell office:value-type="float" office:value="22.504999" calcext:value-type="float">
            <text:p>22.504999</text:p>
          </table:table-cell>
          <table:table-cell office:value-type="float" office:value="127.690002" calcext:value-type="float">
            <text:p>127.690002</text:p>
          </table:table-cell>
          <table:table-cell office:value-type="float" office:value="73.650002" calcext:value-type="float">
            <text:p>73.650002</text:p>
          </table:table-cell>
          <table:table-cell office:value-type="float" office:value="35.610001" calcext:value-type="float">
            <text:p>35.610001</text:p>
          </table:table-cell>
          <table:table-cell office:value-type="float" office:value="80.760002" calcext:value-type="float">
            <text:p>80.760002</text:p>
          </table:table-cell>
          <table:table-cell office:value-type="float" office:value="50.040001" calcext:value-type="float">
            <text:p>50.040001</text:p>
          </table:table-cell>
          <table:table-cell office:value-type="float" office:value="565.928223" calcext:value-type="float">
            <text:p>565.928223</text:p>
          </table:table-cell>
          <table:table-cell office:value-type="float" office:value="308.839996" calcext:value-type="float">
            <text:p>308.839996</text:p>
          </table:table-cell>
          <table:table-cell office:value-type="float" office:value="120.800003" calcext:value-type="float">
            <text:p>120.800003</text:p>
          </table:table-cell>
          <table:table-cell office:value-type="float" office:value="99.989998" calcext:value-type="float">
            <text:p>99.989998</text:p>
          </table:table-cell>
          <table:table-cell office:value-type="float" office:value="52.580002" calcext:value-type="float">
            <text:p>52.580002</text:p>
          </table:table-cell>
        </table:table-row>
        <table:table-row table:style-name="ro1">
          <table:table-cell office:value-type="float" office:value="78.989998" calcext:value-type="float">
            <text:p>78.989998</text:p>
          </table:table-cell>
          <table:table-cell office:value-type="float" office:value="39.34" calcext:value-type="float">
            <text:p>39.34</text:p>
          </table:table-cell>
          <table:table-cell office:value-type="float" office:value="123.120003" calcext:value-type="float">
            <text:p>123.120003</text:p>
          </table:table-cell>
          <table:table-cell office:value-type="float" office:value="22.725" calcext:value-type="float">
            <text:p>22.725</text:p>
          </table:table-cell>
          <table:table-cell office:value-type="float" office:value="127.809998" calcext:value-type="float">
            <text:p>127.809998</text:p>
          </table:table-cell>
          <table:table-cell office:value-type="float" office:value="72.610001" calcext:value-type="float">
            <text:p>72.610001</text:p>
          </table:table-cell>
          <table:table-cell office:value-type="float" office:value="36.07" calcext:value-type="float">
            <text:p>36.07</text:p>
          </table:table-cell>
          <table:table-cell office:value-type="float" office:value="81.440002" calcext:value-type="float">
            <text:p>81.440002</text:p>
          </table:table-cell>
          <table:table-cell office:value-type="float" office:value="50.150002" calcext:value-type="float">
            <text:p>50.150002</text:p>
          </table:table-cell>
          <table:table-cell office:value-type="float" office:value="566.932678" calcext:value-type="float">
            <text:p>566.932678</text:p>
          </table:table-cell>
          <table:table-cell office:value-type="float" office:value="313.299988" calcext:value-type="float">
            <text:p>313.299988</text:p>
          </table:table-cell>
          <table:table-cell office:value-type="float" office:value="119.669998" calcext:value-type="float">
            <text:p>119.669998</text:p>
          </table:table-cell>
          <table:table-cell office:value-type="float" office:value="99.830002" calcext:value-type="float">
            <text:p>99.830002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39.130001" calcext:value-type="float">
            <text:p>39.130001</text:p>
          </table:table-cell>
          <table:table-cell office:value-type="float" office:value="122" calcext:value-type="float">
            <text:p>122</text:p>
          </table:table-cell>
          <table:table-cell office:value-type="float" office:value="22.615" calcext:value-type="float">
            <text:p>22.615</text:p>
          </table:table-cell>
          <table:table-cell office:value-type="float" office:value="124.900002" calcext:value-type="float">
            <text:p>124.900002</text:p>
          </table:table-cell>
          <table:table-cell office:value-type="float" office:value="73.919998" calcext:value-type="float">
            <text:p>73.919998</text:p>
          </table:table-cell>
          <table:table-cell office:value-type="float" office:value="35.540001" calcext:value-type="float">
            <text:p>35.540001</text:p>
          </table:table-cell>
          <table:table-cell office:value-type="float" office:value="79.650002" calcext:value-type="float">
            <text:p>79.650002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58.707947" calcext:value-type="float">
            <text:p>558.707947</text:p>
          </table:table-cell>
          <table:table-cell office:value-type="float" office:value="310.829987" calcext:value-type="float">
            <text:p>310.829987</text:p>
          </table:table-cell>
          <table:table-cell office:value-type="float" office:value="119.32" calcext:value-type="float">
            <text:p>119.32</text:p>
          </table:table-cell>
          <table:table-cell office:value-type="float" office:value="99.669998" calcext:value-type="float">
            <text:p>99.669998</text:p>
          </table:table-cell>
          <table:table-cell office:value-type="float" office:value="51.48" calcext:value-type="float">
            <text:p>51.48</text:p>
          </table:table-cell>
        </table:table-row>
        <table:table-row table:style-name="ro1">
          <table:table-cell office:value-type="float" office:value="81.019997" calcext:value-type="float">
            <text:p>81.019997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121.800003" calcext:value-type="float">
            <text:p>121.800003</text:p>
          </table:table-cell>
          <table:table-cell office:value-type="float" office:value="22.98" calcext:value-type="float">
            <text:p>22.98</text:p>
          </table:table-cell>
          <table:table-cell office:value-type="float" office:value="126.190002" calcext:value-type="float">
            <text:p>126.190002</text:p>
          </table:table-cell>
          <table:table-cell office:value-type="float" office:value="76.160004" calcext:value-type="float">
            <text:p>76.160004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80.830002" calcext:value-type="float">
            <text:p>80.830002</text:p>
          </table:table-cell>
          <table:table-cell office:value-type="float" office:value="49.16" calcext:value-type="float">
            <text:p>49.16</text:p>
          </table:table-cell>
          <table:table-cell office:value-type="float" office:value="564.893921" calcext:value-type="float">
            <text:p>564.893921</text:p>
          </table:table-cell>
          <table:table-cell office:value-type="float" office:value="315.209991" calcext:value-type="float">
            <text:p>315.209991</text:p>
          </table:table-cell>
          <table:table-cell office:value-type="float" office:value="119" calcext:value-type="float">
            <text:p>119</text:p>
          </table:table-cell>
          <table:table-cell office:value-type="float" office:value="101.089996" calcext:value-type="float">
            <text:p>101.089996</text:p>
          </table:table-cell>
          <table:table-cell office:value-type="float" office:value="51.59" calcext:value-type="float">
            <text:p>51.59</text:p>
          </table:table-cell>
        </table:table-row>
        <table:table-row table:style-name="ro1">
          <table:table-cell office:value-type="float" office:value="80.050003" calcext:value-type="float">
            <text:p>80.050003</text:p>
          </table:table-cell>
          <table:table-cell office:value-type="float" office:value="39.34" calcext:value-type="float">
            <text:p>39.34</text:p>
          </table:table-cell>
          <table:table-cell office:value-type="float" office:value="120.75" calcext:value-type="float">
            <text:p>120.75</text:p>
          </table:table-cell>
          <table:table-cell office:value-type="float" office:value="22.815001" calcext:value-type="float">
            <text:p>22.815001</text:p>
          </table:table-cell>
          <table:table-cell office:value-type="float" office:value="126.07" calcext:value-type="float">
            <text:p>126.07</text:p>
          </table:table-cell>
          <table:table-cell office:value-type="float" office:value="76.690002" calcext:value-type="float">
            <text:p>76.690002</text:p>
          </table:table-cell>
          <table:table-cell office:value-type="float" office:value="35.529999" calcext:value-type="float">
            <text:p>35.529999</text:p>
          </table:table-cell>
          <table:table-cell office:value-type="float" office:value="79.690002" calcext:value-type="float">
            <text:p>79.690002</text:p>
          </table:table-cell>
          <table:table-cell office:value-type="float" office:value="48.73" calcext:value-type="float">
            <text:p>48.73</text:p>
          </table:table-cell>
          <table:table-cell office:value-type="float" office:value="560.47821" calcext:value-type="float">
            <text:p>560.47821</text:p>
          </table:table-cell>
          <table:table-cell office:value-type="float" office:value="311.940002" calcext:value-type="float">
            <text:p>311.940002</text:p>
          </table:table-cell>
          <table:table-cell office:value-type="float" office:value="119.800003" calcext:value-type="float">
            <text:p>119.800003</text:p>
          </table:table-cell>
          <table:table-cell office:value-type="float" office:value="100.209999" calcext:value-type="float">
            <text:p>100.209999</text:p>
          </table:table-cell>
          <table:table-cell office:value-type="float" office:value="52.720001" calcext:value-type="float">
            <text:p>52.720001</text:p>
          </table:table-cell>
        </table:table-row>
        <table:table-row table:style-name="ro1">
          <table:table-cell office:value-type="float" office:value="81.230003" calcext:value-type="float">
            <text:p>81.230003</text:p>
          </table:table-cell>
          <table:table-cell office:value-type="float" office:value="39.52" calcext:value-type="float">
            <text:p>39.52</text:p>
          </table:table-cell>
          <table:table-cell office:value-type="float" office:value="123.260002" calcext:value-type="float">
            <text:p>123.260002</text:p>
          </table:table-cell>
          <table:table-cell office:value-type="float" office:value="23.110001" calcext:value-type="float">
            <text:p>23.110001</text:p>
          </table:table-cell>
          <table:table-cell office:value-type="float" office:value="128.160004" calcext:value-type="float">
            <text:p>128.160004</text:p>
          </table:table-cell>
          <table:table-cell office:value-type="float" office:value="77.449997" calcext:value-type="float">
            <text:p>77.449997</text:p>
          </table:table-cell>
          <table:table-cell office:value-type="float" office:value="42.41" calcext:value-type="float">
            <text:p>42.41</text:p>
          </table:table-cell>
          <table:table-cell office:value-type="float" office:value="81.730003" calcext:value-type="float">
            <text:p>81.730003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566.873047" calcext:value-type="float">
            <text:p>566.873047</text:p>
          </table:table-cell>
          <table:table-cell office:value-type="float" office:value="318.480011" calcext:value-type="float">
            <text:p>318.480011</text:p>
          </table:table-cell>
          <table:table-cell office:value-type="float" office:value="121.150002" calcext:value-type="float">
            <text:p>121.150002</text:p>
          </table:table-cell>
          <table:table-cell office:value-type="float" office:value="101.620003" calcext:value-type="float">
            <text:p>101.6200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123.580002" calcext:value-type="float">
            <text:p>123.580002</text:p>
          </table:table-cell>
          <table:table-cell office:value-type="float" office:value="23.299999" calcext:value-type="float">
            <text:p>23.299999</text:p>
          </table:table-cell>
          <table:table-cell office:value-type="float" office:value="127.139999" calcext:value-type="float">
            <text:p>127.139999</text:p>
          </table:table-cell>
          <table:table-cell office:value-type="float" office:value="77.580002" calcext:value-type="float">
            <text:p>77.580002</text:p>
          </table:table-cell>
          <table:table-cell office:value-type="float" office:value="38.939999" calcext:value-type="float">
            <text:p>38.939999</text:p>
          </table:table-cell>
          <table:table-cell office:value-type="float" office:value="80.519997" calcext:value-type="float">
            <text:p>80.519997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561.432922" calcext:value-type="float">
            <text:p>561.432922</text:p>
          </table:table-cell>
          <table:table-cell office:value-type="float" office:value="318.890015" calcext:value-type="float">
            <text:p>318.890015</text:p>
          </table:table-cell>
          <table:table-cell office:value-type="float" office:value="120.510002" calcext:value-type="float">
            <text:p>120.510002</text:p>
          </table:table-cell>
          <table:table-cell office:value-type="float" office:value="101" calcext:value-type="float">
            <text:p>101</text:p>
          </table:table-cell>
          <table:table-cell office:value-type="float" office:value="53.220001" calcext:value-type="float">
            <text:p>53.220001</text:p>
          </table:table-cell>
        </table:table-row>
        <table:table-row table:style-name="ro1">
          <table:table-cell office:value-type="float" office:value="81.639999" calcext:value-type="float">
            <text:p>81.639999</text:p>
          </table:table-cell>
          <table:table-cell office:value-type="float" office:value="39.700001" calcext:value-type="float">
            <text:p>39.700001</text:p>
          </table:table-cell>
          <table:table-cell office:value-type="float" office:value="123.5" calcext:value-type="float">
            <text:p>123.5</text:p>
          </table:table-cell>
          <table:table-cell office:value-type="float" office:value="23.450001" calcext:value-type="float">
            <text:p>23.450001</text:p>
          </table:table-cell>
          <table:table-cell office:value-type="float" office:value="127.639999" calcext:value-type="float">
            <text:p>127.639999</text:p>
          </table:table-cell>
          <table:table-cell office:value-type="float" office:value="77.540001" calcext:value-type="float">
            <text:p>77.540001</text:p>
          </table:table-cell>
          <table:table-cell office:value-type="float" office:value="38.73" calcext:value-type="float">
            <text:p>38.73</text:p>
          </table:table-cell>
          <table:table-cell office:value-type="float" office:value="81.190002" calcext:value-type="float">
            <text:p>81.190002</text:p>
          </table:table-cell>
          <table:table-cell office:value-type="float" office:value="49" calcext:value-type="float">
            <text:p>49</text:p>
          </table:table-cell>
          <table:table-cell office:value-type="float" office:value="564.207703" calcext:value-type="float">
            <text:p>564.207703</text:p>
          </table:table-cell>
          <table:table-cell office:value-type="float" office:value="327.600006" calcext:value-type="float">
            <text:p>327.600006</text:p>
          </table:table-cell>
          <table:table-cell office:value-type="float" office:value="120.669998" calcext:value-type="float">
            <text:p>120.669998</text:p>
          </table:table-cell>
          <table:table-cell office:value-type="float" office:value="101.150002" calcext:value-type="float">
            <text:p>101.150002</text:p>
          </table:table-cell>
          <table:table-cell office:value-type="float" office:value="52.970001" calcext:value-type="float">
            <text:p>52.970001</text:p>
          </table:table-cell>
        </table:table-row>
        <table:table-row table:style-name="ro1">
          <table:table-cell office:value-type="float" office:value="81.589996" calcext:value-type="float">
            <text:p>81.589996</text:p>
          </table:table-cell>
          <table:table-cell office:value-type="float" office:value="39.93" calcext:value-type="float">
            <text:p>39.93</text:p>
          </table:table-cell>
          <table:table-cell office:value-type="float" office:value="125.379997" calcext:value-type="float">
            <text:p>125.379997</text:p>
          </table:table-cell>
          <table:table-cell office:value-type="float" office:value="23.445" calcext:value-type="float">
            <text:p>23.445</text:p>
          </table:table-cell>
          <table:table-cell office:value-type="float" office:value="127.68" calcext:value-type="float">
            <text:p>127.68</text:p>
          </table:table-cell>
          <table:table-cell office:value-type="float" office:value="77.900002" calcext:value-type="float">
            <text:p>77.900002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81.120003" calcext:value-type="float">
            <text:p>81.120003</text:p>
          </table:table-cell>
          <table:table-cell office:value-type="float" office:value="49.02" calcext:value-type="float">
            <text:p>49.02</text:p>
          </table:table-cell>
          <table:table-cell office:value-type="float" office:value="573.029175" calcext:value-type="float">
            <text:p>573.029175</text:p>
          </table:table-cell>
          <table:table-cell office:value-type="float" office:value="327.799988" calcext:value-type="float">
            <text:p>327.799988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101.889999" calcext:value-type="float">
            <text:p>101.889999</text:p>
          </table:table-cell>
          <table:table-cell office:value-type="float" office:value="53.619999" calcext:value-type="float">
            <text:p>53.619999</text:p>
          </table:table-cell>
        </table:table-row>
        <table:table-row table:style-name="ro1">
          <table:table-cell office:value-type="float" office:value="82.230003" calcext:value-type="float">
            <text:p>82.230003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125.510002" calcext:value-type="float">
            <text:p>125.510002</text:p>
          </table:table-cell>
          <table:table-cell office:value-type="float" office:value="23.77" calcext:value-type="float">
            <text:p>23.77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78.169998" calcext:value-type="float">
            <text:p>78.169998</text:p>
          </table:table-cell>
          <table:table-cell office:value-type="float" office:value="40.669998" calcext:value-type="float">
            <text:p>40.669998</text:p>
          </table:table-cell>
          <table:table-cell office:value-type="float" office:value="80.260002" calcext:value-type="float">
            <text:p>80.260002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574.700012" calcext:value-type="float">
            <text:p>574.700012</text:p>
          </table:table-cell>
          <table:table-cell office:value-type="float" office:value="334" calcext:value-type="float">
            <text:p>334</text:p>
          </table:table-cell>
          <table:table-cell office:value-type="float" office:value="124.5" calcext:value-type="float">
            <text:p>124.5</text:p>
          </table:table-cell>
          <table:table-cell office:value-type="float" office:value="102.209999" calcext:value-type="float">
            <text:p>102.209999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float" office:value="81.989998" calcext:value-type="float">
            <text:p>81.989998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125.620003" calcext:value-type="float">
            <text:p>125.620003</text:p>
          </table:table-cell>
          <table:table-cell office:value-type="float" office:value="23.655001" calcext:value-type="float">
            <text:p>23.655001</text:p>
          </table:table-cell>
          <table:table-cell office:value-type="float" office:value="126.269997" calcext:value-type="float">
            <text:p>126.269997</text:p>
          </table:table-cell>
          <table:table-cell office:value-type="float" office:value="78.900002" calcext:value-type="float">
            <text:p>78.900002</text:p>
          </table:table-cell>
          <table:table-cell office:value-type="float" office:value="41.16" calcext:value-type="float">
            <text:p>41.16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572.959534" calcext:value-type="float">
            <text:p>572.959534</text:p>
          </table:table-cell>
          <table:table-cell office:value-type="float" office:value="335.480011" calcext:value-type="float">
            <text:p>335.480011</text:p>
          </table:table-cell>
          <table:table-cell office:value-type="float" office:value="123.580002" calcext:value-type="float">
            <text:p>123.580002</text:p>
          </table:table-cell>
          <table:table-cell office:value-type="float" office:value="101.919998" calcext:value-type="float">
            <text:p>101.919998</text:p>
          </table:table-cell>
          <table:table-cell office:value-type="float" office:value="54.389999" calcext:value-type="float">
            <text:p>54.389999</text:p>
          </table:table-cell>
        </table:table-row>
        <table:table-row table:style-name="ro1">
          <table:table-cell office:value-type="float" office:value="82.349998" calcext:value-type="float">
            <text:p>82.349998</text:p>
          </table:table-cell>
          <table:table-cell office:value-type="float" office:value="41.349998" calcext:value-type="float">
            <text:p>41.349998</text:p>
          </table:table-cell>
          <table:table-cell office:value-type="float" office:value="127.07" calcext:value-type="float">
            <text:p>127.07</text:p>
          </table:table-cell>
          <table:table-cell office:value-type="float" office:value="23.705" calcext:value-type="float">
            <text:p>23.705</text:p>
          </table:table-cell>
          <table:table-cell office:value-type="float" office:value="126.720001" calcext:value-type="float">
            <text:p>126.720001</text:p>
          </table:table-cell>
          <table:table-cell office:value-type="float" office:value="78.589996" calcext:value-type="float">
            <text:p>78.589996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79.650002" calcext:value-type="float">
            <text:p>79.650002</text:p>
          </table:table-cell>
          <table:table-cell office:value-type="float" office:value="49.029999" calcext:value-type="float">
            <text:p>49.029999</text:p>
          </table:table-cell>
          <table:table-cell office:value-type="float" office:value="581.800964" calcext:value-type="float">
            <text:p>581.800964</text:p>
          </table:table-cell>
          <table:table-cell office:value-type="float" office:value="334.869995" calcext:value-type="float">
            <text:p>334.869995</text:p>
          </table:table-cell>
          <table:table-cell office:value-type="float" office:value="125.220001" calcext:value-type="float">
            <text:p>125.220001</text:p>
          </table:table-cell>
          <table:table-cell office:value-type="float" office:value="102.730003" calcext:value-type="float">
            <text:p>102.730003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>
          <table:table-cell office:value-type="float" office:value="82.459999" calcext:value-type="float">
            <text:p>82.459999</text:p>
          </table:table-cell>
          <table:table-cell office:value-type="float" office:value="41.150002" calcext:value-type="float">
            <text:p>41.150002</text:p>
          </table:table-cell>
          <table:table-cell office:value-type="float" office:value="127.019997" calcext:value-type="float">
            <text:p>127.019997</text:p>
          </table:table-cell>
          <table:table-cell office:value-type="float" office:value="23.719999" calcext:value-type="float">
            <text:p>23.719999</text:p>
          </table:table-cell>
          <table:table-cell office:value-type="float" office:value="127.25" calcext:value-type="float">
            <text:p>127.25</text:p>
          </table:table-cell>
          <table:table-cell office:value-type="float" office:value="78.25" calcext:value-type="float">
            <text:p>78.25</text:p>
          </table:table-cell>
          <table:table-cell office:value-type="float" office:value="41.41" calcext:value-type="float">
            <text:p>41.41</text:p>
          </table:table-cell>
          <table:table-cell office:value-type="float" office:value="80.190002" calcext:value-type="float">
            <text:p>80.190002</text:p>
          </table:table-cell>
          <table:table-cell office:value-type="float" office:value="48.82" calcext:value-type="float">
            <text:p>48.82</text:p>
          </table:table-cell>
          <table:table-cell office:value-type="float" office:value="582.676147" calcext:value-type="float">
            <text:p>582.676147</text:p>
          </table:table-cell>
          <table:table-cell office:value-type="float" office:value="334.679993" calcext:value-type="float">
            <text:p>334.679993</text:p>
          </table:table-cell>
          <table:table-cell office:value-type="float" office:value="125.889999" calcext:value-type="float">
            <text:p>125.889999</text:p>
          </table:table-cell>
          <table:table-cell office:value-type="float" office:value="102.870003" calcext:value-type="float">
            <text:p>102.870003</text:p>
          </table:table-cell>
          <table:table-cell office:value-type="float" office:value="54.82" calcext:value-type="float">
            <text:p>54.82</text:p>
          </table:table-cell>
        </table:table-row>
        <table:table-row table:style-name="ro1">
          <table:table-cell office:value-type="float" office:value="82.800003" calcext:value-type="float">
            <text:p>82.800003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128.559998" calcext:value-type="float">
            <text:p>128.559998</text:p>
          </table:table-cell>
          <table:table-cell office:value-type="float" office:value="24.16" calcext:value-type="float">
            <text:p>24.16</text:p>
          </table:table-cell>
          <table:table-cell office:value-type="float" office:value="127.68" calcext:value-type="float">
            <text:p>127.68</text:p>
          </table:table-cell>
          <table:table-cell office:value-type="float" office:value="78.5" calcext:value-type="float">
            <text:p>78.5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80.57" calcext:value-type="float">
            <text:p>80.57</text:p>
          </table:table-cell>
          <table:table-cell office:value-type="float" office:value="48.860001" calcext:value-type="float">
            <text:p>48.860001</text:p>
          </table:table-cell>
          <table:table-cell office:value-type="float" office:value="580.62738" calcext:value-type="float">
            <text:p>580.62738</text:p>
          </table:table-cell>
          <table:table-cell office:value-type="float" office:value="336.480011" calcext:value-type="float">
            <text:p>336.480011</text:p>
          </table:table-cell>
          <table:table-cell office:value-type="float" office:value="127.540001" calcext:value-type="float">
            <text:p>127.540001</text:p>
          </table:table-cell>
          <table:table-cell office:value-type="float" office:value="103.330002" calcext:value-type="float">
            <text:p>103.330002</text:p>
          </table:table-cell>
          <table:table-cell office:value-type="float" office:value="54.790001" calcext:value-type="float">
            <text:p>54.790001</text:p>
          </table:table-cell>
        </table:table-row>
        <table:table-row table:style-name="ro1">
          <table:table-cell office:value-type="float" office:value="83.160004" calcext:value-type="float">
            <text:p>83.160004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128.300003" calcext:value-type="float">
            <text:p>128.300003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27.019997" calcext:value-type="float">
            <text:p>127.019997</text:p>
          </table:table-cell>
          <table:table-cell office:value-type="float" office:value="79.849998" calcext:value-type="float">
            <text:p>79.849998</text:p>
          </table:table-cell>
          <table:table-cell office:value-type="float" office:value="41.16" calcext:value-type="float">
            <text:p>41.16</text:p>
          </table:table-cell>
          <table:table-cell office:value-type="float" office:value="80.68" calcext:value-type="float">
            <text:p>80.68</text:p>
          </table:table-cell>
          <table:table-cell office:value-type="float" office:value="48.830002" calcext:value-type="float">
            <text:p>48.830002</text:p>
          </table:table-cell>
          <table:table-cell office:value-type="float" office:value="580.398682" calcext:value-type="float">
            <text:p>580.398682</text:p>
          </table:table-cell>
          <table:table-cell office:value-type="float" office:value="332.98999" calcext:value-type="float">
            <text:p>332.98999</text:p>
          </table:table-cell>
          <table:table-cell office:value-type="float" office:value="127.330002" calcext:value-type="float">
            <text:p>127.330002</text:p>
          </table:table-cell>
          <table:table-cell office:value-type="float" office:value="103.629997" calcext:value-type="float">
            <text:p>103.629997</text:p>
          </table:table-cell>
          <table:table-cell office:value-type="float" office:value="54.869999" calcext:value-type="float">
            <text:p>54.869999</text:p>
          </table:table-cell>
        </table:table-row>
        <table:table-row table:style-name="ro1">
          <table:table-cell office:value-type="float" office:value="83.739998" calcext:value-type="float">
            <text:p>83.739998</text:p>
          </table:table-cell>
          <table:table-cell office:value-type="float" office:value="41.32" calcext:value-type="float">
            <text:p>41.32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25.16" calcext:value-type="float">
            <text:p>25.16</text:p>
          </table:table-cell>
          <table:table-cell office:value-type="float" office:value="127.57" calcext:value-type="float">
            <text:p>127.57</text:p>
          </table:table-cell>
          <table:table-cell office:value-type="float" office:value="79.699997" calcext:value-type="float">
            <text:p>79.699997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80.330002" calcext:value-type="float">
            <text:p>80.330002</text:p>
          </table:table-cell>
          <table:table-cell office:value-type="float" office:value="48.68" calcext:value-type="float">
            <text:p>48.68</text:p>
          </table:table-cell>
          <table:table-cell office:value-type="float" office:value="581.522461" calcext:value-type="float">
            <text:p>581.522461</text:p>
          </table:table-cell>
          <table:table-cell office:value-type="float" office:value="333.209991" calcext:value-type="float">
            <text:p>333.209991</text:p>
          </table:table-cell>
          <table:table-cell office:value-type="float" office:value="128.080002" calcext:value-type="float">
            <text:p>128.080002</text:p>
          </table:table-cell>
          <table:table-cell office:value-type="float" office:value="103.650002" calcext:value-type="float">
            <text:p>103.650002</text:p>
          </table:table-cell>
          <table:table-cell office:value-type="float" office:value="55.380001" calcext:value-type="float">
            <text:p>55.380001</text:p>
          </table:table-cell>
        </table:table-row>
        <table:table-row table:style-name="ro1">
          <table:table-cell office:value-type="float" office:value="83.610001" calcext:value-type="float">
            <text:p>83.610001</text:p>
          </table:table-cell>
          <table:table-cell office:value-type="float" office:value="41.41" calcext:value-type="float">
            <text:p>41.41</text:p>
          </table:table-cell>
          <table:table-cell office:value-type="float" office:value="128.039993" calcext:value-type="float">
            <text:p>128.039993</text:p>
          </table:table-cell>
          <table:table-cell office:value-type="float" office:value="25.115" calcext:value-type="float">
            <text:p>25.115</text:p>
          </table:table-cell>
          <table:table-cell office:value-type="float" office:value="128.059998" calcext:value-type="float">
            <text:p>128.059998</text:p>
          </table:table-cell>
          <table:table-cell office:value-type="float" office:value="79.669998" calcext:value-type="float">
            <text:p>79.669998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80.730003" calcext:value-type="float">
            <text:p>80.730003</text:p>
          </table:table-cell>
          <table:table-cell office:value-type="float" office:value="49.209999" calcext:value-type="float">
            <text:p>49.209999</text:p>
          </table:table-cell>
          <table:table-cell office:value-type="float" office:value="578.081421" calcext:value-type="float">
            <text:p>578.081421</text:p>
          </table:table-cell>
          <table:table-cell office:value-type="float" office:value="337" calcext:value-type="float">
            <text:p>337</text:p>
          </table:table-cell>
          <table:table-cell office:value-type="float" office:value="128.690002" calcext:value-type="float">
            <text:p>128.690002</text:p>
          </table:table-cell>
          <table:table-cell office:value-type="float" office:value="103.470001" calcext:value-type="float">
            <text:p>103.470001</text:p>
          </table:table-cell>
          <table:table-cell office:value-type="float" office:value="55.68" calcext:value-type="float">
            <text:p>55.68</text:p>
          </table:table-cell>
        </table:table-row>
        <table:table-row table:style-name="ro1">
          <table:table-cell office:value-type="float" office:value="83.43" calcext:value-type="float">
            <text:p>83.43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127.57" calcext:value-type="float">
            <text:p>127.57</text:p>
          </table:table-cell>
          <table:table-cell office:value-type="float" office:value="25.049999" calcext:value-type="float">
            <text:p>25.049999</text:p>
          </table:table-cell>
          <table:table-cell office:value-type="float" office:value="128.410004" calcext:value-type="float">
            <text:p>128.410004</text:p>
          </table:table-cell>
          <table:table-cell office:value-type="float" office:value="79.690002" calcext:value-type="float">
            <text:p>79.690002</text:p>
          </table:table-cell>
          <table:table-cell office:value-type="float" office:value="40.130001" calcext:value-type="float">
            <text:p>40.130001</text:p>
          </table:table-cell>
          <table:table-cell office:value-type="float" office:value="80.879997" calcext:value-type="float">
            <text:p>80.879997</text:p>
          </table:table-cell>
          <table:table-cell office:value-type="float" office:value="49.290001" calcext:value-type="float">
            <text:p>49.290001</text:p>
          </table:table-cell>
          <table:table-cell office:value-type="float" office:value="574.11322" calcext:value-type="float">
            <text:p>574.11322</text:p>
          </table:table-cell>
          <table:table-cell office:value-type="float" office:value="342.089996" calcext:value-type="float">
            <text:p>342.089996</text:p>
          </table:table-cell>
          <table:table-cell office:value-type="float" office:value="128.770004" calcext:value-type="float">
            <text:p>128.770004</text:p>
          </table:table-cell>
          <table:table-cell office:value-type="float" office:value="103.599998" calcext:value-type="float">
            <text:p>103.599998</text:p>
          </table:table-cell>
          <table:table-cell office:value-type="float" office:value="55.849998" calcext:value-type="float">
            <text:p>55.849998</text:p>
          </table:table-cell>
        </table:table-row>
        <table:table-row table:style-name="ro1">
          <table:table-cell office:value-type="float" office:value="83.019997" calcext:value-type="float">
            <text:p>83.019997</text:p>
          </table:table-cell>
          <table:table-cell office:value-type="float" office:value="41.509998" calcext:value-type="float">
            <text:p>41.509998</text:p>
          </table:table-cell>
          <table:table-cell office:value-type="float" office:value="126.309998" calcext:value-type="float">
            <text:p>126.309998</text:p>
          </table:table-cell>
          <table:table-cell office:value-type="float" office:value="25.135" calcext:value-type="float">
            <text:p>25.135</text:p>
          </table:table-cell>
          <table:table-cell office:value-type="float" office:value="128.279999" calcext:value-type="float">
            <text:p>128.279999</text:p>
          </table:table-cell>
          <table:table-cell office:value-type="float" office:value="79.620003" calcext:value-type="float">
            <text:p>79.620003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80.889999" calcext:value-type="float">
            <text:p>80.889999</text:p>
          </table:table-cell>
          <table:table-cell office:value-type="float" office:value="49.380001" calcext:value-type="float">
            <text:p>49.380001</text:p>
          </table:table-cell>
          <table:table-cell office:value-type="float" office:value="566.445374" calcext:value-type="float">
            <text:p>566.445374</text:p>
          </table:table-cell>
          <table:table-cell office:value-type="float" office:value="340" calcext:value-type="float">
            <text:p>340</text:p>
          </table:table-cell>
          <table:table-cell office:value-type="float" office:value="127.339996" calcext:value-type="float">
            <text:p>127.339996</text:p>
          </table:table-cell>
          <table:table-cell office:value-type="float" office:value="102.900002" calcext:value-type="float">
            <text:p>102.900002</text:p>
          </table:table-cell>
          <table:table-cell office:value-type="float" office:value="55.52" calcext:value-type="float">
            <text:p>55.52</text:p>
          </table:table-cell>
        </table:table-row>
        <table:table-row table:style-name="ro1">
          <table:table-cell office:value-type="float" office:value="83.089996" calcext:value-type="float">
            <text:p>83.089996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126.900002" calcext:value-type="float">
            <text:p>126.900002</text:p>
          </table:table-cell>
          <table:table-cell office:value-type="float" office:value="25.375" calcext:value-type="float">
            <text:p>25.375</text:p>
          </table:table-cell>
          <table:table-cell office:value-type="float" office:value="129" calcext:value-type="float">
            <text:p>129</text:p>
          </table:table-cell>
          <table:table-cell office:value-type="float" office:value="79.949997" calcext:value-type="float">
            <text:p>79.949997</text:p>
          </table:table-cell>
          <table:table-cell office:value-type="float" office:value="39.82" calcext:value-type="float">
            <text:p>39.82</text:p>
          </table:table-cell>
          <table:table-cell office:value-type="float" office:value="80.870003" calcext:value-type="float">
            <text:p>80.870003</text:p>
          </table:table-cell>
          <table:table-cell office:value-type="float" office:value="49.43" calcext:value-type="float">
            <text:p>49.43</text:p>
          </table:table-cell>
          <table:table-cell office:value-type="float" office:value="568.205688" calcext:value-type="float">
            <text:p>568.205688</text:p>
          </table:table-cell>
          <table:table-cell office:value-type="float" office:value="341.76001" calcext:value-type="float">
            <text:p>341.76001</text:p>
          </table:table-cell>
          <table:table-cell office:value-type="float" office:value="127.349998" calcext:value-type="float">
            <text:p>127.349998</text:p>
          </table:table-cell>
          <table:table-cell office:value-type="float" office:value="103.099998" calcext:value-type="float">
            <text:p>103.099998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83.209999" calcext:value-type="float">
            <text:p>83.209999</text:p>
          </table:table-cell>
          <table:table-cell office:value-type="float" office:value="41.52" calcext:value-type="float">
            <text:p>41.52</text:p>
          </table:table-cell>
          <table:table-cell office:value-type="float" office:value="128.410004" calcext:value-type="float">
            <text:p>128.410004</text:p>
          </table:table-cell>
          <table:table-cell office:value-type="float" office:value="25.375" calcext:value-type="float">
            <text:p>25.375</text:p>
          </table:table-cell>
          <table:table-cell office:value-type="float" office:value="129.199997" calcext:value-type="float">
            <text:p>129.199997</text:p>
          </table:table-cell>
          <table:table-cell office:value-type="float" office:value="79.769997" calcext:value-type="float">
            <text:p>79.769997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81.059998" calcext:value-type="float">
            <text:p>81.059998</text:p>
          </table:table-cell>
          <table:table-cell office:value-type="float" office:value="49.82" calcext:value-type="float">
            <text:p>49.82</text:p>
          </table:table-cell>
          <table:table-cell office:value-type="float" office:value="568.722839" calcext:value-type="float">
            <text:p>568.722839</text:p>
          </table:table-cell>
          <table:table-cell office:value-type="float" office:value="339.980011" calcext:value-type="float">
            <text:p>339.980011</text:p>
          </table:table-cell>
          <table:table-cell office:value-type="float" office:value="125.620003" calcext:value-type="float">
            <text:p>125.620003</text:p>
          </table:table-cell>
          <table:table-cell office:value-type="float" office:value="103.300003" calcext:value-type="float">
            <text:p>103.300003</text:p>
          </table:table-cell>
          <table:table-cell office:value-type="float" office:value="55.43" calcext:value-type="float">
            <text:p>55.43</text:p>
          </table:table-cell>
        </table:table-row>
        <table:table-row table:style-name="ro1">
          <table:table-cell office:value-type="float" office:value="83.260002" calcext:value-type="float">
            <text:p>83.260002</text:p>
          </table:table-cell>
          <table:table-cell office:value-type="float" office:value="41.689999" calcext:value-type="float">
            <text:p>41.689999</text:p>
          </table:table-cell>
          <table:table-cell office:value-type="float" office:value="129.100006" calcext:value-type="float">
            <text:p>129.100006</text:p>
          </table:table-cell>
          <table:table-cell office:value-type="float" office:value="25.58" calcext:value-type="float">
            <text:p>25.58</text:p>
          </table:table-cell>
          <table:table-cell office:value-type="float" office:value="128.449997" calcext:value-type="float">
            <text:p>128.449997</text:p>
          </table:table-cell>
          <table:table-cell office:value-type="float" office:value="79.589996" calcext:value-type="float">
            <text:p>79.589996</text:p>
          </table:table-cell>
          <table:table-cell office:value-type="float" office:value="39.98" calcext:value-type="float">
            <text:p>39.98</text:p>
          </table:table-cell>
          <table:table-cell office:value-type="float" office:value="80.980003" calcext:value-type="float">
            <text:p>80.980003</text:p>
          </table:table-cell>
          <table:table-cell office:value-type="float" office:value="49.939999" calcext:value-type="float">
            <text:p>49.939999</text:p>
          </table:table-cell>
          <table:table-cell office:value-type="float" office:value="576.828308" calcext:value-type="float">
            <text:p>576.828308</text:p>
          </table:table-cell>
          <table:table-cell office:value-type="float" office:value="342.540009" calcext:value-type="float">
            <text:p>342.540009</text:p>
          </table:table-cell>
          <table:table-cell office:value-type="float" office:value="125.459999" calcext:value-type="float">
            <text:p>125.459999</text:p>
          </table:table-cell>
          <table:table-cell office:value-type="float" office:value="103.82" calcext:value-type="float">
            <text:p>103.82</text:p>
          </table:table-cell>
          <table:table-cell office:value-type="float" office:value="55.16" calcext:value-type="float">
            <text:p>55.16</text:p>
          </table:table-cell>
        </table:table-row>
        <table:table-row table:style-name="ro1">
          <table:table-cell office:value-type="float" office:value="82.919998" calcext:value-type="float">
            <text:p>82.919998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128.410004" calcext:value-type="float">
            <text:p>128.410004</text:p>
          </table:table-cell>
          <table:table-cell office:value-type="float" office:value="25.549999" calcext:value-type="float">
            <text:p>25.549999</text:p>
          </table:table-cell>
          <table:table-cell office:value-type="float" office:value="128.210007" calcext:value-type="float">
            <text:p>128.210007</text:p>
          </table:table-cell>
          <table:table-cell office:value-type="float" office:value="79.940002" calcext:value-type="float">
            <text:p>79.940002</text:p>
          </table:table-cell>
          <table:table-cell office:value-type="float" office:value="39.57" calcext:value-type="float">
            <text:p>39.57</text:p>
          </table:table-cell>
          <table:table-cell office:value-type="float" office:value="81.139999" calcext:value-type="float">
            <text:p>81.139999</text:p>
          </table:table-cell>
          <table:table-cell office:value-type="float" office:value="49.93" calcext:value-type="float">
            <text:p>49.93</text:p>
          </table:table-cell>
          <table:table-cell office:value-type="float" office:value="576.828308" calcext:value-type="float">
            <text:p>576.828308</text:p>
          </table:table-cell>
          <table:table-cell office:value-type="float" office:value="343.690002" calcext:value-type="float">
            <text:p>343.690002</text:p>
          </table:table-cell>
          <table:table-cell office:value-type="float" office:value="126.379997" calcext:value-type="float">
            <text:p>126.379997</text:p>
          </table:table-cell>
          <table:table-cell office:value-type="float" office:value="103.989998" calcext:value-type="float">
            <text:p>103.989998</text:p>
          </table:table-cell>
          <table:table-cell office:value-type="float" office:value="55.360001" calcext:value-type="float">
            <text:p>55.360001</text:p>
          </table:table-cell>
        </table:table-row>
        <table:table-row table:style-name="ro1">
          <table:table-cell office:value-type="float" office:value="83.440002" calcext:value-type="float">
            <text:p>83.440002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127.300003" calcext:value-type="float">
            <text:p>127.300003</text:p>
          </table:table-cell>
          <table:table-cell office:value-type="float" office:value="25.41" calcext:value-type="float">
            <text:p>25.41</text:p>
          </table:table-cell>
          <table:table-cell office:value-type="float" office:value="127.150002" calcext:value-type="float">
            <text:p>127.150002</text:p>
          </table:table-cell>
          <table:table-cell office:value-type="float" office:value="80.169998" calcext:value-type="float">
            <text:p>80.169998</text:p>
          </table:table-cell>
          <table:table-cell office:value-type="float" office:value="39.110001" calcext:value-type="float">
            <text:p>39.110001</text:p>
          </table:table-cell>
          <table:table-cell office:value-type="float" office:value="79.779999" calcext:value-type="float">
            <text:p>79.779999</text:p>
          </table:table-cell>
          <table:table-cell office:value-type="float" office:value="49.73" calcext:value-type="float">
            <text:p>49.73</text:p>
          </table:table-cell>
          <table:table-cell office:value-type="float" office:value="580.786499" calcext:value-type="float">
            <text:p>580.786499</text:p>
          </table:table-cell>
          <table:table-cell office:value-type="float" office:value="346.299988" calcext:value-type="float">
            <text:p>346.299988</text:p>
          </table:table-cell>
          <table:table-cell office:value-type="float" office:value="125.43" calcext:value-type="float">
            <text:p>125.43</text:p>
          </table:table-cell>
          <table:table-cell office:value-type="float" office:value="103.919998" calcext:value-type="float">
            <text:p>103.919998</text:p>
          </table:table-cell>
          <table:table-cell office:value-type="float" office:value="55.490002" calcext:value-type="float">
            <text:p>55.490002</text:p>
          </table:table-cell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41.669998" calcext:value-type="float">
            <text:p>41.669998</text:p>
          </table:table-cell>
          <table:table-cell office:value-type="float" office:value="127.529999" calcext:value-type="float">
            <text:p>127.529999</text:p>
          </table:table-cell>
          <table:table-cell office:value-type="float" office:value="25.424999" calcext:value-type="float">
            <text:p>25.424999</text:p>
          </table:table-cell>
          <table:table-cell office:value-type="float" office:value="126.68" calcext:value-type="float">
            <text:p>126.68</text:p>
          </table:table-cell>
          <table:table-cell office:value-type="float" office:value="80.709999" calcext:value-type="float">
            <text:p>80.709999</text:p>
          </table:table-cell>
          <table:table-cell office:value-type="float" office:value="39.259998" calcext:value-type="float">
            <text:p>39.259998</text:p>
          </table:table-cell>
          <table:table-cell office:value-type="float" office:value="79.940002" calcext:value-type="float">
            <text:p>79.940002</text:p>
          </table:table-cell>
          <table:table-cell office:value-type="float" office:value="49.869999" calcext:value-type="float">
            <text:p>49.869999</text:p>
          </table:table-cell>
          <table:table-cell office:value-type="float" office:value="583.392212" calcext:value-type="float">
            <text:p>583.392212</text:p>
          </table:table-cell>
          <table:table-cell office:value-type="float" office:value="344.540009" calcext:value-type="float">
            <text:p>344.540009</text:p>
          </table:table-cell>
          <table:table-cell office:value-type="float" office:value="125.900002" calcext:value-type="float">
            <text:p>125.900002</text:p>
          </table:table-cell>
          <table:table-cell office:value-type="float" office:value="104.419998" calcext:value-type="float">
            <text:p>104.419998</text:p>
          </table:table-cell>
          <table:table-cell office:value-type="float" office:value="55.779999" calcext:value-type="float">
            <text:p>55.779999</text:p>
          </table:table-cell>
        </table:table-row>
        <table:table-row table:style-name="ro1">
          <table:table-cell office:value-type="float" office:value="83.050003" calcext:value-type="float">
            <text:p>83.050003</text:p>
          </table:table-cell>
          <table:table-cell office:value-type="float" office:value="41.77" calcext:value-type="float">
            <text:p>41.77</text:p>
          </table:table-cell>
          <table:table-cell office:value-type="float" office:value="127.910004" calcext:value-type="float">
            <text:p>127.910004</text:p>
          </table:table-cell>
          <table:table-cell office:value-type="float" office:value="25.424999" calcext:value-type="float">
            <text:p>25.424999</text:p>
          </table:table-cell>
          <table:table-cell office:value-type="float" office:value="124.489998" calcext:value-type="float">
            <text:p>124.489998</text:p>
          </table:table-cell>
          <table:table-cell office:value-type="float" office:value="80.330002" calcext:value-type="float">
            <text:p>80.330002</text:p>
          </table:table-cell>
          <table:table-cell office:value-type="float" office:value="38.66" calcext:value-type="float">
            <text:p>38.66</text:p>
          </table:table-cell>
          <table:table-cell office:value-type="float" office:value="79.470001" calcext:value-type="float">
            <text:p>79.470001</text:p>
          </table:table-cell>
          <table:table-cell office:value-type="float" office:value="49.419998" calcext:value-type="float">
            <text:p>49.419998</text:p>
          </table:table-cell>
          <table:table-cell office:value-type="float" office:value="585.679626" calcext:value-type="float">
            <text:p>585.679626</text:p>
          </table:table-cell>
          <table:table-cell office:value-type="float" office:value="341.609985" calcext:value-type="float">
            <text:p>341.609985</text:p>
          </table:table-cell>
          <table:table-cell office:value-type="float" office:value="127.809998" calcext:value-type="float">
            <text:p>127.809998</text:p>
          </table:table-cell>
          <table:table-cell office:value-type="float" office:value="104.400002" calcext:value-type="float">
            <text:p>104.400002</text:p>
          </table:table-cell>
          <table:table-cell office:value-type="float" office:value="55.529999" calcext:value-type="float">
            <text:p>55.529999</text:p>
          </table:table-cell>
        </table:table-row>
        <table:table-row table:style-name="ro1">
          <table:table-cell office:value-type="float" office:value="83.199997" calcext:value-type="float">
            <text:p>83.199997</text:p>
          </table:table-cell>
          <table:table-cell office:value-type="float" office:value="41.900002" calcext:value-type="float">
            <text:p>41.900002</text:p>
          </table:table-cell>
          <table:table-cell office:value-type="float" office:value="128.360001" calcext:value-type="float">
            <text:p>128.360001</text:p>
          </table:table-cell>
          <table:table-cell office:value-type="float" office:value="25.174999" calcext:value-type="float">
            <text:p>25.174999</text:p>
          </table:table-cell>
          <table:table-cell office:value-type="float" office:value="124.459999" calcext:value-type="float">
            <text:p>124.459999</text:p>
          </table:table-cell>
          <table:table-cell office:value-type="float" office:value="79.449997" calcext:value-type="float">
            <text:p>79.449997</text:p>
          </table:table-cell>
          <table:table-cell office:value-type="float" office:value="38.330002" calcext:value-type="float">
            <text:p>38.330002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49.029999" calcext:value-type="float">
            <text:p>49.029999</text:p>
          </table:table-cell>
          <table:table-cell office:value-type="float" office:value="578.320068" calcext:value-type="float">
            <text:p>578.320068</text:p>
          </table:table-cell>
          <table:table-cell office:value-type="float" office:value="334.299988" calcext:value-type="float">
            <text:p>334.299988</text:p>
          </table:table-cell>
          <table:table-cell office:value-type="float" office:value="128.470001" calcext:value-type="float">
            <text:p>128.470001</text:p>
          </table:table-cell>
          <table:table-cell office:value-type="float" office:value="104.190002" calcext:value-type="float">
            <text:p>104.190002</text:p>
          </table:table-cell>
          <table:table-cell office:value-type="float" office:value="56.900002" calcext:value-type="float">
            <text:p>56.900002</text:p>
          </table:table-cell>
        </table:table-row>
        <table:table-row table:style-name="ro1">
          <table:table-cell office:value-type="float" office:value="83.610001" calcext:value-type="float">
            <text:p>83.610001</text:p>
          </table:table-cell>
          <table:table-cell office:value-type="float" office:value="41.68" calcext:value-type="float">
            <text:p>41.68</text:p>
          </table:table-cell>
          <table:table-cell office:value-type="float" office:value="129.600006" calcext:value-type="float">
            <text:p>129.600006</text:p>
          </table:table-cell>
          <table:table-cell office:value-type="float" office:value="25.17" calcext:value-type="float">
            <text:p>25.17</text:p>
          </table:table-cell>
          <table:table-cell office:value-type="float" office:value="123.279999" calcext:value-type="float">
            <text:p>123.279999</text:p>
          </table:table-cell>
          <table:table-cell office:value-type="float" office:value="79.830002" calcext:value-type="float">
            <text:p>79.830002</text:p>
          </table:table-cell>
          <table:table-cell office:value-type="float" office:value="38.23" calcext:value-type="float">
            <text:p>38.23</text:p>
          </table:table-cell>
          <table:table-cell office:value-type="float" office:value="78.230003" calcext:value-type="float">
            <text:p>78.230003</text:p>
          </table:table-cell>
          <table:table-cell office:value-type="float" office:value="48.650002" calcext:value-type="float">
            <text:p>48.650002</text:p>
          </table:table-cell>
          <table:table-cell office:value-type="float" office:value="577.18634" calcext:value-type="float">
            <text:p>577.18634</text:p>
          </table:table-cell>
          <table:table-cell office:value-type="float" office:value="329.940002" calcext:value-type="float">
            <text:p>329.940002</text:p>
          </table:table-cell>
          <table:table-cell office:value-type="float" office:value="127.82" calcext:value-type="float">
            <text:p>127.82</text:p>
          </table:table-cell>
          <table:table-cell office:value-type="float" office:value="104.779999" calcext:value-type="float">
            <text:p>104.77999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.209999" calcext:value-type="float">
            <text:p>83.209999</text:p>
          </table:table-cell>
          <table:table-cell office:value-type="float" office:value="41.900002" calcext:value-type="float">
            <text:p>41.900002</text:p>
          </table:table-cell>
          <table:table-cell office:value-type="float" office:value="129.75" calcext:value-type="float">
            <text:p>129.75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23.540001" calcext:value-type="float">
            <text:p>123.540001</text:p>
          </table:table-cell>
          <table:table-cell office:value-type="float" office:value="80.25" calcext:value-type="float">
            <text:p>80.25</text:p>
          </table:table-cell>
          <table:table-cell office:value-type="float" office:value="38.299999" calcext:value-type="float">
            <text:p>38.299999</text:p>
          </table:table-cell>
          <table:table-cell office:value-type="float" office:value="79.209999" calcext:value-type="float">
            <text:p>79.209999</text:p>
          </table:table-cell>
          <table:table-cell office:value-type="float" office:value="49" calcext:value-type="float">
            <text:p>49</text:p>
          </table:table-cell>
          <table:table-cell office:value-type="float" office:value="577.822815" calcext:value-type="float">
            <text:p>577.822815</text:p>
          </table:table-cell>
          <table:table-cell office:value-type="float" office:value="329.559998" calcext:value-type="float">
            <text:p>329.559998</text:p>
          </table:table-cell>
          <table:table-cell office:value-type="float" office:value="127.489998" calcext:value-type="float">
            <text:p>127.489998</text:p>
          </table:table-cell>
          <table:table-cell office:value-type="float" office:value="104.540001" calcext:value-type="float">
            <text:p>104.540001</text:p>
          </table:table-cell>
          <table:table-cell office:value-type="float" office:value="57.849998" calcext:value-type="float">
            <text:p>57.849998</text:p>
          </table:table-cell>
        </table:table-row>
        <table:table-row table:style-name="ro1">
          <table:table-cell office:value-type="float" office:value="83.18" calcext:value-type="float">
            <text:p>83.18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129.770004" calcext:value-type="float">
            <text:p>129.770004</text:p>
          </table:table-cell>
          <table:table-cell office:value-type="float" office:value="25.07" calcext:value-type="float">
            <text:p>25.07</text:p>
          </table:table-cell>
          <table:table-cell office:value-type="float" office:value="122.349998" calcext:value-type="float">
            <text:p>122.349998</text:p>
          </table:table-cell>
          <table:table-cell office:value-type="float" office:value="78.849998" calcext:value-type="float">
            <text:p>78.849998</text:p>
          </table:table-cell>
          <table:table-cell office:value-type="float" office:value="37.700001" calcext:value-type="float">
            <text:p>37.700001</text:p>
          </table:table-cell>
          <table:table-cell office:value-type="float" office:value="78.239998" calcext:value-type="float">
            <text:p>78.239998</text:p>
          </table:table-cell>
          <table:table-cell office:value-type="float" office:value="48.490002" calcext:value-type="float">
            <text:p>48.490002</text:p>
          </table:table-cell>
          <table:table-cell office:value-type="float" office:value="569.806885" calcext:value-type="float">
            <text:p>569.806885</text:p>
          </table:table-cell>
          <table:table-cell office:value-type="float" office:value="330.910004" calcext:value-type="float">
            <text:p>330.910004</text:p>
          </table:table-cell>
          <table:table-cell office:value-type="float" office:value="126.919998" calcext:value-type="float">
            <text:p>126.919998</text:p>
          </table:table-cell>
          <table:table-cell office:value-type="float" office:value="104.589996" calcext:value-type="float">
            <text:p>104.589996</text:p>
          </table:table-cell>
          <table:table-cell office:value-type="float" office:value="57.75" calcext:value-type="float">
            <text:p>57.75</text:p>
          </table:table-cell>
        </table:table-row>
        <table:table-row table:style-name="ro1">
          <table:table-cell office:value-type="float" office:value="83.580002" calcext:value-type="float">
            <text:p>83.580002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130.320007" calcext:value-type="float">
            <text:p>130.320007</text:p>
          </table:table-cell>
          <table:table-cell office:value-type="float" office:value="25.045" calcext:value-type="float">
            <text:p>25.045</text:p>
          </table:table-cell>
          <table:table-cell office:value-type="float" office:value="124.059998" calcext:value-type="float">
            <text:p>124.059998</text:p>
          </table:table-cell>
          <table:table-cell office:value-type="float" office:value="78.199997" calcext:value-type="float">
            <text:p>78.199997</text:p>
          </table:table-cell>
          <table:table-cell office:value-type="float" office:value="37.66" calcext:value-type="float">
            <text:p>37.66</text:p>
          </table:table-cell>
          <table:table-cell office:value-type="float" office:value="79.5" calcext:value-type="float">
            <text:p>79.5</text:p>
          </table:table-cell>
          <table:table-cell office:value-type="float" office:value="48.540001" calcext:value-type="float">
            <text:p>48.540001</text:p>
          </table:table-cell>
          <table:table-cell office:value-type="float" office:value="569.627869" calcext:value-type="float">
            <text:p>569.627869</text:p>
          </table:table-cell>
          <table:table-cell office:value-type="float" office:value="321.070007" calcext:value-type="float">
            <text:p>321.070007</text:p>
          </table:table-cell>
          <table:table-cell office:value-type="float" office:value="126.199997" calcext:value-type="float">
            <text:p>126.199997</text:p>
          </table:table-cell>
          <table:table-cell office:value-type="float" office:value="104.489998" calcext:value-type="float">
            <text:p>104.489998</text:p>
          </table:table-cell>
          <table:table-cell office:value-type="float" office:value="57.630001" calcext:value-type="float">
            <text:p>57.630001</text:p>
          </table:table-cell>
        </table:table-row>
        <table:table-row table:style-name="ro1">
          <table:table-cell office:value-type="float" office:value="84.019997" calcext:value-type="float">
            <text:p>84.019997</text:p>
          </table:table-cell>
          <table:table-cell office:value-type="float" office:value="41.77" calcext:value-type="float">
            <text:p>41.77</text:p>
          </table:table-cell>
          <table:table-cell office:value-type="float" office:value="132.970001" calcext:value-type="float">
            <text:p>132.970001</text:p>
          </table:table-cell>
          <table:table-cell office:value-type="float" office:value="25.360001" calcext:value-type="float">
            <text:p>25.360001</text:p>
          </table:table-cell>
          <table:table-cell office:value-type="float" office:value="125.129997" calcext:value-type="float">
            <text:p>125.129997</text:p>
          </table:table-cell>
          <table:table-cell office:value-type="float" office:value="79.139999" calcext:value-type="float">
            <text:p>79.139999</text:p>
          </table:table-cell>
          <table:table-cell office:value-type="float" office:value="38.27" calcext:value-type="float">
            <text:p>38.27</text:p>
          </table:table-cell>
          <table:table-cell office:value-type="float" office:value="81" calcext:value-type="float">
            <text:p>81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576.838257" calcext:value-type="float">
            <text:p>576.838257</text:p>
          </table:table-cell>
          <table:table-cell office:value-type="float" office:value="327.76001" calcext:value-type="float">
            <text:p>327.76001</text:p>
          </table:table-cell>
          <table:table-cell office:value-type="float" office:value="128.25" calcext:value-type="float">
            <text:p>128.25</text:p>
          </table:table-cell>
          <table:table-cell office:value-type="float" office:value="105.879997" calcext:value-type="float">
            <text:p>105.879997</text:p>
          </table:table-cell>
          <table:table-cell office:value-type="float" office:value="58.889999" calcext:value-type="float">
            <text:p>58.889999</text:p>
          </table:table-cell>
        </table:table-row>
        <table:table-row table:style-name="ro1">
          <table:table-cell office:value-type="float" office:value="84.18" calcext:value-type="float">
            <text:p>84.18</text:p>
          </table:table-cell>
          <table:table-cell office:value-type="float" office:value="41.75" calcext:value-type="float">
            <text:p>41.75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25.424999" calcext:value-type="float">
            <text:p>25.424999</text:p>
          </table:table-cell>
          <table:table-cell office:value-type="float" office:value="124.849998" calcext:value-type="float">
            <text:p>124.849998</text:p>
          </table:table-cell>
          <table:table-cell office:value-type="float" office:value="80.099998" calcext:value-type="float">
            <text:p>80.099998</text:p>
          </table:table-cell>
          <table:table-cell office:value-type="float" office:value="38.189999" calcext:value-type="float">
            <text:p>38.189999</text:p>
          </table:table-cell>
          <table:table-cell office:value-type="float" office:value="80.839996" calcext:value-type="float">
            <text:p>80.839996</text:p>
          </table:table-cell>
          <table:table-cell office:value-type="float" office:value="49.48" calcext:value-type="float">
            <text:p>49.48</text:p>
          </table:table-cell>
          <table:table-cell office:value-type="float" office:value="583.790039" calcext:value-type="float">
            <text:p>583.790039</text:p>
          </table:table-cell>
          <table:table-cell office:value-type="float" office:value="325.440002" calcext:value-type="float">
            <text:p>325.440002</text:p>
          </table:table-cell>
          <table:table-cell office:value-type="float" office:value="128" calcext:value-type="float">
            <text:p>128</text:p>
          </table:table-cell>
          <table:table-cell office:value-type="float" office:value="106.18" calcext:value-type="float">
            <text:p>106.18</text:p>
          </table:table-cell>
          <table:table-cell office:value-type="float" office:value="59.599998" calcext:value-type="float">
            <text:p>59.599998</text:p>
          </table:table-cell>
        </table:table-row>
        <table:table-row table:style-name="ro1">
          <table:table-cell office:value-type="float" office:value="84.519997" calcext:value-type="float">
            <text:p>84.519997</text:p>
          </table:table-cell>
          <table:table-cell office:value-type="float" office:value="41.98" calcext:value-type="float">
            <text:p>41.98</text:p>
          </table:table-cell>
          <table:table-cell office:value-type="float" office:value="133.330002" calcext:value-type="float">
            <text:p>133.330002</text:p>
          </table:table-cell>
          <table:table-cell office:value-type="float" office:value="25.6" calcext:value-type="float">
            <text:p>25.6</text:p>
          </table:table-cell>
          <table:table-cell office:value-type="float" office:value="124.940002" calcext:value-type="float">
            <text:p>124.940002</text:p>
          </table:table-cell>
          <table:table-cell office:value-type="float" office:value="80.489998" calcext:value-type="float">
            <text:p>80.489998</text:p>
          </table:table-cell>
          <table:table-cell office:value-type="float" office:value="38.220001" calcext:value-type="float">
            <text:p>38.220001</text:p>
          </table:table-cell>
          <table:table-cell office:value-type="float" office:value="80.459999" calcext:value-type="float">
            <text:p>80.459999</text:p>
          </table:table-cell>
          <table:table-cell office:value-type="float" office:value="50.040001" calcext:value-type="float">
            <text:p>50.040001</text:p>
          </table:table-cell>
          <table:table-cell office:value-type="float" office:value="588.265381" calcext:value-type="float">
            <text:p>588.265381</text:p>
          </table:table-cell>
          <table:table-cell office:value-type="float" office:value="327.600006" calcext:value-type="float">
            <text:p>327.600006</text:p>
          </table:table-cell>
          <table:table-cell office:value-type="float" office:value="129.270004" calcext:value-type="float">
            <text:p>129.270004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59.84" calcext:value-type="float">
            <text:p>59.84</text:p>
          </table:table-cell>
        </table:table-row>
        <table:table-row table:style-name="ro1">
          <table:table-cell office:value-type="float" office:value="84.639999" calcext:value-type="float">
            <text:p>84.639999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132.990005" calcext:value-type="float">
            <text:p>132.990005</text:p>
          </table:table-cell>
          <table:table-cell office:value-type="float" office:value="25.235001" calcext:value-type="float">
            <text:p>25.235001</text:p>
          </table:table-cell>
          <table:table-cell office:value-type="float" office:value="124.599998" calcext:value-type="float">
            <text:p>124.599998</text:p>
          </table:table-cell>
          <table:table-cell office:value-type="float" office:value="79.419998" calcext:value-type="float">
            <text:p>79.419998</text:p>
          </table:table-cell>
          <table:table-cell office:value-type="float" office:value="37.849998" calcext:value-type="float">
            <text:p>37.849998</text:p>
          </table:table-cell>
          <table:table-cell office:value-type="float" office:value="80.330002" calcext:value-type="float">
            <text:p>80.330002</text:p>
          </table:table-cell>
          <table:table-cell office:value-type="float" office:value="50.110001" calcext:value-type="float">
            <text:p>50.110001</text:p>
          </table:table-cell>
          <table:table-cell office:value-type="float" office:value="590.572693" calcext:value-type="float">
            <text:p>590.572693</text:p>
          </table:table-cell>
          <table:table-cell office:value-type="float" office:value="328.48999" calcext:value-type="float">
            <text:p>328.48999</text:p>
          </table:table-cell>
          <table:table-cell office:value-type="float" office:value="129.369995" calcext:value-type="float">
            <text:p>129.369995</text:p>
          </table:table-cell>
          <table:table-cell office:value-type="float" office:value="108" calcext:value-type="float">
            <text:p>108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84.650002" calcext:value-type="float">
            <text:p>84.650002</text:p>
          </table:table-cell>
          <table:table-cell office:value-type="float" office:value="42" calcext:value-type="float">
            <text:p>42</text:p>
          </table:table-cell>
          <table:table-cell office:value-type="float" office:value="131.449997" calcext:value-type="float">
            <text:p>131.449997</text:p>
          </table:table-cell>
          <table:table-cell office:value-type="float" office:value="25.139999" calcext:value-type="float">
            <text:p>25.139999</text:p>
          </table:table-cell>
          <table:table-cell office:value-type="float" office:value="123.529999" calcext:value-type="float">
            <text:p>123.529999</text:p>
          </table:table-cell>
          <table:table-cell office:value-type="float" office:value="78.589996" calcext:value-type="float">
            <text:p>78.589996</text:p>
          </table:table-cell>
          <table:table-cell office:value-type="float" office:value="37.720001" calcext:value-type="float">
            <text:p>37.720001</text:p>
          </table:table-cell>
          <table:table-cell office:value-type="float" office:value="79.540001" calcext:value-type="float">
            <text:p>79.540001</text:p>
          </table:table-cell>
          <table:table-cell office:value-type="float" office:value="50.09" calcext:value-type="float">
            <text:p>50.09</text:p>
          </table:table-cell>
          <table:table-cell office:value-type="float" office:value="583.640808" calcext:value-type="float">
            <text:p>583.640808</text:p>
          </table:table-cell>
          <table:table-cell office:value-type="float" office:value="322.459991" calcext:value-type="float">
            <text:p>322.459991</text:p>
          </table:table-cell>
          <table:table-cell office:value-type="float" office:value="128.279999" calcext:value-type="float">
            <text:p>128.279999</text:p>
          </table:table-cell>
          <table:table-cell office:value-type="float" office:value="107.769997" calcext:value-type="float">
            <text:p>107.769997</text:p>
          </table:table-cell>
          <table:table-cell office:value-type="float" office:value="56.799999" calcext:value-type="float">
            <text:p>56.799999</text:p>
          </table:table-cell>
        </table:table-row>
        <table:table-row table:style-name="ro1">
          <table:table-cell office:value-type="float" office:value="84.330002" calcext:value-type="float">
            <text:p>84.330002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128.639999" calcext:value-type="float">
            <text:p>128.639999</text:p>
          </table:table-cell>
          <table:table-cell office:value-type="float" office:value="24.98" calcext:value-type="float">
            <text:p>24.98</text:p>
          </table:table-cell>
          <table:table-cell office:value-type="float" office:value="123.07" calcext:value-type="float">
            <text:p>123.07</text:p>
          </table:table-cell>
          <table:table-cell office:value-type="float" office:value="79.339996" calcext:value-type="float">
            <text:p>79.339996</text:p>
          </table:table-cell>
          <table:table-cell office:value-type="float" office:value="38.150002" calcext:value-type="float">
            <text:p>38.150002</text:p>
          </table:table-cell>
          <table:table-cell office:value-type="float" office:value="78.849998" calcext:value-type="float">
            <text:p>78.849998</text:p>
          </table:table-cell>
          <table:table-cell office:value-type="float" office:value="49.98" calcext:value-type="float">
            <text:p>49.98</text:p>
          </table:table-cell>
          <table:table-cell office:value-type="float" office:value="578.280273" calcext:value-type="float">
            <text:p>578.280273</text:p>
          </table:table-cell>
          <table:table-cell office:value-type="float" office:value="324.170013" calcext:value-type="float">
            <text:p>324.170013</text:p>
          </table:table-cell>
          <table:table-cell office:value-type="float" office:value="127.459999" calcext:value-type="float">
            <text:p>127.459999</text:p>
          </table:table-cell>
          <table:table-cell office:value-type="float" office:value="107.699997" calcext:value-type="float">
            <text:p>107.699997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85.019997" calcext:value-type="float">
            <text:p>85.019997</text:p>
          </table:table-cell>
          <table:table-cell office:value-type="float" office:value="42.060001" calcext:value-type="float">
            <text:p>42.060001</text:p>
          </table:table-cell>
          <table:table-cell office:value-type="float" office:value="130.639999" calcext:value-type="float">
            <text:p>130.639999</text:p>
          </table:table-cell>
          <table:table-cell office:value-type="float" office:value="25.275" calcext:value-type="float">
            <text:p>25.275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79.370003" calcext:value-type="float">
            <text:p>79.370003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78.699997" calcext:value-type="float">
            <text:p>78.699997</text:p>
          </table:table-cell>
          <table:table-cell office:value-type="float" office:value="50.099998" calcext:value-type="float">
            <text:p>50.099998</text:p>
          </table:table-cell>
          <table:table-cell office:value-type="float" office:value="584.336975" calcext:value-type="float">
            <text:p>584.336975</text:p>
          </table:table-cell>
          <table:table-cell office:value-type="float" office:value="327.98999" calcext:value-type="float">
            <text:p>327.98999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108.529999" calcext:value-type="float">
            <text:p>108.529999</text:p>
          </table:table-cell>
          <table:table-cell office:value-type="float" office:value="58.470001" calcext:value-type="float">
            <text:p>58.470001</text:p>
          </table:table-cell>
        </table:table-row>
        <table:table-row table:style-name="ro1">
          <table:table-cell office:value-type="float" office:value="84.540001" calcext:value-type="float">
            <text:p>84.540001</text:p>
          </table:table-cell>
          <table:table-cell office:value-type="float" office:value="42" calcext:value-type="float">
            <text:p>42</text:p>
          </table:table-cell>
          <table:table-cell office:value-type="float" office:value="130.350006" calcext:value-type="float">
            <text:p>130.350006</text:p>
          </table:table-cell>
          <table:table-cell office:value-type="float" office:value="25.01" calcext:value-type="float">
            <text:p>25.01</text:p>
          </table:table-cell>
          <table:table-cell office:value-type="float" office:value="120.550003" calcext:value-type="float">
            <text:p>120.550003</text:p>
          </table:table-cell>
          <table:table-cell office:value-type="float" office:value="79.25" calcext:value-type="float">
            <text:p>79.25</text:p>
          </table:table-cell>
          <table:table-cell office:value-type="float" office:value="37.799999" calcext:value-type="float">
            <text:p>37.799999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49.57" calcext:value-type="float">
            <text:p>49.57</text:p>
          </table:table-cell>
          <table:table-cell office:value-type="float" office:value="572.909851" calcext:value-type="float">
            <text:p>572.909851</text:p>
          </table:table-cell>
          <table:table-cell office:value-type="float" office:value="320.600006" calcext:value-type="float">
            <text:p>320.600006</text:p>
          </table:table-cell>
          <table:table-cell office:value-type="float" office:value="127.190002" calcext:value-type="float">
            <text:p>127.190002</text:p>
          </table:table-cell>
          <table:table-cell office:value-type="float" office:value="107.410004" calcext:value-type="float">
            <text:p>107.410004</text:p>
          </table:table-cell>
          <table:table-cell office:value-type="float" office:value="58.540001" calcext:value-type="float">
            <text:p>58.540001</text:p>
          </table:table-cell>
        </table:table-row>
        <table:table-row table:style-name="ro1">
          <table:table-cell office:value-type="float" office:value="84.110001" calcext:value-type="float">
            <text:p>84.110001</text:p>
          </table:table-cell>
          <table:table-cell office:value-type="float" office:value="41.900002" calcext:value-type="float">
            <text:p>41.900002</text:p>
          </table:table-cell>
          <table:table-cell office:value-type="float" office:value="131.240005" calcext:value-type="float">
            <text:p>131.240005</text:p>
          </table:table-cell>
          <table:table-cell office:value-type="float" office:value="24.905001" calcext:value-type="float">
            <text:p>24.905001</text:p>
          </table:table-cell>
          <table:table-cell office:value-type="float" office:value="120.720001" calcext:value-type="float">
            <text:p>120.720001</text:p>
          </table:table-cell>
          <table:table-cell office:value-type="float" office:value="79.32" calcext:value-type="float">
            <text:p>79.32</text:p>
          </table:table-cell>
          <table:table-cell office:value-type="float" office:value="38.18" calcext:value-type="float">
            <text:p>38.18</text:p>
          </table:table-cell>
          <table:table-cell office:value-type="float" office:value="77.5" calcext:value-type="float">
            <text:p>77.5</text:p>
          </table:table-cell>
          <table:table-cell office:value-type="float" office:value="49.619999" calcext:value-type="float">
            <text:p>49.619999</text:p>
          </table:table-cell>
          <table:table-cell office:value-type="float" office:value="568.623413" calcext:value-type="float">
            <text:p>568.623413</text:p>
          </table:table-cell>
          <table:table-cell office:value-type="float" office:value="320.5" calcext:value-type="float">
            <text:p>320.5</text:p>
          </table:table-cell>
          <table:table-cell office:value-type="float" office:value="127.209999" calcext:value-type="float">
            <text:p>127.209999</text:p>
          </table:table-cell>
          <table:table-cell office:value-type="float" office:value="106.379997" calcext:value-type="float">
            <text:p>106.379997</text:p>
          </table:table-cell>
          <table:table-cell office:value-type="float" office:value="58.139999" calcext:value-type="float">
            <text:p>58.139999</text:p>
          </table:table-cell>
        </table:table-row>
        <table:table-row table:style-name="ro1">
          <table:table-cell office:value-type="float" office:value="84.339996" calcext:value-type="float">
            <text:p>84.339996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132.169998" calcext:value-type="float">
            <text:p>132.169998</text:p>
          </table:table-cell>
          <table:table-cell office:value-type="float" office:value="25.325001" calcext:value-type="float">
            <text:p>25.325001</text:p>
          </table:table-cell>
          <table:table-cell office:value-type="float" office:value="120.510002" calcext:value-type="float">
            <text:p>120.510002</text:p>
          </table:table-cell>
          <table:table-cell office:value-type="float" office:value="79.870003" calcext:value-type="float">
            <text:p>79.870003</text:p>
          </table:table-cell>
          <table:table-cell office:value-type="float" office:value="38.529999" calcext:value-type="float">
            <text:p>38.529999</text:p>
          </table:table-cell>
          <table:table-cell office:value-type="float" office:value="77.32" calcext:value-type="float">
            <text:p>77.32</text:p>
          </table:table-cell>
          <table:table-cell office:value-type="float" office:value="49.669998" calcext:value-type="float">
            <text:p>49.669998</text:p>
          </table:table-cell>
          <table:table-cell office:value-type="float" office:value="573.775085" calcext:value-type="float">
            <text:p>573.775085</text:p>
          </table:table-cell>
          <table:table-cell office:value-type="float" office:value="321.359985" calcext:value-type="float">
            <text:p>321.359985</text:p>
          </table:table-cell>
          <table:table-cell office:value-type="float" office:value="128.570007" calcext:value-type="float">
            <text:p>128.570007</text:p>
          </table:table-cell>
          <table:table-cell office:value-type="float" office:value="106.5" calcext:value-type="float">
            <text:p>106.5</text:p>
          </table:table-cell>
          <table:table-cell office:value-type="float" office:value="58.259998" calcext:value-type="float">
            <text:p>58.259998</text:p>
          </table:table-cell>
        </table:table-row>
        <table:table-row table:style-name="ro1">
          <table:table-cell office:value-type="float" office:value="84.019997" calcext:value-type="float">
            <text:p>84.019997</text:p>
          </table:table-cell>
          <table:table-cell office:value-type="float" office:value="42.549999" calcext:value-type="float">
            <text:p>42.549999</text:p>
          </table:table-cell>
          <table:table-cell office:value-type="float" office:value="130.610001" calcext:value-type="float">
            <text:p>130.610001</text:p>
          </table:table-cell>
          <table:table-cell office:value-type="float" office:value="25.780001" calcext:value-type="float">
            <text:p>25.780001</text:p>
          </table:table-cell>
          <table:table-cell office:value-type="float" office:value="118.800003" calcext:value-type="float">
            <text:p>118.800003</text:p>
          </table:table-cell>
          <table:table-cell office:value-type="float" office:value="80.769997" calcext:value-type="float">
            <text:p>80.769997</text:p>
          </table:table-cell>
          <table:table-cell office:value-type="float" office:value="38.349998" calcext:value-type="float">
            <text:p>38.349998</text:p>
          </table:table-cell>
          <table:table-cell office:value-type="float" office:value="76.269997" calcext:value-type="float">
            <text:p>76.269997</text:p>
          </table:table-cell>
          <table:table-cell office:value-type="float" office:value="49.73" calcext:value-type="float">
            <text:p>49.73</text:p>
          </table:table-cell>
          <table:table-cell office:value-type="float" office:value="572.860107" calcext:value-type="float">
            <text:p>572.860107</text:p>
          </table:table-cell>
          <table:table-cell office:value-type="float" office:value="322.040009" calcext:value-type="float">
            <text:p>322.040009</text:p>
          </table:table-cell>
          <table:table-cell office:value-type="float" office:value="127.370003" calcext:value-type="float">
            <text:p>127.370003</text:p>
          </table:table-cell>
          <table:table-cell office:value-type="float" office:value="105.980003" calcext:value-type="float">
            <text:p>105.980003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float" office:value="83.099998" calcext:value-type="float">
            <text:p>83.099998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128.220001" calcext:value-type="float">
            <text:p>128.220001</text:p>
          </table:table-cell>
          <table:table-cell office:value-type="float" office:value="25.555" calcext:value-type="float">
            <text:p>25.555</text:p>
          </table:table-cell>
          <table:table-cell office:value-type="float" office:value="117.389999" calcext:value-type="float">
            <text:p>117.389999</text:p>
          </table:table-cell>
          <table:table-cell office:value-type="float" office:value="80.050003" calcext:value-type="float">
            <text:p>80.050003</text:p>
          </table:table-cell>
          <table:table-cell office:value-type="float" office:value="38.5" calcext:value-type="float">
            <text:p>38.5</text:p>
          </table:table-cell>
          <table:table-cell office:value-type="float" office:value="74.57" calcext:value-type="float">
            <text:p>74.57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564.207703" calcext:value-type="float">
            <text:p>564.207703</text:p>
          </table:table-cell>
          <table:table-cell office:value-type="float" office:value="316.920013" calcext:value-type="float">
            <text:p>316.920013</text:p>
          </table:table-cell>
          <table:table-cell office:value-type="float" office:value="124.400002" calcext:value-type="float">
            <text:p>124.400002</text:p>
          </table:table-cell>
          <table:table-cell office:value-type="float" office:value="104.059998" calcext:value-type="float">
            <text:p>104.059998</text:p>
          </table:table-cell>
          <table:table-cell office:value-type="float" office:value="57.540001" calcext:value-type="float">
            <text:p>57.540001</text:p>
          </table:table-cell>
        </table:table-row>
        <table:table-row table:style-name="ro1">
          <table:table-cell office:value-type="float" office:value="83.440002" calcext:value-type="float">
            <text:p>83.440002</text:p>
          </table:table-cell>
          <table:table-cell office:value-type="float" office:value="42.860001" calcext:value-type="float">
            <text:p>42.860001</text:p>
          </table:table-cell>
          <table:table-cell office:value-type="float" office:value="127.68" calcext:value-type="float">
            <text:p>127.68</text:p>
          </table:table-cell>
          <table:table-cell office:value-type="float" office:value="25.875" calcext:value-type="float">
            <text:p>25.875</text:p>
          </table:table-cell>
          <table:table-cell office:value-type="float" office:value="118.160004" calcext:value-type="float">
            <text:p>118.160004</text:p>
          </table:table-cell>
          <table:table-cell office:value-type="float" office:value="80.730003" calcext:value-type="float">
            <text:p>80.730003</text:p>
          </table:table-cell>
          <table:table-cell office:value-type="float" office:value="39.48" calcext:value-type="float">
            <text:p>39.48</text:p>
          </table:table-cell>
          <table:table-cell office:value-type="float" office:value="74.949997" calcext:value-type="float">
            <text:p>74.949997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569.916321" calcext:value-type="float">
            <text:p>569.916321</text:p>
          </table:table-cell>
          <table:table-cell office:value-type="float" office:value="320.359985" calcext:value-type="float">
            <text:p>320.359985</text:p>
          </table:table-cell>
          <table:table-cell office:value-type="float" office:value="124.660004" calcext:value-type="float">
            <text:p>124.660004</text:p>
          </table:table-cell>
          <table:table-cell office:value-type="float" office:value="104.230003" calcext:value-type="float">
            <text:p>104.230003</text:p>
          </table:table-cell>
          <table:table-cell office:value-type="float" office:value="57.419998" calcext:value-type="float">
            <text:p>57.419998</text:p>
          </table:table-cell>
        </table:table-row>
        <table:table-row table:style-name="ro1">
          <table:table-cell office:value-type="float" office:value="83.57" calcext:value-type="float">
            <text:p>83.57</text:p>
          </table:table-cell>
          <table:table-cell office:value-type="float" office:value="43.029999" calcext:value-type="float">
            <text:p>43.029999</text:p>
          </table:table-cell>
          <table:table-cell office:value-type="float" office:value="129.080002" calcext:value-type="float">
            <text:p>129.080002</text:p>
          </table:table-cell>
          <table:table-cell office:value-type="float" office:value="25.99" calcext:value-type="float">
            <text:p>25.99</text:p>
          </table:table-cell>
          <table:table-cell office:value-type="float" office:value="117.910004" calcext:value-type="float">
            <text:p>117.910004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38.990002" calcext:value-type="float">
            <text:p>38.990002</text:p>
          </table:table-cell>
          <table:table-cell office:value-type="float" office:value="75.260002" calcext:value-type="float">
            <text:p>75.260002</text:p>
          </table:table-cell>
          <table:table-cell office:value-type="float" office:value="49.950001" calcext:value-type="float">
            <text:p>49.950001</text:p>
          </table:table-cell>
          <table:table-cell office:value-type="float" office:value="575.634827" calcext:value-type="float">
            <text:p>575.634827</text:p>
          </table:table-cell>
          <table:table-cell office:value-type="float" office:value="323.5" calcext:value-type="float">
            <text:p>323.5</text:p>
          </table:table-cell>
          <table:table-cell office:value-type="float" office:value="127.089996" calcext:value-type="float">
            <text:p>127.089996</text:p>
          </table:table-cell>
          <table:table-cell office:value-type="float" office:value="105.68" calcext:value-type="float">
            <text:p>105.68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float" office:value="83.379997" calcext:value-type="float">
            <text:p>83.379997</text:p>
          </table:table-cell>
          <table:table-cell office:value-type="float" office:value="43.48" calcext:value-type="float">
            <text:p>43.48</text:p>
          </table:table-cell>
          <table:table-cell office:value-type="float" office:value="127.120003" calcext:value-type="float">
            <text:p>127.120003</text:p>
          </table:table-cell>
          <table:table-cell office:value-type="float" office:value="25.594999" calcext:value-type="float">
            <text:p>25.594999</text:p>
          </table:table-cell>
          <table:table-cell office:value-type="float" office:value="117.470001" calcext:value-type="float">
            <text:p>117.470001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38.560001" calcext:value-type="float">
            <text:p>38.560001</text:p>
          </table:table-cell>
          <table:table-cell office:value-type="float" office:value="74.620003" calcext:value-type="float">
            <text:p>74.620003</text:p>
          </table:table-cell>
          <table:table-cell office:value-type="float" office:value="49.990002" calcext:value-type="float">
            <text:p>49.990002</text:p>
          </table:table-cell>
          <table:table-cell office:value-type="float" office:value="571.258911" calcext:value-type="float">
            <text:p>571.258911</text:p>
          </table:table-cell>
          <table:table-cell office:value-type="float" office:value="319.429993" calcext:value-type="float">
            <text:p>319.429993</text:p>
          </table:table-cell>
          <table:table-cell office:value-type="float" office:value="125.519997" calcext:value-type="float">
            <text:p>125.519997</text:p>
          </table:table-cell>
          <table:table-cell office:value-type="float" office:value="104.459999" calcext:value-type="float">
            <text:p>104.459999</text:p>
          </table:table-cell>
          <table:table-cell office:value-type="float" office:value="57.599998" calcext:value-type="float">
            <text:p>57.599998</text:p>
          </table:table-cell>
        </table:table-row>
        <table:table-row table:style-name="ro1">
          <table:table-cell office:value-type="float" office:value="83.339996" calcext:value-type="float">
            <text:p>83.339996</text:p>
          </table:table-cell>
          <table:table-cell office:value-type="float" office:value="43.580002" calcext:value-type="float">
            <text:p>43.580002</text:p>
          </table:table-cell>
          <table:table-cell office:value-type="float" office:value="124.550003" calcext:value-type="float">
            <text:p>124.550003</text:p>
          </table:table-cell>
          <table:table-cell office:value-type="float" office:value="25.365" calcext:value-type="float">
            <text:p>25.365</text:p>
          </table:table-cell>
          <table:table-cell office:value-type="float" office:value="115.830002" calcext:value-type="float">
            <text:p>115.830002</text:p>
          </table:table-cell>
          <table:table-cell office:value-type="float" office:value="81" calcext:value-type="float">
            <text:p>81</text:p>
          </table:table-cell>
          <table:table-cell office:value-type="float" office:value="38.220001" calcext:value-type="float">
            <text:p>38.220001</text:p>
          </table:table-cell>
          <table:table-cell office:value-type="float" office:value="73.68" calcext:value-type="float">
            <text:p>73.68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562.477173" calcext:value-type="float">
            <text:p>562.477173</text:p>
          </table:table-cell>
          <table:table-cell office:value-type="float" office:value="316.579987" calcext:value-type="float">
            <text:p>316.579987</text:p>
          </table:table-cell>
          <table:table-cell office:value-type="float" office:value="123.470001" calcext:value-type="float">
            <text:p>123.470001</text:p>
          </table:table-cell>
          <table:table-cell office:value-type="float" office:value="102.43" calcext:value-type="float">
            <text:p>102.43</text:p>
          </table:table-cell>
          <table:table-cell office:value-type="float" office:value="56.540001" calcext:value-type="float">
            <text:p>56.540001</text:p>
          </table:table-cell>
        </table:table-row>
        <table:table-row table:style-name="ro1">
          <table:table-cell office:value-type="float" office:value="84.209999" calcext:value-type="float">
            <text:p>84.209999</text:p>
          </table:table-cell>
          <table:table-cell office:value-type="float" office:value="44.439999" calcext:value-type="float">
            <text:p>44.439999</text:p>
          </table:table-cell>
          <table:table-cell office:value-type="float" office:value="126.099998" calcext:value-type="float">
            <text:p>126.099998</text:p>
          </table:table-cell>
          <table:table-cell office:value-type="float" office:value="25.719999" calcext:value-type="float">
            <text:p>25.719999</text:p>
          </table:table-cell>
          <table:table-cell office:value-type="float" office:value="117.019997" calcext:value-type="float">
            <text:p>117.019997</text:p>
          </table:table-cell>
          <table:table-cell office:value-type="float" office:value="81.580002" calcext:value-type="float">
            <text:p>81.580002</text:p>
          </table:table-cell>
          <table:table-cell office:value-type="float" office:value="38.200001" calcext:value-type="float">
            <text:p>38.200001</text:p>
          </table:table-cell>
          <table:table-cell office:value-type="float" office:value="73.449997" calcext:value-type="float">
            <text:p>73.449997</text:p>
          </table:table-cell>
          <table:table-cell office:value-type="float" office:value="49.779999" calcext:value-type="float">
            <text:p>49.779999</text:p>
          </table:table-cell>
          <table:table-cell office:value-type="float" office:value="568.056519" calcext:value-type="float">
            <text:p>568.056519</text:p>
          </table:table-cell>
          <table:table-cell office:value-type="float" office:value="321.48999" calcext:value-type="float">
            <text:p>321.48999</text:p>
          </table:table-cell>
          <table:table-cell office:value-type="float" office:value="124.720001" calcext:value-type="float">
            <text:p>124.720001</text:p>
          </table:table-cell>
          <table:table-cell office:value-type="float" office:value="104.629997" calcext:value-type="float">
            <text:p>104.629997</text:p>
          </table:table-cell>
          <table:table-cell office:value-type="float" office:value="58.52" calcext:value-type="float">
            <text:p>58.52</text:p>
          </table:table-cell>
        </table:table-row>
        <table:table-row table:style-name="ro1">
          <table:table-cell office:value-type="float" office:value="83.949997" calcext:value-type="float">
            <text:p>83.949997</text:p>
          </table:table-cell>
          <table:table-cell office:value-type="float" office:value="43.880001" calcext:value-type="float">
            <text:p>43.880001</text:p>
          </table:table-cell>
          <table:table-cell office:value-type="float" office:value="123.800003" calcext:value-type="float">
            <text:p>123.800003</text:p>
          </table:table-cell>
          <table:table-cell office:value-type="float" office:value="25.875" calcext:value-type="float">
            <text:p>25.875</text:p>
          </table:table-cell>
          <table:table-cell office:value-type="float" office:value="114.699997" calcext:value-type="float">
            <text:p>114.699997</text:p>
          </table:table-cell>
          <table:table-cell office:value-type="float" office:value="80.550003" calcext:value-type="float">
            <text:p>80.550003</text:p>
          </table:table-cell>
          <table:table-cell office:value-type="float" office:value="36.639999" calcext:value-type="float">
            <text:p>36.639999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49" calcext:value-type="float">
            <text:p>49</text:p>
          </table:table-cell>
          <table:table-cell office:value-type="float" office:value="554.670105" calcext:value-type="float">
            <text:p>554.670105</text:p>
          </table:table-cell>
          <table:table-cell office:value-type="float" office:value="314.019989" calcext:value-type="float">
            <text:p>314.019989</text:p>
          </table:table-cell>
          <table:table-cell office:value-type="float" office:value="122.870003" calcext:value-type="float">
            <text:p>122.870003</text:p>
          </table:table-cell>
          <table:table-cell office:value-type="float" office:value="102.349998" calcext:value-type="float">
            <text:p>102.349998</text:p>
          </table:table-cell>
          <table:table-cell office:value-type="float" office:value="55.990002" calcext:value-type="float">
            <text:p>55.990002</text:p>
          </table:table-cell>
        </table:table-row>
        <table:table-row table:style-name="ro1">
          <table:table-cell office:value-type="float" office:value="84.309998" calcext:value-type="float">
            <text:p>84.309998</text:p>
          </table:table-cell>
          <table:table-cell office:value-type="float" office:value="44.279999" calcext:value-type="float">
            <text:p>44.279999</text:p>
          </table:table-cell>
          <table:table-cell office:value-type="float" office:value="124.199997" calcext:value-type="float">
            <text:p>124.199997</text:p>
          </table:table-cell>
          <table:table-cell office:value-type="float" office:value="25.83" calcext:value-type="float">
            <text:p>25.83</text:p>
          </table:table-cell>
          <table:table-cell office:value-type="float" office:value="113.550003" calcext:value-type="float">
            <text:p>113.550003</text:p>
          </table:table-cell>
          <table:table-cell office:value-type="float" office:value="79.370003" calcext:value-type="float">
            <text:p>79.370003</text:p>
          </table:table-cell>
          <table:table-cell office:value-type="float" office:value="36.490002" calcext:value-type="float">
            <text:p>36.490002</text:p>
          </table:table-cell>
          <table:table-cell office:value-type="float" office:value="70.120003" calcext:value-type="float">
            <text:p>70.120003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542.009766" calcext:value-type="float">
            <text:p>542.009766</text:p>
          </table:table-cell>
          <table:table-cell office:value-type="float" office:value="309.869995" calcext:value-type="float">
            <text:p>309.869995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101.459999" calcext:value-type="float">
            <text:p>101.459999</text:p>
          </table:table-cell>
          <table:table-cell office:value-type="float" office:value="54.880001" calcext:value-type="float">
            <text:p>54.880001</text:p>
          </table:table-cell>
        </table:table-row>
        <table:table-row table:style-name="ro1">
          <table:table-cell office:value-type="float" office:value="83.910004" calcext:value-type="float">
            <text:p>83.910004</text:p>
          </table:table-cell>
          <table:table-cell office:value-type="float" office:value="44.040001" calcext:value-type="float">
            <text:p>44.040001</text:p>
          </table:table-cell>
          <table:table-cell office:value-type="float" office:value="122.010002" calcext:value-type="float">
            <text:p>122.010002</text:p>
          </table:table-cell>
          <table:table-cell office:value-type="float" office:value="25.77" calcext:value-type="float">
            <text:p>25.77</text:p>
          </table:table-cell>
          <table:table-cell office:value-type="float" office:value="112.599998" calcext:value-type="float">
            <text:p>112.599998</text:p>
          </table:table-cell>
          <table:table-cell office:value-type="float" office:value="79.760002" calcext:value-type="float">
            <text:p>79.760002</text:p>
          </table:table-cell>
          <table:table-cell office:value-type="float" office:value="35.509998" calcext:value-type="float">
            <text:p>35.509998</text:p>
          </table:table-cell>
          <table:table-cell office:value-type="float" office:value="68.269997" calcext:value-type="float">
            <text:p>68.269997</text:p>
          </table:table-cell>
          <table:table-cell office:value-type="float" office:value="48.48" calcext:value-type="float">
            <text:p>48.48</text:p>
          </table:table-cell>
          <table:table-cell office:value-type="float" office:value="535.953064" calcext:value-type="float">
            <text:p>535.953064</text:p>
          </table:table-cell>
          <table:table-cell office:value-type="float" office:value="308" calcext:value-type="float">
            <text:p>308</text:p>
          </table:table-cell>
          <table:table-cell office:value-type="float" office:value="121.839996" calcext:value-type="float">
            <text:p>121.839996</text:p>
          </table:table-cell>
          <table:table-cell office:value-type="float" office:value="100.529999" calcext:value-type="float">
            <text:p>100.529999</text:p>
          </table:table-cell>
          <table:table-cell office:value-type="float" office:value="53.59" calcext:value-type="float">
            <text:p>53.59</text:p>
          </table:table-cell>
        </table:table-row>
        <table:table-row table:style-name="ro1">
          <table:table-cell office:value-type="float" office:value="82.589996" calcext:value-type="float">
            <text:p>82.589996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122.269997" calcext:value-type="float">
            <text:p>122.269997</text:p>
          </table:table-cell>
          <table:table-cell office:value-type="float" office:value="25.635" calcext:value-type="float">
            <text:p>25.635</text:p>
          </table:table-cell>
          <table:table-cell office:value-type="float" office:value="108.57" calcext:value-type="float">
            <text:p>108.57</text:p>
          </table:table-cell>
          <table:table-cell office:value-type="float" office:value="80.18" calcext:value-type="float">
            <text:p>80.18</text:p>
          </table:table-cell>
          <table:table-cell office:value-type="float" office:value="33.939999" calcext:value-type="float">
            <text:p>33.939999</text:p>
          </table:table-cell>
          <table:table-cell office:value-type="float" office:value="63.790001" calcext:value-type="float">
            <text:p>63.790001</text:p>
          </table:table-cell>
          <table:table-cell office:value-type="float" office:value="47.740002" calcext:value-type="float">
            <text:p>47.740002</text:p>
          </table:table-cell>
          <table:table-cell office:value-type="float" office:value="528.106201" calcext:value-type="float">
            <text:p>528.106201</text:p>
          </table:table-cell>
          <table:table-cell office:value-type="float" office:value="304.350006" calcext:value-type="float">
            <text:p>304.350006</text:p>
          </table:table-cell>
          <table:table-cell office:value-type="float" office:value="121.059998" calcext:value-type="float">
            <text:p>121.059998</text:p>
          </table:table-cell>
          <table:table-cell office:value-type="float" office:value="96.050003" calcext:value-type="float">
            <text:p>96.050003</text:p>
          </table:table-cell>
          <table:table-cell office:value-type="float" office:value="52.330002" calcext:value-type="float">
            <text:p>52.330002</text:p>
          </table:table-cell>
        </table:table-row>
        <table:table-row table:style-name="ro1">
          <table:table-cell office:value-type="float" office:value="81.650002" calcext:value-type="float">
            <text:p>81.650002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119.309998" calcext:value-type="float">
            <text:p>119.309998</text:p>
          </table:table-cell>
          <table:table-cell office:value-type="float" office:value="25.08" calcext:value-type="float">
            <text:p>25.08</text:p>
          </table:table-cell>
          <table:table-cell office:value-type="float" office:value="107.959999" calcext:value-type="float">
            <text:p>107.959999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64.959999" calcext:value-type="float">
            <text:p>64.959999</text:p>
          </table:table-cell>
          <table:table-cell office:value-type="float" office:value="47.41" calcext:value-type="float">
            <text:p>47.41</text:p>
          </table:table-cell>
          <table:table-cell office:value-type="float" office:value="516.161865" calcext:value-type="float">
            <text:p>516.161865</text:p>
          </table:table-cell>
          <table:table-cell office:value-type="float" office:value="293.829987" calcext:value-type="float">
            <text:p>293.829987</text:p>
          </table:table-cell>
          <table:table-cell office:value-type="float" office:value="118.910004" calcext:value-type="float">
            <text:p>118.910004</text:p>
          </table:table-cell>
          <table:table-cell office:value-type="float" office:value="96.970001" calcext:value-type="float">
            <text:p>96.970001</text:p>
          </table:table-cell>
          <table:table-cell office:value-type="float" office:value="55.799999" calcext:value-type="float">
            <text:p>55.799999</text:p>
          </table:table-cell>
        </table:table-row>
        <table:table-row table:style-name="ro1">
          <table:table-cell office:value-type="float" office:value="82.949997" calcext:value-type="float">
            <text:p>82.949997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122.510002" calcext:value-type="float">
            <text:p>122.510002</text:p>
          </table:table-cell>
          <table:table-cell office:value-type="float" office:value="25.110001" calcext:value-type="float">
            <text:p>25.110001</text:p>
          </table:table-cell>
          <table:table-cell office:value-type="float" office:value="111.779999" calcext:value-type="float">
            <text:p>111.779999</text:p>
          </table:table-cell>
          <table:table-cell office:value-type="float" office:value="79.790001" calcext:value-type="float">
            <text:p>79.790001</text:p>
          </table:table-cell>
          <table:table-cell office:value-type="float" office:value="37.32" calcext:value-type="float">
            <text:p>37.32</text:p>
          </table:table-cell>
          <table:table-cell office:value-type="float" office:value="67.93" calcext:value-type="float">
            <text:p>67.93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524.36676" calcext:value-type="float">
            <text:p>524.36676</text:p>
          </table:table-cell>
          <table:table-cell office:value-type="float" office:value="307.149994" calcext:value-type="float">
            <text:p>307.149994</text:p>
          </table:table-cell>
          <table:table-cell office:value-type="float" office:value="122.050003" calcext:value-type="float">
            <text:p>122.050003</text:p>
          </table:table-cell>
          <table:table-cell office:value-type="float" office:value="97.540001" calcext:value-type="float">
            <text:p>97.540001</text:p>
          </table:table-cell>
          <table:table-cell office:value-type="float" office:value="53.779999" calcext:value-type="float">
            <text:p>53.779999</text:p>
          </table:table-cell>
        </table:table-row>
        <table:table-row table:style-name="ro1">
          <table:table-cell office:value-type="float" office:value="83.25" calcext:value-type="float">
            <text:p>83.25</text:p>
          </table:table-cell>
          <table:table-cell office:value-type="float" office:value="42.75" calcext:value-type="float">
            <text:p>42.75</text:p>
          </table:table-cell>
          <table:table-cell office:value-type="float" office:value="124.099998" calcext:value-type="float">
            <text:p>124.099998</text:p>
          </table:table-cell>
          <table:table-cell office:value-type="float" office:value="25.110001" calcext:value-type="float">
            <text:p>25.110001</text:p>
          </table:table-cell>
          <table:table-cell office:value-type="float" office:value="111.529999" calcext:value-type="float">
            <text:p>111.529999</text:p>
          </table:table-cell>
          <table:table-cell office:value-type="float" office:value="80.580002" calcext:value-type="float">
            <text:p>80.580002</text:p>
          </table:table-cell>
          <table:table-cell office:value-type="float" office:value="36.950001" calcext:value-type="float">
            <text:p>36.950001</text:p>
          </table:table-cell>
          <table:table-cell office:value-type="float" office:value="68.18" calcext:value-type="float">
            <text:p>68.18</text:p>
          </table:table-cell>
          <table:table-cell office:value-type="float" office:value="48.060001" calcext:value-type="float">
            <text:p>48.060001</text:p>
          </table:table-cell>
          <table:table-cell office:value-type="float" office:value="506.664093" calcext:value-type="float">
            <text:p>506.664093</text:p>
          </table:table-cell>
          <table:table-cell office:value-type="float" office:value="302.950012" calcext:value-type="float">
            <text:p>302.950012</text:p>
          </table:table-cell>
          <table:table-cell office:value-type="float" office:value="123.389999" calcext:value-type="float">
            <text:p>123.389999</text:p>
          </table:table-cell>
          <table:table-cell office:value-type="float" office:value="98.830002" calcext:value-type="float">
            <text:p>98.830002</text:p>
          </table:table-cell>
          <table:table-cell office:value-type="float" office:value="52.560001" calcext:value-type="float">
            <text:p>52.560001</text:p>
          </table:table-cell>
        </table:table-row>
        <table:table-row table:style-name="ro1">
          <table:table-cell office:value-type="float" office:value="84.470001" calcext:value-type="float">
            <text:p>84.470001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124.5" calcext:value-type="float">
            <text:p>124.5</text:p>
          </table:table-cell>
          <table:table-cell office:value-type="float" office:value="25.77" calcext:value-type="float">
            <text:p>25.77</text:p>
          </table:table-cell>
          <table:table-cell office:value-type="float" office:value="113.18" calcext:value-type="float">
            <text:p>113.18</text:p>
          </table:table-cell>
          <table:table-cell office:value-type="float" office:value="83.110001" calcext:value-type="float">
            <text:p>83.110001</text:p>
          </table:table-cell>
          <table:table-cell office:value-type="float" office:value="37.98" calcext:value-type="float">
            <text:p>37.98</text:p>
          </table:table-cell>
          <table:table-cell office:value-type="float" office:value="70.07" calcext:value-type="float">
            <text:p>70.07</text:p>
          </table:table-cell>
          <table:table-cell office:value-type="float" office:value="48.09" calcext:value-type="float">
            <text:p>48.09</text:p>
          </table:table-cell>
          <table:table-cell office:value-type="float" office:value="522.317993" calcext:value-type="float">
            <text:p>522.317993</text:p>
          </table:table-cell>
          <table:table-cell office:value-type="float" office:value="309.899994" calcext:value-type="float">
            <text:p>309.899994</text:p>
          </table:table-cell>
          <table:table-cell office:value-type="float" office:value="125.209999" calcext:value-type="float">
            <text:p>125.209999</text:p>
          </table:table-cell>
          <table:table-cell office:value-type="float" office:value="99.830002" calcext:value-type="float">
            <text:p>99.830002</text:p>
          </table:table-cell>
          <table:table-cell office:value-type="float" office:value="55.299999" calcext:value-type="float">
            <text:p>55.299999</text:p>
          </table:table-cell>
        </table:table-row>
        <table:table-row table:style-name="ro1">
          <table:table-cell office:value-type="float" office:value="84.059998" calcext:value-type="float">
            <text:p>84.059998</text:p>
          </table:table-cell>
          <table:table-cell office:value-type="float" office:value="40.189999" calcext:value-type="float">
            <text:p>40.189999</text:p>
          </table:table-cell>
          <table:table-cell office:value-type="float" office:value="127" calcext:value-type="float">
            <text:p>127</text:p>
          </table:table-cell>
          <table:table-cell office:value-type="float" office:value="26.264999" calcext:value-type="float">
            <text:p>26.264999</text:p>
          </table:table-cell>
          <table:table-cell office:value-type="float" office:value="115.199997" calcext:value-type="float">
            <text:p>115.199997</text:p>
          </table:table-cell>
          <table:table-cell office:value-type="float" office:value="84.529999" calcext:value-type="float">
            <text:p>84.529999</text:p>
          </table:table-cell>
          <table:table-cell office:value-type="float" office:value="38.34" calcext:value-type="float">
            <text:p>38.34</text:p>
          </table:table-cell>
          <table:table-cell office:value-type="float" office:value="71" calcext:value-type="float">
            <text:p>71</text:p>
          </table:table-cell>
          <table:table-cell office:value-type="float" office:value="48.689999" calcext:value-type="float">
            <text:p>48.689999</text:p>
          </table:table-cell>
          <table:table-cell office:value-type="float" office:value="526.99231" calcext:value-type="float">
            <text:p>526.99231</text:p>
          </table:table-cell>
          <table:table-cell office:value-type="float" office:value="315.429993" calcext:value-type="float">
            <text:p>315.429993</text:p>
          </table:table-cell>
          <table:table-cell office:value-type="float" office:value="127.989998" calcext:value-type="float">
            <text:p>127.989998</text:p>
          </table:table-cell>
          <table:table-cell office:value-type="float" office:value="101.099998" calcext:value-type="float">
            <text:p>101.099998</text:p>
          </table:table-cell>
          <table:table-cell office:value-type="float" office:value="56.959999" calcext:value-type="float">
            <text:p>56.959999</text:p>
          </table:table-cell>
        </table:table-row>
        <table:table-row table:style-name="ro1">
          <table:table-cell office:value-type="float" office:value="84.260002" calcext:value-type="float">
            <text:p>84.260002</text:p>
          </table:table-cell>
          <table:table-cell office:value-type="float" office:value="40.939999" calcext:value-type="float">
            <text:p>40.939999</text:p>
          </table:table-cell>
          <table:table-cell office:value-type="float" office:value="127.099998" calcext:value-type="float">
            <text:p>127.099998</text:p>
          </table:table-cell>
          <table:table-cell office:value-type="float" office:value="26.385" calcext:value-type="float">
            <text:p>26.385</text:p>
          </table:table-cell>
          <table:table-cell office:value-type="float" office:value="116" calcext:value-type="float">
            <text:p>116</text:p>
          </table:table-cell>
          <table:table-cell office:value-type="float" office:value="83.949997" calcext:value-type="float">
            <text:p>83.949997</text:p>
          </table:table-cell>
          <table:table-cell office:value-type="float" office:value="38.68" calcext:value-type="float">
            <text:p>38.68</text:p>
          </table:table-cell>
          <table:table-cell office:value-type="float" office:value="70.790001" calcext:value-type="float">
            <text:p>70.790001</text:p>
          </table:table-cell>
          <table:table-cell office:value-type="float" office:value="48.580002" calcext:value-type="float">
            <text:p>48.580002</text:p>
          </table:table-cell>
          <table:table-cell office:value-type="float" office:value="536.370728" calcext:value-type="float">
            <text:p>536.370728</text:p>
          </table:table-cell>
          <table:table-cell office:value-type="float" office:value="313.399994" calcext:value-type="float">
            <text:p>313.399994</text:p>
          </table:table-cell>
          <table:table-cell office:value-type="float" office:value="121.269997" calcext:value-type="float">
            <text:p>121.269997</text:p>
          </table:table-cell>
          <table:table-cell office:value-type="float" office:value="102.260002" calcext:value-type="float">
            <text:p>102.260002</text:p>
          </table:table-cell>
          <table:table-cell office:value-type="float" office:value="58.099998" calcext:value-type="float">
            <text:p>58.099998</text:p>
          </table:table-cell>
        </table:table-row>
        <table:table-row table:style-name="ro1">
          <table:table-cell office:value-type="float" office:value="85.099998" calcext:value-type="float">
            <text:p>85.099998</text:p>
          </table:table-cell>
          <table:table-cell office:value-type="float" office:value="40.98" calcext:value-type="float">
            <text:p>40.98</text:p>
          </table:table-cell>
          <table:table-cell office:value-type="float" office:value="129.169998" calcext:value-type="float">
            <text:p>129.169998</text:p>
          </table:table-cell>
          <table:table-cell office:value-type="float" office:value="26.27" calcext:value-type="float">
            <text:p>26.27</text:p>
          </table:table-cell>
          <table:table-cell office:value-type="float" office:value="116.190002" calcext:value-type="float">
            <text:p>116.190002</text:p>
          </table:table-cell>
          <table:table-cell office:value-type="float" office:value="84.309998" calcext:value-type="float">
            <text:p>84.309998</text:p>
          </table:table-cell>
          <table:table-cell office:value-type="float" office:value="38.720001" calcext:value-type="float">
            <text:p>38.720001</text:p>
          </table:table-cell>
          <table:table-cell office:value-type="float" office:value="69.989998" calcext:value-type="float">
            <text:p>69.989998</text:p>
          </table:table-cell>
          <table:table-cell office:value-type="float" office:value="48.220001" calcext:value-type="float">
            <text:p>48.220001</text:p>
          </table:table-cell>
          <table:table-cell office:value-type="float" office:value="541.383179" calcext:value-type="float">
            <text:p>541.383179</text:p>
          </table:table-cell>
          <table:table-cell office:value-type="float" office:value="284.399994" calcext:value-type="float">
            <text:p>284.399994</text:p>
          </table:table-cell>
          <table:table-cell office:value-type="float" office:value="122.199997" calcext:value-type="float">
            <text:p>122.199997</text:p>
          </table:table-cell>
          <table:table-cell office:value-type="float" office:value="102.949997" calcext:value-type="float">
            <text:p>102.949997</text:p>
          </table:table-cell>
          <table:table-cell office:value-type="float" office:value="59.34" calcext:value-type="float">
            <text:p>59.34</text:p>
          </table:table-cell>
        </table:table-row>
        <table:table-row table:style-name="ro1">
          <table:table-cell office:value-type="float" office:value="84.959999" calcext:value-type="float">
            <text:p>84.959999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130.839996" calcext:value-type="float">
            <text:p>130.839996</text:p>
          </table:table-cell>
          <table:table-cell office:value-type="float" office:value="26.23" calcext:value-type="float">
            <text:p>26.23</text:p>
          </table:table-cell>
          <table:table-cell office:value-type="float" office:value="114.379997" calcext:value-type="float">
            <text:p>114.379997</text:p>
          </table:table-cell>
          <table:table-cell office:value-type="float" office:value="84.82" calcext:value-type="float">
            <text:p>84.82</text:p>
          </table:table-cell>
          <table:table-cell office:value-type="float" office:value="38.91" calcext:value-type="float">
            <text:p>38.91</text:p>
          </table:table-cell>
          <table:table-cell office:value-type="float" office:value="69.019997" calcext:value-type="float">
            <text:p>69.019997</text:p>
          </table:table-cell>
          <table:table-cell office:value-type="float" office:value="48.779999" calcext:value-type="float">
            <text:p>48.779999</text:p>
          </table:table-cell>
          <table:table-cell office:value-type="float" office:value="534.093262" calcext:value-type="float">
            <text:p>534.093262</text:p>
          </table:table-cell>
          <table:table-cell office:value-type="float" office:value="285.700012" calcext:value-type="float">
            <text:p>285.700012</text:p>
          </table:table-cell>
          <table:table-cell office:value-type="float" office:value="122.129997" calcext:value-type="float">
            <text:p>122.129997</text:p>
          </table:table-cell>
          <table:table-cell office:value-type="float" office:value="103.07" calcext:value-type="float">
            <text:p>103.07</text:p>
          </table:table-cell>
          <table:table-cell office:value-type="float" office:value="60.349998" calcext:value-type="float">
            <text:p>60.349998</text:p>
          </table:table-cell>
        </table:table-row>
        <table:table-row table:style-name="ro1">
          <table:table-cell office:value-type="float" office:value="86.199997" calcext:value-type="float">
            <text:p>86.199997</text:p>
          </table:table-cell>
          <table:table-cell office:value-type="float" office:value="40.759998" calcext:value-type="float">
            <text:p>40.759998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26.424999" calcext:value-type="float">
            <text:p>26.424999</text:p>
          </table:table-cell>
          <table:table-cell office:value-type="float" office:value="116.169998" calcext:value-type="float">
            <text:p>116.169998</text:p>
          </table:table-cell>
          <table:table-cell office:value-type="float" office:value="84.910004" calcext:value-type="float">
            <text:p>84.910004</text:p>
          </table:table-cell>
          <table:table-cell office:value-type="float" office:value="39.189999" calcext:value-type="float">
            <text:p>39.189999</text:p>
          </table:table-cell>
          <table:table-cell office:value-type="float" office:value="69.080002" calcext:value-type="float">
            <text:p>69.080002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540.03064" calcext:value-type="float">
            <text:p>540.03064</text:p>
          </table:table-cell>
          <table:table-cell office:value-type="float" office:value="289.76001" calcext:value-type="float">
            <text:p>289.76001</text:p>
          </table:table-cell>
          <table:table-cell office:value-type="float" office:value="122.5" calcext:value-type="float">
            <text:p>122.5</text:p>
          </table:table-cell>
          <table:table-cell office:value-type="float" office:value="104.550003" calcext:value-type="float">
            <text:p>104.550003</text:p>
          </table:table-cell>
          <table:table-cell office:value-type="float" office:value="60.759998" calcext:value-type="float">
            <text:p>60.759998</text:p>
          </table:table-cell>
        </table:table-row>
        <table:table-row table:style-name="ro1">
          <table:table-cell office:value-type="float" office:value="86.669998" calcext:value-type="float">
            <text:p>86.669998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134.410004" calcext:value-type="float">
            <text:p>134.410004</text:p>
          </table:table-cell>
          <table:table-cell office:value-type="float" office:value="26.450001" calcext:value-type="float">
            <text:p>26.450001</text:p>
          </table:table-cell>
          <table:table-cell office:value-type="float" office:value="118" calcext:value-type="float">
            <text:p>118</text:p>
          </table:table-cell>
          <table:table-cell office:value-type="float" office:value="83.540001" calcext:value-type="float">
            <text:p>83.540001</text:p>
          </table:table-cell>
          <table:table-cell office:value-type="float" office:value="38.889999" calcext:value-type="float">
            <text:p>38.889999</text:p>
          </table:table-cell>
          <table:table-cell office:value-type="float" office:value="71.910004" calcext:value-type="float">
            <text:p>71.910004</text:p>
          </table:table-cell>
          <table:table-cell office:value-type="float" office:value="50.049999" calcext:value-type="float">
            <text:p>50.049999</text:p>
          </table:table-cell>
          <table:table-cell office:value-type="float" office:value="546.992371" calcext:value-type="float">
            <text:p>546.992371</text:p>
          </table:table-cell>
          <table:table-cell office:value-type="float" office:value="299.109985" calcext:value-type="float">
            <text:p>299.109985</text:p>
          </table:table-cell>
          <table:table-cell office:value-type="float" office:value="124.480003" calcext:value-type="float">
            <text:p>124.480003</text:p>
          </table:table-cell>
          <table:table-cell office:value-type="float" office:value="105" calcext:value-type="float">
            <text:p>105</text:p>
          </table:table-cell>
          <table:table-cell office:value-type="float" office:value="60.990002" calcext:value-type="float">
            <text:p>60.990002</text:p>
          </table:table-cell>
        </table:table-row>
        <table:table-row table:style-name="ro1">
          <table:table-cell office:value-type="float" office:value="86.160004" calcext:value-type="float">
            <text:p>86.160004</text:p>
          </table:table-cell>
          <table:table-cell office:value-type="float" office:value="41" calcext:value-type="float">
            <text:p>41</text:p>
          </table:table-cell>
          <table:table-cell office:value-type="float" office:value="134.649994" calcext:value-type="float">
            <text:p>134.649994</text:p>
          </table:table-cell>
          <table:table-cell office:value-type="float" office:value="26.495001" calcext:value-type="float">
            <text:p>26.495001</text:p>
          </table:table-cell>
          <table:table-cell office:value-type="float" office:value="116.18" calcext:value-type="float">
            <text:p>116.18</text:p>
          </table:table-cell>
          <table:table-cell office:value-type="float" office:value="82.089996" calcext:value-type="float">
            <text:p>82.089996</text:p>
          </table:table-cell>
          <table:table-cell office:value-type="float" office:value="38.16" calcext:value-type="float">
            <text:p>38.16</text:p>
          </table:table-cell>
          <table:table-cell office:value-type="float" office:value="69.370003" calcext:value-type="float">
            <text:p>69.370003</text:p>
          </table:table-cell>
          <table:table-cell office:value-type="float" office:value="49.630001" calcext:value-type="float">
            <text:p>49.630001</text:p>
          </table:table-cell>
          <table:table-cell office:value-type="float" office:value="545.948059" calcext:value-type="float">
            <text:p>545.948059</text:p>
          </table:table-cell>
          <table:table-cell office:value-type="float" office:value="293.980011" calcext:value-type="float">
            <text:p>293.980011</text:p>
          </table:table-cell>
          <table:table-cell office:value-type="float" office:value="122.519997" calcext:value-type="float">
            <text:p>122.519997</text:p>
          </table:table-cell>
          <table:table-cell office:value-type="float" office:value="105.169998" calcext:value-type="float">
            <text:p>105.169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.080002" calcext:value-type="float">
            <text:p>87.080002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138.800003" calcext:value-type="float">
            <text:p>138.800003</text:p>
          </table:table-cell>
          <table:table-cell office:value-type="float" office:value="26.924999" calcext:value-type="float">
            <text:p>26.924999</text:p>
          </table:table-cell>
          <table:table-cell office:value-type="float" office:value="118.349998" calcext:value-type="float">
            <text:p>118.349998</text:p>
          </table:table-cell>
          <table:table-cell office:value-type="float" office:value="81.489998" calcext:value-type="float">
            <text:p>81.489998</text:p>
          </table:table-cell>
          <table:table-cell office:value-type="float" office:value="38.830002" calcext:value-type="float">
            <text:p>38.830002</text:p>
          </table:table-cell>
          <table:table-cell office:value-type="float" office:value="71.589996" calcext:value-type="float">
            <text:p>71.589996</text:p>
          </table:table-cell>
          <table:table-cell office:value-type="float" office:value="50.419998" calcext:value-type="float">
            <text:p>50.419998</text:p>
          </table:table-cell>
          <table:table-cell office:value-type="float" office:value="556.291199" calcext:value-type="float">
            <text:p>556.291199</text:p>
          </table:table-cell>
          <table:table-cell office:value-type="float" office:value="305.149994" calcext:value-type="float">
            <text:p>305.149994</text:p>
          </table:table-cell>
          <table:table-cell office:value-type="float" office:value="125.029999" calcext:value-type="float">
            <text:p>125.029999</text:p>
          </table:table-cell>
          <table:table-cell office:value-type="float" office:value="107.940002" calcext:value-type="float">
            <text:p>107.940002</text:p>
          </table:table-cell>
          <table:table-cell office:value-type="float" office:value="63.060001" calcext:value-type="float">
            <text:p>63.060001</text:p>
          </table:table-cell>
        </table:table-row>
        <table:table-row table:style-name="ro1">
          <table:table-cell office:value-type="float" office:value="86.660004" calcext:value-type="float">
            <text:p>86.660004</text:p>
          </table:table-cell>
          <table:table-cell office:value-type="float" office:value="41.790001" calcext:value-type="float">
            <text:p>41.790001</text:p>
          </table:table-cell>
          <table:table-cell office:value-type="float" office:value="137.789993" calcext:value-type="float">
            <text:p>137.789993</text:p>
          </table:table-cell>
          <table:table-cell office:value-type="float" office:value="26.934999" calcext:value-type="float">
            <text:p>26.934999</text:p>
          </table:table-cell>
          <table:table-cell office:value-type="float" office:value="119.830002" calcext:value-type="float">
            <text:p>119.830002</text:p>
          </table:table-cell>
          <table:table-cell office:value-type="float" office:value="78.709999" calcext:value-type="float">
            <text:p>78.709999</text:p>
          </table:table-cell>
          <table:table-cell office:value-type="float" office:value="38.720001" calcext:value-type="float">
            <text:p>38.720001</text:p>
          </table:table-cell>
          <table:table-cell office:value-type="float" office:value="72.260002" calcext:value-type="float">
            <text:p>72.260002</text:p>
          </table:table-cell>
          <table:table-cell office:value-type="float" office:value="50.490002" calcext:value-type="float">
            <text:p>50.490002</text:p>
          </table:table-cell>
          <table:table-cell office:value-type="float" office:value="552.46228" calcext:value-type="float">
            <text:p>552.46228</text:p>
          </table:table-cell>
          <table:table-cell office:value-type="float" office:value="306.23999" calcext:value-type="float">
            <text:p>306.23999</text:p>
          </table:table-cell>
          <table:table-cell office:value-type="float" office:value="125.349998" calcext:value-type="float">
            <text:p>125.349998</text:p>
          </table:table-cell>
          <table:table-cell office:value-type="float" office:value="107.830002" calcext:value-type="float">
            <text:p>107.830002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87.489998" calcext:value-type="float">
            <text:p>87.489998</text:p>
          </table:table-cell>
          <table:table-cell office:value-type="float" office:value="41.77" calcext:value-type="float">
            <text:p>41.77</text:p>
          </table:table-cell>
          <table:table-cell office:value-type="float" office:value="137.910004" calcext:value-type="float">
            <text:p>137.910004</text:p>
          </table:table-cell>
          <table:table-cell office:value-type="float" office:value="27.045" calcext:value-type="float">
            <text:p>27.045</text:p>
          </table:table-cell>
          <table:table-cell office:value-type="float" office:value="115.989998" calcext:value-type="float">
            <text:p>115.989998</text:p>
          </table:table-cell>
          <table:table-cell office:value-type="float" office:value="78.949997" calcext:value-type="float">
            <text:p>78.949997</text:p>
          </table:table-cell>
          <table:table-cell office:value-type="float" office:value="38.279999" calcext:value-type="float">
            <text:p>38.279999</text:p>
          </table:table-cell>
          <table:table-cell office:value-type="float" office:value="69.199997" calcext:value-type="float">
            <text:p>69.199997</text:p>
          </table:table-cell>
          <table:table-cell office:value-type="float" office:value="50.41" calcext:value-type="float">
            <text:p>50.41</text:p>
          </table:table-cell>
          <table:table-cell office:value-type="float" office:value="549.975952" calcext:value-type="float">
            <text:p>549.975952</text:p>
          </table:table-cell>
          <table:table-cell office:value-type="float" office:value="303.98999" calcext:value-type="float">
            <text:p>303.98999</text:p>
          </table:table-cell>
          <table:table-cell office:value-type="float" office:value="125.940002" calcext:value-type="float">
            <text:p>125.940002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63.209999" calcext:value-type="float">
            <text:p>63.209999</text:p>
          </table:table-cell>
        </table:table-row>
        <table:table-row table:style-name="ro1">
          <table:table-cell office:value-type="float" office:value="88.739998" calcext:value-type="float">
            <text:p>88.739998</text:p>
          </table:table-cell>
          <table:table-cell office:value-type="float" office:value="42.299999" calcext:value-type="float">
            <text:p>42.299999</text:p>
          </table:table-cell>
          <table:table-cell office:value-type="float" office:value="139.259995" calcext:value-type="float">
            <text:p>139.259995</text:p>
          </table:table-cell>
          <table:table-cell office:value-type="float" office:value="27.395" calcext:value-type="float">
            <text:p>27.395</text:p>
          </table:table-cell>
          <table:table-cell office:value-type="float" office:value="117.269997" calcext:value-type="float">
            <text:p>117.269997</text:p>
          </table:table-cell>
          <table:table-cell office:value-type="float" office:value="79.150002" calcext:value-type="float">
            <text:p>79.150002</text:p>
          </table:table-cell>
          <table:table-cell office:value-type="float" office:value="37.610001" calcext:value-type="float">
            <text:p>37.610001</text:p>
          </table:table-cell>
          <table:table-cell office:value-type="float" office:value="69.949997" calcext:value-type="float">
            <text:p>69.949997</text:p>
          </table:table-cell>
          <table:table-cell office:value-type="float" office:value="50.689999" calcext:value-type="float">
            <text:p>50.689999</text:p>
          </table:table-cell>
          <table:table-cell office:value-type="float" office:value="553.755127" calcext:value-type="float">
            <text:p>553.755127</text:p>
          </table:table-cell>
          <table:table-cell office:value-type="float" office:value="303.01001" calcext:value-type="float">
            <text:p>303.01001</text:p>
          </table:table-cell>
          <table:table-cell office:value-type="float" office:value="126.010002" calcext:value-type="float">
            <text:p>126.010002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63.490002" calcext:value-type="float">
            <text:p>63.490002</text:p>
          </table:table-cell>
        </table:table-row>
        <table:table-row table:style-name="ro1">
          <table:table-cell office:value-type="float" office:value="89.080002" calcext:value-type="float">
            <text:p>89.080002</text:p>
          </table:table-cell>
          <table:table-cell office:value-type="float" office:value="42.43" calcext:value-type="float">
            <text:p>42.43</text:p>
          </table:table-cell>
          <table:table-cell office:value-type="float" office:value="137.889999" calcext:value-type="float">
            <text:p>137.889999</text:p>
          </table:table-cell>
          <table:table-cell office:value-type="float" office:value="26.969999" calcext:value-type="float">
            <text:p>26.969999</text:p>
          </table:table-cell>
          <table:table-cell office:value-type="float" office:value="116.900002" calcext:value-type="float">
            <text:p>116.900002</text:p>
          </table:table-cell>
          <table:table-cell office:value-type="float" office:value="79.43" calcext:value-type="float">
            <text:p>79.43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69.720001" calcext:value-type="float">
            <text:p>69.720001</text:p>
          </table:table-cell>
          <table:table-cell office:value-type="float" office:value="50.369999" calcext:value-type="float">
            <text:p>50.369999</text:p>
          </table:table-cell>
          <table:table-cell office:value-type="float" office:value="542.516968" calcext:value-type="float">
            <text:p>542.516968</text:p>
          </table:table-cell>
          <table:table-cell office:value-type="float" office:value="296.690002" calcext:value-type="float">
            <text:p>296.690002</text:p>
          </table:table-cell>
          <table:table-cell office:value-type="float" office:value="124.480003" calcext:value-type="float">
            <text:p>124.480003</text:p>
          </table:table-cell>
          <table:table-cell office:value-type="float" office:value="108.93" calcext:value-type="float">
            <text:p>108.93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88.739998" calcext:value-type="float">
            <text:p>88.739998</text:p>
          </table:table-cell>
          <table:table-cell office:value-type="float" office:value="42.450001" calcext:value-type="float">
            <text:p>42.450001</text:p>
          </table:table-cell>
          <table:table-cell office:value-type="float" office:value="138.130005" calcext:value-type="float">
            <text:p>138.130005</text:p>
          </table:table-cell>
          <table:table-cell office:value-type="float" office:value="27.190001" calcext:value-type="float">
            <text:p>27.190001</text:p>
          </table:table-cell>
          <table:table-cell office:value-type="float" office:value="118.75" calcext:value-type="float">
            <text:p>118.75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38.5" calcext:value-type="float">
            <text:p>38.5</text:p>
          </table:table-cell>
          <table:table-cell office:value-type="float" office:value="71.440002" calcext:value-type="float">
            <text:p>71.440002</text:p>
          </table:table-cell>
          <table:table-cell office:value-type="float" office:value="50.330002" calcext:value-type="float">
            <text:p>50.330002</text:p>
          </table:table-cell>
          <table:table-cell office:value-type="float" office:value="543.223083" calcext:value-type="float">
            <text:p>543.223083</text:p>
          </table:table-cell>
          <table:table-cell office:value-type="float" office:value="297.820007" calcext:value-type="float">
            <text:p>297.820007</text:p>
          </table:table-cell>
          <table:table-cell office:value-type="float" office:value="124.93" calcext:value-type="float">
            <text:p>124.93</text:p>
          </table:table-cell>
          <table:table-cell office:value-type="float" office:value="109" calcext:value-type="float">
            <text:p>109</text:p>
          </table:table-cell>
          <table:table-cell office:value-type="float" office:value="62.310001" calcext:value-type="float">
            <text:p>62.310001</text:p>
          </table:table-cell>
        </table:table-row>
        <table:table-row table:style-name="ro1">
          <table:table-cell office:value-type="float" office:value="88.919998" calcext:value-type="float">
            <text:p>88.919998</text:p>
          </table:table-cell>
          <table:table-cell office:value-type="float" office:value="42.25" calcext:value-type="float">
            <text:p>42.25</text:p>
          </table:table-cell>
          <table:table-cell office:value-type="float" office:value="135.75" calcext:value-type="float">
            <text:p>135.75</text:p>
          </table:table-cell>
          <table:table-cell office:value-type="float" office:value="27.219999" calcext:value-type="float">
            <text:p>27.219999</text:p>
          </table:table-cell>
          <table:table-cell office:value-type="float" office:value="119.580002" calcext:value-type="float">
            <text:p>119.580002</text:p>
          </table:table-cell>
          <table:table-cell office:value-type="float" office:value="79.209999" calcext:value-type="float">
            <text:p>79.209999</text:p>
          </table:table-cell>
          <table:table-cell office:value-type="float" office:value="38.880001" calcext:value-type="float">
            <text:p>38.880001</text:p>
          </table:table-cell>
          <table:table-cell office:value-type="float" office:value="72.82" calcext:value-type="float">
            <text:p>72.82</text:p>
          </table:table-cell>
          <table:table-cell office:value-type="float" office:value="50.720001" calcext:value-type="float">
            <text:p>50.720001</text:p>
          </table:table-cell>
          <table:table-cell office:value-type="float" office:value="538.499023" calcext:value-type="float">
            <text:p>538.499023</text:p>
          </table:table-cell>
          <table:table-cell office:value-type="float" office:value="300" calcext:value-type="float">
            <text:p>300</text:p>
          </table:table-cell>
          <table:table-cell office:value-type="float" office:value="124.870003" calcext:value-type="float">
            <text:p>124.870003</text:p>
          </table:table-cell>
          <table:table-cell office:value-type="float" office:value="108.07" calcext:value-type="float">
            <text:p>108.07</text:p>
          </table:table-cell>
          <table:table-cell office:value-type="float" office:value="61.990002" calcext:value-type="float">
            <text:p>61.990002</text:p>
          </table:table-cell>
        </table:table-row>
        <table:table-row table:style-name="ro1">
          <table:table-cell office:value-type="float" office:value="89.379997" calcext:value-type="float">
            <text:p>89.379997</text:p>
          </table:table-cell>
          <table:table-cell office:value-type="float" office:value="42.380001" calcext:value-type="float">
            <text:p>42.380001</text:p>
          </table:table-cell>
          <table:table-cell office:value-type="float" office:value="135.880005" calcext:value-type="float">
            <text:p>135.880005</text:p>
          </table:table-cell>
          <table:table-cell office:value-type="float" office:value="27.254999" calcext:value-type="float">
            <text:p>27.254999</text:p>
          </table:table-cell>
          <table:table-cell office:value-type="float" office:value="117.949997" calcext:value-type="float">
            <text:p>117.949997</text:p>
          </table:table-cell>
          <table:table-cell office:value-type="float" office:value="80.089996" calcext:value-type="float">
            <text:p>80.089996</text:p>
          </table:table-cell>
          <table:table-cell office:value-type="float" office:value="38.580002" calcext:value-type="float">
            <text:p>38.580002</text:p>
          </table:table-cell>
          <table:table-cell office:value-type="float" office:value="71.519997" calcext:value-type="float">
            <text:p>71.519997</text:p>
          </table:table-cell>
          <table:table-cell office:value-type="float" office:value="50.939999" calcext:value-type="float">
            <text:p>50.939999</text:p>
          </table:table-cell>
          <table:table-cell office:value-type="float" office:value="545.490601" calcext:value-type="float">
            <text:p>545.490601</text:p>
          </table:table-cell>
          <table:table-cell office:value-type="float" office:value="305.940002" calcext:value-type="float">
            <text:p>305.940002</text:p>
          </table:table-cell>
          <table:table-cell office:value-type="float" office:value="124.580002" calcext:value-type="float">
            <text:p>124.580002</text:p>
          </table:table-cell>
          <table:table-cell office:value-type="float" office:value="108.879997" calcext:value-type="float">
            <text:p>108.879997</text:p>
          </table:table-cell>
          <table:table-cell office:value-type="float" office:value="63.689999" calcext:value-type="float">
            <text:p>63.689999</text:p>
          </table:table-cell>
        </table:table-row>
        <table:table-row table:style-name="ro1">
          <table:table-cell office:value-type="float" office:value="89.599998" calcext:value-type="float">
            <text:p>89.599998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136.169998" calcext:value-type="float">
            <text:p>136.169998</text:p>
          </table:table-cell>
          <table:table-cell office:value-type="float" office:value="27.24" calcext:value-type="float">
            <text:p>27.24</text:p>
          </table:table-cell>
          <table:table-cell office:value-type="float" office:value="117.860001" calcext:value-type="float">
            <text:p>117.860001</text:p>
          </table:table-cell>
          <table:table-cell office:value-type="float" office:value="79.209999" calcext:value-type="float">
            <text:p>79.209999</text:p>
          </table:table-cell>
          <table:table-cell office:value-type="float" office:value="38.41" calcext:value-type="float">
            <text:p>38.41</text:p>
          </table:table-cell>
          <table:table-cell office:value-type="float" office:value="71.360001" calcext:value-type="float">
            <text:p>71.360001</text:p>
          </table:table-cell>
          <table:table-cell office:value-type="float" office:value="50.349998" calcext:value-type="float">
            <text:p>50.349998</text:p>
          </table:table-cell>
          <table:table-cell office:value-type="float" office:value="547.380188" calcext:value-type="float">
            <text:p>547.380188</text:p>
          </table:table-cell>
          <table:table-cell office:value-type="float" office:value="310.75" calcext:value-type="float">
            <text:p>310.75</text:p>
          </table:table-cell>
          <table:table-cell office:value-type="float" office:value="124.510002" calcext:value-type="float">
            <text:p>124.510002</text:p>
          </table:table-cell>
          <table:table-cell office:value-type="float" office:value="108.669998" calcext:value-type="float">
            <text:p>108.669998</text:p>
          </table:table-cell>
          <table:table-cell office:value-type="float" office:value="63.560001" calcext:value-type="float">
            <text:p>63.560001</text:p>
          </table:table-cell>
        </table:table-row>
        <table:table-row table:style-name="ro1">
          <table:table-cell office:value-type="float" office:value="88.940002" calcext:value-type="float">
            <text:p>88.940002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136.139999" calcext:value-type="float">
            <text:p>136.139999</text:p>
          </table:table-cell>
          <table:table-cell office:value-type="float" office:value="27.395" calcext:value-type="float">
            <text:p>27.395</text:p>
          </table:table-cell>
          <table:table-cell office:value-type="float" office:value="117.089996" calcext:value-type="float">
            <text:p>117.089996</text:p>
          </table:table-cell>
          <table:table-cell office:value-type="float" office:value="80.57" calcext:value-type="float">
            <text:p>80.57</text:p>
          </table:table-cell>
          <table:table-cell office:value-type="float" office:value="38.439999" calcext:value-type="float">
            <text:p>38.439999</text:p>
          </table:table-cell>
          <table:table-cell office:value-type="float" office:value="70.779999" calcext:value-type="float">
            <text:p>70.779999</text:p>
          </table:table-cell>
          <table:table-cell office:value-type="float" office:value="50.66" calcext:value-type="float">
            <text:p>50.66</text:p>
          </table:table-cell>
          <table:table-cell office:value-type="float" office:value="546.793457" calcext:value-type="float">
            <text:p>546.793457</text:p>
          </table:table-cell>
          <table:table-cell office:value-type="float" office:value="312" calcext:value-type="float">
            <text:p>312</text:p>
          </table:table-cell>
          <table:table-cell office:value-type="float" office:value="125.739998" calcext:value-type="float">
            <text:p>125.739998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88.699997" calcext:value-type="float">
            <text:p>88.699997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136.300003" calcext:value-type="float">
            <text:p>136.300003</text:p>
          </table:table-cell>
          <table:table-cell office:value-type="float" office:value="27.645" calcext:value-type="float">
            <text:p>27.645</text:p>
          </table:table-cell>
          <table:table-cell office:value-type="float" office:value="115.699997" calcext:value-type="float">
            <text:p>115.699997</text:p>
          </table:table-cell>
          <table:table-cell office:value-type="float" office:value="80.169998" calcext:value-type="float">
            <text:p>80.169998</text:p>
          </table:table-cell>
          <table:table-cell office:value-type="float" office:value="38.419998" calcext:value-type="float">
            <text:p>38.419998</text:p>
          </table:table-cell>
          <table:table-cell office:value-type="float" office:value="70.57" calcext:value-type="float">
            <text:p>70.57</text:p>
          </table:table-cell>
          <table:table-cell office:value-type="float" office:value="51.259998" calcext:value-type="float">
            <text:p>51.259998</text:p>
          </table:table-cell>
          <table:table-cell office:value-type="float" office:value="543.690491" calcext:value-type="float">
            <text:p>543.690491</text:p>
          </table:table-cell>
          <table:table-cell office:value-type="float" office:value="317.119995" calcext:value-type="float">
            <text:p>317.119995</text:p>
          </table:table-cell>
          <table:table-cell office:value-type="float" office:value="128.529999" calcext:value-type="float">
            <text:p>128.529999</text:p>
          </table:table-cell>
          <table:table-cell office:value-type="float" office:value="108.919998" calcext:value-type="float">
            <text:p>108.919998</text:p>
          </table:table-cell>
          <table:table-cell office:value-type="float" office:value="63.98" calcext:value-type="float">
            <text:p>63.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.75" calcext:value-type="float">
            <text:p>42.75</text:p>
          </table:table-cell>
          <table:table-cell office:value-type="float" office:value="136.070007" calcext:value-type="float">
            <text:p>136.070007</text:p>
          </table:table-cell>
          <table:table-cell office:value-type="float" office:value="27.290001" calcext:value-type="float">
            <text:p>27.290001</text:p>
          </table:table-cell>
          <table:table-cell office:value-type="float" office:value="115.959999" calcext:value-type="float">
            <text:p>115.959999</text:p>
          </table:table-cell>
          <table:table-cell office:value-type="float" office:value="80.050003" calcext:value-type="float">
            <text:p>80.050003</text:p>
          </table:table-cell>
          <table:table-cell office:value-type="float" office:value="39.34" calcext:value-type="float">
            <text:p>39.34</text:p>
          </table:table-cell>
          <table:table-cell office:value-type="float" office:value="71.029999" calcext:value-type="float">
            <text:p>71.029999</text:p>
          </table:table-cell>
          <table:table-cell office:value-type="float" office:value="51.41" calcext:value-type="float">
            <text:p>51.41</text:p>
          </table:table-cell>
          <table:table-cell office:value-type="float" office:value="540.607422" calcext:value-type="float">
            <text:p>540.607422</text:p>
          </table:table-cell>
          <table:table-cell office:value-type="float" office:value="326.440002" calcext:value-type="float">
            <text:p>326.440002</text:p>
          </table:table-cell>
          <table:table-cell office:value-type="float" office:value="128.699997" calcext:value-type="float">
            <text:p>128.699997</text:p>
          </table:table-cell>
          <table:table-cell office:value-type="float" office:value="108" calcext:value-type="float">
            <text:p>108</text:p>
          </table:table-cell>
          <table:table-cell office:value-type="float" office:value="64.080002" calcext:value-type="float">
            <text:p>64.080002</text:p>
          </table:table-cell>
        </table:table-row>
        <table:table-row table:style-name="ro1">
          <table:table-cell office:value-type="float" office:value="88.019997" calcext:value-type="float">
            <text:p>88.019997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136.199997" calcext:value-type="float">
            <text:p>136.199997</text:p>
          </table:table-cell>
          <table:table-cell office:value-type="float" office:value="27.555" calcext:value-type="float">
            <text:p>27.555</text:p>
          </table:table-cell>
          <table:table-cell office:value-type="float" office:value="115.970001" calcext:value-type="float">
            <text:p>115.970001</text:p>
          </table:table-cell>
          <table:table-cell office:value-type="float" office:value="80.190002" calcext:value-type="float">
            <text:p>80.190002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71.529999" calcext:value-type="float">
            <text:p>71.529999</text:p>
          </table:table-cell>
          <table:table-cell office:value-type="float" office:value="51.419998" calcext:value-type="float">
            <text:p>51.419998</text:p>
          </table:table-cell>
          <table:table-cell office:value-type="float" office:value="534.560669" calcext:value-type="float">
            <text:p>534.560669</text:p>
          </table:table-cell>
          <table:table-cell office:value-type="float" office:value="323.98999" calcext:value-type="float">
            <text:p>323.98999</text:p>
          </table:table-cell>
          <table:table-cell office:value-type="float" office:value="128.550003" calcext:value-type="float">
            <text:p>128.550003</text:p>
          </table:table-cell>
          <table:table-cell office:value-type="float" office:value="108.129997" calcext:value-type="float">
            <text:p>108.129997</text:p>
          </table:table-cell>
          <table:table-cell office:value-type="float" office:value="64.779999" calcext:value-type="float">
            <text:p>64.779999</text:p>
          </table:table-cell>
        </table:table-row>
        <table:table-row table:style-name="ro1">
          <table:table-cell office:value-type="float" office:value="88.239998" calcext:value-type="float">
            <text:p>88.239998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137.330002" calcext:value-type="float">
            <text:p>137.330002</text:p>
          </table:table-cell>
          <table:table-cell office:value-type="float" office:value="27.59" calcext:value-type="float">
            <text:p>27.59</text:p>
          </table:table-cell>
          <table:table-cell office:value-type="float" office:value="115.970001" calcext:value-type="float">
            <text:p>115.970001</text:p>
          </table:table-cell>
          <table:table-cell office:value-type="float" office:value="80.419998" calcext:value-type="float">
            <text:p>80.419998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72.360001" calcext:value-type="float">
            <text:p>72.360001</text:p>
          </table:table-cell>
          <table:table-cell office:value-type="float" office:value="51" calcext:value-type="float">
            <text:p>51</text:p>
          </table:table-cell>
          <table:table-cell office:value-type="float" office:value="532.074341" calcext:value-type="float">
            <text:p>532.074341</text:p>
          </table:table-cell>
          <table:table-cell office:value-type="float" office:value="327.25" calcext:value-type="float">
            <text:p>327.25</text:p>
          </table:table-cell>
          <table:table-cell office:value-type="float" office:value="130.589996" calcext:value-type="float">
            <text:p>130.589996</text:p>
          </table:table-cell>
          <table:table-cell office:value-type="float" office:value="108.449997" calcext:value-type="float">
            <text:p>108.449997</text:p>
          </table:table-cell>
          <table:table-cell office:value-type="float" office:value="65.879997" calcext:value-type="float">
            <text:p>65.879997</text:p>
          </table:table-cell>
        </table:table-row>
        <table:table-row table:style-name="ro1">
          <table:table-cell office:value-type="float" office:value="88.330002" calcext:value-type="float">
            <text:p>88.330002</text:p>
          </table:table-cell>
          <table:table-cell office:value-type="float" office:value="43.959999" calcext:value-type="float">
            <text:p>43.959999</text:p>
          </table:table-cell>
          <table:table-cell office:value-type="float" office:value="136.809998" calcext:value-type="float">
            <text:p>136.809998</text:p>
          </table:table-cell>
          <table:table-cell office:value-type="float" office:value="27.555" calcext:value-type="float">
            <text:p>27.555</text:p>
          </table:table-cell>
          <table:table-cell office:value-type="float" office:value="116.160004" calcext:value-type="float">
            <text:p>116.160004</text:p>
          </table:table-cell>
          <table:table-cell office:value-type="float" office:value="80.970001" calcext:value-type="float">
            <text:p>80.970001</text:p>
          </table:table-cell>
          <table:table-cell office:value-type="float" office:value="40.66" calcext:value-type="float">
            <text:p>40.66</text:p>
          </table:table-cell>
          <table:table-cell office:value-type="float" office:value="72.129997" calcext:value-type="float">
            <text:p>72.129997</text:p>
          </table:table-cell>
          <table:table-cell office:value-type="float" office:value="50.41" calcext:value-type="float">
            <text:p>50.41</text:p>
          </table:table-cell>
          <table:table-cell office:value-type="float" office:value="528.344849" calcext:value-type="float">
            <text:p>528.344849</text:p>
          </table:table-cell>
          <table:table-cell office:value-type="float" office:value="324" calcext:value-type="float">
            <text:p>324</text:p>
          </table:table-cell>
          <table:table-cell office:value-type="float" office:value="130.940002" calcext:value-type="float">
            <text:p>130.940002</text:p>
          </table:table-cell>
          <table:table-cell office:value-type="float" office:value="108.550003" calcext:value-type="float">
            <text:p>108.550003</text:p>
          </table:table-cell>
          <table:table-cell office:value-type="float" office:value="65.040001" calcext:value-type="float">
            <text:p>65.040001</text:p>
          </table:table-cell>
        </table:table-row>
        <table:table-row table:style-name="ro1">
          <table:table-cell office:value-type="float" office:value="89.260002" calcext:value-type="float">
            <text:p>89.260002</text:p>
          </table:table-cell>
          <table:table-cell office:value-type="float" office:value="44.580002" calcext:value-type="float">
            <text:p>44.580002</text:p>
          </table:table-cell>
          <table:table-cell office:value-type="float" office:value="140" calcext:value-type="float">
            <text:p>140</text:p>
          </table:table-cell>
          <table:table-cell office:value-type="float" office:value="27.635" calcext:value-type="float">
            <text:p>27.635</text:p>
          </table:table-cell>
          <table:table-cell office:value-type="float" office:value="118.790001" calcext:value-type="float">
            <text:p>118.790001</text:p>
          </table:table-cell>
          <table:table-cell office:value-type="float" office:value="81.760002" calcext:value-type="float">
            <text:p>81.760002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74.470001" calcext:value-type="float">
            <text:p>74.470001</text:p>
          </table:table-cell>
          <table:table-cell office:value-type="float" office:value="50.529999" calcext:value-type="float">
            <text:p>50.529999</text:p>
          </table:table-cell>
          <table:table-cell office:value-type="float" office:value="538.648193" calcext:value-type="float">
            <text:p>538.648193</text:p>
          </table:table-cell>
          <table:table-cell office:value-type="float" office:value="335.420013" calcext:value-type="float">
            <text:p>335.420013</text:p>
          </table:table-cell>
          <table:table-cell office:value-type="float" office:value="132.720001" calcext:value-type="float">
            <text:p>132.720001</text:p>
          </table:table-cell>
          <table:table-cell office:value-type="float" office:value="108.730003" calcext:value-type="float">
            <text:p>108.730003</text:p>
          </table:table-cell>
          <table:table-cell office:value-type="float" office:value="66.410004" calcext:value-type="float">
            <text:p>66.410004</text:p>
          </table:table-cell>
        </table:table-row>
        <table:table-row table:style-name="ro1">
          <table:table-cell office:value-type="float" office:value="88.879997" calcext:value-type="float">
            <text:p>88.879997</text:p>
          </table:table-cell>
          <table:table-cell office:value-type="float" office:value="44.509998" calcext:value-type="float">
            <text:p>44.509998</text:p>
          </table:table-cell>
          <table:table-cell office:value-type="float" office:value="138.970001" calcext:value-type="float">
            <text:p>138.970001</text:p>
          </table:table-cell>
          <table:table-cell office:value-type="float" office:value="27.245001" calcext:value-type="float">
            <text:p>27.245001</text:p>
          </table:table-cell>
          <table:table-cell office:value-type="float" office:value="118.129997" calcext:value-type="float">
            <text:p>118.129997</text:p>
          </table:table-cell>
          <table:table-cell office:value-type="float" office:value="81.910004" calcext:value-type="float">
            <text:p>81.910004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73.559998" calcext:value-type="float">
            <text:p>73.559998</text:p>
          </table:table-cell>
          <table:table-cell office:value-type="float" office:value="49.549999" calcext:value-type="float">
            <text:p>49.549999</text:p>
          </table:table-cell>
          <table:table-cell office:value-type="float" office:value="534.7099" calcext:value-type="float">
            <text:p>534.7099</text:p>
          </table:table-cell>
          <table:table-cell office:value-type="float" office:value="334.779999" calcext:value-type="float">
            <text:p>334.779999</text:p>
          </table:table-cell>
          <table:table-cell office:value-type="float" office:value="133.449997" calcext:value-type="float">
            <text:p>133.449997</text:p>
          </table:table-cell>
          <table:table-cell office:value-type="float" office:value="107.919998" calcext:value-type="float">
            <text:p>107.919998</text:p>
          </table:table-cell>
          <table:table-cell office:value-type="float" office:value="67.400002" calcext:value-type="float">
            <text:p>67.400002</text:p>
          </table:table-cell>
        </table:table-row>
        <table:table-row table:style-name="ro1">
          <table:table-cell office:value-type="float" office:value="88.360001" calcext:value-type="float">
            <text:p>88.360001</text:p>
          </table:table-cell>
          <table:table-cell office:value-type="float" office:value="44.27" calcext:value-type="float">
            <text:p>44.27</text:p>
          </table:table-cell>
          <table:table-cell office:value-type="float" office:value="140.529999" calcext:value-type="float">
            <text:p>140.529999</text:p>
          </table:table-cell>
          <table:table-cell office:value-type="float" office:value="26.58" calcext:value-type="float">
            <text:p>26.58</text:p>
          </table:table-cell>
          <table:table-cell office:value-type="float" office:value="117.800003" calcext:value-type="float">
            <text:p>117.800003</text:p>
          </table:table-cell>
          <table:table-cell office:value-type="float" office:value="82.169998" calcext:value-type="float">
            <text:p>82.169998</text:p>
          </table:table-cell>
          <table:table-cell office:value-type="float" office:value="41.5" calcext:value-type="float">
            <text:p>41.5</text:p>
          </table:table-cell>
          <table:table-cell office:value-type="float" office:value="73.900002" calcext:value-type="float">
            <text:p>73.900002</text:p>
          </table:table-cell>
          <table:table-cell office:value-type="float" office:value="49.34" calcext:value-type="float">
            <text:p>49.34</text:p>
          </table:table-cell>
          <table:table-cell office:value-type="float" office:value="536.05249" calcext:value-type="float">
            <text:p>536.05249</text:p>
          </table:table-cell>
          <table:table-cell office:value-type="float" office:value="335.269989" calcext:value-type="float">
            <text:p>335.269989</text:p>
          </table:table-cell>
          <table:table-cell office:value-type="float" office:value="134.740005" calcext:value-type="float">
            <text:p>134.740005</text:p>
          </table:table-cell>
          <table:table-cell office:value-type="float" office:value="106.980003" calcext:value-type="float">
            <text:p>106.980003</text:p>
          </table:table-cell>
          <table:table-cell office:value-type="float" office:value="67.639999" calcext:value-type="float">
            <text:p>67.639999</text:p>
          </table:table-cell>
        </table:table-row>
        <table:table-row table:style-name="ro1">
          <table:table-cell office:value-type="float" office:value="88.830002" calcext:value-type="float">
            <text:p>88.830002</text:p>
          </table:table-cell>
          <table:table-cell office:value-type="float" office:value="43.990002" calcext:value-type="float">
            <text:p>43.990002</text:p>
          </table:table-cell>
          <table:table-cell office:value-type="float" office:value="140.860001" calcext:value-type="float">
            <text:p>140.860001</text:p>
          </table:table-cell>
          <table:table-cell office:value-type="float" office:value="25.66" calcext:value-type="float">
            <text:p>25.66</text:p>
          </table:table-cell>
          <table:table-cell office:value-type="float" office:value="116.07" calcext:value-type="float">
            <text:p>116.07</text:p>
          </table:table-cell>
          <table:table-cell office:value-type="float" office:value="82.559998" calcext:value-type="float">
            <text:p>82.559998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71.75" calcext:value-type="float">
            <text:p>71.75</text:p>
          </table:table-cell>
          <table:table-cell office:value-type="float" office:value="49.369999" calcext:value-type="float">
            <text:p>49.369999</text:p>
          </table:table-cell>
          <table:table-cell office:value-type="float" office:value="537.922241" calcext:value-type="float">
            <text:p>537.922241</text:p>
          </table:table-cell>
          <table:table-cell office:value-type="float" office:value="333.779999" calcext:value-type="float">
            <text:p>333.779999</text:p>
          </table:table-cell>
          <table:table-cell office:value-type="float" office:value="134.949997" calcext:value-type="float">
            <text:p>134.949997</text:p>
          </table:table-cell>
          <table:table-cell office:value-type="float" office:value="106.769997" calcext:value-type="float">
            <text:p>106.769997</text:p>
          </table:table-cell>
          <table:table-cell office:value-type="float" office:value="68.339996" calcext:value-type="float">
            <text:p>68.339996</text:p>
          </table:table-cell>
        </table:table-row>
        <table:table-row table:style-name="ro1">
          <table:table-cell office:value-type="float" office:value="89.089996" calcext:value-type="float">
            <text:p>89.089996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141.5" calcext:value-type="float">
            <text:p>141.5</text:p>
          </table:table-cell>
          <table:table-cell office:value-type="float" office:value="26.415001" calcext:value-type="float">
            <text:p>26.415001</text:p>
          </table:table-cell>
          <table:table-cell office:value-type="float" office:value="111.589996" calcext:value-type="float">
            <text:p>111.589996</text:p>
          </table:table-cell>
          <table:table-cell office:value-type="float" office:value="82.459999" calcext:value-type="float">
            <text:p>82.459999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67.699997" calcext:value-type="float">
            <text:p>67.699997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37.663635" calcext:value-type="float">
            <text:p>537.663635</text:p>
          </table:table-cell>
          <table:table-cell office:value-type="float" office:value="336.029999" calcext:value-type="float">
            <text:p>336.029999</text:p>
          </table:table-cell>
          <table:table-cell office:value-type="float" office:value="135.509995" calcext:value-type="float">
            <text:p>135.509995</text:p>
          </table:table-cell>
          <table:table-cell office:value-type="float" office:value="107.610001" calcext:value-type="float">
            <text:p>107.6100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.169998" calcext:value-type="float">
            <text:p>90.169998</text:p>
          </table:table-cell>
          <table:table-cell office:value-type="float" office:value="44.18" calcext:value-type="float">
            <text:p>44.18</text:p>
          </table:table-cell>
          <table:table-cell office:value-type="float" office:value="140.720001" calcext:value-type="float">
            <text:p>140.720001</text:p>
          </table:table-cell>
          <table:table-cell office:value-type="float" office:value="26.52" calcext:value-type="float">
            <text:p>26.52</text:p>
          </table:table-cell>
          <table:table-cell office:value-type="float" office:value="109.379997" calcext:value-type="float">
            <text:p>109.379997</text:p>
          </table:table-cell>
          <table:table-cell office:value-type="float" office:value="82.809998" calcext:value-type="float">
            <text:p>82.809998</text:p>
          </table:table-cell>
          <table:table-cell office:value-type="float" office:value="41.150002" calcext:value-type="float">
            <text:p>41.150002</text:p>
          </table:table-cell>
          <table:table-cell office:value-type="float" office:value="65.93" calcext:value-type="float">
            <text:p>65.93</text:p>
          </table:table-cell>
          <table:table-cell office:value-type="float" office:value="50.68" calcext:value-type="float">
            <text:p>50.68</text:p>
          </table:table-cell>
          <table:table-cell office:value-type="float" office:value="535.953064" calcext:value-type="float">
            <text:p>535.953064</text:p>
          </table:table-cell>
          <table:table-cell office:value-type="float" office:value="338.119995" calcext:value-type="float">
            <text:p>338.119995</text:p>
          </table:table-cell>
          <table:table-cell office:value-type="float" office:value="134.309998" calcext:value-type="float">
            <text:p>134.309998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69.080002" calcext:value-type="float">
            <text:p>69.080002</text:p>
          </table:table-cell>
        </table:table-row>
        <table:table-row table:style-name="ro1">
          <table:table-cell office:value-type="float" office:value="90.440002" calcext:value-type="float">
            <text:p>90.440002</text:p>
          </table:table-cell>
          <table:table-cell office:value-type="float" office:value="44.369999" calcext:value-type="float">
            <text:p>44.369999</text:p>
          </table:table-cell>
          <table:table-cell office:value-type="float" office:value="139.029999" calcext:value-type="float">
            <text:p>139.029999</text:p>
          </table:table-cell>
          <table:table-cell office:value-type="float" office:value="26.355" calcext:value-type="float">
            <text:p>26.355</text:p>
          </table:table-cell>
          <table:table-cell office:value-type="float" office:value="111.269997" calcext:value-type="float">
            <text:p>111.269997</text:p>
          </table:table-cell>
          <table:table-cell office:value-type="float" office:value="80.709999" calcext:value-type="float">
            <text:p>80.709999</text:p>
          </table:table-cell>
          <table:table-cell office:value-type="float" office:value="40.82" calcext:value-type="float">
            <text:p>40.82</text:p>
          </table:table-cell>
          <table:table-cell office:value-type="float" office:value="67.330002" calcext:value-type="float">
            <text:p>67.330002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30.592529" calcext:value-type="float">
            <text:p>530.592529</text:p>
          </table:table-cell>
          <table:table-cell office:value-type="float" office:value="327.5" calcext:value-type="float">
            <text:p>327.5</text:p>
          </table:table-cell>
          <table:table-cell office:value-type="float" office:value="132.5" calcext:value-type="float">
            <text:p>132.5</text:p>
          </table:table-cell>
          <table:table-cell office:value-type="float" office:value="107.970001" calcext:value-type="float">
            <text:p>107.970001</text:p>
          </table:table-cell>
          <table:table-cell office:value-type="float" office:value="68.879997" calcext:value-type="float">
            <text:p>68.879997</text:p>
          </table:table-cell>
        </table:table-row>
        <table:table-row table:style-name="ro1">
          <table:table-cell office:value-type="float" office:value="90.839996" calcext:value-type="float">
            <text:p>90.839996</text:p>
          </table:table-cell>
          <table:table-cell office:value-type="float" office:value="44.419998" calcext:value-type="float">
            <text:p>44.419998</text:p>
          </table:table-cell>
          <table:table-cell office:value-type="float" office:value="140.559998" calcext:value-type="float">
            <text:p>140.559998</text:p>
          </table:table-cell>
          <table:table-cell office:value-type="float" office:value="26.285" calcext:value-type="float">
            <text:p>26.285</text:p>
          </table:table-cell>
          <table:table-cell office:value-type="float" office:value="114.739998" calcext:value-type="float">
            <text:p>114.739998</text:p>
          </table:table-cell>
          <table:table-cell office:value-type="float" office:value="80.120003" calcext:value-type="float">
            <text:p>80.120003</text:p>
          </table:table-cell>
          <table:table-cell office:value-type="float" office:value="41.669998" calcext:value-type="float">
            <text:p>41.669998</text:p>
          </table:table-cell>
          <table:table-cell office:value-type="float" office:value="69.660004" calcext:value-type="float">
            <text:p>69.660004</text:p>
          </table:table-cell>
          <table:table-cell office:value-type="float" office:value="49.02" calcext:value-type="float">
            <text:p>49.02</text:p>
          </table:table-cell>
          <table:table-cell office:value-type="float" office:value="528.533813" calcext:value-type="float">
            <text:p>528.533813</text:p>
          </table:table-cell>
          <table:table-cell office:value-type="float" office:value="325.730011" calcext:value-type="float">
            <text:p>325.730011</text:p>
          </table:table-cell>
          <table:table-cell office:value-type="float" office:value="132.649994" calcext:value-type="float">
            <text:p>132.649994</text:p>
          </table:table-cell>
          <table:table-cell office:value-type="float" office:value="108.540001" calcext:value-type="float">
            <text:p>108.540001</text:p>
          </table:table-cell>
          <table:table-cell office:value-type="float" office:value="69.169998" calcext:value-type="float">
            <text:p>69.169998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43.619999" calcext:value-type="float">
            <text:p>43.619999</text:p>
          </table:table-cell>
          <table:table-cell office:value-type="float" office:value="140.580002" calcext:value-type="float">
            <text:p>140.580002</text:p>
          </table:table-cell>
          <table:table-cell office:value-type="float" office:value="26.370001" calcext:value-type="float">
            <text:p>26.370001</text:p>
          </table:table-cell>
          <table:table-cell office:value-type="float" office:value="113.080002" calcext:value-type="float">
            <text:p>113.080002</text:p>
          </table:table-cell>
          <table:table-cell office:value-type="float" office:value="79.980003" calcext:value-type="float">
            <text:p>79.980003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70.160004" calcext:value-type="float">
            <text:p>70.160004</text:p>
          </table:table-cell>
          <table:table-cell office:value-type="float" office:value="48.73" calcext:value-type="float">
            <text:p>48.73</text:p>
          </table:table-cell>
          <table:table-cell office:value-type="float" office:value="528.255371" calcext:value-type="float">
            <text:p>528.255371</text:p>
          </table:table-cell>
          <table:table-cell office:value-type="float" office:value="315.529999" calcext:value-type="float">
            <text:p>315.529999</text:p>
          </table:table-cell>
          <table:table-cell office:value-type="float" office:value="131.970001" calcext:value-type="float">
            <text:p>131.970001</text:p>
          </table:table-cell>
          <table:table-cell office:value-type="float" office:value="108.089996" calcext:value-type="float">
            <text:p>108.089996</text:p>
          </table:table-cell>
          <table:table-cell office:value-type="float" office:value="68.349998" calcext:value-type="float">
            <text:p>68.349998</text:p>
          </table:table-cell>
        </table:table-row>
        <table:table-row table:style-name="ro1">
          <table:table-cell office:value-type="float" office:value="90.32" calcext:value-type="float">
            <text:p>90.32</text:p>
          </table:table-cell>
          <table:table-cell office:value-type="float" office:value="43.5" calcext:value-type="float">
            <text:p>43.5</text:p>
          </table:table-cell>
          <table:table-cell office:value-type="float" office:value="143.25" calcext:value-type="float">
            <text:p>143.25</text:p>
          </table:table-cell>
          <table:table-cell office:value-type="float" office:value="26.25" calcext:value-type="float">
            <text:p>26.25</text:p>
          </table:table-cell>
          <table:table-cell office:value-type="float" office:value="111.790001" calcext:value-type="float">
            <text:p>111.790001</text:p>
          </table:table-cell>
          <table:table-cell office:value-type="float" office:value="79.93" calcext:value-type="float">
            <text:p>79.93</text:p>
          </table:table-cell>
          <table:table-cell office:value-type="float" office:value="41.91" calcext:value-type="float">
            <text:p>41.91</text:p>
          </table:table-cell>
          <table:table-cell office:value-type="float" office:value="69.370003" calcext:value-type="float">
            <text:p>69.370003</text:p>
          </table:table-cell>
          <table:table-cell office:value-type="float" office:value="48.68" calcext:value-type="float">
            <text:p>48.68</text:p>
          </table:table-cell>
          <table:table-cell office:value-type="float" office:value="528.096252" calcext:value-type="float">
            <text:p>528.096252</text:p>
          </table:table-cell>
          <table:table-cell office:value-type="float" office:value="316.799988" calcext:value-type="float">
            <text:p>316.799988</text:p>
          </table:table-cell>
          <table:table-cell office:value-type="float" office:value="131.720001" calcext:value-type="float">
            <text:p>131.720001</text:p>
          </table:table-cell>
          <table:table-cell office:value-type="float" office:value="107.529999" calcext:value-type="float">
            <text:p>107.529999</text:p>
          </table:table-cell>
          <table:table-cell office:value-type="float" office:value="69.519997" calcext:value-type="float">
            <text:p>69.519997</text:p>
          </table:table-cell>
        </table:table-row>
        <table:table-row table:style-name="ro1">
          <table:table-cell office:value-type="float" office:value="90.339996" calcext:value-type="float">
            <text:p>90.339996</text:p>
          </table:table-cell>
          <table:table-cell office:value-type="float" office:value="43.509998" calcext:value-type="float">
            <text:p>43.509998</text:p>
          </table:table-cell>
          <table:table-cell office:value-type="float" office:value="147.690002" calcext:value-type="float">
            <text:p>147.690002</text:p>
          </table:table-cell>
          <table:table-cell office:value-type="float" office:value="26.395" calcext:value-type="float">
            <text:p>26.395</text:p>
          </table:table-cell>
          <table:table-cell office:value-type="float" office:value="109.889999" calcext:value-type="float">
            <text:p>109.889999</text:p>
          </table:table-cell>
          <table:table-cell office:value-type="float" office:value="79.540001" calcext:value-type="float">
            <text:p>79.540001</text:p>
          </table:table-cell>
          <table:table-cell office:value-type="float" office:value="40.98" calcext:value-type="float">
            <text:p>40.98</text:p>
          </table:table-cell>
          <table:table-cell office:value-type="float" office:value="66.980003" calcext:value-type="float">
            <text:p>66.980003</text:p>
          </table:table-cell>
          <table:table-cell office:value-type="float" office:value="48.77" calcext:value-type="float">
            <text:p>48.77</text:p>
          </table:table-cell>
          <table:table-cell office:value-type="float" office:value="524.247375" calcext:value-type="float">
            <text:p>524.247375</text:p>
          </table:table-cell>
          <table:table-cell office:value-type="float" office:value="311.570007" calcext:value-type="float">
            <text:p>311.570007</text:p>
          </table:table-cell>
          <table:table-cell office:value-type="float" office:value="132.020004" calcext:value-type="float">
            <text:p>132.020004</text:p>
          </table:table-cell>
          <table:table-cell office:value-type="float" office:value="108.419998" calcext:value-type="float">
            <text:p>108.419998</text:p>
          </table:table-cell>
          <table:table-cell office:value-type="float" office:value="69.809998" calcext:value-type="float">
            <text:p>69.809998</text:p>
          </table:table-cell>
        </table:table-row>
        <table:table-row table:style-name="ro1">
          <table:table-cell office:value-type="float" office:value="90.470001" calcext:value-type="float">
            <text:p>90.470001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145.149994" calcext:value-type="float">
            <text:p>145.149994</text:p>
          </table:table-cell>
          <table:table-cell office:value-type="float" office:value="26.25" calcext:value-type="float">
            <text:p>26.25</text:p>
          </table:table-cell>
          <table:table-cell office:value-type="float" office:value="106.169998" calcext:value-type="float">
            <text:p>106.169998</text:p>
          </table:table-cell>
          <table:table-cell office:value-type="float" office:value="78.610001" calcext:value-type="float">
            <text:p>78.610001</text:p>
          </table:table-cell>
          <table:table-cell office:value-type="float" office:value="39.549999" calcext:value-type="float">
            <text:p>39.549999</text:p>
          </table:table-cell>
          <table:table-cell office:value-type="float" office:value="64.349998" calcext:value-type="float">
            <text:p>64.349998</text:p>
          </table:table-cell>
          <table:table-cell office:value-type="float" office:value="47.5" calcext:value-type="float">
            <text:p>47.5</text:p>
          </table:table-cell>
          <table:table-cell office:value-type="float" office:value="519.284668" calcext:value-type="float">
            <text:p>519.284668</text:p>
          </table:table-cell>
          <table:table-cell office:value-type="float" office:value="302.98999" calcext:value-type="float">
            <text:p>302.98999</text:p>
          </table:table-cell>
          <table:table-cell office:value-type="float" office:value="128.559998" calcext:value-type="float">
            <text:p>128.559998</text:p>
          </table:table-cell>
          <table:table-cell office:value-type="float" office:value="108.220001" calcext:value-type="float">
            <text:p>108.220001</text:p>
          </table:table-cell>
          <table:table-cell office:value-type="float" office:value="68.209999" calcext:value-type="float">
            <text:p>68.209999</text:p>
          </table:table-cell>
        </table:table-row>
        <table:table-row table:style-name="ro1">
          <table:table-cell office:value-type="float" office:value="90.949997" calcext:value-type="float">
            <text:p>90.949997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147.210007" calcext:value-type="float">
            <text:p>147.210007</text:p>
          </table:table-cell>
          <table:table-cell office:value-type="float" office:value="25.985001" calcext:value-type="float">
            <text:p>25.985001</text:p>
          </table:table-cell>
          <table:table-cell office:value-type="float" office:value="106.220001" calcext:value-type="float">
            <text:p>106.220001</text:p>
          </table:table-cell>
          <table:table-cell office:value-type="float" office:value="78.209999" calcext:value-type="float">
            <text:p>78.209999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63.91" calcext:value-type="float">
            <text:p>63.91</text:p>
          </table:table-cell>
          <table:table-cell office:value-type="float" office:value="46.950001" calcext:value-type="float">
            <text:p>46.950001</text:p>
          </table:table-cell>
          <table:table-cell office:value-type="float" office:value="530.164856" calcext:value-type="float">
            <text:p>530.164856</text:p>
          </table:table-cell>
          <table:table-cell office:value-type="float" office:value="312" calcext:value-type="float">
            <text:p>312</text:p>
          </table:table-cell>
          <table:table-cell office:value-type="float" office:value="128.809998" calcext:value-type="float">
            <text:p>128.809998</text:p>
          </table:table-cell>
          <table:table-cell office:value-type="float" office:value="107.610001" calcext:value-type="float">
            <text:p>107.610001</text:p>
          </table:table-cell>
          <table:table-cell office:value-type="float" office:value="69.440002" calcext:value-type="float">
            <text:p>69.4400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.619999" calcext:value-type="float">
            <text:p>41.619999</text:p>
          </table:table-cell>
          <table:table-cell office:value-type="float" office:value="144.880005" calcext:value-type="float">
            <text:p>144.880005</text:p>
          </table:table-cell>
          <table:table-cell office:value-type="float" office:value="25.75" calcext:value-type="float">
            <text:p>25.75</text:p>
          </table:table-cell>
          <table:table-cell office:value-type="float" office:value="104.970001" calcext:value-type="float">
            <text:p>104.970001</text:p>
          </table:table-cell>
          <table:table-cell office:value-type="float" office:value="77.489998" calcext:value-type="float">
            <text:p>77.489998</text:p>
          </table:table-cell>
          <table:table-cell office:value-type="float" office:value="39.52" calcext:value-type="float">
            <text:p>39.52</text:p>
          </table:table-cell>
          <table:table-cell office:value-type="float" office:value="63.299999" calcext:value-type="float">
            <text:p>63.299999</text:p>
          </table:table-cell>
          <table:table-cell office:value-type="float" office:value="46.419998" calcext:value-type="float">
            <text:p>46.419998</text:p>
          </table:table-cell>
          <table:table-cell office:value-type="float" office:value="524.913757" calcext:value-type="float">
            <text:p>524.913757</text:p>
          </table:table-cell>
          <table:table-cell office:value-type="float" office:value="307.890015" calcext:value-type="float">
            <text:p>307.890015</text:p>
          </table:table-cell>
          <table:table-cell office:value-type="float" office:value="125.220001" calcext:value-type="float">
            <text:p>125.220001</text:p>
          </table:table-cell>
          <table:table-cell office:value-type="float" office:value="105.849998" calcext:value-type="float">
            <text:p>105.849998</text:p>
          </table:table-cell>
          <table:table-cell office:value-type="float" office:value="66.480003" calcext:value-type="float">
            <text:p>66.480003</text:p>
          </table:table-cell>
        </table:table-row>
        <table:table-row table:style-name="ro1">
          <table:table-cell office:value-type="float" office:value="90.010002" calcext:value-type="float">
            <text:p>90.010002</text:p>
          </table:table-cell>
          <table:table-cell office:value-type="float" office:value="41.389999" calcext:value-type="float">
            <text:p>41.389999</text:p>
          </table:table-cell>
          <table:table-cell office:value-type="float" office:value="144.679993" calcext:value-type="float">
            <text:p>144.679993</text:p>
          </table:table-cell>
          <table:table-cell office:value-type="float" office:value="25.76" calcext:value-type="float">
            <text:p>25.76</text:p>
          </table:table-cell>
          <table:table-cell office:value-type="float" office:value="103.760002" calcext:value-type="float">
            <text:p>103.760002</text:p>
          </table:table-cell>
          <table:table-cell office:value-type="float" office:value="76.57" calcext:value-type="float">
            <text:p>76.57</text:p>
          </table:table-cell>
          <table:table-cell office:value-type="float" office:value="39.290001" calcext:value-type="float">
            <text:p>39.290001</text:p>
          </table:table-cell>
          <table:table-cell office:value-type="float" office:value="62.689999" calcext:value-type="float">
            <text:p>62.689999</text:p>
          </table:table-cell>
          <table:table-cell office:value-type="float" office:value="46.009998" calcext:value-type="float">
            <text:p>46.009998</text:p>
          </table:table-cell>
          <table:table-cell office:value-type="float" office:value="520.647217" calcext:value-type="float">
            <text:p>520.647217</text:p>
          </table:table-cell>
          <table:table-cell office:value-type="float" office:value="303.98999" calcext:value-type="float">
            <text:p>303.98999</text:p>
          </table:table-cell>
          <table:table-cell office:value-type="float" office:value="122.239998" calcext:value-type="float">
            <text:p>122.239998</text:p>
          </table:table-cell>
          <table:table-cell office:value-type="float" office:value="106.650002" calcext:value-type="float">
            <text:p>106.650002</text:p>
          </table:table-cell>
          <table:table-cell office:value-type="float" office:value="66.529999" calcext:value-type="float">
            <text:p>66.529999</text:p>
          </table:table-cell>
        </table:table-row>
        <table:table-row table:style-name="ro1">
          <table:table-cell office:value-type="float" office:value="89.699997" calcext:value-type="float">
            <text:p>89.699997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142.199997" calcext:value-type="float">
            <text:p>142.199997</text:p>
          </table:table-cell>
          <table:table-cell office:value-type="float" office:value="25.559999" calcext:value-type="float">
            <text:p>25.559999</text:p>
          </table:table-cell>
          <table:table-cell office:value-type="float" office:value="103.129997" calcext:value-type="float">
            <text:p>103.129997</text:p>
          </table:table-cell>
          <table:table-cell office:value-type="float" office:value="76.139999" calcext:value-type="float">
            <text:p>76.139999</text:p>
          </table:table-cell>
          <table:table-cell office:value-type="float" office:value="39.369999" calcext:value-type="float">
            <text:p>39.369999</text:p>
          </table:table-cell>
          <table:table-cell office:value-type="float" office:value="63.279999" calcext:value-type="float">
            <text:p>63.279999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519.881409" calcext:value-type="float">
            <text:p>519.881409</text:p>
          </table:table-cell>
          <table:table-cell office:value-type="float" office:value="308.869995" calcext:value-type="float">
            <text:p>308.869995</text:p>
          </table:table-cell>
          <table:table-cell office:value-type="float" office:value="121.400002" calcext:value-type="float">
            <text:p>121.400002</text:p>
          </table:table-cell>
          <table:table-cell office:value-type="float" office:value="104.769997" calcext:value-type="float">
            <text:p>104.769997</text:p>
          </table:table-cell>
          <table:table-cell office:value-type="float" office:value="65.75" calcext:value-type="float">
            <text:p>65.75</text:p>
          </table:table-cell>
        </table:table-row>
        <table:table-row table:style-name="ro1">
          <table:table-cell office:value-type="float" office:value="89.139999" calcext:value-type="float">
            <text:p>89.139999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141.25" calcext:value-type="float">
            <text:p>141.25</text:p>
          </table:table-cell>
          <table:table-cell office:value-type="float" office:value="25.334999" calcext:value-type="float">
            <text:p>25.334999</text:p>
          </table:table-cell>
          <table:table-cell office:value-type="float" office:value="100.5" calcext:value-type="float">
            <text:p>100.5</text:p>
          </table:table-cell>
          <table:table-cell office:value-type="float" office:value="75.589996" calcext:value-type="float">
            <text:p>75.589996</text:p>
          </table:table-cell>
          <table:table-cell office:value-type="float" office:value="37.869999" calcext:value-type="float">
            <text:p>37.869999</text:p>
          </table:table-cell>
          <table:table-cell office:value-type="float" office:value="61.439999" calcext:value-type="float">
            <text:p>61.439999</text:p>
          </table:table-cell>
          <table:table-cell office:value-type="float" office:value="45.25" calcext:value-type="float">
            <text:p>45.25</text:p>
          </table:table-cell>
          <table:table-cell office:value-type="float" office:value="508.762543" calcext:value-type="float">
            <text:p>508.762543</text:p>
          </table:table-cell>
          <table:table-cell office:value-type="float" office:value="304.350006" calcext:value-type="float">
            <text:p>304.350006</text:p>
          </table:table-cell>
          <table:table-cell office:value-type="float" office:value="125.040001" calcext:value-type="float">
            <text:p>125.040001</text:p>
          </table:table-cell>
          <table:table-cell office:value-type="float" office:value="103.480003" calcext:value-type="float">
            <text:p>103.480003</text:p>
          </table:table-cell>
          <table:table-cell office:value-type="float" office:value="65.110001" calcext:value-type="float">
            <text:p>65.110001</text:p>
          </table:table-cell>
        </table:table-row>
        <table:table-row table:style-name="ro1">
          <table:table-cell office:value-type="float" office:value="89.559998" calcext:value-type="float">
            <text:p>89.559998</text:p>
          </table:table-cell>
          <table:table-cell office:value-type="float" office:value="40.439999" calcext:value-type="float">
            <text:p>40.439999</text:p>
          </table:table-cell>
          <table:table-cell office:value-type="float" office:value="144.110001" calcext:value-type="float">
            <text:p>144.110001</text:p>
          </table:table-cell>
          <table:table-cell office:value-type="float" office:value="25.17" calcext:value-type="float">
            <text:p>25.17</text:p>
          </table:table-cell>
          <table:table-cell office:value-type="float" office:value="102.18" calcext:value-type="float">
            <text:p>102.18</text:p>
          </table:table-cell>
          <table:table-cell office:value-type="float" office:value="75" calcext:value-type="float">
            <text:p>75</text:p>
          </table:table-cell>
          <table:table-cell office:value-type="float" office:value="38.43" calcext:value-type="float">
            <text:p>38.43</text:p>
          </table:table-cell>
          <table:table-cell office:value-type="float" office:value="64.139999" calcext:value-type="float">
            <text:p>64.139999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494.282166" calcext:value-type="float">
            <text:p>494.282166</text:p>
          </table:table-cell>
          <table:table-cell office:value-type="float" office:value="296.369995" calcext:value-type="float">
            <text:p>296.369995</text:p>
          </table:table-cell>
          <table:table-cell office:value-type="float" office:value="124.279999" calcext:value-type="float">
            <text:p>124.279999</text:p>
          </table:table-cell>
          <table:table-cell office:value-type="float" office:value="103.269997" calcext:value-type="float">
            <text:p>103.269997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91.010002" calcext:value-type="float">
            <text:p>91.010002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145.330002" calcext:value-type="float">
            <text:p>145.330002</text:p>
          </table:table-cell>
          <table:table-cell office:value-type="float" office:value="25.684999" calcext:value-type="float">
            <text:p>25.684999</text:p>
          </table:table-cell>
          <table:table-cell office:value-type="float" office:value="108.010002" calcext:value-type="float">
            <text:p>108.010002</text:p>
          </table:table-cell>
          <table:table-cell office:value-type="float" office:value="75.620003" calcext:value-type="float">
            <text:p>75.620003</text:p>
          </table:table-cell>
          <table:table-cell office:value-type="float" office:value="40.560001" calcext:value-type="float">
            <text:p>40.560001</text:p>
          </table:table-cell>
          <table:table-cell office:value-type="float" office:value="69.220001" calcext:value-type="float">
            <text:p>69.220001</text:p>
          </table:table-cell>
          <table:table-cell office:value-type="float" office:value="47.349998" calcext:value-type="float">
            <text:p>47.349998</text:p>
          </table:table-cell>
          <table:table-cell office:value-type="float" office:value="510.144958" calcext:value-type="float">
            <text:p>510.144958</text:p>
          </table:table-cell>
          <table:table-cell office:value-type="float" office:value="304.01001" calcext:value-type="float">
            <text:p>304.01001</text:p>
          </table:table-cell>
          <table:table-cell office:value-type="float" office:value="127.129997" calcext:value-type="float">
            <text:p>127.129997</text:p>
          </table:table-cell>
          <table:table-cell office:value-type="float" office:value="105.620003" calcext:value-type="float">
            <text:p>105.620003</text:p>
          </table:table-cell>
          <table:table-cell office:value-type="float" office:value="67.860001" calcext:value-type="float">
            <text:p>67.860001</text:p>
          </table:table-cell>
        </table:table-row>
        <table:table-row table:style-name="ro1">
          <table:table-cell office:value-type="float" office:value="92.150002" calcext:value-type="float">
            <text:p>92.150002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148.710007" calcext:value-type="float">
            <text:p>148.710007</text:p>
          </table:table-cell>
          <table:table-cell office:value-type="float" office:value="26.110001" calcext:value-type="float">
            <text:p>26.110001</text:p>
          </table:table-cell>
          <table:table-cell office:value-type="float" office:value="109.529999" calcext:value-type="float">
            <text:p>109.529999</text:p>
          </table:table-cell>
          <table:table-cell office:value-type="float" office:value="76.93" calcext:value-type="float">
            <text:p>76.93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69.629997" calcext:value-type="float">
            <text:p>69.629997</text:p>
          </table:table-cell>
          <table:table-cell office:value-type="float" office:value="46.970001" calcext:value-type="float">
            <text:p>46.970001</text:p>
          </table:table-cell>
          <table:table-cell office:value-type="float" office:value="508.71283" calcext:value-type="float">
            <text:p>508.71283</text:p>
          </table:table-cell>
          <table:table-cell office:value-type="float" office:value="296.910004" calcext:value-type="float">
            <text:p>296.910004</text:p>
          </table:table-cell>
          <table:table-cell office:value-type="float" office:value="125.629997" calcext:value-type="float">
            <text:p>125.629997</text:p>
          </table:table-cell>
          <table:table-cell office:value-type="float" office:value="106.629997" calcext:value-type="float">
            <text:p>106.629997</text:p>
          </table:table-cell>
          <table:table-cell office:value-type="float" office:value="67.690002" calcext:value-type="float">
            <text:p>67.690002</text:p>
          </table:table-cell>
        </table:table-row>
        <table:table-row table:style-name="ro1">
          <table:table-cell office:value-type="float" office:value="92.099998" calcext:value-type="float">
            <text:p>92.099998</text:p>
          </table:table-cell>
          <table:table-cell office:value-type="float" office:value="42.139999" calcext:value-type="float">
            <text:p>42.139999</text:p>
          </table:table-cell>
          <table:table-cell office:value-type="float" office:value="150.339996" calcext:value-type="float">
            <text:p>150.339996</text:p>
          </table:table-cell>
          <table:table-cell office:value-type="float" office:value="26.25" calcext:value-type="float">
            <text:p>26.25</text:p>
          </table:table-cell>
          <table:table-cell office:value-type="float" office:value="112.360001" calcext:value-type="float">
            <text:p>112.360001</text:p>
          </table:table-cell>
          <table:table-cell office:value-type="float" office:value="77.5" calcext:value-type="float">
            <text:p>77.5</text:p>
          </table:table-cell>
          <table:table-cell office:value-type="float" office:value="40.59" calcext:value-type="float">
            <text:p>40.59</text:p>
          </table:table-cell>
          <table:table-cell office:value-type="float" office:value="70.080002" calcext:value-type="float">
            <text:p>70.080002</text:p>
          </table:table-cell>
          <table:table-cell office:value-type="float" office:value="47.09" calcext:value-type="float">
            <text:p>47.09</text:p>
          </table:table-cell>
          <table:table-cell office:value-type="float" office:value="513.257813" calcext:value-type="float">
            <text:p>513.257813</text:p>
          </table:table-cell>
          <table:table-cell office:value-type="float" office:value="301.940002" calcext:value-type="float">
            <text:p>301.940002</text:p>
          </table:table-cell>
          <table:table-cell office:value-type="float" office:value="126.730003" calcext:value-type="float">
            <text:p>126.730003</text:p>
          </table:table-cell>
          <table:table-cell office:value-type="float" office:value="105.690002" calcext:value-type="float">
            <text:p>105.690002</text:p>
          </table:table-cell>
          <table:table-cell office:value-type="float" office:value="68.040001" calcext:value-type="float">
            <text:p>68.040001</text:p>
          </table:table-cell>
        </table:table-row>
        <table:table-row table:style-name="ro1">
          <table:table-cell office:value-type="float" office:value="92.739998" calcext:value-type="float">
            <text:p>92.739998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153.009995" calcext:value-type="float">
            <text:p>153.009995</text:p>
          </table:table-cell>
          <table:table-cell office:value-type="float" office:value="26.575001" calcext:value-type="float">
            <text:p>26.575001</text:p>
          </table:table-cell>
          <table:table-cell office:value-type="float" office:value="112.760002" calcext:value-type="float">
            <text:p>112.760002</text:p>
          </table:table-cell>
          <table:table-cell office:value-type="float" office:value="78.690002" calcext:value-type="float">
            <text:p>78.690002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70.32" calcext:value-type="float">
            <text:p>70.32</text:p>
          </table:table-cell>
          <table:table-cell office:value-type="float" office:value="47.720001" calcext:value-type="float">
            <text:p>47.720001</text:p>
          </table:table-cell>
          <table:table-cell office:value-type="float" office:value="524.118103" calcext:value-type="float">
            <text:p>524.118103</text:p>
          </table:table-cell>
          <table:table-cell office:value-type="float" office:value="306.980011" calcext:value-type="float">
            <text:p>306.980011</text:p>
          </table:table-cell>
          <table:table-cell office:value-type="float" office:value="129.039993" calcext:value-type="float">
            <text:p>129.039993</text:p>
          </table:table-cell>
          <table:table-cell office:value-type="float" office:value="106.660004" calcext:value-type="float">
            <text:p>106.660004</text:p>
          </table:table-cell>
          <table:table-cell office:value-type="float" office:value="67.230003" calcext:value-type="float">
            <text:p>67.230003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151.550003" calcext:value-type="float">
            <text:p>151.550003</text:p>
          </table:table-cell>
          <table:table-cell office:value-type="float" office:value="26.655001" calcext:value-type="float">
            <text:p>26.655001</text:p>
          </table:table-cell>
          <table:table-cell office:value-type="float" office:value="113.660004" calcext:value-type="float">
            <text:p>113.660004</text:p>
          </table:table-cell>
          <table:table-cell office:value-type="float" office:value="79.279999" calcext:value-type="float">
            <text:p>79.279999</text:p>
          </table:table-cell>
          <table:table-cell office:value-type="float" office:value="41.889999" calcext:value-type="float">
            <text:p>41.889999</text:p>
          </table:table-cell>
          <table:table-cell office:value-type="float" office:value="70.540001" calcext:value-type="float">
            <text:p>70.540001</text:p>
          </table:table-cell>
          <table:table-cell office:value-type="float" office:value="47.669998" calcext:value-type="float">
            <text:p>47.669998</text:p>
          </table:table-cell>
          <table:table-cell office:value-type="float" office:value="527.608948" calcext:value-type="float">
            <text:p>527.608948</text:p>
          </table:table-cell>
          <table:table-cell office:value-type="float" office:value="306.380005" calcext:value-type="float">
            <text:p>306.380005</text:p>
          </table:table-cell>
          <table:table-cell office:value-type="float" office:value="130.300003" calcext:value-type="float">
            <text:p>130.300003</text:p>
          </table:table-cell>
          <table:table-cell office:value-type="float" office:value="104.379997" calcext:value-type="float">
            <text:p>104.379997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93.150002" calcext:value-type="float">
            <text:p>93.150002</text:p>
          </table:table-cell>
          <table:table-cell office:value-type="float" office:value="42.970001" calcext:value-type="float">
            <text:p>42.970001</text:p>
          </table:table-cell>
          <table:table-cell office:value-type="float" office:value="151.929993" calcext:value-type="float">
            <text:p>151.929993</text:p>
          </table:table-cell>
          <table:table-cell office:value-type="float" office:value="26.59" calcext:value-type="float">
            <text:p>26.59</text:p>
          </table:table-cell>
          <table:table-cell office:value-type="float" office:value="113.93" calcext:value-type="float">
            <text:p>113.93</text:p>
          </table:table-cell>
          <table:table-cell office:value-type="float" office:value="79.110001" calcext:value-type="float">
            <text:p>79.110001</text:p>
          </table:table-cell>
          <table:table-cell office:value-type="float" office:value="42.060001" calcext:value-type="float">
            <text:p>42.060001</text:p>
          </table:table-cell>
          <table:table-cell office:value-type="float" office:value="70.550003" calcext:value-type="float">
            <text:p>70.550003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525.878418" calcext:value-type="float">
            <text:p>525.878418</text:p>
          </table:table-cell>
          <table:table-cell office:value-type="float" office:value="305" calcext:value-type="float">
            <text:p>305</text:p>
          </table:table-cell>
          <table:table-cell office:value-type="float" office:value="131.289993" calcext:value-type="float">
            <text:p>131.289993</text:p>
          </table:table-cell>
          <table:table-cell office:value-type="float" office:value="105.07" calcext:value-type="float">
            <text:p>105.07</text:p>
          </table:table-cell>
          <table:table-cell office:value-type="float" office:value="66.510002" calcext:value-type="float">
            <text:p>66.510002</text:p>
          </table:table-cell>
        </table:table-row>
        <table:table-row table:style-name="ro1">
          <table:table-cell office:value-type="float" office:value="93.120003" calcext:value-type="float">
            <text:p>93.120003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150.919998" calcext:value-type="float">
            <text:p>150.919998</text:p>
          </table:table-cell>
          <table:table-cell office:value-type="float" office:value="26.465" calcext:value-type="float">
            <text:p>26.465</text:p>
          </table:table-cell>
          <table:table-cell office:value-type="float" office:value="113.440002" calcext:value-type="float">
            <text:p>113.440002</text:p>
          </table:table-cell>
          <table:table-cell office:value-type="float" office:value="78.910004" calcext:value-type="float">
            <text:p>78.910004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70.449997" calcext:value-type="float">
            <text:p>70.449997</text:p>
          </table:table-cell>
          <table:table-cell office:value-type="float" office:value="47.619999" calcext:value-type="float">
            <text:p>47.619999</text:p>
          </table:table-cell>
          <table:table-cell office:value-type="float" office:value="529.279724" calcext:value-type="float">
            <text:p>529.279724</text:p>
          </table:table-cell>
          <table:table-cell office:value-type="float" office:value="307.850006" calcext:value-type="float">
            <text:p>307.850006</text:p>
          </table:table-cell>
          <table:table-cell office:value-type="float" office:value="131.720001" calcext:value-type="float">
            <text:p>131.720001</text:p>
          </table:table-cell>
          <table:table-cell office:value-type="float" office:value="104.639999" calcext:value-type="float">
            <text:p>104.639999</text:p>
          </table:table-cell>
          <table:table-cell office:value-type="float" office:value="66.580002" calcext:value-type="float">
            <text:p>66.580002</text:p>
          </table:table-cell>
        </table:table-row>
        <table:table-row table:style-name="ro1">
          <table:table-cell office:value-type="float" office:value="92.25" calcext:value-type="float">
            <text:p>92.25</text:p>
          </table:table-cell>
          <table:table-cell office:value-type="float" office:value="42.740002" calcext:value-type="float">
            <text:p>42.740002</text:p>
          </table:table-cell>
          <table:table-cell office:value-type="float" office:value="150.529999" calcext:value-type="float">
            <text:p>150.529999</text:p>
          </table:table-cell>
          <table:table-cell office:value-type="float" office:value="26.535" calcext:value-type="float">
            <text:p>26.535</text:p>
          </table:table-cell>
          <table:table-cell office:value-type="float" office:value="112.93" calcext:value-type="float">
            <text:p>112.93</text:p>
          </table:table-cell>
          <table:table-cell office:value-type="float" office:value="79.139999" calcext:value-type="float">
            <text:p>79.139999</text:p>
          </table:table-cell>
          <table:table-cell office:value-type="float" office:value="43" calcext:value-type="float">
            <text:p>43</text:p>
          </table:table-cell>
          <table:table-cell office:value-type="float" office:value="69.610001" calcext:value-type="float">
            <text:p>69.610001</text:p>
          </table:table-cell>
          <table:table-cell office:value-type="float" office:value="47.52" calcext:value-type="float">
            <text:p>47.52</text:p>
          </table:table-cell>
          <table:table-cell office:value-type="float" office:value="525.202148" calcext:value-type="float">
            <text:p>525.202148</text:p>
          </table:table-cell>
          <table:table-cell office:value-type="float" office:value="309.910004" calcext:value-type="float">
            <text:p>309.910004</text:p>
          </table:table-cell>
          <table:table-cell office:value-type="float" office:value="132" calcext:value-type="float">
            <text:p>132</text:p>
          </table:table-cell>
          <table:table-cell office:value-type="float" office:value="105.419998" calcext:value-type="float">
            <text:p>105.419998</text:p>
          </table:table-cell>
          <table:table-cell office:value-type="float" office:value="66.769997" calcext:value-type="float">
            <text:p>66.769997</text:p>
          </table:table-cell>
        </table:table-row>
        <table:table-row table:style-name="ro1">
          <table:table-cell office:value-type="float" office:value="92.040001" calcext:value-type="float">
            <text:p>92.040001</text:p>
          </table:table-cell>
          <table:table-cell office:value-type="float" office:value="42.919998" calcext:value-type="float">
            <text:p>42.919998</text:p>
          </table:table-cell>
          <table:table-cell office:value-type="float" office:value="150.75" calcext:value-type="float">
            <text:p>150.75</text:p>
          </table:table-cell>
          <table:table-cell office:value-type="float" office:value="26.57" calcext:value-type="float">
            <text:p>26.57</text:p>
          </table:table-cell>
          <table:table-cell office:value-type="float" office:value="111.650002" calcext:value-type="float">
            <text:p>111.650002</text:p>
          </table:table-cell>
          <table:table-cell office:value-type="float" office:value="79.190002" calcext:value-type="float">
            <text:p>79.190002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69.339996" calcext:value-type="float">
            <text:p>69.339996</text:p>
          </table:table-cell>
          <table:table-cell office:value-type="float" office:value="47.080002" calcext:value-type="float">
            <text:p>47.080002</text:p>
          </table:table-cell>
          <table:table-cell office:value-type="float" office:value="528.344849" calcext:value-type="float">
            <text:p>528.344849</text:p>
          </table:table-cell>
          <table:table-cell office:value-type="float" office:value="311.549988" calcext:value-type="float">
            <text:p>311.549988</text:p>
          </table:table-cell>
          <table:table-cell office:value-type="float" office:value="132.25" calcext:value-type="float">
            <text:p>132.25</text:p>
          </table:table-cell>
          <table:table-cell office:value-type="float" office:value="105.610001" calcext:value-type="float">
            <text:p>105.610001</text:p>
          </table:table-cell>
          <table:table-cell office:value-type="float" office:value="66.720001" calcext:value-type="float">
            <text:p>66.720001</text:p>
          </table:table-cell>
        </table:table-row>
        <table:table-row table:style-name="ro1">
          <table:table-cell office:value-type="float" office:value="90.839996" calcext:value-type="float">
            <text:p>90.839996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148.289993" calcext:value-type="float">
            <text:p>148.289993</text:p>
          </table:table-cell>
          <table:table-cell office:value-type="float" office:value="26.08" calcext:value-type="float">
            <text:p>26.08</text:p>
          </table:table-cell>
          <table:table-cell office:value-type="float" office:value="111.629997" calcext:value-type="float">
            <text:p>111.629997</text:p>
          </table:table-cell>
          <table:table-cell office:value-type="float" office:value="78.860001" calcext:value-type="float">
            <text:p>78.860001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68.5" calcext:value-type="float">
            <text:p>68.5</text:p>
          </table:table-cell>
          <table:table-cell office:value-type="float" office:value="47" calcext:value-type="float">
            <text:p>47</text:p>
          </table:table-cell>
          <table:table-cell office:value-type="float" office:value="526.114746" calcext:value-type="float">
            <text:p>526.114746</text:p>
          </table:table-cell>
          <table:table-cell office:value-type="float" office:value="312.579987" calcext:value-type="float">
            <text:p>312.579987</text:p>
          </table:table-cell>
          <table:table-cell office:value-type="float" office:value="131.070007" calcext:value-type="float">
            <text:p>131.070007</text:p>
          </table:table-cell>
          <table:table-cell office:value-type="float" office:value="105.050003" calcext:value-type="float">
            <text:p>105.050003</text:p>
          </table:table-cell>
          <table:table-cell office:value-type="float" office:value="65.440002" calcext:value-type="float">
            <text:p>65.440002</text:p>
          </table:table-cell>
        </table:table-row>
        <table:table-row table:style-name="ro1">
          <table:table-cell office:value-type="float" office:value="90.230003" calcext:value-type="float">
            <text:p>90.230003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145.449997" calcext:value-type="float">
            <text:p>145.449997</text:p>
          </table:table-cell>
          <table:table-cell office:value-type="float" office:value="25.665001" calcext:value-type="float">
            <text:p>25.665001</text:p>
          </table:table-cell>
          <table:table-cell office:value-type="float" office:value="110.959999" calcext:value-type="float">
            <text:p>110.959999</text:p>
          </table:table-cell>
          <table:table-cell office:value-type="float" office:value="79.089996" calcext:value-type="float">
            <text:p>79.089996</text:p>
          </table:table-cell>
          <table:table-cell office:value-type="float" office:value="42.32" calcext:value-type="float">
            <text:p>42.32</text:p>
          </table:table-cell>
          <table:table-cell office:value-type="float" office:value="67.709999" calcext:value-type="float">
            <text:p>67.709999</text:p>
          </table:table-cell>
          <table:table-cell office:value-type="float" office:value="47.080002" calcext:value-type="float">
            <text:p>47.080002</text:p>
          </table:table-cell>
          <table:table-cell office:value-type="float" office:value="520.39624" calcext:value-type="float">
            <text:p>520.39624</text:p>
          </table:table-cell>
          <table:table-cell office:value-type="float" office:value="307.01001" calcext:value-type="float">
            <text:p>307.01001</text:p>
          </table:table-cell>
          <table:table-cell office:value-type="float" office:value="129.660004" calcext:value-type="float">
            <text:p>129.660004</text:p>
          </table:table-cell>
          <table:table-cell office:value-type="float" office:value="104.480003" calcext:value-type="float">
            <text:p>104.480003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90.309998" calcext:value-type="float">
            <text:p>90.309998</text:p>
          </table:table-cell>
          <table:table-cell office:value-type="float" office:value="42.41" calcext:value-type="float">
            <text:p>42.41</text:p>
          </table:table-cell>
          <table:table-cell office:value-type="float" office:value="143.460007" calcext:value-type="float">
            <text:p>143.460007</text:p>
          </table:table-cell>
          <table:table-cell office:value-type="float" office:value="25.465" calcext:value-type="float">
            <text:p>25.465</text:p>
          </table:table-cell>
          <table:table-cell office:value-type="float" office:value="107.870003" calcext:value-type="float">
            <text:p>107.870003</text:p>
          </table:table-cell>
          <table:table-cell office:value-type="float" office:value="79.260002" calcext:value-type="float">
            <text:p>79.260002</text:p>
          </table:table-cell>
          <table:table-cell office:value-type="float" office:value="41.25" calcext:value-type="float">
            <text:p>41.25</text:p>
          </table:table-cell>
          <table:table-cell office:value-type="float" office:value="65.290001" calcext:value-type="float">
            <text:p>65.290001</text:p>
          </table:table-cell>
          <table:table-cell office:value-type="float" office:value="46.790001" calcext:value-type="float">
            <text:p>46.790001</text:p>
          </table:table-cell>
          <table:table-cell office:value-type="float" office:value="512.181458" calcext:value-type="float">
            <text:p>512.181458</text:p>
          </table:table-cell>
          <table:table-cell office:value-type="float" office:value="302.23999" calcext:value-type="float">
            <text:p>302.23999</text:p>
          </table:table-cell>
          <table:table-cell office:value-type="float" office:value="129.050003" calcext:value-type="float">
            <text:p>129.050003</text:p>
          </table:table-cell>
          <table:table-cell office:value-type="float" office:value="104.339996" calcext:value-type="float">
            <text:p>104.339996</text:p>
          </table:table-cell>
          <table:table-cell office:value-type="float" office:value="65.620003" calcext:value-type="float">
            <text:p>65.620003</text:p>
          </table:table-cell>
        </table:table-row>
        <table:table-row table:style-name="ro1">
          <table:table-cell office:value-type="float" office:value="89.940002" calcext:value-type="float">
            <text:p>89.940002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145.050003" calcext:value-type="float">
            <text:p>145.050003</text:p>
          </table:table-cell>
          <table:table-cell office:value-type="float" office:value="25.344999" calcext:value-type="float">
            <text:p>25.344999</text:p>
          </table:table-cell>
          <table:table-cell office:value-type="float" office:value="109.25" calcext:value-type="float">
            <text:p>109.25</text:p>
          </table:table-cell>
          <table:table-cell office:value-type="float" office:value="79.349998" calcext:value-type="float">
            <text:p>79.349998</text:p>
          </table:table-cell>
          <table:table-cell office:value-type="float" office:value="41.080002" calcext:value-type="float">
            <text:p>41.080002</text:p>
          </table:table-cell>
          <table:table-cell office:value-type="float" office:value="64.010002" calcext:value-type="float">
            <text:p>64.010002</text:p>
          </table:table-cell>
          <table:table-cell office:value-type="float" office:value="46.919998" calcext:value-type="float">
            <text:p>46.919998</text:p>
          </table:table-cell>
          <table:table-cell office:value-type="float" office:value="504.22522" calcext:value-type="float">
            <text:p>504.22522</text:p>
          </table:table-cell>
          <table:table-cell office:value-type="float" office:value="297.5" calcext:value-type="float">
            <text:p>297.5</text:p>
          </table:table-cell>
          <table:table-cell office:value-type="float" office:value="128.740005" calcext:value-type="float">
            <text:p>128.740005</text:p>
          </table:table-cell>
          <table:table-cell office:value-type="float" office:value="103.910004" calcext:value-type="float">
            <text:p>103.910004</text:p>
          </table:table-cell>
          <table:table-cell office:value-type="float" office:value="64.57" calcext:value-type="float">
            <text:p>64.57</text:p>
          </table:table-cell>
        </table:table-row>
        <table:table-row table:style-name="ro1">
          <table:table-cell office:value-type="float" office:value="90.480003" calcext:value-type="float">
            <text:p>90.480003</text:p>
          </table:table-cell>
          <table:table-cell office:value-type="float" office:value="43.18" calcext:value-type="float">
            <text:p>43.18</text:p>
          </table:table-cell>
          <table:table-cell office:value-type="float" office:value="149.839996" calcext:value-type="float">
            <text:p>149.839996</text:p>
          </table:table-cell>
          <table:table-cell office:value-type="float" office:value="25.745001" calcext:value-type="float">
            <text:p>25.745001</text:p>
          </table:table-cell>
          <table:table-cell office:value-type="float" office:value="109.190002" calcext:value-type="float">
            <text:p>109.190002</text:p>
          </table:table-cell>
          <table:table-cell office:value-type="float" office:value="80.919998" calcext:value-type="float">
            <text:p>80.919998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64.849998" calcext:value-type="float">
            <text:p>64.849998</text:p>
          </table:table-cell>
          <table:table-cell office:value-type="float" office:value="46.419998" calcext:value-type="float">
            <text:p>46.419998</text:p>
          </table:table-cell>
          <table:table-cell office:value-type="float" office:value="495.264526" calcext:value-type="float">
            <text:p>495.264526</text:p>
          </table:table-cell>
          <table:table-cell office:value-type="float" office:value="300.320007" calcext:value-type="float">
            <text:p>300.320007</text:p>
          </table:table-cell>
          <table:table-cell office:value-type="float" office:value="130.600006" calcext:value-type="float">
            <text:p>130.600006</text:p>
          </table:table-cell>
          <table:table-cell office:value-type="float" office:value="106.059998" calcext:value-type="float">
            <text:p>106.059998</text:p>
          </table:table-cell>
          <table:table-cell office:value-type="float" office:value="68.160004" calcext:value-type="float">
            <text:p>68.160004</text:p>
          </table:table-cell>
        </table:table-row>
        <table:table-row table:style-name="ro1">
          <table:table-cell office:value-type="float" office:value="91.18" calcext:value-type="float">
            <text:p>91.18</text:p>
          </table:table-cell>
          <table:table-cell office:value-type="float" office:value="43.470001" calcext:value-type="float">
            <text:p>43.470001</text:p>
          </table:table-cell>
          <table:table-cell office:value-type="float" office:value="152.449997" calcext:value-type="float">
            <text:p>152.449997</text:p>
          </table:table-cell>
          <table:table-cell office:value-type="float" office:value="25.969999" calcext:value-type="float">
            <text:p>25.969999</text:p>
          </table:table-cell>
          <table:table-cell office:value-type="float" office:value="110.139999" calcext:value-type="float">
            <text:p>110.139999</text:p>
          </table:table-cell>
          <table:table-cell office:value-type="float" office:value="81.949997" calcext:value-type="float">
            <text:p>81.949997</text:p>
          </table:table-cell>
          <table:table-cell office:value-type="float" office:value="42.41" calcext:value-type="float">
            <text:p>42.41</text:p>
          </table:table-cell>
          <table:table-cell office:value-type="float" office:value="64.940002" calcext:value-type="float">
            <text:p>64.940002</text:p>
          </table:table-cell>
          <table:table-cell office:value-type="float" office:value="47.23" calcext:value-type="float">
            <text:p>47.23</text:p>
          </table:table-cell>
          <table:table-cell office:value-type="float" office:value="501.997498" calcext:value-type="float">
            <text:p>501.997498</text:p>
          </table:table-cell>
          <table:table-cell office:value-type="float" office:value="301.480011" calcext:value-type="float">
            <text:p>301.480011</text:p>
          </table:table-cell>
          <table:table-cell office:value-type="float" office:value="131.589996" calcext:value-type="float">
            <text:p>131.589996</text:p>
          </table:table-cell>
          <table:table-cell office:value-type="float" office:value="106.5" calcext:value-type="float">
            <text:p>106.5</text:p>
          </table:table-cell>
          <table:table-cell office:value-type="float" office:value="66.690002" calcext:value-type="float">
            <text:p>66.690002</text:p>
          </table:table-cell>
        </table:table-row>
        <table:table-row table:style-name="ro1">
          <table:table-cell office:value-type="float" office:value="90.480003" calcext:value-type="float">
            <text:p>90.480003</text:p>
          </table:table-cell>
          <table:table-cell office:value-type="float" office:value="43.07" calcext:value-type="float">
            <text:p>43.07</text:p>
          </table:table-cell>
          <table:table-cell office:value-type="float" office:value="152.789993" calcext:value-type="float">
            <text:p>152.789993</text:p>
          </table:table-cell>
          <table:table-cell office:value-type="float" office:value="25.65" calcext:value-type="float">
            <text:p>25.65</text:p>
          </table:table-cell>
          <table:table-cell office:value-type="float" office:value="107.470001" calcext:value-type="float">
            <text:p>107.470001</text:p>
          </table:table-cell>
          <table:table-cell office:value-type="float" office:value="81.919998" calcext:value-type="float">
            <text:p>81.919998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64.150002" calcext:value-type="float">
            <text:p>64.150002</text:p>
          </table:table-cell>
          <table:table-cell office:value-type="float" office:value="47" calcext:value-type="float">
            <text:p>47</text:p>
          </table:table-cell>
          <table:table-cell office:value-type="float" office:value="492.231232" calcext:value-type="float">
            <text:p>492.231232</text:p>
          </table:table-cell>
          <table:table-cell office:value-type="float" office:value="297.559998" calcext:value-type="float">
            <text:p>297.559998</text:p>
          </table:table-cell>
          <table:table-cell office:value-type="float" office:value="132.240005" calcext:value-type="float">
            <text:p>132.240005</text:p>
          </table:table-cell>
          <table:table-cell office:value-type="float" office:value="105.169998" calcext:value-type="float">
            <text:p>105.169998</text:p>
          </table:table-cell>
          <table:table-cell office:value-type="float" office:value="66.339996" calcext:value-type="float">
            <text:p>66.339996</text:p>
          </table:table-cell>
        </table:table-row>
        <table:table-row table:style-name="ro1">
          <table:table-cell office:value-type="float" office:value="90.779999" calcext:value-type="float">
            <text:p>90.779999</text:p>
          </table:table-cell>
          <table:table-cell office:value-type="float" office:value="42.830002" calcext:value-type="float">
            <text:p>42.830002</text:p>
          </table:table-cell>
          <table:table-cell office:value-type="float" office:value="153.029999" calcext:value-type="float">
            <text:p>153.029999</text:p>
          </table:table-cell>
          <table:table-cell office:value-type="float" office:value="25.375" calcext:value-type="float">
            <text:p>25.375</text:p>
          </table:table-cell>
          <table:table-cell office:value-type="float" office:value="106.919998" calcext:value-type="float">
            <text:p>106.919998</text:p>
          </table:table-cell>
          <table:table-cell office:value-type="float" office:value="82.099998" calcext:value-type="float">
            <text:p>82.099998</text:p>
          </table:table-cell>
          <table:table-cell office:value-type="float" office:value="41.610001" calcext:value-type="float">
            <text:p>41.610001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47.48" calcext:value-type="float">
            <text:p>47.48</text:p>
          </table:table-cell>
          <table:table-cell office:value-type="float" office:value="496.109894" calcext:value-type="float">
            <text:p>496.109894</text:p>
          </table:table-cell>
          <table:table-cell office:value-type="float" office:value="297.480011" calcext:value-type="float">
            <text:p>297.480011</text:p>
          </table:table-cell>
          <table:table-cell office:value-type="float" office:value="132" calcext:value-type="float">
            <text:p>132</text:p>
          </table:table-cell>
          <table:table-cell office:value-type="float" office:value="105.440002" calcext:value-type="float">
            <text:p>105.440002</text:p>
          </table:table-cell>
          <table:table-cell office:value-type="float" office:value="65.720001" calcext:value-type="float">
            <text:p>65.720001</text:p>
          </table:table-cell>
        </table:table-row>
        <table:table-row table:style-name="ro1">
          <table:table-cell office:value-type="float" office:value="89.730003" calcext:value-type="float">
            <text:p>89.730003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150.710007" calcext:value-type="float">
            <text:p>150.710007</text:p>
          </table:table-cell>
          <table:table-cell office:value-type="float" office:value="25.18" calcext:value-type="float">
            <text:p>25.18</text:p>
          </table:table-cell>
          <table:table-cell office:value-type="float" office:value="103.199997" calcext:value-type="float">
            <text:p>103.199997</text:p>
          </table:table-cell>
          <table:table-cell office:value-type="float" office:value="80.940002" calcext:value-type="float">
            <text:p>80.940002</text:p>
          </table:table-cell>
          <table:table-cell office:value-type="float" office:value="40.43" calcext:value-type="float">
            <text:p>40.43</text:p>
          </table:table-cell>
          <table:table-cell office:value-type="float" office:value="61.82" calcext:value-type="float">
            <text:p>61.82</text:p>
          </table:table-cell>
          <table:table-cell office:value-type="float" office:value="46.880001" calcext:value-type="float">
            <text:p>46.880001</text:p>
          </table:table-cell>
          <table:table-cell office:value-type="float" office:value="491.94281" calcext:value-type="float">
            <text:p>491.94281</text:p>
          </table:table-cell>
          <table:table-cell office:value-type="float" office:value="291.929993" calcext:value-type="float">
            <text:p>291.929993</text:p>
          </table:table-cell>
          <table:table-cell office:value-type="float" office:value="129.029999" calcext:value-type="float">
            <text:p>129.029999</text:p>
          </table:table-cell>
          <table:table-cell office:value-type="float" office:value="103.860001" calcext:value-type="float">
            <text:p>103.860001</text:p>
          </table:table-cell>
          <table:table-cell office:value-type="float" office:value="62.619999" calcext:value-type="float">
            <text:p>62.619999</text:p>
          </table:table-cell>
        </table:table-row>
        <table:table-row table:style-name="ro1">
          <table:table-cell office:value-type="float" office:value="89.989998" calcext:value-type="float">
            <text:p>89.989998</text:p>
          </table:table-cell>
          <table:table-cell office:value-type="float" office:value="42.560001" calcext:value-type="float">
            <text:p>42.560001</text:p>
          </table:table-cell>
          <table:table-cell office:value-type="float" office:value="152.600006" calcext:value-type="float">
            <text:p>152.600006</text:p>
          </table:table-cell>
          <table:table-cell office:value-type="float" office:value="25.334999" calcext:value-type="float">
            <text:p>25.334999</text:p>
          </table:table-cell>
          <table:table-cell office:value-type="float" office:value="103.900002" calcext:value-type="float">
            <text:p>103.900002</text:p>
          </table:table-cell>
          <table:table-cell office:value-type="float" office:value="81.860001" calcext:value-type="float">
            <text:p>81.860001</text:p>
          </table:table-cell>
          <table:table-cell office:value-type="float" office:value="41.220001" calcext:value-type="float">
            <text:p>41.220001</text:p>
          </table:table-cell>
          <table:table-cell office:value-type="float" office:value="63.610001" calcext:value-type="float">
            <text:p>63.610001</text:p>
          </table:table-cell>
          <table:table-cell office:value-type="float" office:value="46.970001" calcext:value-type="float">
            <text:p>46.970001</text:p>
          </table:table-cell>
          <table:table-cell office:value-type="float" office:value="502.80304" calcext:value-type="float">
            <text:p>502.80304</text:p>
          </table:table-cell>
          <table:table-cell office:value-type="float" office:value="294" calcext:value-type="float">
            <text:p>294</text:p>
          </table:table-cell>
          <table:table-cell office:value-type="float" office:value="130.380005" calcext:value-type="float">
            <text:p>130.38000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.949997" calcext:value-type="float">
            <text:p>89.949997</text:p>
          </table:table-cell>
          <table:table-cell office:value-type="float" office:value="42.360001" calcext:value-type="float">
            <text:p>42.360001</text:p>
          </table:table-cell>
          <table:table-cell office:value-type="float" office:value="152.210007" calcext:value-type="float">
            <text:p>152.210007</text:p>
          </table:table-cell>
          <table:table-cell office:value-type="float" office:value="25.475" calcext:value-type="float">
            <text:p>25.475</text:p>
          </table:table-cell>
          <table:table-cell office:value-type="float" office:value="102.470001" calcext:value-type="float">
            <text:p>102.470001</text:p>
          </table:table-cell>
          <table:table-cell office:value-type="float" office:value="81.720001" calcext:value-type="float">
            <text:p>81.720001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61.75" calcext:value-type="float">
            <text:p>61.75</text:p>
          </table:table-cell>
          <table:table-cell office:value-type="float" office:value="47.130001" calcext:value-type="float">
            <text:p>47.130001</text:p>
          </table:table-cell>
          <table:table-cell office:value-type="float" office:value="497.273468" calcext:value-type="float">
            <text:p>497.273468</text:p>
          </table:table-cell>
          <table:table-cell office:value-type="float" office:value="286.279999" calcext:value-type="float">
            <text:p>286.279999</text:p>
          </table:table-cell>
          <table:table-cell office:value-type="float" office:value="129.75" calcext:value-type="float">
            <text:p>129.75</text:p>
          </table:table-cell>
          <table:table-cell office:value-type="float" office:value="102.059998" calcext:value-type="float">
            <text:p>102.059998</text:p>
          </table:table-cell>
          <table:table-cell office:value-type="float" office:value="62.950001" calcext:value-type="float">
            <text:p>62.950001</text:p>
          </table:table-cell>
        </table:table-row>
        <table:table-row table:style-name="ro1">
          <table:table-cell office:value-type="float" office:value="91.25" calcext:value-type="float">
            <text:p>91.25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154.669998" calcext:value-type="float">
            <text:p>154.669998</text:p>
          </table:table-cell>
          <table:table-cell office:value-type="float" office:value="25.82" calcext:value-type="float">
            <text:p>25.82</text:p>
          </table:table-cell>
          <table:table-cell office:value-type="float" office:value="104.559998" calcext:value-type="float">
            <text:p>104.559998</text:p>
          </table:table-cell>
          <table:table-cell office:value-type="float" office:value="82.879997" calcext:value-type="float">
            <text:p>82.879997</text:p>
          </table:table-cell>
          <table:table-cell office:value-type="float" office:value="41.790001" calcext:value-type="float">
            <text:p>41.790001</text:p>
          </table:table-cell>
          <table:table-cell office:value-type="float" office:value="62.810001" calcext:value-type="float">
            <text:p>62.810001</text:p>
          </table:table-cell>
          <table:table-cell office:value-type="float" office:value="48.139999" calcext:value-type="float">
            <text:p>48.139999</text:p>
          </table:table-cell>
          <table:table-cell office:value-type="float" office:value="508.203339" calcext:value-type="float">
            <text:p>508.203339</text:p>
          </table:table-cell>
          <table:table-cell office:value-type="float" office:value="292.589996" calcext:value-type="float">
            <text:p>292.589996</text:p>
          </table:table-cell>
          <table:table-cell office:value-type="float" office:value="131.449997" calcext:value-type="float">
            <text:p>131.449997</text:p>
          </table:table-cell>
          <table:table-cell office:value-type="float" office:value="101.550003" calcext:value-type="float">
            <text:p>101.550003</text:p>
          </table:table-cell>
          <table:table-cell office:value-type="float" office:value="65.059998" calcext:value-type="float">
            <text:p>65.059998</text:p>
          </table:table-cell>
        </table:table-row>
        <table:table-row table:style-name="ro1">
          <table:table-cell office:value-type="float" office:value="90.400002" calcext:value-type="float">
            <text:p>90.400002</text:p>
          </table:table-cell>
          <table:table-cell office:value-type="float" office:value="42.889999" calcext:value-type="float">
            <text:p>42.889999</text:p>
          </table:table-cell>
          <table:table-cell office:value-type="float" office:value="152.809998" calcext:value-type="float">
            <text:p>152.809998</text:p>
          </table:table-cell>
          <table:table-cell office:value-type="float" office:value="25.945" calcext:value-type="float">
            <text:p>25.945</text:p>
          </table:table-cell>
          <table:table-cell office:value-type="float" office:value="106.790001" calcext:value-type="float">
            <text:p>106.790001</text:p>
          </table:table-cell>
          <table:table-cell office:value-type="float" office:value="81.650002" calcext:value-type="float">
            <text:p>81.650002</text:p>
          </table:table-cell>
          <table:table-cell office:value-type="float" office:value="41.950001" calcext:value-type="float">
            <text:p>41.950001</text:p>
          </table:table-cell>
          <table:table-cell office:value-type="float" office:value="63.889999" calcext:value-type="float">
            <text:p>63.889999</text:p>
          </table:table-cell>
          <table:table-cell office:value-type="float" office:value="47.889999" calcext:value-type="float">
            <text:p>47.889999</text:p>
          </table:table-cell>
          <table:table-cell office:value-type="float" office:value="504.473846" calcext:value-type="float">
            <text:p>504.473846</text:p>
          </table:table-cell>
          <table:table-cell office:value-type="float" office:value="289.640015" calcext:value-type="float">
            <text:p>289.640015</text:p>
          </table:table-cell>
          <table:table-cell office:value-type="float" office:value="130.869995" calcext:value-type="float">
            <text:p>130.869995</text:p>
          </table:table-cell>
          <table:table-cell office:value-type="float" office:value="100.559998" calcext:value-type="float">
            <text:p>100.559998</text:p>
          </table:table-cell>
          <table:table-cell office:value-type="float" office:value="63.099998" calcext:value-type="float">
            <text:p>63.099998</text:p>
          </table:table-cell>
        </table:table-row>
        <table:table-row table:style-name="ro1">
          <table:table-cell office:value-type="float" office:value="91.040001" calcext:value-type="float">
            <text:p>91.040001</text:p>
          </table:table-cell>
          <table:table-cell office:value-type="float" office:value="43.369999" calcext:value-type="float">
            <text:p>43.369999</text:p>
          </table:table-cell>
          <table:table-cell office:value-type="float" office:value="155" calcext:value-type="float">
            <text:p>155</text:p>
          </table:table-cell>
          <table:table-cell office:value-type="float" office:value="26.504999" calcext:value-type="float">
            <text:p>26.504999</text:p>
          </table:table-cell>
          <table:table-cell office:value-type="float" office:value="108.760002" calcext:value-type="float">
            <text:p>108.760002</text:p>
          </table:table-cell>
          <table:table-cell office:value-type="float" office:value="83.760002" calcext:value-type="float">
            <text:p>83.760002</text:p>
          </table:table-cell>
          <table:table-cell office:value-type="float" office:value="42.380001" calcext:value-type="float">
            <text:p>42.380001</text:p>
          </table:table-cell>
          <table:table-cell office:value-type="float" office:value="65.099998" calcext:value-type="float">
            <text:p>65.099998</text:p>
          </table:table-cell>
          <table:table-cell office:value-type="float" office:value="48.119999" calcext:value-type="float">
            <text:p>48.119999</text:p>
          </table:table-cell>
          <table:table-cell office:value-type="float" office:value="518.625977" calcext:value-type="float">
            <text:p>518.625977</text:p>
          </table:table-cell>
          <table:table-cell office:value-type="float" office:value="300" calcext:value-type="float">
            <text:p>300</text:p>
          </table:table-cell>
          <table:table-cell office:value-type="float" office:value="133.380005" calcext:value-type="float">
            <text:p>133.380005</text:p>
          </table:table-cell>
          <table:table-cell office:value-type="float" office:value="102.389999" calcext:value-type="float">
            <text:p>102.389999</text:p>
          </table:table-cell>
          <table:table-cell office:value-type="float" office:value="63.200001" calcext:value-type="float">
            <text:p>63.200001</text:p>
          </table:table-cell>
        </table:table-row>
        <table:table-row table:style-name="ro1">
          <table:table-cell office:value-type="float" office:value="91.169998" calcext:value-type="float">
            <text:p>91.169998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156.399994" calcext:value-type="float">
            <text:p>156.399994</text:p>
          </table:table-cell>
          <table:table-cell office:value-type="float" office:value="26.84" calcext:value-type="float">
            <text:p>26.84</text:p>
          </table:table-cell>
          <table:table-cell office:value-type="float" office:value="108.220001" calcext:value-type="float">
            <text:p>108.220001</text:p>
          </table:table-cell>
          <table:table-cell office:value-type="float" office:value="85.459999" calcext:value-type="float">
            <text:p>85.459999</text:p>
          </table:table-cell>
          <table:table-cell office:value-type="float" office:value="42.5" calcext:value-type="float">
            <text:p>42.5</text:p>
          </table:table-cell>
          <table:table-cell office:value-type="float" office:value="65.349998" calcext:value-type="float">
            <text:p>65.349998</text:p>
          </table:table-cell>
          <table:table-cell office:value-type="float" office:value="47.849998" calcext:value-type="float">
            <text:p>47.849998</text:p>
          </table:table-cell>
          <table:table-cell office:value-type="float" office:value="532.658752" calcext:value-type="float">
            <text:p>532.658752</text:p>
          </table:table-cell>
          <table:table-cell office:value-type="float" office:value="308.079987" calcext:value-type="float">
            <text:p>308.079987</text:p>
          </table:table-cell>
          <table:table-cell office:value-type="float" office:value="135.570007" calcext:value-type="float">
            <text:p>135.570007</text:p>
          </table:table-cell>
          <table:table-cell office:value-type="float" office:value="102.940002" calcext:value-type="float">
            <text:p>102.940002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89.949997" calcext:value-type="float">
            <text:p>89.949997</text:p>
          </table:table-cell>
          <table:table-cell office:value-type="float" office:value="43.18" calcext:value-type="float">
            <text:p>43.18</text:p>
          </table:table-cell>
          <table:table-cell office:value-type="float" office:value="156.350006" calcext:value-type="float">
            <text:p>156.350006</text:p>
          </table:table-cell>
          <table:table-cell office:value-type="float" office:value="26.709999" calcext:value-type="float">
            <text:p>26.709999</text:p>
          </table:table-cell>
          <table:table-cell office:value-type="float" office:value="107.220001" calcext:value-type="float">
            <text:p>107.220001</text:p>
          </table:table-cell>
          <table:table-cell office:value-type="float" office:value="86.940002" calcext:value-type="float">
            <text:p>86.940002</text:p>
          </table:table-cell>
          <table:table-cell office:value-type="float" office:value="42.59" calcext:value-type="float">
            <text:p>42.59</text:p>
          </table:table-cell>
          <table:table-cell office:value-type="float" office:value="64.889999" calcext:value-type="float">
            <text:p>64.889999</text:p>
          </table:table-cell>
          <table:table-cell office:value-type="float" office:value="46.98" calcext:value-type="float">
            <text:p>46.98</text:p>
          </table:table-cell>
          <table:table-cell office:value-type="float" office:value="535.582642" calcext:value-type="float">
            <text:p>535.582642</text:p>
          </table:table-cell>
          <table:table-cell office:value-type="float" office:value="311.820007" calcext:value-type="float">
            <text:p>311.820007</text:p>
          </table:table-cell>
          <table:table-cell office:value-type="float" office:value="135" calcext:value-type="float">
            <text:p>135</text:p>
          </table:table-cell>
          <table:table-cell office:value-type="float" office:value="101.800003" calcext:value-type="float">
            <text:p>101.800003</text:p>
          </table:table-cell>
          <table:table-cell office:value-type="float" office:value="62.259998" calcext:value-type="float">
            <text:p>62.259998</text:p>
          </table:table-cell>
        </table:table-row>
        <table:table-row table:style-name="ro1">
          <table:table-cell office:value-type="float" office:value="87.099998" calcext:value-type="float">
            <text:p>87.099998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153.800003" calcext:value-type="float">
            <text:p>153.800003</text:p>
          </table:table-cell>
          <table:table-cell office:value-type="float" office:value="26.424999" calcext:value-type="float">
            <text:p>26.424999</text:p>
          </table:table-cell>
          <table:table-cell office:value-type="float" office:value="108.110001" calcext:value-type="float">
            <text:p>108.110001</text:p>
          </table:table-cell>
          <table:table-cell office:value-type="float" office:value="87.589996" calcext:value-type="float">
            <text:p>87.589996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65.290001" calcext:value-type="float">
            <text:p>65.290001</text:p>
          </table:table-cell>
          <table:table-cell office:value-type="float" office:value="46.66" calcext:value-type="float">
            <text:p>46.66</text:p>
          </table:table-cell>
          <table:table-cell office:value-type="float" office:value="527.069519" calcext:value-type="float">
            <text:p>527.069519</text:p>
          </table:table-cell>
          <table:table-cell office:value-type="float" office:value="306.299988" calcext:value-type="float">
            <text:p>306.299988</text:p>
          </table:table-cell>
          <table:table-cell office:value-type="float" office:value="132.399994" calcext:value-type="float">
            <text:p>132.399994</text:p>
          </table:table-cell>
          <table:table-cell office:value-type="float" office:value="101.830002" calcext:value-type="float">
            <text:p>101.830002</text:p>
          </table:table-cell>
          <table:table-cell office:value-type="float" office:value="62.330002" calcext:value-type="float">
            <text:p>62.330002</text:p>
          </table:table-cell>
        </table:table-row>
        <table:table-row table:style-name="ro1">
          <table:table-cell office:value-type="float" office:value="86.629997" calcext:value-type="float">
            <text:p>86.629997</text:p>
          </table:table-cell>
          <table:table-cell office:value-type="float" office:value="42.59" calcext:value-type="float">
            <text:p>42.59</text:p>
          </table:table-cell>
          <table:table-cell office:value-type="float" office:value="154.190002" calcext:value-type="float">
            <text:p>154.190002</text:p>
          </table:table-cell>
          <table:table-cell office:value-type="float" office:value="26.540001" calcext:value-type="float">
            <text:p>26.540001</text:p>
          </table:table-cell>
          <table:table-cell office:value-type="float" office:value="108.160004" calcext:value-type="float">
            <text:p>108.160004</text:p>
          </table:table-cell>
          <table:table-cell office:value-type="float" office:value="88.449997" calcext:value-type="float">
            <text:p>88.449997</text:p>
          </table:table-cell>
          <table:table-cell office:value-type="float" office:value="42.470001" calcext:value-type="float">
            <text:p>42.470001</text:p>
          </table:table-cell>
          <table:table-cell office:value-type="float" office:value="65.260002" calcext:value-type="float">
            <text:p>65.260002</text:p>
          </table:table-cell>
          <table:table-cell office:value-type="float" office:value="46.830002" calcext:value-type="float">
            <text:p>46.830002</text:p>
          </table:table-cell>
          <table:table-cell office:value-type="float" office:value="519.918884" calcext:value-type="float">
            <text:p>519.918884</text:p>
          </table:table-cell>
          <table:table-cell office:value-type="float" office:value="309.809998" calcext:value-type="float">
            <text:p>309.809998</text:p>
          </table:table-cell>
          <table:table-cell office:value-type="float" office:value="136.300003" calcext:value-type="float">
            <text:p>136.300003</text:p>
          </table:table-cell>
          <table:table-cell office:value-type="float" office:value="102.480003" calcext:value-type="float">
            <text:p>102.480003</text:p>
          </table:table-cell>
          <table:table-cell office:value-type="float" office:value="63.439999" calcext:value-type="float">
            <text:p>63.439999</text:p>
          </table:table-cell>
        </table:table-row>
        <table:table-row table:style-name="ro1">
          <table:table-cell office:value-type="float" office:value="85.779999" calcext:value-type="float">
            <text:p>85.779999</text:p>
          </table:table-cell>
          <table:table-cell office:value-type="float" office:value="41.77" calcext:value-type="float">
            <text:p>41.77</text:p>
          </table:table-cell>
          <table:table-cell office:value-type="float" office:value="153.710007" calcext:value-type="float">
            <text:p>153.710007</text:p>
          </table:table-cell>
          <table:table-cell office:value-type="float" office:value="26.285" calcext:value-type="float">
            <text:p>26.285</text:p>
          </table:table-cell>
          <table:table-cell office:value-type="float" office:value="104.239998" calcext:value-type="float">
            <text:p>104.239998</text:p>
          </table:table-cell>
          <table:table-cell office:value-type="float" office:value="87.150002" calcext:value-type="float">
            <text:p>87.150002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63.18" calcext:value-type="float">
            <text:p>63.18</text:p>
          </table:table-cell>
          <table:table-cell office:value-type="float" office:value="46" calcext:value-type="float">
            <text:p>46</text:p>
          </table:table-cell>
          <table:table-cell office:value-type="float" office:value="508.203339" calcext:value-type="float">
            <text:p>508.203339</text:p>
          </table:table-cell>
          <table:table-cell office:value-type="float" office:value="304.730011" calcext:value-type="float">
            <text:p>304.730011</text:p>
          </table:table-cell>
          <table:table-cell office:value-type="float" office:value="139.690002" calcext:value-type="float">
            <text:p>139.690002</text:p>
          </table:table-cell>
          <table:table-cell office:value-type="float" office:value="101.510002" calcext:value-type="float">
            <text:p>101.510002</text:p>
          </table:table-cell>
          <table:table-cell office:value-type="float" office:value="62.119999" calcext:value-type="float">
            <text:p>62.119999</text:p>
          </table:table-cell>
        </table:table-row>
        <table:table-row table:style-name="ro1">
          <table:table-cell office:value-type="float" office:value="85.089996" calcext:value-type="float">
            <text:p>85.089996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156.309998" calcext:value-type="float">
            <text:p>156.309998</text:p>
          </table:table-cell>
          <table:table-cell office:value-type="float" office:value="26.120001" calcext:value-type="float">
            <text:p>26.120001</text:p>
          </table:table-cell>
          <table:table-cell office:value-type="float" office:value="101.599998" calcext:value-type="float">
            <text:p>101.599998</text:p>
          </table:table-cell>
          <table:table-cell office:value-type="float" office:value="86.580002" calcext:value-type="float">
            <text:p>86.580002</text:p>
          </table:table-cell>
          <table:table-cell office:value-type="float" office:value="40.32" calcext:value-type="float">
            <text:p>40.32</text:p>
          </table:table-cell>
          <table:table-cell office:value-type="float" office:value="62.23" calcext:value-type="float">
            <text:p>62.23</text:p>
          </table:table-cell>
          <table:table-cell office:value-type="float" office:value="45.830002" calcext:value-type="float">
            <text:p>45.830002</text:p>
          </table:table-cell>
          <table:table-cell office:value-type="float" office:value="513.036743" calcext:value-type="float">
            <text:p>513.036743</text:p>
          </table:table-cell>
          <table:table-cell office:value-type="float" office:value="346.320007" calcext:value-type="float">
            <text:p>346.320007</text:p>
          </table:table-cell>
          <table:table-cell office:value-type="float" office:value="146.220001" calcext:value-type="float">
            <text:p>146.220001</text:p>
          </table:table-cell>
          <table:table-cell office:value-type="float" office:value="101.580002" calcext:value-type="float">
            <text:p>101.580002</text:p>
          </table:table-cell>
          <table:table-cell office:value-type="float" office:value="62.09" calcext:value-type="float">
            <text:p>62.09</text:p>
          </table:table-cell>
        </table:table-row>
        <table:table-row table:style-name="ro1">
          <table:table-cell office:value-type="float" office:value="84.580002" calcext:value-type="float">
            <text:p>84.580002</text:p>
          </table:table-cell>
          <table:table-cell office:value-type="float" office:value="41.209999" calcext:value-type="float">
            <text:p>41.209999</text:p>
          </table:table-cell>
          <table:table-cell office:value-type="float" office:value="157.289993" calcext:value-type="float">
            <text:p>157.289993</text:p>
          </table:table-cell>
          <table:table-cell office:value-type="float" office:value="25.205" calcext:value-type="float">
            <text:p>25.205</text:p>
          </table:table-cell>
          <table:table-cell office:value-type="float" office:value="103.980003" calcext:value-type="float">
            <text:p>103.980003</text:p>
          </table:table-cell>
          <table:table-cell office:value-type="float" office:value="86.589996" calcext:value-type="float">
            <text:p>86.589996</text:p>
          </table:table-cell>
          <table:table-cell office:value-type="float" office:value="41.360001" calcext:value-type="float">
            <text:p>41.360001</text:p>
          </table:table-cell>
          <table:table-cell office:value-type="float" office:value="64.470001" calcext:value-type="float">
            <text:p>64.470001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528.819885" calcext:value-type="float">
            <text:p>528.819885</text:p>
          </table:table-cell>
          <table:table-cell office:value-type="float" office:value="350.049988" calcext:value-type="float">
            <text:p>350.049988</text:p>
          </table:table-cell>
          <table:table-cell office:value-type="float" office:value="143.720001" calcext:value-type="float">
            <text:p>143.720001</text:p>
          </table:table-cell>
          <table:table-cell office:value-type="float" office:value="100.489998" calcext:value-type="float">
            <text:p>100.489998</text:p>
          </table:table-cell>
          <table:table-cell office:value-type="float" office:value="61.490002" calcext:value-type="float">
            <text:p>61.490002</text:p>
          </table:table-cell>
        </table:table-row>
        <table:table-row table:style-name="ro1">
          <table:table-cell office:value-type="float" office:value="85.949997" calcext:value-type="float">
            <text:p>85.949997</text:p>
          </table:table-cell>
          <table:table-cell office:value-type="float" office:value="41.75" calcext:value-type="float">
            <text:p>41.75</text:p>
          </table:table-cell>
          <table:table-cell office:value-type="float" office:value="158.479996" calcext:value-type="float">
            <text:p>158.479996</text:p>
          </table:table-cell>
          <table:table-cell office:value-type="float" office:value="25.98" calcext:value-type="float">
            <text:p>25.98</text:p>
          </table:table-cell>
          <table:table-cell office:value-type="float" office:value="107.699997" calcext:value-type="float">
            <text:p>107.699997</text:p>
          </table:table-cell>
          <table:table-cell office:value-type="float" office:value="86.290001" calcext:value-type="float">
            <text:p>86.290001</text:p>
          </table:table-cell>
          <table:table-cell office:value-type="float" office:value="41.91" calcext:value-type="float">
            <text:p>41.91</text:p>
          </table:table-cell>
          <table:table-cell office:value-type="float" office:value="66.93" calcext:value-type="float">
            <text:p>66.93</text:p>
          </table:table-cell>
          <table:table-cell office:value-type="float" office:value="47.25" calcext:value-type="float">
            <text:p>47.25</text:p>
          </table:table-cell>
          <table:table-cell office:value-type="float" office:value="525.110291" calcext:value-type="float">
            <text:p>525.110291</text:p>
          </table:table-cell>
          <table:table-cell office:value-type="float" office:value="360.290009" calcext:value-type="float">
            <text:p>360.290009</text:p>
          </table:table-cell>
          <table:table-cell office:value-type="float" office:value="146.369995" calcext:value-type="float">
            <text:p>146.369995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61.599998" calcext:value-type="float">
            <text:p>61.599998</text:p>
          </table:table-cell>
        </table:table-row>
        <table:table-row table:style-name="ro1">
          <table:table-cell office:value-type="float" office:value="85.889999" calcext:value-type="float">
            <text:p>85.889999</text:p>
          </table:table-cell>
          <table:table-cell office:value-type="float" office:value="41.77" calcext:value-type="float">
            <text:p>41.77</text:p>
          </table:table-cell>
          <table:table-cell office:value-type="float" office:value="160.190002" calcext:value-type="float">
            <text:p>160.190002</text:p>
          </table:table-cell>
          <table:table-cell office:value-type="float" office:value="26.084999" calcext:value-type="float">
            <text:p>26.084999</text:p>
          </table:table-cell>
          <table:table-cell office:value-type="float" office:value="108.489998" calcext:value-type="float">
            <text:p>108.489998</text:p>
          </table:table-cell>
          <table:table-cell office:value-type="float" office:value="86.779999" calcext:value-type="float">
            <text:p>86.779999</text:p>
          </table:table-cell>
          <table:table-cell office:value-type="float" office:value="41.259998" calcext:value-type="float">
            <text:p>41.259998</text:p>
          </table:table-cell>
          <table:table-cell office:value-type="float" office:value="66.620003" calcext:value-type="float">
            <text:p>66.620003</text:p>
          </table:table-cell>
          <table:table-cell office:value-type="float" office:value="47.669998" calcext:value-type="float">
            <text:p>47.669998</text:p>
          </table:table-cell>
          <table:table-cell office:value-type="float" office:value="526.343506" calcext:value-type="float">
            <text:p>526.343506</text:p>
          </table:table-cell>
          <table:table-cell office:value-type="float" office:value="358.380005" calcext:value-type="float">
            <text:p>358.380005</text:p>
          </table:table-cell>
          <table:table-cell office:value-type="float" office:value="145.970001" calcext:value-type="float">
            <text:p>145.970001</text:p>
          </table:table-cell>
          <table:table-cell office:value-type="float" office:value="102.120003" calcext:value-type="float">
            <text:p>102.120003</text:p>
          </table:table-cell>
          <table:table-cell office:value-type="float" office:value="58.950001" calcext:value-type="float">
            <text:p>58.950001</text:p>
          </table:table-cell>
        </table:table-row>
        <table:table-row table:style-name="ro1">
          <table:table-cell office:value-type="float" office:value="86.239998" calcext:value-type="float">
            <text:p>86.239998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163.270004" calcext:value-type="float">
            <text:p>163.270004</text:p>
          </table:table-cell>
          <table:table-cell office:value-type="float" office:value="26.98" calcext:value-type="float">
            <text:p>26.98</text:p>
          </table:table-cell>
          <table:table-cell office:value-type="float" office:value="109.57" calcext:value-type="float">
            <text:p>109.57</text:p>
          </table:table-cell>
          <table:table-cell office:value-type="float" office:value="86.529999" calcext:value-type="float">
            <text:p>86.529999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67.019997" calcext:value-type="float">
            <text:p>67.019997</text:p>
          </table:table-cell>
          <table:table-cell office:value-type="float" office:value="48.049999" calcext:value-type="float">
            <text:p>48.049999</text:p>
          </table:table-cell>
          <table:table-cell office:value-type="float" office:value="520.92334" calcext:value-type="float">
            <text:p>520.92334</text:p>
          </table:table-cell>
          <table:table-cell office:value-type="float" office:value="366" calcext:value-type="float">
            <text:p>366</text:p>
          </table:table-cell>
          <table:table-cell office:value-type="float" office:value="147.259995" calcext:value-type="float">
            <text:p>147.259995</text:p>
          </table:table-cell>
          <table:table-cell office:value-type="float" office:value="101.57" calcext:value-type="float">
            <text:p>101.57</text:p>
          </table:table-cell>
          <table:table-cell office:value-type="float" office:value="57.549999" calcext:value-type="float">
            <text:p>57.549999</text:p>
          </table:table-cell>
        </table:table-row>
        <table:table-row table:style-name="ro1">
          <table:table-cell office:value-type="float" office:value="86.559998" calcext:value-type="float">
            <text:p>86.559998</text:p>
          </table:table-cell>
          <table:table-cell office:value-type="float" office:value="41.630001" calcext:value-type="float">
            <text:p>41.630001</text:p>
          </table:table-cell>
          <table:table-cell office:value-type="float" office:value="164.220001" calcext:value-type="float">
            <text:p>164.220001</text:p>
          </table:table-cell>
          <table:table-cell office:value-type="float" office:value="26.969999" calcext:value-type="float">
            <text:p>26.969999</text:p>
          </table:table-cell>
          <table:table-cell office:value-type="float" office:value="109.660004" calcext:value-type="float">
            <text:p>109.660004</text:p>
          </table:table-cell>
          <table:table-cell office:value-type="float" office:value="87.220001" calcext:value-type="float">
            <text:p>87.220001</text:p>
          </table:table-cell>
          <table:table-cell office:value-type="float" office:value="41.650002" calcext:value-type="float">
            <text:p>41.650002</text:p>
          </table:table-cell>
          <table:table-cell office:value-type="float" office:value="68.239998" calcext:value-type="float">
            <text:p>68.239998</text:p>
          </table:table-cell>
          <table:table-cell office:value-type="float" office:value="48.25" calcext:value-type="float">
            <text:p>48.25</text:p>
          </table:table-cell>
          <table:table-cell office:value-type="float" office:value="524.752258" calcext:value-type="float">
            <text:p>524.752258</text:p>
          </table:table-cell>
          <table:table-cell office:value-type="float" office:value="374.869995" calcext:value-type="float">
            <text:p>374.869995</text:p>
          </table:table-cell>
          <table:table-cell office:value-type="float" office:value="148.619995" calcext:value-type="float">
            <text:p>148.619995</text:p>
          </table:table-cell>
          <table:table-cell office:value-type="float" office:value="102.110001" calcext:value-type="float">
            <text:p>102.110001</text:p>
          </table:table-cell>
          <table:table-cell office:value-type="float" office:value="57.709999" calcext:value-type="float">
            <text:p>57.709999</text:p>
          </table:table-cell>
        </table:table-row>
        <table:table-row table:style-name="ro1">
          <table:table-cell office:value-type="float" office:value="85.309998" calcext:value-type="float">
            <text:p>85.309998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161.779999" calcext:value-type="float">
            <text:p>161.779999</text:p>
          </table:table-cell>
          <table:table-cell office:value-type="float" office:value="26.715" calcext:value-type="float">
            <text:p>26.715</text:p>
          </table:table-cell>
          <table:table-cell office:value-type="float" office:value="109.839996" calcext:value-type="float">
            <text:p>109.839996</text:p>
          </table:table-cell>
          <table:table-cell office:value-type="float" office:value="86.239998" calcext:value-type="float">
            <text:p>86.239998</text:p>
          </table:table-cell>
          <table:table-cell office:value-type="float" office:value="41.43" calcext:value-type="float">
            <text:p>41.43</text:p>
          </table:table-cell>
          <table:table-cell office:value-type="float" office:value="67.970001" calcext:value-type="float">
            <text:p>67.970001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525.110291" calcext:value-type="float">
            <text:p>525.110291</text:p>
          </table:table-cell>
          <table:table-cell office:value-type="float" office:value="371" calcext:value-type="float">
            <text:p>371</text:p>
          </table:table-cell>
          <table:table-cell office:value-type="float" office:value="146.160004" calcext:value-type="float">
            <text:p>146.160004</text:p>
          </table:table-cell>
          <table:table-cell office:value-type="float" office:value="101.059998" calcext:value-type="float">
            <text:p>101.059998</text:p>
          </table:table-cell>
          <table:table-cell office:value-type="float" office:value="55.669998" calcext:value-type="float">
            <text:p>55.669998</text:p>
          </table:table-cell>
        </table:table-row>
        <table:table-row table:style-name="ro1">
          <table:table-cell office:value-type="float" office:value="85.330002" calcext:value-type="float">
            <text:p>85.330002</text:p>
          </table:table-cell>
          <table:table-cell office:value-type="float" office:value="42.91" calcext:value-type="float">
            <text:p>42.91</text:p>
          </table:table-cell>
          <table:table-cell office:value-type="float" office:value="164.789993" calcext:value-type="float">
            <text:p>164.789993</text:p>
          </table:table-cell>
          <table:table-cell office:value-type="float" office:value="26.690001" calcext:value-type="float">
            <text:p>26.690001</text:p>
          </table:table-cell>
          <table:table-cell office:value-type="float" office:value="110.519997" calcext:value-type="float">
            <text:p>110.519997</text:p>
          </table:table-cell>
          <table:table-cell office:value-type="float" office:value="86.580002" calcext:value-type="float">
            <text:p>86.580002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67.860001" calcext:value-type="float">
            <text:p>67.860001</text:p>
          </table:table-cell>
          <table:table-cell office:value-type="float" office:value="49.25" calcext:value-type="float">
            <text:p>49.25</text:p>
          </table:table-cell>
          <table:table-cell office:value-type="float" office:value="526.403198" calcext:value-type="float">
            <text:p>526.403198</text:p>
          </table:table-cell>
          <table:table-cell office:value-type="float" office:value="371.190002" calcext:value-type="float">
            <text:p>371.190002</text:p>
          </table:table-cell>
          <table:table-cell office:value-type="float" office:value="148.199997" calcext:value-type="float">
            <text:p>148.199997</text:p>
          </table:table-cell>
          <table:table-cell office:value-type="float" office:value="100.190002" calcext:value-type="float">
            <text:p>100.190002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1">
          <table:table-cell office:value-type="float" office:value="85.949997" calcext:value-type="float">
            <text:p>85.949997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164.410004" calcext:value-type="float">
            <text:p>164.410004</text:p>
          </table:table-cell>
          <table:table-cell office:value-type="float" office:value="27.15" calcext:value-type="float">
            <text:p>27.15</text:p>
          </table:table-cell>
          <table:table-cell office:value-type="float" office:value="108.980003" calcext:value-type="float">
            <text:p>108.980003</text:p>
          </table:table-cell>
          <table:table-cell office:value-type="float" office:value="87.32" calcext:value-type="float">
            <text:p>87.32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67.230003" calcext:value-type="float">
            <text:p>67.230003</text:p>
          </table:table-cell>
          <table:table-cell office:value-type="float" office:value="49.389999" calcext:value-type="float">
            <text:p>49.389999</text:p>
          </table:table-cell>
          <table:table-cell office:value-type="float" office:value="532.370361" calcext:value-type="float">
            <text:p>532.370361</text:p>
          </table:table-cell>
          <table:table-cell office:value-type="float" office:value="371.230011" calcext:value-type="float">
            <text:p>371.230011</text:p>
          </table:table-cell>
          <table:table-cell office:value-type="float" office:value="147.509995" calcext:value-type="float">
            <text:p>147.509995</text:p>
          </table:table-cell>
          <table:table-cell office:value-type="float" office:value="100.459999" calcext:value-type="float">
            <text:p>100.459999</text:p>
          </table:table-cell>
          <table:table-cell office:value-type="float" office:value="57.360001" calcext:value-type="float">
            <text:p>57.360001</text:p>
          </table:table-cell>
        </table:table-row>
        <table:table-row table:style-name="ro1">
          <table:table-cell office:value-type="float" office:value="86.059998" calcext:value-type="float">
            <text:p>86.059998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167.330002" calcext:value-type="float">
            <text:p>167.330002</text:p>
          </table:table-cell>
          <table:table-cell office:value-type="float" office:value="26.969999" calcext:value-type="float">
            <text:p>26.969999</text:p>
          </table:table-cell>
          <table:table-cell office:value-type="float" office:value="110.279999" calcext:value-type="float">
            <text:p>110.279999</text:p>
          </table:table-cell>
          <table:table-cell office:value-type="float" office:value="87.300003" calcext:value-type="float">
            <text:p>87.300003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68.239998" calcext:value-type="float">
            <text:p>68.239998</text:p>
          </table:table-cell>
          <table:table-cell office:value-type="float" office:value="49.860001" calcext:value-type="float">
            <text:p>49.860001</text:p>
          </table:table-cell>
          <table:table-cell office:value-type="float" office:value="534.309692" calcext:value-type="float">
            <text:p>534.309692</text:p>
          </table:table-cell>
          <table:table-cell office:value-type="float" office:value="375.100006" calcext:value-type="float">
            <text:p>375.100006</text:p>
          </table:table-cell>
          <table:table-cell office:value-type="float" office:value="148.259995" calcext:value-type="float">
            <text:p>148.259995</text:p>
          </table:table-cell>
          <table:table-cell office:value-type="float" office:value="100.5" calcext:value-type="float">
            <text:p>100.5</text:p>
          </table:table-cell>
          <table:table-cell office:value-type="float" office:value="57.400002" calcext:value-type="float">
            <text:p>57.400002</text:p>
          </table:table-cell>
        </table:table-row>
        <table:table-row table:style-name="ro1">
          <table:table-cell office:value-type="float" office:value="86.029999" calcext:value-type="float">
            <text:p>86.029999</text:p>
          </table:table-cell>
          <table:table-cell office:value-type="float" office:value="42.02" calcext:value-type="float">
            <text:p>42.02</text:p>
          </table:table-cell>
          <table:table-cell office:value-type="float" office:value="167.399994" calcext:value-type="float">
            <text:p>167.399994</text:p>
          </table:table-cell>
          <table:table-cell office:value-type="float" office:value="27.065001" calcext:value-type="float">
            <text:p>27.065001</text:p>
          </table:table-cell>
          <table:table-cell office:value-type="float" office:value="111.349998" calcext:value-type="float">
            <text:p>111.349998</text:p>
          </table:table-cell>
          <table:table-cell office:value-type="float" office:value="87.589996" calcext:value-type="float">
            <text:p>87.589996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68.830002" calcext:value-type="float">
            <text:p>68.830002</text:p>
          </table:table-cell>
          <table:table-cell office:value-type="float" office:value="49.43" calcext:value-type="float">
            <text:p>49.43</text:p>
          </table:table-cell>
          <table:table-cell office:value-type="float" office:value="540.376282" calcext:value-type="float">
            <text:p>540.376282</text:p>
          </table:table-cell>
          <table:table-cell office:value-type="float" office:value="378.410004" calcext:value-type="float">
            <text:p>378.410004</text:p>
          </table:table-cell>
          <table:table-cell office:value-type="float" office:value="147.979996" calcext:value-type="float">
            <text:p>147.979996</text:p>
          </table:table-cell>
          <table:table-cell office:value-type="float" office:value="98.440002" calcext:value-type="float">
            <text:p>98.440002</text:p>
          </table:table-cell>
          <table:table-cell office:value-type="float" office:value="57.349998" calcext:value-type="float">
            <text:p>57.349998</text:p>
          </table:table-cell>
        </table:table-row>
        <table:table-row table:style-name="ro1">
          <table:table-cell office:value-type="float" office:value="86.059998" calcext:value-type="float">
            <text:p>86.059998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166.589996" calcext:value-type="float">
            <text:p>166.589996</text:p>
          </table:table-cell>
          <table:table-cell office:value-type="float" office:value="27.865" calcext:value-type="float">
            <text:p>27.865</text:p>
          </table:table-cell>
          <table:table-cell office:value-type="float" office:value="112.309998" calcext:value-type="float">
            <text:p>112.309998</text:p>
          </table:table-cell>
          <table:table-cell office:value-type="float" office:value="88.449997" calcext:value-type="float">
            <text:p>88.449997</text:p>
          </table:table-cell>
          <table:table-cell office:value-type="float" office:value="41.98" calcext:value-type="float">
            <text:p>41.98</text:p>
          </table:table-cell>
          <table:table-cell office:value-type="float" office:value="69.150002" calcext:value-type="float">
            <text:p>69.150002</text:p>
          </table:table-cell>
          <table:table-cell office:value-type="float" office:value="48.950001" calcext:value-type="float">
            <text:p>48.950001</text:p>
          </table:table-cell>
          <table:table-cell office:value-type="float" office:value="543.837219" calcext:value-type="float">
            <text:p>543.837219</text:p>
          </table:table-cell>
          <table:table-cell office:value-type="float" office:value="377.720001" calcext:value-type="float">
            <text:p>377.720001</text:p>
          </table:table-cell>
          <table:table-cell office:value-type="float" office:value="148.720001" calcext:value-type="float">
            <text:p>148.720001</text:p>
          </table:table-cell>
          <table:table-cell office:value-type="float" office:value="99.389999" calcext:value-type="float">
            <text:p>99.389999</text:p>
          </table:table-cell>
          <table:table-cell office:value-type="float" office:value="58.950001" calcext:value-type="float">
            <text:p>58.950001</text:p>
          </table:table-cell>
        </table:table-row>
        <table:table-row table:style-name="ro1">
          <table:table-cell office:value-type="float" office:value="85.760002" calcext:value-type="float">
            <text:p>85.760002</text:p>
          </table:table-cell>
          <table:table-cell office:value-type="float" office:value="41.75" calcext:value-type="float">
            <text:p>41.75</text:p>
          </table:table-cell>
          <table:table-cell office:value-type="float" office:value="166" calcext:value-type="float">
            <text:p>166</text:p>
          </table:table-cell>
          <table:table-cell office:value-type="float" office:value="27.844999" calcext:value-type="float">
            <text:p>27.844999</text:p>
          </table:table-cell>
          <table:table-cell office:value-type="float" office:value="111.25" calcext:value-type="float">
            <text:p>111.25</text:p>
          </table:table-cell>
          <table:table-cell office:value-type="float" office:value="87.879997" calcext:value-type="float">
            <text:p>87.879997</text:p>
          </table:table-cell>
          <table:table-cell office:value-type="float" office:value="41.84" calcext:value-type="float">
            <text:p>41.84</text:p>
          </table:table-cell>
          <table:table-cell office:value-type="float" office:value="68.029999" calcext:value-type="float">
            <text:p>68.029999</text:p>
          </table:table-cell>
          <table:table-cell office:value-type="float" office:value="49.220001" calcext:value-type="float">
            <text:p>49.220001</text:p>
          </table:table-cell>
          <table:table-cell office:value-type="float" office:value="538.436951" calcext:value-type="float">
            <text:p>538.436951</text:p>
          </table:table-cell>
          <table:table-cell office:value-type="float" office:value="373.779999" calcext:value-type="float">
            <text:p>373.779999</text:p>
          </table:table-cell>
          <table:table-cell office:value-type="float" office:value="149.699997" calcext:value-type="float">
            <text:p>149.699997</text:p>
          </table:table-cell>
          <table:table-cell office:value-type="float" office:value="100.699997" calcext:value-type="float">
            <text:p>100.699997</text:p>
          </table:table-cell>
          <table:table-cell office:value-type="float" office:value="59.150002" calcext:value-type="float">
            <text:p>59.150002</text:p>
          </table:table-cell>
        </table:table-row>
        <table:table-row table:style-name="ro1">
          <table:table-cell office:value-type="float" office:value="86.110001" calcext:value-type="float">
            <text:p>86.110001</text:p>
          </table:table-cell>
          <table:table-cell office:value-type="float" office:value="41.68" calcext:value-type="float">
            <text:p>41.68</text:p>
          </table:table-cell>
          <table:table-cell office:value-type="float" office:value="167.800003" calcext:value-type="float">
            <text:p>167.800003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108.199997" calcext:value-type="float">
            <text:p>108.199997</text:p>
          </table:table-cell>
          <table:table-cell office:value-type="float" office:value="87.989998" calcext:value-type="float">
            <text:p>87.989998</text:p>
          </table:table-cell>
          <table:table-cell office:value-type="float" office:value="41.77" calcext:value-type="float">
            <text:p>41.77</text:p>
          </table:table-cell>
          <table:table-cell office:value-type="float" office:value="66.059998" calcext:value-type="float">
            <text:p>66.059998</text:p>
          </table:table-cell>
          <table:table-cell office:value-type="float" office:value="48.740002" calcext:value-type="float">
            <text:p>48.740002</text:p>
          </table:table-cell>
          <table:table-cell office:value-type="float" office:value="535.097717" calcext:value-type="float">
            <text:p>535.097717</text:p>
          </table:table-cell>
          <table:table-cell office:value-type="float" office:value="373.48999" calcext:value-type="float">
            <text:p>373.48999</text:p>
          </table:table-cell>
          <table:table-cell office:value-type="float" office:value="151.050003" calcext:value-type="float">
            <text:p>151.050003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58.919998" calcext:value-type="float">
            <text:p>58.919998</text:p>
          </table:table-cell>
        </table:table-row>
        <table:table-row table:style-name="ro1">
          <table:table-cell office:value-type="float" office:value="84.949997" calcext:value-type="float">
            <text:p>84.949997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169.619995" calcext:value-type="float">
            <text:p>169.619995</text:p>
          </table:table-cell>
          <table:table-cell office:value-type="float" office:value="28.805" calcext:value-type="float">
            <text:p>28.805</text:p>
          </table:table-cell>
          <table:table-cell office:value-type="float" office:value="108.43" calcext:value-type="float">
            <text:p>108.43</text:p>
          </table:table-cell>
          <table:table-cell office:value-type="float" office:value="87.720001" calcext:value-type="float">
            <text:p>87.720001</text:p>
          </table:table-cell>
          <table:table-cell office:value-type="float" office:value="41.880001" calcext:value-type="float">
            <text:p>41.880001</text:p>
          </table:table-cell>
          <table:table-cell office:value-type="float" office:value="67.190002" calcext:value-type="float">
            <text:p>67.190002</text:p>
          </table:table-cell>
          <table:table-cell office:value-type="float" office:value="48.84" calcext:value-type="float">
            <text:p>48.84</text:p>
          </table:table-cell>
          <table:table-cell office:value-type="float" office:value="540.157471" calcext:value-type="float">
            <text:p>540.157471</text:p>
          </table:table-cell>
          <table:table-cell office:value-type="float" office:value="378.619995" calcext:value-type="float">
            <text:p>378.619995</text:p>
          </table:table-cell>
          <table:table-cell office:value-type="float" office:value="153.800003" calcext:value-type="float">
            <text:p>153.800003</text:p>
          </table:table-cell>
          <table:table-cell office:value-type="float" office:value="100.18" calcext:value-type="float">
            <text:p>100.18</text:p>
          </table:table-cell>
          <table:table-cell office:value-type="float" office:value="59.610001" calcext:value-type="float">
            <text:p>59.610001</text:p>
          </table:table-cell>
        </table:table-row>
        <table:table-row table:style-name="ro1">
          <table:table-cell office:value-type="float" office:value="84.959999" calcext:value-type="float">
            <text:p>84.959999</text:p>
          </table:table-cell>
          <table:table-cell office:value-type="float" office:value="41.709999" calcext:value-type="float">
            <text:p>41.709999</text:p>
          </table:table-cell>
          <table:table-cell office:value-type="float" office:value="171.720001" calcext:value-type="float">
            <text:p>171.720001</text:p>
          </table:table-cell>
          <table:table-cell office:value-type="float" office:value="28.93" calcext:value-type="float">
            <text:p>28.93</text:p>
          </table:table-cell>
          <table:table-cell office:value-type="float" office:value="107.790001" calcext:value-type="float">
            <text:p>107.790001</text:p>
          </table:table-cell>
          <table:table-cell office:value-type="float" office:value="88.919998" calcext:value-type="float">
            <text:p>88.919998</text:p>
          </table:table-cell>
          <table:table-cell office:value-type="float" office:value="41.720001" calcext:value-type="float">
            <text:p>41.720001</text:p>
          </table:table-cell>
          <table:table-cell office:value-type="float" office:value="66.68" calcext:value-type="float">
            <text:p>66.68</text:p>
          </table:table-cell>
          <table:table-cell office:value-type="float" office:value="48.939999" calcext:value-type="float">
            <text:p>48.939999</text:p>
          </table:table-cell>
          <table:table-cell office:value-type="float" office:value="533.116211" calcext:value-type="float">
            <text:p>533.116211</text:p>
          </table:table-cell>
          <table:table-cell office:value-type="float" office:value="383.440002" calcext:value-type="float">
            <text:p>383.440002</text:p>
          </table:table-cell>
          <table:table-cell office:value-type="float" office:value="155" calcext:value-type="float">
            <text:p>155</text:p>
          </table:table-cell>
          <table:table-cell office:value-type="float" office:value="100.739998" calcext:value-type="float">
            <text:p>100.739998</text:p>
          </table:table-cell>
          <table:table-cell office:value-type="float" office:value="61.540001" calcext:value-type="float">
            <text:p>61.540001</text:p>
          </table:table-cell>
        </table:table-row>
        <table:table-row table:style-name="ro1">
          <table:table-cell office:value-type="float" office:value="85.510002" calcext:value-type="float">
            <text:p>85.510002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169.820007" calcext:value-type="float">
            <text:p>169.820007</text:p>
          </table:table-cell>
          <table:table-cell office:value-type="float" office:value="28.834999" calcext:value-type="float">
            <text:p>28.834999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87.709999" calcext:value-type="float">
            <text:p>87.709999</text:p>
          </table:table-cell>
          <table:table-cell office:value-type="float" office:value="42.029999" calcext:value-type="float">
            <text:p>42.029999</text:p>
          </table:table-cell>
          <table:table-cell office:value-type="float" office:value="67.470001" calcext:value-type="float">
            <text:p>67.470001</text:p>
          </table:table-cell>
          <table:table-cell office:value-type="float" office:value="48.669998" calcext:value-type="float">
            <text:p>48.669998</text:p>
          </table:table-cell>
          <table:table-cell office:value-type="float" office:value="527.099365" calcext:value-type="float">
            <text:p>527.099365</text:p>
          </table:table-cell>
          <table:table-cell office:value-type="float" office:value="378.649994" calcext:value-type="float">
            <text:p>378.649994</text:p>
          </table:table-cell>
          <table:table-cell office:value-type="float" office:value="153.5" calcext:value-type="float">
            <text:p>153.5</text:p>
          </table:table-cell>
          <table:table-cell office:value-type="float" office:value="100.25" calcext:value-type="float">
            <text:p>100.25</text:p>
          </table:table-cell>
          <table:table-cell office:value-type="float" office:value="60.849998" calcext:value-type="float">
            <text:p>60.849998</text:p>
          </table:table-cell>
        </table:table-row>
        <table:table-row table:style-name="ro1">
          <table:table-cell office:value-type="float" office:value="85.699997" calcext:value-type="float">
            <text:p>85.699997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170.309998" calcext:value-type="float">
            <text:p>170.309998</text:p>
          </table:table-cell>
          <table:table-cell office:value-type="float" office:value="28.860001" calcext:value-type="float">
            <text:p>28.860001</text:p>
          </table:table-cell>
          <table:table-cell office:value-type="float" office:value="108.120003" calcext:value-type="float">
            <text:p>108.120003</text:p>
          </table:table-cell>
          <table:table-cell office:value-type="float" office:value="86.809998" calcext:value-type="float">
            <text:p>86.809998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67.470001" calcext:value-type="float">
            <text:p>67.470001</text:p>
          </table:table-cell>
          <table:table-cell office:value-type="float" office:value="49.32" calcext:value-type="float">
            <text:p>49.32</text:p>
          </table:table-cell>
          <table:table-cell office:value-type="float" office:value="532.967041" calcext:value-type="float">
            <text:p>532.967041</text:p>
          </table:table-cell>
          <table:table-cell office:value-type="float" office:value="377.269989" calcext:value-type="float">
            <text:p>377.269989</text:p>
          </table:table-cell>
          <table:table-cell office:value-type="float" office:value="154.309998" calcext:value-type="float">
            <text:p>154.309998</text:p>
          </table:table-cell>
          <table:table-cell office:value-type="float" office:value="100.940002" calcext:value-type="float">
            <text:p>100.940002</text:p>
          </table:table-cell>
          <table:table-cell office:value-type="float" office:value="61.099998" calcext:value-type="float">
            <text:p>61.099998</text:p>
          </table:table-cell>
        </table:table-row>
        <table:table-row table:style-name="ro1">
          <table:table-cell office:value-type="float" office:value="85.419998" calcext:value-type="float">
            <text:p>85.419998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167.429993" calcext:value-type="float">
            <text:p>167.429993</text:p>
          </table:table-cell>
          <table:table-cell office:value-type="float" office:value="29.184999" calcext:value-type="float">
            <text:p>29.184999</text:p>
          </table:table-cell>
          <table:table-cell office:value-type="float" office:value="107.889999" calcext:value-type="float">
            <text:p>107.889999</text:p>
          </table:table-cell>
          <table:table-cell office:value-type="float" office:value="86.540001" calcext:value-type="float">
            <text:p>86.540001</text:p>
          </table:table-cell>
          <table:table-cell office:value-type="float" office:value="42" calcext:value-type="float">
            <text:p>42</text:p>
          </table:table-cell>
          <table:table-cell office:value-type="float" office:value="66.889999" calcext:value-type="float">
            <text:p>66.889999</text:p>
          </table:table-cell>
          <table:table-cell office:value-type="float" office:value="49.060001" calcext:value-type="float">
            <text:p>49.060001</text:p>
          </table:table-cell>
          <table:table-cell office:value-type="float" office:value="540.237061" calcext:value-type="float">
            <text:p>540.237061</text:p>
          </table:table-cell>
          <table:table-cell office:value-type="float" office:value="384.070007" calcext:value-type="float">
            <text:p>384.070007</text:p>
          </table:table-cell>
          <table:table-cell office:value-type="float" office:value="152.309998" calcext:value-type="float">
            <text:p>152.309998</text:p>
          </table:table-cell>
          <table:table-cell office:value-type="float" office:value="101.379997" calcext:value-type="float">
            <text:p>101.379997</text:p>
          </table:table-cell>
          <table:table-cell office:value-type="float" office:value="60.349998" calcext:value-type="float">
            <text:p>60.349998</text:p>
          </table:table-cell>
        </table:table-row>
        <table:table-row table:style-name="ro1">
          <table:table-cell office:value-type="float" office:value="85.019997" calcext:value-type="float">
            <text:p>85.019997</text:p>
          </table:table-cell>
          <table:table-cell office:value-type="float" office:value="42.52" calcext:value-type="float">
            <text:p>42.52</text:p>
          </table:table-cell>
          <table:table-cell office:value-type="float" office:value="166.059998" calcext:value-type="float">
            <text:p>166.059998</text:p>
          </table:table-cell>
          <table:table-cell office:value-type="float" office:value="29.195" calcext:value-type="float">
            <text:p>29.195</text:p>
          </table:table-cell>
          <table:table-cell office:value-type="float" office:value="107.519997" calcext:value-type="float">
            <text:p>107.519997</text:p>
          </table:table-cell>
          <table:table-cell office:value-type="float" office:value="86.32" calcext:value-type="float">
            <text:p>86.32</text:p>
          </table:table-cell>
          <table:table-cell office:value-type="float" office:value="41.23" calcext:value-type="float">
            <text:p>41.23</text:p>
          </table:table-cell>
          <table:table-cell office:value-type="float" office:value="66" calcext:value-type="float">
            <text:p>66</text:p>
          </table:table-cell>
          <table:table-cell office:value-type="float" office:value="49.220001" calcext:value-type="float">
            <text:p>49.220001</text:p>
          </table:table-cell>
          <table:table-cell office:value-type="float" office:value="551.206665" calcext:value-type="float">
            <text:p>551.206665</text:p>
          </table:table-cell>
          <table:table-cell office:value-type="float" office:value="384" calcext:value-type="float">
            <text:p>384</text:p>
          </table:table-cell>
          <table:table-cell office:value-type="float" office:value="151" calcext:value-type="float">
            <text:p>151</text:p>
          </table:table-cell>
          <table:table-cell office:value-type="float" office:value="103.040001" calcext:value-type="float">
            <text:p>103.040001</text:p>
          </table:table-cell>
          <table:table-cell office:value-type="float" office:value="60.529999" calcext:value-type="float">
            <text:p>60.529999</text:p>
          </table:table-cell>
        </table:table-row>
        <table:table-row table:style-name="ro1">
          <table:table-cell office:value-type="float" office:value="85.129997" calcext:value-type="float">
            <text:p>85.129997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165.610001" calcext:value-type="float">
            <text:p>165.610001</text:p>
          </table:table-cell>
          <table:table-cell office:value-type="float" office:value="29.254999" calcext:value-type="float">
            <text:p>29.254999</text:p>
          </table:table-cell>
          <table:table-cell office:value-type="float" office:value="106.32" calcext:value-type="float">
            <text:p>106.32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41.02" calcext:value-type="float">
            <text:p>41.02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49.119999" calcext:value-type="float">
            <text:p>49.119999</text:p>
          </table:table-cell>
          <table:table-cell office:value-type="float" office:value="557.46228" calcext:value-type="float">
            <text:p>557.46228</text:p>
          </table:table-cell>
          <table:table-cell office:value-type="float" office:value="380.850006" calcext:value-type="float">
            <text:p>380.850006</text:p>
          </table:table-cell>
          <table:table-cell office:value-type="float" office:value="150.850006" calcext:value-type="float">
            <text:p>150.850006</text:p>
          </table:table-cell>
          <table:table-cell office:value-type="float" office:value="102.510002" calcext:value-type="float">
            <text:p>102.51000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85.349998" calcext:value-type="float">
            <text:p>85.349998</text:p>
          </table:table-cell>
          <table:table-cell office:value-type="float" office:value="43.110001" calcext:value-type="float">
            <text:p>43.110001</text:p>
          </table:table-cell>
          <table:table-cell office:value-type="float" office:value="165.839996" calcext:value-type="float">
            <text:p>165.839996</text:p>
          </table:table-cell>
          <table:table-cell office:value-type="float" office:value="29.24" calcext:value-type="float">
            <text:p>29.24</text:p>
          </table:table-cell>
          <table:table-cell office:value-type="float" office:value="105.879997" calcext:value-type="float">
            <text:p>105.879997</text:p>
          </table:table-cell>
          <table:table-cell office:value-type="float" office:value="86.150002" calcext:value-type="float">
            <text:p>86.150002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64.360001" calcext:value-type="float">
            <text:p>64.360001</text:p>
          </table:table-cell>
          <table:table-cell office:value-type="float" office:value="49.490002" calcext:value-type="float">
            <text:p>49.490002</text:p>
          </table:table-cell>
          <table:table-cell office:value-type="float" office:value="567.327942" calcext:value-type="float">
            <text:p>567.327942</text:p>
          </table:table-cell>
          <table:table-cell office:value-type="float" office:value="383.950012" calcext:value-type="float">
            <text:p>383.950012</text:p>
          </table:table-cell>
          <table:table-cell office:value-type="float" office:value="154.710007" calcext:value-type="float">
            <text:p>154.710007</text:p>
          </table:table-cell>
          <table:table-cell office:value-type="float" office:value="103.099998" calcext:value-type="float">
            <text:p>103.099998</text:p>
          </table:table-cell>
          <table:table-cell office:value-type="float" office:value="60.349998" calcext:value-type="float">
            <text:p>60.349998</text:p>
          </table:table-cell>
        </table:table-row>
        <table:table-row table:style-name="ro1">
          <table:table-cell office:value-type="float" office:value="85.040001" calcext:value-type="float">
            <text:p>85.040001</text:p>
          </table:table-cell>
          <table:table-cell office:value-type="float" office:value="42.919998" calcext:value-type="float">
            <text:p>42.919998</text:p>
          </table:table-cell>
          <table:table-cell office:value-type="float" office:value="163.289993" calcext:value-type="float">
            <text:p>163.289993</text:p>
          </table:table-cell>
          <table:table-cell office:value-type="float" office:value="29.184999" calcext:value-type="float">
            <text:p>29.184999</text:p>
          </table:table-cell>
          <table:table-cell office:value-type="float" office:value="105.639999" calcext:value-type="float">
            <text:p>105.639999</text:p>
          </table:table-cell>
          <table:table-cell office:value-type="float" office:value="86.199997" calcext:value-type="float">
            <text:p>86.199997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64.790001" calcext:value-type="float">
            <text:p>64.790001</text:p>
          </table:table-cell>
          <table:table-cell office:value-type="float" office:value="49.560001" calcext:value-type="float">
            <text:p>49.560001</text:p>
          </table:table-cell>
          <table:table-cell office:value-type="float" office:value="568.740173" calcext:value-type="float">
            <text:p>568.740173</text:p>
          </table:table-cell>
          <table:table-cell office:value-type="float" office:value="385.709991" calcext:value-type="float">
            <text:p>385.709991</text:p>
          </table:table-cell>
          <table:table-cell office:value-type="float" office:value="154.619995" calcext:value-type="float">
            <text:p>154.619995</text:p>
          </table:table-cell>
          <table:table-cell office:value-type="float" office:value="102.120003" calcext:value-type="float">
            <text:p>102.120003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>
          <table:table-cell office:value-type="float" office:value="84.620003" calcext:value-type="float">
            <text:p>84.620003</text:p>
          </table:table-cell>
          <table:table-cell office:value-type="float" office:value="42.560001" calcext:value-type="float">
            <text:p>42.560001</text:p>
          </table:table-cell>
          <table:table-cell office:value-type="float" office:value="163.759995" calcext:value-type="float">
            <text:p>163.759995</text:p>
          </table:table-cell>
          <table:table-cell office:value-type="float" office:value="29.09" calcext:value-type="float">
            <text:p>29.09</text:p>
          </table:table-cell>
          <table:table-cell office:value-type="float" office:value="105.010002" calcext:value-type="float">
            <text:p>105.010002</text:p>
          </table:table-cell>
          <table:table-cell office:value-type="float" office:value="86.230003" calcext:value-type="float">
            <text:p>86.230003</text:p>
          </table:table-cell>
          <table:table-cell office:value-type="float" office:value="40.93" calcext:value-type="float">
            <text:p>40.93</text:p>
          </table:table-cell>
          <table:table-cell office:value-type="float" office:value="64.010002" calcext:value-type="float">
            <text:p>64.010002</text:p>
          </table:table-cell>
          <table:table-cell office:value-type="float" office:value="49.18" calcext:value-type="float">
            <text:p>49.18</text:p>
          </table:table-cell>
          <table:table-cell office:value-type="float" office:value="571.872925" calcext:value-type="float">
            <text:p>571.872925</text:p>
          </table:table-cell>
          <table:table-cell office:value-type="float" office:value="385.609985" calcext:value-type="float">
            <text:p>385.609985</text:p>
          </table:table-cell>
          <table:table-cell office:value-type="float" office:value="154.860001" calcext:value-type="float">
            <text:p>154.860001</text:p>
          </table:table-cell>
          <table:table-cell office:value-type="float" office:value="102.07" calcext:value-type="float">
            <text:p>102.07</text:p>
          </table:table-cell>
          <table:table-cell office:value-type="float" office:value="57.209999" calcext:value-type="float">
            <text:p>57.209999</text:p>
          </table:table-cell>
        </table:table-row>
        <table:table-row table:style-name="ro1">
          <table:table-cell office:value-type="float" office:value="84.339996" calcext:value-type="float">
            <text:p>84.339996</text:p>
          </table:table-cell>
          <table:table-cell office:value-type="float" office:value="42.119999" calcext:value-type="float">
            <text:p>42.119999</text:p>
          </table:table-cell>
          <table:table-cell office:value-type="float" office:value="162.300003" calcext:value-type="float">
            <text:p>162.300003</text:p>
          </table:table-cell>
          <table:table-cell office:value-type="float" office:value="28.785" calcext:value-type="float">
            <text:p>28.785</text:p>
          </table:table-cell>
          <table:table-cell office:value-type="float" office:value="104.220001" calcext:value-type="float">
            <text:p>104.220001</text:p>
          </table:table-cell>
          <table:table-cell office:value-type="float" office:value="85.699997" calcext:value-type="float">
            <text:p>85.699997</text:p>
          </table:table-cell>
          <table:table-cell office:value-type="float" office:value="40.639999" calcext:value-type="float">
            <text:p>40.639999</text:p>
          </table:table-cell>
          <table:table-cell office:value-type="float" office:value="63" calcext:value-type="float">
            <text:p>63</text:p>
          </table:table-cell>
          <table:table-cell office:value-type="float" office:value="48.490002" calcext:value-type="float">
            <text:p>48.490002</text:p>
          </table:table-cell>
          <table:table-cell office:value-type="float" office:value="571.733704" calcext:value-type="float">
            <text:p>571.733704</text:p>
          </table:table-cell>
          <table:table-cell office:value-type="float" office:value="385.519989" calcext:value-type="float">
            <text:p>385.519989</text:p>
          </table:table-cell>
          <table:table-cell office:value-type="float" office:value="153.919998" calcext:value-type="float">
            <text:p>153.919998</text:p>
          </table:table-cell>
          <table:table-cell office:value-type="float" office:value="102.089996" calcext:value-type="float">
            <text:p>102.089996</text:p>
          </table:table-cell>
          <table:table-cell office:value-type="float" office:value="56.950001" calcext:value-type="float">
            <text:p>56.950001</text:p>
          </table:table-cell>
        </table:table-row>
        <table:table-row table:style-name="ro1">
          <table:table-cell office:value-type="float" office:value="82.790001" calcext:value-type="float">
            <text:p>82.790001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159.869995" calcext:value-type="float">
            <text:p>159.869995</text:p>
          </table:table-cell>
          <table:table-cell office:value-type="float" office:value="28.49" calcext:value-type="float">
            <text:p>28.49</text:p>
          </table:table-cell>
          <table:table-cell office:value-type="float" office:value="103.599998" calcext:value-type="float">
            <text:p>103.599998</text:p>
          </table:table-cell>
          <table:table-cell office:value-type="float" office:value="85.269997" calcext:value-type="float">
            <text:p>85.269997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62.77" calcext:value-type="float">
            <text:p>62.77</text:p>
          </table:table-cell>
          <table:table-cell office:value-type="float" office:value="48.259998" calcext:value-type="float">
            <text:p>48.259998</text:p>
          </table:table-cell>
          <table:table-cell office:value-type="float" office:value="563.757629" calcext:value-type="float">
            <text:p>563.757629</text:p>
          </table:table-cell>
          <table:table-cell office:value-type="float" office:value="378.399994" calcext:value-type="float">
            <text:p>378.399994</text:p>
          </table:table-cell>
          <table:table-cell office:value-type="float" office:value="153.300003" calcext:value-type="float">
            <text:p>153.300003</text:p>
          </table:table-cell>
          <table:table-cell office:value-type="float" office:value="100.199997" calcext:value-type="float">
            <text:p>100.199997</text:p>
          </table:table-cell>
          <table:table-cell office:value-type="float" office:value="55.93" calcext:value-type="float">
            <text:p>55.93</text:p>
          </table:table-cell>
        </table:table-row>
        <table:table-row table:style-name="ro1">
          <table:table-cell office:value-type="float" office:value="82.470001" calcext:value-type="float">
            <text:p>82.470001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160.009995" calcext:value-type="float">
            <text:p>160.009995</text:p>
          </table:table-cell>
          <table:table-cell office:value-type="float" office:value="28.555" calcext:value-type="float">
            <text:p>28.555</text:p>
          </table:table-cell>
          <table:table-cell office:value-type="float" office:value="103.790001" calcext:value-type="float">
            <text:p>103.790001</text:p>
          </table:table-cell>
          <table:table-cell office:value-type="float" office:value="85.209999" calcext:value-type="float">
            <text:p>85.209999</text:p>
          </table:table-cell>
          <table:table-cell office:value-type="float" office:value="39.849998" calcext:value-type="float">
            <text:p>39.849998</text:p>
          </table:table-cell>
          <table:table-cell office:value-type="float" office:value="60.990002" calcext:value-type="float">
            <text:p>60.990002</text:p>
          </table:table-cell>
          <table:table-cell office:value-type="float" office:value="48.110001" calcext:value-type="float">
            <text:p>48.110001</text:p>
          </table:table-cell>
          <table:table-cell office:value-type="float" office:value="561.161926" calcext:value-type="float">
            <text:p>561.161926</text:p>
          </table:table-cell>
          <table:table-cell office:value-type="float" office:value="377.450012" calcext:value-type="float">
            <text:p>377.450012</text:p>
          </table:table-cell>
          <table:table-cell office:value-type="float" office:value="153.300003" calcext:value-type="float">
            <text:p>153.300003</text:p>
          </table:table-cell>
          <table:table-cell office:value-type="float" office:value="99.989998" calcext:value-type="float">
            <text:p>99.989998</text:p>
          </table:table-cell>
          <table:table-cell office:value-type="float" office:value="55.220001" calcext:value-type="float">
            <text:p>55.220001</text:p>
          </table:table-cell>
        </table:table-row>
        <table:table-row table:style-name="ro1">
          <table:table-cell office:value-type="float" office:value="81.529999" calcext:value-type="float">
            <text:p>81.529999</text:p>
          </table:table-cell>
          <table:table-cell office:value-type="float" office:value="40.73" calcext:value-type="float">
            <text:p>40.73</text:p>
          </table:table-cell>
          <table:table-cell office:value-type="float" office:value="159.059998" calcext:value-type="float">
            <text:p>159.059998</text:p>
          </table:table-cell>
          <table:table-cell office:value-type="float" office:value="28.17" calcext:value-type="float">
            <text:p>28.17</text:p>
          </table:table-cell>
          <table:table-cell office:value-type="float" office:value="103.519997" calcext:value-type="float">
            <text:p>103.519997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40.02" calcext:value-type="float">
            <text:p>40.02</text:p>
          </table:table-cell>
          <table:table-cell office:value-type="float" office:value="60.950001" calcext:value-type="float">
            <text:p>60.950001</text:p>
          </table:table-cell>
          <table:table-cell office:value-type="float" office:value="47.57" calcext:value-type="float">
            <text:p>47.57</text:p>
          </table:table-cell>
          <table:table-cell office:value-type="float" office:value="552.101746" calcext:value-type="float">
            <text:p>552.101746</text:p>
          </table:table-cell>
          <table:table-cell office:value-type="float" office:value="370.609985" calcext:value-type="float">
            <text:p>370.609985</text:p>
          </table:table-cell>
          <table:table-cell office:value-type="float" office:value="152.509995" calcext:value-type="float">
            <text:p>152.509995</text:p>
          </table:table-cell>
          <table:table-cell office:value-type="float" office:value="99.830002" calcext:value-type="float">
            <text:p>99.830002</text:p>
          </table:table-cell>
          <table:table-cell office:value-type="float" office:value="56.189999" calcext:value-type="float">
            <text:p>56.189999</text:p>
          </table:table-cell>
        </table:table-row>
        <table:table-row table:style-name="ro1">
          <table:table-cell office:value-type="float" office:value="81.589996" calcext:value-type="float">
            <text:p>81.589996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58.259995" calcext:value-type="float">
            <text:p>158.259995</text:p>
          </table:table-cell>
          <table:table-cell office:value-type="float" office:value="27.575001" calcext:value-type="float">
            <text:p>27.575001</text:p>
          </table:table-cell>
          <table:table-cell office:value-type="float" office:value="104.220001" calcext:value-type="float">
            <text:p>104.220001</text:p>
          </table:table-cell>
          <table:table-cell office:value-type="float" office:value="85.379997" calcext:value-type="float">
            <text:p>85.379997</text:p>
          </table:table-cell>
          <table:table-cell office:value-type="float" office:value="39.93" calcext:value-type="float">
            <text:p>39.93</text:p>
          </table:table-cell>
          <table:table-cell office:value-type="float" office:value="61.580002" calcext:value-type="float">
            <text:p>61.580002</text:p>
          </table:table-cell>
          <table:table-cell office:value-type="float" office:value="47.939999" calcext:value-type="float">
            <text:p>47.939999</text:p>
          </table:table-cell>
          <table:table-cell office:value-type="float" office:value="550.480652" calcext:value-type="float">
            <text:p>550.480652</text:p>
          </table:table-cell>
          <table:table-cell office:value-type="float" office:value="368.820007" calcext:value-type="float">
            <text:p>368.820007</text:p>
          </table:table-cell>
          <table:table-cell office:value-type="float" office:value="151.279999" calcext:value-type="float">
            <text:p>151.279999</text:p>
          </table:table-cell>
          <table:table-cell office:value-type="float" office:value="98.959999" calcext:value-type="float">
            <text:p>98.959999</text:p>
          </table:table-cell>
          <table:table-cell office:value-type="float" office:value="56.779999" calcext:value-type="float">
            <text:p>56.779999</text:p>
          </table:table-cell>
        </table:table-row>
        <table:table-row table:style-name="ro1">
          <table:table-cell office:value-type="float" office:value="81.980003" calcext:value-type="float">
            <text:p>81.980003</text:p>
          </table:table-cell>
          <table:table-cell office:value-type="float" office:value="40.439999" calcext:value-type="float">
            <text:p>40.439999</text:p>
          </table:table-cell>
          <table:table-cell office:value-type="float" office:value="159.389999" calcext:value-type="float">
            <text:p>159.389999</text:p>
          </table:table-cell>
          <table:table-cell office:value-type="float" office:value="27.885" calcext:value-type="float">
            <text:p>27.885</text:p>
          </table:table-cell>
          <table:table-cell office:value-type="float" office:value="101.839996" calcext:value-type="float">
            <text:p>101.839996</text:p>
          </table:table-cell>
          <table:table-cell office:value-type="float" office:value="85.660004" calcext:value-type="float">
            <text:p>85.660004</text:p>
          </table:table-cell>
          <table:table-cell office:value-type="float" office:value="39.540001" calcext:value-type="float">
            <text:p>39.540001</text:p>
          </table:table-cell>
          <table:table-cell office:value-type="float" office:value="60.759998" calcext:value-type="float">
            <text:p>60.759998</text:p>
          </table:table-cell>
          <table:table-cell office:value-type="float" office:value="48.5" calcext:value-type="float">
            <text:p>48.5</text:p>
          </table:table-cell>
          <table:table-cell office:value-type="float" office:value="550.470703" calcext:value-type="float">
            <text:p>550.470703</text:p>
          </table:table-cell>
          <table:table-cell office:value-type="float" office:value="371.519989" calcext:value-type="float">
            <text:p>371.519989</text:p>
          </table:table-cell>
          <table:table-cell office:value-type="float" office:value="151.889999" calcext:value-type="float">
            <text:p>151.889999</text:p>
          </table:table-cell>
          <table:table-cell office:value-type="float" office:value="99.849998" calcext:value-type="float">
            <text:p>99.849998</text:p>
          </table:table-cell>
          <table:table-cell office:value-type="float" office:value="58.119999" calcext:value-type="float">
            <text:p>58.119999</text:p>
          </table:table-cell>
        </table:table-row>
        <table:table-row table:style-name="ro1">
          <table:table-cell office:value-type="float" office:value="82.080002" calcext:value-type="float">
            <text:p>82.080002</text:p>
          </table:table-cell>
          <table:table-cell office:value-type="float" office:value="40" calcext:value-type="float">
            <text:p>40</text:p>
          </table:table-cell>
          <table:table-cell office:value-type="float" office:value="158.199997" calcext:value-type="float">
            <text:p>158.199997</text:p>
          </table:table-cell>
          <table:table-cell office:value-type="float" office:value="27.77" calcext:value-type="float">
            <text:p>27.77</text:p>
          </table:table-cell>
          <table:table-cell office:value-type="float" office:value="101.440002" calcext:value-type="float">
            <text:p>101.440002</text:p>
          </table:table-cell>
          <table:table-cell office:value-type="float" office:value="85.169998" calcext:value-type="float">
            <text:p>85.169998</text:p>
          </table:table-cell>
          <table:table-cell office:value-type="float" office:value="39.779999" calcext:value-type="float">
            <text:p>39.779999</text:p>
          </table:table-cell>
          <table:table-cell office:value-type="float" office:value="61.209999" calcext:value-type="float">
            <text:p>61.209999</text:p>
          </table:table-cell>
          <table:table-cell office:value-type="float" office:value="48.959999" calcext:value-type="float">
            <text:p>48.959999</text:p>
          </table:table-cell>
          <table:table-cell office:value-type="float" office:value="547.934692" calcext:value-type="float">
            <text:p>547.934692</text:p>
          </table:table-cell>
          <table:table-cell office:value-type="float" office:value="370.380005" calcext:value-type="float">
            <text:p>370.380005</text:p>
          </table:table-cell>
          <table:table-cell office:value-type="float" office:value="152.389999" calcext:value-type="float">
            <text:p>152.389999</text:p>
          </table:table-cell>
          <table:table-cell office:value-type="float" office:value="99.739998" calcext:value-type="float">
            <text:p>99.739998</text:p>
          </table:table-cell>
          <table:table-cell office:value-type="float" office:value="58.459999" calcext:value-type="float">
            <text:p>58.459999</text:p>
          </table:table-cell>
        </table:table-row>
        <table:table-row table:style-name="ro1">
          <table:table-cell office:value-type="float" office:value="83.360001" calcext:value-type="float">
            <text:p>83.360001</text:p>
          </table:table-cell>
          <table:table-cell office:value-type="float" office:value="40.669998" calcext:value-type="float">
            <text:p>40.669998</text:p>
          </table:table-cell>
          <table:table-cell office:value-type="float" office:value="160.070007" calcext:value-type="float">
            <text:p>160.070007</text:p>
          </table:table-cell>
          <table:table-cell office:value-type="float" office:value="27.625" calcext:value-type="float">
            <text:p>27.625</text:p>
          </table:table-cell>
          <table:table-cell office:value-type="float" office:value="102.300003" calcext:value-type="float">
            <text:p>102.300003</text:p>
          </table:table-cell>
          <table:table-cell office:value-type="float" office:value="85.410004" calcext:value-type="float">
            <text:p>85.410004</text:p>
          </table:table-cell>
          <table:table-cell office:value-type="float" office:value="40.610001" calcext:value-type="float">
            <text:p>40.610001</text:p>
          </table:table-cell>
          <table:table-cell office:value-type="float" office:value="62.009998" calcext:value-type="float">
            <text:p>62.009998</text:p>
          </table:table-cell>
          <table:table-cell office:value-type="float" office:value="49.009998" calcext:value-type="float">
            <text:p>49.009998</text:p>
          </table:table-cell>
          <table:table-cell office:value-type="float" office:value="548.690552" calcext:value-type="float">
            <text:p>548.690552</text:p>
          </table:table-cell>
          <table:table-cell office:value-type="float" office:value="371.109985" calcext:value-type="float">
            <text:p>371.109985</text:p>
          </table:table-cell>
          <table:table-cell office:value-type="float" office:value="152.880005" calcext:value-type="float">
            <text:p>152.880005</text:p>
          </table:table-cell>
          <table:table-cell office:value-type="float" office:value="100.110001" calcext:value-type="float">
            <text:p>100.110001</text:p>
          </table:table-cell>
          <table:table-cell office:value-type="float" office:value="58.720001" calcext:value-type="float">
            <text:p>58.720001</text:p>
          </table:table-cell>
        </table:table-row>
        <table:table-row table:style-name="ro1">
          <table:table-cell office:value-type="float" office:value="82.860001" calcext:value-type="float">
            <text:p>82.860001</text:p>
          </table:table-cell>
          <table:table-cell office:value-type="float" office:value="40.48" calcext:value-type="float">
            <text:p>40.48</text:p>
          </table:table-cell>
          <table:table-cell office:value-type="float" office:value="160.630005" calcext:value-type="float">
            <text:p>160.630005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102.610001" calcext:value-type="float">
            <text:p>102.610001</text:p>
          </table:table-cell>
          <table:table-cell office:value-type="float" office:value="84.800003" calcext:value-type="float">
            <text:p>84.800003</text:p>
          </table:table-cell>
          <table:table-cell office:value-type="float" office:value="40.98" calcext:value-type="float">
            <text:p>40.98</text:p>
          </table:table-cell>
          <table:table-cell office:value-type="float" office:value="61.540001" calcext:value-type="float">
            <text:p>61.540001</text:p>
          </table:table-cell>
          <table:table-cell office:value-type="float" office:value="48.75" calcext:value-type="float">
            <text:p>48.75</text:p>
          </table:table-cell>
          <table:table-cell office:value-type="float" office:value="549.476196" calcext:value-type="float">
            <text:p>549.476196</text:p>
          </table:table-cell>
          <table:table-cell office:value-type="float" office:value="369.970001" calcext:value-type="float">
            <text:p>369.970001</text:p>
          </table:table-cell>
          <table:table-cell office:value-type="float" office:value="154.039993" calcext:value-type="float">
            <text:p>154.039993</text:p>
          </table:table-cell>
          <table:table-cell office:value-type="float" office:value="99.889999" calcext:value-type="float">
            <text:p>99.889999</text:p>
          </table:table-cell>
          <table:table-cell office:value-type="float" office:value="59.759998" calcext:value-type="float">
            <text:p>59.759998</text:p>
          </table:table-cell>
        </table:table-row>
        <table:table-row table:style-name="ro1">
          <table:table-cell office:value-type="float" office:value="83.459999" calcext:value-type="float">
            <text:p>83.459999</text:p>
          </table:table-cell>
          <table:table-cell office:value-type="float" office:value="40.48" calcext:value-type="float">
            <text:p>40.48</text:p>
          </table:table-cell>
          <table:table-cell office:value-type="float" office:value="162.759995" calcext:value-type="float">
            <text:p>162.759995</text:p>
          </table:table-cell>
          <table:table-cell office:value-type="float" office:value="27.995001" calcext:value-type="float">
            <text:p>27.995001</text:p>
          </table:table-cell>
          <table:table-cell office:value-type="float" office:value="105.099998" calcext:value-type="float">
            <text:p>105.099998</text:p>
          </table:table-cell>
          <table:table-cell office:value-type="float" office:value="85.849998" calcext:value-type="float">
            <text:p>85.849998</text:p>
          </table:table-cell>
          <table:table-cell office:value-type="float" office:value="41.48" calcext:value-type="float">
            <text:p>41.48</text:p>
          </table:table-cell>
          <table:table-cell office:value-type="float" office:value="62.779999" calcext:value-type="float">
            <text:p>62.779999</text:p>
          </table:table-cell>
          <table:table-cell office:value-type="float" office:value="49.23" calcext:value-type="float">
            <text:p>49.23</text:p>
          </table:table-cell>
          <table:table-cell office:value-type="float" office:value="556.328491" calcext:value-type="float">
            <text:p>556.328491</text:p>
          </table:table-cell>
          <table:table-cell office:value-type="float" office:value="373.869995" calcext:value-type="float">
            <text:p>373.869995</text:p>
          </table:table-cell>
          <table:table-cell office:value-type="float" office:value="154.910004" calcext:value-type="float">
            <text:p>154.910004</text:p>
          </table:table-cell>
          <table:table-cell office:value-type="float" office:value="101.040001" calcext:value-type="float">
            <text:p>101.040001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float" office:value="83.989998" calcext:value-type="float">
            <text:p>83.989998</text:p>
          </table:table-cell>
          <table:table-cell office:value-type="float" office:value="40.07" calcext:value-type="float">
            <text:p>40.07</text:p>
          </table:table-cell>
          <table:table-cell office:value-type="float" office:value="162.740005" calcext:value-type="float">
            <text:p>162.740005</text:p>
          </table:table-cell>
          <table:table-cell office:value-type="float" office:value="28.115" calcext:value-type="float">
            <text:p>28.115</text:p>
          </table:table-cell>
          <table:table-cell office:value-type="float" office:value="105.290001" calcext:value-type="float">
            <text:p>105.290001</text:p>
          </table:table-cell>
          <table:table-cell office:value-type="float" office:value="86.290001" calcext:value-type="float">
            <text:p>86.290001</text:p>
          </table:table-cell>
          <table:table-cell office:value-type="float" office:value="41.52" calcext:value-type="float">
            <text:p>41.52</text:p>
          </table:table-cell>
          <table:table-cell office:value-type="float" office:value="63.150002" calcext:value-type="float">
            <text:p>63.150002</text:p>
          </table:table-cell>
          <table:table-cell office:value-type="float" office:value="49.34" calcext:value-type="float">
            <text:p>49.34</text:p>
          </table:table-cell>
          <table:table-cell office:value-type="float" office:value="558.576111" calcext:value-type="float">
            <text:p>558.576111</text:p>
          </table:table-cell>
          <table:table-cell office:value-type="float" office:value="376.290009" calcext:value-type="float">
            <text:p>376.290009</text:p>
          </table:table-cell>
          <table:table-cell office:value-type="float" office:value="155.039993" calcext:value-type="float">
            <text:p>155.039993</text:p>
          </table:table-cell>
          <table:table-cell office:value-type="float" office:value="101.870003" calcext:value-type="float">
            <text:p>101.870003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84.370003" calcext:value-type="float">
            <text:p>84.370003</text:p>
          </table:table-cell>
          <table:table-cell office:value-type="float" office:value="40.639999" calcext:value-type="float">
            <text:p>40.639999</text:p>
          </table:table-cell>
          <table:table-cell office:value-type="float" office:value="163.009995" calcext:value-type="float">
            <text:p>163.009995</text:p>
          </table:table-cell>
          <table:table-cell office:value-type="float" office:value="28.434999" calcext:value-type="float">
            <text:p>28.434999</text:p>
          </table:table-cell>
          <table:table-cell office:value-type="float" office:value="107.510002" calcext:value-type="float">
            <text:p>107.510002</text:p>
          </table:table-cell>
          <table:table-cell office:value-type="float" office:value="86.830002" calcext:value-type="float">
            <text:p>86.830002</text:p>
          </table:table-cell>
          <table:table-cell office:value-type="float" office:value="42.02" calcext:value-type="float">
            <text:p>42.02</text:p>
          </table:table-cell>
          <table:table-cell office:value-type="float" office:value="64" calcext:value-type="float">
            <text:p>64</text:p>
          </table:table-cell>
          <table:table-cell office:value-type="float" office:value="49.779999" calcext:value-type="float">
            <text:p>49.779999</text:p>
          </table:table-cell>
          <table:table-cell office:value-type="float" office:value="557.362793" calcext:value-type="float">
            <text:p>557.362793</text:p>
          </table:table-cell>
          <table:table-cell office:value-type="float" office:value="378.070007" calcext:value-type="float">
            <text:p>378.070007</text:p>
          </table:table-cell>
          <table:table-cell office:value-type="float" office:value="154.979996" calcext:value-type="float">
            <text:p>154.979996</text:p>
          </table:table-cell>
          <table:table-cell office:value-type="float" office:value="102.470001" calcext:value-type="float">
            <text:p>102.470001</text:p>
          </table:table-cell>
          <table:table-cell office:value-type="float" office:value="60.049999" calcext:value-type="float">
            <text:p>60.049999</text:p>
          </table:table-cell>
        </table:table-row>
        <table:table-row table:style-name="ro1">
          <table:table-cell office:value-type="float" office:value="84.889999" calcext:value-type="float">
            <text:p>84.889999</text:p>
          </table:table-cell>
          <table:table-cell office:value-type="float" office:value="40.91" calcext:value-type="float">
            <text:p>40.91</text:p>
          </table:table-cell>
          <table:table-cell office:value-type="float" office:value="162.059998" calcext:value-type="float">
            <text:p>162.059998</text:p>
          </table:table-cell>
          <table:table-cell office:value-type="float" office:value="28.459999" calcext:value-type="float">
            <text:p>28.459999</text:p>
          </table:table-cell>
          <table:table-cell office:value-type="float" office:value="105.919998" calcext:value-type="float">
            <text:p>105.919998</text:p>
          </table:table-cell>
          <table:table-cell office:value-type="float" office:value="86.260002" calcext:value-type="float">
            <text:p>86.260002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63.450001" calcext:value-type="float">
            <text:p>63.450001</text:p>
          </table:table-cell>
          <table:table-cell office:value-type="float" office:value="49.540001" calcext:value-type="float">
            <text:p>49.540001</text:p>
          </table:table-cell>
          <table:table-cell office:value-type="float" office:value="559.48114" calcext:value-type="float">
            <text:p>559.48114</text:p>
          </table:table-cell>
          <table:table-cell office:value-type="float" office:value="373.98999" calcext:value-type="float">
            <text:p>373.98999</text:p>
          </table:table-cell>
          <table:table-cell office:value-type="float" office:value="151.960007" calcext:value-type="float">
            <text:p>151.960007</text:p>
          </table:table-cell>
          <table:table-cell office:value-type="float" office:value="102.830002" calcext:value-type="float">
            <text:p>102.830002</text:p>
          </table:table-cell>
          <table:table-cell office:value-type="float" office:value="60.650002" calcext:value-type="float">
            <text:p>60.650002</text:p>
          </table:table-cell>
        </table:table-row>
        <table:table-row table:style-name="ro1">
          <table:table-cell office:value-type="float" office:value="84.370003" calcext:value-type="float">
            <text:p>84.370003</text:p>
          </table:table-cell>
          <table:table-cell office:value-type="float" office:value="40.59" calcext:value-type="float">
            <text:p>40.59</text:p>
          </table:table-cell>
          <table:table-cell office:value-type="float" office:value="162.429993" calcext:value-type="float">
            <text:p>162.429993</text:p>
          </table:table-cell>
          <table:table-cell office:value-type="float" office:value="28.42" calcext:value-type="float">
            <text:p>28.42</text:p>
          </table:table-cell>
          <table:table-cell office:value-type="float" office:value="104.660004" calcext:value-type="float">
            <text:p>104.660004</text:p>
          </table:table-cell>
          <table:table-cell office:value-type="float" office:value="85.830002" calcext:value-type="float">
            <text:p>85.830002</text:p>
          </table:table-cell>
          <table:table-cell office:value-type="float" office:value="41.5" calcext:value-type="float">
            <text:p>41.5</text:p>
          </table:table-cell>
          <table:table-cell office:value-type="float" office:value="63.220001" calcext:value-type="float">
            <text:p>63.220001</text:p>
          </table:table-cell>
          <table:table-cell office:value-type="float" office:value="49.380001" calcext:value-type="float">
            <text:p>49.380001</text:p>
          </table:table-cell>
          <table:table-cell office:value-type="float" office:value="567.377686" calcext:value-type="float">
            <text:p>567.377686</text:p>
          </table:table-cell>
          <table:table-cell office:value-type="float" office:value="375.170013" calcext:value-type="float">
            <text:p>375.170013</text:p>
          </table:table-cell>
          <table:table-cell office:value-type="float" office:value="151.399994" calcext:value-type="float">
            <text:p>151.399994</text:p>
          </table:table-cell>
          <table:table-cell office:value-type="float" office:value="101.849998" calcext:value-type="float">
            <text:p>101.849998</text:p>
          </table:table-cell>
          <table:table-cell office:value-type="float" office:value="60.080002" calcext:value-type="float">
            <text:p>60.080002</text:p>
          </table:table-cell>
        </table:table-row>
        <table:table-row table:style-name="ro1">
          <table:table-cell office:value-type="float" office:value="82.580002" calcext:value-type="float">
            <text:p>82.580002</text:p>
          </table:table-cell>
          <table:table-cell office:value-type="float" office:value="40.34" calcext:value-type="float">
            <text:p>40.34</text:p>
          </table:table-cell>
          <table:table-cell office:value-type="float" office:value="158.059998" calcext:value-type="float">
            <text:p>158.059998</text:p>
          </table:table-cell>
          <table:table-cell office:value-type="float" office:value="28.24" calcext:value-type="float">
            <text:p>28.24</text:p>
          </table:table-cell>
          <table:table-cell office:value-type="float" office:value="106.279999" calcext:value-type="float">
            <text:p>106.279999</text:p>
          </table:table-cell>
          <table:table-cell office:value-type="float" office:value="84.25" calcext:value-type="float">
            <text:p>84.25</text:p>
          </table:table-cell>
          <table:table-cell office:value-type="float" office:value="41.5" calcext:value-type="float">
            <text:p>41.5</text:p>
          </table:table-cell>
          <table:table-cell office:value-type="float" office:value="63.950001" calcext:value-type="float">
            <text:p>63.950001</text:p>
          </table:table-cell>
          <table:table-cell office:value-type="float" office:value="48.619999" calcext:value-type="float">
            <text:p>48.619999</text:p>
          </table:table-cell>
          <table:table-cell office:value-type="float" office:value="554.53833" calcext:value-type="float">
            <text:p>554.53833</text:p>
          </table:table-cell>
          <table:table-cell office:value-type="float" office:value="369.589996" calcext:value-type="float">
            <text:p>369.589996</text:p>
          </table:table-cell>
          <table:table-cell office:value-type="float" office:value="147.830002" calcext:value-type="float">
            <text:p>147.830002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57.98" calcext:value-type="float">
            <text:p>57.98</text:p>
          </table:table-cell>
        </table:table-row>
        <table:table-row table:style-name="ro1">
          <table:table-cell office:value-type="float" office:value="82.080002" calcext:value-type="float">
            <text:p>82.080002</text:p>
          </table:table-cell>
          <table:table-cell office:value-type="float" office:value="40.48" calcext:value-type="float">
            <text:p>40.48</text:p>
          </table:table-cell>
          <table:table-cell office:value-type="float" office:value="159.139999" calcext:value-type="float">
            <text:p>159.139999</text:p>
          </table:table-cell>
          <table:table-cell office:value-type="float" office:value="28.299999" calcext:value-type="float">
            <text:p>28.299999</text:p>
          </table:table-cell>
          <table:table-cell office:value-type="float" office:value="104.989998" calcext:value-type="float">
            <text:p>104.989998</text:p>
          </table:table-cell>
          <table:table-cell office:value-type="float" office:value="84.610001" calcext:value-type="float">
            <text:p>84.610001</text:p>
          </table:table-cell>
          <table:table-cell office:value-type="float" office:value="41.209999" calcext:value-type="float">
            <text:p>41.209999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48.48" calcext:value-type="float">
            <text:p>48.48</text:p>
          </table:table-cell>
          <table:table-cell office:value-type="float" office:value="549.97345" calcext:value-type="float">
            <text:p>549.97345</text:p>
          </table:table-cell>
          <table:table-cell office:value-type="float" office:value="367.109985" calcext:value-type="float">
            <text:p>367.109985</text:p>
          </table:table-cell>
          <table:table-cell office:value-type="float" office:value="148.589996" calcext:value-type="float">
            <text:p>148.589996</text:p>
          </table:table-cell>
          <table:table-cell office:value-type="float" office:value="100.279999" calcext:value-type="float">
            <text:p>100.279999</text:p>
          </table:table-cell>
          <table:table-cell office:value-type="float" office:value="57.630001" calcext:value-type="float">
            <text:p>57.630001</text:p>
          </table:table-cell>
        </table:table-row>
        <table:table-row table:style-name="ro1">
          <table:table-cell office:value-type="float" office:value="82.629997" calcext:value-type="float">
            <text:p>82.629997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161.149994" calcext:value-type="float">
            <text:p>161.149994</text:p>
          </table:table-cell>
          <table:table-cell office:value-type="float" office:value="28.25" calcext:value-type="float">
            <text:p>28.25</text:p>
          </table:table-cell>
          <table:table-cell office:value-type="float" office:value="104.970001" calcext:value-type="float">
            <text:p>104.970001</text:p>
          </table:table-cell>
          <table:table-cell office:value-type="float" office:value="84.849998" calcext:value-type="float">
            <text:p>84.849998</text:p>
          </table:table-cell>
          <table:table-cell office:value-type="float" office:value="41.959999" calcext:value-type="float">
            <text:p>41.959999</text:p>
          </table:table-cell>
          <table:table-cell office:value-type="float" office:value="63.48" calcext:value-type="float">
            <text:p>63.48</text:p>
          </table:table-cell>
          <table:table-cell office:value-type="float" office:value="48.73" calcext:value-type="float">
            <text:p>48.73</text:p>
          </table:table-cell>
          <table:table-cell office:value-type="float" office:value="548.601013" calcext:value-type="float">
            <text:p>548.601013</text:p>
          </table:table-cell>
          <table:table-cell office:value-type="float" office:value="371.869995" calcext:value-type="float">
            <text:p>371.869995</text:p>
          </table:table-cell>
          <table:table-cell office:value-type="float" office:value="150.080002" calcext:value-type="float">
            <text:p>150.080002</text:p>
          </table:table-cell>
          <table:table-cell office:value-type="float" office:value="101.239998" calcext:value-type="float">
            <text:p>101.239998</text:p>
          </table:table-cell>
          <table:table-cell office:value-type="float" office:value="57.93" calcext:value-type="float">
            <text:p>57.93</text:p>
          </table:table-cell>
        </table:table-row>
        <table:table-row table:style-name="ro1">
          <table:table-cell office:value-type="float" office:value="82.760002" calcext:value-type="float">
            <text:p>82.760002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161.940002" calcext:value-type="float">
            <text:p>161.940002</text:p>
          </table:table-cell>
          <table:table-cell office:value-type="float" office:value="28.584999" calcext:value-type="float">
            <text:p>28.584999</text:p>
          </table:table-cell>
          <table:table-cell office:value-type="float" office:value="105.620003" calcext:value-type="float">
            <text:p>105.620003</text:p>
          </table:table-cell>
          <table:table-cell office:value-type="float" office:value="84.010002" calcext:value-type="float">
            <text:p>84.010002</text:p>
          </table:table-cell>
          <table:table-cell office:value-type="float" office:value="41.880001" calcext:value-type="float">
            <text:p>41.880001</text:p>
          </table:table-cell>
          <table:table-cell office:value-type="float" office:value="63.25" calcext:value-type="float">
            <text:p>63.25</text:p>
          </table:table-cell>
          <table:table-cell office:value-type="float" office:value="49.09" calcext:value-type="float">
            <text:p>49.09</text:p>
          </table:table-cell>
          <table:table-cell office:value-type="float" office:value="546.989868" calcext:value-type="float">
            <text:p>546.989868</text:p>
          </table:table-cell>
          <table:table-cell office:value-type="float" office:value="373.23999" calcext:value-type="float">
            <text:p>373.23999</text:p>
          </table:table-cell>
          <table:table-cell office:value-type="float" office:value="152.229996" calcext:value-type="float">
            <text:p>152.229996</text:p>
          </table:table-cell>
          <table:table-cell office:value-type="float" office:value="100.970001" calcext:value-type="float">
            <text:p>100.970001</text:p>
          </table:table-cell>
          <table:table-cell office:value-type="float" office:value="58.009998" calcext:value-type="float">
            <text:p>58.009998</text:p>
          </table:table-cell>
        </table:table-row>
        <table:table-row table:style-name="ro1">
          <table:table-cell office:value-type="float" office:value="82.440002" calcext:value-type="float">
            <text:p>82.440002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160.089996" calcext:value-type="float">
            <text:p>160.089996</text:p>
          </table:table-cell>
          <table:table-cell office:value-type="float" office:value="28.424999" calcext:value-type="float">
            <text:p>28.424999</text:p>
          </table:table-cell>
          <table:table-cell office:value-type="float" office:value="105.769997" calcext:value-type="float">
            <text:p>105.769997</text:p>
          </table:table-cell>
          <table:table-cell office:value-type="float" office:value="82.879997" calcext:value-type="float">
            <text:p>82.879997</text:p>
          </table:table-cell>
          <table:table-cell office:value-type="float" office:value="42.450001" calcext:value-type="float">
            <text:p>42.450001</text:p>
          </table:table-cell>
          <table:table-cell office:value-type="float" office:value="62.709999" calcext:value-type="float">
            <text:p>62.709999</text:p>
          </table:table-cell>
          <table:table-cell office:value-type="float" office:value="48.450001" calcext:value-type="float">
            <text:p>48.450001</text:p>
          </table:table-cell>
          <table:table-cell office:value-type="float" office:value="545.597534" calcext:value-type="float">
            <text:p>545.597534</text:p>
          </table:table-cell>
          <table:table-cell office:value-type="float" office:value="372.100006" calcext:value-type="float">
            <text:p>372.100006</text:p>
          </table:table-cell>
          <table:table-cell office:value-type="float" office:value="149.970001" calcext:value-type="float">
            <text:p>149.970001</text:p>
          </table:table-cell>
          <table:table-cell office:value-type="float" office:value="100.459999" calcext:value-type="float">
            <text:p>100.459999</text:p>
          </table:table-cell>
          <table:table-cell office:value-type="float" office:value="58.48" calcext:value-type="float">
            <text:p>58.48</text:p>
          </table:table-cell>
        </table:table-row>
        <table:table-row table:style-name="ro1">
          <table:table-cell office:value-type="float" office:value="82.169998" calcext:value-type="float">
            <text:p>82.169998</text:p>
          </table:table-cell>
          <table:table-cell office:value-type="float" office:value="40.73" calcext:value-type="float">
            <text:p>40.73</text:p>
          </table:table-cell>
          <table:table-cell office:value-type="float" office:value="160.669998" calcext:value-type="float">
            <text:p>160.669998</text:p>
          </table:table-cell>
          <table:table-cell office:value-type="float" office:value="28.58" calcext:value-type="float">
            <text:p>28.58</text:p>
          </table:table-cell>
          <table:table-cell office:value-type="float" office:value="104.449997" calcext:value-type="float">
            <text:p>104.449997</text:p>
          </table:table-cell>
          <table:table-cell office:value-type="float" office:value="83.760002" calcext:value-type="float">
            <text:p>83.760002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62.709999" calcext:value-type="float">
            <text:p>62.709999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537.889954" calcext:value-type="float">
            <text:p>537.889954</text:p>
          </table:table-cell>
          <table:table-cell office:value-type="float" office:value="370.5" calcext:value-type="float">
            <text:p>370.5</text:p>
          </table:table-cell>
          <table:table-cell office:value-type="float" office:value="149.139999" calcext:value-type="float">
            <text:p>149.139999</text:p>
          </table:table-cell>
          <table:table-cell office:value-type="float" office:value="99.440002" calcext:value-type="float">
            <text:p>99.440002</text:p>
          </table:table-cell>
          <table:table-cell office:value-type="float" office:value="57.439999" calcext:value-type="float">
            <text:p>57.439999</text:p>
          </table:table-cell>
        </table:table-row>
        <table:table-row table:style-name="ro1">
          <table:table-cell office:value-type="float" office:value="81.919998" calcext:value-type="float">
            <text:p>81.919998</text:p>
          </table:table-cell>
          <table:table-cell office:value-type="float" office:value="40.77" calcext:value-type="float">
            <text:p>40.77</text:p>
          </table:table-cell>
          <table:table-cell office:value-type="float" office:value="160.520004" calcext:value-type="float">
            <text:p>160.520004</text:p>
          </table:table-cell>
          <table:table-cell office:value-type="float" office:value="28.559999" calcext:value-type="float">
            <text:p>28.559999</text:p>
          </table:table-cell>
          <table:table-cell office:value-type="float" office:value="106.029999" calcext:value-type="float">
            <text:p>106.029999</text:p>
          </table:table-cell>
          <table:table-cell office:value-type="float" office:value="83.989998" calcext:value-type="float">
            <text:p>83.989998</text:p>
          </table:table-cell>
          <table:table-cell office:value-type="float" office:value="41.709999" calcext:value-type="float">
            <text:p>41.709999</text:p>
          </table:table-cell>
          <table:table-cell office:value-type="float" office:value="63.419998" calcext:value-type="float">
            <text:p>63.419998</text:p>
          </table:table-cell>
          <table:table-cell office:value-type="float" office:value="49.540001" calcext:value-type="float">
            <text:p>49.540001</text:p>
          </table:table-cell>
          <table:table-cell office:value-type="float" office:value="529.30719" calcext:value-type="float">
            <text:p>529.30719</text:p>
          </table:table-cell>
          <table:table-cell office:value-type="float" office:value="370.100006" calcext:value-type="float">
            <text:p>370.100006</text:p>
          </table:table-cell>
          <table:table-cell office:value-type="float" office:value="148.149994" calcext:value-type="float">
            <text:p>148.149994</text:p>
          </table:table-cell>
          <table:table-cell office:value-type="float" office:value="98.839996" calcext:value-type="float">
            <text:p>98.839996</text:p>
          </table:table-cell>
          <table:table-cell office:value-type="float" office:value="56.810001" calcext:value-type="float">
            <text:p>56.810001</text:p>
          </table:table-cell>
        </table:table-row>
        <table:table-row table:style-name="ro1">
          <table:table-cell office:value-type="float" office:value="82.93" calcext:value-type="float">
            <text:p>82.93</text:p>
          </table:table-cell>
          <table:table-cell office:value-type="float" office:value="41.049999" calcext:value-type="float">
            <text:p>41.049999</text:p>
          </table:table-cell>
          <table:table-cell office:value-type="float" office:value="162.699997" calcext:value-type="float">
            <text:p>162.699997</text:p>
          </table:table-cell>
          <table:table-cell office:value-type="float" office:value="28.91" calcext:value-type="float">
            <text:p>28.91</text:p>
          </table:table-cell>
          <table:table-cell office:value-type="float" office:value="106.970001" calcext:value-type="float">
            <text:p>106.970001</text:p>
          </table:table-cell>
          <table:table-cell office:value-type="float" office:value="85.839996" calcext:value-type="float">
            <text:p>85.839996</text:p>
          </table:table-cell>
          <table:table-cell office:value-type="float" office:value="41.98" calcext:value-type="float">
            <text:p>41.98</text:p>
          </table:table-cell>
          <table:table-cell office:value-type="float" office:value="65.260002" calcext:value-type="float">
            <text:p>65.260002</text:p>
          </table:table-cell>
          <table:table-cell office:value-type="float" office:value="49.810001" calcext:value-type="float">
            <text:p>49.810001</text:p>
          </table:table-cell>
          <table:table-cell office:value-type="float" office:value="535.135132" calcext:value-type="float">
            <text:p>535.135132</text:p>
          </table:table-cell>
          <table:table-cell office:value-type="float" office:value="376.149994" calcext:value-type="float">
            <text:p>376.149994</text:p>
          </table:table-cell>
          <table:table-cell office:value-type="float" office:value="151.270004" calcext:value-type="float">
            <text:p>151.270004</text:p>
          </table:table-cell>
          <table:table-cell office:value-type="float" office:value="99.550003" calcext:value-type="float">
            <text:p>99.550003</text:p>
          </table:table-cell>
          <table:table-cell office:value-type="float" office:value="58.25" calcext:value-type="float">
            <text:p>58.25</text:p>
          </table:table-cell>
        </table:table-row>
        <table:table-row table:style-name="ro1">
          <table:table-cell office:value-type="float" office:value="82.300003" calcext:value-type="float">
            <text:p>82.300003</text:p>
          </table:table-cell>
          <table:table-cell office:value-type="float" office:value="40.98" calcext:value-type="float">
            <text:p>40.98</text:p>
          </table:table-cell>
          <table:table-cell office:value-type="float" office:value="162.320007" calcext:value-type="float">
            <text:p>162.320007</text:p>
          </table:table-cell>
          <table:table-cell office:value-type="float" office:value="28.995001" calcext:value-type="float">
            <text:p>28.995001</text:p>
          </table:table-cell>
          <table:table-cell office:value-type="float" office:value="108.860001" calcext:value-type="float">
            <text:p>108.860001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66.07" calcext:value-type="float">
            <text:p>66.07</text:p>
          </table:table-cell>
          <table:table-cell office:value-type="float" office:value="48.75" calcext:value-type="float">
            <text:p>48.75</text:p>
          </table:table-cell>
          <table:table-cell office:value-type="float" office:value="535.433472" calcext:value-type="float">
            <text:p>535.433472</text:p>
          </table:table-cell>
          <table:table-cell office:value-type="float" office:value="374.660004" calcext:value-type="float">
            <text:p>374.660004</text:p>
          </table:table-cell>
          <table:table-cell office:value-type="float" office:value="152.190002" calcext:value-type="float">
            <text:p>152.190002</text:p>
          </table:table-cell>
          <table:table-cell office:value-type="float" office:value="99.839996" calcext:value-type="float">
            <text:p>99.839996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float" office:value="82.629997" calcext:value-type="float">
            <text:p>82.629997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163.759995" calcext:value-type="float">
            <text:p>163.759995</text:p>
          </table:table-cell>
          <table:table-cell office:value-type="float" office:value="29.125" calcext:value-type="float">
            <text:p>29.125</text:p>
          </table:table-cell>
          <table:table-cell office:value-type="float" office:value="106.800003" calcext:value-type="float">
            <text:p>106.800003</text:p>
          </table:table-cell>
          <table:table-cell office:value-type="float" office:value="85.260002" calcext:value-type="float">
            <text:p>85.260002</text:p>
          </table:table-cell>
          <table:table-cell office:value-type="float" office:value="41.959999" calcext:value-type="float">
            <text:p>41.959999</text:p>
          </table:table-cell>
          <table:table-cell office:value-type="float" office:value="65.019997" calcext:value-type="float">
            <text:p>65.019997</text:p>
          </table:table-cell>
          <table:table-cell office:value-type="float" office:value="48.91" calcext:value-type="float">
            <text:p>48.91</text:p>
          </table:table-cell>
          <table:table-cell office:value-type="float" office:value="538.06897" calcext:value-type="float">
            <text:p>538.06897</text:p>
          </table:table-cell>
          <table:table-cell office:value-type="float" office:value="380.660004" calcext:value-type="float">
            <text:p>380.660004</text:p>
          </table:table-cell>
          <table:table-cell office:value-type="float" office:value="152.619995" calcext:value-type="float">
            <text:p>152.619995</text:p>
          </table:table-cell>
          <table:table-cell office:value-type="float" office:value="100.57" calcext:value-type="float">
            <text:p>100.57</text:p>
          </table:table-cell>
          <table:table-cell office:value-type="float" office:value="59.200001" calcext:value-type="float">
            <text:p>59.200001</text:p>
          </table:table-cell>
        </table:table-row>
        <table:table-row table:style-name="ro1">
          <table:table-cell office:value-type="float" office:value="82.800003" calcext:value-type="float">
            <text:p>82.800003</text:p>
          </table:table-cell>
          <table:table-cell office:value-type="float" office:value="41.09" calcext:value-type="float">
            <text:p>41.09</text:p>
          </table:table-cell>
          <table:table-cell office:value-type="float" office:value="164.75" calcext:value-type="float">
            <text:p>164.75</text:p>
          </table:table-cell>
          <table:table-cell office:value-type="float" office:value="29.08" calcext:value-type="float">
            <text:p>29.08</text:p>
          </table:table-cell>
          <table:table-cell office:value-type="float" office:value="107.470001" calcext:value-type="float">
            <text:p>107.470001</text:p>
          </table:table-cell>
          <table:table-cell office:value-type="float" office:value="85.25" calcext:value-type="float">
            <text:p>85.25</text:p>
          </table:table-cell>
          <table:table-cell office:value-type="float" office:value="42.360001" calcext:value-type="float">
            <text:p>42.360001</text:p>
          </table:table-cell>
          <table:table-cell office:value-type="float" office:value="67.360001" calcext:value-type="float">
            <text:p>67.360001</text:p>
          </table:table-cell>
          <table:table-cell office:value-type="float" office:value="49.040001" calcext:value-type="float">
            <text:p>49.040001</text:p>
          </table:table-cell>
          <table:table-cell office:value-type="float" office:value="539.322083" calcext:value-type="float">
            <text:p>539.322083</text:p>
          </table:table-cell>
          <table:table-cell office:value-type="float" office:value="384.309998" calcext:value-type="float">
            <text:p>384.309998</text:p>
          </table:table-cell>
          <table:table-cell office:value-type="float" office:value="153.550003" calcext:value-type="float">
            <text:p>153.550003</text:p>
          </table:table-cell>
          <table:table-cell office:value-type="float" office:value="101.330002" calcext:value-type="float">
            <text:p>101.33000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.970001" calcext:value-type="float">
            <text:p>40.970001</text:p>
          </table:table-cell>
          <table:table-cell office:value-type="float" office:value="165" calcext:value-type="float">
            <text:p>165</text:p>
          </table:table-cell>
          <table:table-cell office:value-type="float" office:value="28.995001" calcext:value-type="float">
            <text:p>28.995001</text:p>
          </table:table-cell>
          <table:table-cell office:value-type="float" office:value="107.349998" calcext:value-type="float">
            <text:p>107.349998</text:p>
          </table:table-cell>
          <table:table-cell office:value-type="float" office:value="84.660004" calcext:value-type="float">
            <text:p>84.660004</text:p>
          </table:table-cell>
          <table:table-cell office:value-type="float" office:value="42.919998" calcext:value-type="float">
            <text:p>42.919998</text:p>
          </table:table-cell>
          <table:table-cell office:value-type="float" office:value="66.900002" calcext:value-type="float">
            <text:p>66.900002</text:p>
          </table:table-cell>
          <table:table-cell office:value-type="float" office:value="49.27" calcext:value-type="float">
            <text:p>49.27</text:p>
          </table:table-cell>
          <table:table-cell office:value-type="float" office:value="535.463318" calcext:value-type="float">
            <text:p>535.463318</text:p>
          </table:table-cell>
          <table:table-cell office:value-type="float" office:value="383.529999" calcext:value-type="float">
            <text:p>383.529999</text:p>
          </table:table-cell>
          <table:table-cell office:value-type="float" office:value="153.789993" calcext:value-type="float">
            <text:p>153.789993</text:p>
          </table:table-cell>
          <table:table-cell office:value-type="float" office:value="101.540001" calcext:value-type="float">
            <text:p>101.540001</text:p>
          </table:table-cell>
          <table:table-cell office:value-type="float" office:value="61.810001" calcext:value-type="float">
            <text:p>61.810001</text:p>
          </table:table-cell>
        </table:table-row>
        <table:table-row table:style-name="ro1">
          <table:table-cell office:value-type="float" office:value="83.389999" calcext:value-type="float">
            <text:p>83.389999</text:p>
          </table:table-cell>
          <table:table-cell office:value-type="float" office:value="40.59" calcext:value-type="float">
            <text:p>40.59</text:p>
          </table:table-cell>
          <table:table-cell office:value-type="float" office:value="163.429993" calcext:value-type="float">
            <text:p>163.429993</text:p>
          </table:table-cell>
          <table:table-cell office:value-type="float" office:value="28.690001" calcext:value-type="float">
            <text:p>28.690001</text:p>
          </table:table-cell>
          <table:table-cell office:value-type="float" office:value="107.699997" calcext:value-type="float">
            <text:p>107.699997</text:p>
          </table:table-cell>
          <table:table-cell office:value-type="float" office:value="84.919998" calcext:value-type="float">
            <text:p>84.919998</text:p>
          </table:table-cell>
          <table:table-cell office:value-type="float" office:value="42.970001" calcext:value-type="float">
            <text:p>42.970001</text:p>
          </table:table-cell>
          <table:table-cell office:value-type="float" office:value="66.82" calcext:value-type="float">
            <text:p>66.82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533.315125" calcext:value-type="float">
            <text:p>533.315125</text:p>
          </table:table-cell>
          <table:table-cell office:value-type="float" office:value="383.51001" calcext:value-type="float">
            <text:p>383.51001</text:p>
          </table:table-cell>
          <table:table-cell office:value-type="float" office:value="152.929993" calcext:value-type="float">
            <text:p>152.929993</text:p>
          </table:table-cell>
          <table:table-cell office:value-type="float" office:value="101.050003" calcext:value-type="float">
            <text:p>101.050003</text:p>
          </table:table-cell>
          <table:table-cell office:value-type="float" office:value="61.400002" calcext:value-type="float">
            <text:p>61.400002</text:p>
          </table:table-cell>
        </table:table-row>
        <table:table-row table:style-name="ro1">
          <table:table-cell office:value-type="float" office:value="83.849998" calcext:value-type="float">
            <text:p>83.849998</text:p>
          </table:table-cell>
          <table:table-cell office:value-type="float" office:value="40.59" calcext:value-type="float">
            <text:p>40.59</text:p>
          </table:table-cell>
          <table:table-cell office:value-type="float" office:value="163.839996" calcext:value-type="float">
            <text:p>163.839996</text:p>
          </table:table-cell>
          <table:table-cell office:value-type="float" office:value="29.105" calcext:value-type="float">
            <text:p>29.105</text:p>
          </table:table-cell>
          <table:table-cell office:value-type="float" office:value="109.589996" calcext:value-type="float">
            <text:p>109.589996</text:p>
          </table:table-cell>
          <table:table-cell office:value-type="float" office:value="85.82" calcext:value-type="float">
            <text:p>85.82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68.910004" calcext:value-type="float">
            <text:p>68.910004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525.808838" calcext:value-type="float">
            <text:p>525.808838</text:p>
          </table:table-cell>
          <table:table-cell office:value-type="float" office:value="384.649994" calcext:value-type="float">
            <text:p>384.649994</text:p>
          </table:table-cell>
          <table:table-cell office:value-type="float" office:value="154.369995" calcext:value-type="float">
            <text:p>154.369995</text:p>
          </table:table-cell>
          <table:table-cell office:value-type="float" office:value="100.540001" calcext:value-type="float">
            <text:p>100.540001</text:p>
          </table:table-cell>
          <table:table-cell office:value-type="float" office:value="62.099998" calcext:value-type="float">
            <text:p>62.099998</text:p>
          </table:table-cell>
        </table:table-row>
        <table:table-row table:style-name="ro1">
          <table:table-cell office:value-type="float" office:value="83.559998" calcext:value-type="float">
            <text:p>83.559998</text:p>
          </table:table-cell>
          <table:table-cell office:value-type="float" office:value="40.41" calcext:value-type="float">
            <text:p>40.41</text:p>
          </table:table-cell>
          <table:table-cell office:value-type="float" office:value="162.740005" calcext:value-type="float">
            <text:p>162.740005</text:p>
          </table:table-cell>
          <table:table-cell office:value-type="float" office:value="28.764999" calcext:value-type="float">
            <text:p>28.764999</text:p>
          </table:table-cell>
          <table:table-cell office:value-type="float" office:value="109.900002" calcext:value-type="float">
            <text:p>109.900002</text:p>
          </table:table-cell>
          <table:table-cell office:value-type="float" office:value="85.43" calcext:value-type="float">
            <text:p>85.43</text:p>
          </table:table-cell>
          <table:table-cell office:value-type="float" office:value="43.32" calcext:value-type="float">
            <text:p>43.32</text:p>
          </table:table-cell>
          <table:table-cell office:value-type="float" office:value="68.989998" calcext:value-type="float">
            <text:p>68.989998</text:p>
          </table:table-cell>
          <table:table-cell office:value-type="float" office:value="49.259998" calcext:value-type="float">
            <text:p>49.259998</text:p>
          </table:table-cell>
          <table:table-cell office:value-type="float" office:value="526.999878" calcext:value-type="float">
            <text:p>526.999878</text:p>
          </table:table-cell>
          <table:table-cell office:value-type="float" office:value="383.690002" calcext:value-type="float">
            <text:p>383.690002</text:p>
          </table:table-cell>
          <table:table-cell office:value-type="float" office:value="151.660004" calcext:value-type="float">
            <text:p>151.660004</text:p>
          </table:table-cell>
          <table:table-cell office:value-type="float" office:value="100.269997" calcext:value-type="float">
            <text:p>100.269997</text:p>
          </table:table-cell>
          <table:table-cell office:value-type="float" office:value="61.799999" calcext:value-type="float">
            <text:p>61.7999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.470001" calcext:value-type="float">
            <text:p>40.470001</text:p>
          </table:table-cell>
          <table:table-cell office:value-type="float" office:value="162.199997" calcext:value-type="float">
            <text:p>162.199997</text:p>
          </table:table-cell>
          <table:table-cell office:value-type="float" office:value="28.525" calcext:value-type="float">
            <text:p>28.525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43.400002" calcext:value-type="float">
            <text:p>43.400002</text:p>
          </table:table-cell>
          <table:table-cell office:value-type="float" office:value="68.589996" calcext:value-type="float">
            <text:p>68.589996</text:p>
          </table:table-cell>
          <table:table-cell office:value-type="float" office:value="48.98" calcext:value-type="float">
            <text:p>48.98</text:p>
          </table:table-cell>
          <table:table-cell office:value-type="float" office:value="525.766663" calcext:value-type="float">
            <text:p>525.766663</text:p>
          </table:table-cell>
          <table:table-cell office:value-type="float" office:value="382.630005" calcext:value-type="float">
            <text:p>382.630005</text:p>
          </table:table-cell>
          <table:table-cell office:value-type="float" office:value="150.880005" calcext:value-type="float">
            <text:p>150.880005</text:p>
          </table:table-cell>
          <table:table-cell office:value-type="float" office:value="99.370003" calcext:value-type="float">
            <text:p>99.370003</text:p>
          </table:table-cell>
          <table:table-cell office:value-type="float" office:value="62.119999" calcext:value-type="float">
            <text:p>62.119999</text:p>
          </table:table-cell>
        </table:table-row>
        <table:table-row table:style-name="ro1">
          <table:table-cell office:value-type="float" office:value="83.089996" calcext:value-type="float">
            <text:p>83.089996</text:p>
          </table:table-cell>
          <table:table-cell office:value-type="float" office:value="40.419998" calcext:value-type="float">
            <text:p>40.419998</text:p>
          </table:table-cell>
          <table:table-cell office:value-type="float" office:value="161.179993" calcext:value-type="float">
            <text:p>161.179993</text:p>
          </table:table-cell>
          <table:table-cell office:value-type="float" office:value="28.23" calcext:value-type="float">
            <text:p>28.23</text:p>
          </table:table-cell>
          <table:table-cell office:value-type="float" office:value="109.57" calcext:value-type="float">
            <text:p>109.57</text:p>
          </table:table-cell>
          <table:table-cell office:value-type="float" office:value="86.18" calcext:value-type="float">
            <text:p>86.18</text:p>
          </table:table-cell>
          <table:table-cell office:value-type="float" office:value="44.02" calcext:value-type="float">
            <text:p>44.02</text:p>
          </table:table-cell>
          <table:table-cell office:value-type="float" office:value="68.089996" calcext:value-type="float">
            <text:p>68.089996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522.72345" calcext:value-type="float">
            <text:p>522.72345</text:p>
          </table:table-cell>
          <table:table-cell office:value-type="float" office:value="378.549988" calcext:value-type="float">
            <text:p>378.549988</text:p>
          </table:table-cell>
          <table:table-cell office:value-type="float" office:value="151.059998" calcext:value-type="float">
            <text:p>151.059998</text:p>
          </table:table-cell>
          <table:table-cell office:value-type="float" office:value="100.260002" calcext:value-type="float">
            <text:p>100.260002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83.389999" calcext:value-type="float">
            <text:p>83.389999</text:p>
          </table:table-cell>
          <table:table-cell office:value-type="float" office:value="40.669998" calcext:value-type="float">
            <text:p>40.669998</text:p>
          </table:table-cell>
          <table:table-cell office:value-type="float" office:value="163.720001" calcext:value-type="float">
            <text:p>163.720001</text:p>
          </table:table-cell>
          <table:table-cell office:value-type="float" office:value="27.879999" calcext:value-type="float">
            <text:p>27.879999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86.540001" calcext:value-type="float">
            <text:p>86.540001</text:p>
          </table:table-cell>
          <table:table-cell office:value-type="float" office:value="43.759998" calcext:value-type="float">
            <text:p>43.759998</text:p>
          </table:table-cell>
          <table:table-cell office:value-type="float" office:value="68.610001" calcext:value-type="float">
            <text:p>68.610001</text:p>
          </table:table-cell>
          <table:table-cell office:value-type="float" office:value="48.970001" calcext:value-type="float">
            <text:p>48.970001</text:p>
          </table:table-cell>
          <table:table-cell office:value-type="float" office:value="534.570618" calcext:value-type="float">
            <text:p>534.570618</text:p>
          </table:table-cell>
          <table:table-cell office:value-type="float" office:value="391.309998" calcext:value-type="float">
            <text:p>391.309998</text:p>
          </table:table-cell>
          <table:table-cell office:value-type="float" office:value="153.509995" calcext:value-type="float">
            <text:p>153.509995</text:p>
          </table:table-cell>
          <table:table-cell office:value-type="float" office:value="100.660004" calcext:value-type="float">
            <text:p>100.660004</text:p>
          </table:table-cell>
          <table:table-cell office:value-type="float" office:value="63.889999" calcext:value-type="float">
            <text:p>63.889999</text:p>
          </table:table-cell>
        </table:table-row>
        <table:table-row table:style-name="ro1">
          <table:table-cell office:value-type="float" office:value="83.220001" calcext:value-type="float">
            <text:p>83.220001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162.369995" calcext:value-type="float">
            <text:p>162.369995</text:p>
          </table:table-cell>
          <table:table-cell office:value-type="float" office:value="27.385" calcext:value-type="float">
            <text:p>27.385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86.07" calcext:value-type="float">
            <text:p>86.07</text:p>
          </table:table-cell>
          <table:table-cell office:value-type="float" office:value="43.759998" calcext:value-type="float">
            <text:p>43.759998</text:p>
          </table:table-cell>
          <table:table-cell office:value-type="float" office:value="67.949997" calcext:value-type="float">
            <text:p>67.949997</text:p>
          </table:table-cell>
          <table:table-cell office:value-type="float" office:value="49.459999" calcext:value-type="float">
            <text:p>49.459999</text:p>
          </table:table-cell>
          <table:table-cell office:value-type="float" office:value="531.475281" calcext:value-type="float">
            <text:p>531.475281</text:p>
          </table:table-cell>
          <table:table-cell office:value-type="float" office:value="391.910004" calcext:value-type="float">
            <text:p>391.910004</text:p>
          </table:table-cell>
          <table:table-cell office:value-type="float" office:value="152.360001" calcext:value-type="float">
            <text:p>152.360001</text:p>
          </table:table-cell>
          <table:table-cell office:value-type="float" office:value="100.629997" calcext:value-type="float">
            <text:p>100.629997</text:p>
          </table:table-cell>
          <table:table-cell office:value-type="float" office:value="63.599998" calcext:value-type="float">
            <text:p>63.599998</text:p>
          </table:table-cell>
        </table:table-row>
        <table:table-row table:style-name="ro1">
          <table:table-cell office:value-type="float" office:value="81.419998" calcext:value-type="float">
            <text:p>81.419998</text:p>
          </table:table-cell>
          <table:table-cell office:value-type="float" office:value="41.23" calcext:value-type="float">
            <text:p>41.23</text:p>
          </table:table-cell>
          <table:table-cell office:value-type="float" office:value="161.539993" calcext:value-type="float">
            <text:p>161.539993</text:p>
          </table:table-cell>
          <table:table-cell office:value-type="float" office:value="27.440001" calcext:value-type="float">
            <text:p>27.440001</text:p>
          </table:table-cell>
          <table:table-cell office:value-type="float" office:value="110" calcext:value-type="float">
            <text:p>110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68.260002" calcext:value-type="float">
            <text:p>68.260002</text:p>
          </table:table-cell>
          <table:table-cell office:value-type="float" office:value="49.619999" calcext:value-type="float">
            <text:p>49.619999</text:p>
          </table:table-cell>
          <table:table-cell office:value-type="float" office:value="538.039124" calcext:value-type="float">
            <text:p>538.039124</text:p>
          </table:table-cell>
          <table:table-cell office:value-type="float" office:value="390.209991" calcext:value-type="float">
            <text:p>390.209991</text:p>
          </table:table-cell>
          <table:table-cell office:value-type="float" office:value="150.830002" calcext:value-type="float">
            <text:p>150.830002</text:p>
          </table:table-cell>
          <table:table-cell office:value-type="float" office:value="100.5" calcext:value-type="float">
            <text:p>100.5</text:p>
          </table:table-cell>
          <table:table-cell office:value-type="float" office:value="65.260002" calcext:value-type="float">
            <text:p>65.260002</text:p>
          </table:table-cell>
        </table:table-row>
        <table:table-row table:style-name="ro1">
          <table:table-cell office:value-type="float" office:value="81.040001" calcext:value-type="float">
            <text:p>81.040001</text:p>
          </table:table-cell>
          <table:table-cell office:value-type="float" office:value="41.040001" calcext:value-type="float">
            <text:p>41.040001</text:p>
          </table:table-cell>
          <table:table-cell office:value-type="float" office:value="162.5" calcext:value-type="float">
            <text:p>162.5</text:p>
          </table:table-cell>
          <table:table-cell office:value-type="float" office:value="27.465" calcext:value-type="float">
            <text:p>27.465</text:p>
          </table:table-cell>
          <table:table-cell office:value-type="float" office:value="109.669998" calcext:value-type="float">
            <text:p>109.669998</text:p>
          </table:table-cell>
          <table:table-cell office:value-type="float" office:value="87.279999" calcext:value-type="float">
            <text:p>87.279999</text:p>
          </table:table-cell>
          <table:table-cell office:value-type="float" office:value="44.709999" calcext:value-type="float">
            <text:p>44.709999</text:p>
          </table:table-cell>
          <table:table-cell office:value-type="float" office:value="67.849998" calcext:value-type="float">
            <text:p>67.849998</text:p>
          </table:table-cell>
          <table:table-cell office:value-type="float" office:value="49.939999" calcext:value-type="float">
            <text:p>49.939999</text:p>
          </table:table-cell>
          <table:table-cell office:value-type="float" office:value="563.00177" calcext:value-type="float">
            <text:p>563.00177</text:p>
          </table:table-cell>
          <table:table-cell office:value-type="float" office:value="439" calcext:value-type="float">
            <text:p>439</text:p>
          </table:table-cell>
          <table:table-cell office:value-type="float" office:value="149.539993" calcext:value-type="float">
            <text:p>149.539993</text:p>
          </table:table-cell>
          <table:table-cell office:value-type="float" office:value="100.110001" calcext:value-type="float">
            <text:p>100.110001</text:p>
          </table:table-cell>
          <table:table-cell office:value-type="float" office:value="64.309998" calcext:value-type="float">
            <text:p>64.309998</text:p>
          </table:table-cell>
        </table:table-row>
        <table:table-row table:style-name="ro1">
          <table:table-cell office:value-type="float" office:value="80.910004" calcext:value-type="float">
            <text:p>80.910004</text:p>
          </table:table-cell>
          <table:table-cell office:value-type="float" office:value="41" calcext:value-type="float">
            <text:p>41</text:p>
          </table:table-cell>
          <table:table-cell office:value-type="float" office:value="162.050003" calcext:value-type="float">
            <text:p>162.050003</text:p>
          </table:table-cell>
          <table:table-cell office:value-type="float" office:value="27.415001" calcext:value-type="float">
            <text:p>27.415001</text:p>
          </table:table-cell>
          <table:table-cell office:value-type="float" office:value="110.339996" calcext:value-type="float">
            <text:p>110.339996</text:p>
          </table:table-cell>
          <table:table-cell office:value-type="float" office:value="86" calcext:value-type="float">
            <text:p>86</text:p>
          </table:table-cell>
          <table:table-cell office:value-type="float" office:value="44.450001" calcext:value-type="float">
            <text:p>44.450001</text:p>
          </table:table-cell>
          <table:table-cell office:value-type="float" office:value="67.779999" calcext:value-type="float">
            <text:p>67.779999</text:p>
          </table:table-cell>
          <table:table-cell office:value-type="float" office:value="50" calcext:value-type="float">
            <text:p>50</text:p>
          </table:table-cell>
          <table:table-cell office:value-type="float" office:value="563.390015" calcext:value-type="float">
            <text:p>563.390015</text:p>
          </table:table-cell>
          <table:table-cell office:value-type="float" office:value="443.859985" calcext:value-type="float">
            <text:p>443.859985</text:p>
          </table:table-cell>
          <table:table-cell office:value-type="float" office:value="148.589996" calcext:value-type="float">
            <text:p>148.589996</text:p>
          </table:table-cell>
          <table:table-cell office:value-type="float" office:value="101.160004" calcext:value-type="float">
            <text:p>101.160004</text:p>
          </table:table-cell>
          <table:table-cell office:value-type="float" office:value="66.019997" calcext:value-type="float">
            <text:p>66.019997</text:p>
          </table:table-cell>
        </table:table-row>
        <table:table-row table:style-name="ro1">
          <table:table-cell office:value-type="float" office:value="80.730003" calcext:value-type="float">
            <text:p>80.730003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160.009995" calcext:value-type="float">
            <text:p>160.009995</text:p>
          </table:table-cell>
          <table:table-cell office:value-type="float" office:value="27.32" calcext:value-type="float">
            <text:p>27.32</text:p>
          </table:table-cell>
          <table:table-cell office:value-type="float" office:value="110.050003" calcext:value-type="float">
            <text:p>110.050003</text:p>
          </table:table-cell>
          <table:table-cell office:value-type="float" office:value="84.809998" calcext:value-type="float">
            <text:p>84.809998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50.34" calcext:value-type="float">
            <text:p>50.34</text:p>
          </table:table-cell>
          <table:table-cell office:value-type="float" office:value="554.640015" calcext:value-type="float">
            <text:p>554.640015</text:p>
          </table:table-cell>
          <table:table-cell office:value-type="float" office:value="438.51001" calcext:value-type="float">
            <text:p>438.51001</text:p>
          </table:table-cell>
          <table:table-cell office:value-type="float" office:value="147.899994" calcext:value-type="float">
            <text:p>147.899994</text:p>
          </table:table-cell>
          <table:table-cell office:value-type="float" office:value="100.449997" calcext:value-type="float">
            <text:p>100.449997</text:p>
          </table:table-cell>
          <table:table-cell office:value-type="float" office:value="64.599998" calcext:value-type="float">
            <text:p>64.5999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66" calcext:value-type="float">
            <text:p>40.66</text:p>
          </table:table-cell>
          <table:table-cell office:value-type="float" office:value="162.050003" calcext:value-type="float">
            <text:p>162.050003</text:p>
          </table:table-cell>
          <table:table-cell office:value-type="float" office:value="27.495001" calcext:value-type="float">
            <text:p>27.495001</text:p>
          </table:table-cell>
          <table:table-cell office:value-type="float" office:value="110.82" calcext:value-type="float">
            <text:p>110.82</text:p>
          </table:table-cell>
          <table:table-cell office:value-type="float" office:value="85" calcext:value-type="float">
            <text:p>85</text:p>
          </table:table-cell>
          <table:table-cell office:value-type="float" office:value="43.150002" calcext:value-type="float">
            <text:p>43.150002</text:p>
          </table:table-cell>
          <table:table-cell office:value-type="float" office:value="67.419998" calcext:value-type="float">
            <text:p>67.419998</text:p>
          </table:table-cell>
          <table:table-cell office:value-type="float" office:value="50.450001" calcext:value-type="float">
            <text:p>50.450001</text:p>
          </table:table-cell>
          <table:table-cell office:value-type="float" office:value="550.469971" calcext:value-type="float">
            <text:p>550.469971</text:p>
          </table:table-cell>
          <table:table-cell office:value-type="float" office:value="426.75" calcext:value-type="float">
            <text:p>426.75</text:p>
          </table:table-cell>
          <table:table-cell office:value-type="float" office:value="147.070007" calcext:value-type="float">
            <text:p>147.070007</text:p>
          </table:table-cell>
          <table:table-cell office:value-type="float" office:value="100.510002" calcext:value-type="float">
            <text:p>100.510002</text:p>
          </table:table-cell>
          <table:table-cell office:value-type="float" office:value="65.699997" calcext:value-type="float">
            <text:p>65.699997</text:p>
          </table:table-cell>
        </table:table-row>
        <table:table-row table:style-name="ro1">
          <table:table-cell office:value-type="float" office:value="79.949997" calcext:value-type="float">
            <text:p>79.949997</text:p>
          </table:table-cell>
          <table:table-cell office:value-type="float" office:value="40.400002" calcext:value-type="float">
            <text:p>40.400002</text:p>
          </table:table-cell>
          <table:table-cell office:value-type="float" office:value="158.179993" calcext:value-type="float">
            <text:p>158.179993</text:p>
          </table:table-cell>
          <table:table-cell office:value-type="float" office:value="27.309999" calcext:value-type="float">
            <text:p>27.309999</text:p>
          </table:table-cell>
          <table:table-cell office:value-type="float" office:value="112.040001" calcext:value-type="float">
            <text:p>112.040001</text:p>
          </table:table-cell>
          <table:table-cell office:value-type="float" office:value="84.169998" calcext:value-type="float">
            <text:p>84.169998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69.019997" calcext:value-type="float">
            <text:p>69.019997</text:p>
          </table:table-cell>
          <table:table-cell office:value-type="float" office:value="50.470001" calcext:value-type="float">
            <text:p>50.470001</text:p>
          </table:table-cell>
          <table:table-cell office:value-type="float" office:value="547.869995" calcext:value-type="float">
            <text:p>547.869995</text:p>
          </table:table-cell>
          <table:table-cell office:value-type="float" office:value="427.109985" calcext:value-type="float">
            <text:p>427.109985</text:p>
          </table:table-cell>
          <table:table-cell office:value-type="float" office:value="145.25" calcext:value-type="float">
            <text:p>145.25</text:p>
          </table:table-cell>
          <table:table-cell office:value-type="float" office:value="100.07" calcext:value-type="float">
            <text:p>100.07</text:p>
          </table:table-cell>
          <table:table-cell office:value-type="float" office:value="65.389999" calcext:value-type="float">
            <text:p>65.389999</text:p>
          </table:table-cell>
        </table:table-row>
        <table:table-row table:style-name="ro1">
          <table:table-cell office:value-type="float" office:value="79.760002" calcext:value-type="float">
            <text:p>79.760002</text:p>
          </table:table-cell>
          <table:table-cell office:value-type="float" office:value="40.580002" calcext:value-type="float">
            <text:p>40.580002</text:p>
          </table:table-cell>
          <table:table-cell office:value-type="float" office:value="154.869995" calcext:value-type="float">
            <text:p>154.869995</text:p>
          </table:table-cell>
          <table:table-cell office:value-type="float" office:value="27.190001" calcext:value-type="float">
            <text:p>27.190001</text:p>
          </table:table-cell>
          <table:table-cell office:value-type="float" office:value="110.279999" calcext:value-type="float">
            <text:p>110.279999</text:p>
          </table:table-cell>
          <table:table-cell office:value-type="float" office:value="83.589996" calcext:value-type="float">
            <text:p>83.589996</text:p>
          </table:table-cell>
          <table:table-cell office:value-type="float" office:value="43.009998" calcext:value-type="float">
            <text:p>43.009998</text:p>
          </table:table-cell>
          <table:table-cell office:value-type="float" office:value="67.739998" calcext:value-type="float">
            <text:p>67.739998</text:p>
          </table:table-cell>
          <table:table-cell office:value-type="float" office:value="50.75" calcext:value-type="float">
            <text:p>50.75</text:p>
          </table:table-cell>
          <table:table-cell office:value-type="float" office:value="538.429993" calcext:value-type="float">
            <text:p>538.429993</text:p>
          </table:table-cell>
          <table:table-cell office:value-type="float" office:value="423.820007" calcext:value-type="float">
            <text:p>423.820007</text:p>
          </table:table-cell>
          <table:table-cell office:value-type="float" office:value="144.410004" calcext:value-type="float">
            <text:p>144.410004</text:p>
          </table:table-cell>
          <table:table-cell office:value-type="float" office:value="99.620003" calcext:value-type="float">
            <text:p>99.620003</text:p>
          </table:table-cell>
          <table:table-cell office:value-type="float" office:value="65.089996" calcext:value-type="float">
            <text:p>65.089996</text:p>
          </table:table-cell>
        </table:table-row>
        <table:table-row table:style-name="ro1">
          <table:table-cell office:value-type="float" office:value="80.480003" calcext:value-type="float">
            <text:p>80.480003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156.179993" calcext:value-type="float">
            <text:p>156.179993</text:p>
          </table:table-cell>
          <table:table-cell office:value-type="float" office:value="27.605" calcext:value-type="float">
            <text:p>27.605</text:p>
          </table:table-cell>
          <table:table-cell office:value-type="float" office:value="109.379997" calcext:value-type="float">
            <text:p>109.379997</text:p>
          </table:table-cell>
          <table:table-cell office:value-type="float" office:value="83.440002" calcext:value-type="float">
            <text:p>83.440002</text:p>
          </table:table-cell>
          <table:table-cell office:value-type="float" office:value="43.240002" calcext:value-type="float">
            <text:p>43.240002</text:p>
          </table:table-cell>
          <table:table-cell office:value-type="float" office:value="67.410004" calcext:value-type="float">
            <text:p>67.410004</text:p>
          </table:table-cell>
          <table:table-cell office:value-type="float" office:value="50.419998" calcext:value-type="float">
            <text:p>50.419998</text:p>
          </table:table-cell>
          <table:table-cell office:value-type="float" office:value="538.530029" calcext:value-type="float">
            <text:p>538.530029</text:p>
          </table:table-cell>
          <table:table-cell office:value-type="float" office:value="424.799988" calcext:value-type="float">
            <text:p>424.799988</text:p>
          </table:table-cell>
          <table:table-cell office:value-type="float" office:value="143.850006" calcext:value-type="float">
            <text:p>143.850006</text:p>
          </table:table-cell>
          <table:table-cell office:value-type="float" office:value="100.330002" calcext:value-type="float">
            <text:p>100.330002</text:p>
          </table:table-cell>
          <table:table-cell office:value-type="float" office:value="64.32" calcext:value-type="float">
            <text:p>64.32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155.679993" calcext:value-type="float">
            <text:p>155.679993</text:p>
          </table:table-cell>
          <table:table-cell office:value-type="float" office:value="28.004999" calcext:value-type="float">
            <text:p>28.004999</text:p>
          </table:table-cell>
          <table:table-cell office:value-type="float" office:value="109.239998" calcext:value-type="float">
            <text:p>109.239998</text:p>
          </table:table-cell>
          <table:table-cell office:value-type="float" office:value="83.110001" calcext:value-type="float">
            <text:p>83.110001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67.440002" calcext:value-type="float">
            <text:p>67.440002</text:p>
          </table:table-cell>
          <table:table-cell office:value-type="float" office:value="50.689999" calcext:value-type="float">
            <text:p>50.689999</text:p>
          </table:table-cell>
          <table:table-cell office:value-type="float" office:value="538.210022" calcext:value-type="float">
            <text:p>538.210022</text:p>
          </table:table-cell>
          <table:table-cell office:value-type="float" office:value="422.850006" calcext:value-type="float">
            <text:p>422.850006</text:p>
          </table:table-cell>
          <table:table-cell office:value-type="float" office:value="143.759995" calcext:value-type="float">
            <text:p>143.759995</text:p>
          </table:table-cell>
          <table:table-cell office:value-type="float" office:value="100.129997" calcext:value-type="float">
            <text:p>100.129997</text:p>
          </table:table-cell>
          <table:table-cell office:value-type="float" office:value="64.199997" calcext:value-type="float">
            <text:p>64.199997</text:p>
          </table:table-cell>
        </table:table-row>
        <table:table-row table:style-name="ro1">
          <table:table-cell office:value-type="float" office:value="80.339996" calcext:value-type="float">
            <text:p>80.339996</text:p>
          </table:table-cell>
          <table:table-cell office:value-type="float" office:value="41.040001" calcext:value-type="float">
            <text:p>41.040001</text:p>
          </table:table-cell>
          <table:table-cell office:value-type="float" office:value="154" calcext:value-type="float">
            <text:p>154</text:p>
          </table:table-cell>
          <table:table-cell office:value-type="float" office:value="27.895" calcext:value-type="float">
            <text:p>27.895</text:p>
          </table:table-cell>
          <table:table-cell office:value-type="float" office:value="109.239998" calcext:value-type="float">
            <text:p>109.239998</text:p>
          </table:table-cell>
          <table:table-cell office:value-type="float" office:value="82" calcext:value-type="float">
            <text:p>82</text:p>
          </table:table-cell>
          <table:table-cell office:value-type="float" office:value="42.810001" calcext:value-type="float">
            <text:p>42.810001</text:p>
          </table:table-cell>
          <table:table-cell office:value-type="float" office:value="67.959999" calcext:value-type="float">
            <text:p>67.959999</text:p>
          </table:table-cell>
          <table:table-cell office:value-type="float" office:value="50.07" calcext:value-type="float">
            <text:p>50.07</text:p>
          </table:table-cell>
          <table:table-cell office:value-type="float" office:value="531.23999" calcext:value-type="float">
            <text:p>531.23999</text:p>
          </table:table-cell>
          <table:table-cell office:value-type="float" office:value="421.429993" calcext:value-type="float">
            <text:p>421.429993</text:p>
          </table:table-cell>
          <table:table-cell office:value-type="float" office:value="143.009995" calcext:value-type="float">
            <text:p>143.009995</text:p>
          </table:table-cell>
          <table:table-cell office:value-type="float" office:value="99.620003" calcext:value-type="float">
            <text:p>99.620003</text:p>
          </table:table-cell>
          <table:table-cell office:value-type="float" office:value="64.110001" calcext:value-type="float">
            <text:p>64.110001</text:p>
          </table:table-cell>
        </table:table-row>
        <table:table-row table:style-name="ro1">
          <table:table-cell office:value-type="float" office:value="80.370003" calcext:value-type="float">
            <text:p>80.370003</text:p>
          </table:table-cell>
          <table:table-cell office:value-type="float" office:value="40.529999" calcext:value-type="float">
            <text:p>40.529999</text:p>
          </table:table-cell>
          <table:table-cell office:value-type="float" office:value="153.300003" calcext:value-type="float">
            <text:p>153.300003</text:p>
          </table:table-cell>
          <table:table-cell office:value-type="float" office:value="27.565001" calcext:value-type="float">
            <text:p>27.565001</text:p>
          </table:table-cell>
          <table:table-cell office:value-type="float" office:value="107.690002" calcext:value-type="float">
            <text:p>107.690002</text:p>
          </table:table-cell>
          <table:table-cell office:value-type="float" office:value="82.260002" calcext:value-type="float">
            <text:p>82.260002</text:p>
          </table:table-cell>
          <table:table-cell office:value-type="float" office:value="42.52" calcext:value-type="float">
            <text:p>42.52</text:p>
          </table:table-cell>
          <table:table-cell office:value-type="float" office:value="67.529999" calcext:value-type="float">
            <text:p>67.529999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523.98999" calcext:value-type="float">
            <text:p>523.98999</text:p>
          </table:table-cell>
          <table:table-cell office:value-type="float" office:value="424.149994" calcext:value-type="float">
            <text:p>424.149994</text:p>
          </table:table-cell>
          <table:table-cell office:value-type="float" office:value="140.559998" calcext:value-type="float">
            <text:p>140.559998</text:p>
          </table:table-cell>
          <table:table-cell office:value-type="float" office:value="98.940002" calcext:value-type="float">
            <text:p>98.940002</text:p>
          </table:table-cell>
          <table:table-cell office:value-type="float" office:value="63.59" calcext:value-type="float">
            <text:p>63.59</text:p>
          </table:table-cell>
        </table:table-row>
        <table:table-row table:style-name="ro1">
          <table:table-cell office:value-type="float" office:value="80.889999" calcext:value-type="float">
            <text:p>80.889999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27.924999" calcext:value-type="float">
            <text:p>27.924999</text:p>
          </table:table-cell>
          <table:table-cell office:value-type="float" office:value="108.290001" calcext:value-type="float">
            <text:p>108.290001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42.84" calcext:value-type="float">
            <text:p>42.84</text:p>
          </table:table-cell>
          <table:table-cell office:value-type="float" office:value="67.139999" calcext:value-type="float">
            <text:p>67.139999</text:p>
          </table:table-cell>
          <table:table-cell office:value-type="float" office:value="50.189999" calcext:value-type="float">
            <text:p>50.189999</text:p>
          </table:table-cell>
          <table:table-cell office:value-type="float" office:value="536.650024" calcext:value-type="float">
            <text:p>536.650024</text:p>
          </table:table-cell>
          <table:table-cell office:value-type="float" office:value="430.75" calcext:value-type="float">
            <text:p>430.75</text:p>
          </table:table-cell>
          <table:table-cell office:value-type="float" office:value="143" calcext:value-type="float">
            <text:p>143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65.099998" calcext:value-type="float">
            <text:p>65.099998</text:p>
          </table:table-cell>
        </table:table-row>
        <table:table-row table:style-name="ro1">
          <table:table-cell office:value-type="float" office:value="80.949997" calcext:value-type="float">
            <text:p>80.949997</text:p>
          </table:table-cell>
          <table:table-cell office:value-type="float" office:value="40.98" calcext:value-type="float">
            <text:p>40.98</text:p>
          </table:table-cell>
          <table:table-cell office:value-type="float" office:value="156.25" calcext:value-type="float">
            <text:p>156.25</text:p>
          </table:table-cell>
          <table:table-cell office:value-type="float" office:value="27.965" calcext:value-type="float">
            <text:p>27.965</text:p>
          </table:table-cell>
          <table:table-cell office:value-type="float" office:value="108.650002" calcext:value-type="float">
            <text:p>108.650002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42.990002" calcext:value-type="float">
            <text:p>42.990002</text:p>
          </table:table-cell>
          <table:table-cell office:value-type="float" office:value="67.120003" calcext:value-type="float">
            <text:p>67.120003</text:p>
          </table:table-cell>
          <table:table-cell office:value-type="float" office:value="50.139999" calcext:value-type="float">
            <text:p>50.139999</text:p>
          </table:table-cell>
          <table:table-cell office:value-type="float" office:value="538.369995" calcext:value-type="float">
            <text:p>538.369995</text:p>
          </table:table-cell>
          <table:table-cell office:value-type="float" office:value="432.51001" calcext:value-type="float">
            <text:p>432.51001</text:p>
          </table:table-cell>
          <table:table-cell office:value-type="float" office:value="145.550003" calcext:value-type="float">
            <text:p>145.550003</text:p>
          </table:table-cell>
          <table:table-cell office:value-type="float" office:value="101.32" calcext:value-type="float">
            <text:p>101.32</text:p>
          </table:table-cell>
          <table:table-cell office:value-type="float" office:value="65.190002" calcext:value-type="float">
            <text:p>65.190002</text:p>
          </table:table-cell>
        </table:table-row>
        <table:table-row table:style-name="ro1">
          <table:table-cell office:value-type="float" office:value="80.029999" calcext:value-type="float">
            <text:p>80.029999</text:p>
          </table:table-cell>
          <table:table-cell office:value-type="float" office:value="40.77" calcext:value-type="float">
            <text:p>40.77</text:p>
          </table:table-cell>
          <table:table-cell office:value-type="float" office:value="155.949997" calcext:value-type="float">
            <text:p>155.949997</text:p>
          </table:table-cell>
          <table:table-cell office:value-type="float" office:value="27.764999" calcext:value-type="float">
            <text:p>27.764999</text:p>
          </table:table-cell>
          <table:table-cell office:value-type="float" office:value="107.440002" calcext:value-type="float">
            <text:p>107.440002</text:p>
          </table:table-cell>
          <table:table-cell office:value-type="float" office:value="82.25" calcext:value-type="float">
            <text:p>82.25</text:p>
          </table:table-cell>
          <table:table-cell office:value-type="float" office:value="42.490002" calcext:value-type="float">
            <text:p>42.490002</text:p>
          </table:table-cell>
          <table:table-cell office:value-type="float" office:value="65.290001" calcext:value-type="float">
            <text:p>65.290001</text:p>
          </table:table-cell>
          <table:table-cell office:value-type="float" office:value="49.400002" calcext:value-type="float">
            <text:p>49.400002</text:p>
          </table:table-cell>
          <table:table-cell office:value-type="float" office:value="531.599976" calcext:value-type="float">
            <text:p>531.599976</text:p>
          </table:table-cell>
          <table:table-cell office:value-type="float" office:value="431.079987" calcext:value-type="float">
            <text:p>431.079987</text:p>
          </table:table-cell>
          <table:table-cell office:value-type="float" office:value="144.940002" calcext:value-type="float">
            <text:p>144.940002</text:p>
          </table:table-cell>
          <table:table-cell office:value-type="float" office:value="100.879997" calcext:value-type="float">
            <text:p>100.879997</text:p>
          </table:table-cell>
          <table:table-cell office:value-type="float" office:value="64.75" calcext:value-type="float">
            <text:p>64.75</text:p>
          </table:table-cell>
        </table:table-row>
        <table:table-row table:style-name="ro1">
          <table:table-cell office:value-type="float" office:value="80.160004" calcext:value-type="float">
            <text:p>80.160004</text:p>
          </table:table-cell>
          <table:table-cell office:value-type="float" office:value="40.75" calcext:value-type="float">
            <text:p>40.75</text:p>
          </table:table-cell>
          <table:table-cell office:value-type="float" office:value="155.380005" calcext:value-type="float">
            <text:p>155.380005</text:p>
          </table:table-cell>
          <table:table-cell office:value-type="float" office:value="27.975" calcext:value-type="float">
            <text:p>27.975</text:p>
          </table:table-cell>
          <table:table-cell office:value-type="float" office:value="107.980003" calcext:value-type="float">
            <text:p>107.980003</text:p>
          </table:table-cell>
          <table:table-cell office:value-type="float" office:value="83.239998" calcext:value-type="float">
            <text:p>83.239998</text:p>
          </table:table-cell>
          <table:table-cell office:value-type="float" office:value="42.84" calcext:value-type="float">
            <text:p>42.84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49.639999" calcext:value-type="float">
            <text:p>49.639999</text:p>
          </table:table-cell>
          <table:table-cell office:value-type="float" office:value="530.559998" calcext:value-type="float">
            <text:p>530.559998</text:p>
          </table:table-cell>
          <table:table-cell office:value-type="float" office:value="429.980011" calcext:value-type="float">
            <text:p>429.980011</text:p>
          </table:table-cell>
          <table:table-cell office:value-type="float" office:value="145.410004" calcext:value-type="float">
            <text:p>145.410004</text:p>
          </table:table-cell>
          <table:table-cell office:value-type="float" office:value="100.68" calcext:value-type="float">
            <text:p>100.68</text:p>
          </table:table-cell>
          <table:table-cell office:value-type="float" office:value="64.980003" calcext:value-type="float">
            <text:p>64.980003</text:p>
          </table:table-cell>
        </table:table-row>
        <table:table-row table:style-name="ro1">
          <table:table-cell office:value-type="float" office:value="80.110001" calcext:value-type="float">
            <text:p>80.110001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156.589996" calcext:value-type="float">
            <text:p>156.589996</text:p>
          </table:table-cell>
          <table:table-cell office:value-type="float" office:value="28.139999" calcext:value-type="float">
            <text:p>28.139999</text:p>
          </table:table-cell>
          <table:table-cell office:value-type="float" office:value="108.019997" calcext:value-type="float">
            <text:p>108.019997</text:p>
          </table:table-cell>
          <table:table-cell office:value-type="float" office:value="82.900002" calcext:value-type="float">
            <text:p>82.900002</text:p>
          </table:table-cell>
          <table:table-cell office:value-type="float" office:value="42.27" calcext:value-type="float">
            <text:p>42.27</text:p>
          </table:table-cell>
          <table:table-cell office:value-type="float" office:value="65.540001" calcext:value-type="float">
            <text:p>65.540001</text:p>
          </table:table-cell>
          <table:table-cell office:value-type="float" office:value="49.900002" calcext:value-type="float">
            <text:p>49.900002</text:p>
          </table:table-cell>
          <table:table-cell office:value-type="float" office:value="533.77002" calcext:value-type="float">
            <text:p>533.77002</text:p>
          </table:table-cell>
          <table:table-cell office:value-type="float" office:value="429.450012" calcext:value-type="float">
            <text:p>429.450012</text:p>
          </table:table-cell>
          <table:table-cell office:value-type="float" office:value="146.880005" calcext:value-type="float">
            <text:p>146.880005</text:p>
          </table:table-cell>
          <table:table-cell office:value-type="float" office:value="100.970001" calcext:value-type="float">
            <text:p>100.970001</text:p>
          </table:table-cell>
          <table:table-cell office:value-type="float" office:value="65.860001" calcext:value-type="float">
            <text:p>65.860001</text:p>
          </table:table-cell>
        </table:table-row>
        <table:table-row table:style-name="ro1">
          <table:table-cell office:value-type="float" office:value="80.830002" calcext:value-type="float">
            <text:p>80.830002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157.710007" calcext:value-type="float">
            <text:p>157.710007</text:p>
          </table:table-cell>
          <table:table-cell office:value-type="float" office:value="28.35" calcext:value-type="float">
            <text:p>28.35</text:p>
          </table:table-cell>
          <table:table-cell office:value-type="float" office:value="107.209999" calcext:value-type="float">
            <text:p>107.209999</text:p>
          </table:table-cell>
          <table:table-cell office:value-type="float" office:value="82.839996" calcext:value-type="float">
            <text:p>82.839996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65.25" calcext:value-type="float">
            <text:p>65.25</text:p>
          </table:table-cell>
          <table:table-cell office:value-type="float" office:value="50.009998" calcext:value-type="float">
            <text:p>50.009998</text:p>
          </table:table-cell>
          <table:table-cell office:value-type="float" office:value="539.179993" calcext:value-type="float">
            <text:p>539.179993</text:p>
          </table:table-cell>
          <table:table-cell office:value-type="float" office:value="428" calcext:value-type="float">
            <text:p>428</text:p>
          </table:table-cell>
          <table:table-cell office:value-type="float" office:value="148.050003" calcext:value-type="float">
            <text:p>148.050003</text:p>
          </table:table-cell>
          <table:table-cell office:value-type="float" office:value="101.980003" calcext:value-type="float">
            <text:p>101.980003</text:p>
          </table:table-cell>
          <table:table-cell office:value-type="float" office:value="65.93" calcext:value-type="float">
            <text:p>65.93</text:p>
          </table:table-cell>
        </table:table-row>
        <table:table-row table:style-name="ro1">
          <table:table-cell office:value-type="float" office:value="80.970001" calcext:value-type="float">
            <text:p>80.970001</text:p>
          </table:table-cell>
          <table:table-cell office:value-type="float" office:value="41.490002" calcext:value-type="float">
            <text:p>41.490002</text:p>
          </table:table-cell>
          <table:table-cell office:value-type="float" office:value="157.910004" calcext:value-type="float">
            <text:p>157.910004</text:p>
          </table:table-cell>
          <table:table-cell office:value-type="float" office:value="28.215" calcext:value-type="float">
            <text:p>28.215</text:p>
          </table:table-cell>
          <table:table-cell office:value-type="float" office:value="107.5" calcext:value-type="float">
            <text:p>107.5</text:p>
          </table:table-cell>
          <table:table-cell office:value-type="float" office:value="83.580002" calcext:value-type="float">
            <text:p>83.580002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65.75" calcext:value-type="float">
            <text:p>65.75</text:p>
          </table:table-cell>
          <table:table-cell office:value-type="float" office:value="49.779999" calcext:value-type="float">
            <text:p>49.779999</text:p>
          </table:table-cell>
          <table:table-cell office:value-type="float" office:value="532.01001" calcext:value-type="float">
            <text:p>532.01001</text:p>
          </table:table-cell>
          <table:table-cell office:value-type="float" office:value="426" calcext:value-type="float">
            <text:p>426</text:p>
          </table:table-cell>
          <table:table-cell office:value-type="float" office:value="146.880005" calcext:value-type="float">
            <text:p>146.880005</text:p>
          </table:table-cell>
          <table:table-cell office:value-type="float" office:value="102.370003" calcext:value-type="float">
            <text:p>102.370003</text:p>
          </table:table-cell>
          <table:table-cell office:value-type="float" office:value="65.790001" calcext:value-type="float">
            <text:p>65.790001</text:p>
          </table:table-cell>
        </table:table-row>
        <table:table-row table:style-name="ro1">
          <table:table-cell office:value-type="float" office:value="80.75" calcext:value-type="float">
            <text:p>80.75</text:p>
          </table:table-cell>
          <table:table-cell office:value-type="float" office:value="41.23" calcext:value-type="float">
            <text:p>41.23</text:p>
          </table:table-cell>
          <table:table-cell office:value-type="float" office:value="158" calcext:value-type="float">
            <text:p>158</text:p>
          </table:table-cell>
          <table:table-cell office:value-type="float" office:value="28.014999" calcext:value-type="float">
            <text:p>28.014999</text:p>
          </table:table-cell>
          <table:table-cell office:value-type="float" office:value="106.050003" calcext:value-type="float">
            <text:p>106.050003</text:p>
          </table:table-cell>
          <table:table-cell office:value-type="float" office:value="83.389999" calcext:value-type="float">
            <text:p>83.389999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65.75" calcext:value-type="float">
            <text:p>65.75</text:p>
          </table:table-cell>
          <table:table-cell office:value-type="float" office:value="49.529999" calcext:value-type="float">
            <text:p>49.529999</text:p>
          </table:table-cell>
          <table:table-cell office:value-type="float" office:value="533.97998" calcext:value-type="float">
            <text:p>533.97998</text:p>
          </table:table-cell>
          <table:table-cell office:value-type="float" office:value="424.869995" calcext:value-type="float">
            <text:p>424.869995</text:p>
          </table:table-cell>
          <table:table-cell office:value-type="float" office:value="147.179993" calcext:value-type="float">
            <text:p>147.179993</text:p>
          </table:table-cell>
          <table:table-cell office:value-type="float" office:value="103.660004" calcext:value-type="float">
            <text:p>103.660004</text:p>
          </table:table-cell>
          <table:table-cell office:value-type="float" office:value="65.709999" calcext:value-type="float">
            <text:p>65.709999</text:p>
          </table:table-cell>
        </table:table-row>
        <table:table-row table:style-name="ro1">
          <table:table-cell office:value-type="float" office:value="80.93" calcext:value-type="float">
            <text:p>80.93</text:p>
          </table:table-cell>
          <table:table-cell office:value-type="float" office:value="41.369999" calcext:value-type="float">
            <text:p>41.369999</text:p>
          </table:table-cell>
          <table:table-cell office:value-type="float" office:value="159.429993" calcext:value-type="float">
            <text:p>159.429993</text:p>
          </table:table-cell>
          <table:table-cell office:value-type="float" office:value="28.200001" calcext:value-type="float">
            <text:p>28.200001</text:p>
          </table:table-cell>
          <table:table-cell office:value-type="float" office:value="105.419998" calcext:value-type="float">
            <text:p>105.419998</text:p>
          </table:table-cell>
          <table:table-cell office:value-type="float" office:value="83.82" calcext:value-type="float">
            <text:p>83.82</text:p>
          </table:table-cell>
          <table:table-cell office:value-type="float" office:value="42.869999" calcext:value-type="float">
            <text:p>42.869999</text:p>
          </table:table-cell>
          <table:table-cell office:value-type="float" office:value="64.75" calcext:value-type="float">
            <text:p>64.75</text:p>
          </table:table-cell>
          <table:table-cell office:value-type="float" office:value="49.57" calcext:value-type="float">
            <text:p>49.57</text:p>
          </table:table-cell>
          <table:table-cell office:value-type="float" office:value="538.48999" calcext:value-type="float">
            <text:p>538.48999</text:p>
          </table:table-cell>
          <table:table-cell office:value-type="float" office:value="420.600006" calcext:value-type="float">
            <text:p>420.600006</text:p>
          </table:table-cell>
          <table:table-cell office:value-type="float" office:value="147.139999" calcext:value-type="float">
            <text:p>147.139999</text:p>
          </table:table-cell>
          <table:table-cell office:value-type="float" office:value="104.419998" calcext:value-type="float">
            <text:p>104.419998</text:p>
          </table:table-cell>
          <table:table-cell office:value-type="float" office:value="65.919998" calcext:value-type="float">
            <text:p>65.919998</text:p>
          </table:table-cell>
        </table:table-row>
        <table:table-row table:style-name="ro1">
          <table:table-cell office:value-type="float" office:value="80.169998" calcext:value-type="float">
            <text:p>80.169998</text:p>
          </table:table-cell>
          <table:table-cell office:value-type="float" office:value="41.259998" calcext:value-type="float">
            <text:p>41.259998</text:p>
          </table:table-cell>
          <table:table-cell office:value-type="float" office:value="160.25" calcext:value-type="float">
            <text:p>160.25</text:p>
          </table:table-cell>
          <table:table-cell office:value-type="float" office:value="28.940001" calcext:value-type="float">
            <text:p>28.940001</text:p>
          </table:table-cell>
          <table:table-cell office:value-type="float" office:value="105.970001" calcext:value-type="float">
            <text:p>105.970001</text:p>
          </table:table-cell>
          <table:table-cell office:value-type="float" office:value="82.82" calcext:value-type="float">
            <text:p>82.82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65.129997" calcext:value-type="float">
            <text:p>65.129997</text:p>
          </table:table-cell>
          <table:table-cell office:value-type="float" office:value="49.68" calcext:value-type="float">
            <text:p>49.68</text:p>
          </table:table-cell>
          <table:table-cell office:value-type="float" office:value="537.950012" calcext:value-type="float">
            <text:p>537.950012</text:p>
          </table:table-cell>
          <table:table-cell office:value-type="float" office:value="428" calcext:value-type="float">
            <text:p>428</text:p>
          </table:table-cell>
          <table:table-cell office:value-type="float" office:value="146.559998" calcext:value-type="float">
            <text:p>146.559998</text:p>
          </table:table-cell>
          <table:table-cell office:value-type="float" office:value="102.910004" calcext:value-type="float">
            <text:p>102.910004</text:p>
          </table:table-cell>
          <table:table-cell office:value-type="float" office:value="65.449997" calcext:value-type="float">
            <text:p>65.449997</text:p>
          </table:table-cell>
        </table:table-row>
        <table:table-row table:style-name="ro1">
          <table:table-cell office:value-type="float" office:value="80.239998" calcext:value-type="float">
            <text:p>80.239998</text:p>
          </table:table-cell>
          <table:table-cell office:value-type="float" office:value="41.119999" calcext:value-type="float">
            <text:p>41.119999</text:p>
          </table:table-cell>
          <table:table-cell office:value-type="float" office:value="160.729996" calcext:value-type="float">
            <text:p>160.729996</text:p>
          </table:table-cell>
          <table:table-cell office:value-type="float" office:value="28.68" calcext:value-type="float">
            <text:p>28.68</text:p>
          </table:table-cell>
          <table:table-cell office:value-type="float" office:value="105.089996" calcext:value-type="float">
            <text:p>105.089996</text:p>
          </table:table-cell>
          <table:table-cell office:value-type="float" office:value="82.080002" calcext:value-type="float">
            <text:p>82.080002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65.040001" calcext:value-type="float">
            <text:p>65.040001</text:p>
          </table:table-cell>
          <table:table-cell office:value-type="float" office:value="49.759998" calcext:value-type="float">
            <text:p>49.759998</text:p>
          </table:table-cell>
          <table:table-cell office:value-type="float" office:value="540.150024" calcext:value-type="float">
            <text:p>540.150024</text:p>
          </table:table-cell>
          <table:table-cell office:value-type="float" office:value="431.549988" calcext:value-type="float">
            <text:p>431.549988</text:p>
          </table:table-cell>
          <table:table-cell office:value-type="float" office:value="147.259995" calcext:value-type="float">
            <text:p>147.259995</text:p>
          </table:table-cell>
          <table:table-cell office:value-type="float" office:value="102.269997" calcext:value-type="float">
            <text:p>102.269997</text:p>
          </table:table-cell>
          <table:table-cell office:value-type="float" office:value="65.480003" calcext:value-type="float">
            <text:p>65.480003</text:p>
          </table:table-cell>
        </table:table-row>
        <table:table-row table:style-name="ro1">
          <table:table-cell office:value-type="float" office:value="79.970001" calcext:value-type="float">
            <text:p>79.970001</text:p>
          </table:table-cell>
          <table:table-cell office:value-type="float" office:value="41.119999" calcext:value-type="float">
            <text:p>41.119999</text:p>
          </table:table-cell>
          <table:table-cell office:value-type="float" office:value="159.919998" calcext:value-type="float">
            <text:p>159.919998</text:p>
          </table:table-cell>
          <table:table-cell office:value-type="float" office:value="28.344999" calcext:value-type="float">
            <text:p>28.344999</text:p>
          </table:table-cell>
          <table:table-cell office:value-type="float" office:value="104.220001" calcext:value-type="float">
            <text:p>104.220001</text:p>
          </table:table-cell>
          <table:table-cell office:value-type="float" office:value="82.050003" calcext:value-type="float">
            <text:p>82.050003</text:p>
          </table:table-cell>
          <table:table-cell office:value-type="float" office:value="42.5" calcext:value-type="float">
            <text:p>42.5</text:p>
          </table:table-cell>
          <table:table-cell office:value-type="float" office:value="64.57" calcext:value-type="float">
            <text:p>64.57</text:p>
          </table:table-cell>
          <table:table-cell office:value-type="float" office:value="49.580002" calcext:value-type="float">
            <text:p>49.580002</text:p>
          </table:table-cell>
          <table:table-cell office:value-type="float" office:value="538.119995" calcext:value-type="float">
            <text:p>538.119995</text:p>
          </table:table-cell>
          <table:table-cell office:value-type="float" office:value="426.200012" calcext:value-type="float">
            <text:p>426.200012</text:p>
          </table:table-cell>
          <table:table-cell office:value-type="float" office:value="144.339996" calcext:value-type="float">
            <text:p>144.339996</text:p>
          </table:table-cell>
          <table:table-cell office:value-type="float" office:value="101.230003" calcext:value-type="float">
            <text:p>101.230003</text:p>
          </table:table-cell>
          <table:table-cell office:value-type="float" office:value="65.720001" calcext:value-type="float">
            <text:p>65.720001</text:p>
          </table:table-cell>
        </table:table-row>
        <table:table-row table:style-name="ro1">
          <table:table-cell office:value-type="float" office:value="79.220001" calcext:value-type="float">
            <text:p>79.220001</text:p>
          </table:table-cell>
          <table:table-cell office:value-type="float" office:value="40.939999" calcext:value-type="float">
            <text:p>40.939999</text:p>
          </table:table-cell>
          <table:table-cell office:value-type="float" office:value="159.369995" calcext:value-type="float">
            <text:p>159.369995</text:p>
          </table:table-cell>
          <table:table-cell office:value-type="float" office:value="29.235001" calcext:value-type="float">
            <text:p>29.235001</text:p>
          </table:table-cell>
          <table:table-cell office:value-type="float" office:value="103.199997" calcext:value-type="float">
            <text:p>103.199997</text:p>
          </table:table-cell>
          <table:table-cell office:value-type="float" office:value="82.040001" calcext:value-type="float">
            <text:p>82.040001</text:p>
          </table:table-cell>
          <table:table-cell office:value-type="float" office:value="42.02" calcext:value-type="float">
            <text:p>42.02</text:p>
          </table:table-cell>
          <table:table-cell office:value-type="float" office:value="63.939999" calcext:value-type="float">
            <text:p>63.939999</text:p>
          </table:table-cell>
          <table:table-cell office:value-type="float" office:value="49.450001" calcext:value-type="float">
            <text:p>49.450001</text:p>
          </table:table-cell>
          <table:table-cell office:value-type="float" office:value="532.799988" calcext:value-type="float">
            <text:p>532.799988</text:p>
          </table:table-cell>
          <table:table-cell office:value-type="float" office:value="427.450012" calcext:value-type="float">
            <text:p>427.450012</text:p>
          </table:table-cell>
          <table:table-cell office:value-type="float" office:value="143.419998" calcext:value-type="float">
            <text:p>143.419998</text:p>
          </table:table-cell>
          <table:table-cell office:value-type="float" office:value="101.010002" calcext:value-type="float">
            <text:p>101.010002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 office:value-type="float" office:value="79.43" calcext:value-type="float">
            <text:p>79.43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158" calcext:value-type="float">
            <text:p>158</text:p>
          </table:table-cell>
          <table:table-cell office:value-type="float" office:value="29.155001" calcext:value-type="float">
            <text:p>29.155001</text:p>
          </table:table-cell>
          <table:table-cell office:value-type="float" office:value="102.959999" calcext:value-type="float">
            <text:p>102.959999</text:p>
          </table:table-cell>
          <table:table-cell office:value-type="float" office:value="81.68" calcext:value-type="float">
            <text:p>81.68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63.529999" calcext:value-type="float">
            <text:p>63.529999</text:p>
          </table:table-cell>
          <table:table-cell office:value-type="float" office:value="49.470001" calcext:value-type="float">
            <text:p>49.470001</text:p>
          </table:table-cell>
          <table:table-cell office:value-type="float" office:value="538.01001" calcext:value-type="float">
            <text:p>538.01001</text:p>
          </table:table-cell>
          <table:table-cell office:value-type="float" office:value="429.709991" calcext:value-type="float">
            <text:p>429.709991</text:p>
          </table:table-cell>
          <table:table-cell office:value-type="float" office:value="142.509995" calcext:value-type="float">
            <text:p>142.509995</text:p>
          </table:table-cell>
          <table:table-cell office:value-type="float" office:value="101.010002" calcext:value-type="float">
            <text:p>101.010002</text:p>
          </table:table-cell>
          <table:table-cell office:value-type="float" office:value="67.419998" calcext:value-type="float">
            <text:p>67.419998</text:p>
          </table:table-cell>
        </table:table-row>
        <table:table-row table:style-name="ro1">
          <table:table-cell office:value-type="float" office:value="79.18" calcext:value-type="float">
            <text:p>79.18</text:p>
          </table:table-cell>
          <table:table-cell office:value-type="float" office:value="41.18" calcext:value-type="float">
            <text:p>41.18</text:p>
          </table:table-cell>
          <table:table-cell office:value-type="float" office:value="159.899994" calcext:value-type="float">
            <text:p>159.899994</text:p>
          </table:table-cell>
          <table:table-cell office:value-type="float" office:value="29.01" calcext:value-type="float">
            <text:p>29.01</text:p>
          </table:table-cell>
          <table:table-cell office:value-type="float" office:value="103.139999" calcext:value-type="float">
            <text:p>103.139999</text:p>
          </table:table-cell>
          <table:table-cell office:value-type="float" office:value="82.360001" calcext:value-type="float">
            <text:p>82.360001</text:p>
          </table:table-cell>
          <table:table-cell office:value-type="float" office:value="41.48" calcext:value-type="float">
            <text:p>41.48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49.5" calcext:value-type="float">
            <text:p>49.5</text:p>
          </table:table-cell>
          <table:table-cell office:value-type="float" office:value="537.369995" calcext:value-type="float">
            <text:p>537.369995</text:p>
          </table:table-cell>
          <table:table-cell office:value-type="float" office:value="427.230011" calcext:value-type="float">
            <text:p>427.230011</text:p>
          </table:table-cell>
          <table:table-cell office:value-type="float" office:value="142.259995" calcext:value-type="float">
            <text:p>142.259995</text:p>
          </table:table-cell>
          <table:table-cell office:value-type="float" office:value="101.550003" calcext:value-type="float">
            <text:p>101.550003</text:p>
          </table:table-cell>
          <table:table-cell office:value-type="float" office:value="67.220001" calcext:value-type="float">
            <text:p>67.220001</text:p>
          </table:table-cell>
        </table:table-row>
        <table:table-row table:style-name="ro1">
          <table:table-cell office:value-type="float" office:value="78.650002" calcext:value-type="float">
            <text:p>78.650002</text:p>
          </table:table-cell>
          <table:table-cell office:value-type="float" office:value="41.360001" calcext:value-type="float">
            <text:p>41.360001</text:p>
          </table:table-cell>
          <table:table-cell office:value-type="float" office:value="159.089996" calcext:value-type="float">
            <text:p>159.089996</text:p>
          </table:table-cell>
          <table:table-cell office:value-type="float" office:value="28.594999" calcext:value-type="float">
            <text:p>28.594999</text:p>
          </table:table-cell>
          <table:table-cell office:value-type="float" office:value="103.470001" calcext:value-type="float">
            <text:p>103.470001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41.369999" calcext:value-type="float">
            <text:p>41.369999</text:p>
          </table:table-cell>
          <table:table-cell office:value-type="float" office:value="64.459999" calcext:value-type="float">
            <text:p>64.459999</text:p>
          </table:table-cell>
          <table:table-cell office:value-type="float" office:value="49.439999" calcext:value-type="float">
            <text:p>49.439999</text:p>
          </table:table-cell>
          <table:table-cell office:value-type="float" office:value="536.789978" calcext:value-type="float">
            <text:p>536.789978</text:p>
          </table:table-cell>
          <table:table-cell office:value-type="float" office:value="430.399994" calcext:value-type="float">
            <text:p>430.399994</text:p>
          </table:table-cell>
          <table:table-cell office:value-type="float" office:value="141.449997" calcext:value-type="float">
            <text:p>141.449997</text:p>
          </table:table-cell>
          <table:table-cell office:value-type="float" office:value="100.279999" calcext:value-type="float">
            <text:p>100.279999</text:p>
          </table:table-cell>
          <table:table-cell office:value-type="float" office:value="66.800003" calcext:value-type="float">
            <text:p>66.800003</text:p>
          </table:table-cell>
        </table:table-row>
        <table:table-row table:style-name="ro1">
          <table:table-cell office:value-type="float" office:value="78.459999" calcext:value-type="float">
            <text:p>78.459999</text:p>
          </table:table-cell>
          <table:table-cell office:value-type="float" office:value="40.84" calcext:value-type="float">
            <text:p>40.84</text:p>
          </table:table-cell>
          <table:table-cell office:value-type="float" office:value="159.210007" calcext:value-type="float">
            <text:p>159.210007</text:p>
          </table:table-cell>
          <table:table-cell office:value-type="float" office:value="28.504999" calcext:value-type="float">
            <text:p>28.504999</text:p>
          </table:table-cell>
          <table:table-cell office:value-type="float" office:value="102.650002" calcext:value-type="float">
            <text:p>102.650002</text:p>
          </table:table-cell>
          <table:table-cell office:value-type="float" office:value="81.93" calcext:value-type="float">
            <text:p>81.93</text:p>
          </table:table-cell>
          <table:table-cell office:value-type="float" office:value="41.330002" calcext:value-type="float">
            <text:p>41.330002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49.220001" calcext:value-type="float">
            <text:p>49.220001</text:p>
          </table:table-cell>
          <table:table-cell office:value-type="float" office:value="532.929993" calcext:value-type="float">
            <text:p>532.929993</text:p>
          </table:table-cell>
          <table:table-cell office:value-type="float" office:value="430.070007" calcext:value-type="float">
            <text:p>430.070007</text:p>
          </table:table-cell>
          <table:table-cell office:value-type="float" office:value="141.440002" calcext:value-type="float">
            <text:p>141.440002</text:p>
          </table:table-cell>
          <table:table-cell office:value-type="float" office:value="99.919998" calcext:value-type="float">
            <text:p>99.919998</text:p>
          </table:table-cell>
          <table:table-cell office:value-type="float" office:value="66.699997" calcext:value-type="float">
            <text:p>66.699997</text:p>
          </table:table-cell>
        </table:table-row>
        <table:table-row table:style-name="ro1">
          <table:table-cell office:value-type="float" office:value="78.910004" calcext:value-type="float">
            <text:p>78.910004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160.570007" calcext:value-type="float">
            <text:p>160.570007</text:p>
          </table:table-cell>
          <table:table-cell office:value-type="float" office:value="28.514999" calcext:value-type="float">
            <text:p>28.514999</text:p>
          </table:table-cell>
          <table:table-cell office:value-type="float" office:value="102.400002" calcext:value-type="float">
            <text:p>102.400002</text:p>
          </table:table-cell>
          <table:table-cell office:value-type="float" office:value="82.209999" calcext:value-type="float">
            <text:p>82.209999</text:p>
          </table:table-cell>
          <table:table-cell office:value-type="float" office:value="41.189999" calcext:value-type="float">
            <text:p>41.189999</text:p>
          </table:table-cell>
          <table:table-cell office:value-type="float" office:value="63.810001" calcext:value-type="float">
            <text:p>63.810001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539.909973" calcext:value-type="float">
            <text:p>539.909973</text:p>
          </table:table-cell>
          <table:table-cell office:value-type="float" office:value="434.399994" calcext:value-type="float">
            <text:p>434.399994</text:p>
          </table:table-cell>
          <table:table-cell office:value-type="float" office:value="143.779999" calcext:value-type="float">
            <text:p>143.779999</text:p>
          </table:table-cell>
          <table:table-cell office:value-type="float" office:value="100.32" calcext:value-type="float">
            <text:p>100.32</text:p>
          </table:table-cell>
          <table:table-cell office:value-type="float" office:value="66.900002" calcext:value-type="float">
            <text:p>66.900002</text:p>
          </table:table-cell>
        </table:table-row>
        <table:table-row table:style-name="ro1">
          <table:table-cell office:value-type="float" office:value="78.410004" calcext:value-type="float">
            <text:p>78.410004</text:p>
          </table:table-cell>
          <table:table-cell office:value-type="float" office:value="40.709999" calcext:value-type="float">
            <text:p>40.709999</text:p>
          </table:table-cell>
          <table:table-cell office:value-type="float" office:value="158.869995" calcext:value-type="float">
            <text:p>158.869995</text:p>
          </table:table-cell>
          <table:table-cell office:value-type="float" office:value="28.385" calcext:value-type="float">
            <text:p>28.385</text:p>
          </table:table-cell>
          <table:table-cell office:value-type="float" office:value="101.889999" calcext:value-type="float">
            <text:p>101.889999</text:p>
          </table:table-cell>
          <table:table-cell office:value-type="float" office:value="82.209999" calcext:value-type="float">
            <text:p>82.209999</text:p>
          </table:table-cell>
          <table:table-cell office:value-type="float" office:value="40.599998" calcext:value-type="float">
            <text:p>40.599998</text:p>
          </table:table-cell>
          <table:table-cell office:value-type="float" office:value="63.41" calcext:value-type="float">
            <text:p>63.41</text:p>
          </table:table-cell>
          <table:table-cell office:value-type="float" office:value="47.880001" calcext:value-type="float">
            <text:p>47.880001</text:p>
          </table:table-cell>
          <table:table-cell office:value-type="float" office:value="537.76001" calcext:value-type="float">
            <text:p>537.76001</text:p>
          </table:table-cell>
          <table:table-cell office:value-type="float" office:value="434.399994" calcext:value-type="float">
            <text:p>434.399994</text:p>
          </table:table-cell>
          <table:table-cell office:value-type="float" office:value="143.220001" calcext:value-type="float">
            <text:p>143.220001</text:p>
          </table:table-cell>
          <table:table-cell office:value-type="float" office:value="99.940002" calcext:value-type="float">
            <text:p>99.940002</text:p>
          </table:table-cell>
          <table:table-cell office:value-type="float" office:value="66.550003" calcext:value-type="float">
            <text:p>66.550003</text:p>
          </table:table-cell>
        </table:table-row>
        <table:table-row table:style-name="ro1">
          <table:table-cell office:value-type="float" office:value="78.040001" calcext:value-type="float">
            <text:p>78.040001</text:p>
          </table:table-cell>
          <table:table-cell office:value-type="float" office:value="40.48" calcext:value-type="float">
            <text:p>40.48</text:p>
          </table:table-cell>
          <table:table-cell office:value-type="float" office:value="157.470001" calcext:value-type="float">
            <text:p>157.470001</text:p>
          </table:table-cell>
          <table:table-cell office:value-type="float" office:value="28.1" calcext:value-type="float">
            <text:p>28.1</text:p>
          </table:table-cell>
          <table:table-cell office:value-type="float" office:value="101.18" calcext:value-type="float">
            <text:p>101.18</text:p>
          </table:table-cell>
          <table:table-cell office:value-type="float" office:value="83.290001" calcext:value-type="float">
            <text:p>83.290001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62.759998" calcext:value-type="float">
            <text:p>62.759998</text:p>
          </table:table-cell>
          <table:table-cell office:value-type="float" office:value="47.959999" calcext:value-type="float">
            <text:p>47.959999</text:p>
          </table:table-cell>
          <table:table-cell office:value-type="float" office:value="536.349976" calcext:value-type="float">
            <text:p>536.349976</text:p>
          </table:table-cell>
          <table:table-cell office:value-type="float" office:value="429.660004" calcext:value-type="float">
            <text:p>429.660004</text:p>
          </table:table-cell>
          <table:table-cell office:value-type="float" office:value="141.039993" calcext:value-type="float">
            <text:p>141.039993</text:p>
          </table:table-cell>
          <table:table-cell office:value-type="float" office:value="98.989998" calcext:value-type="float">
            <text:p>98.989998</text:p>
          </table:table-cell>
          <table:table-cell office:value-type="float" office:value="66.980003" calcext:value-type="float">
            <text:p>66.980003</text:p>
          </table:table-cell>
        </table:table-row>
        <table:table-row table:style-name="ro1">
          <table:table-cell office:value-type="float" office:value="77.480003" calcext:value-type="float">
            <text:p>77.480003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57.029999" calcext:value-type="float">
            <text:p>157.029999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101.290001" calcext:value-type="float">
            <text:p>101.290001</text:p>
          </table:table-cell>
          <table:table-cell office:value-type="float" office:value="82.860001" calcext:value-type="float">
            <text:p>82.860001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62.919998" calcext:value-type="float">
            <text:p>62.919998</text:p>
          </table:table-cell>
          <table:table-cell office:value-type="float" office:value="47.25" calcext:value-type="float">
            <text:p>47.25</text:p>
          </table:table-cell>
          <table:table-cell office:value-type="float" office:value="533.309998" calcext:value-type="float">
            <text:p>533.309998</text:p>
          </table:table-cell>
          <table:table-cell office:value-type="float" office:value="425.619995" calcext:value-type="float">
            <text:p>425.619995</text:p>
          </table:table-cell>
          <table:table-cell office:value-type="float" office:value="140.240005" calcext:value-type="float">
            <text:p>140.240005</text:p>
          </table:table-cell>
          <table:table-cell office:value-type="float" office:value="98.599998" calcext:value-type="float">
            <text:p>98.599998</text:p>
          </table:table-cell>
          <table:table-cell office:value-type="float" office:value="67.860001" calcext:value-type="float">
            <text:p>67.860001</text:p>
          </table:table-cell>
        </table:table-row>
        <table:table-row table:style-name="ro1">
          <table:table-cell office:value-type="float" office:value="77.970001" calcext:value-type="float">
            <text:p>77.970001</text:p>
          </table:table-cell>
          <table:table-cell office:value-type="float" office:value="40.169998" calcext:value-type="float">
            <text:p>40.169998</text:p>
          </table:table-cell>
          <table:table-cell office:value-type="float" office:value="156.940002" calcext:value-type="float">
            <text:p>156.940002</text:p>
          </table:table-cell>
          <table:table-cell office:value-type="float" office:value="28.045" calcext:value-type="float">
            <text:p>28.045</text:p>
          </table:table-cell>
          <table:table-cell office:value-type="float" office:value="100.699997" calcext:value-type="float">
            <text:p>100.699997</text:p>
          </table:table-cell>
          <table:table-cell office:value-type="float" office:value="82.370003" calcext:value-type="float">
            <text:p>82.370003</text:p>
          </table:table-cell>
          <table:table-cell office:value-type="float" office:value="40.060001" calcext:value-type="float">
            <text:p>40.060001</text:p>
          </table:table-cell>
          <table:table-cell office:value-type="float" office:value="63.779999" calcext:value-type="float">
            <text:p>63.779999</text:p>
          </table:table-cell>
          <table:table-cell office:value-type="float" office:value="47.470001" calcext:value-type="float">
            <text:p>47.470001</text:p>
          </table:table-cell>
          <table:table-cell office:value-type="float" office:value="527.559998" calcext:value-type="float">
            <text:p>527.559998</text:p>
          </table:table-cell>
          <table:table-cell office:value-type="float" office:value="422.959991" calcext:value-type="float">
            <text:p>422.959991</text:p>
          </table:table-cell>
          <table:table-cell office:value-type="float" office:value="140.5" calcext:value-type="float">
            <text:p>140.5</text:p>
          </table:table-cell>
          <table:table-cell office:value-type="float" office:value="98.440002" calcext:value-type="float">
            <text:p>98.440002</text:p>
          </table:table-cell>
          <table:table-cell office:value-type="float" office:value="67.519997" calcext:value-type="float">
            <text:p>67.519997</text:p>
          </table:table-cell>
        </table:table-row>
        <table:table-row table:style-name="ro1">
          <table:table-cell office:value-type="float" office:value="79.230003" calcext:value-type="float">
            <text:p>79.230003</text:p>
          </table:table-cell>
          <table:table-cell office:value-type="float" office:value="40.32" calcext:value-type="float">
            <text:p>40.32</text:p>
          </table:table-cell>
          <table:table-cell office:value-type="float" office:value="157.839996" calcext:value-type="float">
            <text:p>157.839996</text:p>
          </table:table-cell>
          <table:table-cell office:value-type="float" office:value="28.165001" calcext:value-type="float">
            <text:p>28.165001</text:p>
          </table:table-cell>
          <table:table-cell office:value-type="float" office:value="102.519997" calcext:value-type="float">
            <text:p>102.519997</text:p>
          </table:table-cell>
          <table:table-cell office:value-type="float" office:value="82.239998" calcext:value-type="float">
            <text:p>82.239998</text:p>
          </table:table-cell>
          <table:table-cell office:value-type="float" office:value="40.490002" calcext:value-type="float">
            <text:p>40.490002</text:p>
          </table:table-cell>
          <table:table-cell office:value-type="float" office:value="63.91" calcext:value-type="float">
            <text:p>63.91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529.359985" calcext:value-type="float">
            <text:p>529.359985</text:p>
          </table:table-cell>
          <table:table-cell office:value-type="float" office:value="426.459991" calcext:value-type="float">
            <text:p>426.459991</text:p>
          </table:table-cell>
          <table:table-cell office:value-type="float" office:value="140.679993" calcext:value-type="float">
            <text:p>140.679993</text:p>
          </table:table-cell>
          <table:table-cell office:value-type="float" office:value="98.480003" calcext:value-type="float">
            <text:p>98.480003</text:p>
          </table:table-cell>
          <table:table-cell office:value-type="float" office:value="67.660004" calcext:value-type="float">
            <text:p>67.660004</text:p>
          </table:table-cell>
        </table:table-row>
        <table:table-row table:style-name="ro1">
          <table:table-cell office:value-type="float" office:value="79.93" calcext:value-type="float">
            <text:p>79.93</text:p>
          </table:table-cell>
          <table:table-cell office:value-type="float" office:value="40.110001" calcext:value-type="float">
            <text:p>40.110001</text:p>
          </table:table-cell>
          <table:table-cell office:value-type="float" office:value="158.820007" calcext:value-type="float">
            <text:p>158.820007</text:p>
          </table:table-cell>
          <table:table-cell office:value-type="float" office:value="28.395" calcext:value-type="float">
            <text:p>28.395</text:p>
          </table:table-cell>
          <table:table-cell office:value-type="float" office:value="101.870003" calcext:value-type="float">
            <text:p>101.870003</text:p>
          </table:table-cell>
          <table:table-cell office:value-type="float" office:value="82.709999" calcext:value-type="float">
            <text:p>82.709999</text:p>
          </table:table-cell>
          <table:table-cell office:value-type="float" office:value="40.169998" calcext:value-type="float">
            <text:p>40.169998</text:p>
          </table:table-cell>
          <table:table-cell office:value-type="float" office:value="63.970001" calcext:value-type="float">
            <text:p>63.970001</text:p>
          </table:table-cell>
          <table:table-cell office:value-type="float" office:value="47.610001" calcext:value-type="float">
            <text:p>47.610001</text:p>
          </table:table-cell>
          <table:table-cell office:value-type="float" office:value="538.424988" calcext:value-type="float">
            <text:p>538.424988</text:p>
          </table:table-cell>
          <table:table-cell office:value-type="float" office:value="432.290009" calcext:value-type="float">
            <text:p>432.290009</text:p>
          </table:table-cell>
          <table:table-cell office:value-type="float" office:value="142.009995" calcext:value-type="float">
            <text:p>142.009995</text:p>
          </table:table-cell>
          <table:table-cell office:value-type="float" office:value="99.199997" calcext:value-type="float">
            <text:p>99.199997</text:p>
          </table:table-cell>
          <table:table-cell office:value-type="float" office:value="68.669998" calcext:value-type="float">
            <text:p>68.669998</text:p>
          </table:table-cell>
        </table:table-row>
        <table:table-row table:style-name="ro1">
          <table:table-cell office:value-type="float" office:value="79.169998" calcext:value-type="float">
            <text:p>79.169998</text:p>
          </table:table-cell>
          <table:table-cell office:value-type="float" office:value="40.040001" calcext:value-type="float">
            <text:p>40.040001</text:p>
          </table:table-cell>
          <table:table-cell office:value-type="float" office:value="159.610001" calcext:value-type="float">
            <text:p>159.610001</text:p>
          </table:table-cell>
          <table:table-cell office:value-type="float" office:value="28.184999" calcext:value-type="float">
            <text:p>28.184999</text:p>
          </table:table-cell>
          <table:table-cell office:value-type="float" office:value="100.519997" calcext:value-type="float">
            <text:p>100.519997</text:p>
          </table:table-cell>
          <table:table-cell office:value-type="float" office:value="82.849998" calcext:value-type="float">
            <text:p>82.849998</text:p>
          </table:table-cell>
          <table:table-cell office:value-type="float" office:value="38.91" calcext:value-type="float">
            <text:p>38.91</text:p>
          </table:table-cell>
          <table:table-cell office:value-type="float" office:value="63.759998" calcext:value-type="float">
            <text:p>63.759998</text:p>
          </table:table-cell>
          <table:table-cell office:value-type="float" office:value="47.75" calcext:value-type="float">
            <text:p>47.75</text:p>
          </table:table-cell>
          <table:table-cell office:value-type="float" office:value="531.599976" calcext:value-type="float">
            <text:p>531.599976</text:p>
          </table:table-cell>
          <table:table-cell office:value-type="float" office:value="431.25" calcext:value-type="float">
            <text:p>431.25</text:p>
          </table:table-cell>
          <table:table-cell office:value-type="float" office:value="142.619995" calcext:value-type="float">
            <text:p>142.619995</text:p>
          </table:table-cell>
          <table:table-cell office:value-type="float" office:value="98.879997" calcext:value-type="float">
            <text:p>98.879997</text:p>
          </table:table-cell>
          <table:table-cell office:value-type="float" office:value="67.889999" calcext:value-type="float">
            <text:p>67.889999</text:p>
          </table:table-cell>
        </table:table-row>
        <table:table-row table:style-name="ro1">
          <table:table-cell office:value-type="float" office:value="78.330002" calcext:value-type="float">
            <text:p>78.330002</text:p>
          </table:table-cell>
          <table:table-cell office:value-type="float" office:value="39.830002" calcext:value-type="float">
            <text:p>39.830002</text:p>
          </table:table-cell>
          <table:table-cell office:value-type="float" office:value="159.669998" calcext:value-type="float">
            <text:p>159.669998</text:p>
          </table:table-cell>
          <table:table-cell office:value-type="float" office:value="28.145" calcext:value-type="float">
            <text:p>28.145</text:p>
          </table:table-cell>
          <table:table-cell office:value-type="float" office:value="99.449997" calcext:value-type="float">
            <text:p>99.449997</text:p>
          </table:table-cell>
          <table:table-cell office:value-type="float" office:value="82.510002" calcext:value-type="float">
            <text:p>82.510002</text:p>
          </table:table-cell>
          <table:table-cell office:value-type="float" office:value="38.389999" calcext:value-type="float">
            <text:p>38.389999</text:p>
          </table:table-cell>
          <table:table-cell office:value-type="float" office:value="63.080002" calcext:value-type="float">
            <text:p>63.080002</text:p>
          </table:table-cell>
          <table:table-cell office:value-type="float" office:value="47.139999" calcext:value-type="float">
            <text:p>47.139999</text:p>
          </table:table-cell>
          <table:table-cell office:value-type="float" office:value="528" calcext:value-type="float">
            <text:p>528</text:p>
          </table:table-cell>
          <table:table-cell office:value-type="float" office:value="427.660004" calcext:value-type="float">
            <text:p>427.660004</text:p>
          </table:table-cell>
          <table:table-cell office:value-type="float" office:value="142.039993" calcext:value-type="float">
            <text:p>142.039993</text:p>
          </table:table-cell>
          <table:table-cell office:value-type="float" office:value="97.75" calcext:value-type="float">
            <text:p>97.75</text:p>
          </table:table-cell>
          <table:table-cell office:value-type="float" office:value="66.660004" calcext:value-type="float">
            <text:p>66.660004</text:p>
          </table:table-cell>
        </table:table-row>
        <table:table-row table:style-name="ro1">
          <table:table-cell office:value-type="float" office:value="79.599998" calcext:value-type="float">
            <text:p>79.599998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159.039993" calcext:value-type="float">
            <text:p>159.039993</text:p>
          </table:table-cell>
          <table:table-cell office:value-type="float" office:value="28.225" calcext:value-type="float">
            <text:p>28.225</text:p>
          </table:table-cell>
          <table:table-cell office:value-type="float" office:value="99.199997" calcext:value-type="float">
            <text:p>99.199997</text:p>
          </table:table-cell>
          <table:table-cell office:value-type="float" office:value="82.629997" calcext:value-type="float">
            <text:p>82.629997</text:p>
          </table:table-cell>
          <table:table-cell office:value-type="float" office:value="39.459999" calcext:value-type="float">
            <text:p>39.459999</text:p>
          </table:table-cell>
          <table:table-cell office:value-type="float" office:value="63.439999" calcext:value-type="float">
            <text:p>63.439999</text:p>
          </table:table-cell>
          <table:table-cell office:value-type="float" office:value="46.990002" calcext:value-type="float">
            <text:p>46.990002</text:p>
          </table:table-cell>
          <table:table-cell office:value-type="float" office:value="528.400024" calcext:value-type="float">
            <text:p>528.400024</text:p>
          </table:table-cell>
          <table:table-cell office:value-type="float" office:value="424.149994" calcext:value-type="float">
            <text:p>424.149994</text:p>
          </table:table-cell>
          <table:table-cell office:value-type="float" office:value="141.419998" calcext:value-type="float">
            <text:p>141.419998</text:p>
          </table:table-cell>
          <table:table-cell office:value-type="float" office:value="97.5" calcext:value-type="float">
            <text:p>97.5</text:p>
          </table:table-cell>
          <table:table-cell office:value-type="float" office:value="66.720001" calcext:value-type="float">
            <text:p>66.720001</text:p>
          </table:table-cell>
        </table:table-row>
        <table:table-row table:style-name="ro1">
          <table:table-cell office:value-type="float" office:value="79.199997" calcext:value-type="float">
            <text:p>79.199997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162" calcext:value-type="float">
            <text:p>162</text:p>
          </table:table-cell>
          <table:table-cell office:value-type="float" office:value="28.35" calcext:value-type="float">
            <text:p>28.35</text:p>
          </table:table-cell>
          <table:table-cell office:value-type="float" office:value="100.830002" calcext:value-type="float">
            <text:p>100.830002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39.68" calcext:value-type="float">
            <text:p>39.68</text:p>
          </table:table-cell>
          <table:table-cell office:value-type="float" office:value="63.880001" calcext:value-type="float">
            <text:p>63.880001</text:p>
          </table:table-cell>
          <table:table-cell office:value-type="float" office:value="47.5" calcext:value-type="float">
            <text:p>47.5</text:p>
          </table:table-cell>
          <table:table-cell office:value-type="float" office:value="529.369995" calcext:value-type="float">
            <text:p>529.369995</text:p>
          </table:table-cell>
          <table:table-cell office:value-type="float" office:value="428.359985" calcext:value-type="float">
            <text:p>428.359985</text:p>
          </table:table-cell>
          <table:table-cell office:value-type="float" office:value="142.869995" calcext:value-type="float">
            <text:p>142.869995</text:p>
          </table:table-cell>
          <table:table-cell office:value-type="float" office:value="98.379997" calcext:value-type="float">
            <text:p>98.379997</text:p>
          </table:table-cell>
          <table:table-cell office:value-type="float" office:value="66.970001" calcext:value-type="float">
            <text:p>66.970001</text:p>
          </table:table-cell>
        </table:table-row>
        <table:table-row table:style-name="ro1">
          <table:table-cell office:value-type="float" office:value="80.330002" calcext:value-type="float">
            <text:p>80.330002</text:p>
          </table:table-cell>
          <table:table-cell office:value-type="float" office:value="40.16" calcext:value-type="float">
            <text:p>40.16</text:p>
          </table:table-cell>
          <table:table-cell office:value-type="float" office:value="163.279999" calcext:value-type="float">
            <text:p>163.279999</text:p>
          </table:table-cell>
          <table:table-cell office:value-type="float" office:value="28.540001" calcext:value-type="float">
            <text:p>28.540001</text:p>
          </table:table-cell>
          <table:table-cell office:value-type="float" office:value="100.260002" calcext:value-type="float">
            <text:p>100.260002</text:p>
          </table:table-cell>
          <table:table-cell office:value-type="float" office:value="83.220001" calcext:value-type="float">
            <text:p>83.220001</text:p>
          </table:table-cell>
          <table:table-cell office:value-type="float" office:value="39.639999" calcext:value-type="float">
            <text:p>39.639999</text:p>
          </table:table-cell>
          <table:table-cell office:value-type="float" office:value="63.150002" calcext:value-type="float">
            <text:p>63.150002</text:p>
          </table:table-cell>
          <table:table-cell office:value-type="float" office:value="47.419998" calcext:value-type="float">
            <text:p>47.419998</text:p>
          </table:table-cell>
          <table:table-cell office:value-type="float" office:value="531" calcext:value-type="float">
            <text:p>531</text:p>
          </table:table-cell>
          <table:table-cell office:value-type="float" office:value="430.299988" calcext:value-type="float">
            <text:p>430.299988</text:p>
          </table:table-cell>
          <table:table-cell office:value-type="float" office:value="143.910004" calcext:value-type="float">
            <text:p>143.910004</text:p>
          </table:table-cell>
          <table:table-cell office:value-type="float" office:value="98.860001" calcext:value-type="float">
            <text:p>98.860001</text:p>
          </table:table-cell>
          <table:table-cell office:value-type="float" office:value="67.790001" calcext:value-type="float">
            <text:p>67.790001</text:p>
          </table:table-cell>
        </table:table-row>
        <table:table-row table:style-name="ro1">
          <table:table-cell office:value-type="float" office:value="80.709999" calcext:value-type="float">
            <text:p>80.709999</text:p>
          </table:table-cell>
          <table:table-cell office:value-type="float" office:value="40.59" calcext:value-type="float">
            <text:p>40.59</text:p>
          </table:table-cell>
          <table:table-cell office:value-type="float" office:value="164.5" calcext:value-type="float">
            <text:p>164.5</text:p>
          </table:table-cell>
          <table:table-cell office:value-type="float" office:value="28.635" calcext:value-type="float">
            <text:p>28.635</text:p>
          </table:table-cell>
          <table:table-cell office:value-type="float" office:value="99.720001" calcext:value-type="float">
            <text:p>99.720001</text:p>
          </table:table-cell>
          <table:table-cell office:value-type="float" office:value="83.489998" calcext:value-type="float">
            <text:p>83.489998</text:p>
          </table:table-cell>
          <table:table-cell office:value-type="float" office:value="39.91" calcext:value-type="float">
            <text:p>39.91</text:p>
          </table:table-cell>
          <table:table-cell office:value-type="float" office:value="62.549999" calcext:value-type="float">
            <text:p>62.549999</text:p>
          </table:table-cell>
          <table:table-cell office:value-type="float" office:value="47.650002" calcext:value-type="float">
            <text:p>47.650002</text:p>
          </table:table-cell>
          <table:table-cell office:value-type="float" office:value="537.210022" calcext:value-type="float">
            <text:p>537.210022</text:p>
          </table:table-cell>
          <table:table-cell office:value-type="float" office:value="440.26001" calcext:value-type="float">
            <text:p>440.26001</text:p>
          </table:table-cell>
          <table:table-cell office:value-type="float" office:value="145.190002" calcext:value-type="float">
            <text:p>145.190002</text:p>
          </table:table-cell>
          <table:table-cell office:value-type="float" office:value="99.879997" calcext:value-type="float">
            <text:p>99.879997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80.919998" calcext:value-type="float">
            <text:p>80.919998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165.789993" calcext:value-type="float">
            <text:p>165.789993</text:p>
          </table:table-cell>
          <table:table-cell office:value-type="float" office:value="28.809999" calcext:value-type="float">
            <text:p>28.809999</text:p>
          </table:table-cell>
          <table:table-cell office:value-type="float" office:value="99.830002" calcext:value-type="float">
            <text:p>99.830002</text:p>
          </table:table-cell>
          <table:table-cell office:value-type="float" office:value="82.989998" calcext:value-type="float">
            <text:p>82.989998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62.48" calcext:value-type="float">
            <text:p>62.48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539.590027" calcext:value-type="float">
            <text:p>539.590027</text:p>
          </table:table-cell>
          <table:table-cell office:value-type="float" office:value="437" calcext:value-type="float">
            <text:p>437</text:p>
          </table:table-cell>
          <table:table-cell office:value-type="float" office:value="146.070007" calcext:value-type="float">
            <text:p>146.070007</text:p>
          </table:table-cell>
          <table:table-cell office:value-type="float" office:value="100.599998" calcext:value-type="float">
            <text:p>100.599998</text:p>
          </table:table-cell>
          <table:table-cell office:value-type="float" office:value="69.849998" calcext:value-type="float">
            <text:p>69.849998</text:p>
          </table:table-cell>
        </table:table-row>
        <table:table-row table:style-name="ro1">
          <table:table-cell office:value-type="float" office:value="80.330002" calcext:value-type="float">
            <text:p>80.330002</text:p>
          </table:table-cell>
          <table:table-cell office:value-type="float" office:value="40.43" calcext:value-type="float">
            <text:p>40.43</text:p>
          </table:table-cell>
          <table:table-cell office:value-type="float" office:value="165.660004" calcext:value-type="float">
            <text:p>165.660004</text:p>
          </table:table-cell>
          <table:table-cell office:value-type="float" office:value="29" calcext:value-type="float">
            <text:p>29</text:p>
          </table:table-cell>
          <table:table-cell office:value-type="float" office:value="99.959999" calcext:value-type="float">
            <text:p>99.959999</text:p>
          </table:table-cell>
          <table:table-cell office:value-type="float" office:value="82.480003" calcext:value-type="float">
            <text:p>82.480003</text:p>
          </table:table-cell>
          <table:table-cell office:value-type="float" office:value="39.709999" calcext:value-type="float">
            <text:p>39.709999</text:p>
          </table:table-cell>
          <table:table-cell office:value-type="float" office:value="62.68" calcext:value-type="float">
            <text:p>62.68</text:p>
          </table:table-cell>
          <table:table-cell office:value-type="float" office:value="47.860001" calcext:value-type="float">
            <text:p>47.860001</text:p>
          </table:table-cell>
          <table:table-cell office:value-type="float" office:value="539.640015" calcext:value-type="float">
            <text:p>539.640015</text:p>
          </table:table-cell>
          <table:table-cell office:value-type="float" office:value="435.589996" calcext:value-type="float">
            <text:p>435.589996</text:p>
          </table:table-cell>
          <table:table-cell office:value-type="float" office:value="146.330002" calcext:value-type="float">
            <text:p>146.330002</text:p>
          </table:table-cell>
          <table:table-cell office:value-type="float" office:value="100.099998" calcext:value-type="float">
            <text:p>100.099998</text:p>
          </table:table-cell>
          <table:table-cell office:value-type="float" office:value="70.010002" calcext:value-type="float">
            <text:p>70.010002</text:p>
          </table:table-cell>
        </table:table-row>
        <table:table-row table:style-name="ro1">
          <table:table-cell office:value-type="float" office:value="79.800003" calcext:value-type="float">
            <text:p>79.800003</text:p>
          </table:table-cell>
          <table:table-cell office:value-type="float" office:value="40.369999" calcext:value-type="float">
            <text:p>40.369999</text:p>
          </table:table-cell>
          <table:table-cell office:value-type="float" office:value="164.240005" calcext:value-type="float">
            <text:p>164.240005</text:p>
          </table:table-cell>
          <table:table-cell office:value-type="float" office:value="29.07" calcext:value-type="float">
            <text:p>29.07</text:p>
          </table:table-cell>
          <table:table-cell office:value-type="float" office:value="99.980003" calcext:value-type="float">
            <text:p>99.980003</text:p>
          </table:table-cell>
          <table:table-cell office:value-type="float" office:value="82.669998" calcext:value-type="float">
            <text:p>82.669998</text:p>
          </table:table-cell>
          <table:table-cell office:value-type="float" office:value="39.419998" calcext:value-type="float">
            <text:p>39.419998</text:p>
          </table:table-cell>
          <table:table-cell office:value-type="float" office:value="63.130001" calcext:value-type="float">
            <text:p>63.130001</text:p>
          </table:table-cell>
          <table:table-cell office:value-type="float" office:value="47.599998" calcext:value-type="float">
            <text:p>47.599998</text:p>
          </table:table-cell>
          <table:table-cell office:value-type="float" office:value="540" calcext:value-type="float">
            <text:p>540</text:p>
          </table:table-cell>
          <table:table-cell office:value-type="float" office:value="444.970001" calcext:value-type="float">
            <text:p>444.970001</text:p>
          </table:table-cell>
          <table:table-cell office:value-type="float" office:value="143.759995" calcext:value-type="float">
            <text:p>143.759995</text:p>
          </table:table-cell>
          <table:table-cell office:value-type="float" office:value="99.510002" calcext:value-type="float">
            <text:p>99.510002</text:p>
          </table:table-cell>
          <table:table-cell office:value-type="float" office:value="70.519997" calcext:value-type="float">
            <text:p>70.519997</text:p>
          </table:table-cell>
        </table:table-row>
        <table:table-row table:style-name="ro1">
          <table:table-cell office:value-type="float" office:value="79.709999" calcext:value-type="float">
            <text:p>79.709999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163.619995" calcext:value-type="float">
            <text:p>163.619995</text:p>
          </table:table-cell>
          <table:table-cell office:value-type="float" office:value="29.32" calcext:value-type="float">
            <text:p>29.32</text:p>
          </table:table-cell>
          <table:table-cell office:value-type="float" office:value="99.449997" calcext:value-type="float">
            <text:p>99.449997</text:p>
          </table:table-cell>
          <table:table-cell office:value-type="float" office:value="82.370003" calcext:value-type="float">
            <text:p>82.370003</text:p>
          </table:table-cell>
          <table:table-cell office:value-type="float" office:value="39.5" calcext:value-type="float">
            <text:p>39.5</text:p>
          </table:table-cell>
          <table:table-cell office:value-type="float" office:value="63.169998" calcext:value-type="float">
            <text:p>63.169998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538.869995" calcext:value-type="float">
            <text:p>538.869995</text:p>
          </table:table-cell>
          <table:table-cell office:value-type="float" office:value="438.070007" calcext:value-type="float">
            <text:p>438.070007</text:p>
          </table:table-cell>
          <table:table-cell office:value-type="float" office:value="143.270004" calcext:value-type="float">
            <text:p>143.270004</text:p>
          </table:table-cell>
          <table:table-cell office:value-type="float" office:value="99.5" calcext:value-type="float">
            <text:p>99.5</text:p>
          </table:table-cell>
          <table:table-cell office:value-type="float" office:value="69.669998" calcext:value-type="float">
            <text:p>69.669998</text:p>
          </table:table-cell>
        </table:table-row>
        <table:table-row table:style-name="ro1">
          <table:table-cell office:value-type="float" office:value="79.540001" calcext:value-type="float">
            <text:p>79.540001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62.419998" calcext:value-type="float">
            <text:p>162.419998</text:p>
          </table:table-cell>
          <table:table-cell office:value-type="float" office:value="29.01" calcext:value-type="float">
            <text:p>29.01</text:p>
          </table:table-cell>
          <table:table-cell office:value-type="float" office:value="98.239998" calcext:value-type="float">
            <text:p>98.239998</text:p>
          </table:table-cell>
          <table:table-cell office:value-type="float" office:value="82.010002" calcext:value-type="float">
            <text:p>82.010002</text:p>
          </table:table-cell>
          <table:table-cell office:value-type="float" office:value="38.880001" calcext:value-type="float">
            <text:p>38.880001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47.59" calcext:value-type="float">
            <text:p>47.59</text:p>
          </table:table-cell>
          <table:table-cell office:value-type="float" office:value="537.26001" calcext:value-type="float">
            <text:p>537.26001</text:p>
          </table:table-cell>
          <table:table-cell office:value-type="float" office:value="441.76001" calcext:value-type="float">
            <text:p>441.76001</text:p>
          </table:table-cell>
          <table:table-cell office:value-type="float" office:value="143.029999" calcext:value-type="float">
            <text:p>143.029999</text:p>
          </table:table-cell>
          <table:table-cell office:value-type="float" office:value="99.43" calcext:value-type="float">
            <text:p>99.43</text:p>
          </table:table-cell>
          <table:table-cell office:value-type="float" office:value="69.949997" calcext:value-type="float">
            <text:p>69.949997</text:p>
          </table:table-cell>
        </table:table-row>
        <table:table-row table:style-name="ro1">
          <table:table-cell office:value-type="float" office:value="78.949997" calcext:value-type="float">
            <text:p>78.949997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160.800003" calcext:value-type="float">
            <text:p>160.800003</text:p>
          </table:table-cell>
          <table:table-cell office:value-type="float" office:value="28.5" calcext:value-type="float">
            <text:p>28.5</text:p>
          </table:table-cell>
          <table:table-cell office:value-type="float" office:value="97.5" calcext:value-type="float">
            <text:p>97.5</text:p>
          </table:table-cell>
          <table:table-cell office:value-type="float" office:value="81.43" calcext:value-type="float">
            <text:p>81.43</text:p>
          </table:table-cell>
          <table:table-cell office:value-type="float" office:value="38.740002" calcext:value-type="float">
            <text:p>38.740002</text:p>
          </table:table-cell>
          <table:table-cell office:value-type="float" office:value="61.419998" calcext:value-type="float">
            <text:p>61.419998</text:p>
          </table:table-cell>
          <table:table-cell office:value-type="float" office:value="47.279999" calcext:value-type="float">
            <text:p>47.279999</text:p>
          </table:table-cell>
          <table:table-cell office:value-type="float" office:value="525.01001" calcext:value-type="float">
            <text:p>525.01001</text:p>
          </table:table-cell>
          <table:table-cell office:value-type="float" office:value="434.980011" calcext:value-type="float">
            <text:p>434.980011</text:p>
          </table:table-cell>
          <table:table-cell office:value-type="float" office:value="140.960007" calcext:value-type="float">
            <text:p>140.960007</text:p>
          </table:table-cell>
          <table:table-cell office:value-type="float" office:value="98.980003" calcext:value-type="float">
            <text:p>98.980003</text:p>
          </table:table-cell>
          <table:table-cell office:value-type="float" office:value="69.269997" calcext:value-type="float">
            <text:p>69.269997</text:p>
          </table:table-cell>
        </table:table-row>
        <table:table-row table:style-name="ro1">
          <table:table-cell office:value-type="float" office:value="78.919998" calcext:value-type="float">
            <text:p>78.919998</text:p>
          </table:table-cell>
          <table:table-cell office:value-type="float" office:value="39.610001" calcext:value-type="float">
            <text:p>39.610001</text:p>
          </table:table-cell>
          <table:table-cell office:value-type="float" office:value="159.990005" calcext:value-type="float">
            <text:p>159.990005</text:p>
          </table:table-cell>
          <table:table-cell office:value-type="float" office:value="28.315001" calcext:value-type="float">
            <text:p>28.315001</text:p>
          </table:table-cell>
          <table:table-cell office:value-type="float" office:value="97.449997" calcext:value-type="float">
            <text:p>97.449997</text:p>
          </table:table-cell>
          <table:table-cell office:value-type="float" office:value="81.089996" calcext:value-type="float">
            <text:p>81.089996</text:p>
          </table:table-cell>
          <table:table-cell office:value-type="float" office:value="38.619999" calcext:value-type="float">
            <text:p>38.619999</text:p>
          </table:table-cell>
          <table:table-cell office:value-type="float" office:value="61.529999" calcext:value-type="float">
            <text:p>61.529999</text:p>
          </table:table-cell>
          <table:table-cell office:value-type="float" office:value="47.139999" calcext:value-type="float">
            <text:p>47.139999</text:p>
          </table:table-cell>
          <table:table-cell office:value-type="float" office:value="526.02002" calcext:value-type="float">
            <text:p>526.02002</text:p>
          </table:table-cell>
          <table:table-cell office:value-type="float" office:value="434.200012" calcext:value-type="float">
            <text:p>434.200012</text:p>
          </table:table-cell>
          <table:table-cell office:value-type="float" office:value="140.059998" calcext:value-type="float">
            <text:p>140.059998</text:p>
          </table:table-cell>
          <table:table-cell office:value-type="float" office:value="98.43" calcext:value-type="float">
            <text:p>98.4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.389999" calcext:value-type="float">
            <text:p>78.389999</text:p>
          </table:table-cell>
          <table:table-cell office:value-type="float" office:value="39.380001" calcext:value-type="float">
            <text:p>39.380001</text:p>
          </table:table-cell>
          <table:table-cell office:value-type="float" office:value="159.639999" calcext:value-type="float">
            <text:p>159.639999</text:p>
          </table:table-cell>
          <table:table-cell office:value-type="float" office:value="28.305" calcext:value-type="float">
            <text:p>28.305</text:p>
          </table:table-cell>
          <table:table-cell office:value-type="float" office:value="96.300003" calcext:value-type="float">
            <text:p>96.300003</text:p>
          </table:table-cell>
          <table:table-cell office:value-type="float" office:value="80.220001" calcext:value-type="float">
            <text:p>80.220001</text:p>
          </table:table-cell>
          <table:table-cell office:value-type="float" office:value="38.450001" calcext:value-type="float">
            <text:p>38.450001</text:p>
          </table:table-cell>
          <table:table-cell office:value-type="float" office:value="61.509998" calcext:value-type="float">
            <text:p>61.509998</text:p>
          </table:table-cell>
          <table:table-cell office:value-type="float" office:value="46.639999" calcext:value-type="float">
            <text:p>46.639999</text:p>
          </table:table-cell>
          <table:table-cell office:value-type="float" office:value="524.72998" calcext:value-type="float">
            <text:p>524.72998</text:p>
          </table:table-cell>
          <table:table-cell office:value-type="float" office:value="439.350006" calcext:value-type="float">
            <text:p>439.350006</text:p>
          </table:table-cell>
          <table:table-cell office:value-type="float" office:value="140.479996" calcext:value-type="float">
            <text:p>140.479996</text:p>
          </table:table-cell>
          <table:table-cell office:value-type="float" office:value="98.300003" calcext:value-type="float">
            <text:p>98.300003</text:p>
          </table:table-cell>
          <table:table-cell office:value-type="float" office:value="67.900002" calcext:value-type="float">
            <text:p>67.900002</text:p>
          </table:table-cell>
        </table:table-row>
        <table:table-row table:style-name="ro1">
          <table:table-cell office:value-type="float" office:value="80.010002" calcext:value-type="float">
            <text:p>80.010002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160.660004" calcext:value-type="float">
            <text:p>160.660004</text:p>
          </table:table-cell>
          <table:table-cell office:value-type="float" office:value="28.575001" calcext:value-type="float">
            <text:p>28.575001</text:p>
          </table:table-cell>
          <table:table-cell office:value-type="float" office:value="96.360001" calcext:value-type="float">
            <text:p>96.360001</text:p>
          </table:table-cell>
          <table:table-cell office:value-type="float" office:value="81.260002" calcext:value-type="float">
            <text:p>81.260002</text:p>
          </table:table-cell>
          <table:table-cell office:value-type="float" office:value="38.43" calcext:value-type="float">
            <text:p>38.43</text:p>
          </table:table-cell>
          <table:table-cell office:value-type="float" office:value="60.18" calcext:value-type="float">
            <text:p>60.18</text:p>
          </table:table-cell>
          <table:table-cell office:value-type="float" office:value="47.23" calcext:value-type="float">
            <text:p>47.23</text:p>
          </table:table-cell>
          <table:table-cell office:value-type="float" office:value="521.080017" calcext:value-type="float">
            <text:p>521.080017</text:p>
          </table:table-cell>
          <table:table-cell office:value-type="float" office:value="437" calcext:value-type="float">
            <text:p>437</text:p>
          </table:table-cell>
          <table:table-cell office:value-type="float" office:value="141.289993" calcext:value-type="float">
            <text:p>141.289993</text:p>
          </table:table-cell>
          <table:table-cell office:value-type="float" office:value="98.849998" calcext:value-type="float">
            <text:p>98.849998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79.610001" calcext:value-type="float">
            <text:p>79.610001</text:p>
          </table:table-cell>
          <table:table-cell office:value-type="float" office:value="39.32" calcext:value-type="float">
            <text:p>39.32</text:p>
          </table:table-cell>
          <table:table-cell office:value-type="float" office:value="158.350006" calcext:value-type="float">
            <text:p>158.350006</text:p>
          </table:table-cell>
          <table:table-cell office:value-type="float" office:value="28.155001" calcext:value-type="float">
            <text:p>28.155001</text:p>
          </table:table-cell>
          <table:table-cell office:value-type="float" office:value="95.059998" calcext:value-type="float">
            <text:p>95.059998</text:p>
          </table:table-cell>
          <table:table-cell office:value-type="float" office:value="80.839996" calcext:value-type="float">
            <text:p>80.839996</text:p>
          </table:table-cell>
          <table:table-cell office:value-type="float" office:value="37.619999" calcext:value-type="float">
            <text:p>37.619999</text:p>
          </table:table-cell>
          <table:table-cell office:value-type="float" office:value="59.52" calcext:value-type="float">
            <text:p>59.52</text:p>
          </table:table-cell>
          <table:table-cell office:value-type="float" office:value="47.060001" calcext:value-type="float">
            <text:p>47.060001</text:p>
          </table:table-cell>
          <table:table-cell office:value-type="float" office:value="519.5" calcext:value-type="float">
            <text:p>519.5</text:p>
          </table:table-cell>
          <table:table-cell office:value-type="float" office:value="435.230011" calcext:value-type="float">
            <text:p>435.230011</text:p>
          </table:table-cell>
          <table:table-cell office:value-type="float" office:value="139.020004" calcext:value-type="float">
            <text:p>139.020004</text:p>
          </table:table-cell>
          <table:table-cell office:value-type="float" office:value="97.709999" calcext:value-type="float">
            <text:p>97.709999</text:p>
          </table:table-cell>
          <table:table-cell office:value-type="float" office:value="67.529999" calcext:value-type="float">
            <text:p>67.529999</text:p>
          </table:table-cell>
        </table:table-row>
        <table:table-row table:style-name="ro1">
          <table:table-cell office:value-type="float" office:value="80.059998" calcext:value-type="float">
            <text:p>80.059998</text:p>
          </table:table-cell>
          <table:table-cell office:value-type="float" office:value="39.490002" calcext:value-type="float">
            <text:p>39.490002</text:p>
          </table:table-cell>
          <table:table-cell office:value-type="float" office:value="159.830002" calcext:value-type="float">
            <text:p>159.830002</text:p>
          </table:table-cell>
          <table:table-cell office:value-type="float" office:value="28.190001" calcext:value-type="float">
            <text:p>28.190001</text:p>
          </table:table-cell>
          <table:table-cell office:value-type="float" office:value="94.410004" calcext:value-type="float">
            <text:p>94.410004</text:p>
          </table:table-cell>
          <table:table-cell office:value-type="float" office:value="81.160004" calcext:value-type="float">
            <text:p>81.160004</text:p>
          </table:table-cell>
          <table:table-cell office:value-type="float" office:value="37.540001" calcext:value-type="float">
            <text:p>37.540001</text:p>
          </table:table-cell>
          <table:table-cell office:value-type="float" office:value="58.900002" calcext:value-type="float">
            <text:p>58.900002</text:p>
          </table:table-cell>
          <table:table-cell office:value-type="float" office:value="47.220001" calcext:value-type="float">
            <text:p>47.220001</text:p>
          </table:table-cell>
          <table:table-cell office:value-type="float" office:value="523.130005" calcext:value-type="float">
            <text:p>523.130005</text:p>
          </table:table-cell>
          <table:table-cell office:value-type="float" office:value="435.679993" calcext:value-type="float">
            <text:p>435.679993</text:p>
          </table:table-cell>
          <table:table-cell office:value-type="float" office:value="140.800003" calcext:value-type="float">
            <text:p>140.800003</text:p>
          </table:table-cell>
          <table:table-cell office:value-type="float" office:value="98.629997" calcext:value-type="float">
            <text:p>98.629997</text:p>
          </table:table-cell>
          <table:table-cell office:value-type="float" office:value="68.419998" calcext:value-type="float">
            <text:p>68.419998</text:p>
          </table:table-cell>
        </table:table-row>
        <table:table-row table:style-name="ro1">
          <table:table-cell office:value-type="float" office:value="81.209999" calcext:value-type="float">
            <text:p>81.209999</text:p>
          </table:table-cell>
          <table:table-cell office:value-type="float" office:value="39.990002" calcext:value-type="float">
            <text:p>39.990002</text:p>
          </table:table-cell>
          <table:table-cell office:value-type="float" office:value="160.220001" calcext:value-type="float">
            <text:p>160.220001</text:p>
          </table:table-cell>
          <table:table-cell office:value-type="float" office:value="28.485001" calcext:value-type="float">
            <text:p>28.485001</text:p>
          </table:table-cell>
          <table:table-cell office:value-type="float" office:value="94.589996" calcext:value-type="float">
            <text:p>94.589996</text:p>
          </table:table-cell>
          <table:table-cell office:value-type="float" office:value="81.260002" calcext:value-type="float">
            <text:p>81.260002</text:p>
          </table:table-cell>
          <table:table-cell office:value-type="float" office:value="37.66" calcext:value-type="float">
            <text:p>37.66</text:p>
          </table:table-cell>
          <table:table-cell office:value-type="float" office:value="59.139999" calcext:value-type="float">
            <text:p>59.139999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521.049988" calcext:value-type="float">
            <text:p>521.049988</text:p>
          </table:table-cell>
          <table:table-cell office:value-type="float" office:value="434.350006" calcext:value-type="float">
            <text:p>434.350006</text:p>
          </table:table-cell>
          <table:table-cell office:value-type="float" office:value="142.5" calcext:value-type="float">
            <text:p>142.5</text:p>
          </table:table-cell>
          <table:table-cell office:value-type="float" office:value="98.419998" calcext:value-type="float">
            <text:p>98.419998</text:p>
          </table:table-cell>
          <table:table-cell office:value-type="float" office:value="67.790001" calcext:value-type="float">
            <text:p>67.790001</text:p>
          </table:table-cell>
        </table:table-row>
        <table:table-row table:style-name="ro1">
          <table:table-cell office:value-type="float" office:value="81.75" calcext:value-type="float">
            <text:p>81.75</text:p>
          </table:table-cell>
          <table:table-cell office:value-type="float" office:value="40.459999" calcext:value-type="float">
            <text:p>40.459999</text:p>
          </table:table-cell>
          <table:table-cell office:value-type="float" office:value="163.009995" calcext:value-type="float">
            <text:p>163.009995</text:p>
          </table:table-cell>
          <table:table-cell office:value-type="float" office:value="28.76" calcext:value-type="float">
            <text:p>28.76</text:p>
          </table:table-cell>
          <table:table-cell office:value-type="float" office:value="94.900002" calcext:value-type="float">
            <text:p>94.900002</text:p>
          </table:table-cell>
          <table:table-cell office:value-type="float" office:value="81.279999" calcext:value-type="float">
            <text:p>81.279999</text:p>
          </table:table-cell>
          <table:table-cell office:value-type="float" office:value="37.540001" calcext:value-type="float">
            <text:p>37.540001</text:p>
          </table:table-cell>
          <table:table-cell office:value-type="float" office:value="59.650002" calcext:value-type="float">
            <text:p>59.650002</text:p>
          </table:table-cell>
          <table:table-cell office:value-type="float" office:value="47.009998" calcext:value-type="float">
            <text:p>47.009998</text:p>
          </table:table-cell>
          <table:table-cell office:value-type="float" office:value="523.119995" calcext:value-type="float">
            <text:p>523.119995</text:p>
          </table:table-cell>
          <table:table-cell office:value-type="float" office:value="434.899994" calcext:value-type="float">
            <text:p>434.899994</text:p>
          </table:table-cell>
          <table:table-cell office:value-type="float" office:value="143.889999" calcext:value-type="float">
            <text:p>143.889999</text:p>
          </table:table-cell>
          <table:table-cell office:value-type="float" office:value="99.050003" calcext:value-type="float">
            <text:p>99.050003</text:p>
          </table:table-cell>
          <table:table-cell office:value-type="float" office:value="68.480003" calcext:value-type="float">
            <text:p>68.480003</text:p>
          </table:table-cell>
        </table:table-row>
        <table:table-row table:style-name="ro1">
          <table:table-cell office:value-type="float" office:value="81.230003" calcext:value-type="float">
            <text:p>81.230003</text:p>
          </table:table-cell>
          <table:table-cell office:value-type="float" office:value="40.27" calcext:value-type="float">
            <text:p>40.27</text:p>
          </table:table-cell>
          <table:table-cell office:value-type="float" office:value="164.300003" calcext:value-type="float">
            <text:p>164.300003</text:p>
          </table:table-cell>
          <table:table-cell office:value-type="float" office:value="28.785" calcext:value-type="float">
            <text:p>28.785</text:p>
          </table:table-cell>
          <table:table-cell office:value-type="float" office:value="94.529999" calcext:value-type="float">
            <text:p>94.529999</text:p>
          </table:table-cell>
          <table:table-cell office:value-type="float" office:value="81.019997" calcext:value-type="float">
            <text:p>81.019997</text:p>
          </table:table-cell>
          <table:table-cell office:value-type="float" office:value="37.650002" calcext:value-type="float">
            <text:p>37.650002</text:p>
          </table:table-cell>
          <table:table-cell office:value-type="float" office:value="59.310001" calcext:value-type="float">
            <text:p>59.310001</text:p>
          </table:table-cell>
          <table:table-cell office:value-type="float" office:value="46.84" calcext:value-type="float">
            <text:p>46.84</text:p>
          </table:table-cell>
          <table:table-cell office:value-type="float" office:value="526.289978" calcext:value-type="float">
            <text:p>526.289978</text:p>
          </table:table-cell>
          <table:table-cell office:value-type="float" office:value="440.48999" calcext:value-type="float">
            <text:p>440.48999</text:p>
          </table:table-cell>
          <table:table-cell office:value-type="float" office:value="144.139999" calcext:value-type="float">
            <text:p>144.139999</text:p>
          </table:table-cell>
          <table:table-cell office:value-type="float" office:value="99.779999" calcext:value-type="float">
            <text:p>99.779999</text:p>
          </table:table-cell>
          <table:table-cell office:value-type="float" office:value="68.940002" calcext:value-type="float">
            <text:p>68.940002</text:p>
          </table:table-cell>
        </table:table-row>
        <table:table-row table:style-name="ro1">
          <table:table-cell office:value-type="float" office:value="81.519997" calcext:value-type="float">
            <text:p>81.519997</text:p>
          </table:table-cell>
          <table:table-cell office:value-type="float" office:value="40.560001" calcext:value-type="float">
            <text:p>40.560001</text:p>
          </table:table-cell>
          <table:table-cell office:value-type="float" office:value="167.020004" calcext:value-type="float">
            <text:p>167.020004</text:p>
          </table:table-cell>
          <table:table-cell office:value-type="float" office:value="28.9" calcext:value-type="float">
            <text:p>28.9</text:p>
          </table:table-cell>
          <table:table-cell office:value-type="float" office:value="94.309998" calcext:value-type="float">
            <text:p>94.309998</text:p>
          </table:table-cell>
          <table:table-cell office:value-type="float" office:value="81.849998" calcext:value-type="float">
            <text:p>81.849998</text:p>
          </table:table-cell>
          <table:table-cell office:value-type="float" office:value="38.279999" calcext:value-type="float">
            <text:p>38.279999</text:p>
          </table:table-cell>
          <table:table-cell office:value-type="float" office:value="59.110001" calcext:value-type="float">
            <text:p>59.110001</text:p>
          </table:table-cell>
          <table:table-cell office:value-type="float" office:value="47.380001" calcext:value-type="float">
            <text:p>47.380001</text:p>
          </table:table-cell>
          <table:table-cell office:value-type="float" office:value="532.880005" calcext:value-type="float">
            <text:p>532.880005</text:p>
          </table:table-cell>
          <table:table-cell office:value-type="float" office:value="448.290009" calcext:value-type="float">
            <text:p>448.290009</text:p>
          </table:table-cell>
          <table:table-cell office:value-type="float" office:value="145.960007" calcext:value-type="float">
            <text:p>145.960007</text:p>
          </table:table-cell>
          <table:table-cell office:value-type="float" office:value="100.050003" calcext:value-type="float">
            <text:p>100.050003</text:p>
          </table:table-cell>
          <table:table-cell office:value-type="float" office:value="69.419998" calcext:value-type="float">
            <text:p>69.419998</text:p>
          </table:table-cell>
        </table:table-row>
        <table:table-row table:style-name="ro1">
          <table:table-cell office:value-type="float" office:value="82.040001" calcext:value-type="float">
            <text:p>82.040001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167.160004" calcext:value-type="float">
            <text:p>167.160004</text:p>
          </table:table-cell>
          <table:table-cell office:value-type="float" office:value="29.15" calcext:value-type="float">
            <text:p>29.15</text:p>
          </table:table-cell>
          <table:table-cell office:value-type="float" office:value="94.400002" calcext:value-type="float">
            <text:p>94.400002</text:p>
          </table:table-cell>
          <table:table-cell office:value-type="float" office:value="80.75" calcext:value-type="float">
            <text:p>80.75</text:p>
          </table:table-cell>
          <table:table-cell office:value-type="float" office:value="37.869999" calcext:value-type="float">
            <text:p>37.869999</text:p>
          </table:table-cell>
          <table:table-cell office:value-type="float" office:value="58.75" calcext:value-type="float">
            <text:p>58.75</text:p>
          </table:table-cell>
          <table:table-cell office:value-type="float" office:value="47.189999" calcext:value-type="float">
            <text:p>47.189999</text:p>
          </table:table-cell>
          <table:table-cell office:value-type="float" office:value="546.76001" calcext:value-type="float">
            <text:p>546.76001</text:p>
          </table:table-cell>
          <table:table-cell office:value-type="float" office:value="462.320007" calcext:value-type="float">
            <text:p>462.320007</text:p>
          </table:table-cell>
          <table:table-cell office:value-type="float" office:value="146.759995" calcext:value-type="float">
            <text:p>146.759995</text:p>
          </table:table-cell>
          <table:table-cell office:value-type="float" office:value="99.260002" calcext:value-type="float">
            <text:p>99.260002</text:p>
          </table:table-cell>
          <table:table-cell office:value-type="float" office:value="69.709999" calcext:value-type="float">
            <text:p>69.709999</text:p>
          </table:table-cell>
        </table:table-row>
        <table:table-row table:style-name="ro1">
          <table:table-cell office:value-type="float" office:value="81.910004" calcext:value-type="float">
            <text:p>81.910004</text:p>
          </table:table-cell>
          <table:table-cell office:value-type="float" office:value="41.150002" calcext:value-type="float">
            <text:p>41.150002</text:p>
          </table:table-cell>
          <table:table-cell office:value-type="float" office:value="168.210007" calcext:value-type="float">
            <text:p>168.210007</text:p>
          </table:table-cell>
          <table:table-cell office:value-type="float" office:value="29.105" calcext:value-type="float">
            <text:p>29.105</text:p>
          </table:table-cell>
          <table:table-cell office:value-type="float" office:value="95.040001" calcext:value-type="float">
            <text:p>95.040001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59.110001" calcext:value-type="float">
            <text:p>59.110001</text:p>
          </table:table-cell>
          <table:table-cell office:value-type="float" office:value="47.48" calcext:value-type="float">
            <text:p>47.48</text:p>
          </table:table-cell>
          <table:table-cell office:value-type="float" office:value="560.130005" calcext:value-type="float">
            <text:p>560.130005</text:p>
          </table:table-cell>
          <table:table-cell office:value-type="float" office:value="463.040009" calcext:value-type="float">
            <text:p>463.040009</text:p>
          </table:table-cell>
          <table:table-cell office:value-type="float" office:value="147.75" calcext:value-type="float">
            <text:p>147.75</text:p>
          </table:table-cell>
          <table:table-cell office:value-type="float" office:value="99.760002" calcext:value-type="float">
            <text:p>99.760002</text:p>
          </table:table-cell>
          <table:table-cell office:value-type="float" office:value="69.809998" calcext:value-type="float">
            <text:p>69.809998</text:p>
          </table:table-cell>
        </table:table-row>
        <table:table-row table:style-name="ro1">
          <table:table-cell office:value-type="float" office:value="82.449997" calcext:value-type="float">
            <text:p>82.449997</text:p>
          </table:table-cell>
          <table:table-cell office:value-type="float" office:value="41.419998" calcext:value-type="float">
            <text:p>41.419998</text:p>
          </table:table-cell>
          <table:table-cell office:value-type="float" office:value="169.320007" calcext:value-type="float">
            <text:p>169.320007</text:p>
          </table:table-cell>
          <table:table-cell office:value-type="float" office:value="28.965" calcext:value-type="float">
            <text:p>28.965</text:p>
          </table:table-cell>
          <table:table-cell office:value-type="float" office:value="94.279999" calcext:value-type="float">
            <text:p>94.279999</text:p>
          </table:table-cell>
          <table:table-cell office:value-type="float" office:value="81.779999" calcext:value-type="float">
            <text:p>81.779999</text:p>
          </table:table-cell>
          <table:table-cell office:value-type="float" office:value="37.84" calcext:value-type="float">
            <text:p>37.84</text:p>
          </table:table-cell>
          <table:table-cell office:value-type="float" office:value="58.610001" calcext:value-type="float">
            <text:p>58.610001</text:p>
          </table:table-cell>
          <table:table-cell office:value-type="float" office:value="47.48" calcext:value-type="float">
            <text:p>47.48</text:p>
          </table:table-cell>
          <table:table-cell office:value-type="float" office:value="565.119995" calcext:value-type="float">
            <text:p>565.119995</text:p>
          </table:table-cell>
          <table:table-cell office:value-type="float" office:value="465.5" calcext:value-type="float">
            <text:p>465.5</text:p>
          </table:table-cell>
          <table:table-cell office:value-type="float" office:value="147.789993" calcext:value-type="float">
            <text:p>147.789993</text:p>
          </table:table-cell>
          <table:table-cell office:value-type="float" office:value="100.949997" calcext:value-type="float">
            <text:p>100.949997</text:p>
          </table:table-cell>
          <table:table-cell office:value-type="float" office:value="70.139999" calcext:value-type="float">
            <text:p>70.139999</text:p>
          </table:table-cell>
        </table:table-row>
        <table:table-row table:style-name="ro1">
          <table:table-cell office:value-type="float" office:value="81.889999" calcext:value-type="float">
            <text:p>81.889999</text:p>
          </table:table-cell>
          <table:table-cell office:value-type="float" office:value="41.310001" calcext:value-type="float">
            <text:p>41.310001</text:p>
          </table:table-cell>
          <table:table-cell office:value-type="float" office:value="169.210007" calcext:value-type="float">
            <text:p>169.210007</text:p>
          </table:table-cell>
          <table:table-cell office:value-type="float" office:value="29.09" calcext:value-type="float">
            <text:p>29.09</text:p>
          </table:table-cell>
          <table:table-cell office:value-type="float" office:value="94.230003" calcext:value-type="float">
            <text:p>94.230003</text:p>
          </table:table-cell>
          <table:table-cell office:value-type="float" office:value="81.690002" calcext:value-type="float">
            <text:p>81.690002</text:p>
          </table:table-cell>
          <table:table-cell office:value-type="float" office:value="37.209999" calcext:value-type="float">
            <text:p>37.209999</text:p>
          </table:table-cell>
          <table:table-cell office:value-type="float" office:value="57.599998" calcext:value-type="float">
            <text:p>57.599998</text:p>
          </table:table-cell>
          <table:table-cell office:value-type="float" office:value="47.779999" calcext:value-type="float">
            <text:p>47.779999</text:p>
          </table:table-cell>
          <table:table-cell office:value-type="float" office:value="649" calcext:value-type="float">
            <text:p>649</text:p>
          </table:table-cell>
          <table:table-cell office:value-type="float" office:value="477.700012" calcext:value-type="float">
            <text:p>477.700012</text:p>
          </table:table-cell>
          <table:table-cell office:value-type="float" office:value="147.25" calcext:value-type="float">
            <text:p>147.25</text:p>
          </table:table-cell>
          <table:table-cell office:value-type="float" office:value="100.889999" calcext:value-type="float">
            <text:p>100.889999</text:p>
          </table:table-cell>
          <table:table-cell office:value-type="float" office:value="69.989998" calcext:value-type="float">
            <text:p>69.989998</text:p>
          </table:table-cell>
        </table:table-row>
        <table:table-row table:style-name="ro1">
          <table:table-cell office:value-type="float" office:value="82.089996" calcext:value-type="float">
            <text:p>82.089996</text:p>
          </table:table-cell>
          <table:table-cell office:value-type="float" office:value="41.349998" calcext:value-type="float">
            <text:p>41.349998</text:p>
          </table:table-cell>
          <table:table-cell office:value-type="float" office:value="169.539993" calcext:value-type="float">
            <text:p>169.539993</text:p>
          </table:table-cell>
          <table:table-cell office:value-type="float" office:value="28.790001" calcext:value-type="float">
            <text:p>28.790001</text:p>
          </table:table-cell>
          <table:table-cell office:value-type="float" office:value="93.300003" calcext:value-type="float">
            <text:p>93.300003</text:p>
          </table:table-cell>
          <table:table-cell office:value-type="float" office:value="81.169998" calcext:value-type="float">
            <text:p>81.169998</text:p>
          </table:table-cell>
          <table:table-cell office:value-type="float" office:value="36.880001" calcext:value-type="float">
            <text:p>36.880001</text:p>
          </table:table-cell>
          <table:table-cell office:value-type="float" office:value="57.18" calcext:value-type="float">
            <text:p>57.18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659.23999" calcext:value-type="float">
            <text:p>659.23999</text:p>
          </table:table-cell>
          <table:table-cell office:value-type="float" office:value="492.570007" calcext:value-type="float">
            <text:p>492.570007</text:p>
          </table:table-cell>
          <table:table-cell office:value-type="float" office:value="147.110001" calcext:value-type="float">
            <text:p>147.110001</text:p>
          </table:table-cell>
          <table:table-cell office:value-type="float" office:value="100.5" calcext:value-type="float">
            <text:p>100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.010002" calcext:value-type="float">
            <text:p>82.010002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169.110001" calcext:value-type="float">
            <text:p>169.110001</text:p>
          </table:table-cell>
          <table:table-cell office:value-type="float" office:value="28.915001" calcext:value-type="float">
            <text:p>28.915001</text:p>
          </table:table-cell>
          <table:table-cell office:value-type="float" office:value="93" calcext:value-type="float">
            <text:p>93</text:p>
          </table:table-cell>
          <table:table-cell office:value-type="float" office:value="81.519997" calcext:value-type="float">
            <text:p>81.519997</text:p>
          </table:table-cell>
          <table:table-cell office:value-type="float" office:value="36.240002" calcext:value-type="float">
            <text:p>36.240002</text:p>
          </table:table-cell>
          <table:table-cell office:value-type="float" office:value="56.759998" calcext:value-type="float">
            <text:p>56.759998</text:p>
          </table:table-cell>
          <table:table-cell office:value-type="float" office:value="46.98" calcext:value-type="float">
            <text:p>46.98</text:p>
          </table:table-cell>
          <table:table-cell office:value-type="float" office:value="655.210022" calcext:value-type="float">
            <text:p>655.210022</text:p>
          </table:table-cell>
          <table:table-cell office:value-type="float" office:value="487.899994" calcext:value-type="float">
            <text:p>487.899994</text:p>
          </table:table-cell>
          <table:table-cell office:value-type="float" office:value="146.589996" calcext:value-type="float">
            <text:p>146.589996</text:p>
          </table:table-cell>
          <table:table-cell office:value-type="float" office:value="100.599998" calcext:value-type="float">
            <text:p>100.599998</text:p>
          </table:table-cell>
          <table:table-cell office:value-type="float" office:value="70.809998" calcext:value-type="float">
            <text:p>70.809998</text:p>
          </table:table-cell>
        </table:table-row>
        <table:table-row table:style-name="ro1">
          <table:table-cell office:value-type="float" office:value="81.029999" calcext:value-type="float">
            <text:p>81.029999</text:p>
          </table:table-cell>
          <table:table-cell office:value-type="float" office:value="40.810001" calcext:value-type="float">
            <text:p>40.810001</text:p>
          </table:table-cell>
          <table:table-cell office:value-type="float" office:value="166.75" calcext:value-type="float">
            <text:p>166.75</text:p>
          </table:table-cell>
          <table:table-cell office:value-type="float" office:value="28.745001" calcext:value-type="float">
            <text:p>28.745001</text:p>
          </table:table-cell>
          <table:table-cell office:value-type="float" office:value="93.510002" calcext:value-type="float">
            <text:p>93.510002</text:p>
          </table:table-cell>
          <table:table-cell office:value-type="float" office:value="80.839996" calcext:value-type="float">
            <text:p>80.839996</text:p>
          </table:table-cell>
          <table:table-cell office:value-type="float" office:value="35.720001" calcext:value-type="float">
            <text:p>35.720001</text:p>
          </table:table-cell>
          <table:table-cell office:value-type="float" office:value="56.290001" calcext:value-type="float">
            <text:p>56.290001</text:p>
          </table:table-cell>
          <table:table-cell office:value-type="float" office:value="46.790001" calcext:value-type="float">
            <text:p>46.790001</text:p>
          </table:table-cell>
          <table:table-cell office:value-type="float" office:value="660.890015" calcext:value-type="float">
            <text:p>660.890015</text:p>
          </table:table-cell>
          <table:table-cell office:value-type="float" office:value="485.98999" calcext:value-type="float">
            <text:p>485.98999</text:p>
          </table:table-cell>
          <table:table-cell office:value-type="float" office:value="148.899994" calcext:value-type="float">
            <text:p>148.899994</text:p>
          </table:table-cell>
          <table:table-cell office:value-type="float" office:value="100.410004" calcext:value-type="float">
            <text:p>100.410004</text:p>
          </table:table-cell>
          <table:table-cell office:value-type="float" office:value="70.260002" calcext:value-type="float">
            <text:p>70.260002</text:p>
          </table:table-cell>
        </table:table-row>
        <table:table-row table:style-name="ro1">
          <table:table-cell office:value-type="float" office:value="80.830002" calcext:value-type="float">
            <text:p>80.830002</text:p>
          </table:table-cell>
          <table:table-cell office:value-type="float" office:value="40.990002" calcext:value-type="float">
            <text:p>40.990002</text:p>
          </table:table-cell>
          <table:table-cell office:value-type="float" office:value="166.610001" calcext:value-type="float">
            <text:p>166.610001</text:p>
          </table:table-cell>
          <table:table-cell office:value-type="float" office:value="28.825001" calcext:value-type="float">
            <text:p>28.825001</text:p>
          </table:table-cell>
          <table:table-cell office:value-type="float" office:value="93.57" calcext:value-type="float">
            <text:p>93.57</text:p>
          </table:table-cell>
          <table:table-cell office:value-type="float" office:value="81.379997" calcext:value-type="float">
            <text:p>81.379997</text:p>
          </table:table-cell>
          <table:table-cell office:value-type="float" office:value="35.310001" calcext:value-type="float">
            <text:p>35.310001</text:p>
          </table:table-cell>
          <table:table-cell office:value-type="float" office:value="55.099998" calcext:value-type="float">
            <text:p>55.099998</text:p>
          </table:table-cell>
          <table:table-cell office:value-type="float" office:value="46.459999" calcext:value-type="float">
            <text:p>46.459999</text:p>
          </table:table-cell>
          <table:table-cell office:value-type="float" office:value="661.27002" calcext:value-type="float">
            <text:p>661.27002</text:p>
          </table:table-cell>
          <table:table-cell office:value-type="float" office:value="491.660004" calcext:value-type="float">
            <text:p>491.660004</text:p>
          </table:table-cell>
          <table:table-cell office:value-type="float" office:value="147" calcext:value-type="float">
            <text:p>147</text:p>
          </table:table-cell>
          <table:table-cell office:value-type="float" office:value="100.5" calcext:value-type="float">
            <text:p>100.5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80.510002" calcext:value-type="float">
            <text:p>80.510002</text:p>
          </table:table-cell>
          <table:table-cell office:value-type="float" office:value="40.759998" calcext:value-type="float">
            <text:p>40.759998</text:p>
          </table:table-cell>
          <table:table-cell office:value-type="float" office:value="165.589996" calcext:value-type="float">
            <text:p>165.589996</text:p>
          </table:table-cell>
          <table:table-cell office:value-type="float" office:value="28.775" calcext:value-type="float">
            <text:p>28.775</text:p>
          </table:table-cell>
          <table:table-cell office:value-type="float" office:value="92.779999" calcext:value-type="float">
            <text:p>92.779999</text:p>
          </table:table-cell>
          <table:table-cell office:value-type="float" office:value="83" calcext:value-type="float">
            <text:p>83</text:p>
          </table:table-cell>
          <table:table-cell office:value-type="float" office:value="34.970001" calcext:value-type="float">
            <text:p>34.970001</text:p>
          </table:table-cell>
          <table:table-cell office:value-type="float" office:value="53.950001" calcext:value-type="float">
            <text:p>53.950001</text:p>
          </table:table-cell>
          <table:table-cell office:value-type="float" office:value="46.439999" calcext:value-type="float">
            <text:p>46.439999</text:p>
          </table:table-cell>
          <table:table-cell office:value-type="float" office:value="647" calcext:value-type="float">
            <text:p>647</text:p>
          </table:table-cell>
          <table:table-cell office:value-type="float" office:value="578.98999" calcext:value-type="float">
            <text:p>578.98999</text:p>
          </table:table-cell>
          <table:table-cell office:value-type="float" office:value="145.809998" calcext:value-type="float">
            <text:p>145.809998</text:p>
          </table:table-cell>
          <table:table-cell office:value-type="float" office:value="99.75" calcext:value-type="float">
            <text:p>99.75</text:p>
          </table:table-cell>
          <table:table-cell office:value-type="float" office:value="67.529999" calcext:value-type="float">
            <text:p>67.529999</text:p>
          </table:table-cell>
        </table:table-row>
        <table:table-row table:style-name="ro1">
          <table:table-cell office:value-type="float" office:value="79.830002" calcext:value-type="float">
            <text:p>79.830002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163.919998" calcext:value-type="float">
            <text:p>163.919998</text:p>
          </table:table-cell>
          <table:table-cell office:value-type="float" office:value="28.66" calcext:value-type="float">
            <text:p>28.66</text:p>
          </table:table-cell>
          <table:table-cell office:value-type="float" office:value="89.860001" calcext:value-type="float">
            <text:p>89.860001</text:p>
          </table:table-cell>
          <table:table-cell office:value-type="float" office:value="82.559998" calcext:value-type="float">
            <text:p>82.559998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51.34" calcext:value-type="float">
            <text:p>51.34</text:p>
          </table:table-cell>
          <table:table-cell office:value-type="float" office:value="45.939999" calcext:value-type="float">
            <text:p>45.939999</text:p>
          </table:table-cell>
          <table:table-cell office:value-type="float" office:value="621" calcext:value-type="float">
            <text:p>621</text:p>
          </table:table-cell>
          <table:table-cell office:value-type="float" office:value="527.75" calcext:value-type="float">
            <text:p>527.75</text:p>
          </table:table-cell>
          <table:table-cell office:value-type="float" office:value="143.220001" calcext:value-type="float">
            <text:p>143.220001</text:p>
          </table:table-cell>
          <table:table-cell office:value-type="float" office:value="98.970001" calcext:value-type="float">
            <text:p>98.970001</text:p>
          </table:table-cell>
          <table:table-cell office:value-type="float" office:value="68.459999" calcext:value-type="float">
            <text:p>68.459999</text:p>
          </table:table-cell>
        </table:table-row>
        <table:table-row table:style-name="ro1">
          <table:table-cell office:value-type="float" office:value="80.139999" calcext:value-type="float">
            <text:p>80.139999</text:p>
          </table:table-cell>
          <table:table-cell office:value-type="float" office:value="40.650002" calcext:value-type="float">
            <text:p>40.650002</text:p>
          </table:table-cell>
          <table:table-cell office:value-type="float" office:value="163.410004" calcext:value-type="float">
            <text:p>163.410004</text:p>
          </table:table-cell>
          <table:table-cell office:value-type="float" office:value="28.775" calcext:value-type="float">
            <text:p>28.775</text:p>
          </table:table-cell>
          <table:table-cell office:value-type="float" office:value="89.449997" calcext:value-type="float">
            <text:p>89.449997</text:p>
          </table:table-cell>
          <table:table-cell office:value-type="float" office:value="82.739998" calcext:value-type="float">
            <text:p>82.739998</text:p>
          </table:table-cell>
          <table:table-cell office:value-type="float" office:value="35.509998" calcext:value-type="float">
            <text:p>35.509998</text:p>
          </table:table-cell>
          <table:table-cell office:value-type="float" office:value="50.939999" calcext:value-type="float">
            <text:p>50.939999</text:p>
          </table:table-cell>
          <table:table-cell office:value-type="float" office:value="45.990002" calcext:value-type="float">
            <text:p>45.990002</text:p>
          </table:table-cell>
          <table:table-cell office:value-type="float" office:value="632.830017" calcext:value-type="float">
            <text:p>632.830017</text:p>
          </table:table-cell>
          <table:table-cell office:value-type="float" office:value="536" calcext:value-type="float">
            <text:p>536</text:p>
          </table:table-cell>
          <table:table-cell office:value-type="float" office:value="141.610001" calcext:value-type="float">
            <text:p>141.610001</text:p>
          </table:table-cell>
          <table:table-cell office:value-type="float" office:value="98.889999" calcext:value-type="float">
            <text:p>98.88999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80.260002" calcext:value-type="float">
            <text:p>80.260002</text:p>
          </table:table-cell>
          <table:table-cell office:value-type="float" office:value="40.529999" calcext:value-type="float">
            <text:p>40.529999</text:p>
          </table:table-cell>
          <table:table-cell office:value-type="float" office:value="170.600006" calcext:value-type="float">
            <text:p>170.600006</text:p>
          </table:table-cell>
          <table:table-cell office:value-type="float" office:value="29.205" calcext:value-type="float">
            <text:p>29.205</text:p>
          </table:table-cell>
          <table:table-cell office:value-type="float" office:value="91.980003" calcext:value-type="float">
            <text:p>91.980003</text:p>
          </table:table-cell>
          <table:table-cell office:value-type="float" office:value="82.309998" calcext:value-type="float">
            <text:p>82.309998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52.049999" calcext:value-type="float">
            <text:p>52.049999</text:p>
          </table:table-cell>
          <table:table-cell office:value-type="float" office:value="46" calcext:value-type="float">
            <text:p>46</text:p>
          </table:table-cell>
          <table:table-cell office:value-type="float" office:value="628.799988" calcext:value-type="float">
            <text:p>628.799988</text:p>
          </table:table-cell>
          <table:table-cell office:value-type="float" office:value="530.919983" calcext:value-type="float">
            <text:p>530.919983</text:p>
          </table:table-cell>
          <table:table-cell office:value-type="float" office:value="142.479996" calcext:value-type="float">
            <text:p>142.479996</text:p>
          </table:table-cell>
          <table:table-cell office:value-type="float" office:value="99.260002" calcext:value-type="float">
            <text:p>99.260002</text:p>
          </table:table-cell>
          <table:table-cell office:value-type="float" office:value="71.290001" calcext:value-type="float">
            <text:p>71.290001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172.860001" calcext:value-type="float">
            <text:p>172.860001</text:p>
          </table:table-cell>
          <table:table-cell office:value-type="float" office:value="29.27" calcext:value-type="float">
            <text:p>29.27</text:p>
          </table:table-cell>
          <table:table-cell office:value-type="float" office:value="93.449997" calcext:value-type="float">
            <text:p>93.449997</text:p>
          </table:table-cell>
          <table:table-cell office:value-type="float" office:value="81.959999" calcext:value-type="float">
            <text:p>81.959999</text:p>
          </table:table-cell>
          <table:table-cell office:value-type="float" office:value="35.27" calcext:value-type="float">
            <text:p>35.27</text:p>
          </table:table-cell>
          <table:table-cell office:value-type="float" office:value="52.990002" calcext:value-type="float">
            <text:p>52.990002</text:p>
          </table:table-cell>
          <table:table-cell office:value-type="float" office:value="46.66" calcext:value-type="float">
            <text:p>46.66</text:p>
          </table:table-cell>
          <table:table-cell office:value-type="float" office:value="630" calcext:value-type="float">
            <text:p>630</text:p>
          </table:table-cell>
          <table:table-cell office:value-type="float" office:value="527.650024" calcext:value-type="float">
            <text:p>527.650024</text:p>
          </table:table-cell>
          <table:table-cell office:value-type="float" office:value="143.350006" calcext:value-type="float">
            <text:p>143.350006</text:p>
          </table:table-cell>
          <table:table-cell office:value-type="float" office:value="99.800003" calcext:value-type="float">
            <text:p>99.800003</text:p>
          </table:table-cell>
          <table:table-cell office:value-type="float" office:value="70.860001" calcext:value-type="float">
            <text:p>70.860001</text:p>
          </table:table-cell>
        </table:table-row>
        <table:table-row table:style-name="ro1">
          <table:table-cell office:value-type="float" office:value="77.629997" calcext:value-type="float">
            <text:p>77.629997</text:p>
          </table:table-cell>
          <table:table-cell office:value-type="float" office:value="40.880001" calcext:value-type="float">
            <text:p>40.880001</text:p>
          </table:table-cell>
          <table:table-cell office:value-type="float" office:value="175.850006" calcext:value-type="float">
            <text:p>175.850006</text:p>
          </table:table-cell>
          <table:table-cell office:value-type="float" office:value="29.795" calcext:value-type="float">
            <text:p>29.795</text:p>
          </table:table-cell>
          <table:table-cell office:value-type="float" office:value="91.519997" calcext:value-type="float">
            <text:p>91.519997</text:p>
          </table:table-cell>
          <table:table-cell office:value-type="float" office:value="81.959999" calcext:value-type="float">
            <text:p>81.959999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51.43" calcext:value-type="float">
            <text:p>51.43</text:p>
          </table:table-cell>
          <table:table-cell office:value-type="float" office:value="46.849998" calcext:value-type="float">
            <text:p>46.849998</text:p>
          </table:table-cell>
          <table:table-cell office:value-type="float" office:value="631.380005" calcext:value-type="float">
            <text:p>631.380005</text:p>
          </table:table-cell>
          <table:table-cell office:value-type="float" office:value="539.090027" calcext:value-type="float">
            <text:p>539.090027</text:p>
          </table:table-cell>
          <table:table-cell office:value-type="float" office:value="143.759995" calcext:value-type="float">
            <text:p>143.759995</text:p>
          </table:table-cell>
          <table:table-cell office:value-type="float" office:value="100.339996" calcext:value-type="float">
            <text:p>100.339996</text:p>
          </table:table-cell>
          <table:table-cell office:value-type="float" office:value="70.379997" calcext:value-type="float">
            <text:p>70.379997</text:p>
          </table:table-cell>
        </table:table-row>
        <table:table-row table:style-name="ro1">
          <table:table-cell office:value-type="float" office:value="76.510002" calcext:value-type="float">
            <text:p>76.510002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172.850006" calcext:value-type="float">
            <text:p>172.850006</text:p>
          </table:table-cell>
          <table:table-cell office:value-type="float" office:value="29.375" calcext:value-type="float">
            <text:p>29.375</text:p>
          </table:table-cell>
          <table:table-cell office:value-type="float" office:value="87.279999" calcext:value-type="float">
            <text:p>87.279999</text:p>
          </table:table-cell>
          <table:table-cell office:value-type="float" office:value="82.080002" calcext:value-type="float">
            <text:p>82.080002</text:p>
          </table:table-cell>
          <table:table-cell office:value-type="float" office:value="34.349998" calcext:value-type="float">
            <text:p>34.349998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47.18" calcext:value-type="float">
            <text:p>47.18</text:p>
          </table:table-cell>
          <table:table-cell office:value-type="float" office:value="625.340027" calcext:value-type="float">
            <text:p>625.340027</text:p>
          </table:table-cell>
          <table:table-cell office:value-type="float" office:value="537.450012" calcext:value-type="float">
            <text:p>537.450012</text:p>
          </table:table-cell>
          <table:table-cell office:value-type="float" office:value="144.440002" calcext:value-type="float">
            <text:p>144.440002</text:p>
          </table:table-cell>
          <table:table-cell office:value-type="float" office:value="100" calcext:value-type="float">
            <text:p>100</text:p>
          </table:table-cell>
          <table:table-cell office:value-type="float" office:value="70.190002" calcext:value-type="float">
            <text:p>70.190002</text:p>
          </table:table-cell>
        </table:table-row>
        <table:table-row table:style-name="ro1">
          <table:table-cell office:value-type="float" office:value="76.029999" calcext:value-type="float">
            <text:p>76.029999</text:p>
          </table:table-cell>
          <table:table-cell office:value-type="float" office:value="41.509998" calcext:value-type="float">
            <text:p>41.509998</text:p>
          </table:table-cell>
          <table:table-cell office:value-type="float" office:value="172.600006" calcext:value-type="float">
            <text:p>172.600006</text:p>
          </table:table-cell>
          <table:table-cell office:value-type="float" office:value="29.655001" calcext:value-type="float">
            <text:p>29.655001</text:p>
          </table:table-cell>
          <table:table-cell office:value-type="float" office:value="85.739998" calcext:value-type="float">
            <text:p>85.739998</text:p>
          </table:table-cell>
          <table:table-cell office:value-type="float" office:value="81.970001" calcext:value-type="float">
            <text:p>81.970001</text:p>
          </table:table-cell>
          <table:table-cell office:value-type="float" office:value="33.889999" calcext:value-type="float">
            <text:p>33.889999</text:p>
          </table:table-cell>
          <table:table-cell office:value-type="float" office:value="49.59" calcext:value-type="float">
            <text:p>49.59</text:p>
          </table:table-cell>
          <table:table-cell office:value-type="float" office:value="47.02" calcext:value-type="float">
            <text:p>47.02</text:p>
          </table:table-cell>
          <table:table-cell office:value-type="float" office:value="628.419983" calcext:value-type="float">
            <text:p>628.419983</text:p>
          </table:table-cell>
          <table:table-cell office:value-type="float" office:value="529.690002" calcext:value-type="float">
            <text:p>529.690002</text:p>
          </table:table-cell>
          <table:table-cell office:value-type="float" office:value="143.550003" calcext:value-type="float">
            <text:p>143.550003</text:p>
          </table:table-cell>
          <table:table-cell office:value-type="float" office:value="100.410004" calcext:value-type="float">
            <text:p>100.410004</text:p>
          </table:table-cell>
          <table:table-cell office:value-type="float" office:value="70.040001" calcext:value-type="float">
            <text:p>70.040001</text:p>
          </table:table-cell>
        </table:table-row>
        <table:table-row table:style-name="ro1">
          <table:table-cell office:value-type="float" office:value="76.050003" calcext:value-type="float">
            <text:p>76.050003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173.050003" calcext:value-type="float">
            <text:p>173.050003</text:p>
          </table:table-cell>
          <table:table-cell office:value-type="float" office:value="30.34" calcext:value-type="float">
            <text:p>30.34</text:p>
          </table:table-cell>
          <table:table-cell office:value-type="float" office:value="85.440002" calcext:value-type="float">
            <text:p>85.440002</text:p>
          </table:table-cell>
          <table:table-cell office:value-type="float" office:value="82.18" calcext:value-type="float">
            <text:p>82.18</text:p>
          </table:table-cell>
          <table:table-cell office:value-type="float" office:value="33.779999" calcext:value-type="float">
            <text:p>33.779999</text:p>
          </table:table-cell>
          <table:table-cell office:value-type="float" office:value="50.299999" calcext:value-type="float">
            <text:p>50.299999</text:p>
          </table:table-cell>
          <table:table-cell office:value-type="float" office:value="46.900002" calcext:value-type="float">
            <text:p>46.900002</text:p>
          </table:table-cell>
          <table:table-cell office:value-type="float" office:value="634.330017" calcext:value-type="float">
            <text:p>634.330017</text:p>
          </table:table-cell>
          <table:table-cell office:value-type="float" office:value="538.799988" calcext:value-type="float">
            <text:p>538.799988</text:p>
          </table:table-cell>
          <table:table-cell office:value-type="float" office:value="143.899994" calcext:value-type="float">
            <text:p>143.899994</text:p>
          </table:table-cell>
          <table:table-cell office:value-type="float" office:value="100.57" calcext:value-type="float">
            <text:p>100.57</text:p>
          </table:table-cell>
          <table:table-cell office:value-type="float" office:value="70.099998" calcext:value-type="float">
            <text:p>70.099998</text:p>
          </table:table-cell>
        </table:table-row>
        <table:table-row table:style-name="ro1">
          <table:table-cell office:value-type="float" office:value="76.010002" calcext:value-type="float">
            <text:p>76.010002</text:p>
          </table:table-cell>
          <table:table-cell office:value-type="float" office:value="42" calcext:value-type="float">
            <text:p>42</text:p>
          </table:table-cell>
          <table:table-cell office:value-type="float" office:value="173.940002" calcext:value-type="float">
            <text:p>173.940002</text:p>
          </table:table-cell>
          <table:table-cell office:value-type="float" office:value="30.5" calcext:value-type="float">
            <text:p>30.5</text:p>
          </table:table-cell>
          <table:table-cell office:value-type="float" office:value="83.559998" calcext:value-type="float">
            <text:p>83.559998</text:p>
          </table:table-cell>
          <table:table-cell office:value-type="float" office:value="82.43" calcext:value-type="float">
            <text:p>82.43</text:p>
          </table:table-cell>
          <table:table-cell office:value-type="float" office:value="32.009998" calcext:value-type="float">
            <text:p>32.009998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46.59" calcext:value-type="float">
            <text:p>46.59</text:p>
          </table:table-cell>
          <table:table-cell office:value-type="float" office:value="645" calcext:value-type="float">
            <text:p>645</text:p>
          </table:table-cell>
          <table:table-cell office:value-type="float" office:value="539.299988" calcext:value-type="float">
            <text:p>539.299988</text:p>
          </table:table-cell>
          <table:table-cell office:value-type="float" office:value="144.699997" calcext:value-type="float">
            <text:p>144.699997</text:p>
          </table:table-cell>
          <table:table-cell office:value-type="float" office:value="100.489998" calcext:value-type="float">
            <text:p>100.489998</text:p>
          </table:table-cell>
          <table:table-cell office:value-type="float" office:value="70.370003" calcext:value-type="float">
            <text:p>70.370003</text:p>
          </table:table-cell>
        </table:table-row>
        <table:table-row table:style-name="ro1">
          <table:table-cell office:value-type="float" office:value="75.589996" calcext:value-type="float">
            <text:p>75.589996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172.720001" calcext:value-type="float">
            <text:p>172.720001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84.709999" calcext:value-type="float">
            <text:p>84.709999</text:p>
          </table:table-cell>
          <table:table-cell office:value-type="float" office:value="81.769997" calcext:value-type="float">
            <text:p>81.769997</text:p>
          </table:table-cell>
          <table:table-cell office:value-type="float" office:value="32.529999" calcext:value-type="float">
            <text:p>32.529999</text:p>
          </table:table-cell>
          <table:table-cell office:value-type="float" office:value="50.25" calcext:value-type="float">
            <text:p>50.25</text:p>
          </table:table-cell>
          <table:table-cell office:value-type="float" office:value="46.57" calcext:value-type="float">
            <text:p>46.57</text:p>
          </table:table-cell>
          <table:table-cell office:value-type="float" office:value="640.22998" calcext:value-type="float">
            <text:p>640.22998</text:p>
          </table:table-cell>
          <table:table-cell office:value-type="float" office:value="529.159973" calcext:value-type="float">
            <text:p>529.159973</text:p>
          </table:table-cell>
          <table:table-cell office:value-type="float" office:value="143.220001" calcext:value-type="float">
            <text:p>143.220001</text:p>
          </table:table-cell>
          <table:table-cell office:value-type="float" office:value="99.019997" calcext:value-type="float">
            <text:p>99.019997</text:p>
          </table:table-cell>
          <table:table-cell office:value-type="float" office:value="69.080002" calcext:value-type="float">
            <text:p>69.080002</text:p>
          </table:table-cell>
        </table:table-row>
        <table:table-row table:style-name="ro1">
          <table:table-cell office:value-type="float" office:value="75.949997" calcext:value-type="float">
            <text:p>75.949997</text:p>
          </table:table-cell>
          <table:table-cell office:value-type="float" office:value="41.889999" calcext:value-type="float">
            <text:p>41.889999</text:p>
          </table:table-cell>
          <table:table-cell office:value-type="float" office:value="174.139999" calcext:value-type="float">
            <text:p>174.139999</text:p>
          </table:table-cell>
          <table:table-cell office:value-type="float" office:value="30.215" calcext:value-type="float">
            <text:p>30.215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82.839996" calcext:value-type="float">
            <text:p>82.839996</text:p>
          </table:table-cell>
          <table:table-cell office:value-type="float" office:value="32.23" calcext:value-type="float">
            <text:p>32.23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46.52" calcext:value-type="float">
            <text:p>46.52</text:p>
          </table:table-cell>
          <table:table-cell office:value-type="float" office:value="639.47998" calcext:value-type="float">
            <text:p>639.47998</text:p>
          </table:table-cell>
          <table:table-cell office:value-type="float" office:value="528.52002" calcext:value-type="float">
            <text:p>528.52002</text:p>
          </table:table-cell>
          <table:table-cell office:value-type="float" office:value="143.789993" calcext:value-type="float">
            <text:p>143.789993</text:p>
          </table:table-cell>
          <table:table-cell office:value-type="float" office:value="99.57" calcext:value-type="float">
            <text:p>99.57</text:p>
          </table:table-cell>
          <table:table-cell office:value-type="float" office:value="68.919998" calcext:value-type="float">
            <text:p>68.919998</text:p>
          </table:table-cell>
        </table:table-row>
        <table:table-row table:style-name="ro1">
          <table:table-cell office:value-type="float" office:value="76.040001" calcext:value-type="float">
            <text:p>76.040001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173.270004" calcext:value-type="float">
            <text:p>173.270004</text:p>
          </table:table-cell>
          <table:table-cell office:value-type="float" office:value="30.219999" calcext:value-type="float">
            <text:p>30.219999</text:p>
          </table:table-cell>
          <table:table-cell office:value-type="float" office:value="84.379997" calcext:value-type="float">
            <text:p>84.379997</text:p>
          </table:table-cell>
          <table:table-cell office:value-type="float" office:value="83.260002" calcext:value-type="float">
            <text:p>83.260002</text:p>
          </table:table-cell>
          <table:table-cell office:value-type="float" office:value="32.279999" calcext:value-type="float">
            <text:p>32.279999</text:p>
          </table:table-cell>
          <table:table-cell office:value-type="float" office:value="49.279999" calcext:value-type="float">
            <text:p>49.279999</text:p>
          </table:table-cell>
          <table:table-cell office:value-type="float" office:value="47.540001" calcext:value-type="float">
            <text:p>47.540001</text:p>
          </table:table-cell>
          <table:table-cell office:value-type="float" office:value="669.200012" calcext:value-type="float">
            <text:p>669.200012</text:p>
          </table:table-cell>
          <table:table-cell office:value-type="float" office:value="523.650024" calcext:value-type="float">
            <text:p>523.650024</text:p>
          </table:table-cell>
          <table:table-cell office:value-type="float" office:value="144.139999" calcext:value-type="float">
            <text:p>144.139999</text:p>
          </table:table-cell>
          <table:table-cell office:value-type="float" office:value="99.050003" calcext:value-type="float">
            <text:p>99.050003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75.889999" calcext:value-type="float">
            <text:p>75.889999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171.979996" calcext:value-type="float">
            <text:p>171.979996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83.949997" calcext:value-type="float">
            <text:p>83.949997</text:p>
          </table:table-cell>
          <table:table-cell office:value-type="float" office:value="32.59" calcext:value-type="float">
            <text:p>32.59</text:p>
          </table:table-cell>
          <table:table-cell office:value-type="float" office:value="50.209999" calcext:value-type="float">
            <text:p>50.209999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663.080017" calcext:value-type="float">
            <text:p>663.080017</text:p>
          </table:table-cell>
          <table:table-cell office:value-type="float" office:value="523.75" calcext:value-type="float">
            <text:p>523.75</text:p>
          </table:table-cell>
          <table:table-cell office:value-type="float" office:value="142.550003" calcext:value-type="float">
            <text:p>142.550003</text:p>
          </table:table-cell>
          <table:table-cell office:value-type="float" office:value="98.400002" calcext:value-type="float">
            <text:p>98.400002</text:p>
          </table:table-cell>
          <table:table-cell office:value-type="float" office:value="67.830002" calcext:value-type="float">
            <text:p>67.830002</text:p>
          </table:table-cell>
        </table:table-row>
        <table:table-row table:style-name="ro1">
          <table:table-cell office:value-type="float" office:value="76.489998" calcext:value-type="float">
            <text:p>76.489998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172.089996" calcext:value-type="float">
            <text:p>172.089996</text:p>
          </table:table-cell>
          <table:table-cell office:value-type="float" office:value="30.43" calcext:value-type="float">
            <text:p>30.43</text:p>
          </table:table-cell>
          <table:table-cell office:value-type="float" office:value="86.029999" calcext:value-type="float">
            <text:p>86.029999</text:p>
          </table:table-cell>
          <table:table-cell office:value-type="float" office:value="84.860001" calcext:value-type="float">
            <text:p>84.860001</text:p>
          </table:table-cell>
          <table:table-cell office:value-type="float" office:value="33.810001" calcext:value-type="float">
            <text:p>33.810001</text:p>
          </table:table-cell>
          <table:table-cell office:value-type="float" office:value="51" calcext:value-type="float">
            <text:p>51</text:p>
          </table:table-cell>
          <table:table-cell office:value-type="float" office:value="47.77" calcext:value-type="float">
            <text:p>47.77</text:p>
          </table:table-cell>
          <table:table-cell office:value-type="float" office:value="659.322021" calcext:value-type="float">
            <text:p>659.322021</text:p>
          </table:table-cell>
          <table:table-cell office:value-type="float" office:value="527.369995" calcext:value-type="float">
            <text:p>527.369995</text:p>
          </table:table-cell>
          <table:table-cell office:value-type="float" office:value="142.029999" calcext:value-type="float">
            <text:p>142.029999</text:p>
          </table:table-cell>
          <table:table-cell office:value-type="float" office:value="98.739998" calcext:value-type="float">
            <text:p>98.739998</text:p>
          </table:table-cell>
          <table:table-cell office:value-type="float" office:value="68.68" calcext:value-type="float">
            <text:p>68.68</text:p>
          </table:table-cell>
        </table:table-row>
        <table:table-row table:style-name="ro1">
          <table:table-cell office:value-type="float" office:value="75.739998" calcext:value-type="float">
            <text:p>75.739998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173.029999" calcext:value-type="float">
            <text:p>173.029999</text:p>
          </table:table-cell>
          <table:table-cell office:value-type="float" office:value="30.285" calcext:value-type="float">
            <text:p>30.285</text:p>
          </table:table-cell>
          <table:table-cell office:value-type="float" office:value="85.779999" calcext:value-type="float">
            <text:p>85.779999</text:p>
          </table:table-cell>
          <table:table-cell office:value-type="float" office:value="84.669998" calcext:value-type="float">
            <text:p>84.669998</text:p>
          </table:table-cell>
          <table:table-cell office:value-type="float" office:value="34.259998" calcext:value-type="float">
            <text:p>34.259998</text:p>
          </table:table-cell>
          <table:table-cell office:value-type="float" office:value="49.990002" calcext:value-type="float">
            <text:p>49.990002</text:p>
          </table:table-cell>
          <table:table-cell office:value-type="float" office:value="47.619999" calcext:value-type="float">
            <text:p>47.619999</text:p>
          </table:table-cell>
          <table:table-cell office:value-type="float" office:value="655.01001" calcext:value-type="float">
            <text:p>655.01001</text:p>
          </table:table-cell>
          <table:table-cell office:value-type="float" office:value="528.25" calcext:value-type="float">
            <text:p>528.25</text:p>
          </table:table-cell>
          <table:table-cell office:value-type="float" office:value="144.610001" calcext:value-type="float">
            <text:p>144.610001</text:p>
          </table:table-cell>
          <table:table-cell office:value-type="float" office:value="98.330002" calcext:value-type="float">
            <text:p>98.330002</text:p>
          </table:table-cell>
          <table:table-cell office:value-type="float" office:value="68.559998" calcext:value-type="float">
            <text:p>68.559998</text:p>
          </table:table-cell>
        </table:table-row>
        <table:table-row table:style-name="ro1">
          <table:table-cell office:value-type="float" office:value="75.809998" calcext:value-type="float">
            <text:p>75.809998</text:p>
          </table:table-cell>
          <table:table-cell office:value-type="float" office:value="41.029999" calcext:value-type="float">
            <text:p>41.029999</text:p>
          </table:table-cell>
          <table:table-cell office:value-type="float" office:value="173.600006" calcext:value-type="float">
            <text:p>173.600006</text:p>
          </table:table-cell>
          <table:table-cell office:value-type="float" office:value="30.485001" calcext:value-type="float">
            <text:p>30.485001</text:p>
          </table:table-cell>
          <table:table-cell office:value-type="float" office:value="84.459999" calcext:value-type="float">
            <text:p>84.459999</text:p>
          </table:table-cell>
          <table:table-cell office:value-type="float" office:value="85.910004" calcext:value-type="float">
            <text:p>85.910004</text:p>
          </table:table-cell>
          <table:table-cell office:value-type="float" office:value="34.009998" calcext:value-type="float">
            <text:p>34.009998</text:p>
          </table:table-cell>
          <table:table-cell office:value-type="float" office:value="49.48" calcext:value-type="float">
            <text:p>49.48</text:p>
          </table:table-cell>
          <table:table-cell office:value-type="float" office:value="47.279999" calcext:value-type="float">
            <text:p>47.279999</text:p>
          </table:table-cell>
          <table:table-cell office:value-type="float" office:value="656.799988" calcext:value-type="float">
            <text:p>656.799988</text:p>
          </table:table-cell>
          <table:table-cell office:value-type="float" office:value="531.289978" calcext:value-type="float">
            <text:p>531.289978</text:p>
          </table:table-cell>
          <table:table-cell office:value-type="float" office:value="144.600006" calcext:value-type="float">
            <text:p>144.600006</text:p>
          </table:table-cell>
          <table:table-cell office:value-type="float" office:value="98.440002" calcext:value-type="float">
            <text:p>98.440002</text:p>
          </table:table-cell>
          <table:table-cell office:value-type="float" office:value="68.709999" calcext:value-type="float">
            <text:p>68.709999</text:p>
          </table:table-cell>
        </table:table-row>
        <table:table-row table:style-name="ro1">
          <table:table-cell office:value-type="float" office:value="75.580002" calcext:value-type="float">
            <text:p>75.580002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174.429993" calcext:value-type="float">
            <text:p>174.429993</text:p>
          </table:table-cell>
          <table:table-cell office:value-type="float" office:value="30.735001" calcext:value-type="float">
            <text:p>30.735001</text:p>
          </table:table-cell>
          <table:table-cell office:value-type="float" office:value="83.080002" calcext:value-type="float">
            <text:p>83.080002</text:p>
          </table:table-cell>
          <table:table-cell office:value-type="float" office:value="86.239998" calcext:value-type="float">
            <text:p>86.239998</text:p>
          </table:table-cell>
          <table:table-cell office:value-type="float" office:value="34.43" calcext:value-type="float">
            <text:p>34.43</text:p>
          </table:table-cell>
          <table:table-cell office:value-type="float" office:value="49.619999" calcext:value-type="float">
            <text:p>49.619999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661.900024" calcext:value-type="float">
            <text:p>661.900024</text:p>
          </table:table-cell>
          <table:table-cell office:value-type="float" office:value="535.039978" calcext:value-type="float">
            <text:p>535.039978</text:p>
          </table:table-cell>
          <table:table-cell office:value-type="float" office:value="144.389999" calcext:value-type="float">
            <text:p>144.389999</text:p>
          </table:table-cell>
          <table:table-cell office:value-type="float" office:value="99.239998" calcext:value-type="float">
            <text:p>99.239998</text:p>
          </table:table-cell>
          <table:table-cell office:value-type="float" office:value="69.419998" calcext:value-type="float">
            <text:p>69.419998</text:p>
          </table:table-cell>
        </table:table-row>
        <table:table-row table:style-name="ro1">
          <table:table-cell office:value-type="float" office:value="74.93" calcext:value-type="float">
            <text:p>74.93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174.949997" calcext:value-type="float">
            <text:p>174.949997</text:p>
          </table:table-cell>
          <table:table-cell office:value-type="float" office:value="31.24" calcext:value-type="float">
            <text:p>31.24</text:p>
          </table:table-cell>
          <table:table-cell office:value-type="float" office:value="82.870003" calcext:value-type="float">
            <text:p>82.870003</text:p>
          </table:table-cell>
          <table:table-cell office:value-type="float" office:value="85.110001" calcext:value-type="float">
            <text:p>85.110001</text:p>
          </table:table-cell>
          <table:table-cell office:value-type="float" office:value="33.810001" calcext:value-type="float">
            <text:p>33.810001</text:p>
          </table:table-cell>
          <table:table-cell office:value-type="float" office:value="49.279999" calcext:value-type="float">
            <text:p>49.279999</text:p>
          </table:table-cell>
          <table:table-cell office:value-type="float" office:value="47.389999" calcext:value-type="float">
            <text:p>47.389999</text:p>
          </table:table-cell>
          <table:table-cell office:value-type="float" office:value="656.599976" calcext:value-type="float">
            <text:p>656.599976</text:p>
          </table:table-cell>
          <table:table-cell office:value-type="float" office:value="533.73999" calcext:value-type="float">
            <text:p>533.73999</text:p>
          </table:table-cell>
          <table:table-cell office:value-type="float" office:value="143.419998" calcext:value-type="float">
            <text:p>143.419998</text:p>
          </table:table-cell>
          <table:table-cell office:value-type="float" office:value="99.18" calcext:value-type="float">
            <text:p>99.18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73.75" calcext:value-type="float">
            <text:p>73.75</text:p>
          </table:table-cell>
          <table:table-cell office:value-type="float" office:value="40.52" calcext:value-type="float">
            <text:p>40.52</text:p>
          </table:table-cell>
          <table:table-cell office:value-type="float" office:value="173.949997" calcext:value-type="float">
            <text:p>173.949997</text:p>
          </table:table-cell>
          <table:table-cell office:value-type="float" office:value="30.825001" calcext:value-type="float">
            <text:p>30.825001</text:p>
          </table:table-cell>
          <table:table-cell office:value-type="float" office:value="80.660004" calcext:value-type="float">
            <text:p>80.660004</text:p>
          </table:table-cell>
          <table:table-cell office:value-type="float" office:value="85.040001" calcext:value-type="float">
            <text:p>85.040001</text:p>
          </table:table-cell>
          <table:table-cell office:value-type="float" office:value="33.349998" calcext:value-type="float">
            <text:p>33.349998</text:p>
          </table:table-cell>
          <table:table-cell office:value-type="float" office:value="47.450001" calcext:value-type="float">
            <text:p>47.450001</text:p>
          </table:table-cell>
          <table:table-cell office:value-type="float" office:value="47.049999" calcext:value-type="float">
            <text:p>47.049999</text:p>
          </table:table-cell>
          <table:table-cell office:value-type="float" office:value="655.460022" calcext:value-type="float">
            <text:p>655.460022</text:p>
          </table:table-cell>
          <table:table-cell office:value-type="float" office:value="530.390015" calcext:value-type="float">
            <text:p>530.390015</text:p>
          </table:table-cell>
          <table:table-cell office:value-type="float" office:value="141.619995" calcext:value-type="float">
            <text:p>141.619995</text:p>
          </table:table-cell>
          <table:table-cell office:value-type="float" office:value="98.949997" calcext:value-type="float">
            <text:p>98.9499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.550003" calcext:value-type="float">
            <text:p>73.550003</text:p>
          </table:table-cell>
          <table:table-cell office:value-type="float" office:value="40.16" calcext:value-type="float">
            <text:p>40.16</text:p>
          </table:table-cell>
          <table:table-cell office:value-type="float" office:value="171.179993" calcext:value-type="float">
            <text:p>171.179993</text:p>
          </table:table-cell>
          <table:table-cell office:value-type="float" office:value="31.68" calcext:value-type="float">
            <text:p>31.68</text:p>
          </table:table-cell>
          <table:table-cell office:value-type="float" office:value="78.870003" calcext:value-type="float">
            <text:p>78.870003</text:p>
          </table:table-cell>
          <table:table-cell office:value-type="float" office:value="84.389999" calcext:value-type="float">
            <text:p>84.389999</text:p>
          </table:table-cell>
          <table:table-cell office:value-type="float" office:value="32.5" calcext:value-type="float">
            <text:p>32.5</text:p>
          </table:table-cell>
          <table:table-cell office:value-type="float" office:value="46.66" calcext:value-type="float">
            <text:p>46.66</text:p>
          </table:table-cell>
          <table:table-cell office:value-type="float" office:value="46.450001" calcext:value-type="float">
            <text:p>46.450001</text:p>
          </table:table-cell>
          <table:table-cell office:value-type="float" office:value="639.780029" calcext:value-type="float">
            <text:p>639.780029</text:p>
          </table:table-cell>
          <table:table-cell office:value-type="float" office:value="507.359985" calcext:value-type="float">
            <text:p>507.359985</text:p>
          </table:table-cell>
          <table:table-cell office:value-type="float" office:value="134.880005" calcext:value-type="float">
            <text:p>134.880005</text:p>
          </table:table-cell>
          <table:table-cell office:value-type="float" office:value="97.220001" calcext:value-type="float">
            <text:p>97.220001</text:p>
          </table:table-cell>
          <table:table-cell office:value-type="float" office:value="66.739998" calcext:value-type="float">
            <text:p>66.739998</text:p>
          </table:table-cell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37.990002" calcext:value-type="float">
            <text:p>37.990002</text:p>
          </table:table-cell>
          <table:table-cell office:value-type="float" office:value="152.309998" calcext:value-type="float">
            <text:p>152.309998</text:p>
          </table:table-cell>
          <table:table-cell office:value-type="float" office:value="29.75" calcext:value-type="float">
            <text:p>29.75</text:p>
          </table:table-cell>
          <table:table-cell office:value-type="float" office:value="70.550003" calcext:value-type="float">
            <text:p>70.550003</text:p>
          </table:table-cell>
          <table:table-cell office:value-type="float" office:value="80.699997" calcext:value-type="float">
            <text:p>80.699997</text:p>
          </table:table-cell>
          <table:table-cell office:value-type="float" office:value="29.549999" calcext:value-type="float">
            <text:p>29.549999</text:p>
          </table:table-cell>
          <table:table-cell office:value-type="float" office:value="41.98" calcext:value-type="float">
            <text:p>41.98</text:p>
          </table:table-cell>
          <table:table-cell office:value-type="float" office:value="44.349998" calcext:value-type="float">
            <text:p>44.349998</text:p>
          </table:table-cell>
          <table:table-cell office:value-type="float" office:value="573" calcext:value-type="float">
            <text:p>573</text:p>
          </table:table-cell>
          <table:table-cell office:value-type="float" office:value="463.579987" calcext:value-type="float">
            <text:p>463.579987</text:p>
          </table:table-cell>
          <table:table-cell office:value-type="float" office:value="123.639999" calcext:value-type="float">
            <text:p>123.639999</text:p>
          </table:table-cell>
          <table:table-cell office:value-type="float" office:value="91.080002" calcext:value-type="float">
            <text:p>91.080002</text:p>
          </table:table-cell>
          <table:table-cell office:value-type="float" office:value="61.169998" calcext:value-type="float">
            <text:p>61.169998</text:p>
          </table:table-cell>
        </table:table-row>
        <table:table-row table:style-name="ro1">
          <table:table-cell office:value-type="float" office:value="72.18" calcext:value-type="float">
            <text:p>72.18</text:p>
          </table:table-cell>
          <table:table-cell office:value-type="float" office:value="39.130001" calcext:value-type="float">
            <text:p>39.130001</text:p>
          </table:table-cell>
          <table:table-cell office:value-type="float" office:value="163.660004" calcext:value-type="float">
            <text:p>163.660004</text:p>
          </table:table-cell>
          <table:table-cell office:value-type="float" office:value="30.27" calcext:value-type="float">
            <text:p>30.27</text:p>
          </table:table-cell>
          <table:table-cell office:value-type="float" office:value="74.93" calcext:value-type="float">
            <text:p>74.93</text:p>
          </table:table-cell>
          <table:table-cell office:value-type="float" office:value="81.330002" calcext:value-type="float">
            <text:p>81.330002</text:p>
          </table:table-cell>
          <table:table-cell office:value-type="float" office:value="31.5" calcext:value-type="float">
            <text:p>31.5</text:p>
          </table:table-cell>
          <table:table-cell office:value-type="float" office:value="45.02" calcext:value-type="float">
            <text:p>45.02</text:p>
          </table:table-cell>
          <table:table-cell office:value-type="float" office:value="45.759998" calcext:value-type="float">
            <text:p>45.759998</text:p>
          </table:table-cell>
          <table:table-cell office:value-type="float" office:value="614.909973" calcext:value-type="float">
            <text:p>614.909973</text:p>
          </table:table-cell>
          <table:table-cell office:value-type="float" office:value="487.48999" calcext:value-type="float">
            <text:p>487.48999</text:p>
          </table:table-cell>
          <table:table-cell office:value-type="float" office:value="130" calcext:value-type="float">
            <text:p>130</text:p>
          </table:table-cell>
          <table:table-cell office:value-type="float" office:value="95.690002" calcext:value-type="float">
            <text:p>95.690002</text:p>
          </table:table-cell>
          <table:table-cell office:value-type="float" office:value="65.110001" calcext:value-type="float">
            <text:p>65.110001</text:p>
          </table:table-cell>
        </table:table-row>
        <table:table-row table:style-name="ro1">
          <table:table-cell office:value-type="float" office:value="69.900002" calcext:value-type="float">
            <text:p>69.900002</text:p>
          </table:table-cell>
          <table:table-cell office:value-type="float" office:value="38.75" calcext:value-type="float">
            <text:p>38.75</text:p>
          </table:table-cell>
          <table:table-cell office:value-type="float" office:value="162.800003" calcext:value-type="float">
            <text:p>162.800003</text:p>
          </table:table-cell>
          <table:table-cell office:value-type="float" office:value="29.959999" calcext:value-type="float">
            <text:p>29.959999</text:p>
          </table:table-cell>
          <table:table-cell office:value-type="float" office:value="71.720001" calcext:value-type="float">
            <text:p>71.720001</text:p>
          </table:table-cell>
          <table:table-cell office:value-type="float" office:value="80.709999" calcext:value-type="float">
            <text:p>80.709999</text:p>
          </table:table-cell>
          <table:table-cell office:value-type="float" office:value="30.27" calcext:value-type="float">
            <text:p>30.27</text:p>
          </table:table-cell>
          <table:table-cell office:value-type="float" office:value="42.93" calcext:value-type="float">
            <text:p>42.93</text:p>
          </table:table-cell>
          <table:table-cell office:value-type="float" office:value="44.380001" calcext:value-type="float">
            <text:p>44.380001</text:p>
          </table:table-cell>
          <table:table-cell office:value-type="float" office:value="610.349976" calcext:value-type="float">
            <text:p>610.349976</text:p>
          </table:table-cell>
          <table:table-cell office:value-type="float" office:value="484.019989" calcext:value-type="float">
            <text:p>484.019989</text:p>
          </table:table-cell>
          <table:table-cell office:value-type="float" office:value="129.339996" calcext:value-type="float">
            <text:p>129.339996</text:p>
          </table:table-cell>
          <table:table-cell office:value-type="float" office:value="92.910004" calcext:value-type="float">
            <text:p>92.910004</text:p>
          </table:table-cell>
          <table:table-cell office:value-type="float" office:value="62.470001" calcext:value-type="float">
            <text:p>62.470001</text:p>
          </table:table-cell>
        </table:table-row>
        <table:table-row table:style-name="ro1">
          <table:table-cell office:value-type="float" office:value="71.400002" calcext:value-type="float">
            <text:p>71.400002</text:p>
          </table:table-cell>
          <table:table-cell office:value-type="float" office:value="39.060001" calcext:value-type="float">
            <text:p>39.060001</text:p>
          </table:table-cell>
          <table:table-cell office:value-type="float" office:value="165.259995" calcext:value-type="float">
            <text:p>165.259995</text:p>
          </table:table-cell>
          <table:table-cell office:value-type="float" office:value="30.42" calcext:value-type="float">
            <text:p>30.42</text:p>
          </table:table-cell>
          <table:table-cell office:value-type="float" office:value="75" calcext:value-type="float">
            <text:p>75</text:p>
          </table:table-cell>
          <table:table-cell office:value-type="float" office:value="82.25" calcext:value-type="float">
            <text:p>82.25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44.619999" calcext:value-type="float">
            <text:p>44.619999</text:p>
          </table:table-cell>
          <table:table-cell office:value-type="float" office:value="45.779999" calcext:value-type="float">
            <text:p>45.779999</text:p>
          </table:table-cell>
          <table:table-cell office:value-type="float" office:value="639.400024" calcext:value-type="float">
            <text:p>639.400024</text:p>
          </table:table-cell>
          <table:table-cell office:value-type="float" office:value="513.710022" calcext:value-type="float">
            <text:p>513.710022</text:p>
          </table:table-cell>
          <table:table-cell office:value-type="float" office:value="131.080002" calcext:value-type="float">
            <text:p>131.080002</text:p>
          </table:table-cell>
          <table:table-cell office:value-type="float" office:value="96.099998" calcext:value-type="float">
            <text:p>96.099998</text:p>
          </table:table-cell>
          <table:table-cell office:value-type="float" office:value="64.029999" calcext:value-type="float">
            <text:p>64.029999</text:p>
          </table:table-cell>
        </table:table-row>
        <table:table-row table:style-name="ro1">
          <table:table-cell office:value-type="float" office:value="71.169998" calcext:value-type="float">
            <text:p>71.169998</text:p>
          </table:table-cell>
          <table:table-cell office:value-type="float" office:value="39.110001" calcext:value-type="float">
            <text:p>39.110001</text:p>
          </table:table-cell>
          <table:table-cell office:value-type="float" office:value="166.580002" calcext:value-type="float">
            <text:p>166.580002</text:p>
          </table:table-cell>
          <table:table-cell office:value-type="float" office:value="30.605" calcext:value-type="float">
            <text:p>30.605</text:p>
          </table:table-cell>
          <table:table-cell office:value-type="float" office:value="77.720001" calcext:value-type="float">
            <text:p>77.720001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32" calcext:value-type="float">
            <text:p>32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632.820007" calcext:value-type="float">
            <text:p>632.820007</text:p>
          </table:table-cell>
          <table:table-cell office:value-type="float" office:value="517.5" calcext:value-type="float">
            <text:p>517.5</text:p>
          </table:table-cell>
          <table:table-cell office:value-type="float" office:value="131.429993" calcext:value-type="float">
            <text:p>131.429993</text:p>
          </table:table-cell>
          <table:table-cell office:value-type="float" office:value="95.93" calcext:value-type="float">
            <text:p>95.93</text:p>
          </table:table-cell>
          <table:table-cell office:value-type="float" office:value="63.91" calcext:value-type="float">
            <text:p>63.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165.5" calcext:value-type="float">
            <text:p>165.5</text:p>
          </table:table-cell>
          <table:table-cell office:value-type="float" office:value="30.715" calcext:value-type="float">
            <text:p>30.715</text:p>
          </table:table-cell>
          <table:table-cell office:value-type="float" office:value="80.010002" calcext:value-type="float">
            <text:p>80.010002</text:p>
          </table:table-cell>
          <table:table-cell office:value-type="float" office:value="83.559998" calcext:value-type="float">
            <text:p>83.559998</text:p>
          </table:table-cell>
          <table:table-cell office:value-type="float" office:value="32.439999" calcext:value-type="float">
            <text:p>32.439999</text:p>
          </table:table-cell>
          <table:table-cell office:value-type="float" office:value="46.299999" calcext:value-type="float">
            <text:p>46.299999</text:p>
          </table:table-cell>
          <table:table-cell office:value-type="float" office:value="45.950001" calcext:value-type="float">
            <text:p>45.950001</text:p>
          </table:table-cell>
          <table:table-cell office:value-type="float" office:value="627.539978" calcext:value-type="float">
            <text:p>627.539978</text:p>
          </table:table-cell>
          <table:table-cell office:value-type="float" office:value="516.440002" calcext:value-type="float">
            <text:p>516.440002</text:p>
          </table:table-cell>
          <table:table-cell office:value-type="float" office:value="132.369995" calcext:value-type="float">
            <text:p>132.369995</text:p>
          </table:table-cell>
          <table:table-cell office:value-type="float" office:value="94.879997" calcext:value-type="float">
            <text:p>94.879997</text:p>
          </table:table-cell>
          <table:table-cell office:value-type="float" office:value="64.139999" calcext:value-type="float">
            <text:p>64.139999</text:p>
          </table:table-cell>
        </table:table-row>
        <table:table-row table:style-name="ro1">
          <table:table-cell office:value-type="float" office:value="69.370003" calcext:value-type="float">
            <text:p>69.370003</text:p>
          </table:table-cell>
          <table:table-cell office:value-type="float" office:value="38.669998" calcext:value-type="float">
            <text:p>38.669998</text:p>
          </table:table-cell>
          <table:table-cell office:value-type="float" office:value="160.75" calcext:value-type="float">
            <text:p>160.75</text:p>
          </table:table-cell>
          <table:table-cell office:value-type="float" office:value="30.040001" calcext:value-type="float">
            <text:p>30.040001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82" calcext:value-type="float">
            <text:p>82</text:p>
          </table:table-cell>
          <table:table-cell office:value-type="float" office:value="31.82" calcext:value-type="float">
            <text:p>31.82</text:p>
          </table:table-cell>
          <table:table-cell office:value-type="float" office:value="48.169998" calcext:value-type="float">
            <text:p>48.169998</text:p>
          </table:table-cell>
          <table:table-cell office:value-type="float" office:value="45.09" calcext:value-type="float">
            <text:p>45.09</text:p>
          </table:table-cell>
          <table:table-cell office:value-type="float" office:value="602.359985" calcext:value-type="float">
            <text:p>602.359985</text:p>
          </table:table-cell>
          <table:table-cell office:value-type="float" office:value="499.140015" calcext:value-type="float">
            <text:p>499.140015</text:p>
          </table:table-cell>
          <table:table-cell office:value-type="float" office:value="128.160004" calcext:value-type="float">
            <text:p>128.160004</text:p>
          </table:table-cell>
          <table:table-cell office:value-type="float" office:value="92.290001" calcext:value-type="float">
            <text:p>92.2900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9.650002" calcext:value-type="float">
            <text:p>69.650002</text:p>
          </table:table-cell>
          <table:table-cell office:value-type="float" office:value="39.029999" calcext:value-type="float">
            <text:p>39.029999</text:p>
          </table:table-cell>
          <table:table-cell office:value-type="float" office:value="160.949997" calcext:value-type="float">
            <text:p>160.949997</text:p>
          </table:table-cell>
          <table:table-cell office:value-type="float" office:value="30.205" calcext:value-type="float">
            <text:p>30.205</text:p>
          </table:table-cell>
          <table:table-cell office:value-type="float" office:value="79.75" calcext:value-type="float">
            <text:p>79.75</text:p>
          </table:table-cell>
          <table:table-cell office:value-type="float" office:value="82.25" calcext:value-type="float">
            <text:p>82.25</text:p>
          </table:table-cell>
          <table:table-cell office:value-type="float" office:value="31.77" calcext:value-type="float">
            <text:p>31.77</text:p>
          </table:table-cell>
          <table:table-cell office:value-type="float" office:value="48.299999" calcext:value-type="float">
            <text:p>48.299999</text:p>
          </table:table-cell>
          <table:table-cell office:value-type="float" office:value="45.5" calcext:value-type="float">
            <text:p>45.5</text:p>
          </table:table-cell>
          <table:table-cell office:value-type="float" office:value="605.590027" calcext:value-type="float">
            <text:p>605.590027</text:p>
          </table:table-cell>
          <table:table-cell office:value-type="float" office:value="505.089996" calcext:value-type="float">
            <text:p>505.089996</text:p>
          </table:table-cell>
          <table:table-cell office:value-type="float" office:value="128.710007" calcext:value-type="float">
            <text:p>128.710007</text:p>
          </table:table-cell>
          <table:table-cell office:value-type="float" office:value="93.169998" calcext:value-type="float">
            <text:p>93.169998</text:p>
          </table:table-cell>
          <table:table-cell office:value-type="float" office:value="61.560001" calcext:value-type="float">
            <text:p>61.560001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38.900002" calcext:value-type="float">
            <text:p>38.900002</text:p>
          </table:table-cell>
          <table:table-cell office:value-type="float" office:value="164.949997" calcext:value-type="float">
            <text:p>164.949997</text:p>
          </table:table-cell>
          <table:table-cell office:value-type="float" office:value="30.445" calcext:value-type="float">
            <text:p>30.445</text:p>
          </table:table-cell>
          <table:table-cell office:value-type="float" office:value="78.699997" calcext:value-type="float">
            <text:p>78.699997</text:p>
          </table:table-cell>
          <table:table-cell office:value-type="float" office:value="82.5" calcext:value-type="float">
            <text:p>82.5</text:p>
          </table:table-cell>
          <table:table-cell office:value-type="float" office:value="31.469999" calcext:value-type="float">
            <text:p>31.469999</text:p>
          </table:table-cell>
          <table:table-cell office:value-type="float" office:value="48.5" calcext:value-type="float">
            <text:p>48.5</text:p>
          </table:table-cell>
          <table:table-cell office:value-type="float" office:value="45.630001" calcext:value-type="float">
            <text:p>45.630001</text:p>
          </table:table-cell>
          <table:table-cell office:value-type="float" office:value="617" calcext:value-type="float">
            <text:p>617</text:p>
          </table:table-cell>
          <table:table-cell office:value-type="float" office:value="514.5" calcext:value-type="float">
            <text:p>514.5</text:p>
          </table:table-cell>
          <table:table-cell office:value-type="float" office:value="132.309998" calcext:value-type="float">
            <text:p>132.309998</text:p>
          </table:table-cell>
          <table:table-cell office:value-type="float" office:value="93.660004" calcext:value-type="float">
            <text:p>93.660004</text:p>
          </table:table-cell>
          <table:table-cell office:value-type="float" office:value="61.450001" calcext:value-type="float">
            <text:p>61.450001</text:p>
          </table:table-cell>
        </table:table-row>
        <table:table-row table:style-name="ro1">
          <table:table-cell office:value-type="float" office:value="69.279999" calcext:value-type="float">
            <text:p>69.279999</text:p>
          </table:table-cell>
          <table:table-cell office:value-type="float" office:value="38.68" calcext:value-type="float">
            <text:p>38.68</text:p>
          </table:table-cell>
          <table:table-cell office:value-type="float" office:value="162.929993" calcext:value-type="float">
            <text:p>162.929993</text:p>
          </table:table-cell>
          <table:table-cell office:value-type="float" office:value="30.34" calcext:value-type="float">
            <text:p>30.34</text:p>
          </table:table-cell>
          <table:table-cell office:value-type="float" office:value="77.300003" calcext:value-type="float">
            <text:p>77.300003</text:p>
          </table:table-cell>
          <table:table-cell office:value-type="float" office:value="81.309998" calcext:value-type="float">
            <text:p>81.309998</text:p>
          </table:table-cell>
          <table:table-cell office:value-type="float" office:value="30.780001" calcext:value-type="float">
            <text:p>30.780001</text:p>
          </table:table-cell>
          <table:table-cell office:value-type="float" office:value="47.209999" calcext:value-type="float">
            <text:p>47.209999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600" calcext:value-type="float">
            <text:p>600</text:p>
          </table:table-cell>
          <table:table-cell office:value-type="float" office:value="497.649994" calcext:value-type="float">
            <text:p>497.649994</text:p>
          </table:table-cell>
          <table:table-cell office:value-type="float" office:value="129.550003" calcext:value-type="float">
            <text:p>129.550003</text:p>
          </table:table-cell>
          <table:table-cell office:value-type="float" office:value="91.580002" calcext:value-type="float">
            <text:p>91.580002</text:p>
          </table:table-cell>
          <table:table-cell office:value-type="float" office:value="60.650002" calcext:value-type="float">
            <text:p>60.650002</text:p>
          </table:table-cell>
        </table:table-row>
        <table:table-row table:style-name="ro1">
          <table:table-cell office:value-type="float" office:value="70.309998" calcext:value-type="float">
            <text:p>70.309998</text:p>
          </table:table-cell>
          <table:table-cell office:value-type="float" office:value="38.869999" calcext:value-type="float">
            <text:p>38.869999</text:p>
          </table:table-cell>
          <table:table-cell office:value-type="float" office:value="164.889999" calcext:value-type="float">
            <text:p>164.889999</text:p>
          </table:table-cell>
          <table:table-cell office:value-type="float" office:value="30.705" calcext:value-type="float">
            <text:p>30.705</text:p>
          </table:table-cell>
          <table:table-cell office:value-type="float" office:value="77.529999" calcext:value-type="float">
            <text:p>77.529999</text:p>
          </table:table-cell>
          <table:table-cell office:value-type="float" office:value="82.260002" calcext:value-type="float">
            <text:p>82.260002</text:p>
          </table:table-cell>
          <table:table-cell office:value-type="float" office:value="31.040001" calcext:value-type="float">
            <text:p>31.040001</text:p>
          </table:table-cell>
          <table:table-cell office:value-type="float" office:value="48.27" calcext:value-type="float">
            <text:p>48.27</text:p>
          </table:table-cell>
          <table:table-cell office:value-type="float" office:value="45.580002" calcext:value-type="float">
            <text:p>45.580002</text:p>
          </table:table-cell>
          <table:table-cell office:value-type="float" office:value="612.48999" calcext:value-type="float">
            <text:p>612.48999</text:p>
          </table:table-cell>
          <table:table-cell office:value-type="float" office:value="508.690002" calcext:value-type="float">
            <text:p>508.690002</text:p>
          </table:table-cell>
          <table:table-cell office:value-type="float" office:value="132.270004" calcext:value-type="float">
            <text:p>132.270004</text:p>
          </table:table-cell>
          <table:table-cell office:value-type="float" office:value="93.089996" calcext:value-type="float">
            <text:p>93.089996</text:p>
          </table:table-cell>
          <table:table-cell office:value-type="float" office:value="60.220001" calcext:value-type="float">
            <text:p>60.220001</text:p>
          </table:table-cell>
        </table:table-row>
        <table:table-row table:style-name="ro1">
          <table:table-cell office:value-type="float" office:value="70.440002" calcext:value-type="float">
            <text:p>70.440002</text:p>
          </table:table-cell>
          <table:table-cell office:value-type="float" office:value="39.119999" calcext:value-type="float">
            <text:p>39.119999</text:p>
          </table:table-cell>
          <table:table-cell office:value-type="float" office:value="169.899994" calcext:value-type="float">
            <text:p>169.899994</text:p>
          </table:table-cell>
          <table:table-cell office:value-type="float" office:value="31.23" calcext:value-type="float">
            <text:p>31.23</text:p>
          </table:table-cell>
          <table:table-cell office:value-type="float" office:value="77.43" calcext:value-type="float">
            <text:p>77.43</text:p>
          </table:table-cell>
          <table:table-cell office:value-type="float" office:value="83.209999" calcext:value-type="float">
            <text:p>83.209999</text:p>
          </table:table-cell>
          <table:table-cell office:value-type="float" office:value="31.34" calcext:value-type="float">
            <text:p>31.34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46.25" calcext:value-type="float">
            <text:p>46.25</text:p>
          </table:table-cell>
          <table:table-cell office:value-type="float" office:value="621.219971" calcext:value-type="float">
            <text:p>621.219971</text:p>
          </table:table-cell>
          <table:table-cell office:value-type="float" office:value="524" calcext:value-type="float">
            <text:p>524</text:p>
          </table:table-cell>
          <table:table-cell office:value-type="float" office:value="135.589996" calcext:value-type="float">
            <text:p>135.589996</text:p>
          </table:table-cell>
          <table:table-cell office:value-type="float" office:value="94.989998" calcext:value-type="float">
            <text:p>94.989998</text:p>
          </table:table-cell>
          <table:table-cell office:value-type="float" office:value="61.52" calcext:value-type="float">
            <text:p>61.52</text:p>
          </table:table-cell>
        </table:table-row>
        <table:table-row table:style-name="ro1">
          <table:table-cell office:value-type="float" office:value="68.120003" calcext:value-type="float">
            <text:p>68.120003</text:p>
          </table:table-cell>
          <table:table-cell office:value-type="float" office:value="38.310001" calcext:value-type="float">
            <text:p>38.310001</text:p>
          </table:table-cell>
          <table:table-cell office:value-type="float" office:value="165.320007" calcext:value-type="float">
            <text:p>165.320007</text:p>
          </table:table-cell>
          <table:table-cell office:value-type="float" office:value="30.465" calcext:value-type="float">
            <text:p>30.465</text:p>
          </table:table-cell>
          <table:table-cell office:value-type="float" office:value="75.730003" calcext:value-type="float">
            <text:p>75.730003</text:p>
          </table:table-cell>
          <table:table-cell office:value-type="float" office:value="80.5" calcext:value-type="float">
            <text:p>80.5</text:p>
          </table:table-cell>
          <table:table-cell office:value-type="float" office:value="30.74" calcext:value-type="float">
            <text:p>30.74</text:p>
          </table:table-cell>
          <table:table-cell office:value-type="float" office:value="48" calcext:value-type="float">
            <text:p>48</text:p>
          </table:table-cell>
          <table:table-cell office:value-type="float" office:value="45.369999" calcext:value-type="float">
            <text:p>45.369999</text:p>
          </table:table-cell>
          <table:table-cell office:value-type="float" office:value="613.099976" calcext:value-type="float">
            <text:p>613.099976</text:p>
          </table:table-cell>
          <table:table-cell office:value-type="float" office:value="515.150024" calcext:value-type="float">
            <text:p>515.150024</text:p>
          </table:table-cell>
          <table:table-cell office:value-type="float" office:value="132.339996" calcext:value-type="float">
            <text:p>132.339996</text:p>
          </table:table-cell>
          <table:table-cell office:value-type="float" office:value="92.110001" calcext:value-type="float">
            <text:p>92.110001</text:p>
          </table:table-cell>
          <table:table-cell office:value-type="float" office:value="59.360001" calcext:value-type="float">
            <text:p>59.360001</text:p>
          </table:table-cell>
        </table:table-row>
        <table:table-row table:style-name="ro1">
          <table:table-cell office:value-type="float" office:value="68.059998" calcext:value-type="float">
            <text:p>68.059998</text:p>
          </table:table-cell>
          <table:table-cell office:value-type="float" office:value="38.009998" calcext:value-type="float">
            <text:p>38.009998</text:p>
          </table:table-cell>
          <table:table-cell office:value-type="float" office:value="165.270004" calcext:value-type="float">
            <text:p>165.270004</text:p>
          </table:table-cell>
          <table:table-cell office:value-type="float" office:value="30.5" calcext:value-type="float">
            <text:p>30.5</text:p>
          </table:table-cell>
          <table:table-cell office:value-type="float" office:value="75.940002" calcext:value-type="float">
            <text:p>75.940002</text:p>
          </table:table-cell>
          <table:table-cell office:value-type="float" office:value="79.110001" calcext:value-type="float">
            <text:p>79.110001</text:p>
          </table:table-cell>
          <table:table-cell office:value-type="float" office:value="30.26" calcext:value-type="float">
            <text:p>30.26</text:p>
          </table:table-cell>
          <table:table-cell office:value-type="float" office:value="47.740002" calcext:value-type="float">
            <text:p>47.740002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619.75" calcext:value-type="float">
            <text:p>619.75</text:p>
          </table:table-cell>
          <table:table-cell office:value-type="float" office:value="521.070007" calcext:value-type="float">
            <text:p>521.070007</text:p>
          </table:table-cell>
          <table:table-cell office:value-type="float" office:value="133.160004" calcext:value-type="float">
            <text:p>133.160004</text:p>
          </table:table-cell>
          <table:table-cell office:value-type="float" office:value="92.440002" calcext:value-type="float">
            <text:p>92.440002</text:p>
          </table:table-cell>
          <table:table-cell office:value-type="float" office:value="59.619999" calcext:value-type="float">
            <text:p>59.619999</text:p>
          </table:table-cell>
        </table:table-row>
        <table:table-row table:style-name="ro1">
          <table:table-cell office:value-type="float" office:value="68.230003" calcext:value-type="float">
            <text:p>68.230003</text:p>
          </table:table-cell>
          <table:table-cell office:value-type="float" office:value="38.220001" calcext:value-type="float">
            <text:p>38.220001</text:p>
          </table:table-cell>
          <table:table-cell office:value-type="float" office:value="168.419998" calcext:value-type="float">
            <text:p>168.419998</text:p>
          </table:table-cell>
          <table:table-cell office:value-type="float" office:value="30.834999" calcext:value-type="float">
            <text:p>30.834999</text:p>
          </table:table-cell>
          <table:table-cell office:value-type="float" office:value="75.519997" calcext:value-type="float">
            <text:p>75.519997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29.99" calcext:value-type="float">
            <text:p>29.99</text:p>
          </table:table-cell>
          <table:table-cell office:value-type="float" office:value="47.119999" calcext:value-type="float">
            <text:p>47.119999</text:p>
          </table:table-cell>
          <table:table-cell office:value-type="float" office:value="45.779999" calcext:value-type="float">
            <text:p>45.779999</text:p>
          </table:table-cell>
          <table:table-cell office:value-type="float" office:value="625.700012" calcext:value-type="float">
            <text:p>625.700012</text:p>
          </table:table-cell>
          <table:table-cell office:value-type="float" office:value="529.440002" calcext:value-type="float">
            <text:p>529.440002</text:p>
          </table:table-cell>
          <table:table-cell office:value-type="float" office:value="134.720001" calcext:value-type="float">
            <text:p>134.720001</text:p>
          </table:table-cell>
          <table:table-cell office:value-type="float" office:value="92.900002" calcext:value-type="float">
            <text:p>92.900002</text:p>
          </table:table-cell>
          <table:table-cell office:value-type="float" office:value="59.43" calcext:value-type="float">
            <text:p>59.43</text:p>
          </table:table-cell>
        </table:table-row>
        <table:table-row table:style-name="ro1">
          <table:table-cell office:value-type="float" office:value="68.019997" calcext:value-type="float">
            <text:p>68.019997</text:p>
          </table:table-cell>
          <table:table-cell office:value-type="float" office:value="38.07" calcext:value-type="float">
            <text:p>38.07</text:p>
          </table:table-cell>
          <table:table-cell office:value-type="float" office:value="168.229996" calcext:value-type="float">
            <text:p>168.229996</text:p>
          </table:table-cell>
          <table:table-cell office:value-type="float" office:value="30.865" calcext:value-type="float">
            <text:p>30.865</text:p>
          </table:table-cell>
          <table:table-cell office:value-type="float" office:value="76.43" calcext:value-type="float">
            <text:p>76.43</text:p>
          </table:table-cell>
          <table:table-cell office:value-type="float" office:value="78.93" calcext:value-type="float">
            <text:p>78.93</text:p>
          </table:table-cell>
          <table:table-cell office:value-type="float" office:value="29.860001" calcext:value-type="float">
            <text:p>29.860001</text:p>
          </table:table-cell>
          <table:table-cell office:value-type="float" office:value="47.150002" calcext:value-type="float">
            <text:p>47.150002</text:p>
          </table:table-cell>
          <table:table-cell office:value-type="float" office:value="45.919998" calcext:value-type="float">
            <text:p>45.919998</text:p>
          </table:table-cell>
          <table:table-cell office:value-type="float" office:value="626.700012" calcext:value-type="float">
            <text:p>626.700012</text:p>
          </table:table-cell>
          <table:table-cell office:value-type="float" office:value="523.25" calcext:value-type="float">
            <text:p>523.25</text:p>
          </table:table-cell>
          <table:table-cell office:value-type="float" office:value="134.520004" calcext:value-type="float">
            <text:p>134.520004</text:p>
          </table:table-cell>
          <table:table-cell office:value-type="float" office:value="93.790001" calcext:value-type="float">
            <text:p>93.790001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float" office:value="70.120003" calcext:value-type="float">
            <text:p>70.120003</text:p>
          </table:table-cell>
          <table:table-cell office:value-type="float" office:value="38.669998" calcext:value-type="float">
            <text:p>38.669998</text:p>
          </table:table-cell>
          <table:table-cell office:value-type="float" office:value="171.770004" calcext:value-type="float">
            <text:p>171.770004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77.82" calcext:value-type="float">
            <text:p>77.82</text:p>
          </table:table-cell>
          <table:table-cell office:value-type="float" office:value="77.550003" calcext:value-type="float">
            <text:p>77.550003</text:p>
          </table:table-cell>
          <table:table-cell office:value-type="float" office:value="30.379999" calcext:value-type="float">
            <text:p>30.379999</text:p>
          </table:table-cell>
          <table:table-cell office:value-type="float" office:value="47.709999" calcext:value-type="float">
            <text:p>47.709999</text:p>
          </table:table-cell>
          <table:table-cell office:value-type="float" office:value="46.439999" calcext:value-type="float">
            <text:p>46.439999</text:p>
          </table:table-cell>
          <table:table-cell office:value-type="float" office:value="635.469971" calcext:value-type="float">
            <text:p>635.469971</text:p>
          </table:table-cell>
          <table:table-cell office:value-type="float" office:value="521.97998" calcext:value-type="float">
            <text:p>521.97998</text:p>
          </table:table-cell>
          <table:table-cell office:value-type="float" office:value="136.259995" calcext:value-type="float">
            <text:p>136.259995</text:p>
          </table:table-cell>
          <table:table-cell office:value-type="float" office:value="94.489998" calcext:value-type="float">
            <text:p>94.489998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171.740005" calcext:value-type="float">
            <text:p>171.740005</text:p>
          </table:table-cell>
          <table:table-cell office:value-type="float" office:value="31.15" calcext:value-type="float">
            <text:p>31.15</text:p>
          </table:table-cell>
          <table:table-cell office:value-type="float" office:value="79.120003" calcext:value-type="float">
            <text:p>79.120003</text:p>
          </table:table-cell>
          <table:table-cell office:value-type="float" office:value="78.370003" calcext:value-type="float">
            <text:p>78.370003</text:p>
          </table:table-cell>
          <table:table-cell office:value-type="float" office:value="30.75" calcext:value-type="float">
            <text:p>30.75</text:p>
          </table:table-cell>
          <table:table-cell office:value-type="float" office:value="49.41" calcext:value-type="float">
            <text:p>49.41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637.789978" calcext:value-type="float">
            <text:p>637.789978</text:p>
          </table:table-cell>
          <table:table-cell office:value-type="float" office:value="526.97998" calcext:value-type="float">
            <text:p>526.97998</text:p>
          </table:table-cell>
          <table:table-cell office:value-type="float" office:value="137.360001" calcext:value-type="float">
            <text:p>137.360001</text:p>
          </table:table-cell>
          <table:table-cell office:value-type="float" office:value="94.529999" calcext:value-type="float">
            <text:p>94.529999</text:p>
          </table:table-cell>
          <table:table-cell office:value-type="float" office:value="59.560001" calcext:value-type="float">
            <text:p>59.560001</text:p>
          </table:table-cell>
        </table:table-row>
        <table:table-row table:style-name="ro1">
          <table:table-cell office:value-type="float" office:value="69.440002" calcext:value-type="float">
            <text:p>69.440002</text:p>
          </table:table-cell>
          <table:table-cell office:value-type="float" office:value="38.860001" calcext:value-type="float">
            <text:p>38.860001</text:p>
          </table:table-cell>
          <table:table-cell office:value-type="float" office:value="168.449997" calcext:value-type="float">
            <text:p>168.449997</text:p>
          </table:table-cell>
          <table:table-cell office:value-type="float" office:value="30.82" calcext:value-type="float">
            <text:p>30.82</text:p>
          </table:table-cell>
          <table:table-cell office:value-type="float" office:value="77.910004" calcext:value-type="float">
            <text:p>77.910004</text:p>
          </table:table-cell>
          <table:table-cell office:value-type="float" office:value="76.650002" calcext:value-type="float">
            <text:p>76.650002</text:p>
          </table:table-cell>
          <table:table-cell office:value-type="float" office:value="30.41" calcext:value-type="float">
            <text:p>30.41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45.16" calcext:value-type="float">
            <text:p>45.16</text:p>
          </table:table-cell>
          <table:table-cell office:value-type="float" office:value="636.789978" calcext:value-type="float">
            <text:p>636.789978</text:p>
          </table:table-cell>
          <table:table-cell office:value-type="float" office:value="534.619995" calcext:value-type="float">
            <text:p>534.619995</text:p>
          </table:table-cell>
          <table:table-cell office:value-type="float" office:value="135.75" calcext:value-type="float">
            <text:p>135.75</text:p>
          </table:table-cell>
          <table:table-cell office:value-type="float" office:value="94.080002" calcext:value-type="float">
            <text:p>94.080002</text:p>
          </table:table-cell>
          <table:table-cell office:value-type="float" office:value="59.419998" calcext:value-type="float">
            <text:p>59.419998</text:p>
          </table:table-cell>
        </table:table-row>
        <table:table-row table:style-name="ro1">
          <table:table-cell office:value-type="float" office:value="70.150002" calcext:value-type="float">
            <text:p>70.150002</text:p>
          </table:table-cell>
          <table:table-cell office:value-type="float" office:value="39.049999" calcext:value-type="float">
            <text:p>39.049999</text:p>
          </table:table-cell>
          <table:table-cell office:value-type="float" office:value="169.289993" calcext:value-type="float">
            <text:p>169.289993</text:p>
          </table:table-cell>
          <table:table-cell office:value-type="float" office:value="30.684999" calcext:value-type="float">
            <text:p>30.684999</text:p>
          </table:table-cell>
          <table:table-cell office:value-type="float" office:value="78.300003" calcext:value-type="float">
            <text:p>78.300003</text:p>
          </table:table-cell>
          <table:table-cell office:value-type="float" office:value="77.769997" calcext:value-type="float">
            <text:p>77.769997</text:p>
          </table:table-cell>
          <table:table-cell office:value-type="float" office:value="30.51" calcext:value-type="float">
            <text:p>30.51</text:p>
          </table:table-cell>
          <table:table-cell office:value-type="float" office:value="48.849998" calcext:value-type="float">
            <text:p>48.849998</text:p>
          </table:table-cell>
          <table:table-cell office:value-type="float" office:value="44.619999" calcext:value-type="float">
            <text:p>44.619999</text:p>
          </table:table-cell>
          <table:table-cell office:value-type="float" office:value="634.400024" calcext:value-type="float">
            <text:p>634.400024</text:p>
          </table:table-cell>
          <table:table-cell office:value-type="float" office:value="544.330017" calcext:value-type="float">
            <text:p>544.330017</text:p>
          </table:table-cell>
          <table:table-cell office:value-type="float" office:value="136.419998" calcext:value-type="float">
            <text:p>136.419998</text:p>
          </table:table-cell>
          <table:table-cell office:value-type="float" office:value="93.870003" calcext:value-type="float">
            <text:p>93.870003</text:p>
          </table:table-cell>
          <table:table-cell office:value-type="float" office:value="61.240002" calcext:value-type="float">
            <text:p>61.240002</text:p>
          </table:table-cell>
        </table:table-row>
        <table:table-row table:style-name="ro1">
          <table:table-cell office:value-type="float" office:value="70.059998" calcext:value-type="float">
            <text:p>70.059998</text:p>
          </table:table-cell>
          <table:table-cell office:value-type="float" office:value="38.68" calcext:value-type="float">
            <text:p>38.68</text:p>
          </table:table-cell>
          <table:table-cell office:value-type="float" office:value="167.360001" calcext:value-type="float">
            <text:p>167.360001</text:p>
          </table:table-cell>
          <table:table-cell office:value-type="float" office:value="30.424999" calcext:value-type="float">
            <text:p>30.424999</text:p>
          </table:table-cell>
          <table:table-cell office:value-type="float" office:value="76.839996" calcext:value-type="float">
            <text:p>76.839996</text:p>
          </table:table-cell>
          <table:table-cell office:value-type="float" office:value="77.019997" calcext:value-type="float">
            <text:p>77.019997</text:p>
          </table:table-cell>
          <table:table-cell office:value-type="float" office:value="30.309999" calcext:value-type="float">
            <text:p>30.309999</text:p>
          </table:table-cell>
          <table:table-cell office:value-type="float" office:value="47.73" calcext:value-type="float">
            <text:p>47.73</text:p>
          </table:table-cell>
          <table:table-cell office:value-type="float" office:value="44.43" calcext:value-type="float">
            <text:p>44.43</text:p>
          </table:table-cell>
          <table:table-cell office:value-type="float" office:value="627" calcext:value-type="float">
            <text:p>627</text:p>
          </table:table-cell>
          <table:table-cell office:value-type="float" office:value="539.710022" calcext:value-type="float">
            <text:p>539.710022</text:p>
          </table:table-cell>
          <table:table-cell office:value-type="float" office:value="134.490005" calcext:value-type="float">
            <text:p>134.490005</text:p>
          </table:table-cell>
          <table:table-cell office:value-type="float" office:value="92.260002" calcext:value-type="float">
            <text:p>92.260002</text:p>
          </table:table-cell>
          <table:table-cell office:value-type="float" office:value="58.169998" calcext:value-type="float">
            <text:p>58.169998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38.790001" calcext:value-type="float">
            <text:p>38.790001</text:p>
          </table:table-cell>
          <table:table-cell office:value-type="float" office:value="167.919998" calcext:value-type="float">
            <text:p>167.919998</text:p>
          </table:table-cell>
          <table:table-cell office:value-type="float" office:value="30.165001" calcext:value-type="float">
            <text:p>30.165001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6.43" calcext:value-type="float">
            <text:p>76.43</text:p>
          </table:table-cell>
          <table:table-cell office:value-type="float" office:value="30.18" calcext:value-type="float">
            <text:p>30.18</text:p>
          </table:table-cell>
          <table:table-cell office:value-type="float" office:value="48.720001" calcext:value-type="float">
            <text:p>48.720001</text:p>
          </table:table-cell>
          <table:table-cell office:value-type="float" office:value="44.360001" calcext:value-type="float">
            <text:p>44.360001</text:p>
          </table:table-cell>
          <table:table-cell office:value-type="float" office:value="622.049988" calcext:value-type="float">
            <text:p>622.049988</text:p>
          </table:table-cell>
          <table:table-cell office:value-type="float" office:value="538.299988" calcext:value-type="float">
            <text:p>538.299988</text:p>
          </table:table-cell>
          <table:table-cell office:value-type="float" office:value="134.660004" calcext:value-type="float">
            <text:p>134.660004</text:p>
          </table:table-cell>
          <table:table-cell office:value-type="float" office:value="93.209999" calcext:value-type="float">
            <text:p>93.209999</text:p>
          </table:table-cell>
          <table:table-cell office:value-type="float" office:value="57.900002" calcext:value-type="float">
            <text:p>57.900002</text:p>
          </table:table-cell>
        </table:table-row>
        <table:table-row table:style-name="ro1">
          <table:table-cell office:value-type="float" office:value="69.82" calcext:value-type="float">
            <text:p>69.82</text:p>
          </table:table-cell>
          <table:table-cell office:value-type="float" office:value="38.52" calcext:value-type="float">
            <text:p>38.52</text:p>
          </table:table-cell>
          <table:table-cell office:value-type="float" office:value="165.919998" calcext:value-type="float">
            <text:p>165.919998</text:p>
          </table:table-cell>
          <table:table-cell office:value-type="float" office:value="30.155001" calcext:value-type="float">
            <text:p>30.155001</text:p>
          </table:table-cell>
          <table:table-cell office:value-type="float" office:value="75.449997" calcext:value-type="float">
            <text:p>75.449997</text:p>
          </table:table-cell>
          <table:table-cell office:value-type="float" office:value="76.589996" calcext:value-type="float">
            <text:p>76.589996</text:p>
          </table:table-cell>
          <table:table-cell office:value-type="float" office:value="29.01" calcext:value-type="float">
            <text:p>29.01</text:p>
          </table:table-cell>
          <table:table-cell office:value-type="float" office:value="47.509998" calcext:value-type="float">
            <text:p>47.509998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616.640015" calcext:value-type="float">
            <text:p>616.640015</text:p>
          </table:table-cell>
          <table:table-cell office:value-type="float" office:value="530.549988" calcext:value-type="float">
            <text:p>530.549988</text:p>
          </table:table-cell>
          <table:table-cell office:value-type="float" office:value="130.720001" calcext:value-type="float">
            <text:p>130.720001</text:p>
          </table:table-cell>
          <table:table-cell office:value-type="float" office:value="92.519997" calcext:value-type="float">
            <text:p>92.519997</text:p>
          </table:table-cell>
          <table:table-cell office:value-type="float" office:value="56.93" calcext:value-type="float">
            <text:p>56.93</text:p>
          </table:table-cell>
        </table:table-row>
        <table:table-row table:style-name="ro1">
          <table:table-cell office:value-type="float" office:value="72.389999" calcext:value-type="float">
            <text:p>72.389999</text:p>
          </table:table-cell>
          <table:table-cell office:value-type="float" office:value="39.43" calcext:value-type="float">
            <text:p>39.43</text:p>
          </table:table-cell>
          <table:table-cell office:value-type="float" office:value="167.809998" calcext:value-type="float">
            <text:p>167.809998</text:p>
          </table:table-cell>
          <table:table-cell office:value-type="float" office:value="30.885" calcext:value-type="float">
            <text:p>30.885</text:p>
          </table:table-cell>
          <table:table-cell office:value-type="float" office:value="77.870003" calcext:value-type="float">
            <text:p>77.870003</text:p>
          </table:table-cell>
          <table:table-cell office:value-type="float" office:value="77.459999" calcext:value-type="float">
            <text:p>77.459999</text:p>
          </table:table-cell>
          <table:table-cell office:value-type="float" office:value="29.610001" calcext:value-type="float">
            <text:p>29.610001</text:p>
          </table:table-cell>
          <table:table-cell office:value-type="float" office:value="48.540001" calcext:value-type="float">
            <text:p>48.540001</text:p>
          </table:table-cell>
          <table:table-cell office:value-type="float" office:value="44.32" calcext:value-type="float">
            <text:p>44.32</text:p>
          </table:table-cell>
          <table:table-cell office:value-type="float" office:value="629.77002" calcext:value-type="float">
            <text:p>629.77002</text:p>
          </table:table-cell>
          <table:table-cell office:value-type="float" office:value="542.570007" calcext:value-type="float">
            <text:p>542.570007</text:p>
          </table:table-cell>
          <table:table-cell office:value-type="float" office:value="131.570007" calcext:value-type="float">
            <text:p>131.570007</text:p>
          </table:table-cell>
          <table:table-cell office:value-type="float" office:value="92.93" calcext:value-type="float">
            <text:p>92.93</text:p>
          </table:table-cell>
          <table:table-cell office:value-type="float" office:value="57.84" calcext:value-type="float">
            <text:p>57.84</text:p>
          </table:table-cell>
        </table:table-row>
        <table:table-row table:style-name="ro1">
          <table:table-cell office:value-type="float" office:value="72.309998" calcext:value-type="float">
            <text:p>72.309998</text:p>
          </table:table-cell>
          <table:table-cell office:value-type="float" office:value="39.52" calcext:value-type="float">
            <text:p>39.52</text:p>
          </table:table-cell>
          <table:table-cell office:value-type="float" office:value="164.369995" calcext:value-type="float">
            <text:p>164.369995</text:p>
          </table:table-cell>
          <table:table-cell office:value-type="float" office:value="30.93" calcext:value-type="float">
            <text:p>30.93</text:p>
          </table:table-cell>
          <table:table-cell office:value-type="float" office:value="76.660004" calcext:value-type="float">
            <text:p>76.660004</text:p>
          </table:table-cell>
          <table:table-cell office:value-type="float" office:value="78.260002" calcext:value-type="float">
            <text:p>78.260002</text:p>
          </table:table-cell>
          <table:table-cell office:value-type="float" office:value="29.17" calcext:value-type="float">
            <text:p>29.17</text:p>
          </table:table-cell>
          <table:table-cell office:value-type="float" office:value="46.439999" calcext:value-type="float">
            <text:p>46.439999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610.340027" calcext:value-type="float">
            <text:p>610.340027</text:p>
          </table:table-cell>
          <table:table-cell office:value-type="float" office:value="520.02002" calcext:value-type="float">
            <text:p>520.02002</text:p>
          </table:table-cell>
          <table:table-cell office:value-type="float" office:value="130.440002" calcext:value-type="float">
            <text:p>130.440002</text:p>
          </table:table-cell>
          <table:table-cell office:value-type="float" office:value="90.699997" calcext:value-type="float">
            <text:p>90.699997</text:p>
          </table:table-cell>
          <table:table-cell office:value-type="float" office:value="55.389999" calcext:value-type="float">
            <text:p>55.389999</text:p>
          </table:table-cell>
        </table:table-row>
        <table:table-row table:style-name="ro1">
          <table:table-cell office:value-type="float" office:value="71.769997" calcext:value-type="float">
            <text:p>71.769997</text:p>
          </table:table-cell>
          <table:table-cell office:value-type="float" office:value="39.52" calcext:value-type="float">
            <text:p>39.52</text:p>
          </table:table-cell>
          <table:table-cell office:value-type="float" office:value="162.649994" calcext:value-type="float">
            <text:p>162.649994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76.040001" calcext:value-type="float">
            <text:p>76.040001</text:p>
          </table:table-cell>
          <table:table-cell office:value-type="float" office:value="77.779999" calcext:value-type="float">
            <text:p>77.779999</text:p>
          </table:table-cell>
          <table:table-cell office:value-type="float" office:value="27.629999" calcext:value-type="float">
            <text:p>27.629999</text:p>
          </table:table-cell>
          <table:table-cell office:value-type="float" office:value="46.279999" calcext:value-type="float">
            <text:p>46.279999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597.280029" calcext:value-type="float">
            <text:p>597.280029</text:p>
          </table:table-cell>
          <table:table-cell office:value-type="float" office:value="506" calcext:value-type="float">
            <text:p>506</text:p>
          </table:table-cell>
          <table:table-cell office:value-type="float" office:value="128.110001" calcext:value-type="float">
            <text:p>128.110001</text:p>
          </table:table-cell>
          <table:table-cell office:value-type="float" office:value="92.239998" calcext:value-type="float">
            <text:p>92.239998</text:p>
          </table:table-cell>
          <table:table-cell office:value-type="float" office:value="53.099998" calcext:value-type="float">
            <text:p>53.099998</text:p>
          </table:table-cell>
        </table:table-row>
        <table:table-row table:style-name="ro1">
          <table:table-cell office:value-type="float" office:value="72.860001" calcext:value-type="float">
            <text:p>72.860001</text:p>
          </table:table-cell>
          <table:table-cell office:value-type="float" office:value="39.880001" calcext:value-type="float">
            <text:p>39.880001</text:p>
          </table:table-cell>
          <table:table-cell office:value-type="float" office:value="165.149994" calcext:value-type="float">
            <text:p>165.149994</text:p>
          </table:table-cell>
          <table:table-cell office:value-type="float" office:value="31.094999" calcext:value-type="float">
            <text:p>31.094999</text:p>
          </table:table-cell>
          <table:table-cell office:value-type="float" office:value="77.150002" calcext:value-type="float">
            <text:p>77.150002</text:p>
          </table:table-cell>
          <table:table-cell office:value-type="float" office:value="78.110001" calcext:value-type="float">
            <text:p>78.110001</text:p>
          </table:table-cell>
          <table:table-cell office:value-type="float" office:value="26.969999" calcext:value-type="float">
            <text:p>26.969999</text:p>
          </table:table-cell>
          <table:table-cell office:value-type="float" office:value="46.919998" calcext:value-type="float">
            <text:p>46.919998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603.280029" calcext:value-type="float">
            <text:p>603.280029</text:p>
          </table:table-cell>
          <table:table-cell office:value-type="float" office:value="505.440002" calcext:value-type="float">
            <text:p>505.440002</text:p>
          </table:table-cell>
          <table:table-cell office:value-type="float" office:value="130.270004" calcext:value-type="float">
            <text:p>130.270004</text:p>
          </table:table-cell>
          <table:table-cell office:value-type="float" office:value="94.129997" calcext:value-type="float">
            <text:p>94.129997</text:p>
          </table:table-cell>
          <table:table-cell office:value-type="float" office:value="53.540001" calcext:value-type="float">
            <text:p>53.540001</text:p>
          </table:table-cell>
        </table:table-row>
        <table:table-row table:style-name="ro1">
          <table:table-cell office:value-type="float" office:value="71.760002" calcext:value-type="float">
            <text:p>71.760002</text:p>
          </table:table-cell>
          <table:table-cell office:value-type="float" office:value="40.220001" calcext:value-type="float">
            <text:p>40.220001</text:p>
          </table:table-cell>
          <table:table-cell office:value-type="float" office:value="166" calcext:value-type="float">
            <text:p>166</text:p>
          </table:table-cell>
          <table:table-cell office:value-type="float" office:value="31.76" calcext:value-type="float">
            <text:p>31.76</text:p>
          </table:table-cell>
          <table:table-cell office:value-type="float" office:value="79.720001" calcext:value-type="float">
            <text:p>79.720001</text:p>
          </table:table-cell>
          <table:table-cell office:value-type="float" office:value="78.900002" calcext:value-type="float">
            <text:p>78.900002</text:p>
          </table:table-cell>
          <table:table-cell office:value-type="float" office:value="28.219999" calcext:value-type="float">
            <text:p>28.219999</text:p>
          </table:table-cell>
          <table:table-cell office:value-type="float" office:value="48.689999" calcext:value-type="float">
            <text:p>48.689999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608.369995" calcext:value-type="float">
            <text:p>608.369995</text:p>
          </table:table-cell>
          <table:table-cell office:value-type="float" office:value="511" calcext:value-type="float">
            <text:p>511</text:p>
          </table:table-cell>
          <table:table-cell office:value-type="float" office:value="131.320007" calcext:value-type="float">
            <text:p>131.320007</text:p>
          </table:table-cell>
          <table:table-cell office:value-type="float" office:value="93.43" calcext:value-type="float">
            <text:p>93.43</text:p>
          </table:table-cell>
          <table:table-cell office:value-type="float" office:value="54.68" calcext:value-type="float">
            <text:p>54.68</text:p>
          </table:table-cell>
        </table:table-row>
        <table:table-row table:style-name="ro1">
          <table:table-cell office:value-type="float" office:value="71.360001" calcext:value-type="float">
            <text:p>71.360001</text:p>
          </table:table-cell>
          <table:table-cell office:value-type="float" office:value="39.560001" calcext:value-type="float">
            <text:p>39.560001</text:p>
          </table:table-cell>
          <table:table-cell office:value-type="float" office:value="163.970001" calcext:value-type="float">
            <text:p>163.970001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77.739998" calcext:value-type="float">
            <text:p>77.739998</text:p>
          </table:table-cell>
          <table:table-cell office:value-type="float" office:value="78.879997" calcext:value-type="float">
            <text:p>78.879997</text:p>
          </table:table-cell>
          <table:table-cell office:value-type="float" office:value="27.889999" calcext:value-type="float">
            <text:p>27.889999</text:p>
          </table:table-cell>
          <table:table-cell office:value-type="float" office:value="47.580002" calcext:value-type="float">
            <text:p>47.580002</text:p>
          </table:table-cell>
          <table:table-cell office:value-type="float" office:value="42.549999" calcext:value-type="float">
            <text:p>42.549999</text:p>
          </table:table-cell>
          <table:table-cell office:value-type="float" office:value="607.200012" calcext:value-type="float">
            <text:p>607.200012</text:p>
          </table:table-cell>
          <table:table-cell office:value-type="float" office:value="512.98999" calcext:value-type="float">
            <text:p>512.98999</text:p>
          </table:table-cell>
          <table:table-cell office:value-type="float" office:value="129" calcext:value-type="float">
            <text:p>129</text:p>
          </table:table-cell>
          <table:table-cell office:value-type="float" office:value="92.139999" calcext:value-type="float">
            <text:p>92.139999</text:p>
          </table:table-cell>
          <table:table-cell office:value-type="float" office:value="53.869999" calcext:value-type="float">
            <text:p>53.869999</text:p>
          </table:table-cell>
        </table:table-row>
        <table:table-row table:style-name="ro1">
          <table:table-cell office:value-type="float" office:value="72.970001" calcext:value-type="float">
            <text:p>72.970001</text:p>
          </table:table-cell>
          <table:table-cell office:value-type="float" office:value="40.450001" calcext:value-type="float">
            <text:p>40.450001</text:p>
          </table:table-cell>
          <table:table-cell office:value-type="float" office:value="169.199997" calcext:value-type="float">
            <text:p>169.199997</text:p>
          </table:table-cell>
          <table:table-cell office:value-type="float" office:value="32.310001" calcext:value-type="float">
            <text:p>32.310001</text:p>
          </table:table-cell>
          <table:table-cell office:value-type="float" office:value="82.410004" calcext:value-type="float">
            <text:p>82.410004</text:p>
          </table:table-cell>
          <table:table-cell office:value-type="float" office:value="80.440002" calcext:value-type="float">
            <text:p>80.440002</text:p>
          </table:table-cell>
          <table:table-cell office:value-type="float" office:value="30.01" calcext:value-type="float">
            <text:p>30.01</text:p>
          </table:table-cell>
          <table:table-cell office:value-type="float" office:value="51.939999" calcext:value-type="float">
            <text:p>51.939999</text:p>
          </table:table-cell>
          <table:table-cell office:value-type="float" office:value="43.240002" calcext:value-type="float">
            <text:p>43.240002</text:p>
          </table:table-cell>
          <table:table-cell office:value-type="float" office:value="632" calcext:value-type="float">
            <text:p>632</text:p>
          </table:table-cell>
          <table:table-cell office:value-type="float" office:value="536.98999" calcext:value-type="float">
            <text:p>536.98999</text:p>
          </table:table-cell>
          <table:table-cell office:value-type="float" office:value="132.279999" calcext:value-type="float">
            <text:p>132.279999</text:p>
          </table:table-cell>
          <table:table-cell office:value-type="float" office:value="94.190002" calcext:value-type="float">
            <text:p>94.190002</text:p>
          </table:table-cell>
          <table:table-cell office:value-type="float" office:value="56.389999" calcext:value-type="float">
            <text:p>56.389999</text:p>
          </table:table-cell>
        </table:table-row>
        <table:table-row table:style-name="ro1">
          <table:table-cell office:value-type="float" office:value="73.339996" calcext:value-type="float">
            <text:p>73.339996</text:p>
          </table:table-cell>
          <table:table-cell office:value-type="float" office:value="41.040001" calcext:value-type="float">
            <text:p>41.040001</text:p>
          </table:table-cell>
          <table:table-cell office:value-type="float" office:value="170.350006" calcext:value-type="float">
            <text:p>170.350006</text:p>
          </table:table-cell>
          <table:table-cell office:value-type="float" office:value="32.654999" calcext:value-type="float">
            <text:p>32.654999</text:p>
          </table:table-cell>
          <table:table-cell office:value-type="float" office:value="84.18" calcext:value-type="float">
            <text:p>84.18</text:p>
          </table:table-cell>
          <table:table-cell office:value-type="float" office:value="81.32" calcext:value-type="float">
            <text:p>81.32</text:p>
          </table:table-cell>
          <table:table-cell office:value-type="float" office:value="30.99" calcext:value-type="float">
            <text:p>30.99</text:p>
          </table:table-cell>
          <table:table-cell office:value-type="float" office:value="53.18" calcext:value-type="float">
            <text:p>53.18</text:p>
          </table:table-cell>
          <table:table-cell office:value-type="float" office:value="44" calcext:value-type="float">
            <text:p>44</text:p>
          </table:table-cell>
          <table:table-cell office:value-type="float" office:value="638.840027" calcext:value-type="float">
            <text:p>638.840027</text:p>
          </table:table-cell>
          <table:table-cell office:value-type="float" office:value="545.5" calcext:value-type="float">
            <text:p>545.5</text:p>
          </table:table-cell>
          <table:table-cell office:value-type="float" office:value="134.100006" calcext:value-type="float">
            <text:p>134.100006</text:p>
          </table:table-cell>
          <table:table-cell office:value-type="float" office:value="94.519997" calcext:value-type="float">
            <text:p>94.519997</text:p>
          </table:table-cell>
          <table:table-cell office:value-type="float" office:value="56.259998" calcext:value-type="float">
            <text:p>56.259998</text:p>
          </table:table-cell>
        </table:table-row>
        <table:table-row table:style-name="ro1">
          <table:table-cell office:value-type="float" office:value="73.720001" calcext:value-type="float">
            <text:p>73.720001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169.570007" calcext:value-type="float">
            <text:p>169.570007</text:p>
          </table:table-cell>
          <table:table-cell office:value-type="float" office:value="32.005001" calcext:value-type="float">
            <text:p>32.005001</text:p>
          </table:table-cell>
          <table:table-cell office:value-type="float" office:value="88.25" calcext:value-type="float">
            <text:p>88.25</text:p>
          </table:table-cell>
          <table:table-cell office:value-type="float" office:value="80.910004" calcext:value-type="float">
            <text:p>80.910004</text:p>
          </table:table-cell>
          <table:table-cell office:value-type="float" office:value="32.040001" calcext:value-type="float">
            <text:p>32.040001</text:p>
          </table:table-cell>
          <table:table-cell office:value-type="float" office:value="55.939999" calcext:value-type="float">
            <text:p>55.939999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649.23999" calcext:value-type="float">
            <text:p>649.23999</text:p>
          </table:table-cell>
          <table:table-cell office:value-type="float" office:value="541.789978" calcext:value-type="float">
            <text:p>541.789978</text:p>
          </table:table-cell>
          <table:table-cell office:value-type="float" office:value="135.690002" calcext:value-type="float">
            <text:p>135.690002</text:p>
          </table:table-cell>
          <table:table-cell office:value-type="float" office:value="94.260002" calcext:value-type="float">
            <text:p>94.260002</text:p>
          </table:table-cell>
          <table:table-cell office:value-type="float" office:value="54.849998" calcext:value-type="float">
            <text:p>54.849998</text:p>
          </table:table-cell>
        </table:table-row>
        <table:table-row table:style-name="ro1">
          <table:table-cell office:value-type="float" office:value="73.68" calcext:value-type="float">
            <text:p>73.68</text:p>
          </table:table-cell>
          <table:table-cell office:value-type="float" office:value="41.259998" calcext:value-type="float">
            <text:p>41.259998</text:p>
          </table:table-cell>
          <table:table-cell office:value-type="float" office:value="170.210007" calcext:value-type="float">
            <text:p>170.210007</text:p>
          </table:table-cell>
          <table:table-cell office:value-type="float" office:value="31.969999" calcext:value-type="float">
            <text:p>31.969999</text:p>
          </table:table-cell>
          <table:table-cell office:value-type="float" office:value="87.889999" calcext:value-type="float">
            <text:p>87.889999</text:p>
          </table:table-cell>
          <table:table-cell office:value-type="float" office:value="81.059998" calcext:value-type="float">
            <text:p>81.059998</text:p>
          </table:table-cell>
          <table:table-cell office:value-type="float" office:value="32.150002" calcext:value-type="float">
            <text:p>32.150002</text:p>
          </table:table-cell>
          <table:table-cell office:value-type="float" office:value="55" calcext:value-type="float">
            <text:p>55</text:p>
          </table:table-cell>
          <table:table-cell office:value-type="float" office:value="43.68" calcext:value-type="float">
            <text:p>43.68</text:p>
          </table:table-cell>
          <table:table-cell office:value-type="float" office:value="641.359985" calcext:value-type="float">
            <text:p>641.359985</text:p>
          </table:table-cell>
          <table:table-cell office:value-type="float" office:value="536.710022" calcext:value-type="float">
            <text:p>536.710022</text:p>
          </table:table-cell>
          <table:table-cell office:value-type="float" office:value="136.660004" calcext:value-type="float">
            <text:p>136.660004</text:p>
          </table:table-cell>
          <table:table-cell office:value-type="float" office:value="94.709999" calcext:value-type="float">
            <text:p>94.709999</text:p>
          </table:table-cell>
          <table:table-cell office:value-type="float" office:value="55.130001" calcext:value-type="float">
            <text:p>55.130001</text:p>
          </table:table-cell>
        </table:table-row>
        <table:table-row table:style-name="ro1">
          <table:table-cell office:value-type="float" office:value="74.589996" calcext:value-type="float">
            <text:p>74.589996</text:p>
          </table:table-cell>
          <table:table-cell office:value-type="float" office:value="41.82" calcext:value-type="float">
            <text:p>41.82</text:p>
          </table:table-cell>
          <table:table-cell office:value-type="float" office:value="173.639999" calcext:value-type="float">
            <text:p>173.639999</text:p>
          </table:table-cell>
          <table:table-cell office:value-type="float" office:value="32.564999" calcext:value-type="float">
            <text:p>32.564999</text:p>
          </table:table-cell>
          <table:table-cell office:value-type="float" office:value="90.199997" calcext:value-type="float">
            <text:p>90.199997</text:p>
          </table:table-cell>
          <table:table-cell office:value-type="float" office:value="81.559998" calcext:value-type="float">
            <text:p>81.559998</text:p>
          </table:table-cell>
          <table:table-cell office:value-type="float" office:value="32.779999" calcext:value-type="float">
            <text:p>32.779999</text:p>
          </table:table-cell>
          <table:table-cell office:value-type="float" office:value="56.59" calcext:value-type="float">
            <text:p>56.59</text:p>
          </table:table-cell>
          <table:table-cell office:value-type="float" office:value="44.279999" calcext:value-type="float">
            <text:p>44.279999</text:p>
          </table:table-cell>
          <table:table-cell office:value-type="float" office:value="640" calcext:value-type="float">
            <text:p>640</text:p>
          </table:table-cell>
          <table:table-cell office:value-type="float" office:value="534.47998" calcext:value-type="float">
            <text:p>534.47998</text:p>
          </table:table-cell>
          <table:table-cell office:value-type="float" office:value="139.039993" calcext:value-type="float">
            <text:p>139.039993</text:p>
          </table:table-cell>
          <table:table-cell office:value-type="float" office:value="95.139999" calcext:value-type="float">
            <text:p>95.139999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float" office:value="74.690002" calcext:value-type="float">
            <text:p>74.690002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176.660004" calcext:value-type="float">
            <text:p>176.660004</text:p>
          </table:table-cell>
          <table:table-cell office:value-type="float" office:value="32.689999" calcext:value-type="float">
            <text:p>32.689999</text:p>
          </table:table-cell>
          <table:table-cell office:value-type="float" office:value="89.860001" calcext:value-type="float">
            <text:p>89.860001</text:p>
          </table:table-cell>
          <table:table-cell office:value-type="float" office:value="81.07" calcext:value-type="float">
            <text:p>81.07</text:p>
          </table:table-cell>
          <table:table-cell office:value-type="float" office:value="32.43" calcext:value-type="float">
            <text:p>32.43</text:p>
          </table:table-cell>
          <table:table-cell office:value-type="float" office:value="56.07" calcext:value-type="float">
            <text:p>56.07</text:p>
          </table:table-cell>
          <table:table-cell office:value-type="float" office:value="44.18" calcext:value-type="float">
            <text:p>44.18</text:p>
          </table:table-cell>
          <table:table-cell office:value-type="float" office:value="642.090027" calcext:value-type="float">
            <text:p>642.090027</text:p>
          </table:table-cell>
          <table:table-cell office:value-type="float" office:value="539.960022" calcext:value-type="float">
            <text:p>539.960022</text:p>
          </table:table-cell>
          <table:table-cell office:value-type="float" office:value="139.929993" calcext:value-type="float">
            <text:p>139.929993</text:p>
          </table:table-cell>
          <table:table-cell office:value-type="float" office:value="95.07" calcext:value-type="float">
            <text:p>95.07</text:p>
          </table:table-cell>
          <table:table-cell office:value-type="float" office:value="55.799999" calcext:value-type="float">
            <text:p>55.799999</text:p>
          </table:table-cell>
        </table:table-row>
        <table:table-row table:style-name="ro1">
          <table:table-cell office:value-type="float" office:value="74.239998" calcext:value-type="float">
            <text:p>74.239998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176.699997" calcext:value-type="float">
            <text:p>176.699997</text:p>
          </table:table-cell>
          <table:table-cell office:value-type="float" office:value="33.060001" calcext:value-type="float">
            <text:p>33.060001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81.129997" calcext:value-type="float">
            <text:p>81.129997</text:p>
          </table:table-cell>
          <table:table-cell office:value-type="float" office:value="32.029999" calcext:value-type="float">
            <text:p>32.029999</text:p>
          </table:table-cell>
          <table:table-cell office:value-type="float" office:value="54.779999" calcext:value-type="float">
            <text:p>54.779999</text:p>
          </table:table-cell>
          <table:table-cell office:value-type="float" office:value="44.139999" calcext:value-type="float">
            <text:p>44.139999</text:p>
          </table:table-cell>
          <table:table-cell office:value-type="float" office:value="643.150024" calcext:value-type="float">
            <text:p>643.150024</text:p>
          </table:table-cell>
          <table:table-cell office:value-type="float" office:value="546.26001" calcext:value-type="float">
            <text:p>546.26001</text:p>
          </table:table-cell>
          <table:table-cell office:value-type="float" office:value="139.440002" calcext:value-type="float">
            <text:p>139.440002</text:p>
          </table:table-cell>
          <table:table-cell office:value-type="float" office:value="94.790001" calcext:value-type="float">
            <text:p>94.790001</text:p>
          </table:table-cell>
          <table:table-cell office:value-type="float" office:value="55.169998" calcext:value-type="float">
            <text:p>55.169998</text:p>
          </table:table-cell>
        </table:table-row>
        <table:table-row table:style-name="ro1">
          <table:table-cell office:value-type="float" office:value="74.209999" calcext:value-type="float">
            <text:p>74.209999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176.809998" calcext:value-type="float">
            <text:p>176.809998</text:p>
          </table:table-cell>
          <table:table-cell office:value-type="float" office:value="32.945" calcext:value-type="float">
            <text:p>32.945</text:p>
          </table:table-cell>
          <table:table-cell office:value-type="float" office:value="88.230003" calcext:value-type="float">
            <text:p>88.230003</text:p>
          </table:table-cell>
          <table:table-cell office:value-type="float" office:value="81.18" calcext:value-type="float">
            <text:p>81.18</text:p>
          </table:table-cell>
          <table:table-cell office:value-type="float" office:value="31.42" calcext:value-type="float">
            <text:p>31.42</text:p>
          </table:table-cell>
          <table:table-cell office:value-type="float" office:value="55.049999" calcext:value-type="float">
            <text:p>55.049999</text:p>
          </table:table-cell>
          <table:table-cell office:value-type="float" office:value="44.259998" calcext:value-type="float">
            <text:p>44.259998</text:p>
          </table:table-cell>
          <table:table-cell office:value-type="float" office:value="653.210022" calcext:value-type="float">
            <text:p>653.210022</text:p>
          </table:table-cell>
          <table:table-cell office:value-type="float" office:value="551.340027" calcext:value-type="float">
            <text:p>551.340027</text:p>
          </table:table-cell>
          <table:table-cell office:value-type="float" office:value="139.75" calcext:value-type="float">
            <text:p>139.75</text:p>
          </table:table-cell>
          <table:table-cell office:value-type="float" office:value="95.209999" calcext:value-type="float">
            <text:p>95.209999</text:p>
          </table:table-cell>
          <table:table-cell office:value-type="float" office:value="54.09" calcext:value-type="float">
            <text:p>54.09</text:p>
          </table:table-cell>
        </table:table-row>
        <table:table-row table:style-name="ro1">
          <table:table-cell office:value-type="float" office:value="74.639999" calcext:value-type="float">
            <text:p>74.639999</text:p>
          </table:table-cell>
          <table:table-cell office:value-type="float" office:value="41.869999" calcext:value-type="float">
            <text:p>41.869999</text:p>
          </table:table-cell>
          <table:table-cell office:value-type="float" office:value="174.520004" calcext:value-type="float">
            <text:p>174.520004</text:p>
          </table:table-cell>
          <table:table-cell office:value-type="float" office:value="32.419998" calcext:value-type="float">
            <text:p>32.419998</text:p>
          </table:table-cell>
          <table:table-cell office:value-type="float" office:value="89.650002" calcext:value-type="float">
            <text:p>89.650002</text:p>
          </table:table-cell>
          <table:table-cell office:value-type="float" office:value="80.82" calcext:value-type="float">
            <text:p>80.82</text:p>
          </table:table-cell>
          <table:table-cell office:value-type="float" office:value="31.860001" calcext:value-type="float">
            <text:p>31.860001</text:p>
          </table:table-cell>
          <table:table-cell office:value-type="float" office:value="54.360001" calcext:value-type="float">
            <text:p>54.360001</text:p>
          </table:table-cell>
          <table:table-cell office:value-type="float" office:value="44.240002" calcext:value-type="float">
            <text:p>44.240002</text:p>
          </table:table-cell>
          <table:table-cell office:value-type="float" office:value="654.659973" calcext:value-type="float">
            <text:p>654.659973</text:p>
          </table:table-cell>
          <table:table-cell office:value-type="float" office:value="547.75" calcext:value-type="float">
            <text:p>547.75</text:p>
          </table:table-cell>
          <table:table-cell office:value-type="float" office:value="135.160004" calcext:value-type="float">
            <text:p>135.160004</text:p>
          </table:table-cell>
          <table:table-cell office:value-type="float" office:value="95" calcext:value-type="float">
            <text:p>95</text:p>
          </table:table-cell>
          <table:table-cell office:value-type="float" office:value="54.32" calcext:value-type="float">
            <text:p>54.32</text:p>
          </table:table-cell>
        </table:table-row>
        <table:table-row table:style-name="ro1">
          <table:table-cell office:value-type="float" office:value="74.720001" calcext:value-type="float">
            <text:p>74.720001</text:p>
          </table:table-cell>
          <table:table-cell office:value-type="float" office:value="42.16" calcext:value-type="float">
            <text:p>42.16</text:p>
          </table:table-cell>
          <table:table-cell office:value-type="float" office:value="174.949997" calcext:value-type="float">
            <text:p>174.949997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91.550003" calcext:value-type="float">
            <text:p>91.550003</text:p>
          </table:table-cell>
          <table:table-cell office:value-type="float" office:value="81.68" calcext:value-type="float">
            <text:p>81.68</text:p>
          </table:table-cell>
          <table:table-cell office:value-type="float" office:value="32.57" calcext:value-type="float">
            <text:p>32.57</text:p>
          </table:table-cell>
          <table:table-cell office:value-type="float" office:value="55.689999" calcext:value-type="float">
            <text:p>55.689999</text:p>
          </table:table-cell>
          <table:table-cell office:value-type="float" office:value="44.919998" calcext:value-type="float">
            <text:p>44.919998</text:p>
          </table:table-cell>
          <table:table-cell office:value-type="float" office:value="664.109985" calcext:value-type="float">
            <text:p>664.109985</text:p>
          </table:table-cell>
          <table:table-cell office:value-type="float" office:value="565.27002" calcext:value-type="float">
            <text:p>565.27002</text:p>
          </table:table-cell>
          <table:table-cell office:value-type="float" office:value="137.429993" calcext:value-type="float">
            <text:p>137.429993</text:p>
          </table:table-cell>
          <table:table-cell office:value-type="float" office:value="97.870003" calcext:value-type="float">
            <text:p>97.870003</text:p>
          </table:table-cell>
          <table:table-cell office:value-type="float" office:value="56.290001" calcext:value-type="float">
            <text:p>56.290001</text:p>
          </table:table-cell>
        </table:table-row>
        <table:table-row table:style-name="ro1">
          <table:table-cell office:value-type="float" office:value="74.650002" calcext:value-type="float">
            <text:p>74.650002</text:p>
          </table:table-cell>
          <table:table-cell office:value-type="float" office:value="41.900002" calcext:value-type="float">
            <text:p>41.900002</text:p>
          </table:table-cell>
          <table:table-cell office:value-type="float" office:value="174.059998" calcext:value-type="float">
            <text:p>174.059998</text:p>
          </table:table-cell>
          <table:table-cell office:value-type="float" office:value="32.919998" calcext:value-type="float">
            <text:p>32.919998</text:p>
          </table:table-cell>
          <table:table-cell office:value-type="float" office:value="90.360001" calcext:value-type="float">
            <text:p>90.360001</text:p>
          </table:table-cell>
          <table:table-cell office:value-type="float" office:value="81.519997" calcext:value-type="float">
            <text:p>81.519997</text:p>
          </table:table-cell>
          <table:table-cell office:value-type="float" office:value="31.68" calcext:value-type="float">
            <text:p>31.68</text:p>
          </table:table-cell>
          <table:table-cell office:value-type="float" office:value="54.490002" calcext:value-type="float">
            <text:p>54.490002</text:p>
          </table:table-cell>
          <table:table-cell office:value-type="float" office:value="44.48" calcext:value-type="float">
            <text:p>44.48</text:p>
          </table:table-cell>
          <table:table-cell office:value-type="float" office:value="661.179993" calcext:value-type="float">
            <text:p>661.179993</text:p>
          </table:table-cell>
          <table:table-cell office:value-type="float" office:value="570.76001" calcext:value-type="float">
            <text:p>570.76001</text:p>
          </table:table-cell>
          <table:table-cell office:value-type="float" office:value="137.600006" calcext:value-type="float">
            <text:p>137.600006</text:p>
          </table:table-cell>
          <table:table-cell office:value-type="float" office:value="98.050003" calcext:value-type="float">
            <text:p>98.050003</text:p>
          </table:table-cell>
          <table:table-cell office:value-type="float" office:value="56.290001" calcext:value-type="float">
            <text:p>56.290001</text:p>
          </table:table-cell>
        </table:table-row>
        <table:table-row table:style-name="ro1">
          <table:table-cell office:value-type="float" office:value="74.870003" calcext:value-type="float">
            <text:p>74.870003</text:p>
          </table:table-cell>
          <table:table-cell office:value-type="float" office:value="42" calcext:value-type="float">
            <text:p>42</text:p>
          </table:table-cell>
          <table:table-cell office:value-type="float" office:value="173.690002" calcext:value-type="float">
            <text:p>173.690002</text:p>
          </table:table-cell>
          <table:table-cell office:value-type="float" office:value="33.125" calcext:value-type="float">
            <text:p>33.125</text:p>
          </table:table-cell>
          <table:table-cell office:value-type="float" office:value="89.5" calcext:value-type="float">
            <text:p>89.5</text:p>
          </table:table-cell>
          <table:table-cell office:value-type="float" office:value="82.57" calcext:value-type="float">
            <text:p>82.57</text:p>
          </table:table-cell>
          <table:table-cell office:value-type="float" office:value="31.5" calcext:value-type="float">
            <text:p>31.5</text:p>
          </table:table-cell>
          <table:table-cell office:value-type="float" office:value="53.900002" calcext:value-type="float">
            <text:p>53.900002</text:p>
          </table:table-cell>
          <table:table-cell office:value-type="float" office:value="44.919998" calcext:value-type="float">
            <text:p>44.919998</text:p>
          </table:table-cell>
          <table:table-cell office:value-type="float" office:value="664.039978" calcext:value-type="float">
            <text:p>664.039978</text:p>
          </table:table-cell>
          <table:table-cell office:value-type="float" office:value="572" calcext:value-type="float">
            <text:p>572</text:p>
          </table:table-cell>
          <table:table-cell office:value-type="float" office:value="137.940002" calcext:value-type="float">
            <text:p>137.940002</text:p>
          </table:table-cell>
          <table:table-cell office:value-type="float" office:value="97.949997" calcext:value-type="float">
            <text:p>97.949997</text:p>
          </table:table-cell>
          <table:table-cell office:value-type="float" office:value="56.150002" calcext:value-type="float">
            <text:p>56.150002</text:p>
          </table:table-cell>
        </table:table-row>
        <table:table-row table:style-name="ro1">
          <table:table-cell office:value-type="float" office:value="73.75" calcext:value-type="float">
            <text:p>73.75</text:p>
          </table:table-cell>
          <table:table-cell office:value-type="float" office:value="41.939999" calcext:value-type="float">
            <text:p>41.939999</text:p>
          </table:table-cell>
          <table:table-cell office:value-type="float" office:value="175.690002" calcext:value-type="float">
            <text:p>175.690002</text:p>
          </table:table-cell>
          <table:table-cell office:value-type="float" office:value="33.005001" calcext:value-type="float">
            <text:p>33.005001</text:p>
          </table:table-cell>
          <table:table-cell office:value-type="float" office:value="89.440002" calcext:value-type="float">
            <text:p>89.440002</text:p>
          </table:table-cell>
          <table:table-cell office:value-type="float" office:value="83.57" calcext:value-type="float">
            <text:p>83.57</text:p>
          </table:table-cell>
          <table:table-cell office:value-type="float" office:value="31.940001" calcext:value-type="float">
            <text:p>31.940001</text:p>
          </table:table-cell>
          <table:table-cell office:value-type="float" office:value="53.41" calcext:value-type="float">
            <text:p>53.41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654.150024" calcext:value-type="float">
            <text:p>654.150024</text:p>
          </table:table-cell>
          <table:table-cell office:value-type="float" office:value="563.869995" calcext:value-type="float">
            <text:p>563.869995</text:p>
          </table:table-cell>
          <table:table-cell office:value-type="float" office:value="141.699997" calcext:value-type="float">
            <text:p>141.699997</text:p>
          </table:table-cell>
          <table:table-cell office:value-type="float" office:value="97.639999" calcext:value-type="float">
            <text:p>97.639999</text:p>
          </table:table-cell>
          <table:table-cell office:value-type="float" office:value="55.279999" calcext:value-type="float">
            <text:p>55.279999</text:p>
          </table:table-cell>
        </table:table-row>
        <table:table-row table:style-name="ro1">
          <table:table-cell office:value-type="float" office:value="73.860001" calcext:value-type="float">
            <text:p>73.860001</text:p>
          </table:table-cell>
          <table:table-cell office:value-type="float" office:value="42.439999" calcext:value-type="float">
            <text:p>42.439999</text:p>
          </table:table-cell>
          <table:table-cell office:value-type="float" office:value="175.050003" calcext:value-type="float">
            <text:p>175.050003</text:p>
          </table:table-cell>
          <table:table-cell office:value-type="float" office:value="33.43" calcext:value-type="float">
            <text:p>33.43</text:p>
          </table:table-cell>
          <table:table-cell office:value-type="float" office:value="89.739998" calcext:value-type="float">
            <text:p>89.739998</text:p>
          </table:table-cell>
          <table:table-cell office:value-type="float" office:value="83.760002" calcext:value-type="float">
            <text:p>83.760002</text:p>
          </table:table-cell>
          <table:table-cell office:value-type="float" office:value="31.42" calcext:value-type="float">
            <text:p>31.42</text:p>
          </table:table-cell>
          <table:table-cell office:value-type="float" office:value="53.330002" calcext:value-type="float">
            <text:p>53.330002</text:p>
          </table:table-cell>
          <table:table-cell office:value-type="float" office:value="44.98" calcext:value-type="float">
            <text:p>44.98</text:p>
          </table:table-cell>
          <table:table-cell office:value-type="float" office:value="646.700012" calcext:value-type="float">
            <text:p>646.700012</text:p>
          </table:table-cell>
          <table:table-cell office:value-type="float" office:value="562.700012" calcext:value-type="float">
            <text:p>562.700012</text:p>
          </table:table-cell>
          <table:table-cell office:value-type="float" office:value="142" calcext:value-type="float">
            <text:p>142</text:p>
          </table:table-cell>
          <table:table-cell office:value-type="float" office:value="97.849998" calcext:value-type="float">
            <text:p>97.849998</text:p>
          </table:table-cell>
          <table:table-cell office:value-type="float" office:value="53.880001" calcext:value-type="float">
            <text:p>53.880001</text:p>
          </table:table-cell>
        </table:table-row>
        <table:table-row table:style-name="ro1">
          <table:table-cell office:value-type="float" office:value="76.760002" calcext:value-type="float">
            <text:p>76.760002</text:p>
          </table:table-cell>
          <table:table-cell office:value-type="float" office:value="43.310001" calcext:value-type="float">
            <text:p>43.310001</text:p>
          </table:table-cell>
          <table:table-cell office:value-type="float" office:value="180.119995" calcext:value-type="float">
            <text:p>180.119995</text:p>
          </table:table-cell>
          <table:table-cell office:value-type="float" office:value="34.424999" calcext:value-type="float">
            <text:p>34.424999</text:p>
          </table:table-cell>
          <table:table-cell office:value-type="float" office:value="90.75" calcext:value-type="float">
            <text:p>90.75</text:p>
          </table:table-cell>
          <table:table-cell office:value-type="float" office:value="87.25" calcext:value-type="float">
            <text:p>87.25</text:p>
          </table:table-cell>
          <table:table-cell office:value-type="float" office:value="29.709999" calcext:value-type="float">
            <text:p>29.709999</text:p>
          </table:table-cell>
          <table:table-cell office:value-type="float" office:value="54.299999" calcext:value-type="float">
            <text:p>54.299999</text:p>
          </table:table-cell>
          <table:table-cell office:value-type="float" office:value="46.139999" calcext:value-type="float">
            <text:p>46.139999</text:p>
          </table:table-cell>
          <table:table-cell office:value-type="float" office:value="727.5" calcext:value-type="float">
            <text:p>727.5</text:p>
          </table:table-cell>
          <table:table-cell office:value-type="float" office:value="617.679993" calcext:value-type="float">
            <text:p>617.679993</text:p>
          </table:table-cell>
          <table:table-cell office:value-type="float" office:value="147.369995" calcext:value-type="float">
            <text:p>147.369995</text:p>
          </table:table-cell>
          <table:table-cell office:value-type="float" office:value="99.879997" calcext:value-type="float">
            <text:p>99.879997</text:p>
          </table:table-cell>
          <table:table-cell office:value-type="float" office:value="49.41" calcext:value-type="float">
            <text:p>49.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.759998" calcext:value-type="float">
            <text:p>42.759998</text:p>
          </table:table-cell>
          <table:table-cell office:value-type="float" office:value="180.039993" calcext:value-type="float">
            <text:p>180.039993</text:p>
          </table:table-cell>
          <table:table-cell office:value-type="float" office:value="34.084999" calcext:value-type="float">
            <text:p>34.084999</text:p>
          </table:table-cell>
          <table:table-cell office:value-type="float" office:value="90.870003" calcext:value-type="float">
            <text:p>90.870003</text:p>
          </table:table-cell>
          <table:table-cell office:value-type="float" office:value="85.419998" calcext:value-type="float">
            <text:p>85.419998</text:p>
          </table:table-cell>
          <table:table-cell office:value-type="float" office:value="28.07" calcext:value-type="float">
            <text:p>28.07</text:p>
          </table:table-cell>
          <table:table-cell office:value-type="float" office:value="54.560001" calcext:value-type="float">
            <text:p>54.560001</text:p>
          </table:table-cell>
          <table:table-cell office:value-type="float" office:value="46.32" calcext:value-type="float">
            <text:p>46.32</text:p>
          </table:table-cell>
          <table:table-cell office:value-type="float" office:value="701.549988" calcext:value-type="float">
            <text:p>701.549988</text:p>
          </table:table-cell>
          <table:table-cell office:value-type="float" office:value="602.299988" calcext:value-type="float">
            <text:p>602.299988</text:p>
          </table:table-cell>
          <table:table-cell office:value-type="float" office:value="146.210007" calcext:value-type="float">
            <text:p>146.210007</text:p>
          </table:table-cell>
          <table:table-cell office:value-type="float" office:value="100.050003" calcext:value-type="float">
            <text:p>100.050003</text:p>
          </table:table-cell>
          <table:table-cell office:value-type="float" office:value="50.169998" calcext:value-type="float">
            <text:p>50.169998</text:p>
          </table:table-cell>
        </table:table-row>
        <table:table-row table:style-name="ro1">
          <table:table-cell office:value-type="float" office:value="77.120003" calcext:value-type="float">
            <text:p>77.120003</text:p>
          </table:table-cell>
          <table:table-cell office:value-type="float" office:value="42.5" calcext:value-type="float">
            <text:p>42.5</text:p>
          </table:table-cell>
          <table:table-cell office:value-type="float" office:value="179.580002" calcext:value-type="float">
            <text:p>179.580002</text:p>
          </table:table-cell>
          <table:table-cell office:value-type="float" office:value="33.535" calcext:value-type="float">
            <text:p>33.535</text:p>
          </table:table-cell>
          <table:table-cell office:value-type="float" office:value="87.730003" calcext:value-type="float">
            <text:p>87.730003</text:p>
          </table:table-cell>
          <table:table-cell office:value-type="float" office:value="86.190002" calcext:value-type="float">
            <text:p>86.190002</text:p>
          </table:table-cell>
          <table:table-cell office:value-type="float" office:value="27.299999" calcext:value-type="float">
            <text:p>27.299999</text:p>
          </table:table-cell>
          <table:table-cell office:value-type="float" office:value="52.009998" calcext:value-type="float">
            <text:p>52.009998</text:p>
          </table:table-cell>
          <table:table-cell office:value-type="float" office:value="46.189999" calcext:value-type="float">
            <text:p>46.189999</text:p>
          </table:table-cell>
          <table:table-cell office:value-type="float" office:value="707.380005" calcext:value-type="float">
            <text:p>707.380005</text:p>
          </table:table-cell>
          <table:table-cell office:value-type="float" office:value="608.599976" calcext:value-type="float">
            <text:p>608.599976</text:p>
          </table:table-cell>
          <table:table-cell office:value-type="float" office:value="146.220001" calcext:value-type="float">
            <text:p>146.220001</text:p>
          </table:table-cell>
          <table:table-cell office:value-type="float" office:value="99.919998" calcext:value-type="float">
            <text:p>99.919998</text:p>
          </table:table-cell>
          <table:table-cell office:value-type="float" office:value="52.009998" calcext:value-type="float">
            <text:p>52.009998</text:p>
          </table:table-cell>
        </table:table-row>
        <table:table-row table:style-name="ro1">
          <table:table-cell office:value-type="float" office:value="77.389999" calcext:value-type="float">
            <text:p>77.389999</text:p>
          </table:table-cell>
          <table:table-cell office:value-type="float" office:value="42.75" calcext:value-type="float">
            <text:p>42.75</text:p>
          </table:table-cell>
          <table:table-cell office:value-type="float" office:value="191.020004" calcext:value-type="float">
            <text:p>191.020004</text:p>
          </table:table-cell>
          <table:table-cell office:value-type="float" office:value="33.535" calcext:value-type="float">
            <text:p>33.535</text:p>
          </table:table-cell>
          <table:table-cell office:value-type="float" office:value="88.209999" calcext:value-type="float">
            <text:p>88.209999</text:p>
          </table:table-cell>
          <table:table-cell office:value-type="float" office:value="86.129997" calcext:value-type="float">
            <text:p>86.129997</text:p>
          </table:table-cell>
          <table:table-cell office:value-type="float" office:value="27.35" calcext:value-type="float">
            <text:p>27.35</text:p>
          </table:table-cell>
          <table:table-cell office:value-type="float" office:value="51.75" calcext:value-type="float">
            <text:p>51.75</text:p>
          </table:table-cell>
          <table:table-cell office:value-type="float" office:value="46.439999" calcext:value-type="float">
            <text:p>46.439999</text:p>
          </table:table-cell>
          <table:table-cell office:value-type="float" office:value="707.330017" calcext:value-type="float">
            <text:p>707.330017</text:p>
          </table:table-cell>
          <table:table-cell office:value-type="float" office:value="612.299988" calcext:value-type="float">
            <text:p>612.299988</text:p>
          </table:table-cell>
          <table:table-cell office:value-type="float" office:value="147.990005" calcext:value-type="float">
            <text:p>147.990005</text:p>
          </table:table-cell>
          <table:table-cell office:value-type="float" office:value="100.449997" calcext:value-type="float">
            <text:p>100.449997</text:p>
          </table:table-cell>
          <table:table-cell office:value-type="float" office:value="52.82" calcext:value-type="float">
            <text:p>52.82</text:p>
          </table:table-cell>
        </table:table-row>
        <table:table-row table:style-name="ro1">
          <table:table-cell office:value-type="float" office:value="76.75" calcext:value-type="float">
            <text:p>76.75</text:p>
          </table:table-cell>
          <table:table-cell office:value-type="float" office:value="42.66" calcext:value-type="float">
            <text:p>42.66</text:p>
          </table:table-cell>
          <table:table-cell office:value-type="float" office:value="188.669998" calcext:value-type="float">
            <text:p>188.669998</text:p>
          </table:table-cell>
          <table:table-cell office:value-type="float" office:value="33.685001" calcext:value-type="float">
            <text:p>33.685001</text:p>
          </table:table-cell>
          <table:table-cell office:value-type="float" office:value="89.32" calcext:value-type="float">
            <text:p>89.32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27.25" calcext:value-type="float">
            <text:p>27.25</text:p>
          </table:table-cell>
          <table:table-cell office:value-type="float" office:value="52.189999" calcext:value-type="float">
            <text:p>52.189999</text:p>
          </table:table-cell>
          <table:table-cell office:value-type="float" office:value="46.490002" calcext:value-type="float">
            <text:p>46.490002</text:p>
          </table:table-cell>
          <table:table-cell office:value-type="float" office:value="710.5" calcext:value-type="float">
            <text:p>710.5</text:p>
          </table:table-cell>
          <table:table-cell office:value-type="float" office:value="617.700012" calcext:value-type="float">
            <text:p>617.700012</text:p>
          </table:table-cell>
          <table:table-cell office:value-type="float" office:value="147.539993" calcext:value-type="float">
            <text:p>147.539993</text:p>
          </table:table-cell>
          <table:table-cell office:value-type="float" office:value="100.470001" calcext:value-type="float">
            <text:p>100.470001</text:p>
          </table:table-cell>
          <table:table-cell office:value-type="float" office:value="53.200001" calcext:value-type="float">
            <text:p>53.200001</text:p>
          </table:table-cell>
        </table:table-row>
        <table:table-row table:style-name="ro1">
          <table:table-cell office:value-type="float" office:value="76.980003" calcext:value-type="float">
            <text:p>76.980003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190.809998" calcext:value-type="float">
            <text:p>190.809998</text:p>
          </table:table-cell>
          <table:table-cell office:value-type="float" office:value="33.790001" calcext:value-type="float">
            <text:p>33.790001</text:p>
          </table:table-cell>
          <table:table-cell office:value-type="float" office:value="91.139999" calcext:value-type="float">
            <text:p>91.139999</text:p>
          </table:table-cell>
          <table:table-cell office:value-type="float" office:value="85.870003" calcext:value-type="float">
            <text:p>85.870003</text:p>
          </table:table-cell>
          <table:table-cell office:value-type="float" office:value="27.34" calcext:value-type="float">
            <text:p>27.34</text:p>
          </table:table-cell>
          <table:table-cell office:value-type="float" office:value="53.93" calcext:value-type="float">
            <text:p>53.93</text:p>
          </table:table-cell>
          <table:table-cell office:value-type="float" office:value="46.43" calcext:value-type="float">
            <text:p>46.43</text:p>
          </table:table-cell>
          <table:table-cell office:value-type="float" office:value="715.72998" calcext:value-type="float">
            <text:p>715.72998</text:p>
          </table:table-cell>
          <table:table-cell office:value-type="float" office:value="626.01001" calcext:value-type="float">
            <text:p>626.01001</text:p>
          </table:table-cell>
          <table:table-cell office:value-type="float" office:value="147.399994" calcext:value-type="float">
            <text:p>147.399994</text:p>
          </table:table-cell>
          <table:table-cell office:value-type="float" office:value="101.529999" calcext:value-type="float">
            <text:p>101.529999</text:p>
          </table:table-cell>
          <table:table-cell office:value-type="float" office:value="57.869999" calcext:value-type="float">
            <text:p>57.869999</text:p>
          </table:table-cell>
        </table:table-row>
        <table:table-row table:style-name="ro1">
          <table:table-cell office:value-type="float" office:value="76.57" calcext:value-type="float">
            <text:p>76.57</text:p>
          </table:table-cell>
          <table:table-cell office:value-type="float" office:value="42.32" calcext:value-type="float">
            <text:p>42.32</text:p>
          </table:table-cell>
          <table:table-cell office:value-type="float" office:value="188.479996" calcext:value-type="float">
            <text:p>188.479996</text:p>
          </table:table-cell>
          <table:table-cell office:value-type="float" office:value="33.950001" calcext:value-type="float">
            <text:p>33.950001</text:p>
          </table:table-cell>
          <table:table-cell office:value-type="float" office:value="90.610001" calcext:value-type="float">
            <text:p>90.610001</text:p>
          </table:table-cell>
          <table:table-cell office:value-type="float" office:value="85.57" calcext:value-type="float">
            <text:p>85.57</text:p>
          </table:table-cell>
          <table:table-cell office:value-type="float" office:value="26.360001" calcext:value-type="float">
            <text:p>26.360001</text:p>
          </table:table-cell>
          <table:table-cell office:value-type="float" office:value="53" calcext:value-type="float">
            <text:p>53</text:p>
          </table:table-cell>
          <table:table-cell office:value-type="float" office:value="47.02" calcext:value-type="float">
            <text:p>47.02</text:p>
          </table:table-cell>
          <table:table-cell office:value-type="float" office:value="711.059998" calcext:value-type="float">
            <text:p>711.059998</text:p>
          </table:table-cell>
          <table:table-cell office:value-type="float" office:value="627.130005" calcext:value-type="float">
            <text:p>627.130005</text:p>
          </table:table-cell>
          <table:table-cell office:value-type="float" office:value="148.380005" calcext:value-type="float">
            <text:p>148.380005</text:p>
          </table:table-cell>
          <table:table-cell office:value-type="float" office:value="101.18" calcext:value-type="float">
            <text:p>101.18</text:p>
          </table:table-cell>
          <table:table-cell office:value-type="float" office:value="61.599998" calcext:value-type="float">
            <text:p>61.599998</text:p>
          </table:table-cell>
        </table:table-row>
        <table:table-row table:style-name="ro1">
          <table:table-cell office:value-type="float" office:value="76.300003" calcext:value-type="float">
            <text:p>76.300003</text:p>
          </table:table-cell>
          <table:table-cell office:value-type="float" office:value="42.18" calcext:value-type="float">
            <text:p>42.18</text:p>
          </table:table-cell>
          <table:table-cell office:value-type="float" office:value="189.110001" calcext:value-type="float">
            <text:p>189.110001</text:p>
          </table:table-cell>
          <table:table-cell office:value-type="float" office:value="33.685001" calcext:value-type="float">
            <text:p>33.685001</text:p>
          </table:table-cell>
          <table:table-cell office:value-type="float" office:value="95.419998" calcext:value-type="float">
            <text:p>95.419998</text:p>
          </table:table-cell>
          <table:table-cell office:value-type="float" office:value="87.489998" calcext:value-type="float">
            <text:p>87.489998</text:p>
          </table:table-cell>
          <table:table-cell office:value-type="float" office:value="26.66" calcext:value-type="float">
            <text:p>26.66</text:p>
          </table:table-cell>
          <table:table-cell office:value-type="float" office:value="55.299999" calcext:value-type="float">
            <text:p>55.299999</text:p>
          </table:table-cell>
          <table:table-cell office:value-type="float" office:value="46.700001" calcext:value-type="float">
            <text:p>46.700001</text:p>
          </table:table-cell>
          <table:table-cell office:value-type="float" office:value="718.859985" calcext:value-type="float">
            <text:p>718.859985</text:p>
          </table:table-cell>
          <table:table-cell office:value-type="float" office:value="629.530029" calcext:value-type="float">
            <text:p>629.530029</text:p>
          </table:table-cell>
          <table:table-cell office:value-type="float" office:value="148.029999" calcext:value-type="float">
            <text:p>148.029999</text:p>
          </table:table-cell>
          <table:table-cell office:value-type="float" office:value="101.839996" calcext:value-type="float">
            <text:p>101.839996</text:p>
          </table:table-cell>
          <table:table-cell office:value-type="float" office:value="63.119999" calcext:value-type="float">
            <text:p>63.119999</text:p>
          </table:table-cell>
        </table:table-row>
        <table:table-row table:style-name="ro1">
          <table:table-cell office:value-type="float" office:value="77.029999" calcext:value-type="float">
            <text:p>77.029999</text:p>
          </table:table-cell>
          <table:table-cell office:value-type="float" office:value="42.27" calcext:value-type="float">
            <text:p>42.27</text:p>
          </table:table-cell>
          <table:table-cell office:value-type="float" office:value="187.289993" calcext:value-type="float">
            <text:p>187.289993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98.019997" calcext:value-type="float">
            <text:p>98.019997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27.52" calcext:value-type="float">
            <text:p>27.52</text:p>
          </table:table-cell>
          <table:table-cell office:value-type="float" office:value="56.73" calcext:value-type="float">
            <text:p>56.73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722" calcext:value-type="float">
            <text:p>722</text:p>
          </table:table-cell>
          <table:table-cell office:value-type="float" office:value="627.76001" calcext:value-type="float">
            <text:p>627.76001</text:p>
          </table:table-cell>
          <table:table-cell office:value-type="float" office:value="147.259995" calcext:value-type="float">
            <text:p>147.259995</text:p>
          </table:table-cell>
          <table:table-cell office:value-type="float" office:value="101.900002" calcext:value-type="float">
            <text:p>101.900002</text:p>
          </table:table-cell>
          <table:table-cell office:value-type="float" office:value="62.43" calcext:value-type="float">
            <text:p>62.43</text:p>
          </table:table-cell>
        </table:table-row>
        <table:table-row table:style-name="ro1">
          <table:table-cell office:value-type="float" office:value="77.089996" calcext:value-type="float">
            <text:p>77.089996</text:p>
          </table:table-cell>
          <table:table-cell office:value-type="float" office:value="42" calcext:value-type="float">
            <text:p>42</text:p>
          </table:table-cell>
          <table:table-cell office:value-type="float" office:value="186.419998" calcext:value-type="float">
            <text:p>186.419998</text:p>
          </table:table-cell>
          <table:table-cell office:value-type="float" office:value="33.645" calcext:value-type="float">
            <text:p>33.645</text:p>
          </table:table-cell>
          <table:table-cell office:value-type="float" office:value="96.050003" calcext:value-type="float">
            <text:p>96.050003</text:p>
          </table:table-cell>
          <table:table-cell office:value-type="float" office:value="85.760002" calcext:value-type="float">
            <text:p>85.760002</text:p>
          </table:table-cell>
          <table:table-cell office:value-type="float" office:value="26.799999" calcext:value-type="float">
            <text:p>26.799999</text:p>
          </table:table-cell>
          <table:table-cell office:value-type="float" office:value="55.880001" calcext:value-type="float">
            <text:p>55.880001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729.469971" calcext:value-type="float">
            <text:p>729.469971</text:p>
          </table:table-cell>
          <table:table-cell office:value-type="float" office:value="647.099976" calcext:value-type="float">
            <text:p>647.099976</text:p>
          </table:table-cell>
          <table:table-cell office:value-type="float" office:value="148.190002" calcext:value-type="float">
            <text:p>148.190002</text:p>
          </table:table-cell>
          <table:table-cell office:value-type="float" office:value="102.25" calcext:value-type="float">
            <text:p>102.25</text:p>
          </table:table-cell>
          <table:table-cell office:value-type="float" office:value="63.700001" calcext:value-type="float">
            <text:p>63.700001</text:p>
          </table:table-cell>
        </table:table-row>
        <table:table-row table:style-name="ro1">
          <table:table-cell office:value-type="float" office:value="75.879997" calcext:value-type="float">
            <text:p>75.879997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186.020004" calcext:value-type="float">
            <text:p>186.020004</text:p>
          </table:table-cell>
          <table:table-cell office:value-type="float" office:value="33.715" calcext:value-type="float">
            <text:p>33.715</text:p>
          </table:table-cell>
          <table:table-cell office:value-type="float" office:value="93.709999" calcext:value-type="float">
            <text:p>93.709999</text:p>
          </table:table-cell>
          <table:table-cell office:value-type="float" office:value="86.709999" calcext:value-type="float">
            <text:p>86.709999</text:p>
          </table:table-cell>
          <table:table-cell office:value-type="float" office:value="25.66" calcext:value-type="float">
            <text:p>25.66</text:p>
          </table:table-cell>
          <table:table-cell office:value-type="float" office:value="55.77" calcext:value-type="float">
            <text:p>55.77</text:p>
          </table:table-cell>
          <table:table-cell office:value-type="float" office:value="45.990002" calcext:value-type="float">
            <text:p>45.990002</text:p>
          </table:table-cell>
          <table:table-cell office:value-type="float" office:value="731.5" calcext:value-type="float">
            <text:p>731.5</text:p>
          </table:table-cell>
          <table:table-cell office:value-type="float" office:value="655" calcext:value-type="float">
            <text:p>655</text:p>
          </table:table-cell>
          <table:table-cell office:value-type="float" office:value="146.580002" calcext:value-type="float">
            <text:p>146.580002</text:p>
          </table:table-cell>
          <table:table-cell office:value-type="float" office:value="101.57" calcext:value-type="float">
            <text:p>101.57</text:p>
          </table:table-cell>
          <table:table-cell office:value-type="float" office:value="62.25" calcext:value-type="float">
            <text:p>62.25</text:p>
          </table:table-cell>
        </table:table-row>
        <table:table-row table:style-name="ro1">
          <table:table-cell office:value-type="float" office:value="75.190002" calcext:value-type="float">
            <text:p>75.190002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183.369995" calcext:value-type="float">
            <text:p>183.369995</text:p>
          </table:table-cell>
          <table:table-cell office:value-type="float" office:value="33.255001" calcext:value-type="float">
            <text:p>33.255001</text:p>
          </table:table-cell>
          <table:table-cell office:value-type="float" office:value="93.480003" calcext:value-type="float">
            <text:p>93.480003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26.139999" calcext:value-type="float">
            <text:p>26.139999</text:p>
          </table:table-cell>
          <table:table-cell office:value-type="float" office:value="55.630001" calcext:value-type="float">
            <text:p>55.630001</text:p>
          </table:table-cell>
          <table:table-cell office:value-type="float" office:value="45.529999" calcext:value-type="float">
            <text:p>45.529999</text:p>
          </table:table-cell>
          <table:table-cell office:value-type="float" office:value="730.200012" calcext:value-type="float">
            <text:p>730.200012</text:p>
          </table:table-cell>
          <table:table-cell office:value-type="float" office:value="658.650024" calcext:value-type="float">
            <text:p>658.650024</text:p>
          </table:table-cell>
          <table:table-cell office:value-type="float" office:value="146.899994" calcext:value-type="float">
            <text:p>146.899994</text:p>
          </table:table-cell>
          <table:table-cell office:value-type="float" office:value="101.389999" calcext:value-type="float">
            <text:p>101.389999</text:p>
          </table:table-cell>
          <table:table-cell office:value-type="float" office:value="63.619999" calcext:value-type="float">
            <text:p>63.619999</text:p>
          </table:table-cell>
        </table:table-row>
        <table:table-row table:style-name="ro1">
          <table:table-cell office:value-type="float" office:value="75.379997" calcext:value-type="float">
            <text:p>75.379997</text:p>
          </table:table-cell>
          <table:table-cell office:value-type="float" office:value="41.439999" calcext:value-type="float">
            <text:p>41.439999</text:p>
          </table:table-cell>
          <table:table-cell office:value-type="float" office:value="181.039993" calcext:value-type="float">
            <text:p>181.039993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92.099998" calcext:value-type="float">
            <text:p>92.099998</text:p>
          </table:table-cell>
          <table:table-cell office:value-type="float" office:value="83.830002" calcext:value-type="float">
            <text:p>83.830002</text:p>
          </table:table-cell>
          <table:table-cell office:value-type="float" office:value="25.549999" calcext:value-type="float">
            <text:p>25.549999</text:p>
          </table:table-cell>
          <table:table-cell office:value-type="float" office:value="54.48" calcext:value-type="float">
            <text:p>54.48</text:p>
          </table:table-cell>
          <table:table-cell office:value-type="float" office:value="45.27" calcext:value-type="float">
            <text:p>45.27</text:p>
          </table:table-cell>
          <table:table-cell office:value-type="float" office:value="724.400024" calcext:value-type="float">
            <text:p>724.400024</text:p>
          </table:table-cell>
          <table:table-cell office:value-type="float" office:value="651.01001" calcext:value-type="float">
            <text:p>651.01001</text:p>
          </table:table-cell>
          <table:table-cell office:value-type="float" office:value="145.279999" calcext:value-type="float">
            <text:p>145.279999</text:p>
          </table:table-cell>
          <table:table-cell office:value-type="float" office:value="101" calcext:value-type="float">
            <text:p>101</text:p>
          </table:table-cell>
          <table:table-cell office:value-type="float" office:value="63.330002" calcext:value-type="float">
            <text:p>63.330002</text:p>
          </table:table-cell>
        </table:table-row>
        <table:table-row table:style-name="ro1">
          <table:table-cell office:value-type="float" office:value="76.019997" calcext:value-type="float">
            <text:p>76.019997</text:p>
          </table:table-cell>
          <table:table-cell office:value-type="float" office:value="41.939999" calcext:value-type="float">
            <text:p>41.939999</text:p>
          </table:table-cell>
          <table:table-cell office:value-type="float" office:value="181.690002" calcext:value-type="float">
            <text:p>181.690002</text:p>
          </table:table-cell>
          <table:table-cell office:value-type="float" office:value="33.849998" calcext:value-type="float">
            <text:p>33.849998</text:p>
          </table:table-cell>
          <table:table-cell office:value-type="float" office:value="93.389999" calcext:value-type="float">
            <text:p>93.389999</text:p>
          </table:table-cell>
          <table:table-cell office:value-type="float" office:value="84.43" calcext:value-type="float">
            <text:p>84.43</text:p>
          </table:table-cell>
          <table:table-cell office:value-type="float" office:value="25.41" calcext:value-type="float">
            <text:p>25.41</text:p>
          </table:table-cell>
          <table:table-cell office:value-type="float" office:value="54.52" calcext:value-type="float">
            <text:p>54.52</text:p>
          </table:table-cell>
          <table:table-cell office:value-type="float" office:value="45.360001" calcext:value-type="float">
            <text:p>45.360001</text:p>
          </table:table-cell>
          <table:table-cell office:value-type="float" office:value="732.460022" calcext:value-type="float">
            <text:p>732.460022</text:p>
          </table:table-cell>
          <table:table-cell office:value-type="float" office:value="663.25" calcext:value-type="float">
            <text:p>663.25</text:p>
          </table:table-cell>
          <table:table-cell office:value-type="float" office:value="145.199997" calcext:value-type="float">
            <text:p>145.199997</text:p>
          </table:table-cell>
          <table:table-cell office:value-type="float" office:value="101.779999" calcext:value-type="float">
            <text:p>101.779999</text:p>
          </table:table-cell>
          <table:table-cell office:value-type="float" office:value="62.200001" calcext:value-type="float">
            <text:p>62.200001</text:p>
          </table:table-cell>
        </table:table-row>
        <table:table-row table:style-name="ro1">
          <table:table-cell office:value-type="float" office:value="75.669998" calcext:value-type="float">
            <text:p>75.669998</text:p>
          </table:table-cell>
          <table:table-cell office:value-type="float" office:value="42.009998" calcext:value-type="float">
            <text:p>42.009998</text:p>
          </table:table-cell>
          <table:table-cell office:value-type="float" office:value="181.289993" calcext:value-type="float">
            <text:p>181.289993</text:p>
          </table:table-cell>
          <table:table-cell office:value-type="float" office:value="33.485001" calcext:value-type="float">
            <text:p>33.485001</text:p>
          </table:table-cell>
          <table:table-cell office:value-type="float" office:value="90.75" calcext:value-type="float">
            <text:p>90.75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24.15" calcext:value-type="float">
            <text:p>24.15</text:p>
          </table:table-cell>
          <table:table-cell office:value-type="float" office:value="52.450001" calcext:value-type="float">
            <text:p>52.450001</text:p>
          </table:table-cell>
          <table:table-cell office:value-type="float" office:value="45.02" calcext:value-type="float">
            <text:p>45.02</text:p>
          </table:table-cell>
          <table:table-cell office:value-type="float" office:value="731" calcext:value-type="float">
            <text:p>731</text:p>
          </table:table-cell>
          <table:table-cell office:value-type="float" office:value="673" calcext:value-type="float">
            <text:p>673</text:p>
          </table:table-cell>
          <table:table-cell office:value-type="float" office:value="143" calcext:value-type="float">
            <text:p>143</text:p>
          </table:table-cell>
          <table:table-cell office:value-type="float" office:value="101.139999" calcext:value-type="float">
            <text:p>101.139999</text:p>
          </table:table-cell>
          <table:table-cell office:value-type="float" office:value="60.790001" calcext:value-type="float">
            <text:p>60.790001</text:p>
          </table:table-cell>
        </table:table-row>
        <table:table-row table:style-name="ro1">
          <table:table-cell office:value-type="float" office:value="74.639999" calcext:value-type="float">
            <text:p>74.639999</text:p>
          </table:table-cell>
          <table:table-cell office:value-type="float" office:value="41.459999" calcext:value-type="float">
            <text:p>41.459999</text:p>
          </table:table-cell>
          <table:table-cell office:value-type="float" office:value="179.470001" calcext:value-type="float">
            <text:p>179.470001</text:p>
          </table:table-cell>
          <table:table-cell office:value-type="float" office:value="33.174999" calcext:value-type="float">
            <text:p>33.174999</text:p>
          </table:table-cell>
          <table:table-cell office:value-type="float" office:value="89.57" calcext:value-type="float">
            <text:p>89.57</text:p>
          </table:table-cell>
          <table:table-cell office:value-type="float" office:value="84.32" calcext:value-type="float">
            <text:p>84.32</text:p>
          </table:table-cell>
          <table:table-cell office:value-type="float" office:value="23.450001" calcext:value-type="float">
            <text:p>23.450001</text:p>
          </table:table-cell>
          <table:table-cell office:value-type="float" office:value="51.889999" calcext:value-type="float">
            <text:p>51.889999</text:p>
          </table:table-cell>
          <table:table-cell office:value-type="float" office:value="44.73" calcext:value-type="float">
            <text:p>44.73</text:p>
          </table:table-cell>
          <table:table-cell office:value-type="float" office:value="729.169983" calcext:value-type="float">
            <text:p>729.169983</text:p>
          </table:table-cell>
          <table:table-cell office:value-type="float" office:value="663.570007" calcext:value-type="float">
            <text:p>663.570007</text:p>
          </table:table-cell>
          <table:table-cell office:value-type="float" office:value="142.330002" calcext:value-type="float">
            <text:p>142.330002</text:p>
          </table:table-cell>
          <table:table-cell office:value-type="float" office:value="100.040001" calcext:value-type="float">
            <text:p>100.040001</text:p>
          </table:table-cell>
          <table:table-cell office:value-type="float" office:value="60.009998" calcext:value-type="float">
            <text:p>60.009998</text:p>
          </table:table-cell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41.43" calcext:value-type="float">
            <text:p>41.43</text:p>
          </table:table-cell>
          <table:table-cell office:value-type="float" office:value="179.899994" calcext:value-type="float">
            <text:p>179.899994</text:p>
          </table:table-cell>
          <table:table-cell office:value-type="float" office:value="33.064999" calcext:value-type="float">
            <text:p>33.064999</text:p>
          </table:table-cell>
          <table:table-cell office:value-type="float" office:value="87.790001" calcext:value-type="float">
            <text:p>87.790001</text:p>
          </table:table-cell>
          <table:table-cell office:value-type="float" office:value="83.660004" calcext:value-type="float">
            <text:p>83.660004</text:p>
          </table:table-cell>
          <table:table-cell office:value-type="float" office:value="23.35" calcext:value-type="float">
            <text:p>23.35</text:p>
          </table:table-cell>
          <table:table-cell office:value-type="float" office:value="51.900002" calcext:value-type="float">
            <text:p>51.900002</text:p>
          </table:table-cell>
          <table:table-cell office:value-type="float" office:value="44.259998" calcext:value-type="float">
            <text:p>44.259998</text:p>
          </table:table-cell>
          <table:table-cell office:value-type="float" office:value="715.599976" calcext:value-type="float">
            <text:p>715.599976</text:p>
          </table:table-cell>
          <table:table-cell office:value-type="float" office:value="640.919983" calcext:value-type="float">
            <text:p>640.919983</text:p>
          </table:table-cell>
          <table:table-cell office:value-type="float" office:value="142.580002" calcext:value-type="float">
            <text:p>142.580002</text:p>
          </table:table-cell>
          <table:table-cell office:value-type="float" office:value="100.379997" calcext:value-type="float">
            <text:p>100.379997</text:p>
          </table:table-cell>
          <table:table-cell office:value-type="float" office:value="59.740002" calcext:value-type="float">
            <text:p>59.740002</text:p>
          </table:table-cell>
        </table:table-row>
        <table:table-row table:style-name="ro1">
          <table:table-cell office:value-type="float" office:value="75.330002" calcext:value-type="float">
            <text:p>75.330002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91.269997" calcext:value-type="float">
            <text:p>91.269997</text:p>
          </table:table-cell>
          <table:table-cell office:value-type="float" office:value="84.410004" calcext:value-type="float">
            <text:p>84.410004</text:p>
          </table:table-cell>
          <table:table-cell office:value-type="float" office:value="24.049999" calcext:value-type="float">
            <text:p>24.049999</text:p>
          </table:table-cell>
          <table:table-cell office:value-type="float" office:value="54.150002" calcext:value-type="float">
            <text:p>54.150002</text:p>
          </table:table-cell>
          <table:table-cell office:value-type="float" office:value="45.009998" calcext:value-type="float">
            <text:p>45.009998</text:p>
          </table:table-cell>
          <table:table-cell office:value-type="float" office:value="729.289978" calcext:value-type="float">
            <text:p>729.289978</text:p>
          </table:table-cell>
          <table:table-cell office:value-type="float" office:value="650.650024" calcext:value-type="float">
            <text:p>650.650024</text:p>
          </table:table-cell>
          <table:table-cell office:value-type="float" office:value="145.289993" calcext:value-type="float">
            <text:p>145.289993</text:p>
          </table:table-cell>
          <table:table-cell office:value-type="float" office:value="100.379997" calcext:value-type="float">
            <text:p>100.379997</text:p>
          </table:table-cell>
          <table:table-cell office:value-type="float" office:value="60.099998" calcext:value-type="float">
            <text:p>60.099998</text:p>
          </table:table-cell>
        </table:table-row>
        <table:table-row table:style-name="ro1">
          <table:table-cell office:value-type="float" office:value="74.980003" calcext:value-type="float">
            <text:p>74.980003</text:p>
          </table:table-cell>
          <table:table-cell office:value-type="float" office:value="41.77" calcext:value-type="float">
            <text:p>41.77</text:p>
          </table:table-cell>
          <table:table-cell office:value-type="float" office:value="186.449997" calcext:value-type="float">
            <text:p>186.449997</text:p>
          </table:table-cell>
          <table:table-cell office:value-type="float" office:value="33.959999" calcext:value-type="float">
            <text:p>33.959999</text:p>
          </table:table-cell>
          <table:table-cell office:value-type="float" office:value="91.440002" calcext:value-type="float">
            <text:p>91.440002</text:p>
          </table:table-cell>
          <table:table-cell office:value-type="float" office:value="85.010002" calcext:value-type="float">
            <text:p>85.010002</text:p>
          </table:table-cell>
          <table:table-cell office:value-type="float" office:value="23.48" calcext:value-type="float">
            <text:p>23.48</text:p>
          </table:table-cell>
          <table:table-cell office:value-type="float" office:value="54.439999" calcext:value-type="float">
            <text:p>54.439999</text:p>
          </table:table-cell>
          <table:table-cell office:value-type="float" office:value="45.080002" calcext:value-type="float">
            <text:p>45.080002</text:p>
          </table:table-cell>
          <table:table-cell office:value-type="float" office:value="727.580017" calcext:value-type="float">
            <text:p>727.580017</text:p>
          </table:table-cell>
          <table:table-cell office:value-type="float" office:value="646.51001" calcext:value-type="float">
            <text:p>646.51001</text:p>
          </table:table-cell>
          <table:table-cell office:value-type="float" office:value="146.240005" calcext:value-type="float">
            <text:p>146.240005</text:p>
          </table:table-cell>
          <table:table-cell office:value-type="float" office:value="101.529999" calcext:value-type="float">
            <text:p>101.529999</text:p>
          </table:table-cell>
          <table:table-cell office:value-type="float" office:value="60.259998" calcext:value-type="float">
            <text:p>60.259998</text:p>
          </table:table-cell>
        </table:table-row>
        <table:table-row table:style-name="ro1">
          <table:table-cell office:value-type="float" office:value="76.139999" calcext:value-type="float">
            <text:p>76.139999</text:p>
          </table:table-cell>
          <table:table-cell office:value-type="float" office:value="42.32" calcext:value-type="float">
            <text:p>42.32</text:p>
          </table:table-cell>
          <table:table-cell office:value-type="float" office:value="188.919998" calcext:value-type="float">
            <text:p>188.919998</text:p>
          </table:table-cell>
          <table:table-cell office:value-type="float" office:value="34.404999" calcext:value-type="float">
            <text:p>34.404999</text:p>
          </table:table-cell>
          <table:table-cell office:value-type="float" office:value="92.029999" calcext:value-type="float">
            <text:p>92.029999</text:p>
          </table:table-cell>
          <table:table-cell office:value-type="float" office:value="85.949997" calcext:value-type="float">
            <text:p>85.949997</text:p>
          </table:table-cell>
          <table:table-cell office:value-type="float" office:value="24.200001" calcext:value-type="float">
            <text:p>24.200001</text:p>
          </table:table-cell>
          <table:table-cell office:value-type="float" office:value="54.189999" calcext:value-type="float">
            <text:p>54.189999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738.73999" calcext:value-type="float">
            <text:p>738.73999</text:p>
          </table:table-cell>
          <table:table-cell office:value-type="float" office:value="664.98999" calcext:value-type="float">
            <text:p>664.98999</text:p>
          </table:table-cell>
          <table:table-cell office:value-type="float" office:value="148.789993" calcext:value-type="float">
            <text:p>148.789993</text:p>
          </table:table-cell>
          <table:table-cell office:value-type="float" office:value="102.660004" calcext:value-type="float">
            <text:p>102.660004</text:p>
          </table:table-cell>
          <table:table-cell office:value-type="float" office:value="61.220001" calcext:value-type="float">
            <text:p>61.220001</text:p>
          </table:table-cell>
        </table:table-row>
        <table:table-row table:style-name="ro1">
          <table:table-cell office:value-type="float" office:value="76.550003" calcext:value-type="float">
            <text:p>76.550003</text:p>
          </table:table-cell>
          <table:table-cell office:value-type="float" office:value="43.310001" calcext:value-type="float">
            <text:p>43.310001</text:p>
          </table:table-cell>
          <table:table-cell office:value-type="float" office:value="189.360001" calcext:value-type="float">
            <text:p>189.360001</text:p>
          </table:table-cell>
          <table:table-cell office:value-type="float" office:value="34.619999" calcext:value-type="float">
            <text:p>34.619999</text:p>
          </table:table-cell>
          <table:table-cell office:value-type="float" office:value="90.639999" calcext:value-type="float">
            <text:p>90.639999</text:p>
          </table:table-cell>
          <table:table-cell office:value-type="float" office:value="86.419998" calcext:value-type="float">
            <text:p>86.419998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53.619999" calcext:value-type="float">
            <text:p>53.619999</text:p>
          </table:table-cell>
          <table:table-cell office:value-type="float" office:value="45.959999" calcext:value-type="float">
            <text:p>45.959999</text:p>
          </table:table-cell>
          <table:table-cell office:value-type="float" office:value="746.530029" calcext:value-type="float">
            <text:p>746.530029</text:p>
          </table:table-cell>
          <table:table-cell office:value-type="float" office:value="667.940002" calcext:value-type="float">
            <text:p>667.940002</text:p>
          </table:table-cell>
          <table:table-cell office:value-type="float" office:value="149.839996" calcext:value-type="float">
            <text:p>149.839996</text:p>
          </table:table-cell>
          <table:table-cell office:value-type="float" office:value="102.489998" calcext:value-type="float">
            <text:p>102.489998</text:p>
          </table:table-cell>
          <table:table-cell office:value-type="float" office:value="60.939999" calcext:value-type="float">
            <text:p>60.939999</text:p>
          </table:table-cell>
        </table:table-row>
        <table:table-row table:style-name="ro1">
          <table:table-cell office:value-type="float" office:value="75.82" calcext:value-type="float">
            <text:p>75.82</text:p>
          </table:table-cell>
          <table:table-cell office:value-type="float" office:value="42.549999" calcext:value-type="float">
            <text:p>42.549999</text:p>
          </table:table-cell>
          <table:table-cell office:value-type="float" office:value="189.5" calcext:value-type="float">
            <text:p>189.5</text:p>
          </table:table-cell>
          <table:table-cell office:value-type="float" office:value="34.244999" calcext:value-type="float">
            <text:p>34.244999</text:p>
          </table:table-cell>
          <table:table-cell office:value-type="float" office:value="88.650002" calcext:value-type="float">
            <text:p>88.650002</text:p>
          </table:table-cell>
          <table:table-cell office:value-type="float" office:value="87.169998" calcext:value-type="float">
            <text:p>87.169998</text:p>
          </table:table-cell>
          <table:table-cell office:value-type="float" office:value="23.48" calcext:value-type="float">
            <text:p>23.48</text:p>
          </table:table-cell>
          <table:table-cell office:value-type="float" office:value="52.790001" calcext:value-type="float">
            <text:p>52.790001</text:p>
          </table:table-cell>
          <table:table-cell office:value-type="float" office:value="45.310001" calcext:value-type="float">
            <text:p>45.310001</text:p>
          </table:table-cell>
          <table:table-cell office:value-type="float" office:value="757.450012" calcext:value-type="float">
            <text:p>757.450012</text:p>
          </table:table-cell>
          <table:table-cell office:value-type="float" office:value="671.5" calcext:value-type="float">
            <text:p>671.5</text:p>
          </table:table-cell>
          <table:table-cell office:value-type="float" office:value="149.389999" calcext:value-type="float">
            <text:p>149.389999</text:p>
          </table:table-cell>
          <table:table-cell office:value-type="float" office:value="102.389999" calcext:value-type="float">
            <text:p>102.389999</text:p>
          </table:table-cell>
          <table:table-cell office:value-type="float" office:value="61.310001" calcext:value-type="float">
            <text:p>61.310001</text:p>
          </table:table-cell>
        </table:table-row>
        <table:table-row table:style-name="ro1">
          <table:table-cell office:value-type="float" office:value="75.620003" calcext:value-type="float">
            <text:p>75.620003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186.800003" calcext:value-type="float">
            <text:p>186.800003</text:p>
          </table:table-cell>
          <table:table-cell office:value-type="float" office:value="35.209999" calcext:value-type="float">
            <text:p>35.209999</text:p>
          </table:table-cell>
          <table:table-cell office:value-type="float" office:value="90.190002" calcext:value-type="float">
            <text:p>90.190002</text:p>
          </table:table-cell>
          <table:table-cell office:value-type="float" office:value="87" calcext:value-type="float">
            <text:p>87</text:p>
          </table:table-cell>
          <table:table-cell office:value-type="float" office:value="23.690001" calcext:value-type="float">
            <text:p>23.690001</text:p>
          </table:table-cell>
          <table:table-cell office:value-type="float" office:value="53.459999" calcext:value-type="float">
            <text:p>53.459999</text:p>
          </table:table-cell>
          <table:table-cell office:value-type="float" office:value="44.75" calcext:value-type="float">
            <text:p>44.75</text:p>
          </table:table-cell>
          <table:table-cell office:value-type="float" office:value="752" calcext:value-type="float">
            <text:p>752</text:p>
          </table:table-cell>
          <table:table-cell office:value-type="float" office:value="674.140015" calcext:value-type="float">
            <text:p>674.140015</text:p>
          </table:table-cell>
          <table:table-cell office:value-type="float" office:value="147.490005" calcext:value-type="float">
            <text:p>147.490005</text:p>
          </table:table-cell>
          <table:table-cell office:value-type="float" office:value="101.809998" calcext:value-type="float">
            <text:p>101.809998</text:p>
          </table:table-cell>
          <table:table-cell office:value-type="float" office:value="60.560001" calcext:value-type="float">
            <text:p>60.560001</text:p>
          </table:table-cell>
        </table:table-row>
        <table:table-row table:style-name="ro1">
          <table:table-cell office:value-type="float" office:value="76.529999" calcext:value-type="float">
            <text:p>76.529999</text:p>
          </table:table-cell>
          <table:table-cell office:value-type="float" office:value="43.32" calcext:value-type="float">
            <text:p>43.32</text:p>
          </table:table-cell>
          <table:table-cell office:value-type="float" office:value="187.759995" calcext:value-type="float">
            <text:p>187.759995</text:p>
          </table:table-cell>
          <table:table-cell office:value-type="float" office:value="36.119999" calcext:value-type="float">
            <text:p>36.119999</text:p>
          </table:table-cell>
          <table:table-cell office:value-type="float" office:value="90.709999" calcext:value-type="float">
            <text:p>90.709999</text:p>
          </table:table-cell>
          <table:table-cell office:value-type="float" office:value="86.68" calcext:value-type="float">
            <text:p>86.68</text:p>
          </table:table-cell>
          <table:table-cell office:value-type="float" office:value="24.299999" calcext:value-type="float">
            <text:p>24.299999</text:p>
          </table:table-cell>
          <table:table-cell office:value-type="float" office:value="54.990002" calcext:value-type="float">
            <text:p>54.990002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748.140015" calcext:value-type="float">
            <text:p>748.140015</text:p>
          </table:table-cell>
          <table:table-cell office:value-type="float" office:value="675" calcext:value-type="float">
            <text:p>675</text:p>
          </table:table-cell>
          <table:table-cell office:value-type="float" office:value="149.039993" calcext:value-type="float">
            <text:p>149.039993</text:p>
          </table:table-cell>
          <table:table-cell office:value-type="float" office:value="102.169998" calcext:value-type="float">
            <text:p>102.169998</text:p>
          </table:table-cell>
          <table:table-cell office:value-type="float" office:value="61.099998" calcext:value-type="float">
            <text:p>61.099998</text:p>
          </table:table-cell>
        </table:table-row>
        <table:table-row table:style-name="ro1">
          <table:table-cell office:value-type="float" office:value="75.889999" calcext:value-type="float">
            <text:p>75.889999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188.070007" calcext:value-type="float">
            <text:p>188.070007</text:p>
          </table:table-cell>
          <table:table-cell office:value-type="float" office:value="36.869999" calcext:value-type="float">
            <text:p>36.869999</text:p>
          </table:table-cell>
          <table:table-cell office:value-type="float" office:value="90.25" calcext:value-type="float">
            <text:p>90.25</text:p>
          </table:table-cell>
          <table:table-cell office:value-type="float" office:value="86.410004" calcext:value-type="float">
            <text:p>86.410004</text:p>
          </table:table-cell>
          <table:table-cell office:value-type="float" office:value="23.98" calcext:value-type="float">
            <text:p>23.98</text:p>
          </table:table-cell>
          <table:table-cell office:value-type="float" office:value="53.830002" calcext:value-type="float">
            <text:p>53.830002</text:p>
          </table:table-cell>
          <table:table-cell office:value-type="float" office:value="44.84" calcext:value-type="float">
            <text:p>44.84</text:p>
          </table:table-cell>
          <table:table-cell office:value-type="float" office:value="748.460022" calcext:value-type="float">
            <text:p>748.460022</text:p>
          </table:table-cell>
          <table:table-cell office:value-type="float" office:value="680.799988" calcext:value-type="float">
            <text:p>680.799988</text:p>
          </table:table-cell>
          <table:table-cell office:value-type="float" office:value="147.5" calcext:value-type="float">
            <text:p>147.5</text:p>
          </table:table-cell>
          <table:table-cell office:value-type="float" office:value="102.279999" calcext:value-type="float">
            <text:p>102.279999</text:p>
          </table:table-cell>
          <table:table-cell office:value-type="float" office:value="60.169998" calcext:value-type="float">
            <text:p>60.169998</text:p>
          </table:table-cell>
        </table:table-row>
        <table:table-row table:style-name="ro1">
          <table:table-cell office:value-type="float" office:value="75.580002" calcext:value-type="float">
            <text:p>75.580002</text:p>
          </table:table-cell>
          <table:table-cell office:value-type="float" office:value="43.119999" calcext:value-type="float">
            <text:p>43.119999</text:p>
          </table:table-cell>
          <table:table-cell office:value-type="float" office:value="188.919998" calcext:value-type="float">
            <text:p>188.919998</text:p>
          </table:table-cell>
          <table:table-cell office:value-type="float" office:value="37.689999" calcext:value-type="float">
            <text:p>37.689999</text:p>
          </table:table-cell>
          <table:table-cell office:value-type="float" office:value="90.639999" calcext:value-type="float">
            <text:p>90.639999</text:p>
          </table:table-cell>
          <table:table-cell office:value-type="float" office:value="86.18" calcext:value-type="float">
            <text:p>86.18</text:p>
          </table:table-cell>
          <table:table-cell office:value-type="float" office:value="23.82" calcext:value-type="float">
            <text:p>23.82</text:p>
          </table:table-cell>
          <table:table-cell office:value-type="float" office:value="53.509998" calcext:value-type="float">
            <text:p>53.509998</text:p>
          </table:table-cell>
          <table:table-cell office:value-type="float" office:value="45.25" calcext:value-type="float">
            <text:p>45.25</text:p>
          </table:table-cell>
          <table:table-cell office:value-type="float" office:value="748.809998" calcext:value-type="float">
            <text:p>748.809998</text:p>
          </table:table-cell>
          <table:table-cell office:value-type="float" office:value="675.900024" calcext:value-type="float">
            <text:p>675.900024</text:p>
          </table:table-cell>
          <table:table-cell office:value-type="float" office:value="146.970001" calcext:value-type="float">
            <text:p>146.970001</text:p>
          </table:table-cell>
          <table:table-cell office:value-type="float" office:value="102.480003" calcext:value-type="float">
            <text:p>102.480003</text:p>
          </table:table-cell>
          <table:table-cell office:value-type="float" office:value="59.959999" calcext:value-type="float">
            <text:p>59.959999</text:p>
          </table:table-cell>
        </table:table-row>
        <table:table-row table:style-name="ro1">
          <table:table-cell office:value-type="float" office:value="74.870003" calcext:value-type="float">
            <text:p>74.870003</text:p>
          </table:table-cell>
          <table:table-cell office:value-type="float" office:value="42.73" calcext:value-type="float">
            <text:p>42.73</text:p>
          </table:table-cell>
          <table:table-cell office:value-type="float" office:value="187.089996" calcext:value-type="float">
            <text:p>187.089996</text:p>
          </table:table-cell>
          <table:table-cell office:value-type="float" office:value="37.814999" calcext:value-type="float">
            <text:p>37.814999</text:p>
          </table:table-cell>
          <table:table-cell office:value-type="float" office:value="90.970001" calcext:value-type="float">
            <text:p>90.970001</text:p>
          </table:table-cell>
          <table:table-cell office:value-type="float" office:value="86.18" calcext:value-type="float">
            <text:p>86.18</text:p>
          </table:table-cell>
          <table:table-cell office:value-type="float" office:value="23.6" calcext:value-type="float">
            <text:p>23.6</text:p>
          </table:table-cell>
          <table:table-cell office:value-type="float" office:value="54.459999" calcext:value-type="float">
            <text:p>54.459999</text:p>
          </table:table-cell>
          <table:table-cell office:value-type="float" office:value="45.509998" calcext:value-type="float">
            <text:p>45.509998</text:p>
          </table:table-cell>
          <table:table-cell office:value-type="float" office:value="747.109985" calcext:value-type="float">
            <text:p>747.109985</text:p>
          </table:table-cell>
          <table:table-cell office:value-type="float" office:value="673.75" calcext:value-type="float">
            <text:p>673.75</text:p>
          </table:table-cell>
          <table:table-cell office:value-type="float" office:value="146.539993" calcext:value-type="float">
            <text:p>146.539993</text:p>
          </table:table-cell>
          <table:table-cell office:value-type="float" office:value="101.730003" calcext:value-type="float">
            <text:p>101.730003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float" office:value="75.730003" calcext:value-type="float">
            <text:p>75.730003</text:p>
          </table:table-cell>
          <table:table-cell office:value-type="float" office:value="42.830002" calcext:value-type="float">
            <text:p>42.830002</text:p>
          </table:table-cell>
          <table:table-cell office:value-type="float" office:value="186.919998" calcext:value-type="float">
            <text:p>186.919998</text:p>
          </table:table-cell>
          <table:table-cell office:value-type="float" office:value="37.724998" calcext:value-type="float">
            <text:p>37.724998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87.07" calcext:value-type="float">
            <text:p>87.07</text:p>
          </table:table-cell>
          <table:table-cell office:value-type="float" office:value="22.18" calcext:value-type="float">
            <text:p>22.18</text:p>
          </table:table-cell>
          <table:table-cell office:value-type="float" office:value="54.209999" calcext:value-type="float">
            <text:p>54.209999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768.900024" calcext:value-type="float">
            <text:p>768.900024</text:p>
          </table:table-cell>
          <table:table-cell office:value-type="float" office:value="681" calcext:value-type="float">
            <text:p>681</text:p>
          </table:table-cell>
          <table:table-cell office:value-type="float" office:value="147.550003" calcext:value-type="float">
            <text:p>147.550003</text:p>
          </table:table-cell>
          <table:table-cell office:value-type="float" office:value="102.5" calcext:value-type="float">
            <text:p>102.5</text:p>
          </table:table-cell>
          <table:table-cell office:value-type="float" office:value="59.169998" calcext:value-type="float">
            <text:p>59.169998</text:p>
          </table:table-cell>
        </table:table-row>
        <table:table-row table:style-name="ro1">
          <table:table-cell office:value-type="float" office:value="75.830002" calcext:value-type="float">
            <text:p>75.830002</text:p>
          </table:table-cell>
          <table:table-cell office:value-type="float" office:value="42.73" calcext:value-type="float">
            <text:p>42.73</text:p>
          </table:table-cell>
          <table:table-cell office:value-type="float" office:value="185.970001" calcext:value-type="float">
            <text:p>185.970001</text:p>
          </table:table-cell>
          <table:table-cell office:value-type="float" office:value="37.814999" calcext:value-type="float">
            <text:p>37.814999</text:p>
          </table:table-cell>
          <table:table-cell office:value-type="float" office:value="90.809998" calcext:value-type="float">
            <text:p>90.809998</text:p>
          </table:table-cell>
          <table:table-cell office:value-type="float" office:value="85.699997" calcext:value-type="float">
            <text:p>85.699997</text:p>
          </table:table-cell>
          <table:table-cell office:value-type="float" office:value="20.610001" calcext:value-type="float">
            <text:p>20.610001</text:p>
          </table:table-cell>
          <table:table-cell office:value-type="float" office:value="52.810001" calcext:value-type="float">
            <text:p>52.810001</text:p>
          </table:table-cell>
          <table:table-cell office:value-type="float" office:value="44.880001" calcext:value-type="float">
            <text:p>44.880001</text:p>
          </table:table-cell>
          <table:table-cell office:value-type="float" office:value="766.01001" calcext:value-type="float">
            <text:p>766.01001</text:p>
          </table:table-cell>
          <table:table-cell office:value-type="float" office:value="679.440002" calcext:value-type="float">
            <text:p>679.440002</text:p>
          </table:table-cell>
          <table:table-cell office:value-type="float" office:value="147.050003" calcext:value-type="float">
            <text:p>147.050003</text:p>
          </table:table-cell>
          <table:table-cell office:value-type="float" office:value="102.269997" calcext:value-type="float">
            <text:p>102.269997</text:p>
          </table:table-cell>
          <table:table-cell office:value-type="float" office:value="57.709999" calcext:value-type="float">
            <text:p>57.709999</text:p>
          </table:table-cell>
        </table:table-row>
        <table:table-row table:style-name="ro1">
          <table:table-cell office:value-type="float" office:value="75.980003" calcext:value-type="float">
            <text:p>75.980003</text:p>
          </table:table-cell>
          <table:table-cell office:value-type="float" office:value="42.580002" calcext:value-type="float">
            <text:p>42.580002</text:p>
          </table:table-cell>
          <table:table-cell office:value-type="float" office:value="183.479996" calcext:value-type="float">
            <text:p>183.479996</text:p>
          </table:table-cell>
          <table:table-cell office:value-type="float" office:value="37.945" calcext:value-type="float">
            <text:p>37.945</text:p>
          </table:table-cell>
          <table:table-cell office:value-type="float" office:value="87.900002" calcext:value-type="float">
            <text:p>87.900002</text:p>
          </table:table-cell>
          <table:table-cell office:value-type="float" office:value="85.059998" calcext:value-type="float">
            <text:p>85.059998</text:p>
          </table:table-cell>
          <table:table-cell office:value-type="float" office:value="18.91" calcext:value-type="float">
            <text:p>18.91</text:p>
          </table:table-cell>
          <table:table-cell office:value-type="float" office:value="50.84" calcext:value-type="float">
            <text:p>50.84</text:p>
          </table:table-cell>
          <table:table-cell office:value-type="float" office:value="44.740002" calcext:value-type="float">
            <text:p>44.740002</text:p>
          </table:table-cell>
          <table:table-cell office:value-type="float" office:value="753.099976" calcext:value-type="float">
            <text:p>753.099976</text:p>
          </table:table-cell>
          <table:table-cell office:value-type="float" office:value="666" calcext:value-type="float">
            <text:p>666</text:p>
          </table:table-cell>
          <table:table-cell office:value-type="float" office:value="146.350006" calcext:value-type="float">
            <text:p>146.350006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77.540001" calcext:value-type="float">
            <text:p>77.540001</text:p>
          </table:table-cell>
          <table:table-cell office:value-type="float" office:value="43.310001" calcext:value-type="float">
            <text:p>43.310001</text:p>
          </table:table-cell>
          <table:table-cell office:value-type="float" office:value="187.970001" calcext:value-type="float">
            <text:p>187.970001</text:p>
          </table:table-cell>
          <table:table-cell office:value-type="float" office:value="38.799999" calcext:value-type="float">
            <text:p>38.799999</text:p>
          </table:table-cell>
          <table:table-cell office:value-type="float" office:value="87.480003" calcext:value-type="float">
            <text:p>87.480003</text:p>
          </table:table-cell>
          <table:table-cell office:value-type="float" office:value="85.080002" calcext:value-type="float">
            <text:p>85.080002</text:p>
          </table:table-cell>
          <table:table-cell office:value-type="float" office:value="15.66" calcext:value-type="float">
            <text:p>15.66</text:p>
          </table:table-cell>
          <table:table-cell office:value-type="float" office:value="49.73" calcext:value-type="float">
            <text:p>49.73</text:p>
          </table:table-cell>
          <table:table-cell office:value-type="float" office:value="45.459999" calcext:value-type="float">
            <text:p>45.459999</text:p>
          </table:table-cell>
          <table:table-cell office:value-type="float" office:value="767.77002" calcext:value-type="float">
            <text:p>767.77002</text:p>
          </table:table-cell>
          <table:table-cell office:value-type="float" office:value="674.73999" calcext:value-type="float">
            <text:p>674.73999</text:p>
          </table:table-cell>
          <table:table-cell office:value-type="float" office:value="148.300003" calcext:value-type="float">
            <text:p>148.300003</text:p>
          </table:table-cell>
          <table:table-cell office:value-type="float" office:value="102.610001" calcext:value-type="float">
            <text:p>102.610001</text:p>
          </table:table-cell>
          <table:table-cell office:value-type="float" office:value="57.900002" calcext:value-type="float">
            <text:p>57.900002</text:p>
          </table:table-cell>
        </table:table-row>
        <table:table-row table:style-name="ro1">
          <table:table-cell office:value-type="float" office:value="77.68" calcext:value-type="float">
            <text:p>77.68</text:p>
          </table:table-cell>
          <table:table-cell office:value-type="float" office:value="43.049999" calcext:value-type="float">
            <text:p>43.049999</text:p>
          </table:table-cell>
          <table:table-cell office:value-type="float" office:value="186.559998" calcext:value-type="float">
            <text:p>186.559998</text:p>
          </table:table-cell>
          <table:table-cell office:value-type="float" office:value="38.5" calcext:value-type="float">
            <text:p>38.5</text:p>
          </table:table-cell>
          <table:table-cell office:value-type="float" office:value="85.809998" calcext:value-type="float">
            <text:p>85.809998</text:p>
          </table:table-cell>
          <table:table-cell office:value-type="float" office:value="86.110001" calcext:value-type="float">
            <text:p>86.110001</text:p>
          </table:table-cell>
          <table:table-cell office:value-type="float" office:value="15.29" calcext:value-type="float">
            <text:p>15.29</text:p>
          </table:table-cell>
          <table:table-cell office:value-type="float" office:value="47.650002" calcext:value-type="float">
            <text:p>47.650002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757.890015" calcext:value-type="float">
            <text:p>757.890015</text:p>
          </table:table-cell>
          <table:table-cell office:value-type="float" office:value="663.130005" calcext:value-type="float">
            <text:p>663.130005</text:p>
          </table:table-cell>
          <table:table-cell office:value-type="float" office:value="146.820007" calcext:value-type="float">
            <text:p>146.820007</text:p>
          </table:table-cell>
          <table:table-cell office:value-type="float" office:value="102.980003" calcext:value-type="float">
            <text:p>102.980003</text:p>
          </table:table-cell>
          <table:table-cell office:value-type="float" office:value="55.560001" calcext:value-type="float">
            <text:p>55.560001</text:p>
          </table:table-cell>
        </table:table-row>
        <table:table-row table:style-name="ro1">
          <table:table-cell office:value-type="float" office:value="77.599998" calcext:value-type="float">
            <text:p>77.599998</text:p>
          </table:table-cell>
          <table:table-cell office:value-type="float" office:value="42.779999" calcext:value-type="float">
            <text:p>42.779999</text:p>
          </table:table-cell>
          <table:table-cell office:value-type="float" office:value="187.160004" calcext:value-type="float">
            <text:p>187.160004</text:p>
          </table:table-cell>
          <table:table-cell office:value-type="float" office:value="38.98" calcext:value-type="float">
            <text:p>38.98</text:p>
          </table:table-cell>
          <table:table-cell office:value-type="float" office:value="86.669998" calcext:value-type="float">
            <text:p>86.669998</text:p>
          </table:table-cell>
          <table:table-cell office:value-type="float" office:value="85.480003" calcext:value-type="float">
            <text:p>85.480003</text:p>
          </table:table-cell>
          <table:table-cell office:value-type="float" office:value="15.72" calcext:value-type="float">
            <text:p>15.72</text:p>
          </table:table-cell>
          <table:table-cell office:value-type="float" office:value="48.349998" calcext:value-type="float">
            <text:p>48.349998</text:p>
          </table:table-cell>
          <table:table-cell office:value-type="float" office:value="45.580002" calcext:value-type="float">
            <text:p>45.580002</text:p>
          </table:table-cell>
          <table:table-cell office:value-type="float" office:value="759.169983" calcext:value-type="float">
            <text:p>759.169983</text:p>
          </table:table-cell>
          <table:table-cell office:value-type="float" office:value="678" calcext:value-type="float">
            <text:p>678</text:p>
          </table:table-cell>
          <table:table-cell office:value-type="float" office:value="144.600006" calcext:value-type="float">
            <text:p>144.600006</text:p>
          </table:table-cell>
          <table:table-cell office:value-type="float" office:value="102.139999" calcext:value-type="float">
            <text:p>102.139999</text:p>
          </table:table-cell>
          <table:table-cell office:value-type="float" office:value="56.279999" calcext:value-type="float">
            <text:p>56.279999</text:p>
          </table:table-cell>
        </table:table-row>
        <table:table-row table:style-name="ro1">
          <table:table-cell office:value-type="float" office:value="77.910004" calcext:value-type="float">
            <text:p>77.910004</text:p>
          </table:table-cell>
          <table:table-cell office:value-type="float" office:value="42.73" calcext:value-type="float">
            <text:p>42.73</text:p>
          </table:table-cell>
          <table:table-cell office:value-type="float" office:value="186.729996" calcext:value-type="float">
            <text:p>186.729996</text:p>
          </table:table-cell>
          <table:table-cell office:value-type="float" office:value="38.540001" calcext:value-type="float">
            <text:p>38.540001</text:p>
          </table:table-cell>
          <table:table-cell office:value-type="float" office:value="88" calcext:value-type="float">
            <text:p>88</text:p>
          </table:table-cell>
          <table:table-cell office:value-type="float" office:value="85.32" calcext:value-type="float">
            <text:p>85.32</text:p>
          </table:table-cell>
          <table:table-cell office:value-type="float" office:value="16.549999" calcext:value-type="float">
            <text:p>16.549999</text:p>
          </table:table-cell>
          <table:table-cell office:value-type="float" office:value="48.23" calcext:value-type="float">
            <text:p>48.23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752.849976" calcext:value-type="float">
            <text:p>752.849976</text:p>
          </table:table-cell>
          <table:table-cell office:value-type="float" office:value="665.590027" calcext:value-type="float">
            <text:p>665.590027</text:p>
          </table:table-cell>
          <table:table-cell office:value-type="float" office:value="144.619995" calcext:value-type="float">
            <text:p>144.619995</text:p>
          </table:table-cell>
          <table:table-cell office:value-type="float" office:value="102.300003" calcext:value-type="float">
            <text:p>102.30000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.510002" calcext:value-type="float">
            <text:p>77.510002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185.600006" calcext:value-type="float">
            <text:p>185.600006</text:p>
          </table:table-cell>
          <table:table-cell office:value-type="float" office:value="38.224998" calcext:value-type="float">
            <text:p>38.224998</text:p>
          </table:table-cell>
          <table:table-cell office:value-type="float" office:value="87.849998" calcext:value-type="float">
            <text:p>87.849998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16.48" calcext:value-type="float">
            <text:p>16.48</text:p>
          </table:table-cell>
          <table:table-cell office:value-type="float" office:value="48.25" calcext:value-type="float">
            <text:p>48.25</text:p>
          </table:table-cell>
          <table:table-cell office:value-type="float" office:value="45.32" calcext:value-type="float">
            <text:p>45.32</text:p>
          </table:table-cell>
          <table:table-cell office:value-type="float" office:value="741.159973" calcext:value-type="float">
            <text:p>741.159973</text:p>
          </table:table-cell>
          <table:table-cell office:value-type="float" office:value="651.22998" calcext:value-type="float">
            <text:p>651.22998</text:p>
          </table:table-cell>
          <table:table-cell office:value-type="float" office:value="145" calcext:value-type="float">
            <text:p>145</text:p>
          </table:table-cell>
          <table:table-cell office:value-type="float" office:value="102.370003" calcext:value-type="float">
            <text:p>102.370003</text:p>
          </table:table-cell>
          <table:table-cell office:value-type="float" office:value="55.779999" calcext:value-type="float">
            <text:p>55.779999</text:p>
          </table:table-cell>
        </table:table-row>
        <table:table-row table:style-name="ro1">
          <table:table-cell office:value-type="float" office:value="77.629997" calcext:value-type="float">
            <text:p>77.629997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186.619995" calcext:value-type="float">
            <text:p>186.619995</text:p>
          </table:table-cell>
          <table:table-cell office:value-type="float" office:value="38.259998" calcext:value-type="float">
            <text:p>38.259998</text:p>
          </table:table-cell>
          <table:table-cell office:value-type="float" office:value="86.300003" calcext:value-type="float">
            <text:p>86.300003</text:p>
          </table:table-cell>
          <table:table-cell office:value-type="float" office:value="84.800003" calcext:value-type="float">
            <text:p>84.800003</text:p>
          </table:table-cell>
          <table:table-cell office:value-type="float" office:value="16.309999" calcext:value-type="float">
            <text:p>16.309999</text:p>
          </table:table-cell>
          <table:table-cell office:value-type="float" office:value="47.580002" calcext:value-type="float">
            <text:p>47.580002</text:p>
          </table:table-cell>
          <table:table-cell office:value-type="float" office:value="44.84" calcext:value-type="float">
            <text:p>44.84</text:p>
          </table:table-cell>
          <table:table-cell office:value-type="float" office:value="741.789978" calcext:value-type="float">
            <text:p>741.789978</text:p>
          </table:table-cell>
          <table:table-cell office:value-type="float" office:value="641.75" calcext:value-type="float">
            <text:p>641.75</text:p>
          </table:table-cell>
          <table:table-cell office:value-type="float" office:value="144.5" calcext:value-type="float">
            <text:p>144.5</text:p>
          </table:table-cell>
          <table:table-cell office:value-type="float" office:value="101.650002" calcext:value-type="float">
            <text:p>101.650002</text:p>
          </table:table-cell>
          <table:table-cell office:value-type="float" office:value="53.709999" calcext:value-type="float">
            <text:p>53.709999</text:p>
          </table:table-cell>
        </table:table-row>
        <table:table-row table:style-name="ro1">
          <table:table-cell office:value-type="float" office:value="78.709999" calcext:value-type="float">
            <text:p>78.709999</text:p>
          </table:table-cell>
          <table:table-cell office:value-type="float" office:value="42.84" calcext:value-type="float">
            <text:p>42.84</text:p>
          </table:table-cell>
          <table:table-cell office:value-type="float" office:value="188.029999" calcext:value-type="float">
            <text:p>188.029999</text:p>
          </table:table-cell>
          <table:table-cell office:value-type="float" office:value="39.189999" calcext:value-type="float">
            <text:p>39.189999</text:p>
          </table:table-cell>
          <table:table-cell office:value-type="float" office:value="90.580002" calcext:value-type="float">
            <text:p>90.580002</text:p>
          </table:table-cell>
          <table:table-cell office:value-type="float" office:value="85.779999" calcext:value-type="float">
            <text:p>85.779999</text:p>
          </table:table-cell>
          <table:table-cell office:value-type="float" office:value="16.1" calcext:value-type="float">
            <text:p>16.1</text:p>
          </table:table-cell>
          <table:table-cell office:value-type="float" office:value="50.349998" calcext:value-type="float">
            <text:p>50.349998</text:p>
          </table:table-cell>
          <table:table-cell office:value-type="float" office:value="45.52" calcext:value-type="float">
            <text:p>45.52</text:p>
          </table:table-cell>
          <table:table-cell office:value-type="float" office:value="753" calcext:value-type="float">
            <text:p>753</text:p>
          </table:table-cell>
          <table:table-cell office:value-type="float" office:value="665.030029" calcext:value-type="float">
            <text:p>665.030029</text:p>
          </table:table-cell>
          <table:table-cell office:value-type="float" office:value="145.660004" calcext:value-type="float">
            <text:p>145.660004</text:p>
          </table:table-cell>
          <table:table-cell office:value-type="float" office:value="102.650002" calcext:value-type="float">
            <text:p>102.650002</text:p>
          </table:table-cell>
          <table:table-cell office:value-type="float" office:value="56.150002" calcext:value-type="float">
            <text:p>56.150002</text:p>
          </table:table-cell>
        </table:table-row>
        <table:table-row table:style-name="ro1">
          <table:table-cell office:value-type="float" office:value="79.980003" calcext:value-type="float">
            <text:p>79.980003</text:p>
          </table:table-cell>
          <table:table-cell office:value-type="float" office:value="43.25" calcext:value-type="float">
            <text:p>43.25</text:p>
          </table:table-cell>
          <table:table-cell office:value-type="float" office:value="189.789993" calcext:value-type="float">
            <text:p>189.789993</text:p>
          </table:table-cell>
          <table:table-cell office:value-type="float" office:value="39.360001" calcext:value-type="float">
            <text:p>39.360001</text:p>
          </table:table-cell>
          <table:table-cell office:value-type="float" office:value="92.580002" calcext:value-type="float">
            <text:p>92.580002</text:p>
          </table:table-cell>
          <table:table-cell office:value-type="float" office:value="85.160004" calcext:value-type="float">
            <text:p>85.160004</text:p>
          </table:table-cell>
          <table:table-cell office:value-type="float" office:value="15.73" calcext:value-type="float">
            <text:p>15.73</text:p>
          </table:table-cell>
          <table:table-cell office:value-type="float" office:value="50.299999" calcext:value-type="float">
            <text:p>50.299999</text:p>
          </table:table-cell>
          <table:table-cell office:value-type="float" office:value="45.93" calcext:value-type="float">
            <text:p>45.93</text:p>
          </table:table-cell>
          <table:table-cell office:value-type="float" office:value="750" calcext:value-type="float">
            <text:p>750</text:p>
          </table:table-cell>
          <table:table-cell office:value-type="float" office:value="663.559998" calcext:value-type="float">
            <text:p>663.559998</text:p>
          </table:table-cell>
          <table:table-cell office:value-type="float" office:value="147.979996" calcext:value-type="float">
            <text:p>147.979996</text:p>
          </table:table-cell>
          <table:table-cell office:value-type="float" office:value="104.639999" calcext:value-type="float">
            <text:p>104.639999</text:p>
          </table:table-cell>
          <table:table-cell office:value-type="float" office:value="56.669998" calcext:value-type="float">
            <text:p>56.669998</text:p>
          </table:table-cell>
        </table:table-row>
        <table:table-row table:style-name="ro1">
          <table:table-cell office:value-type="float" office:value="80.980003" calcext:value-type="float">
            <text:p>80.980003</text:p>
          </table:table-cell>
          <table:table-cell office:value-type="float" office:value="43.810001" calcext:value-type="float">
            <text:p>43.810001</text:p>
          </table:table-cell>
          <table:table-cell office:value-type="float" office:value="189.910004" calcext:value-type="float">
            <text:p>189.910004</text:p>
          </table:table-cell>
          <table:table-cell office:value-type="float" office:value="39.869999" calcext:value-type="float">
            <text:p>39.869999</text:p>
          </table:table-cell>
          <table:table-cell office:value-type="float" office:value="93.5" calcext:value-type="float">
            <text:p>93.5</text:p>
          </table:table-cell>
          <table:table-cell office:value-type="float" office:value="86.220001" calcext:value-type="float">
            <text:p>86.220001</text:p>
          </table:table-cell>
          <table:table-cell office:value-type="float" office:value="15.86" calcext:value-type="float">
            <text:p>15.86</text:p>
          </table:table-cell>
          <table:table-cell office:value-type="float" office:value="49.369999" calcext:value-type="float">
            <text:p>49.369999</text:p>
          </table:table-cell>
          <table:table-cell office:value-type="float" office:value="46.490002" calcext:value-type="float">
            <text:p>46.490002</text:p>
          </table:table-cell>
          <table:table-cell office:value-type="float" office:value="762.419983" calcext:value-type="float">
            <text:p>762.419983</text:p>
          </table:table-cell>
          <table:table-cell office:value-type="float" office:value="680" calcext:value-type="float">
            <text:p>680</text:p>
          </table:table-cell>
          <table:table-cell office:value-type="float" office:value="148.850006" calcext:value-type="float">
            <text:p>148.850006</text:p>
          </table:table-cell>
          <table:table-cell office:value-type="float" office:value="105.160004" calcext:value-type="float">
            <text:p>105.160004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79.949997" calcext:value-type="float">
            <text:p>79.949997</text:p>
          </table:table-cell>
          <table:table-cell office:value-type="float" office:value="43.360001" calcext:value-type="float">
            <text:p>43.360001</text:p>
          </table:table-cell>
          <table:table-cell office:value-type="float" office:value="187.509995" calcext:value-type="float">
            <text:p>187.509995</text:p>
          </table:table-cell>
          <table:table-cell office:value-type="float" office:value="39.514999" calcext:value-type="float">
            <text:p>39.514999</text:p>
          </table:table-cell>
          <table:table-cell office:value-type="float" office:value="90.059998" calcext:value-type="float">
            <text:p>90.059998</text:p>
          </table:table-cell>
          <table:table-cell office:value-type="float" office:value="85.43" calcext:value-type="float">
            <text:p>85.43</text:p>
          </table:table-cell>
          <table:table-cell office:value-type="float" office:value="15.37" calcext:value-type="float">
            <text:p>15.37</text:p>
          </table:table-cell>
          <table:table-cell office:value-type="float" office:value="47.049999" calcext:value-type="float">
            <text:p>47.049999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746.51001" calcext:value-type="float">
            <text:p>746.51001</text:p>
          </table:table-cell>
          <table:table-cell office:value-type="float" office:value="668.650024" calcext:value-type="float">
            <text:p>668.650024</text:p>
          </table:table-cell>
          <table:table-cell office:value-type="float" office:value="144.410004" calcext:value-type="float">
            <text:p>144.410004</text:p>
          </table:table-cell>
          <table:table-cell office:value-type="float" office:value="103.080002" calcext:value-type="float">
            <text:p>103.080002</text:p>
          </table:table-cell>
          <table:table-cell office:value-type="float" office:value="55.900002" calcext:value-type="float">
            <text:p>55.900002</text:p>
          </table:table-cell>
        </table:table-row>
        <table:table-row table:style-name="ro1">
          <table:table-cell office:value-type="float" office:value="78.629997" calcext:value-type="float">
            <text:p>78.629997</text:p>
          </table:table-cell>
          <table:table-cell office:value-type="float" office:value="42.82" calcext:value-type="float">
            <text:p>42.82</text:p>
          </table:table-cell>
          <table:table-cell office:value-type="float" office:value="186" calcext:value-type="float">
            <text:p>186</text:p>
          </table:table-cell>
          <table:table-cell office:value-type="float" office:value="39.650002" calcext:value-type="float">
            <text:p>39.650002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85.330002" calcext:value-type="float">
            <text:p>85.330002</text:p>
          </table:table-cell>
          <table:table-cell office:value-type="float" office:value="15.07" calcext:value-type="float">
            <text:p>15.07</text:p>
          </table:table-cell>
          <table:table-cell office:value-type="float" office:value="46.029999" calcext:value-type="float">
            <text:p>46.029999</text:p>
          </table:table-cell>
          <table:table-cell office:value-type="float" office:value="45.73" calcext:value-type="float">
            <text:p>45.73</text:p>
          </table:table-cell>
          <table:table-cell office:value-type="float" office:value="746.130005" calcext:value-type="float">
            <text:p>746.130005</text:p>
          </table:table-cell>
          <table:table-cell office:value-type="float" office:value="668.5" calcext:value-type="float">
            <text:p>668.5</text:p>
          </table:table-cell>
          <table:table-cell office:value-type="float" office:value="140.210007" calcext:value-type="float">
            <text:p>140.210007</text:p>
          </table:table-cell>
          <table:table-cell office:value-type="float" office:value="102.339996" calcext:value-type="float">
            <text:p>102.3399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.160004" calcext:value-type="float">
            <text:p>79.160004</text:p>
          </table:table-cell>
          <table:table-cell office:value-type="float" office:value="42.860001" calcext:value-type="float">
            <text:p>42.860001</text:p>
          </table:table-cell>
          <table:table-cell office:value-type="float" office:value="189.919998" calcext:value-type="float">
            <text:p>189.919998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89.120003" calcext:value-type="float">
            <text:p>89.120003</text:p>
          </table:table-cell>
          <table:table-cell office:value-type="float" office:value="86.269997" calcext:value-type="float">
            <text:p>86.269997</text:p>
          </table:table-cell>
          <table:table-cell office:value-type="float" office:value="15.03" calcext:value-type="float">
            <text:p>15.03</text:p>
          </table:table-cell>
          <table:table-cell office:value-type="float" office:value="45.18" calcext:value-type="float">
            <text:p>45.18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751.650024" calcext:value-type="float">
            <text:p>751.650024</text:p>
          </table:table-cell>
          <table:table-cell office:value-type="float" office:value="666.830017" calcext:value-type="float">
            <text:p>666.830017</text:p>
          </table:table-cell>
          <table:table-cell office:value-type="float" office:value="141.720001" calcext:value-type="float">
            <text:p>141.720001</text:p>
          </table:table-cell>
          <table:table-cell office:value-type="float" office:value="101.910004" calcext:value-type="float">
            <text:p>101.910004</text:p>
          </table:table-cell>
          <table:table-cell office:value-type="float" office:value="56.540001" calcext:value-type="float">
            <text:p>56.540001</text:p>
          </table:table-cell>
        </table:table-row>
        <table:table-row table:style-name="ro1">
          <table:table-cell office:value-type="float" office:value="79.949997" calcext:value-type="float">
            <text:p>79.949997</text:p>
          </table:table-cell>
          <table:table-cell office:value-type="float" office:value="43.389999" calcext:value-type="float">
            <text:p>43.389999</text:p>
          </table:table-cell>
          <table:table-cell office:value-type="float" office:value="190.410004" calcext:value-type="float">
            <text:p>190.410004</text:p>
          </table:table-cell>
          <table:table-cell office:value-type="float" office:value="40.330002" calcext:value-type="float">
            <text:p>40.330002</text:p>
          </table:table-cell>
          <table:table-cell office:value-type="float" office:value="92.199997" calcext:value-type="float">
            <text:p>92.199997</text:p>
          </table:table-cell>
          <table:table-cell office:value-type="float" office:value="87.230003" calcext:value-type="float">
            <text:p>87.230003</text:p>
          </table:table-cell>
          <table:table-cell office:value-type="float" office:value="15.57" calcext:value-type="float">
            <text:p>15.57</text:p>
          </table:table-cell>
          <table:table-cell office:value-type="float" office:value="47.290001" calcext:value-type="float">
            <text:p>47.290001</text:p>
          </table:table-cell>
          <table:table-cell office:value-type="float" office:value="46.509998" calcext:value-type="float">
            <text:p>46.509998</text:p>
          </table:table-cell>
          <table:table-cell office:value-type="float" office:value="753.469971" calcext:value-type="float">
            <text:p>753.469971</text:p>
          </table:table-cell>
          <table:table-cell office:value-type="float" office:value="666.5" calcext:value-type="float">
            <text:p>666.5</text:p>
          </table:table-cell>
          <table:table-cell office:value-type="float" office:value="143.080002" calcext:value-type="float">
            <text:p>143.080002</text:p>
          </table:table-cell>
          <table:table-cell office:value-type="float" office:value="103.110001" calcext:value-type="float">
            <text:p>103.110001</text:p>
          </table:table-cell>
          <table:table-cell office:value-type="float" office:value="57.880001" calcext:value-type="float">
            <text:p>57.880001</text:p>
          </table:table-cell>
        </table:table-row>
        <table:table-row table:style-name="ro1">
          <table:table-cell office:value-type="float" office:value="79.660004" calcext:value-type="float">
            <text:p>79.660004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189.399994" calcext:value-type="float">
            <text:p>189.399994</text:p>
          </table:table-cell>
          <table:table-cell office:value-type="float" office:value="39.93" calcext:value-type="float">
            <text:p>39.93</text:p>
          </table:table-cell>
          <table:table-cell office:value-type="float" office:value="93.949997" calcext:value-type="float">
            <text:p>93.949997</text:p>
          </table:table-cell>
          <table:table-cell office:value-type="float" office:value="87.150002" calcext:value-type="float">
            <text:p>87.150002</text:p>
          </table:table-cell>
          <table:table-cell office:value-type="float" office:value="16.360001" calcext:value-type="float">
            <text:p>16.360001</text:p>
          </table:table-cell>
          <table:table-cell office:value-type="float" office:value="49.040001" calcext:value-type="float">
            <text:p>49.040001</text:p>
          </table:table-cell>
          <table:table-cell office:value-type="float" office:value="46.91" calcext:value-type="float">
            <text:p>46.91</text:p>
          </table:table-cell>
          <table:table-cell office:value-type="float" office:value="749.549988" calcext:value-type="float">
            <text:p>749.549988</text:p>
          </table:table-cell>
          <table:table-cell office:value-type="float" office:value="663.349976" calcext:value-type="float">
            <text:p>663.349976</text:p>
          </table:table-cell>
          <table:table-cell office:value-type="float" office:value="143.600006" calcext:value-type="float">
            <text:p>143.600006</text:p>
          </table:table-cell>
          <table:table-cell office:value-type="float" office:value="103.120003" calcext:value-type="float">
            <text:p>103.120003</text:p>
          </table:table-cell>
          <table:table-cell office:value-type="float" office:value="58.380001" calcext:value-type="float">
            <text:p>58.380001</text:p>
          </table:table-cell>
        </table:table-row>
        <table:table-row table:style-name="ro1">
          <table:table-cell office:value-type="float" office:value="79.739998" calcext:value-type="float">
            <text:p>79.739998</text:p>
          </table:table-cell>
          <table:table-cell office:value-type="float" office:value="43.439999" calcext:value-type="float">
            <text:p>43.439999</text:p>
          </table:table-cell>
          <table:table-cell office:value-type="float" office:value="189.940002" calcext:value-type="float">
            <text:p>189.940002</text:p>
          </table:table-cell>
          <table:table-cell office:value-type="float" office:value="39.814999" calcext:value-type="float">
            <text:p>39.814999</text:p>
          </table:table-cell>
          <table:table-cell office:value-type="float" office:value="90.309998" calcext:value-type="float">
            <text:p>90.309998</text:p>
          </table:table-cell>
          <table:table-cell office:value-type="float" office:value="86.650002" calcext:value-type="float">
            <text:p>86.650002</text:p>
          </table:table-cell>
          <table:table-cell office:value-type="float" office:value="15.79" calcext:value-type="float">
            <text:p>15.79</text:p>
          </table:table-cell>
          <table:table-cell office:value-type="float" office:value="47.610001" calcext:value-type="float">
            <text:p>47.610001</text:p>
          </table:table-cell>
          <table:table-cell office:value-type="float" office:value="46.619999" calcext:value-type="float">
            <text:p>46.619999</text:p>
          </table:table-cell>
          <table:table-cell office:value-type="float" office:value="752.919983" calcext:value-type="float">
            <text:p>752.919983</text:p>
          </table:table-cell>
          <table:table-cell office:value-type="float" office:value="665.559998" calcext:value-type="float">
            <text:p>665.559998</text:p>
          </table:table-cell>
          <table:table-cell office:value-type="float" office:value="143.259995" calcext:value-type="float">
            <text:p>143.259995</text:p>
          </table:table-cell>
          <table:table-cell office:value-type="float" office:value="103.18" calcext:value-type="float">
            <text:p>103.18</text:p>
          </table:table-cell>
          <table:table-cell office:value-type="float" office:value="58.27" calcext:value-type="float">
            <text:p>58.27</text:p>
          </table:table-cell>
        </table:table-row>
        <table:table-row table:style-name="ro1">
          <table:table-cell office:value-type="float" office:value="80.220001" calcext:value-type="float">
            <text:p>80.220001</text:p>
          </table:table-cell>
          <table:table-cell office:value-type="float" office:value="43.540001" calcext:value-type="float">
            <text:p>43.540001</text:p>
          </table:table-cell>
          <table:table-cell office:value-type="float" office:value="190.820007" calcext:value-type="float">
            <text:p>190.820007</text:p>
          </table:table-cell>
          <table:table-cell office:value-type="float" office:value="40.125" calcext:value-type="float">
            <text:p>40.125</text:p>
          </table:table-cell>
          <table:table-cell office:value-type="float" office:value="91.889999" calcext:value-type="float">
            <text:p>91.889999</text:p>
          </table:table-cell>
          <table:table-cell office:value-type="float" office:value="87.519997" calcext:value-type="float">
            <text:p>87.519997</text:p>
          </table:table-cell>
          <table:table-cell office:value-type="float" office:value="15.47" calcext:value-type="float">
            <text:p>15.47</text:p>
          </table:table-cell>
          <table:table-cell office:value-type="float" office:value="48.23" calcext:value-type="float">
            <text:p>48.23</text:p>
          </table:table-cell>
          <table:table-cell office:value-type="float" office:value="46.98" calcext:value-type="float">
            <text:p>46.98</text:p>
          </table:table-cell>
          <table:table-cell office:value-type="float" office:value="766.690002" calcext:value-type="float">
            <text:p>766.690002</text:p>
          </table:table-cell>
          <table:table-cell office:value-type="float" office:value="677.97998" calcext:value-type="float">
            <text:p>677.97998</text:p>
          </table:table-cell>
          <table:table-cell office:value-type="float" office:value="145.059998" calcext:value-type="float">
            <text:p>145.059998</text:p>
          </table:table-cell>
          <table:table-cell office:value-type="float" office:value="103.339996" calcext:value-type="float">
            <text:p>103.339996</text:p>
          </table:table-cell>
          <table:table-cell office:value-type="float" office:value="59.02" calcext:value-type="float">
            <text:p>59.02</text:p>
          </table:table-cell>
        </table:table-row>
        <table:table-row table:style-name="ro1">
          <table:table-cell office:value-type="float" office:value="80.459999" calcext:value-type="float">
            <text:p>80.459999</text:p>
          </table:table-cell>
          <table:table-cell office:value-type="float" office:value="43.75" calcext:value-type="float">
            <text:p>43.75</text:p>
          </table:table-cell>
          <table:table-cell office:value-type="float" office:value="191.399994" calcext:value-type="float">
            <text:p>191.399994</text:p>
          </table:table-cell>
          <table:table-cell office:value-type="float" office:value="40.005001" calcext:value-type="float">
            <text:p>40.005001</text:p>
          </table:table-cell>
          <table:table-cell office:value-type="float" office:value="90.099998" calcext:value-type="float">
            <text:p>90.099998</text:p>
          </table:table-cell>
          <table:table-cell office:value-type="float" office:value="88.029999" calcext:value-type="float">
            <text:p>88.029999</text:p>
          </table:table-cell>
          <table:table-cell office:value-type="float" office:value="14.6" calcext:value-type="float">
            <text:p>14.6</text:p>
          </table:table-cell>
          <table:table-cell office:value-type="float" office:value="46.939999" calcext:value-type="float">
            <text:p>46.939999</text:p>
          </table:table-cell>
          <table:table-cell office:value-type="float" office:value="47.200001" calcext:value-type="float">
            <text:p>47.200001</text:p>
          </table:table-cell>
          <table:table-cell office:value-type="float" office:value="776.599976" calcext:value-type="float">
            <text:p>776.599976</text:p>
          </table:table-cell>
          <table:table-cell office:value-type="float" office:value="691.890015" calcext:value-type="float">
            <text:p>691.890015</text:p>
          </table:table-cell>
          <table:table-cell office:value-type="float" office:value="147.220001" calcext:value-type="float">
            <text:p>147.220001</text:p>
          </table:table-cell>
          <table:table-cell office:value-type="float" office:value="104.110001" calcext:value-type="float">
            <text:p>104.110001</text:p>
          </table:table-cell>
          <table:table-cell office:value-type="float" office:value="59.400002" calcext:value-type="float">
            <text:p>59.400002</text:p>
          </table:table-cell>
        </table:table-row>
        <table:table-row table:style-name="ro1">
          <table:table-cell office:value-type="float" office:value="79.910004" calcext:value-type="float">
            <text:p>79.910004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189.460007" calcext:value-type="float">
            <text:p>189.460007</text:p>
          </table:table-cell>
          <table:table-cell office:value-type="float" office:value="39.735001" calcext:value-type="float">
            <text:p>39.735001</text:p>
          </table:table-cell>
          <table:table-cell office:value-type="float" office:value="89.379997" calcext:value-type="float">
            <text:p>89.379997</text:p>
          </table:table-cell>
          <table:table-cell office:value-type="float" office:value="86.879997" calcext:value-type="float">
            <text:p>86.879997</text:p>
          </table:table-cell>
          <table:table-cell office:value-type="float" office:value="14.4" calcext:value-type="float">
            <text:p>14.4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46.52" calcext:value-type="float">
            <text:p>46.52</text:p>
          </table:table-cell>
          <table:table-cell office:value-type="float" office:value="769.5" calcext:value-type="float">
            <text:p>769.5</text:p>
          </table:table-cell>
          <table:table-cell office:value-type="float" office:value="686.080017" calcext:value-type="float">
            <text:p>686.080017</text:p>
          </table:table-cell>
          <table:table-cell office:value-type="float" office:value="145.960007" calcext:value-type="float">
            <text:p>145.960007</text:p>
          </table:table-cell>
          <table:table-cell office:value-type="float" office:value="103.370003" calcext:value-type="float">
            <text:p>103.370003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78.360001" calcext:value-type="float">
            <text:p>78.360001</text:p>
          </table:table-cell>
          <table:table-cell office:value-type="float" office:value="42.34" calcext:value-type="float">
            <text:p>42.34</text:p>
          </table:table-cell>
          <table:table-cell office:value-type="float" office:value="185.979996" calcext:value-type="float">
            <text:p>185.979996</text:p>
          </table:table-cell>
          <table:table-cell office:value-type="float" office:value="39.125" calcext:value-type="float">
            <text:p>39.125</text:p>
          </table:table-cell>
          <table:table-cell office:value-type="float" office:value="89.529999" calcext:value-type="float">
            <text:p>89.529999</text:p>
          </table:table-cell>
          <table:table-cell office:value-type="float" office:value="85.639999" calcext:value-type="float">
            <text:p>85.639999</text:p>
          </table:table-cell>
          <table:table-cell office:value-type="float" office:value="14.89" calcext:value-type="float">
            <text:p>14.89</text:p>
          </table:table-cell>
          <table:table-cell office:value-type="float" office:value="46.41" calcext:value-type="float">
            <text:p>46.41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743" calcext:value-type="float">
            <text:p>743</text:p>
          </table:table-cell>
          <table:table-cell office:value-type="float" office:value="656.289978" calcext:value-type="float">
            <text:p>656.289978</text:p>
          </table:table-cell>
          <table:table-cell office:value-type="float" office:value="141.380005" calcext:value-type="float">
            <text:p>141.380005</text:p>
          </table:table-cell>
          <table:table-cell office:value-type="float" office:value="101.709999" calcext:value-type="float">
            <text:p>101.709999</text:p>
          </table:table-cell>
          <table:table-cell office:value-type="float" office:value="58.060001" calcext:value-type="float">
            <text:p>58.060001</text:p>
          </table:table-cell>
        </table:table-row>
        <table:table-row table:style-name="ro1">
          <table:table-cell office:value-type="float" office:value="78.440002" calcext:value-type="float">
            <text:p>78.440002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187.850006" calcext:value-type="float">
            <text:p>187.850006</text:p>
          </table:table-cell>
          <table:table-cell office:value-type="float" office:value="39.275002" calcext:value-type="float">
            <text:p>39.275002</text:p>
          </table:table-cell>
          <table:table-cell office:value-type="float" office:value="89.050003" calcext:value-type="float">
            <text:p>89.050003</text:p>
          </table:table-cell>
          <table:table-cell office:value-type="float" office:value="85.529999" calcext:value-type="float">
            <text:p>85.529999</text:p>
          </table:table-cell>
          <table:table-cell office:value-type="float" office:value="15.35" calcext:value-type="float">
            <text:p>15.35</text:p>
          </table:table-cell>
          <table:table-cell office:value-type="float" office:value="46.669998" calcext:value-type="float">
            <text:p>46.669998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746.450012" calcext:value-type="float">
            <text:p>746.450012</text:p>
          </table:table-cell>
          <table:table-cell office:value-type="float" office:value="646.859985" calcext:value-type="float">
            <text:p>646.859985</text:p>
          </table:table-cell>
          <table:table-cell office:value-type="float" office:value="140.990005" calcext:value-type="float">
            <text:p>140.990005</text:p>
          </table:table-cell>
          <table:table-cell office:value-type="float" office:value="100.580002" calcext:value-type="float">
            <text:p>100.580002</text:p>
          </table:table-cell>
          <table:table-cell office:value-type="float" office:value="57.990002" calcext:value-type="float">
            <text:p>57.990002</text:p>
          </table:table-cell>
        </table:table-row>
        <table:table-row table:style-name="ro1">
          <table:table-cell office:value-type="float" office:value="77.669998" calcext:value-type="float">
            <text:p>77.669998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190.160004" calcext:value-type="float">
            <text:p>190.160004</text:p>
          </table:table-cell>
          <table:table-cell office:value-type="float" office:value="39.505001" calcext:value-type="float">
            <text:p>39.505001</text:p>
          </table:table-cell>
          <table:table-cell office:value-type="float" office:value="87.440002" calcext:value-type="float">
            <text:p>87.440002</text:p>
          </table:table-cell>
          <table:table-cell office:value-type="float" office:value="86.5" calcext:value-type="float">
            <text:p>86.5</text:p>
          </table:table-cell>
          <table:table-cell office:value-type="float" office:value="15.16" calcext:value-type="float">
            <text:p>15.16</text:p>
          </table:table-cell>
          <table:table-cell office:value-type="float" office:value="46.099998" calcext:value-type="float">
            <text:p>46.099998</text:p>
          </table:table-cell>
          <table:table-cell office:value-type="float" office:value="45.490002" calcext:value-type="float">
            <text:p>45.490002</text:p>
          </table:table-cell>
          <table:table-cell office:value-type="float" office:value="730" calcext:value-type="float">
            <text:p>730</text:p>
          </table:table-cell>
          <table:table-cell office:value-type="float" office:value="622" calcext:value-type="float">
            <text:p>622</text:p>
          </table:table-cell>
          <table:table-cell office:value-type="float" office:value="138.830002" calcext:value-type="float">
            <text:p>138.830002</text:p>
          </table:table-cell>
          <table:table-cell office:value-type="float" office:value="99.82" calcext:value-type="float">
            <text:p>99.82</text:p>
          </table:table-cell>
          <table:table-cell office:value-type="float" office:value="56.369999" calcext:value-type="float">
            <text:p>56.369999</text:p>
          </table:table-cell>
        </table:table-row>
        <table:table-row table:style-name="ro1">
          <table:table-cell office:value-type="float" office:value="76.849998" calcext:value-type="float">
            <text:p>76.849998</text:p>
          </table:table-cell>
          <table:table-cell office:value-type="float" office:value="41.650002" calcext:value-type="float">
            <text:p>41.650002</text:p>
          </table:table-cell>
          <table:table-cell office:value-type="float" office:value="187.899994" calcext:value-type="float">
            <text:p>187.899994</text:p>
          </table:table-cell>
          <table:table-cell office:value-type="float" office:value="39.555" calcext:value-type="float">
            <text:p>39.555</text:p>
          </table:table-cell>
          <table:table-cell office:value-type="float" office:value="84.550003" calcext:value-type="float">
            <text:p>84.550003</text:p>
          </table:table-cell>
          <table:table-cell office:value-type="float" office:value="85.43" calcext:value-type="float">
            <text:p>85.43</text:p>
          </table:table-cell>
          <table:table-cell office:value-type="float" office:value="14.46" calcext:value-type="float">
            <text:p>14.46</text:p>
          </table:table-cell>
          <table:table-cell office:value-type="float" office:value="44.740002" calcext:value-type="float">
            <text:p>44.740002</text:p>
          </table:table-cell>
          <table:table-cell office:value-type="float" office:value="45.119999" calcext:value-type="float">
            <text:p>45.119999</text:p>
          </table:table-cell>
          <table:table-cell office:value-type="float" office:value="730.309998" calcext:value-type="float">
            <text:p>730.309998</text:p>
          </table:table-cell>
          <table:table-cell office:value-type="float" office:value="621.799988" calcext:value-type="float">
            <text:p>621.799988</text:p>
          </table:table-cell>
          <table:table-cell office:value-type="float" office:value="136.380005" calcext:value-type="float">
            <text:p>136.380005</text:p>
          </table:table-cell>
          <table:table-cell office:value-type="float" office:value="99.309998" calcext:value-type="float">
            <text:p>99.309998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77.360001" calcext:value-type="float">
            <text:p>77.360001</text:p>
          </table:table-cell>
          <table:table-cell office:value-type="float" office:value="41.650002" calcext:value-type="float">
            <text:p>41.650002</text:p>
          </table:table-cell>
          <table:table-cell office:value-type="float" office:value="188.789993" calcext:value-type="float">
            <text:p>188.789993</text:p>
          </table:table-cell>
          <table:table-cell office:value-type="float" office:value="39.474998" calcext:value-type="float">
            <text:p>39.474998</text:p>
          </table:table-cell>
          <table:table-cell office:value-type="float" office:value="83.389999" calcext:value-type="float">
            <text:p>83.389999</text:p>
          </table:table-cell>
          <table:table-cell office:value-type="float" office:value="84.779999" calcext:value-type="float">
            <text:p>84.779999</text:p>
          </table:table-cell>
          <table:table-cell office:value-type="float" office:value="14.52" calcext:value-type="float">
            <text:p>14.52</text:p>
          </table:table-cell>
          <table:table-cell office:value-type="float" office:value="44.18" calcext:value-type="float">
            <text:p>44.18</text:p>
          </table:table-cell>
          <table:table-cell office:value-type="float" office:value="45.66" calcext:value-type="float">
            <text:p>45.66</text:p>
          </table:table-cell>
          <table:table-cell office:value-type="float" office:value="731.450012" calcext:value-type="float">
            <text:p>731.450012</text:p>
          </table:table-cell>
          <table:table-cell office:value-type="float" office:value="619.659973" calcext:value-type="float">
            <text:p>619.659973</text:p>
          </table:table-cell>
          <table:table-cell office:value-type="float" office:value="133.699997" calcext:value-type="float">
            <text:p>133.699997</text:p>
          </table:table-cell>
          <table:table-cell office:value-type="float" office:value="99.879997" calcext:value-type="float">
            <text:p>99.879997</text:p>
          </table:table-cell>
          <table:table-cell office:value-type="float" office:value="57.549999" calcext:value-type="float">
            <text:p>57.549999</text:p>
          </table:table-cell>
        </table:table-row>
        <table:table-row table:style-name="ro1">
          <table:table-cell office:value-type="float" office:value="76.169998" calcext:value-type="float">
            <text:p>76.169998</text:p>
          </table:table-cell>
          <table:table-cell office:value-type="float" office:value="41.580002" calcext:value-type="float">
            <text:p>41.580002</text:p>
          </table:table-cell>
          <table:table-cell office:value-type="float" office:value="187.479996" calcext:value-type="float">
            <text:p>187.479996</text:p>
          </table:table-cell>
          <table:table-cell office:value-type="float" office:value="39.224998" calcext:value-type="float">
            <text:p>39.224998</text:p>
          </table:table-cell>
          <table:table-cell office:value-type="float" office:value="82.849998" calcext:value-type="float">
            <text:p>82.849998</text:p>
          </table:table-cell>
          <table:table-cell office:value-type="float" office:value="83.620003" calcext:value-type="float">
            <text:p>83.620003</text:p>
          </table:table-cell>
          <table:table-cell office:value-type="float" office:value="14.87" calcext:value-type="float">
            <text:p>14.87</text:p>
          </table:table-cell>
          <table:table-cell office:value-type="float" office:value="43.32" calcext:value-type="float">
            <text:p>43.32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716.609985" calcext:value-type="float">
            <text:p>716.609985</text:p>
          </table:table-cell>
          <table:table-cell office:value-type="float" office:value="612.47998" calcext:value-type="float">
            <text:p>612.47998</text:p>
          </table:table-cell>
          <table:table-cell office:value-type="float" office:value="130.850006" calcext:value-type="float">
            <text:p>130.850006</text:p>
          </table:table-cell>
          <table:table-cell office:value-type="float" office:value="98.239998" calcext:value-type="float">
            <text:p>98.239998</text:p>
          </table:table-cell>
          <table:table-cell office:value-type="float" office:value="55.860001" calcext:value-type="float">
            <text:p>55.860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.299999" calcext:value-type="float">
            <text:p>42.299999</text:p>
          </table:table-cell>
          <table:table-cell office:value-type="float" office:value="189.059998" calcext:value-type="float">
            <text:p>189.059998</text:p>
          </table:table-cell>
          <table:table-cell office:value-type="float" office:value="39.380001" calcext:value-type="float">
            <text:p>39.380001</text:p>
          </table:table-cell>
          <table:table-cell office:value-type="float" office:value="82.199997" calcext:value-type="float">
            <text:p>82.199997</text:p>
          </table:table-cell>
          <table:table-cell office:value-type="float" office:value="84.209999" calcext:value-type="float">
            <text:p>84.209999</text:p>
          </table:table-cell>
          <table:table-cell office:value-type="float" office:value="14.31" calcext:value-type="float">
            <text:p>14.31</text:p>
          </table:table-cell>
          <table:table-cell office:value-type="float" office:value="41.869999" calcext:value-type="float">
            <text:p>41.869999</text:p>
          </table:table-cell>
          <table:table-cell office:value-type="float" office:value="45.240002" calcext:value-type="float">
            <text:p>45.240002</text:p>
          </table:table-cell>
          <table:table-cell office:value-type="float" office:value="721.679993" calcext:value-type="float">
            <text:p>721.679993</text:p>
          </table:table-cell>
          <table:table-cell office:value-type="float" office:value="625.25" calcext:value-type="float">
            <text:p>625.25</text:p>
          </table:table-cell>
          <table:table-cell office:value-type="float" office:value="131.580002" calcext:value-type="float">
            <text:p>131.580002</text:p>
          </table:table-cell>
          <table:table-cell office:value-type="float" office:value="97.989998" calcext:value-type="float">
            <text:p>97.989998</text:p>
          </table:table-cell>
          <table:table-cell office:value-type="float" office:value="54.470001" calcext:value-type="float">
            <text:p>54.470001</text:p>
          </table:table-cell>
        </table:table-row>
        <table:table-row table:style-name="ro1">
          <table:table-cell office:value-type="float" office:value="76.970001" calcext:value-type="float">
            <text:p>76.970001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189" calcext:value-type="float">
            <text:p>189</text:p>
          </table:table-cell>
          <table:table-cell office:value-type="float" office:value="39.814999" calcext:value-type="float">
            <text:p>39.814999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13.81" calcext:value-type="float">
            <text:p>13.81</text:p>
          </table:table-cell>
          <table:table-cell office:value-type="float" office:value="40.75" calcext:value-type="float">
            <text:p>40.75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730.849976" calcext:value-type="float">
            <text:p>730.849976</text:p>
          </table:table-cell>
          <table:table-cell office:value-type="float" office:value="620.880005" calcext:value-type="float">
            <text:p>620.880005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98.489998" calcext:value-type="float">
            <text:p>98.489998</text:p>
          </table:table-cell>
          <table:table-cell office:value-type="float" office:value="54.549999" calcext:value-type="float">
            <text:p>54.549999</text:p>
          </table:table-cell>
        </table:table-row>
        <table:table-row table:style-name="ro1">
          <table:table-cell office:value-type="float" office:value="76.099998" calcext:value-type="float">
            <text:p>76.099998</text:p>
          </table:table-cell>
          <table:table-cell office:value-type="float" office:value="41.990002" calcext:value-type="float">
            <text:p>41.990002</text:p>
          </table:table-cell>
          <table:table-cell office:value-type="float" office:value="184.860001" calcext:value-type="float">
            <text:p>184.860001</text:p>
          </table:table-cell>
          <table:table-cell office:value-type="float" office:value="39.235001" calcext:value-type="float">
            <text:p>39.235001</text:p>
          </table:table-cell>
          <table:table-cell office:value-type="float" office:value="81.949997" calcext:value-type="float">
            <text:p>81.949997</text:p>
          </table:table-cell>
          <table:table-cell office:value-type="float" office:value="83.029999" calcext:value-type="float">
            <text:p>83.029999</text:p>
          </table:table-cell>
          <table:table-cell office:value-type="float" office:value="13.06" calcext:value-type="float">
            <text:p>13.06</text:p>
          </table:table-cell>
          <table:table-cell office:value-type="float" office:value="39.209999" calcext:value-type="float">
            <text:p>39.209999</text:p>
          </table:table-cell>
          <table:table-cell office:value-type="float" office:value="44.220001" calcext:value-type="float">
            <text:p>44.220001</text:p>
          </table:table-cell>
          <table:table-cell office:value-type="float" office:value="705.380005" calcext:value-type="float">
            <text:p>705.380005</text:p>
          </table:table-cell>
          <table:table-cell office:value-type="float" office:value="580.25" calcext:value-type="float">
            <text:p>580.25</text:p>
          </table:table-cell>
          <table:table-cell office:value-type="float" office:value="129.589996" calcext:value-type="float">
            <text:p>129.589996</text:p>
          </table:table-cell>
          <table:table-cell office:value-type="float" office:value="97.099998" calcext:value-type="float">
            <text:p>97.099998</text:p>
          </table:table-cell>
          <table:table-cell office:value-type="float" office:value="51.32" calcext:value-type="float">
            <text:p>51.32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181" calcext:value-type="float">
            <text:p>181</text:p>
          </table:table-cell>
          <table:table-cell office:value-type="float" office:value="38.945" calcext:value-type="float">
            <text:p>38.945</text:p>
          </table:table-cell>
          <table:table-cell office:value-type="float" office:value="81.639999" calcext:value-type="float">
            <text:p>81.639999</text:p>
          </table:table-cell>
          <table:table-cell office:value-type="float" office:value="82.779999" calcext:value-type="float">
            <text:p>82.779999</text:p>
          </table:table-cell>
          <table:table-cell office:value-type="float" office:value="13.06" calcext:value-type="float">
            <text:p>13.06</text:p>
          </table:table-cell>
          <table:table-cell office:value-type="float" office:value="39.34" calcext:value-type="float">
            <text:p>39.34</text:p>
          </table:table-cell>
          <table:table-cell office:value-type="float" office:value="44.040001" calcext:value-type="float">
            <text:p>44.040001</text:p>
          </table:table-cell>
          <table:table-cell office:value-type="float" office:value="692.289978" calcext:value-type="float">
            <text:p>692.289978</text:p>
          </table:table-cell>
          <table:table-cell office:value-type="float" office:value="572.23999" calcext:value-type="float">
            <text:p>572.23999</text:p>
          </table:table-cell>
          <table:table-cell office:value-type="float" office:value="125.800003" calcext:value-type="float">
            <text:p>125.800003</text:p>
          </table:table-cell>
          <table:table-cell office:value-type="float" office:value="96.370003" calcext:value-type="float">
            <text:p>96.370003</text:p>
          </table:table-cell>
          <table:table-cell office:value-type="float" office:value="53.009998" calcext:value-type="float">
            <text:p>53.009998</text:p>
          </table:table-cell>
        </table:table-row>
        <table:table-row table:style-name="ro1">
          <table:table-cell office:value-type="float" office:value="75.800003" calcext:value-type="float">
            <text:p>75.800003</text:p>
          </table:table-cell>
          <table:table-cell office:value-type="float" office:value="41.77" calcext:value-type="float">
            <text:p>41.77</text:p>
          </table:table-cell>
          <table:table-cell office:value-type="float" office:value="186.369995" calcext:value-type="float">
            <text:p>186.369995</text:p>
          </table:table-cell>
          <table:table-cell office:value-type="float" office:value="38.605" calcext:value-type="float">
            <text:p>38.605</text:p>
          </table:table-cell>
          <table:table-cell office:value-type="float" office:value="84.169998" calcext:value-type="float">
            <text:p>84.169998</text:p>
          </table:table-cell>
          <table:table-cell office:value-type="float" office:value="79.919998" calcext:value-type="float">
            <text:p>79.919998</text:p>
          </table:table-cell>
          <table:table-cell office:value-type="float" office:value="13.17" calcext:value-type="float">
            <text:p>13.17</text:p>
          </table:table-cell>
          <table:table-cell office:value-type="float" office:value="39.740002" calcext:value-type="float">
            <text:p>39.740002</text:p>
          </table:table-cell>
          <table:table-cell office:value-type="float" office:value="44.740002" calcext:value-type="float">
            <text:p>44.740002</text:p>
          </table:table-cell>
          <table:table-cell office:value-type="float" office:value="703.299988" calcext:value-type="float">
            <text:p>703.299988</text:p>
          </table:table-cell>
          <table:table-cell office:value-type="float" office:value="577.090027" calcext:value-type="float">
            <text:p>577.090027</text:p>
          </table:table-cell>
          <table:table-cell office:value-type="float" office:value="127.059998" calcext:value-type="float">
            <text:p>127.059998</text:p>
          </table:table-cell>
          <table:table-cell office:value-type="float" office:value="97.93" calcext:value-type="float">
            <text:p>97.93</text:p>
          </table:table-cell>
          <table:table-cell office:value-type="float" office:value="57.529999" calcext:value-type="float">
            <text:p>57.529999</text:p>
          </table:table-cell>
        </table:table-row>
        <table:table-row table:style-name="ro1">
          <table:table-cell office:value-type="float" office:value="75.290001" calcext:value-type="float">
            <text:p>75.290001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183.839996" calcext:value-type="float">
            <text:p>183.839996</text:p>
          </table:table-cell>
          <table:table-cell office:value-type="float" office:value="38.110001" calcext:value-type="float">
            <text:p>38.110001</text:p>
          </table:table-cell>
          <table:table-cell office:value-type="float" office:value="79.980003" calcext:value-type="float">
            <text:p>79.980003</text:p>
          </table:table-cell>
          <table:table-cell office:value-type="float" office:value="79.169998" calcext:value-type="float">
            <text:p>79.169998</text:p>
          </table:table-cell>
          <table:table-cell office:value-type="float" office:value="12.05" calcext:value-type="float">
            <text:p>12.05</text:p>
          </table:table-cell>
          <table:table-cell office:value-type="float" office:value="35.540001" calcext:value-type="float">
            <text:p>35.540001</text:p>
          </table:table-cell>
          <table:table-cell office:value-type="float" office:value="44.380001" calcext:value-type="float">
            <text:p>44.380001</text:p>
          </table:table-cell>
          <table:table-cell office:value-type="float" office:value="688.609985" calcext:value-type="float">
            <text:p>688.609985</text:p>
          </table:table-cell>
          <table:table-cell office:value-type="float" office:value="564.359985" calcext:value-type="float">
            <text:p>564.359985</text:p>
          </table:table-cell>
          <table:table-cell office:value-type="float" office:value="124" calcext:value-type="float">
            <text:p>124</text:p>
          </table:table-cell>
          <table:table-cell office:value-type="float" office:value="96.110001" calcext:value-type="float">
            <text:p>96.110001</text:p>
          </table:table-cell>
          <table:table-cell office:value-type="float" office:value="54.209999" calcext:value-type="float">
            <text:p>54.209999</text:p>
          </table:table-cell>
        </table:table-row>
        <table:table-row table:style-name="ro1">
          <table:table-cell office:value-type="float" office:value="76.019997" calcext:value-type="float">
            <text:p>76.019997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183.470001" calcext:value-type="float">
            <text:p>183.470001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78.449997" calcext:value-type="float">
            <text:p>78.449997</text:p>
          </table:table-cell>
          <table:table-cell office:value-type="float" office:value="12.83" calcext:value-type="float">
            <text:p>12.83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45" calcext:value-type="float">
            <text:p>45</text:p>
          </table:table-cell>
          <table:table-cell office:value-type="float" office:value="702.179993" calcext:value-type="float">
            <text:p>702.179993</text:p>
          </table:table-cell>
          <table:table-cell office:value-type="float" office:value="573.580017" calcext:value-type="float">
            <text:p>573.580017</text:p>
          </table:table-cell>
          <table:table-cell office:value-type="float" office:value="122.769997" calcext:value-type="float">
            <text:p>122.769997</text:p>
          </table:table-cell>
          <table:table-cell office:value-type="float" office:value="95.769997" calcext:value-type="float">
            <text:p>95.769997</text:p>
          </table:table-cell>
          <table:table-cell office:value-type="float" office:value="57.290001" calcext:value-type="float">
            <text:p>57.290001</text:p>
          </table:table-cell>
        </table:table-row>
        <table:table-row table:style-name="ro1">
          <table:table-cell office:value-type="float" office:value="77.400002" calcext:value-type="float">
            <text:p>77.400002</text:p>
          </table:table-cell>
          <table:table-cell office:value-type="float" office:value="41.639999" calcext:value-type="float">
            <text:p>41.639999</text:p>
          </table:table-cell>
          <table:table-cell office:value-type="float" office:value="183.229996" calcext:value-type="float">
            <text:p>183.229996</text:p>
          </table:table-cell>
          <table:table-cell office:value-type="float" office:value="37.634998" calcext:value-type="float">
            <text:p>37.634998</text:p>
          </table:table-cell>
          <table:table-cell office:value-type="float" office:value="84.459999" calcext:value-type="float">
            <text:p>84.459999</text:p>
          </table:table-cell>
          <table:table-cell office:value-type="float" office:value="80.389999" calcext:value-type="float">
            <text:p>80.389999</text:p>
          </table:table-cell>
          <table:table-cell office:value-type="float" office:value="14.92" calcext:value-type="float">
            <text:p>14.92</text:p>
          </table:table-cell>
          <table:table-cell office:value-type="float" office:value="38.209999" calcext:value-type="float">
            <text:p>38.209999</text:p>
          </table:table-cell>
          <table:table-cell office:value-type="float" office:value="46.41" calcext:value-type="float">
            <text:p>46.41</text:p>
          </table:table-cell>
          <table:table-cell office:value-type="float" office:value="723.599976" calcext:value-type="float">
            <text:p>723.599976</text:p>
          </table:table-cell>
          <table:table-cell office:value-type="float" office:value="588.72998" calcext:value-type="float">
            <text:p>588.72998</text:p>
          </table:table-cell>
          <table:table-cell office:value-type="float" office:value="124.419998" calcext:value-type="float">
            <text:p>124.419998</text:p>
          </table:table-cell>
          <table:table-cell office:value-type="float" office:value="97.019997" calcext:value-type="float">
            <text:p>97.019997</text:p>
          </table:table-cell>
          <table:table-cell office:value-type="float" office:value="59.099998" calcext:value-type="float">
            <text:p>59.099998</text:p>
          </table:table-cell>
        </table:table-row>
        <table:table-row table:style-name="ro1">
          <table:table-cell office:value-type="float" office:value="77.199997" calcext:value-type="float">
            <text:p>77.199997</text:p>
          </table:table-cell>
          <table:table-cell office:value-type="float" office:value="42.240002" calcext:value-type="float">
            <text:p>42.240002</text:p>
          </table:table-cell>
          <table:table-cell office:value-type="float" office:value="184.089996" calcext:value-type="float">
            <text:p>184.089996</text:p>
          </table:table-cell>
          <table:table-cell office:value-type="float" office:value="38" calcext:value-type="float">
            <text:p>38</text:p>
          </table:table-cell>
          <table:table-cell office:value-type="float" office:value="82.290001" calcext:value-type="float">
            <text:p>82.290001</text:p>
          </table:table-cell>
          <table:table-cell office:value-type="float" office:value="81.580002" calcext:value-type="float">
            <text:p>81.580002</text:p>
          </table:table-cell>
          <table:table-cell office:value-type="float" office:value="15.14" calcext:value-type="float">
            <text:p>15.14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47.080002" calcext:value-type="float">
            <text:p>47.080002</text:p>
          </table:table-cell>
          <table:table-cell office:value-type="float" office:value="723.580017" calcext:value-type="float">
            <text:p>723.580017</text:p>
          </table:table-cell>
          <table:table-cell office:value-type="float" office:value="597.98999" calcext:value-type="float">
            <text:p>597.98999</text:p>
          </table:table-cell>
          <table:table-cell office:value-type="float" office:value="124.599998" calcext:value-type="float">
            <text:p>124.599998</text:p>
          </table:table-cell>
          <table:table-cell office:value-type="float" office:value="96.720001" calcext:value-type="float">
            <text:p>96.720001</text:p>
          </table:table-cell>
          <table:table-cell office:value-type="float" office:value="59.029999" calcext:value-type="float">
            <text:p>59.0299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.16" calcext:value-type="float">
            <text:p>42.16</text:p>
          </table:table-cell>
          <table:table-cell office:value-type="float" office:value="181.470001" calcext:value-type="float">
            <text:p>181.470001</text:p>
          </table:table-cell>
          <table:table-cell office:value-type="float" office:value="37.830002" calcext:value-type="float">
            <text:p>37.830002</text:p>
          </table:table-cell>
          <table:table-cell office:value-type="float" office:value="81.970001" calcext:value-type="float">
            <text:p>81.970001</text:p>
          </table:table-cell>
          <table:table-cell office:value-type="float" office:value="82.540001" calcext:value-type="float">
            <text:p>82.540001</text:p>
          </table:table-cell>
          <table:table-cell office:value-type="float" office:value="14.4" calcext:value-type="float">
            <text:p>14.4</text:p>
          </table:table-cell>
          <table:table-cell office:value-type="float" office:value="35.07" calcext:value-type="float">
            <text:p>35.07</text:p>
          </table:table-cell>
          <table:table-cell office:value-type="float" office:value="47.130001" calcext:value-type="float">
            <text:p>47.130001</text:p>
          </table:table-cell>
          <table:table-cell office:value-type="float" office:value="713.849976" calcext:value-type="float">
            <text:p>713.849976</text:p>
          </table:table-cell>
          <table:table-cell office:value-type="float" office:value="603.450012" calcext:value-type="float">
            <text:p>603.450012</text:p>
          </table:table-cell>
          <table:table-cell office:value-type="float" office:value="124.980003" calcext:value-type="float">
            <text:p>124.980003</text:p>
          </table:table-cell>
          <table:table-cell office:value-type="float" office:value="97.260002" calcext:value-type="float">
            <text:p>97.260002</text:p>
          </table:table-cell>
          <table:table-cell office:value-type="float" office:value="59.009998" calcext:value-type="float">
            <text:p>59.009998</text:p>
          </table:table-cell>
        </table:table-row>
        <table:table-row table:style-name="ro1">
          <table:table-cell office:value-type="float" office:value="78.529999" calcext:value-type="float">
            <text:p>78.529999</text:p>
          </table:table-cell>
          <table:table-cell office:value-type="float" office:value="42.18" calcext:value-type="float">
            <text:p>42.18</text:p>
          </table:table-cell>
          <table:table-cell office:value-type="float" office:value="181.429993" calcext:value-type="float">
            <text:p>181.429993</text:p>
          </table:table-cell>
          <table:table-cell office:value-type="float" office:value="38.415001" calcext:value-type="float">
            <text:p>38.415001</text:p>
          </table:table-cell>
          <table:table-cell office:value-type="float" office:value="83.949997" calcext:value-type="float">
            <text:p>83.949997</text:p>
          </table:table-cell>
          <table:table-cell office:value-type="float" office:value="83.379997" calcext:value-type="float">
            <text:p>83.379997</text:p>
          </table:table-cell>
          <table:table-cell office:value-type="float" office:value="14.69" calcext:value-type="float">
            <text:p>14.69</text:p>
          </table:table-cell>
          <table:table-cell office:value-type="float" office:value="34.919998" calcext:value-type="float">
            <text:p>34.919998</text:p>
          </table:table-cell>
          <table:table-cell office:value-type="float" office:value="48.290001" calcext:value-type="float">
            <text:p>48.290001</text:p>
          </table:table-cell>
          <table:table-cell office:value-type="float" office:value="713.669983" calcext:value-type="float">
            <text:p>713.669983</text:p>
          </table:table-cell>
          <table:table-cell office:value-type="float" office:value="601.98999" calcext:value-type="float">
            <text:p>601.98999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100.489998" calcext:value-type="float">
            <text:p>100.489998</text:p>
          </table:table-cell>
          <table:table-cell office:value-type="float" office:value="58.360001" calcext:value-type="float">
            <text:p>58.360001</text:p>
          </table:table-cell>
        </table:table-row>
        <table:table-row table:style-name="ro1">
          <table:table-cell office:value-type="float" office:value="79.400002" calcext:value-type="float">
            <text:p>79.400002</text:p>
          </table:table-cell>
          <table:table-cell office:value-type="float" office:value="42.18" calcext:value-type="float">
            <text:p>42.18</text:p>
          </table:table-cell>
          <table:table-cell office:value-type="float" office:value="176.399994" calcext:value-type="float">
            <text:p>176.399994</text:p>
          </table:table-cell>
          <table:table-cell office:value-type="float" office:value="38.455002" calcext:value-type="float">
            <text:p>38.455002</text:p>
          </table:table-cell>
          <table:table-cell office:value-type="float" office:value="85.75" calcext:value-type="float">
            <text:p>85.75</text:p>
          </table:table-cell>
          <table:table-cell office:value-type="float" office:value="83.5" calcext:value-type="float">
            <text:p>83.5</text:p>
          </table:table-cell>
          <table:table-cell office:value-type="float" office:value="15.17" calcext:value-type="float">
            <text:p>15.17</text:p>
          </table:table-cell>
          <table:table-cell office:value-type="float" office:value="37.919998" calcext:value-type="float">
            <text:p>37.919998</text:p>
          </table:table-cell>
          <table:table-cell office:value-type="float" office:value="49.060001" calcext:value-type="float">
            <text:p>49.060001</text:p>
          </table:table-cell>
          <table:table-cell office:value-type="float" office:value="722.219971" calcext:value-type="float">
            <text:p>722.219971</text:p>
          </table:table-cell>
          <table:table-cell office:value-type="float" office:value="608.369995" calcext:value-type="float">
            <text:p>608.369995</text:p>
          </table:table-cell>
          <table:table-cell office:value-type="float" office:value="117.099998" calcext:value-type="float">
            <text:p>117.099998</text:p>
          </table:table-cell>
          <table:table-cell office:value-type="float" office:value="102.5" calcext:value-type="float">
            <text:p>102.5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float" office:value="79.980003" calcext:value-type="float">
            <text:p>79.980003</text:p>
          </table:table-cell>
          <table:table-cell office:value-type="float" office:value="42.860001" calcext:value-type="float">
            <text:p>42.860001</text:p>
          </table:table-cell>
          <table:table-cell office:value-type="float" office:value="181.429993" calcext:value-type="float">
            <text:p>181.429993</text:p>
          </table:table-cell>
          <table:table-cell office:value-type="float" office:value="39.419998" calcext:value-type="float">
            <text:p>39.419998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85.5" calcext:value-type="float">
            <text:p>85.5</text:p>
          </table:table-cell>
          <table:table-cell office:value-type="float" office:value="15.57" calcext:value-type="float">
            <text:p>15.57</text:p>
          </table:table-cell>
          <table:table-cell office:value-type="float" office:value="38.09" calcext:value-type="float">
            <text:p>38.09</text:p>
          </table:table-cell>
          <table:table-cell office:value-type="float" office:value="49.389999" calcext:value-type="float">
            <text:p>49.389999</text:p>
          </table:table-cell>
          <table:table-cell office:value-type="float" office:value="731.530029" calcext:value-type="float">
            <text:p>731.530029</text:p>
          </table:table-cell>
          <table:table-cell office:value-type="float" office:value="571.97998" calcext:value-type="float">
            <text:p>571.97998</text:p>
          </table:table-cell>
          <table:table-cell office:value-type="float" office:value="118.139999" calcext:value-type="float">
            <text:p>118.139999</text:p>
          </table:table-cell>
          <table:table-cell office:value-type="float" office:value="102.889999" calcext:value-type="float">
            <text:p>102.889999</text:p>
          </table:table-cell>
          <table:table-cell office:value-type="float" office:value="53.419998" calcext:value-type="float">
            <text:p>53.419998</text:p>
          </table:table-cell>
        </table:table-row>
        <table:table-row table:style-name="ro1">
          <table:table-cell office:value-type="float" office:value="81.209999" calcext:value-type="float">
            <text:p>81.209999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186.380005" calcext:value-type="float">
            <text:p>186.380005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85.150002" calcext:value-type="float">
            <text:p>85.150002</text:p>
          </table:table-cell>
          <table:table-cell office:value-type="float" office:value="85.620003" calcext:value-type="float">
            <text:p>85.620003</text:p>
          </table:table-cell>
          <table:table-cell office:value-type="float" office:value="15.97" calcext:value-type="float">
            <text:p>15.97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49.939999" calcext:value-type="float">
            <text:p>49.939999</text:p>
          </table:table-cell>
          <table:table-cell office:value-type="float" office:value="750.460022" calcext:value-type="float">
            <text:p>750.460022</text:p>
          </table:table-cell>
          <table:table-cell office:value-type="float" office:value="578.150024" calcext:value-type="float">
            <text:p>578.150024</text:p>
          </table:table-cell>
          <table:table-cell office:value-type="float" office:value="119.639999" calcext:value-type="float">
            <text:p>119.639999</text:p>
          </table:table-cell>
          <table:table-cell office:value-type="float" office:value="103.610001" calcext:value-type="float">
            <text:p>103.610001</text:p>
          </table:table-cell>
          <table:table-cell office:value-type="float" office:value="54.16" calcext:value-type="float">
            <text:p>54.16</text:p>
          </table:table-cell>
        </table:table-row>
        <table:table-row table:style-name="ro1">
          <table:table-cell office:value-type="float" office:value="80.089996" calcext:value-type="float">
            <text:p>80.089996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186.929993" calcext:value-type="float">
            <text:p>186.929993</text:p>
          </table:table-cell>
          <table:table-cell office:value-type="float" office:value="40.935001" calcext:value-type="float">
            <text:p>40.935001</text:p>
          </table:table-cell>
          <table:table-cell office:value-type="float" office:value="82.709999" calcext:value-type="float">
            <text:p>82.709999</text:p>
          </table:table-cell>
          <table:table-cell office:value-type="float" office:value="86.230003" calcext:value-type="float">
            <text:p>86.230003</text:p>
          </table:table-cell>
          <table:table-cell office:value-type="float" office:value="14.76" calcext:value-type="float">
            <text:p>14.76</text:p>
          </table:table-cell>
          <table:table-cell office:value-type="float" office:value="37.610001" calcext:value-type="float">
            <text:p>37.610001</text:p>
          </table:table-cell>
          <table:table-cell office:value-type="float" office:value="50.610001" calcext:value-type="float">
            <text:p>50.610001</text:p>
          </table:table-cell>
          <table:table-cell office:value-type="float" office:value="784.5" calcext:value-type="float">
            <text:p>784.5</text:p>
          </table:table-cell>
          <table:table-cell office:value-type="float" office:value="570" calcext:value-type="float">
            <text:p>570</text:p>
          </table:table-cell>
          <table:table-cell office:value-type="float" office:value="119.690002" calcext:value-type="float">
            <text:p>119.690002</text:p>
          </table:table-cell>
          <table:table-cell office:value-type="float" office:value="103.300003" calcext:value-type="float">
            <text:p>103.300003</text:p>
          </table:table-cell>
          <table:table-cell office:value-type="float" office:value="53.639999" calcext:value-type="float">
            <text:p>53.639999</text:p>
          </table:table-cell>
        </table:table-row>
        <table:table-row table:style-name="ro1">
          <table:table-cell office:value-type="float" office:value="80.480003" calcext:value-type="float">
            <text:p>80.480003</text:p>
          </table:table-cell>
          <table:table-cell office:value-type="float" office:value="42.799999" calcext:value-type="float">
            <text:p>42.799999</text:p>
          </table:table-cell>
          <table:table-cell office:value-type="float" office:value="188.610001" calcext:value-type="float">
            <text:p>188.610001</text:p>
          </table:table-cell>
          <table:table-cell office:value-type="float" office:value="41.27" calcext:value-type="float">
            <text:p>41.27</text:p>
          </table:table-cell>
          <table:table-cell office:value-type="float" office:value="82.389999" calcext:value-type="float">
            <text:p>82.389999</text:p>
          </table:table-cell>
          <table:table-cell office:value-type="float" office:value="86.309998" calcext:value-type="float">
            <text:p>86.309998</text:p>
          </table:table-cell>
          <table:table-cell office:value-type="float" office:value="14.87" calcext:value-type="float">
            <text:p>14.87</text:p>
          </table:table-cell>
          <table:table-cell office:value-type="float" office:value="37.59" calcext:value-type="float">
            <text:p>37.59</text:p>
          </table:table-cell>
          <table:table-cell office:value-type="float" office:value="50.25" calcext:value-type="float">
            <text:p>50.25</text:p>
          </table:table-cell>
          <table:table-cell office:value-type="float" office:value="770.219971" calcext:value-type="float">
            <text:p>770.219971</text:p>
          </table:table-cell>
          <table:table-cell office:value-type="float" office:value="553.5" calcext:value-type="float">
            <text:p>553.5</text:p>
          </table:table-cell>
          <table:table-cell office:value-type="float" office:value="118.800003" calcext:value-type="float">
            <text:p>118.800003</text:p>
          </table:table-cell>
          <table:table-cell office:value-type="float" office:value="103.650002" calcext:value-type="float">
            <text:p>103.650002</text:p>
          </table:table-cell>
          <table:table-cell office:value-type="float" office:value="54.529999" calcext:value-type="float">
            <text:p>54.529999</text:p>
          </table:table-cell>
        </table:table-row>
        <table:table-row table:style-name="ro1">
          <table:table-cell office:value-type="float" office:value="80.849998" calcext:value-type="float">
            <text:p>80.849998</text:p>
          </table:table-cell>
          <table:table-cell office:value-type="float" office:value="42.52" calcext:value-type="float">
            <text:p>42.52</text:p>
          </table:table-cell>
          <table:table-cell office:value-type="float" office:value="188.800003" calcext:value-type="float">
            <text:p>188.800003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84.589996" calcext:value-type="float">
            <text:p>84.589996</text:p>
          </table:table-cell>
          <table:table-cell office:value-type="float" office:value="86.5" calcext:value-type="float">
            <text:p>86.5</text:p>
          </table:table-cell>
          <table:table-cell office:value-type="float" office:value="15.7" calcext:value-type="float">
            <text:p>15.7</text:p>
          </table:table-cell>
          <table:table-cell office:value-type="float" office:value="38.5" calcext:value-type="float">
            <text:p>38.5</text:p>
          </table:table-cell>
          <table:table-cell office:value-type="float" office:value="50.369999" calcext:value-type="float">
            <text:p>50.369999</text:p>
          </table:table-cell>
          <table:table-cell office:value-type="float" office:value="722.809998" calcext:value-type="float">
            <text:p>722.809998</text:p>
          </table:table-cell>
          <table:table-cell office:value-type="float" office:value="525" calcext:value-type="float">
            <text:p>525</text:p>
          </table:table-cell>
          <table:table-cell office:value-type="float" office:value="121.120003" calcext:value-type="float">
            <text:p>121.120003</text:p>
          </table:table-cell>
          <table:table-cell office:value-type="float" office:value="103.610001" calcext:value-type="float">
            <text:p>103.610001</text:p>
          </table:table-cell>
          <table:table-cell office:value-type="float" office:value="56.740002" calcext:value-type="float">
            <text:p>56.740002</text:p>
          </table:table-cell>
        </table:table-row>
        <table:table-row table:style-name="ro1">
          <table:table-cell office:value-type="float" office:value="80.580002" calcext:value-type="float">
            <text:p>80.580002</text:p>
          </table:table-cell>
          <table:table-cell office:value-type="float" office:value="42.93" calcext:value-type="float">
            <text:p>42.93</text:p>
          </table:table-cell>
          <table:table-cell office:value-type="float" office:value="186.720001" calcext:value-type="float">
            <text:p>186.720001</text:p>
          </table:table-cell>
          <table:table-cell office:value-type="float" office:value="39.349998" calcext:value-type="float">
            <text:p>39.349998</text:p>
          </table:table-cell>
          <table:table-cell office:value-type="float" office:value="83.940002" calcext:value-type="float">
            <text:p>83.940002</text:p>
          </table:table-cell>
          <table:table-cell office:value-type="float" office:value="85.720001" calcext:value-type="float">
            <text:p>85.720001</text:p>
          </table:table-cell>
          <table:table-cell office:value-type="float" office:value="15.43" calcext:value-type="float">
            <text:p>15.43</text:p>
          </table:table-cell>
          <table:table-cell office:value-type="float" office:value="34.02" calcext:value-type="float">
            <text:p>34.02</text:p>
          </table:table-cell>
          <table:table-cell office:value-type="float" office:value="50.32" calcext:value-type="float">
            <text:p>50.32</text:p>
          </table:table-cell>
          <table:table-cell office:value-type="float" office:value="703.869995" calcext:value-type="float">
            <text:p>703.869995</text:p>
          </table:table-cell>
          <table:table-cell office:value-type="float" office:value="529.280029" calcext:value-type="float">
            <text:p>529.280029</text:p>
          </table:table-cell>
          <table:table-cell office:value-type="float" office:value="123.629997" calcext:value-type="float">
            <text:p>123.629997</text:p>
          </table:table-cell>
          <table:table-cell office:value-type="float" office:value="102.660004" calcext:value-type="float">
            <text:p>102.660004</text:p>
          </table:table-cell>
          <table:table-cell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80.290001" calcext:value-type="float">
            <text:p>80.290001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184.740005" calcext:value-type="float">
            <text:p>184.740005</text:p>
          </table:table-cell>
          <table:table-cell office:value-type="float" office:value="39.445" calcext:value-type="float">
            <text:p>39.445</text:p>
          </table:table-cell>
          <table:table-cell office:value-type="float" office:value="81.760002" calcext:value-type="float">
            <text:p>81.760002</text:p>
          </table:table-cell>
          <table:table-cell office:value-type="float" office:value="83.300003" calcext:value-type="float">
            <text:p>83.300003</text:p>
          </table:table-cell>
          <table:table-cell office:value-type="float" office:value="14.94" calcext:value-type="float">
            <text:p>14.94</text:p>
          </table:table-cell>
          <table:table-cell office:value-type="float" office:value="31.950001" calcext:value-type="float">
            <text:p>31.95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667.849976" calcext:value-type="float">
            <text:p>667.849976</text:p>
          </table:table-cell>
          <table:table-cell office:value-type="float" office:value="486.470001" calcext:value-type="float">
            <text:p>486.470001</text:p>
          </table:table-cell>
          <table:table-cell office:value-type="float" office:value="120.669998" calcext:value-type="float">
            <text:p>120.669998</text:p>
          </table:table-cell>
          <table:table-cell office:value-type="float" office:value="100.309998" calcext:value-type="float">
            <text:p>100.309998</text:p>
          </table:table-cell>
          <table:table-cell office:value-type="float" office:value="52.580002" calcext:value-type="float">
            <text:p>52.580002</text:p>
          </table:table-cell>
        </table:table-row>
        <table:table-row table:style-name="ro1">
          <table:table-cell office:value-type="float" office:value="81.830002" calcext:value-type="float">
            <text:p>81.830002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184.169998" calcext:value-type="float">
            <text:p>184.169998</text:p>
          </table:table-cell>
          <table:table-cell office:value-type="float" office:value="40.445" calcext:value-type="float">
            <text:p>40.445</text:p>
          </table:table-cell>
          <table:table-cell office:value-type="float" office:value="85.080002" calcext:value-type="float">
            <text:p>85.080002</text:p>
          </table:table-cell>
          <table:table-cell office:value-type="float" office:value="80.75" calcext:value-type="float">
            <text:p>80.75</text:p>
          </table:table-cell>
          <table:table-cell office:value-type="float" office:value="14.6" calcext:value-type="float">
            <text:p>14.6</text:p>
          </table:table-cell>
          <table:table-cell office:value-type="float" office:value="33.220001" calcext:value-type="float">
            <text:p>33.220001</text:p>
          </table:table-cell>
          <table:table-cell office:value-type="float" office:value="50.060001" calcext:value-type="float">
            <text:p>50.060001</text:p>
          </table:table-cell>
          <table:table-cell office:value-type="float" office:value="672.320007" calcext:value-type="float">
            <text:p>672.320007</text:p>
          </table:table-cell>
          <table:table-cell office:value-type="float" office:value="478.01001" calcext:value-type="float">
            <text:p>478.01001</text:p>
          </table:table-cell>
          <table:table-cell office:value-type="float" office:value="117.980003" calcext:value-type="float">
            <text:p>117.980003</text:p>
          </table:table-cell>
          <table:table-cell office:value-type="float" office:value="101.309998" calcext:value-type="float">
            <text:p>101.309998</text:p>
          </table:table-cell>
          <table:table-cell office:value-type="float" office:value="52.310001" calcext:value-type="float">
            <text:p>52.310001</text:p>
          </table:table-cell>
        </table:table-row>
        <table:table-row table:style-name="ro1">
          <table:table-cell office:value-type="float" office:value="82.910004" calcext:value-type="float">
            <text:p>82.910004</text:p>
          </table:table-cell>
          <table:table-cell office:value-type="float" office:value="43.34" calcext:value-type="float">
            <text:p>43.34</text:p>
          </table:table-cell>
          <table:table-cell office:value-type="float" office:value="187.740005" calcext:value-type="float">
            <text:p>187.740005</text:p>
          </table:table-cell>
          <table:table-cell office:value-type="float" office:value="41.41" calcext:value-type="float">
            <text:p>41.41</text:p>
          </table:table-cell>
          <table:table-cell office:value-type="float" office:value="82.769997" calcext:value-type="float">
            <text:p>82.769997</text:p>
          </table:table-cell>
          <table:table-cell office:value-type="float" office:value="82.449997" calcext:value-type="float">
            <text:p>82.449997</text:p>
          </table:table-cell>
          <table:table-cell office:value-type="float" office:value="14.56" calcext:value-type="float">
            <text:p>14.56</text:p>
          </table:table-cell>
          <table:table-cell office:value-type="float" office:value="33.290001" calcext:value-type="float">
            <text:p>33.290001</text:p>
          </table:table-cell>
          <table:table-cell office:value-type="float" office:value="50.189999" calcext:value-type="float">
            <text:p>50.189999</text:p>
          </table:table-cell>
          <table:table-cell office:value-type="float" office:value="686.859985" calcext:value-type="float">
            <text:p>686.859985</text:p>
          </table:table-cell>
          <table:table-cell office:value-type="float" office:value="491.76001" calcext:value-type="float">
            <text:p>491.76001</text:p>
          </table:table-cell>
          <table:table-cell office:value-type="float" office:value="118.160004" calcext:value-type="float">
            <text:p>118.160004</text:p>
          </table:table-cell>
          <table:table-cell office:value-type="float" office:value="102.050003" calcext:value-type="float">
            <text:p>102.050003</text:p>
          </table:table-cell>
          <table:table-cell office:value-type="float" office:value="54.110001" calcext:value-type="float">
            <text:p>54.110001</text:p>
          </table:table-cell>
        </table:table-row>
        <table:table-row table:style-name="ro1">
          <table:table-cell office:value-type="float" office:value="80.389999" calcext:value-type="float">
            <text:p>80.389999</text:p>
          </table:table-cell>
          <table:table-cell office:value-type="float" office:value="42.029999" calcext:value-type="float">
            <text:p>42.029999</text:p>
          </table:table-cell>
          <table:table-cell office:value-type="float" office:value="185.119995" calcext:value-type="float">
            <text:p>185.119995</text:p>
          </table:table-cell>
          <table:table-cell office:value-type="float" office:value="41.43" calcext:value-type="float">
            <text:p>41.43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80.040001" calcext:value-type="float">
            <text:p>80.040001</text:p>
          </table:table-cell>
          <table:table-cell office:value-type="float" office:value="14.06" calcext:value-type="float">
            <text:p>14.06</text:p>
          </table:table-cell>
          <table:table-cell office:value-type="float" office:value="31.23" calcext:value-type="float">
            <text:p>31.23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675" calcext:value-type="float">
            <text:p>675</text:p>
          </table:table-cell>
          <table:table-cell office:value-type="float" office:value="491.170013" calcext:value-type="float">
            <text:p>491.170013</text:p>
          </table:table-cell>
          <table:table-cell office:value-type="float" office:value="113.18" calcext:value-type="float">
            <text:p>113.18</text:p>
          </table:table-cell>
          <table:table-cell office:value-type="float" office:value="100.459999" calcext:value-type="float">
            <text:p>100.459999</text:p>
          </table:table-cell>
          <table:table-cell office:value-type="float" office:value="52.299999" calcext:value-type="float">
            <text:p>52.299999</text:p>
          </table:table-cell>
        </table:table-row>
        <table:table-row table:style-name="ro1">
          <table:table-cell office:value-type="float" office:value="80.360001" calcext:value-type="float">
            <text:p>80.360001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184.559998" calcext:value-type="float">
            <text:p>184.559998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83.800003" calcext:value-type="float">
            <text:p>83.800003</text:p>
          </table:table-cell>
          <table:table-cell office:value-type="float" office:value="82.849998" calcext:value-type="float">
            <text:p>82.849998</text:p>
          </table:table-cell>
          <table:table-cell office:value-type="float" office:value="14.25" calcext:value-type="float">
            <text:p>14.25</text:p>
          </table:table-cell>
          <table:table-cell office:value-type="float" office:value="32.290001" calcext:value-type="float">
            <text:p>32.290001</text:p>
          </table:table-cell>
          <table:table-cell office:value-type="float" office:value="49.540001" calcext:value-type="float">
            <text:p>49.540001</text:p>
          </table:table-cell>
          <table:table-cell office:value-type="float" office:value="690.26001" calcext:value-type="float">
            <text:p>690.26001</text:p>
          </table:table-cell>
          <table:table-cell office:value-type="float" office:value="510.700012" calcext:value-type="float">
            <text:p>510.700012</text:p>
          </table:table-cell>
          <table:table-cell office:value-type="float" office:value="105.120003" calcext:value-type="float">
            <text:p>105.120003</text:p>
          </table:table-cell>
          <table:table-cell office:value-type="float" office:value="101.82" calcext:value-type="float">
            <text:p>101.82</text:p>
          </table:table-cell>
          <table:table-cell office:value-type="float" office:value="52.529999" calcext:value-type="float">
            <text:p>52.529999</text:p>
          </table:table-cell>
        </table:table-row>
        <table:table-row table:style-name="ro1">
          <table:table-cell office:value-type="float" office:value="81.989998" calcext:value-type="float">
            <text:p>81.989998</text:p>
          </table:table-cell>
          <table:table-cell office:value-type="float" office:value="43.32" calcext:value-type="float">
            <text:p>43.32</text:p>
          </table:table-cell>
          <table:table-cell office:value-type="float" office:value="182.399994" calcext:value-type="float">
            <text:p>182.399994</text:p>
          </table:table-cell>
          <table:table-cell office:value-type="float" office:value="43.459999" calcext:value-type="float">
            <text:p>43.459999</text:p>
          </table:table-cell>
          <table:table-cell office:value-type="float" office:value="85.230003" calcext:value-type="float">
            <text:p>85.230003</text:p>
          </table:table-cell>
          <table:table-cell office:value-type="float" office:value="84.18" calcext:value-type="float">
            <text:p>84.18</text:p>
          </table:table-cell>
          <table:table-cell office:value-type="float" office:value="15.54" calcext:value-type="float">
            <text:p>15.54</text:p>
          </table:table-cell>
          <table:table-cell office:value-type="float" office:value="33.490002" calcext:value-type="float">
            <text:p>33.490002</text:p>
          </table:table-cell>
          <table:table-cell office:value-type="float" office:value="50.240002" calcext:value-type="float">
            <text:p>50.240002</text:p>
          </table:table-cell>
          <table:table-cell office:value-type="float" office:value="692.97998" calcext:value-type="float">
            <text:p>692.97998</text:p>
          </table:table-cell>
          <table:table-cell office:value-type="float" office:value="519.47998" calcext:value-type="float">
            <text:p>519.47998</text:p>
          </table:table-cell>
          <table:table-cell office:value-type="float" office:value="109.730003" calcext:value-type="float">
            <text:p>109.730003</text:p>
          </table:table-cell>
          <table:table-cell office:value-type="float" office:value="102.370003" calcext:value-type="float">
            <text:p>102.370003</text:p>
          </table:table-cell>
          <table:table-cell office:value-type="float" office:value="53.439999" calcext:value-type="float">
            <text:p>53.439999</text:p>
          </table:table-cell>
        </table:table-row>
        <table:table-row table:style-name="ro1">
          <table:table-cell office:value-type="float" office:value="81.650002" calcext:value-type="float">
            <text:p>81.650002</text:p>
          </table:table-cell>
          <table:table-cell office:value-type="float" office:value="43.419998" calcext:value-type="float">
            <text:p>43.419998</text:p>
          </table:table-cell>
          <table:table-cell office:value-type="float" office:value="185.610001" calcext:value-type="float">
            <text:p>185.610001</text:p>
          </table:table-cell>
          <table:table-cell office:value-type="float" office:value="44.459999" calcext:value-type="float">
            <text:p>44.459999</text:p>
          </table:table-cell>
          <table:table-cell office:value-type="float" office:value="85.410004" calcext:value-type="float">
            <text:p>85.410004</text:p>
          </table:table-cell>
          <table:table-cell office:value-type="float" office:value="84.169998" calcext:value-type="float">
            <text:p>84.169998</text:p>
          </table:table-cell>
          <table:table-cell office:value-type="float" office:value="17.459999" calcext:value-type="float">
            <text:p>17.459999</text:p>
          </table:table-cell>
          <table:table-cell office:value-type="float" office:value="33.299999" calcext:value-type="float">
            <text:p>33.299999</text:p>
          </table:table-cell>
          <table:table-cell office:value-type="float" office:value="50.41" calcext:value-type="float">
            <text:p>50.41</text:p>
          </table:table-cell>
          <table:table-cell office:value-type="float" office:value="698.090027" calcext:value-type="float">
            <text:p>698.090027</text:p>
          </table:table-cell>
          <table:table-cell office:value-type="float" office:value="528.73999" calcext:value-type="float">
            <text:p>528.73999</text:p>
          </table:table-cell>
          <table:table-cell office:value-type="float" office:value="114.029999" calcext:value-type="float">
            <text:p>114.029999</text:p>
          </table:table-cell>
          <table:table-cell office:value-type="float" office:value="102.75" calcext:value-type="float">
            <text:p>102.75</text:p>
          </table:table-cell>
          <table:table-cell office:value-type="float" office:value="54.34" calcext:value-type="float">
            <text:p>54.34</text:p>
          </table:table-cell>
        </table:table-row>
        <table:table-row table:style-name="ro1">
          <table:table-cell office:value-type="float" office:value="82.230003" calcext:value-type="float">
            <text:p>82.230003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190.699997" calcext:value-type="float">
            <text:p>190.699997</text:p>
          </table:table-cell>
          <table:table-cell office:value-type="float" office:value="43.77" calcext:value-type="float">
            <text:p>43.77</text:p>
          </table:table-cell>
          <table:table-cell office:value-type="float" office:value="88.75" calcext:value-type="float">
            <text:p>88.75</text:p>
          </table:table-cell>
          <table:table-cell office:value-type="float" office:value="84.720001" calcext:value-type="float">
            <text:p>84.720001</text:p>
          </table:table-cell>
          <table:table-cell office:value-type="float" office:value="17.780001" calcext:value-type="float">
            <text:p>17.780001</text:p>
          </table:table-cell>
          <table:table-cell office:value-type="float" office:value="34.48" calcext:value-type="float">
            <text:p>34.48</text:p>
          </table:table-cell>
          <table:table-cell office:value-type="float" office:value="50.119999" calcext:value-type="float">
            <text:p>50.119999</text:p>
          </table:table-cell>
          <table:table-cell office:value-type="float" office:value="710" calcext:value-type="float">
            <text:p>710</text:p>
          </table:table-cell>
          <table:table-cell office:value-type="float" office:value="541.190002" calcext:value-type="float">
            <text:p>541.190002</text:p>
          </table:table-cell>
          <table:table-cell office:value-type="float" office:value="116.910004" calcext:value-type="float">
            <text:p>116.910004</text:p>
          </table:table-cell>
          <table:table-cell office:value-type="float" office:value="102.830002" calcext:value-type="float">
            <text:p>102.830002</text:p>
          </table:table-cell>
          <table:table-cell office:value-type="float" office:value="55.529999" calcext:value-type="float">
            <text:p>55.529999</text:p>
          </table:table-cell>
        </table:table-row>
        <table:table-row table:style-name="ro1">
          <table:table-cell office:value-type="float" office:value="81.959999" calcext:value-type="float">
            <text:p>81.959999</text:p>
          </table:table-cell>
          <table:table-cell office:value-type="float" office:value="43.580002" calcext:value-type="float">
            <text:p>43.580002</text:p>
          </table:table-cell>
          <table:table-cell office:value-type="float" office:value="192.160004" calcext:value-type="float">
            <text:p>192.160004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86.330002" calcext:value-type="float">
            <text:p>86.330002</text:p>
          </table:table-cell>
          <table:table-cell office:value-type="float" office:value="85.599998" calcext:value-type="float">
            <text:p>85.599998</text:p>
          </table:table-cell>
          <table:table-cell office:value-type="float" office:value="17.610001" calcext:value-type="float">
            <text:p>17.610001</text:p>
          </table:table-cell>
          <table:table-cell office:value-type="float" office:value="33.150002" calcext:value-type="float">
            <text:p>33.150002</text:p>
          </table:table-cell>
          <table:table-cell office:value-type="float" office:value="50.740002" calcext:value-type="float">
            <text:p>50.740002</text:p>
          </table:table-cell>
          <table:table-cell office:value-type="float" office:value="695.030029" calcext:value-type="float">
            <text:p>695.030029</text:p>
          </table:table-cell>
          <table:table-cell office:value-type="float" office:value="520.710022" calcext:value-type="float">
            <text:p>520.710022</text:p>
          </table:table-cell>
          <table:table-cell office:value-type="float" office:value="117.309998" calcext:value-type="float">
            <text:p>117.309998</text:p>
          </table:table-cell>
          <table:table-cell office:value-type="float" office:value="103.580002" calcext:value-type="float">
            <text:p>103.580002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81.790001" calcext:value-type="float">
            <text:p>81.790001</text:p>
          </table:table-cell>
          <table:table-cell office:value-type="float" office:value="43.77" calcext:value-type="float">
            <text:p>43.77</text:p>
          </table:table-cell>
          <table:table-cell office:value-type="float" office:value="190.779999" calcext:value-type="float">
            <text:p>190.779999</text:p>
          </table:table-cell>
          <table:table-cell office:value-type="float" office:value="43.130001" calcext:value-type="float">
            <text:p>43.130001</text:p>
          </table:table-cell>
          <table:table-cell office:value-type="float" office:value="86.5" calcext:value-type="float">
            <text:p>86.5</text:p>
          </table:table-cell>
          <table:table-cell office:value-type="float" office:value="86.120003" calcext:value-type="float">
            <text:p>86.120003</text:p>
          </table:table-cell>
          <table:table-cell office:value-type="float" office:value="17.370001" calcext:value-type="float">
            <text:p>17.370001</text:p>
          </table:table-cell>
          <table:table-cell office:value-type="float" office:value="32.869999" calcext:value-type="float">
            <text:p>32.869999</text:p>
          </table:table-cell>
          <table:table-cell office:value-type="float" office:value="50.860001" calcext:value-type="float">
            <text:p>50.860001</text:p>
          </table:table-cell>
          <table:table-cell office:value-type="float" office:value="707.450012" calcext:value-type="float">
            <text:p>707.450012</text:p>
          </table:table-cell>
          <table:table-cell office:value-type="float" office:value="542.200012" calcext:value-type="float">
            <text:p>542.200012</text:p>
          </table:table-cell>
          <table:table-cell office:value-type="float" office:value="115.160004" calcext:value-type="float">
            <text:p>115.160004</text:p>
          </table:table-cell>
          <table:table-cell office:value-type="float" office:value="104.160004" calcext:value-type="float">
            <text:p>104.160004</text:p>
          </table:table-cell>
          <table:table-cell office:value-type="float" office:value="54.290001" calcext:value-type="float">
            <text:p>54.29000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740002" calcext:value-type="float">
            <text:p>43.740002</text:p>
          </table:table-cell>
          <table:table-cell office:value-type="float" office:value="192.029999" calcext:value-type="float">
            <text:p>192.029999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88.389999" calcext:value-type="float">
            <text:p>88.389999</text:p>
          </table:table-cell>
          <table:table-cell office:value-type="float" office:value="86.279999" calcext:value-type="float">
            <text:p>86.279999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33.919998" calcext:value-type="float">
            <text:p>33.919998</text:p>
          </table:table-cell>
          <table:table-cell office:value-type="float" office:value="50.970001" calcext:value-type="float">
            <text:p>50.970001</text:p>
          </table:table-cell>
          <table:table-cell office:value-type="float" office:value="701.450012" calcext:value-type="float">
            <text:p>701.450012</text:p>
          </table:table-cell>
          <table:table-cell office:value-type="float" office:value="555.549988" calcext:value-type="float">
            <text:p>555.549988</text:p>
          </table:table-cell>
          <table:table-cell office:value-type="float" office:value="116.970001" calcext:value-type="float">
            <text:p>116.970001</text:p>
          </table:table-cell>
          <table:table-cell office:value-type="float" office:value="104.650002" calcext:value-type="float">
            <text:p>104.650002</text:p>
          </table:table-cell>
          <table:table-cell office:value-type="float" office:value="55.700001" calcext:value-type="float">
            <text:p>55.700001</text:p>
          </table:table-cell>
        </table:table-row>
        <table:table-row table:style-name="ro1">
          <table:table-cell office:value-type="float" office:value="81.260002" calcext:value-type="float">
            <text:p>81.260002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190.759995" calcext:value-type="float">
            <text:p>190.759995</text:p>
          </table:table-cell>
          <table:table-cell office:value-type="float" office:value="43.5" calcext:value-type="float">
            <text:p>43.5</text:p>
          </table:table-cell>
          <table:table-cell office:value-type="float" office:value="83.330002" calcext:value-type="float">
            <text:p>83.330002</text:p>
          </table:table-cell>
          <table:table-cell office:value-type="float" office:value="85.910004" calcext:value-type="float">
            <text:p>85.910004</text:p>
          </table:table-cell>
          <table:table-cell office:value-type="float" office:value="16.959999" calcext:value-type="float">
            <text:p>16.959999</text:p>
          </table:table-cell>
          <table:table-cell office:value-type="float" office:value="32.099998" calcext:value-type="float">
            <text:p>32.099998</text:p>
          </table:table-cell>
          <table:table-cell office:value-type="float" office:value="50.27" calcext:value-type="float">
            <text:p>50.27</text:p>
          </table:table-cell>
          <table:table-cell office:value-type="float" office:value="688.919983" calcext:value-type="float">
            <text:p>688.919983</text:p>
          </table:table-cell>
          <table:table-cell office:value-type="float" office:value="545.75" calcext:value-type="float">
            <text:p>545.75</text:p>
          </table:table-cell>
          <table:table-cell office:value-type="float" office:value="115.370003" calcext:value-type="float">
            <text:p>115.370003</text:p>
          </table:table-cell>
          <table:table-cell office:value-type="float" office:value="103.339996" calcext:value-type="float">
            <text:p>103.339996</text:p>
          </table:table-cell>
          <table:table-cell office:value-type="float" office:value="54.66" calcext:value-type="float">
            <text:p>54.66</text:p>
          </table:table-cell>
        </table:table-row>
        <table:table-row table:style-name="ro1">
          <table:table-cell office:value-type="float" office:value="81.699997" calcext:value-type="float">
            <text:p>81.699997</text:p>
          </table:table-cell>
          <table:table-cell office:value-type="float" office:value="43.959999" calcext:value-type="float">
            <text:p>43.959999</text:p>
          </table:table-cell>
          <table:table-cell office:value-type="float" office:value="190.050003" calcext:value-type="float">
            <text:p>190.050003</text:p>
          </table:table-cell>
          <table:table-cell office:value-type="float" office:value="43.889999" calcext:value-type="float">
            <text:p>43.889999</text:p>
          </table:table-cell>
          <table:table-cell office:value-type="float" office:value="85.669998" calcext:value-type="float">
            <text:p>85.669998</text:p>
          </table:table-cell>
          <table:table-cell office:value-type="float" office:value="86.949997" calcext:value-type="float">
            <text:p>86.949997</text:p>
          </table:table-cell>
          <table:table-cell office:value-type="float" office:value="17.459999" calcext:value-type="float">
            <text:p>17.459999</text:p>
          </table:table-cell>
          <table:table-cell office:value-type="float" office:value="33.07" calcext:value-type="float">
            <text:p>33.07</text:p>
          </table:table-cell>
          <table:table-cell office:value-type="float" office:value="50.900002" calcext:value-type="float">
            <text:p>50.900002</text:p>
          </table:table-cell>
          <table:table-cell office:value-type="float" office:value="700.01001" calcext:value-type="float">
            <text:p>700.01001</text:p>
          </table:table-cell>
          <table:table-cell office:value-type="float" office:value="555.52002" calcext:value-type="float">
            <text:p>555.52002</text:p>
          </table:table-cell>
          <table:table-cell office:value-type="float" office:value="116.349998" calcext:value-type="float">
            <text:p>116.349998</text:p>
          </table:table-cell>
          <table:table-cell office:value-type="float" office:value="104.949997" calcext:value-type="float">
            <text:p>104.949997</text:p>
          </table:table-cell>
          <table:table-cell office:value-type="float" office:value="55.169998" calcext:value-type="float">
            <text:p>55.169998</text:p>
          </table:table-cell>
        </table:table-row>
        <table:table-row table:style-name="ro1">
          <table:table-cell office:value-type="float" office:value="82.519997" calcext:value-type="float">
            <text:p>82.519997</text:p>
          </table:table-cell>
          <table:table-cell office:value-type="float" office:value="44.040001" calcext:value-type="float">
            <text:p>44.040001</text:p>
          </table:table-cell>
          <table:table-cell office:value-type="float" office:value="193" calcext:value-type="float">
            <text:p>193</text:p>
          </table:table-cell>
          <table:table-cell office:value-type="float" office:value="44" calcext:value-type="float">
            <text:p>44</text:p>
          </table:table-cell>
          <table:table-cell office:value-type="float" office:value="86.970001" calcext:value-type="float">
            <text:p>86.970001</text:p>
          </table:table-cell>
          <table:table-cell office:value-type="float" office:value="85.290001" calcext:value-type="float">
            <text:p>85.290001</text:p>
          </table:table-cell>
          <table:table-cell office:value-type="float" office:value="18.120001" calcext:value-type="float">
            <text:p>18.120001</text:p>
          </table:table-cell>
          <table:table-cell office:value-type="float" office:value="33.860001" calcext:value-type="float">
            <text:p>33.860001</text:p>
          </table:table-cell>
          <table:table-cell office:value-type="float" office:value="51.150002" calcext:value-type="float">
            <text:p>51.150002</text:p>
          </table:table-cell>
          <table:table-cell office:value-type="float" office:value="708.580017" calcext:value-type="float">
            <text:p>708.580017</text:p>
          </table:table-cell>
          <table:table-cell office:value-type="float" office:value="560.119995" calcext:value-type="float">
            <text:p>560.119995</text:p>
          </table:table-cell>
          <table:table-cell office:value-type="float" office:value="117.75" calcext:value-type="float">
            <text:p>117.75</text:p>
          </table:table-cell>
          <table:table-cell office:value-type="float" office:value="106.82" calcext:value-type="float">
            <text:p>106.82</text:p>
          </table:table-cell>
          <table:table-cell office:value-type="float" office:value="56.259998" calcext:value-type="float">
            <text:p>56.259998</text:p>
          </table:table-cell>
        </table:table-row>
        <table:table-row table:style-name="ro1">
          <table:table-cell office:value-type="float" office:value="81.099998" calcext:value-type="float">
            <text:p>81.099998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191.990005" calcext:value-type="float">
            <text:p>191.990005</text:p>
          </table:table-cell>
          <table:table-cell office:value-type="float" office:value="42.84" calcext:value-type="float">
            <text:p>42.84</text:p>
          </table:table-cell>
          <table:table-cell office:value-type="float" office:value="84.940002" calcext:value-type="float">
            <text:p>84.940002</text:p>
          </table:table-cell>
          <table:table-cell office:value-type="float" office:value="85.830002" calcext:value-type="float">
            <text:p>85.830002</text:p>
          </table:table-cell>
          <table:table-cell office:value-type="float" office:value="17.98" calcext:value-type="float">
            <text:p>17.98</text:p>
          </table:table-cell>
          <table:table-cell office:value-type="float" office:value="34.57" calcext:value-type="float">
            <text:p>34.57</text:p>
          </table:table-cell>
          <table:table-cell office:value-type="float" office:value="50.860001" calcext:value-type="float">
            <text:p>50.860001</text:p>
          </table:table-cell>
          <table:table-cell office:value-type="float" office:value="700.320007" calcext:value-type="float">
            <text:p>700.320007</text:p>
          </table:table-cell>
          <table:table-cell office:value-type="float" office:value="554" calcext:value-type="float">
            <text:p>554</text:p>
          </table:table-cell>
          <table:table-cell office:value-type="float" office:value="118.120003" calcext:value-type="float">
            <text:p>118.120003</text:p>
          </table:table-cell>
          <table:table-cell office:value-type="float" office:value="105.279999" calcext:value-type="float">
            <text:p>105.279999</text:p>
          </table:table-cell>
          <table:table-cell office:value-type="float" office:value="55.869999" calcext:value-type="float">
            <text:p>55.869999</text:p>
          </table:table-cell>
        </table:table-row>
        <table:table-row table:style-name="ro1">
          <table:table-cell office:value-type="float" office:value="80.540001" calcext:value-type="float">
            <text:p>80.540001</text:p>
          </table:table-cell>
          <table:table-cell office:value-type="float" office:value="43.380001" calcext:value-type="float">
            <text:p>43.380001</text:p>
          </table:table-cell>
          <table:table-cell office:value-type="float" office:value="193.339996" calcext:value-type="float">
            <text:p>193.339996</text:p>
          </table:table-cell>
          <table:table-cell office:value-type="float" office:value="42.82" calcext:value-type="float">
            <text:p>42.82</text:p>
          </table:table-cell>
          <table:table-cell office:value-type="float" office:value="84.120003" calcext:value-type="float">
            <text:p>84.120003</text:p>
          </table:table-cell>
          <table:table-cell office:value-type="float" office:value="87" calcext:value-type="float">
            <text:p>87</text:p>
          </table:table-cell>
          <table:table-cell office:value-type="float" office:value="18.280001" calcext:value-type="float">
            <text:p>18.280001</text:p>
          </table:table-cell>
          <table:table-cell office:value-type="float" office:value="34.07" calcext:value-type="float">
            <text:p>34.07</text:p>
          </table:table-cell>
          <table:table-cell office:value-type="float" office:value="50.990002" calcext:value-type="float">
            <text:p>50.990002</text:p>
          </table:table-cell>
          <table:table-cell office:value-type="float" office:value="703.619995" calcext:value-type="float">
            <text:p>703.619995</text:p>
          </table:table-cell>
          <table:table-cell office:value-type="float" office:value="556.289978" calcext:value-type="float">
            <text:p>556.289978</text:p>
          </table:table-cell>
          <table:table-cell office:value-type="float" office:value="119.010002" calcext:value-type="float">
            <text:p>119.010002</text:p>
          </table:table-cell>
          <table:table-cell office:value-type="float" office:value="105.900002" calcext:value-type="float">
            <text:p>105.900002</text:p>
          </table:table-cell>
          <table:table-cell office:value-type="float" office:value="54.779999" calcext:value-type="float">
            <text:p>54.779999</text:p>
          </table:table-cell>
        </table:table-row>
        <table:table-row table:style-name="ro1">
          <table:table-cell office:value-type="float" office:value="81.580002" calcext:value-type="float">
            <text:p>81.580002</text:p>
          </table:table-cell>
          <table:table-cell office:value-type="float" office:value="43.470001" calcext:value-type="float">
            <text:p>43.470001</text:p>
          </table:table-cell>
          <table:table-cell office:value-type="float" office:value="193.660004" calcext:value-type="float">
            <text:p>193.660004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85.400002" calcext:value-type="float">
            <text:p>85.400002</text:p>
          </table:table-cell>
          <table:table-cell office:value-type="float" office:value="87.599998" calcext:value-type="float">
            <text:p>87.599998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51.459999" calcext:value-type="float">
            <text:p>51.459999</text:p>
          </table:table-cell>
          <table:table-cell office:value-type="float" office:value="719" calcext:value-type="float">
            <text:p>719</text:p>
          </table:table-cell>
          <table:table-cell office:value-type="float" office:value="581.75" calcext:value-type="float">
            <text:p>581.75</text:p>
          </table:table-cell>
          <table:table-cell office:value-type="float" office:value="119.629997" calcext:value-type="float">
            <text:p>119.629997</text:p>
          </table:table-cell>
          <table:table-cell office:value-type="float" office:value="106.910004" calcext:value-type="float">
            <text:p>106.910004</text:p>
          </table:table-cell>
          <table:table-cell office:value-type="float" office:value="56.169998" calcext:value-type="float">
            <text:p>56.169998</text:p>
          </table:table-cell>
        </table:table-row>
        <table:table-row table:style-name="ro1">
          <table:table-cell office:value-type="float" office:value="82.540001" calcext:value-type="float">
            <text:p>82.540001</text:p>
          </table:table-cell>
          <table:table-cell office:value-type="float" office:value="43.610001" calcext:value-type="float">
            <text:p>43.610001</text:p>
          </table:table-cell>
          <table:table-cell office:value-type="float" office:value="192.830002" calcext:value-type="float">
            <text:p>192.830002</text:p>
          </table:table-cell>
          <table:table-cell office:value-type="float" office:value="43.349998" calcext:value-type="float">
            <text:p>43.349998</text:p>
          </table:table-cell>
          <table:table-cell office:value-type="float" office:value="87" calcext:value-type="float">
            <text:p>87</text:p>
          </table:table-cell>
          <table:table-cell office:value-type="float" office:value="88.449997" calcext:value-type="float">
            <text:p>88.449997</text:p>
          </table:table-cell>
          <table:table-cell office:value-type="float" office:value="18.58" calcext:value-type="float">
            <text:p>18.58</text:p>
          </table:table-cell>
          <table:table-cell office:value-type="float" office:value="36.5" calcext:value-type="float">
            <text:p>36.5</text:p>
          </table:table-cell>
          <table:table-cell office:value-type="float" office:value="52.139999" calcext:value-type="float">
            <text:p>52.139999</text:p>
          </table:table-cell>
          <table:table-cell office:value-type="float" office:value="718.679993" calcext:value-type="float">
            <text:p>718.679993</text:p>
          </table:table-cell>
          <table:table-cell office:value-type="float" office:value="577.960022" calcext:value-type="float">
            <text:p>577.960022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106.82" calcext:value-type="float">
            <text:p>106.82</text:p>
          </table:table-cell>
          <table:table-cell office:value-type="float" office:value="55.689999" calcext:value-type="float">
            <text:p>55.689999</text:p>
          </table:table-cell>
        </table:table-row>
        <table:table-row table:style-name="ro1">
          <table:table-cell office:value-type="float" office:value="82.620003" calcext:value-type="float">
            <text:p>82.620003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191.619995" calcext:value-type="float">
            <text:p>191.619995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87.419998" calcext:value-type="float">
            <text:p>87.419998</text:p>
          </table:table-cell>
          <table:table-cell office:value-type="float" office:value="87.639999" calcext:value-type="float">
            <text:p>87.639999</text:p>
          </table:table-cell>
          <table:table-cell office:value-type="float" office:value="19.08" calcext:value-type="float">
            <text:p>19.08</text:p>
          </table:table-cell>
          <table:table-cell office:value-type="float" office:value="38.919998" calcext:value-type="float">
            <text:p>38.919998</text:p>
          </table:table-cell>
          <table:table-cell office:value-type="float" office:value="51.75" calcext:value-type="float">
            <text:p>51.75</text:p>
          </table:table-cell>
          <table:table-cell office:value-type="float" office:value="714.98999" calcext:value-type="float">
            <text:p>714.98999</text:p>
          </table:table-cell>
          <table:table-cell office:value-type="float" office:value="581.070007" calcext:value-type="float">
            <text:p>581.070007</text:p>
          </table:table-cell>
          <table:table-cell office:value-type="float" office:value="120.169998" calcext:value-type="float">
            <text:p>120.169998</text:p>
          </table:table-cell>
          <table:table-cell office:value-type="float" office:value="106.510002" calcext:value-type="float">
            <text:p>106.5100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.18" calcext:value-type="float">
            <text:p>83.18</text:p>
          </table:table-cell>
          <table:table-cell office:value-type="float" office:value="43.91" calcext:value-type="float">
            <text:p>43.91</text:p>
          </table:table-cell>
          <table:table-cell office:value-type="float" office:value="190.089996" calcext:value-type="float">
            <text:p>190.089996</text:p>
          </table:table-cell>
          <table:table-cell office:value-type="float" office:value="43.73" calcext:value-type="float">
            <text:p>43.73</text:p>
          </table:table-cell>
          <table:table-cell office:value-type="float" office:value="87.940002" calcext:value-type="float">
            <text:p>87.940002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18.58" calcext:value-type="float">
            <text:p>18.58</text:p>
          </table:table-cell>
          <table:table-cell office:value-type="float" office:value="41.25" calcext:value-type="float">
            <text:p>41.25</text:p>
          </table:table-cell>
          <table:table-cell office:value-type="float" office:value="51.529999" calcext:value-type="float">
            <text:p>51.529999</text:p>
          </table:table-cell>
          <table:table-cell office:value-type="float" office:value="706.900024" calcext:value-type="float">
            <text:p>706.900024</text:p>
          </table:table-cell>
          <table:table-cell office:value-type="float" office:value="573.539978" calcext:value-type="float">
            <text:p>573.539978</text:p>
          </table:table-cell>
          <table:table-cell office:value-type="float" office:value="120.800003" calcext:value-type="float">
            <text:p>120.800003</text:p>
          </table:table-cell>
          <table:table-cell office:value-type="float" office:value="106" calcext:value-type="float">
            <text:p>106</text:p>
          </table:table-cell>
          <table:table-cell office:value-type="float" office:value="55.700001" calcext:value-type="float">
            <text:p>55.700001</text:p>
          </table:table-cell>
        </table:table-row>
        <table:table-row table:style-name="ro1">
          <table:table-cell office:value-type="float" office:value="82.970001" calcext:value-type="float">
            <text:p>82.970001</text:p>
          </table:table-cell>
          <table:table-cell office:value-type="float" office:value="43.919998" calcext:value-type="float">
            <text:p>43.919998</text:p>
          </table:table-cell>
          <table:table-cell office:value-type="float" office:value="185.429993" calcext:value-type="float">
            <text:p>185.429993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90.379997" calcext:value-type="float">
            <text:p>90.379997</text:p>
          </table:table-cell>
          <table:table-cell office:value-type="float" office:value="85.910004" calcext:value-type="float">
            <text:p>85.910004</text:p>
          </table:table-cell>
          <table:table-cell office:value-type="float" office:value="18.629999" calcext:value-type="float">
            <text:p>18.629999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52.049999" calcext:value-type="float">
            <text:p>52.049999</text:p>
          </table:table-cell>
          <table:table-cell office:value-type="float" office:value="688.590027" calcext:value-type="float">
            <text:p>688.590027</text:p>
          </table:table-cell>
          <table:table-cell office:value-type="float" office:value="557.869995" calcext:value-type="float">
            <text:p>557.869995</text:p>
          </table:table-cell>
          <table:table-cell office:value-type="float" office:value="121.980003" calcext:value-type="float">
            <text:p>121.980003</text:p>
          </table:table-cell>
          <table:table-cell office:value-type="float" office:value="106.519997" calcext:value-type="float">
            <text:p>106.519997</text:p>
          </table:table-cell>
          <table:table-cell office:value-type="float" office:value="56.18" calcext:value-type="float">
            <text:p>56.18</text:p>
          </table:table-cell>
        </table:table-row>
        <table:table-row table:style-name="ro1">
          <table:table-cell office:value-type="float" office:value="83.300003" calcext:value-type="float">
            <text:p>83.300003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188.259995" calcext:value-type="float">
            <text:p>188.259995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89.699997" calcext:value-type="float">
            <text:p>89.699997</text:p>
          </table:table-cell>
          <table:table-cell office:value-type="float" office:value="85.720001" calcext:value-type="float">
            <text:p>85.720001</text:p>
          </table:table-cell>
          <table:table-cell office:value-type="float" office:value="18.08" calcext:value-type="float">
            <text:p>18.08</text:p>
          </table:table-cell>
          <table:table-cell office:value-type="float" office:value="39.349998" calcext:value-type="float">
            <text:p>39.349998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698.469971" calcext:value-type="float">
            <text:p>698.469971</text:p>
          </table:table-cell>
          <table:table-cell office:value-type="float" office:value="559.559998" calcext:value-type="float">
            <text:p>559.559998</text:p>
          </table:table-cell>
          <table:table-cell office:value-type="float" office:value="122.379997" calcext:value-type="float">
            <text:p>122.379997</text:p>
          </table:table-cell>
          <table:table-cell office:value-type="float" office:value="106.839996" calcext:value-type="float">
            <text:p>106.839996</text:p>
          </table:table-cell>
          <table:table-cell office:value-type="float" office:value="55.509998" calcext:value-type="float">
            <text:p>55.509998</text:p>
          </table:table-cell>
        </table:table-row>
        <table:table-row table:style-name="ro1">
          <table:table-cell office:value-type="float" office:value="83.129997" calcext:value-type="float">
            <text:p>83.129997</text:p>
          </table:table-cell>
          <table:table-cell office:value-type="float" office:value="44.84" calcext:value-type="float">
            <text:p>44.84</text:p>
          </table:table-cell>
          <table:table-cell office:value-type="float" office:value="187.089996" calcext:value-type="float">
            <text:p>187.089996</text:p>
          </table:table-cell>
          <table:table-cell office:value-type="float" office:value="43.959999" calcext:value-type="float">
            <text:p>43.959999</text:p>
          </table:table-cell>
          <table:table-cell office:value-type="float" office:value="92.790001" calcext:value-type="float">
            <text:p>92.790001</text:p>
          </table:table-cell>
          <table:table-cell office:value-type="float" office:value="86.519997" calcext:value-type="float">
            <text:p>86.519997</text:p>
          </table:table-cell>
          <table:table-cell office:value-type="float" office:value="18.1" calcext:value-type="float">
            <text:p>18.1</text:p>
          </table:table-cell>
          <table:table-cell office:value-type="float" office:value="38.869999" calcext:value-type="float">
            <text:p>38.869999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708.119995" calcext:value-type="float">
            <text:p>708.119995</text:p>
          </table:table-cell>
          <table:table-cell office:value-type="float" office:value="566.73999" calcext:value-type="float">
            <text:p>566.73999</text:p>
          </table:table-cell>
          <table:table-cell office:value-type="float" office:value="123.139999" calcext:value-type="float">
            <text:p>123.139999</text:p>
          </table:table-cell>
          <table:table-cell office:value-type="float" office:value="106.989998" calcext:value-type="float">
            <text:p>106.989998</text:p>
          </table:table-cell>
          <table:table-cell office:value-type="float" office:value="56.560001" calcext:value-type="float">
            <text:p>56.560001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45" calcext:value-type="float">
            <text:p>45</text:p>
          </table:table-cell>
          <table:table-cell office:value-type="float" office:value="188.899994" calcext:value-type="float">
            <text:p>188.899994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94.949997" calcext:value-type="float">
            <text:p>94.949997</text:p>
          </table:table-cell>
          <table:table-cell office:value-type="float" office:value="85.739998" calcext:value-type="float">
            <text:p>85.739998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39.799999" calcext:value-type="float">
            <text:p>39.799999</text:p>
          </table:table-cell>
          <table:table-cell office:value-type="float" office:value="52.650002" calcext:value-type="float">
            <text:p>52.650002</text:p>
          </table:table-cell>
          <table:table-cell office:value-type="float" office:value="720" calcext:value-type="float">
            <text:p>720</text:p>
          </table:table-cell>
          <table:table-cell office:value-type="float" office:value="566.950012" calcext:value-type="float">
            <text:p>566.950012</text:p>
          </table:table-cell>
          <table:table-cell office:value-type="float" office:value="124.129997" calcext:value-type="float">
            <text:p>124.129997</text:p>
          </table:table-cell>
          <table:table-cell office:value-type="float" office:value="107.5" calcext:value-type="float">
            <text:p>107.5</text:p>
          </table:table-cell>
          <table:table-cell office:value-type="float" office:value="56.400002" calcext:value-type="float">
            <text:p>56.400002</text:p>
          </table:table-cell>
        </table:table-row>
        <table:table-row table:style-name="ro1">
          <table:table-cell office:value-type="float" office:value="81.57" calcext:value-type="float">
            <text:p>81.57</text:p>
          </table:table-cell>
          <table:table-cell office:value-type="float" office:value="45.040001" calcext:value-type="float">
            <text:p>45.040001</text:p>
          </table:table-cell>
          <table:table-cell office:value-type="float" office:value="189.169998" calcext:value-type="float">
            <text:p>189.169998</text:p>
          </table:table-cell>
          <table:table-cell office:value-type="float" office:value="43.380001" calcext:value-type="float">
            <text:p>43.380001</text:p>
          </table:table-cell>
          <table:table-cell office:value-type="float" office:value="93.57" calcext:value-type="float">
            <text:p>93.57</text:p>
          </table:table-cell>
          <table:table-cell office:value-type="float" office:value="85.32" calcext:value-type="float">
            <text:p>85.32</text:p>
          </table:table-cell>
          <table:table-cell office:value-type="float" office:value="18.379999" calcext:value-type="float">
            <text:p>18.379999</text:p>
          </table:table-cell>
          <table:table-cell office:value-type="float" office:value="39.700001" calcext:value-type="float">
            <text:p>39.700001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726.809998" calcext:value-type="float">
            <text:p>726.809998</text:p>
          </table:table-cell>
          <table:table-cell office:value-type="float" office:value="567" calcext:value-type="float">
            <text:p>567</text:p>
          </table:table-cell>
          <table:table-cell office:value-type="float" office:value="123.93" calcext:value-type="float">
            <text:p>123.93</text:p>
          </table:table-cell>
          <table:table-cell office:value-type="float" office:value="107.919998" calcext:value-type="float">
            <text:p>107.919998</text:p>
          </table:table-cell>
          <table:table-cell office:value-type="float" office:value="57.669998" calcext:value-type="float">
            <text:p>57.6699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.080002" calcext:value-type="float">
            <text:p>45.080002</text:p>
          </table:table-cell>
          <table:table-cell office:value-type="float" office:value="188.039993" calcext:value-type="float">
            <text:p>188.039993</text:p>
          </table:table-cell>
          <table:table-cell office:value-type="float" office:value="43.73" calcext:value-type="float">
            <text:p>43.73</text:p>
          </table:table-cell>
          <table:table-cell office:value-type="float" office:value="93.150002" calcext:value-type="float">
            <text:p>93.150002</text:p>
          </table:table-cell>
          <table:table-cell office:value-type="float" office:value="84.610001" calcext:value-type="float">
            <text:p>84.610001</text:p>
          </table:table-cell>
          <table:table-cell office:value-type="float" office:value="18.530001" calcext:value-type="float">
            <text:p>18.530001</text:p>
          </table:table-cell>
          <table:table-cell office:value-type="float" office:value="39.209999" calcext:value-type="float">
            <text:p>39.209999</text:p>
          </table:table-cell>
          <table:table-cell office:value-type="float" office:value="52.240002" calcext:value-type="float">
            <text:p>52.240002</text:p>
          </table:table-cell>
          <table:table-cell office:value-type="float" office:value="726.919983" calcext:value-type="float">
            <text:p>726.919983</text:p>
          </table:table-cell>
          <table:table-cell office:value-type="float" office:value="571" calcext:value-type="float">
            <text:p>571</text:p>
          </table:table-cell>
          <table:table-cell office:value-type="float" office:value="125.550003" calcext:value-type="float">
            <text:p>125.550003</text:p>
          </table:table-cell>
          <table:table-cell office:value-type="float" office:value="107.620003" calcext:value-type="float">
            <text:p>107.620003</text:p>
          </table:table-cell>
          <table:table-cell office:value-type="float" office:value="56.650002" calcext:value-type="float">
            <text:p>56.650002</text:p>
          </table:table-cell>
        </table:table-row>
        <table:table-row table:style-name="ro1">
          <table:table-cell office:value-type="float" office:value="81.309998" calcext:value-type="float">
            <text:p>81.309998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190.539993" calcext:value-type="float">
            <text:p>190.539993</text:p>
          </table:table-cell>
          <table:table-cell office:value-type="float" office:value="43.939999" calcext:value-type="float">
            <text:p>43.939999</text:p>
          </table:table-cell>
          <table:table-cell office:value-type="float" office:value="94.720001" calcext:value-type="float">
            <text:p>94.720001</text:p>
          </table:table-cell>
          <table:table-cell office:value-type="float" office:value="84.330002" calcext:value-type="float">
            <text:p>84.330002</text:p>
          </table:table-cell>
          <table:table-cell office:value-type="float" office:value="18.219999" calcext:value-type="float">
            <text:p>18.219999</text:p>
          </table:table-cell>
          <table:table-cell office:value-type="float" office:value="40.240002" calcext:value-type="float">
            <text:p>40.240002</text:p>
          </table:table-cell>
          <table:table-cell office:value-type="float" office:value="52.669998" calcext:value-type="float">
            <text:p>52.669998</text:p>
          </table:table-cell>
          <table:table-cell office:value-type="float" office:value="726.369995" calcext:value-type="float">
            <text:p>726.369995</text:p>
          </table:table-cell>
          <table:table-cell office:value-type="float" office:value="576.640015" calcext:value-type="float">
            <text:p>576.640015</text:p>
          </table:table-cell>
          <table:table-cell office:value-type="float" office:value="126.239998" calcext:value-type="float">
            <text:p>126.239998</text:p>
          </table:table-cell>
          <table:table-cell office:value-type="float" office:value="107.730003" calcext:value-type="float">
            <text:p>107.730003</text:p>
          </table:table-cell>
          <table:table-cell office:value-type="float" office:value="55.580002" calcext:value-type="float">
            <text:p>55.580002</text:p>
          </table:table-cell>
        </table:table-row>
        <table:table-row table:style-name="ro1">
          <table:table-cell office:value-type="float" office:value="81.290001" calcext:value-type="float">
            <text:p>81.290001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191.600006" calcext:value-type="float">
            <text:p>191.600006</text:p>
          </table:table-cell>
          <table:table-cell office:value-type="float" office:value="44.34" calcext:value-type="float">
            <text:p>44.34</text:p>
          </table:table-cell>
          <table:table-cell office:value-type="float" office:value="96.25" calcext:value-type="float">
            <text:p>96.25</text:p>
          </table:table-cell>
          <table:table-cell office:value-type="float" office:value="85.260002" calcext:value-type="float">
            <text:p>85.260002</text:p>
          </table:table-cell>
          <table:table-cell office:value-type="float" office:value="19.040001" calcext:value-type="float">
            <text:p>19.040001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53.279999" calcext:value-type="float">
            <text:p>53.279999</text:p>
          </table:table-cell>
          <table:table-cell office:value-type="float" office:value="736.450012" calcext:value-type="float">
            <text:p>736.450012</text:p>
          </table:table-cell>
          <table:table-cell office:value-type="float" office:value="569.51001" calcext:value-type="float">
            <text:p>569.51001</text:p>
          </table:table-cell>
          <table:table-cell office:value-type="float" office:value="128.070007" calcext:value-type="float">
            <text:p>128.070007</text:p>
          </table:table-cell>
          <table:table-cell office:value-type="float" office:value="107.470001" calcext:value-type="float">
            <text:p>107.470001</text:p>
          </table:table-cell>
          <table:table-cell office:value-type="float" office:value="56.459999" calcext:value-type="float">
            <text:p>56.459999</text:p>
          </table:table-cell>
        </table:table-row>
        <table:table-row table:style-name="ro1">
          <table:table-cell office:value-type="float" office:value="82.860001" calcext:value-type="float">
            <text:p>82.860001</text:p>
          </table:table-cell>
          <table:table-cell office:value-type="float" office:value="45.84" calcext:value-type="float">
            <text:p>45.84</text:p>
          </table:table-cell>
          <table:table-cell office:value-type="float" office:value="191.679993" calcext:value-type="float">
            <text:p>191.679993</text:p>
          </table:table-cell>
          <table:table-cell office:value-type="float" office:value="44.139999" calcext:value-type="float">
            <text:p>44.139999</text:p>
          </table:table-cell>
          <table:table-cell office:value-type="float" office:value="97.849998" calcext:value-type="float">
            <text:p>97.849998</text:p>
          </table:table-cell>
          <table:table-cell office:value-type="float" office:value="85.959999" calcext:value-type="float">
            <text:p>85.959999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43.59" calcext:value-type="float">
            <text:p>43.59</text:p>
          </table:table-cell>
          <table:table-cell office:value-type="float" office:value="53.810001" calcext:value-type="float">
            <text:p>53.810001</text:p>
          </table:table-cell>
          <table:table-cell office:value-type="float" office:value="741.859985" calcext:value-type="float">
            <text:p>741.859985</text:p>
          </table:table-cell>
          <table:table-cell office:value-type="float" office:value="560.940002" calcext:value-type="float">
            <text:p>560.940002</text:p>
          </table:table-cell>
          <table:table-cell office:value-type="float" office:value="131.240005" calcext:value-type="float">
            <text:p>131.240005</text:p>
          </table:table-cell>
          <table:table-cell office:value-type="float" office:value="106.989998" calcext:value-type="float">
            <text:p>106.989998</text:p>
          </table:table-cell>
          <table:table-cell office:value-type="float" office:value="55.59" calcext:value-type="float">
            <text:p>55.59</text:p>
          </table:table-cell>
        </table:table-row>
        <table:table-row table:style-name="ro1">
          <table:table-cell office:value-type="float" office:value="83.120003" calcext:value-type="float">
            <text:p>83.120003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193.350006" calcext:value-type="float">
            <text:p>193.350006</text:p>
          </table:table-cell>
          <table:table-cell office:value-type="float" office:value="43.610001" calcext:value-type="float">
            <text:p>43.610001</text:p>
          </table:table-cell>
          <table:table-cell office:value-type="float" office:value="97.019997" calcext:value-type="float">
            <text:p>97.019997</text:p>
          </table:table-cell>
          <table:table-cell office:value-type="float" office:value="86.139999" calcext:value-type="float">
            <text:p>86.139999</text:p>
          </table:table-cell>
          <table:table-cell office:value-type="float" office:value="18.709999" calcext:value-type="float">
            <text:p>18.709999</text:p>
          </table:table-cell>
          <table:table-cell office:value-type="float" office:value="42.73" calcext:value-type="float">
            <text:p>42.73</text:p>
          </table:table-cell>
          <table:table-cell office:value-type="float" office:value="53.189999" calcext:value-type="float">
            <text:p>53.189999</text:p>
          </table:table-cell>
          <table:table-cell office:value-type="float" office:value="736.5" calcext:value-type="float">
            <text:p>736.5</text:p>
          </table:table-cell>
          <table:table-cell office:value-type="float" office:value="548.909973" calcext:value-type="float">
            <text:p>548.909973</text:p>
          </table:table-cell>
          <table:table-cell office:value-type="float" office:value="133.460007" calcext:value-type="float">
            <text:p>133.460007</text:p>
          </table:table-cell>
          <table:table-cell office:value-type="float" office:value="107.410004" calcext:value-type="float">
            <text:p>107.410004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float" office:value="83.279999" calcext:value-type="float">
            <text:p>83.279999</text:p>
          </table:table-cell>
          <table:table-cell office:value-type="float" office:value="45.549999" calcext:value-type="float">
            <text:p>45.549999</text:p>
          </table:table-cell>
          <table:table-cell office:value-type="float" office:value="194.160004" calcext:value-type="float">
            <text:p>194.160004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95.75" calcext:value-type="float">
            <text:p>95.75</text:p>
          </table:table-cell>
          <table:table-cell office:value-type="float" office:value="85.870003" calcext:value-type="float">
            <text:p>85.870003</text:p>
          </table:table-cell>
          <table:table-cell office:value-type="float" office:value="18.209999" calcext:value-type="float">
            <text:p>18.209999</text:p>
          </table:table-cell>
          <table:table-cell office:value-type="float" office:value="42.25" calcext:value-type="float">
            <text:p>42.25</text:p>
          </table:table-cell>
          <table:table-cell office:value-type="float" office:value="53.419998" calcext:value-type="float">
            <text:p>53.419998</text:p>
          </table:table-cell>
          <table:table-cell office:value-type="float" office:value="737.460022" calcext:value-type="float">
            <text:p>737.460022</text:p>
          </table:table-cell>
          <table:table-cell office:value-type="float" office:value="545.109985" calcext:value-type="float">
            <text:p>545.109985</text:p>
          </table:table-cell>
          <table:table-cell office:value-type="float" office:value="135.139999" calcext:value-type="float">
            <text:p>135.139999</text:p>
          </table:table-cell>
          <table:table-cell office:value-type="float" office:value="107.279999" calcext:value-type="float">
            <text:p>107.279999</text:p>
          </table:table-cell>
          <table:table-cell office:value-type="float" office:value="55.75" calcext:value-type="float">
            <text:p>55.75</text:p>
          </table:table-cell>
        </table:table-row>
        <table:table-row table:style-name="ro1">
          <table:table-cell office:value-type="float" office:value="82.720001" calcext:value-type="float">
            <text:p>82.720001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193.960007" calcext:value-type="float">
            <text:p>193.960007</text:p>
          </table:table-cell>
          <table:table-cell office:value-type="float" office:value="43.48" calcext:value-type="float">
            <text:p>43.48</text:p>
          </table:table-cell>
          <table:table-cell office:value-type="float" office:value="94.720001" calcext:value-type="float">
            <text:p>94.720001</text:p>
          </table:table-cell>
          <table:table-cell office:value-type="float" office:value="86.099998" calcext:value-type="float">
            <text:p>86.099998</text:p>
          </table:table-cell>
          <table:table-cell office:value-type="float" office:value="18.469999" calcext:value-type="float">
            <text:p>18.469999</text:p>
          </table:table-cell>
          <table:table-cell office:value-type="float" office:value="41.290001" calcext:value-type="float">
            <text:p>41.290001</text:p>
          </table:table-cell>
          <table:table-cell office:value-type="float" office:value="53.130001" calcext:value-type="float">
            <text:p>53.130001</text:p>
          </table:table-cell>
          <table:table-cell office:value-type="float" office:value="742.359985" calcext:value-type="float">
            <text:p>742.359985</text:p>
          </table:table-cell>
          <table:table-cell office:value-type="float" office:value="561" calcext:value-type="float">
            <text:p>561</text:p>
          </table:table-cell>
          <table:table-cell office:value-type="float" office:value="134.990005" calcext:value-type="float">
            <text:p>134.990005</text:p>
          </table:table-cell>
          <table:table-cell office:value-type="float" office:value="107.290001" calcext:value-type="float">
            <text:p>107.290001</text:p>
          </table:table-cell>
          <table:table-cell office:value-type="float" office:value="57.16" calcext:value-type="float">
            <text:p>57.16</text:p>
          </table:table-cell>
        </table:table-row>
        <table:table-row table:style-name="ro1">
          <table:table-cell office:value-type="float" office:value="82.459999" calcext:value-type="float">
            <text:p>82.459999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193.669998" calcext:value-type="float">
            <text:p>193.669998</text:p>
          </table:table-cell>
          <table:table-cell office:value-type="float" office:value="43.549999" calcext:value-type="float">
            <text:p>43.549999</text:p>
          </table:table-cell>
          <table:table-cell office:value-type="float" office:value="92.540001" calcext:value-type="float">
            <text:p>92.540001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17.360001" calcext:value-type="float">
            <text:p>17.360001</text:p>
          </table:table-cell>
          <table:table-cell office:value-type="float" office:value="38.93" calcext:value-type="float">
            <text:p>38.93</text:p>
          </table:table-cell>
          <table:table-cell office:value-type="float" office:value="52.740002" calcext:value-type="float">
            <text:p>52.740002</text:p>
          </table:table-cell>
          <table:table-cell office:value-type="float" office:value="732.01001" calcext:value-type="float">
            <text:p>732.01001</text:p>
          </table:table-cell>
          <table:table-cell office:value-type="float" office:value="567.109985" calcext:value-type="float">
            <text:p>567.109985</text:p>
          </table:table-cell>
          <table:table-cell office:value-type="float" office:value="131.610001" calcext:value-type="float">
            <text:p>131.610001</text:p>
          </table:table-cell>
          <table:table-cell office:value-type="float" office:value="108.220001" calcext:value-type="float">
            <text:p>108.220001</text:p>
          </table:table-cell>
          <table:table-cell office:value-type="float" office:value="56.139999" calcext:value-type="float">
            <text:p>56.139999</text:p>
          </table:table-cell>
        </table:table-row>
        <table:table-row table:style-name="ro1">
          <table:table-cell office:value-type="float" office:value="82.989998" calcext:value-type="float">
            <text:p>82.989998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194.210007" calcext:value-type="float">
            <text:p>194.210007</text:p>
          </table:table-cell>
          <table:table-cell office:value-type="float" office:value="43.27" calcext:value-type="float">
            <text:p>43.27</text:p>
          </table:table-cell>
          <table:table-cell office:value-type="float" office:value="94.900002" calcext:value-type="float">
            <text:p>94.900002</text:p>
          </table:table-cell>
          <table:table-cell office:value-type="float" office:value="85.699997" calcext:value-type="float">
            <text:p>85.699997</text:p>
          </table:table-cell>
          <table:table-cell office:value-type="float" office:value="18.110001" calcext:value-type="float">
            <text:p>18.110001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53.560001" calcext:value-type="float">
            <text:p>53.560001</text:p>
          </table:table-cell>
          <table:table-cell office:value-type="float" office:value="736.789978" calcext:value-type="float">
            <text:p>736.789978</text:p>
          </table:table-cell>
          <table:table-cell office:value-type="float" office:value="584.400024" calcext:value-type="float">
            <text:p>584.400024</text:p>
          </table:table-cell>
          <table:table-cell office:value-type="float" office:value="132.529999" calcext:value-type="float">
            <text:p>132.529999</text:p>
          </table:table-cell>
          <table:table-cell office:value-type="float" office:value="108.410004" calcext:value-type="float">
            <text:p>108.410004</text:p>
          </table:table-cell>
          <table:table-cell office:value-type="float" office:value="56.349998" calcext:value-type="float">
            <text:p>56.349998</text:p>
          </table:table-cell>
        </table:table-row>
        <table:table-row table:style-name="ro1">
          <table:table-cell office:value-type="float" office:value="82.660004" calcext:value-type="float">
            <text:p>82.660004</text:p>
          </table:table-cell>
          <table:table-cell office:value-type="float" office:value="45.860001" calcext:value-type="float">
            <text:p>45.860001</text:p>
          </table:table-cell>
          <table:table-cell office:value-type="float" office:value="194.25" calcext:value-type="float">
            <text:p>194.25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93.790001" calcext:value-type="float">
            <text:p>93.790001</text:p>
          </table:table-cell>
          <table:table-cell office:value-type="float" office:value="85.75" calcext:value-type="float">
            <text:p>85.75</text:p>
          </table:table-cell>
          <table:table-cell office:value-type="float" office:value="17.530001" calcext:value-type="float">
            <text:p>17.530001</text:p>
          </table:table-cell>
          <table:table-cell office:value-type="float" office:value="39.02" calcext:value-type="float">
            <text:p>39.02</text:p>
          </table:table-cell>
          <table:table-cell office:value-type="float" office:value="53.509998" calcext:value-type="float">
            <text:p>53.509998</text:p>
          </table:table-cell>
          <table:table-cell office:value-type="float" office:value="734.590027" calcext:value-type="float">
            <text:p>734.590027</text:p>
          </table:table-cell>
          <table:table-cell office:value-type="float" office:value="580.150024" calcext:value-type="float">
            <text:p>580.150024</text:p>
          </table:table-cell>
          <table:table-cell office:value-type="float" office:value="129.830002" calcext:value-type="float">
            <text:p>129.830002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56.099998" calcext:value-type="float">
            <text:p>56.099998</text:p>
          </table:table-cell>
        </table:table-row>
        <table:table-row table:style-name="ro1">
          <table:table-cell office:value-type="float" office:value="83.089996" calcext:value-type="float">
            <text:p>83.089996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197.229996" calcext:value-type="float">
            <text:p>197.229996</text:p>
          </table:table-cell>
          <table:table-cell office:value-type="float" office:value="44.68" calcext:value-type="float">
            <text:p>44.68</text:p>
          </table:table-cell>
          <table:table-cell office:value-type="float" office:value="96.349998" calcext:value-type="float">
            <text:p>96.349998</text:p>
          </table:table-cell>
          <table:table-cell office:value-type="float" office:value="86.779999" calcext:value-type="float">
            <text:p>86.779999</text:p>
          </table:table-cell>
          <table:table-cell office:value-type="float" office:value="17.940001" calcext:value-type="float">
            <text:p>17.940001</text:p>
          </table:table-cell>
          <table:table-cell office:value-type="float" office:value="40.48" calcext:value-type="float">
            <text:p>40.48</text:p>
          </table:table-cell>
          <table:table-cell office:value-type="float" office:value="54.169998" calcext:value-type="float">
            <text:p>54.169998</text:p>
          </table:table-cell>
          <table:table-cell office:value-type="float" office:value="750.099976" calcext:value-type="float">
            <text:p>750.099976</text:p>
          </table:table-cell>
          <table:table-cell office:value-type="float" office:value="596.710022" calcext:value-type="float">
            <text:p>596.710022</text:p>
          </table:table-cell>
          <table:table-cell office:value-type="float" office:value="131.479996" calcext:value-type="float">
            <text:p>131.479996</text:p>
          </table:table-cell>
          <table:table-cell office:value-type="float" office:value="109.449997" calcext:value-type="float">
            <text:p>109.449997</text:p>
          </table:table-cell>
          <table:table-cell office:value-type="float" office:value="57.43" calcext:value-type="float">
            <text:p>57.43</text:p>
          </table:table-cell>
        </table:table-row>
        <table:table-row table:style-name="ro1">
          <table:table-cell office:value-type="float" office:value="82.75" calcext:value-type="float">
            <text:p>82.75</text:p>
          </table:table-cell>
          <table:table-cell office:value-type="float" office:value="46.549999" calcext:value-type="float">
            <text:p>46.549999</text:p>
          </table:table-cell>
          <table:table-cell office:value-type="float" office:value="199" calcext:value-type="float">
            <text:p>199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95.190002" calcext:value-type="float">
            <text:p>95.190002</text:p>
          </table:table-cell>
          <table:table-cell office:value-type="float" office:value="86.970001" calcext:value-type="float">
            <text:p>86.970001</text:p>
          </table:table-cell>
          <table:table-cell office:value-type="float" office:value="17.75" calcext:value-type="float">
            <text:p>17.75</text:p>
          </table:table-cell>
          <table:table-cell office:value-type="float" office:value="39.959999" calcext:value-type="float">
            <text:p>39.959999</text:p>
          </table:table-cell>
          <table:table-cell office:value-type="float" office:value="54.009998" calcext:value-type="float">
            <text:p>54.009998</text:p>
          </table:table-cell>
          <table:table-cell office:value-type="float" office:value="749.25" calcext:value-type="float">
            <text:p>749.25</text:p>
          </table:table-cell>
          <table:table-cell office:value-type="float" office:value="599.280029" calcext:value-type="float">
            <text:p>599.280029</text:p>
          </table:table-cell>
          <table:table-cell office:value-type="float" office:value="128.089996" calcext:value-type="float">
            <text:p>128.089996</text:p>
          </table:table-cell>
          <table:table-cell office:value-type="float" office:value="108.860001" calcext:value-type="float">
            <text:p>108.860001</text:p>
          </table:table-cell>
          <table:table-cell office:value-type="float" office:value="57.02" calcext:value-type="float">
            <text:p>57.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.139999" calcext:value-type="float">
            <text:p>46.139999</text:p>
          </table:table-cell>
          <table:table-cell office:value-type="float" office:value="196.589996" calcext:value-type="float">
            <text:p>196.589996</text:p>
          </table:table-cell>
          <table:table-cell office:value-type="float" office:value="43.07" calcext:value-type="float">
            <text:p>43.07</text:p>
          </table:table-cell>
          <table:table-cell office:value-type="float" office:value="93.690002" calcext:value-type="float">
            <text:p>93.690002</text:p>
          </table:table-cell>
          <table:table-cell office:value-type="float" office:value="86.129997" calcext:value-type="float">
            <text:p>86.129997</text:p>
          </table:table-cell>
          <table:table-cell office:value-type="float" office:value="17.41" calcext:value-type="float">
            <text:p>17.41</text:p>
          </table:table-cell>
          <table:table-cell office:value-type="float" office:value="39.389999" calcext:value-type="float">
            <text:p>39.389999</text:p>
          </table:table-cell>
          <table:table-cell office:value-type="float" office:value="53.32" calcext:value-type="float">
            <text:p>53.32</text:p>
          </table:table-cell>
          <table:table-cell office:value-type="float" office:value="738.599976" calcext:value-type="float">
            <text:p>738.599976</text:p>
          </table:table-cell>
          <table:table-cell office:value-type="float" office:value="590.48999" calcext:value-type="float">
            <text:p>590.48999</text:p>
          </table:table-cell>
          <table:table-cell office:value-type="float" office:value="126.230003" calcext:value-type="float">
            <text:p>126.230003</text:p>
          </table:table-cell>
          <table:table-cell office:value-type="float" office:value="108" calcext:value-type="float">
            <text:p>108</text:p>
          </table:table-cell>
          <table:table-cell office:value-type="float" office:value="56.580002" calcext:value-type="float">
            <text:p>56.580002</text:p>
          </table:table-cell>
        </table:table-row>
        <table:table-row table:style-name="ro1">
          <table:table-cell office:value-type="float" office:value="83.650002" calcext:value-type="float">
            <text:p>83.650002</text:p>
          </table:table-cell>
          <table:table-cell office:value-type="float" office:value="46.84" calcext:value-type="float">
            <text:p>46.84</text:p>
          </table:table-cell>
          <table:table-cell office:value-type="float" office:value="200.809998" calcext:value-type="float">
            <text:p>200.809998</text:p>
          </table:table-cell>
          <table:table-cell office:value-type="float" office:value="43.93" calcext:value-type="float">
            <text:p>43.93</text:p>
          </table:table-cell>
          <table:table-cell office:value-type="float" office:value="94.440002" calcext:value-type="float">
            <text:p>94.440002</text:p>
          </table:table-cell>
          <table:table-cell office:value-type="float" office:value="87.349998" calcext:value-type="float">
            <text:p>87.349998</text:p>
          </table:table-cell>
          <table:table-cell office:value-type="float" office:value="17.32" calcext:value-type="float">
            <text:p>17.32</text:p>
          </table:table-cell>
          <table:table-cell office:value-type="float" office:value="39.790001" calcext:value-type="float">
            <text:p>39.790001</text:p>
          </table:table-cell>
          <table:table-cell office:value-type="float" office:value="54.029999" calcext:value-type="float">
            <text:p>54.029999</text:p>
          </table:table-cell>
          <table:table-cell office:value-type="float" office:value="750.059998" calcext:value-type="float">
            <text:p>750.059998</text:p>
          </table:table-cell>
          <table:table-cell office:value-type="float" office:value="599" calcext:value-type="float">
            <text:p>599</text:p>
          </table:table-cell>
          <table:table-cell office:value-type="float" office:value="126.540001" calcext:value-type="float">
            <text:p>126.540001</text:p>
          </table:table-cell>
          <table:table-cell office:value-type="float" office:value="108.82" calcext:value-type="float">
            <text:p>108.82</text:p>
          </table:table-cell>
          <table:table-cell office:value-type="float" office:value="57.639999" calcext:value-type="float">
            <text:p>57.639999</text:p>
          </table:table-cell>
        </table:table-row>
        <table:table-row table:style-name="ro1">
          <table:table-cell office:value-type="float" office:value="83.160004" calcext:value-type="float">
            <text:p>83.160004</text:p>
          </table:table-cell>
          <table:table-cell office:value-type="float" office:value="46.619999" calcext:value-type="float">
            <text:p>46.619999</text:p>
          </table:table-cell>
          <table:table-cell office:value-type="float" office:value="200.75" calcext:value-type="float">
            <text:p>200.75</text:p>
          </table:table-cell>
          <table:table-cell office:value-type="float" office:value="42.580002" calcext:value-type="float">
            <text:p>42.580002</text:p>
          </table:table-cell>
          <table:table-cell office:value-type="float" office:value="93" calcext:value-type="float">
            <text:p>93</text:p>
          </table:table-cell>
          <table:table-cell office:value-type="float" office:value="86.629997" calcext:value-type="float">
            <text:p>86.629997</text:p>
          </table:table-cell>
          <table:table-cell office:value-type="float" office:value="17.139999" calcext:value-type="float">
            <text:p>17.139999</text:p>
          </table:table-cell>
          <table:table-cell office:value-type="float" office:value="38.75" calcext:value-type="float">
            <text:p>38.75</text:p>
          </table:table-cell>
          <table:table-cell office:value-type="float" office:value="54.380001" calcext:value-type="float">
            <text:p>54.380001</text:p>
          </table:table-cell>
          <table:table-cell office:value-type="float" office:value="738" calcext:value-type="float">
            <text:p>738</text:p>
          </table:table-cell>
          <table:table-cell office:value-type="float" office:value="590.77002" calcext:value-type="float">
            <text:p>590.77002</text:p>
          </table:table-cell>
          <table:table-cell office:value-type="float" office:value="126.150002" calcext:value-type="float">
            <text:p>126.150002</text:p>
          </table:table-cell>
          <table:table-cell office:value-type="float" office:value="108.230003" calcext:value-type="float">
            <text:p>108.230003</text:p>
          </table:table-cell>
          <table:table-cell office:value-type="float" office:value="58.540001" calcext:value-type="float">
            <text:p>58.540001</text:p>
          </table:table-cell>
        </table:table-row>
        <table:table-row table:style-name="ro1">
          <table:table-cell office:value-type="float" office:value="83.139999" calcext:value-type="float">
            <text:p>83.139999</text:p>
          </table:table-cell>
          <table:table-cell office:value-type="float" office:value="46.57" calcext:value-type="float">
            <text:p>46.57</text:p>
          </table:table-cell>
          <table:table-cell office:value-type="float" office:value="201.839996" calcext:value-type="float">
            <text:p>201.839996</text:p>
          </table:table-cell>
          <table:table-cell office:value-type="float" office:value="42.18" calcext:value-type="float">
            <text:p>42.18</text:p>
          </table:table-cell>
          <table:table-cell office:value-type="float" office:value="93.150002" calcext:value-type="float">
            <text:p>93.150002</text:p>
          </table:table-cell>
          <table:table-cell office:value-type="float" office:value="86.029999" calcext:value-type="float">
            <text:p>86.029999</text:p>
          </table:table-cell>
          <table:table-cell office:value-type="float" office:value="17.200001" calcext:value-type="float">
            <text:p>17.200001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53.619999" calcext:value-type="float">
            <text:p>53.619999</text:p>
          </table:table-cell>
          <table:table-cell office:value-type="float" office:value="735.77002" calcext:value-type="float">
            <text:p>735.77002</text:p>
          </table:table-cell>
          <table:table-cell office:value-type="float" office:value="587.52002" calcext:value-type="float">
            <text:p>587.52002</text:p>
          </table:table-cell>
          <table:table-cell office:value-type="float" office:value="127.160004" calcext:value-type="float">
            <text:p>127.160004</text:p>
          </table:table-cell>
          <table:table-cell office:value-type="float" office:value="108.720001" calcext:value-type="float">
            <text:p>108.720001</text:p>
          </table:table-cell>
          <table:table-cell office:value-type="float" office:value="58.52" calcext:value-type="float">
            <text:p>58.52</text:p>
          </table:table-cell>
        </table:table-row>
        <table:table-row table:style-name="ro1">
          <table:table-cell office:value-type="float" office:value="83.239998" calcext:value-type="float">
            <text:p>83.239998</text:p>
          </table:table-cell>
          <table:table-cell office:value-type="float" office:value="46.5" calcext:value-type="float">
            <text:p>46.5</text:p>
          </table:table-cell>
          <table:table-cell office:value-type="float" office:value="201.520004" calcext:value-type="float">
            <text:p>201.520004</text:p>
          </table:table-cell>
          <table:table-cell office:value-type="float" office:value="43.029999" calcext:value-type="float">
            <text:p>43.029999</text:p>
          </table:table-cell>
          <table:table-cell office:value-type="float" office:value="94.370003" calcext:value-type="float">
            <text:p>94.370003</text:p>
          </table:table-cell>
          <table:table-cell office:value-type="float" office:value="86.730003" calcext:value-type="float">
            <text:p>86.730003</text:p>
          </table:table-cell>
          <table:table-cell office:value-type="float" office:value="17.49" calcext:value-type="float">
            <text:p>17.49</text:p>
          </table:table-cell>
          <table:table-cell office:value-type="float" office:value="40.43" calcext:value-type="float">
            <text:p>40.43</text:p>
          </table:table-cell>
          <table:table-cell office:value-type="float" office:value="52.52" calcext:value-type="float">
            <text:p>52.52</text:p>
          </table:table-cell>
          <table:table-cell office:value-type="float" office:value="745.369995" calcext:value-type="float">
            <text:p>745.369995</text:p>
          </table:table-cell>
          <table:table-cell office:value-type="float" office:value="598.76001" calcext:value-type="float">
            <text:p>598.76001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59.419998" calcext:value-type="float">
            <text:p>59.419998</text:p>
          </table:table-cell>
        </table:table-row>
        <table:table-row table:style-name="ro1">
          <table:table-cell office:value-type="float" office:value="83.440002" calcext:value-type="float">
            <text:p>83.440002</text:p>
          </table:table-cell>
          <table:table-cell office:value-type="float" office:value="46.439999" calcext:value-type="float">
            <text:p>46.439999</text:p>
          </table:table-cell>
          <table:table-cell office:value-type="float" office:value="201.630005" calcext:value-type="float">
            <text:p>201.630005</text:p>
          </table:table-cell>
          <table:table-cell office:value-type="float" office:value="42.330002" calcext:value-type="float">
            <text:p>42.330002</text:p>
          </table:table-cell>
          <table:table-cell office:value-type="float" office:value="96.25" calcext:value-type="float">
            <text:p>96.25</text:p>
          </table:table-cell>
          <table:table-cell office:value-type="float" office:value="87.220001" calcext:value-type="float">
            <text:p>87.220001</text:p>
          </table:table-cell>
          <table:table-cell office:value-type="float" office:value="17.92" calcext:value-type="float">
            <text:p>17.92</text:p>
          </table:table-cell>
          <table:table-cell office:value-type="float" office:value="41.619999" calcext:value-type="float">
            <text:p>41.619999</text:p>
          </table:table-cell>
          <table:table-cell office:value-type="float" office:value="52.200001" calcext:value-type="float">
            <text:p>52.200001</text:p>
          </table:table-cell>
          <table:table-cell office:value-type="float" office:value="743.969971" calcext:value-type="float">
            <text:p>743.969971</text:p>
          </table:table-cell>
          <table:table-cell office:value-type="float" office:value="594.320007" calcext:value-type="float">
            <text:p>594.320007</text:p>
          </table:table-cell>
          <table:table-cell office:value-type="float" office:value="128.039993" calcext:value-type="float">
            <text:p>128.039993</text:p>
          </table:table-cell>
          <table:table-cell office:value-type="float" office:value="109.370003" calcext:value-type="float">
            <text:p>109.370003</text:p>
          </table:table-cell>
          <table:table-cell office:value-type="float" office:value="59.490002" calcext:value-type="float">
            <text:p>59.490002</text:p>
          </table:table-cell>
        </table:table-row>
        <table:table-row table:style-name="ro1">
          <table:table-cell office:value-type="float" office:value="83.029999" calcext:value-type="float">
            <text:p>83.029999</text:p>
          </table:table-cell>
          <table:table-cell office:value-type="float" office:value="46.900002" calcext:value-type="float">
            <text:p>46.900002</text:p>
          </table:table-cell>
          <table:table-cell office:value-type="float" office:value="200.660004" calcext:value-type="float">
            <text:p>200.660004</text:p>
          </table:table-cell>
          <table:table-cell office:value-type="float" office:value="41.93" calcext:value-type="float">
            <text:p>41.93</text:p>
          </table:table-cell>
          <table:table-cell office:value-type="float" office:value="96.870003" calcext:value-type="float">
            <text:p>96.870003</text:p>
          </table:table-cell>
          <table:table-cell office:value-type="float" office:value="88.309998" calcext:value-type="float">
            <text:p>88.309998</text:p>
          </table:table-cell>
          <table:table-cell office:value-type="float" office:value="18.02" calcext:value-type="float">
            <text:p>18.02</text:p>
          </table:table-cell>
          <table:table-cell office:value-type="float" office:value="41.43" calcext:value-type="float">
            <text:p>41.43</text:p>
          </table:table-cell>
          <table:table-cell office:value-type="float" office:value="52.360001" calcext:value-type="float">
            <text:p>52.360001</text:p>
          </table:table-cell>
          <table:table-cell office:value-type="float" office:value="743.02002" calcext:value-type="float">
            <text:p>743.02002</text:p>
          </table:table-cell>
          <table:table-cell office:value-type="float" office:value="596.140015" calcext:value-type="float">
            <text:p>596.140015</text:p>
          </table:table-cell>
          <table:table-cell office:value-type="float" office:value="128.25" calcext:value-type="float">
            <text:p>128.25</text:p>
          </table:table-cell>
          <table:table-cell office:value-type="float" office:value="109.150002" calcext:value-type="float">
            <text:p>109.150002</text:p>
          </table:table-cell>
          <table:table-cell office:value-type="float" office:value="58.59" calcext:value-type="float">
            <text:p>58.59</text:p>
          </table:table-cell>
        </table:table-row>
        <table:table-row table:style-name="ro1">
          <table:table-cell office:value-type="float" office:value="82.709999" calcext:value-type="float">
            <text:p>82.709999</text:p>
          </table:table-cell>
          <table:table-cell office:value-type="float" office:value="46.41" calcext:value-type="float">
            <text:p>46.41</text:p>
          </table:table-cell>
          <table:table-cell office:value-type="float" office:value="200.050003" calcext:value-type="float">
            <text:p>200.050003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95.690002" calcext:value-type="float">
            <text:p>95.690002</text:p>
          </table:table-cell>
          <table:table-cell office:value-type="float" office:value="87.599998" calcext:value-type="float">
            <text:p>87.599998</text:p>
          </table:table-cell>
          <table:table-cell office:value-type="float" office:value="17.889999" calcext:value-type="float">
            <text:p>17.889999</text:p>
          </table:table-cell>
          <table:table-cell office:value-type="float" office:value="41.57" calcext:value-type="float">
            <text:p>41.57</text:p>
          </table:table-cell>
          <table:table-cell office:value-type="float" office:value="51.66" calcext:value-type="float">
            <text:p>51.66</text:p>
          </table:table-cell>
          <table:table-cell office:value-type="float" office:value="738" calcext:value-type="float">
            <text:p>738</text:p>
          </table:table-cell>
          <table:table-cell office:value-type="float" office:value="598.400024" calcext:value-type="float">
            <text:p>598.400024</text:p>
          </table:table-cell>
          <table:table-cell office:value-type="float" office:value="127.620003" calcext:value-type="float">
            <text:p>127.620003</text:p>
          </table:table-cell>
          <table:table-cell office:value-type="float" office:value="109" calcext:value-type="float">
            <text:p>109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float" office:value="83.050003" calcext:value-type="float">
            <text:p>83.050003</text:p>
          </table:table-cell>
          <table:table-cell office:value-type="float" office:value="46.77" calcext:value-type="float">
            <text:p>46.77</text:p>
          </table:table-cell>
          <table:table-cell office:value-type="float" office:value="200.679993" calcext:value-type="float">
            <text:p>200.679993</text:p>
          </table:table-cell>
          <table:table-cell office:value-type="float" office:value="40.68" calcext:value-type="float">
            <text:p>40.68</text:p>
          </table:table-cell>
          <table:table-cell office:value-type="float" office:value="97.800003" calcext:value-type="float">
            <text:p>97.800003</text:p>
          </table:table-cell>
          <table:table-cell office:value-type="float" office:value="88.019997" calcext:value-type="float">
            <text:p>88.019997</text:p>
          </table:table-cell>
          <table:table-cell office:value-type="float" office:value="18.870001" calcext:value-type="float">
            <text:p>18.870001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52.07" calcext:value-type="float">
            <text:p>52.07</text:p>
          </table:table-cell>
          <table:table-cell office:value-type="float" office:value="749.159973" calcext:value-type="float">
            <text:p>749.159973</text:p>
          </table:table-cell>
          <table:table-cell office:value-type="float" office:value="607.679993" calcext:value-type="float">
            <text:p>607.679993</text:p>
          </table:table-cell>
          <table:table-cell office:value-type="float" office:value="130.490005" calcext:value-type="float">
            <text:p>130.490005</text:p>
          </table:table-cell>
          <table:table-cell office:value-type="float" office:value="110" calcext:value-type="float">
            <text:p>110</text:p>
          </table:table-cell>
          <table:table-cell office:value-type="float" office:value="59.869999" calcext:value-type="float">
            <text:p>59.869999</text:p>
          </table:table-cell>
        </table:table-row>
        <table:table-row table:style-name="ro1">
          <table:table-cell office:value-type="float" office:value="81.949997" calcext:value-type="float">
            <text:p>81.949997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201.419998" calcext:value-type="float">
            <text:p>201.419998</text:p>
          </table:table-cell>
          <table:table-cell office:value-type="float" office:value="39.619999" calcext:value-type="float">
            <text:p>39.619999</text:p>
          </table:table-cell>
          <table:table-cell office:value-type="float" office:value="97.650002" calcext:value-type="float">
            <text:p>97.650002</text:p>
          </table:table-cell>
          <table:table-cell office:value-type="float" office:value="87.889999" calcext:value-type="float">
            <text:p>87.889999</text:p>
          </table:table-cell>
          <table:table-cell office:value-type="float" office:value="18.75" calcext:value-type="float">
            <text:p>18.75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51.279999" calcext:value-type="float">
            <text:p>51.279999</text:p>
          </table:table-cell>
          <table:table-cell office:value-type="float" office:value="754.01001" calcext:value-type="float">
            <text:p>754.01001</text:p>
          </table:table-cell>
          <table:table-cell office:value-type="float" office:value="615.070007" calcext:value-type="float">
            <text:p>615.070007</text:p>
          </table:table-cell>
          <table:table-cell office:value-type="float" office:value="131.5" calcext:value-type="float">
            <text:p>131.5</text:p>
          </table:table-cell>
          <table:table-cell office:value-type="float" office:value="110" calcext:value-type="float">
            <text:p>110</text:p>
          </table:table-cell>
          <table:table-cell office:value-type="float" office:value="59.150002" calcext:value-type="float">
            <text:p>59.150002</text:p>
          </table:table-cell>
        </table:table-row>
        <table:table-row table:style-name="ro1">
          <table:table-cell office:value-type="float" office:value="82.050003" calcext:value-type="float">
            <text:p>82.050003</text:p>
          </table:table-cell>
          <table:table-cell office:value-type="float" office:value="45.82" calcext:value-type="float">
            <text:p>45.82</text:p>
          </table:table-cell>
          <table:table-cell office:value-type="float" office:value="199.639999" calcext:value-type="float">
            <text:p>199.639999</text:p>
          </table:table-cell>
          <table:table-cell office:value-type="float" office:value="39.259998" calcext:value-type="float">
            <text:p>39.259998</text:p>
          </table:table-cell>
          <table:table-cell office:value-type="float" office:value="97.709999" calcext:value-type="float">
            <text:p>97.709999</text:p>
          </table:table-cell>
          <table:table-cell office:value-type="float" office:value="87.129997" calcext:value-type="float">
            <text:p>87.129997</text:p>
          </table:table-cell>
          <table:table-cell office:value-type="float" office:value="18.290001" calcext:value-type="float">
            <text:p>18.290001</text:p>
          </table:table-cell>
          <table:table-cell office:value-type="float" office:value="43.75" calcext:value-type="float">
            <text:p>43.75</text:p>
          </table:table-cell>
          <table:table-cell office:value-type="float" office:value="51.279999" calcext:value-type="float">
            <text:p>51.279999</text:p>
          </table:table-cell>
          <table:table-cell office:value-type="float" office:value="753.97998" calcext:value-type="float">
            <text:p>753.97998</text:p>
          </table:table-cell>
          <table:table-cell office:value-type="float" office:value="621.919983" calcext:value-type="float">
            <text:p>621.919983</text:p>
          </table:table-cell>
          <table:table-cell office:value-type="float" office:value="130.949997" calcext:value-type="float">
            <text:p>130.949997</text:p>
          </table:table-cell>
          <table:table-cell office:value-type="float" office:value="110.07" calcext:value-type="float">
            <text:p>110.07</text:p>
          </table:table-cell>
          <table:table-cell office:value-type="float" office:value="59.549999" calcext:value-type="float">
            <text:p>59.549999</text:p>
          </table:table-cell>
        </table:table-row>
        <table:table-row table:style-name="ro1">
          <table:table-cell office:value-type="float" office:value="82.300003" calcext:value-type="float">
            <text:p>82.300003</text:p>
          </table:table-cell>
          <table:table-cell office:value-type="float" office:value="46.099998" calcext:value-type="float">
            <text:p>46.099998</text:p>
          </table:table-cell>
          <table:table-cell office:value-type="float" office:value="202" calcext:value-type="float">
            <text:p>202</text:p>
          </table:table-cell>
          <table:table-cell office:value-type="float" office:value="39.400002" calcext:value-type="float">
            <text:p>39.400002</text:p>
          </table:table-cell>
          <table:table-cell office:value-type="float" office:value="97.230003" calcext:value-type="float">
            <text:p>97.230003</text:p>
          </table:table-cell>
          <table:table-cell office:value-type="float" office:value="87.190002" calcext:value-type="float">
            <text:p>87.190002</text:p>
          </table:table-cell>
          <table:table-cell office:value-type="float" office:value="17.620001" calcext:value-type="float">
            <text:p>17.620001</text:p>
          </table:table-cell>
          <table:table-cell office:value-type="float" office:value="42.09" calcext:value-type="float">
            <text:p>42.09</text:p>
          </table:table-cell>
          <table:table-cell office:value-type="float" office:value="51.349998" calcext:value-type="float">
            <text:p>51.349998</text:p>
          </table:table-cell>
          <table:table-cell office:value-type="float" office:value="760.460022" calcext:value-type="float">
            <text:p>760.460022</text:p>
          </table:table-cell>
          <table:table-cell office:value-type="float" office:value="625.349976" calcext:value-type="float">
            <text:p>625.349976</text:p>
          </table:table-cell>
          <table:table-cell office:value-type="float" office:value="131.130005" calcext:value-type="float">
            <text:p>131.130005</text:p>
          </table:table-cell>
          <table:table-cell office:value-type="float" office:value="110" calcext:value-type="float">
            <text:p>110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82.910004" calcext:value-type="float">
            <text:p>82.910004</text:p>
          </table:table-cell>
          <table:table-cell office:value-type="float" office:value="46.310001" calcext:value-type="float">
            <text:p>46.310001</text:p>
          </table:table-cell>
          <table:table-cell office:value-type="float" office:value="203" calcext:value-type="float">
            <text:p>203</text:p>
          </table:table-cell>
          <table:table-cell office:value-type="float" office:value="39.580002" calcext:value-type="float">
            <text:p>39.580002</text:p>
          </table:table-cell>
          <table:table-cell office:value-type="float" office:value="99" calcext:value-type="float">
            <text:p>99</text:p>
          </table:table-cell>
          <table:table-cell office:value-type="float" office:value="87.699997" calcext:value-type="float">
            <text:p>87.699997</text:p>
          </table:table-cell>
          <table:table-cell office:value-type="float" office:value="18.66" calcext:value-type="float">
            <text:p>18.66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51.799999" calcext:value-type="float">
            <text:p>51.799999</text:p>
          </table:table-cell>
          <table:table-cell office:value-type="float" office:value="769.51001" calcext:value-type="float">
            <text:p>769.51001</text:p>
          </table:table-cell>
          <table:table-cell office:value-type="float" office:value="637.140015" calcext:value-type="float">
            <text:p>637.140015</text:p>
          </table:table-cell>
          <table:table-cell office:value-type="float" office:value="132.570007" calcext:value-type="float">
            <text:p>132.570007</text:p>
          </table:table-cell>
          <table:table-cell office:value-type="float" office:value="111.650002" calcext:value-type="float">
            <text:p>111.650002</text:p>
          </table:table-cell>
          <table:table-cell office:value-type="float" office:value="60.09" calcext:value-type="float">
            <text:p>60.09</text:p>
          </table:table-cell>
        </table:table-row>
        <table:table-row table:style-name="ro1">
          <table:table-cell office:value-type="float" office:value="83.290001" calcext:value-type="float">
            <text:p>83.290001</text:p>
          </table:table-cell>
          <table:table-cell office:value-type="float" office:value="45.34" calcext:value-type="float">
            <text:p>45.34</text:p>
          </table:table-cell>
          <table:table-cell office:value-type="float" office:value="202.070007" calcext:value-type="float">
            <text:p>202.070007</text:p>
          </table:table-cell>
          <table:table-cell office:value-type="float" office:value="39.360001" calcext:value-type="float">
            <text:p>39.360001</text:p>
          </table:table-cell>
          <table:table-cell office:value-type="float" office:value="100.080002" calcext:value-type="float">
            <text:p>100.080002</text:p>
          </table:table-cell>
          <table:table-cell office:value-type="float" office:value="88.050003" calcext:value-type="float">
            <text:p>88.050003</text:p>
          </table:table-cell>
          <table:table-cell office:value-type="float" office:value="19.01" calcext:value-type="float">
            <text:p>19.01</text:p>
          </table:table-cell>
          <table:table-cell office:value-type="float" office:value="46.73" calcext:value-type="float">
            <text:p>46.73</text:p>
          </table:table-cell>
          <table:table-cell office:value-type="float" office:value="52.150002" calcext:value-type="float">
            <text:p>52.150002</text:p>
          </table:table-cell>
          <table:table-cell office:value-type="float" office:value="758" calcext:value-type="float">
            <text:p>758</text:p>
          </table:table-cell>
          <table:table-cell office:value-type="float" office:value="630" calcext:value-type="float">
            <text:p>630</text:p>
          </table:table-cell>
          <table:table-cell office:value-type="float" office:value="128.550003" calcext:value-type="float">
            <text:p>128.550003</text:p>
          </table:table-cell>
          <table:table-cell office:value-type="float" office:value="113.190002" calcext:value-type="float">
            <text:p>113.190002</text:p>
          </table:table-cell>
          <table:table-cell office:value-type="float" office:value="60.169998" calcext:value-type="float">
            <text:p>60.169998</text:p>
          </table:table-cell>
        </table:table-row>
        <table:table-row table:style-name="ro1">
          <table:table-cell office:value-type="float" office:value="81.040001" calcext:value-type="float">
            <text:p>81.040001</text:p>
          </table:table-cell>
          <table:table-cell office:value-type="float" office:value="44.259998" calcext:value-type="float">
            <text:p>44.259998</text:p>
          </table:table-cell>
          <table:table-cell office:value-type="float" office:value="200.979996" calcext:value-type="float">
            <text:p>200.979996</text:p>
          </table:table-cell>
          <table:table-cell office:value-type="float" office:value="38.540001" calcext:value-type="float">
            <text:p>38.540001</text:p>
          </table:table-cell>
          <table:table-cell office:value-type="float" office:value="101.639999" calcext:value-type="float">
            <text:p>101.639999</text:p>
          </table:table-cell>
          <table:table-cell office:value-type="float" office:value="87.32" calcext:value-type="float">
            <text:p>87.32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46.990002" calcext:value-type="float">
            <text:p>46.990002</text:p>
          </table:table-cell>
          <table:table-cell office:value-type="float" office:value="50.560001" calcext:value-type="float">
            <text:p>50.560001</text:p>
          </table:table-cell>
          <table:table-cell office:value-type="float" office:value="755.380005" calcext:value-type="float">
            <text:p>755.380005</text:p>
          </table:table-cell>
          <table:table-cell office:value-type="float" office:value="631" calcext:value-type="float">
            <text:p>631</text:p>
          </table:table-cell>
          <table:table-cell office:value-type="float" office:value="130.979996" calcext:value-type="float">
            <text:p>130.979996</text:p>
          </table:table-cell>
          <table:table-cell office:value-type="float" office:value="113.309998" calcext:value-type="float">
            <text:p>113.309998</text:p>
          </table:table-cell>
          <table:table-cell office:value-type="float" office:value="60.57" calcext:value-type="float">
            <text:p>60.57</text:p>
          </table:table-cell>
        </table:table-row>
        <table:table-row table:style-name="ro1">
          <table:table-cell office:value-type="float" office:value="80.400002" calcext:value-type="float">
            <text:p>80.400002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200.229996" calcext:value-type="float">
            <text:p>200.229996</text:p>
          </table:table-cell>
          <table:table-cell office:value-type="float" office:value="38" calcext:value-type="float">
            <text:p>38</text:p>
          </table:table-cell>
          <table:table-cell office:value-type="float" office:value="101.739998" calcext:value-type="float">
            <text:p>101.739998</text:p>
          </table:table-cell>
          <table:table-cell office:value-type="float" office:value="86.059998" calcext:value-type="float">
            <text:p>86.059998</text:p>
          </table:table-cell>
          <table:table-cell office:value-type="float" office:value="18.280001" calcext:value-type="float">
            <text:p>18.280001</text:p>
          </table:table-cell>
          <table:table-cell office:value-type="float" office:value="46.34" calcext:value-type="float">
            <text:p>46.34</text:p>
          </table:table-cell>
          <table:table-cell office:value-type="float" office:value="50.150002" calcext:value-type="float">
            <text:p>50.150002</text:p>
          </table:table-cell>
          <table:table-cell office:value-type="float" office:value="726.299988" calcext:value-type="float">
            <text:p>726.299988</text:p>
          </table:table-cell>
          <table:table-cell office:value-type="float" office:value="624.469971" calcext:value-type="float">
            <text:p>624.469971</text:p>
          </table:table-cell>
          <table:table-cell office:value-type="float" office:value="131.089996" calcext:value-type="float">
            <text:p>131.089996</text:p>
          </table:table-cell>
          <table:table-cell office:value-type="float" office:value="113.43" calcext:value-type="float">
            <text:p>113.43</text:p>
          </table:table-cell>
          <table:table-cell office:value-type="float" office:value="61.299999" calcext:value-type="float">
            <text:p>61.299999</text:p>
          </table:table-cell>
        </table:table-row>
        <table:table-row table:style-name="ro1">
          <table:table-cell office:value-type="float" office:value="80.919998" calcext:value-type="float">
            <text:p>80.919998</text:p>
          </table:table-cell>
          <table:table-cell office:value-type="float" office:value="44.5" calcext:value-type="float">
            <text:p>44.5</text:p>
          </table:table-cell>
          <table:table-cell office:value-type="float" office:value="200.25" calcext:value-type="float">
            <text:p>200.25</text:p>
          </table:table-cell>
          <table:table-cell office:value-type="float" office:value="37.759998" calcext:value-type="float">
            <text:p>37.759998</text:p>
          </table:table-cell>
          <table:table-cell office:value-type="float" office:value="101.470001" calcext:value-type="float">
            <text:p>101.470001</text:p>
          </table:table-cell>
          <table:table-cell office:value-type="float" office:value="87.639999" calcext:value-type="float">
            <text:p>87.639999</text:p>
          </table:table-cell>
          <table:table-cell office:value-type="float" office:value="18.1" calcext:value-type="float">
            <text:p>18.1</text:p>
          </table:table-cell>
          <table:table-cell office:value-type="float" office:value="47.16" calcext:value-type="float">
            <text:p>47.16</text:p>
          </table:table-cell>
          <table:table-cell office:value-type="float" office:value="50.529999" calcext:value-type="float">
            <text:p>50.529999</text:p>
          </table:table-cell>
          <table:table-cell office:value-type="float" office:value="716.099976" calcext:value-type="float">
            <text:p>716.099976</text:p>
          </table:table-cell>
          <table:table-cell office:value-type="float" office:value="616.609985" calcext:value-type="float">
            <text:p>616.609985</text:p>
          </table:table-cell>
          <table:table-cell office:value-type="float" office:value="130.449997" calcext:value-type="float">
            <text:p>130.449997</text:p>
          </table:table-cell>
          <table:table-cell office:value-type="float" office:value="113.309998" calcext:value-type="float">
            <text:p>113.309998</text:p>
          </table:table-cell>
          <table:table-cell office:value-type="float" office:value="61.130001" calcext:value-type="float">
            <text:p>61.130001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44.919998" calcext:value-type="float">
            <text:p>44.919998</text:p>
          </table:table-cell>
          <table:table-cell office:value-type="float" office:value="200.880005" calcext:value-type="float">
            <text:p>200.880005</text:p>
          </table:table-cell>
          <table:table-cell office:value-type="float" office:value="38.139999" calcext:value-type="float">
            <text:p>38.139999</text:p>
          </table:table-cell>
          <table:table-cell office:value-type="float" office:value="102.050003" calcext:value-type="float">
            <text:p>102.050003</text:p>
          </table:table-cell>
          <table:table-cell office:value-type="float" office:value="87.389999" calcext:value-type="float">
            <text:p>87.389999</text:p>
          </table:table-cell>
          <table:table-cell office:value-type="float" office:value="17.73" calcext:value-type="float">
            <text:p>17.73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50.98" calcext:value-type="float">
            <text:p>50.98</text:p>
          </table:table-cell>
          <table:table-cell office:value-type="float" office:value="725.419983" calcext:value-type="float">
            <text:p>725.419983</text:p>
          </table:table-cell>
          <table:table-cell office:value-type="float" office:value="626.169983" calcext:value-type="float">
            <text:p>626.169983</text:p>
          </table:table-cell>
          <table:table-cell office:value-type="float" office:value="131.25" calcext:value-type="float">
            <text:p>131.25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60.959999" calcext:value-type="float">
            <text:p>60.959999</text:p>
          </table:table-cell>
        </table:table-row>
        <table:table-row table:style-name="ro1">
          <table:table-cell office:value-type="float" office:value="79.470001" calcext:value-type="float">
            <text:p>79.470001</text:p>
          </table:table-cell>
          <table:table-cell office:value-type="float" office:value="44.639999" calcext:value-type="float">
            <text:p>44.639999</text:p>
          </table:table-cell>
          <table:table-cell office:value-type="float" office:value="207" calcext:value-type="float">
            <text:p>207</text:p>
          </table:table-cell>
          <table:table-cell office:value-type="float" office:value="38.310001" calcext:value-type="float">
            <text:p>38.310001</text:p>
          </table:table-cell>
          <table:table-cell office:value-type="float" office:value="102.900002" calcext:value-type="float">
            <text:p>102.900002</text:p>
          </table:table-cell>
          <table:table-cell office:value-type="float" office:value="87.370003" calcext:value-type="float">
            <text:p>87.370003</text:p>
          </table:table-cell>
          <table:table-cell office:value-type="float" office:value="18.059999" calcext:value-type="float">
            <text:p>18.059999</text:p>
          </table:table-cell>
          <table:table-cell office:value-type="float" office:value="48.549999" calcext:value-type="float">
            <text:p>48.549999</text:p>
          </table:table-cell>
          <table:table-cell office:value-type="float" office:value="50.459999" calcext:value-type="float">
            <text:p>50.459999</text:p>
          </table:table-cell>
          <table:table-cell office:value-type="float" office:value="707.289978" calcext:value-type="float">
            <text:p>707.289978</text:p>
          </table:table-cell>
          <table:table-cell office:value-type="float" office:value="611.799988" calcext:value-type="float">
            <text:p>611.799988</text:p>
          </table:table-cell>
          <table:table-cell office:value-type="float" office:value="133.199997" calcext:value-type="float">
            <text:p>133.199997</text:p>
          </table:table-cell>
          <table:table-cell office:value-type="float" office:value="112.959999" calcext:value-type="float">
            <text:p>112.959999</text:p>
          </table:table-cell>
          <table:table-cell office:value-type="float" office:value="60.93" calcext:value-type="float">
            <text:p>60.93</text:p>
          </table:table-cell>
        </table:table-row>
        <table:table-row table:style-name="ro1">
          <table:table-cell office:value-type="float" office:value="79.480003" calcext:value-type="float">
            <text:p>79.480003</text:p>
          </table:table-cell>
          <table:table-cell office:value-type="float" office:value="44.5" calcext:value-type="float">
            <text:p>44.5</text:p>
          </table:table-cell>
          <table:table-cell office:value-type="float" office:value="206.5" calcext:value-type="float">
            <text:p>206.5</text:p>
          </table:table-cell>
          <table:table-cell office:value-type="float" office:value="38.439999" calcext:value-type="float">
            <text:p>38.439999</text:p>
          </table:table-cell>
          <table:table-cell office:value-type="float" office:value="103.129997" calcext:value-type="float">
            <text:p>103.129997</text:p>
          </table:table-cell>
          <table:table-cell office:value-type="float" office:value="87.07" calcext:value-type="float">
            <text:p>87.07</text:p>
          </table:table-cell>
          <table:table-cell office:value-type="float" office:value="18.1" calcext:value-type="float">
            <text:p>18.1</text:p>
          </table:table-cell>
          <table:table-cell office:value-type="float" office:value="48.130001" calcext:value-type="float">
            <text:p>48.130001</text:p>
          </table:table-cell>
          <table:table-cell office:value-type="float" office:value="51.299999" calcext:value-type="float">
            <text:p>51.299999</text:p>
          </table:table-cell>
          <table:table-cell office:value-type="float" office:value="708.26001" calcext:value-type="float">
            <text:p>708.26001</text:p>
          </table:table-cell>
          <table:table-cell office:value-type="float" office:value="615.539978" calcext:value-type="float">
            <text:p>615.539978</text:p>
          </table:table-cell>
          <table:table-cell office:value-type="float" office:value="136.289993" calcext:value-type="float">
            <text:p>136.289993</text:p>
          </table:table-cell>
          <table:table-cell office:value-type="float" office:value="112.099998" calcext:value-type="float">
            <text:p>112.099998</text:p>
          </table:table-cell>
          <table:table-cell office:value-type="float" office:value="58.560001" calcext:value-type="float">
            <text:p>58.560001</text:p>
          </table:table-cell>
        </table:table-row>
        <table:table-row table:style-name="ro1">
          <table:table-cell office:value-type="float" office:value="79.669998" calcext:value-type="float">
            <text:p>79.669998</text:p>
          </table:table-cell>
          <table:table-cell office:value-type="float" office:value="44.529999" calcext:value-type="float">
            <text:p>44.529999</text:p>
          </table:table-cell>
          <table:table-cell office:value-type="float" office:value="205.520004" calcext:value-type="float">
            <text:p>205.520004</text:p>
          </table:table-cell>
          <table:table-cell office:value-type="float" office:value="38.57" calcext:value-type="float">
            <text:p>38.57</text:p>
          </table:table-cell>
          <table:table-cell office:value-type="float" office:value="101.139999" calcext:value-type="float">
            <text:p>101.139999</text:p>
          </table:table-cell>
          <table:table-cell office:value-type="float" office:value="86.93" calcext:value-type="float">
            <text:p>86.93</text:p>
          </table:table-cell>
          <table:table-cell office:value-type="float" office:value="17.74" calcext:value-type="float">
            <text:p>17.74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50.950001" calcext:value-type="float">
            <text:p>50.950001</text:p>
          </table:table-cell>
          <table:table-cell office:value-type="float" office:value="690.700012" calcext:value-type="float">
            <text:p>690.700012</text:p>
          </table:table-cell>
          <table:table-cell office:value-type="float" office:value="666" calcext:value-type="float">
            <text:p>666</text:p>
          </table:table-cell>
          <table:table-cell office:value-type="float" office:value="134.419998" calcext:value-type="float">
            <text:p>134.419998</text:p>
          </table:table-cell>
          <table:table-cell office:value-type="float" office:value="112.059998" calcext:value-type="float">
            <text:p>112.059998</text:p>
          </table:table-cell>
          <table:table-cell office:value-type="float" office:value="61.029999" calcext:value-type="float">
            <text:p>61.029999</text:p>
          </table:table-cell>
        </table:table-row>
        <table:table-row table:style-name="ro1">
          <table:table-cell office:value-type="float" office:value="80.019997" calcext:value-type="float">
            <text:p>80.019997</text:p>
          </table:table-cell>
          <table:table-cell office:value-type="float" office:value="44.57" calcext:value-type="float">
            <text:p>44.57</text:p>
          </table:table-cell>
          <table:table-cell office:value-type="float" office:value="206.869995" calcext:value-type="float">
            <text:p>206.869995</text:p>
          </table:table-cell>
          <table:table-cell office:value-type="float" office:value="38.560001" calcext:value-type="float">
            <text:p>38.560001</text:p>
          </table:table-cell>
          <table:table-cell office:value-type="float" office:value="101.830002" calcext:value-type="float">
            <text:p>101.830002</text:p>
          </table:table-cell>
          <table:table-cell office:value-type="float" office:value="87.07" calcext:value-type="float">
            <text:p>87.07</text:p>
          </table:table-cell>
          <table:table-cell office:value-type="float" office:value="17.73" calcext:value-type="float">
            <text:p>17.73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51.220001" calcext:value-type="float">
            <text:p>51.220001</text:p>
          </table:table-cell>
          <table:table-cell office:value-type="float" office:value="697.630005" calcext:value-type="float">
            <text:p>697.630005</text:p>
          </table:table-cell>
          <table:table-cell office:value-type="float" office:value="663.919983" calcext:value-type="float">
            <text:p>663.919983</text:p>
          </table:table-cell>
          <table:table-cell office:value-type="float" office:value="134.380005" calcext:value-type="float">
            <text:p>134.380005</text:p>
          </table:table-cell>
          <table:table-cell office:value-type="float" office:value="112.220001" calcext:value-type="float">
            <text:p>112.220001</text:p>
          </table:table-cell>
          <table:table-cell office:value-type="float" office:value="60.790001" calcext:value-type="float">
            <text:p>60.790001</text:p>
          </table:table-cell>
        </table:table-row>
        <table:table-row table:style-name="ro1">
          <table:table-cell office:value-type="float" office:value="80.800003" calcext:value-type="float">
            <text:p>80.800003</text:p>
          </table:table-cell>
          <table:table-cell office:value-type="float" office:value="44.869999" calcext:value-type="float">
            <text:p>44.869999</text:p>
          </table:table-cell>
          <table:table-cell office:value-type="float" office:value="207.440002" calcext:value-type="float">
            <text:p>207.440002</text:p>
          </table:table-cell>
          <table:table-cell office:value-type="float" office:value="38.650002" calcext:value-type="float">
            <text:p>38.650002</text:p>
          </table:table-cell>
          <table:table-cell office:value-type="float" office:value="102.260002" calcext:value-type="float">
            <text:p>102.260002</text:p>
          </table:table-cell>
          <table:table-cell office:value-type="float" office:value="86.919998" calcext:value-type="float">
            <text:p>86.919998</text:p>
          </table:table-cell>
          <table:table-cell office:value-type="float" office:value="17.280001" calcext:value-type="float">
            <text:p>17.280001</text:p>
          </table:table-cell>
          <table:table-cell office:value-type="float" office:value="46.099998" calcext:value-type="float">
            <text:p>46.099998</text:p>
          </table:table-cell>
          <table:table-cell office:value-type="float" office:value="51.110001" calcext:value-type="float">
            <text:p>51.110001</text:p>
          </table:table-cell>
          <table:table-cell office:value-type="float" office:value="696.869995" calcext:value-type="float">
            <text:p>696.869995</text:p>
          </table:table-cell>
          <table:table-cell office:value-type="float" office:value="677.359985" calcext:value-type="float">
            <text:p>677.359985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112.559998" calcext:value-type="float">
            <text:p>112.559998</text:p>
          </table:table-cell>
          <table:table-cell office:value-type="float" office:value="60.990002" calcext:value-type="float">
            <text:p>60.990002</text:p>
          </table:table-cell>
        </table:table-row>
        <table:table-row table:style-name="ro1">
          <table:table-cell office:value-type="float" office:value="80.870003" calcext:value-type="float">
            <text:p>80.870003</text:p>
          </table:table-cell>
          <table:table-cell office:value-type="float" office:value="44.720001" calcext:value-type="float">
            <text:p>44.720001</text:p>
          </table:table-cell>
          <table:table-cell office:value-type="float" office:value="208.600006" calcext:value-type="float">
            <text:p>208.600006</text:p>
          </table:table-cell>
          <table:table-cell office:value-type="float" office:value="38.43" calcext:value-type="float">
            <text:p>38.43</text:p>
          </table:table-cell>
          <table:table-cell office:value-type="float" office:value="101.059998" calcext:value-type="float">
            <text:p>101.059998</text:p>
          </table:table-cell>
          <table:table-cell office:value-type="float" office:value="85.980003" calcext:value-type="float">
            <text:p>85.980003</text:p>
          </table:table-cell>
          <table:table-cell office:value-type="float" office:value="17.25" calcext:value-type="float">
            <text:p>17.25</text:p>
          </table:table-cell>
          <table:table-cell office:value-type="float" office:value="45.169998" calcext:value-type="float">
            <text:p>45.169998</text:p>
          </table:table-cell>
          <table:table-cell office:value-type="float" office:value="50.48" calcext:value-type="float">
            <text:p>50.48</text:p>
          </table:table-cell>
          <table:table-cell office:value-type="float" office:value="690.48999" calcext:value-type="float">
            <text:p>690.48999</text:p>
          </table:table-cell>
          <table:table-cell office:value-type="float" office:value="662.590027" calcext:value-type="float">
            <text:p>662.590027</text:p>
          </table:table-cell>
          <table:table-cell office:value-type="float" office:value="131.589996" calcext:value-type="float">
            <text:p>131.589996</text:p>
          </table:table-cell>
          <table:table-cell office:value-type="float" office:value="112.040001" calcext:value-type="float">
            <text:p>112.040001</text:p>
          </table:table-cell>
          <table:table-cell office:value-type="float" office:value="61.299999" calcext:value-type="float">
            <text:p>61.299999</text:p>
          </table:table-cell>
        </table:table-row>
        <table:table-row table:style-name="ro1">
          <table:table-cell office:value-type="float" office:value="81.599998" calcext:value-type="float">
            <text:p>81.599998</text:p>
          </table:table-cell>
          <table:table-cell office:value-type="float" office:value="44.93" calcext:value-type="float">
            <text:p>44.93</text:p>
          </table:table-cell>
          <table:table-cell office:value-type="float" office:value="210.669998" calcext:value-type="float">
            <text:p>210.669998</text:p>
          </table:table-cell>
          <table:table-cell office:value-type="float" office:value="38.740002" calcext:value-type="float">
            <text:p>38.740002</text:p>
          </table:table-cell>
          <table:table-cell office:value-type="float" office:value="101.849998" calcext:value-type="float">
            <text:p>101.849998</text:p>
          </table:table-cell>
          <table:table-cell office:value-type="float" office:value="87.879997" calcext:value-type="float">
            <text:p>87.879997</text:p>
          </table:table-cell>
          <table:table-cell office:value-type="float" office:value="17.4" calcext:value-type="float">
            <text:p>17.4</text:p>
          </table:table-cell>
          <table:table-cell office:value-type="float" office:value="44.540001" calcext:value-type="float">
            <text:p>44.540001</text:p>
          </table:table-cell>
          <table:table-cell office:value-type="float" office:value="50.990002" calcext:value-type="float">
            <text:p>50.990002</text:p>
          </table:table-cell>
          <table:table-cell office:value-type="float" office:value="697.700012" calcext:value-type="float">
            <text:p>697.700012</text:p>
          </table:table-cell>
          <table:table-cell office:value-type="float" office:value="673.309998" calcext:value-type="float">
            <text:p>673.309998</text:p>
          </table:table-cell>
          <table:table-cell office:value-type="float" office:value="131.729996" calcext:value-type="float">
            <text:p>131.729996</text:p>
          </table:table-cell>
          <table:table-cell office:value-type="float" office:value="112.080002" calcext:value-type="float">
            <text:p>112.080002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float" office:value="81.419998" calcext:value-type="float">
            <text:p>81.419998</text:p>
          </table:table-cell>
          <table:table-cell office:value-type="float" office:value="45.060001" calcext:value-type="float">
            <text:p>45.060001</text:p>
          </table:table-cell>
          <table:table-cell office:value-type="float" office:value="211.729996" calcext:value-type="float">
            <text:p>211.729996</text:p>
          </table:table-cell>
          <table:table-cell office:value-type="float" office:value="38.200001" calcext:value-type="float">
            <text:p>38.200001</text:p>
          </table:table-cell>
          <table:table-cell office:value-type="float" office:value="100.839996" calcext:value-type="float">
            <text:p>100.839996</text:p>
          </table:table-cell>
          <table:table-cell office:value-type="float" office:value="87.860001" calcext:value-type="float">
            <text:p>87.860001</text:p>
          </table:table-cell>
          <table:table-cell office:value-type="float" office:value="16.99" calcext:value-type="float">
            <text:p>16.99</text:p>
          </table:table-cell>
          <table:table-cell office:value-type="float" office:value="42.73" calcext:value-type="float">
            <text:p>42.73</text:p>
          </table:table-cell>
          <table:table-cell office:value-type="float" office:value="50.91" calcext:value-type="float">
            <text:p>50.91</text:p>
          </table:table-cell>
          <table:table-cell office:value-type="float" office:value="698.380005" calcext:value-type="float">
            <text:p>698.380005</text:p>
          </table:table-cell>
          <table:table-cell office:value-type="float" office:value="656.049988" calcext:value-type="float">
            <text:p>656.049988</text:p>
          </table:table-cell>
          <table:table-cell office:value-type="float" office:value="132.110001" calcext:value-type="float">
            <text:p>132.110001</text:p>
          </table:table-cell>
          <table:table-cell office:value-type="float" office:value="112.580002" calcext:value-type="float">
            <text:p>112.58000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.209999" calcext:value-type="float">
            <text:p>82.209999</text:p>
          </table:table-cell>
          <table:table-cell office:value-type="float" office:value="45.32" calcext:value-type="float">
            <text:p>45.32</text:p>
          </table:table-cell>
          <table:table-cell office:value-type="float" office:value="214.300003" calcext:value-type="float">
            <text:p>214.300003</text:p>
          </table:table-cell>
          <table:table-cell office:value-type="float" office:value="38.810001" calcext:value-type="float">
            <text:p>38.810001</text:p>
          </table:table-cell>
          <table:table-cell office:value-type="float" office:value="101.620003" calcext:value-type="float">
            <text:p>101.620003</text:p>
          </table:table-cell>
          <table:table-cell office:value-type="float" office:value="88.540001" calcext:value-type="float">
            <text:p>88.540001</text:p>
          </table:table-cell>
          <table:table-cell office:value-type="float" office:value="16.85" calcext:value-type="float">
            <text:p>16.85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51.220001" calcext:value-type="float">
            <text:p>51.220001</text:p>
          </table:table-cell>
          <table:table-cell office:value-type="float" office:value="712" calcext:value-type="float">
            <text:p>712</text:p>
          </table:table-cell>
          <table:table-cell office:value-type="float" office:value="673.950012" calcext:value-type="float">
            <text:p>673.950012</text:p>
          </table:table-cell>
          <table:table-cell office:value-type="float" office:value="132.800003" calcext:value-type="float">
            <text:p>132.800003</text:p>
          </table:table-cell>
          <table:table-cell office:value-type="float" office:value="112.980003" calcext:value-type="float">
            <text:p>112.980003</text:p>
          </table:table-cell>
          <table:table-cell office:value-type="float" office:value="62.360001" calcext:value-type="float">
            <text:p>62.360001</text:p>
          </table:table-cell>
        </table:table-row>
        <table:table-row table:style-name="ro1">
          <table:table-cell office:value-type="float" office:value="82.150002" calcext:value-type="float">
            <text:p>82.150002</text:p>
          </table:table-cell>
          <table:table-cell office:value-type="float" office:value="45.439999" calcext:value-type="float">
            <text:p>45.439999</text:p>
          </table:table-cell>
          <table:table-cell office:value-type="float" office:value="215.080002" calcext:value-type="float">
            <text:p>215.080002</text:p>
          </table:table-cell>
          <table:table-cell office:value-type="float" office:value="39.860001" calcext:value-type="float">
            <text:p>39.860001</text:p>
          </table:table-cell>
          <table:table-cell office:value-type="float" office:value="100.639999" calcext:value-type="float">
            <text:p>100.639999</text:p>
          </table:table-cell>
          <table:table-cell office:value-type="float" office:value="90" calcext:value-type="float">
            <text:p>90</text:p>
          </table:table-cell>
          <table:table-cell office:value-type="float" office:value="17.09" calcext:value-type="float">
            <text:p>17.09</text:p>
          </table:table-cell>
          <table:table-cell office:value-type="float" office:value="41.619999" calcext:value-type="float">
            <text:p>41.619999</text:p>
          </table:table-cell>
          <table:table-cell office:value-type="float" office:value="51.380001" calcext:value-type="float">
            <text:p>51.380001</text:p>
          </table:table-cell>
          <table:table-cell office:value-type="float" office:value="716.75" calcext:value-type="float">
            <text:p>716.75</text:p>
          </table:table-cell>
          <table:table-cell office:value-type="float" office:value="694" calcext:value-type="float">
            <text:p>694</text:p>
          </table:table-cell>
          <table:table-cell office:value-type="float" office:value="133.179993" calcext:value-type="float">
            <text:p>133.179993</text:p>
          </table:table-cell>
          <table:table-cell office:value-type="float" office:value="114" calcext:value-type="float">
            <text:p>114</text:p>
          </table:table-cell>
          <table:table-cell office:value-type="float" office:value="63.509998" calcext:value-type="float">
            <text:p>63.509998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45.73" calcext:value-type="float">
            <text:p>45.73</text:p>
          </table:table-cell>
          <table:table-cell office:value-type="float" office:value="217.449997" calcext:value-type="float">
            <text:p>217.449997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101.239998" calcext:value-type="float">
            <text:p>101.239998</text:p>
          </table:table-cell>
          <table:table-cell office:value-type="float" office:value="90.400002" calcext:value-type="float">
            <text:p>90.400002</text:p>
          </table:table-cell>
          <table:table-cell office:value-type="float" office:value="17.120001" calcext:value-type="float">
            <text:p>17.120001</text:p>
          </table:table-cell>
          <table:table-cell office:value-type="float" office:value="42.869999" calcext:value-type="float">
            <text:p>42.869999</text:p>
          </table:table-cell>
          <table:table-cell office:value-type="float" office:value="51.48" calcext:value-type="float">
            <text:p>51.48</text:p>
          </table:table-cell>
          <table:table-cell office:value-type="float" office:value="723.409973" calcext:value-type="float">
            <text:p>723.409973</text:p>
          </table:table-cell>
          <table:table-cell office:value-type="float" office:value="705.789978" calcext:value-type="float">
            <text:p>705.789978</text:p>
          </table:table-cell>
          <table:table-cell office:value-type="float" office:value="133.809998" calcext:value-type="float">
            <text:p>133.809998</text:p>
          </table:table-cell>
          <table:table-cell office:value-type="float" office:value="114.57" calcext:value-type="float">
            <text:p>114.57</text:p>
          </table:table-cell>
          <table:table-cell office:value-type="float" office:value="63.77" calcext:value-type="float">
            <text:p>63.77</text:p>
          </table:table-cell>
        </table:table-row>
        <table:table-row table:style-name="ro1">
          <table:table-cell office:value-type="float" office:value="82.480003" calcext:value-type="float">
            <text:p>82.480003</text:p>
          </table:table-cell>
          <table:table-cell office:value-type="float" office:value="45.549999" calcext:value-type="float">
            <text:p>45.549999</text:p>
          </table:table-cell>
          <table:table-cell office:value-type="float" office:value="214.550003" calcext:value-type="float">
            <text:p>214.550003</text:p>
          </table:table-cell>
          <table:table-cell office:value-type="float" office:value="40.09" calcext:value-type="float">
            <text:p>40.09</text:p>
          </table:table-cell>
          <table:table-cell office:value-type="float" office:value="102.150002" calcext:value-type="float">
            <text:p>102.150002</text:p>
          </table:table-cell>
          <table:table-cell office:value-type="float" office:value="90.440002" calcext:value-type="float">
            <text:p>90.440002</text:p>
          </table:table-cell>
          <table:table-cell office:value-type="float" office:value="17.25" calcext:value-type="float">
            <text:p>17.25</text:p>
          </table:table-cell>
          <table:table-cell office:value-type="float" office:value="44.049999" calcext:value-type="float">
            <text:p>44.049999</text:p>
          </table:table-cell>
          <table:table-cell office:value-type="float" office:value="51.220001" calcext:value-type="float">
            <text:p>51.220001</text:p>
          </table:table-cell>
          <table:table-cell office:value-type="float" office:value="717.059998" calcext:value-type="float">
            <text:p>717.059998</text:p>
          </table:table-cell>
          <table:table-cell office:value-type="float" office:value="717.380005" calcext:value-type="float">
            <text:p>717.380005</text:p>
          </table:table-cell>
          <table:table-cell office:value-type="float" office:value="133.490005" calcext:value-type="float">
            <text:p>133.490005</text:p>
          </table:table-cell>
          <table:table-cell office:value-type="float" office:value="114.5" calcext:value-type="float">
            <text:p>114.5</text:p>
          </table:table-cell>
          <table:table-cell office:value-type="float" office:value="62.860001" calcext:value-type="float">
            <text:p>62.860001</text:p>
          </table:table-cell>
        </table:table-row>
        <table:table-row table:style-name="ro1">
          <table:table-cell office:value-type="float" office:value="82.419998" calcext:value-type="float">
            <text:p>82.419998</text:p>
          </table:table-cell>
          <table:table-cell office:value-type="float" office:value="45.75" calcext:value-type="float">
            <text:p>45.75</text:p>
          </table:table-cell>
          <table:table-cell office:value-type="float" office:value="217" calcext:value-type="float">
            <text:p>217</text:p>
          </table:table-cell>
          <table:table-cell office:value-type="float" office:value="40.099998" calcext:value-type="float">
            <text:p>40.099998</text:p>
          </table:table-cell>
          <table:table-cell office:value-type="float" office:value="101.629997" calcext:value-type="float">
            <text:p>101.629997</text:p>
          </table:table-cell>
          <table:table-cell office:value-type="float" office:value="90.239998" calcext:value-type="float">
            <text:p>90.239998</text:p>
          </table:table-cell>
          <table:table-cell office:value-type="float" office:value="16.940001" calcext:value-type="float">
            <text:p>16.940001</text:p>
          </table:table-cell>
          <table:table-cell office:value-type="float" office:value="43.369999" calcext:value-type="float">
            <text:p>43.369999</text:p>
          </table:table-cell>
          <table:table-cell office:value-type="float" office:value="51.41" calcext:value-type="float">
            <text:p>51.41</text:p>
          </table:table-cell>
          <table:table-cell office:value-type="float" office:value="711.929993" calcext:value-type="float">
            <text:p>711.929993</text:p>
          </table:table-cell>
          <table:table-cell office:value-type="float" office:value="714.640015" calcext:value-type="float">
            <text:p>714.640015</text:p>
          </table:table-cell>
          <table:table-cell office:value-type="float" office:value="133.740005" calcext:value-type="float">
            <text:p>133.740005</text:p>
          </table:table-cell>
          <table:table-cell office:value-type="float" office:value="113.900002" calcext:value-type="float">
            <text:p>113.900002</text:p>
          </table:table-cell>
          <table:table-cell office:value-type="float" office:value="62.150002" calcext:value-type="float">
            <text:p>62.150002</text:p>
          </table:table-cell>
        </table:table-row>
        <table:table-row table:style-name="ro1">
          <table:table-cell office:value-type="float" office:value="81.010002" calcext:value-type="float">
            <text:p>81.010002</text:p>
          </table:table-cell>
          <table:table-cell office:value-type="float" office:value="45.16" calcext:value-type="float">
            <text:p>45.16</text:p>
          </table:table-cell>
          <table:table-cell office:value-type="float" office:value="213.979996" calcext:value-type="float">
            <text:p>213.979996</text:p>
          </table:table-cell>
          <table:table-cell office:value-type="float" office:value="39.860001" calcext:value-type="float">
            <text:p>39.860001</text:p>
          </table:table-cell>
          <table:table-cell office:value-type="float" office:value="101.870003" calcext:value-type="float">
            <text:p>101.870003</text:p>
          </table:table-cell>
          <table:table-cell office:value-type="float" office:value="89.790001" calcext:value-type="float">
            <text:p>89.790001</text:p>
          </table:table-cell>
          <table:table-cell office:value-type="float" office:value="17.34" calcext:value-type="float">
            <text:p>17.34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50.77" calcext:value-type="float">
            <text:p>50.77</text:p>
          </table:table-cell>
          <table:table-cell office:value-type="float" office:value="709.130005" calcext:value-type="float">
            <text:p>709.130005</text:p>
          </table:table-cell>
          <table:table-cell office:value-type="float" office:value="710.130005" calcext:value-type="float">
            <text:p>710.130005</text:p>
          </table:table-cell>
          <table:table-cell office:value-type="float" office:value="131.630005" calcext:value-type="float">
            <text:p>131.630005</text:p>
          </table:table-cell>
          <table:table-cell office:value-type="float" office:value="113.389999" calcext:value-type="float">
            <text:p>113.389999</text:p>
          </table:table-cell>
          <table:table-cell office:value-type="float" office:value="61.91" calcext:value-type="float">
            <text:p>61.91</text:p>
          </table:table-cell>
        </table:table-row>
        <table:table-row table:style-name="ro1">
          <table:table-cell office:value-type="float" office:value="81.639999" calcext:value-type="float">
            <text:p>81.639999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215.960007" calcext:value-type="float">
            <text:p>215.960007</text:p>
          </table:table-cell>
          <table:table-cell office:value-type="float" office:value="40" calcext:value-type="float">
            <text:p>40</text:p>
          </table:table-cell>
          <table:table-cell office:value-type="float" office:value="101.07" calcext:value-type="float">
            <text:p>101.07</text:p>
          </table:table-cell>
          <table:table-cell office:value-type="float" office:value="90.190002" calcext:value-type="float">
            <text:p>90.190002</text:p>
          </table:table-cell>
          <table:table-cell office:value-type="float" office:value="17.27" calcext:value-type="float">
            <text:p>17.27</text:p>
          </table:table-cell>
          <table:table-cell office:value-type="float" office:value="43.880001" calcext:value-type="float">
            <text:p>43.880001</text:p>
          </table:table-cell>
          <table:table-cell office:value-type="float" office:value="51.200001" calcext:value-type="float">
            <text:p>51.200001</text:p>
          </table:table-cell>
          <table:table-cell office:value-type="float" office:value="715.98999" calcext:value-type="float">
            <text:p>715.98999</text:p>
          </table:table-cell>
          <table:table-cell office:value-type="float" office:value="709.900024" calcext:value-type="float">
            <text:p>709.900024</text:p>
          </table:table-cell>
          <table:table-cell office:value-type="float" office:value="133.619995" calcext:value-type="float">
            <text:p>133.619995</text:p>
          </table:table-cell>
          <table:table-cell office:value-type="float" office:value="114.540001" calcext:value-type="float">
            <text:p>114.540001</text:p>
          </table:table-cell>
          <table:table-cell office:value-type="float" office:value="62.439999" calcext:value-type="float">
            <text:p>62.439999</text:p>
          </table:table-cell>
        </table:table-row>
        <table:table-row table:style-name="ro1">
          <table:table-cell office:value-type="float" office:value="80.589996" calcext:value-type="float">
            <text:p>80.589996</text:p>
          </table:table-cell>
          <table:table-cell office:value-type="float" office:value="44.560001" calcext:value-type="float">
            <text:p>44.560001</text:p>
          </table:table-cell>
          <table:table-cell office:value-type="float" office:value="213.240005" calcext:value-type="float">
            <text:p>213.240005</text:p>
          </table:table-cell>
          <table:table-cell office:value-type="float" office:value="38.639999" calcext:value-type="float">
            <text:p>38.639999</text:p>
          </table:table-cell>
          <table:table-cell office:value-type="float" office:value="100.900002" calcext:value-type="float">
            <text:p>100.900002</text:p>
          </table:table-cell>
          <table:table-cell office:value-type="float" office:value="90.059998" calcext:value-type="float">
            <text:p>90.059998</text:p>
          </table:table-cell>
          <table:table-cell office:value-type="float" office:value="17.65" calcext:value-type="float">
            <text:p>17.65</text:p>
          </table:table-cell>
          <table:table-cell office:value-type="float" office:value="43.380001" calcext:value-type="float">
            <text:p>43.380001</text:p>
          </table:table-cell>
          <table:table-cell office:value-type="float" office:value="50.919998" calcext:value-type="float">
            <text:p>50.919998</text:p>
          </table:table-cell>
          <table:table-cell office:value-type="float" office:value="703.669983" calcext:value-type="float">
            <text:p>703.669983</text:p>
          </table:table-cell>
          <table:table-cell office:value-type="float" office:value="689.559998" calcext:value-type="float">
            <text:p>689.559998</text:p>
          </table:table-cell>
          <table:table-cell office:value-type="float" office:value="132.449997" calcext:value-type="float">
            <text:p>132.449997</text:p>
          </table:table-cell>
          <table:table-cell office:value-type="float" office:value="113.610001" calcext:value-type="float">
            <text:p>113.610001</text:p>
          </table:table-cell>
          <table:table-cell office:value-type="float" office:value="59.869999" calcext:value-type="float">
            <text:p>59.869999</text:p>
          </table:table-cell>
        </table:table-row>
        <table:table-row table:style-name="ro1">
          <table:table-cell office:value-type="float" office:value="79.639999" calcext:value-type="float">
            <text:p>79.639999</text:p>
          </table:table-cell>
          <table:table-cell office:value-type="float" office:value="44.25" calcext:value-type="float">
            <text:p>44.25</text:p>
          </table:table-cell>
          <table:table-cell office:value-type="float" office:value="212.5" calcext:value-type="float">
            <text:p>212.5</text:p>
          </table:table-cell>
          <table:table-cell office:value-type="float" office:value="35.470001" calcext:value-type="float">
            <text:p>35.470001</text:p>
          </table:table-cell>
          <table:table-cell office:value-type="float" office:value="99.260002" calcext:value-type="float">
            <text:p>99.260002</text:p>
          </table:table-cell>
          <table:table-cell office:value-type="float" office:value="89.620003" calcext:value-type="float">
            <text:p>89.620003</text:p>
          </table:table-cell>
          <table:table-cell office:value-type="float" office:value="16.93" calcext:value-type="float">
            <text:p>16.93</text:p>
          </table:table-cell>
          <table:table-cell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office:value-type="float" office:value="702.359985" calcext:value-type="float">
            <text:p>702.359985</text:p>
          </table:table-cell>
          <table:table-cell office:value-type="float" office:value="691.880005" calcext:value-type="float">
            <text:p>691.880005</text:p>
          </table:table-cell>
          <table:table-cell office:value-type="float" office:value="130.240005" calcext:value-type="float">
            <text:p>130.240005</text:p>
          </table:table-cell>
          <table:table-cell office:value-type="float" office:value="112.989998" calcext:value-type="float">
            <text:p>112.989998</text:p>
          </table:table-cell>
          <table:table-cell office:value-type="float" office:value="60.060001" calcext:value-type="float">
            <text:p>60.060001</text:p>
          </table:table-cell>
        </table:table-row>
        <table:table-row table:style-name="ro1">
          <table:table-cell office:value-type="float" office:value="80.440002" calcext:value-type="float">
            <text:p>80.440002</text:p>
          </table:table-cell>
          <table:table-cell office:value-type="float" office:value="44.509998" calcext:value-type="float">
            <text:p>44.509998</text:p>
          </table:table-cell>
          <table:table-cell office:value-type="float" office:value="212.289993" calcext:value-type="float">
            <text:p>212.289993</text:p>
          </table:table-cell>
          <table:table-cell office:value-type="float" office:value="35.459999" calcext:value-type="float">
            <text:p>35.459999</text:p>
          </table:table-cell>
          <table:table-cell office:value-type="float" office:value="100.300003" calcext:value-type="float">
            <text:p>100.300003</text:p>
          </table:table-cell>
          <table:table-cell office:value-type="float" office:value="89.839996" calcext:value-type="float">
            <text:p>89.839996</text:p>
          </table:table-cell>
          <table:table-cell office:value-type="float" office:value="17.41" calcext:value-type="float">
            <text:p>17.41</text:p>
          </table:table-cell>
          <table:table-cell office:value-type="float" office:value="43.52" calcext:value-type="float">
            <text:p>43.52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701.619995" calcext:value-type="float">
            <text:p>701.619995</text:p>
          </table:table-cell>
          <table:table-cell office:value-type="float" office:value="701.049988" calcext:value-type="float">
            <text:p>701.049988</text:p>
          </table:table-cell>
          <table:table-cell office:value-type="float" office:value="129.130005" calcext:value-type="float">
            <text:p>129.130005</text:p>
          </table:table-cell>
          <table:table-cell office:value-type="float" office:value="112.199997" calcext:value-type="float">
            <text:p>112.199997</text:p>
          </table:table-cell>
          <table:table-cell office:value-type="float" office:value="59.630001" calcext:value-type="float">
            <text:p>59.630001</text:p>
          </table:table-cell>
        </table:table-row>
        <table:table-row table:style-name="ro1">
          <table:table-cell office:value-type="float" office:value="80.050003" calcext:value-type="float">
            <text:p>80.050003</text:p>
          </table:table-cell>
          <table:table-cell office:value-type="float" office:value="44.07" calcext:value-type="float">
            <text:p>44.07</text:p>
          </table:table-cell>
          <table:table-cell office:value-type="float" office:value="212.75" calcext:value-type="float">
            <text:p>212.75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99.18" calcext:value-type="float">
            <text:p>99.18</text:p>
          </table:table-cell>
          <table:table-cell office:value-type="float" office:value="90.139999" calcext:value-type="float">
            <text:p>90.139999</text:p>
          </table:table-cell>
          <table:table-cell office:value-type="float" office:value="17.530001" calcext:value-type="float">
            <text:p>17.530001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49.66" calcext:value-type="float">
            <text:p>49.66</text:p>
          </table:table-cell>
          <table:table-cell office:value-type="float" office:value="706.530029" calcext:value-type="float">
            <text:p>706.530029</text:p>
          </table:table-cell>
          <table:table-cell office:value-type="float" office:value="704.25" calcext:value-type="float">
            <text:p>704.25</text:p>
          </table:table-cell>
          <table:table-cell office:value-type="float" office:value="127.400002" calcext:value-type="float">
            <text:p>127.400002</text:p>
          </table:table-cell>
          <table:table-cell office:value-type="float" office:value="112.769997" calcext:value-type="float">
            <text:p>112.769997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float" office:value="80.300003" calcext:value-type="float">
            <text:p>80.300003</text:p>
          </table:table-cell>
          <table:table-cell office:value-type="float" office:value="44.099998" calcext:value-type="float">
            <text:p>44.099998</text:p>
          </table:table-cell>
          <table:table-cell office:value-type="float" office:value="212.660004" calcext:value-type="float">
            <text:p>212.660004</text:p>
          </table:table-cell>
          <table:table-cell office:value-type="float" office:value="35.029999" calcext:value-type="float">
            <text:p>35.029999</text:p>
          </table:table-cell>
          <table:table-cell office:value-type="float" office:value="99.940002" calcext:value-type="float">
            <text:p>99.940002</text:p>
          </table:table-cell>
          <table:table-cell office:value-type="float" office:value="90.629997" calcext:value-type="float">
            <text:p>90.629997</text:p>
          </table:table-cell>
          <table:table-cell office:value-type="float" office:value="17.5" calcext:value-type="float">
            <text:p>17.5</text:p>
          </table:table-cell>
          <table:table-cell office:value-type="float" office:value="43.919998" calcext:value-type="float">
            <text:p>43.919998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706.859985" calcext:value-type="float">
            <text:p>706.859985</text:p>
          </table:table-cell>
          <table:table-cell office:value-type="float" office:value="698.01001" calcext:value-type="float">
            <text:p>698.01001</text:p>
          </table:table-cell>
          <table:table-cell office:value-type="float" office:value="127.760002" calcext:value-type="float">
            <text:p>127.760002</text:p>
          </table:table-cell>
          <table:table-cell office:value-type="float" office:value="112.519997" calcext:value-type="float">
            <text:p>112.519997</text:p>
          </table:table-cell>
          <table:table-cell office:value-type="float" office:value="59.73" calcext:value-type="float">
            <text:p>59.73</text:p>
          </table:table-cell>
        </table:table-row>
        <table:table-row table:style-name="ro1">
          <table:table-cell office:value-type="float" office:value="81.080002" calcext:value-type="float">
            <text:p>81.080002</text:p>
          </table:table-cell>
          <table:table-cell office:value-type="float" office:value="44.509998" calcext:value-type="float">
            <text:p>44.509998</text:p>
          </table:table-cell>
          <table:table-cell office:value-type="float" office:value="215.75" calcext:value-type="float">
            <text:p>215.75</text:p>
          </table:table-cell>
          <table:table-cell office:value-type="float" office:value="34.790001" calcext:value-type="float">
            <text:p>34.790001</text:p>
          </table:table-cell>
          <table:table-cell office:value-type="float" office:value="100.82" calcext:value-type="float">
            <text:p>100.82</text:p>
          </table:table-cell>
          <table:table-cell office:value-type="float" office:value="91.489998" calcext:value-type="float">
            <text:p>91.489998</text:p>
          </table:table-cell>
          <table:table-cell office:value-type="float" office:value="17.49" calcext:value-type="float">
            <text:p>17.49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49.630001" calcext:value-type="float">
            <text:p>49.630001</text:p>
          </table:table-cell>
          <table:table-cell office:value-type="float" office:value="720.76001" calcext:value-type="float">
            <text:p>720.76001</text:p>
          </table:table-cell>
          <table:table-cell office:value-type="float" office:value="708" calcext:value-type="float">
            <text:p>708</text:p>
          </table:table-cell>
          <table:table-cell office:value-type="float" office:value="128" calcext:value-type="float">
            <text:p>128</text:p>
          </table:table-cell>
          <table:table-cell office:value-type="float" office:value="113.18" calcext:value-type="float">
            <text:p>113.18</text:p>
          </table:table-cell>
          <table:table-cell office:value-type="float" office:value="61.080002" calcext:value-type="float">
            <text:p>61.080002</text:p>
          </table:table-cell>
        </table:table-row>
        <table:table-row table:style-name="ro1">
          <table:table-cell office:value-type="float" office:value="81.480003" calcext:value-type="float">
            <text:p>81.480003</text:p>
          </table:table-cell>
          <table:table-cell office:value-type="float" office:value="44.529999" calcext:value-type="float">
            <text:p>44.529999</text:p>
          </table:table-cell>
          <table:table-cell office:value-type="float" office:value="213.949997" calcext:value-type="float">
            <text:p>213.949997</text:p>
          </table:table-cell>
          <table:table-cell office:value-type="float" office:value="34.669998" calcext:value-type="float">
            <text:p>34.669998</text:p>
          </table:table-cell>
          <table:table-cell office:value-type="float" office:value="101.849998" calcext:value-type="float">
            <text:p>101.849998</text:p>
          </table:table-cell>
          <table:table-cell office:value-type="float" office:value="91.410004" calcext:value-type="float">
            <text:p>91.410004</text:p>
          </table:table-cell>
          <table:table-cell office:value-type="float" office:value="18.02" calcext:value-type="float">
            <text:p>18.02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49.849998" calcext:value-type="float">
            <text:p>49.849998</text:p>
          </table:table-cell>
          <table:table-cell office:value-type="float" office:value="722.869995" calcext:value-type="float">
            <text:p>722.869995</text:p>
          </table:table-cell>
          <table:table-cell office:value-type="float" office:value="708.330017" calcext:value-type="float">
            <text:p>708.330017</text:p>
          </table:table-cell>
          <table:table-cell office:value-type="float" office:value="128.479996" calcext:value-type="float">
            <text:p>128.479996</text:p>
          </table:table-cell>
          <table:table-cell office:value-type="float" office:value="113.110001" calcext:value-type="float">
            <text:p>113.11000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1.269997" calcext:value-type="float">
            <text:p>81.269997</text:p>
          </table:table-cell>
          <table:table-cell office:value-type="float" office:value="44.709999" calcext:value-type="float">
            <text:p>44.709999</text:p>
          </table:table-cell>
          <table:table-cell office:value-type="float" office:value="213.770004" calcext:value-type="float">
            <text:p>213.770004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101.379997" calcext:value-type="float">
            <text:p>101.379997</text:p>
          </table:table-cell>
          <table:table-cell office:value-type="float" office:value="90.910004" calcext:value-type="float">
            <text:p>90.910004</text:p>
          </table:table-cell>
          <table:table-cell office:value-type="float" office:value="17.780001" calcext:value-type="float">
            <text:p>17.780001</text:p>
          </table:table-cell>
          <table:table-cell office:value-type="float" office:value="44.27" calcext:value-type="float">
            <text:p>44.27</text:p>
          </table:table-cell>
          <table:table-cell office:value-type="float" office:value="50.389999" calcext:value-type="float">
            <text:p>50.389999</text:p>
          </table:table-cell>
          <table:table-cell office:value-type="float" office:value="724.01001" calcext:value-type="float">
            <text:p>724.01001</text:p>
          </table:table-cell>
          <table:table-cell office:value-type="float" office:value="715" calcext:value-type="float">
            <text:p>715</text:p>
          </table:table-cell>
          <table:table-cell office:value-type="float" office:value="128.960007" calcext:value-type="float">
            <text:p>128.960007</text:p>
          </table:table-cell>
          <table:table-cell office:value-type="float" office:value="113.040001" calcext:value-type="float">
            <text:p>113.040001</text:p>
          </table:table-cell>
          <table:table-cell office:value-type="float" office:value="61.990002" calcext:value-type="float">
            <text:p>61.990002</text:p>
          </table:table-cell>
        </table:table-row>
        <table:table-row table:style-name="ro1">
          <table:table-cell office:value-type="float" office:value="81.580002" calcext:value-type="float">
            <text:p>81.580002</text:p>
          </table:table-cell>
          <table:table-cell office:value-type="float" office:value="44.98" calcext:value-type="float">
            <text:p>44.98</text:p>
          </table:table-cell>
          <table:table-cell office:value-type="float" office:value="214.419998" calcext:value-type="float">
            <text:p>214.419998</text:p>
          </table:table-cell>
          <table:table-cell office:value-type="float" office:value="34.830002" calcext:value-type="float">
            <text:p>34.830002</text:p>
          </table:table-cell>
          <table:table-cell office:value-type="float" office:value="102.150002" calcext:value-type="float">
            <text:p>102.150002</text:p>
          </table:table-cell>
          <table:table-cell office:value-type="float" office:value="90.830002" calcext:value-type="float">
            <text:p>90.830002</text:p>
          </table:table-cell>
          <table:table-cell office:value-type="float" office:value="17.860001" calcext:value-type="float">
            <text:p>17.860001</text:p>
          </table:table-cell>
          <table:table-cell office:value-type="float" office:value="44.59" calcext:value-type="float">
            <text:p>44.59</text:p>
          </table:table-cell>
          <table:table-cell office:value-type="float" office:value="50.880001" calcext:value-type="float">
            <text:p>50.880001</text:p>
          </table:table-cell>
          <table:table-cell office:value-type="float" office:value="731.73999" calcext:value-type="float">
            <text:p>731.73999</text:p>
          </table:table-cell>
          <table:table-cell office:value-type="float" office:value="712.330017" calcext:value-type="float">
            <text:p>712.330017</text:p>
          </table:table-cell>
          <table:table-cell office:value-type="float" office:value="129.880005" calcext:value-type="float">
            <text:p>129.880005</text:p>
          </table:table-cell>
          <table:table-cell office:value-type="float" office:value="113.260002" calcext:value-type="float">
            <text:p>113.260002</text:p>
          </table:table-cell>
          <table:table-cell office:value-type="float" office:value="62.709999" calcext:value-type="float">
            <text:p>62.709999</text:p>
          </table:table-cell>
        </table:table-row>
        <table:table-row table:style-name="ro1">
          <table:table-cell office:value-type="float" office:value="80.949997" calcext:value-type="float">
            <text:p>80.949997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211.570007" calcext:value-type="float">
            <text:p>211.570007</text:p>
          </table:table-cell>
          <table:table-cell office:value-type="float" office:value="34.439999" calcext:value-type="float">
            <text:p>34.439999</text:p>
          </table:table-cell>
          <table:table-cell office:value-type="float" office:value="100.239998" calcext:value-type="float">
            <text:p>100.239998</text:p>
          </table:table-cell>
          <table:table-cell office:value-type="float" office:value="90.449997" calcext:value-type="float">
            <text:p>90.449997</text:p>
          </table:table-cell>
          <table:table-cell office:value-type="float" office:value="18.08" calcext:value-type="float">
            <text:p>18.08</text:p>
          </table:table-cell>
          <table:table-cell office:value-type="float" office:value="43.369999" calcext:value-type="float">
            <text:p>43.369999</text:p>
          </table:table-cell>
          <table:table-cell office:value-type="float" office:value="50.869999" calcext:value-type="float">
            <text:p>50.869999</text:p>
          </table:table-cell>
          <table:table-cell office:value-type="float" office:value="734.530029" calcext:value-type="float">
            <text:p>734.530029</text:p>
          </table:table-cell>
          <table:table-cell office:value-type="float" office:value="720.900024" calcext:value-type="float">
            <text:p>720.900024</text:p>
          </table:table-cell>
          <table:table-cell office:value-type="float" office:value="126" calcext:value-type="float">
            <text:p>126</text:p>
          </table:table-cell>
          <table:table-cell office:value-type="float" office:value="112.690002" calcext:value-type="float">
            <text:p>112.690002</text:p>
          </table:table-cell>
          <table:table-cell office:value-type="float" office:value="62.93" calcext:value-type="float">
            <text:p>62.93</text:p>
          </table:table-cell>
        </table:table-row>
        <table:table-row table:style-name="ro1">
          <table:table-cell office:value-type="float" office:value="81.529999" calcext:value-type="float">
            <text:p>81.529999</text:p>
          </table:table-cell>
          <table:table-cell office:value-type="float" office:value="44.700001" calcext:value-type="float">
            <text:p>44.700001</text:p>
          </table:table-cell>
          <table:table-cell office:value-type="float" office:value="213.389999" calcext:value-type="float">
            <text:p>213.389999</text:p>
          </table:table-cell>
          <table:table-cell office:value-type="float" office:value="34.41" calcext:value-type="float">
            <text:p>34.41</text:p>
          </table:table-cell>
          <table:table-cell office:value-type="float" office:value="100.400002" calcext:value-type="float">
            <text:p>100.400002</text:p>
          </table:table-cell>
          <table:table-cell office:value-type="float" office:value="90.660004" calcext:value-type="float">
            <text:p>90.660004</text:p>
          </table:table-cell>
          <table:table-cell office:value-type="float" office:value="17.82" calcext:value-type="float">
            <text:p>17.82</text:p>
          </table:table-cell>
          <table:table-cell office:value-type="float" office:value="43.75" calcext:value-type="float">
            <text:p>43.75</text:p>
          </table:table-cell>
          <table:table-cell office:value-type="float" office:value="50.470001" calcext:value-type="float">
            <text:p>50.470001</text:p>
          </table:table-cell>
          <table:table-cell office:value-type="float" office:value="732.5" calcext:value-type="float">
            <text:p>732.5</text:p>
          </table:table-cell>
          <table:table-cell office:value-type="float" office:value="720.969971" calcext:value-type="float">
            <text:p>720.969971</text:p>
          </table:table-cell>
          <table:table-cell office:value-type="float" office:value="126.650002" calcext:value-type="float">
            <text:p>126.650002</text:p>
          </table:table-cell>
          <table:table-cell office:value-type="float" office:value="112.870003" calcext:value-type="float">
            <text:p>112.870003</text:p>
          </table:table-cell>
          <table:table-cell office:value-type="float" office:value="62.869999" calcext:value-type="float">
            <text:p>62.869999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44.75" calcext:value-type="float">
            <text:p>44.75</text:p>
          </table:table-cell>
          <table:table-cell office:value-type="float" office:value="213.009995" calcext:value-type="float">
            <text:p>213.009995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00.650002" calcext:value-type="float">
            <text:p>100.650002</text:p>
          </table:table-cell>
          <table:table-cell office:value-type="float" office:value="91.440002" calcext:value-type="float">
            <text:p>91.440002</text:p>
          </table:table-cell>
          <table:table-cell office:value-type="float" office:value="17.969999" calcext:value-type="float">
            <text:p>17.969999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50.77" calcext:value-type="float">
            <text:p>50.77</text:p>
          </table:table-cell>
          <table:table-cell office:value-type="float" office:value="729.27002" calcext:value-type="float">
            <text:p>729.27002</text:p>
          </table:table-cell>
          <table:table-cell office:value-type="float" office:value="726.73999" calcext:value-type="float">
            <text:p>726.73999</text:p>
          </table:table-cell>
          <table:table-cell office:value-type="float" office:value="126.419998" calcext:value-type="float">
            <text:p>126.419998</text:p>
          </table:table-cell>
          <table:table-cell office:value-type="float" office:value="114.470001" calcext:value-type="float">
            <text:p>114.470001</text:p>
          </table:table-cell>
          <table:table-cell office:value-type="float" office:value="64.760002" calcext:value-type="float">
            <text:p>64.760002</text:p>
          </table:table-cell>
        </table:table-row>
        <table:table-row table:style-name="ro1">
          <table:table-cell office:value-type="float" office:value="82.400002" calcext:value-type="float">
            <text:p>82.400002</text:p>
          </table:table-cell>
          <table:table-cell office:value-type="float" office:value="45.09" calcext:value-type="float">
            <text:p>45.09</text:p>
          </table:table-cell>
          <table:table-cell office:value-type="float" office:value="215.229996" calcext:value-type="float">
            <text:p>215.229996</text:p>
          </table:table-cell>
          <table:table-cell office:value-type="float" office:value="34.57" calcext:value-type="float">
            <text:p>34.57</text:p>
          </table:table-cell>
          <table:table-cell office:value-type="float" office:value="101.339996" calcext:value-type="float">
            <text:p>101.339996</text:p>
          </table:table-cell>
          <table:table-cell office:value-type="float" office:value="92.800003" calcext:value-type="float">
            <text:p>92.800003</text:p>
          </table:table-cell>
          <table:table-cell office:value-type="float" office:value="18.15" calcext:value-type="float">
            <text:p>18.15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51.060001" calcext:value-type="float">
            <text:p>51.060001</text:p>
          </table:table-cell>
          <table:table-cell office:value-type="float" office:value="724.909973" calcext:value-type="float">
            <text:p>724.909973</text:p>
          </table:table-cell>
          <table:table-cell office:value-type="float" office:value="726.5" calcext:value-type="float">
            <text:p>726.5</text:p>
          </table:table-cell>
          <table:table-cell office:value-type="float" office:value="127.599998" calcext:value-type="float">
            <text:p>127.599998</text:p>
          </table:table-cell>
          <table:table-cell office:value-type="float" office:value="114.970001" calcext:value-type="float">
            <text:p>114.970001</text:p>
          </table:table-cell>
          <table:table-cell office:value-type="float" office:value="62.130001" calcext:value-type="float">
            <text:p>62.130001</text:p>
          </table:table-cell>
        </table:table-row>
        <table:table-row table:style-name="ro1">
          <table:table-cell office:value-type="float" office:value="82.760002" calcext:value-type="float">
            <text:p>82.760002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215.520004" calcext:value-type="float">
            <text:p>215.520004</text:p>
          </table:table-cell>
          <table:table-cell office:value-type="float" office:value="34.009998" calcext:value-type="float">
            <text:p>34.009998</text:p>
          </table:table-cell>
          <table:table-cell office:value-type="float" office:value="101.839996" calcext:value-type="float">
            <text:p>101.839996</text:p>
          </table:table-cell>
          <table:table-cell office:value-type="float" office:value="93.059998" calcext:value-type="float">
            <text:p>93.059998</text:p>
          </table:table-cell>
          <table:table-cell office:value-type="float" office:value="18.700001" calcext:value-type="float">
            <text:p>18.700001</text:p>
          </table:table-cell>
          <table:table-cell office:value-type="float" office:value="45.970001" calcext:value-type="float">
            <text:p>45.970001</text:p>
          </table:table-cell>
          <table:table-cell office:value-type="float" office:value="50.599998" calcext:value-type="float">
            <text:p>50.599998</text:p>
          </table:table-cell>
          <table:table-cell office:value-type="float" office:value="719.840027" calcext:value-type="float">
            <text:p>719.840027</text:p>
          </table:table-cell>
          <table:table-cell office:value-type="float" office:value="729.890015" calcext:value-type="float">
            <text:p>729.890015</text:p>
          </table:table-cell>
          <table:table-cell office:value-type="float" office:value="132.410004" calcext:value-type="float">
            <text:p>132.410004</text:p>
          </table:table-cell>
          <table:table-cell office:value-type="float" office:value="116.010002" calcext:value-type="float">
            <text:p>116.010002</text:p>
          </table:table-cell>
          <table:table-cell office:value-type="float" office:value="62.59" calcext:value-type="float">
            <text:p>62.59</text:p>
          </table:table-cell>
        </table:table-row>
        <table:table-row table:style-name="ro1">
          <table:table-cell office:value-type="float" office:value="82.370003" calcext:value-type="float">
            <text:p>82.370003</text:p>
          </table:table-cell>
          <table:table-cell office:value-type="float" office:value="45.240002" calcext:value-type="float">
            <text:p>45.240002</text:p>
          </table:table-cell>
          <table:table-cell office:value-type="float" office:value="215.699997" calcext:value-type="float">
            <text:p>215.699997</text:p>
          </table:table-cell>
          <table:table-cell office:value-type="float" office:value="34.290001" calcext:value-type="float">
            <text:p>34.290001</text:p>
          </table:table-cell>
          <table:table-cell office:value-type="float" office:value="103.550003" calcext:value-type="float">
            <text:p>103.550003</text:p>
          </table:table-cell>
          <table:table-cell office:value-type="float" office:value="94.089996" calcext:value-type="float">
            <text:p>94.089996</text:p>
          </table:table-cell>
          <table:table-cell office:value-type="float" office:value="18.59" calcext:value-type="float">
            <text:p>18.59</text:p>
          </table:table-cell>
          <table:table-cell office:value-type="float" office:value="47.950001" calcext:value-type="float">
            <text:p>47.950001</text:p>
          </table:table-cell>
          <table:table-cell office:value-type="float" office:value="51.509998" calcext:value-type="float">
            <text:p>51.509998</text:p>
          </table:table-cell>
          <table:table-cell office:value-type="float" office:value="723.960022" calcext:value-type="float">
            <text:p>723.960022</text:p>
          </table:table-cell>
          <table:table-cell office:value-type="float" office:value="726.400024" calcext:value-type="float">
            <text:p>726.400024</text:p>
          </table:table-cell>
          <table:table-cell office:value-type="float" office:value="132.520004" calcext:value-type="float">
            <text:p>132.520004</text:p>
          </table:table-cell>
          <table:table-cell office:value-type="float" office:value="115.519997" calcext:value-type="float">
            <text:p>115.519997</text:p>
          </table:table-cell>
          <table:table-cell office:value-type="float" office:value="62.209999" calcext:value-type="float">
            <text:p>62.209999</text:p>
          </table:table-cell>
        </table:table-row>
        <table:table-row table:style-name="ro1">
          <table:table-cell office:value-type="float" office:value="82.580002" calcext:value-type="float">
            <text:p>82.580002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217.169998" calcext:value-type="float">
            <text:p>217.169998</text:p>
          </table:table-cell>
          <table:table-cell office:value-type="float" office:value="34.529999" calcext:value-type="float">
            <text:p>34.529999</text:p>
          </table:table-cell>
          <table:table-cell office:value-type="float" office:value="102.040001" calcext:value-type="float">
            <text:p>102.040001</text:p>
          </table:table-cell>
          <table:table-cell office:value-type="float" office:value="93.910004" calcext:value-type="float">
            <text:p>93.910004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46.720001" calcext:value-type="float">
            <text:p>46.720001</text:p>
          </table:table-cell>
          <table:table-cell office:value-type="float" office:value="51.639999" calcext:value-type="float">
            <text:p>51.639999</text:p>
          </table:table-cell>
          <table:table-cell office:value-type="float" office:value="722.869995" calcext:value-type="float">
            <text:p>722.869995</text:p>
          </table:table-cell>
          <table:table-cell office:value-type="float" office:value="723.099976" calcext:value-type="float">
            <text:p>723.099976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115.779999" calcext:value-type="float">
            <text:p>115.779999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82.769997" calcext:value-type="float">
            <text:p>82.769997</text:p>
          </table:table-cell>
          <table:table-cell office:value-type="float" office:value="45.619999" calcext:value-type="float">
            <text:p>45.619999</text:p>
          </table:table-cell>
          <table:table-cell office:value-type="float" office:value="217.539993" calcext:value-type="float">
            <text:p>217.539993</text:p>
          </table:table-cell>
          <table:table-cell office:value-type="float" office:value="34.68" calcext:value-type="float">
            <text:p>34.68</text:p>
          </table:table-cell>
          <table:table-cell office:value-type="float" office:value="102.470001" calcext:value-type="float">
            <text:p>102.470001</text:p>
          </table:table-cell>
          <table:table-cell office:value-type="float" office:value="94.110001" calcext:value-type="float">
            <text:p>94.110001</text:p>
          </table:table-cell>
          <table:table-cell office:value-type="float" office:value="17.85" calcext:value-type="float">
            <text:p>17.85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51.860001" calcext:value-type="float">
            <text:p>51.860001</text:p>
          </table:table-cell>
          <table:table-cell office:value-type="float" office:value="719.469971" calcext:value-type="float">
            <text:p>719.469971</text:p>
          </table:table-cell>
          <table:table-cell office:value-type="float" office:value="722.349976" calcext:value-type="float">
            <text:p>722.349976</text:p>
          </table:table-cell>
          <table:table-cell office:value-type="float" office:value="131.759995" calcext:value-type="float">
            <text:p>131.759995</text:p>
          </table:table-cell>
          <table:table-cell office:value-type="float" office:value="116.739998" calcext:value-type="float">
            <text:p>116.739998</text:p>
          </table:table-cell>
          <table:table-cell office:value-type="float" office:value="59.990002" calcext:value-type="float">
            <text:p>59.990002</text:p>
          </table:table-cell>
        </table:table-row>
        <table:table-row table:style-name="ro1">
          <table:table-cell office:value-type="float" office:value="82.959999" calcext:value-type="float">
            <text:p>82.959999</text:p>
          </table:table-cell>
          <table:table-cell office:value-type="float" office:value="45.48" calcext:value-type="float">
            <text:p>45.48</text:p>
          </table:table-cell>
          <table:table-cell office:value-type="float" office:value="216.669998" calcext:value-type="float">
            <text:p>216.669998</text:p>
          </table:table-cell>
          <table:table-cell office:value-type="float" office:value="34.599998" calcext:value-type="float">
            <text:p>34.599998</text:p>
          </table:table-cell>
          <table:table-cell office:value-type="float" office:value="101.5" calcext:value-type="float">
            <text:p>101.5</text:p>
          </table:table-cell>
          <table:table-cell office:value-type="float" office:value="94.110001" calcext:value-type="float">
            <text:p>94.110001</text:p>
          </table:table-cell>
          <table:table-cell office:value-type="float" office:value="17.24" calcext:value-type="float">
            <text:p>17.24</text:p>
          </table:table-cell>
          <table:table-cell office:value-type="float" office:value="43.959999" calcext:value-type="float">
            <text:p>43.959999</text:p>
          </table:table-cell>
          <table:table-cell office:value-type="float" office:value="52.5" calcext:value-type="float">
            <text:p>52.5</text:p>
          </table:table-cell>
          <table:table-cell office:value-type="float" office:value="716.51001" calcext:value-type="float">
            <text:p>716.51001</text:p>
          </table:table-cell>
          <table:table-cell office:value-type="float" office:value="714.01001" calcext:value-type="float">
            <text:p>714.01001</text:p>
          </table:table-cell>
          <table:table-cell office:value-type="float" office:value="130.789993" calcext:value-type="float">
            <text:p>130.789993</text:p>
          </table:table-cell>
          <table:table-cell office:value-type="float" office:value="117.129997" calcext:value-type="float">
            <text:p>117.129997</text:p>
          </table:table-cell>
          <table:table-cell office:value-type="float" office:value="60.459999" calcext:value-type="float">
            <text:p>60.459999</text:p>
          </table:table-cell>
        </table:table-row>
        <table:table-row table:style-name="ro1">
          <table:table-cell office:value-type="float" office:value="82.550003" calcext:value-type="float">
            <text:p>82.550003</text:p>
          </table:table-cell>
          <table:table-cell office:value-type="float" office:value="44.849998" calcext:value-type="float">
            <text:p>44.849998</text:p>
          </table:table-cell>
          <table:table-cell office:value-type="float" office:value="213.639999" calcext:value-type="float">
            <text:p>213.639999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101.760002" calcext:value-type="float">
            <text:p>101.760002</text:p>
          </table:table-cell>
          <table:table-cell office:value-type="float" office:value="94.290001" calcext:value-type="float">
            <text:p>94.290001</text:p>
          </table:table-cell>
          <table:table-cell office:value-type="float" office:value="17.27" calcext:value-type="float">
            <text:p>17.27</text:p>
          </table:table-cell>
          <table:table-cell office:value-type="float" office:value="43.84" calcext:value-type="float">
            <text:p>43.84</text:p>
          </table:table-cell>
          <table:table-cell office:value-type="float" office:value="52.369999" calcext:value-type="float">
            <text:p>52.369999</text:p>
          </table:table-cell>
          <table:table-cell office:value-type="float" office:value="716.47998" calcext:value-type="float">
            <text:p>716.47998</text:p>
          </table:table-cell>
          <table:table-cell office:value-type="float" office:value="712.330017" calcext:value-type="float">
            <text:p>712.330017</text:p>
          </table:table-cell>
          <table:table-cell office:value-type="float" office:value="129.630005" calcext:value-type="float">
            <text:p>129.630005</text:p>
          </table:table-cell>
          <table:table-cell office:value-type="float" office:value="116.449997" calcext:value-type="float">
            <text:p>116.449997</text:p>
          </table:table-cell>
          <table:table-cell office:value-type="float" office:value="59.459999" calcext:value-type="float">
            <text:p>59.459999</text:p>
          </table:table-cell>
        </table:table-row>
        <table:table-row table:style-name="ro1">
          <table:table-cell office:value-type="float" office:value="83.400002" calcext:value-type="float">
            <text:p>83.400002</text:p>
          </table:table-cell>
          <table:table-cell office:value-type="float" office:value="45.119999" calcext:value-type="float">
            <text:p>45.119999</text:p>
          </table:table-cell>
          <table:table-cell office:value-type="float" office:value="217.690002" calcext:value-type="float">
            <text:p>217.690002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00.629997" calcext:value-type="float">
            <text:p>100.629997</text:p>
          </table:table-cell>
          <table:table-cell office:value-type="float" office:value="92.900002" calcext:value-type="float">
            <text:p>92.900002</text:p>
          </table:table-cell>
          <table:table-cell office:value-type="float" office:value="17.450001" calcext:value-type="float">
            <text:p>17.450001</text:p>
          </table:table-cell>
          <table:table-cell office:value-type="float" office:value="43.91" calcext:value-type="float">
            <text:p>43.91</text:p>
          </table:table-cell>
          <table:table-cell office:value-type="float" office:value="52.970001" calcext:value-type="float">
            <text:p>52.970001</text:p>
          </table:table-cell>
          <table:table-cell office:value-type="float" office:value="719" calcext:value-type="float">
            <text:p>719</text:p>
          </table:table-cell>
          <table:table-cell office:value-type="float" office:value="722" calcext:value-type="float">
            <text:p>722</text:p>
          </table:table-cell>
          <table:table-cell office:value-type="float" office:value="130.880005" calcext:value-type="float">
            <text:p>130.880005</text:p>
          </table:table-cell>
          <table:table-cell office:value-type="float" office:value="117.639999" calcext:value-type="float">
            <text:p>117.639999</text:p>
          </table:table-cell>
          <table:table-cell office:value-type="float" office:value="60.290001" calcext:value-type="float">
            <text:p>60.290001</text:p>
          </table:table-cell>
        </table:table-row>
        <table:table-row table:style-name="ro1">
          <table:table-cell office:value-type="float" office:value="82.669998" calcext:value-type="float">
            <text:p>82.669998</text:p>
          </table:table-cell>
          <table:table-cell office:value-type="float" office:value="44.869999" calcext:value-type="float">
            <text:p>44.869999</text:p>
          </table:table-cell>
          <table:table-cell office:value-type="float" office:value="216.639999" calcext:value-type="float">
            <text:p>216.639999</text:p>
          </table:table-cell>
          <table:table-cell office:value-type="float" office:value="34.18" calcext:value-type="float">
            <text:p>34.18</text:p>
          </table:table-cell>
          <table:table-cell office:value-type="float" office:value="99.970001" calcext:value-type="float">
            <text:p>99.970001</text:p>
          </table:table-cell>
          <table:table-cell office:value-type="float" office:value="93.709999" calcext:value-type="float">
            <text:p>93.709999</text:p>
          </table:table-cell>
          <table:table-cell office:value-type="float" office:value="17.43" calcext:value-type="float">
            <text:p>17.43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52.84" calcext:value-type="float">
            <text:p>52.84</text:p>
          </table:table-cell>
          <table:table-cell office:value-type="float" office:value="714.909973" calcext:value-type="float">
            <text:p>714.909973</text:p>
          </table:table-cell>
          <table:table-cell office:value-type="float" office:value="712.049988" calcext:value-type="float">
            <text:p>712.049988</text:p>
          </table:table-cell>
          <table:table-cell office:value-type="float" office:value="129.320007" calcext:value-type="float">
            <text:p>129.320007</text:p>
          </table:table-cell>
          <table:table-cell office:value-type="float" office:value="115.690002" calcext:value-type="float">
            <text:p>115.690002</text:p>
          </table:table-cell>
          <table:table-cell office:value-type="float" office:value="59.93" calcext:value-type="float">
            <text:p>59.93</text:p>
          </table:table-cell>
        </table:table-row>
        <table:table-row table:style-name="ro1">
          <table:table-cell office:value-type="float" office:value="83.309998" calcext:value-type="float">
            <text:p>83.309998</text:p>
          </table:table-cell>
          <table:table-cell office:value-type="float" office:value="45.169998" calcext:value-type="float">
            <text:p>45.169998</text:p>
          </table:table-cell>
          <table:table-cell office:value-type="float" office:value="217" calcext:value-type="float">
            <text:p>217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101.440002" calcext:value-type="float">
            <text:p>101.440002</text:p>
          </table:table-cell>
          <table:table-cell office:value-type="float" office:value="94.360001" calcext:value-type="float">
            <text:p>94.360001</text:p>
          </table:table-cell>
          <table:table-cell office:value-type="float" office:value="17.790001" calcext:value-type="float">
            <text:p>17.790001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53.43" calcext:value-type="float">
            <text:p>53.43</text:p>
          </table:table-cell>
          <table:table-cell office:value-type="float" office:value="708.650024" calcext:value-type="float">
            <text:p>708.650024</text:p>
          </table:table-cell>
          <table:table-cell office:value-type="float" office:value="718.190002" calcext:value-type="float">
            <text:p>718.190002</text:p>
          </table:table-cell>
          <table:table-cell office:value-type="float" office:value="129.830002" calcext:value-type="float">
            <text:p>129.830002</text:p>
          </table:table-cell>
          <table:table-cell office:value-type="float" office:value="116.620003" calcext:value-type="float">
            <text:p>116.620003</text:p>
          </table:table-cell>
          <table:table-cell office:value-type="float" office:value="60.880001" calcext:value-type="float">
            <text:p>60.880001</text:p>
          </table:table-cell>
        </table:table-row>
        <table:table-row table:style-name="ro1">
          <table:table-cell office:value-type="float" office:value="83.519997" calcext:value-type="float">
            <text:p>83.519997</text:p>
          </table:table-cell>
          <table:table-cell office:value-type="float" office:value="45.09" calcext:value-type="float">
            <text:p>45.09</text:p>
          </table:table-cell>
          <table:table-cell office:value-type="float" office:value="216.100006" calcext:value-type="float">
            <text:p>216.100006</text:p>
          </table:table-cell>
          <table:table-cell office:value-type="float" office:value="35.040001" calcext:value-type="float">
            <text:p>35.040001</text:p>
          </table:table-cell>
          <table:table-cell office:value-type="float" office:value="102.879997" calcext:value-type="float">
            <text:p>102.879997</text:p>
          </table:table-cell>
          <table:table-cell office:value-type="float" office:value="95.010002" calcext:value-type="float">
            <text:p>95.010002</text:p>
          </table:table-cell>
          <table:table-cell office:value-type="float" office:value="18.32" calcext:value-type="float">
            <text:p>18.3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98.77002" calcext:value-type="float">
            <text:p>698.77002</text:p>
          </table:table-cell>
          <table:table-cell office:value-type="float" office:value="713.5" calcext:value-type="float">
            <text:p>713.5</text:p>
          </table:table-cell>
          <table:table-cell office:value-type="float" office:value="131.360001" calcext:value-type="float">
            <text:p>131.360001</text:p>
          </table:table-cell>
          <table:table-cell office:value-type="float" office:value="116.599998" calcext:value-type="float">
            <text:p>116.599998</text:p>
          </table:table-cell>
          <table:table-cell office:value-type="float" office:value="60.639999" calcext:value-type="float">
            <text:p>60.639999</text:p>
          </table:table-cell>
        </table:table-row>
        <table:table-row table:style-name="ro1">
          <table:table-cell office:value-type="float" office:value="83.089996" calcext:value-type="float">
            <text:p>83.089996</text:p>
          </table:table-cell>
          <table:table-cell office:value-type="float" office:value="45.16" calcext:value-type="float">
            <text:p>45.16</text:p>
          </table:table-cell>
          <table:table-cell office:value-type="float" office:value="216.169998" calcext:value-type="float">
            <text:p>216.169998</text:p>
          </table:table-cell>
          <table:table-cell office:value-type="float" office:value="34.68" calcext:value-type="float">
            <text:p>34.68</text:p>
          </table:table-cell>
          <table:table-cell office:value-type="float" office:value="102.690002" calcext:value-type="float">
            <text:p>102.690002</text:p>
          </table:table-cell>
          <table:table-cell office:value-type="float" office:value="94.599998" calcext:value-type="float">
            <text:p>94.599998</text:p>
          </table:table-cell>
          <table:table-cell office:value-type="float" office:value="18.040001" calcext:value-type="float">
            <text:p>18.040001</text:p>
          </table:table-cell>
          <table:table-cell office:value-type="float" office:value="44.580002" calcext:value-type="float">
            <text:p>44.580002</text:p>
          </table:table-cell>
          <table:table-cell office:value-type="float" office:value="53.889999" calcext:value-type="float">
            <text:p>53.889999</text:p>
          </table:table-cell>
          <table:table-cell office:value-type="float" office:value="698.400024" calcext:value-type="float">
            <text:p>698.400024</text:p>
          </table:table-cell>
          <table:table-cell office:value-type="float" office:value="715.719971" calcext:value-type="float">
            <text:p>715.719971</text:p>
          </table:table-cell>
          <table:table-cell office:value-type="float" office:value="133.190002" calcext:value-type="float">
            <text:p>133.190002</text:p>
          </table:table-cell>
          <table:table-cell office:value-type="float" office:value="116.989998" calcext:value-type="float">
            <text:p>116.989998</text:p>
          </table:table-cell>
          <table:table-cell office:value-type="float" office:value="60.200001" calcext:value-type="float">
            <text:p>60.200001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45.25" calcext:value-type="float">
            <text:p>45.25</text:p>
          </table:table-cell>
          <table:table-cell office:value-type="float" office:value="215.589996" calcext:value-type="float">
            <text:p>215.589996</text:p>
          </table:table-cell>
          <table:table-cell office:value-type="float" office:value="34.919998" calcext:value-type="float">
            <text:p>34.919998</text:p>
          </table:table-cell>
          <table:table-cell office:value-type="float" office:value="103.5" calcext:value-type="float">
            <text:p>103.5</text:p>
          </table:table-cell>
          <table:table-cell office:value-type="float" office:value="95.470001" calcext:value-type="float">
            <text:p>95.470001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45.119999" calcext:value-type="float">
            <text:p>45.119999</text:p>
          </table:table-cell>
          <table:table-cell office:value-type="float" office:value="54.23" calcext:value-type="float">
            <text:p>54.23</text:p>
          </table:table-cell>
          <table:table-cell office:value-type="float" office:value="699.059998" calcext:value-type="float">
            <text:p>699.059998</text:p>
          </table:table-cell>
          <table:table-cell office:value-type="float" office:value="716.580017" calcext:value-type="float">
            <text:p>716.580017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116.540001" calcext:value-type="float">
            <text:p>116.5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.809998" calcext:value-type="float">
            <text:p>83.809998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216.630005" calcext:value-type="float">
            <text:p>216.630005</text:p>
          </table:table-cell>
          <table:table-cell office:value-type="float" office:value="34.91" calcext:value-type="float">
            <text:p>34.91</text:p>
          </table:table-cell>
          <table:table-cell office:value-type="float" office:value="103.449997" calcext:value-type="float">
            <text:p>103.449997</text:p>
          </table:table-cell>
          <table:table-cell office:value-type="float" office:value="95.860001" calcext:value-type="float">
            <text:p>95.860001</text:p>
          </table:table-cell>
          <table:table-cell office:value-type="float" office:value="18.709999" calcext:value-type="float">
            <text:p>18.709999</text:p>
          </table:table-cell>
          <table:table-cell office:value-type="float" office:value="44.599998" calcext:value-type="float">
            <text:p>44.599998</text:p>
          </table:table-cell>
          <table:table-cell office:value-type="float" office:value="54.400002" calcext:value-type="float">
            <text:p>54.400002</text:p>
          </table:table-cell>
          <table:table-cell office:value-type="float" office:value="697.450012" calcext:value-type="float">
            <text:p>697.450012</text:p>
          </table:table-cell>
          <table:table-cell office:value-type="float" office:value="715.5" calcext:value-type="float">
            <text:p>715.5</text:p>
          </table:table-cell>
          <table:table-cell office:value-type="float" office:value="133.910004" calcext:value-type="float">
            <text:p>133.910004</text:p>
          </table:table-cell>
          <table:table-cell office:value-type="float" office:value="117.199997" calcext:value-type="float">
            <text:p>117.199997</text:p>
          </table:table-cell>
          <table:table-cell office:value-type="float" office:value="60.860001" calcext:value-type="float">
            <text:p>60.860001</text:p>
          </table:table-cell>
        </table:table-row>
        <table:table-row table:style-name="ro1">
          <table:table-cell office:value-type="float" office:value="82.610001" calcext:value-type="float">
            <text:p>82.610001</text:p>
          </table:table-cell>
          <table:table-cell office:value-type="float" office:value="44.200001" calcext:value-type="float">
            <text:p>44.200001</text:p>
          </table:table-cell>
          <table:table-cell office:value-type="float" office:value="209" calcext:value-type="float">
            <text:p>209</text:p>
          </table:table-cell>
          <table:table-cell office:value-type="float" office:value="33.830002" calcext:value-type="float">
            <text:p>33.830002</text:p>
          </table:table-cell>
          <table:table-cell office:value-type="float" office:value="101.459999" calcext:value-type="float">
            <text:p>101.459999</text:p>
          </table:table-cell>
          <table:table-cell office:value-type="float" office:value="94.25" calcext:value-type="float">
            <text:p>94.25</text:p>
          </table:table-cell>
          <table:table-cell office:value-type="float" office:value="17.85" calcext:value-type="float">
            <text:p>17.85</text:p>
          </table:table-cell>
          <table:table-cell office:value-type="float" office:value="43.32" calcext:value-type="float">
            <text:p>43.32</text:p>
          </table:table-cell>
          <table:table-cell office:value-type="float" office:value="54.470001" calcext:value-type="float">
            <text:p>54.470001</text:p>
          </table:table-cell>
          <table:table-cell office:value-type="float" office:value="675.169983" calcext:value-type="float">
            <text:p>675.169983</text:p>
          </table:table-cell>
          <table:table-cell office:value-type="float" office:value="693" calcext:value-type="float">
            <text:p>693</text:p>
          </table:table-cell>
          <table:table-cell office:value-type="float" office:value="128.139999" calcext:value-type="float">
            <text:p>128.139999</text:p>
          </table:table-cell>
          <table:table-cell office:value-type="float" office:value="115.07" calcext:value-type="float">
            <text:p>115.07</text:p>
          </table:table-cell>
          <table:table-cell office:value-type="float" office:value="59.259998" calcext:value-type="float">
            <text:p>59.259998</text:p>
          </table:table-cell>
        </table:table-row>
        <table:table-row table:style-name="ro1">
          <table:table-cell office:value-type="float" office:value="81.830002" calcext:value-type="float">
            <text:p>81.830002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211.889999" calcext:value-type="float">
            <text:p>211.889999</text:p>
          </table:table-cell>
          <table:table-cell office:value-type="float" office:value="35.09" calcext:value-type="float">
            <text:p>35.09</text:p>
          </table:table-cell>
          <table:table-cell office:value-type="float" office:value="101.25" calcext:value-type="float">
            <text:p>101.25</text:p>
          </table:table-cell>
          <table:table-cell office:value-type="float" office:value="96.169998" calcext:value-type="float">
            <text:p>96.169998</text:p>
          </table:table-cell>
          <table:table-cell office:value-type="float" office:value="17.67" calcext:value-type="float">
            <text:p>17.67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54.060001" calcext:value-type="float">
            <text:p>54.060001</text:p>
          </table:table-cell>
          <table:table-cell office:value-type="float" office:value="671" calcext:value-type="float">
            <text:p>671</text:p>
          </table:table-cell>
          <table:table-cell office:value-type="float" office:value="692.01001" calcext:value-type="float">
            <text:p>692.01001</text:p>
          </table:table-cell>
          <table:table-cell office:value-type="float" office:value="125.68" calcext:value-type="float">
            <text:p>125.68</text:p>
          </table:table-cell>
          <table:table-cell office:value-type="float" office:value="115" calcext:value-type="float">
            <text:p>115</text:p>
          </table:table-cell>
          <table:table-cell office:value-type="float" office:value="59.380001" calcext:value-type="float">
            <text:p>59.380001</text:p>
          </table:table-cell>
        </table:table-row>
        <table:table-row table:style-name="ro1">
          <table:table-cell office:value-type="float" office:value="81.440002" calcext:value-type="float">
            <text:p>81.440002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215.139999" calcext:value-type="float">
            <text:p>215.139999</text:p>
          </table:table-cell>
          <table:table-cell office:value-type="float" office:value="35.849998" calcext:value-type="float">
            <text:p>35.849998</text:p>
          </table:table-cell>
          <table:table-cell office:value-type="float" office:value="101.220001" calcext:value-type="float">
            <text:p>101.220001</text:p>
          </table:table-cell>
          <table:table-cell office:value-type="float" office:value="97.870003" calcext:value-type="float">
            <text:p>97.870003</text:p>
          </table:table-cell>
          <table:table-cell office:value-type="float" office:value="17.690001" calcext:value-type="float">
            <text:p>17.690001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54.759998" calcext:value-type="float">
            <text:p>54.759998</text:p>
          </table:table-cell>
          <table:table-cell office:value-type="float" office:value="678.969971" calcext:value-type="float">
            <text:p>678.969971</text:p>
          </table:table-cell>
          <table:table-cell office:value-type="float" office:value="700" calcext:value-type="float">
            <text:p>700</text:p>
          </table:table-cell>
          <table:table-cell office:value-type="float" office:value="124.5" calcext:value-type="float">
            <text:p>124.5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59.279999" calcext:value-type="float">
            <text:p>59.279999</text:p>
          </table:table-cell>
        </table:table-row>
        <table:table-row table:style-name="ro1">
          <table:table-cell office:value-type="float" office:value="82.959999" calcext:value-type="float">
            <text:p>82.959999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217.199997" calcext:value-type="float">
            <text:p>217.199997</text:p>
          </table:table-cell>
          <table:table-cell office:value-type="float" office:value="35.25" calcext:value-type="float">
            <text:p>35.25</text:p>
          </table:table-cell>
          <table:table-cell office:value-type="float" office:value="102.519997" calcext:value-type="float">
            <text:p>102.519997</text:p>
          </table:table-cell>
          <table:table-cell office:value-type="float" office:value="99.410004" calcext:value-type="float">
            <text:p>99.410004</text:p>
          </table:table-cell>
          <table:table-cell office:value-type="float" office:value="17.9" calcext:value-type="float">
            <text:p>17.9</text:p>
          </table:table-cell>
          <table:table-cell office:value-type="float" office:value="42.5" calcext:value-type="float">
            <text:p>42.5</text:p>
          </table:table-cell>
          <table:table-cell office:value-type="float" office:value="54.82" calcext:value-type="float">
            <text:p>54.82</text:p>
          </table:table-cell>
          <table:table-cell office:value-type="float" office:value="683" calcext:value-type="float">
            <text:p>683</text:p>
          </table:table-cell>
          <table:table-cell office:value-type="float" office:value="715.75" calcext:value-type="float">
            <text:p>715.75</text:p>
          </table:table-cell>
          <table:table-cell office:value-type="float" office:value="125.489998" calcext:value-type="float">
            <text:p>125.489998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60.580002" calcext:value-type="float">
            <text:p>60.580002</text:p>
          </table:table-cell>
        </table:table-row>
        <table:table-row table:style-name="ro1">
          <table:table-cell office:value-type="float" office:value="83.910004" calcext:value-type="float">
            <text:p>83.910004</text:p>
          </table:table-cell>
          <table:table-cell office:value-type="float" office:value="44.52" calcext:value-type="float">
            <text:p>44.52</text:p>
          </table:table-cell>
          <table:table-cell office:value-type="float" office:value="217.919998" calcext:value-type="float">
            <text:p>217.919998</text:p>
          </table:table-cell>
          <table:table-cell office:value-type="float" office:value="35.330002" calcext:value-type="float">
            <text:p>35.330002</text:p>
          </table:table-cell>
          <table:table-cell office:value-type="float" office:value="103.559998" calcext:value-type="float">
            <text:p>103.559998</text:p>
          </table:table-cell>
          <table:table-cell office:value-type="float" office:value="100.269997" calcext:value-type="float">
            <text:p>100.269997</text:p>
          </table:table-cell>
          <table:table-cell office:value-type="float" office:value="18.51" calcext:value-type="float">
            <text:p>18.51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55.27" calcext:value-type="float">
            <text:p>55.27</text:p>
          </table:table-cell>
          <table:table-cell office:value-type="float" office:value="685.469971" calcext:value-type="float">
            <text:p>685.469971</text:p>
          </table:table-cell>
          <table:table-cell office:value-type="float" office:value="717.200012" calcext:value-type="float">
            <text:p>717.200012</text:p>
          </table:table-cell>
          <table:table-cell office:value-type="float" office:value="127.080002" calcext:value-type="float">
            <text:p>127.080002</text:p>
          </table:table-cell>
          <table:table-cell office:value-type="float" office:value="119.18" calcext:value-type="float">
            <text:p>119.18</text:p>
          </table:table-cell>
          <table:table-cell office:value-type="float" office:value="61.790001" calcext:value-type="float">
            <text:p>61.790001</text:p>
          </table:table-cell>
        </table:table-row>
        <table:table-row table:style-name="ro1">
          <table:table-cell office:value-type="float" office:value="84.519997" calcext:value-type="float">
            <text:p>84.519997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222.5" calcext:value-type="float">
            <text:p>222.5</text:p>
          </table:table-cell>
          <table:table-cell office:value-type="float" office:value="36.740002" calcext:value-type="float">
            <text:p>36.740002</text:p>
          </table:table-cell>
          <table:table-cell office:value-type="float" office:value="104.779999" calcext:value-type="float">
            <text:p>104.779999</text:p>
          </table:table-cell>
          <table:table-cell office:value-type="float" office:value="101.550003" calcext:value-type="float">
            <text:p>101.550003</text:p>
          </table:table-cell>
          <table:table-cell office:value-type="float" office:value="18.68" calcext:value-type="float">
            <text:p>18.68</text:p>
          </table:table-cell>
          <table:table-cell office:value-type="float" office:value="43.849998" calcext:value-type="float">
            <text:p>43.849998</text:p>
          </table:table-cell>
          <table:table-cell office:value-type="float" office:value="55.849998" calcext:value-type="float">
            <text:p>55.849998</text:p>
          </table:table-cell>
          <table:table-cell office:value-type="float" office:value="692.200012" calcext:value-type="float">
            <text:p>692.200012</text:p>
          </table:table-cell>
          <table:table-cell office:value-type="float" office:value="717.320007" calcext:value-type="float">
            <text:p>717.320007</text:p>
          </table:table-cell>
          <table:table-cell office:value-type="float" office:value="129.539993" calcext:value-type="float">
            <text:p>129.539993</text:p>
          </table:table-cell>
          <table:table-cell office:value-type="float" office:value="121.300003" calcext:value-type="float">
            <text:p>121.300003</text:p>
          </table:table-cell>
          <table:table-cell office:value-type="float" office:value="61.98" calcext:value-type="float">
            <text:p>61.98</text:p>
          </table:table-cell>
        </table:table-row>
        <table:table-row table:style-name="ro1">
          <table:table-cell office:value-type="float" office:value="84.480003" calcext:value-type="float">
            <text:p>84.480003</text:p>
          </table:table-cell>
          <table:table-cell office:value-type="float" office:value="45.16" calcext:value-type="float">
            <text:p>45.16</text:p>
          </table:table-cell>
          <table:table-cell office:value-type="float" office:value="221.559998" calcext:value-type="float">
            <text:p>221.559998</text:p>
          </table:table-cell>
          <table:table-cell office:value-type="float" office:value="36.16" calcext:value-type="float">
            <text:p>36.16</text:p>
          </table:table-cell>
          <table:table-cell office:value-type="float" office:value="103.5" calcext:value-type="float">
            <text:p>103.5</text:p>
          </table:table-cell>
          <table:table-cell office:value-type="float" office:value="101.129997" calcext:value-type="float">
            <text:p>101.129997</text:p>
          </table:table-cell>
          <table:table-cell office:value-type="float" office:value="18.459999" calcext:value-type="float">
            <text:p>18.459999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56.32" calcext:value-type="float">
            <text:p>56.32</text:p>
          </table:table-cell>
          <table:table-cell office:value-type="float" office:value="696.059998" calcext:value-type="float">
            <text:p>696.059998</text:p>
          </table:table-cell>
          <table:table-cell office:value-type="float" office:value="722.799988" calcext:value-type="float">
            <text:p>722.799988</text:p>
          </table:table-cell>
          <table:table-cell office:value-type="float" office:value="128.429993" calcext:value-type="float">
            <text:p>128.429993</text:p>
          </table:table-cell>
          <table:table-cell office:value-type="float" office:value="121.360001" calcext:value-type="float">
            <text:p>121.360001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85.370003" calcext:value-type="float">
            <text:p>85.370003</text:p>
          </table:table-cell>
          <table:table-cell office:value-type="float" office:value="45.5" calcext:value-type="float">
            <text:p>45.5</text:p>
          </table:table-cell>
          <table:table-cell office:value-type="float" office:value="221.649994" calcext:value-type="float">
            <text:p>221.649994</text:p>
          </table:table-cell>
          <table:table-cell office:value-type="float" office:value="36.610001" calcext:value-type="float">
            <text:p>36.610001</text:p>
          </table:table-cell>
          <table:table-cell office:value-type="float" office:value="103.260002" calcext:value-type="float">
            <text:p>103.260002</text:p>
          </table:table-cell>
          <table:table-cell office:value-type="float" office:value="102.379997" calcext:value-type="float">
            <text:p>102.379997</text:p>
          </table:table-cell>
          <table:table-cell office:value-type="float" office:value="18.16" calcext:value-type="float">
            <text:p>18.16</text:p>
          </table:table-cell>
          <table:table-cell office:value-type="float" office:value="41.549999" calcext:value-type="float">
            <text:p>41.549999</text:p>
          </table:table-cell>
          <table:table-cell office:value-type="float" office:value="56.209999" calcext:value-type="float">
            <text:p>56.209999</text:p>
          </table:table-cell>
          <table:table-cell office:value-type="float" office:value="689.97998" calcext:value-type="float">
            <text:p>689.97998</text:p>
          </table:table-cell>
          <table:table-cell office:value-type="float" office:value="725.710022" calcext:value-type="float">
            <text:p>725.710022</text:p>
          </table:table-cell>
          <table:table-cell office:value-type="float" office:value="127.25" calcext:value-type="float">
            <text:p>127.25</text:p>
          </table:table-cell>
          <table:table-cell office:value-type="float" office:value="121.93" calcext:value-type="float">
            <text:p>121.93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float" office:value="85.230003" calcext:value-type="float">
            <text:p>85.230003</text:p>
          </table:table-cell>
          <table:table-cell office:value-type="float" office:value="45.419998" calcext:value-type="float">
            <text:p>45.419998</text:p>
          </table:table-cell>
          <table:table-cell office:value-type="float" office:value="221.399994" calcext:value-type="float">
            <text:p>221.399994</text:p>
          </table:table-cell>
          <table:table-cell office:value-type="float" office:value="36.75" calcext:value-type="float">
            <text:p>36.75</text:p>
          </table:table-cell>
          <table:table-cell office:value-type="float" office:value="104.889999" calcext:value-type="float">
            <text:p>104.889999</text:p>
          </table:table-cell>
          <table:table-cell office:value-type="float" office:value="101.800003" calcext:value-type="float">
            <text:p>101.800003</text:p>
          </table:table-cell>
          <table:table-cell office:value-type="float" office:value="18.41" calcext:value-type="float">
            <text:p>18.41</text:p>
          </table:table-cell>
          <table:table-cell office:value-type="float" office:value="42.299999" calcext:value-type="float">
            <text:p>42.299999</text:p>
          </table:table-cell>
          <table:table-cell office:value-type="float" office:value="56.099998" calcext:value-type="float">
            <text:p>56.099998</text:p>
          </table:table-cell>
          <table:table-cell office:value-type="float" office:value="698.080017" calcext:value-type="float">
            <text:p>698.080017</text:p>
          </table:table-cell>
          <table:table-cell office:value-type="float" office:value="739.330017" calcext:value-type="float">
            <text:p>739.330017</text:p>
          </table:table-cell>
          <table:table-cell office:value-type="float" office:value="126.919998" calcext:value-type="float">
            <text:p>126.919998</text:p>
          </table:table-cell>
          <table:table-cell office:value-type="float" office:value="122.589996" calcext:value-type="float">
            <text:p>122.589996</text:p>
          </table:table-cell>
          <table:table-cell office:value-type="float" office:value="63.599998" calcext:value-type="float">
            <text:p>63.599998</text:p>
          </table:table-cell>
        </table:table-row>
        <table:table-row table:style-name="ro1">
          <table:table-cell office:value-type="float" office:value="84.980003" calcext:value-type="float">
            <text:p>84.980003</text:p>
          </table:table-cell>
          <table:table-cell office:value-type="float" office:value="45.299999" calcext:value-type="float">
            <text:p>45.299999</text:p>
          </table:table-cell>
          <table:table-cell office:value-type="float" office:value="221.5" calcext:value-type="float">
            <text:p>221.5</text:p>
          </table:table-cell>
          <table:table-cell office:value-type="float" office:value="36.509998" calcext:value-type="float">
            <text:p>36.509998</text:p>
          </table:table-cell>
          <table:table-cell office:value-type="float" office:value="103.879997" calcext:value-type="float">
            <text:p>103.879997</text:p>
          </table:table-cell>
          <table:table-cell office:value-type="float" office:value="102.220001" calcext:value-type="float">
            <text:p>102.220001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55.389999" calcext:value-type="float">
            <text:p>55.389999</text:p>
          </table:table-cell>
          <table:table-cell office:value-type="float" office:value="699.5" calcext:value-type="float">
            <text:p>699.5</text:p>
          </table:table-cell>
          <table:table-cell office:value-type="float" office:value="740.140015" calcext:value-type="float">
            <text:p>740.140015</text:p>
          </table:table-cell>
          <table:table-cell office:value-type="float" office:value="128.600006" calcext:value-type="float">
            <text:p>128.600006</text:p>
          </table:table-cell>
          <table:table-cell office:value-type="float" office:value="123" calcext:value-type="float">
            <text:p>123</text:p>
          </table:table-cell>
          <table:table-cell office:value-type="float" office:value="63.48" calcext:value-type="float">
            <text:p>63.48</text:p>
          </table:table-cell>
        </table:table-row>
        <table:table-row table:style-name="ro1">
          <table:table-cell office:value-type="float" office:value="85.610001" calcext:value-type="float">
            <text:p>85.610001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222.300003" calcext:value-type="float">
            <text:p>222.300003</text:p>
          </table:table-cell>
          <table:table-cell office:value-type="float" office:value="36.619999" calcext:value-type="float">
            <text:p>36.619999</text:p>
          </table:table-cell>
          <table:table-cell office:value-type="float" office:value="104.809998" calcext:value-type="float">
            <text:p>104.809998</text:p>
          </table:table-cell>
          <table:table-cell office:value-type="float" office:value="101.690002" calcext:value-type="float">
            <text:p>101.690002</text:p>
          </table:table-cell>
          <table:table-cell office:value-type="float" office:value="19" calcext:value-type="float">
            <text:p>19</text:p>
          </table:table-cell>
          <table:table-cell office:value-type="float" office:value="42.740002" calcext:value-type="float">
            <text:p>42.740002</text:p>
          </table:table-cell>
          <table:table-cell office:value-type="float" office:value="55.75" calcext:value-type="float">
            <text:p>55.75</text:p>
          </table:table-cell>
          <table:table-cell office:value-type="float" office:value="708.049988" calcext:value-type="float">
            <text:p>708.049988</text:p>
          </table:table-cell>
          <table:table-cell office:value-type="float" office:value="750" calcext:value-type="float">
            <text:p>750</text:p>
          </table:table-cell>
          <table:table-cell office:value-type="float" office:value="130.839996" calcext:value-type="float">
            <text:p>130.839996</text:p>
          </table:table-cell>
          <table:table-cell office:value-type="float" office:value="122.709999" calcext:value-type="float">
            <text:p>122.709999</text:p>
          </table:table-cell>
          <table:table-cell office:value-type="float" office:value="64.25" calcext:value-type="float">
            <text:p>64.25</text:p>
          </table:table-cell>
        </table:table-row>
        <table:table-row table:style-name="ro1">
          <table:table-cell office:value-type="float" office:value="85.489998" calcext:value-type="float">
            <text:p>85.489998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222.410004" calcext:value-type="float">
            <text:p>222.410004</text:p>
          </table:table-cell>
          <table:table-cell office:value-type="float" office:value="36.279999" calcext:value-type="float">
            <text:p>36.279999</text:p>
          </table:table-cell>
          <table:table-cell office:value-type="float" office:value="106.300003" calcext:value-type="float">
            <text:p>106.300003</text:p>
          </table:table-cell>
          <table:table-cell office:value-type="float" office:value="100.269997" calcext:value-type="float">
            <text:p>100.269997</text:p>
          </table:table-cell>
          <table:table-cell office:value-type="float" office:value="19.5" calcext:value-type="float">
            <text:p>19.5</text:p>
          </table:table-cell>
          <table:table-cell office:value-type="float" office:value="43.16" calcext:value-type="float">
            <text:p>43.16</text:p>
          </table:table-cell>
          <table:table-cell office:value-type="float" office:value="55.75" calcext:value-type="float">
            <text:p>55.75</text:p>
          </table:table-cell>
          <table:table-cell office:value-type="float" office:value="719.119995" calcext:value-type="float">
            <text:p>719.119995</text:p>
          </table:table-cell>
          <table:table-cell office:value-type="float" office:value="756.859985" calcext:value-type="float">
            <text:p>756.859985</text:p>
          </table:table-cell>
          <table:table-cell office:value-type="float" office:value="132.800003" calcext:value-type="float">
            <text:p>132.800003</text:p>
          </table:table-cell>
          <table:table-cell office:value-type="float" office:value="122.650002" calcext:value-type="float">
            <text:p>122.650002</text:p>
          </table:table-cell>
          <table:table-cell office:value-type="float" office:value="64.669998" calcext:value-type="float">
            <text:p>64.669998</text:p>
          </table:table-cell>
        </table:table-row>
        <table:table-row table:style-name="ro1">
          <table:table-cell office:value-type="float" office:value="85.809998" calcext:value-type="float">
            <text:p>85.809998</text:p>
          </table:table-cell>
          <table:table-cell office:value-type="float" office:value="45.610001" calcext:value-type="float">
            <text:p>45.610001</text:p>
          </table:table-cell>
          <table:table-cell office:value-type="float" office:value="221.130005" calcext:value-type="float">
            <text:p>221.130005</text:p>
          </table:table-cell>
          <table:table-cell office:value-type="float" office:value="36.279999" calcext:value-type="float">
            <text:p>36.279999</text:p>
          </table:table-cell>
          <table:table-cell office:value-type="float" office:value="106.779999" calcext:value-type="float">
            <text:p>106.779999</text:p>
          </table:table-cell>
          <table:table-cell office:value-type="float" office:value="100.269997" calcext:value-type="float">
            <text:p>100.269997</text:p>
          </table:table-cell>
          <table:table-cell office:value-type="float" office:value="19.9" calcext:value-type="float">
            <text:p>19.9</text:p>
          </table:table-cell>
          <table:table-cell office:value-type="float" office:value="43.799999" calcext:value-type="float">
            <text:p>43.799999</text:p>
          </table:table-cell>
          <table:table-cell office:value-type="float" office:value="55.580002" calcext:value-type="float">
            <text:p>55.580002</text:p>
          </table:table-cell>
          <table:table-cell office:value-type="float" office:value="723.619995" calcext:value-type="float">
            <text:p>723.619995</text:p>
          </table:table-cell>
          <table:table-cell office:value-type="float" office:value="746.76001" calcext:value-type="float">
            <text:p>746.76001</text:p>
          </table:table-cell>
          <table:table-cell office:value-type="float" office:value="131.279999" calcext:value-type="float">
            <text:p>131.279999</text:p>
          </table:table-cell>
          <table:table-cell office:value-type="float" office:value="122.68" calcext:value-type="float">
            <text:p>122.68</text:p>
          </table:table-cell>
          <table:table-cell office:value-type="float" office:value="64.809998" calcext:value-type="float">
            <text:p>64.809998</text:p>
          </table:table-cell>
        </table:table-row>
        <table:table-row table:style-name="ro1">
          <table:table-cell office:value-type="float" office:value="86.440002" calcext:value-type="float">
            <text:p>86.440002</text:p>
          </table:table-cell>
          <table:table-cell office:value-type="float" office:value="45.73" calcext:value-type="float">
            <text:p>45.73</text:p>
          </table:table-cell>
          <table:table-cell office:value-type="float" office:value="223.110001" calcext:value-type="float">
            <text:p>223.110001</text:p>
          </table:table-cell>
          <table:table-cell office:value-type="float" office:value="36.330002" calcext:value-type="float">
            <text:p>36.330002</text:p>
          </table:table-cell>
          <table:table-cell office:value-type="float" office:value="107.199997" calcext:value-type="float">
            <text:p>107.199997</text:p>
          </table:table-cell>
          <table:table-cell office:value-type="float" office:value="100.199997" calcext:value-type="float">
            <text:p>100.199997</text:p>
          </table:table-cell>
          <table:table-cell office:value-type="float" office:value="20.299999" calcext:value-type="float">
            <text:p>20.299999</text:p>
          </table:table-cell>
          <table:table-cell office:value-type="float" office:value="43.509998" calcext:value-type="float">
            <text:p>43.509998</text:p>
          </table:table-cell>
          <table:table-cell office:value-type="float" office:value="55.619999" calcext:value-type="float">
            <text:p>55.619999</text:p>
          </table:table-cell>
          <table:table-cell office:value-type="float" office:value="721.580017" calcext:value-type="float">
            <text:p>721.580017</text:p>
          </table:table-cell>
          <table:table-cell office:value-type="float" office:value="748.859985" calcext:value-type="float">
            <text:p>748.859985</text:p>
          </table:table-cell>
          <table:table-cell office:value-type="float" office:value="131.630005" calcext:value-type="float">
            <text:p>131.630005</text:p>
          </table:table-cell>
          <table:table-cell office:value-type="float" office:value="122.980003" calcext:value-type="float">
            <text:p>122.980003</text:p>
          </table:table-cell>
          <table:table-cell office:value-type="float" office:value="63.700001" calcext:value-type="float">
            <text:p>63.700001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45.880001" calcext:value-type="float">
            <text:p>45.880001</text:p>
          </table:table-cell>
          <table:table-cell office:value-type="float" office:value="222" calcext:value-type="float">
            <text:p>222</text:p>
          </table:table-cell>
          <table:table-cell office:value-type="float" office:value="36.700001" calcext:value-type="float">
            <text:p>36.700001</text:p>
          </table:table-cell>
          <table:table-cell office:value-type="float" office:value="107.330002" calcext:value-type="float">
            <text:p>107.330002</text:p>
          </table:table-cell>
          <table:table-cell office:value-type="float" office:value="99.730003" calcext:value-type="float">
            <text:p>99.730003</text:p>
          </table:table-cell>
          <table:table-cell office:value-type="float" office:value="21.030001" calcext:value-type="float">
            <text:p>21.030001</text:p>
          </table:table-cell>
          <table:table-cell office:value-type="float" office:value="43.27" calcext:value-type="float">
            <text:p>43.27</text:p>
          </table:table-cell>
          <table:table-cell office:value-type="float" office:value="56.049999" calcext:value-type="float">
            <text:p>56.049999</text:p>
          </table:table-cell>
          <table:table-cell office:value-type="float" office:value="725.72998" calcext:value-type="float">
            <text:p>725.72998</text:p>
          </table:table-cell>
          <table:table-cell office:value-type="float" office:value="746.549988" calcext:value-type="float">
            <text:p>746.549988</text:p>
          </table:table-cell>
          <table:table-cell office:value-type="float" office:value="131.800003" calcext:value-type="float">
            <text:p>131.800003</text:p>
          </table:table-cell>
          <table:table-cell office:value-type="float" office:value="123.769997" calcext:value-type="float">
            <text:p>123.769997</text:p>
          </table:table-cell>
          <table:table-cell office:value-type="float" office:value="63.82" calcext:value-type="float">
            <text:p>63.82</text:p>
          </table:table-cell>
        </table:table-row>
        <table:table-row table:style-name="ro1">
          <table:table-cell office:value-type="float" office:value="86.019997" calcext:value-type="float">
            <text:p>86.019997</text:p>
          </table:table-cell>
          <table:table-cell office:value-type="float" office:value="45.689999" calcext:value-type="float">
            <text:p>45.689999</text:p>
          </table:table-cell>
          <table:table-cell office:value-type="float" office:value="222.149994" calcext:value-type="float">
            <text:p>222.149994</text:p>
          </table:table-cell>
          <table:table-cell office:value-type="float" office:value="36.34" calcext:value-type="float">
            <text:p>36.34</text:p>
          </table:table-cell>
          <table:table-cell office:value-type="float" office:value="106.669998" calcext:value-type="float">
            <text:p>106.669998</text:p>
          </table:table-cell>
          <table:table-cell office:value-type="float" office:value="99.940002" calcext:value-type="float">
            <text:p>99.940002</text:p>
          </table:table-cell>
          <table:table-cell office:value-type="float" office:value="21" calcext:value-type="float">
            <text:p>21</text:p>
          </table:table-cell>
          <table:table-cell office:value-type="float" office:value="42.73" calcext:value-type="float">
            <text:p>42.73</text:p>
          </table:table-cell>
          <table:table-cell office:value-type="float" office:value="55.869999" calcext:value-type="float">
            <text:p>55.869999</text:p>
          </table:table-cell>
          <table:table-cell office:value-type="float" office:value="722.710022" calcext:value-type="float">
            <text:p>722.710022</text:p>
          </table:table-cell>
          <table:table-cell office:value-type="float" office:value="735.48999" calcext:value-type="float">
            <text:p>735.48999</text:p>
          </table:table-cell>
          <table:table-cell office:value-type="float" office:value="132.380005" calcext:value-type="float">
            <text:p>132.380005</text:p>
          </table:table-cell>
          <table:table-cell office:value-type="float" office:value="123" calcext:value-type="float">
            <text:p>123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float" office:value="85.669998" calcext:value-type="float">
            <text:p>85.669998</text:p>
          </table:table-cell>
          <table:table-cell office:value-type="float" office:value="45.459999" calcext:value-type="float">
            <text:p>45.459999</text:p>
          </table:table-cell>
          <table:table-cell office:value-type="float" office:value="221" calcext:value-type="float">
            <text:p>221</text:p>
          </table:table-cell>
          <table:table-cell office:value-type="float" office:value="36.560001" calcext:value-type="float">
            <text:p>36.560001</text:p>
          </table:table-cell>
          <table:table-cell office:value-type="float" office:value="105.980003" calcext:value-type="float">
            <text:p>105.980003</text:p>
          </table:table-cell>
          <table:table-cell office:value-type="float" office:value="98.57" calcext:value-type="float">
            <text:p>98.57</text:p>
          </table:table-cell>
          <table:table-cell office:value-type="float" office:value="21.77" calcext:value-type="float">
            <text:p>21.77</text:p>
          </table:table-cell>
          <table:table-cell office:value-type="float" office:value="42.450001" calcext:value-type="float">
            <text:p>42.450001</text:p>
          </table:table-cell>
          <table:table-cell office:value-type="float" office:value="55.959999" calcext:value-type="float">
            <text:p>55.959999</text:p>
          </table:table-cell>
          <table:table-cell office:value-type="float" office:value="729.890015" calcext:value-type="float">
            <text:p>729.890015</text:p>
          </table:table-cell>
          <table:table-cell office:value-type="float" office:value="732.5" calcext:value-type="float">
            <text:p>732.5</text:p>
          </table:table-cell>
          <table:table-cell office:value-type="float" office:value="132.910004" calcext:value-type="float">
            <text:p>132.910004</text:p>
          </table:table-cell>
          <table:table-cell office:value-type="float" office:value="124.779999" calcext:value-type="float">
            <text:p>124.779999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float" office:value="85.379997" calcext:value-type="float">
            <text:p>85.379997</text:p>
          </table:table-cell>
          <table:table-cell office:value-type="float" office:value="45.75" calcext:value-type="float">
            <text:p>45.75</text:p>
          </table:table-cell>
          <table:table-cell office:value-type="float" office:value="222.25" calcext:value-type="float">
            <text:p>222.25</text:p>
          </table:table-cell>
          <table:table-cell office:value-type="float" office:value="36.950001" calcext:value-type="float">
            <text:p>36.950001</text:p>
          </table:table-cell>
          <table:table-cell office:value-type="float" office:value="105.93" calcext:value-type="float">
            <text:p>105.93</text:p>
          </table:table-cell>
          <table:table-cell office:value-type="float" office:value="99.68" calcext:value-type="float">
            <text:p>99.68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41.720001" calcext:value-type="float">
            <text:p>41.720001</text:p>
          </table:table-cell>
          <table:table-cell office:value-type="float" office:value="55.580002" calcext:value-type="float">
            <text:p>55.580002</text:p>
          </table:table-cell>
          <table:table-cell office:value-type="float" office:value="737.330017" calcext:value-type="float">
            <text:p>737.330017</text:p>
          </table:table-cell>
          <table:table-cell office:value-type="float" office:value="744" calcext:value-type="float">
            <text:p>744</text:p>
          </table:table-cell>
          <table:table-cell office:value-type="float" office:value="134.550003" calcext:value-type="float">
            <text:p>134.550003</text:p>
          </table:table-cell>
          <table:table-cell office:value-type="float" office:value="125.839996" calcext:value-type="float">
            <text:p>125.839996</text:p>
          </table:table-cell>
          <table:table-cell office:value-type="float" office:value="63.57" calcext:value-type="float">
            <text:p>63.57</text:p>
          </table:table-cell>
        </table:table-row>
        <table:table-row table:style-name="ro1">
          <table:table-cell office:value-type="float" office:value="85.019997" calcext:value-type="float">
            <text:p>85.019997</text:p>
          </table:table-cell>
          <table:table-cell office:value-type="float" office:value="45.34" calcext:value-type="float">
            <text:p>45.34</text:p>
          </table:table-cell>
          <table:table-cell office:value-type="float" office:value="222.800003" calcext:value-type="float">
            <text:p>222.800003</text:p>
          </table:table-cell>
          <table:table-cell office:value-type="float" office:value="36.77" calcext:value-type="float">
            <text:p>36.77</text:p>
          </table:table-cell>
          <table:table-cell office:value-type="float" office:value="105.400002" calcext:value-type="float">
            <text:p>105.400002</text:p>
          </table:table-cell>
          <table:table-cell office:value-type="float" office:value="97.650002" calcext:value-type="float">
            <text:p>97.650002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41.799999" calcext:value-type="float">
            <text:p>41.799999</text:p>
          </table:table-cell>
          <table:table-cell office:value-type="float" office:value="55.529999" calcext:value-type="float">
            <text:p>55.529999</text:p>
          </table:table-cell>
          <table:table-cell office:value-type="float" office:value="740.359985" calcext:value-type="float">
            <text:p>740.359985</text:p>
          </table:table-cell>
          <table:table-cell office:value-type="float" office:value="747.5" calcext:value-type="float">
            <text:p>747.5</text:p>
          </table:table-cell>
          <table:table-cell office:value-type="float" office:value="134.759995" calcext:value-type="float">
            <text:p>134.759995</text:p>
          </table:table-cell>
          <table:table-cell office:value-type="float" office:value="125.209999" calcext:value-type="float">
            <text:p>125.209999</text:p>
          </table:table-cell>
          <table:table-cell office:value-type="float" office:value="63.23" calcext:value-type="float">
            <text:p>63.23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45.5" calcext:value-type="float">
            <text:p>45.5</text:p>
          </table:table-cell>
          <table:table-cell office:value-type="float" office:value="217.649994" calcext:value-type="float">
            <text:p>217.649994</text:p>
          </table:table-cell>
          <table:table-cell office:value-type="float" office:value="36.810001" calcext:value-type="float">
            <text:p>36.810001</text:p>
          </table:table-cell>
          <table:table-cell office:value-type="float" office:value="105.68" calcext:value-type="float">
            <text:p>105.68</text:p>
          </table:table-cell>
          <table:table-cell office:value-type="float" office:value="98.190002" calcext:value-type="float">
            <text:p>98.190002</text:p>
          </table:table-cell>
          <table:table-cell office:value-type="float" office:value="21.030001" calcext:value-type="float">
            <text:p>21.030001</text:p>
          </table:table-cell>
          <table:table-cell office:value-type="float" office:value="41.110001" calcext:value-type="float">
            <text:p>41.110001</text:p>
          </table:table-cell>
          <table:table-cell office:value-type="float" office:value="55.439999" calcext:value-type="float">
            <text:p>55.439999</text:p>
          </table:table-cell>
          <table:table-cell office:value-type="float" office:value="741.859985" calcext:value-type="float">
            <text:p>741.859985</text:p>
          </table:table-cell>
          <table:table-cell office:value-type="float" office:value="747.789978" calcext:value-type="float">
            <text:p>747.789978</text:p>
          </table:table-cell>
          <table:table-cell office:value-type="float" office:value="131.75" calcext:value-type="float">
            <text:p>131.75</text:p>
          </table:table-cell>
          <table:table-cell office:value-type="float" office:value="125.120003" calcext:value-type="float">
            <text:p>125.1200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5.529999" calcext:value-type="float">
            <text:p>85.529999</text:p>
          </table:table-cell>
          <table:table-cell office:value-type="float" office:value="45.810001" calcext:value-type="float">
            <text:p>45.810001</text:p>
          </table:table-cell>
          <table:table-cell office:value-type="float" office:value="219.440002" calcext:value-type="float">
            <text:p>219.440002</text:p>
          </table:table-cell>
          <table:table-cell office:value-type="float" office:value="36.84" calcext:value-type="float">
            <text:p>36.84</text:p>
          </table:table-cell>
          <table:table-cell office:value-type="float" office:value="104.860001" calcext:value-type="float">
            <text:p>104.860001</text:p>
          </table:table-cell>
          <table:table-cell office:value-type="float" office:value="98.849998" calcext:value-type="float">
            <text:p>98.849998</text:p>
          </table:table-cell>
          <table:table-cell office:value-type="float" office:value="21.09" calcext:value-type="float">
            <text:p>21.09</text:p>
          </table:table-cell>
          <table:table-cell office:value-type="float" office:value="40.43" calcext:value-type="float">
            <text:p>40.43</text:p>
          </table:table-cell>
          <table:table-cell office:value-type="float" office:value="56.099998" calcext:value-type="float">
            <text:p>56.099998</text:p>
          </table:table-cell>
          <table:table-cell office:value-type="float" office:value="740.669983" calcext:value-type="float">
            <text:p>740.669983</text:p>
          </table:table-cell>
          <table:table-cell office:value-type="float" office:value="746.549988" calcext:value-type="float">
            <text:p>746.549988</text:p>
          </table:table-cell>
          <table:table-cell office:value-type="float" office:value="133.179993" calcext:value-type="float">
            <text:p>133.179993</text:p>
          </table:table-cell>
          <table:table-cell office:value-type="float" office:value="125.07" calcext:value-type="float">
            <text:p>125.07</text:p>
          </table:table-cell>
          <table:table-cell office:value-type="float" office:value="63.91" calcext:value-type="float">
            <text:p>63.91</text:p>
          </table:table-cell>
        </table:table-row>
        <table:table-row table:style-name="ro1">
          <table:table-cell office:value-type="float" office:value="85.68" calcext:value-type="float">
            <text:p>85.68</text:p>
          </table:table-cell>
          <table:table-cell office:value-type="float" office:value="45.529999" calcext:value-type="float">
            <text:p>45.529999</text:p>
          </table:table-cell>
          <table:table-cell office:value-type="float" office:value="219.220001" calcext:value-type="float">
            <text:p>219.220001</text:p>
          </table:table-cell>
          <table:table-cell office:value-type="float" office:value="36.880001" calcext:value-type="float">
            <text:p>36.880001</text:p>
          </table:table-cell>
          <table:table-cell office:value-type="float" office:value="102.57" calcext:value-type="float">
            <text:p>102.57</text:p>
          </table:table-cell>
          <table:table-cell office:value-type="float" office:value="97.339996" calcext:value-type="float">
            <text:p>97.339996</text:p>
          </table:table-cell>
          <table:table-cell office:value-type="float" office:value="20.75" calcext:value-type="float">
            <text:p>20.75</text:p>
          </table:table-cell>
          <table:table-cell office:value-type="float" office:value="40.049999" calcext:value-type="float">
            <text:p>40.049999</text:p>
          </table:table-cell>
          <table:table-cell office:value-type="float" office:value="55.849998" calcext:value-type="float">
            <text:p>55.849998</text:p>
          </table:table-cell>
          <table:table-cell office:value-type="float" office:value="739.039978" calcext:value-type="float">
            <text:p>739.039978</text:p>
          </table:table-cell>
          <table:table-cell office:value-type="float" office:value="742.710022" calcext:value-type="float">
            <text:p>742.710022</text:p>
          </table:table-cell>
          <table:table-cell office:value-type="float" office:value="132.899994" calcext:value-type="float">
            <text:p>132.899994</text:p>
          </table:table-cell>
          <table:table-cell office:value-type="float" office:value="125.029999" calcext:value-type="float">
            <text:p>125.029999</text:p>
          </table:table-cell>
          <table:table-cell office:value-type="float" office:value="64.410004" calcext:value-type="float">
            <text:p>64.410004</text:p>
          </table:table-cell>
        </table:table-row>
        <table:table-row table:style-name="ro1">
          <table:table-cell office:value-type="float" office:value="85.239998" calcext:value-type="float">
            <text:p>85.239998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222.059998" calcext:value-type="float">
            <text:p>222.059998</text:p>
          </table:table-cell>
          <table:table-cell office:value-type="float" office:value="36.650002" calcext:value-type="float">
            <text:p>36.650002</text:p>
          </table:table-cell>
          <table:table-cell office:value-type="float" office:value="102.68" calcext:value-type="float">
            <text:p>102.68</text:p>
          </table:table-cell>
          <table:table-cell office:value-type="float" office:value="96.629997" calcext:value-type="float">
            <text:p>96.629997</text:p>
          </table:table-cell>
          <table:table-cell office:value-type="float" office:value="20.809999" calcext:value-type="float">
            <text:p>20.809999</text:p>
          </table:table-cell>
          <table:table-cell office:value-type="float" office:value="40.939999" calcext:value-type="float">
            <text:p>40.939999</text:p>
          </table:table-cell>
          <table:table-cell office:value-type="float" office:value="54.950001" calcext:value-type="float">
            <text:p>54.950001</text:p>
          </table:table-cell>
          <table:table-cell office:value-type="float" office:value="738.280029" calcext:value-type="float">
            <text:p>738.280029</text:p>
          </table:table-cell>
          <table:table-cell office:value-type="float" office:value="737.969971" calcext:value-type="float">
            <text:p>737.969971</text:p>
          </table:table-cell>
          <table:table-cell office:value-type="float" office:value="136.139999" calcext:value-type="float">
            <text:p>136.139999</text:p>
          </table:table-cell>
          <table:table-cell office:value-type="float" office:value="125.099998" calcext:value-type="float">
            <text:p>125.099998</text:p>
          </table:table-cell>
          <table:table-cell office:value-type="float" office:value="64.419998" calcext:value-type="float">
            <text:p>64.419998</text:p>
          </table:table-cell>
        </table:table-row>
        <table:table-row table:style-name="ro1">
          <table:table-cell office:value-type="float" office:value="84.419998" calcext:value-type="float">
            <text:p>84.419998</text:p>
          </table:table-cell>
          <table:table-cell office:value-type="float" office:value="43.27" calcext:value-type="float">
            <text:p>43.27</text:p>
          </table:table-cell>
          <table:table-cell office:value-type="float" office:value="217.779999" calcext:value-type="float">
            <text:p>217.779999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102.089996" calcext:value-type="float">
            <text:p>102.089996</text:p>
          </table:table-cell>
          <table:table-cell office:value-type="float" office:value="96.160004" calcext:value-type="float">
            <text:p>96.160004</text:p>
          </table:table-cell>
          <table:table-cell office:value-type="float" office:value="20.129999" calcext:value-type="float">
            <text:p>20.129999</text:p>
          </table:table-cell>
          <table:table-cell office:value-type="float" office:value="40.25" calcext:value-type="float">
            <text:p>40.25</text:p>
          </table:table-cell>
          <table:table-cell office:value-type="float" office:value="55.200001" calcext:value-type="float">
            <text:p>55.200001</text:p>
          </table:table-cell>
          <table:table-cell office:value-type="float" office:value="747.039978" calcext:value-type="float">
            <text:p>747.039978</text:p>
          </table:table-cell>
          <table:table-cell office:value-type="float" office:value="745.97998" calcext:value-type="float">
            <text:p>745.97998</text:p>
          </table:table-cell>
          <table:table-cell office:value-type="float" office:value="135.399994" calcext:value-type="float">
            <text:p>135.399994</text:p>
          </table:table-cell>
          <table:table-cell office:value-type="float" office:value="124.980003" calcext:value-type="float">
            <text:p>124.980003</text:p>
          </table:table-cell>
          <table:table-cell office:value-type="float" office:value="64.790001" calcext:value-type="float">
            <text:p>64.790001</text:p>
          </table:table-cell>
        </table:table-row>
        <table:table-row table:style-name="ro1">
          <table:table-cell office:value-type="float" office:value="84.889999" calcext:value-type="float">
            <text:p>84.889999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217.229996" calcext:value-type="float">
            <text:p>217.229996</text:p>
          </table:table-cell>
          <table:table-cell office:value-type="float" office:value="36.700001" calcext:value-type="float">
            <text:p>36.700001</text:p>
          </table:table-cell>
          <table:table-cell office:value-type="float" office:value="100.529999" calcext:value-type="float">
            <text:p>100.529999</text:p>
          </table:table-cell>
          <table:table-cell office:value-type="float" office:value="96.650002" calcext:value-type="float">
            <text:p>96.650002</text:p>
          </table:table-cell>
          <table:table-cell office:value-type="float" office:value="20.129999" calcext:value-type="float">
            <text:p>20.129999</text:p>
          </table:table-cell>
          <table:table-cell office:value-type="float" office:value="39.77" calcext:value-type="float">
            <text:p>39.77</text:p>
          </table:table-cell>
          <table:table-cell office:value-type="float" office:value="54.990002" calcext:value-type="float">
            <text:p>54.990002</text:p>
          </table:table-cell>
          <table:table-cell office:value-type="float" office:value="772.710022" calcext:value-type="float">
            <text:p>772.710022</text:p>
          </table:table-cell>
          <table:table-cell office:value-type="float" office:value="765" calcext:value-type="float">
            <text:p>765</text:p>
          </table:table-cell>
          <table:table-cell office:value-type="float" office:value="133.050003" calcext:value-type="float">
            <text:p>133.050003</text:p>
          </table:table-cell>
          <table:table-cell office:value-type="float" office:value="124.339996" calcext:value-type="float">
            <text:p>124.339996</text:p>
          </table:table-cell>
          <table:table-cell office:value-type="float" office:value="65.269997" calcext:value-type="float">
            <text:p>65.269997</text:p>
          </table:table-cell>
        </table:table-row>
        <table:table-row table:style-name="ro1">
          <table:table-cell office:value-type="float" office:value="85.440002" calcext:value-type="float">
            <text:p>85.440002</text:p>
          </table:table-cell>
          <table:table-cell office:value-type="float" office:value="43.689999" calcext:value-type="float">
            <text:p>43.689999</text:p>
          </table:table-cell>
          <table:table-cell office:value-type="float" office:value="215.860001" calcext:value-type="float">
            <text:p>215.860001</text:p>
          </table:table-cell>
          <table:table-cell office:value-type="float" office:value="37.349998" calcext:value-type="float">
            <text:p>37.349998</text:p>
          </table:table-cell>
          <table:table-cell office:value-type="float" office:value="101.330002" calcext:value-type="float">
            <text:p>101.330002</text:p>
          </table:table-cell>
          <table:table-cell office:value-type="float" office:value="96.910004" calcext:value-type="float">
            <text:p>96.910004</text:p>
          </table:table-cell>
          <table:table-cell office:value-type="float" office:value="20.09" calcext:value-type="float">
            <text:p>20.09</text:p>
          </table:table-cell>
          <table:table-cell office:value-type="float" office:value="40.41" calcext:value-type="float">
            <text:p>40.41</text:p>
          </table:table-cell>
          <table:table-cell office:value-type="float" office:value="55.580002" calcext:value-type="float">
            <text:p>55.580002</text:p>
          </table:table-cell>
          <table:table-cell office:value-type="float" office:value="761.090027" calcext:value-type="float">
            <text:p>761.090027</text:p>
          </table:table-cell>
          <table:table-cell office:value-type="float" office:value="759.869995" calcext:value-type="float">
            <text:p>759.869995</text:p>
          </table:table-cell>
          <table:table-cell office:value-type="float" office:value="133.210007" calcext:value-type="float">
            <text:p>133.210007</text:p>
          </table:table-cell>
          <table:table-cell office:value-type="float" office:value="125.309998" calcext:value-type="float">
            <text:p>125.309998</text:p>
          </table:table-cell>
          <table:table-cell office:value-type="float" office:value="66.230003" calcext:value-type="float">
            <text:p>66.230003</text:p>
          </table:table-cell>
        </table:table-row>
        <table:table-row table:style-name="ro1">
          <table:table-cell office:value-type="float" office:value="87.019997" calcext:value-type="float">
            <text:p>87.019997</text:p>
          </table:table-cell>
          <table:table-cell office:value-type="float" office:value="43.349998" calcext:value-type="float">
            <text:p>43.349998</text:p>
          </table:table-cell>
          <table:table-cell office:value-type="float" office:value="216.690002" calcext:value-type="float">
            <text:p>216.690002</text:p>
          </table:table-cell>
          <table:table-cell office:value-type="float" office:value="37.299999" calcext:value-type="float">
            <text:p>37.299999</text:p>
          </table:table-cell>
          <table:table-cell office:value-type="float" office:value="99.519997" calcext:value-type="float">
            <text:p>99.519997</text:p>
          </table:table-cell>
          <table:table-cell office:value-type="float" office:value="97.470001" calcext:value-type="float">
            <text:p>97.470001</text:p>
          </table:table-cell>
          <table:table-cell office:value-type="float" office:value="19.809999" calcext:value-type="float">
            <text:p>19.809999</text:p>
          </table:table-cell>
          <table:table-cell office:value-type="float" office:value="39.810001" calcext:value-type="float">
            <text:p>39.810001</text:p>
          </table:table-cell>
          <table:table-cell office:value-type="float" office:value="54.450001" calcext:value-type="float">
            <text:p>54.450001</text:p>
          </table:table-cell>
          <table:table-cell office:value-type="float" office:value="768.690002" calcext:value-type="float">
            <text:p>768.690002</text:p>
          </table:table-cell>
          <table:table-cell office:value-type="float" office:value="763.809998" calcext:value-type="float">
            <text:p>763.809998</text:p>
          </table:table-cell>
          <table:table-cell office:value-type="float" office:value="132.949997" calcext:value-type="float">
            <text:p>132.949997</text:p>
          </table:table-cell>
          <table:table-cell office:value-type="float" office:value="125.650002" calcext:value-type="float">
            <text:p>125.650002</text:p>
          </table:table-cell>
          <table:table-cell office:value-type="float" office:value="66.93" calcext:value-type="float">
            <text:p>66.93</text:p>
          </table:table-cell>
        </table:table-row>
        <table:table-row table:style-name="ro1">
          <table:table-cell office:value-type="float" office:value="86.510002" calcext:value-type="float">
            <text:p>86.510002</text:p>
          </table:table-cell>
          <table:table-cell office:value-type="float" office:value="43.66" calcext:value-type="float">
            <text:p>43.66</text:p>
          </table:table-cell>
          <table:table-cell office:value-type="float" office:value="218.949997" calcext:value-type="float">
            <text:p>218.949997</text:p>
          </table:table-cell>
          <table:table-cell office:value-type="float" office:value="36.959999" calcext:value-type="float">
            <text:p>36.959999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96.75" calcext:value-type="float">
            <text:p>96.75</text:p>
          </table:table-cell>
          <table:table-cell office:value-type="float" office:value="19.85" calcext:value-type="float">
            <text:p>19.85</text:p>
          </table:table-cell>
          <table:table-cell office:value-type="float" office:value="39.82" calcext:value-type="float">
            <text:p>39.82</text:p>
          </table:table-cell>
          <table:table-cell office:value-type="float" office:value="54.16" calcext:value-type="float">
            <text:p>54.16</text:p>
          </table:table-cell>
          <table:table-cell office:value-type="float" office:value="767.179993" calcext:value-type="float">
            <text:p>767.179993</text:p>
          </table:table-cell>
          <table:table-cell office:value-type="float" office:value="757.059998" calcext:value-type="float">
            <text:p>757.059998</text:p>
          </table:table-cell>
          <table:table-cell office:value-type="float" office:value="131.770004" calcext:value-type="float">
            <text:p>131.770004</text:p>
          </table:table-cell>
          <table:table-cell office:value-type="float" office:value="125" calcext:value-type="float">
            <text:p>125</text:p>
          </table:table-cell>
          <table:table-cell office:value-type="float" office:value="66.809998" calcext:value-type="float">
            <text:p>66.809998</text:p>
          </table:table-cell>
        </table:table-row>
        <table:table-row table:style-name="ro1">
          <table:table-cell office:value-type="float" office:value="86.120003" calcext:value-type="float">
            <text:p>86.120003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219.270004" calcext:value-type="float">
            <text:p>219.270004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100.279999" calcext:value-type="float">
            <text:p>100.279999</text:p>
          </table:table-cell>
          <table:table-cell office:value-type="float" office:value="96.18" calcext:value-type="float">
            <text:p>96.18</text:p>
          </table:table-cell>
          <table:table-cell office:value-type="float" office:value="20.07" calcext:value-type="float">
            <text:p>20.07</text:p>
          </table:table-cell>
          <table:table-cell office:value-type="float" office:value="40.169998" calcext:value-type="float">
            <text:p>40.169998</text:p>
          </table:table-cell>
          <table:table-cell office:value-type="float" office:value="54" calcext:value-type="float">
            <text:p>54</text:p>
          </table:table-cell>
          <table:table-cell office:value-type="float" office:value="772.219971" calcext:value-type="float">
            <text:p>772.219971</text:p>
          </table:table-cell>
          <table:table-cell office:value-type="float" office:value="753.700012" calcext:value-type="float">
            <text:p>753.700012</text:p>
          </table:table-cell>
          <table:table-cell office:value-type="float" office:value="132" calcext:value-type="float">
            <text:p>132</text:p>
          </table:table-cell>
          <table:table-cell office:value-type="float" office:value="124.239998" calcext:value-type="float">
            <text:p>124.239998</text:p>
          </table:table-cell>
          <table:table-cell office:value-type="float" office:value="66.580002" calcext:value-type="float">
            <text:p>66.580002</text:p>
          </table:table-cell>
        </table:table-row>
        <table:table-row table:style-name="ro1">
          <table:table-cell office:value-type="float" office:value="86.080002" calcext:value-type="float">
            <text:p>86.080002</text:p>
          </table:table-cell>
          <table:table-cell office:value-type="float" office:value="43.650002" calcext:value-type="float">
            <text:p>43.650002</text:p>
          </table:table-cell>
          <table:table-cell office:value-type="float" office:value="218.639999" calcext:value-type="float">
            <text:p>218.639999</text:p>
          </table:table-cell>
          <table:table-cell office:value-type="float" office:value="36.349998" calcext:value-type="float">
            <text:p>36.349998</text:p>
          </table:table-cell>
          <table:table-cell office:value-type="float" office:value="100.989998" calcext:value-type="float">
            <text:p>100.989998</text:p>
          </table:table-cell>
          <table:table-cell office:value-type="float" office:value="97.129997" calcext:value-type="float">
            <text:p>97.129997</text:p>
          </table:table-cell>
          <table:table-cell office:value-type="float" office:value="20.200001" calcext:value-type="float">
            <text:p>20.200001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53.939999" calcext:value-type="float">
            <text:p>53.939999</text:p>
          </table:table-cell>
          <table:table-cell office:value-type="float" office:value="773.780029" calcext:value-type="float">
            <text:p>773.780029</text:p>
          </table:table-cell>
          <table:table-cell office:value-type="float" office:value="764.809998" calcext:value-type="float">
            <text:p>764.809998</text:p>
          </table:table-cell>
          <table:table-cell office:value-type="float" office:value="132.210007" calcext:value-type="float">
            <text:p>132.210007</text:p>
          </table:table-cell>
          <table:table-cell office:value-type="float" office:value="124.379997" calcext:value-type="float">
            <text:p>124.379997</text:p>
          </table:table-cell>
          <table:table-cell office:value-type="float" office:value="66.150002" calcext:value-type="float">
            <text:p>66.150002</text:p>
          </table:table-cell>
        </table:table-row>
        <table:table-row table:style-name="ro1">
          <table:table-cell office:value-type="float" office:value="85.610001" calcext:value-type="float">
            <text:p>85.610001</text:p>
          </table:table-cell>
          <table:table-cell office:value-type="float" office:value="43.43" calcext:value-type="float">
            <text:p>43.43</text:p>
          </table:table-cell>
          <table:table-cell office:value-type="float" office:value="218.839996" calcext:value-type="float">
            <text:p>218.839996</text:p>
          </table:table-cell>
          <table:table-cell office:value-type="float" office:value="36.470001" calcext:value-type="float">
            <text:p>36.470001</text:p>
          </table:table-cell>
          <table:table-cell office:value-type="float" office:value="100.989998" calcext:value-type="float">
            <text:p>100.989998</text:p>
          </table:table-cell>
          <table:table-cell office:value-type="float" office:value="96.230003" calcext:value-type="float">
            <text:p>96.230003</text:p>
          </table:table-cell>
          <table:table-cell office:value-type="float" office:value="20.52" calcext:value-type="float">
            <text:p>20.52</text:p>
          </table:table-cell>
          <table:table-cell office:value-type="float" office:value="40.98" calcext:value-type="float">
            <text:p>40.98</text:p>
          </table:table-cell>
          <table:table-cell office:value-type="float" office:value="53.639999" calcext:value-type="float">
            <text:p>53.639999</text:p>
          </table:table-cell>
          <table:table-cell office:value-type="float" office:value="782" calcext:value-type="float">
            <text:p>782</text:p>
          </table:table-cell>
          <table:table-cell office:value-type="float" office:value="766.809998" calcext:value-type="float">
            <text:p>766.809998</text:p>
          </table:table-cell>
          <table:table-cell office:value-type="float" office:value="132.139999" calcext:value-type="float">
            <text:p>132.139999</text:p>
          </table:table-cell>
          <table:table-cell office:value-type="float" office:value="124" calcext:value-type="float">
            <text:p>124</text:p>
          </table:table-cell>
          <table:table-cell office:value-type="float" office:value="66.379997" calcext:value-type="float">
            <text:p>66.379997</text:p>
          </table:table-cell>
        </table:table-row>
        <table:table-row table:style-name="ro1">
          <table:table-cell office:value-type="float" office:value="85.860001" calcext:value-type="float">
            <text:p>85.860001</text:p>
          </table:table-cell>
          <table:table-cell office:value-type="float" office:value="43.5" calcext:value-type="float">
            <text:p>43.5</text:p>
          </table:table-cell>
          <table:table-cell office:value-type="float" office:value="216.399994" calcext:value-type="float">
            <text:p>216.399994</text:p>
          </table:table-cell>
          <table:table-cell office:value-type="float" office:value="36.279999" calcext:value-type="float">
            <text:p>36.279999</text:p>
          </table:table-cell>
          <table:table-cell office:value-type="float" office:value="101.849998" calcext:value-type="float">
            <text:p>101.849998</text:p>
          </table:table-cell>
          <table:table-cell office:value-type="float" office:value="96.010002" calcext:value-type="float">
            <text:p>96.010002</text:p>
          </table:table-cell>
          <table:table-cell office:value-type="float" office:value="20.790001" calcext:value-type="float">
            <text:p>20.790001</text:p>
          </table:table-cell>
          <table:table-cell office:value-type="float" office:value="41.740002" calcext:value-type="float">
            <text:p>41.740002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781.099976" calcext:value-type="float">
            <text:p>781.099976</text:p>
          </table:table-cell>
          <table:table-cell office:value-type="float" office:value="767.390015" calcext:value-type="float">
            <text:p>767.390015</text:p>
          </table:table-cell>
          <table:table-cell office:value-type="float" office:value="132.729996" calcext:value-type="float">
            <text:p>132.729996</text:p>
          </table:table-cell>
          <table:table-cell office:value-type="float" office:value="123.910004" calcext:value-type="float">
            <text:p>123.910004</text:p>
          </table:table-cell>
          <table:table-cell office:value-type="float" office:value="66.339996" calcext:value-type="float">
            <text:p>66.339996</text:p>
          </table:table-cell>
        </table:table-row>
        <table:table-row table:style-name="ro1">
          <table:table-cell office:value-type="float" office:value="86.260002" calcext:value-type="float">
            <text:p>86.260002</text:p>
          </table:table-cell>
          <table:table-cell office:value-type="float" office:value="43.639999" calcext:value-type="float">
            <text:p>43.639999</text:p>
          </table:table-cell>
          <table:table-cell office:value-type="float" office:value="216.910004" calcext:value-type="float">
            <text:p>216.910004</text:p>
          </table:table-cell>
          <table:table-cell office:value-type="float" office:value="36.5" calcext:value-type="float">
            <text:p>36.5</text:p>
          </table:table-cell>
          <table:table-cell office:value-type="float" office:value="101.650002" calcext:value-type="float">
            <text:p>101.650002</text:p>
          </table:table-cell>
          <table:table-cell office:value-type="float" office:value="95.800003" calcext:value-type="float">
            <text:p>95.800003</text:p>
          </table:table-cell>
          <table:table-cell office:value-type="float" office:value="20.59" calcext:value-type="float">
            <text:p>20.59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53.82" calcext:value-type="float">
            <text:p>53.82</text:p>
          </table:table-cell>
          <table:table-cell office:value-type="float" office:value="783.75" calcext:value-type="float">
            <text:p>783.75</text:p>
          </table:table-cell>
          <table:table-cell office:value-type="float" office:value="769.799988" calcext:value-type="float">
            <text:p>769.799988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123.589996" calcext:value-type="float">
            <text:p>123.589996</text:p>
          </table:table-cell>
          <table:table-cell office:value-type="float" office:value="66.699997" calcext:value-type="float">
            <text:p>66.699997</text:p>
          </table:table-cell>
        </table:table-row>
        <table:table-row table:style-name="ro1">
          <table:table-cell office:value-type="float" office:value="86.699997" calcext:value-type="float">
            <text:p>86.699997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217.619995" calcext:value-type="float">
            <text:p>217.619995</text:p>
          </table:table-cell>
          <table:table-cell office:value-type="float" office:value="36.830002" calcext:value-type="float">
            <text:p>36.830002</text:p>
          </table:table-cell>
          <table:table-cell office:value-type="float" office:value="100.650002" calcext:value-type="float">
            <text:p>100.650002</text:p>
          </table:table-cell>
          <table:table-cell office:value-type="float" office:value="96.260002" calcext:value-type="float">
            <text:p>96.260002</text:p>
          </table:table-cell>
          <table:table-cell office:value-type="float" office:value="20.52" calcext:value-type="float">
            <text:p>20.52</text:p>
          </table:table-cell>
          <table:table-cell office:value-type="float" office:value="40.790001" calcext:value-type="float">
            <text:p>40.790001</text:p>
          </table:table-cell>
          <table:table-cell office:value-type="float" office:value="53.810001" calcext:value-type="float">
            <text:p>53.810001</text:p>
          </table:table-cell>
          <table:table-cell office:value-type="float" office:value="785" calcext:value-type="float">
            <text:p>785</text:p>
          </table:table-cell>
          <table:table-cell office:value-type="float" office:value="769.940002" calcext:value-type="float">
            <text:p>769.940002</text:p>
          </table:table-cell>
          <table:table-cell office:value-type="float" office:value="132.850006" calcext:value-type="float">
            <text:p>132.850006</text:p>
          </table:table-cell>
          <table:table-cell office:value-type="float" office:value="123.849998" calcext:value-type="float">
            <text:p>123.849998</text:p>
          </table:table-cell>
          <table:table-cell office:value-type="float" office:value="66.860001" calcext:value-type="float">
            <text:p>66.860001</text:p>
          </table:table-cell>
        </table:table-row>
        <table:table-row table:style-name="ro1">
          <table:table-cell office:value-type="float" office:value="86.919998" calcext:value-type="float">
            <text:p>86.919998</text:p>
          </table:table-cell>
          <table:table-cell office:value-type="float" office:value="43.91" calcext:value-type="float">
            <text:p>43.91</text:p>
          </table:table-cell>
          <table:table-cell office:value-type="float" office:value="217.990005" calcext:value-type="float">
            <text:p>217.990005</text:p>
          </table:table-cell>
          <table:table-cell office:value-type="float" office:value="36.560001" calcext:value-type="float">
            <text:p>36.560001</text:p>
          </table:table-cell>
          <table:table-cell office:value-type="float" office:value="101.739998" calcext:value-type="float">
            <text:p>101.739998</text:p>
          </table:table-cell>
          <table:table-cell office:value-type="float" office:value="96.330002" calcext:value-type="float">
            <text:p>96.330002</text:p>
          </table:table-cell>
          <table:table-cell office:value-type="float" office:value="20.9" calcext:value-type="float">
            <text:p>20.9</text:p>
          </table:table-cell>
          <table:table-cell office:value-type="float" office:value="41.549999" calcext:value-type="float">
            <text:p>41.549999</text:p>
          </table:table-cell>
          <table:table-cell office:value-type="float" office:value="53.959999" calcext:value-type="float">
            <text:p>53.959999</text:p>
          </table:table-cell>
          <table:table-cell office:value-type="float" office:value="781.5" calcext:value-type="float">
            <text:p>781.5</text:p>
          </table:table-cell>
          <table:table-cell office:value-type="float" office:value="768.460022" calcext:value-type="float">
            <text:p>768.460022</text:p>
          </table:table-cell>
          <table:table-cell office:value-type="float" office:value="132.899994" calcext:value-type="float">
            <text:p>132.899994</text:p>
          </table:table-cell>
          <table:table-cell office:value-type="float" office:value="123.470001" calcext:value-type="float">
            <text:p>123.470001</text:p>
          </table:table-cell>
          <table:table-cell office:value-type="float" office:value="66.860001" calcext:value-type="float">
            <text:p>66.860001</text:p>
          </table:table-cell>
        </table:table-row>
        <table:table-row table:style-name="ro1">
          <table:table-cell office:value-type="float" office:value="87.519997" calcext:value-type="float">
            <text:p>87.519997</text:p>
          </table:table-cell>
          <table:table-cell office:value-type="float" office:value="44.099998" calcext:value-type="float">
            <text:p>44.099998</text:p>
          </table:table-cell>
          <table:table-cell office:value-type="float" office:value="218.119995" calcext:value-type="float">
            <text:p>218.119995</text:p>
          </table:table-cell>
          <table:table-cell office:value-type="float" office:value="36.869999" calcext:value-type="float">
            <text:p>36.869999</text:p>
          </table:table-cell>
          <table:table-cell office:value-type="float" office:value="102.610001" calcext:value-type="float">
            <text:p>102.610001</text:p>
          </table:table-cell>
          <table:table-cell office:value-type="float" office:value="96.599998" calcext:value-type="float">
            <text:p>96.599998</text:p>
          </table:table-cell>
          <table:table-cell office:value-type="float" office:value="21.27" calcext:value-type="float">
            <text:p>21.27</text:p>
          </table:table-cell>
          <table:table-cell office:value-type="float" office:value="41.66" calcext:value-type="float">
            <text:p>41.66</text:p>
          </table:table-cell>
          <table:table-cell office:value-type="float" office:value="53.66" calcext:value-type="float">
            <text:p>53.66</text:p>
          </table:table-cell>
          <table:table-cell office:value-type="float" office:value="783.75" calcext:value-type="float">
            <text:p>783.75</text:p>
          </table:table-cell>
          <table:table-cell office:value-type="float" office:value="771.900024" calcext:value-type="float">
            <text:p>771.900024</text:p>
          </table:table-cell>
          <table:table-cell office:value-type="float" office:value="133.699997" calcext:value-type="float">
            <text:p>133.699997</text:p>
          </table:table-cell>
          <table:table-cell office:value-type="float" office:value="123.120003" calcext:value-type="float">
            <text:p>123.120003</text:p>
          </table:table-cell>
          <table:table-cell office:value-type="float" office:value="67.470001" calcext:value-type="float">
            <text:p>67.470001</text:p>
          </table:table-cell>
        </table:table-row>
        <table:table-row table:style-name="ro1">
          <table:table-cell office:value-type="float" office:value="86.980003" calcext:value-type="float">
            <text:p>86.980003</text:p>
          </table:table-cell>
          <table:table-cell office:value-type="float" office:value="44.25" calcext:value-type="float">
            <text:p>44.25</text:p>
          </table:table-cell>
          <table:table-cell office:value-type="float" office:value="218.949997" calcext:value-type="float">
            <text:p>218.949997</text:p>
          </table:table-cell>
          <table:table-cell office:value-type="float" office:value="36.630001" calcext:value-type="float">
            <text:p>36.630001</text:p>
          </table:table-cell>
          <table:table-cell office:value-type="float" office:value="102.769997" calcext:value-type="float">
            <text:p>102.769997</text:p>
          </table:table-cell>
          <table:table-cell office:value-type="float" office:value="95.839996" calcext:value-type="float">
            <text:p>95.839996</text:p>
          </table:table-cell>
          <table:table-cell office:value-type="float" office:value="21.379999" calcext:value-type="float">
            <text:p>21.379999</text:p>
          </table:table-cell>
          <table:table-cell office:value-type="float" office:value="42.18" calcext:value-type="float">
            <text:p>42.18</text:p>
          </table:table-cell>
          <table:table-cell office:value-type="float" office:value="53.5" calcext:value-type="float">
            <text:p>53.5</text:p>
          </table:table-cell>
          <table:table-cell office:value-type="float" office:value="780.299988" calcext:value-type="float">
            <text:p>780.299988</text:p>
          </table:table-cell>
          <table:table-cell office:value-type="float" office:value="768.619995" calcext:value-type="float">
            <text:p>768.619995</text:p>
          </table:table-cell>
          <table:table-cell office:value-type="float" office:value="134.149994" calcext:value-type="float">
            <text:p>134.149994</text:p>
          </table:table-cell>
          <table:table-cell office:value-type="float" office:value="122.110001" calcext:value-type="float">
            <text:p>122.110001</text:p>
          </table:table-cell>
          <table:table-cell office:value-type="float" office:value="67.129997" calcext:value-type="float">
            <text:p>67.129997</text:p>
          </table:table-cell>
        </table:table-row>
        <table:table-row table:style-name="ro1">
          <table:table-cell office:value-type="float" office:value="86.449997" calcext:value-type="float">
            <text:p>86.449997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217.360001" calcext:value-type="float">
            <text:p>217.360001</text:p>
          </table:table-cell>
          <table:table-cell office:value-type="float" office:value="36.130001" calcext:value-type="float">
            <text:p>36.130001</text:p>
          </table:table-cell>
          <table:table-cell office:value-type="float" office:value="101.5" calcext:value-type="float">
            <text:p>101.5</text:p>
          </table:table-cell>
          <table:table-cell office:value-type="float" office:value="95.029999" calcext:value-type="float">
            <text:p>95.029999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52.900002" calcext:value-type="float">
            <text:p>52.900002</text:p>
          </table:table-cell>
          <table:table-cell office:value-type="float" office:value="777.320007" calcext:value-type="float">
            <text:p>777.320007</text:p>
          </table:table-cell>
          <table:table-cell office:value-type="float" office:value="764.409973" calcext:value-type="float">
            <text:p>764.409973</text:p>
          </table:table-cell>
          <table:table-cell office:value-type="float" office:value="134.850006" calcext:value-type="float">
            <text:p>134.850006</text:p>
          </table:table-cell>
          <table:table-cell office:value-type="float" office:value="120.5" calcext:value-type="float">
            <text:p>120.5</text:p>
          </table:table-cell>
          <table:table-cell office:value-type="float" office:value="66.690002" calcext:value-type="float">
            <text:p>66.690002</text:p>
          </table:table-cell>
        </table:table-row>
        <table:table-row table:style-name="ro1">
          <table:table-cell office:value-type="float" office:value="86.940002" calcext:value-type="float">
            <text:p>86.940002</text:p>
          </table:table-cell>
          <table:table-cell office:value-type="float" office:value="44.009998" calcext:value-type="float">
            <text:p>44.009998</text:p>
          </table:table-cell>
          <table:table-cell office:value-type="float" office:value="218.5" calcext:value-type="float">
            <text:p>218.5</text:p>
          </table:table-cell>
          <table:table-cell office:value-type="float" office:value="37.029999" calcext:value-type="float">
            <text:p>37.029999</text:p>
          </table:table-cell>
          <table:table-cell office:value-type="float" office:value="102.629997" calcext:value-type="float">
            <text:p>102.629997</text:p>
          </table:table-cell>
          <table:table-cell office:value-type="float" office:value="94.559998" calcext:value-type="float">
            <text:p>94.559998</text:p>
          </table:table-cell>
          <table:table-cell office:value-type="float" office:value="22.15" calcext:value-type="float">
            <text:p>22.15</text:p>
          </table:table-cell>
          <table:table-cell office:value-type="float" office:value="43.34" calcext:value-type="float">
            <text:p>43.34</text:p>
          </table:table-cell>
          <table:table-cell office:value-type="float" office:value="52.950001" calcext:value-type="float">
            <text:p>52.950001</text:p>
          </table:table-cell>
          <table:table-cell office:value-type="float" office:value="780.01001" calcext:value-type="float">
            <text:p>780.01001</text:p>
          </table:table-cell>
          <table:table-cell office:value-type="float" office:value="764" calcext:value-type="float">
            <text:p>764</text:p>
          </table:table-cell>
          <table:table-cell office:value-type="float" office:value="134.720001" calcext:value-type="float">
            <text:p>134.720001</text:p>
          </table:table-cell>
          <table:table-cell office:value-type="float" office:value="121.169998" calcext:value-type="float">
            <text:p>121.169998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float" office:value="87.199997" calcext:value-type="float">
            <text:p>87.199997</text:p>
          </table:table-cell>
          <table:table-cell office:value-type="float" office:value="44.049999" calcext:value-type="float">
            <text:p>44.049999</text:p>
          </table:table-cell>
          <table:table-cell office:value-type="float" office:value="217.5" calcext:value-type="float">
            <text:p>217.5</text:p>
          </table:table-cell>
          <table:table-cell office:value-type="float" office:value="37.25" calcext:value-type="float">
            <text:p>37.25</text:p>
          </table:table-cell>
          <table:table-cell office:value-type="float" office:value="103.07" calcext:value-type="float">
            <text:p>103.07</text:p>
          </table:table-cell>
          <table:table-cell office:value-type="float" office:value="94.150002" calcext:value-type="float">
            <text:p>94.150002</text:p>
          </table:table-cell>
          <table:table-cell office:value-type="float" office:value="22.549999" calcext:value-type="float">
            <text:p>22.549999</text:p>
          </table:table-cell>
          <table:table-cell office:value-type="float" office:value="43.279999" calcext:value-type="float">
            <text:p>43.279999</text:p>
          </table:table-cell>
          <table:table-cell office:value-type="float" office:value="52.889999" calcext:value-type="float">
            <text:p>52.889999</text:p>
          </table:table-cell>
          <table:table-cell office:value-type="float" office:value="775" calcext:value-type="float">
            <text:p>775</text:p>
          </table:table-cell>
          <table:table-cell office:value-type="float" office:value="761.900024" calcext:value-type="float">
            <text:p>761.900024</text:p>
          </table:table-cell>
          <table:table-cell office:value-type="float" office:value="134.5" calcext:value-type="float">
            <text:p>134.5</text:p>
          </table:table-cell>
          <table:table-cell office:value-type="float" office:value="119.910004" calcext:value-type="float">
            <text:p>119.910004</text:p>
          </table:table-cell>
          <table:table-cell office:value-type="float" office:value="66.57" calcext:value-type="float">
            <text:p>66.57</text:p>
          </table:table-cell>
        </table:table-row>
        <table:table-row table:style-name="ro1">
          <table:table-cell office:value-type="float" office:value="87.139999" calcext:value-type="float">
            <text:p>87.139999</text:p>
          </table:table-cell>
          <table:table-cell office:value-type="float" office:value="43.939999" calcext:value-type="float">
            <text:p>43.939999</text:p>
          </table:table-cell>
          <table:table-cell office:value-type="float" office:value="217.369995" calcext:value-type="float">
            <text:p>217.369995</text:p>
          </table:table-cell>
          <table:table-cell office:value-type="float" office:value="39.169998" calcext:value-type="float">
            <text:p>39.169998</text:p>
          </table:table-cell>
          <table:table-cell office:value-type="float" office:value="101.75" calcext:value-type="float">
            <text:p>101.75</text:p>
          </table:table-cell>
          <table:table-cell office:value-type="float" office:value="93.5" calcext:value-type="float">
            <text:p>93.5</text:p>
          </table:table-cell>
          <table:table-cell office:value-type="float" office:value="22.030001" calcext:value-type="float">
            <text:p>22.030001</text:p>
          </table:table-cell>
          <table:table-cell office:value-type="float" office:value="42.740002" calcext:value-type="float">
            <text:p>42.740002</text:p>
          </table:table-cell>
          <table:table-cell office:value-type="float" office:value="52.580002" calcext:value-type="float">
            <text:p>52.580002</text:p>
          </table:table-cell>
          <table:table-cell office:value-type="float" office:value="773.27002" calcext:value-type="float">
            <text:p>773.27002</text:p>
          </table:table-cell>
          <table:table-cell office:value-type="float" office:value="757.5" calcext:value-type="float">
            <text:p>757.5</text:p>
          </table:table-cell>
          <table:table-cell office:value-type="float" office:value="134.300003" calcext:value-type="float">
            <text:p>134.300003</text:p>
          </table:table-cell>
          <table:table-cell office:value-type="float" office:value="119.900002" calcext:value-type="float">
            <text:p>119.900002</text:p>
          </table:table-cell>
          <table:table-cell office:value-type="float" office:value="67.309998" calcext:value-type="float">
            <text:p>67.309998</text:p>
          </table:table-cell>
        </table:table-row>
        <table:table-row table:style-name="ro1">
          <table:table-cell office:value-type="float" office:value="87.129997" calcext:value-type="float">
            <text:p>87.129997</text:p>
          </table:table-cell>
          <table:table-cell office:value-type="float" office:value="43.849998" calcext:value-type="float">
            <text:p>43.849998</text:p>
          </table:table-cell>
          <table:table-cell office:value-type="float" office:value="218.839996" calcext:value-type="float">
            <text:p>218.839996</text:p>
          </table:table-cell>
          <table:table-cell office:value-type="float" office:value="39.580002" calcext:value-type="float">
            <text:p>39.580002</text:p>
          </table:table-cell>
          <table:table-cell office:value-type="float" office:value="102.029999" calcext:value-type="float">
            <text:p>102.029999</text:p>
          </table:table-cell>
          <table:table-cell office:value-type="float" office:value="93.879997" calcext:value-type="float">
            <text:p>93.879997</text:p>
          </table:table-cell>
          <table:table-cell office:value-type="float" office:value="21.959999" calcext:value-type="float">
            <text:p>21.959999</text:p>
          </table:table-cell>
          <table:table-cell office:value-type="float" office:value="42.599998" calcext:value-type="float">
            <text:p>42.599998</text:p>
          </table:table-cell>
          <table:table-cell office:value-type="float" office:value="52.66" calcext:value-type="float">
            <text:p>52.66</text:p>
          </table:table-cell>
          <table:table-cell office:value-type="float" office:value="775.47998" calcext:value-type="float">
            <text:p>775.47998</text:p>
          </table:table-cell>
          <table:table-cell office:value-type="float" office:value="763.309998" calcext:value-type="float">
            <text:p>763.309998</text:p>
          </table:table-cell>
          <table:table-cell office:value-type="float" office:value="135.320007" calcext:value-type="float">
            <text:p>135.320007</text:p>
          </table:table-cell>
          <table:table-cell office:value-type="float" office:value="119.669998" calcext:value-type="float">
            <text:p>119.669998</text:p>
          </table:table-cell>
          <table:table-cell office:value-type="float" office:value="67.260002" calcext:value-type="float">
            <text:p>67.260002</text:p>
          </table:table-cell>
        </table:table-row>
        <table:table-row table:style-name="ro1">
          <table:table-cell office:value-type="float" office:value="87.32" calcext:value-type="float">
            <text:p>87.32</text:p>
          </table:table-cell>
          <table:table-cell office:value-type="float" office:value="43.82" calcext:value-type="float">
            <text:p>43.82</text:p>
          </table:table-cell>
          <table:table-cell office:value-type="float" office:value="213.830002" calcext:value-type="float">
            <text:p>213.830002</text:p>
          </table:table-cell>
          <table:table-cell office:value-type="float" office:value="39.220001" calcext:value-type="float">
            <text:p>39.220001</text:p>
          </table:table-cell>
          <table:table-cell office:value-type="float" office:value="101.400002" calcext:value-type="float">
            <text:p>101.400002</text:p>
          </table:table-cell>
          <table:table-cell office:value-type="float" office:value="93.830002" calcext:value-type="float">
            <text:p>93.830002</text:p>
          </table:table-cell>
          <table:table-cell office:value-type="float" office:value="22" calcext:value-type="float">
            <text:p>22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770.580017" calcext:value-type="float">
            <text:p>770.580017</text:p>
          </table:table-cell>
          <table:table-cell office:value-type="float" office:value="763" calcext:value-type="float">
            <text:p>763</text:p>
          </table:table-cell>
          <table:table-cell office:value-type="float" office:value="134.009995" calcext:value-type="float">
            <text:p>134.009995</text:p>
          </table:table-cell>
          <table:table-cell office:value-type="float" office:value="119.480003" calcext:value-type="float">
            <text:p>119.480003</text:p>
          </table:table-cell>
          <table:table-cell office:value-type="float" office:value="66.309998" calcext:value-type="float">
            <text:p>66.309998</text:p>
          </table:table-cell>
        </table:table-row>
        <table:table-row table:style-name="ro1">
          <table:table-cell office:value-type="float" office:value="87.300003" calcext:value-type="float">
            <text:p>87.300003</text:p>
          </table:table-cell>
          <table:table-cell office:value-type="float" office:value="43.849998" calcext:value-type="float">
            <text:p>43.849998</text:p>
          </table:table-cell>
          <table:table-cell office:value-type="float" office:value="211.470001" calcext:value-type="float">
            <text:p>211.470001</text:p>
          </table:table-cell>
          <table:table-cell office:value-type="float" office:value="38.720001" calcext:value-type="float">
            <text:p>38.720001</text:p>
          </table:table-cell>
          <table:table-cell office:value-type="float" office:value="102.290001" calcext:value-type="float">
            <text:p>102.290001</text:p>
          </table:table-cell>
          <table:table-cell office:value-type="float" office:value="94.879997" calcext:value-type="float">
            <text:p>94.879997</text:p>
          </table:table-cell>
          <table:table-cell office:value-type="float" office:value="21.76" calcext:value-type="float">
            <text:p>21.76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52.529999" calcext:value-type="float">
            <text:p>52.529999</text:p>
          </table:table-cell>
          <table:table-cell office:value-type="float" office:value="767" calcext:value-type="float">
            <text:p>767</text:p>
          </table:table-cell>
          <table:table-cell office:value-type="float" office:value="756" calcext:value-type="float">
            <text:p>756</text:p>
          </table:table-cell>
          <table:table-cell office:value-type="float" office:value="133.300003" calcext:value-type="float">
            <text:p>133.300003</text:p>
          </table:table-cell>
          <table:table-cell office:value-type="float" office:value="118.860001" calcext:value-type="float">
            <text:p>118.860001</text:p>
          </table:table-cell>
          <table:table-cell office:value-type="float" office:value="65.040001" calcext:value-type="float">
            <text:p>65.040001</text:p>
          </table:table-cell>
        </table:table-row>
        <table:table-row table:style-name="ro1">
          <table:table-cell office:value-type="float" office:value="87.870003" calcext:value-type="float">
            <text:p>87.870003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213.740005" calcext:value-type="float">
            <text:p>213.740005</text:p>
          </table:table-cell>
          <table:table-cell office:value-type="float" office:value="38.369999" calcext:value-type="float">
            <text:p>38.369999</text:p>
          </table:table-cell>
          <table:table-cell office:value-type="float" office:value="102.110001" calcext:value-type="float">
            <text:p>102.110001</text:p>
          </table:table-cell>
          <table:table-cell office:value-type="float" office:value="94.610001" calcext:value-type="float">
            <text:p>94.610001</text:p>
          </table:table-cell>
          <table:table-cell office:value-type="float" office:value="21.59" calcext:value-type="float">
            <text:p>21.59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52.639999" calcext:value-type="float">
            <text:p>52.639999</text:p>
          </table:table-cell>
          <table:table-cell office:value-type="float" office:value="769" calcext:value-type="float">
            <text:p>769</text:p>
          </table:table-cell>
          <table:table-cell office:value-type="float" office:value="760.049988" calcext:value-type="float">
            <text:p>760.049988</text:p>
          </table:table-cell>
          <table:table-cell office:value-type="float" office:value="133.5" calcext:value-type="float">
            <text:p>133.5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64.68" calcext:value-type="float">
            <text:p>64.68</text:p>
          </table:table-cell>
        </table:table-row>
        <table:table-row table:style-name="ro1">
          <table:table-cell office:value-type="float" office:value="87.389999" calcext:value-type="float">
            <text:p>87.389999</text:p>
          </table:table-cell>
          <table:table-cell office:value-type="float" office:value="43.34" calcext:value-type="float">
            <text:p>43.34</text:p>
          </table:table-cell>
          <table:table-cell office:value-type="float" office:value="211.649994" calcext:value-type="float">
            <text:p>211.649994</text:p>
          </table:table-cell>
          <table:table-cell office:value-type="float" office:value="38" calcext:value-type="float">
            <text:p>38</text:p>
          </table:table-cell>
          <table:table-cell office:value-type="float" office:value="101.239998" calcext:value-type="float">
            <text:p>101.239998</text:p>
          </table:table-cell>
          <table:table-cell office:value-type="float" office:value="93.559998" calcext:value-type="float">
            <text:p>93.559998</text:p>
          </table:table-cell>
          <table:table-cell office:value-type="float" office:value="21.389999" calcext:value-type="float">
            <text:p>21.389999</text:p>
          </table:table-cell>
          <table:table-cell office:value-type="float" office:value="42.18" calcext:value-type="float">
            <text:p>42.18</text:p>
          </table:table-cell>
          <table:table-cell office:value-type="float" office:value="52.360001" calcext:value-type="float">
            <text:p>52.360001</text:p>
          </table:table-cell>
          <table:table-cell office:value-type="float" office:value="768.73999" calcext:value-type="float">
            <text:p>768.73999</text:p>
          </table:table-cell>
          <table:table-cell office:value-type="float" office:value="768.719971" calcext:value-type="float">
            <text:p>768.719971</text:p>
          </table:table-cell>
          <table:table-cell office:value-type="float" office:value="132.720001" calcext:value-type="float">
            <text:p>132.720001</text:p>
          </table:table-cell>
          <table:table-cell office:value-type="float" office:value="119.300003" calcext:value-type="float">
            <text:p>119.300003</text:p>
          </table:table-cell>
          <table:table-cell office:value-type="float" office:value="64.839996" calcext:value-type="float">
            <text:p>64.839996</text:p>
          </table:table-cell>
        </table:table-row>
        <table:table-row table:style-name="ro1">
          <table:table-cell office:value-type="float" office:value="87.720001" calcext:value-type="float">
            <text:p>87.720001</text:p>
          </table:table-cell>
          <table:table-cell office:value-type="float" office:value="43.459999" calcext:value-type="float">
            <text:p>43.459999</text:p>
          </table:table-cell>
          <table:table-cell office:value-type="float" office:value="213.320007" calcext:value-type="float">
            <text:p>213.320007</text:p>
          </table:table-cell>
          <table:table-cell office:value-type="float" office:value="38.290001" calcext:value-type="float">
            <text:p>38.290001</text:p>
          </table:table-cell>
          <table:table-cell office:value-type="float" office:value="102.050003" calcext:value-type="float">
            <text:p>102.050003</text:p>
          </table:table-cell>
          <table:table-cell office:value-type="float" office:value="93.849998" calcext:value-type="float">
            <text:p>93.849998</text:p>
          </table:table-cell>
          <table:table-cell office:value-type="float" office:value="21.85" calcext:value-type="float">
            <text:p>21.85</text:p>
          </table:table-cell>
          <table:table-cell office:value-type="float" office:value="42.59" calcext:value-type="float">
            <text:p>42.59</text:p>
          </table:table-cell>
          <table:table-cell office:value-type="float" office:value="52.580002" calcext:value-type="float">
            <text:p>52.580002</text:p>
          </table:table-cell>
          <table:table-cell office:value-type="float" office:value="769.330017" calcext:value-type="float">
            <text:p>769.330017</text:p>
          </table:table-cell>
          <table:table-cell office:value-type="float" office:value="771.049988" calcext:value-type="float">
            <text:p>771.049988</text:p>
          </table:table-cell>
          <table:table-cell office:value-type="float" office:value="133.190002" calcext:value-type="float">
            <text:p>133.190002</text:p>
          </table:table-cell>
          <table:table-cell office:value-type="float" office:value="120.669998" calcext:value-type="float">
            <text:p>120.669998</text:p>
          </table:table-cell>
          <table:table-cell office:value-type="float" office:value="64.540001" calcext:value-type="float">
            <text:p>64.540001</text:p>
          </table:table-cell>
        </table:table-row>
        <table:table-row table:style-name="ro1">
          <table:table-cell office:value-type="float" office:value="87.75" calcext:value-type="float">
            <text:p>87.75</text:p>
          </table:table-cell>
          <table:table-cell office:value-type="float" office:value="43.43" calcext:value-type="float">
            <text:p>43.43</text:p>
          </table:table-cell>
          <table:table-cell office:value-type="float" office:value="212.429993" calcext:value-type="float">
            <text:p>212.429993</text:p>
          </table:table-cell>
          <table:table-cell office:value-type="float" office:value="38.07" calcext:value-type="float">
            <text:p>38.07</text:p>
          </table:table-cell>
          <table:table-cell office:value-type="float" office:value="101.199997" calcext:value-type="float">
            <text:p>101.199997</text:p>
          </table:table-cell>
          <table:table-cell office:value-type="float" office:value="94.010002" calcext:value-type="float">
            <text:p>94.010002</text:p>
          </table:table-cell>
          <table:table-cell office:value-type="float" office:value="21.5" calcext:value-type="float">
            <text:p>21.5</text:p>
          </table:table-cell>
          <table:table-cell office:value-type="float" office:value="42.060001" calcext:value-type="float">
            <text:p>42.060001</text:p>
          </table:table-cell>
          <table:table-cell office:value-type="float" office:value="52.220001" calcext:value-type="float">
            <text:p>52.220001</text:p>
          </table:table-cell>
          <table:table-cell office:value-type="float" office:value="767.01001" calcext:value-type="float">
            <text:p>767.01001</text:p>
          </table:table-cell>
          <table:table-cell office:value-type="float" office:value="766.599976" calcext:value-type="float">
            <text:p>766.599976</text:p>
          </table:table-cell>
          <table:table-cell office:value-type="float" office:value="130.830002" calcext:value-type="float">
            <text:p>130.830002</text:p>
          </table:table-cell>
          <table:table-cell office:value-type="float" office:value="119.540001" calcext:value-type="float">
            <text:p>119.540001</text:p>
          </table:table-cell>
          <table:table-cell office:value-type="float" office:value="64.209999" calcext:value-type="float">
            <text:p>64.209999</text:p>
          </table:table-cell>
        </table:table-row>
        <table:table-row table:style-name="ro1">
          <table:table-cell office:value-type="float" office:value="87.360001" calcext:value-type="float">
            <text:p>87.360001</text:p>
          </table:table-cell>
          <table:table-cell office:value-type="float" office:value="43.209999" calcext:value-type="float">
            <text:p>43.209999</text:p>
          </table:table-cell>
          <table:table-cell office:value-type="float" office:value="212.199997" calcext:value-type="float">
            <text:p>212.199997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100.349998" calcext:value-type="float">
            <text:p>100.349998</text:p>
          </table:table-cell>
          <table:table-cell office:value-type="float" office:value="94.699997" calcext:value-type="float">
            <text:p>94.699997</text:p>
          </table:table-cell>
          <table:table-cell office:value-type="float" office:value="21.76" calcext:value-type="float">
            <text:p>21.76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52.139999" calcext:value-type="float">
            <text:p>52.139999</text:p>
          </table:table-cell>
          <table:table-cell office:value-type="float" office:value="769.25" calcext:value-type="float">
            <text:p>769.25</text:p>
          </table:table-cell>
          <table:table-cell office:value-type="float" office:value="770.900024" calcext:value-type="float">
            <text:p>770.900024</text:p>
          </table:table-cell>
          <table:table-cell office:value-type="float" office:value="130.029999" calcext:value-type="float">
            <text:p>130.029999</text:p>
          </table:table-cell>
          <table:table-cell office:value-type="float" office:value="119.190002" calcext:value-type="float">
            <text:p>119.190002</text:p>
          </table:table-cell>
          <table:table-cell office:value-type="float" office:value="64.099998" calcext:value-type="float">
            <text:p>64.099998</text:p>
          </table:table-cell>
        </table:table-row>
        <table:table-row table:style-name="ro1">
          <table:table-cell office:value-type="float" office:value="88.480003" calcext:value-type="float">
            <text:p>88.480003</text:p>
          </table:table-cell>
          <table:table-cell office:value-type="float" office:value="43.52" calcext:value-type="float">
            <text:p>43.52</text:p>
          </table:table-cell>
          <table:table-cell office:value-type="float" office:value="212.360001" calcext:value-type="float">
            <text:p>212.360001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100.889999" calcext:value-type="float">
            <text:p>100.889999</text:p>
          </table:table-cell>
          <table:table-cell office:value-type="float" office:value="95.25" calcext:value-type="float">
            <text:p>95.25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41.150002" calcext:value-type="float">
            <text:p>41.150002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773.01001" calcext:value-type="float">
            <text:p>773.01001</text:p>
          </table:table-cell>
          <table:table-cell office:value-type="float" office:value="774.109985" calcext:value-type="float">
            <text:p>774.109985</text:p>
          </table:table-cell>
          <table:table-cell office:value-type="float" office:value="130.889999" calcext:value-type="float">
            <text:p>130.889999</text:p>
          </table:table-cell>
          <table:table-cell office:value-type="float" office:value="119.360001" calcext:value-type="float">
            <text:p>119.360001</text:p>
          </table:table-cell>
          <table:table-cell office:value-type="float" office:value="64.370003" calcext:value-type="float">
            <text:p>64.370003</text:p>
          </table:table-cell>
        </table:table-row>
        <table:table-row table:style-name="ro1">
          <table:table-cell office:value-type="float" office:value="88.25" calcext:value-type="float">
            <text:p>88.25</text:p>
          </table:table-cell>
          <table:table-cell office:value-type="float" office:value="43.740002" calcext:value-type="float">
            <text:p>43.740002</text:p>
          </table:table-cell>
          <table:table-cell office:value-type="float" office:value="213.339996" calcext:value-type="float">
            <text:p>213.339996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101.209999" calcext:value-type="float">
            <text:p>101.209999</text:p>
          </table:table-cell>
          <table:table-cell office:value-type="float" office:value="97" calcext:value-type="float">
            <text:p>97</text:p>
          </table:table-cell>
          <table:table-cell office:value-type="float" office:value="22.030001" calcext:value-type="float">
            <text:p>22.030001</text:p>
          </table:table-cell>
          <table:table-cell office:value-type="float" office:value="41.040001" calcext:value-type="float">
            <text:p>41.040001</text:p>
          </table:table-cell>
          <table:table-cell office:value-type="float" office:value="53.09" calcext:value-type="float">
            <text:p>53.09</text:p>
          </table:table-cell>
          <table:table-cell office:value-type="float" office:value="773.450012" calcext:value-type="float">
            <text:p>773.450012</text:p>
          </table:table-cell>
          <table:table-cell office:value-type="float" office:value="774.039978" calcext:value-type="float">
            <text:p>774.039978</text:p>
          </table:table-cell>
          <table:table-cell office:value-type="float" office:value="131.630005" calcext:value-type="float">
            <text:p>131.630005</text:p>
          </table:table-cell>
          <table:table-cell office:value-type="float" office:value="119.779999" calcext:value-type="float">
            <text:p>119.779999</text:p>
          </table:table-cell>
          <table:table-cell office:value-type="float" office:value="64.699997" calcext:value-type="float">
            <text:p>64.699997</text:p>
          </table:table-cell>
        </table:table-row>
        <table:table-row table:style-name="ro1">
          <table:table-cell office:value-type="float" office:value="88.309998" calcext:value-type="float">
            <text:p>88.309998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214.009995" calcext:value-type="float">
            <text:p>214.009995</text:p>
          </table:table-cell>
          <table:table-cell office:value-type="float" office:value="38.580002" calcext:value-type="float">
            <text:p>38.580002</text:p>
          </table:table-cell>
          <table:table-cell office:value-type="float" office:value="102.75" calcext:value-type="float">
            <text:p>102.75</text:p>
          </table:table-cell>
          <table:table-cell office:value-type="float" office:value="97.75" calcext:value-type="float">
            <text:p>97.75</text:p>
          </table:table-cell>
          <table:table-cell office:value-type="float" office:value="22.459999" calcext:value-type="float">
            <text:p>22.459999</text:p>
          </table:table-cell>
          <table:table-cell office:value-type="float" office:value="41.220001" calcext:value-type="float">
            <text:p>41.220001</text:p>
          </table:table-cell>
          <table:table-cell office:value-type="float" office:value="53.5" calcext:value-type="float">
            <text:p>53.5</text:p>
          </table:table-cell>
          <table:table-cell office:value-type="float" office:value="780" calcext:value-type="float">
            <text:p>780</text:p>
          </table:table-cell>
          <table:table-cell office:value-type="float" office:value="789.530029" calcext:value-type="float">
            <text:p>789.530029</text:p>
          </table:table-cell>
          <table:table-cell office:value-type="float" office:value="132.479996" calcext:value-type="float">
            <text:p>132.479996</text:p>
          </table:table-cell>
          <table:table-cell office:value-type="float" office:value="119.839996" calcext:value-type="float">
            <text:p>119.839996</text:p>
          </table:table-cell>
          <table:table-cell office:value-type="float" office:value="64.370003" calcext:value-type="float">
            <text:p>64.370003</text:p>
          </table:table-cell>
        </table:table-row>
        <table:table-row table:style-name="ro1">
          <table:table-cell office:value-type="float" office:value="87.949997" calcext:value-type="float">
            <text:p>87.949997</text:p>
          </table:table-cell>
          <table:table-cell office:value-type="float" office:value="43.669998" calcext:value-type="float">
            <text:p>43.669998</text:p>
          </table:table-cell>
          <table:table-cell office:value-type="float" office:value="212.020004" calcext:value-type="float">
            <text:p>212.020004</text:p>
          </table:table-cell>
          <table:table-cell office:value-type="float" office:value="37.959999" calcext:value-type="float">
            <text:p>37.959999</text:p>
          </table:table-cell>
          <table:table-cell office:value-type="float" office:value="103.339996" calcext:value-type="float">
            <text:p>103.339996</text:p>
          </table:table-cell>
          <table:table-cell office:value-type="float" office:value="98.599998" calcext:value-type="float">
            <text:p>98.599998</text:p>
          </table:table-cell>
          <table:table-cell office:value-type="float" office:value="22.84" calcext:value-type="float">
            <text:p>22.84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53.599998" calcext:value-type="float">
            <text:p>53.599998</text:p>
          </table:table-cell>
          <table:table-cell office:value-type="float" office:value="778.590027" calcext:value-type="float">
            <text:p>778.590027</text:p>
          </table:table-cell>
          <table:table-cell office:value-type="float" office:value="783.890015" calcext:value-type="float">
            <text:p>783.890015</text:p>
          </table:table-cell>
          <table:table-cell office:value-type="float" office:value="132.320007" calcext:value-type="float">
            <text:p>132.320007</text:p>
          </table:table-cell>
          <table:table-cell office:value-type="float" office:value="119.370003" calcext:value-type="float">
            <text:p>119.370003</text:p>
          </table:table-cell>
          <table:table-cell office:value-type="float" office:value="63.959999" calcext:value-type="float">
            <text:p>63.959999</text:p>
          </table:table-cell>
        </table:table-row>
        <table:table-row table:style-name="ro1">
          <table:table-cell office:value-type="float" office:value="87.099998" calcext:value-type="float">
            <text:p>87.099998</text:p>
          </table:table-cell>
          <table:table-cell office:value-type="float" office:value="43.43" calcext:value-type="float">
            <text:p>43.43</text:p>
          </table:table-cell>
          <table:table-cell office:value-type="float" office:value="211.179993" calcext:value-type="float">
            <text:p>211.179993</text:p>
          </table:table-cell>
          <table:table-cell office:value-type="float" office:value="37.34" calcext:value-type="float">
            <text:p>37.34</text:p>
          </table:table-cell>
          <table:table-cell office:value-type="float" office:value="103.349998" calcext:value-type="float">
            <text:p>103.349998</text:p>
          </table:table-cell>
          <table:table-cell office:value-type="float" office:value="97.059998" calcext:value-type="float">
            <text:p>97.059998</text:p>
          </table:table-cell>
          <table:table-cell office:value-type="float" office:value="22.48" calcext:value-type="float">
            <text:p>22.48</text:p>
          </table:table-cell>
          <table:table-cell office:value-type="float" office:value="42.830002" calcext:value-type="float">
            <text:p>42.830002</text:p>
          </table:table-cell>
          <table:table-cell office:value-type="float" office:value="53.130001" calcext:value-type="float">
            <text:p>53.130001</text:p>
          </table:table-cell>
          <table:table-cell office:value-type="float" office:value="770.099976" calcext:value-type="float">
            <text:p>770.099976</text:p>
          </table:table-cell>
          <table:table-cell office:value-type="float" office:value="779.359985" calcext:value-type="float">
            <text:p>779.359985</text:p>
          </table:table-cell>
          <table:table-cell office:value-type="float" office:value="131.940002" calcext:value-type="float">
            <text:p>131.940002</text:p>
          </table:table-cell>
          <table:table-cell office:value-type="float" office:value="119.029999" calcext:value-type="float">
            <text:p>119.029999</text:p>
          </table:table-cell>
          <table:table-cell office:value-type="float" office:value="63.220001" calcext:value-type="float">
            <text:p>63.220001</text:p>
          </table:table-cell>
        </table:table-row>
        <table:table-row table:style-name="ro1">
          <table:table-cell office:value-type="float" office:value="86.040001" calcext:value-type="float">
            <text:p>86.040001</text:p>
          </table:table-cell>
          <table:table-cell office:value-type="float" office:value="42.360001" calcext:value-type="float">
            <text:p>42.360001</text:p>
          </table:table-cell>
          <table:table-cell office:value-type="float" office:value="208.360001" calcext:value-type="float">
            <text:p>208.360001</text:p>
          </table:table-cell>
          <table:table-cell office:value-type="float" office:value="36" calcext:value-type="float">
            <text:p>36</text:p>
          </table:table-cell>
          <table:table-cell office:value-type="float" office:value="101.199997" calcext:value-type="float">
            <text:p>101.199997</text:p>
          </table:table-cell>
          <table:table-cell office:value-type="float" office:value="93.019997" calcext:value-type="float">
            <text:p>93.019997</text:p>
          </table:table-cell>
          <table:table-cell office:value-type="float" office:value="21.709999" calcext:value-type="float">
            <text:p>21.709999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51.75" calcext:value-type="float">
            <text:p>51.75</text:p>
          </table:table-cell>
          <table:table-cell office:value-type="float" office:value="755.130005" calcext:value-type="float">
            <text:p>755.130005</text:p>
          </table:table-cell>
          <table:table-cell office:value-type="float" office:value="757.349976" calcext:value-type="float">
            <text:p>757.349976</text:p>
          </table:table-cell>
          <table:table-cell office:value-type="float" office:value="126.879997" calcext:value-type="float">
            <text:p>126.879997</text:p>
          </table:table-cell>
          <table:table-cell office:value-type="float" office:value="117.760002" calcext:value-type="float">
            <text:p>117.760002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87.550003" calcext:value-type="float">
            <text:p>87.550003</text:p>
          </table:table-cell>
          <table:table-cell office:value-type="float" office:value="42.77" calcext:value-type="float">
            <text:p>42.77</text:p>
          </table:table-cell>
          <table:table-cell office:value-type="float" office:value="209.020004" calcext:value-type="float">
            <text:p>209.020004</text:p>
          </table:table-cell>
          <table:table-cell office:value-type="float" office:value="36.360001" calcext:value-type="float">
            <text:p>36.360001</text:p>
          </table:table-cell>
          <table:table-cell office:value-type="float" office:value="101.650002" calcext:value-type="float">
            <text:p>101.650002</text:p>
          </table:table-cell>
          <table:table-cell office:value-type="float" office:value="94.120003" calcext:value-type="float">
            <text:p>94.120003</text:p>
          </table:table-cell>
          <table:table-cell office:value-type="float" office:value="22.120001" calcext:value-type="float">
            <text:p>22.120001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52.049999" calcext:value-type="float">
            <text:p>52.049999</text:p>
          </table:table-cell>
          <table:table-cell office:value-type="float" office:value="764.47998" calcext:value-type="float">
            <text:p>764.47998</text:p>
          </table:table-cell>
          <table:table-cell office:value-type="float" office:value="768.77002" calcext:value-type="float">
            <text:p>768.77002</text:p>
          </table:table-cell>
          <table:table-cell office:value-type="float" office:value="129.220001" calcext:value-type="float">
            <text:p>129.220001</text:p>
          </table:table-cell>
          <table:table-cell office:value-type="float" office:value="118.419998" calcext:value-type="float">
            <text:p>118.419998</text:p>
          </table:table-cell>
          <table:table-cell office:value-type="float" office:value="63.66" calcext:value-type="float">
            <text:p>63.66</text:p>
          </table:table-cell>
        </table:table-row>
        <table:table-row table:style-name="ro1">
          <table:table-cell office:value-type="float" office:value="87.120003" calcext:value-type="float">
            <text:p>87.120003</text:p>
          </table:table-cell>
          <table:table-cell office:value-type="float" office:value="42.27" calcext:value-type="float">
            <text:p>42.27</text:p>
          </table:table-cell>
          <table:table-cell office:value-type="float" office:value="208.229996" calcext:value-type="float">
            <text:p>208.229996</text:p>
          </table:table-cell>
          <table:table-cell office:value-type="float" office:value="36.68" calcext:value-type="float">
            <text:p>36.68</text:p>
          </table:table-cell>
          <table:table-cell office:value-type="float" office:value="99.120003" calcext:value-type="float">
            <text:p>99.120003</text:p>
          </table:table-cell>
          <table:table-cell office:value-type="float" office:value="91.489998" calcext:value-type="float">
            <text:p>91.489998</text:p>
          </table:table-cell>
          <table:table-cell office:value-type="float" office:value="21.709999" calcext:value-type="float">
            <text:p>21.709999</text:p>
          </table:table-cell>
          <table:table-cell office:value-type="float" office:value="40.860001" calcext:value-type="float">
            <text:p>40.860001</text:p>
          </table:table-cell>
          <table:table-cell office:value-type="float" office:value="51.59" calcext:value-type="float">
            <text:p>51.59</text:p>
          </table:table-cell>
          <table:table-cell office:value-type="float" office:value="759.609985" calcext:value-type="float">
            <text:p>759.609985</text:p>
          </table:table-cell>
          <table:table-cell office:value-type="float" office:value="762.200012" calcext:value-type="float">
            <text:p>762.200012</text:p>
          </table:table-cell>
          <table:table-cell office:value-type="float" office:value="128.910004" calcext:value-type="float">
            <text:p>128.910004</text:p>
          </table:table-cell>
          <table:table-cell office:value-type="float" office:value="117.849998" calcext:value-type="float">
            <text:p>117.849998</text:p>
          </table:table-cell>
          <table:table-cell office:value-type="float" office:value="63.41" calcext:value-type="float">
            <text:p>63.41</text:p>
          </table:table-cell>
        </table:table-row>
        <table:table-row table:style-name="ro1">
          <table:table-cell office:value-type="float" office:value="86.75" calcext:value-type="float">
            <text:p>86.75</text:p>
          </table:table-cell>
          <table:table-cell office:value-type="float" office:value="42.009998" calcext:value-type="float">
            <text:p>42.009998</text:p>
          </table:table-cell>
          <table:table-cell office:value-type="float" office:value="208.639999" calcext:value-type="float">
            <text:p>208.639999</text:p>
          </table:table-cell>
          <table:table-cell office:value-type="float" office:value="36.240002" calcext:value-type="float">
            <text:p>36.240002</text:p>
          </table:table-cell>
          <table:table-cell office:value-type="float" office:value="98.5" calcext:value-type="float">
            <text:p>98.5</text:p>
          </table:table-cell>
          <table:table-cell office:value-type="float" office:value="91.379997" calcext:value-type="float">
            <text:p>91.379997</text:p>
          </table:table-cell>
          <table:table-cell office:value-type="float" office:value="21.67" calcext:value-type="float">
            <text:p>21.67</text:p>
          </table:table-cell>
          <table:table-cell office:value-type="float" office:value="40.009998" calcext:value-type="float">
            <text:p>40.009998</text:p>
          </table:table-cell>
          <table:table-cell office:value-type="float" office:value="51.490002" calcext:value-type="float">
            <text:p>51.490002</text:p>
          </table:table-cell>
          <table:table-cell office:value-type="float" office:value="762.890015" calcext:value-type="float">
            <text:p>762.890015</text:p>
          </table:table-cell>
          <table:table-cell office:value-type="float" office:value="762" calcext:value-type="float">
            <text:p>762</text:p>
          </table:table-cell>
          <table:table-cell office:value-type="float" office:value="127.57" calcext:value-type="float">
            <text:p>127.57</text:p>
          </table:table-cell>
          <table:table-cell office:value-type="float" office:value="117.809998" calcext:value-type="float">
            <text:p>117.809998</text:p>
          </table:table-cell>
          <table:table-cell office:value-type="float" office:value="63.169998" calcext:value-type="float">
            <text:p>63.169998</text:p>
          </table:table-cell>
        </table:table-row>
        <table:table-row table:style-name="ro1">
          <table:table-cell office:value-type="float" office:value="87.620003" calcext:value-type="float">
            <text:p>87.620003</text:p>
          </table:table-cell>
          <table:table-cell office:value-type="float" office:value="42.169998" calcext:value-type="float">
            <text:p>42.169998</text:p>
          </table:table-cell>
          <table:table-cell office:value-type="float" office:value="211.070007" calcext:value-type="float">
            <text:p>211.070007</text:p>
          </table:table-cell>
          <table:table-cell office:value-type="float" office:value="36.68" calcext:value-type="float">
            <text:p>36.68</text:p>
          </table:table-cell>
          <table:table-cell office:value-type="float" office:value="98.330002" calcext:value-type="float">
            <text:p>98.330002</text:p>
          </table:table-cell>
          <table:table-cell office:value-type="float" office:value="91.129997" calcext:value-type="float">
            <text:p>91.129997</text:p>
          </table:table-cell>
          <table:table-cell office:value-type="float" office:value="21.280001" calcext:value-type="float">
            <text:p>21.280001</text:p>
          </table:table-cell>
          <table:table-cell office:value-type="float" office:value="39.619999" calcext:value-type="float">
            <text:p>39.619999</text:p>
          </table:table-cell>
          <table:table-cell office:value-type="float" office:value="51.889999" calcext:value-type="float">
            <text:p>51.889999</text:p>
          </table:table-cell>
          <table:table-cell office:value-type="float" office:value="769.75" calcext:value-type="float">
            <text:p>769.75</text:p>
          </table:table-cell>
          <table:table-cell office:value-type="float" office:value="773.280029" calcext:value-type="float">
            <text:p>773.280029</text:p>
          </table:table-cell>
          <table:table-cell office:value-type="float" office:value="127.709999" calcext:value-type="float">
            <text:p>127.709999</text:p>
          </table:table-cell>
          <table:table-cell office:value-type="float" office:value="118.510002" calcext:value-type="float">
            <text:p>118.510002</text:p>
          </table:table-cell>
          <table:table-cell office:value-type="float" office:value="63.529999" calcext:value-type="float">
            <text:p>63.529999</text:p>
          </table:table-cell>
        </table:table-row>
        <table:table-row table:style-name="ro1">
          <table:table-cell office:value-type="float" office:value="87.919998" calcext:value-type="float">
            <text:p>87.919998</text:p>
          </table:table-cell>
          <table:table-cell office:value-type="float" office:value="42.16" calcext:value-type="float">
            <text:p>42.16</text:p>
          </table:table-cell>
          <table:table-cell office:value-type="float" office:value="211.25" calcext:value-type="float">
            <text:p>211.25</text:p>
          </table:table-cell>
          <table:table-cell office:value-type="float" office:value="36.700001" calcext:value-type="float">
            <text:p>36.700001</text:p>
          </table:table-cell>
          <table:table-cell office:value-type="float" office:value="98.330002" calcext:value-type="float">
            <text:p>98.330002</text:p>
          </table:table-cell>
          <table:table-cell office:value-type="float" office:value="90.510002" calcext:value-type="float">
            <text:p>90.510002</text:p>
          </table:table-cell>
          <table:table-cell office:value-type="float" office:value="21.67" calcext:value-type="float">
            <text:p>21.67</text:p>
          </table:table-cell>
          <table:table-cell office:value-type="float" office:value="40.119999" calcext:value-type="float">
            <text:p>40.119999</text:p>
          </table:table-cell>
          <table:table-cell office:value-type="float" office:value="51.889999" calcext:value-type="float">
            <text:p>51.889999</text:p>
          </table:table-cell>
          <table:table-cell office:value-type="float" office:value="772.419983" calcext:value-type="float">
            <text:p>772.419983</text:p>
          </table:table-cell>
          <table:table-cell office:value-type="float" office:value="779.969971" calcext:value-type="float">
            <text:p>779.969971</text:p>
          </table:table-cell>
          <table:table-cell office:value-type="float" office:value="127.5" calcext:value-type="float">
            <text:p>127.5</text:p>
          </table:table-cell>
          <table:table-cell office:value-type="float" office:value="118.360001" calcext:value-type="float">
            <text:p>118.360001</text:p>
          </table:table-cell>
          <table:table-cell office:value-type="float" office:value="63.619999" calcext:value-type="float">
            <text:p>63.619999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212.199997" calcext:value-type="float">
            <text:p>212.199997</text:p>
          </table:table-cell>
          <table:table-cell office:value-type="float" office:value="36.740002" calcext:value-type="float">
            <text:p>36.740002</text:p>
          </table:table-cell>
          <table:table-cell office:value-type="float" office:value="98.169998" calcext:value-type="float">
            <text:p>98.169998</text:p>
          </table:table-cell>
          <table:table-cell office:value-type="float" office:value="92.370003" calcext:value-type="float">
            <text:p>92.370003</text:p>
          </table:table-cell>
          <table:table-cell office:value-type="float" office:value="21.98" calcext:value-type="float">
            <text:p>21.98</text:p>
          </table:table-cell>
          <table:table-cell office:value-type="float" office:value="39.330002" calcext:value-type="float">
            <text:p>39.330002</text:p>
          </table:table-cell>
          <table:table-cell office:value-type="float" office:value="51.599998" calcext:value-type="float">
            <text:p>51.599998</text:p>
          </table:table-cell>
          <table:table-cell office:value-type="float" office:value="769" calcext:value-type="float">
            <text:p>769</text:p>
          </table:table-cell>
          <table:table-cell office:value-type="float" office:value="776" calcext:value-type="float">
            <text:p>776</text:p>
          </table:table-cell>
          <table:table-cell office:value-type="float" office:value="127.949997" calcext:value-type="float">
            <text:p>127.949997</text:p>
          </table:table-cell>
          <table:table-cell office:value-type="float" office:value="118.169998" calcext:value-type="float">
            <text:p>118.169998</text:p>
          </table:table-cell>
          <table:table-cell office:value-type="float" office:value="63.360001" calcext:value-type="float">
            <text:p>63.360001</text:p>
          </table:table-cell>
        </table:table-row>
        <table:table-row table:style-name="ro1">
          <table:table-cell office:value-type="float" office:value="88.540001" calcext:value-type="float">
            <text:p>88.540001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212.259995" calcext:value-type="float">
            <text:p>212.259995</text:p>
          </table:table-cell>
          <table:table-cell office:value-type="float" office:value="37.23" calcext:value-type="float">
            <text:p>37.23</text:p>
          </table:table-cell>
          <table:table-cell office:value-type="float" office:value="98.349998" calcext:value-type="float">
            <text:p>98.349998</text:p>
          </table:table-cell>
          <table:table-cell office:value-type="float" office:value="91.529999" calcext:value-type="float">
            <text:p>91.529999</text:p>
          </table:table-cell>
          <table:table-cell office:value-type="float" office:value="22.09" calcext:value-type="float">
            <text:p>22.09</text:p>
          </table:table-cell>
          <table:table-cell office:value-type="float" office:value="39.48" calcext:value-type="float">
            <text:p>39.48</text:p>
          </table:table-cell>
          <table:table-cell office:value-type="float" office:value="51.369999" calcext:value-type="float">
            <text:p>51.369999</text:p>
          </table:table-cell>
          <table:table-cell office:value-type="float" office:value="772.659973" calcext:value-type="float">
            <text:p>772.659973</text:p>
          </table:table-cell>
          <table:table-cell office:value-type="float" office:value="783.25" calcext:value-type="float">
            <text:p>783.25</text:p>
          </table:table-cell>
          <table:table-cell office:value-type="float" office:value="128.179993" calcext:value-type="float">
            <text:p>128.179993</text:p>
          </table:table-cell>
          <table:table-cell office:value-type="float" office:value="117.949997" calcext:value-type="float">
            <text:p>117.949997</text:p>
          </table:table-cell>
          <table:table-cell office:value-type="float" office:value="63.490002" calcext:value-type="float">
            <text:p>63.490002</text:p>
          </table:table-cell>
        </table:table-row>
        <table:table-row table:style-name="ro1">
          <table:table-cell office:value-type="float" office:value="87.769997" calcext:value-type="float">
            <text:p>87.769997</text:p>
          </table:table-cell>
          <table:table-cell office:value-type="float" office:value="42.709999" calcext:value-type="float">
            <text:p>42.709999</text:p>
          </table:table-cell>
          <table:table-cell office:value-type="float" office:value="216.940002" calcext:value-type="float">
            <text:p>216.940002</text:p>
          </table:table-cell>
          <table:table-cell office:value-type="float" office:value="37.470001" calcext:value-type="float">
            <text:p>37.470001</text:p>
          </table:table-cell>
          <table:table-cell office:value-type="float" office:value="100.519997" calcext:value-type="float">
            <text:p>100.519997</text:p>
          </table:table-cell>
          <table:table-cell office:value-type="float" office:value="93.980003" calcext:value-type="float">
            <text:p>93.980003</text:p>
          </table:table-cell>
          <table:table-cell office:value-type="float" office:value="22.34" calcext:value-type="float">
            <text:p>22.34</text:p>
          </table:table-cell>
          <table:table-cell office:value-type="float" office:value="40.75" calcext:value-type="float">
            <text:p>40.75</text:p>
          </table:table-cell>
          <table:table-cell office:value-type="float" office:value="52.150002" calcext:value-type="float">
            <text:p>52.150002</text:p>
          </table:table-cell>
          <table:table-cell office:value-type="float" office:value="780" calcext:value-type="float">
            <text:p>780</text:p>
          </table:table-cell>
          <table:table-cell office:value-type="float" office:value="794.27002" calcext:value-type="float">
            <text:p>794.27002</text:p>
          </table:table-cell>
          <table:table-cell office:value-type="float" office:value="131.449997" calcext:value-type="float">
            <text:p>131.449997</text:p>
          </table:table-cell>
          <table:table-cell office:value-type="float" office:value="119.25" calcext:value-type="float">
            <text:p>119.25</text:p>
          </table:table-cell>
          <table:table-cell office:value-type="float" office:value="64.120003" calcext:value-type="float">
            <text:p>64.120003</text:p>
          </table:table-cell>
        </table:table-row>
        <table:table-row table:style-name="ro1">
          <table:table-cell office:value-type="float" office:value="88.629997" calcext:value-type="float">
            <text:p>88.629997</text:p>
          </table:table-cell>
          <table:table-cell office:value-type="float" office:value="42.810001" calcext:value-type="float">
            <text:p>42.810001</text:p>
          </table:table-cell>
          <table:table-cell office:value-type="float" office:value="215.690002" calcext:value-type="float">
            <text:p>215.690002</text:p>
          </table:table-cell>
          <table:table-cell office:value-type="float" office:value="37.59" calcext:value-type="float">
            <text:p>37.59</text:p>
          </table:table-cell>
          <table:table-cell office:value-type="float" office:value="99.339996" calcext:value-type="float">
            <text:p>99.339996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22.040001" calcext:value-type="float">
            <text:p>22.040001</text:p>
          </table:table-cell>
          <table:table-cell office:value-type="float" office:value="40.360001" calcext:value-type="float">
            <text:p>40.360001</text:p>
          </table:table-cell>
          <table:table-cell office:value-type="float" office:value="52.299999" calcext:value-type="float">
            <text:p>52.299999</text:p>
          </table:table-cell>
          <table:table-cell office:value-type="float" office:value="786.590027" calcext:value-type="float">
            <text:p>786.590027</text:p>
          </table:table-cell>
          <table:table-cell office:value-type="float" office:value="803.130005" calcext:value-type="float">
            <text:p>803.130005</text:p>
          </table:table-cell>
          <table:table-cell office:value-type="float" office:value="131.25" calcext:value-type="float">
            <text:p>131.25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65.050003" calcext:value-type="float">
            <text:p>65.050003</text:p>
          </table:table-cell>
        </table:table-row>
        <table:table-row table:style-name="ro1">
          <table:table-cell office:value-type="float" office:value="87.419998" calcext:value-type="float">
            <text:p>87.419998</text:p>
          </table:table-cell>
          <table:table-cell office:value-type="float" office:value="42.709999" calcext:value-type="float">
            <text:p>42.709999</text:p>
          </table:table-cell>
          <table:table-cell office:value-type="float" office:value="216.580002" calcext:value-type="float">
            <text:p>216.580002</text:p>
          </table:table-cell>
          <table:table-cell office:value-type="float" office:value="37.75" calcext:value-type="float">
            <text:p>37.75</text:p>
          </table:table-cell>
          <table:table-cell office:value-type="float" office:value="99.489998" calcext:value-type="float">
            <text:p>99.489998</text:p>
          </table:table-cell>
          <table:table-cell office:value-type="float" office:value="94.849998" calcext:value-type="float">
            <text:p>94.849998</text:p>
          </table:table-cell>
          <table:table-cell office:value-type="float" office:value="22" calcext:value-type="float">
            <text:p>22</text:p>
          </table:table-cell>
          <table:table-cell office:value-type="float" office:value="40.080002" calcext:value-type="float">
            <text:p>40.080002</text:p>
          </table:table-cell>
          <table:table-cell office:value-type="float" office:value="52.450001" calcext:value-type="float">
            <text:p>52.450001</text:p>
          </table:table-cell>
          <table:table-cell office:value-type="float" office:value="782.73999" calcext:value-type="float">
            <text:p>782.73999</text:p>
          </table:table-cell>
          <table:table-cell office:value-type="float" office:value="801.799988" calcext:value-type="float">
            <text:p>801.799988</text:p>
          </table:table-cell>
          <table:table-cell office:value-type="float" office:value="131.070007" calcext:value-type="float">
            <text:p>131.070007</text:p>
          </table:table-cell>
          <table:table-cell office:value-type="float" office:value="118.629997" calcext:value-type="float">
            <text:p>118.629997</text:p>
          </table:table-cell>
          <table:table-cell office:value-type="float" office:value="64.519997" calcext:value-type="float">
            <text:p>64.519997</text:p>
          </table:table-cell>
        </table:table-row>
        <table:table-row table:style-name="ro1">
          <table:table-cell office:value-type="float" office:value="88.059998" calcext:value-type="float">
            <text:p>88.059998</text:p>
          </table:table-cell>
          <table:table-cell office:value-type="float" office:value="42.189999" calcext:value-type="float">
            <text:p>42.189999</text:p>
          </table:table-cell>
          <table:table-cell office:value-type="float" office:value="217.270004" calcext:value-type="float">
            <text:p>217.270004</text:p>
          </table:table-cell>
          <table:table-cell office:value-type="float" office:value="37.66" calcext:value-type="float">
            <text:p>37.66</text:p>
          </table:table-cell>
          <table:table-cell office:value-type="float" office:value="98.239998" calcext:value-type="float">
            <text:p>98.239998</text:p>
          </table:table-cell>
          <table:table-cell office:value-type="float" office:value="95.989998" calcext:value-type="float">
            <text:p>95.989998</text:p>
          </table:table-cell>
          <table:table-cell office:value-type="float" office:value="21.6" calcext:value-type="float">
            <text:p>21.6</text:p>
          </table:table-cell>
          <table:table-cell office:value-type="float" office:value="39.540001" calcext:value-type="float">
            <text:p>39.540001</text:p>
          </table:table-cell>
          <table:table-cell office:value-type="float" office:value="52.310001" calcext:value-type="float">
            <text:p>52.310001</text:p>
          </table:table-cell>
          <table:table-cell office:value-type="float" office:value="775.5" calcext:value-type="float">
            <text:p>775.5</text:p>
          </table:table-cell>
          <table:table-cell office:value-type="float" office:value="801.849976" calcext:value-type="float">
            <text:p>801.849976</text:p>
          </table:table-cell>
          <table:table-cell office:value-type="float" office:value="130.289993" calcext:value-type="float">
            <text:p>130.289993</text:p>
          </table:table-cell>
          <table:table-cell office:value-type="float" office:value="118.389999" calcext:value-type="float">
            <text:p>118.389999</text:p>
          </table:table-cell>
          <table:table-cell office:value-type="float" office:value="63.950001" calcext:value-type="float">
            <text:p>63.950001</text:p>
          </table:table-cell>
        </table:table-row>
        <table:table-row table:style-name="ro1">
          <table:table-cell office:value-type="float" office:value="88.980003" calcext:value-type="float">
            <text:p>88.980003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218.419998" calcext:value-type="float">
            <text:p>218.419998</text:p>
          </table:table-cell>
          <table:table-cell office:value-type="float" office:value="38.299999" calcext:value-type="float">
            <text:p>38.299999</text:p>
          </table:table-cell>
          <table:table-cell office:value-type="float" office:value="99.519997" calcext:value-type="float">
            <text:p>99.519997</text:p>
          </table:table-cell>
          <table:table-cell office:value-type="float" office:value="95.089996" calcext:value-type="float">
            <text:p>95.089996</text:p>
          </table:table-cell>
          <table:table-cell office:value-type="float" office:value="21.959999" calcext:value-type="float">
            <text:p>21.959999</text:p>
          </table:table-cell>
          <table:table-cell office:value-type="float" office:value="39.599998" calcext:value-type="float">
            <text:p>39.599998</text:p>
          </table:table-cell>
          <table:table-cell office:value-type="float" office:value="52.310001" calcext:value-type="float">
            <text:p>52.310001</text:p>
          </table:table-cell>
          <table:table-cell office:value-type="float" office:value="777.849976" calcext:value-type="float">
            <text:p>777.849976</text:p>
          </table:table-cell>
          <table:table-cell office:value-type="float" office:value="818" calcext:value-type="float">
            <text:p>818</text:p>
          </table:table-cell>
          <table:table-cell office:value-type="float" office:value="131.589996" calcext:value-type="float">
            <text:p>131.589996</text:p>
          </table:table-cell>
          <table:table-cell office:value-type="float" office:value="119.050003" calcext:value-type="float">
            <text:p>119.050003</text:p>
          </table:table-cell>
          <table:table-cell office:value-type="float" office:value="64.940002" calcext:value-type="float">
            <text:p>64.940002</text:p>
          </table:table-cell>
        </table:table-row>
        <table:table-row table:style-name="ro1">
          <table:table-cell office:value-type="float" office:value="89.160004" calcext:value-type="float">
            <text:p>89.160004</text:p>
          </table:table-cell>
          <table:table-cell office:value-type="float" office:value="42.02" calcext:value-type="float">
            <text:p>42.02</text:p>
          </table:table-cell>
          <table:table-cell office:value-type="float" office:value="217.229996" calcext:value-type="float">
            <text:p>217.229996</text:p>
          </table:table-cell>
          <table:table-cell office:value-type="float" office:value="38.169998" calcext:value-type="float">
            <text:p>38.169998</text:p>
          </table:table-cell>
          <table:table-cell office:value-type="float" office:value="102" calcext:value-type="float">
            <text:p>102</text:p>
          </table:table-cell>
          <table:table-cell office:value-type="float" office:value="94.419998" calcext:value-type="float">
            <text:p>94.419998</text:p>
          </table:table-cell>
          <table:table-cell office:value-type="float" office:value="22.719999" calcext:value-type="float">
            <text:p>22.719999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51.84" calcext:value-type="float">
            <text:p>51.84</text:p>
          </table:table-cell>
          <table:table-cell office:value-type="float" office:value="781.440002" calcext:value-type="float">
            <text:p>781.440002</text:p>
          </table:table-cell>
          <table:table-cell office:value-type="float" office:value="828.26001" calcext:value-type="float">
            <text:p>828.26001</text:p>
          </table:table-cell>
          <table:table-cell office:value-type="float" office:value="131.800003" calcext:value-type="float">
            <text:p>131.800003</text:p>
          </table:table-cell>
          <table:table-cell office:value-type="float" office:value="118.879997" calcext:value-type="float">
            <text:p>118.879997</text:p>
          </table:table-cell>
          <table:table-cell office:value-type="float" office:value="64.300003" calcext:value-type="float">
            <text:p>64.300003</text:p>
          </table:table-cell>
        </table:table-row>
        <table:table-row table:style-name="ro1">
          <table:table-cell office:value-type="float" office:value="88.300003" calcext:value-type="float">
            <text:p>88.300003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214.220001" calcext:value-type="float">
            <text:p>214.220001</text:p>
          </table:table-cell>
          <table:table-cell office:value-type="float" office:value="37.98" calcext:value-type="float">
            <text:p>37.98</text:p>
          </table:table-cell>
          <table:table-cell office:value-type="float" office:value="101.830002" calcext:value-type="float">
            <text:p>101.830002</text:p>
          </table:table-cell>
          <table:table-cell office:value-type="float" office:value="94.459999" calcext:value-type="float">
            <text:p>94.459999</text:p>
          </table:table-cell>
          <table:table-cell office:value-type="float" office:value="22.889999" calcext:value-type="float">
            <text:p>22.889999</text:p>
          </table:table-cell>
          <table:table-cell office:value-type="float" office:value="43.82" calcext:value-type="float">
            <text:p>43.82</text:p>
          </table:table-cell>
          <table:table-cell office:value-type="float" office:value="52.43" calcext:value-type="float">
            <text:p>52.43</text:p>
          </table:table-cell>
          <table:table-cell office:value-type="float" office:value="776.330017" calcext:value-type="float">
            <text:p>776.330017</text:p>
          </table:table-cell>
          <table:table-cell office:value-type="float" office:value="832.609985" calcext:value-type="float">
            <text:p>832.609985</text:p>
          </table:table-cell>
          <table:table-cell office:value-type="float" office:value="132.089996" calcext:value-type="float">
            <text:p>132.089996</text:p>
          </table:table-cell>
          <table:table-cell office:value-type="float" office:value="117.779999" calcext:value-type="float">
            <text:p>117.779999</text:p>
          </table:table-cell>
          <table:table-cell office:value-type="float" office:value="62.669998" calcext:value-type="float">
            <text:p>62.669998</text:p>
          </table:table-cell>
        </table:table-row>
        <table:table-row table:style-name="ro1">
          <table:table-cell office:value-type="float" office:value="89.349998" calcext:value-type="float">
            <text:p>89.349998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213" calcext:value-type="float">
            <text:p>213</text:p>
          </table:table-cell>
          <table:table-cell office:value-type="float" office:value="37.830002" calcext:value-type="float">
            <text:p>37.830002</text:p>
          </table:table-cell>
          <table:table-cell office:value-type="float" office:value="102.550003" calcext:value-type="float">
            <text:p>102.550003</text:p>
          </table:table-cell>
          <table:table-cell office:value-type="float" office:value="93.779999" calcext:value-type="float">
            <text:p>93.779999</text:p>
          </table:table-cell>
          <table:table-cell office:value-type="float" office:value="23.18" calcext:value-type="float">
            <text:p>23.18</text:p>
          </table:table-cell>
          <table:table-cell office:value-type="float" office:value="43.68" calcext:value-type="float">
            <text:p>43.68</text:p>
          </table:table-cell>
          <table:table-cell office:value-type="float" office:value="51.84" calcext:value-type="float">
            <text:p>51.84</text:p>
          </table:table-cell>
          <table:table-cell office:value-type="float" office:value="774.25" calcext:value-type="float">
            <text:p>774.25</text:p>
          </table:table-cell>
          <table:table-cell office:value-type="float" office:value="836" calcext:value-type="float">
            <text:p>836</text:p>
          </table:table-cell>
          <table:table-cell office:value-type="float" office:value="131.279999" calcext:value-type="float">
            <text:p>131.279999</text:p>
          </table:table-cell>
          <table:table-cell office:value-type="float" office:value="118" calcext:value-type="float">
            <text:p>118</text:p>
          </table:table-cell>
          <table:table-cell office:value-type="float" office:value="63.02" calcext:value-type="float">
            <text:p>63.02</text:p>
          </table:table-cell>
        </table:table-row>
        <table:table-row table:style-name="ro1">
          <table:table-cell office:value-type="float" office:value="88.290001" calcext:value-type="float">
            <text:p>88.290001</text:p>
          </table:table-cell>
          <table:table-cell office:value-type="float" office:value="42.34" calcext:value-type="float">
            <text:p>42.34</text:p>
          </table:table-cell>
          <table:table-cell office:value-type="float" office:value="215.440002" calcext:value-type="float">
            <text:p>215.440002</text:p>
          </table:table-cell>
          <table:table-cell office:value-type="float" office:value="37.93" calcext:value-type="float">
            <text:p>37.93</text:p>
          </table:table-cell>
          <table:table-cell office:value-type="float" office:value="102.709999" calcext:value-type="float">
            <text:p>102.709999</text:p>
          </table:table-cell>
          <table:table-cell office:value-type="float" office:value="93.589996" calcext:value-type="float">
            <text:p>93.589996</text:p>
          </table:table-cell>
          <table:table-cell office:value-type="float" office:value="22.67" calcext:value-type="float">
            <text:p>22.67</text:p>
          </table:table-cell>
          <table:table-cell office:value-type="float" office:value="43.43" calcext:value-type="float">
            <text:p>43.43</text:p>
          </table:table-cell>
          <table:table-cell office:value-type="float" office:value="51.77" calcext:value-type="float">
            <text:p>51.77</text:p>
          </table:table-cell>
          <table:table-cell office:value-type="float" office:value="776.030029" calcext:value-type="float">
            <text:p>776.030029</text:p>
          </table:table-cell>
          <table:table-cell office:value-type="float" office:value="840.909973" calcext:value-type="float">
            <text:p>840.909973</text:p>
          </table:table-cell>
          <table:table-cell office:value-type="float" office:value="132.770004" calcext:value-type="float">
            <text:p>132.770004</text:p>
          </table:table-cell>
          <table:table-cell office:value-type="float" office:value="118.839996" calcext:value-type="float">
            <text:p>118.839996</text:p>
          </table:table-cell>
          <table:table-cell office:value-type="float" office:value="63.310001" calcext:value-type="float">
            <text:p>63.310001</text:p>
          </table:table-cell>
        </table:table-row>
        <table:table-row table:style-name="ro1">
          <table:table-cell office:value-type="float" office:value="88.480003" calcext:value-type="float">
            <text:p>88.480003</text:p>
          </table:table-cell>
          <table:table-cell office:value-type="float" office:value="41.93" calcext:value-type="float">
            <text:p>41.93</text:p>
          </table:table-cell>
          <table:table-cell office:value-type="float" office:value="214.619995" calcext:value-type="float">
            <text:p>214.619995</text:p>
          </table:table-cell>
          <table:table-cell office:value-type="float" office:value="37.060001" calcext:value-type="float">
            <text:p>37.060001</text:p>
          </table:table-cell>
          <table:table-cell office:value-type="float" office:value="101.989998" calcext:value-type="float">
            <text:p>101.989998</text:p>
          </table:table-cell>
          <table:table-cell office:value-type="float" office:value="91.230003" calcext:value-type="float">
            <text:p>91.230003</text:p>
          </table:table-cell>
          <table:table-cell office:value-type="float" office:value="22.57" calcext:value-type="float">
            <text:p>22.57</text:p>
          </table:table-cell>
          <table:table-cell office:value-type="float" office:value="43.5" calcext:value-type="float">
            <text:p>43.5</text:p>
          </table:table-cell>
          <table:table-cell office:value-type="float" office:value="50.689999" calcext:value-type="float">
            <text:p>50.689999</text:p>
          </table:table-cell>
          <table:table-cell office:value-type="float" office:value="779.309998" calcext:value-type="float">
            <text:p>779.309998</text:p>
          </table:table-cell>
          <table:table-cell office:value-type="float" office:value="838" calcext:value-type="float">
            <text:p>838</text:p>
          </table:table-cell>
          <table:table-cell office:value-type="float" office:value="132.929993" calcext:value-type="float">
            <text:p>132.929993</text:p>
          </table:table-cell>
          <table:table-cell office:value-type="float" office:value="119.220001" calcext:value-type="float">
            <text:p>119.220001</text:p>
          </table:table-cell>
          <table:table-cell office:value-type="float" office:value="63.080002" calcext:value-type="float">
            <text:p>63.080002</text:p>
          </table:table-cell>
        </table:table-row>
        <table:table-row table:style-name="ro1">
          <table:table-cell office:value-type="float" office:value="88.610001" calcext:value-type="float">
            <text:p>88.610001</text:p>
          </table:table-cell>
          <table:table-cell office:value-type="float" office:value="41.68" calcext:value-type="float">
            <text:p>41.68</text:p>
          </table:table-cell>
          <table:table-cell office:value-type="float" office:value="212.880005" calcext:value-type="float">
            <text:p>212.880005</text:p>
          </table:table-cell>
          <table:table-cell office:value-type="float" office:value="36.849998" calcext:value-type="float">
            <text:p>36.849998</text:p>
          </table:table-cell>
          <table:table-cell office:value-type="float" office:value="102.32" calcext:value-type="float">
            <text:p>102.32</text:p>
          </table:table-cell>
          <table:table-cell office:value-type="float" office:value="88.900002" calcext:value-type="float">
            <text:p>88.900002</text:p>
          </table:table-cell>
          <table:table-cell office:value-type="float" office:value="22.49" calcext:value-type="float">
            <text:p>22.49</text:p>
          </table:table-cell>
          <table:table-cell office:value-type="float" office:value="44.07" calcext:value-type="float">
            <text:p>44.07</text:p>
          </table:table-cell>
          <table:table-cell office:value-type="float" office:value="50.32" calcext:value-type="float">
            <text:p>50.32</text:p>
          </table:table-cell>
          <table:table-cell office:value-type="float" office:value="779" calcext:value-type="float">
            <text:p>779</text:p>
          </table:table-cell>
          <table:table-cell office:value-type="float" office:value="843.700012" calcext:value-type="float">
            <text:p>843.700012</text:p>
          </table:table-cell>
          <table:table-cell office:value-type="float" office:value="134.830002" calcext:value-type="float">
            <text:p>134.830002</text:p>
          </table:table-cell>
          <table:table-cell office:value-type="float" office:value="118.5" calcext:value-type="float">
            <text:p>118.5</text:p>
          </table:table-cell>
          <table:table-cell office:value-type="float" office:value="63.16" calcext:value-type="float">
            <text:p>63.16</text:p>
          </table:table-cell>
        </table:table-row>
        <table:table-row table:style-name="ro1">
          <table:table-cell office:value-type="float" office:value="89.010002" calcext:value-type="float">
            <text:p>89.010002</text:p>
          </table:table-cell>
          <table:table-cell office:value-type="float" office:value="41.830002" calcext:value-type="float">
            <text:p>41.830002</text:p>
          </table:table-cell>
          <table:table-cell office:value-type="float" office:value="213.639999" calcext:value-type="float">
            <text:p>213.639999</text:p>
          </table:table-cell>
          <table:table-cell office:value-type="float" office:value="37.380001" calcext:value-type="float">
            <text:p>37.380001</text:p>
          </table:table-cell>
          <table:table-cell office:value-type="float" office:value="102.5" calcext:value-type="float">
            <text:p>102.5</text:p>
          </table:table-cell>
          <table:table-cell office:value-type="float" office:value="89.139999" calcext:value-type="float">
            <text:p>89.139999</text:p>
          </table:table-cell>
          <table:table-cell office:value-type="float" office:value="22.17" calcext:value-type="float">
            <text:p>22.17</text:p>
          </table:table-cell>
          <table:table-cell office:value-type="float" office:value="44.5" calcext:value-type="float">
            <text:p>44.5</text:p>
          </table:table-cell>
          <table:table-cell office:value-type="float" office:value="50.459999" calcext:value-type="float">
            <text:p>50.459999</text:p>
          </table:table-cell>
          <table:table-cell office:value-type="float" office:value="779.659973" calcext:value-type="float">
            <text:p>779.659973</text:p>
          </table:table-cell>
          <table:table-cell office:value-type="float" office:value="845.789978" calcext:value-type="float">
            <text:p>845.789978</text:p>
          </table:table-cell>
          <table:table-cell office:value-type="float" office:value="133.929993" calcext:value-type="float">
            <text:p>133.929993</text:p>
          </table:table-cell>
          <table:table-cell office:value-type="float" office:value="119.169998" calcext:value-type="float">
            <text:p>119.169998</text:p>
          </table:table-cell>
          <table:table-cell office:value-type="float" office:value="63.099998" calcext:value-type="float">
            <text:p>63.099998</text:p>
          </table:table-cell>
        </table:table-row>
        <table:table-row table:style-name="ro1">
          <table:table-cell office:value-type="float" office:value="90.190002" calcext:value-type="float">
            <text:p>90.190002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215.860001" calcext:value-type="float">
            <text:p>215.860001</text:p>
          </table:table-cell>
          <table:table-cell office:value-type="float" office:value="37.75" calcext:value-type="float">
            <text:p>37.75</text:p>
          </table:table-cell>
          <table:table-cell office:value-type="float" office:value="103.209999" calcext:value-type="float">
            <text:p>103.209999</text:p>
          </table:table-cell>
          <table:table-cell office:value-type="float" office:value="88.309998" calcext:value-type="float">
            <text:p>88.309998</text:p>
          </table:table-cell>
          <table:table-cell office:value-type="float" office:value="21.84" calcext:value-type="float">
            <text:p>21.84</text:p>
          </table:table-cell>
          <table:table-cell office:value-type="float" office:value="44.630001" calcext:value-type="float">
            <text:p>44.630001</text:p>
          </table:table-cell>
          <table:table-cell office:value-type="float" office:value="50.23" calcext:value-type="float">
            <text:p>50.23</text:p>
          </table:table-cell>
          <table:table-cell office:value-type="float" office:value="777.710022" calcext:value-type="float">
            <text:p>777.710022</text:p>
          </table:table-cell>
          <table:table-cell office:value-type="float" office:value="843.25" calcext:value-type="float">
            <text:p>843.25</text:p>
          </table:table-cell>
          <table:table-cell office:value-type="float" office:value="134.589996" calcext:value-type="float">
            <text:p>134.589996</text:p>
          </table:table-cell>
          <table:table-cell office:value-type="float" office:value="119.510002" calcext:value-type="float">
            <text:p>119.510002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88.830002" calcext:value-type="float">
            <text:p>88.830002</text:p>
          </table:table-cell>
          <table:table-cell office:value-type="float" office:value="41.66" calcext:value-type="float">
            <text:p>41.66</text:p>
          </table:table-cell>
          <table:table-cell office:value-type="float" office:value="216.220001" calcext:value-type="float">
            <text:p>216.220001</text:p>
          </table:table-cell>
          <table:table-cell office:value-type="float" office:value="37.75" calcext:value-type="float">
            <text:p>37.75</text:p>
          </table:table-cell>
          <table:table-cell office:value-type="float" office:value="103.779999" calcext:value-type="float">
            <text:p>103.779999</text:p>
          </table:table-cell>
          <table:table-cell office:value-type="float" office:value="88.610001" calcext:value-type="float">
            <text:p>88.610001</text:p>
          </table:table-cell>
          <table:table-cell office:value-type="float" office:value="21.35" calcext:value-type="float">
            <text:p>21.35</text:p>
          </table:table-cell>
          <table:table-cell office:value-type="float" office:value="44.32" calcext:value-type="float">
            <text:p>44.32</text:p>
          </table:table-cell>
          <table:table-cell office:value-type="float" office:value="50.099998" calcext:value-type="float">
            <text:p>50.099998</text:p>
          </table:table-cell>
          <table:table-cell office:value-type="float" office:value="786.659973" calcext:value-type="float">
            <text:p>786.659973</text:p>
          </table:table-cell>
          <table:table-cell office:value-type="float" office:value="841.02002" calcext:value-type="float">
            <text:p>841.02002</text:p>
          </table:table-cell>
          <table:table-cell office:value-type="float" office:value="134.940002" calcext:value-type="float">
            <text:p>134.940002</text:p>
          </table:table-cell>
          <table:table-cell office:value-type="float" office:value="119.410004" calcext:value-type="float">
            <text:p>119.410004</text:p>
          </table:table-cell>
          <table:table-cell office:value-type="float" office:value="63.080002" calcext:value-type="float">
            <text:p>63.080002</text:p>
          </table:table-cell>
        </table:table-row>
        <table:table-row table:style-name="ro1">
          <table:table-cell office:value-type="float" office:value="88.739998" calcext:value-type="float">
            <text:p>88.739998</text:p>
          </table:table-cell>
          <table:table-cell office:value-type="float" office:value="41.630001" calcext:value-type="float">
            <text:p>41.630001</text:p>
          </table:table-cell>
          <table:table-cell office:value-type="float" office:value="215.020004" calcext:value-type="float">
            <text:p>215.020004</text:p>
          </table:table-cell>
          <table:table-cell office:value-type="float" office:value="37.84" calcext:value-type="float">
            <text:p>37.84</text:p>
          </table:table-cell>
          <table:table-cell office:value-type="float" office:value="102.739998" calcext:value-type="float">
            <text:p>102.739998</text:p>
          </table:table-cell>
          <table:table-cell office:value-type="float" office:value="88.830002" calcext:value-type="float">
            <text:p>88.830002</text:p>
          </table:table-cell>
          <table:table-cell office:value-type="float" office:value="20.77" calcext:value-type="float">
            <text:p>20.77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49.959999" calcext:value-type="float">
            <text:p>49.959999</text:p>
          </table:table-cell>
          <table:table-cell office:value-type="float" office:value="783.76001" calcext:value-type="float">
            <text:p>783.76001</text:p>
          </table:table-cell>
          <table:table-cell office:value-type="float" office:value="834" calcext:value-type="float">
            <text:p>834</text:p>
          </table:table-cell>
          <table:table-cell office:value-type="float" office:value="133.759995" calcext:value-type="float">
            <text:p>133.759995</text:p>
          </table:table-cell>
          <table:table-cell office:value-type="float" office:value="117.959999" calcext:value-type="float">
            <text:p>117.9599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8.050003" calcext:value-type="float">
            <text:p>88.050003</text:p>
          </table:table-cell>
          <table:table-cell office:value-type="float" office:value="41.650002" calcext:value-type="float">
            <text:p>41.650002</text:p>
          </table:table-cell>
          <table:table-cell office:value-type="float" office:value="215.830002" calcext:value-type="float">
            <text:p>215.830002</text:p>
          </table:table-cell>
          <table:table-cell office:value-type="float" office:value="37.91" calcext:value-type="float">
            <text:p>37.91</text:p>
          </table:table-cell>
          <table:table-cell office:value-type="float" office:value="101.489998" calcext:value-type="float">
            <text:p>101.489998</text:p>
          </table:table-cell>
          <table:table-cell office:value-type="float" office:value="91.349998" calcext:value-type="float">
            <text:p>91.349998</text:p>
          </table:table-cell>
          <table:table-cell office:value-type="float" office:value="20.65" calcext:value-type="float">
            <text:p>20.65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50.23" calcext:value-type="float">
            <text:p>50.23</text:p>
          </table:table-cell>
          <table:table-cell office:value-type="float" office:value="781.219971" calcext:value-type="float">
            <text:p>781.219971</text:p>
          </table:table-cell>
          <table:table-cell office:value-type="float" office:value="829" calcext:value-type="float">
            <text:p>829</text:p>
          </table:table-cell>
          <table:table-cell office:value-type="float" office:value="132.419998" calcext:value-type="float">
            <text:p>132.419998</text:p>
          </table:table-cell>
          <table:table-cell office:value-type="float" office:value="117.540001" calcext:value-type="float">
            <text:p>117.540001</text:p>
          </table:table-cell>
          <table:table-cell office:value-type="float" office:value="60.959999" calcext:value-type="float">
            <text:p>60.959999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219.270004" calcext:value-type="float">
            <text:p>219.270004</text:p>
          </table:table-cell>
          <table:table-cell office:value-type="float" office:value="38.049999" calcext:value-type="float">
            <text:p>38.049999</text:p>
          </table:table-cell>
          <table:table-cell office:value-type="float" office:value="101.480003" calcext:value-type="float">
            <text:p>101.480003</text:p>
          </table:table-cell>
          <table:table-cell office:value-type="float" office:value="91.940002" calcext:value-type="float">
            <text:p>91.940002</text:p>
          </table:table-cell>
          <table:table-cell office:value-type="float" office:value="20.82" calcext:value-type="float">
            <text:p>20.82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50.34" calcext:value-type="float">
            <text:p>50.34</text:p>
          </table:table-cell>
          <table:table-cell office:value-type="float" office:value="781.650024" calcext:value-type="float">
            <text:p>781.650024</text:p>
          </table:table-cell>
          <table:table-cell office:value-type="float" office:value="835.080017" calcext:value-type="float">
            <text:p>835.080017</text:p>
          </table:table-cell>
          <table:table-cell office:value-type="float" office:value="134.559998" calcext:value-type="float">
            <text:p>134.559998</text:p>
          </table:table-cell>
          <table:table-cell office:value-type="float" office:value="118.5" calcext:value-type="float">
            <text:p>118.5</text:p>
          </table:table-cell>
          <table:table-cell office:value-type="float" office:value="61.450001" calcext:value-type="float">
            <text:p>61.450001</text:p>
          </table:table-cell>
        </table:table-row>
        <table:table-row table:style-name="ro1">
          <table:table-cell office:value-type="float" office:value="88.43" calcext:value-type="float">
            <text:p>88.43</text:p>
          </table:table-cell>
          <table:table-cell office:value-type="float" office:value="41.73" calcext:value-type="float">
            <text:p>41.73</text:p>
          </table:table-cell>
          <table:table-cell office:value-type="float" office:value="218.850006" calcext:value-type="float">
            <text:p>218.850006</text:p>
          </table:table-cell>
          <table:table-cell office:value-type="float" office:value="38.200001" calcext:value-type="float">
            <text:p>38.200001</text:p>
          </table:table-cell>
          <table:table-cell office:value-type="float" office:value="100.940002" calcext:value-type="float">
            <text:p>100.940002</text:p>
          </table:table-cell>
          <table:table-cell office:value-type="float" office:value="92.279999" calcext:value-type="float">
            <text:p>92.279999</text:p>
          </table:table-cell>
          <table:table-cell office:value-type="float" office:value="20.360001" calcext:value-type="float">
            <text:p>20.360001</text:p>
          </table:table-cell>
          <table:table-cell office:value-type="float" office:value="41.580002" calcext:value-type="float">
            <text:p>41.580002</text:p>
          </table:table-cell>
          <table:table-cell office:value-type="float" office:value="50.209999" calcext:value-type="float">
            <text:p>50.209999</text:p>
          </table:table-cell>
          <table:table-cell office:value-type="float" office:value="779.799988" calcext:value-type="float">
            <text:p>779.799988</text:p>
          </table:table-cell>
          <table:table-cell office:value-type="float" office:value="821.5" calcext:value-type="float">
            <text:p>821.5</text:p>
          </table:table-cell>
          <table:table-cell office:value-type="float" office:value="133.5" calcext:value-type="float">
            <text:p>133.5</text:p>
          </table:table-cell>
          <table:table-cell office:value-type="float" office:value="117.5" calcext:value-type="float">
            <text:p>117.5</text:p>
          </table:table-cell>
          <table:table-cell office:value-type="float" office:value="60.099998" calcext:value-type="float">
            <text:p>60.099998</text:p>
          </table:table-cell>
        </table:table-row>
        <table:table-row table:style-name="ro1">
          <table:table-cell office:value-type="float" office:value="88.209999" calcext:value-type="float">
            <text:p>88.209999</text:p>
          </table:table-cell>
          <table:table-cell office:value-type="float" office:value="41.810001" calcext:value-type="float">
            <text:p>41.810001</text:p>
          </table:table-cell>
          <table:table-cell office:value-type="float" office:value="220.309998" calcext:value-type="float">
            <text:p>220.309998</text:p>
          </table:table-cell>
          <table:table-cell office:value-type="float" office:value="38.25" calcext:value-type="float">
            <text:p>38.25</text:p>
          </table:table-cell>
          <table:table-cell office:value-type="float" office:value="101.989998" calcext:value-type="float">
            <text:p>101.989998</text:p>
          </table:table-cell>
          <table:table-cell office:value-type="float" office:value="92.489998" calcext:value-type="float">
            <text:p>92.489998</text:p>
          </table:table-cell>
          <table:table-cell office:value-type="float" office:value="20.389999" calcext:value-type="float">
            <text:p>20.389999</text:p>
          </table:table-cell>
          <table:table-cell office:value-type="float" office:value="41.59" calcext:value-type="float">
            <text:p>41.59</text:p>
          </table:table-cell>
          <table:table-cell office:value-type="float" office:value="50.610001" calcext:value-type="float">
            <text:p>50.610001</text:p>
          </table:table-cell>
          <table:table-cell office:value-type="float" office:value="787.849976" calcext:value-type="float">
            <text:p>787.849976</text:p>
          </table:table-cell>
          <table:table-cell office:value-type="float" office:value="822.109985" calcext:value-type="float">
            <text:p>822.109985</text:p>
          </table:table-cell>
          <table:table-cell office:value-type="float" office:value="135.029999" calcext:value-type="float">
            <text:p>135.029999</text:p>
          </table:table-cell>
          <table:table-cell office:value-type="float" office:value="117.379997" calcext:value-type="float">
            <text:p>117.379997</text:p>
          </table:table-cell>
          <table:table-cell office:value-type="float" office:value="60.619999" calcext:value-type="float">
            <text:p>60.619999</text:p>
          </table:table-cell>
        </table:table-row>
        <table:table-row table:style-name="ro1">
          <table:table-cell office:value-type="float" office:value="86.650002" calcext:value-type="float">
            <text:p>86.650002</text:p>
          </table:table-cell>
          <table:table-cell office:value-type="float" office:value="41.93" calcext:value-type="float">
            <text:p>41.93</text:p>
          </table:table-cell>
          <table:table-cell office:value-type="float" office:value="219.330002" calcext:value-type="float">
            <text:p>219.330002</text:p>
          </table:table-cell>
          <table:table-cell office:value-type="float" office:value="38.32" calcext:value-type="float">
            <text:p>38.32</text:p>
          </table:table-cell>
          <table:table-cell office:value-type="float" office:value="102.470001" calcext:value-type="float">
            <text:p>102.470001</text:p>
          </table:table-cell>
          <table:table-cell office:value-type="float" office:value="92.150002" calcext:value-type="float">
            <text:p>92.150002</text:p>
          </table:table-cell>
          <table:table-cell office:value-type="float" office:value="20.370001" calcext:value-type="float">
            <text:p>20.370001</text:p>
          </table:table-cell>
          <table:table-cell office:value-type="float" office:value="40.959999" calcext:value-type="float">
            <text:p>40.959999</text:p>
          </table:table-cell>
          <table:table-cell office:value-type="float" office:value="50.450001" calcext:value-type="float">
            <text:p>50.450001</text:p>
          </table:table-cell>
          <table:table-cell office:value-type="float" office:value="798.23999" calcext:value-type="float">
            <text:p>798.23999</text:p>
          </table:table-cell>
          <table:table-cell office:value-type="float" office:value="820.400024" calcext:value-type="float">
            <text:p>820.400024</text:p>
          </table:table-cell>
          <table:table-cell office:value-type="float" office:value="135.419998" calcext:value-type="float">
            <text:p>135.419998</text:p>
          </table:table-cell>
          <table:table-cell office:value-type="float" office:value="115.57" calcext:value-type="float">
            <text:p>115.57</text:p>
          </table:table-cell>
          <table:table-cell office:value-type="float" office:value="62.040001" calcext:value-type="float">
            <text:p>62.040001</text:p>
          </table:table-cell>
        </table:table-row>
        <table:table-row table:style-name="ro1">
          <table:table-cell office:value-type="float" office:value="85.379997" calcext:value-type="float">
            <text:p>85.379997</text:p>
          </table:table-cell>
          <table:table-cell office:value-type="float" office:value="41.970001" calcext:value-type="float">
            <text:p>41.970001</text:p>
          </table:table-cell>
          <table:table-cell office:value-type="float" office:value="218.259995" calcext:value-type="float">
            <text:p>218.259995</text:p>
          </table:table-cell>
          <table:table-cell office:value-type="float" office:value="37.970001" calcext:value-type="float">
            <text:p>37.970001</text:p>
          </table:table-cell>
          <table:table-cell office:value-type="float" office:value="101.639999" calcext:value-type="float">
            <text:p>101.639999</text:p>
          </table:table-cell>
          <table:table-cell office:value-type="float" office:value="91.720001" calcext:value-type="float">
            <text:p>91.720001</text:p>
          </table:table-cell>
          <table:table-cell office:value-type="float" office:value="21.4" calcext:value-type="float">
            <text:p>21.4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49.540001" calcext:value-type="float">
            <text:p>49.540001</text:p>
          </table:table-cell>
          <table:table-cell office:value-type="float" office:value="803.299988" calcext:value-type="float">
            <text:p>803.299988</text:p>
          </table:table-cell>
          <table:table-cell office:value-type="float" office:value="813.98999" calcext:value-type="float">
            <text:p>813.98999</text:p>
          </table:table-cell>
          <table:table-cell office:value-type="float" office:value="135.919998" calcext:value-type="float">
            <text:p>135.919998</text:p>
          </table:table-cell>
          <table:table-cell office:value-type="float" office:value="114.830002" calcext:value-type="float">
            <text:p>114.830002</text:p>
          </table:table-cell>
          <table:table-cell office:value-type="float" office:value="61.450001" calcext:value-type="float">
            <text:p>61.450001</text:p>
          </table:table-cell>
        </table:table-row>
        <table:table-row table:style-name="ro1">
          <table:table-cell office:value-type="float" office:value="84.410004" calcext:value-type="float">
            <text:p>84.410004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215.929993" calcext:value-type="float">
            <text:p>215.929993</text:p>
          </table:table-cell>
          <table:table-cell office:value-type="float" office:value="37.669998" calcext:value-type="float">
            <text:p>37.669998</text:p>
          </table:table-cell>
          <table:table-cell office:value-type="float" office:value="101.059998" calcext:value-type="float">
            <text:p>101.059998</text:p>
          </table:table-cell>
          <table:table-cell office:value-type="float" office:value="90.589996" calcext:value-type="float">
            <text:p>90.589996</text:p>
          </table:table-cell>
          <table:table-cell office:value-type="float" office:value="21.059999" calcext:value-type="float">
            <text:p>21.059999</text:p>
          </table:table-cell>
          <table:table-cell office:value-type="float" office:value="41.169998" calcext:value-type="float">
            <text:p>41.169998</text:p>
          </table:table-cell>
          <table:table-cell office:value-type="float" office:value="48.790001" calcext:value-type="float">
            <text:p>48.790001</text:p>
          </table:table-cell>
          <table:table-cell office:value-type="float" office:value="795" calcext:value-type="float">
            <text:p>795</text:p>
          </table:table-cell>
          <table:table-cell office:value-type="float" office:value="809.359985" calcext:value-type="float">
            <text:p>809.359985</text:p>
          </table:table-cell>
          <table:table-cell office:value-type="float" office:value="134.720001" calcext:value-type="float">
            <text:p>134.720001</text:p>
          </table:table-cell>
          <table:table-cell office:value-type="float" office:value="114.110001" calcext:value-type="float">
            <text:p>114.110001</text:p>
          </table:table-cell>
          <table:table-cell office:value-type="float" office:value="61.380001" calcext:value-type="float">
            <text:p>61.380001</text:p>
          </table:table-cell>
        </table:table-row>
        <table:table-row table:style-name="ro1">
          <table:table-cell office:value-type="float" office:value="84.389999" calcext:value-type="float">
            <text:p>84.389999</text:p>
          </table:table-cell>
          <table:table-cell office:value-type="float" office:value="42.32" calcext:value-type="float">
            <text:p>42.32</text:p>
          </table:table-cell>
          <table:table-cell office:value-type="float" office:value="217.179993" calcext:value-type="float">
            <text:p>217.179993</text:p>
          </table:table-cell>
          <table:table-cell office:value-type="float" office:value="37.790001" calcext:value-type="float">
            <text:p>37.790001</text:p>
          </table:table-cell>
          <table:table-cell office:value-type="float" office:value="101.559998" calcext:value-type="float">
            <text:p>101.559998</text:p>
          </table:table-cell>
          <table:table-cell office:value-type="float" office:value="95.540001" calcext:value-type="float">
            <text:p>95.540001</text:p>
          </table:table-cell>
          <table:table-cell office:value-type="float" office:value="21.299999" calcext:value-type="float">
            <text:p>21.299999</text:p>
          </table:table-cell>
          <table:table-cell office:value-type="float" office:value="41.869999" calcext:value-type="float">
            <text:p>41.869999</text:p>
          </table:table-cell>
          <table:table-cell office:value-type="float" office:value="48.709999" calcext:value-type="float">
            <text:p>48.709999</text:p>
          </table:table-cell>
          <table:table-cell office:value-type="float" office:value="804.900024" calcext:value-type="float">
            <text:p>804.900024</text:p>
          </table:table-cell>
          <table:table-cell office:value-type="float" office:value="824.950012" calcext:value-type="float">
            <text:p>824.950012</text:p>
          </table:table-cell>
          <table:table-cell office:value-type="float" office:value="136.410004" calcext:value-type="float">
            <text:p>136.410004</text:p>
          </table:table-cell>
          <table:table-cell office:value-type="float" office:value="113.93" calcext:value-type="float">
            <text:p>113.93</text:p>
          </table:table-cell>
          <table:table-cell office:value-type="float" office:value="61.130001" calcext:value-type="float">
            <text:p>61.130001</text:p>
          </table:table-cell>
        </table:table-row>
        <table:table-row table:style-name="ro1">
          <table:table-cell office:value-type="float" office:value="87.489998" calcext:value-type="float">
            <text:p>87.489998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216.889999" calcext:value-type="float">
            <text:p>216.889999</text:p>
          </table:table-cell>
          <table:table-cell office:value-type="float" office:value="37.959999" calcext:value-type="float">
            <text:p>37.959999</text:p>
          </table:table-cell>
          <table:table-cell office:value-type="float" office:value="100.75" calcext:value-type="float">
            <text:p>100.75</text:p>
          </table:table-cell>
          <table:table-cell office:value-type="float" office:value="94.93" calcext:value-type="float">
            <text:p>94.93</text:p>
          </table:table-cell>
          <table:table-cell office:value-type="float" office:value="21.67" calcext:value-type="float">
            <text:p>21.67</text:p>
          </table:table-cell>
          <table:table-cell office:value-type="float" office:value="42.130001" calcext:value-type="float">
            <text:p>42.130001</text:p>
          </table:table-cell>
          <table:table-cell office:value-type="float" office:value="48.209999" calcext:value-type="float">
            <text:p>48.209999</text:p>
          </table:table-cell>
          <table:table-cell office:value-type="float" office:value="816.679993" calcext:value-type="float">
            <text:p>816.679993</text:p>
          </table:table-cell>
          <table:table-cell office:value-type="float" office:value="839.299988" calcext:value-type="float">
            <text:p>839.299988</text:p>
          </table:table-cell>
          <table:table-cell office:value-type="float" office:value="137.529999" calcext:value-type="float">
            <text:p>137.529999</text:p>
          </table:table-cell>
          <table:table-cell office:value-type="float" office:value="113.639999" calcext:value-type="float">
            <text:p>113.639999</text:p>
          </table:table-cell>
          <table:table-cell office:value-type="float" office:value="61.060001" calcext:value-type="float">
            <text:p>61.060001</text:p>
          </table:table-cell>
        </table:table-row>
        <table:table-row table:style-name="ro1">
          <table:table-cell office:value-type="float" office:value="86.910004" calcext:value-type="float">
            <text:p>86.910004</text:p>
          </table:table-cell>
          <table:table-cell office:value-type="float" office:value="43" calcext:value-type="float">
            <text:p>43</text:p>
          </table:table-cell>
          <table:table-cell office:value-type="float" office:value="226.919998" calcext:value-type="float">
            <text:p>226.919998</text:p>
          </table:table-cell>
          <table:table-cell office:value-type="float" office:value="38.080002" calcext:value-type="float">
            <text:p>38.080002</text:p>
          </table:table-cell>
          <table:table-cell office:value-type="float" office:value="100.32" calcext:value-type="float">
            <text:p>100.32</text:p>
          </table:table-cell>
          <table:table-cell office:value-type="float" office:value="93.419998" calcext:value-type="float">
            <text:p>93.419998</text:p>
          </table:table-cell>
          <table:table-cell office:value-type="float" office:value="21.15" calcext:value-type="float">
            <text:p>21.15</text:p>
          </table:table-cell>
          <table:table-cell office:value-type="float" office:value="41.25" calcext:value-type="float">
            <text:p>41.25</text:p>
          </table:table-cell>
          <table:table-cell office:value-type="float" office:value="47.740002" calcext:value-type="float">
            <text:p>47.740002</text:p>
          </table:table-cell>
          <table:table-cell office:value-type="float" office:value="806.340027" calcext:value-type="float">
            <text:p>806.340027</text:p>
          </table:table-cell>
          <table:table-cell office:value-type="float" office:value="832.76001" calcext:value-type="float">
            <text:p>832.76001</text:p>
          </table:table-cell>
          <table:table-cell office:value-type="float" office:value="138.429993" calcext:value-type="float">
            <text:p>138.429993</text:p>
          </table:table-cell>
          <table:table-cell office:value-type="float" office:value="113.639999" calcext:value-type="float">
            <text:p>113.639999</text:p>
          </table:table-cell>
          <table:table-cell office:value-type="float" office:value="61.509998" calcext:value-type="float">
            <text:p>61.509998</text:p>
          </table:table-cell>
        </table:table-row>
        <table:table-row table:style-name="ro1">
          <table:table-cell office:value-type="float" office:value="87.510002" calcext:value-type="float">
            <text:p>87.510002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227.970001" calcext:value-type="float">
            <text:p>227.970001</text:p>
          </table:table-cell>
          <table:table-cell office:value-type="float" office:value="38.029999" calcext:value-type="float">
            <text:p>38.029999</text:p>
          </table:table-cell>
          <table:table-cell office:value-type="float" office:value="101.510002" calcext:value-type="float">
            <text:p>101.510002</text:p>
          </table:table-cell>
          <table:table-cell office:value-type="float" office:value="92.699997" calcext:value-type="float">
            <text:p>92.699997</text:p>
          </table:table-cell>
          <table:table-cell office:value-type="float" office:value="21.6" calcext:value-type="float">
            <text:p>21.6</text:p>
          </table:table-cell>
          <table:table-cell office:value-type="float" office:value="42.189999" calcext:value-type="float">
            <text:p>42.189999</text:p>
          </table:table-cell>
          <table:table-cell office:value-type="float" office:value="47.740002" calcext:value-type="float">
            <text:p>47.740002</text:p>
          </table:table-cell>
          <table:table-cell office:value-type="float" office:value="801" calcext:value-type="float">
            <text:p>801</text:p>
          </table:table-cell>
          <table:table-cell office:value-type="float" office:value="831.23999" calcext:value-type="float">
            <text:p>831.23999</text:p>
          </table:table-cell>
          <table:table-cell office:value-type="float" office:value="145.830002" calcext:value-type="float">
            <text:p>145.830002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61.450001" calcext:value-type="float">
            <text:p>61.450001</text:p>
          </table:table-cell>
        </table:table-row>
        <table:table-row table:style-name="ro1">
          <table:table-cell office:value-type="float" office:value="86.870003" calcext:value-type="float">
            <text:p>86.870003</text:p>
          </table:table-cell>
          <table:table-cell office:value-type="float" office:value="42.259998" calcext:value-type="float">
            <text:p>42.259998</text:p>
          </table:table-cell>
          <table:table-cell office:value-type="float" office:value="225.589996" calcext:value-type="float">
            <text:p>225.589996</text:p>
          </table:table-cell>
          <table:table-cell office:value-type="float" office:value="37.889999" calcext:value-type="float">
            <text:p>37.889999</text:p>
          </table:table-cell>
          <table:table-cell office:value-type="float" office:value="101.120003" calcext:value-type="float">
            <text:p>101.120003</text:p>
          </table:table-cell>
          <table:table-cell office:value-type="float" office:value="90.970001" calcext:value-type="float">
            <text:p>90.970001</text:p>
          </table:table-cell>
          <table:table-cell office:value-type="float" office:value="20.809999" calcext:value-type="float">
            <text:p>20.809999</text:p>
          </table:table-cell>
          <table:table-cell office:value-type="float" office:value="44.700001" calcext:value-type="float">
            <text:p>44.700001</text:p>
          </table:table-cell>
          <table:table-cell office:value-type="float" office:value="48.560001" calcext:value-type="float">
            <text:p>48.560001</text:p>
          </table:table-cell>
          <table:table-cell office:value-type="float" office:value="808.349976" calcext:value-type="float">
            <text:p>808.349976</text:p>
          </table:table-cell>
          <table:table-cell office:value-type="float" office:value="782" calcext:value-type="float">
            <text:p>782</text:p>
          </table:table-cell>
          <table:table-cell office:value-type="float" office:value="143.720001" calcext:value-type="float">
            <text:p>143.720001</text:p>
          </table:table-cell>
          <table:table-cell office:value-type="float" office:value="115.82" calcext:value-type="float">
            <text:p>115.82</text:p>
          </table:table-cell>
          <table:table-cell office:value-type="float" office:value="57.549999" calcext:value-type="float">
            <text:p>57.549999</text:p>
          </table:table-cell>
        </table:table-row>
        <table:table-row table:style-name="ro1">
          <table:table-cell office:value-type="float" office:value="87.010002" calcext:value-type="float">
            <text:p>87.010002</text:p>
          </table:table-cell>
          <table:table-cell office:value-type="float" office:value="42.119999" calcext:value-type="float">
            <text:p>42.119999</text:p>
          </table:table-cell>
          <table:table-cell office:value-type="float" office:value="229.100006" calcext:value-type="float">
            <text:p>229.100006</text:p>
          </table:table-cell>
          <table:table-cell office:value-type="float" office:value="38.220001" calcext:value-type="float">
            <text:p>38.220001</text:p>
          </table:table-cell>
          <table:table-cell office:value-type="float" office:value="103.82" calcext:value-type="float">
            <text:p>103.82</text:p>
          </table:table-cell>
          <table:table-cell office:value-type="float" office:value="91.699997" calcext:value-type="float">
            <text:p>91.699997</text:p>
          </table:table-cell>
          <table:table-cell office:value-type="float" office:value="20.4" calcext:value-type="float">
            <text:p>20.4</text:p>
          </table:table-cell>
          <table:table-cell office:value-type="float" office:value="44.759998" calcext:value-type="float">
            <text:p>44.759998</text:p>
          </table:table-cell>
          <table:table-cell office:value-type="float" office:value="48.240002" calcext:value-type="float">
            <text:p>48.240002</text:p>
          </table:table-cell>
          <table:table-cell office:value-type="float" office:value="795.469971" calcext:value-type="float">
            <text:p>795.469971</text:p>
          </table:table-cell>
          <table:table-cell office:value-type="float" office:value="781.030029" calcext:value-type="float">
            <text:p>781.030029</text:p>
          </table:table-cell>
          <table:table-cell office:value-type="float" office:value="143.050003" calcext:value-type="float">
            <text:p>143.050003</text:p>
          </table:table-cell>
          <table:table-cell office:value-type="float" office:value="115.279999" calcext:value-type="float">
            <text:p>115.279999</text:p>
          </table:table-cell>
          <table:table-cell office:value-type="float" office:value="57.060001" calcext:value-type="float">
            <text:p>57.060001</text:p>
          </table:table-cell>
        </table:table-row>
        <table:table-row table:style-name="ro1">
          <table:table-cell office:value-type="float" office:value="86.580002" calcext:value-type="float">
            <text:p>86.580002</text:p>
          </table:table-cell>
          <table:table-cell office:value-type="float" office:value="42.400002" calcext:value-type="float">
            <text:p>42.400002</text:p>
          </table:table-cell>
          <table:table-cell office:value-type="float" office:value="229.5" calcext:value-type="float">
            <text:p>229.5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105.510002" calcext:value-type="float">
            <text:p>105.510002</text:p>
          </table:table-cell>
          <table:table-cell office:value-type="float" office:value="91.330002" calcext:value-type="float">
            <text:p>91.330002</text:p>
          </table:table-cell>
          <table:table-cell office:value-type="float" office:value="20.620001" calcext:value-type="float">
            <text:p>20.620001</text:p>
          </table:table-cell>
          <table:table-cell office:value-type="float" office:value="43.970001" calcext:value-type="float">
            <text:p>43.970001</text:p>
          </table:table-cell>
          <table:table-cell office:value-type="float" office:value="48.32" calcext:value-type="float">
            <text:p>48.32</text:p>
          </table:table-cell>
          <table:table-cell office:value-type="float" office:value="782.890015" calcext:value-type="float">
            <text:p>782.890015</text:p>
          </table:table-cell>
          <table:table-cell office:value-type="float" office:value="799" calcext:value-type="float">
            <text:p>799</text:p>
          </table:table-cell>
          <table:table-cell office:value-type="float" office:value="142.949997" calcext:value-type="float">
            <text:p>142.949997</text:p>
          </table:table-cell>
          <table:table-cell office:value-type="float" office:value="114.760002" calcext:value-type="float">
            <text:p>114.7600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6.769997" calcext:value-type="float">
            <text:p>86.769997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228.139999" calcext:value-type="float">
            <text:p>228.139999</text:p>
          </table:table-cell>
          <table:table-cell office:value-type="float" office:value="38.150002" calcext:value-type="float">
            <text:p>38.150002</text:p>
          </table:table-cell>
          <table:table-cell office:value-type="float" office:value="105.650002" calcext:value-type="float">
            <text:p>105.650002</text:p>
          </table:table-cell>
          <table:table-cell office:value-type="float" office:value="87.940002" calcext:value-type="float">
            <text:p>87.940002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42.919998" calcext:value-type="float">
            <text:p>42.919998</text:p>
          </table:table-cell>
          <table:table-cell office:value-type="float" office:value="47.75" calcext:value-type="float">
            <text:p>47.75</text:p>
          </table:table-cell>
          <table:table-cell office:value-type="float" office:value="778.200012" calcext:value-type="float">
            <text:p>778.200012</text:p>
          </table:table-cell>
          <table:table-cell office:value-type="float" office:value="783.929993" calcext:value-type="float">
            <text:p>783.929993</text:p>
          </table:table-cell>
          <table:table-cell office:value-type="float" office:value="142" calcext:value-type="float">
            <text:p>142</text:p>
          </table:table-cell>
          <table:table-cell office:value-type="float" office:value="115.519997" calcext:value-type="float">
            <text:p>115.519997</text:p>
          </table:table-cell>
          <table:table-cell office:value-type="float" office:value="56.459999" calcext:value-type="float">
            <text:p>56.459999</text:p>
          </table:table-cell>
        </table:table-row>
        <table:table-row table:style-name="ro1">
          <table:table-cell office:value-type="float" office:value="86.800003" calcext:value-type="float">
            <text:p>86.800003</text:p>
          </table:table-cell>
          <table:table-cell office:value-type="float" office:value="42.220001" calcext:value-type="float">
            <text:p>42.220001</text:p>
          </table:table-cell>
          <table:table-cell office:value-type="float" office:value="229" calcext:value-type="float">
            <text:p>229</text:p>
          </table:table-cell>
          <table:table-cell office:value-type="float" office:value="37.700001" calcext:value-type="float">
            <text:p>37.700001</text:p>
          </table:table-cell>
          <table:table-cell office:value-type="float" office:value="105.529999" calcext:value-type="float">
            <text:p>105.529999</text:p>
          </table:table-cell>
          <table:table-cell office:value-type="float" office:value="88.139999" calcext:value-type="float">
            <text:p>88.139999</text:p>
          </table:table-cell>
          <table:table-cell office:value-type="float" office:value="19.74" calcext:value-type="float">
            <text:p>19.74</text:p>
          </table:table-cell>
          <table:table-cell office:value-type="float" office:value="43.459999" calcext:value-type="float">
            <text:p>43.459999</text:p>
          </table:table-cell>
          <table:table-cell office:value-type="float" office:value="46.98" calcext:value-type="float">
            <text:p>46.98</text:p>
          </table:table-cell>
          <table:table-cell office:value-type="float" office:value="767.25" calcext:value-type="float">
            <text:p>767.25</text:p>
          </table:table-cell>
          <table:table-cell office:value-type="float" office:value="765.049988" calcext:value-type="float">
            <text:p>765.049988</text:p>
          </table:table-cell>
          <table:table-cell office:value-type="float" office:value="140.759995" calcext:value-type="float">
            <text:p>140.759995</text:p>
          </table:table-cell>
          <table:table-cell office:value-type="float" office:value="114.879997" calcext:value-type="float">
            <text:p>114.879997</text:p>
          </table:table-cell>
          <table:table-cell office:value-type="float" office:value="57.119999" calcext:value-type="float">
            <text:p>57.119999</text:p>
          </table:table-cell>
        </table:table-row>
        <table:table-row table:style-name="ro1">
          <table:table-cell office:value-type="float" office:value="86.690002" calcext:value-type="float">
            <text:p>86.690002</text:p>
          </table:table-cell>
          <table:table-cell office:value-type="float" office:value="41.849998" calcext:value-type="float">
            <text:p>41.849998</text:p>
          </table:table-cell>
          <table:table-cell office:value-type="float" office:value="225.679993" calcext:value-type="float">
            <text:p>225.679993</text:p>
          </table:table-cell>
          <table:table-cell office:value-type="float" office:value="36.5" calcext:value-type="float">
            <text:p>36.5</text:p>
          </table:table-cell>
          <table:table-cell office:value-type="float" office:value="105.25" calcext:value-type="float">
            <text:p>105.25</text:p>
          </table:table-cell>
          <table:table-cell office:value-type="float" office:value="88.019997" calcext:value-type="float">
            <text:p>88.019997</text:p>
          </table:table-cell>
          <table:table-cell office:value-type="float" office:value="19.879999" calcext:value-type="float">
            <text:p>19.879999</text:p>
          </table:table-cell>
          <table:table-cell office:value-type="float" office:value="43.34" calcext:value-type="float">
            <text:p>43.34</text:p>
          </table:table-cell>
          <table:table-cell office:value-type="float" office:value="46.970001" calcext:value-type="float">
            <text:p>46.970001</text:p>
          </table:table-cell>
          <table:table-cell office:value-type="float" office:value="750.659973" calcext:value-type="float">
            <text:p>750.659973</text:p>
          </table:table-cell>
          <table:table-cell office:value-type="float" office:value="762.789978" calcext:value-type="float">
            <text:p>762.789978</text:p>
          </table:table-cell>
          <table:table-cell office:value-type="float" office:value="139.110001" calcext:value-type="float">
            <text:p>139.110001</text:p>
          </table:table-cell>
          <table:table-cell office:value-type="float" office:value="115.040001" calcext:value-type="float">
            <text:p>115.040001</text:p>
          </table:table-cell>
          <table:table-cell office:value-type="float" office:value="56.07" calcext:value-type="float">
            <text:p>56.07</text:p>
          </table:table-cell>
        </table:table-row>
        <table:table-row table:style-name="ro1">
          <table:table-cell office:value-type="float" office:value="86.019997" calcext:value-type="float">
            <text:p>86.019997</text:p>
          </table:table-cell>
          <table:table-cell office:value-type="float" office:value="42.040001" calcext:value-type="float">
            <text:p>42.040001</text:p>
          </table:table-cell>
          <table:table-cell office:value-type="float" office:value="227.850006" calcext:value-type="float">
            <text:p>227.850006</text:p>
          </table:table-cell>
          <table:table-cell office:value-type="float" office:value="36.759998" calcext:value-type="float">
            <text:p>36.759998</text:p>
          </table:table-cell>
          <table:table-cell office:value-type="float" office:value="106" calcext:value-type="float">
            <text:p>106</text:p>
          </table:table-cell>
          <table:table-cell office:value-type="float" office:value="89.089996" calcext:value-type="float">
            <text:p>89.089996</text:p>
          </table:table-cell>
          <table:table-cell office:value-type="float" office:value="20.07" calcext:value-type="float">
            <text:p>20.07</text:p>
          </table:table-cell>
          <table:table-cell office:value-type="float" office:value="43.5" calcext:value-type="float">
            <text:p>43.5</text:p>
          </table:table-cell>
          <table:table-cell office:value-type="float" office:value="47.389999" calcext:value-type="float">
            <text:p>47.389999</text:p>
          </table:table-cell>
          <table:table-cell office:value-type="float" office:value="774.5" calcext:value-type="float">
            <text:p>774.5</text:p>
          </table:table-cell>
          <table:table-cell office:value-type="float" office:value="771.640015" calcext:value-type="float">
            <text:p>771.640015</text:p>
          </table:table-cell>
          <table:table-cell office:value-type="float" office:value="141.5" calcext:value-type="float">
            <text:p>141.5</text:p>
          </table:table-cell>
          <table:table-cell office:value-type="float" office:value="115.889999" calcext:value-type="float">
            <text:p>115.889999</text:p>
          </table:table-cell>
          <table:table-cell office:value-type="float" office:value="56.810001" calcext:value-type="float">
            <text:p>56.810001</text:p>
          </table:table-cell>
        </table:table-row>
        <table:table-row table:style-name="ro1">
          <table:table-cell office:value-type="float" office:value="86.769997" calcext:value-type="float">
            <text:p>86.769997</text:p>
          </table:table-cell>
          <table:table-cell office:value-type="float" office:value="42.369999" calcext:value-type="float">
            <text:p>42.369999</text:p>
          </table:table-cell>
          <table:table-cell office:value-type="float" office:value="230.169998" calcext:value-type="float">
            <text:p>230.169998</text:p>
          </table:table-cell>
          <table:table-cell office:value-type="float" office:value="37.139999" calcext:value-type="float">
            <text:p>37.139999</text:p>
          </table:table-cell>
          <table:table-cell office:value-type="float" office:value="106.57" calcext:value-type="float">
            <text:p>106.57</text:p>
          </table:table-cell>
          <table:table-cell office:value-type="float" office:value="89.230003" calcext:value-type="float">
            <text:p>89.230003</text:p>
          </table:table-cell>
          <table:table-cell office:value-type="float" office:value="20.02" calcext:value-type="float">
            <text:p>20.02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783.400024" calcext:value-type="float">
            <text:p>783.400024</text:p>
          </table:table-cell>
          <table:table-cell office:value-type="float" office:value="784.969971" calcext:value-type="float">
            <text:p>784.969971</text:p>
          </table:table-cell>
          <table:table-cell office:value-type="float" office:value="141.919998" calcext:value-type="float">
            <text:p>141.919998</text:p>
          </table:table-cell>
          <table:table-cell office:value-type="float" office:value="116.480003" calcext:value-type="float">
            <text:p>116.480003</text:p>
          </table:table-cell>
          <table:table-cell office:value-type="float" office:value="58.799999" calcext:value-type="float">
            <text:p>58.799999</text:p>
          </table:table-cell>
        </table:table-row>
        <table:table-row table:style-name="ro1">
          <table:table-cell office:value-type="float" office:value="85.260002" calcext:value-type="float">
            <text:p>85.260002</text:p>
          </table:table-cell>
          <table:table-cell office:value-type="float" office:value="41.759998" calcext:value-type="float">
            <text:p>41.759998</text:p>
          </table:table-cell>
          <table:table-cell office:value-type="float" office:value="244.770004" calcext:value-type="float">
            <text:p>244.770004</text:p>
          </table:table-cell>
          <table:table-cell office:value-type="float" office:value="36.599998" calcext:value-type="float">
            <text:p>36.599998</text:p>
          </table:table-cell>
          <table:table-cell office:value-type="float" office:value="106.040001" calcext:value-type="float">
            <text:p>106.040001</text:p>
          </table:table-cell>
          <table:table-cell office:value-type="float" office:value="88.5" calcext:value-type="float">
            <text:p>88.5</text:p>
          </table:table-cell>
          <table:table-cell office:value-type="float" office:value="20.309999" calcext:value-type="float">
            <text:p>20.309999</text:p>
          </table:table-cell>
          <table:table-cell office:value-type="float" office:value="43.470001" calcext:value-type="float">
            <text:p>43.470001</text:p>
          </table:table-cell>
          <table:table-cell office:value-type="float" office:value="47.009998" calcext:value-type="float">
            <text:p>47.009998</text:p>
          </table:table-cell>
          <table:table-cell office:value-type="float" office:value="779.940002" calcext:value-type="float">
            <text:p>779.940002</text:p>
          </table:table-cell>
          <table:table-cell office:value-type="float" office:value="764" calcext:value-type="float">
            <text:p>764</text:p>
          </table:table-cell>
          <table:table-cell office:value-type="float" office:value="141.600006" calcext:value-type="float">
            <text:p>141.600006</text:p>
          </table:table-cell>
          <table:table-cell office:value-type="float" office:value="120" calcext:value-type="float">
            <text:p>120</text:p>
          </table:table-cell>
          <table:table-cell office:value-type="float" office:value="64.099998" calcext:value-type="float">
            <text:p>64.099998</text:p>
          </table:table-cell>
        </table:table-row>
        <table:table-row table:style-name="ro1">
          <table:table-cell office:value-type="float" office:value="85.510002" calcext:value-type="float">
            <text:p>85.510002</text:p>
          </table:table-cell>
          <table:table-cell office:value-type="float" office:value="41.860001" calcext:value-type="float">
            <text:p>41.860001</text:p>
          </table:table-cell>
          <table:table-cell office:value-type="float" office:value="249.100006" calcext:value-type="float">
            <text:p>249.100006</text:p>
          </table:table-cell>
          <table:table-cell office:value-type="float" office:value="36.700001" calcext:value-type="float">
            <text:p>36.700001</text:p>
          </table:table-cell>
          <table:table-cell office:value-type="float" office:value="107.540001" calcext:value-type="float">
            <text:p>107.540001</text:p>
          </table:table-cell>
          <table:table-cell office:value-type="float" office:value="85.470001" calcext:value-type="float">
            <text:p>85.470001</text:p>
          </table:table-cell>
          <table:table-cell office:value-type="float" office:value="21.49" calcext:value-type="float">
            <text:p>21.49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47.860001" calcext:value-type="float">
            <text:p>47.860001</text:p>
          </table:table-cell>
          <table:table-cell office:value-type="float" office:value="791.169983" calcext:value-type="float">
            <text:p>791.169983</text:p>
          </table:table-cell>
          <table:table-cell office:value-type="float" office:value="778.809998" calcext:value-type="float">
            <text:p>778.809998</text:p>
          </table:table-cell>
          <table:table-cell office:value-type="float" office:value="146.509995" calcext:value-type="float">
            <text:p>146.509995</text:p>
          </table:table-cell>
          <table:table-cell office:value-type="float" office:value="120.769997" calcext:value-type="float">
            <text:p>120.769997</text:p>
          </table:table-cell>
          <table:table-cell office:value-type="float" office:value="63.060001" calcext:value-type="float">
            <text:p>63.060001</text:p>
          </table:table-cell>
        </table:table-row>
        <table:table-row table:style-name="ro1">
          <table:table-cell office:value-type="float" office:value="82.669998" calcext:value-type="float">
            <text:p>82.669998</text:p>
          </table:table-cell>
          <table:table-cell office:value-type="float" office:value="40.950001" calcext:value-type="float">
            <text:p>40.950001</text:p>
          </table:table-cell>
          <table:table-cell office:value-type="float" office:value="245.399994" calcext:value-type="float">
            <text:p>245.399994</text:p>
          </table:table-cell>
          <table:table-cell office:value-type="float" office:value="34.669998" calcext:value-type="float">
            <text:p>34.669998</text:p>
          </table:table-cell>
          <table:table-cell office:value-type="float" office:value="107.480003" calcext:value-type="float">
            <text:p>107.480003</text:p>
          </table:table-cell>
          <table:table-cell office:value-type="float" office:value="83.029999" calcext:value-type="float">
            <text:p>83.029999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44.310001" calcext:value-type="float">
            <text:p>44.310001</text:p>
          </table:table-cell>
          <table:table-cell office:value-type="float" office:value="46.700001" calcext:value-type="float">
            <text:p>46.700001</text:p>
          </table:table-cell>
          <table:table-cell office:value-type="float" office:value="756.539978" calcext:value-type="float">
            <text:p>756.539978</text:p>
          </table:table-cell>
          <table:table-cell office:value-type="float" office:value="735.72998" calcext:value-type="float">
            <text:p>735.72998</text:p>
          </table:table-cell>
          <table:table-cell office:value-type="float" office:value="147.119995" calcext:value-type="float">
            <text:p>147.119995</text:p>
          </table:table-cell>
          <table:table-cell office:value-type="float" office:value="119.489998" calcext:value-type="float">
            <text:p>119.489998</text:p>
          </table:table-cell>
          <table:table-cell office:value-type="float" office:value="63.540001" calcext:value-type="float">
            <text:p>63.540001</text:p>
          </table:table-cell>
        </table:table-row>
        <table:table-row table:style-name="ro1">
          <table:table-cell office:value-type="float" office:value="83.559998" calcext:value-type="float">
            <text:p>83.559998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248.559998" calcext:value-type="float">
            <text:p>248.559998</text:p>
          </table:table-cell>
          <table:table-cell office:value-type="float" office:value="34.779999" calcext:value-type="float">
            <text:p>34.779999</text:p>
          </table:table-cell>
          <table:table-cell office:value-type="float" office:value="106.150002" calcext:value-type="float">
            <text:p>106.150002</text:p>
          </table:table-cell>
          <table:table-cell office:value-type="float" office:value="82.629997" calcext:value-type="float">
            <text:p>82.629997</text:p>
          </table:table-cell>
          <table:table-cell office:value-type="float" office:value="20.6" calcext:value-type="float">
            <text:p>20.6</text:p>
          </table:table-cell>
          <table:table-cell office:value-type="float" office:value="43.580002" calcext:value-type="float">
            <text:p>43.580002</text:p>
          </table:table-cell>
          <table:table-cell office:value-type="float" office:value="46.709999" calcext:value-type="float">
            <text:p>46.709999</text:p>
          </table:table-cell>
          <table:table-cell office:value-type="float" office:value="755.599976" calcext:value-type="float">
            <text:p>755.599976</text:p>
          </table:table-cell>
          <table:table-cell office:value-type="float" office:value="745.51001" calcext:value-type="float">
            <text:p>745.51001</text:p>
          </table:table-cell>
          <table:table-cell office:value-type="float" office:value="148.210007" calcext:value-type="float">
            <text:p>148.210007</text:p>
          </table:table-cell>
          <table:table-cell office:value-type="float" office:value="118.580002" calcext:value-type="float">
            <text:p>118.580002</text:p>
          </table:table-cell>
          <table:table-cell office:value-type="float" office:value="63.400002" calcext:value-type="float">
            <text:p>63.400002</text:p>
          </table:table-cell>
        </table:table-row>
        <table:table-row table:style-name="ro1">
          <table:table-cell office:value-type="float" office:value="84.580002" calcext:value-type="float">
            <text:p>84.580002</text:p>
          </table:table-cell>
          <table:table-cell office:value-type="float" office:value="41.18" calcext:value-type="float">
            <text:p>41.18</text:p>
          </table:table-cell>
          <table:table-cell office:value-type="float" office:value="251.289993" calcext:value-type="float">
            <text:p>251.289993</text:p>
          </table:table-cell>
          <table:table-cell office:value-type="float" office:value="35.290001" calcext:value-type="float">
            <text:p>35.290001</text:p>
          </table:table-cell>
          <table:table-cell office:value-type="float" office:value="107.489998" calcext:value-type="float">
            <text:p>107.489998</text:p>
          </table:table-cell>
          <table:table-cell office:value-type="float" office:value="82.169998" calcext:value-type="float">
            <text:p>82.169998</text:p>
          </table:table-cell>
          <table:table-cell office:value-type="float" office:value="21.5" calcext:value-type="float">
            <text:p>21.5</text:p>
          </table:table-cell>
          <table:table-cell office:value-type="float" office:value="44.25" calcext:value-type="float">
            <text:p>44.25</text:p>
          </table:table-cell>
          <table:table-cell office:value-type="float" office:value="46.509998" calcext:value-type="float">
            <text:p>46.509998</text:p>
          </table:table-cell>
          <table:table-cell office:value-type="float" office:value="746.969971" calcext:value-type="float">
            <text:p>746.969971</text:p>
          </table:table-cell>
          <table:table-cell office:value-type="float" office:value="730" calcext:value-type="float">
            <text:p>730</text:p>
          </table:table-cell>
          <table:table-cell office:value-type="float" office:value="148.440002" calcext:value-type="float">
            <text:p>148.440002</text:p>
          </table:table-cell>
          <table:table-cell office:value-type="float" office:value="116.400002" calcext:value-type="float">
            <text:p>116.400002</text:p>
          </table:table-cell>
          <table:table-cell office:value-type="float" office:value="63.389999" calcext:value-type="float">
            <text:p>63.389999</text:p>
          </table:table-cell>
        </table:table-row>
        <table:table-row table:style-name="ro1">
          <table:table-cell office:value-type="float" office:value="83.980003" calcext:value-type="float">
            <text:p>83.980003</text:p>
          </table:table-cell>
          <table:table-cell office:value-type="float" office:value="41.400002" calcext:value-type="float">
            <text:p>41.400002</text:p>
          </table:table-cell>
          <table:table-cell office:value-type="float" office:value="247.740005" calcext:value-type="float">
            <text:p>247.740005</text:p>
          </table:table-cell>
          <table:table-cell office:value-type="float" office:value="35.720001" calcext:value-type="float">
            <text:p>35.720001</text:p>
          </table:table-cell>
          <table:table-cell office:value-type="float" office:value="108.199997" calcext:value-type="float">
            <text:p>108.199997</text:p>
          </table:table-cell>
          <table:table-cell office:value-type="float" office:value="82.900002" calcext:value-type="float">
            <text:p>82.900002</text:p>
          </table:table-cell>
          <table:table-cell office:value-type="float" office:value="21.67" calcext:value-type="float">
            <text:p>21.67</text:p>
          </table:table-cell>
          <table:table-cell office:value-type="float" office:value="45.16" calcext:value-type="float">
            <text:p>45.16</text:p>
          </table:table-cell>
          <table:table-cell office:value-type="float" office:value="47.490002" calcext:value-type="float">
            <text:p>47.490002</text:p>
          </table:table-cell>
          <table:table-cell office:value-type="float" office:value="755.200012" calcext:value-type="float">
            <text:p>755.200012</text:p>
          </table:table-cell>
          <table:table-cell office:value-type="float" office:value="739.880005" calcext:value-type="float">
            <text:p>739.880005</text:p>
          </table:table-cell>
          <table:table-cell office:value-type="float" office:value="147.300003" calcext:value-type="float">
            <text:p>147.300003</text:p>
          </table:table-cell>
          <table:table-cell office:value-type="float" office:value="116.650002" calcext:value-type="float">
            <text:p>116.650002</text:p>
          </table:table-cell>
          <table:table-cell office:value-type="float" office:value="62.669998" calcext:value-type="float">
            <text:p>62.669998</text:p>
          </table:table-cell>
        </table:table-row>
        <table:table-row table:style-name="ro1">
          <table:table-cell office:value-type="float" office:value="83.269997" calcext:value-type="float">
            <text:p>83.269997</text:p>
          </table:table-cell>
          <table:table-cell office:value-type="float" office:value="41.279999" calcext:value-type="float">
            <text:p>41.279999</text:p>
          </table:table-cell>
          <table:table-cell office:value-type="float" office:value="245.789993" calcext:value-type="float">
            <text:p>245.789993</text:p>
          </table:table-cell>
          <table:table-cell office:value-type="float" office:value="35.700001" calcext:value-type="float">
            <text:p>35.700001</text:p>
          </table:table-cell>
          <table:table-cell office:value-type="float" office:value="109" calcext:value-type="float">
            <text:p>109</text:p>
          </table:table-cell>
          <table:table-cell office:value-type="float" office:value="85.010002" calcext:value-type="float">
            <text:p>85.010002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7.950001" calcext:value-type="float">
            <text:p>47.950001</text:p>
          </table:table-cell>
          <table:table-cell office:value-type="float" office:value="766.919983" calcext:value-type="float">
            <text:p>766.919983</text:p>
          </table:table-cell>
          <table:table-cell office:value-type="float" office:value="749.320007" calcext:value-type="float">
            <text:p>749.320007</text:p>
          </table:table-cell>
          <table:table-cell office:value-type="float" office:value="146.830002" calcext:value-type="float">
            <text:p>146.830002</text:p>
          </table:table-cell>
          <table:table-cell office:value-type="float" office:value="116.68" calcext:value-type="float">
            <text:p>116.68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82.919998" calcext:value-type="float">
            <text:p>82.919998</text:p>
          </table:table-cell>
          <table:table-cell office:value-type="float" office:value="41.029999" calcext:value-type="float">
            <text:p>41.029999</text:p>
          </table:table-cell>
          <table:table-cell office:value-type="float" office:value="244.5" calcext:value-type="float">
            <text:p>244.5</text:p>
          </table:table-cell>
          <table:table-cell office:value-type="float" office:value="35.970001" calcext:value-type="float">
            <text:p>35.970001</text:p>
          </table:table-cell>
          <table:table-cell office:value-type="float" office:value="108.57" calcext:value-type="float">
            <text:p>108.57</text:p>
          </table:table-cell>
          <table:table-cell office:value-type="float" office:value="85.099998" calcext:value-type="float">
            <text:p>85.099998</text:p>
          </table:table-cell>
          <table:table-cell office:value-type="float" office:value="21.42" calcext:value-type="float">
            <text:p>21.42</text:p>
          </table:table-cell>
          <table:table-cell office:value-type="float" office:value="43.709999" calcext:value-type="float">
            <text:p>43.709999</text:p>
          </table:table-cell>
          <table:table-cell office:value-type="float" office:value="47.849998" calcext:value-type="float">
            <text:p>47.849998</text:p>
          </table:table-cell>
          <table:table-cell office:value-type="float" office:value="771.369995" calcext:value-type="float">
            <text:p>771.369995</text:p>
          </table:table-cell>
          <table:table-cell office:value-type="float" office:value="761" calcext:value-type="float">
            <text:p>761</text:p>
          </table:table-cell>
          <table:table-cell office:value-type="float" office:value="145.179993" calcext:value-type="float">
            <text:p>145.179993</text:p>
          </table:table-cell>
          <table:table-cell office:value-type="float" office:value="115.790001" calcext:value-type="float">
            <text:p>115.790001</text:p>
          </table:table-cell>
          <table:table-cell office:value-type="float" office:value="61.650002" calcext:value-type="float">
            <text:p>61.6500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.91" calcext:value-type="float">
            <text:p>40.91</text:p>
          </table:table-cell>
          <table:table-cell office:value-type="float" office:value="246.169998" calcext:value-type="float">
            <text:p>246.169998</text:p>
          </table:table-cell>
          <table:table-cell office:value-type="float" office:value="35.580002" calcext:value-type="float">
            <text:p>35.580002</text:p>
          </table:table-cell>
          <table:table-cell office:value-type="float" office:value="110.360001" calcext:value-type="float">
            <text:p>110.360001</text:p>
          </table:table-cell>
          <table:table-cell office:value-type="float" office:value="85.209999" calcext:value-type="float">
            <text:p>85.209999</text:p>
          </table:table-cell>
          <table:table-cell office:value-type="float" office:value="21.959999" calcext:value-type="float">
            <text:p>21.959999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48.060001" calcext:value-type="float">
            <text:p>48.060001</text:p>
          </table:table-cell>
          <table:table-cell office:value-type="float" office:value="762.609985" calcext:value-type="float">
            <text:p>762.609985</text:p>
          </table:table-cell>
          <table:table-cell office:value-type="float" office:value="766" calcext:value-type="float">
            <text:p>766</text:p>
          </table:table-cell>
          <table:table-cell office:value-type="float" office:value="147.210007" calcext:value-type="float">
            <text:p>147.210007</text:p>
          </table:table-cell>
          <table:table-cell office:value-type="float" office:value="115.440002" calcext:value-type="float">
            <text:p>115.440002</text:p>
          </table:table-cell>
          <table:table-cell office:value-type="float" office:value="60.700001" calcext:value-type="float">
            <text:p>60.700001</text:p>
          </table:table-cell>
        </table:table-row>
        <table:table-row table:style-name="ro1">
          <table:table-cell office:value-type="float" office:value="83.010002" calcext:value-type="float">
            <text:p>83.010002</text:p>
          </table:table-cell>
          <table:table-cell office:value-type="float" office:value="41.450001" calcext:value-type="float">
            <text:p>41.450001</text:p>
          </table:table-cell>
          <table:table-cell office:value-type="float" office:value="247.369995" calcext:value-type="float">
            <text:p>247.369995</text:p>
          </table:table-cell>
          <table:table-cell office:value-type="float" office:value="36.639999" calcext:value-type="float">
            <text:p>36.639999</text:p>
          </table:table-cell>
          <table:table-cell office:value-type="float" office:value="110.790001" calcext:value-type="float">
            <text:p>110.790001</text:p>
          </table:table-cell>
          <table:table-cell office:value-type="float" office:value="85.099998" calcext:value-type="float">
            <text:p>85.099998</text:p>
          </table:table-cell>
          <table:table-cell office:value-type="float" office:value="22.01" calcext:value-type="float">
            <text:p>22.01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48.48" calcext:value-type="float">
            <text:p>48.48</text:p>
          </table:table-cell>
          <table:table-cell office:value-type="float" office:value="772.630005" calcext:value-type="float">
            <text:p>772.630005</text:p>
          </table:table-cell>
          <table:table-cell office:value-type="float" office:value="788.169983" calcext:value-type="float">
            <text:p>788.169983</text:p>
          </table:table-cell>
          <table:table-cell office:value-type="float" office:value="147.899994" calcext:value-type="float">
            <text:p>147.899994</text:p>
          </table:table-cell>
          <table:table-cell office:value-type="float" office:value="114.589996" calcext:value-type="float">
            <text:p>114.589996</text:p>
          </table:table-cell>
          <table:table-cell office:value-type="float" office:value="60.490002" calcext:value-type="float">
            <text:p>60.490002</text:p>
          </table:table-cell>
        </table:table-row>
        <table:table-row table:style-name="ro1">
          <table:table-cell office:value-type="float" office:value="82.589996" calcext:value-type="float">
            <text:p>82.589996</text:p>
          </table:table-cell>
          <table:table-cell office:value-type="float" office:value="41.220001" calcext:value-type="float">
            <text:p>41.220001</text:p>
          </table:table-cell>
          <table:table-cell office:value-type="float" office:value="248.779999" calcext:value-type="float">
            <text:p>248.779999</text:p>
          </table:table-cell>
          <table:table-cell office:value-type="float" office:value="35.759998" calcext:value-type="float">
            <text:p>35.759998</text:p>
          </table:table-cell>
          <table:table-cell office:value-type="float" office:value="110.400002" calcext:value-type="float">
            <text:p>110.400002</text:p>
          </table:table-cell>
          <table:table-cell office:value-type="float" office:value="84.910004" calcext:value-type="float">
            <text:p>84.910004</text:p>
          </table:table-cell>
          <table:table-cell office:value-type="float" office:value="21.75" calcext:value-type="float">
            <text:p>21.75</text:p>
          </table:table-cell>
          <table:table-cell office:value-type="float" office:value="45.720001" calcext:value-type="float">
            <text:p>45.720001</text:p>
          </table:table-cell>
          <table:table-cell office:value-type="float" office:value="49.299999" calcext:value-type="float">
            <text:p>49.299999</text:p>
          </table:table-cell>
          <table:table-cell office:value-type="float" office:value="767.72998" calcext:value-type="float">
            <text:p>767.72998</text:p>
          </table:table-cell>
          <table:table-cell office:value-type="float" office:value="781.72998" calcext:value-type="float">
            <text:p>781.72998</text:p>
          </table:table-cell>
          <table:table-cell office:value-type="float" office:value="149.610001" calcext:value-type="float">
            <text:p>149.610001</text:p>
          </table:table-cell>
          <table:table-cell office:value-type="float" office:value="112.25" calcext:value-type="float">
            <text:p>112.25</text:p>
          </table:table-cell>
          <table:table-cell office:value-type="float" office:value="58.810001" calcext:value-type="float">
            <text:p>58.810001</text:p>
          </table:table-cell>
        </table:table-row>
        <table:table-row table:style-name="ro1">
          <table:table-cell office:value-type="float" office:value="82.989998" calcext:value-type="float">
            <text:p>82.989998</text:p>
          </table:table-cell>
          <table:table-cell office:value-type="float" office:value="41.389999" calcext:value-type="float">
            <text:p>41.389999</text:p>
          </table:table-cell>
          <table:table-cell office:value-type="float" office:value="247.839996" calcext:value-type="float">
            <text:p>247.839996</text:p>
          </table:table-cell>
          <table:table-cell office:value-type="float" office:value="35.310001" calcext:value-type="float">
            <text:p>35.310001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84.230003" calcext:value-type="float">
            <text:p>84.230003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50.220001" calcext:value-type="float">
            <text:p>50.220001</text:p>
          </table:table-cell>
          <table:table-cell office:value-type="float" office:value="764.26001" calcext:value-type="float">
            <text:p>764.26001</text:p>
          </table:table-cell>
          <table:table-cell office:value-type="float" office:value="786.5" calcext:value-type="float">
            <text:p>786.5</text:p>
          </table:table-cell>
          <table:table-cell office:value-type="float" office:value="150" calcext:value-type="float">
            <text:p>150</text:p>
          </table:table-cell>
          <table:table-cell office:value-type="float" office:value="113.599998" calcext:value-type="float">
            <text:p>113.599998</text:p>
          </table:table-cell>
          <table:table-cell office:value-type="float" office:value="60.040001" calcext:value-type="float">
            <text:p>60.040001</text:p>
          </table:table-cell>
        </table:table-row>
        <table:table-row table:style-name="ro1">
          <table:table-cell office:value-type="float" office:value="83.129997" calcext:value-type="float">
            <text:p>83.129997</text:p>
          </table:table-cell>
          <table:table-cell office:value-type="float" office:value="41.509998" calcext:value-type="float">
            <text:p>41.509998</text:p>
          </table:table-cell>
          <table:table-cell office:value-type="float" office:value="246.869995" calcext:value-type="float">
            <text:p>246.869995</text:p>
          </table:table-cell>
          <table:table-cell office:value-type="float" office:value="35.900002" calcext:value-type="float">
            <text:p>35.900002</text:p>
          </table:table-cell>
          <table:table-cell office:value-type="float" office:value="110.949997" calcext:value-type="float">
            <text:p>110.949997</text:p>
          </table:table-cell>
          <table:table-cell office:value-type="float" office:value="84.699997" calcext:value-type="float">
            <text:p>84.699997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46.720001" calcext:value-type="float">
            <text:p>46.720001</text:p>
          </table:table-cell>
          <table:table-cell office:value-type="float" office:value="50.470001" calcext:value-type="float">
            <text:p>50.470001</text:p>
          </table:table-cell>
          <table:table-cell office:value-type="float" office:value="760" calcext:value-type="float">
            <text:p>760</text:p>
          </table:table-cell>
          <table:table-cell office:value-type="float" office:value="776.98999" calcext:value-type="float">
            <text:p>776.98999</text:p>
          </table:table-cell>
          <table:table-cell office:value-type="float" office:value="149" calcext:value-type="float">
            <text:p>149</text:p>
          </table:table-cell>
          <table:table-cell office:value-type="float" office:value="113.790001" calcext:value-type="float">
            <text:p>113.790001</text:p>
          </table:table-cell>
          <table:table-cell office:value-type="float" office:value="59.130001" calcext:value-type="float">
            <text:p>59.130001</text:p>
          </table:table-cell>
        </table:table-row>
        <table:table-row table:style-name="ro1">
          <table:table-cell office:value-type="float" office:value="83.419998" calcext:value-type="float">
            <text:p>83.419998</text:p>
          </table:table-cell>
          <table:table-cell office:value-type="float" office:value="41.52" calcext:value-type="float">
            <text:p>41.52</text:p>
          </table:table-cell>
          <table:table-cell office:value-type="float" office:value="248.789993" calcext:value-type="float">
            <text:p>248.789993</text:p>
          </table:table-cell>
          <table:table-cell office:value-type="float" office:value="35.400002" calcext:value-type="float">
            <text:p>35.400002</text:p>
          </table:table-cell>
          <table:table-cell office:value-type="float" office:value="109.099998" calcext:value-type="float">
            <text:p>109.099998</text:p>
          </table:table-cell>
          <table:table-cell office:value-type="float" office:value="84.449997" calcext:value-type="float">
            <text:p>84.449997</text:p>
          </table:table-cell>
          <table:table-cell office:value-type="float" office:value="21.280001" calcext:value-type="float">
            <text:p>21.280001</text:p>
          </table:table-cell>
          <table:table-cell office:value-type="float" office:value="44.470001" calcext:value-type="float">
            <text:p>44.470001</text:p>
          </table:table-cell>
          <table:table-cell office:value-type="float" office:value="51.029999" calcext:value-type="float">
            <text:p>51.029999</text:p>
          </table:table-cell>
          <table:table-cell office:value-type="float" office:value="771.530029" calcext:value-type="float">
            <text:p>771.530029</text:p>
          </table:table-cell>
          <table:table-cell office:value-type="float" office:value="768" calcext:value-type="float">
            <text:p>768</text:p>
          </table:table-cell>
          <table:table-cell office:value-type="float" office:value="149.830002" calcext:value-type="float">
            <text:p>149.830002</text:p>
          </table:table-cell>
          <table:table-cell office:value-type="float" office:value="112.949997" calcext:value-type="float">
            <text:p>112.949997</text:p>
          </table:table-cell>
          <table:table-cell office:value-type="float" office:value="59.700001" calcext:value-type="float">
            <text:p>59.700001</text:p>
          </table:table-cell>
        </table:table-row>
        <table:table-row table:style-name="ro1">
          <table:table-cell office:value-type="float" office:value="82.519997" calcext:value-type="float">
            <text:p>82.519997</text:p>
          </table:table-cell>
          <table:table-cell office:value-type="float" office:value="41" calcext:value-type="float">
            <text:p>41</text:p>
          </table:table-cell>
          <table:table-cell office:value-type="float" office:value="252.169998" calcext:value-type="float">
            <text:p>252.169998</text:p>
          </table:table-cell>
          <table:table-cell office:value-type="float" office:value="35.330002" calcext:value-type="float">
            <text:p>35.330002</text:p>
          </table:table-cell>
          <table:table-cell office:value-type="float" office:value="112.050003" calcext:value-type="float">
            <text:p>112.050003</text:p>
          </table:table-cell>
          <table:table-cell office:value-type="float" office:value="85.010002" calcext:value-type="float">
            <text:p>85.010002</text:p>
          </table:table-cell>
          <table:table-cell office:value-type="float" office:value="22.309999" calcext:value-type="float">
            <text:p>22.309999</text:p>
          </table:table-cell>
          <table:table-cell office:value-type="float" office:value="46.299999" calcext:value-type="float">
            <text:p>46.299999</text:p>
          </table:table-cell>
          <table:table-cell office:value-type="float" office:value="50.549999" calcext:value-type="float">
            <text:p>50.549999</text:p>
          </table:table-cell>
          <table:table-cell office:value-type="float" office:value="770.070007" calcext:value-type="float">
            <text:p>770.070007</text:p>
          </table:table-cell>
          <table:table-cell office:value-type="float" office:value="762" calcext:value-type="float">
            <text:p>762</text:p>
          </table:table-cell>
          <table:table-cell office:value-type="float" office:value="151.589996" calcext:value-type="float">
            <text:p>151.589996</text:p>
          </table:table-cell>
          <table:table-cell office:value-type="float" office:value="112.190002" calcext:value-type="float">
            <text:p>112.190002</text:p>
          </table:table-cell>
          <table:table-cell office:value-type="float" office:value="61.630001" calcext:value-type="float">
            <text:p>61.630001</text:p>
          </table:table-cell>
        </table:table-row>
        <table:table-row table:style-name="ro1">
          <table:table-cell office:value-type="float" office:value="82.209999" calcext:value-type="float">
            <text:p>82.209999</text:p>
          </table:table-cell>
          <table:table-cell office:value-type="float" office:value="40.310001" calcext:value-type="float">
            <text:p>40.310001</text:p>
          </table:table-cell>
          <table:table-cell office:value-type="float" office:value="248.850006" calcext:value-type="float">
            <text:p>248.850006</text:p>
          </table:table-cell>
          <table:table-cell office:value-type="float" office:value="34.23" calcext:value-type="float">
            <text:p>34.23</text:p>
          </table:table-cell>
          <table:table-cell office:value-type="float" office:value="112.790001" calcext:value-type="float">
            <text:p>112.790001</text:p>
          </table:table-cell>
          <table:table-cell office:value-type="float" office:value="83.190002" calcext:value-type="float">
            <text:p>83.190002</text:p>
          </table:table-cell>
          <table:table-cell office:value-type="float" office:value="22.4" calcext:value-type="float">
            <text:p>22.4</text:p>
          </table:table-cell>
          <table:table-cell office:value-type="float" office:value="50.139999" calcext:value-type="float">
            <text:p>50.139999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757.440002" calcext:value-type="float">
            <text:p>757.440002</text:p>
          </table:table-cell>
          <table:table-cell office:value-type="float" office:value="752.409973" calcext:value-type="float">
            <text:p>752.409973</text:p>
          </table:table-cell>
          <table:table-cell office:value-type="float" office:value="150.740005" calcext:value-type="float">
            <text:p>150.740005</text:p>
          </table:table-cell>
          <table:table-cell office:value-type="float" office:value="111.360001" calcext:value-type="float">
            <text:p>111.360001</text:p>
          </table:table-cell>
          <table:table-cell office:value-type="float" office:value="60.830002" calcext:value-type="float">
            <text:p>60.830002</text:p>
          </table:table-cell>
        </table:table-row>
        <table:table-row table:style-name="ro1">
          <table:table-cell office:value-type="float" office:value="82.349998" calcext:value-type="float">
            <text:p>82.349998</text:p>
          </table:table-cell>
          <table:table-cell office:value-type="float" office:value="40.299999" calcext:value-type="float">
            <text:p>40.299999</text:p>
          </table:table-cell>
          <table:table-cell office:value-type="float" office:value="249.619995" calcext:value-type="float">
            <text:p>249.619995</text:p>
          </table:table-cell>
          <table:table-cell office:value-type="float" office:value="33.25" calcext:value-type="float">
            <text:p>33.25</text:p>
          </table:table-cell>
          <table:table-cell office:value-type="float" office:value="113.199997" calcext:value-type="float">
            <text:p>113.199997</text:p>
          </table:table-cell>
          <table:table-cell office:value-type="float" office:value="82.099998" calcext:value-type="float">
            <text:p>82.099998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48.049999" calcext:value-type="float">
            <text:p>48.049999</text:p>
          </table:table-cell>
          <table:table-cell office:value-type="float" office:value="50" calcext:value-type="float">
            <text:p>50</text:p>
          </table:table-cell>
          <table:table-cell office:value-type="float" office:value="744.590027" calcext:value-type="float">
            <text:p>744.590027</text:p>
          </table:table-cell>
          <table:table-cell office:value-type="float" office:value="743.400024" calcext:value-type="float">
            <text:p>743.400024</text:p>
          </table:table-cell>
          <table:table-cell office:value-type="float" office:value="152.449997" calcext:value-type="float">
            <text:p>152.449997</text:p>
          </table:table-cell>
          <table:table-cell office:value-type="float" office:value="111.720001" calcext:value-type="float">
            <text:p>111.720001</text:p>
          </table:table-cell>
          <table:table-cell office:value-type="float" office:value="59.189999" calcext:value-type="float">
            <text:p>59.189999</text:p>
          </table:table-cell>
        </table:table-row>
        <table:table-row table:style-name="ro1">
          <table:table-cell office:value-type="float" office:value="82.559998" calcext:value-type="float">
            <text:p>82.559998</text:p>
          </table:table-cell>
          <table:table-cell office:value-type="float" office:value="40.34" calcext:value-type="float">
            <text:p>40.34</text:p>
          </table:table-cell>
          <table:table-cell office:value-type="float" office:value="251.880005" calcext:value-type="float">
            <text:p>251.880005</text:p>
          </table:table-cell>
          <table:table-cell office:value-type="float" office:value="33.810001" calcext:value-type="float">
            <text:p>33.810001</text:p>
          </table:table-cell>
          <table:table-cell office:value-type="float" office:value="113.389999" calcext:value-type="float">
            <text:p>113.389999</text:p>
          </table:table-cell>
          <table:table-cell office:value-type="float" office:value="81.779999" calcext:value-type="float">
            <text:p>81.779999</text:p>
          </table:table-cell>
          <table:table-cell office:value-type="float" office:value="21.219999" calcext:value-type="float">
            <text:p>21.219999</text:p>
          </table:table-cell>
          <table:table-cell office:value-type="float" office:value="48.830002" calcext:value-type="float">
            <text:p>48.830002</text:p>
          </table:table-cell>
          <table:table-cell office:value-type="float" office:value="49.740002" calcext:value-type="float">
            <text:p>49.740002</text:p>
          </table:table-cell>
          <table:table-cell office:value-type="float" office:value="757.710022" calcext:value-type="float">
            <text:p>757.710022</text:p>
          </table:table-cell>
          <table:table-cell office:value-type="float" office:value="745" calcext:value-type="float">
            <text:p>745</text:p>
          </table:table-cell>
          <table:table-cell office:value-type="float" office:value="153.240005" calcext:value-type="float">
            <text:p>153.240005</text:p>
          </table:table-cell>
          <table:table-cell office:value-type="float" office:value="112.400002" calcext:value-type="float">
            <text:p>112.400002</text:p>
          </table:table-cell>
          <table:table-cell office:value-type="float" office:value="59.599998" calcext:value-type="float">
            <text:p>59.599998</text:p>
          </table:table-cell>
        </table:table-row>
        <table:table-row table:style-name="ro1">
          <table:table-cell office:value-type="float" office:value="83.239998" calcext:value-type="float">
            <text:p>83.239998</text:p>
          </table:table-cell>
          <table:table-cell office:value-type="float" office:value="40.75" calcext:value-type="float">
            <text:p>40.75</text:p>
          </table:table-cell>
          <table:table-cell office:value-type="float" office:value="246.740005" calcext:value-type="float">
            <text:p>246.740005</text:p>
          </table:table-cell>
          <table:table-cell office:value-type="float" office:value="33.73" calcext:value-type="float">
            <text:p>33.73</text:p>
          </table:table-cell>
          <table:table-cell office:value-type="float" office:value="112.389999" calcext:value-type="float">
            <text:p>112.389999</text:p>
          </table:table-cell>
          <table:table-cell office:value-type="float" office:value="84.050003" calcext:value-type="float">
            <text:p>84.050003</text:p>
          </table:table-cell>
          <table:table-cell office:value-type="float" office:value="21.27" calcext:value-type="float">
            <text:p>21.27</text:p>
          </table:table-cell>
          <table:table-cell office:value-type="float" office:value="48.470001" calcext:value-type="float">
            <text:p>48.470001</text:p>
          </table:table-cell>
          <table:table-cell office:value-type="float" office:value="50.150002" calcext:value-type="float">
            <text:p>50.150002</text:p>
          </table:table-cell>
          <table:table-cell office:value-type="float" office:value="764.72998" calcext:value-type="float">
            <text:p>764.72998</text:p>
          </table:table-cell>
          <table:table-cell office:value-type="float" office:value="763.98999" calcext:value-type="float">
            <text:p>763.98999</text:p>
          </table:table-cell>
          <table:table-cell office:value-type="float" office:value="150.839996" calcext:value-type="float">
            <text:p>150.839996</text:p>
          </table:table-cell>
          <table:table-cell office:value-type="float" office:value="112.239998" calcext:value-type="float">
            <text:p>112.239998</text:p>
          </table:table-cell>
          <table:table-cell office:value-type="float" office:value="60.759998" calcext:value-type="float">
            <text:p>60.759998</text:p>
          </table:table-cell>
        </table:table-row>
        <table:table-row table:style-name="ro1">
          <table:table-cell office:value-type="float" office:value="82.739998" calcext:value-type="float">
            <text:p>82.739998</text:p>
          </table:table-cell>
          <table:table-cell office:value-type="float" office:value="40.540001" calcext:value-type="float">
            <text:p>40.540001</text:p>
          </table:table-cell>
          <table:table-cell office:value-type="float" office:value="247.380005" calcext:value-type="float">
            <text:p>247.380005</text:p>
          </table:table-cell>
          <table:table-cell office:value-type="float" office:value="33.330002" calcext:value-type="float">
            <text:p>33.330002</text:p>
          </table:table-cell>
          <table:table-cell office:value-type="float" office:value="113.040001" calcext:value-type="float">
            <text:p>113.040001</text:p>
          </table:table-cell>
          <table:table-cell office:value-type="float" office:value="83.720001" calcext:value-type="float">
            <text:p>83.720001</text:p>
          </table:table-cell>
          <table:table-cell office:value-type="float" office:value="21.16" calcext:value-type="float">
            <text:p>21.16</text:p>
          </table:table-cell>
          <table:table-cell office:value-type="float" office:value="49.459999" calcext:value-type="float">
            <text:p>49.459999</text:p>
          </table:table-cell>
          <table:table-cell office:value-type="float" office:value="50.720001" calcext:value-type="float">
            <text:p>50.720001</text:p>
          </table:table-cell>
          <table:table-cell office:value-type="float" office:value="761" calcext:value-type="float">
            <text:p>761</text:p>
          </table:table-cell>
          <table:table-cell office:value-type="float" office:value="764.549988" calcext:value-type="float">
            <text:p>764.549988</text:p>
          </table:table-cell>
          <table:table-cell office:value-type="float" office:value="151.669998" calcext:value-type="float">
            <text:p>151.669998</text:p>
          </table:table-cell>
          <table:table-cell office:value-type="float" office:value="111.889999" calcext:value-type="float">
            <text:p>111.889999</text:p>
          </table:table-cell>
          <table:table-cell office:value-type="float" office:value="60.259998" calcext:value-type="float">
            <text:p>60.259998</text:p>
          </table:table-cell>
        </table:table-row>
        <table:table-row table:style-name="ro1">
          <table:table-cell office:value-type="float" office:value="83.790001" calcext:value-type="float">
            <text:p>83.790001</text:p>
          </table:table-cell>
          <table:table-cell office:value-type="float" office:value="41.07" calcext:value-type="float">
            <text:p>41.07</text:p>
          </table:table-cell>
          <table:table-cell office:value-type="float" office:value="247.139999" calcext:value-type="float">
            <text:p>247.139999</text:p>
          </table:table-cell>
          <table:table-cell office:value-type="float" office:value="33.619999" calcext:value-type="float">
            <text:p>33.619999</text:p>
          </table:table-cell>
          <table:table-cell office:value-type="float" office:value="114.730003" calcext:value-type="float">
            <text:p>114.730003</text:p>
          </table:table-cell>
          <table:table-cell office:value-type="float" office:value="84.949997" calcext:value-type="float">
            <text:p>84.949997</text:p>
          </table:table-cell>
          <table:table-cell office:value-type="float" office:value="21.290001" calcext:value-type="float">
            <text:p>21.290001</text:p>
          </table:table-cell>
          <table:table-cell office:value-type="float" office:value="50.09" calcext:value-type="float">
            <text:p>50.09</text:p>
          </table:table-cell>
          <table:table-cell office:value-type="float" office:value="51.23" calcext:value-type="float">
            <text:p>51.23</text:p>
          </table:table-cell>
          <table:table-cell office:value-type="float" office:value="772.47998" calcext:value-type="float">
            <text:p>772.47998</text:p>
          </table:table-cell>
          <table:table-cell office:value-type="float" office:value="771.869995" calcext:value-type="float">
            <text:p>771.869995</text:p>
          </table:table-cell>
          <table:table-cell office:value-type="float" office:value="154.600006" calcext:value-type="float">
            <text:p>154.600006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>
          <table:table-cell office:value-type="float" office:value="83.519997" calcext:value-type="float">
            <text:p>83.519997</text:p>
          </table:table-cell>
          <table:table-cell office:value-type="float" office:value="41.5" calcext:value-type="float">
            <text:p>41.5</text:p>
          </table:table-cell>
          <table:table-cell office:value-type="float" office:value="237.119995" calcext:value-type="float">
            <text:p>237.119995</text:p>
          </table:table-cell>
          <table:table-cell office:value-type="float" office:value="34.110001" calcext:value-type="float">
            <text:p>34.110001</text:p>
          </table:table-cell>
          <table:table-cell office:value-type="float" office:value="114.989998" calcext:value-type="float">
            <text:p>114.989998</text:p>
          </table:table-cell>
          <table:table-cell office:value-type="float" office:value="85.160004" calcext:value-type="float">
            <text:p>85.160004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49.970001" calcext:value-type="float">
            <text:p>49.970001</text:p>
          </table:table-cell>
          <table:table-cell office:value-type="float" office:value="51.09" calcext:value-type="float">
            <text:p>51.09</text:p>
          </table:table-cell>
          <table:table-cell office:value-type="float" office:value="780" calcext:value-type="float">
            <text:p>780</text:p>
          </table:table-cell>
          <table:table-cell office:value-type="float" office:value="770" calcext:value-type="float">
            <text:p>770</text:p>
          </table:table-cell>
          <table:table-cell office:value-type="float" office:value="155.649994" calcext:value-type="float">
            <text:p>155.649994</text:p>
          </table:table-cell>
          <table:table-cell office:value-type="float" office:value="111.410004" calcext:value-type="float">
            <text:p>111.410004</text:p>
          </table:table-cell>
          <table:table-cell office:value-type="float" office:value="61.189999" calcext:value-type="float">
            <text:p>61.189999</text:p>
          </table:table-cell>
        </table:table-row>
        <table:table-row table:style-name="ro1">
          <table:table-cell office:value-type="float" office:value="84.209999" calcext:value-type="float">
            <text:p>84.209999</text:p>
          </table:table-cell>
          <table:table-cell office:value-type="float" office:value="42" calcext:value-type="float">
            <text:p>42</text:p>
          </table:table-cell>
          <table:table-cell office:value-type="float" office:value="233.639999" calcext:value-type="float">
            <text:p>233.639999</text:p>
          </table:table-cell>
          <table:table-cell office:value-type="float" office:value="34.299999" calcext:value-type="float">
            <text:p>34.299999</text:p>
          </table:table-cell>
          <table:table-cell office:value-type="float" office:value="117.769997" calcext:value-type="float">
            <text:p>117.769997</text:p>
          </table:table-cell>
          <table:table-cell office:value-type="float" office:value="85.510002" calcext:value-type="float">
            <text:p>85.510002</text:p>
          </table:table-cell>
          <table:table-cell office:value-type="float" office:value="21.309999" calcext:value-type="float">
            <text:p>21.309999</text:p>
          </table:table-cell>
          <table:table-cell office:value-type="float" office:value="52.16" calcext:value-type="float">
            <text:p>52.16</text:p>
          </table:table-cell>
          <table:table-cell office:value-type="float" office:value="51.540001" calcext:value-type="float">
            <text:p>51.540001</text:p>
          </table:table-cell>
          <table:table-cell office:value-type="float" office:value="785.039978" calcext:value-type="float">
            <text:p>785.039978</text:p>
          </table:table-cell>
          <table:table-cell office:value-type="float" office:value="766.400024" calcext:value-type="float">
            <text:p>766.400024</text:p>
          </table:table-cell>
          <table:table-cell office:value-type="float" office:value="156" calcext:value-type="float">
            <text:p>156</text:p>
          </table:table-cell>
          <table:table-cell office:value-type="float" office:value="112.690002" calcext:value-type="float">
            <text:p>112.690002</text:p>
          </table:table-cell>
          <table:table-cell office:value-type="float" office:value="61.529999" calcext:value-type="float">
            <text:p>61.529999</text:p>
          </table:table-cell>
        </table:table-row>
        <table:table-row table:style-name="ro1">
          <table:table-cell office:value-type="float" office:value="84.669998" calcext:value-type="float">
            <text:p>84.669998</text:p>
          </table:table-cell>
          <table:table-cell office:value-type="float" office:value="41.720001" calcext:value-type="float">
            <text:p>41.720001</text:p>
          </table:table-cell>
          <table:table-cell office:value-type="float" office:value="232" calcext:value-type="float">
            <text:p>232</text:p>
          </table:table-cell>
          <table:table-cell office:value-type="float" office:value="34.75" calcext:value-type="float">
            <text:p>34.75</text:p>
          </table:table-cell>
          <table:table-cell office:value-type="float" office:value="117.900002" calcext:value-type="float">
            <text:p>117.900002</text:p>
          </table:table-cell>
          <table:table-cell office:value-type="float" office:value="87.230003" calcext:value-type="float">
            <text:p>87.230003</text:p>
          </table:table-cell>
          <table:table-cell office:value-type="float" office:value="21.379999" calcext:value-type="float">
            <text:p>21.379999</text:p>
          </table:table-cell>
          <table:table-cell office:value-type="float" office:value="52.259998" calcext:value-type="float">
            <text:p>52.259998</text:p>
          </table:table-cell>
          <table:table-cell office:value-type="float" office:value="52.080002" calcext:value-type="float">
            <text:p>52.080002</text:p>
          </table:table-cell>
          <table:table-cell office:value-type="float" office:value="793.900024" calcext:value-type="float">
            <text:p>793.900024</text:p>
          </table:table-cell>
          <table:table-cell office:value-type="float" office:value="764.960022" calcext:value-type="float">
            <text:p>764.960022</text:p>
          </table:table-cell>
          <table:table-cell office:value-type="float" office:value="159.100006" calcext:value-type="float">
            <text:p>159.100006</text:p>
          </table:table-cell>
          <table:table-cell office:value-type="float" office:value="115.529999" calcext:value-type="float">
            <text:p>115.529999</text:p>
          </table:table-cell>
          <table:table-cell office:value-type="float" office:value="62.330002" calcext:value-type="float">
            <text:p>62.330002</text:p>
          </table:table-cell>
        </table:table-row>
        <table:table-row table:style-name="ro1">
          <table:table-cell office:value-type="float" office:value="85.290001" calcext:value-type="float">
            <text:p>85.290001</text:p>
          </table:table-cell>
          <table:table-cell office:value-type="float" office:value="41.889999" calcext:value-type="float">
            <text:p>41.889999</text:p>
          </table:table-cell>
          <table:table-cell office:value-type="float" office:value="232.009995" calcext:value-type="float">
            <text:p>232.009995</text:p>
          </table:table-cell>
          <table:table-cell office:value-type="float" office:value="35" calcext:value-type="float">
            <text:p>35</text:p>
          </table:table-cell>
          <table:table-cell office:value-type="float" office:value="116.709999" calcext:value-type="float">
            <text:p>116.709999</text:p>
          </table:table-cell>
          <table:table-cell office:value-type="float" office:value="87.099998" calcext:value-type="float">
            <text:p>87.099998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52.240002" calcext:value-type="float">
            <text:p>52.240002</text:p>
          </table:table-cell>
          <table:table-cell office:value-type="float" office:value="52.459999" calcext:value-type="float">
            <text:p>52.459999</text:p>
          </table:table-cell>
          <table:table-cell office:value-type="float" office:value="797.400024" calcext:value-type="float">
            <text:p>797.400024</text:p>
          </table:table-cell>
          <table:table-cell office:value-type="float" office:value="778.25" calcext:value-type="float">
            <text:p>778.25</text:p>
          </table:table-cell>
          <table:table-cell office:value-type="float" office:value="156.229996" calcext:value-type="float">
            <text:p>156.229996</text:p>
          </table:table-cell>
          <table:table-cell office:value-type="float" office:value="116.120003" calcext:value-type="float">
            <text:p>116.120003</text:p>
          </table:table-cell>
          <table:table-cell office:value-type="float" office:value="61.549999" calcext:value-type="float">
            <text:p>61.549999</text:p>
          </table:table-cell>
        </table:table-row>
        <table:table-row table:style-name="ro1">
          <table:table-cell office:value-type="float" office:value="84.150002" calcext:value-type="float">
            <text:p>84.150002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233.020004" calcext:value-type="float">
            <text:p>233.020004</text:p>
          </table:table-cell>
          <table:table-cell office:value-type="float" office:value="34.419998" calcext:value-type="float">
            <text:p>34.419998</text:p>
          </table:table-cell>
          <table:table-cell office:value-type="float" office:value="115.629997" calcext:value-type="float">
            <text:p>115.629997</text:p>
          </table:table-cell>
          <table:table-cell office:value-type="float" office:value="86.099998" calcext:value-type="float">
            <text:p>86.099998</text:p>
          </table:table-cell>
          <table:table-cell office:value-type="float" office:value="20.790001" calcext:value-type="float">
            <text:p>20.790001</text:p>
          </table:table-cell>
          <table:table-cell office:value-type="float" office:value="51.119999" calcext:value-type="float">
            <text:p>51.119999</text:p>
          </table:table-cell>
          <table:table-cell office:value-type="float" office:value="51.369999" calcext:value-type="float">
            <text:p>51.369999</text:p>
          </table:table-cell>
          <table:table-cell office:value-type="float" office:value="797.340027" calcext:value-type="float">
            <text:p>797.340027</text:p>
          </table:table-cell>
          <table:table-cell office:value-type="float" office:value="766.280029" calcext:value-type="float">
            <text:p>766.280029</text:p>
          </table:table-cell>
          <table:table-cell office:value-type="float" office:value="153.929993" calcext:value-type="float">
            <text:p>153.929993</text:p>
          </table:table-cell>
          <table:table-cell office:value-type="float" office:value="115.330002" calcext:value-type="float">
            <text:p>115.330002</text:p>
          </table:table-cell>
          <table:table-cell office:value-type="float" office:value="61.799999" calcext:value-type="float">
            <text:p>61.799999</text:p>
          </table:table-cell>
        </table:table-row>
        <table:table-row table:style-name="ro1">
          <table:table-cell office:value-type="float" office:value="84.900002" calcext:value-type="float">
            <text:p>84.900002</text:p>
          </table:table-cell>
          <table:table-cell office:value-type="float" office:value="41.610001" calcext:value-type="float">
            <text:p>41.610001</text:p>
          </table:table-cell>
          <table:table-cell office:value-type="float" office:value="232.070007" calcext:value-type="float">
            <text:p>232.070007</text:p>
          </table:table-cell>
          <table:table-cell office:value-type="float" office:value="34.490002" calcext:value-type="float">
            <text:p>34.490002</text:p>
          </table:table-cell>
          <table:table-cell office:value-type="float" office:value="117.839996" calcext:value-type="float">
            <text:p>117.839996</text:p>
          </table:table-cell>
          <table:table-cell office:value-type="float" office:value="86.389999" calcext:value-type="float">
            <text:p>86.389999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51.98" calcext:value-type="float">
            <text:p>51.98</text:p>
          </table:table-cell>
          <table:table-cell office:value-type="float" office:value="52.060001" calcext:value-type="float">
            <text:p>52.060001</text:p>
          </table:table-cell>
          <table:table-cell office:value-type="float" office:value="800.400024" calcext:value-type="float">
            <text:p>800.400024</text:p>
          </table:table-cell>
          <table:table-cell office:value-type="float" office:value="765" calcext:value-type="float">
            <text:p>765</text:p>
          </table:table-cell>
          <table:table-cell office:value-type="float" office:value="153.880005" calcext:value-type="float">
            <text:p>153.880005</text:p>
          </table:table-cell>
          <table:table-cell office:value-type="float" office:value="116.410004" calcext:value-type="float">
            <text:p>116.410004</text:p>
          </table:table-cell>
          <table:table-cell office:value-type="float" office:value="62.119999" calcext:value-type="float">
            <text:p>62.119999</text:p>
          </table:table-cell>
        </table:table-row>
        <table:table-row table:style-name="ro1">
          <table:table-cell office:value-type="float" office:value="84.75" calcext:value-type="float">
            <text:p>84.75</text:p>
          </table:table-cell>
          <table:table-cell office:value-type="float" office:value="41.689999" calcext:value-type="float">
            <text:p>41.689999</text:p>
          </table:table-cell>
          <table:table-cell office:value-type="float" office:value="232.710007" calcext:value-type="float">
            <text:p>232.710007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118.370003" calcext:value-type="float">
            <text:p>118.370003</text:p>
          </table:table-cell>
          <table:table-cell office:value-type="float" office:value="85.940002" calcext:value-type="float">
            <text:p>85.940002</text:p>
          </table:table-cell>
          <table:table-cell office:value-type="float" office:value="21.299999" calcext:value-type="float">
            <text:p>21.299999</text:p>
          </table:table-cell>
          <table:table-cell office:value-type="float" office:value="52" calcext:value-type="float">
            <text:p>52</text:p>
          </table:table-cell>
          <table:table-cell office:value-type="float" office:value="52.48" calcext:value-type="float">
            <text:p>52.48</text:p>
          </table:table-cell>
          <table:table-cell office:value-type="float" office:value="790.219971" calcext:value-type="float">
            <text:p>790.219971</text:p>
          </table:table-cell>
          <table:table-cell office:value-type="float" office:value="758.890015" calcext:value-type="float">
            <text:p>758.890015</text:p>
          </table:table-cell>
          <table:table-cell office:value-type="float" office:value="155.160004" calcext:value-type="float">
            <text:p>155.160004</text:p>
          </table:table-cell>
          <table:table-cell office:value-type="float" office:value="116.07" calcext:value-type="float">
            <text:p>116.07</text:p>
          </table:table-cell>
          <table:table-cell office:value-type="float" office:value="62.369999" calcext:value-type="float">
            <text:p>62.369999</text:p>
          </table:table-cell>
        </table:table-row>
        <table:table-row table:style-name="ro1">
          <table:table-cell office:value-type="float" office:value="84.57" calcext:value-type="float">
            <text:p>84.57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233.970001" calcext:value-type="float">
            <text:p>233.970001</text:p>
          </table:table-cell>
          <table:table-cell office:value-type="float" office:value="34.75" calcext:value-type="float">
            <text:p>34.75</text:p>
          </table:table-cell>
          <table:table-cell office:value-type="float" office:value="117.849998" calcext:value-type="float">
            <text:p>117.849998</text:p>
          </table:table-cell>
          <table:table-cell office:value-type="float" office:value="87.260002" calcext:value-type="float">
            <text:p>87.260002</text:p>
          </table:table-cell>
          <table:table-cell office:value-type="float" office:value="21.08" calcext:value-type="float">
            <text:p>21.08</text:p>
          </table:table-cell>
          <table:table-cell office:value-type="float" office:value="52.220001" calcext:value-type="float">
            <text:p>52.220001</text:p>
          </table:table-cell>
          <table:table-cell office:value-type="float" office:value="52.93" calcext:value-type="float">
            <text:p>52.93</text:p>
          </table:table-cell>
          <table:table-cell office:value-type="float" office:value="796.76001" calcext:value-type="float">
            <text:p>796.76001</text:p>
          </table:table-cell>
          <table:table-cell office:value-type="float" office:value="768.650024" calcext:value-type="float">
            <text:p>768.650024</text:p>
          </table:table-cell>
          <table:table-cell office:value-type="float" office:value="156.960007" calcext:value-type="float">
            <text:p>156.960007</text:p>
          </table:table-cell>
          <table:table-cell office:value-type="float" office:value="115.980003" calcext:value-type="float">
            <text:p>115.980003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 office:value-type="float" office:value="84.190002" calcext:value-type="float">
            <text:p>84.190002</text:p>
          </table:table-cell>
          <table:table-cell office:value-type="float" office:value="41.599998" calcext:value-type="float">
            <text:p>41.599998</text:p>
          </table:table-cell>
          <table:table-cell office:value-type="float" office:value="235.550003" calcext:value-type="float">
            <text:p>235.550003</text:p>
          </table:table-cell>
          <table:table-cell office:value-type="float" office:value="34.740002" calcext:value-type="float">
            <text:p>34.740002</text:p>
          </table:table-cell>
          <table:table-cell office:value-type="float" office:value="118.339996" calcext:value-type="float">
            <text:p>118.339996</text:p>
          </table:table-cell>
          <table:table-cell office:value-type="float" office:value="87.610001" calcext:value-type="float">
            <text:p>87.610001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51.84" calcext:value-type="float">
            <text:p>51.84</text:p>
          </table:table-cell>
          <table:table-cell office:value-type="float" office:value="53.09" calcext:value-type="float">
            <text:p>53.09</text:p>
          </table:table-cell>
          <table:table-cell office:value-type="float" office:value="795.840027" calcext:value-type="float">
            <text:p>795.840027</text:p>
          </table:table-cell>
          <table:table-cell office:value-type="float" office:value="770" calcext:value-type="float">
            <text:p>770</text:p>
          </table:table-cell>
          <table:table-cell office:value-type="float" office:value="156.690002" calcext:value-type="float">
            <text:p>156.690002</text:p>
          </table:table-cell>
          <table:table-cell office:value-type="float" office:value="116.199997" calcext:value-type="float">
            <text:p>116.199997</text:p>
          </table:table-cell>
          <table:table-cell office:value-type="float" office:value="62.23" calcext:value-type="float">
            <text:p>62.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.57" calcext:value-type="float">
            <text:p>41.57</text:p>
          </table:table-cell>
          <table:table-cell office:value-type="float" office:value="233.610001" calcext:value-type="float">
            <text:p>233.610001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117.940002" calcext:value-type="float">
            <text:p>117.940002</text:p>
          </table:table-cell>
          <table:table-cell office:value-type="float" office:value="87.019997" calcext:value-type="float">
            <text:p>87.019997</text:p>
          </table:table-cell>
          <table:table-cell office:value-type="float" office:value="21.01" calcext:value-type="float">
            <text:p>21.01</text:p>
          </table:table-cell>
          <table:table-cell office:value-type="float" office:value="51.549999" calcext:value-type="float">
            <text:p>51.549999</text:p>
          </table:table-cell>
          <table:table-cell office:value-type="float" office:value="52.849998" calcext:value-type="float">
            <text:p>52.849998</text:p>
          </table:table-cell>
          <table:table-cell office:value-type="float" office:value="792.359985" calcext:value-type="float">
            <text:p>792.359985</text:p>
          </table:table-cell>
          <table:table-cell office:value-type="float" office:value="768.119995" calcext:value-type="float">
            <text:p>768.119995</text:p>
          </table:table-cell>
          <table:table-cell office:value-type="float" office:value="158.5" calcext:value-type="float">
            <text:p>158.5</text:p>
          </table:table-cell>
          <table:table-cell office:value-type="float" office:value="115" calcext:value-type="float">
            <text:p>115</text:p>
          </table:table-cell>
          <table:table-cell office:value-type="float" office:value="61.580002" calcext:value-type="float">
            <text:p>61.580002</text:p>
          </table:table-cell>
        </table:table-row>
        <table:table-row table:style-name="ro1">
          <table:table-cell office:value-type="float" office:value="84.68" calcext:value-type="float">
            <text:p>84.68</text:p>
          </table:table-cell>
          <table:table-cell office:value-type="float" office:value="41.619999" calcext:value-type="float">
            <text:p>41.619999</text:p>
          </table:table-cell>
          <table:table-cell office:value-type="float" office:value="231.470001" calcext:value-type="float">
            <text:p>231.470001</text:p>
          </table:table-cell>
          <table:table-cell office:value-type="float" office:value="35.110001" calcext:value-type="float">
            <text:p>35.110001</text:p>
          </table:table-cell>
          <table:table-cell office:value-type="float" office:value="118.410004" calcext:value-type="float">
            <text:p>118.410004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20.93" calcext:value-type="float">
            <text:p>20.93</text:p>
          </table:table-cell>
          <table:table-cell office:value-type="float" office:value="51.34" calcext:value-type="float">
            <text:p>51.34</text:p>
          </table:table-cell>
          <table:table-cell office:value-type="float" office:value="53.650002" calcext:value-type="float">
            <text:p>53.650002</text:p>
          </table:table-cell>
          <table:table-cell office:value-type="float" office:value="790.900024" calcext:value-type="float">
            <text:p>790.900024</text:p>
          </table:table-cell>
          <table:table-cell office:value-type="float" office:value="764.549988" calcext:value-type="float">
            <text:p>764.549988</text:p>
          </table:table-cell>
          <table:table-cell office:value-type="float" office:value="158.270004" calcext:value-type="float">
            <text:p>158.270004</text:p>
          </table:table-cell>
          <table:table-cell office:value-type="float" office:value="115.400002" calcext:value-type="float">
            <text:p>115.400002</text:p>
          </table:table-cell>
          <table:table-cell office:value-type="float" office:value="61.779999" calcext:value-type="float">
            <text:p>61.779999</text:p>
          </table:table-cell>
        </table:table-row>
        <table:table-row table:style-name="ro1">
          <table:table-cell office:value-type="float" office:value="84.900002" calcext:value-type="float">
            <text:p>84.900002</text:p>
          </table:table-cell>
          <table:table-cell office:value-type="float" office:value="41.560001" calcext:value-type="float">
            <text:p>41.560001</text:p>
          </table:table-cell>
          <table:table-cell office:value-type="float" office:value="233.970001" calcext:value-type="float">
            <text:p>233.970001</text:p>
          </table:table-cell>
          <table:table-cell office:value-type="float" office:value="35.330002" calcext:value-type="float">
            <text:p>35.330002</text:p>
          </table:table-cell>
          <table:table-cell office:value-type="float" office:value="118.5" calcext:value-type="float">
            <text:p>118.5</text:p>
          </table:table-cell>
          <table:table-cell office:value-type="float" office:value="87.440002" calcext:value-type="float">
            <text:p>87.440002</text:p>
          </table:table-cell>
          <table:table-cell office:value-type="float" office:value="21.110001" calcext:value-type="float">
            <text:p>21.110001</text:p>
          </table:table-cell>
          <table:table-cell office:value-type="float" office:value="51.450001" calcext:value-type="float">
            <text:p>51.450001</text:p>
          </table:table-cell>
          <table:table-cell office:value-type="float" office:value="53.689999" calcext:value-type="float">
            <text:p>53.689999</text:p>
          </table:table-cell>
          <table:table-cell office:value-type="float" office:value="790.679993" calcext:value-type="float">
            <text:p>790.679993</text:p>
          </table:table-cell>
          <table:table-cell office:value-type="float" office:value="763.400024" calcext:value-type="float">
            <text:p>763.400024</text:p>
          </table:table-cell>
          <table:table-cell office:value-type="float" office:value="158.410004" calcext:value-type="float">
            <text:p>158.410004</text:p>
          </table:table-cell>
          <table:table-cell office:value-type="float" office:value="115.889999" calcext:value-type="float">
            <text:p>115.889999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float" office:value="84.400002" calcext:value-type="float">
            <text:p>84.400002</text:p>
          </table:table-cell>
          <table:table-cell office:value-type="float" office:value="41.490002" calcext:value-type="float">
            <text:p>41.490002</text:p>
          </table:table-cell>
          <table:table-cell office:value-type="float" office:value="233.240005" calcext:value-type="float">
            <text:p>233.240005</text:p>
          </table:table-cell>
          <table:table-cell office:value-type="float" office:value="35.349998" calcext:value-type="float">
            <text:p>35.349998</text:p>
          </table:table-cell>
          <table:table-cell office:value-type="float" office:value="118.309998" calcext:value-type="float">
            <text:p>118.309998</text:p>
          </table:table-cell>
          <table:table-cell office:value-type="float" office:value="87.690002" calcext:value-type="float">
            <text:p>87.690002</text:p>
          </table:table-cell>
          <table:table-cell office:value-type="float" office:value="21.15" calcext:value-type="float">
            <text:p>21.15</text:p>
          </table:table-cell>
          <table:table-cell office:value-type="float" office:value="51.470001" calcext:value-type="float">
            <text:p>51.470001</text:p>
          </table:table-cell>
          <table:table-cell office:value-type="float" office:value="53.630001" calcext:value-type="float">
            <text:p>53.630001</text:p>
          </table:table-cell>
          <table:table-cell office:value-type="float" office:value="793.700012" calcext:value-type="float">
            <text:p>793.700012</text:p>
          </table:table-cell>
          <table:table-cell office:value-type="float" office:value="776.25" calcext:value-type="float">
            <text:p>776.25</text:p>
          </table:table-cell>
          <table:table-cell office:value-type="float" office:value="157.119995" calcext:value-type="float">
            <text:p>157.119995</text:p>
          </table:table-cell>
          <table:table-cell office:value-type="float" office:value="115.879997" calcext:value-type="float">
            <text:p>115.879997</text:p>
          </table:table-cell>
          <table:table-cell office:value-type="float" office:value="62.509998" calcext:value-type="float">
            <text:p>62.509998</text:p>
          </table:table-cell>
        </table:table-row>
        <table:table-row table:style-name="ro1">
          <table:table-cell office:value-type="float" office:value="84.239998" calcext:value-type="float">
            <text:p>84.239998</text:p>
          </table:table-cell>
          <table:table-cell office:value-type="float" office:value="41.380001" calcext:value-type="float">
            <text:p>41.380001</text:p>
          </table:table-cell>
          <table:table-cell office:value-type="float" office:value="232.229996" calcext:value-type="float">
            <text:p>232.229996</text:p>
          </table:table-cell>
          <table:table-cell office:value-type="float" office:value="34.939999" calcext:value-type="float">
            <text:p>34.939999</text:p>
          </table:table-cell>
          <table:table-cell office:value-type="float" office:value="118.010002" calcext:value-type="float">
            <text:p>118.010002</text:p>
          </table:table-cell>
          <table:table-cell office:value-type="float" office:value="86.989998" calcext:value-type="float">
            <text:p>86.989998</text:p>
          </table:table-cell>
          <table:table-cell office:value-type="float" office:value="20.719999" calcext:value-type="float">
            <text:p>20.719999</text:p>
          </table:table-cell>
          <table:table-cell office:value-type="float" office:value="50.66" calcext:value-type="float">
            <text:p>50.66</text:p>
          </table:table-cell>
          <table:table-cell office:value-type="float" office:value="53.59" calcext:value-type="float">
            <text:p>53.59</text:p>
          </table:table-cell>
          <table:table-cell office:value-type="float" office:value="783.330017" calcext:value-type="float">
            <text:p>783.330017</text:p>
          </table:table-cell>
          <table:table-cell office:value-type="float" office:value="772.400024" calcext:value-type="float">
            <text:p>772.400024</text:p>
          </table:table-cell>
          <table:table-cell office:value-type="float" office:value="156" calcext:value-type="float">
            <text:p>156</text:p>
          </table:table-cell>
          <table:table-cell office:value-type="float" office:value="115.230003" calcext:value-type="float">
            <text:p>115.230003</text:p>
          </table:table-cell>
          <table:table-cell office:value-type="float" office:value="62.389999" calcext:value-type="float">
            <text:p>62.389999</text:p>
          </table:table-cell>
        </table:table-row>
        <table:table-row table:style-name="ro1">
          <table:table-cell office:value-type="float" office:value="84.169998" calcext:value-type="float">
            <text:p>84.169998</text:p>
          </table:table-cell>
          <table:table-cell office:value-type="float" office:value="41.689999" calcext:value-type="float">
            <text:p>41.689999</text:p>
          </table:table-cell>
          <table:table-cell office:value-type="float" office:value="232.880005" calcext:value-type="float">
            <text:p>232.880005</text:p>
          </table:table-cell>
          <table:table-cell office:value-type="float" office:value="35.240002" calcext:value-type="float">
            <text:p>35.240002</text:p>
          </table:table-cell>
          <table:table-cell office:value-type="float" office:value="117.440002" calcext:value-type="float">
            <text:p>117.440002</text:p>
          </table:table-cell>
          <table:table-cell office:value-type="float" office:value="87.129997" calcext:value-type="float">
            <text:p>87.129997</text:p>
          </table:table-cell>
          <table:table-cell office:value-type="float" office:value="20.709999" calcext:value-type="float">
            <text:p>20.709999</text:p>
          </table:table-cell>
          <table:table-cell office:value-type="float" office:value="50.41" calcext:value-type="float">
            <text:p>50.41</text:p>
          </table:table-cell>
          <table:table-cell office:value-type="float" office:value="53.549999" calcext:value-type="float">
            <text:p>53.549999</text:p>
          </table:table-cell>
          <table:table-cell office:value-type="float" office:value="782.75" calcext:value-type="float">
            <text:p>782.75</text:p>
          </table:table-cell>
          <table:table-cell office:value-type="float" office:value="766.469971" calcext:value-type="float">
            <text:p>766.469971</text:p>
          </table:table-cell>
          <table:table-cell office:value-type="float" office:value="156.490005" calcext:value-type="float">
            <text:p>156.490005</text:p>
          </table:table-cell>
          <table:table-cell office:value-type="float" office:value="115.800003" calcext:value-type="float">
            <text:p>115.800003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83.879997" calcext:value-type="float">
            <text:p>83.879997</text:p>
          </table:table-cell>
          <table:table-cell office:value-type="float" office:value="41.5" calcext:value-type="float">
            <text:p>41.5</text:p>
          </table:table-cell>
          <table:table-cell office:value-type="float" office:value="234.100006" calcext:value-type="float">
            <text:p>234.100006</text:p>
          </table:table-cell>
          <table:table-cell office:value-type="float" office:value="34.889999" calcext:value-type="float">
            <text:p>34.889999</text:p>
          </table:table-cell>
          <table:table-cell office:value-type="float" office:value="118.379997" calcext:value-type="float">
            <text:p>118.379997</text:p>
          </table:table-cell>
          <table:table-cell office:value-type="float" office:value="87.25" calcext:value-type="float">
            <text:p>87.25</text:p>
          </table:table-cell>
          <table:table-cell office:value-type="float" office:value="20.92" calcext:value-type="float">
            <text:p>20.92</text:p>
          </table:table-cell>
          <table:table-cell office:value-type="float" office:value="50.82" calcext:value-type="float">
            <text:p>50.82</text:p>
          </table:table-cell>
          <table:table-cell office:value-type="float" office:value="53.959999" calcext:value-type="float">
            <text:p>53.959999</text:p>
          </table:table-cell>
          <table:table-cell office:value-type="float" office:value="778.809998" calcext:value-type="float">
            <text:p>778.809998</text:p>
          </table:table-cell>
          <table:table-cell office:value-type="float" office:value="757.919983" calcext:value-type="float">
            <text:p>757.919983</text:p>
          </table:table-cell>
          <table:table-cell office:value-type="float" office:value="156.300003" calcext:value-type="float">
            <text:p>156.300003</text:p>
          </table:table-cell>
          <table:table-cell office:value-type="float" office:value="115.779999" calcext:value-type="float">
            <text:p>115.779999</text:p>
          </table:table-cell>
          <table:table-cell office:value-type="float" office:value="62.919998" calcext:value-type="float">
            <text:p>62.919998</text:p>
          </table:table-cell>
        </table:table-row>
        <table:table-row table:style-name="ro1">
          <table:table-cell office:value-type="float" office:value="84.449997" calcext:value-type="float">
            <text:p>84.449997</text:p>
          </table:table-cell>
          <table:table-cell office:value-type="float" office:value="41.880001" calcext:value-type="float">
            <text:p>41.880001</text:p>
          </table:table-cell>
          <table:table-cell office:value-type="float" office:value="235.240005" calcext:value-type="float">
            <text:p>235.240005</text:p>
          </table:table-cell>
          <table:table-cell office:value-type="float" office:value="35.509998" calcext:value-type="float">
            <text:p>35.509998</text:p>
          </table:table-cell>
          <table:table-cell office:value-type="float" office:value="118.410004" calcext:value-type="float">
            <text:p>118.410004</text:p>
          </table:table-cell>
          <table:table-cell office:value-type="float" office:value="87.07" calcext:value-type="float">
            <text:p>87.07</text:p>
          </table:table-cell>
          <table:table-cell office:value-type="float" office:value="21.67" calcext:value-type="float">
            <text:p>21.67</text:p>
          </table:table-cell>
          <table:table-cell office:value-type="float" office:value="50.700001" calcext:value-type="float">
            <text:p>50.700001</text:p>
          </table:table-cell>
          <table:table-cell office:value-type="float" office:value="54.549999" calcext:value-type="float">
            <text:p>54.549999</text:p>
          </table:table-cell>
          <table:table-cell office:value-type="float" office:value="788.359985" calcext:value-type="float">
            <text:p>788.359985</text:p>
          </table:table-cell>
          <table:table-cell office:value-type="float" office:value="758.390015" calcext:value-type="float">
            <text:p>758.390015</text:p>
          </table:table-cell>
          <table:table-cell office:value-type="float" office:value="157.809998" calcext:value-type="float">
            <text:p>157.809998</text:p>
          </table:table-cell>
          <table:table-cell office:value-type="float" office:value="115.5" calcext:value-type="float">
            <text:p>115.5</text:p>
          </table:table-cell>
          <table:table-cell office:value-type="float" office:value="62.639999" calcext:value-type="float">
            <text:p>62.639999</text:p>
          </table:table-cell>
        </table:table-row>
        <table:table-row table:style-name="ro1">
          <table:table-cell office:value-type="float" office:value="84.410004" calcext:value-type="float">
            <text:p>84.410004</text:p>
          </table:table-cell>
          <table:table-cell office:value-type="float" office:value="41.66" calcext:value-type="float">
            <text:p>41.66</text:p>
          </table:table-cell>
          <table:table-cell office:value-type="float" office:value="235.210007" calcext:value-type="float">
            <text:p>235.210007</text:p>
          </table:table-cell>
          <table:table-cell office:value-type="float" office:value="35.84" calcext:value-type="float">
            <text:p>35.84</text:p>
          </table:table-cell>
          <table:table-cell office:value-type="float" office:value="118" calcext:value-type="float">
            <text:p>118</text:p>
          </table:table-cell>
          <table:table-cell office:value-type="float" office:value="87.239998" calcext:value-type="float">
            <text:p>87.239998</text:p>
          </table:table-cell>
          <table:table-cell office:value-type="float" office:value="21.790001" calcext:value-type="float">
            <text:p>21.790001</text:p>
          </table:table-cell>
          <table:table-cell office:value-type="float" office:value="51.209999" calcext:value-type="float">
            <text:p>51.209999</text:p>
          </table:table-cell>
          <table:table-cell office:value-type="float" office:value="54.779999" calcext:value-type="float">
            <text:p>54.779999</text:p>
          </table:table-cell>
          <table:table-cell office:value-type="float" office:value="786.080017" calcext:value-type="float">
            <text:p>786.080017</text:p>
          </table:table-cell>
          <table:table-cell office:value-type="float" office:value="761.549988" calcext:value-type="float">
            <text:p>761.549988</text:p>
          </table:table-cell>
          <table:table-cell office:value-type="float" office:value="158.410004" calcext:value-type="float">
            <text:p>158.410004</text:p>
          </table:table-cell>
          <table:table-cell office:value-type="float" office:value="116" calcext:value-type="float">
            <text:p>116</text:p>
          </table:table-cell>
          <table:table-cell office:value-type="float" office:value="63.380001" calcext:value-type="float">
            <text:p>63.380001</text:p>
          </table:table-cell>
        </table:table-row>
        <table:table-row table:style-name="ro1">
          <table:table-cell office:value-type="float" office:value="84.940002" calcext:value-type="float">
            <text:p>84.940002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235.899994" calcext:value-type="float">
            <text:p>235.899994</text:p>
          </table:table-cell>
          <table:table-cell office:value-type="float" office:value="36.080002" calcext:value-type="float">
            <text:p>36.080002</text:p>
          </table:table-cell>
          <table:table-cell office:value-type="float" office:value="117.449997" calcext:value-type="float">
            <text:p>117.449997</text:p>
          </table:table-cell>
          <table:table-cell office:value-type="float" office:value="87.239998" calcext:value-type="float">
            <text:p>87.239998</text:p>
          </table:table-cell>
          <table:table-cell office:value-type="float" office:value="21.709999" calcext:value-type="float">
            <text:p>21.709999</text:p>
          </table:table-cell>
          <table:table-cell office:value-type="float" office:value="51.02" calcext:value-type="float">
            <text:p>51.02</text:p>
          </table:table-cell>
          <table:table-cell office:value-type="float" office:value="53.669998" calcext:value-type="float">
            <text:p>53.669998</text:p>
          </table:table-cell>
          <table:table-cell office:value-type="float" office:value="795.26001" calcext:value-type="float">
            <text:p>795.26001</text:p>
          </table:table-cell>
          <table:table-cell office:value-type="float" office:value="782.359985" calcext:value-type="float">
            <text:p>782.359985</text:p>
          </table:table-cell>
          <table:table-cell office:value-type="float" office:value="158.979996" calcext:value-type="float">
            <text:p>158.979996</text:p>
          </table:table-cell>
          <table:table-cell office:value-type="float" office:value="116.669998" calcext:value-type="float">
            <text:p>116.669998</text:p>
          </table:table-cell>
          <table:table-cell office:value-type="float" office:value="63.880001" calcext:value-type="float">
            <text:p>63.880001</text:p>
          </table:table-cell>
        </table:table-row>
        <table:table-row table:style-name="ro1">
          <table:table-cell office:value-type="float" office:value="84.059998" calcext:value-type="float">
            <text:p>84.059998</text:p>
          </table:table-cell>
          <table:table-cell office:value-type="float" office:value="41.23" calcext:value-type="float">
            <text:p>41.23</text:p>
          </table:table-cell>
          <table:table-cell office:value-type="float" office:value="236.839996" calcext:value-type="float">
            <text:p>236.839996</text:p>
          </table:table-cell>
          <table:table-cell office:value-type="float" office:value="35.900002" calcext:value-type="float">
            <text:p>35.900002</text:p>
          </table:table-cell>
          <table:table-cell office:value-type="float" office:value="116.290001" calcext:value-type="float">
            <text:p>116.290001</text:p>
          </table:table-cell>
          <table:table-cell office:value-type="float" office:value="85.610001" calcext:value-type="float">
            <text:p>85.610001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50.27" calcext:value-type="float">
            <text:p>50.27</text:p>
          </table:table-cell>
          <table:table-cell office:value-type="float" office:value="53.220001" calcext:value-type="float">
            <text:p>53.220001</text:p>
          </table:table-cell>
          <table:table-cell office:value-type="float" office:value="806.400024" calcext:value-type="float">
            <text:p>806.400024</text:p>
          </table:table-cell>
          <table:table-cell office:value-type="float" office:value="798" calcext:value-type="float">
            <text:p>798</text:p>
          </table:table-cell>
          <table:table-cell office:value-type="float" office:value="159" calcext:value-type="float">
            <text:p>159</text:p>
          </table:table-cell>
          <table:table-cell office:value-type="float" office:value="116.349998" calcext:value-type="float">
            <text:p>116.349998</text:p>
          </table:table-cell>
          <table:table-cell office:value-type="float" office:value="63.799999" calcext:value-type="float">
            <text:p>63.799999</text:p>
          </table:table-cell>
        </table:table-row>
        <table:table-row table:style-name="ro1">
          <table:table-cell office:value-type="float" office:value="84.339996" calcext:value-type="float">
            <text:p>84.339996</text:p>
          </table:table-cell>
          <table:table-cell office:value-type="float" office:value="41.439999" calcext:value-type="float">
            <text:p>41.439999</text:p>
          </table:table-cell>
          <table:table-cell office:value-type="float" office:value="235.460007" calcext:value-type="float">
            <text:p>235.460007</text:p>
          </table:table-cell>
          <table:table-cell office:value-type="float" office:value="35.419998" calcext:value-type="float">
            <text:p>35.419998</text:p>
          </table:table-cell>
          <table:table-cell office:value-type="float" office:value="115.559998" calcext:value-type="float">
            <text:p>115.559998</text:p>
          </table:table-cell>
          <table:table-cell office:value-type="float" office:value="85.529999" calcext:value-type="float">
            <text:p>85.529999</text:p>
          </table:table-cell>
          <table:table-cell office:value-type="float" office:value="21.74" calcext:value-type="float">
            <text:p>21.74</text:p>
          </table:table-cell>
          <table:table-cell office:value-type="float" office:value="49.880001" calcext:value-type="float">
            <text:p>49.880001</text:p>
          </table:table-cell>
          <table:table-cell office:value-type="float" office:value="52.689999" calcext:value-type="float">
            <text:p>52.689999</text:p>
          </table:table-cell>
          <table:table-cell office:value-type="float" office:value="807.859985" calcext:value-type="float">
            <text:p>807.859985</text:p>
          </table:table-cell>
          <table:table-cell office:value-type="float" office:value="796.599976" calcext:value-type="float">
            <text:p>796.599976</text:p>
          </table:table-cell>
          <table:table-cell office:value-type="float" office:value="158.960007" calcext:value-type="float">
            <text:p>158.960007</text:p>
          </table:table-cell>
          <table:table-cell office:value-type="float" office:value="116.029999" calcext:value-type="float">
            <text:p>116.029999</text:p>
          </table:table-cell>
          <table:table-cell office:value-type="float" office:value="64.050003" calcext:value-type="float">
            <text:p>64.050003</text:p>
          </table:table-cell>
        </table:table-row>
        <table:table-row table:style-name="ro1">
          <table:table-cell office:value-type="float" office:value="83.389999" calcext:value-type="float">
            <text:p>83.389999</text:p>
          </table:table-cell>
          <table:table-cell office:value-type="float" office:value="40.849998" calcext:value-type="float">
            <text:p>40.849998</text:p>
          </table:table-cell>
          <table:table-cell office:value-type="float" office:value="233.800003" calcext:value-type="float">
            <text:p>233.800003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115.150002" calcext:value-type="float">
            <text:p>115.150002</text:p>
          </table:table-cell>
          <table:table-cell office:value-type="float" office:value="84.449997" calcext:value-type="float">
            <text:p>84.449997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49.959999" calcext:value-type="float">
            <text:p>49.959999</text:p>
          </table:table-cell>
          <table:table-cell office:value-type="float" office:value="52.619999" calcext:value-type="float">
            <text:p>52.619999</text:p>
          </table:table-cell>
          <table:table-cell office:value-type="float" office:value="805" calcext:value-type="float">
            <text:p>805</text:p>
          </table:table-cell>
          <table:table-cell office:value-type="float" office:value="793.659973" calcext:value-type="float">
            <text:p>793.659973</text:p>
          </table:table-cell>
          <table:table-cell office:value-type="float" office:value="159.539993" calcext:value-type="float">
            <text:p>159.539993</text:p>
          </table:table-cell>
          <table:table-cell office:value-type="float" office:value="116.080002" calcext:value-type="float">
            <text:p>116.080002</text:p>
          </table:table-cell>
          <table:table-cell office:value-type="float" office:value="63.380001" calcext:value-type="float">
            <text:p>63.380001</text:p>
          </table:table-cell>
        </table:table-row>
        <table:table-row table:style-name="ro1">
          <table:table-cell office:value-type="float" office:value="83.709999" calcext:value-type="float">
            <text:p>83.709999</text:p>
          </table:table-cell>
          <table:table-cell office:value-type="float" office:value="41.009998" calcext:value-type="float">
            <text:p>41.009998</text:p>
          </table:table-cell>
          <table:table-cell office:value-type="float" office:value="231.380005" calcext:value-type="float">
            <text:p>231.380005</text:p>
          </table:table-cell>
          <table:table-cell office:value-type="float" office:value="34.860001" calcext:value-type="float">
            <text:p>34.860001</text:p>
          </table:table-cell>
          <table:table-cell office:value-type="float" office:value="116.5" calcext:value-type="float">
            <text:p>116.5</text:p>
          </table:table-cell>
          <table:table-cell office:value-type="float" office:value="85.110001" calcext:value-type="float">
            <text:p>85.110001</text:p>
          </table:table-cell>
          <table:table-cell office:value-type="float" office:value="22" calcext:value-type="float">
            <text:p>22</text:p>
          </table:table-cell>
          <table:table-cell office:value-type="float" office:value="51.5" calcext:value-type="float">
            <text:p>51.5</text:p>
          </table:table-cell>
          <table:table-cell office:value-type="float" office:value="52.43" calcext:value-type="float">
            <text:p>52.43</text:p>
          </table:table-cell>
          <table:table-cell office:value-type="float" office:value="807.140015" calcext:value-type="float">
            <text:p>807.140015</text:p>
          </table:table-cell>
          <table:table-cell office:value-type="float" office:value="800.309998" calcext:value-type="float">
            <text:p>800.309998</text:p>
          </table:table-cell>
          <table:table-cell office:value-type="float" office:value="159.149994" calcext:value-type="float">
            <text:p>159.149994</text:p>
          </table:table-cell>
          <table:table-cell office:value-type="float" office:value="114.269997" calcext:value-type="float">
            <text:p>114.269997</text:p>
          </table:table-cell>
          <table:table-cell office:value-type="float" office:value="60.77" calcext:value-type="float">
            <text:p>60.77</text:p>
          </table:table-cell>
        </table:table-row>
        <table:table-row table:style-name="ro1">
          <table:table-cell office:value-type="float" office:value="83.849998" calcext:value-type="float">
            <text:p>83.849998</text:p>
          </table:table-cell>
          <table:table-cell office:value-type="float" office:value="41" calcext:value-type="float">
            <text:p>41</text:p>
          </table:table-cell>
          <table:table-cell office:value-type="float" office:value="229" calcext:value-type="float">
            <text:p>229</text:p>
          </table:table-cell>
          <table:table-cell office:value-type="float" office:value="35.349998" calcext:value-type="float">
            <text:p>35.349998</text:p>
          </table:table-cell>
          <table:table-cell office:value-type="float" office:value="115.860001" calcext:value-type="float">
            <text:p>115.860001</text:p>
          </table:table-cell>
          <table:table-cell office:value-type="float" office:value="85.199997" calcext:value-type="float">
            <text:p>85.199997</text:p>
          </table:table-cell>
          <table:table-cell office:value-type="float" office:value="22.09" calcext:value-type="float">
            <text:p>22.09</text:p>
          </table:table-cell>
          <table:table-cell office:value-type="float" office:value="49.900002" calcext:value-type="float">
            <text:p>49.900002</text:p>
          </table:table-cell>
          <table:table-cell office:value-type="float" office:value="52.720001" calcext:value-type="float">
            <text:p>52.720001</text:p>
          </table:table-cell>
          <table:table-cell office:value-type="float" office:value="807.47998" calcext:value-type="float">
            <text:p>807.47998</text:p>
          </table:table-cell>
          <table:table-cell office:value-type="float" office:value="814.320007" calcext:value-type="float">
            <text:p>814.320007</text:p>
          </table:table-cell>
          <table:table-cell office:value-type="float" office:value="158.740005" calcext:value-type="float">
            <text:p>158.740005</text:p>
          </table:table-cell>
          <table:table-cell office:value-type="float" office:value="114.940002" calcext:value-type="float">
            <text:p>114.940002</text:p>
          </table:table-cell>
          <table:table-cell office:value-type="float" office:value="61.349998" calcext:value-type="float">
            <text:p>61.349998</text:p>
          </table:table-cell>
        </table:table-row>
        <table:table-row table:style-name="ro1">
          <table:table-cell office:value-type="float" office:value="83.900002" calcext:value-type="float">
            <text:p>83.900002</text:p>
          </table:table-cell>
          <table:table-cell office:value-type="float" office:value="40.84" calcext:value-type="float">
            <text:p>40.84</text:p>
          </table:table-cell>
          <table:table-cell office:value-type="float" office:value="230.779999" calcext:value-type="float">
            <text:p>230.779999</text:p>
          </table:table-cell>
          <table:table-cell office:value-type="float" office:value="35.580002" calcext:value-type="float">
            <text:p>35.580002</text:p>
          </table:table-cell>
          <table:table-cell office:value-type="float" office:value="116.400002" calcext:value-type="float">
            <text:p>116.400002</text:p>
          </table:table-cell>
          <table:table-cell office:value-type="float" office:value="85.629997" calcext:value-type="float">
            <text:p>85.629997</text:p>
          </table:table-cell>
          <table:table-cell office:value-type="float" office:value="22.5" calcext:value-type="float">
            <text:p>22.5</text:p>
          </table:table-cell>
          <table:table-cell office:value-type="float" office:value="50.560001" calcext:value-type="float">
            <text:p>50.560001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807.080017" calcext:value-type="float">
            <text:p>807.080017</text:p>
          </table:table-cell>
          <table:table-cell office:value-type="float" office:value="815.700012" calcext:value-type="float">
            <text:p>815.700012</text:p>
          </table:table-cell>
          <table:table-cell office:value-type="float" office:value="158.199997" calcext:value-type="float">
            <text:p>158.199997</text:p>
          </table:table-cell>
          <table:table-cell office:value-type="float" office:value="113.940002" calcext:value-type="float">
            <text:p>113.940002</text:p>
          </table:table-cell>
          <table:table-cell office:value-type="float" office:value="61.75" calcext:value-type="float">
            <text:p>61.75</text:p>
          </table:table-cell>
        </table:table-row>
        <table:table-row table:style-name="ro1">
          <table:table-cell office:value-type="float" office:value="84.800003" calcext:value-type="float">
            <text:p>84.800003</text:p>
          </table:table-cell>
          <table:table-cell office:value-type="float" office:value="41.25" calcext:value-type="float">
            <text:p>41.25</text:p>
          </table:table-cell>
          <table:table-cell office:value-type="float" office:value="228.460007" calcext:value-type="float">
            <text:p>228.460007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115.68" calcext:value-type="float">
            <text:p>115.68</text:p>
          </table:table-cell>
          <table:table-cell office:value-type="float" office:value="87.389999" calcext:value-type="float">
            <text:p>87.389999</text:p>
          </table:table-cell>
          <table:table-cell office:value-type="float" office:value="22.459999" calcext:value-type="float">
            <text:p>22.459999</text:p>
          </table:table-cell>
          <table:table-cell office:value-type="float" office:value="49.799999" calcext:value-type="float">
            <text:p>49.799999</text:p>
          </table:table-cell>
          <table:table-cell office:value-type="float" office:value="52.52" calcext:value-type="float">
            <text:p>52.52</text:p>
          </table:table-cell>
          <table:table-cell office:value-type="float" office:value="805.809998" calcext:value-type="float">
            <text:p>805.809998</text:p>
          </table:table-cell>
          <table:table-cell office:value-type="float" office:value="809.5" calcext:value-type="float">
            <text:p>809.5</text:p>
          </table:table-cell>
          <table:table-cell office:value-type="float" office:value="157.550003" calcext:value-type="float">
            <text:p>157.550003</text:p>
          </table:table-cell>
          <table:table-cell office:value-type="float" office:value="114.870003" calcext:value-type="float">
            <text:p>114.870003</text:p>
          </table:table-cell>
          <table:table-cell office:value-type="float" office:value="61.759998" calcext:value-type="float">
            <text:p>61.759998</text:p>
          </table:table-cell>
        </table:table-row>
        <table:table-row table:style-name="ro1">
          <table:table-cell office:value-type="float" office:value="84.629997" calcext:value-type="float">
            <text:p>84.629997</text:p>
          </table:table-cell>
          <table:table-cell office:value-type="float" office:value="41.139999" calcext:value-type="float">
            <text:p>41.139999</text:p>
          </table:table-cell>
          <table:table-cell office:value-type="float" office:value="231.259995" calcext:value-type="float">
            <text:p>231.259995</text:p>
          </table:table-cell>
          <table:table-cell office:value-type="float" office:value="36.07" calcext:value-type="float">
            <text:p>36.07</text:p>
          </table:table-cell>
          <table:table-cell office:value-type="float" office:value="115.889999" calcext:value-type="float">
            <text:p>115.889999</text:p>
          </table:table-cell>
          <table:table-cell office:value-type="float" office:value="87.059998" calcext:value-type="float">
            <text:p>87.059998</text:p>
          </table:table-cell>
          <table:table-cell office:value-type="float" office:value="22" calcext:value-type="float">
            <text:p>22</text:p>
          </table:table-cell>
          <table:table-cell office:value-type="float" office:value="50.200001" calcext:value-type="float">
            <text:p>50.200001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805.119995" calcext:value-type="float">
            <text:p>805.119995</text:p>
          </table:table-cell>
          <table:table-cell office:value-type="float" office:value="810" calcext:value-type="float">
            <text:p>810</text:p>
          </table:table-cell>
          <table:table-cell office:value-type="float" office:value="158.869995" calcext:value-type="float">
            <text:p>158.869995</text:p>
          </table:table-cell>
          <table:table-cell office:value-type="float" office:value="114.68" calcext:value-type="float">
            <text:p>114.68</text:p>
          </table:table-cell>
          <table:table-cell office:value-type="float" office:value="61.450001" calcext:value-type="float">
            <text:p>61.450001</text:p>
          </table:table-cell>
        </table:table-row>
        <table:table-row table:style-name="ro1">
          <table:table-cell office:value-type="float" office:value="86.889999" calcext:value-type="float">
            <text:p>86.889999</text:p>
          </table:table-cell>
          <table:table-cell office:value-type="float" office:value="41.27" calcext:value-type="float">
            <text:p>41.27</text:p>
          </table:table-cell>
          <table:table-cell office:value-type="float" office:value="233.110001" calcext:value-type="float">
            <text:p>233.110001</text:p>
          </table:table-cell>
          <table:table-cell office:value-type="float" office:value="36.41" calcext:value-type="float">
            <text:p>36.41</text:p>
          </table:table-cell>
          <table:table-cell office:value-type="float" office:value="116.32" calcext:value-type="float">
            <text:p>116.32</text:p>
          </table:table-cell>
          <table:table-cell office:value-type="float" office:value="86.110001" calcext:value-type="float">
            <text:p>86.110001</text:p>
          </table:table-cell>
          <table:table-cell office:value-type="float" office:value="22.73" calcext:value-type="float">
            <text:p>22.73</text:p>
          </table:table-cell>
          <table:table-cell office:value-type="float" office:value="50.389999" calcext:value-type="float">
            <text:p>50.389999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806.909973" calcext:value-type="float">
            <text:p>806.909973</text:p>
          </table:table-cell>
          <table:table-cell office:value-type="float" office:value="815.280029" calcext:value-type="float">
            <text:p>815.280029</text:p>
          </table:table-cell>
          <table:table-cell office:value-type="float" office:value="159.809998" calcext:value-type="float">
            <text:p>159.809998</text:p>
          </table:table-cell>
          <table:table-cell office:value-type="float" office:value="114.489998" calcext:value-type="float">
            <text:p>114.489998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float" office:value="87.089996" calcext:value-type="float">
            <text:p>87.089996</text:p>
          </table:table-cell>
          <table:table-cell office:value-type="float" office:value="41.310001" calcext:value-type="float">
            <text:p>41.310001</text:p>
          </table:table-cell>
          <table:table-cell office:value-type="float" office:value="233" calcext:value-type="float">
            <text:p>233</text:p>
          </table:table-cell>
          <table:table-cell office:value-type="float" office:value="36.220001" calcext:value-type="float">
            <text:p>36.220001</text:p>
          </table:table-cell>
          <table:table-cell office:value-type="float" office:value="115.120003" calcext:value-type="float">
            <text:p>115.120003</text:p>
          </table:table-cell>
          <table:table-cell office:value-type="float" office:value="86.900002" calcext:value-type="float">
            <text:p>86.900002</text:p>
          </table:table-cell>
          <table:table-cell office:value-type="float" office:value="22.559999" calcext:value-type="float">
            <text:p>22.559999</text:p>
          </table:table-cell>
          <table:table-cell office:value-type="float" office:value="50.259998" calcext:value-type="float">
            <text:p>50.259998</text:p>
          </table:table-cell>
          <table:table-cell office:value-type="float" office:value="52.459999" calcext:value-type="float">
            <text:p>52.459999</text:p>
          </table:table-cell>
          <table:table-cell office:value-type="float" office:value="807.25" calcext:value-type="float">
            <text:p>807.25</text:p>
          </table:table-cell>
          <table:table-cell office:value-type="float" office:value="806.799988" calcext:value-type="float">
            <text:p>806.799988</text:p>
          </table:table-cell>
          <table:table-cell office:value-type="float" office:value="158.940002" calcext:value-type="float">
            <text:p>158.940002</text:p>
          </table:table-cell>
          <table:table-cell office:value-type="float" office:value="114.510002" calcext:value-type="float">
            <text:p>114.510002</text:p>
          </table:table-cell>
          <table:table-cell office:value-type="float" office:value="61.02" calcext:value-type="float">
            <text:p>61.02</text:p>
          </table:table-cell>
        </table:table-row>
        <table:table-row table:style-name="ro1">
          <table:table-cell office:value-type="float" office:value="87.220001" calcext:value-type="float">
            <text:p>87.220001</text:p>
          </table:table-cell>
          <table:table-cell office:value-type="float" office:value="41.470001" calcext:value-type="float">
            <text:p>41.470001</text:p>
          </table:table-cell>
          <table:table-cell office:value-type="float" office:value="229.399994" calcext:value-type="float">
            <text:p>229.399994</text:p>
          </table:table-cell>
          <table:table-cell office:value-type="float" office:value="36.200001" calcext:value-type="float">
            <text:p>36.200001</text:p>
          </table:table-cell>
          <table:table-cell office:value-type="float" office:value="115.849998" calcext:value-type="float">
            <text:p>115.849998</text:p>
          </table:table-cell>
          <table:table-cell office:value-type="float" office:value="87.129997" calcext:value-type="float">
            <text:p>87.129997</text:p>
          </table:table-cell>
          <table:table-cell office:value-type="float" office:value="22.32" calcext:value-type="float">
            <text:p>22.32</text:p>
          </table:table-cell>
          <table:table-cell office:value-type="float" office:value="50.139999" calcext:value-type="float">
            <text:p>50.139999</text:p>
          </table:table-cell>
          <table:table-cell office:value-type="float" office:value="50.259998" calcext:value-type="float">
            <text:p>50.259998</text:p>
          </table:table-cell>
          <table:table-cell office:value-type="float" office:value="822.299988" calcext:value-type="float">
            <text:p>822.299988</text:p>
          </table:table-cell>
          <table:table-cell office:value-type="float" office:value="822" calcext:value-type="float">
            <text:p>822</text:p>
          </table:table-cell>
          <table:table-cell office:value-type="float" office:value="158.580002" calcext:value-type="float">
            <text:p>158.580002</text:p>
          </table:table-cell>
          <table:table-cell office:value-type="float" office:value="112.910004" calcext:value-type="float">
            <text:p>112.910004</text:p>
          </table:table-cell>
          <table:table-cell office:value-type="float" office:value="60.91" calcext:value-type="float">
            <text:p>60.91</text:p>
          </table:table-cell>
        </table:table-row>
        <table:table-row table:style-name="ro1">
          <table:table-cell office:value-type="float" office:value="87.839996" calcext:value-type="float">
            <text:p>87.839996</text:p>
          </table:table-cell>
          <table:table-cell office:value-type="float" office:value="41.939999" calcext:value-type="float">
            <text:p>41.939999</text:p>
          </table:table-cell>
          <table:table-cell office:value-type="float" office:value="233.190002" calcext:value-type="float">
            <text:p>233.190002</text:p>
          </table:table-cell>
          <table:table-cell office:value-type="float" office:value="36.57" calcext:value-type="float">
            <text:p>36.57</text:p>
          </table:table-cell>
          <table:table-cell office:value-type="float" office:value="116.900002" calcext:value-type="float">
            <text:p>116.900002</text:p>
          </table:table-cell>
          <table:table-cell office:value-type="float" office:value="88.029999" calcext:value-type="float">
            <text:p>88.029999</text:p>
          </table:table-cell>
          <table:table-cell office:value-type="float" office:value="22.620001" calcext:value-type="float">
            <text:p>22.620001</text:p>
          </table:table-cell>
          <table:table-cell office:value-type="float" office:value="50.41" calcext:value-type="float">
            <text:p>50.41</text:p>
          </table:table-cell>
          <table:table-cell office:value-type="float" office:value="49.5" calcext:value-type="float">
            <text:p>49.5</text:p>
          </table:table-cell>
          <table:table-cell office:value-type="float" office:value="829.619995" calcext:value-type="float">
            <text:p>829.619995</text:p>
          </table:table-cell>
          <table:table-cell office:value-type="float" office:value="825.789978" calcext:value-type="float">
            <text:p>825.789978</text:p>
          </table:table-cell>
          <table:table-cell office:value-type="float" office:value="163.589996" calcext:value-type="float">
            <text:p>163.589996</text:p>
          </table:table-cell>
          <table:table-cell office:value-type="float" office:value="111.93" calcext:value-type="float">
            <text:p>111.93</text:p>
          </table:table-cell>
          <table:table-cell office:value-type="float" office:value="60.599998" calcext:value-type="float">
            <text:p>60.599998</text:p>
          </table:table-cell>
        </table:table-row>
        <table:table-row table:style-name="ro1">
          <table:table-cell office:value-type="float" office:value="87.120003" calcext:value-type="float">
            <text:p>87.120003</text:p>
          </table:table-cell>
          <table:table-cell office:value-type="float" office:value="42.029999" calcext:value-type="float">
            <text:p>42.029999</text:p>
          </table:table-cell>
          <table:table-cell office:value-type="float" office:value="229.210007" calcext:value-type="float">
            <text:p>229.210007</text:p>
          </table:table-cell>
          <table:table-cell office:value-type="float" office:value="36.490002" calcext:value-type="float">
            <text:p>36.490002</text:p>
          </table:table-cell>
          <table:table-cell office:value-type="float" office:value="117.5" calcext:value-type="float">
            <text:p>117.5</text:p>
          </table:table-cell>
          <table:table-cell office:value-type="float" office:value="88.059998" calcext:value-type="float">
            <text:p>88.059998</text:p>
          </table:table-cell>
          <table:table-cell office:value-type="float" office:value="22.639999" calcext:value-type="float">
            <text:p>22.639999</text:p>
          </table:table-cell>
          <table:table-cell office:value-type="float" office:value="50.630001" calcext:value-type="float">
            <text:p>50.630001</text:p>
          </table:table-cell>
          <table:table-cell office:value-type="float" office:value="48.75" calcext:value-type="float">
            <text:p>48.75</text:p>
          </table:table-cell>
          <table:table-cell office:value-type="float" office:value="837.809998" calcext:value-type="float">
            <text:p>837.809998</text:p>
          </table:table-cell>
          <table:table-cell office:value-type="float" office:value="835.530029" calcext:value-type="float">
            <text:p>835.530029</text:p>
          </table:table-cell>
          <table:table-cell office:value-type="float" office:value="167.25" calcext:value-type="float">
            <text:p>167.25</text:p>
          </table:table-cell>
          <table:table-cell office:value-type="float" office:value="112" calcext:value-type="float">
            <text:p>112</text:p>
          </table:table-cell>
          <table:table-cell office:value-type="float" office:value="61.16" calcext:value-type="float">
            <text:p>61.16</text:p>
          </table:table-cell>
        </table:table-row>
        <table:table-row table:style-name="ro1">
          <table:table-cell office:value-type="float" office:value="86.449997" calcext:value-type="float">
            <text:p>86.449997</text:p>
          </table:table-cell>
          <table:table-cell office:value-type="float" office:value="41.91" calcext:value-type="float">
            <text:p>41.91</text:p>
          </table:table-cell>
          <table:table-cell office:value-type="float" office:value="227.029999" calcext:value-type="float">
            <text:p>227.029999</text:p>
          </table:table-cell>
          <table:table-cell office:value-type="float" office:value="36.139999" calcext:value-type="float">
            <text:p>36.139999</text:p>
          </table:table-cell>
          <table:table-cell office:value-type="float" office:value="113.529999" calcext:value-type="float">
            <text:p>113.529999</text:p>
          </table:table-cell>
          <table:table-cell office:value-type="float" office:value="88.160004" calcext:value-type="float">
            <text:p>88.160004</text:p>
          </table:table-cell>
          <table:table-cell office:value-type="float" office:value="22.42" calcext:value-type="float">
            <text:p>22.42</text:p>
          </table:table-cell>
          <table:table-cell office:value-type="float" office:value="50.330002" calcext:value-type="float">
            <text:p>50.330002</text:p>
          </table:table-cell>
          <table:table-cell office:value-type="float" office:value="49.349998" calcext:value-type="float">
            <text:p>49.349998</text:p>
          </table:table-cell>
          <table:table-cell office:value-type="float" office:value="834.710022" calcext:value-type="float">
            <text:p>834.710022</text:p>
          </table:table-cell>
          <table:table-cell office:value-type="float" office:value="839" calcext:value-type="float">
            <text:p>839</text:p>
          </table:table-cell>
          <table:table-cell office:value-type="float" office:value="169.210007" calcext:value-type="float">
            <text:p>169.210007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.779999" calcext:value-type="float">
            <text:p>86.779999</text:p>
          </table:table-cell>
          <table:table-cell office:value-type="float" office:value="41.299999" calcext:value-type="float">
            <text:p>41.299999</text:p>
          </table:table-cell>
          <table:table-cell office:value-type="float" office:value="230.100006" calcext:value-type="float">
            <text:p>230.100006</text:p>
          </table:table-cell>
          <table:table-cell office:value-type="float" office:value="36.18" calcext:value-type="float">
            <text:p>36.18</text:p>
          </table:table-cell>
          <table:table-cell office:value-type="float" office:value="113.150002" calcext:value-type="float">
            <text:p>113.150002</text:p>
          </table:table-cell>
          <table:table-cell office:value-type="float" office:value="86.940002" calcext:value-type="float">
            <text:p>86.940002</text:p>
          </table:table-cell>
          <table:table-cell office:value-type="float" office:value="22.219999" calcext:value-type="float">
            <text:p>22.219999</text:p>
          </table:table-cell>
          <table:table-cell office:value-type="float" office:value="49.009998" calcext:value-type="float">
            <text:p>49.009998</text:p>
          </table:table-cell>
          <table:table-cell office:value-type="float" office:value="49.490002" calcext:value-type="float">
            <text:p>49.490002</text:p>
          </table:table-cell>
          <table:table-cell office:value-type="float" office:value="814.659973" calcext:value-type="float">
            <text:p>814.659973</text:p>
          </table:table-cell>
          <table:table-cell office:value-type="float" office:value="833" calcext:value-type="float">
            <text:p>833</text:p>
          </table:table-cell>
          <table:table-cell office:value-type="float" office:value="165.919998" calcext:value-type="float">
            <text:p>165.919998</text:p>
          </table:table-cell>
          <table:table-cell office:value-type="float" office:value="113.400002" calcext:value-type="float">
            <text:p>113.400002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float" office:value="86.629997" calcext:value-type="float">
            <text:p>86.629997</text:p>
          </table:table-cell>
          <table:table-cell office:value-type="float" office:value="41.389999" calcext:value-type="float">
            <text:p>41.389999</text:p>
          </table:table-cell>
          <table:table-cell office:value-type="float" office:value="227.889999" calcext:value-type="float">
            <text:p>227.889999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111.889999" calcext:value-type="float">
            <text:p>111.889999</text:p>
          </table:table-cell>
          <table:table-cell office:value-type="float" office:value="87.349998" calcext:value-type="float">
            <text:p>87.349998</text:p>
          </table:table-cell>
          <table:table-cell office:value-type="float" office:value="22.01" calcext:value-type="float">
            <text:p>22.01</text:p>
          </table:table-cell>
          <table:table-cell office:value-type="float" office:value="47.810001" calcext:value-type="float">
            <text:p>47.810001</text:p>
          </table:table-cell>
          <table:table-cell office:value-type="float" office:value="49.209999" calcext:value-type="float">
            <text:p>49.209999</text:p>
          </table:table-cell>
          <table:table-cell office:value-type="float" office:value="796.859985" calcext:value-type="float">
            <text:p>796.859985</text:p>
          </table:table-cell>
          <table:table-cell office:value-type="float" office:value="823.75" calcext:value-type="float">
            <text:p>823.75</text:p>
          </table:table-cell>
          <table:table-cell office:value-type="float" office:value="164.960007" calcext:value-type="float">
            <text:p>164.960007</text:p>
          </table:table-cell>
          <table:table-cell office:value-type="float" office:value="112.790001" calcext:value-type="float">
            <text:p>112.790001</text:p>
          </table:table-cell>
          <table:table-cell office:value-type="float" office:value="60.009998" calcext:value-type="float">
            <text:p>60.009998</text:p>
          </table:table-cell>
        </table:table-row>
        <table:table-row table:style-name="ro1">
          <table:table-cell office:value-type="float" office:value="87.029999" calcext:value-type="float">
            <text:p>87.029999</text:p>
          </table:table-cell>
          <table:table-cell office:value-type="float" office:value="41.52" calcext:value-type="float">
            <text:p>41.52</text:p>
          </table:table-cell>
          <table:table-cell office:value-type="float" office:value="228.720001" calcext:value-type="float">
            <text:p>228.720001</text:p>
          </table:table-cell>
          <table:table-cell office:value-type="float" office:value="36.060001" calcext:value-type="float">
            <text:p>36.060001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88.279999" calcext:value-type="float">
            <text:p>88.279999</text:p>
          </table:table-cell>
          <table:table-cell office:value-type="float" office:value="22.48" calcext:value-type="float">
            <text:p>22.48</text:p>
          </table:table-cell>
          <table:table-cell office:value-type="float" office:value="49" calcext:value-type="float">
            <text:p>49</text:p>
          </table:table-cell>
          <table:table-cell office:value-type="float" office:value="49.34" calcext:value-type="float">
            <text:p>49.34</text:p>
          </table:table-cell>
          <table:table-cell office:value-type="float" office:value="799.679993" calcext:value-type="float">
            <text:p>799.679993</text:p>
          </table:table-cell>
          <table:table-cell office:value-type="float" office:value="829.210022" calcext:value-type="float">
            <text:p>829.210022</text:p>
          </table:table-cell>
          <table:table-cell office:value-type="float" office:value="164.25" calcext:value-type="float">
            <text:p>164.25</text:p>
          </table:table-cell>
          <table:table-cell office:value-type="float" office:value="112.480003" calcext:value-type="float">
            <text:p>112.480003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87.610001" calcext:value-type="float">
            <text:p>87.610001</text:p>
          </table:table-cell>
          <table:table-cell office:value-type="float" office:value="41.41" calcext:value-type="float">
            <text:p>41.41</text:p>
          </table:table-cell>
          <table:table-cell office:value-type="float" office:value="228.399994" calcext:value-type="float">
            <text:p>228.399994</text:p>
          </table:table-cell>
          <table:table-cell office:value-type="float" office:value="35.91" calcext:value-type="float">
            <text:p>35.91</text:p>
          </table:table-cell>
          <table:table-cell office:value-type="float" office:value="111.169998" calcext:value-type="float">
            <text:p>111.169998</text:p>
          </table:table-cell>
          <table:table-cell office:value-type="float" office:value="86.709999" calcext:value-type="float">
            <text:p>86.709999</text:p>
          </table:table-cell>
          <table:table-cell office:value-type="float" office:value="22.32" calcext:value-type="float">
            <text:p>22.32</text:p>
          </table:table-cell>
          <table:table-cell office:value-type="float" office:value="48.75" calcext:value-type="float">
            <text:p>48.75</text:p>
          </table:table-cell>
          <table:table-cell office:value-type="float" office:value="48.540001" calcext:value-type="float">
            <text:p>48.540001</text:p>
          </table:table-cell>
          <table:table-cell office:value-type="float" office:value="793.799988" calcext:value-type="float">
            <text:p>793.799988</text:p>
          </table:table-cell>
          <table:table-cell office:value-type="float" office:value="836.590027" calcext:value-type="float">
            <text:p>836.590027</text:p>
          </table:table-cell>
          <table:table-cell office:value-type="float" office:value="163.220001" calcext:value-type="float">
            <text:p>163.220001</text:p>
          </table:table-cell>
          <table:table-cell office:value-type="float" office:value="112.82" calcext:value-type="float">
            <text:p>112.82</text:p>
          </table:table-cell>
          <table:table-cell office:value-type="float" office:value="60.650002" calcext:value-type="float">
            <text:p>60.650002</text:p>
          </table:table-cell>
        </table:table-row>
        <table:table-row table:style-name="ro1">
          <table:table-cell office:value-type="float" office:value="88.120003" calcext:value-type="float">
            <text:p>88.120003</text:p>
          </table:table-cell>
          <table:table-cell office:value-type="float" office:value="41.580002" calcext:value-type="float">
            <text:p>41.580002</text:p>
          </table:table-cell>
          <table:table-cell office:value-type="float" office:value="230.059998" calcext:value-type="float">
            <text:p>230.059998</text:p>
          </table:table-cell>
          <table:table-cell office:value-type="float" office:value="36.279999" calcext:value-type="float">
            <text:p>36.279999</text:p>
          </table:table-cell>
          <table:table-cell office:value-type="float" office:value="112.410004" calcext:value-type="float">
            <text:p>112.410004</text:p>
          </table:table-cell>
          <table:table-cell office:value-type="float" office:value="88.339996" calcext:value-type="float">
            <text:p>88.339996</text:p>
          </table:table-cell>
          <table:table-cell office:value-type="float" office:value="22.65" calcext:value-type="float">
            <text:p>22.65</text:p>
          </table:table-cell>
          <table:table-cell office:value-type="float" office:value="48.849998" calcext:value-type="float">
            <text:p>48.849998</text:p>
          </table:table-cell>
          <table:table-cell office:value-type="float" office:value="48.450001" calcext:value-type="float">
            <text:p>48.450001</text:p>
          </table:table-cell>
          <table:table-cell office:value-type="float" office:value="802.98999" calcext:value-type="float">
            <text:p>802.98999</text:p>
          </table:table-cell>
          <table:table-cell office:value-type="float" office:value="806.719971" calcext:value-type="float">
            <text:p>806.719971</text:p>
          </table:table-cell>
          <table:table-cell office:value-type="float" office:value="162.990005" calcext:value-type="float">
            <text:p>162.990005</text:p>
          </table:table-cell>
          <table:table-cell office:value-type="float" office:value="113.5" calcext:value-type="float">
            <text:p>113.5</text:p>
          </table:table-cell>
          <table:table-cell office:value-type="float" office:value="60.900002" calcext:value-type="float">
            <text:p>60.900002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41.529999" calcext:value-type="float">
            <text:p>41.529999</text:p>
          </table:table-cell>
          <table:table-cell office:value-type="float" office:value="231.559998" calcext:value-type="float">
            <text:p>231.559998</text:p>
          </table:table-cell>
          <table:table-cell office:value-type="float" office:value="36.169998" calcext:value-type="float">
            <text:p>36.169998</text:p>
          </table:table-cell>
          <table:table-cell office:value-type="float" office:value="113.279999" calcext:value-type="float">
            <text:p>113.279999</text:p>
          </table:table-cell>
          <table:table-cell office:value-type="float" office:value="88.720001" calcext:value-type="float">
            <text:p>88.720001</text:p>
          </table:table-cell>
          <table:table-cell office:value-type="float" office:value="22.92" calcext:value-type="float">
            <text:p>22.92</text:p>
          </table:table-cell>
          <table:table-cell office:value-type="float" office:value="50.5" calcext:value-type="float">
            <text:p>50.5</text:p>
          </table:table-cell>
          <table:table-cell office:value-type="float" office:value="48.669998" calcext:value-type="float">
            <text:p>48.669998</text:p>
          </table:table-cell>
          <table:table-cell office:value-type="float" office:value="799.700012" calcext:value-type="float">
            <text:p>799.700012</text:p>
          </table:table-cell>
          <table:table-cell office:value-type="float" office:value="809.799988" calcext:value-type="float">
            <text:p>809.799988</text:p>
          </table:table-cell>
          <table:table-cell office:value-type="float" office:value="162.419998" calcext:value-type="float">
            <text:p>162.419998</text:p>
          </table:table-cell>
          <table:table-cell office:value-type="float" office:value="113.459999" calcext:value-type="float">
            <text:p>113.459999</text:p>
          </table:table-cell>
          <table:table-cell office:value-type="float" office:value="60.509998" calcext:value-type="float">
            <text:p>60.509998</text:p>
          </table:table-cell>
        </table:table-row>
        <table:table-row table:style-name="ro1">
          <table:table-cell office:value-type="float" office:value="87.639999" calcext:value-type="float">
            <text:p>87.639999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232.330002" calcext:value-type="float">
            <text:p>232.330002</text:p>
          </table:table-cell>
          <table:table-cell office:value-type="float" office:value="36" calcext:value-type="float">
            <text:p>36</text:p>
          </table:table-cell>
          <table:table-cell office:value-type="float" office:value="112.980003" calcext:value-type="float">
            <text:p>112.980003</text:p>
          </table:table-cell>
          <table:table-cell office:value-type="float" office:value="87.290001" calcext:value-type="float">
            <text:p>87.290001</text:p>
          </table:table-cell>
          <table:table-cell office:value-type="float" office:value="22.4" calcext:value-type="float">
            <text:p>22.4</text:p>
          </table:table-cell>
          <table:table-cell office:value-type="float" office:value="49.549999" calcext:value-type="float">
            <text:p>49.549999</text:p>
          </table:table-cell>
          <table:table-cell office:value-type="float" office:value="48.130001" calcext:value-type="float">
            <text:p>48.130001</text:p>
          </table:table-cell>
          <table:table-cell office:value-type="float" office:value="803.98999" calcext:value-type="float">
            <text:p>803.98999</text:p>
          </table:table-cell>
          <table:table-cell office:value-type="float" office:value="809.309998" calcext:value-type="float">
            <text:p>809.309998</text:p>
          </table:table-cell>
          <table:table-cell office:value-type="float" office:value="165" calcext:value-type="float">
            <text:p>165</text:p>
          </table:table-cell>
          <table:table-cell office:value-type="float" office:value="113.599998" calcext:value-type="float">
            <text:p>113.599998</text:p>
          </table:table-cell>
          <table:table-cell office:value-type="float" office:value="60.650002" calcext:value-type="float">
            <text:p>60.650002</text:p>
          </table:table-cell>
        </table:table-row>
        <table:table-row table:style-name="ro1">
          <table:table-cell office:value-type="float" office:value="88.07" calcext:value-type="float">
            <text:p>88.07</text:p>
          </table:table-cell>
          <table:table-cell office:value-type="float" office:value="41.91" calcext:value-type="float">
            <text:p>41.91</text:p>
          </table:table-cell>
          <table:table-cell office:value-type="float" office:value="232.910004" calcext:value-type="float">
            <text:p>232.910004</text:p>
          </table:table-cell>
          <table:table-cell office:value-type="float" office:value="36.220001" calcext:value-type="float">
            <text:p>36.220001</text:p>
          </table:table-cell>
          <table:table-cell office:value-type="float" office:value="111.129997" calcext:value-type="float">
            <text:p>111.129997</text:p>
          </table:table-cell>
          <table:table-cell office:value-type="float" office:value="87.5" calcext:value-type="float">
            <text:p>87.5</text:p>
          </table:table-cell>
          <table:table-cell office:value-type="float" office:value="22.02" calcext:value-type="float">
            <text:p>22.02</text:p>
          </table:table-cell>
          <table:table-cell office:value-type="float" office:value="49.049999" calcext:value-type="float">
            <text:p>49.049999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807" calcext:value-type="float">
            <text:p>807</text:p>
          </table:table-cell>
          <table:table-cell office:value-type="float" office:value="812.690002" calcext:value-type="float">
            <text:p>812.690002</text:p>
          </table:table-cell>
          <table:table-cell office:value-type="float" office:value="165" calcext:value-type="float">
            <text:p>165</text:p>
          </table:table-cell>
          <table:table-cell office:value-type="float" office:value="113.300003" calcext:value-type="float">
            <text:p>113.300003</text:p>
          </table:table-cell>
          <table:table-cell office:value-type="float" office:value="60.139999" calcext:value-type="float">
            <text:p>60.139999</text:p>
          </table:table-cell>
        </table:table-row>
        <table:table-row table:style-name="ro1">
          <table:table-cell office:value-type="float" office:value="88.330002" calcext:value-type="float">
            <text:p>88.330002</text:p>
          </table:table-cell>
          <table:table-cell office:value-type="float" office:value="42.02" calcext:value-type="float">
            <text:p>42.02</text:p>
          </table:table-cell>
          <table:table-cell office:value-type="float" office:value="232.419998" calcext:value-type="float">
            <text:p>232.419998</text:p>
          </table:table-cell>
          <table:table-cell office:value-type="float" office:value="36.48" calcext:value-type="float">
            <text:p>36.48</text:p>
          </table:table-cell>
          <table:table-cell office:value-type="float" office:value="111.580002" calcext:value-type="float">
            <text:p>111.580002</text:p>
          </table:table-cell>
          <table:table-cell office:value-type="float" office:value="87.730003" calcext:value-type="float">
            <text:p>87.730003</text:p>
          </table:table-cell>
          <table:table-cell office:value-type="float" office:value="22.41" calcext:value-type="float">
            <text:p>22.41</text:p>
          </table:table-cell>
          <table:table-cell office:value-type="float" office:value="50.040001" calcext:value-type="float">
            <text:p>50.040001</text:p>
          </table:table-cell>
          <table:table-cell office:value-type="float" office:value="48.369999" calcext:value-type="float">
            <text:p>48.369999</text:p>
          </table:table-cell>
          <table:table-cell office:value-type="float" office:value="809.51001" calcext:value-type="float">
            <text:p>809.51001</text:p>
          </table:table-cell>
          <table:table-cell office:value-type="float" office:value="821.599976" calcext:value-type="float">
            <text:p>821.599976</text:p>
          </table:table-cell>
          <table:table-cell office:value-type="float" office:value="164.669998" calcext:value-type="float">
            <text:p>164.669998</text:p>
          </table:table-cell>
          <table:table-cell office:value-type="float" office:value="113.400002" calcext:value-type="float">
            <text:p>113.400002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88.559998" calcext:value-type="float">
            <text:p>88.559998</text:p>
          </table:table-cell>
          <table:table-cell office:value-type="float" office:value="41.02" calcext:value-type="float">
            <text:p>41.02</text:p>
          </table:table-cell>
          <table:table-cell office:value-type="float" office:value="234.580002" calcext:value-type="float">
            <text:p>234.580002</text:p>
          </table:table-cell>
          <table:table-cell office:value-type="float" office:value="36.869999" calcext:value-type="float">
            <text:p>36.869999</text:p>
          </table:table-cell>
          <table:table-cell office:value-type="float" office:value="112.75" calcext:value-type="float">
            <text:p>112.75</text:p>
          </table:table-cell>
          <table:table-cell office:value-type="float" office:value="87.529999" calcext:value-type="float">
            <text:p>87.529999</text:p>
          </table:table-cell>
          <table:table-cell office:value-type="float" office:value="22.58" calcext:value-type="float">
            <text:p>22.58</text:p>
          </table:table-cell>
          <table:table-cell office:value-type="float" office:value="50.029999" calcext:value-type="float">
            <text:p>50.029999</text:p>
          </table:table-cell>
          <table:table-cell office:value-type="float" office:value="48.939999" calcext:value-type="float">
            <text:p>48.939999</text:p>
          </table:table-cell>
          <table:table-cell office:value-type="float" office:value="811.700012" calcext:value-type="float">
            <text:p>811.700012</text:p>
          </table:table-cell>
          <table:table-cell office:value-type="float" office:value="823.820007" calcext:value-type="float">
            <text:p>823.820007</text:p>
          </table:table-cell>
          <table:table-cell office:value-type="float" office:value="165.25" calcext:value-type="float">
            <text:p>165.25</text:p>
          </table:table-cell>
          <table:table-cell office:value-type="float" office:value="114.32" calcext:value-type="float">
            <text:p>114.32</text:p>
          </table:table-cell>
          <table:table-cell office:value-type="float" office:value="60.849998" calcext:value-type="float">
            <text:p>60.849998</text:p>
          </table:table-cell>
        </table:table-row>
        <table:table-row table:style-name="ro1">
          <table:table-cell office:value-type="float" office:value="88.040001" calcext:value-type="float">
            <text:p>88.040001</text:p>
          </table:table-cell>
          <table:table-cell office:value-type="float" office:value="40.77" calcext:value-type="float">
            <text:p>40.77</text:p>
          </table:table-cell>
          <table:table-cell office:value-type="float" office:value="237.050003" calcext:value-type="float">
            <text:p>237.050003</text:p>
          </table:table-cell>
          <table:table-cell office:value-type="float" office:value="37.139999" calcext:value-type="float">
            <text:p>37.139999</text:p>
          </table:table-cell>
          <table:table-cell office:value-type="float" office:value="113.360001" calcext:value-type="float">
            <text:p>113.360001</text:p>
          </table:table-cell>
          <table:table-cell office:value-type="float" office:value="87.940002" calcext:value-type="float">
            <text:p>87.940002</text:p>
          </table:table-cell>
          <table:table-cell office:value-type="float" office:value="22.43" calcext:value-type="float">
            <text:p>22.43</text:p>
          </table:table-cell>
          <table:table-cell office:value-type="float" office:value="50.040001" calcext:value-type="float">
            <text:p>50.040001</text:p>
          </table:table-cell>
          <table:table-cell office:value-type="float" office:value="48.27" calcext:value-type="float">
            <text:p>48.27</text:p>
          </table:table-cell>
          <table:table-cell office:value-type="float" office:value="816" calcext:value-type="float">
            <text:p>816</text:p>
          </table:table-cell>
          <table:table-cell office:value-type="float" office:value="831.619995" calcext:value-type="float">
            <text:p>831.619995</text:p>
          </table:table-cell>
          <table:table-cell office:value-type="float" office:value="166.449997" calcext:value-type="float">
            <text:p>166.449997</text:p>
          </table:table-cell>
          <table:table-cell office:value-type="float" office:value="115.279999" calcext:value-type="float">
            <text:p>115.279999</text:p>
          </table:table-cell>
          <table:table-cell office:value-type="float" office:value="60.580002" calcext:value-type="float">
            <text:p>60.5800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.380001" calcext:value-type="float">
            <text:p>40.380001</text:p>
          </table:table-cell>
          <table:table-cell office:value-type="float" office:value="239.009995" calcext:value-type="float">
            <text:p>239.009995</text:p>
          </table:table-cell>
          <table:table-cell office:value-type="float" office:value="37.18" calcext:value-type="float">
            <text:p>37.18</text:p>
          </table:table-cell>
          <table:table-cell office:value-type="float" office:value="112.68" calcext:value-type="float">
            <text:p>112.68</text:p>
          </table:table-cell>
          <table:table-cell office:value-type="float" office:value="90.029999" calcext:value-type="float">
            <text:p>90.029999</text:p>
          </table:table-cell>
          <table:table-cell office:value-type="float" office:value="22.610001" calcext:value-type="float">
            <text:p>22.610001</text:p>
          </table:table-cell>
          <table:table-cell office:value-type="float" office:value="50" calcext:value-type="float">
            <text:p>50</text:p>
          </table:table-cell>
          <table:table-cell office:value-type="float" office:value="48.310001" calcext:value-type="float">
            <text:p>48.310001</text:p>
          </table:table-cell>
          <table:table-cell office:value-type="float" office:value="819" calcext:value-type="float">
            <text:p>819</text:p>
          </table:table-cell>
          <table:table-cell office:value-type="float" office:value="837" calcext:value-type="float">
            <text:p>837</text:p>
          </table:table-cell>
          <table:table-cell office:value-type="float" office:value="167.699997" calcext:value-type="float">
            <text:p>167.699997</text:p>
          </table:table-cell>
          <table:table-cell office:value-type="float" office:value="115.440002" calcext:value-type="float">
            <text:p>115.440002</text:p>
          </table:table-cell>
          <table:table-cell office:value-type="float" office:value="60.439999" calcext:value-type="float">
            <text:p>60.439999</text:p>
          </table:table-cell>
        </table:table-row>
        <table:table-row table:style-name="ro1">
          <table:table-cell office:value-type="float" office:value="89.809998" calcext:value-type="float">
            <text:p>89.809998</text:p>
          </table:table-cell>
          <table:table-cell office:value-type="float" office:value="40.419998" calcext:value-type="float">
            <text:p>40.419998</text:p>
          </table:table-cell>
          <table:table-cell office:value-type="float" office:value="239.139999" calcext:value-type="float">
            <text:p>239.139999</text:p>
          </table:table-cell>
          <table:table-cell office:value-type="float" office:value="37.459999" calcext:value-type="float">
            <text:p>37.459999</text:p>
          </table:table-cell>
          <table:table-cell office:value-type="float" office:value="112.209999" calcext:value-type="float">
            <text:p>112.209999</text:p>
          </table:table-cell>
          <table:table-cell office:value-type="float" office:value="89.620003" calcext:value-type="float">
            <text:p>89.620003</text:p>
          </table:table-cell>
          <table:table-cell office:value-type="float" office:value="22.41" calcext:value-type="float">
            <text:p>22.41</text:p>
          </table:table-cell>
          <table:table-cell office:value-type="float" office:value="49.830002" calcext:value-type="float">
            <text:p>49.830002</text:p>
          </table:table-cell>
          <table:table-cell office:value-type="float" office:value="48" calcext:value-type="float">
            <text:p>48</text:p>
          </table:table-cell>
          <table:table-cell office:value-type="float" office:value="819.359985" calcext:value-type="float">
            <text:p>819.359985</text:p>
          </table:table-cell>
          <table:table-cell office:value-type="float" office:value="834" calcext:value-type="float">
            <text:p>834</text:p>
          </table:table-cell>
          <table:table-cell office:value-type="float" office:value="168.419998" calcext:value-type="float">
            <text:p>168.419998</text:p>
          </table:table-cell>
          <table:table-cell office:value-type="float" office:value="115.900002" calcext:value-type="float">
            <text:p>115.900002</text:p>
          </table:table-cell>
          <table:table-cell office:value-type="float" office:value="60.919998" calcext:value-type="float">
            <text:p>60.919998</text:p>
          </table:table-cell>
        </table:table-row>
        <table:table-row table:style-name="ro1">
          <table:table-cell office:value-type="float" office:value="90.919998" calcext:value-type="float">
            <text:p>90.919998</text:p>
          </table:table-cell>
          <table:table-cell office:value-type="float" office:value="40.549999" calcext:value-type="float">
            <text:p>40.549999</text:p>
          </table:table-cell>
          <table:table-cell office:value-type="float" office:value="241.600006" calcext:value-type="float">
            <text:p>241.600006</text:p>
          </table:table-cell>
          <table:table-cell office:value-type="float" office:value="37.77" calcext:value-type="float">
            <text:p>37.77</text:p>
          </table:table-cell>
          <table:table-cell office:value-type="float" office:value="112.989998" calcext:value-type="float">
            <text:p>112.989998</text:p>
          </table:table-cell>
          <table:table-cell office:value-type="float" office:value="90.099998" calcext:value-type="float">
            <text:p>90.099998</text:p>
          </table:table-cell>
          <table:table-cell office:value-type="float" office:value="22.280001" calcext:value-type="float">
            <text:p>22.280001</text:p>
          </table:table-cell>
          <table:table-cell office:value-type="float" office:value="49.59" calcext:value-type="float">
            <text:p>49.59</text:p>
          </table:table-cell>
          <table:table-cell office:value-type="float" office:value="48.029999" calcext:value-type="float">
            <text:p>48.029999</text:p>
          </table:table-cell>
          <table:table-cell office:value-type="float" office:value="819.929993" calcext:value-type="float">
            <text:p>819.929993</text:p>
          </table:table-cell>
          <table:table-cell office:value-type="float" office:value="841.840027" calcext:value-type="float">
            <text:p>841.840027</text:p>
          </table:table-cell>
          <table:table-cell office:value-type="float" office:value="169.740005" calcext:value-type="float">
            <text:p>169.740005</text:p>
          </table:table-cell>
          <table:table-cell office:value-type="float" office:value="117" calcext:value-type="float">
            <text:p>117</text:p>
          </table:table-cell>
          <table:table-cell office:value-type="float" office:value="61.669998" calcext:value-type="float">
            <text:p>61.669998</text:p>
          </table:table-cell>
        </table:table-row>
        <table:table-row table:style-name="ro1">
          <table:table-cell office:value-type="float" office:value="90.610001" calcext:value-type="float">
            <text:p>90.610001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243.389999" calcext:value-type="float">
            <text:p>243.389999</text:p>
          </table:table-cell>
          <table:table-cell office:value-type="float" office:value="37.040001" calcext:value-type="float">
            <text:p>37.040001</text:p>
          </table:table-cell>
          <table:table-cell office:value-type="float" office:value="110.419998" calcext:value-type="float">
            <text:p>110.419998</text:p>
          </table:table-cell>
          <table:table-cell office:value-type="float" office:value="90.550003" calcext:value-type="float">
            <text:p>90.550003</text:p>
          </table:table-cell>
          <table:table-cell office:value-type="float" office:value="21.75" calcext:value-type="float">
            <text:p>21.75</text:p>
          </table:table-cell>
          <table:table-cell office:value-type="float" office:value="48.220001" calcext:value-type="float">
            <text:p>48.220001</text:p>
          </table:table-cell>
          <table:table-cell office:value-type="float" office:value="48.310001" calcext:value-type="float">
            <text:p>48.310001</text:p>
          </table:table-cell>
          <table:table-cell office:value-type="float" office:value="823.02002" calcext:value-type="float">
            <text:p>823.02002</text:p>
          </table:table-cell>
          <table:table-cell office:value-type="float" office:value="842" calcext:value-type="float">
            <text:p>842</text:p>
          </table:table-cell>
          <table:table-cell office:value-type="float" office:value="170.410004" calcext:value-type="float">
            <text:p>170.410004</text:p>
          </table:table-cell>
          <table:table-cell office:value-type="float" office:value="118.190002" calcext:value-type="float">
            <text:p>118.190002</text:p>
          </table:table-cell>
          <table:table-cell office:value-type="float" office:value="61.540001" calcext:value-type="float">
            <text:p>61.540001</text:p>
          </table:table-cell>
        </table:table-row>
        <table:table-row table:style-name="ro1">
          <table:table-cell office:value-type="float" office:value="90.580002" calcext:value-type="float">
            <text:p>90.580002</text:p>
          </table:table-cell>
          <table:table-cell office:value-type="float" office:value="41.200001" calcext:value-type="float">
            <text:p>41.200001</text:p>
          </table:table-cell>
          <table:table-cell office:value-type="float" office:value="242.270004" calcext:value-type="float">
            <text:p>242.270004</text:p>
          </table:table-cell>
          <table:table-cell office:value-type="float" office:value="37.470001" calcext:value-type="float">
            <text:p>37.470001</text:p>
          </table:table-cell>
          <table:table-cell office:value-type="float" office:value="110.730003" calcext:value-type="float">
            <text:p>110.730003</text:p>
          </table:table-cell>
          <table:table-cell office:value-type="float" office:value="89.209999" calcext:value-type="float">
            <text:p>89.209999</text:p>
          </table:table-cell>
          <table:table-cell office:value-type="float" office:value="21.82" calcext:value-type="float">
            <text:p>21.82</text:p>
          </table:table-cell>
          <table:table-cell office:value-type="float" office:value="48.130001" calcext:value-type="float">
            <text:p>48.130001</text:p>
          </table:table-cell>
          <table:table-cell office:value-type="float" office:value="49.509998" calcext:value-type="float">
            <text:p>49.509998</text:p>
          </table:table-cell>
          <table:table-cell office:value-type="float" office:value="828.659973" calcext:value-type="float">
            <text:p>828.659973</text:p>
          </table:table-cell>
          <table:table-cell office:value-type="float" office:value="848.840027" calcext:value-type="float">
            <text:p>848.840027</text:p>
          </table:table-cell>
          <table:table-cell office:value-type="float" office:value="173.919998" calcext:value-type="float">
            <text:p>173.919998</text:p>
          </table:table-cell>
          <table:table-cell office:value-type="float" office:value="118.400002" calcext:value-type="float">
            <text:p>118.400002</text:p>
          </table:table-cell>
          <table:table-cell office:value-type="float" office:value="61.84" calcext:value-type="float">
            <text:p>61.84</text:p>
          </table:table-cell>
        </table:table-row>
        <table:table-row table:style-name="ro1">
          <table:table-cell office:value-type="float" office:value="91.449997" calcext:value-type="float">
            <text:p>91.449997</text:p>
          </table:table-cell>
          <table:table-cell office:value-type="float" office:value="41.509998" calcext:value-type="float">
            <text:p>41.509998</text:p>
          </table:table-cell>
          <table:table-cell office:value-type="float" office:value="243.350006" calcext:value-type="float">
            <text:p>243.350006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111.190002" calcext:value-type="float">
            <text:p>111.190002</text:p>
          </table:table-cell>
          <table:table-cell office:value-type="float" office:value="90.349998" calcext:value-type="float">
            <text:p>90.349998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47.799999" calcext:value-type="float">
            <text:p>47.799999</text:p>
          </table:table-cell>
          <table:table-cell office:value-type="float" office:value="49.5" calcext:value-type="float">
            <text:p>49.5</text:p>
          </table:table-cell>
          <table:table-cell office:value-type="float" office:value="828.659973" calcext:value-type="float">
            <text:p>828.659973</text:p>
          </table:table-cell>
          <table:table-cell office:value-type="float" office:value="856.950012" calcext:value-type="float">
            <text:p>856.950012</text:p>
          </table:table-cell>
          <table:table-cell office:value-type="float" office:value="174.979996" calcext:value-type="float">
            <text:p>174.979996</text:p>
          </table:table-cell>
          <table:table-cell office:value-type="float" office:value="119.279999" calcext:value-type="float">
            <text:p>119.279999</text:p>
          </table:table-cell>
          <table:table-cell office:value-type="float" office:value="61.720001" calcext:value-type="float">
            <text:p>61.720001</text:p>
          </table:table-cell>
        </table:table-row>
        <table:table-row table:style-name="ro1">
          <table:table-cell office:value-type="float" office:value="91.610001" calcext:value-type="float">
            <text:p>91.610001</text:p>
          </table:table-cell>
          <table:table-cell office:value-type="float" office:value="41.669998" calcext:value-type="float">
            <text:p>41.669998</text:p>
          </table:table-cell>
          <table:table-cell office:value-type="float" office:value="242.320007" calcext:value-type="float">
            <text:p>242.320007</text:p>
          </table:table-cell>
          <table:table-cell office:value-type="float" office:value="35.209999" calcext:value-type="float">
            <text:p>35.209999</text:p>
          </table:table-cell>
          <table:table-cell office:value-type="float" office:value="111.339996" calcext:value-type="float">
            <text:p>111.339996</text:p>
          </table:table-cell>
          <table:table-cell office:value-type="float" office:value="90.900002" calcext:value-type="float">
            <text:p>90.900002</text:p>
          </table:table-cell>
          <table:table-cell office:value-type="float" office:value="21.74" calcext:value-type="float">
            <text:p>21.74</text:p>
          </table:table-cell>
          <table:table-cell office:value-type="float" office:value="47.790001" calcext:value-type="float">
            <text:p>47.790001</text:p>
          </table:table-cell>
          <table:table-cell office:value-type="float" office:value="49.98" calcext:value-type="float">
            <text:p>49.98</text:p>
          </table:table-cell>
          <table:table-cell office:value-type="float" office:value="830.119995" calcext:value-type="float">
            <text:p>830.119995</text:p>
          </table:table-cell>
          <table:table-cell office:value-type="float" office:value="857.570007" calcext:value-type="float">
            <text:p>857.570007</text:p>
          </table:table-cell>
          <table:table-cell office:value-type="float" office:value="175.970001" calcext:value-type="float">
            <text:p>175.970001</text:p>
          </table:table-cell>
          <table:table-cell office:value-type="float" office:value="119.519997" calcext:value-type="float">
            <text:p>119.519997</text:p>
          </table:table-cell>
          <table:table-cell office:value-type="float" office:value="61.68" calcext:value-type="float">
            <text:p>61.68</text:p>
          </table:table-cell>
        </table:table-row>
        <table:table-row table:style-name="ro1">
          <table:table-cell office:value-type="float" office:value="90.970001" calcext:value-type="float">
            <text:p>90.970001</text:p>
          </table:table-cell>
          <table:table-cell office:value-type="float" office:value="41.700001" calcext:value-type="float">
            <text:p>41.700001</text:p>
          </table:table-cell>
          <table:table-cell office:value-type="float" office:value="243.589996" calcext:value-type="float">
            <text:p>243.589996</text:p>
          </table:table-cell>
          <table:table-cell office:value-type="float" office:value="35.189999" calcext:value-type="float">
            <text:p>35.189999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91" calcext:value-type="float">
            <text:p>91</text:p>
          </table:table-cell>
          <table:table-cell office:value-type="float" office:value="21.4" calcext:value-type="float">
            <text:p>21.4</text:p>
          </table:table-cell>
          <table:table-cell office:value-type="float" office:value="47.009998" calcext:value-type="float">
            <text:p>47.009998</text:p>
          </table:table-cell>
          <table:table-cell office:value-type="float" office:value="50.279999" calcext:value-type="float">
            <text:p>50.279999</text:p>
          </table:table-cell>
          <table:table-cell office:value-type="float" office:value="827.72998" calcext:value-type="float">
            <text:p>827.72998</text:p>
          </table:table-cell>
          <table:table-cell office:value-type="float" office:value="844.690002" calcext:value-type="float">
            <text:p>844.690002</text:p>
          </table:table-cell>
          <table:table-cell office:value-type="float" office:value="176.75" calcext:value-type="float">
            <text:p>176.75</text:p>
          </table:table-cell>
          <table:table-cell office:value-type="float" office:value="121.5" calcext:value-type="float">
            <text:p>121.5</text:p>
          </table:table-cell>
          <table:table-cell office:value-type="float" office:value="61.919998" calcext:value-type="float">
            <text:p>61.919998</text:p>
          </table:table-cell>
        </table:table-row>
        <table:table-row table:style-name="ro1">
          <table:table-cell office:value-type="float" office:value="90.529999" calcext:value-type="float">
            <text:p>90.529999</text:p>
          </table:table-cell>
          <table:table-cell office:value-type="float" office:value="41.75" calcext:value-type="float">
            <text:p>41.75</text:p>
          </table:table-cell>
          <table:table-cell office:value-type="float" office:value="245.589996" calcext:value-type="float">
            <text:p>245.589996</text:p>
          </table:table-cell>
          <table:table-cell office:value-type="float" office:value="34.619999" calcext:value-type="float">
            <text:p>34.619999</text:p>
          </table:table-cell>
          <table:table-cell office:value-type="float" office:value="110.650002" calcext:value-type="float">
            <text:p>110.650002</text:p>
          </table:table-cell>
          <table:table-cell office:value-type="float" office:value="92.660004" calcext:value-type="float">
            <text:p>92.660004</text:p>
          </table:table-cell>
          <table:table-cell office:value-type="float" office:value="21.309999" calcext:value-type="float">
            <text:p>21.309999</text:p>
          </table:table-cell>
          <table:table-cell office:value-type="float" office:value="47.23" calcext:value-type="float">
            <text:p>47.23</text:p>
          </table:table-cell>
          <table:table-cell office:value-type="float" office:value="50.490002" calcext:value-type="float">
            <text:p>50.490002</text:p>
          </table:table-cell>
          <table:table-cell office:value-type="float" office:value="824.549988" calcext:value-type="float">
            <text:p>824.549988</text:p>
          </table:table-cell>
          <table:table-cell office:value-type="float" office:value="842.380005" calcext:value-type="float">
            <text:p>842.380005</text:p>
          </table:table-cell>
          <table:table-cell office:value-type="float" office:value="178" calcext:value-type="float">
            <text:p>178</text:p>
          </table:table-cell>
          <table:table-cell office:value-type="float" office:value="122.129997" calcext:value-type="float">
            <text:p>122.129997</text:p>
          </table:table-cell>
          <table:table-cell office:value-type="float" office:value="62.02" calcext:value-type="float">
            <text:p>62.02</text:p>
          </table:table-cell>
        </table:table-row>
        <table:table-row table:style-name="ro1">
          <table:table-cell office:value-type="float" office:value="90.900002" calcext:value-type="float">
            <text:p>90.900002</text:p>
          </table:table-cell>
          <table:table-cell office:value-type="float" office:value="41.68" calcext:value-type="float">
            <text:p>41.68</text:p>
          </table:table-cell>
          <table:table-cell office:value-type="float" office:value="247.5" calcext:value-type="float">
            <text:p>247.5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111.660004" calcext:value-type="float">
            <text:p>111.660004</text:p>
          </table:table-cell>
          <table:table-cell office:value-type="float" office:value="92.510002" calcext:value-type="float">
            <text:p>92.510002</text:p>
          </table:table-cell>
          <table:table-cell office:value-type="float" office:value="21.290001" calcext:value-type="float">
            <text:p>21.290001</text:p>
          </table:table-cell>
          <table:table-cell office:value-type="float" office:value="47.169998" calcext:value-type="float">
            <text:p>47.169998</text:p>
          </table:table-cell>
          <table:table-cell office:value-type="float" office:value="49.959999" calcext:value-type="float">
            <text:p>49.959999</text:p>
          </table:table-cell>
          <table:table-cell office:value-type="float" office:value="825.609985" calcext:value-type="float">
            <text:p>825.609985</text:p>
          </table:table-cell>
          <table:table-cell office:value-type="float" office:value="851.450012" calcext:value-type="float">
            <text:p>851.450012</text:p>
          </table:table-cell>
          <table:table-cell office:value-type="float" office:value="180.339996" calcext:value-type="float">
            <text:p>180.339996</text:p>
          </table:table-cell>
          <table:table-cell office:value-type="float" office:value="122.010002" calcext:value-type="float">
            <text:p>122.010002</text:p>
          </table:table-cell>
          <table:table-cell office:value-type="float" office:value="62.110001" calcext:value-type="float">
            <text:p>62.110001</text:p>
          </table:table-cell>
        </table:table-row>
        <table:table-row table:style-name="ro1">
          <table:table-cell office:value-type="float" office:value="91.050003" calcext:value-type="float">
            <text:p>91.050003</text:p>
          </table:table-cell>
          <table:table-cell office:value-type="float" office:value="42.009998" calcext:value-type="float">
            <text:p>42.009998</text:p>
          </table:table-cell>
          <table:table-cell office:value-type="float" office:value="247.869995" calcext:value-type="float">
            <text:p>247.869995</text:p>
          </table:table-cell>
          <table:table-cell office:value-type="float" office:value="35.299999" calcext:value-type="float">
            <text:p>35.299999</text:p>
          </table:table-cell>
          <table:table-cell office:value-type="float" office:value="112.919998" calcext:value-type="float">
            <text:p>112.919998</text:p>
          </table:table-cell>
          <table:table-cell office:value-type="float" office:value="93.43" calcext:value-type="float">
            <text:p>93.43</text:p>
          </table:table-cell>
          <table:table-cell office:value-type="float" office:value="21.51" calcext:value-type="float">
            <text:p>21.51</text:p>
          </table:table-cell>
          <table:table-cell office:value-type="float" office:value="48" calcext:value-type="float">
            <text:p>48</text:p>
          </table:table-cell>
          <table:table-cell office:value-type="float" office:value="49.560001" calcext:value-type="float">
            <text:p>49.560001</text:p>
          </table:table-cell>
          <table:table-cell office:value-type="float" office:value="828.849976" calcext:value-type="float">
            <text:p>828.849976</text:p>
          </table:table-cell>
          <table:table-cell office:value-type="float" office:value="853.049988" calcext:value-type="float">
            <text:p>853.049988</text:p>
          </table:table-cell>
          <table:table-cell office:value-type="float" office:value="181.850006" calcext:value-type="float">
            <text:p>181.850006</text:p>
          </table:table-cell>
          <table:table-cell office:value-type="float" office:value="122.489998" calcext:value-type="float">
            <text:p>122.489998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91.400002" calcext:value-type="float">
            <text:p>91.400002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245" calcext:value-type="float">
            <text:p>245</text:p>
          </table:table-cell>
          <table:table-cell office:value-type="float" office:value="35.299999" calcext:value-type="float">
            <text:p>35.299999</text:p>
          </table:table-cell>
          <table:table-cell office:value-type="float" office:value="113.669998" calcext:value-type="float">
            <text:p>113.669998</text:p>
          </table:table-cell>
          <table:table-cell office:value-type="float" office:value="93.150002" calcext:value-type="float">
            <text:p>93.150002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48.619999" calcext:value-type="float">
            <text:p>48.619999</text:p>
          </table:table-cell>
          <table:table-cell office:value-type="float" office:value="49.689999" calcext:value-type="float">
            <text:p>49.689999</text:p>
          </table:table-cell>
          <table:table-cell office:value-type="float" office:value="833.849976" calcext:value-type="float">
            <text:p>833.849976</text:p>
          </table:table-cell>
          <table:table-cell office:value-type="float" office:value="853.080017" calcext:value-type="float">
            <text:p>853.080017</text:p>
          </table:table-cell>
          <table:table-cell office:value-type="float" office:value="184" calcext:value-type="float">
            <text:p>184</text:p>
          </table:table-cell>
          <table:table-cell office:value-type="float" office:value="123.75" calcext:value-type="float">
            <text:p>123.75</text:p>
          </table:table-cell>
          <table:table-cell office:value-type="float" office:value="62.779999" calcext:value-type="float">
            <text:p>62.779999</text:p>
          </table:table-cell>
        </table:table-row>
        <table:table-row table:style-name="ro1">
          <table:table-cell office:value-type="float" office:value="90.910004" calcext:value-type="float">
            <text:p>90.910004</text:p>
          </table:table-cell>
          <table:table-cell office:value-type="float" office:value="42.470001" calcext:value-type="float">
            <text:p>42.470001</text:p>
          </table:table-cell>
          <table:table-cell office:value-type="float" office:value="243" calcext:value-type="float">
            <text:p>243</text:p>
          </table:table-cell>
          <table:table-cell office:value-type="float" office:value="35.25" calcext:value-type="float">
            <text:p>35.25</text:p>
          </table:table-cell>
          <table:table-cell office:value-type="float" office:value="113.360001" calcext:value-type="float">
            <text:p>113.360001</text:p>
          </table:table-cell>
          <table:table-cell office:value-type="float" office:value="92.449997" calcext:value-type="float">
            <text:p>92.449997</text:p>
          </table:table-cell>
          <table:table-cell office:value-type="float" office:value="21.85" calcext:value-type="float">
            <text:p>21.85</text:p>
          </table:table-cell>
          <table:table-cell office:value-type="float" office:value="48.189999" calcext:value-type="float">
            <text:p>48.189999</text:p>
          </table:table-cell>
          <table:table-cell office:value-type="float" office:value="49.98" calcext:value-type="float">
            <text:p>49.98</text:p>
          </table:table-cell>
          <table:table-cell office:value-type="float" office:value="830.559998" calcext:value-type="float">
            <text:p>830.559998</text:p>
          </table:table-cell>
          <table:table-cell office:value-type="float" office:value="847.200012" calcext:value-type="float">
            <text:p>847.200012</text:p>
          </table:table-cell>
          <table:table-cell office:value-type="float" office:value="182.990005" calcext:value-type="float">
            <text:p>182.990005</text:p>
          </table:table-cell>
          <table:table-cell office:value-type="float" office:value="123.629997" calcext:value-type="float">
            <text:p>123.629997</text:p>
          </table:table-cell>
          <table:table-cell office:value-type="float" office:value="63.110001" calcext:value-type="float">
            <text:p>63.110001</text:p>
          </table:table-cell>
        </table:table-row>
        <table:table-row table:style-name="ro1">
          <table:table-cell office:value-type="float" office:value="89.889999" calcext:value-type="float">
            <text:p>89.889999</text:p>
          </table:table-cell>
          <table:table-cell office:value-type="float" office:value="42.34" calcext:value-type="float">
            <text:p>42.34</text:p>
          </table:table-cell>
          <table:table-cell office:value-type="float" office:value="242.429993" calcext:value-type="float">
            <text:p>242.429993</text:p>
          </table:table-cell>
          <table:table-cell office:value-type="float" office:value="35.060001" calcext:value-type="float">
            <text:p>35.060001</text:p>
          </table:table-cell>
          <table:table-cell office:value-type="float" office:value="113.25" calcext:value-type="float">
            <text:p>113.25</text:p>
          </table:table-cell>
          <table:table-cell office:value-type="float" office:value="91.589996" calcext:value-type="float">
            <text:p>91.589996</text:p>
          </table:table-cell>
          <table:table-cell office:value-type="float" office:value="21.690001" calcext:value-type="float">
            <text:p>21.690001</text:p>
          </table:table-cell>
          <table:table-cell office:value-type="float" office:value="47.779999" calcext:value-type="float">
            <text:p>47.779999</text:p>
          </table:table-cell>
          <table:table-cell office:value-type="float" office:value="50.029999" calcext:value-type="float">
            <text:p>50.029999</text:p>
          </table:table-cell>
          <table:table-cell office:value-type="float" office:value="826.950012" calcext:value-type="float">
            <text:p>826.950012</text:p>
          </table:table-cell>
          <table:table-cell office:value-type="float" office:value="845.22998" calcext:value-type="float">
            <text:p>845.22998</text:p>
          </table:table-cell>
          <table:table-cell office:value-type="float" office:value="181.399994" calcext:value-type="float">
            <text:p>181.399994</text:p>
          </table:table-cell>
          <table:table-cell office:value-type="float" office:value="123.010002" calcext:value-type="float">
            <text:p>123.0100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.139999" calcext:value-type="float">
            <text:p>90.139999</text:p>
          </table:table-cell>
          <table:table-cell office:value-type="float" office:value="42" calcext:value-type="float">
            <text:p>42</text:p>
          </table:table-cell>
          <table:table-cell office:value-type="float" office:value="242.509995" calcext:value-type="float">
            <text:p>242.509995</text:p>
          </table:table-cell>
          <table:table-cell office:value-type="float" office:value="35" calcext:value-type="float">
            <text:p>35</text:p>
          </table:table-cell>
          <table:table-cell office:value-type="float" office:value="113.540001" calcext:value-type="float">
            <text:p>113.540001</text:p>
          </table:table-cell>
          <table:table-cell office:value-type="float" office:value="91.900002" calcext:value-type="float">
            <text:p>91.900002</text:p>
          </table:table-cell>
          <table:table-cell office:value-type="float" office:value="21.76" calcext:value-type="float">
            <text:p>21.76</text:p>
          </table:table-cell>
          <table:table-cell office:value-type="float" office:value="48.450001" calcext:value-type="float">
            <text:p>48.450001</text:p>
          </table:table-cell>
          <table:table-cell office:value-type="float" office:value="50" calcext:value-type="float">
            <text:p>50</text:p>
          </table:table-cell>
          <table:table-cell office:value-type="float" office:value="827.400024" calcext:value-type="float">
            <text:p>827.400024</text:p>
          </table:table-cell>
          <table:table-cell office:value-type="float" office:value="845.47998" calcext:value-type="float">
            <text:p>845.47998</text:p>
          </table:table-cell>
          <table:table-cell office:value-type="float" office:value="180.639999" calcext:value-type="float">
            <text:p>180.639999</text:p>
          </table:table-cell>
          <table:table-cell office:value-type="float" office:value="122.580002" calcext:value-type="float">
            <text:p>122.580002</text:p>
          </table:table-cell>
          <table:table-cell office:value-type="float" office:value="63.139999" calcext:value-type="float">
            <text:p>63.139999</text:p>
          </table:table-cell>
        </table:table-row>
        <table:table-row table:style-name="ro1">
          <table:table-cell office:value-type="float" office:value="90.019997" calcext:value-type="float">
            <text:p>90.019997</text:p>
          </table:table-cell>
          <table:table-cell office:value-type="float" office:value="42" calcext:value-type="float">
            <text:p>42</text:p>
          </table:table-cell>
          <table:table-cell office:value-type="float" office:value="244" calcext:value-type="float">
            <text:p>244</text:p>
          </table:table-cell>
          <table:table-cell office:value-type="float" office:value="34.860001" calcext:value-type="float">
            <text:p>34.860001</text:p>
          </table:table-cell>
          <table:table-cell office:value-type="float" office:value="111.68" calcext:value-type="float">
            <text:p>111.68</text:p>
          </table:table-cell>
          <table:table-cell office:value-type="float" office:value="92.230003" calcext:value-type="float">
            <text:p>92.230003</text:p>
          </table:table-cell>
          <table:table-cell office:value-type="float" office:value="21.620001" calcext:value-type="float">
            <text:p>21.620001</text:p>
          </table:table-cell>
          <table:table-cell office:value-type="float" office:value="47.41" calcext:value-type="float">
            <text:p>47.41</text:p>
          </table:table-cell>
          <table:table-cell office:value-type="float" office:value="49.299999" calcext:value-type="float">
            <text:p>49.299999</text:p>
          </table:table-cell>
          <table:table-cell office:value-type="float" office:value="833.51001" calcext:value-type="float">
            <text:p>833.51001</text:p>
          </table:table-cell>
          <table:table-cell office:value-type="float" office:value="848" calcext:value-type="float">
            <text:p>848</text:p>
          </table:table-cell>
          <table:table-cell office:value-type="float" office:value="182.399994" calcext:value-type="float">
            <text:p>182.399994</text:p>
          </table:table-cell>
          <table:table-cell office:value-type="float" office:value="123.75" calcext:value-type="float">
            <text:p>123.75</text:p>
          </table:table-cell>
          <table:table-cell office:value-type="float" office:value="63.75" calcext:value-type="float">
            <text:p>63.75</text:p>
          </table:table-cell>
        </table:table-row>
        <table:table-row table:style-name="ro1">
          <table:table-cell office:value-type="float" office:value="90.139999" calcext:value-type="float">
            <text:p>90.139999</text:p>
          </table:table-cell>
          <table:table-cell office:value-type="float" office:value="42.09" calcext:value-type="float">
            <text:p>42.09</text:p>
          </table:table-cell>
          <table:table-cell office:value-type="float" office:value="244.080002" calcext:value-type="float">
            <text:p>244.080002</text:p>
          </table:table-cell>
          <table:table-cell office:value-type="float" office:value="34.779999" calcext:value-type="float">
            <text:p>34.779999</text:p>
          </table:table-cell>
          <table:table-cell office:value-type="float" office:value="109.309998" calcext:value-type="float">
            <text:p>109.309998</text:p>
          </table:table-cell>
          <table:table-cell office:value-type="float" office:value="90.730003" calcext:value-type="float">
            <text:p>90.730003</text:p>
          </table:table-cell>
          <table:table-cell office:value-type="float" office:value="21.139999" calcext:value-type="float">
            <text:p>21.139999</text:p>
          </table:table-cell>
          <table:table-cell office:value-type="float" office:value="45.610001" calcext:value-type="float">
            <text:p>45.610001</text:p>
          </table:table-cell>
          <table:table-cell office:value-type="float" office:value="49.23" calcext:value-type="float">
            <text:p>49.23</text:p>
          </table:table-cell>
          <table:table-cell office:value-type="float" office:value="836" calcext:value-type="float">
            <text:p>836</text:p>
          </table:table-cell>
          <table:table-cell office:value-type="float" office:value="851" calcext:value-type="float">
            <text:p>851</text:p>
          </table:table-cell>
          <table:table-cell office:value-type="float" office:value="181.429993" calcext:value-type="float">
            <text:p>181.429993</text:p>
          </table:table-cell>
          <table:table-cell office:value-type="float" office:value="124.580002" calcext:value-type="float">
            <text:p>124.580002</text:p>
          </table:table-cell>
          <table:table-cell office:value-type="float" office:value="64.139999" calcext:value-type="float">
            <text:p>64.139999</text:p>
          </table:table-cell>
        </table:table-row>
        <table:table-row table:style-name="ro1">
          <table:table-cell office:value-type="float" office:value="90.800003" calcext:value-type="float">
            <text:p>90.800003</text:p>
          </table:table-cell>
          <table:table-cell office:value-type="float" office:value="42.23" calcext:value-type="float">
            <text:p>42.23</text:p>
          </table:table-cell>
          <table:table-cell office:value-type="float" office:value="244.559998" calcext:value-type="float">
            <text:p>244.559998</text:p>
          </table:table-cell>
          <table:table-cell office:value-type="float" office:value="34.779999" calcext:value-type="float">
            <text:p>34.779999</text:p>
          </table:table-cell>
          <table:table-cell office:value-type="float" office:value="111.400002" calcext:value-type="float">
            <text:p>111.400002</text:p>
          </table:table-cell>
          <table:table-cell office:value-type="float" office:value="90.510002" calcext:value-type="float">
            <text:p>90.510002</text:p>
          </table:table-cell>
          <table:table-cell office:value-type="float" office:value="21.4" calcext:value-type="float">
            <text:p>21.4</text:p>
          </table:table-cell>
          <table:table-cell office:value-type="float" office:value="46.880001" calcext:value-type="float">
            <text:p>46.880001</text:p>
          </table:table-cell>
          <table:table-cell office:value-type="float" office:value="49.5" calcext:value-type="float">
            <text:p>49.5</text:p>
          </table:table-cell>
          <table:table-cell office:value-type="float" office:value="843.280029" calcext:value-type="float">
            <text:p>843.280029</text:p>
          </table:table-cell>
          <table:table-cell office:value-type="float" office:value="857" calcext:value-type="float">
            <text:p>857</text:p>
          </table:table-cell>
          <table:table-cell office:value-type="float" office:value="181.899994" calcext:value-type="float">
            <text:p>181.899994</text:p>
          </table:table-cell>
          <table:table-cell office:value-type="float" office:value="126.040001" calcext:value-type="float">
            <text:p>126.040001</text:p>
          </table:table-cell>
          <table:table-cell office:value-type="float" office:value="65.300003" calcext:value-type="float">
            <text:p>65.300003</text:p>
          </table:table-cell>
        </table:table-row>
        <table:table-row table:style-name="ro1">
          <table:table-cell office:value-type="float" office:value="91.059998" calcext:value-type="float">
            <text:p>91.059998</text:p>
          </table:table-cell>
          <table:table-cell office:value-type="float" office:value="41.919998" calcext:value-type="float">
            <text:p>41.919998</text:p>
          </table:table-cell>
          <table:table-cell office:value-type="float" office:value="243.539993" calcext:value-type="float">
            <text:p>243.539993</text:p>
          </table:table-cell>
          <table:table-cell office:value-type="float" office:value="35.07" calcext:value-type="float">
            <text:p>35.07</text:p>
          </table:table-cell>
          <table:table-cell office:value-type="float" office:value="110.510002" calcext:value-type="float">
            <text:p>110.510002</text:p>
          </table:table-cell>
          <table:table-cell office:value-type="float" office:value="90.410004" calcext:value-type="float">
            <text:p>90.410004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45.68" calcext:value-type="float">
            <text:p>45.68</text:p>
          </table:table-cell>
          <table:table-cell office:value-type="float" office:value="49.330002" calcext:value-type="float">
            <text:p>49.330002</text:p>
          </table:table-cell>
          <table:table-cell office:value-type="float" office:value="844" calcext:value-type="float">
            <text:p>844</text:p>
          </table:table-cell>
          <table:table-cell office:value-type="float" office:value="851.77002" calcext:value-type="float">
            <text:p>851.77002</text:p>
          </table:table-cell>
          <table:table-cell office:value-type="float" office:value="177.160004" calcext:value-type="float">
            <text:p>177.160004</text:p>
          </table:table-cell>
          <table:table-cell office:value-type="float" office:value="125.830002" calcext:value-type="float">
            <text:p>125.830002</text:p>
          </table:table-cell>
          <table:table-cell office:value-type="float" office:value="65.870003" calcext:value-type="float">
            <text:p>65.870003</text:p>
          </table:table-cell>
        </table:table-row>
        <table:table-row table:style-name="ro1">
          <table:table-cell office:value-type="float" office:value="91.260002" calcext:value-type="float">
            <text:p>91.260002</text:p>
          </table:table-cell>
          <table:table-cell office:value-type="float" office:value="41.98" calcext:value-type="float">
            <text:p>41.98</text:p>
          </table:table-cell>
          <table:table-cell office:value-type="float" office:value="243.520004" calcext:value-type="float">
            <text:p>243.520004</text:p>
          </table:table-cell>
          <table:table-cell office:value-type="float" office:value="34.93" calcext:value-type="float">
            <text:p>34.93</text:p>
          </table:table-cell>
          <table:table-cell office:value-type="float" office:value="108.470001" calcext:value-type="float">
            <text:p>108.470001</text:p>
          </table:table-cell>
          <table:table-cell office:value-type="float" office:value="90.339996" calcext:value-type="float">
            <text:p>90.339996</text:p>
          </table:table-cell>
          <table:table-cell office:value-type="float" office:value="21.219999" calcext:value-type="float">
            <text:p>21.219999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49.439999" calcext:value-type="float">
            <text:p>49.439999</text:p>
          </table:table-cell>
          <table:table-cell office:value-type="float" office:value="843.640015" calcext:value-type="float">
            <text:p>843.640015</text:p>
          </table:table-cell>
          <table:table-cell office:value-type="float" office:value="853.549988" calcext:value-type="float">
            <text:p>853.549988</text:p>
          </table:table-cell>
          <table:table-cell office:value-type="float" office:value="178.539993" calcext:value-type="float">
            <text:p>178.539993</text:p>
          </table:table-cell>
          <table:table-cell office:value-type="float" office:value="126.860001" calcext:value-type="float">
            <text:p>126.860001</text:p>
          </table:table-cell>
          <table:table-cell office:value-type="float" office:value="65.879997" calcext:value-type="float">
            <text:p>65.8799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8" calcext:value-type="float">
            <text:p>41.98</text:p>
          </table:table-cell>
          <table:table-cell office:value-type="float" office:value="243.800003" calcext:value-type="float">
            <text:p>243.800003</text:p>
          </table:table-cell>
          <table:table-cell office:value-type="float" office:value="34.790001" calcext:value-type="float">
            <text:p>34.790001</text:p>
          </table:table-cell>
          <table:table-cell office:value-type="float" office:value="108.080002" calcext:value-type="float">
            <text:p>108.080002</text:p>
          </table:table-cell>
          <table:table-cell office:value-type="float" office:value="88.860001" calcext:value-type="float">
            <text:p>88.860001</text:p>
          </table:table-cell>
          <table:table-cell office:value-type="float" office:value="21.299999" calcext:value-type="float">
            <text:p>21.299999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49.259998" calcext:value-type="float">
            <text:p>49.259998</text:p>
          </table:table-cell>
          <table:table-cell office:value-type="float" office:value="847.590027" calcext:value-type="float">
            <text:p>847.590027</text:p>
          </table:table-cell>
          <table:table-cell office:value-type="float" office:value="854.330017" calcext:value-type="float">
            <text:p>854.330017</text:p>
          </table:table-cell>
          <table:table-cell office:value-type="float" office:value="179" calcext:value-type="float">
            <text:p>179</text:p>
          </table:table-cell>
          <table:table-cell office:value-type="float" office:value="127.050003" calcext:value-type="float">
            <text:p>127.050003</text:p>
          </table:table-cell>
          <table:table-cell office:value-type="float" office:value="65.699997" calcext:value-type="float">
            <text:p>65.699997</text:p>
          </table:table-cell>
        </table:table-row>
        <table:table-row table:style-name="ro1">
          <table:table-cell office:value-type="float" office:value="91.440002" calcext:value-type="float">
            <text:p>91.440002</text:p>
          </table:table-cell>
          <table:table-cell office:value-type="float" office:value="42.029999" calcext:value-type="float">
            <text:p>42.029999</text:p>
          </table:table-cell>
          <table:table-cell office:value-type="float" office:value="244" calcext:value-type="float">
            <text:p>244</text:p>
          </table:table-cell>
          <table:table-cell office:value-type="float" office:value="35.349998" calcext:value-type="float">
            <text:p>35.349998</text:p>
          </table:table-cell>
          <table:table-cell office:value-type="float" office:value="108.809998" calcext:value-type="float">
            <text:p>108.809998</text:p>
          </table:table-cell>
          <table:table-cell office:value-type="float" office:value="89.919998" calcext:value-type="float">
            <text:p>89.919998</text:p>
          </table:table-cell>
          <table:table-cell office:value-type="float" office:value="21.66" calcext:value-type="float">
            <text:p>21.66</text:p>
          </table:table-cell>
          <table:table-cell office:value-type="float" office:value="45.950001" calcext:value-type="float">
            <text:p>45.950001</text:p>
          </table:table-cell>
          <table:table-cell office:value-type="float" office:value="50.02" calcext:value-type="float">
            <text:p>50.02</text:p>
          </table:table-cell>
          <table:table-cell office:value-type="float" office:value="849.030029" calcext:value-type="float">
            <text:p>849.030029</text:p>
          </table:table-cell>
          <table:table-cell office:value-type="float" office:value="855.299988" calcext:value-type="float">
            <text:p>855.299988</text:p>
          </table:table-cell>
          <table:table-cell office:value-type="float" office:value="179.820007" calcext:value-type="float">
            <text:p>179.820007</text:p>
          </table:table-cell>
          <table:table-cell office:value-type="float" office:value="128.440002" calcext:value-type="float">
            <text:p>128.440002</text:p>
          </table:table-cell>
          <table:table-cell office:value-type="float" office:value="66.400002" calcext:value-type="float">
            <text:p>66.400002</text:p>
          </table:table-cell>
        </table:table-row>
        <table:table-row table:style-name="ro1">
          <table:table-cell office:value-type="float" office:value="91.449997" calcext:value-type="float">
            <text:p>91.449997</text:p>
          </table:table-cell>
          <table:table-cell office:value-type="float" office:value="42.279999" calcext:value-type="float">
            <text:p>42.279999</text:p>
          </table:table-cell>
          <table:table-cell office:value-type="float" office:value="241.119995" calcext:value-type="float">
            <text:p>241.119995</text:p>
          </table:table-cell>
          <table:table-cell office:value-type="float" office:value="35.049999" calcext:value-type="float">
            <text:p>35.049999</text:p>
          </table:table-cell>
          <table:table-cell office:value-type="float" office:value="108" calcext:value-type="float">
            <text:p>108</text:p>
          </table:table-cell>
          <table:table-cell office:value-type="float" office:value="89.599998" calcext:value-type="float">
            <text:p>89.599998</text:p>
          </table:table-cell>
          <table:table-cell office:value-type="float" office:value="21.610001" calcext:value-type="float">
            <text:p>21.610001</text:p>
          </table:table-cell>
          <table:table-cell office:value-type="float" office:value="45.970001" calcext:value-type="float">
            <text:p>45.970001</text:p>
          </table:table-cell>
          <table:table-cell office:value-type="float" office:value="50.189999" calcext:value-type="float">
            <text:p>50.189999</text:p>
          </table:table-cell>
          <table:table-cell office:value-type="float" office:value="851.609985" calcext:value-type="float">
            <text:p>851.609985</text:p>
          </table:table-cell>
          <table:table-cell office:value-type="float" office:value="853.48999" calcext:value-type="float">
            <text:p>853.48999</text:p>
          </table:table-cell>
          <table:table-cell office:value-type="float" office:value="178.309998" calcext:value-type="float">
            <text:p>178.309998</text:p>
          </table:table-cell>
          <table:table-cell office:value-type="float" office:value="128.449997" calcext:value-type="float">
            <text:p>128.449997</text:p>
          </table:table-cell>
          <table:table-cell office:value-type="float" office:value="66.040001" calcext:value-type="float">
            <text:p>66.040001</text:p>
          </table:table-cell>
        </table:table-row>
        <table:table-row table:style-name="ro1">
          <table:table-cell office:value-type="float" office:value="90.959999" calcext:value-type="float">
            <text:p>90.959999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244.770004" calcext:value-type="float">
            <text:p>244.770004</text:p>
          </table:table-cell>
          <table:table-cell office:value-type="float" office:value="34.939999" calcext:value-type="float">
            <text:p>34.939999</text:p>
          </table:table-cell>
          <table:table-cell office:value-type="float" office:value="107.269997" calcext:value-type="float">
            <text:p>107.269997</text:p>
          </table:table-cell>
          <table:table-cell office:value-type="float" office:value="89.800003" calcext:value-type="float">
            <text:p>89.800003</text:p>
          </table:table-cell>
          <table:table-cell office:value-type="float" office:value="21.1" calcext:value-type="float">
            <text:p>21.1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50.419998" calcext:value-type="float">
            <text:p>50.419998</text:p>
          </table:table-cell>
          <table:table-cell office:value-type="float" office:value="850.01001" calcext:value-type="float">
            <text:p>850.01001</text:p>
          </table:table-cell>
          <table:table-cell office:value-type="float" office:value="851.51001" calcext:value-type="float">
            <text:p>851.51001</text:p>
          </table:table-cell>
          <table:table-cell office:value-type="float" office:value="180.100006" calcext:value-type="float">
            <text:p>180.100006</text:p>
          </table:table-cell>
          <table:table-cell office:value-type="float" office:value="128.039993" calcext:value-type="float">
            <text:p>128.039993</text:p>
          </table:table-cell>
          <table:table-cell office:value-type="float" office:value="65.779999" calcext:value-type="float">
            <text:p>65.779999</text:p>
          </table:table-cell>
        </table:table-row>
        <table:table-row table:style-name="ro1">
          <table:table-cell office:value-type="float" office:value="91.300003" calcext:value-type="float">
            <text:p>91.300003</text:p>
          </table:table-cell>
          <table:table-cell office:value-type="float" office:value="42.310001" calcext:value-type="float">
            <text:p>42.310001</text:p>
          </table:table-cell>
          <table:table-cell office:value-type="float" office:value="243.699997" calcext:value-type="float">
            <text:p>243.699997</text:p>
          </table:table-cell>
          <table:table-cell office:value-type="float" office:value="34.93" calcext:value-type="float">
            <text:p>34.93</text:p>
          </table:table-cell>
          <table:table-cell office:value-type="float" office:value="108.059998" calcext:value-type="float">
            <text:p>108.059998</text:p>
          </table:table-cell>
          <table:table-cell office:value-type="float" office:value="91.18" calcext:value-type="float">
            <text:p>91.18</text:p>
          </table:table-cell>
          <table:table-cell office:value-type="float" office:value="21.25" calcext:value-type="float">
            <text:p>21.25</text:p>
          </table:table-cell>
          <table:table-cell office:value-type="float" office:value="46.040001" calcext:value-type="float">
            <text:p>46.040001</text:p>
          </table:table-cell>
          <table:table-cell office:value-type="float" office:value="50.48" calcext:value-type="float">
            <text:p>50.48</text:p>
          </table:table-cell>
          <table:table-cell office:value-type="float" office:value="851.400024" calcext:value-type="float">
            <text:p>851.400024</text:p>
          </table:table-cell>
          <table:table-cell office:value-type="float" office:value="858.840027" calcext:value-type="float">
            <text:p>858.840027</text:p>
          </table:table-cell>
          <table:table-cell office:value-type="float" office:value="179.990005" calcext:value-type="float">
            <text:p>179.990005</text:p>
          </table:table-cell>
          <table:table-cell office:value-type="float" office:value="128.380005" calcext:value-type="float">
            <text:p>128.380005</text:p>
          </table:table-cell>
          <table:table-cell office:value-type="float" office:value="65.959999" calcext:value-type="float">
            <text:p>65.959999</text:p>
          </table:table-cell>
        </table:table-row>
        <table:table-row table:style-name="ro1">
          <table:table-cell office:value-type="float" office:value="91.309998" calcext:value-type="float">
            <text:p>91.309998</text:p>
          </table:table-cell>
          <table:table-cell office:value-type="float" office:value="42.560001" calcext:value-type="float">
            <text:p>42.560001</text:p>
          </table:table-cell>
          <table:table-cell office:value-type="float" office:value="239.729996" calcext:value-type="float">
            <text:p>239.729996</text:p>
          </table:table-cell>
          <table:table-cell office:value-type="float" office:value="34.549999" calcext:value-type="float">
            <text:p>34.549999</text:p>
          </table:table-cell>
          <table:table-cell office:value-type="float" office:value="107.650002" calcext:value-type="float">
            <text:p>107.650002</text:p>
          </table:table-cell>
          <table:table-cell office:value-type="float" office:value="90.970001" calcext:value-type="float">
            <text:p>90.970001</text:p>
          </table:table-cell>
          <table:table-cell office:value-type="float" office:value="20.92" calcext:value-type="float">
            <text:p>20.92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50.130001" calcext:value-type="float">
            <text:p>50.130001</text:p>
          </table:table-cell>
          <table:table-cell office:value-type="float" office:value="831.909973" calcext:value-type="float">
            <text:p>831.909973</text:p>
          </table:table-cell>
          <table:table-cell office:value-type="float" office:value="840.429993" calcext:value-type="float">
            <text:p>840.429993</text:p>
          </table:table-cell>
          <table:table-cell office:value-type="float" office:value="175.960007" calcext:value-type="float">
            <text:p>175.960007</text:p>
          </table:table-cell>
          <table:table-cell office:value-type="float" office:value="127.050003" calcext:value-type="float">
            <text:p>127.050003</text:p>
          </table:table-cell>
          <table:table-cell office:value-type="float" office:value="65.379997" calcext:value-type="float">
            <text:p>65.379997</text:p>
          </table:table-cell>
        </table:table-row>
        <table:table-row table:style-name="ro1">
          <table:table-cell office:value-type="float" office:value="90.910004" calcext:value-type="float">
            <text:p>90.910004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241" calcext:value-type="float">
            <text:p>241</text:p>
          </table:table-cell>
          <table:table-cell office:value-type="float" office:value="34.639999" calcext:value-type="float">
            <text:p>34.639999</text:p>
          </table:table-cell>
          <table:table-cell office:value-type="float" office:value="108.290001" calcext:value-type="float">
            <text:p>108.290001</text:p>
          </table:table-cell>
          <table:table-cell office:value-type="float" office:value="91.660004" calcext:value-type="float">
            <text:p>91.660004</text:p>
          </table:table-cell>
          <table:table-cell office:value-type="float" office:value="21.02" calcext:value-type="float">
            <text:p>21.02</text:p>
          </table:table-cell>
          <table:table-cell office:value-type="float" office:value="44.650002" calcext:value-type="float">
            <text:p>44.650002</text:p>
          </table:table-cell>
          <table:table-cell office:value-type="float" office:value="49.75" calcext:value-type="float">
            <text:p>49.75</text:p>
          </table:table-cell>
          <table:table-cell office:value-type="float" office:value="821" calcext:value-type="float">
            <text:p>821</text:p>
          </table:table-cell>
          <table:table-cell office:value-type="float" office:value="848.200012" calcext:value-type="float">
            <text:p>848.200012</text:p>
          </table:table-cell>
          <table:table-cell office:value-type="float" office:value="177.339996" calcext:value-type="float">
            <text:p>177.339996</text:p>
          </table:table-cell>
          <table:table-cell office:value-type="float" office:value="126.099998" calcext:value-type="float">
            <text:p>126.099998</text:p>
          </table:table-cell>
          <table:table-cell office:value-type="float" office:value="65.519997" calcext:value-type="float">
            <text:p>65.519997</text:p>
          </table:table-cell>
        </table:table-row>
        <table:table-row table:style-name="ro1">
          <table:table-cell office:value-type="float" office:value="90.769997" calcext:value-type="float">
            <text:p>90.769997</text:p>
          </table:table-cell>
          <table:table-cell office:value-type="float" office:value="42.23" calcext:value-type="float">
            <text:p>42.23</text:p>
          </table:table-cell>
          <table:table-cell office:value-type="float" office:value="239.25" calcext:value-type="float">
            <text:p>239.25</text:p>
          </table:table-cell>
          <table:table-cell office:value-type="float" office:value="34.810001" calcext:value-type="float">
            <text:p>34.810001</text:p>
          </table:table-cell>
          <table:table-cell office:value-type="float" office:value="107.93" calcext:value-type="float">
            <text:p>107.93</text:p>
          </table:table-cell>
          <table:table-cell office:value-type="float" office:value="93.089996" calcext:value-type="float">
            <text:p>93.089996</text:p>
          </table:table-cell>
          <table:table-cell office:value-type="float" office:value="21.15" calcext:value-type="float">
            <text:p>21.15</text:p>
          </table:table-cell>
          <table:table-cell office:value-type="float" office:value="44.639999" calcext:value-type="float">
            <text:p>44.639999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820.080017" calcext:value-type="float">
            <text:p>820.080017</text:p>
          </table:table-cell>
          <table:table-cell office:value-type="float" office:value="851.679993" calcext:value-type="float">
            <text:p>851.679993</text:p>
          </table:table-cell>
          <table:table-cell office:value-type="float" office:value="176.850006" calcext:value-type="float">
            <text:p>176.850006</text:p>
          </table:table-cell>
          <table:table-cell office:value-type="float" office:value="125.860001" calcext:value-type="float">
            <text:p>125.860001</text:p>
          </table:table-cell>
          <table:table-cell office:value-type="float" office:value="65.510002" calcext:value-type="float">
            <text:p>65.510002</text:p>
          </table:table-cell>
        </table:table-row>
        <table:table-row table:style-name="ro1">
          <table:table-cell office:value-type="float" office:value="90.449997" calcext:value-type="float">
            <text:p>90.449997</text:p>
          </table:table-cell>
          <table:table-cell office:value-type="float" office:value="42.110001" calcext:value-type="float">
            <text:p>42.110001</text:p>
          </table:table-cell>
          <table:table-cell office:value-type="float" office:value="235.779999" calcext:value-type="float">
            <text:p>235.779999</text:p>
          </table:table-cell>
          <table:table-cell office:value-type="float" office:value="34.48" calcext:value-type="float">
            <text:p>34.48</text:p>
          </table:table-cell>
          <table:table-cell office:value-type="float" office:value="107" calcext:value-type="float">
            <text:p>107</text:p>
          </table:table-cell>
          <table:table-cell office:value-type="float" office:value="93.480003" calcext:value-type="float">
            <text:p>93.480003</text:p>
          </table:table-cell>
          <table:table-cell office:value-type="float" office:value="20.969999" calcext:value-type="float">
            <text:p>20.969999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49.68" calcext:value-type="float">
            <text:p>49.68</text:p>
          </table:table-cell>
          <table:table-cell office:value-type="float" office:value="806.950012" calcext:value-type="float">
            <text:p>806.950012</text:p>
          </table:table-cell>
          <table:table-cell office:value-type="float" office:value="838.070007" calcext:value-type="float">
            <text:p>838.070007</text:p>
          </table:table-cell>
          <table:table-cell office:value-type="float" office:value="174.369995" calcext:value-type="float">
            <text:p>174.369995</text:p>
          </table:table-cell>
          <table:table-cell office:value-type="float" office:value="125.160004" calcext:value-type="float">
            <text:p>125.160004</text:p>
          </table:table-cell>
          <table:table-cell office:value-type="float" office:value="65.370003" calcext:value-type="float">
            <text:p>65.370003</text:p>
          </table:table-cell>
        </table:table-row>
        <table:table-row table:style-name="ro1">
          <table:table-cell office:value-type="float" office:value="90.169998" calcext:value-type="float">
            <text:p>90.169998</text:p>
          </table:table-cell>
          <table:table-cell office:value-type="float" office:value="42.240002" calcext:value-type="float">
            <text:p>42.240002</text:p>
          </table:table-cell>
          <table:table-cell office:value-type="float" office:value="235.110001" calcext:value-type="float">
            <text:p>235.110001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06.279999" calcext:value-type="float">
            <text:p>106.279999</text:p>
          </table:table-cell>
          <table:table-cell office:value-type="float" office:value="93.989998" calcext:value-type="float">
            <text:p>93.989998</text:p>
          </table:table-cell>
          <table:table-cell office:value-type="float" office:value="21.129999" calcext:value-type="float">
            <text:p>21.129999</text:p>
          </table:table-cell>
          <table:table-cell office:value-type="float" office:value="44.41" calcext:value-type="float">
            <text:p>44.41</text:p>
          </table:table-cell>
          <table:table-cell office:value-type="float" office:value="49.009998" calcext:value-type="float">
            <text:p>49.009998</text:p>
          </table:table-cell>
          <table:table-cell office:value-type="float" office:value="820.409973" calcext:value-type="float">
            <text:p>820.409973</text:p>
          </table:table-cell>
          <table:table-cell office:value-type="float" office:value="851.75" calcext:value-type="float">
            <text:p>851.75</text:p>
          </table:table-cell>
          <table:table-cell office:value-type="float" office:value="176.289993" calcext:value-type="float">
            <text:p>176.289993</text:p>
          </table:table-cell>
          <table:table-cell office:value-type="float" office:value="125.620003" calcext:value-type="float">
            <text:p>125.620003</text:p>
          </table:table-cell>
          <table:table-cell office:value-type="float" office:value="65.959999" calcext:value-type="float">
            <text:p>65.959999</text:p>
          </table:table-cell>
        </table:table-row>
        <table:table-row table:style-name="ro1">
          <table:table-cell office:value-type="float" office:value="90.559998" calcext:value-type="float">
            <text:p>90.559998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236.660004" calcext:value-type="float">
            <text:p>236.660004</text:p>
          </table:table-cell>
          <table:table-cell office:value-type="float" office:value="34.330002" calcext:value-type="float">
            <text:p>34.330002</text:p>
          </table:table-cell>
          <table:table-cell office:value-type="float" office:value="106.949997" calcext:value-type="float">
            <text:p>106.949997</text:p>
          </table:table-cell>
          <table:table-cell office:value-type="float" office:value="94.629997" calcext:value-type="float">
            <text:p>94.629997</text:p>
          </table:table-cell>
          <table:table-cell office:value-type="float" office:value="21.35" calcext:value-type="float">
            <text:p>21.35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9.279999" calcext:value-type="float">
            <text:p>49.279999</text:p>
          </table:table-cell>
          <table:table-cell office:value-type="float" office:value="825" calcext:value-type="float">
            <text:p>825</text:p>
          </table:table-cell>
          <table:table-cell office:value-type="float" office:value="859.049988" calcext:value-type="float">
            <text:p>859.049988</text:p>
          </table:table-cell>
          <table:table-cell office:value-type="float" office:value="177.399994" calcext:value-type="float">
            <text:p>177.399994</text:p>
          </table:table-cell>
          <table:table-cell office:value-type="float" office:value="125.050003" calcext:value-type="float">
            <text:p>125.050003</text:p>
          </table:table-cell>
          <table:table-cell office:value-type="float" office:value="65.949997" calcext:value-type="float">
            <text:p>65.949997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236.279999" calcext:value-type="float">
            <text:p>236.279999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08.150002" calcext:value-type="float">
            <text:p>108.150002</text:p>
          </table:table-cell>
          <table:table-cell office:value-type="float" office:value="94.540001" calcext:value-type="float">
            <text:p>94.540001</text:p>
          </table:table-cell>
          <table:table-cell office:value-type="float" office:value="21.49" calcext:value-type="float">
            <text:p>21.49</text:p>
          </table:table-cell>
          <table:table-cell office:value-type="float" office:value="49.330002" calcext:value-type="float">
            <text:p>49.330002</text:p>
          </table:table-cell>
          <table:table-cell office:value-type="float" office:value="49" calcext:value-type="float">
            <text:p>49</text:p>
          </table:table-cell>
          <table:table-cell office:value-type="float" office:value="833.5" calcext:value-type="float">
            <text:p>833.5</text:p>
          </table:table-cell>
          <table:table-cell office:value-type="float" office:value="874.950012" calcext:value-type="float">
            <text:p>874.950012</text:p>
          </table:table-cell>
          <table:table-cell office:value-type="float" office:value="177.25" calcext:value-type="float">
            <text:p>177.25</text:p>
          </table:table-cell>
          <table:table-cell office:value-type="float" office:value="124.739998" calcext:value-type="float">
            <text:p>124.739998</text:p>
          </table:table-cell>
          <table:table-cell office:value-type="float" office:value="65.760002" calcext:value-type="float">
            <text:p>65.760002</text:p>
          </table:table-cell>
        </table:table-row>
        <table:table-row table:style-name="ro1">
          <table:table-cell office:value-type="float" office:value="90.029999" calcext:value-type="float">
            <text:p>90.029999</text:p>
          </table:table-cell>
          <table:table-cell office:value-type="float" office:value="42.549999" calcext:value-type="float">
            <text:p>42.549999</text:p>
          </table:table-cell>
          <table:table-cell office:value-type="float" office:value="238.720001" calcext:value-type="float">
            <text:p>238.720001</text:p>
          </table:table-cell>
          <table:table-cell office:value-type="float" office:value="34.25" calcext:value-type="float">
            <text:p>34.25</text:p>
          </table:table-cell>
          <table:table-cell office:value-type="float" office:value="107.699997" calcext:value-type="float">
            <text:p>107.699997</text:p>
          </table:table-cell>
          <table:table-cell office:value-type="float" office:value="94.25" calcext:value-type="float">
            <text:p>94.25</text:p>
          </table:table-cell>
          <table:table-cell office:value-type="float" office:value="21.41" calcext:value-type="float">
            <text:p>21.41</text:p>
          </table:table-cell>
          <table:table-cell office:value-type="float" office:value="49.639999" calcext:value-type="float">
            <text:p>49.639999</text:p>
          </table:table-cell>
          <table:table-cell office:value-type="float" office:value="49.099998" calcext:value-type="float">
            <text:p>49.099998</text:p>
          </table:table-cell>
          <table:table-cell office:value-type="float" office:value="828.969971" calcext:value-type="float">
            <text:p>828.969971</text:p>
          </table:table-cell>
          <table:table-cell office:value-type="float" office:value="877" calcext:value-type="float">
            <text:p>877</text:p>
          </table:table-cell>
          <table:table-cell office:value-type="float" office:value="178.020004" calcext:value-type="float">
            <text:p>178.020004</text:p>
          </table:table-cell>
          <table:table-cell office:value-type="float" office:value="124.110001" calcext:value-type="float">
            <text:p>124.110001</text:p>
          </table:table-cell>
          <table:table-cell office:value-type="float" office:value="65.459999" calcext:value-type="float">
            <text:p>65.459999</text:p>
          </table:table-cell>
        </table:table-row>
        <table:table-row table:style-name="ro1">
          <table:table-cell office:value-type="float" office:value="89.860001" calcext:value-type="float">
            <text:p>89.860001</text:p>
          </table:table-cell>
          <table:table-cell office:value-type="float" office:value="42.580002" calcext:value-type="float">
            <text:p>42.580002</text:p>
          </table:table-cell>
          <table:table-cell office:value-type="float" office:value="237.580002" calcext:value-type="float">
            <text:p>237.580002</text:p>
          </table:table-cell>
          <table:table-cell office:value-type="float" office:value="34.610001" calcext:value-type="float">
            <text:p>34.610001</text:p>
          </table:table-cell>
          <table:table-cell office:value-type="float" office:value="107.220001" calcext:value-type="float">
            <text:p>107.220001</text:p>
          </table:table-cell>
          <table:table-cell office:value-type="float" office:value="94.440002" calcext:value-type="float">
            <text:p>94.440002</text:p>
          </table:table-cell>
          <table:table-cell office:value-type="float" office:value="21.74" calcext:value-type="float">
            <text:p>21.74</text:p>
          </table:table-cell>
          <table:table-cell office:value-type="float" office:value="49.900002" calcext:value-type="float">
            <text:p>49.900002</text:p>
          </table:table-cell>
          <table:table-cell office:value-type="float" office:value="48.73" calcext:value-type="float">
            <text:p>48.73</text:p>
          </table:table-cell>
          <table:table-cell office:value-type="float" office:value="829.219971" calcext:value-type="float">
            <text:p>829.219971</text:p>
          </table:table-cell>
          <table:table-cell office:value-type="float" office:value="888" calcext:value-type="float">
            <text:p>888</text:p>
          </table:table-cell>
          <table:table-cell office:value-type="float" office:value="177.080002" calcext:value-type="float">
            <text:p>177.080002</text:p>
          </table:table-cell>
          <table:table-cell office:value-type="float" office:value="124.730003" calcext:value-type="float">
            <text:p>124.730003</text:p>
          </table:table-cell>
          <table:table-cell office:value-type="float" office:value="65.239998" calcext:value-type="float">
            <text:p>65.239998</text:p>
          </table:table-cell>
        </table:table-row>
        <table:table-row table:style-name="ro1">
          <table:table-cell office:value-type="float" office:value="89.75" calcext:value-type="float">
            <text:p>89.75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236.990005" calcext:value-type="float">
            <text:p>236.990005</text:p>
          </table:table-cell>
          <table:table-cell office:value-type="float" office:value="34.5" calcext:value-type="float">
            <text:p>34.5</text:p>
          </table:table-cell>
          <table:table-cell office:value-type="float" office:value="107.879997" calcext:value-type="float">
            <text:p>107.879997</text:p>
          </table:table-cell>
          <table:table-cell office:value-type="float" office:value="94.220001" calcext:value-type="float">
            <text:p>94.220001</text:p>
          </table:table-cell>
          <table:table-cell office:value-type="float" office:value="21.66" calcext:value-type="float">
            <text:p>21.66</text:p>
          </table:table-cell>
          <table:table-cell office:value-type="float" office:value="49.43" calcext:value-type="float">
            <text:p>49.43</text:p>
          </table:table-cell>
          <table:table-cell office:value-type="float" office:value="49.099998" calcext:value-type="float">
            <text:p>49.099998</text:p>
          </table:table-cell>
          <table:table-cell office:value-type="float" office:value="831.359985" calcext:value-type="float">
            <text:p>831.359985</text:p>
          </table:table-cell>
          <table:table-cell office:value-type="float" office:value="891.5" calcext:value-type="float">
            <text:p>891.5</text:p>
          </table:table-cell>
          <table:table-cell office:value-type="float" office:value="176.880005" calcext:value-type="float">
            <text:p>176.880005</text:p>
          </table:table-cell>
          <table:table-cell office:value-type="float" office:value="124.510002" calcext:value-type="float">
            <text:p>124.510002</text:p>
          </table:table-cell>
          <table:table-cell office:value-type="float" office:value="65.120003" calcext:value-type="float">
            <text:p>65.1200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.650002" calcext:value-type="float">
            <text:p>42.650002</text:p>
          </table:table-cell>
          <table:table-cell office:value-type="float" office:value="238" calcext:value-type="float">
            <text:p>238</text:p>
          </table:table-cell>
          <table:table-cell office:value-type="float" office:value="34.48" calcext:value-type="float">
            <text:p>34.48</text:p>
          </table:table-cell>
          <table:table-cell office:value-type="float" office:value="109.650002" calcext:value-type="float">
            <text:p>109.650002</text:p>
          </table:table-cell>
          <table:table-cell office:value-type="float" office:value="94.010002" calcext:value-type="float">
            <text:p>94.010002</text:p>
          </table:table-cell>
          <table:table-cell office:value-type="float" office:value="21.790001" calcext:value-type="float">
            <text:p>21.790001</text:p>
          </table:table-cell>
          <table:table-cell office:value-type="float" office:value="50.009998" calcext:value-type="float">
            <text:p>50.009998</text:p>
          </table:table-cell>
          <table:table-cell office:value-type="float" office:value="49.43" calcext:value-type="float">
            <text:p>49.43</text:p>
          </table:table-cell>
          <table:table-cell office:value-type="float" office:value="835.51001" calcext:value-type="float">
            <text:p>835.51001</text:p>
          </table:table-cell>
          <table:table-cell office:value-type="float" office:value="910.820007" calcext:value-type="float">
            <text:p>910.820007</text:p>
          </table:table-cell>
          <table:table-cell office:value-type="float" office:value="179" calcext:value-type="float">
            <text:p>179</text:p>
          </table:table-cell>
          <table:table-cell office:value-type="float" office:value="124.720001" calcext:value-type="float">
            <text:p>124.720001</text:p>
          </table:table-cell>
          <table:table-cell office:value-type="float" office:value="65.230003" calcext:value-type="float">
            <text:p>65.230003</text:p>
          </table:table-cell>
        </table:table-row>
        <table:table-row table:style-name="ro1">
          <table:table-cell office:value-type="float" office:value="89.769997" calcext:value-type="float">
            <text:p>89.769997</text:p>
          </table:table-cell>
          <table:table-cell office:value-type="float" office:value="42.580002" calcext:value-type="float">
            <text:p>42.580002</text:p>
          </table:table-cell>
          <table:table-cell office:value-type="float" office:value="235.990005" calcext:value-type="float">
            <text:p>235.990005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09.120003" calcext:value-type="float">
            <text:p>109.120003</text:p>
          </table:table-cell>
          <table:table-cell office:value-type="float" office:value="93.599998" calcext:value-type="float">
            <text:p>93.599998</text:p>
          </table:table-cell>
          <table:table-cell office:value-type="float" office:value="21.559999" calcext:value-type="float">
            <text:p>21.559999</text:p>
          </table:table-cell>
          <table:table-cell office:value-type="float" office:value="49.389999" calcext:value-type="float">
            <text:p>49.389999</text:p>
          </table:table-cell>
          <table:table-cell office:value-type="float" office:value="48.52" calcext:value-type="float">
            <text:p>48.52</text:p>
          </table:table-cell>
          <table:table-cell office:value-type="float" office:value="832.400024" calcext:value-type="float">
            <text:p>832.400024</text:p>
          </table:table-cell>
          <table:table-cell office:value-type="float" office:value="913.799988" calcext:value-type="float">
            <text:p>913.799988</text:p>
          </table:table-cell>
          <table:table-cell office:value-type="float" office:value="177.559998" calcext:value-type="float">
            <text:p>177.559998</text:p>
          </table:table-cell>
          <table:table-cell office:value-type="float" office:value="124.849998" calcext:value-type="float">
            <text:p>124.849998</text:p>
          </table:table-cell>
          <table:table-cell office:value-type="float" office:value="65.029999" calcext:value-type="float">
            <text:p>65.029999</text:p>
          </table:table-cell>
        </table:table-row>
        <table:table-row table:style-name="ro1">
          <table:table-cell office:value-type="float" office:value="89.459999" calcext:value-type="float">
            <text:p>89.459999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239.720001" calcext:value-type="float">
            <text:p>239.720001</text:p>
          </table:table-cell>
          <table:table-cell office:value-type="float" office:value="34.389999" calcext:value-type="float">
            <text:p>34.389999</text:p>
          </table:table-cell>
          <table:table-cell office:value-type="float" office:value="109.379997" calcext:value-type="float">
            <text:p>109.379997</text:p>
          </table:table-cell>
          <table:table-cell office:value-type="float" office:value="94.419998" calcext:value-type="float">
            <text:p>94.419998</text:p>
          </table:table-cell>
          <table:table-cell office:value-type="float" office:value="21.75" calcext:value-type="float">
            <text:p>21.75</text:p>
          </table:table-cell>
          <table:table-cell office:value-type="float" office:value="49.849998" calcext:value-type="float">
            <text:p>49.849998</text:p>
          </table:table-cell>
          <table:table-cell office:value-type="float" office:value="48.48" calcext:value-type="float">
            <text:p>48.48</text:p>
          </table:table-cell>
          <table:table-cell office:value-type="float" office:value="827.960022" calcext:value-type="float">
            <text:p>827.960022</text:p>
          </table:table-cell>
          <table:table-cell office:value-type="float" office:value="899.650024" calcext:value-type="float">
            <text:p>899.650024</text:p>
          </table:table-cell>
          <table:table-cell office:value-type="float" office:value="178.389999" calcext:value-type="float">
            <text:p>178.389999</text:p>
          </table:table-cell>
          <table:table-cell office:value-type="float" office:value="125.120003" calcext:value-type="float">
            <text:p>125.120003</text:p>
          </table:table-cell>
          <table:table-cell office:value-type="float" office:value="65.059998" calcext:value-type="float">
            <text:p>65.059998</text:p>
          </table:table-cell>
        </table:table-row>
        <table:table-row table:style-name="ro1">
          <table:table-cell office:value-type="float" office:value="89.129997" calcext:value-type="float">
            <text:p>89.129997</text:p>
          </table:table-cell>
          <table:table-cell office:value-type="float" office:value="42.73" calcext:value-type="float">
            <text:p>42.73</text:p>
          </table:table-cell>
          <table:table-cell office:value-type="float" office:value="238.639999" calcext:value-type="float">
            <text:p>238.639999</text:p>
          </table:table-cell>
          <table:table-cell office:value-type="float" office:value="34.290001" calcext:value-type="float">
            <text:p>34.290001</text:p>
          </table:table-cell>
          <table:table-cell office:value-type="float" office:value="109.120003" calcext:value-type="float">
            <text:p>109.120003</text:p>
          </table:table-cell>
          <table:table-cell office:value-type="float" office:value="94.540001" calcext:value-type="float">
            <text:p>94.540001</text:p>
          </table:table-cell>
          <table:table-cell office:value-type="float" office:value="21.65" calcext:value-type="float">
            <text:p>21.65</text:p>
          </table:table-cell>
          <table:table-cell office:value-type="float" office:value="49.790001" calcext:value-type="float">
            <text:p>49.790001</text:p>
          </table:table-cell>
          <table:table-cell office:value-type="float" office:value="48.720001" calcext:value-type="float">
            <text:p>48.720001</text:p>
          </table:table-cell>
          <table:table-cell office:value-type="float" office:value="825.390015" calcext:value-type="float">
            <text:p>825.390015</text:p>
          </table:table-cell>
          <table:table-cell office:value-type="float" office:value="899.630005" calcext:value-type="float">
            <text:p>899.630005</text:p>
          </table:table-cell>
          <table:table-cell office:value-type="float" office:value="179" calcext:value-type="float">
            <text:p>179</text:p>
          </table:table-cell>
          <table:table-cell office:value-type="float" office:value="124.870003" calcext:value-type="float">
            <text:p>124.870003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89.660004" calcext:value-type="float">
            <text:p>89.660004</text:p>
          </table:table-cell>
          <table:table-cell office:value-type="float" office:value="42.68" calcext:value-type="float">
            <text:p>42.68</text:p>
          </table:table-cell>
          <table:table-cell office:value-type="float" office:value="239.220001" calcext:value-type="float">
            <text:p>239.220001</text:p>
          </table:table-cell>
          <table:table-cell office:value-type="float" office:value="34.34" calcext:value-type="float">
            <text:p>34.34</text:p>
          </table:table-cell>
          <table:table-cell office:value-type="float" office:value="109.529999" calcext:value-type="float">
            <text:p>109.529999</text:p>
          </table:table-cell>
          <table:table-cell office:value-type="float" office:value="95.150002" calcext:value-type="float">
            <text:p>95.150002</text:p>
          </table:table-cell>
          <table:table-cell office:value-type="float" office:value="21.719999" calcext:value-type="float">
            <text:p>21.719999</text:p>
          </table:table-cell>
          <table:table-cell office:value-type="float" office:value="50.150002" calcext:value-type="float">
            <text:p>50.150002</text:p>
          </table:table-cell>
          <table:table-cell office:value-type="float" office:value="48.509998" calcext:value-type="float">
            <text:p>48.509998</text:p>
          </table:table-cell>
          <table:table-cell office:value-type="float" office:value="824.710022" calcext:value-type="float">
            <text:p>824.710022</text:p>
          </table:table-cell>
          <table:table-cell office:value-type="float" office:value="907.039978" calcext:value-type="float">
            <text:p>907.039978</text:p>
          </table:table-cell>
          <table:table-cell office:value-type="float" office:value="177.5" calcext:value-type="float">
            <text:p>177.5</text:p>
          </table:table-cell>
          <table:table-cell office:value-type="float" office:value="124.260002" calcext:value-type="float">
            <text:p>124.260002</text:p>
          </table:table-cell>
          <table:table-cell office:value-type="float" office:value="64.43" calcext:value-type="float">
            <text:p>64.43</text:p>
          </table:table-cell>
        </table:table-row>
        <table:table-row table:style-name="ro1">
          <table:table-cell office:value-type="float" office:value="89.699997" calcext:value-type="float">
            <text:p>89.699997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240.949997" calcext:value-type="float">
            <text:p>240.949997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95.5" calcext:value-type="float">
            <text:p>95.5</text:p>
          </table:table-cell>
          <table:table-cell office:value-type="float" office:value="21.639999" calcext:value-type="float">
            <text:p>21.639999</text:p>
          </table:table-cell>
          <table:table-cell office:value-type="float" office:value="50.139999" calcext:value-type="float">
            <text:p>50.139999</text:p>
          </table:table-cell>
          <table:table-cell office:value-type="float" office:value="48.529999" calcext:value-type="float">
            <text:p>48.529999</text:p>
          </table:table-cell>
          <table:table-cell office:value-type="float" office:value="821.929993" calcext:value-type="float">
            <text:p>821.929993</text:p>
          </table:table-cell>
          <table:table-cell office:value-type="float" office:value="903.090027" calcext:value-type="float">
            <text:p>903.090027</text:p>
          </table:table-cell>
          <table:table-cell office:value-type="float" office:value="178.25" calcext:value-type="float">
            <text:p>178.25</text:p>
          </table:table-cell>
          <table:table-cell office:value-type="float" office:value="124.540001" calcext:value-type="float">
            <text:p>124.540001</text:p>
          </table:table-cell>
          <table:table-cell office:value-type="float" office:value="64.169998" calcext:value-type="float">
            <text:p>64.169998</text:p>
          </table:table-cell>
        </table:table-row>
        <table:table-row table:style-name="ro1">
          <table:table-cell office:value-type="float" office:value="90.050003" calcext:value-type="float">
            <text:p>90.050003</text:p>
          </table:table-cell>
          <table:table-cell office:value-type="float" office:value="42.869999" calcext:value-type="float">
            <text:p>42.869999</text:p>
          </table:table-cell>
          <table:table-cell office:value-type="float" office:value="239.039993" calcext:value-type="float">
            <text:p>239.039993</text:p>
          </table:table-cell>
          <table:table-cell office:value-type="float" office:value="34.169998" calcext:value-type="float">
            <text:p>34.169998</text:p>
          </table:table-cell>
          <table:table-cell office:value-type="float" office:value="108.639999" calcext:value-type="float">
            <text:p>108.639999</text:p>
          </table:table-cell>
          <table:table-cell office:value-type="float" office:value="96.400002" calcext:value-type="float">
            <text:p>96.400002</text:p>
          </table:table-cell>
          <table:table-cell office:value-type="float" office:value="21.67" calcext:value-type="float">
            <text:p>21.67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822.140015" calcext:value-type="float">
            <text:p>822.140015</text:p>
          </table:table-cell>
          <table:table-cell office:value-type="float" office:value="891.450012" calcext:value-type="float">
            <text:p>891.450012</text:p>
          </table:table-cell>
          <table:table-cell office:value-type="float" office:value="175.740005" calcext:value-type="float">
            <text:p>175.740005</text:p>
          </table:table-cell>
          <table:table-cell office:value-type="float" office:value="125.129997" calcext:value-type="float">
            <text:p>125.129997</text:p>
          </table:table-cell>
          <table:table-cell office:value-type="float" office:value="64.239998" calcext:value-type="float">
            <text:p>64.239998</text:p>
          </table:table-cell>
        </table:table-row>
        <table:table-row table:style-name="ro1">
          <table:table-cell office:value-type="float" office:value="90.230003" calcext:value-type="float">
            <text:p>90.230003</text:p>
          </table:table-cell>
          <table:table-cell office:value-type="float" office:value="42.790001" calcext:value-type="float">
            <text:p>42.790001</text:p>
          </table:table-cell>
          <table:table-cell office:value-type="float" office:value="240.320007" calcext:value-type="float">
            <text:p>240.320007</text:p>
          </table:table-cell>
          <table:table-cell office:value-type="float" office:value="34.189999" calcext:value-type="float">
            <text:p>34.189999</text:p>
          </table:table-cell>
          <table:table-cell office:value-type="float" office:value="106.169998" calcext:value-type="float">
            <text:p>106.169998</text:p>
          </table:table-cell>
          <table:table-cell office:value-type="float" office:value="96.43" calcext:value-type="float">
            <text:p>96.43</text:p>
          </table:table-cell>
          <table:table-cell office:value-type="float" office:value="21.4" calcext:value-type="float">
            <text:p>21.4</text:p>
          </table:table-cell>
          <table:table-cell office:value-type="float" office:value="48.59" calcext:value-type="float">
            <text:p>48.59</text:p>
          </table:table-cell>
          <table:table-cell office:value-type="float" office:value="48.68" calcext:value-type="float">
            <text:p>48.68</text:p>
          </table:table-cell>
          <table:table-cell office:value-type="float" office:value="825.01001" calcext:value-type="float">
            <text:p>825.01001</text:p>
          </table:table-cell>
          <table:table-cell office:value-type="float" office:value="887.5" calcext:value-type="float">
            <text:p>887.5</text:p>
          </table:table-cell>
          <table:table-cell office:value-type="float" office:value="175.839996" calcext:value-type="float">
            <text:p>175.839996</text:p>
          </table:table-cell>
          <table:table-cell office:value-type="float" office:value="125.019997" calcext:value-type="float">
            <text:p>125.019997</text:p>
          </table:table-cell>
          <table:table-cell office:value-type="float" office:value="64.790001" calcext:value-type="float">
            <text:p>64.790001</text:p>
          </table:table-cell>
        </table:table-row>
        <table:table-row table:style-name="ro1">
          <table:table-cell office:value-type="float" office:value="90.400002" calcext:value-type="float">
            <text:p>90.400002</text:p>
          </table:table-cell>
          <table:table-cell office:value-type="float" office:value="43.110001" calcext:value-type="float">
            <text:p>43.110001</text:p>
          </table:table-cell>
          <table:table-cell office:value-type="float" office:value="242.639999" calcext:value-type="float">
            <text:p>242.639999</text:p>
          </table:table-cell>
          <table:table-cell office:value-type="float" office:value="34.470001" calcext:value-type="float">
            <text:p>34.470001</text:p>
          </table:table-cell>
          <table:table-cell office:value-type="float" office:value="105.809998" calcext:value-type="float">
            <text:p>105.809998</text:p>
          </table:table-cell>
          <table:table-cell office:value-type="float" office:value="96.209999" calcext:value-type="float">
            <text:p>96.209999</text:p>
          </table:table-cell>
          <table:table-cell office:value-type="float" office:value="21.219999" calcext:value-type="float">
            <text:p>21.219999</text:p>
          </table:table-cell>
          <table:table-cell office:value-type="float" office:value="48.610001" calcext:value-type="float">
            <text:p>48.610001</text:p>
          </table:table-cell>
          <table:table-cell office:value-type="float" office:value="48.619999" calcext:value-type="float">
            <text:p>48.619999</text:p>
          </table:table-cell>
          <table:table-cell office:value-type="float" office:value="834.219971" calcext:value-type="float">
            <text:p>834.219971</text:p>
          </table:table-cell>
          <table:table-cell office:value-type="float" office:value="900.98999" calcext:value-type="float">
            <text:p>900.98999</text:p>
          </table:table-cell>
          <table:table-cell office:value-type="float" office:value="178.589996" calcext:value-type="float">
            <text:p>178.589996</text:p>
          </table:table-cell>
          <table:table-cell office:value-type="float" office:value="123.18" calcext:value-type="float">
            <text:p>123.18</text:p>
          </table:table-cell>
          <table:table-cell office:value-type="float" office:value="64.029999" calcext:value-type="float">
            <text:p>64.029999</text:p>
          </table:table-cell>
        </table:table-row>
        <table:table-row table:style-name="ro1">
          <table:table-cell office:value-type="float" office:value="90.099998" calcext:value-type="float">
            <text:p>90.099998</text:p>
          </table:table-cell>
          <table:table-cell office:value-type="float" office:value="43.740002" calcext:value-type="float">
            <text:p>43.740002</text:p>
          </table:table-cell>
          <table:table-cell office:value-type="float" office:value="243.550003" calcext:value-type="float">
            <text:p>243.550003</text:p>
          </table:table-cell>
          <table:table-cell office:value-type="float" office:value="34.759998" calcext:value-type="float">
            <text:p>34.759998</text:p>
          </table:table-cell>
          <table:table-cell office:value-type="float" office:value="105.889999" calcext:value-type="float">
            <text:p>105.889999</text:p>
          </table:table-cell>
          <table:table-cell office:value-type="float" office:value="96.870003" calcext:value-type="float">
            <text:p>96.870003</text:p>
          </table:table-cell>
          <table:table-cell office:value-type="float" office:value="21.17" calcext:value-type="float">
            <text:p>21.17</text:p>
          </table:table-cell>
          <table:table-cell office:value-type="float" office:value="48.759998" calcext:value-type="float">
            <text:p>48.759998</text:p>
          </table:table-cell>
          <table:table-cell office:value-type="float" office:value="49.439999" calcext:value-type="float">
            <text:p>49.439999</text:p>
          </table:table-cell>
          <table:table-cell office:value-type="float" office:value="839.789978" calcext:value-type="float">
            <text:p>839.789978</text:p>
          </table:table-cell>
          <table:table-cell office:value-type="float" office:value="907.840027" calcext:value-type="float">
            <text:p>907.840027</text:p>
          </table:table-cell>
          <table:table-cell office:value-type="float" office:value="178.470001" calcext:value-type="float">
            <text:p>178.470001</text:p>
          </table:table-cell>
          <table:table-cell office:value-type="float" office:value="122.099998" calcext:value-type="float">
            <text:p>122.099998</text:p>
          </table:table-cell>
          <table:table-cell office:value-type="float" office:value="63.900002" calcext:value-type="float">
            <text:p>63.900002</text:p>
          </table:table-cell>
        </table:table-row>
        <table:table-row table:style-name="ro1">
          <table:table-cell office:value-type="float" office:value="89.699997" calcext:value-type="float">
            <text:p>89.699997</text:p>
          </table:table-cell>
          <table:table-cell office:value-type="float" office:value="43.200001" calcext:value-type="float">
            <text:p>43.200001</text:p>
          </table:table-cell>
          <table:table-cell office:value-type="float" office:value="243.860001" calcext:value-type="float">
            <text:p>243.860001</text:p>
          </table:table-cell>
          <table:table-cell office:value-type="float" office:value="34.57" calcext:value-type="float">
            <text:p>34.57</text:p>
          </table:table-cell>
          <table:table-cell office:value-type="float" office:value="104.400002" calcext:value-type="float">
            <text:p>104.400002</text:p>
          </table:table-cell>
          <table:table-cell office:value-type="float" office:value="96.580002" calcext:value-type="float">
            <text:p>96.580002</text:p>
          </table:table-cell>
          <table:table-cell office:value-type="float" office:value="20.889999" calcext:value-type="float">
            <text:p>20.889999</text:p>
          </table:table-cell>
          <table:table-cell office:value-type="float" office:value="48.02" calcext:value-type="float">
            <text:p>48.02</text:p>
          </table:table-cell>
          <table:table-cell office:value-type="float" office:value="47.919998" calcext:value-type="float">
            <text:p>47.919998</text:p>
          </table:table-cell>
          <table:table-cell office:value-type="float" office:value="841.440002" calcext:value-type="float">
            <text:p>841.440002</text:p>
          </table:table-cell>
          <table:table-cell office:value-type="float" office:value="899.700012" calcext:value-type="float">
            <text:p>899.700012</text:p>
          </table:table-cell>
          <table:table-cell office:value-type="float" office:value="178.740005" calcext:value-type="float">
            <text:p>178.740005</text:p>
          </table:table-cell>
          <table:table-cell office:value-type="float" office:value="121.860001" calcext:value-type="float">
            <text:p>121.860001</text:p>
          </table:table-cell>
          <table:table-cell office:value-type="float" office:value="63.720001" calcext:value-type="float">
            <text:p>63.720001</text:p>
          </table:table-cell>
        </table:table-row>
        <table:table-row table:style-name="ro1">
          <table:table-cell office:value-type="float" office:value="89.169998" calcext:value-type="float">
            <text:p>89.169998</text:p>
          </table:table-cell>
          <table:table-cell office:value-type="float" office:value="42.98" calcext:value-type="float">
            <text:p>42.98</text:p>
          </table:table-cell>
          <table:table-cell office:value-type="float" office:value="245.119995" calcext:value-type="float">
            <text:p>245.119995</text:p>
          </table:table-cell>
          <table:table-cell office:value-type="float" office:value="34.509998" calcext:value-type="float">
            <text:p>34.509998</text:p>
          </table:table-cell>
          <table:table-cell office:value-type="float" office:value="104.800003" calcext:value-type="float">
            <text:p>104.800003</text:p>
          </table:table-cell>
          <table:table-cell office:value-type="float" office:value="95.830002" calcext:value-type="float">
            <text:p>95.830002</text:p>
          </table:table-cell>
          <table:table-cell office:value-type="float" office:value="20.73" calcext:value-type="float">
            <text:p>20.73</text:p>
          </table:table-cell>
          <table:table-cell office:value-type="float" office:value="47.860001" calcext:value-type="float">
            <text:p>47.860001</text:p>
          </table:table-cell>
          <table:table-cell office:value-type="float" office:value="47.919998" calcext:value-type="float">
            <text:p>47.919998</text:p>
          </table:table-cell>
          <table:table-cell office:value-type="float" office:value="842.880005" calcext:value-type="float">
            <text:p>842.880005</text:p>
          </table:table-cell>
          <table:table-cell office:value-type="float" office:value="902.669983" calcext:value-type="float">
            <text:p>902.669983</text:p>
          </table:table-cell>
          <table:table-cell office:value-type="float" office:value="179.419998" calcext:value-type="float">
            <text:p>179.419998</text:p>
          </table:table-cell>
          <table:table-cell office:value-type="float" office:value="121.779999" calcext:value-type="float">
            <text:p>121.779999</text:p>
          </table:table-cell>
          <table:table-cell office:value-type="float" office:value="63.759998" calcext:value-type="float">
            <text:p>63.759998</text:p>
          </table:table-cell>
        </table:table-row>
        <table:table-row table:style-name="ro1">
          <table:table-cell office:value-type="float" office:value="89.120003" calcext:value-type="float">
            <text:p>89.120003</text:p>
          </table:table-cell>
          <table:table-cell office:value-type="float" office:value="43.240002" calcext:value-type="float">
            <text:p>43.240002</text:p>
          </table:table-cell>
          <table:table-cell office:value-type="float" office:value="248.979996" calcext:value-type="float">
            <text:p>248.979996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105.790001" calcext:value-type="float">
            <text:p>105.790001</text:p>
          </table:table-cell>
          <table:table-cell office:value-type="float" office:value="95.949997" calcext:value-type="float">
            <text:p>95.949997</text:p>
          </table:table-cell>
          <table:table-cell office:value-type="float" office:value="20.440001" calcext:value-type="float">
            <text:p>20.440001</text:p>
          </table:table-cell>
          <table:table-cell office:value-type="float" office:value="48" calcext:value-type="float">
            <text:p>48</text:p>
          </table:table-cell>
          <table:table-cell office:value-type="float" office:value="47.130001" calcext:value-type="float">
            <text:p>47.130001</text:p>
          </table:table-cell>
          <table:table-cell office:value-type="float" office:value="851.200012" calcext:value-type="float">
            <text:p>851.200012</text:p>
          </table:table-cell>
          <table:table-cell office:value-type="float" office:value="908.679993" calcext:value-type="float">
            <text:p>908.679993</text:p>
          </table:table-cell>
          <table:table-cell office:value-type="float" office:value="181.75" calcext:value-type="float">
            <text:p>181.75</text:p>
          </table:table-cell>
          <table:table-cell office:value-type="float" office:value="122.519997" calcext:value-type="float">
            <text:p>122.519997</text:p>
          </table:table-cell>
          <table:table-cell office:value-type="float" office:value="64.400002" calcext:value-type="float">
            <text:p>64.400002</text:p>
          </table:table-cell>
        </table:table-row>
        <table:table-row table:style-name="ro1">
          <table:table-cell office:value-type="float" office:value="89.580002" calcext:value-type="float">
            <text:p>89.580002</text:p>
          </table:table-cell>
          <table:table-cell office:value-type="float" office:value="42.849998" calcext:value-type="float">
            <text:p>42.849998</text:p>
          </table:table-cell>
          <table:table-cell office:value-type="float" office:value="248.130005" calcext:value-type="float">
            <text:p>248.130005</text:p>
          </table:table-cell>
          <table:table-cell office:value-type="float" office:value="34.970001" calcext:value-type="float">
            <text:p>34.970001</text:p>
          </table:table-cell>
          <table:table-cell office:value-type="float" office:value="106.300003" calcext:value-type="float">
            <text:p>106.300003</text:p>
          </table:table-cell>
          <table:table-cell office:value-type="float" office:value="96.730003" calcext:value-type="float">
            <text:p>96.730003</text:p>
          </table:table-cell>
          <table:table-cell office:value-type="float" office:value="20.620001" calcext:value-type="float">
            <text:p>20.620001</text:p>
          </table:table-cell>
          <table:table-cell office:value-type="float" office:value="47.970001" calcext:value-type="float">
            <text:p>47.970001</text:p>
          </table:table-cell>
          <table:table-cell office:value-type="float" office:value="46.959999" calcext:value-type="float">
            <text:p>46.959999</text:p>
          </table:table-cell>
          <table:table-cell office:value-type="float" office:value="865" calcext:value-type="float">
            <text:p>865</text:p>
          </table:table-cell>
          <table:table-cell office:value-type="float" office:value="907.039978" calcext:value-type="float">
            <text:p>907.039978</text:p>
          </table:table-cell>
          <table:table-cell office:value-type="float" office:value="182.529999" calcext:value-type="float">
            <text:p>182.529999</text:p>
          </table:table-cell>
          <table:table-cell office:value-type="float" office:value="123.339996" calcext:value-type="float">
            <text:p>123.339996</text:p>
          </table:table-cell>
          <table:table-cell office:value-type="float" office:value="64.940002" calcext:value-type="float">
            <text:p>64.940002</text:p>
          </table:table-cell>
        </table:table-row>
        <table:table-row table:style-name="ro1">
          <table:table-cell office:value-type="float" office:value="89.849998" calcext:value-type="float">
            <text:p>89.849998</text:p>
          </table:table-cell>
          <table:table-cell office:value-type="float" office:value="43.060001" calcext:value-type="float">
            <text:p>43.060001</text:p>
          </table:table-cell>
          <table:table-cell office:value-type="float" office:value="249.800003" calcext:value-type="float">
            <text:p>249.800003</text:p>
          </table:table-cell>
          <table:table-cell office:value-type="float" office:value="35.369999" calcext:value-type="float">
            <text:p>35.369999</text:p>
          </table:table-cell>
          <table:table-cell office:value-type="float" office:value="106.400002" calcext:value-type="float">
            <text:p>106.400002</text:p>
          </table:table-cell>
          <table:table-cell office:value-type="float" office:value="94.199997" calcext:value-type="float">
            <text:p>94.199997</text:p>
          </table:table-cell>
          <table:table-cell office:value-type="float" office:value="20.82" calcext:value-type="float">
            <text:p>20.82</text:p>
          </table:table-cell>
          <table:table-cell office:value-type="float" office:value="48.27" calcext:value-type="float">
            <text:p>48.27</text:p>
          </table:table-cell>
          <table:table-cell office:value-type="float" office:value="46.75" calcext:value-type="float">
            <text:p>46.75</text:p>
          </table:table-cell>
          <table:table-cell office:value-type="float" office:value="874.22998" calcext:value-type="float">
            <text:p>874.22998</text:p>
          </table:table-cell>
          <table:table-cell office:value-type="float" office:value="910.299988" calcext:value-type="float">
            <text:p>910.299988</text:p>
          </table:table-cell>
          <table:table-cell office:value-type="float" office:value="182.309998" calcext:value-type="float">
            <text:p>182.309998</text:p>
          </table:table-cell>
          <table:table-cell office:value-type="float" office:value="123.790001" calcext:value-type="float">
            <text:p>123.790001</text:p>
          </table:table-cell>
          <table:table-cell office:value-type="float" office:value="65.190002" calcext:value-type="float">
            <text:p>65.190002</text:p>
          </table:table-cell>
        </table:table-row>
        <table:table-row table:style-name="ro1">
          <table:table-cell office:value-type="float" office:value="87.580002" calcext:value-type="float">
            <text:p>87.580002</text:p>
          </table:table-cell>
          <table:table-cell office:value-type="float" office:value="43.169998" calcext:value-type="float">
            <text:p>43.169998</text:p>
          </table:table-cell>
          <table:table-cell office:value-type="float" office:value="248.960007" calcext:value-type="float">
            <text:p>248.960007</text:p>
          </table:table-cell>
          <table:table-cell office:value-type="float" office:value="35.040001" calcext:value-type="float">
            <text:p>35.040001</text:p>
          </table:table-cell>
          <table:table-cell office:value-type="float" office:value="105.959999" calcext:value-type="float">
            <text:p>105.959999</text:p>
          </table:table-cell>
          <table:table-cell office:value-type="float" office:value="94.5" calcext:value-type="float">
            <text:p>94.5</text:p>
          </table:table-cell>
          <table:table-cell office:value-type="float" office:value="20.65" calcext:value-type="float">
            <text:p>20.65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47.360001" calcext:value-type="float">
            <text:p>47.360001</text:p>
          </table:table-cell>
          <table:table-cell office:value-type="float" office:value="873.599976" calcext:value-type="float">
            <text:p>873.599976</text:p>
          </table:table-cell>
          <table:table-cell office:value-type="float" office:value="914.390015" calcext:value-type="float">
            <text:p>914.390015</text:p>
          </table:table-cell>
          <table:table-cell office:value-type="float" office:value="182.589996" calcext:value-type="float">
            <text:p>182.589996</text:p>
          </table:table-cell>
          <table:table-cell office:value-type="float" office:value="123.580002" calcext:value-type="float">
            <text:p>123.580002</text:p>
          </table:table-cell>
          <table:table-cell office:value-type="float" office:value="65.449997" calcext:value-type="float">
            <text:p>65.449997</text:p>
          </table:table-cell>
        </table:table-row>
        <table:table-row table:style-name="ro1">
          <table:table-cell office:value-type="float" office:value="87.519997" calcext:value-type="float">
            <text:p>87.519997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248.899994" calcext:value-type="float">
            <text:p>248.899994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107.050003" calcext:value-type="float">
            <text:p>107.050003</text:p>
          </table:table-cell>
          <table:table-cell office:value-type="float" office:value="94.870003" calcext:value-type="float">
            <text:p>94.870003</text:p>
          </table:table-cell>
          <table:table-cell office:value-type="float" office:value="20.73" calcext:value-type="float">
            <text:p>20.73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46.639999" calcext:value-type="float">
            <text:p>46.639999</text:p>
          </table:table-cell>
          <table:table-cell office:value-type="float" office:value="910.659973" calcext:value-type="float">
            <text:p>910.659973</text:p>
          </table:table-cell>
          <table:table-cell office:value-type="float" office:value="948.830017" calcext:value-type="float">
            <text:p>948.830017</text:p>
          </table:table-cell>
          <table:table-cell office:value-type="float" office:value="183.419998" calcext:value-type="float">
            <text:p>183.419998</text:p>
          </table:table-cell>
          <table:table-cell office:value-type="float" office:value="123.849998" calcext:value-type="float">
            <text:p>123.849998</text:p>
          </table:table-cell>
          <table:table-cell office:value-type="float" office:value="66.059998" calcext:value-type="float">
            <text:p>66.059998</text:p>
          </table:table-cell>
        </table:table-row>
        <table:table-row table:style-name="ro1">
          <table:table-cell office:value-type="float" office:value="87.379997" calcext:value-type="float">
            <text:p>87.379997</text:p>
          </table:table-cell>
          <table:table-cell office:value-type="float" office:value="43.150002" calcext:value-type="float">
            <text:p>43.150002</text:p>
          </table:table-cell>
          <table:table-cell office:value-type="float" office:value="246.300003" calcext:value-type="float">
            <text:p>246.300003</text:p>
          </table:table-cell>
          <table:table-cell office:value-type="float" office:value="34.869999" calcext:value-type="float">
            <text:p>34.869999</text:p>
          </table:table-cell>
          <table:table-cell office:value-type="float" office:value="106.260002" calcext:value-type="float">
            <text:p>106.260002</text:p>
          </table:table-cell>
          <table:table-cell office:value-type="float" office:value="94.879997" calcext:value-type="float">
            <text:p>94.879997</text:p>
          </table:table-cell>
          <table:table-cell office:value-type="float" office:value="20.610001" calcext:value-type="float">
            <text:p>20.610001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901.940002" calcext:value-type="float">
            <text:p>901.940002</text:p>
          </table:table-cell>
          <table:table-cell office:value-type="float" office:value="927.799988" calcext:value-type="float">
            <text:p>927.799988</text:p>
          </table:table-cell>
          <table:table-cell office:value-type="float" office:value="184.229996" calcext:value-type="float">
            <text:p>184.229996</text:p>
          </table:table-cell>
          <table:table-cell office:value-type="float" office:value="123.400002" calcext:value-type="float">
            <text:p>123.40000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.290001" calcext:value-type="float">
            <text:p>87.290001</text:p>
          </table:table-cell>
          <table:table-cell office:value-type="float" office:value="43.220001" calcext:value-type="float">
            <text:p>43.220001</text:p>
          </table:table-cell>
          <table:table-cell office:value-type="float" office:value="244.460007" calcext:value-type="float">
            <text:p>244.460007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106.110001" calcext:value-type="float">
            <text:p>106.110001</text:p>
          </table:table-cell>
          <table:table-cell office:value-type="float" office:value="94.760002" calcext:value-type="float">
            <text:p>94.760002</text:p>
          </table:table-cell>
          <table:table-cell office:value-type="float" office:value="20.59" calcext:value-type="float">
            <text:p>20.59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46" calcext:value-type="float">
            <text:p>46</text:p>
          </table:table-cell>
          <table:table-cell office:value-type="float" office:value="909.619995" calcext:value-type="float">
            <text:p>909.619995</text:p>
          </table:table-cell>
          <table:table-cell office:value-type="float" office:value="946.650024" calcext:value-type="float">
            <text:p>946.650024</text:p>
          </table:table-cell>
          <table:table-cell office:value-type="float" office:value="182.539993" calcext:value-type="float">
            <text:p>182.539993</text:p>
          </table:table-cell>
          <table:table-cell office:value-type="float" office:value="123.519997" calcext:value-type="float">
            <text:p>123.519997</text:p>
          </table:table-cell>
          <table:table-cell office:value-type="float" office:value="66.510002" calcext:value-type="float">
            <text:p>66.510002</text:p>
          </table:table-cell>
        </table:table-row>
        <table:table-row table:style-name="ro1">
          <table:table-cell office:value-type="float" office:value="86.300003" calcext:value-type="float">
            <text:p>86.300003</text:p>
          </table:table-cell>
          <table:table-cell office:value-type="float" office:value="43.330002" calcext:value-type="float">
            <text:p>43.330002</text:p>
          </table:table-cell>
          <table:table-cell office:value-type="float" office:value="244.910004" calcext:value-type="float">
            <text:p>244.910004</text:p>
          </table:table-cell>
          <table:table-cell office:value-type="float" office:value="34.799999" calcext:value-type="float">
            <text:p>34.799999</text:p>
          </table:table-cell>
          <table:table-cell office:value-type="float" office:value="105.360001" calcext:value-type="float">
            <text:p>105.360001</text:p>
          </table:table-cell>
          <table:table-cell office:value-type="float" office:value="94.639999" calcext:value-type="float">
            <text:p>94.639999</text:p>
          </table:table-cell>
          <table:table-cell office:value-type="float" office:value="20.4" calcext:value-type="float">
            <text:p>20.4</text:p>
          </table:table-cell>
          <table:table-cell office:value-type="float" office:value="46.25" calcext:value-type="float">
            <text:p>46.25</text:p>
          </table:table-cell>
          <table:table-cell office:value-type="float" office:value="46.02" calcext:value-type="float">
            <text:p>46.02</text:p>
          </table:table-cell>
          <table:table-cell office:value-type="float" office:value="914.859985" calcext:value-type="float">
            <text:p>914.859985</text:p>
          </table:table-cell>
          <table:table-cell office:value-type="float" office:value="946" calcext:value-type="float">
            <text:p>946</text:p>
          </table:table-cell>
          <table:table-cell office:value-type="float" office:value="183.449997" calcext:value-type="float">
            <text:p>183.449997</text:p>
          </table:table-cell>
          <table:table-cell office:value-type="float" office:value="123.589996" calcext:value-type="float">
            <text:p>123.589996</text:p>
          </table:table-cell>
          <table:table-cell office:value-type="float" office:value="66.449997" calcext:value-type="float">
            <text:p>66.449997</text:p>
          </table:table-cell>
        </table:table-row>
        <table:table-row table:style-name="ro1">
          <table:table-cell office:value-type="float" office:value="86.849998" calcext:value-type="float">
            <text:p>86.849998</text:p>
          </table:table-cell>
          <table:table-cell office:value-type="float" office:value="43.419998" calcext:value-type="float">
            <text:p>43.419998</text:p>
          </table:table-cell>
          <table:table-cell office:value-type="float" office:value="245.449997" calcext:value-type="float">
            <text:p>245.449997</text:p>
          </table:table-cell>
          <table:table-cell office:value-type="float" office:value="34.560001" calcext:value-type="float">
            <text:p>34.560001</text:p>
          </table:table-cell>
          <table:table-cell office:value-type="float" office:value="106.239998" calcext:value-type="float">
            <text:p>106.239998</text:p>
          </table:table-cell>
          <table:table-cell office:value-type="float" office:value="93.779999" calcext:value-type="float">
            <text:p>93.779999</text:p>
          </table:table-cell>
          <table:table-cell office:value-type="float" office:value="20.200001" calcext:value-type="float">
            <text:p>20.200001</text:p>
          </table:table-cell>
          <table:table-cell office:value-type="float" office:value="46.779999" calcext:value-type="float">
            <text:p>46.779999</text:p>
          </table:table-cell>
          <table:table-cell office:value-type="float" office:value="46.18" calcext:value-type="float">
            <text:p>46.18</text:p>
          </table:table-cell>
          <table:table-cell office:value-type="float" office:value="926.070007" calcext:value-type="float">
            <text:p>926.070007</text:p>
          </table:table-cell>
          <table:table-cell office:value-type="float" office:value="944.75" calcext:value-type="float">
            <text:p>944.75</text:p>
          </table:table-cell>
          <table:table-cell office:value-type="float" office:value="183.330002" calcext:value-type="float">
            <text:p>183.330002</text:p>
          </table:table-cell>
          <table:table-cell office:value-type="float" office:value="123.690002" calcext:value-type="float">
            <text:p>123.690002</text:p>
          </table:table-cell>
          <table:table-cell office:value-type="float" office:value="66.739998" calcext:value-type="float">
            <text:p>66.739998</text:p>
          </table:table-cell>
        </table:table-row>
        <table:table-row table:style-name="ro1">
          <table:table-cell office:value-type="float" office:value="86.540001" calcext:value-type="float">
            <text:p>86.540001</text:p>
          </table:table-cell>
          <table:table-cell office:value-type="float" office:value="43.790001" calcext:value-type="float">
            <text:p>43.790001</text:p>
          </table:table-cell>
          <table:table-cell office:value-type="float" office:value="246.289993" calcext:value-type="float">
            <text:p>246.289993</text:p>
          </table:table-cell>
          <table:table-cell office:value-type="float" office:value="34.860001" calcext:value-type="float">
            <text:p>34.860001</text:p>
          </table:table-cell>
          <table:table-cell office:value-type="float" office:value="104.919998" calcext:value-type="float">
            <text:p>104.919998</text:p>
          </table:table-cell>
          <table:table-cell office:value-type="float" office:value="94.870003" calcext:value-type="float">
            <text:p>94.870003</text:p>
          </table:table-cell>
          <table:table-cell office:value-type="float" office:value="19.799999" calcext:value-type="float">
            <text:p>19.799999</text:p>
          </table:table-cell>
          <table:table-cell office:value-type="float" office:value="45.950001" calcext:value-type="float">
            <text:p>45.950001</text:p>
          </table:table-cell>
          <table:table-cell office:value-type="float" office:value="46.080002" calcext:value-type="float">
            <text:p>46.080002</text:p>
          </table:table-cell>
          <table:table-cell office:value-type="float" office:value="933.539978" calcext:value-type="float">
            <text:p>933.539978</text:p>
          </table:table-cell>
          <table:table-cell office:value-type="float" office:value="940.52002" calcext:value-type="float">
            <text:p>940.52002</text:p>
          </table:table-cell>
          <table:table-cell office:value-type="float" office:value="183.160004" calcext:value-type="float">
            <text:p>183.160004</text:p>
          </table:table-cell>
          <table:table-cell office:value-type="float" office:value="123.800003" calcext:value-type="float">
            <text:p>123.800003</text:p>
          </table:table-cell>
          <table:table-cell office:value-type="float" office:value="67.190002" calcext:value-type="float">
            <text:p>67.190002</text:p>
          </table:table-cell>
        </table:table-row>
        <table:table-row table:style-name="ro1">
          <table:table-cell office:value-type="float" office:value="86.330002" calcext:value-type="float">
            <text:p>86.330002</text:p>
          </table:table-cell>
          <table:table-cell office:value-type="float" office:value="43.59" calcext:value-type="float">
            <text:p>43.59</text:p>
          </table:table-cell>
          <table:table-cell office:value-type="float" office:value="248.699997" calcext:value-type="float">
            <text:p>248.699997</text:p>
          </table:table-cell>
          <table:table-cell office:value-type="float" office:value="34.779999" calcext:value-type="float">
            <text:p>34.779999</text:p>
          </table:table-cell>
          <table:table-cell office:value-type="float" office:value="105.93" calcext:value-type="float">
            <text:p>105.93</text:p>
          </table:table-cell>
          <table:table-cell office:value-type="float" office:value="96.059998" calcext:value-type="float">
            <text:p>96.059998</text:p>
          </table:table-cell>
          <table:table-cell office:value-type="float" office:value="20.190001" calcext:value-type="float">
            <text:p>20.190001</text:p>
          </table:table-cell>
          <table:table-cell office:value-type="float" office:value="46.799999" calcext:value-type="float">
            <text:p>46.799999</text:p>
          </table:table-cell>
          <table:table-cell office:value-type="float" office:value="46.720001" calcext:value-type="float">
            <text:p>46.720001</text:p>
          </table:table-cell>
          <table:table-cell office:value-type="float" office:value="926.119995" calcext:value-type="float">
            <text:p>926.119995</text:p>
          </table:table-cell>
          <table:table-cell office:value-type="float" office:value="940.950012" calcext:value-type="float">
            <text:p>940.950012</text:p>
          </table:table-cell>
          <table:table-cell office:value-type="float" office:value="185.380005" calcext:value-type="float">
            <text:p>185.380005</text:p>
          </table:table-cell>
          <table:table-cell office:value-type="float" office:value="123.529999" calcext:value-type="float">
            <text:p>123.529999</text:p>
          </table:table-cell>
          <table:table-cell office:value-type="float" office:value="66.940002" calcext:value-type="float">
            <text:p>66.940002</text:p>
          </table:table-cell>
        </table:table-row>
        <table:table-row table:style-name="ro1">
          <table:table-cell office:value-type="float" office:value="86.800003" calcext:value-type="float">
            <text:p>86.800003</text:p>
          </table:table-cell>
          <table:table-cell office:value-type="float" office:value="43.889999" calcext:value-type="float">
            <text:p>43.889999</text:p>
          </table:table-cell>
          <table:table-cell office:value-type="float" office:value="249.100006" calcext:value-type="float">
            <text:p>249.100006</text:p>
          </table:table-cell>
          <table:table-cell office:value-type="float" office:value="34.549999" calcext:value-type="float">
            <text:p>34.549999</text:p>
          </table:table-cell>
          <table:table-cell office:value-type="float" office:value="106.510002" calcext:value-type="float">
            <text:p>106.510002</text:p>
          </table:table-cell>
          <table:table-cell office:value-type="float" office:value="95.370003" calcext:value-type="float">
            <text:p>95.370003</text:p>
          </table:table-cell>
          <table:table-cell office:value-type="float" office:value="20.139999" calcext:value-type="float">
            <text:p>20.139999</text:p>
          </table:table-cell>
          <table:table-cell office:value-type="float" office:value="47.18" calcext:value-type="float">
            <text:p>47.18</text:p>
          </table:table-cell>
          <table:table-cell office:value-type="float" office:value="46.52" calcext:value-type="float">
            <text:p>46.52</text:p>
          </table:table-cell>
          <table:table-cell office:value-type="float" office:value="936.950012" calcext:value-type="float">
            <text:p>936.950012</text:p>
          </table:table-cell>
          <table:table-cell office:value-type="float" office:value="952.799988" calcext:value-type="float">
            <text:p>952.799988</text:p>
          </table:table-cell>
          <table:table-cell office:value-type="float" office:value="186.110001" calcext:value-type="float">
            <text:p>186.110001</text:p>
          </table:table-cell>
          <table:table-cell office:value-type="float" office:value="123.230003" calcext:value-type="float">
            <text:p>123.230003</text:p>
          </table:table-cell>
          <table:table-cell office:value-type="float" office:value="66.199997" calcext:value-type="float">
            <text:p>66.199997</text:p>
          </table:table-cell>
        </table:table-row>
        <table:table-row table:style-name="ro1">
          <table:table-cell office:value-type="float" office:value="86.480003" calcext:value-type="float">
            <text:p>86.480003</text:p>
          </table:table-cell>
          <table:table-cell office:value-type="float" office:value="43.48" calcext:value-type="float">
            <text:p>43.48</text:p>
          </table:table-cell>
          <table:table-cell office:value-type="float" office:value="249.949997" calcext:value-type="float">
            <text:p>249.949997</text:p>
          </table:table-cell>
          <table:table-cell office:value-type="float" office:value="34.610001" calcext:value-type="float">
            <text:p>34.610001</text:p>
          </table:table-cell>
          <table:table-cell office:value-type="float" office:value="105.82" calcext:value-type="float">
            <text:p>105.82</text:p>
          </table:table-cell>
          <table:table-cell office:value-type="float" office:value="94.870003" calcext:value-type="float">
            <text:p>94.870003</text:p>
          </table:table-cell>
          <table:table-cell office:value-type="float" office:value="20.01" calcext:value-type="float">
            <text:p>20.01</text:p>
          </table:table-cell>
          <table:table-cell office:value-type="float" office:value="46.709999" calcext:value-type="float">
            <text:p>46.709999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931.97998" calcext:value-type="float">
            <text:p>931.97998</text:p>
          </table:table-cell>
          <table:table-cell office:value-type="float" office:value="953.5" calcext:value-type="float">
            <text:p>953.5</text:p>
          </table:table-cell>
          <table:table-cell office:value-type="float" office:value="185.139999" calcext:value-type="float">
            <text:p>185.139999</text:p>
          </table:table-cell>
          <table:table-cell office:value-type="float" office:value="122.910004" calcext:value-type="float">
            <text:p>122.910004</text:p>
          </table:table-cell>
          <table:table-cell office:value-type="float" office:value="66.160004" calcext:value-type="float">
            <text:p>66.160004</text:p>
          </table:table-cell>
        </table:table-row>
        <table:table-row table:style-name="ro1">
          <table:table-cell office:value-type="float" office:value="86.610001" calcext:value-type="float">
            <text:p>86.610001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247.089996" calcext:value-type="float">
            <text:p>247.089996</text:p>
          </table:table-cell>
          <table:table-cell office:value-type="float" office:value="34.25" calcext:value-type="float">
            <text:p>34.25</text:p>
          </table:table-cell>
          <table:table-cell office:value-type="float" office:value="107.080002" calcext:value-type="float">
            <text:p>107.080002</text:p>
          </table:table-cell>
          <table:table-cell office:value-type="float" office:value="94.529999" calcext:value-type="float">
            <text:p>94.529999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47.009998" calcext:value-type="float">
            <text:p>47.009998</text:p>
          </table:table-cell>
          <table:table-cell office:value-type="float" office:value="46.310001" calcext:value-type="float">
            <text:p>46.310001</text:p>
          </table:table-cell>
          <table:table-cell office:value-type="float" office:value="925.320007" calcext:value-type="float">
            <text:p>925.320007</text:p>
          </table:table-cell>
          <table:table-cell office:value-type="float" office:value="945.109985" calcext:value-type="float">
            <text:p>945.109985</text:p>
          </table:table-cell>
          <table:table-cell office:value-type="float" office:value="182.899994" calcext:value-type="float">
            <text:p>182.899994</text:p>
          </table:table-cell>
          <table:table-cell office:value-type="float" office:value="122.5" calcext:value-type="float">
            <text:p>122.5</text:p>
          </table:table-cell>
          <table:table-cell office:value-type="float" office:value="65.900002" calcext:value-type="float">
            <text:p>65.900002</text:p>
          </table:table-cell>
        </table:table-row>
        <table:table-row table:style-name="ro1">
          <table:table-cell office:value-type="float" office:value="86.239998" calcext:value-type="float">
            <text:p>86.239998</text:p>
          </table:table-cell>
          <table:table-cell office:value-type="float" office:value="43.639999" calcext:value-type="float">
            <text:p>43.639999</text:p>
          </table:table-cell>
          <table:table-cell office:value-type="float" office:value="247.160004" calcext:value-type="float">
            <text:p>247.160004</text:p>
          </table:table-cell>
          <table:table-cell office:value-type="float" office:value="34.380001" calcext:value-type="float">
            <text:p>34.380001</text:p>
          </table:table-cell>
          <table:table-cell office:value-type="float" office:value="106.059998" calcext:value-type="float">
            <text:p>106.059998</text:p>
          </table:table-cell>
          <table:table-cell office:value-type="float" office:value="94.07" calcext:value-type="float">
            <text:p>94.07</text:p>
          </table:table-cell>
          <table:table-cell office:value-type="float" office:value="20.120001" calcext:value-type="float">
            <text:p>20.120001</text:p>
          </table:table-cell>
          <table:table-cell office:value-type="float" office:value="47.400002" calcext:value-type="float">
            <text:p>47.400002</text:p>
          </table:table-cell>
          <table:table-cell office:value-type="float" office:value="46.119999" calcext:value-type="float">
            <text:p>46.119999</text:p>
          </table:table-cell>
          <table:table-cell office:value-type="float" office:value="931.530029" calcext:value-type="float">
            <text:p>931.530029</text:p>
          </table:table-cell>
          <table:table-cell office:value-type="float" office:value="954.5" calcext:value-type="float">
            <text:p>954.5</text:p>
          </table:table-cell>
          <table:table-cell office:value-type="float" office:value="183.710007" calcext:value-type="float">
            <text:p>183.710007</text:p>
          </table:table-cell>
          <table:table-cell office:value-type="float" office:value="123.110001" calcext:value-type="float">
            <text:p>123.110001</text:p>
          </table:table-cell>
          <table:table-cell office:value-type="float" office:value="65.269997" calcext:value-type="float">
            <text:p>65.269997</text:p>
          </table:table-cell>
        </table:table-row>
        <table:table-row table:style-name="ro1">
          <table:table-cell office:value-type="float" office:value="86.650002" calcext:value-type="float">
            <text:p>86.650002</text:p>
          </table:table-cell>
          <table:table-cell office:value-type="float" office:value="43.459999" calcext:value-type="float">
            <text:p>43.459999</text:p>
          </table:table-cell>
          <table:table-cell office:value-type="float" office:value="247.110001" calcext:value-type="float">
            <text:p>247.110001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107.150002" calcext:value-type="float">
            <text:p>107.150002</text:p>
          </table:table-cell>
          <table:table-cell office:value-type="float" office:value="94.150002" calcext:value-type="float">
            <text:p>94.150002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48.09" calcext:value-type="float">
            <text:p>48.09</text:p>
          </table:table-cell>
          <table:table-cell office:value-type="float" office:value="45.91" calcext:value-type="float">
            <text:p>45.91</text:p>
          </table:table-cell>
          <table:table-cell office:value-type="float" office:value="932.950012" calcext:value-type="float">
            <text:p>932.950012</text:p>
          </table:table-cell>
          <table:table-cell office:value-type="float" office:value="958.72998" calcext:value-type="float">
            <text:p>958.72998</text:p>
          </table:table-cell>
          <table:table-cell office:value-type="float" office:value="183.300003" calcext:value-type="float">
            <text:p>183.300003</text:p>
          </table:table-cell>
          <table:table-cell office:value-type="float" office:value="124.410004" calcext:value-type="float">
            <text:p>124.410004</text:p>
          </table:table-cell>
          <table:table-cell office:value-type="float" office:value="66.07" calcext:value-type="float">
            <text:p>66.07</text:p>
          </table:table-cell>
        </table:table-row>
        <table:table-row table:style-name="ro1">
          <table:table-cell office:value-type="float" office:value="86.879997" calcext:value-type="float">
            <text:p>86.879997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248.110001" calcext:value-type="float">
            <text:p>248.110001</text:p>
          </table:table-cell>
          <table:table-cell office:value-type="float" office:value="34.549999" calcext:value-type="float">
            <text:p>34.549999</text:p>
          </table:table-cell>
          <table:table-cell office:value-type="float" office:value="107.57" calcext:value-type="float">
            <text:p>107.57</text:p>
          </table:table-cell>
          <table:table-cell office:value-type="float" office:value="95.949997" calcext:value-type="float">
            <text:p>95.949997</text:p>
          </table:table-cell>
          <table:table-cell office:value-type="float" office:value="19.959999" calcext:value-type="float">
            <text:p>19.959999</text:p>
          </table:table-cell>
          <table:table-cell office:value-type="float" office:value="47.669998" calcext:value-type="float">
            <text:p>47.669998</text:p>
          </table:table-cell>
          <table:table-cell office:value-type="float" office:value="45.34" calcext:value-type="float">
            <text:p>45.34</text:p>
          </table:table-cell>
          <table:table-cell office:value-type="float" office:value="940" calcext:value-type="float">
            <text:p>940</text:p>
          </table:table-cell>
          <table:table-cell office:value-type="float" office:value="961" calcext:value-type="float">
            <text:p>961</text:p>
          </table:table-cell>
          <table:table-cell office:value-type="float" office:value="182.729996" calcext:value-type="float">
            <text:p>182.729996</text:p>
          </table:table-cell>
          <table:table-cell office:value-type="float" office:value="127.339996" calcext:value-type="float">
            <text:p>127.339996</text:p>
          </table:table-cell>
          <table:table-cell office:value-type="float" office:value="66.730003" calcext:value-type="float">
            <text:p>66.730003</text:p>
          </table:table-cell>
        </table:table-row>
        <table:table-row table:style-name="ro1">
          <table:table-cell office:value-type="float" office:value="86.239998" calcext:value-type="float">
            <text:p>86.239998</text:p>
          </table:table-cell>
          <table:table-cell office:value-type="float" office:value="43.849998" calcext:value-type="float">
            <text:p>43.849998</text:p>
          </table:table-cell>
          <table:table-cell office:value-type="float" office:value="247.380005" calcext:value-type="float">
            <text:p>247.380005</text:p>
          </table:table-cell>
          <table:table-cell office:value-type="float" office:value="34.18" calcext:value-type="float">
            <text:p>34.18</text:p>
          </table:table-cell>
          <table:table-cell office:value-type="float" office:value="106.169998" calcext:value-type="float">
            <text:p>106.169998</text:p>
          </table:table-cell>
          <table:table-cell office:value-type="float" office:value="96.419998" calcext:value-type="float">
            <text:p>96.419998</text:p>
          </table:table-cell>
          <table:table-cell office:value-type="float" office:value="19.799999" calcext:value-type="float">
            <text:p>19.799999</text:p>
          </table:table-cell>
          <table:table-cell office:value-type="float" office:value="47.130001" calcext:value-type="float">
            <text:p>47.130001</text:p>
          </table:table-cell>
          <table:table-cell office:value-type="float" office:value="45.310001" calcext:value-type="float">
            <text:p>45.310001</text:p>
          </table:table-cell>
          <table:table-cell office:value-type="float" office:value="935.669983" calcext:value-type="float">
            <text:p>935.669983</text:p>
          </table:table-cell>
          <table:table-cell office:value-type="float" office:value="954.700012" calcext:value-type="float">
            <text:p>954.700012</text:p>
          </table:table-cell>
          <table:table-cell office:value-type="float" office:value="182.699997" calcext:value-type="float">
            <text:p>182.699997</text:p>
          </table:table-cell>
          <table:table-cell office:value-type="float" office:value="127.769997" calcext:value-type="float">
            <text:p>127.769997</text:p>
          </table:table-cell>
          <table:table-cell office:value-type="float" office:value="66.849998" calcext:value-type="float">
            <text:p>66.849998</text:p>
          </table:table-cell>
        </table:table-row>
        <table:table-row table:style-name="ro1">
          <table:table-cell office:value-type="float" office:value="86.18" calcext:value-type="float">
            <text:p>86.18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245.919998" calcext:value-type="float">
            <text:p>245.919998</text:p>
          </table:table-cell>
          <table:table-cell office:value-type="float" office:value="34.169998" calcext:value-type="float">
            <text:p>34.169998</text:p>
          </table:table-cell>
          <table:table-cell office:value-type="float" office:value="104.550003" calcext:value-type="float">
            <text:p>104.550003</text:p>
          </table:table-cell>
          <table:table-cell office:value-type="float" office:value="98.099998" calcext:value-type="float">
            <text:p>98.099998</text:p>
          </table:table-cell>
          <table:table-cell office:value-type="float" office:value="19.49" calcext:value-type="float">
            <text:p>19.49</text:p>
          </table:table-cell>
          <table:table-cell office:value-type="float" office:value="46" calcext:value-type="float">
            <text:p>46</text:p>
          </table:table-cell>
          <table:table-cell office:value-type="float" office:value="44.5" calcext:value-type="float">
            <text:p>44.5</text:p>
          </table:table-cell>
          <table:table-cell office:value-type="float" office:value="921" calcext:value-type="float">
            <text:p>921</text:p>
          </table:table-cell>
          <table:table-cell office:value-type="float" office:value="944.799988" calcext:value-type="float">
            <text:p>944.799988</text:p>
          </table:table-cell>
          <table:table-cell office:value-type="float" office:value="178.479996" calcext:value-type="float">
            <text:p>178.479996</text:p>
          </table:table-cell>
          <table:table-cell office:value-type="float" office:value="126.459999" calcext:value-type="float">
            <text:p>126.459999</text:p>
          </table:table-cell>
          <table:table-cell office:value-type="float" office:value="65.370003" calcext:value-type="float">
            <text:p>65.3700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849998" calcext:value-type="float">
            <text:p>43.849998</text:p>
          </table:table-cell>
          <table:table-cell office:value-type="float" office:value="248.020004" calcext:value-type="float">
            <text:p>248.020004</text:p>
          </table:table-cell>
          <table:table-cell office:value-type="float" office:value="34.290001" calcext:value-type="float">
            <text:p>34.290001</text:p>
          </table:table-cell>
          <table:table-cell office:value-type="float" office:value="105.519997" calcext:value-type="float">
            <text:p>105.519997</text:p>
          </table:table-cell>
          <table:table-cell office:value-type="float" office:value="98.830002" calcext:value-type="float">
            <text:p>98.830002</text:p>
          </table:table-cell>
          <table:table-cell office:value-type="float" office:value="19.549999" calcext:value-type="float">
            <text:p>19.549999</text:p>
          </table:table-cell>
          <table:table-cell office:value-type="float" office:value="46.889999" calcext:value-type="float">
            <text:p>46.889999</text:p>
          </table:table-cell>
          <table:table-cell office:value-type="float" office:value="45.16" calcext:value-type="float">
            <text:p>45.16</text:p>
          </table:table-cell>
          <table:table-cell office:value-type="float" office:value="931.469971" calcext:value-type="float">
            <text:p>931.469971</text:p>
          </table:table-cell>
          <table:table-cell office:value-type="float" office:value="962.840027" calcext:value-type="float">
            <text:p>962.840027</text:p>
          </table:table-cell>
          <table:table-cell office:value-type="float" office:value="177.729996" calcext:value-type="float">
            <text:p>177.729996</text:p>
          </table:table-cell>
          <table:table-cell office:value-type="float" office:value="127.029999" calcext:value-type="float">
            <text:p>127.029999</text:p>
          </table:table-cell>
          <table:table-cell office:value-type="float" office:value="65.739998" calcext:value-type="float">
            <text:p>65.739998</text:p>
          </table:table-cell>
        </table:table-row>
        <table:table-row table:style-name="ro1">
          <table:table-cell office:value-type="float" office:value="86.25" calcext:value-type="float">
            <text:p>86.25</text:p>
          </table:table-cell>
          <table:table-cell office:value-type="float" office:value="43.889999" calcext:value-type="float">
            <text:p>43.889999</text:p>
          </table:table-cell>
          <table:table-cell office:value-type="float" office:value="252.919998" calcext:value-type="float">
            <text:p>252.919998</text:p>
          </table:table-cell>
          <table:table-cell office:value-type="float" office:value="34.93" calcext:value-type="float">
            <text:p>34.93</text:p>
          </table:table-cell>
          <table:table-cell office:value-type="float" office:value="107.089996" calcext:value-type="float">
            <text:p>107.089996</text:p>
          </table:table-cell>
          <table:table-cell office:value-type="float" office:value="99.440002" calcext:value-type="float">
            <text:p>99.440002</text:p>
          </table:table-cell>
          <table:table-cell office:value-type="float" office:value="19.629999" calcext:value-type="float">
            <text:p>19.629999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45.389999" calcext:value-type="float">
            <text:p>45.389999</text:p>
          </table:table-cell>
          <table:table-cell office:value-type="float" office:value="935" calcext:value-type="float">
            <text:p>935</text:p>
          </table:table-cell>
          <table:table-cell office:value-type="float" office:value="964" calcext:value-type="float">
            <text:p>964</text:p>
          </table:table-cell>
          <table:table-cell office:value-type="float" office:value="183.779999" calcext:value-type="float">
            <text:p>183.779999</text:p>
          </table:table-cell>
          <table:table-cell office:value-type="float" office:value="126.629997" calcext:value-type="float">
            <text:p>126.629997</text:p>
          </table:table-cell>
          <table:table-cell office:value-type="float" office:value="65.550003" calcext:value-type="float">
            <text:p>65.550003</text:p>
          </table:table-cell>
        </table:table-row>
        <table:table-row table:style-name="ro1">
          <table:table-cell office:value-type="float" office:value="86.279999" calcext:value-type="float">
            <text:p>86.279999</text:p>
          </table:table-cell>
          <table:table-cell office:value-type="float" office:value="44.25" calcext:value-type="float">
            <text:p>44.25</text:p>
          </table:table-cell>
          <table:table-cell office:value-type="float" office:value="250" calcext:value-type="float">
            <text:p>250</text:p>
          </table:table-cell>
          <table:table-cell office:value-type="float" office:value="35.209999" calcext:value-type="float">
            <text:p>35.209999</text:p>
          </table:table-cell>
          <table:table-cell office:value-type="float" office:value="106.07" calcext:value-type="float">
            <text:p>106.07</text:p>
          </table:table-cell>
          <table:table-cell office:value-type="float" office:value="100.010002" calcext:value-type="float">
            <text:p>100.010002</text:p>
          </table:table-cell>
          <table:table-cell office:value-type="float" office:value="19.530001" calcext:value-type="float">
            <text:p>19.530001</text:p>
          </table:table-cell>
          <table:table-cell office:value-type="float" office:value="46.860001" calcext:value-type="float">
            <text:p>46.860001</text:p>
          </table:table-cell>
          <table:table-cell office:value-type="float" office:value="45.48" calcext:value-type="float">
            <text:p>45.48</text:p>
          </table:table-cell>
          <table:table-cell office:value-type="float" office:value="947.919983" calcext:value-type="float">
            <text:p>947.919983</text:p>
          </table:table-cell>
          <table:table-cell office:value-type="float" office:value="975.02002" calcext:value-type="float">
            <text:p>975.02002</text:p>
          </table:table-cell>
          <table:table-cell office:value-type="float" office:value="184" calcext:value-type="float">
            <text:p>184</text:p>
          </table:table-cell>
          <table:table-cell office:value-type="float" office:value="127.309998" calcext:value-type="float">
            <text:p>127.309998</text:p>
          </table:table-cell>
          <table:table-cell office:value-type="float" office:value="65.440002" calcext:value-type="float">
            <text:p>65.440002</text:p>
          </table:table-cell>
        </table:table-row>
        <table:table-row table:style-name="ro1">
          <table:table-cell office:value-type="float" office:value="86.449997" calcext:value-type="float">
            <text:p>86.449997</text:p>
          </table:table-cell>
          <table:table-cell office:value-type="float" office:value="44.509998" calcext:value-type="float">
            <text:p>44.509998</text:p>
          </table:table-cell>
          <table:table-cell office:value-type="float" office:value="251.25" calcext:value-type="float">
            <text:p>251.25</text:p>
          </table:table-cell>
          <table:table-cell office:value-type="float" office:value="35.23" calcext:value-type="float">
            <text:p>35.23</text:p>
          </table:table-cell>
          <table:table-cell office:value-type="float" office:value="106.099998" calcext:value-type="float">
            <text:p>106.099998</text:p>
          </table:table-cell>
          <table:table-cell office:value-type="float" office:value="100.980003" calcext:value-type="float">
            <text:p>100.980003</text:p>
          </table:table-cell>
          <table:table-cell office:value-type="float" office:value="19.530001" calcext:value-type="float">
            <text:p>19.530001</text:p>
          </table:table-cell>
          <table:table-cell office:value-type="float" office:value="46.639999" calcext:value-type="float">
            <text:p>46.639999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952.97998" calcext:value-type="float">
            <text:p>952.97998</text:p>
          </table:table-cell>
          <table:table-cell office:value-type="float" office:value="976" calcext:value-type="float">
            <text:p>976</text:p>
          </table:table-cell>
          <table:table-cell office:value-type="float" office:value="183.460007" calcext:value-type="float">
            <text:p>183.460007</text:p>
          </table:table-cell>
          <table:table-cell office:value-type="float" office:value="127.790001" calcext:value-type="float">
            <text:p>127.790001</text:p>
          </table:table-cell>
          <table:table-cell office:value-type="float" office:value="65.790001" calcext:value-type="float">
            <text:p>65.790001</text:p>
          </table:table-cell>
        </table:table-row>
        <table:table-row table:style-name="ro1">
          <table:table-cell office:value-type="float" office:value="86.580002" calcext:value-type="float">
            <text:p>86.580002</text:p>
          </table:table-cell>
          <table:table-cell office:value-type="float" office:value="45" calcext:value-type="float">
            <text:p>45</text:p>
          </table:table-cell>
          <table:table-cell office:value-type="float" office:value="254.100006" calcext:value-type="float">
            <text:p>254.100006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106.099998" calcext:value-type="float">
            <text:p>106.099998</text:p>
          </table:table-cell>
          <table:table-cell office:value-type="float" office:value="100.690002" calcext:value-type="float">
            <text:p>100.690002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46.470001" calcext:value-type="float">
            <text:p>46.470001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957.330017" calcext:value-type="float">
            <text:p>957.330017</text:p>
          </table:table-cell>
          <table:table-cell office:value-type="float" office:value="984.849976" calcext:value-type="float">
            <text:p>984.849976</text:p>
          </table:table-cell>
          <table:table-cell office:value-type="float" office:value="185.630005" calcext:value-type="float">
            <text:p>185.630005</text:p>
          </table:table-cell>
          <table:table-cell office:value-type="float" office:value="126.739998" calcext:value-type="float">
            <text:p>126.739998</text:p>
          </table:table-cell>
          <table:table-cell office:value-type="float" office:value="66.059998" calcext:value-type="float">
            <text:p>66.059998</text:p>
          </table:table-cell>
        </table:table-row>
        <table:table-row table:style-name="ro1">
          <table:table-cell office:value-type="float" office:value="86.93" calcext:value-type="float">
            <text:p>86.93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256.519989" calcext:value-type="float">
            <text:p>256.519989</text:p>
          </table:table-cell>
          <table:table-cell office:value-type="float" office:value="33.09" calcext:value-type="float">
            <text:p>33.09</text:p>
          </table:table-cell>
          <table:table-cell office:value-type="float" office:value="105.050003" calcext:value-type="float">
            <text:p>105.050003</text:p>
          </table:table-cell>
          <table:table-cell office:value-type="float" office:value="102.870003" calcext:value-type="float">
            <text:p>102.870003</text:p>
          </table:table-cell>
          <table:table-cell office:value-type="float" office:value="19.32" calcext:value-type="float">
            <text:p>19.32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5.25" calcext:value-type="float">
            <text:p>45.25</text:p>
          </table:table-cell>
          <table:table-cell office:value-type="float" office:value="969.700012" calcext:value-type="float">
            <text:p>969.700012</text:p>
          </table:table-cell>
          <table:table-cell office:value-type="float" office:value="995" calcext:value-type="float">
            <text:p>995</text:p>
          </table:table-cell>
          <table:table-cell office:value-type="float" office:value="186.729996" calcext:value-type="float">
            <text:p>186.729996</text:p>
          </table:table-cell>
          <table:table-cell office:value-type="float" office:value="127.230003" calcext:value-type="float">
            <text:p>127.230003</text:p>
          </table:table-cell>
          <table:table-cell office:value-type="float" office:value="66.139999" calcext:value-type="float">
            <text:p>66.139999</text:p>
          </table:table-cell>
        </table:table-row>
        <table:table-row table:style-name="ro1">
          <table:table-cell office:value-type="float" office:value="87.25" calcext:value-type="float">
            <text:p>87.25</text:p>
          </table:table-cell>
          <table:table-cell office:value-type="float" office:value="45.16" calcext:value-type="float">
            <text:p>45.16</text:p>
          </table:table-cell>
          <table:table-cell office:value-type="float" office:value="256.899994" calcext:value-type="float">
            <text:p>256.899994</text:p>
          </table:table-cell>
          <table:table-cell office:value-type="float" office:value="33.049999" calcext:value-type="float">
            <text:p>33.049999</text:p>
          </table:table-cell>
          <table:table-cell office:value-type="float" office:value="104.349998" calcext:value-type="float">
            <text:p>104.349998</text:p>
          </table:table-cell>
          <table:table-cell office:value-type="float" office:value="102.75" calcext:value-type="float">
            <text:p>102.75</text:p>
          </table:table-cell>
          <table:table-cell office:value-type="float" office:value="18.969999" calcext:value-type="float">
            <text:p>18.969999</text:p>
          </table:table-cell>
          <table:table-cell office:value-type="float" office:value="44.93" calcext:value-type="float">
            <text:p>44.93</text:p>
          </table:table-cell>
          <table:table-cell office:value-type="float" office:value="45.259998" calcext:value-type="float">
            <text:p>45.259998</text:p>
          </table:table-cell>
          <table:table-cell office:value-type="float" office:value="970.309998" calcext:value-type="float">
            <text:p>970.309998</text:p>
          </table:table-cell>
          <table:table-cell office:value-type="float" office:value="996.51001" calcext:value-type="float">
            <text:p>996.51001</text:p>
          </table:table-cell>
          <table:table-cell office:value-type="float" office:value="186.759995" calcext:value-type="float">
            <text:p>186.759995</text:p>
          </table:table-cell>
          <table:table-cell office:value-type="float" office:value="126.699997" calcext:value-type="float">
            <text:p>126.699997</text:p>
          </table:table-cell>
          <table:table-cell office:value-type="float" office:value="65.889999" calcext:value-type="float">
            <text:p>65.889999</text:p>
          </table:table-cell>
        </table:table-row>
        <table:table-row table:style-name="ro1">
          <table:table-cell office:value-type="float" office:value="87.669998" calcext:value-type="float">
            <text:p>87.669998</text:p>
          </table:table-cell>
          <table:table-cell office:value-type="float" office:value="45.43" calcext:value-type="float">
            <text:p>45.43</text:p>
          </table:table-cell>
          <table:table-cell office:value-type="float" office:value="257.040009" calcext:value-type="float">
            <text:p>257.040009</text:p>
          </table:table-cell>
          <table:table-cell office:value-type="float" office:value="33.34" calcext:value-type="float">
            <text:p>33.34</text:p>
          </table:table-cell>
          <table:table-cell office:value-type="float" office:value="103.550003" calcext:value-type="float">
            <text:p>103.550003</text:p>
          </table:table-cell>
          <table:table-cell office:value-type="float" office:value="103.709999" calcext:value-type="float">
            <text:p>103.709999</text:p>
          </table:table-cell>
          <table:table-cell office:value-type="float" office:value="18.379999" calcext:value-type="float">
            <text:p>18.379999</text:p>
          </table:table-cell>
          <table:table-cell office:value-type="float" office:value="44.32" calcext:value-type="float">
            <text:p>44.32</text:p>
          </table:table-cell>
          <table:table-cell office:value-type="float" office:value="46.43" calcext:value-type="float">
            <text:p>46.43</text:p>
          </table:table-cell>
          <table:table-cell office:value-type="float" office:value="975.02002" calcext:value-type="float">
            <text:p>975.02002</text:p>
          </table:table-cell>
          <table:table-cell office:value-type="float" office:value="1000" calcext:value-type="float">
            <text:p>1000</text:p>
          </table:table-cell>
          <table:table-cell office:value-type="float" office:value="187.369995" calcext:value-type="float">
            <text:p>187.369995</text:p>
          </table:table-cell>
          <table:table-cell office:value-type="float" office:value="127.349998" calcext:value-type="float">
            <text:p>127.349998</text:p>
          </table:table-cell>
          <table:table-cell office:value-type="float" office:value="66.239998" calcext:value-type="float">
            <text:p>66.239998</text:p>
          </table:table-cell>
        </table:table-row>
        <table:table-row table:style-name="ro1">
          <table:table-cell office:value-type="float" office:value="88.019997" calcext:value-type="float">
            <text:p>88.019997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257.730011" calcext:value-type="float">
            <text:p>257.730011</text:p>
          </table:table-cell>
          <table:table-cell office:value-type="float" office:value="33.82" calcext:value-type="float">
            <text:p>33.82</text:p>
          </table:table-cell>
          <table:table-cell office:value-type="float" office:value="103.690002" calcext:value-type="float">
            <text:p>103.690002</text:p>
          </table:table-cell>
          <table:table-cell office:value-type="float" office:value="102.010002" calcext:value-type="float">
            <text:p>102.010002</text:p>
          </table:table-cell>
          <table:table-cell office:value-type="float" office:value="18.77" calcext:value-type="float">
            <text:p>18.77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6.709999" calcext:value-type="float">
            <text:p>46.709999</text:p>
          </table:table-cell>
          <table:table-cell office:value-type="float" office:value="968.950012" calcext:value-type="float">
            <text:p>968.950012</text:p>
          </table:table-cell>
          <table:table-cell office:value-type="float" office:value="998.590027" calcext:value-type="float">
            <text:p>998.590027</text:p>
          </table:table-cell>
          <table:table-cell office:value-type="float" office:value="187.410004" calcext:value-type="float">
            <text:p>187.410004</text:p>
          </table:table-cell>
          <table:table-cell office:value-type="float" office:value="128.320007" calcext:value-type="float">
            <text:p>128.320007</text:p>
          </table:table-cell>
          <table:table-cell office:value-type="float" office:value="66.260002" calcext:value-type="float">
            <text:p>66.260002</text:p>
          </table:table-cell>
        </table:table-row>
        <table:table-row table:style-name="ro1">
          <table:table-cell office:value-type="float" office:value="88.400002" calcext:value-type="float">
            <text:p>88.400002</text:p>
          </table:table-cell>
          <table:table-cell office:value-type="float" office:value="45.830002" calcext:value-type="float">
            <text:p>45.830002</text:p>
          </table:table-cell>
          <table:table-cell office:value-type="float" office:value="257.799988" calcext:value-type="float">
            <text:p>257.799988</text:p>
          </table:table-cell>
          <table:table-cell office:value-type="float" office:value="34.009998" calcext:value-type="float">
            <text:p>34.009998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3.970001" calcext:value-type="float">
            <text:p>103.970001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44.580002" calcext:value-type="float">
            <text:p>44.580002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969.460022" calcext:value-type="float">
            <text:p>969.460022</text:p>
          </table:table-cell>
          <table:table-cell office:value-type="float" office:value="998.98999" calcext:value-type="float">
            <text:p>998.98999</text:p>
          </table:table-cell>
          <table:table-cell office:value-type="float" office:value="187.820007" calcext:value-type="float">
            <text:p>187.820007</text:p>
          </table:table-cell>
          <table:table-cell office:value-type="float" office:value="129.050003" calcext:value-type="float">
            <text:p>129.050003</text:p>
          </table:table-cell>
          <table:table-cell office:value-type="float" office:value="66.809998" calcext:value-type="float">
            <text:p>66.809998</text:p>
          </table:table-cell>
        </table:table-row>
        <table:table-row table:style-name="ro1">
          <table:table-cell office:value-type="float" office:value="88.300003" calcext:value-type="float">
            <text:p>88.300003</text:p>
          </table:table-cell>
          <table:table-cell office:value-type="float" office:value="45.779999" calcext:value-type="float">
            <text:p>45.779999</text:p>
          </table:table-cell>
          <table:table-cell office:value-type="float" office:value="258.5" calcext:value-type="float">
            <text:p>258.5</text:p>
          </table:table-cell>
          <table:table-cell office:value-type="float" office:value="34.07" calcext:value-type="float">
            <text:p>34.07</text:p>
          </table:table-cell>
          <table:table-cell office:value-type="float" office:value="102.800003" calcext:value-type="float">
            <text:p>102.800003</text:p>
          </table:table-cell>
          <table:table-cell office:value-type="float" office:value="104.32" calcext:value-type="float">
            <text:p>104.32</text:p>
          </table:table-cell>
          <table:table-cell office:value-type="float" office:value="18.9" calcext:value-type="float">
            <text:p>18.9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46.169998" calcext:value-type="float">
            <text:p>46.169998</text:p>
          </table:table-cell>
          <table:table-cell office:value-type="float" office:value="976.549988" calcext:value-type="float">
            <text:p>976.549988</text:p>
          </table:table-cell>
          <table:table-cell office:value-type="float" office:value="1007.22998" calcext:value-type="float">
            <text:p>1007.22998</text:p>
          </table:table-cell>
          <table:table-cell office:value-type="float" office:value="190.070007" calcext:value-type="float">
            <text:p>190.070007</text:p>
          </table:table-cell>
          <table:table-cell office:value-type="float" office:value="129.970001" calcext:value-type="float">
            <text:p>129.970001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88.760002" calcext:value-type="float">
            <text:p>88.760002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254.869995" calcext:value-type="float">
            <text:p>254.869995</text:p>
          </table:table-cell>
          <table:table-cell office:value-type="float" office:value="34.169998" calcext:value-type="float">
            <text:p>34.169998</text:p>
          </table:table-cell>
          <table:table-cell office:value-type="float" office:value="103.110001" calcext:value-type="float">
            <text:p>103.110001</text:p>
          </table:table-cell>
          <table:table-cell office:value-type="float" office:value="103.519997" calcext:value-type="float">
            <text:p>103.519997</text:p>
          </table:table-cell>
          <table:table-cell office:value-type="float" office:value="18.9" calcext:value-type="float">
            <text:p>18.9</text:p>
          </table:table-cell>
          <table:table-cell office:value-type="float" office:value="43.950001" calcext:value-type="float">
            <text:p>43.950001</text:p>
          </table:table-cell>
          <table:table-cell office:value-type="float" office:value="46.369999" calcext:value-type="float">
            <text:p>46.369999</text:p>
          </table:table-cell>
          <table:table-cell office:value-type="float" office:value="983.159973" calcext:value-type="float">
            <text:p>983.159973</text:p>
          </table:table-cell>
          <table:table-cell office:value-type="float" office:value="1012" calcext:value-type="float">
            <text:p>1012</text:p>
          </table:table-cell>
          <table:table-cell office:value-type="float" office:value="188.410004" calcext:value-type="float">
            <text:p>188.410004</text:p>
          </table:table-cell>
          <table:table-cell office:value-type="float" office:value="130.179993" calcext:value-type="float">
            <text:p>130.179993</text:p>
          </table:table-cell>
          <table:table-cell office:value-type="float" office:value="67.480003" calcext:value-type="float">
            <text:p>67.480003</text:p>
          </table:table-cell>
        </table:table-row>
        <table:table-row table:style-name="ro1">
          <table:table-cell office:value-type="float" office:value="88.68" calcext:value-type="float">
            <text:p>88.68</text:p>
          </table:table-cell>
          <table:table-cell office:value-type="float" office:value="45.5" calcext:value-type="float">
            <text:p>45.5</text:p>
          </table:table-cell>
          <table:table-cell office:value-type="float" office:value="254.039993" calcext:value-type="float">
            <text:p>254.039993</text:p>
          </table:table-cell>
          <table:table-cell office:value-type="float" office:value="34.509998" calcext:value-type="float">
            <text:p>34.509998</text:p>
          </table:table-cell>
          <table:table-cell office:value-type="float" office:value="103.970001" calcext:value-type="float">
            <text:p>103.970001</text:p>
          </table:table-cell>
          <table:table-cell office:value-type="float" office:value="103.360001" calcext:value-type="float">
            <text:p>103.360001</text:p>
          </table:table-cell>
          <table:table-cell office:value-type="float" office:value="18.75" calcext:value-type="float">
            <text:p>18.75</text:p>
          </table:table-cell>
          <table:table-cell office:value-type="float" office:value="44.200001" calcext:value-type="float">
            <text:p>44.200001</text:p>
          </table:table-cell>
          <table:table-cell office:value-type="float" office:value="46.52" calcext:value-type="float">
            <text:p>46.52</text:p>
          </table:table-cell>
          <table:table-cell office:value-type="float" office:value="980" calcext:value-type="float">
            <text:p>980</text:p>
          </table:table-cell>
          <table:table-cell office:value-type="float" office:value="1005.950012" calcext:value-type="float">
            <text:p>1005.950012</text:p>
          </table:table-cell>
          <table:table-cell office:value-type="float" office:value="186.850006" calcext:value-type="float">
            <text:p>186.850006</text:p>
          </table:table-cell>
          <table:table-cell office:value-type="float" office:value="131" calcext:value-type="float">
            <text:p>131</text:p>
          </table:table-cell>
          <table:table-cell office:value-type="float" office:value="68.010002" calcext:value-type="float">
            <text:p>68.010002</text:p>
          </table:table-cell>
        </table:table-row>
        <table:table-row table:style-name="ro1">
          <table:table-cell office:value-type="float" office:value="88.769997" calcext:value-type="float">
            <text:p>88.769997</text:p>
          </table:table-cell>
          <table:table-cell office:value-type="float" office:value="45.509998" calcext:value-type="float">
            <text:p>45.509998</text:p>
          </table:table-cell>
          <table:table-cell office:value-type="float" office:value="254.669998" calcext:value-type="float">
            <text:p>254.669998</text:p>
          </table:table-cell>
          <table:table-cell office:value-type="float" office:value="34.98" calcext:value-type="float">
            <text:p>34.98</text:p>
          </table:table-cell>
          <table:table-cell office:value-type="float" office:value="103.769997" calcext:value-type="float">
            <text:p>103.769997</text:p>
          </table:table-cell>
          <table:table-cell office:value-type="float" office:value="103.209999" calcext:value-type="float">
            <text:p>103.209999</text:p>
          </table:table-cell>
          <table:table-cell office:value-type="float" office:value="18.68" calcext:value-type="float">
            <text:p>18.68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46.5" calcext:value-type="float">
            <text:p>46.5</text:p>
          </table:table-cell>
          <table:table-cell office:value-type="float" office:value="982.349976" calcext:value-type="float">
            <text:p>982.349976</text:p>
          </table:table-cell>
          <table:table-cell office:value-type="float" office:value="1012.059998" calcext:value-type="float">
            <text:p>1012.059998</text:p>
          </table:table-cell>
          <table:table-cell office:value-type="float" office:value="188.100006" calcext:value-type="float">
            <text:p>188.100006</text:p>
          </table:table-cell>
          <table:table-cell office:value-type="float" office:value="130.75" calcext:value-type="float">
            <text:p>130.75</text:p>
          </table:table-cell>
          <table:table-cell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87.849998" calcext:value-type="float">
            <text:p>87.849998</text:p>
          </table:table-cell>
          <table:table-cell office:value-type="float" office:value="45.060001" calcext:value-type="float">
            <text:p>45.060001</text:p>
          </table:table-cell>
          <table:table-cell office:value-type="float" office:value="255.850006" calcext:value-type="float">
            <text:p>255.850006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104.010002" calcext:value-type="float">
            <text:p>104.010002</text:p>
          </table:table-cell>
          <table:table-cell office:value-type="float" office:value="101.029999" calcext:value-type="float">
            <text:p>101.029999</text:p>
          </table:table-cell>
          <table:table-cell office:value-type="float" office:value="18.75" calcext:value-type="float">
            <text:p>18.75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46.169998" calcext:value-type="float">
            <text:p>46.169998</text:p>
          </table:table-cell>
          <table:table-cell office:value-type="float" office:value="984.5" calcext:value-type="float">
            <text:p>984.5</text:p>
          </table:table-cell>
          <table:table-cell office:value-type="float" office:value="1012.5" calcext:value-type="float">
            <text:p>1012.5</text:p>
          </table:table-cell>
          <table:table-cell office:value-type="float" office:value="190" calcext:value-type="float">
            <text:p>190</text:p>
          </table:table-cell>
          <table:table-cell office:value-type="float" office:value="130.369995" calcext:value-type="float">
            <text:p>130.369995</text:p>
          </table:table-cell>
          <table:table-cell office:value-type="float" office:value="68.800003" calcext:value-type="float">
            <text:p>68.800003</text:p>
          </table:table-cell>
        </table:table-row>
        <table:table-row table:style-name="ro1">
          <table:table-cell office:value-type="float" office:value="88.160004" calcext:value-type="float">
            <text:p>88.160004</text:p>
          </table:table-cell>
          <table:table-cell office:value-type="float" office:value="45.32" calcext:value-type="float">
            <text:p>45.32</text:p>
          </table:table-cell>
          <table:table-cell office:value-type="float" office:value="256.559998" calcext:value-type="float">
            <text:p>256.559998</text:p>
          </table:table-cell>
          <table:table-cell office:value-type="float" office:value="34.810001" calcext:value-type="float">
            <text:p>34.810001</text:p>
          </table:table-cell>
          <table:table-cell office:value-type="float" office:value="106.400002" calcext:value-type="float">
            <text:p>106.400002</text:p>
          </table:table-cell>
          <table:table-cell office:value-type="float" office:value="100.459999" calcext:value-type="float">
            <text:p>100.459999</text:p>
          </table:table-cell>
          <table:table-cell office:value-type="float" office:value="19.190001" calcext:value-type="float">
            <text:p>19.190001</text:p>
          </table:table-cell>
          <table:table-cell office:value-type="float" office:value="45.25" calcext:value-type="float">
            <text:p>45.25</text:p>
          </table:table-cell>
          <table:table-cell office:value-type="float" office:value="46.720001" calcext:value-type="float">
            <text:p>46.720001</text:p>
          </table:table-cell>
          <table:table-cell office:value-type="float" office:value="939.559998" calcext:value-type="float">
            <text:p>939.559998</text:p>
          </table:table-cell>
          <table:table-cell office:value-type="float" office:value="967" calcext:value-type="float">
            <text:p>967</text:p>
          </table:table-cell>
          <table:table-cell office:value-type="float" office:value="190.300003" calcext:value-type="float">
            <text:p>190.300003</text:p>
          </table:table-cell>
          <table:table-cell office:value-type="float" office:value="131.529999" calcext:value-type="float">
            <text:p>131.529999</text:p>
          </table:table-cell>
          <table:table-cell office:value-type="float" office:value="69.790001" calcext:value-type="float">
            <text:p>69.790001</text:p>
          </table:table-cell>
        </table:table-row>
        <table:table-row table:style-name="ro1">
          <table:table-cell office:value-type="float" office:value="88.360001" calcext:value-type="float">
            <text:p>88.360001</text:p>
          </table:table-cell>
          <table:table-cell office:value-type="float" office:value="45" calcext:value-type="float">
            <text:p>45</text:p>
          </table:table-cell>
          <table:table-cell office:value-type="float" office:value="255.779999" calcext:value-type="float">
            <text:p>255.779999</text:p>
          </table:table-cell>
          <table:table-cell office:value-type="float" office:value="34.75" calcext:value-type="float">
            <text:p>34.75</text:p>
          </table:table-cell>
          <table:table-cell office:value-type="float" office:value="108.339996" calcext:value-type="float">
            <text:p>108.339996</text:p>
          </table:table-cell>
          <table:table-cell office:value-type="float" office:value="102.18" calcext:value-type="float">
            <text:p>102.18</text:p>
          </table:table-cell>
          <table:table-cell office:value-type="float" office:value="19.18" calcext:value-type="float">
            <text:p>19.18</text:p>
          </table:table-cell>
          <table:table-cell office:value-type="float" office:value="45.720001" calcext:value-type="float">
            <text:p>45.720001</text:p>
          </table:table-cell>
          <table:table-cell office:value-type="float" office:value="47.299999" calcext:value-type="float">
            <text:p>47.299999</text:p>
          </table:table-cell>
          <table:table-cell office:value-type="float" office:value="951.909973" calcext:value-type="float">
            <text:p>951.909973</text:p>
          </table:table-cell>
          <table:table-cell office:value-type="float" office:value="977.98999" calcext:value-type="float">
            <text:p>977.98999</text:p>
          </table:table-cell>
          <table:table-cell office:value-type="float" office:value="190.050003" calcext:value-type="float">
            <text:p>190.050003</text:p>
          </table:table-cell>
          <table:table-cell office:value-type="float" office:value="131.75" calcext:value-type="float">
            <text:p>131.75</text:p>
          </table:table-cell>
          <table:table-cell office:value-type="float" office:value="69.620003" calcext:value-type="float">
            <text:p>69.620003</text:p>
          </table:table-cell>
        </table:table-row>
        <table:table-row table:style-name="ro1">
          <table:table-cell office:value-type="float" office:value="88.489998" calcext:value-type="float">
            <text:p>88.489998</text:p>
          </table:table-cell>
          <table:table-cell office:value-type="float" office:value="45.18" calcext:value-type="float">
            <text:p>45.18</text:p>
          </table:table-cell>
          <table:table-cell office:value-type="float" office:value="258.01001" calcext:value-type="float">
            <text:p>258.01001</text:p>
          </table:table-cell>
          <table:table-cell office:value-type="float" office:value="34.849998" calcext:value-type="float">
            <text:p>34.849998</text:p>
          </table:table-cell>
          <table:table-cell office:value-type="float" office:value="107.910004" calcext:value-type="float">
            <text:p>107.910004</text:p>
          </table:table-cell>
          <table:table-cell office:value-type="float" office:value="101.980003" calcext:value-type="float">
            <text:p>101.980003</text:p>
          </table:table-cell>
          <table:table-cell office:value-type="float" office:value="19.209999" calcext:value-type="float">
            <text:p>19.209999</text:p>
          </table:table-cell>
          <table:table-cell office:value-type="float" office:value="46.060001" calcext:value-type="float">
            <text:p>46.060001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959.919983" calcext:value-type="float">
            <text:p>959.919983</text:p>
          </table:table-cell>
          <table:table-cell office:value-type="float" office:value="988.590027" calcext:value-type="float">
            <text:p>988.590027</text:p>
          </table:table-cell>
          <table:table-cell office:value-type="float" office:value="191.050003" calcext:value-type="float">
            <text:p>191.050003</text:p>
          </table:table-cell>
          <table:table-cell office:value-type="float" office:value="132.509995" calcext:value-type="float">
            <text:p>132.509995</text:p>
          </table:table-cell>
          <table:table-cell office:value-type="float" office:value="69.480003" calcext:value-type="float">
            <text:p>69.480003</text:p>
          </table:table-cell>
        </table:table-row>
        <table:table-row table:style-name="ro1">
          <table:table-cell office:value-type="float" office:value="88.230003" calcext:value-type="float">
            <text:p>88.230003</text:p>
          </table:table-cell>
          <table:table-cell office:value-type="float" office:value="45.18" calcext:value-type="float">
            <text:p>45.18</text:p>
          </table:table-cell>
          <table:table-cell office:value-type="float" office:value="258.079987" calcext:value-type="float">
            <text:p>258.079987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106.5" calcext:value-type="float">
            <text:p>106.5</text:p>
          </table:table-cell>
          <table:table-cell office:value-type="float" office:value="101.559998" calcext:value-type="float">
            <text:p>101.559998</text:p>
          </table:table-cell>
          <table:table-cell office:value-type="float" office:value="18.92" calcext:value-type="float">
            <text:p>18.92</text:p>
          </table:table-cell>
          <table:table-cell office:value-type="float" office:value="45.360001" calcext:value-type="float">
            <text:p>45.360001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933.969971" calcext:value-type="float">
            <text:p>933.969971</text:p>
          </table:table-cell>
          <table:table-cell office:value-type="float" office:value="958.700012" calcext:value-type="float">
            <text:p>958.700012</text:p>
          </table:table-cell>
          <table:table-cell office:value-type="float" office:value="191.429993" calcext:value-type="float">
            <text:p>191.429993</text:p>
          </table:table-cell>
          <table:table-cell office:value-type="float" office:value="132" calcext:value-type="float">
            <text:p>132</text:p>
          </table:table-cell>
          <table:table-cell office:value-type="float" office:value="70.339996" calcext:value-type="float">
            <text:p>70.339996</text:p>
          </table:table-cell>
        </table:table-row>
        <table:table-row table:style-name="ro1">
          <table:table-cell office:value-type="float" office:value="89.720001" calcext:value-type="float">
            <text:p>89.720001</text:p>
          </table:table-cell>
          <table:table-cell office:value-type="float" office:value="45.310001" calcext:value-type="float">
            <text:p>45.310001</text:p>
          </table:table-cell>
          <table:table-cell office:value-type="float" office:value="259.350006" calcext:value-type="float">
            <text:p>259.350006</text:p>
          </table:table-cell>
          <table:table-cell office:value-type="float" office:value="34.75" calcext:value-type="float">
            <text:p>34.75</text:p>
          </table:table-cell>
          <table:table-cell office:value-type="float" office:value="106.940002" calcext:value-type="float">
            <text:p>106.940002</text:p>
          </table:table-cell>
          <table:table-cell office:value-type="float" office:value="101.139999" calcext:value-type="float">
            <text:p>101.139999</text:p>
          </table:table-cell>
          <table:table-cell office:value-type="float" office:value="18.99" calcext:value-type="float">
            <text:p>18.99</text:p>
          </table:table-cell>
          <table:table-cell office:value-type="float" office:value="45.82" calcext:value-type="float">
            <text:p>45.82</text:p>
          </table:table-cell>
          <table:table-cell office:value-type="float" office:value="46.860001" calcext:value-type="float">
            <text:p>46.860001</text:p>
          </table:table-cell>
          <table:table-cell office:value-type="float" office:value="940" calcext:value-type="float">
            <text:p>940</text:p>
          </table:table-cell>
          <table:table-cell office:value-type="float" office:value="996" calcext:value-type="float">
            <text:p>996</text:p>
          </table:table-cell>
          <table:table-cell office:value-type="float" office:value="196.009995" calcext:value-type="float">
            <text:p>196.009995</text:p>
          </table:table-cell>
          <table:table-cell office:value-type="float" office:value="133.720001" calcext:value-type="float">
            <text:p>133.720001</text:p>
          </table:table-cell>
          <table:table-cell office:value-type="float" office:value="70.800003" calcext:value-type="float">
            <text:p>70.800003</text:p>
          </table:table-cell>
        </table:table-row>
        <table:table-row table:style-name="ro1">
          <table:table-cell office:value-type="float" office:value="89.599998" calcext:value-type="float">
            <text:p>89.599998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260.079987" calcext:value-type="float">
            <text:p>260.079987</text:p>
          </table:table-cell>
          <table:table-cell office:value-type="float" office:value="34" calcext:value-type="float">
            <text:p>34</text:p>
          </table:table-cell>
          <table:table-cell office:value-type="float" office:value="108.309998" calcext:value-type="float">
            <text:p>108.309998</text:p>
          </table:table-cell>
          <table:table-cell office:value-type="float" office:value="101.360001" calcext:value-type="float">
            <text:p>101.360001</text:p>
          </table:table-cell>
          <table:table-cell office:value-type="float" office:value="19.190001" calcext:value-type="float">
            <text:p>19.190001</text:p>
          </table:table-cell>
          <table:table-cell office:value-type="float" office:value="46.540001" calcext:value-type="float">
            <text:p>46.540001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949.960022" calcext:value-type="float">
            <text:p>949.960022</text:p>
          </table:table-cell>
          <table:table-cell office:value-type="float" office:value="1017" calcext:value-type="float">
            <text:p>1017</text:p>
          </table:table-cell>
          <table:table-cell office:value-type="float" office:value="197.880005" calcext:value-type="float">
            <text:p>197.880005</text:p>
          </table:table-cell>
          <table:table-cell office:value-type="float" office:value="134.149994" calcext:value-type="float">
            <text:p>134.149994</text:p>
          </table:table-cell>
          <table:table-cell office:value-type="float" office:value="71.110001" calcext:value-type="float">
            <text:p>71.110001</text:p>
          </table:table-cell>
        </table:table-row>
        <table:table-row table:style-name="ro1">
          <table:table-cell office:value-type="float" office:value="89.769997" calcext:value-type="float">
            <text:p>89.769997</text:p>
          </table:table-cell>
          <table:table-cell office:value-type="float" office:value="45.349998" calcext:value-type="float">
            <text:p>45.349998</text:p>
          </table:table-cell>
          <table:table-cell office:value-type="float" office:value="261" calcext:value-type="float">
            <text:p>261</text:p>
          </table:table-cell>
          <table:table-cell office:value-type="float" office:value="34.330002" calcext:value-type="float">
            <text:p>34.330002</text:p>
          </table:table-cell>
          <table:table-cell office:value-type="float" office:value="106.25" calcext:value-type="float">
            <text:p>106.25</text:p>
          </table:table-cell>
          <table:table-cell office:value-type="float" office:value="101.279999" calcext:value-type="float">
            <text:p>101.279999</text:p>
          </table:table-cell>
          <table:table-cell office:value-type="float" office:value="18.9" calcext:value-type="float">
            <text:p>18.9</text:p>
          </table:table-cell>
          <table:table-cell office:value-type="float" office:value="45.41" calcext:value-type="float">
            <text:p>45.41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957.52002" calcext:value-type="float">
            <text:p>957.52002</text:p>
          </table:table-cell>
          <table:table-cell office:value-type="float" office:value="998" calcext:value-type="float">
            <text:p>998</text:p>
          </table:table-cell>
          <table:table-cell office:value-type="float" office:value="198.75" calcext:value-type="float">
            <text:p>198.75</text:p>
          </table:table-cell>
          <table:table-cell office:value-type="float" office:value="133.899994" calcext:value-type="float">
            <text:p>133.899994</text:p>
          </table:table-cell>
          <table:table-cell office:value-type="float" office:value="71.440002" calcext:value-type="float">
            <text:p>71.440002</text:p>
          </table:table-cell>
        </table:table-row>
        <table:table-row table:style-name="ro1">
          <table:table-cell office:value-type="float" office:value="89.620003" calcext:value-type="float">
            <text:p>89.620003</text:p>
          </table:table-cell>
          <table:table-cell office:value-type="float" office:value="45.619999" calcext:value-type="float">
            <text:p>45.619999</text:p>
          </table:table-cell>
          <table:table-cell office:value-type="float" office:value="260.200012" calcext:value-type="float">
            <text:p>260.200012</text:p>
          </table:table-cell>
          <table:table-cell office:value-type="float" office:value="33.91" calcext:value-type="float">
            <text:p>33.91</text:p>
          </table:table-cell>
          <table:table-cell office:value-type="float" office:value="105.889999" calcext:value-type="float">
            <text:p>105.889999</text:p>
          </table:table-cell>
          <table:table-cell office:value-type="float" office:value="99.760002" calcext:value-type="float">
            <text:p>99.760002</text:p>
          </table:table-cell>
          <table:table-cell office:value-type="float" office:value="18.549999" calcext:value-type="float">
            <text:p>18.549999</text:p>
          </table:table-cell>
          <table:table-cell office:value-type="float" office:value="45.82" calcext:value-type="float">
            <text:p>45.82</text:p>
          </table:table-cell>
          <table:table-cell office:value-type="float" office:value="45.950001" calcext:value-type="float">
            <text:p>45.950001</text:p>
          </table:table-cell>
          <table:table-cell office:value-type="float" office:value="953.640015" calcext:value-type="float">
            <text:p>953.640015</text:p>
          </table:table-cell>
          <table:table-cell office:value-type="float" office:value="998.700012" calcext:value-type="float">
            <text:p>998.700012</text:p>
          </table:table-cell>
          <table:table-cell office:value-type="float" office:value="199.580002" calcext:value-type="float">
            <text:p>199.580002</text:p>
          </table:table-cell>
          <table:table-cell office:value-type="float" office:value="134.289993" calcext:value-type="float">
            <text:p>134.289993</text:p>
          </table:table-cell>
          <table:table-cell office:value-type="float" office:value="71.110001" calcext:value-type="float">
            <text:p>71.110001</text:p>
          </table:table-cell>
        </table:table-row>
        <table:table-row table:style-name="ro1">
          <table:table-cell office:value-type="float" office:value="89.269997" calcext:value-type="float">
            <text:p>89.269997</text:p>
          </table:table-cell>
          <table:table-cell office:value-type="float" office:value="45.169998" calcext:value-type="float">
            <text:p>45.169998</text:p>
          </table:table-cell>
          <table:table-cell office:value-type="float" office:value="259.869995" calcext:value-type="float">
            <text:p>259.869995</text:p>
          </table:table-cell>
          <table:table-cell office:value-type="float" office:value="34.029999" calcext:value-type="float">
            <text:p>34.029999</text:p>
          </table:table-cell>
          <table:table-cell office:value-type="float" office:value="104.480003" calcext:value-type="float">
            <text:p>104.480003</text:p>
          </table:table-cell>
          <table:table-cell office:value-type="float" office:value="99.709999" calcext:value-type="float">
            <text:p>99.709999</text:p>
          </table:table-cell>
          <table:table-cell office:value-type="float" office:value="18.49" calcext:value-type="float">
            <text:p>18.49</text:p>
          </table:table-cell>
          <table:table-cell office:value-type="float" office:value="44.990002" calcext:value-type="float">
            <text:p>44.990002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958.700012" calcext:value-type="float">
            <text:p>958.700012</text:p>
          </table:table-cell>
          <table:table-cell office:value-type="float" office:value="1002.22998" calcext:value-type="float">
            <text:p>1002.22998</text:p>
          </table:table-cell>
          <table:table-cell office:value-type="float" office:value="199.25" calcext:value-type="float">
            <text:p>199.25</text:p>
          </table:table-cell>
          <table:table-cell office:value-type="float" office:value="135.449997" calcext:value-type="float">
            <text:p>135.449997</text:p>
          </table:table-cell>
          <table:table-cell office:value-type="float" office:value="71.489998" calcext:value-type="float">
            <text:p>71.489998</text:p>
          </table:table-cell>
        </table:table-row>
        <table:table-row table:style-name="ro1">
          <table:table-cell office:value-type="float" office:value="89.029999" calcext:value-type="float">
            <text:p>89.029999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256.75" calcext:value-type="float">
            <text:p>256.75</text:p>
          </table:table-cell>
          <table:table-cell office:value-type="float" office:value="34.369999" calcext:value-type="float">
            <text:p>34.369999</text:p>
          </table:table-cell>
          <table:table-cell office:value-type="float" office:value="104.25" calcext:value-type="float">
            <text:p>104.25</text:p>
          </table:table-cell>
          <table:table-cell office:value-type="float" office:value="99.82" calcext:value-type="float">
            <text:p>99.82</text:p>
          </table:table-cell>
          <table:table-cell office:value-type="float" office:value="18.559999" calcext:value-type="float">
            <text:p>18.559999</text:p>
          </table:table-cell>
          <table:table-cell office:value-type="float" office:value="44.790001" calcext:value-type="float">
            <text:p>44.790001</text:p>
          </table:table-cell>
          <table:table-cell office:value-type="float" office:value="45.43" calcext:value-type="float">
            <text:p>45.43</text:p>
          </table:table-cell>
          <table:table-cell office:value-type="float" office:value="956.830017" calcext:value-type="float">
            <text:p>956.830017</text:p>
          </table:table-cell>
          <table:table-cell office:value-type="float" office:value="1002.539978" calcext:value-type="float">
            <text:p>1002.539978</text:p>
          </table:table-cell>
          <table:table-cell office:value-type="float" office:value="199.259995" calcext:value-type="float">
            <text:p>199.259995</text:p>
          </table:table-cell>
          <table:table-cell office:value-type="float" office:value="135.449997" calcext:value-type="float">
            <text:p>135.449997</text:p>
          </table:table-cell>
          <table:table-cell office:value-type="float" office:value="73.199997" calcext:value-type="float">
            <text:p>73.199997</text:p>
          </table:table-cell>
        </table:table-row>
        <table:table-row table:style-name="ro1">
          <table:table-cell office:value-type="float" office:value="89.629997" calcext:value-type="float">
            <text:p>89.629997</text:p>
          </table:table-cell>
          <table:table-cell office:value-type="float" office:value="45.32" calcext:value-type="float">
            <text:p>45.32</text:p>
          </table:table-cell>
          <table:table-cell office:value-type="float" office:value="257.829987" calcext:value-type="float">
            <text:p>257.829987</text:p>
          </table:table-cell>
          <table:table-cell office:value-type="float" office:value="35.09" calcext:value-type="float">
            <text:p>35.09</text:p>
          </table:table-cell>
          <table:table-cell office:value-type="float" office:value="105.029999" calcext:value-type="float">
            <text:p>105.029999</text:p>
          </table:table-cell>
          <table:table-cell office:value-type="float" office:value="100.099998" calcext:value-type="float">
            <text:p>100.099998</text:p>
          </table:table-cell>
          <table:table-cell office:value-type="float" office:value="18.780001" calcext:value-type="float">
            <text:p>18.780001</text:p>
          </table:table-cell>
          <table:table-cell office:value-type="float" office:value="44.93" calcext:value-type="float">
            <text:p>44.93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969.900024" calcext:value-type="float">
            <text:p>969.900024</text:p>
          </table:table-cell>
          <table:table-cell office:value-type="float" office:value="1008.5" calcext:value-type="float">
            <text:p>1008.5</text:p>
          </table:table-cell>
          <table:table-cell office:value-type="float" office:value="202.770004" calcext:value-type="float">
            <text:p>202.770004</text:p>
          </table:table-cell>
          <table:table-cell office:value-type="float" office:value="136.479996" calcext:value-type="float">
            <text:p>136.479996</text:p>
          </table:table-cell>
          <table:table-cell office:value-type="float" office:value="72.790001" calcext:value-type="float">
            <text:p>72.790001</text:p>
          </table:table-cell>
        </table:table-row>
        <table:table-row table:style-name="ro1">
          <table:table-cell office:value-type="float" office:value="89.360001" calcext:value-type="float">
            <text:p>89.360001</text:p>
          </table:table-cell>
          <table:table-cell office:value-type="float" office:value="45.34" calcext:value-type="float">
            <text:p>45.34</text:p>
          </table:table-cell>
          <table:table-cell office:value-type="float" office:value="255.490005" calcext:value-type="float">
            <text:p>255.490005</text:p>
          </table:table-cell>
          <table:table-cell office:value-type="float" office:value="34.650002" calcext:value-type="float">
            <text:p>34.650002</text:p>
          </table:table-cell>
          <table:table-cell office:value-type="float" office:value="104.730003" calcext:value-type="float">
            <text:p>104.730003</text:p>
          </table:table-cell>
          <table:table-cell office:value-type="float" office:value="101.669998" calcext:value-type="float">
            <text:p>101.669998</text:p>
          </table:table-cell>
          <table:table-cell office:value-type="float" office:value="18.969999" calcext:value-type="float">
            <text:p>18.969999</text:p>
          </table:table-cell>
          <table:table-cell office:value-type="float" office:value="44.52" calcext:value-type="float">
            <text:p>44.52</text:p>
          </table:table-cell>
          <table:table-cell office:value-type="float" office:value="44.970001" calcext:value-type="float">
            <text:p>44.970001</text:p>
          </table:table-cell>
          <table:table-cell office:value-type="float" office:value="942.460022" calcext:value-type="float">
            <text:p>942.460022</text:p>
          </table:table-cell>
          <table:table-cell office:value-type="float" office:value="990.690002" calcext:value-type="float">
            <text:p>990.690002</text:p>
          </table:table-cell>
          <table:table-cell office:value-type="float" office:value="199.800003" calcext:value-type="float">
            <text:p>199.800003</text:p>
          </table:table-cell>
          <table:table-cell office:value-type="float" office:value="136.5" calcext:value-type="float">
            <text:p>136.5</text:p>
          </table:table-cell>
          <table:table-cell office:value-type="float" office:value="72.699997" calcext:value-type="float">
            <text:p>72.699997</text:p>
          </table:table-cell>
        </table:table-row>
        <table:table-row table:style-name="ro1">
          <table:table-cell office:value-type="float" office:value="89.080002" calcext:value-type="float">
            <text:p>89.080002</text:p>
          </table:table-cell>
          <table:table-cell office:value-type="float" office:value="45.25" calcext:value-type="float">
            <text:p>45.25</text:p>
          </table:table-cell>
          <table:table-cell office:value-type="float" office:value="256.649994" calcext:value-type="float">
            <text:p>256.649994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2.080002" calcext:value-type="float">
            <text:p>102.080002</text:p>
          </table:table-cell>
          <table:table-cell office:value-type="float" office:value="19" calcext:value-type="float">
            <text:p>19</text:p>
          </table:table-cell>
          <table:table-cell office:value-type="float" office:value="44.049999" calcext:value-type="float">
            <text:p>44.049999</text:p>
          </table:table-cell>
          <table:table-cell office:value-type="float" office:value="44.98" calcext:value-type="float">
            <text:p>44.98</text:p>
          </table:table-cell>
          <table:table-cell office:value-type="float" office:value="929" calcext:value-type="float">
            <text:p>929</text:p>
          </table:table-cell>
          <table:table-cell office:value-type="float" office:value="978.549988" calcext:value-type="float">
            <text:p>978.549988</text:p>
          </table:table-cell>
          <table:table-cell office:value-type="float" office:value="199.5" calcext:value-type="float">
            <text:p>199.5</text:p>
          </table:table-cell>
          <table:table-cell office:value-type="float" office:value="135.949997" calcext:value-type="float">
            <text:p>135.949997</text:p>
          </table:table-cell>
          <table:table-cell office:value-type="float" office:value="72.720001" calcext:value-type="float">
            <text:p>72.720001</text:p>
          </table:table-cell>
        </table:table-row>
        <table:table-row table:style-name="ro1">
          <table:table-cell office:value-type="float" office:value="88.019997" calcext:value-type="float">
            <text:p>88.019997</text:p>
          </table:table-cell>
          <table:table-cell office:value-type="float" office:value="45.130001" calcext:value-type="float">
            <text:p>45.130001</text:p>
          </table:table-cell>
          <table:table-cell office:value-type="float" office:value="257.839996" calcext:value-type="float">
            <text:p>257.839996</text:p>
          </table:table-cell>
          <table:table-cell office:value-type="float" office:value="34.09" calcext:value-type="float">
            <text:p>34.09</text:p>
          </table:table-cell>
          <table:table-cell office:value-type="float" office:value="104.379997" calcext:value-type="float">
            <text:p>104.379997</text:p>
          </table:table-cell>
          <table:table-cell office:value-type="float" office:value="101.239998" calcext:value-type="float">
            <text:p>101.239998</text:p>
          </table:table-cell>
          <table:table-cell office:value-type="float" office:value="19.09" calcext:value-type="float">
            <text:p>19.09</text:p>
          </table:table-cell>
          <table:table-cell office:value-type="float" office:value="44.060001" calcext:value-type="float">
            <text:p>44.06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929.919983" calcext:value-type="float">
            <text:p>929.919983</text:p>
          </table:table-cell>
          <table:table-cell office:value-type="float" office:value="979" calcext:value-type="float">
            <text:p>979</text:p>
          </table:table-cell>
          <table:table-cell office:value-type="float" office:value="199.619995" calcext:value-type="float">
            <text:p>199.619995</text:p>
          </table:table-cell>
          <table:table-cell office:value-type="float" office:value="133.399994" calcext:value-type="float">
            <text:p>133.399994</text:p>
          </table:table-cell>
          <table:table-cell office:value-type="float" office:value="73.150002" calcext:value-type="float">
            <text:p>73.150002</text:p>
          </table:table-cell>
        </table:table-row>
        <table:table-row table:style-name="ro1">
          <table:table-cell office:value-type="float" office:value="87.050003" calcext:value-type="float">
            <text:p>87.050003</text:p>
          </table:table-cell>
          <table:table-cell office:value-type="float" office:value="44.889999" calcext:value-type="float">
            <text:p>44.889999</text:p>
          </table:table-cell>
          <table:table-cell office:value-type="float" office:value="255.770004" calcext:value-type="float">
            <text:p>255.770004</text:p>
          </table:table-cell>
          <table:table-cell office:value-type="float" office:value="34.049999" calcext:value-type="float">
            <text:p>34.049999</text:p>
          </table:table-cell>
          <table:table-cell office:value-type="float" office:value="104.529999" calcext:value-type="float">
            <text:p>104.529999</text:p>
          </table:table-cell>
          <table:table-cell office:value-type="float" office:value="99.970001" calcext:value-type="float">
            <text:p>99.970001</text:p>
          </table:table-cell>
          <table:table-cell office:value-type="float" office:value="19.15" calcext:value-type="float">
            <text:p>19.15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44.619999" calcext:value-type="float">
            <text:p>44.619999</text:p>
          </table:table-cell>
          <table:table-cell office:value-type="float" office:value="926.049988" calcext:value-type="float">
            <text:p>926.049988</text:p>
          </table:table-cell>
          <table:table-cell office:value-type="float" office:value="980.119995" calcext:value-type="float">
            <text:p>980.119995</text:p>
          </table:table-cell>
          <table:table-cell office:value-type="float" office:value="198.5" calcext:value-type="float">
            <text:p>198.5</text:p>
          </table:table-cell>
          <table:table-cell office:value-type="float" office:value="132.699997" calcext:value-type="float">
            <text:p>132.699997</text:p>
          </table:table-cell>
          <table:table-cell office:value-type="float" office:value="72.57" calcext:value-type="float">
            <text:p>72.57</text:p>
          </table:table-cell>
        </table:table-row>
        <table:table-row table:style-name="ro1">
          <table:table-cell office:value-type="float" office:value="87.400002" calcext:value-type="float">
            <text:p>87.400002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257.529999" calcext:value-type="float">
            <text:p>257.529999</text:p>
          </table:table-cell>
          <table:table-cell office:value-type="float" office:value="34.27" calcext:value-type="float">
            <text:p>34.27</text:p>
          </table:table-cell>
          <table:table-cell office:value-type="float" office:value="104.239998" calcext:value-type="float">
            <text:p>104.239998</text:p>
          </table:table-cell>
          <table:table-cell office:value-type="float" office:value="100.529999" calcext:value-type="float">
            <text:p>100.529999</text:p>
          </table:table-cell>
          <table:table-cell office:value-type="float" office:value="19.17" calcext:value-type="float">
            <text:p>19.17</text:p>
          </table:table-cell>
          <table:table-cell office:value-type="float" office:value="44.209999" calcext:value-type="float">
            <text:p>44.209999</text:p>
          </table:table-cell>
          <table:table-cell office:value-type="float" office:value="44.610001" calcext:value-type="float">
            <text:p>44.610001</text:p>
          </table:table-cell>
          <table:table-cell office:value-type="float" office:value="912.179993" calcext:value-type="float">
            <text:p>912.179993</text:p>
          </table:table-cell>
          <table:table-cell office:value-type="float" office:value="972.789978" calcext:value-type="float">
            <text:p>972.789978</text:p>
          </table:table-cell>
          <table:table-cell office:value-type="float" office:value="198.070007" calcext:value-type="float">
            <text:p>198.070007</text:p>
          </table:table-cell>
          <table:table-cell office:value-type="float" office:value="132.789993" calcext:value-type="float">
            <text:p>132.789993</text:p>
          </table:table-cell>
          <table:table-cell office:value-type="float" office:value="72.760002" calcext:value-type="float">
            <text:p>72.760002</text:p>
          </table:table-cell>
        </table:table-row>
        <table:table-row table:style-name="ro1">
          <table:table-cell office:value-type="float" office:value="87.860001" calcext:value-type="float">
            <text:p>87.860001</text:p>
          </table:table-cell>
          <table:table-cell office:value-type="float" office:value="44.790001" calcext:value-type="float">
            <text:p>44.790001</text:p>
          </table:table-cell>
          <table:table-cell office:value-type="float" office:value="257.799988" calcext:value-type="float">
            <text:p>257.799988</text:p>
          </table:table-cell>
          <table:table-cell office:value-type="float" office:value="34.16" calcext:value-type="float">
            <text:p>34.16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99" calcext:value-type="float">
            <text:p>99</text:p>
          </table:table-cell>
          <table:table-cell office:value-type="float" office:value="19.440001" calcext:value-type="float">
            <text:p>19.440001</text:p>
          </table:table-cell>
          <table:table-cell office:value-type="float" office:value="45.27" calcext:value-type="float">
            <text:p>45.27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901.76001" calcext:value-type="float">
            <text:p>901.76001</text:p>
          </table:table-cell>
          <table:table-cell office:value-type="float" office:value="961.530029" calcext:value-type="float">
            <text:p>961.530029</text:p>
          </table:table-cell>
          <table:table-cell office:value-type="float" office:value="199.300003" calcext:value-type="float">
            <text:p>199.300003</text:p>
          </table:table-cell>
          <table:table-cell office:value-type="float" office:value="132.979996" calcext:value-type="float">
            <text:p>132.979996</text:p>
          </table:table-cell>
          <table:table-cell office:value-type="float" office:value="72.480003" calcext:value-type="float">
            <text:p>72.480003</text:p>
          </table:table-cell>
        </table:table-row>
        <table:table-row table:style-name="ro1">
          <table:table-cell office:value-type="float" office:value="87.650002" calcext:value-type="float">
            <text:p>87.650002</text:p>
          </table:table-cell>
          <table:table-cell office:value-type="float" office:value="44.720001" calcext:value-type="float">
            <text:p>44.720001</text:p>
          </table:table-cell>
          <table:table-cell office:value-type="float" office:value="260.059998" calcext:value-type="float">
            <text:p>260.059998</text:p>
          </table:table-cell>
          <table:table-cell office:value-type="float" office:value="33.650002" calcext:value-type="float">
            <text:p>33.650002</text:p>
          </table:table-cell>
          <table:table-cell office:value-type="float" office:value="104.669998" calcext:value-type="float">
            <text:p>104.669998</text:p>
          </table:table-cell>
          <table:table-cell office:value-type="float" office:value="98.790001" calcext:value-type="float">
            <text:p>98.790001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43.970001" calcext:value-type="float">
            <text:p>43.970001</text:p>
          </table:table-cell>
          <table:table-cell office:value-type="float" office:value="904.119995" calcext:value-type="float">
            <text:p>904.119995</text:p>
          </table:table-cell>
          <table:table-cell office:value-type="float" office:value="964.659973" calcext:value-type="float">
            <text:p>964.659973</text:p>
          </table:table-cell>
          <table:table-cell office:value-type="float" office:value="201.639999" calcext:value-type="float">
            <text:p>201.639999</text:p>
          </table:table-cell>
          <table:table-cell office:value-type="float" office:value="133.610001" calcext:value-type="float">
            <text:p>133.610001</text:p>
          </table:table-cell>
          <table:table-cell office:value-type="float" office:value="72.239998" calcext:value-type="float">
            <text:p>72.239998</text:p>
          </table:table-cell>
        </table:table-row>
        <table:table-row table:style-name="ro1">
          <table:table-cell office:value-type="float" office:value="87.690002" calcext:value-type="float">
            <text:p>87.690002</text:p>
          </table:table-cell>
          <table:table-cell office:value-type="float" office:value="44.470001" calcext:value-type="float">
            <text:p>44.470001</text:p>
          </table:table-cell>
          <table:table-cell office:value-type="float" office:value="259.76001" calcext:value-type="float">
            <text:p>259.76001</text:p>
          </table:table-cell>
          <table:table-cell office:value-type="float" office:value="33.23" calcext:value-type="float">
            <text:p>33.23</text:p>
          </table:table-cell>
          <table:table-cell office:value-type="float" office:value="103.589996" calcext:value-type="float">
            <text:p>103.589996</text:p>
          </table:table-cell>
          <table:table-cell office:value-type="float" office:value="98.57" calcext:value-type="float">
            <text:p>98.57</text:p>
          </table:table-cell>
          <table:table-cell office:value-type="float" office:value="19.129999" calcext:value-type="float">
            <text:p>19.129999</text:p>
          </table:table-cell>
          <table:table-cell office:value-type="float" office:value="43.119999" calcext:value-type="float">
            <text:p>43.119999</text:p>
          </table:table-cell>
          <table:table-cell office:value-type="float" office:value="43.529999" calcext:value-type="float">
            <text:p>43.529999</text:p>
          </table:table-cell>
          <table:table-cell office:value-type="float" office:value="908.849976" calcext:value-type="float">
            <text:p>908.849976</text:p>
          </table:table-cell>
          <table:table-cell office:value-type="float" office:value="969.549988" calcext:value-type="float">
            <text:p>969.549988</text:p>
          </table:table-cell>
          <table:table-cell office:value-type="float" office:value="202.240005" calcext:value-type="float">
            <text:p>202.240005</text:p>
          </table:table-cell>
          <table:table-cell office:value-type="float" office:value="132.910004" calcext:value-type="float">
            <text:p>132.910004</text:p>
          </table:table-cell>
          <table:table-cell office:value-type="float" office:value="72.110001" calcext:value-type="float">
            <text:p>72.110001</text:p>
          </table:table-cell>
        </table:table-row>
        <table:table-row table:style-name="ro1">
          <table:table-cell office:value-type="float" office:value="87.629997" calcext:value-type="float">
            <text:p>87.629997</text:p>
          </table:table-cell>
          <table:table-cell office:value-type="float" office:value="44.450001" calcext:value-type="float">
            <text:p>44.450001</text:p>
          </table:table-cell>
          <table:table-cell office:value-type="float" office:value="261.609985" calcext:value-type="float">
            <text:p>261.609985</text:p>
          </table:table-cell>
          <table:table-cell office:value-type="float" office:value="33.16" calcext:value-type="float">
            <text:p>33.16</text:p>
          </table:table-cell>
          <table:table-cell office:value-type="float" office:value="103.440002" calcext:value-type="float">
            <text:p>103.440002</text:p>
          </table:table-cell>
          <table:table-cell office:value-type="float" office:value="99.650002" calcext:value-type="float">
            <text:p>99.650002</text:p>
          </table:table-cell>
          <table:table-cell office:value-type="float" office:value="19.09" calcext:value-type="float">
            <text:p>19.09</text:p>
          </table:table-cell>
          <table:table-cell office:value-type="float" office:value="42.830002" calcext:value-type="float">
            <text:p>42.830002</text:p>
          </table:table-cell>
          <table:table-cell office:value-type="float" office:value="43.48" calcext:value-type="float">
            <text:p>43.48</text:p>
          </table:table-cell>
          <table:table-cell office:value-type="float" office:value="921.77002" calcext:value-type="float">
            <text:p>921.77002</text:p>
          </table:table-cell>
          <table:table-cell office:value-type="float" office:value="985" calcext:value-type="float">
            <text:p>985</text:p>
          </table:table-cell>
          <table:table-cell office:value-type="float" office:value="202.320007" calcext:value-type="float">
            <text:p>202.320007</text:p>
          </table:table-cell>
          <table:table-cell office:value-type="float" office:value="132.740005" calcext:value-type="float">
            <text:p>132.740005</text:p>
          </table:table-cell>
          <table:table-cell office:value-type="float" office:value="71.800003" calcext:value-type="float">
            <text:p>71.800003</text:p>
          </table:table-cell>
        </table:table-row>
        <table:table-row table:style-name="ro1">
          <table:table-cell office:value-type="float" office:value="87.230003" calcext:value-type="float">
            <text:p>87.230003</text:p>
          </table:table-cell>
          <table:table-cell office:value-type="float" office:value="44.32" calcext:value-type="float">
            <text:p>44.32</text:p>
          </table:table-cell>
          <table:table-cell office:value-type="float" office:value="262.01001" calcext:value-type="float">
            <text:p>262.01001</text:p>
          </table:table-cell>
          <table:table-cell office:value-type="float" office:value="32.580002" calcext:value-type="float">
            <text:p>32.580002</text:p>
          </table:table-cell>
          <table:table-cell office:value-type="float" office:value="103.150002" calcext:value-type="float">
            <text:p>103.150002</text:p>
          </table:table-cell>
          <table:table-cell office:value-type="float" office:value="99.239998" calcext:value-type="float">
            <text:p>99.239998</text:p>
          </table:table-cell>
          <table:table-cell office:value-type="float" office:value="19.059999" calcext:value-type="float">
            <text:p>19.059999</text:p>
          </table:table-cell>
          <table:table-cell office:value-type="float" office:value="43.25" calcext:value-type="float">
            <text:p>43.25</text:p>
          </table:table-cell>
          <table:table-cell office:value-type="float" office:value="43.209999" calcext:value-type="float">
            <text:p>43.209999</text:p>
          </table:table-cell>
          <table:table-cell office:value-type="float" office:value="929.539978" calcext:value-type="float">
            <text:p>929.539978</text:p>
          </table:table-cell>
          <table:table-cell office:value-type="float" office:value="993" calcext:value-type="float">
            <text:p>993</text:p>
          </table:table-cell>
          <table:table-cell office:value-type="float" office:value="204" calcext:value-type="float">
            <text:p>204</text:p>
          </table:table-cell>
          <table:table-cell office:value-type="float" office:value="131.429993" calcext:value-type="float">
            <text:p>131.429993</text:p>
          </table:table-cell>
          <table:table-cell office:value-type="float" office:value="71.889999" calcext:value-type="float">
            <text:p>71.889999</text:p>
          </table:table-cell>
        </table:table-row>
        <table:table-row table:style-name="ro1">
          <table:table-cell office:value-type="float" office:value="87.239998" calcext:value-type="float">
            <text:p>87.239998</text:p>
          </table:table-cell>
          <table:table-cell office:value-type="float" office:value="44.59" calcext:value-type="float">
            <text:p>44.59</text:p>
          </table:table-cell>
          <table:table-cell office:value-type="float" office:value="263.619995" calcext:value-type="float">
            <text:p>263.619995</text:p>
          </table:table-cell>
          <table:table-cell office:value-type="float" office:value="32.66" calcext:value-type="float">
            <text:p>32.66</text:p>
          </table:table-cell>
          <table:table-cell office:value-type="float" office:value="104" calcext:value-type="float">
            <text:p>104</text:p>
          </table:table-cell>
          <table:table-cell office:value-type="float" office:value="98.839996" calcext:value-type="float">
            <text:p>98.839996</text:p>
          </table:table-cell>
          <table:table-cell office:value-type="float" office:value="19.35" calcext:value-type="float">
            <text:p>19.35</text:p>
          </table:table-cell>
          <table:table-cell office:value-type="float" office:value="43.82" calcext:value-type="float">
            <text:p>43.82</text:p>
          </table:table-cell>
          <table:table-cell office:value-type="float" office:value="43.040001" calcext:value-type="float">
            <text:p>43.040001</text:p>
          </table:table-cell>
          <table:table-cell office:value-type="float" office:value="938.679993" calcext:value-type="float">
            <text:p>938.679993</text:p>
          </table:table-cell>
          <table:table-cell office:value-type="float" office:value="1000.650024" calcext:value-type="float">
            <text:p>1000.650024</text:p>
          </table:table-cell>
          <table:table-cell office:value-type="float" office:value="206.949997" calcext:value-type="float">
            <text:p>206.949997</text:p>
          </table:table-cell>
          <table:table-cell office:value-type="float" office:value="132.039993" calcext:value-type="float">
            <text:p>132.039993</text:p>
          </table:table-cell>
          <table:table-cell office:value-type="float" office:value="71.510002" calcext:value-type="float">
            <text:p>71.510002</text:p>
          </table:table-cell>
        </table:table-row>
        <table:table-row table:style-name="ro1">
          <table:table-cell office:value-type="float" office:value="86.769997" calcext:value-type="float">
            <text:p>86.769997</text:p>
          </table:table-cell>
          <table:table-cell office:value-type="float" office:value="44.490002" calcext:value-type="float">
            <text:p>44.490002</text:p>
          </table:table-cell>
          <table:table-cell office:value-type="float" office:value="264.369995" calcext:value-type="float">
            <text:p>264.369995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103.800003" calcext:value-type="float">
            <text:p>103.800003</text:p>
          </table:table-cell>
          <table:table-cell office:value-type="float" office:value="100.110001" calcext:value-type="float">
            <text:p>100.110001</text:p>
          </table:table-cell>
          <table:table-cell office:value-type="float" office:value="19.41" calcext:value-type="float">
            <text:p>19.41</text:p>
          </table:table-cell>
          <table:table-cell office:value-type="float" office:value="43.220001" calcext:value-type="float">
            <text:p>43.220001</text:p>
          </table:table-cell>
          <table:table-cell office:value-type="float" office:value="43.150002" calcext:value-type="float">
            <text:p>43.150002</text:p>
          </table:table-cell>
          <table:table-cell office:value-type="float" office:value="946.289978" calcext:value-type="float">
            <text:p>946.289978</text:p>
          </table:table-cell>
          <table:table-cell office:value-type="float" office:value="1004.619995" calcext:value-type="float">
            <text:p>1004.619995</text:p>
          </table:table-cell>
          <table:table-cell office:value-type="float" office:value="206.800003" calcext:value-type="float">
            <text:p>206.800003</text:p>
          </table:table-cell>
          <table:table-cell office:value-type="float" office:value="132.100006" calcext:value-type="float">
            <text:p>132.100006</text:p>
          </table:table-cell>
          <table:table-cell office:value-type="float" office:value="71.940002" calcext:value-type="float">
            <text:p>71.940002</text:p>
          </table:table-cell>
        </table:table-row>
        <table:table-row table:style-name="ro1">
          <table:table-cell office:value-type="float" office:value="86.959999" calcext:value-type="float">
            <text:p>86.959999</text:p>
          </table:table-cell>
          <table:table-cell office:value-type="float" office:value="44.52" calcext:value-type="float">
            <text:p>44.52</text:p>
          </table:table-cell>
          <table:table-cell office:value-type="float" office:value="263.950012" calcext:value-type="float">
            <text:p>263.950012</text:p>
          </table:table-cell>
          <table:table-cell office:value-type="float" office:value="32.77" calcext:value-type="float">
            <text:p>32.77</text:p>
          </table:table-cell>
          <table:table-cell office:value-type="float" office:value="104.379997" calcext:value-type="float">
            <text:p>104.379997</text:p>
          </table:table-cell>
          <table:table-cell office:value-type="float" office:value="100.5" calcext:value-type="float">
            <text:p>100.5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43.32" calcext:value-type="float">
            <text:p>43.32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952" calcext:value-type="float">
            <text:p>952</text:p>
          </table:table-cell>
          <table:table-cell office:value-type="float" office:value="1002.400024" calcext:value-type="float">
            <text:p>1002.400024</text:p>
          </table:table-cell>
          <table:table-cell office:value-type="float" office:value="206.800003" calcext:value-type="float">
            <text:p>206.800003</text:p>
          </table:table-cell>
          <table:table-cell office:value-type="float" office:value="132" calcext:value-type="float">
            <text:p>132</text:p>
          </table:table-cell>
          <table:table-cell office:value-type="float" office:value="72.620003" calcext:value-type="float">
            <text:p>72.620003</text:p>
          </table:table-cell>
        </table:table-row>
        <table:table-row table:style-name="ro1">
          <table:table-cell office:value-type="float" office:value="87.07" calcext:value-type="float">
            <text:p>87.07</text:p>
          </table:table-cell>
          <table:table-cell office:value-type="float" office:value="44.66" calcext:value-type="float">
            <text:p>44.66</text:p>
          </table:table-cell>
          <table:table-cell office:value-type="float" office:value="264.839996" calcext:value-type="float">
            <text:p>264.839996</text:p>
          </table:table-cell>
          <table:table-cell office:value-type="float" office:value="32.830002" calcext:value-type="float">
            <text:p>32.830002</text:p>
          </table:table-cell>
          <table:table-cell office:value-type="float" office:value="104.32" calcext:value-type="float">
            <text:p>104.32</text:p>
          </table:table-cell>
          <table:table-cell office:value-type="float" office:value="100.870003" calcext:value-type="float">
            <text:p>100.870003</text:p>
          </table:table-cell>
          <table:table-cell office:value-type="float" office:value="19.549999" calcext:value-type="float">
            <text:p>19.549999</text:p>
          </table:table-cell>
          <table:table-cell office:value-type="float" office:value="43.310001" calcext:value-type="float">
            <text:p>43.310001</text:p>
          </table:table-cell>
          <table:table-cell office:value-type="float" office:value="43.630001" calcext:value-type="float">
            <text:p>43.630001</text:p>
          </table:table-cell>
          <table:table-cell office:value-type="float" office:value="957" calcext:value-type="float">
            <text:p>957</text:p>
          </table:table-cell>
          <table:table-cell office:value-type="float" office:value="1004.690002" calcext:value-type="float">
            <text:p>1004.690002</text:p>
          </table:table-cell>
          <table:table-cell office:value-type="float" office:value="208.729996" calcext:value-type="float">
            <text:p>208.729996</text:p>
          </table:table-cell>
          <table:table-cell office:value-type="float" office:value="132.710007" calcext:value-type="float">
            <text:p>132.710007</text:p>
          </table:table-cell>
          <table:table-cell office:value-type="float" office:value="73.099998" calcext:value-type="float">
            <text:p>73.099998</text:p>
          </table:table-cell>
        </table:table-row>
        <table:table-row table:style-name="ro1">
          <table:table-cell office:value-type="float" office:value="87.610001" calcext:value-type="float">
            <text:p>87.610001</text:p>
          </table:table-cell>
          <table:table-cell office:value-type="float" office:value="44.779999" calcext:value-type="float">
            <text:p>44.779999</text:p>
          </table:table-cell>
          <table:table-cell office:value-type="float" office:value="265.040009" calcext:value-type="float">
            <text:p>265.040009</text:p>
          </table:table-cell>
          <table:table-cell office:value-type="float" office:value="33.189999" calcext:value-type="float">
            <text:p>33.189999</text:p>
          </table:table-cell>
          <table:table-cell office:value-type="float" office:value="104.599998" calcext:value-type="float">
            <text:p>104.599998</text:p>
          </table:table-cell>
          <table:table-cell office:value-type="float" office:value="96.32" calcext:value-type="float">
            <text:p>96.32</text:p>
          </table:table-cell>
          <table:table-cell office:value-type="float" office:value="19.6" calcext:value-type="float">
            <text:p>19.6</text:p>
          </table:table-cell>
          <table:table-cell office:value-type="float" office:value="43.450001" calcext:value-type="float">
            <text:p>43.450001</text:p>
          </table:table-cell>
          <table:table-cell office:value-type="float" office:value="43.66" calcext:value-type="float">
            <text:p>43.66</text:p>
          </table:table-cell>
          <table:table-cell office:value-type="float" office:value="953" calcext:value-type="float">
            <text:p>953</text:p>
          </table:table-cell>
          <table:table-cell office:value-type="float" office:value="1006" calcext:value-type="float">
            <text:p>1006</text:p>
          </table:table-cell>
          <table:table-cell office:value-type="float" office:value="209.110001" calcext:value-type="float">
            <text:p>209.110001</text:p>
          </table:table-cell>
          <table:table-cell office:value-type="float" office:value="131.619995" calcext:value-type="float">
            <text:p>131.619995</text:p>
          </table:table-cell>
          <table:table-cell office:value-type="float" office:value="72.629997" calcext:value-type="float">
            <text:p>72.629997</text:p>
          </table:table-cell>
        </table:table-row>
        <table:table-row table:style-name="ro1">
          <table:table-cell office:value-type="float" office:value="87.870003" calcext:value-type="float">
            <text:p>87.870003</text:p>
          </table:table-cell>
          <table:table-cell office:value-type="float" office:value="44.669998" calcext:value-type="float">
            <text:p>44.669998</text:p>
          </table:table-cell>
          <table:table-cell office:value-type="float" office:value="264.420013" calcext:value-type="float">
            <text:p>264.420013</text:p>
          </table:table-cell>
          <table:table-cell office:value-type="float" office:value="32.860001" calcext:value-type="float">
            <text:p>32.860001</text:p>
          </table:table-cell>
          <table:table-cell office:value-type="float" office:value="103.559998" calcext:value-type="float">
            <text:p>103.559998</text:p>
          </table:table-cell>
          <table:table-cell office:value-type="float" office:value="94.980003" calcext:value-type="float">
            <text:p>94.980003</text:p>
          </table:table-cell>
          <table:table-cell office:value-type="float" office:value="19.5" calcext:value-type="float">
            <text:p>19.5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43.349998" calcext:value-type="float">
            <text:p>43.349998</text:p>
          </table:table-cell>
          <table:table-cell office:value-type="float" office:value="967.840027" calcext:value-type="float">
            <text:p>967.840027</text:p>
          </table:table-cell>
          <table:table-cell office:value-type="float" office:value="1025" calcext:value-type="float">
            <text:p>1025</text:p>
          </table:table-cell>
          <table:table-cell office:value-type="float" office:value="209.429993" calcext:value-type="float">
            <text:p>209.429993</text:p>
          </table:table-cell>
          <table:table-cell office:value-type="float" office:value="134.839996" calcext:value-type="float">
            <text:p>134.839996</text:p>
          </table:table-cell>
          <table:table-cell office:value-type="float" office:value="72.480003" calcext:value-type="float">
            <text:p>72.480003</text:p>
          </table:table-cell>
        </table:table-row>
        <table:table-row table:style-name="ro1">
          <table:table-cell office:value-type="float" office:value="88.32" calcext:value-type="float">
            <text:p>88.32</text:p>
          </table:table-cell>
          <table:table-cell office:value-type="float" office:value="44.900002" calcext:value-type="float">
            <text:p>44.900002</text:p>
          </table:table-cell>
          <table:table-cell office:value-type="float" office:value="264.920013" calcext:value-type="float">
            <text:p>264.920013</text:p>
          </table:table-cell>
          <table:table-cell office:value-type="float" office:value="32.66" calcext:value-type="float">
            <text:p>32.66</text:p>
          </table:table-cell>
          <table:table-cell office:value-type="float" office:value="105" calcext:value-type="float">
            <text:p>105</text:p>
          </table:table-cell>
          <table:table-cell office:value-type="float" office:value="98.699997" calcext:value-type="float">
            <text:p>98.699997</text:p>
          </table:table-cell>
          <table:table-cell office:value-type="float" office:value="20.65" calcext:value-type="float">
            <text:p>20.65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43.5" calcext:value-type="float">
            <text:p>43.5</text:p>
          </table:table-cell>
          <table:table-cell office:value-type="float" office:value="975" calcext:value-type="float">
            <text:p>975</text:p>
          </table:table-cell>
          <table:table-cell office:value-type="float" office:value="1031.589966" calcext:value-type="float">
            <text:p>1031.589966</text:p>
          </table:table-cell>
          <table:table-cell office:value-type="float" office:value="211.100006" calcext:value-type="float">
            <text:p>211.100006</text:p>
          </table:table-cell>
          <table:table-cell office:value-type="float" office:value="135.729996" calcext:value-type="float">
            <text:p>135.729996</text:p>
          </table:table-cell>
          <table:table-cell office:value-type="float" office:value="72.989998" calcext:value-type="float">
            <text:p>72.989998</text:p>
          </table:table-cell>
        </table:table-row>
        <table:table-row table:style-name="ro1">
          <table:table-cell office:value-type="float" office:value="88.160004" calcext:value-type="float">
            <text:p>88.160004</text:p>
          </table:table-cell>
          <table:table-cell office:value-type="float" office:value="44.779999" calcext:value-type="float">
            <text:p>44.779999</text:p>
          </table:table-cell>
          <table:table-cell office:value-type="float" office:value="263.630005" calcext:value-type="float">
            <text:p>263.630005</text:p>
          </table:table-cell>
          <table:table-cell office:value-type="float" office:value="32.849998" calcext:value-type="float">
            <text:p>32.849998</text:p>
          </table:table-cell>
          <table:table-cell office:value-type="float" office:value="104.18" calcext:value-type="float">
            <text:p>104.18</text:p>
          </table:table-cell>
          <table:table-cell office:value-type="float" office:value="97.269997" calcext:value-type="float">
            <text:p>97.269997</text:p>
          </table:table-cell>
          <table:table-cell office:value-type="float" office:value="20.51" calcext:value-type="float">
            <text:p>20.51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44.23" calcext:value-type="float">
            <text:p>44.23</text:p>
          </table:table-cell>
          <table:table-cell office:value-type="float" office:value="962.25" calcext:value-type="float">
            <text:p>962.25</text:p>
          </table:table-cell>
          <table:table-cell office:value-type="float" office:value="1021.280029" calcext:value-type="float">
            <text:p>1021.280029</text:p>
          </table:table-cell>
          <table:table-cell office:value-type="float" office:value="209.990005" calcext:value-type="float">
            <text:p>209.990005</text:p>
          </table:table-cell>
          <table:table-cell office:value-type="float" office:value="135.330002" calcext:value-type="float">
            <text:p>135.330002</text:p>
          </table:table-cell>
          <table:table-cell office:value-type="float" office:value="73.980003" calcext:value-type="float">
            <text:p>73.980003</text:p>
          </table:table-cell>
        </table:table-row>
        <table:table-row table:style-name="ro1">
          <table:table-cell office:value-type="float" office:value="88.550003" calcext:value-type="float">
            <text:p>88.550003</text:p>
          </table:table-cell>
          <table:table-cell office:value-type="float" office:value="45.040001" calcext:value-type="float">
            <text:p>45.040001</text:p>
          </table:table-cell>
          <table:table-cell office:value-type="float" office:value="265.51001" calcext:value-type="float">
            <text:p>265.51001</text:p>
          </table:table-cell>
          <table:table-cell office:value-type="float" office:value="33.200001" calcext:value-type="float">
            <text:p>33.200001</text:p>
          </table:table-cell>
          <table:table-cell office:value-type="float" office:value="103.18" calcext:value-type="float">
            <text:p>103.18</text:p>
          </table:table-cell>
          <table:table-cell office:value-type="float" office:value="99.360001" calcext:value-type="float">
            <text:p>99.360001</text:p>
          </table:table-cell>
          <table:table-cell office:value-type="float" office:value="20.690001" calcext:value-type="float">
            <text:p>20.690001</text:p>
          </table:table-cell>
          <table:table-cell office:value-type="float" office:value="42.73" calcext:value-type="float">
            <text:p>42.73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972.219971" calcext:value-type="float">
            <text:p>972.219971</text:p>
          </table:table-cell>
          <table:table-cell office:value-type="float" office:value="1028.339966" calcext:value-type="float">
            <text:p>1028.339966</text:p>
          </table:table-cell>
          <table:table-cell office:value-type="float" office:value="212" calcext:value-type="float">
            <text:p>212</text:p>
          </table:table-cell>
          <table:table-cell office:value-type="float" office:value="134.990005" calcext:value-type="float">
            <text:p>134.990005</text:p>
          </table:table-cell>
          <table:table-cell office:value-type="float" office:value="74.629997" calcext:value-type="float">
            <text:p>74.629997</text:p>
          </table:table-cell>
        </table:table-row>
        <table:table-row table:style-name="ro1">
          <table:table-cell office:value-type="float" office:value="88.669998" calcext:value-type="float">
            <text:p>88.669998</text:p>
          </table:table-cell>
          <table:table-cell office:value-type="float" office:value="45.02" calcext:value-type="float">
            <text:p>45.02</text:p>
          </table:table-cell>
          <table:table-cell office:value-type="float" office:value="266.450012" calcext:value-type="float">
            <text:p>266.450012</text:p>
          </table:table-cell>
          <table:table-cell office:value-type="float" office:value="33.400002" calcext:value-type="float">
            <text:p>33.400002</text:p>
          </table:table-cell>
          <table:table-cell office:value-type="float" office:value="104.449997" calcext:value-type="float">
            <text:p>104.449997</text:p>
          </table:table-cell>
          <table:table-cell office:value-type="float" office:value="99.279999" calcext:value-type="float">
            <text:p>99.279999</text:p>
          </table:table-cell>
          <table:table-cell office:value-type="float" office:value="20.549999" calcext:value-type="float">
            <text:p>20.549999</text:p>
          </table:table-cell>
          <table:table-cell office:value-type="float" office:value="43.349998" calcext:value-type="float">
            <text:p>43.349998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953.809998" calcext:value-type="float">
            <text:p>953.809998</text:p>
          </table:table-cell>
          <table:table-cell office:value-type="float" office:value="1038.050049" calcext:value-type="float">
            <text:p>1038.050049</text:p>
          </table:table-cell>
          <table:table-cell office:value-type="float" office:value="213.220001" calcext:value-type="float">
            <text:p>213.220001</text:p>
          </table:table-cell>
          <table:table-cell office:value-type="float" office:value="133.740005" calcext:value-type="float">
            <text:p>133.740005</text:p>
          </table:table-cell>
          <table:table-cell office:value-type="float" office:value="74.400002" calcext:value-type="float">
            <text:p>74.4000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.549999" calcext:value-type="float">
            <text:p>44.549999</text:p>
          </table:table-cell>
          <table:table-cell office:value-type="float" office:value="264.230011" calcext:value-type="float">
            <text:p>264.230011</text:p>
          </table:table-cell>
          <table:table-cell office:value-type="float" office:value="34.09" calcext:value-type="float">
            <text:p>34.09</text:p>
          </table:table-cell>
          <table:table-cell office:value-type="float" office:value="104.629997" calcext:value-type="float">
            <text:p>104.629997</text:p>
          </table:table-cell>
          <table:table-cell office:value-type="float" office:value="99.580002" calcext:value-type="float">
            <text:p>99.580002</text:p>
          </table:table-cell>
          <table:table-cell office:value-type="float" office:value="20.27" calcext:value-type="float">
            <text:p>20.27</text:p>
          </table:table-cell>
          <table:table-cell office:value-type="float" office:value="43.91" calcext:value-type="float">
            <text:p>43.9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954.679993" calcext:value-type="float">
            <text:p>954.679993</text:p>
          </table:table-cell>
          <table:table-cell office:value-type="float" office:value="1043.199951" calcext:value-type="float">
            <text:p>1043.199951</text:p>
          </table:table-cell>
          <table:table-cell office:value-type="float" office:value="223.479996" calcext:value-type="float">
            <text:p>223.479996</text:p>
          </table:table-cell>
          <table:table-cell office:value-type="float" office:value="131.660004" calcext:value-type="float">
            <text:p>131.660004</text:p>
          </table:table-cell>
          <table:table-cell office:value-type="float" office:value="72.370003" calcext:value-type="float">
            <text:p>72.370003</text:p>
          </table:table-cell>
        </table:table-row>
        <table:table-row table:style-name="ro1">
          <table:table-cell office:value-type="float" office:value="90.290001" calcext:value-type="float">
            <text:p>90.290001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264.23999" calcext:value-type="float">
            <text:p>264.23999</text:p>
          </table:table-cell>
          <table:table-cell office:value-type="float" office:value="34.009998" calcext:value-type="float">
            <text:p>34.009998</text:p>
          </table:table-cell>
          <table:table-cell office:value-type="float" office:value="104.879997" calcext:value-type="float">
            <text:p>104.879997</text:p>
          </table:table-cell>
          <table:table-cell office:value-type="float" office:value="99.769997" calcext:value-type="float">
            <text:p>99.769997</text:p>
          </table:table-cell>
          <table:table-cell office:value-type="float" office:value="20.23" calcext:value-type="float">
            <text:p>20.23</text:p>
          </table:table-cell>
          <table:table-cell office:value-type="float" office:value="44.34" calcext:value-type="float">
            <text:p>44.34</text:p>
          </table:table-cell>
          <table:table-cell office:value-type="float" office:value="46.259998" calcext:value-type="float">
            <text:p>46.259998</text:p>
          </table:table-cell>
          <table:table-cell office:value-type="float" office:value="951.780029" calcext:value-type="float">
            <text:p>951.780029</text:p>
          </table:table-cell>
          <table:table-cell office:value-type="float" office:value="1069.550049" calcext:value-type="float">
            <text:p>1069.550049</text:p>
          </table:table-cell>
          <table:table-cell office:value-type="float" office:value="237.130005" calcext:value-type="float">
            <text:p>237.130005</text:p>
          </table:table-cell>
          <table:table-cell office:value-type="float" office:value="130.850006" calcext:value-type="float">
            <text:p>130.850006</text:p>
          </table:table-cell>
          <table:table-cell office:value-type="float" office:value="72.779999" calcext:value-type="float">
            <text:p>72.779999</text:p>
          </table:table-cell>
        </table:table-row>
        <table:table-row table:style-name="ro1">
          <table:table-cell office:value-type="float" office:value="90.559998" calcext:value-type="float">
            <text:p>90.559998</text:p>
          </table:table-cell>
          <table:table-cell office:value-type="float" office:value="46" calcext:value-type="float">
            <text:p>46</text:p>
          </table:table-cell>
          <table:table-cell office:value-type="float" office:value="261.130005" calcext:value-type="float">
            <text:p>261.130005</text:p>
          </table:table-cell>
          <table:table-cell office:value-type="float" office:value="34.299999" calcext:value-type="float">
            <text:p>34.299999</text:p>
          </table:table-cell>
          <table:table-cell office:value-type="float" office:value="106.709999" calcext:value-type="float">
            <text:p>106.709999</text:p>
          </table:table-cell>
          <table:table-cell office:value-type="float" office:value="100.169998" calcext:value-type="float">
            <text:p>100.169998</text:p>
          </table:table-cell>
          <table:table-cell office:value-type="float" office:value="20.4" calcext:value-type="float">
            <text:p>20.4</text:p>
          </table:table-cell>
          <table:table-cell office:value-type="float" office:value="44.73" calcext:value-type="float">
            <text:p>44.73</text:p>
          </table:table-cell>
          <table:table-cell office:value-type="float" office:value="47.700001" calcext:value-type="float">
            <text:p>47.700001</text:p>
          </table:table-cell>
          <table:table-cell office:value-type="float" office:value="929.400024" calcext:value-type="float">
            <text:p>929.400024</text:p>
          </table:table-cell>
          <table:table-cell office:value-type="float" office:value="1012.140015" calcext:value-type="float">
            <text:p>1012.140015</text:p>
          </table:table-cell>
          <table:table-cell office:value-type="float" office:value="240.820007" calcext:value-type="float">
            <text:p>240.820007</text:p>
          </table:table-cell>
          <table:table-cell office:value-type="float" office:value="131.139999" calcext:value-type="float">
            <text:p>131.139999</text:p>
          </table:table-cell>
          <table:table-cell office:value-type="float" office:value="71.639999" calcext:value-type="float">
            <text:p>71.639999</text:p>
          </table:table-cell>
        </table:table-row>
        <table:table-row table:style-name="ro1">
          <table:table-cell office:value-type="float" office:value="90.209999" calcext:value-type="float">
            <text:p>90.209999</text:p>
          </table:table-cell>
          <table:table-cell office:value-type="float" office:value="46" calcext:value-type="float">
            <text:p>46</text:p>
          </table:table-cell>
          <table:table-cell office:value-type="float" office:value="264.890015" calcext:value-type="float">
            <text:p>264.890015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08.389999" calcext:value-type="float">
            <text:p>108.389999</text:p>
          </table:table-cell>
          <table:table-cell office:value-type="float" office:value="100.629997" calcext:value-type="float">
            <text:p>100.629997</text:p>
          </table:table-cell>
          <table:table-cell office:value-type="float" office:value="20.440001" calcext:value-type="float">
            <text:p>20.440001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7.849998" calcext:value-type="float">
            <text:p>47.849998</text:p>
          </table:table-cell>
          <table:table-cell office:value-type="float" office:value="941.890015" calcext:value-type="float">
            <text:p>941.890015</text:p>
          </table:table-cell>
          <table:table-cell office:value-type="float" office:value="1019.049988" calcext:value-type="float">
            <text:p>1019.049988</text:p>
          </table:table-cell>
          <table:table-cell office:value-type="float" office:value="241.850006" calcext:value-type="float">
            <text:p>241.850006</text:p>
          </table:table-cell>
          <table:table-cell office:value-type="float" office:value="132.139999" calcext:value-type="float">
            <text:p>132.139999</text:p>
          </table:table-cell>
          <table:table-cell office:value-type="float" office:value="70.519997" calcext:value-type="float">
            <text:p>70.519997</text:p>
          </table:table-cell>
        </table:table-row>
        <table:table-row table:style-name="ro1">
          <table:table-cell office:value-type="float" office:value="91.029999" calcext:value-type="float">
            <text:p>91.029999</text:p>
          </table:table-cell>
          <table:table-cell office:value-type="float" office:value="45.970001" calcext:value-type="float">
            <text:p>45.970001</text:p>
          </table:table-cell>
          <table:table-cell office:value-type="float" office:value="263.320007" calcext:value-type="float">
            <text:p>263.320007</text:p>
          </table:table-cell>
          <table:table-cell office:value-type="float" office:value="34.23" calcext:value-type="float">
            <text:p>34.23</text:p>
          </table:table-cell>
          <table:table-cell office:value-type="float" office:value="109.540001" calcext:value-type="float">
            <text:p>109.540001</text:p>
          </table:table-cell>
          <table:table-cell office:value-type="float" office:value="100.919998" calcext:value-type="float">
            <text:p>100.919998</text:p>
          </table:table-cell>
          <table:table-cell office:value-type="float" office:value="20.469999" calcext:value-type="float">
            <text:p>20.469999</text:p>
          </table:table-cell>
          <table:table-cell office:value-type="float" office:value="45.330002" calcext:value-type="float">
            <text:p>45.330002</text:p>
          </table:table-cell>
          <table:table-cell office:value-type="float" office:value="48.68" calcext:value-type="float">
            <text:p>48.68</text:p>
          </table:table-cell>
          <table:table-cell office:value-type="float" office:value="932.380005" calcext:value-type="float">
            <text:p>932.380005</text:p>
          </table:table-cell>
          <table:table-cell office:value-type="float" office:value="996.109985" calcext:value-type="float">
            <text:p>996.109985</text:p>
          </table:table-cell>
          <table:table-cell office:value-type="float" office:value="243.380005" calcext:value-type="float">
            <text:p>243.380005</text:p>
          </table:table-cell>
          <table:table-cell office:value-type="float" office:value="133.169998" calcext:value-type="float">
            <text:p>133.169998</text:p>
          </table:table-cell>
          <table:table-cell office:value-type="float" office:value="70.029999" calcext:value-type="float">
            <text:p>70.029999</text:p>
          </table:table-cell>
        </table:table-row>
        <table:table-row table:style-name="ro1">
          <table:table-cell office:value-type="float" office:value="90.970001" calcext:value-type="float">
            <text:p>90.970001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264.519989" calcext:value-type="float">
            <text:p>264.519989</text:p>
          </table:table-cell>
          <table:table-cell office:value-type="float" office:value="34.119999" calcext:value-type="float">
            <text:p>34.119999</text:p>
          </table:table-cell>
          <table:table-cell office:value-type="float" office:value="110.389999" calcext:value-type="float">
            <text:p>110.389999</text:p>
          </table:table-cell>
          <table:table-cell office:value-type="float" office:value="100.879997" calcext:value-type="float">
            <text:p>100.879997</text:p>
          </table:table-cell>
          <table:table-cell office:value-type="float" office:value="20.200001" calcext:value-type="float">
            <text:p>20.200001</text:p>
          </table:table-cell>
          <table:table-cell office:value-type="float" office:value="44.389999" calcext:value-type="float">
            <text:p>44.389999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928.609985" calcext:value-type="float">
            <text:p>928.609985</text:p>
          </table:table-cell>
          <table:table-cell office:value-type="float" office:value="1001.77002" calcext:value-type="float">
            <text:p>1001.77002</text:p>
          </table:table-cell>
          <table:table-cell office:value-type="float" office:value="239.059998" calcext:value-type="float">
            <text:p>239.059998</text:p>
          </table:table-cell>
          <table:table-cell office:value-type="float" office:value="132.080002" calcext:value-type="float">
            <text:p>132.080002</text:p>
          </table:table-cell>
          <table:table-cell office:value-type="float" office:value="70.25" calcext:value-type="float">
            <text:p>70.25</text:p>
          </table:table-cell>
        </table:table-row>
        <table:table-row table:style-name="ro1">
          <table:table-cell office:value-type="float" office:value="90.860001" calcext:value-type="float">
            <text:p>90.860001</text:p>
          </table:table-cell>
          <table:table-cell office:value-type="float" office:value="45.650002" calcext:value-type="float">
            <text:p>45.650002</text:p>
          </table:table-cell>
          <table:table-cell office:value-type="float" office:value="267" calcext:value-type="float">
            <text:p>267</text:p>
          </table:table-cell>
          <table:table-cell office:value-type="float" office:value="34.169998" calcext:value-type="float">
            <text:p>34.169998</text:p>
          </table:table-cell>
          <table:table-cell office:value-type="float" office:value="110.230003" calcext:value-type="float">
            <text:p>110.230003</text:p>
          </table:table-cell>
          <table:table-cell office:value-type="float" office:value="101.970001" calcext:value-type="float">
            <text:p>101.970001</text:p>
          </table:table-cell>
          <table:table-cell office:value-type="float" office:value="20.27" calcext:value-type="float">
            <text:p>20.27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48.09" calcext:value-type="float">
            <text:p>48.09</text:p>
          </table:table-cell>
          <table:table-cell office:value-type="float" office:value="930.340027" calcext:value-type="float">
            <text:p>930.340027</text:p>
          </table:table-cell>
          <table:table-cell office:value-type="float" office:value="999.469971" calcext:value-type="float">
            <text:p>999.469971</text:p>
          </table:table-cell>
          <table:table-cell office:value-type="float" office:value="237.059998" calcext:value-type="float">
            <text:p>237.059998</text:p>
          </table:table-cell>
          <table:table-cell office:value-type="float" office:value="131.910004" calcext:value-type="float">
            <text:p>131.910004</text:p>
          </table:table-cell>
          <table:table-cell office:value-type="float" office:value="70.610001" calcext:value-type="float">
            <text:p>70.610001</text:p>
          </table:table-cell>
        </table:table-row>
        <table:table-row table:style-name="ro1">
          <table:table-cell office:value-type="float" office:value="90.690002" calcext:value-type="float">
            <text:p>90.690002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268.899994" calcext:value-type="float">
            <text:p>268.899994</text:p>
          </table:table-cell>
          <table:table-cell office:value-type="float" office:value="34.009998" calcext:value-type="float">
            <text:p>34.009998</text:p>
          </table:table-cell>
          <table:table-cell office:value-type="float" office:value="109.43" calcext:value-type="float">
            <text:p>109.43</text:p>
          </table:table-cell>
          <table:table-cell office:value-type="float" office:value="100.550003" calcext:value-type="float">
            <text:p>100.550003</text:p>
          </table:table-cell>
          <table:table-cell office:value-type="float" office:value="20.27" calcext:value-type="float">
            <text:p>20.27</text:p>
          </table:table-cell>
          <table:table-cell office:value-type="float" office:value="44.939999" calcext:value-type="float">
            <text:p>44.939999</text:p>
          </table:table-cell>
          <table:table-cell office:value-type="float" office:value="48.549999" calcext:value-type="float">
            <text:p>48.549999</text:p>
          </table:table-cell>
          <table:table-cell office:value-type="float" office:value="926.75" calcext:value-type="float">
            <text:p>926.75</text:p>
          </table:table-cell>
          <table:table-cell office:value-type="float" office:value="989.679993" calcext:value-type="float">
            <text:p>989.679993</text:p>
          </table:table-cell>
          <table:table-cell office:value-type="float" office:value="238.580002" calcext:value-type="float">
            <text:p>238.580002</text:p>
          </table:table-cell>
          <table:table-cell office:value-type="float" office:value="133.740005" calcext:value-type="float">
            <text:p>133.740005</text:p>
          </table:table-cell>
          <table:table-cell office:value-type="float" office:value="71.169998" calcext:value-type="float">
            <text:p>71.169998</text:p>
          </table:table-cell>
        </table:table-row>
        <table:table-row table:style-name="ro1">
          <table:table-cell office:value-type="float" office:value="90.669998" calcext:value-type="float">
            <text:p>90.669998</text:p>
          </table:table-cell>
          <table:table-cell office:value-type="float" office:value="45.52" calcext:value-type="float">
            <text:p>45.52</text:p>
          </table:table-cell>
          <table:table-cell office:value-type="float" office:value="269.51001" calcext:value-type="float">
            <text:p>269.51001</text:p>
          </table:table-cell>
          <table:table-cell office:value-type="float" office:value="33.75" calcext:value-type="float">
            <text:p>33.75</text:p>
          </table:table-cell>
          <table:table-cell office:value-type="float" office:value="109.809998" calcext:value-type="float">
            <text:p>109.809998</text:p>
          </table:table-cell>
          <table:table-cell office:value-type="float" office:value="101.629997" calcext:value-type="float">
            <text:p>101.629997</text:p>
          </table:table-cell>
          <table:table-cell office:value-type="float" office:value="20.15" calcext:value-type="float">
            <text:p>20.15</text:p>
          </table:table-cell>
          <table:table-cell office:value-type="float" office:value="45.27" calcext:value-type="float">
            <text:p>45.27</text:p>
          </table:table-cell>
          <table:table-cell office:value-type="float" office:value="48.790001" calcext:value-type="float">
            <text:p>48.790001</text:p>
          </table:table-cell>
          <table:table-cell office:value-type="float" office:value="929.059998" calcext:value-type="float">
            <text:p>929.059998</text:p>
          </table:table-cell>
          <table:table-cell office:value-type="float" office:value="990.650024" calcext:value-type="float">
            <text:p>990.650024</text:p>
          </table:table-cell>
          <table:table-cell office:value-type="float" office:value="237.600006" calcext:value-type="float">
            <text:p>237.600006</text:p>
          </table:table-cell>
          <table:table-cell office:value-type="float" office:value="133.089996" calcext:value-type="float">
            <text:p>133.089996</text:p>
          </table:table-cell>
          <table:table-cell office:value-type="float" office:value="70.940002" calcext:value-type="float">
            <text:p>70.940002</text:p>
          </table:table-cell>
        </table:table-row>
        <table:table-row table:style-name="ro1">
          <table:table-cell office:value-type="float" office:value="91.400002" calcext:value-type="float">
            <text:p>91.400002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269.339996" calcext:value-type="float">
            <text:p>269.339996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10" calcext:value-type="float">
            <text:p>110</text:p>
          </table:table-cell>
          <table:table-cell office:value-type="float" office:value="100.900002" calcext:value-type="float">
            <text:p>100.900002</text:p>
          </table:table-cell>
          <table:table-cell office:value-type="float" office:value="20.01" calcext:value-type="float">
            <text:p>20.01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48.75" calcext:value-type="float">
            <text:p>48.75</text:p>
          </table:table-cell>
          <table:table-cell office:value-type="float" office:value="927.090027" calcext:value-type="float">
            <text:p>927.090027</text:p>
          </table:table-cell>
          <table:table-cell office:value-type="float" office:value="994.349976" calcext:value-type="float">
            <text:p>994.349976</text:p>
          </table:table-cell>
          <table:table-cell office:value-type="float" office:value="239.910004" calcext:value-type="float">
            <text:p>239.910004</text:p>
          </table:table-cell>
          <table:table-cell office:value-type="float" office:value="132.5" calcext:value-type="float">
            <text:p>132.5</text:p>
          </table:table-cell>
          <table:table-cell office:value-type="float" office:value="71.330002" calcext:value-type="float">
            <text:p>71.330002</text:p>
          </table:table-cell>
        </table:table-row>
        <table:table-row table:style-name="ro1">
          <table:table-cell office:value-type="float" office:value="91.519997" calcext:value-type="float">
            <text:p>91.519997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270.850006" calcext:value-type="float">
            <text:p>270.850006</text:p>
          </table:table-cell>
          <table:table-cell office:value-type="float" office:value="33.669998" calcext:value-type="float">
            <text:p>33.669998</text:p>
          </table:table-cell>
          <table:table-cell office:value-type="float" office:value="110.739998" calcext:value-type="float">
            <text:p>110.739998</text:p>
          </table:table-cell>
          <table:table-cell office:value-type="float" office:value="100.07" calcext:value-type="float">
            <text:p>100.07</text:p>
          </table:table-cell>
          <table:table-cell office:value-type="float" office:value="19.75" calcext:value-type="float">
            <text:p>19.75</text:p>
          </table:table-cell>
          <table:table-cell office:value-type="float" office:value="45.790001" calcext:value-type="float">
            <text:p>45.790001</text:p>
          </table:table-cell>
          <table:table-cell office:value-type="float" office:value="48.52" calcext:value-type="float">
            <text:p>48.52</text:p>
          </table:table-cell>
          <table:table-cell office:value-type="float" office:value="920.609985" calcext:value-type="float">
            <text:p>920.609985</text:p>
          </table:table-cell>
          <table:table-cell office:value-type="float" office:value="982.599976" calcext:value-type="float">
            <text:p>982.599976</text:p>
          </table:table-cell>
          <table:table-cell office:value-type="float" office:value="238.009995" calcext:value-type="float">
            <text:p>238.009995</text:p>
          </table:table-cell>
          <table:table-cell office:value-type="float" office:value="132.809998" calcext:value-type="float">
            <text:p>132.809998</text:p>
          </table:table-cell>
          <table:table-cell office:value-type="float" office:value="71.260002" calcext:value-type="float">
            <text:p>71.260002</text:p>
          </table:table-cell>
        </table:table-row>
        <table:table-row table:style-name="ro1">
          <table:table-cell office:value-type="float" office:value="91.860001" calcext:value-type="float">
            <text:p>91.860001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274" calcext:value-type="float">
            <text:p>274</text:p>
          </table:table-cell>
          <table:table-cell office:value-type="float" office:value="33.48" calcext:value-type="float">
            <text:p>33.48</text:p>
          </table:table-cell>
          <table:table-cell office:value-type="float" office:value="111.230003" calcext:value-type="float">
            <text:p>111.230003</text:p>
          </table:table-cell>
          <table:table-cell office:value-type="float" office:value="100.769997" calcext:value-type="float">
            <text:p>100.769997</text:p>
          </table:table-cell>
          <table:table-cell office:value-type="float" office:value="19.77" calcext:value-type="float">
            <text:p>19.77</text:p>
          </table:table-cell>
          <table:table-cell office:value-type="float" office:value="45.68" calcext:value-type="float">
            <text:p>45.68</text:p>
          </table:table-cell>
          <table:table-cell office:value-type="float" office:value="48.18" calcext:value-type="float">
            <text:p>48.18</text:p>
          </table:table-cell>
          <table:table-cell office:value-type="float" office:value="917.549988" calcext:value-type="float">
            <text:p>917.549988</text:p>
          </table:table-cell>
          <table:table-cell office:value-type="float" office:value="976.299988" calcext:value-type="float">
            <text:p>976.299988</text:p>
          </table:table-cell>
          <table:table-cell office:value-type="float" office:value="234.029999" calcext:value-type="float">
            <text:p>234.029999</text:p>
          </table:table-cell>
          <table:table-cell office:value-type="float" office:value="133.039993" calcext:value-type="float">
            <text:p>133.039993</text:p>
          </table:table-cell>
          <table:table-cell office:value-type="float" office:value="72.010002" calcext:value-type="float">
            <text:p>72.010002</text:p>
          </table:table-cell>
        </table:table-row>
        <table:table-row table:style-name="ro1">
          <table:table-cell office:value-type="float" office:value="91.940002" calcext:value-type="float">
            <text:p>91.940002</text:p>
          </table:table-cell>
          <table:table-cell office:value-type="float" office:value="45.860001" calcext:value-type="float">
            <text:p>45.860001</text:p>
          </table:table-cell>
          <table:table-cell office:value-type="float" office:value="271.109985" calcext:value-type="float">
            <text:p>271.109985</text:p>
          </table:table-cell>
          <table:table-cell office:value-type="float" office:value="33.700001" calcext:value-type="float">
            <text:p>33.700001</text:p>
          </table:table-cell>
          <table:table-cell office:value-type="float" office:value="110.199997" calcext:value-type="float">
            <text:p>110.199997</text:p>
          </table:table-cell>
          <table:table-cell office:value-type="float" office:value="101.07" calcext:value-type="float">
            <text:p>101.07</text:p>
          </table:table-cell>
          <table:table-cell office:value-type="float" office:value="19.32" calcext:value-type="float">
            <text:p>19.32</text:p>
          </table:table-cell>
          <table:table-cell office:value-type="float" office:value="44.959999" calcext:value-type="float">
            <text:p>44.959999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907.969971" calcext:value-type="float">
            <text:p>907.969971</text:p>
          </table:table-cell>
          <table:table-cell office:value-type="float" office:value="960" calcext:value-type="float">
            <text:p>960</text:p>
          </table:table-cell>
          <table:table-cell office:value-type="float" office:value="232.759995" calcext:value-type="float">
            <text:p>232.759995</text:p>
          </table:table-cell>
          <table:table-cell office:value-type="float" office:value="133.639999" calcext:value-type="float">
            <text:p>133.639999</text:p>
          </table:table-cell>
          <table:table-cell office:value-type="float" office:value="70.739998" calcext:value-type="float">
            <text:p>70.739998</text:p>
          </table:table-cell>
        </table:table-row>
        <table:table-row table:style-name="ro1">
          <table:table-cell office:value-type="float" office:value="91.540001" calcext:value-type="float">
            <text:p>91.540001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270.23999" calcext:value-type="float">
            <text:p>270.23999</text:p>
          </table:table-cell>
          <table:table-cell office:value-type="float" office:value="34.139999" calcext:value-type="float">
            <text:p>34.139999</text:p>
          </table:table-cell>
          <table:table-cell office:value-type="float" office:value="109.260002" calcext:value-type="float">
            <text:p>109.260002</text:p>
          </table:table-cell>
          <table:table-cell office:value-type="float" office:value="101.25" calcext:value-type="float">
            <text:p>101.25</text:p>
          </table:table-cell>
          <table:table-cell office:value-type="float" office:value="19.190001" calcext:value-type="float">
            <text:p>19.190001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48.169998" calcext:value-type="float">
            <text:p>48.169998</text:p>
          </table:table-cell>
          <table:table-cell office:value-type="float" office:value="922.530029" calcext:value-type="float">
            <text:p>922.530029</text:p>
          </table:table-cell>
          <table:table-cell office:value-type="float" office:value="978.409973" calcext:value-type="float">
            <text:p>978.409973</text:p>
          </table:table-cell>
          <table:table-cell office:value-type="float" office:value="236.009995" calcext:value-type="float">
            <text:p>236.009995</text:p>
          </table:table-cell>
          <table:table-cell office:value-type="float" office:value="134.199997" calcext:value-type="float">
            <text:p>134.199997</text:p>
          </table:table-cell>
          <table:table-cell office:value-type="float" office:value="71.230003" calcext:value-type="float">
            <text:p>71.230003</text:p>
          </table:table-cell>
        </table:table-row>
        <table:table-row table:style-name="ro1">
          <table:table-cell office:value-type="float" office:value="91.910004" calcext:value-type="float">
            <text:p>91.910004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271.25" calcext:value-type="float">
            <text:p>271.25</text:p>
          </table:table-cell>
          <table:table-cell office:value-type="float" office:value="34.419998" calcext:value-type="float">
            <text:p>34.419998</text:p>
          </table:table-cell>
          <table:table-cell office:value-type="float" office:value="108.75" calcext:value-type="float">
            <text:p>108.75</text:p>
          </table:table-cell>
          <table:table-cell office:value-type="float" office:value="102.099998" calcext:value-type="float">
            <text:p>102.099998</text:p>
          </table:table-cell>
          <table:table-cell office:value-type="float" office:value="19.02" calcext:value-type="float">
            <text:p>19.02</text:p>
          </table:table-cell>
          <table:table-cell office:value-type="float" office:value="44.439999" calcext:value-type="float">
            <text:p>44.439999</text:p>
          </table:table-cell>
          <table:table-cell office:value-type="float" office:value="48.560001" calcext:value-type="float">
            <text:p>48.560001</text:p>
          </table:table-cell>
          <table:table-cell office:value-type="float" office:value="924.22998" calcext:value-type="float">
            <text:p>924.22998</text:p>
          </table:table-cell>
          <table:table-cell office:value-type="float" office:value="988.900024" calcext:value-type="float">
            <text:p>988.900024</text:p>
          </table:table-cell>
          <table:table-cell office:value-type="float" office:value="237.210007" calcext:value-type="float">
            <text:p>237.210007</text:p>
          </table:table-cell>
          <table:table-cell office:value-type="float" office:value="133.850006" calcext:value-type="float">
            <text:p>133.850006</text:p>
          </table:table-cell>
          <table:table-cell office:value-type="float" office:value="71.080002" calcext:value-type="float">
            <text:p>71.080002</text:p>
          </table:table-cell>
        </table:table-row>
        <table:table-row table:style-name="ro1">
          <table:table-cell office:value-type="float" office:value="92.290001" calcext:value-type="float">
            <text:p>92.290001</text:p>
          </table:table-cell>
          <table:table-cell office:value-type="float" office:value="46.150002" calcext:value-type="float">
            <text:p>46.150002</text:p>
          </table:table-cell>
          <table:table-cell office:value-type="float" office:value="271.359985" calcext:value-type="float">
            <text:p>271.359985</text:p>
          </table:table-cell>
          <table:table-cell office:value-type="float" office:value="34.240002" calcext:value-type="float">
            <text:p>34.240002</text:p>
          </table:table-cell>
          <table:table-cell office:value-type="float" office:value="107.629997" calcext:value-type="float">
            <text:p>107.629997</text:p>
          </table:table-cell>
          <table:table-cell office:value-type="float" office:value="102.839996" calcext:value-type="float">
            <text:p>102.839996</text:p>
          </table:table-cell>
          <table:table-cell office:value-type="float" office:value="18.889999" calcext:value-type="float">
            <text:p>18.889999</text:p>
          </table:table-cell>
          <table:table-cell office:value-type="float" office:value="44.59" calcext:value-type="float">
            <text:p>44.59</text:p>
          </table:table-cell>
          <table:table-cell office:value-type="float" office:value="48.369999" calcext:value-type="float">
            <text:p>48.369999</text:p>
          </table:table-cell>
          <table:table-cell office:value-type="float" office:value="925.289978" calcext:value-type="float">
            <text:p>925.289978</text:p>
          </table:table-cell>
          <table:table-cell office:value-type="float" office:value="981.650024" calcext:value-type="float">
            <text:p>981.650024</text:p>
          </table:table-cell>
          <table:table-cell office:value-type="float" office:value="239.699997" calcext:value-type="float">
            <text:p>239.699997</text:p>
          </table:table-cell>
          <table:table-cell office:value-type="float" office:value="134.080002" calcext:value-type="float">
            <text:p>134.080002</text:p>
          </table:table-cell>
          <table:table-cell office:value-type="float" office:value="70.489998" calcext:value-type="float">
            <text:p>70.489998</text:p>
          </table:table-cell>
        </table:table-row>
        <table:table-row table:style-name="ro1">
          <table:table-cell office:value-type="float" office:value="92.400002" calcext:value-type="float">
            <text:p>92.400002</text:p>
          </table:table-cell>
          <table:table-cell office:value-type="float" office:value="46.119999" calcext:value-type="float">
            <text:p>46.119999</text:p>
          </table:table-cell>
          <table:table-cell office:value-type="float" office:value="270.040009" calcext:value-type="float">
            <text:p>270.040009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106.610001" calcext:value-type="float">
            <text:p>106.610001</text:p>
          </table:table-cell>
          <table:table-cell office:value-type="float" office:value="103.839996" calcext:value-type="float">
            <text:p>103.839996</text:p>
          </table:table-cell>
          <table:table-cell office:value-type="float" office:value="18.65" calcext:value-type="float">
            <text:p>18.65</text:p>
          </table:table-cell>
          <table:table-cell office:value-type="float" office:value="43.5" calcext:value-type="float">
            <text:p>43.5</text:p>
          </table:table-cell>
          <table:table-cell office:value-type="float" office:value="48.369999" calcext:value-type="float">
            <text:p>48.369999</text:p>
          </table:table-cell>
          <table:table-cell office:value-type="float" office:value="925.780029" calcext:value-type="float">
            <text:p>925.780029</text:p>
          </table:table-cell>
          <table:table-cell office:value-type="float" office:value="977.840027" calcext:value-type="float">
            <text:p>977.840027</text:p>
          </table:table-cell>
          <table:table-cell office:value-type="float" office:value="237.380005" calcext:value-type="float">
            <text:p>237.380005</text:p>
          </table:table-cell>
          <table:table-cell office:value-type="float" office:value="134.179993" calcext:value-type="float">
            <text:p>134.179993</text:p>
          </table:table-cell>
          <table:table-cell office:value-type="float" office:value="70.599998" calcext:value-type="float">
            <text:p>70.599998</text:p>
          </table:table-cell>
        </table:table-row>
        <table:table-row table:style-name="ro1">
          <table:table-cell office:value-type="float" office:value="91.980003" calcext:value-type="float">
            <text:p>91.980003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268.980011" calcext:value-type="float">
            <text:p>268.980011</text:p>
          </table:table-cell>
          <table:table-cell office:value-type="float" office:value="33.959999" calcext:value-type="float">
            <text:p>33.959999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104.309998" calcext:value-type="float">
            <text:p>104.309998</text:p>
          </table:table-cell>
          <table:table-cell office:value-type="float" office:value="18.370001" calcext:value-type="float">
            <text:p>18.370001</text:p>
          </table:table-cell>
          <table:table-cell office:value-type="float" office:value="42.959999" calcext:value-type="float">
            <text:p>42.959999</text:p>
          </table:table-cell>
          <table:table-cell office:value-type="float" office:value="47.849998" calcext:value-type="float">
            <text:p>47.849998</text:p>
          </table:table-cell>
          <table:table-cell office:value-type="float" office:value="910.309998" calcext:value-type="float">
            <text:p>910.309998</text:p>
          </table:table-cell>
          <table:table-cell office:value-type="float" office:value="961.400024" calcext:value-type="float">
            <text:p>961.400024</text:p>
          </table:table-cell>
          <table:table-cell office:value-type="float" office:value="235" calcext:value-type="float">
            <text:p>235</text:p>
          </table:table-cell>
          <table:table-cell office:value-type="float" office:value="132.669998" calcext:value-type="float">
            <text:p>132.669998</text:p>
          </table:table-cell>
          <table:table-cell office:value-type="float" office:value="69.519997" calcext:value-type="float">
            <text:p>69.519997</text:p>
          </table:table-cell>
        </table:table-row>
        <table:table-row table:style-name="ro1">
          <table:table-cell office:value-type="float" office:value="92.379997" calcext:value-type="float">
            <text:p>92.379997</text:p>
          </table:table-cell>
          <table:table-cell office:value-type="float" office:value="45.669998" calcext:value-type="float">
            <text:p>45.669998</text:p>
          </table:table-cell>
          <table:table-cell office:value-type="float" office:value="267.709991" calcext:value-type="float">
            <text:p>267.709991</text:p>
          </table:table-cell>
          <table:table-cell office:value-type="float" office:value="34.139999" calcext:value-type="float">
            <text:p>34.139999</text:p>
          </table:table-cell>
          <table:table-cell office:value-type="float" office:value="106.480003" calcext:value-type="float">
            <text:p>106.480003</text:p>
          </table:table-cell>
          <table:table-cell office:value-type="float" office:value="104.360001" calcext:value-type="float">
            <text:p>104.360001</text:p>
          </table:table-cell>
          <table:table-cell office:value-type="float" office:value="18.58" calcext:value-type="float">
            <text:p>18.58</text:p>
          </table:table-cell>
          <table:table-cell office:value-type="float" office:value="42.900002" calcext:value-type="float">
            <text:p>42.900002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910" calcext:value-type="float">
            <text:p>910</text:p>
          </table:table-cell>
          <table:table-cell office:value-type="float" office:value="957.570007" calcext:value-type="float">
            <text:p>957.570007</text:p>
          </table:table-cell>
          <table:table-cell office:value-type="float" office:value="235.770004" calcext:value-type="float">
            <text:p>235.770004</text:p>
          </table:table-cell>
          <table:table-cell office:value-type="float" office:value="132.279999" calcext:value-type="float">
            <text:p>132.279999</text:p>
          </table:table-cell>
          <table:table-cell office:value-type="float" office:value="69.919998" calcext:value-type="float">
            <text:p>69.919998</text:p>
          </table:table-cell>
        </table:table-row>
        <table:table-row table:style-name="ro1">
          <table:table-cell office:value-type="float" office:value="92.910004" calcext:value-type="float">
            <text:p>92.910004</text:p>
          </table:table-cell>
          <table:table-cell office:value-type="float" office:value="45.700001" calcext:value-type="float">
            <text:p>45.700001</text:p>
          </table:table-cell>
          <table:table-cell office:value-type="float" office:value="269" calcext:value-type="float">
            <text:p>269</text:p>
          </table:table-cell>
          <table:table-cell office:value-type="float" office:value="33.98" calcext:value-type="float">
            <text:p>33.98</text:p>
          </table:table-cell>
          <table:table-cell office:value-type="float" office:value="105.989998" calcext:value-type="float">
            <text:p>105.989998</text:p>
          </table:table-cell>
          <table:table-cell office:value-type="float" office:value="105.040001" calcext:value-type="float">
            <text:p>105.040001</text:p>
          </table:table-cell>
          <table:table-cell office:value-type="float" office:value="18.559999" calcext:value-type="float">
            <text:p>18.559999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48.130001" calcext:value-type="float">
            <text:p>48.130001</text:p>
          </table:table-cell>
          <table:table-cell office:value-type="float" office:value="912.719971" calcext:value-type="float">
            <text:p>912.719971</text:p>
          </table:table-cell>
          <table:table-cell office:value-type="float" office:value="955.52002" calcext:value-type="float">
            <text:p>955.52002</text:p>
          </table:table-cell>
          <table:table-cell office:value-type="float" office:value="236.160004" calcext:value-type="float">
            <text:p>236.160004</text:p>
          </table:table-cell>
          <table:table-cell office:value-type="float" office:value="133.270004" calcext:value-type="float">
            <text:p>133.270004</text:p>
          </table:table-cell>
          <table:table-cell office:value-type="float" office:value="70.910004" calcext:value-type="float">
            <text:p>70.910004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45.630001" calcext:value-type="float">
            <text:p>45.630001</text:p>
          </table:table-cell>
          <table:table-cell office:value-type="float" office:value="271.720001" calcext:value-type="float">
            <text:p>271.720001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106.209999" calcext:value-type="float">
            <text:p>106.209999</text:p>
          </table:table-cell>
          <table:table-cell office:value-type="float" office:value="105.089996" calcext:value-type="float">
            <text:p>105.089996</text:p>
          </table:table-cell>
          <table:table-cell office:value-type="float" office:value="18.73" calcext:value-type="float">
            <text:p>18.73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48.259998" calcext:value-type="float">
            <text:p>48.259998</text:p>
          </table:table-cell>
          <table:table-cell office:value-type="float" office:value="921.929993" calcext:value-type="float">
            <text:p>921.929993</text:p>
          </table:table-cell>
          <table:table-cell office:value-type="float" office:value="959.380005" calcext:value-type="float">
            <text:p>959.380005</text:p>
          </table:table-cell>
          <table:table-cell office:value-type="float" office:value="239.360001" calcext:value-type="float">
            <text:p>239.360001</text:p>
          </table:table-cell>
          <table:table-cell office:value-type="float" office:value="134.429993" calcext:value-type="float">
            <text:p>134.429993</text:p>
          </table:table-cell>
          <table:table-cell office:value-type="float" office:value="71.290001" calcext:value-type="float">
            <text:p>71.290001</text:p>
          </table:table-cell>
        </table:table-row>
        <table:table-row table:style-name="ro1">
          <table:table-cell office:value-type="float" office:value="92.440002" calcext:value-type="float">
            <text:p>92.440002</text:p>
          </table:table-cell>
          <table:table-cell office:value-type="float" office:value="45.540001" calcext:value-type="float">
            <text:p>45.540001</text:p>
          </table:table-cell>
          <table:table-cell office:value-type="float" office:value="269.880005" calcext:value-type="float">
            <text:p>269.880005</text:p>
          </table:table-cell>
          <table:table-cell office:value-type="float" office:value="31.610001" calcext:value-type="float">
            <text:p>31.610001</text:p>
          </table:table-cell>
          <table:table-cell office:value-type="float" office:value="106.5" calcext:value-type="float">
            <text:p>106.5</text:p>
          </table:table-cell>
          <table:table-cell office:value-type="float" office:value="106.25" calcext:value-type="float">
            <text:p>106.25</text:p>
          </table:table-cell>
          <table:table-cell office:value-type="float" office:value="19.01" calcext:value-type="float">
            <text:p>19.01</text:p>
          </table:table-cell>
          <table:table-cell office:value-type="float" office:value="43.52" calcext:value-type="float">
            <text:p>43.52</text:p>
          </table:table-cell>
          <table:table-cell office:value-type="float" office:value="48.349998" calcext:value-type="float">
            <text:p>48.349998</text:p>
          </table:table-cell>
          <table:table-cell office:value-type="float" office:value="928.659973" calcext:value-type="float">
            <text:p>928.659973</text:p>
          </table:table-cell>
          <table:table-cell office:value-type="float" office:value="957.419983" calcext:value-type="float">
            <text:p>957.419983</text:p>
          </table:table-cell>
          <table:table-cell office:value-type="float" office:value="238.520004" calcext:value-type="float">
            <text:p>238.520004</text:p>
          </table:table-cell>
          <table:table-cell office:value-type="float" office:value="132.820007" calcext:value-type="float">
            <text:p>132.820007</text:p>
          </table:table-cell>
          <table:table-cell office:value-type="float" office:value="71.720001" calcext:value-type="float">
            <text:p>71.720001</text:p>
          </table:table-cell>
        </table:table-row>
        <table:table-row table:style-name="ro1">
          <table:table-cell office:value-type="float" office:value="92.650002" calcext:value-type="float">
            <text:p>92.650002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269.98999" calcext:value-type="float">
            <text:p>269.98999</text:p>
          </table:table-cell>
          <table:table-cell office:value-type="float" office:value="31.450001" calcext:value-type="float">
            <text:p>31.450001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7.099998" calcext:value-type="float">
            <text:p>107.099998</text:p>
          </table:table-cell>
          <table:table-cell office:value-type="float" office:value="19.120001" calcext:value-type="float">
            <text:p>19.120001</text:p>
          </table:table-cell>
          <table:table-cell office:value-type="float" office:value="43.490002" calcext:value-type="float">
            <text:p>43.490002</text:p>
          </table:table-cell>
          <table:table-cell office:value-type="float" office:value="48.48" calcext:value-type="float">
            <text:p>48.48</text:p>
          </table:table-cell>
          <table:table-cell office:value-type="float" office:value="923.48999" calcext:value-type="float">
            <text:p>923.48999</text:p>
          </table:table-cell>
          <table:table-cell office:value-type="float" office:value="956" calcext:value-type="float">
            <text:p>956</text:p>
          </table:table-cell>
          <table:table-cell office:value-type="float" office:value="239" calcext:value-type="float">
            <text:p>239</text:p>
          </table:table-cell>
          <table:table-cell office:value-type="float" office:value="131.910004" calcext:value-type="float">
            <text:p>131.910004</text:p>
          </table:table-cell>
          <table:table-cell office:value-type="float" office:value="72.220001" calcext:value-type="float">
            <text:p>72.220001</text:p>
          </table:table-cell>
        </table:table-row>
        <table:table-row table:style-name="ro1">
          <table:table-cell office:value-type="float" office:value="92.519997" calcext:value-type="float">
            <text:p>92.519997</text:p>
          </table:table-cell>
          <table:table-cell office:value-type="float" office:value="45.630001" calcext:value-type="float">
            <text:p>45.630001</text:p>
          </table:table-cell>
          <table:table-cell office:value-type="float" office:value="270" calcext:value-type="float">
            <text:p>270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108.540001" calcext:value-type="float">
            <text:p>108.540001</text:p>
          </table:table-cell>
          <table:table-cell office:value-type="float" office:value="107.089996" calcext:value-type="float">
            <text:p>107.089996</text:p>
          </table:table-cell>
          <table:table-cell office:value-type="float" office:value="19.209999" calcext:value-type="float">
            <text:p>19.209999</text:p>
          </table:table-cell>
          <table:table-cell office:value-type="float" office:value="43.599998" calcext:value-type="float">
            <text:p>43.599998</text:p>
          </table:table-cell>
          <table:table-cell office:value-type="float" office:value="48.650002" calcext:value-type="float">
            <text:p>48.650002</text:p>
          </table:table-cell>
          <table:table-cell office:value-type="float" office:value="916" calcext:value-type="float">
            <text:p>916</text:p>
          </table:table-cell>
          <table:table-cell office:value-type="float" office:value="946.539978" calcext:value-type="float">
            <text:p>946.539978</text:p>
          </table:table-cell>
          <table:table-cell office:value-type="float" office:value="236.220001" calcext:value-type="float">
            <text:p>236.220001</text:p>
          </table:table-cell>
          <table:table-cell office:value-type="float" office:value="131.679993" calcext:value-type="float">
            <text:p>131.679993</text:p>
          </table:table-cell>
          <table:table-cell office:value-type="float" office:value="72.669998" calcext:value-type="float">
            <text:p>72.669998</text:p>
          </table:table-cell>
        </table:table-row>
        <table:table-row table:style-name="ro1">
          <table:table-cell office:value-type="float" office:value="92.480003" calcext:value-type="float">
            <text:p>92.480003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269.709991" calcext:value-type="float">
            <text:p>269.709991</text:p>
          </table:table-cell>
          <table:table-cell office:value-type="float" office:value="31.02" calcext:value-type="float">
            <text:p>31.02</text:p>
          </table:table-cell>
          <table:table-cell office:value-type="float" office:value="107.43" calcext:value-type="float">
            <text:p>107.43</text:p>
          </table:table-cell>
          <table:table-cell office:value-type="float" office:value="107" calcext:value-type="float">
            <text:p>107</text:p>
          </table:table-cell>
          <table:table-cell office:value-type="float" office:value="18.92" calcext:value-type="float">
            <text:p>18.92</text:p>
          </table:table-cell>
          <table:table-cell office:value-type="float" office:value="42.720001" calcext:value-type="float">
            <text:p>42.720001</text:p>
          </table:table-cell>
          <table:table-cell office:value-type="float" office:value="48.360001" calcext:value-type="float">
            <text:p>48.360001</text:p>
          </table:table-cell>
          <table:table-cell office:value-type="float" office:value="905.099976" calcext:value-type="float">
            <text:p>905.099976</text:p>
          </table:table-cell>
          <table:table-cell office:value-type="float" office:value="940" calcext:value-type="float">
            <text:p>940</text:p>
          </table:table-cell>
          <table:table-cell office:value-type="float" office:value="237.210007" calcext:value-type="float">
            <text:p>237.210007</text:p>
          </table:table-cell>
          <table:table-cell office:value-type="float" office:value="131.570007" calcext:value-type="float">
            <text:p>131.570007</text:p>
          </table:table-cell>
          <table:table-cell office:value-type="float" office:value="72.779999" calcext:value-type="float">
            <text:p>72.779999</text:p>
          </table:table-cell>
        </table:table-row>
        <table:table-row table:style-name="ro1">
          <table:table-cell office:value-type="float" office:value="92.080002" calcext:value-type="float">
            <text:p>92.080002</text:p>
          </table:table-cell>
          <table:table-cell office:value-type="float" office:value="45.360001" calcext:value-type="float">
            <text:p>45.360001</text:p>
          </table:table-cell>
          <table:table-cell office:value-type="float" office:value="270.809998" calcext:value-type="float">
            <text:p>270.809998</text:p>
          </table:table-cell>
          <table:table-cell office:value-type="float" office:value="30.9" calcext:value-type="float">
            <text:p>30.9</text:p>
          </table:table-cell>
          <table:table-cell office:value-type="float" office:value="107.580002" calcext:value-type="float">
            <text:p>107.580002</text:p>
          </table:table-cell>
          <table:table-cell office:value-type="float" office:value="106.790001" calcext:value-type="float">
            <text:p>106.790001</text:p>
          </table:table-cell>
          <table:table-cell office:value-type="float" office:value="19.01" calcext:value-type="float">
            <text:p>19.01</text:p>
          </table:table-cell>
          <table:table-cell office:value-type="float" office:value="42.630001" calcext:value-type="float">
            <text:p>42.630001</text:p>
          </table:table-cell>
          <table:table-cell office:value-type="float" office:value="48.330002" calcext:value-type="float">
            <text:p>48.330002</text:p>
          </table:table-cell>
          <table:table-cell office:value-type="float" office:value="920.049988" calcext:value-type="float">
            <text:p>920.049988</text:p>
          </table:table-cell>
          <table:table-cell office:value-type="float" office:value="958.440002" calcext:value-type="float">
            <text:p>958.440002</text:p>
          </table:table-cell>
          <table:table-cell office:value-type="float" office:value="240.990005" calcext:value-type="float">
            <text:p>240.990005</text:p>
          </table:table-cell>
          <table:table-cell office:value-type="float" office:value="132" calcext:value-type="float">
            <text:p>132</text:p>
          </table:table-cell>
          <table:table-cell office:value-type="float" office:value="73.620003" calcext:value-type="float">
            <text:p>73.620003</text:p>
          </table:table-cell>
        </table:table-row>
        <table:table-row table:style-name="ro1">
          <table:table-cell office:value-type="float" office:value="91.889999" calcext:value-type="float">
            <text:p>91.889999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271.730011" calcext:value-type="float">
            <text:p>271.730011</text:p>
          </table:table-cell>
          <table:table-cell office:value-type="float" office:value="30.82" calcext:value-type="float">
            <text:p>30.82</text:p>
          </table:table-cell>
          <table:table-cell office:value-type="float" office:value="108" calcext:value-type="float">
            <text:p>108</text:p>
          </table:table-cell>
          <table:table-cell office:value-type="float" office:value="107.629997" calcext:value-type="float">
            <text:p>107.629997</text:p>
          </table:table-cell>
          <table:table-cell office:value-type="float" office:value="19.129999" calcext:value-type="float">
            <text:p>19.129999</text:p>
          </table:table-cell>
          <table:table-cell office:value-type="float" office:value="43.779999" calcext:value-type="float">
            <text:p>43.779999</text:p>
          </table:table-cell>
          <table:table-cell office:value-type="float" office:value="48.259998" calcext:value-type="float">
            <text:p>48.259998</text:p>
          </table:table-cell>
          <table:table-cell office:value-type="float" office:value="931.76001" calcext:value-type="float">
            <text:p>931.76001</text:p>
          </table:table-cell>
          <table:table-cell office:value-type="float" office:value="974.700012" calcext:value-type="float">
            <text:p>974.700012</text:p>
          </table:table-cell>
          <table:table-cell office:value-type="float" office:value="241" calcext:value-type="float">
            <text:p>241</text:p>
          </table:table-cell>
          <table:table-cell office:value-type="float" office:value="131.389999" calcext:value-type="float">
            <text:p>131.389999</text:p>
          </table:table-cell>
          <table:table-cell office:value-type="float" office:value="74.110001" calcext:value-type="float">
            <text:p>74.110001</text:p>
          </table:table-cell>
        </table:table-row>
        <table:table-row table:style-name="ro1">
          <table:table-cell office:value-type="float" office:value="92.419998" calcext:value-type="float">
            <text:p>92.419998</text:p>
          </table:table-cell>
          <table:table-cell office:value-type="float" office:value="45.639999" calcext:value-type="float">
            <text:p>45.639999</text:p>
          </table:table-cell>
          <table:table-cell office:value-type="float" office:value="272.029999" calcext:value-type="float">
            <text:p>272.029999</text:p>
          </table:table-cell>
          <table:table-cell office:value-type="float" office:value="30.889999" calcext:value-type="float">
            <text:p>30.889999</text:p>
          </table:table-cell>
          <table:table-cell office:value-type="float" office:value="107.68" calcext:value-type="float">
            <text:p>107.68</text:p>
          </table:table-cell>
          <table:table-cell office:value-type="float" office:value="108.470001" calcext:value-type="float">
            <text:p>108.470001</text:p>
          </table:table-cell>
          <table:table-cell office:value-type="float" office:value="19.33" calcext:value-type="float">
            <text:p>19.33</text:p>
          </table:table-cell>
          <table:table-cell office:value-type="float" office:value="43.759998" calcext:value-type="float">
            <text:p>43.759998</text:p>
          </table:table-cell>
          <table:table-cell office:value-type="float" office:value="48.02" calcext:value-type="float">
            <text:p>48.02</text:p>
          </table:table-cell>
          <table:table-cell office:value-type="float" office:value="941.130005" calcext:value-type="float">
            <text:p>941.130005</text:p>
          </table:table-cell>
          <table:table-cell office:value-type="float" office:value="984.200012" calcext:value-type="float">
            <text:p>984.200012</text:p>
          </table:table-cell>
          <table:table-cell office:value-type="float" office:value="239.660004" calcext:value-type="float">
            <text:p>239.660004</text:p>
          </table:table-cell>
          <table:table-cell office:value-type="float" office:value="132.600006" calcext:value-type="float">
            <text:p>132.600006</text:p>
          </table:table-cell>
          <table:table-cell office:value-type="float" office:value="75.589996" calcext:value-type="float">
            <text:p>75.589996</text:p>
          </table:table-cell>
        </table:table-row>
        <table:table-row table:style-name="ro1">
          <table:table-cell office:value-type="float" office:value="92.18" calcext:value-type="float">
            <text:p>92.18</text:p>
          </table:table-cell>
          <table:table-cell office:value-type="float" office:value="45.75" calcext:value-type="float">
            <text:p>45.75</text:p>
          </table:table-cell>
          <table:table-cell office:value-type="float" office:value="270.920013" calcext:value-type="float">
            <text:p>270.920013</text:p>
          </table:table-cell>
          <table:table-cell office:value-type="float" office:value="30.82" calcext:value-type="float">
            <text:p>30.82</text:p>
          </table:table-cell>
          <table:table-cell office:value-type="float" office:value="109.360001" calcext:value-type="float">
            <text:p>109.360001</text:p>
          </table:table-cell>
          <table:table-cell office:value-type="float" office:value="107.190002" calcext:value-type="float">
            <text:p>107.190002</text:p>
          </table:table-cell>
          <table:table-cell office:value-type="float" office:value="19.4" calcext:value-type="float">
            <text:p>19.4</text:p>
          </table:table-cell>
          <table:table-cell office:value-type="float" office:value="44.490002" calcext:value-type="float">
            <text:p>44.490002</text:p>
          </table:table-cell>
          <table:table-cell office:value-type="float" office:value="47.779999" calcext:value-type="float">
            <text:p>47.779999</text:p>
          </table:table-cell>
          <table:table-cell office:value-type="float" office:value="933.080017" calcext:value-type="float">
            <text:p>933.080017</text:p>
          </table:table-cell>
          <table:table-cell office:value-type="float" office:value="975.400024" calcext:value-type="float">
            <text:p>975.400024</text:p>
          </table:table-cell>
          <table:table-cell office:value-type="float" office:value="240.300003" calcext:value-type="float">
            <text:p>240.300003</text:p>
          </table:table-cell>
          <table:table-cell office:value-type="float" office:value="130.720001" calcext:value-type="float">
            <text:p>130.720001</text:p>
          </table:table-cell>
          <table:table-cell office:value-type="float" office:value="75.389999" calcext:value-type="float">
            <text:p>75.389999</text:p>
          </table:table-cell>
        </table:table-row>
        <table:table-row table:style-name="ro1">
          <table:table-cell office:value-type="float" office:value="92.790001" calcext:value-type="float">
            <text:p>92.790001</text:p>
          </table:table-cell>
          <table:table-cell office:value-type="float" office:value="45.98" calcext:value-type="float">
            <text:p>45.98</text:p>
          </table:table-cell>
          <table:table-cell office:value-type="float" office:value="268.950012" calcext:value-type="float">
            <text:p>268.950012</text:p>
          </table:table-cell>
          <table:table-cell office:value-type="float" office:value="30.73" calcext:value-type="float">
            <text:p>30.73</text:p>
          </table:table-cell>
          <table:table-cell office:value-type="float" office:value="110" calcext:value-type="float">
            <text:p>110</text:p>
          </table:table-cell>
          <table:table-cell office:value-type="float" office:value="107.32" calcext:value-type="float">
            <text:p>107.32</text:p>
          </table:table-cell>
          <table:table-cell office:value-type="float" office:value="19.139999" calcext:value-type="float">
            <text:p>19.139999</text:p>
          </table:table-cell>
          <table:table-cell office:value-type="float" office:value="44.75" calcext:value-type="float">
            <text:p>44.75</text:p>
          </table:table-cell>
          <table:table-cell office:value-type="float" office:value="47.470001" calcext:value-type="float">
            <text:p>47.470001</text:p>
          </table:table-cell>
          <table:table-cell office:value-type="float" office:value="930.150024" calcext:value-type="float">
            <text:p>930.150024</text:p>
          </table:table-cell>
          <table:table-cell office:value-type="float" office:value="968.320007" calcext:value-type="float">
            <text:p>968.320007</text:p>
          </table:table-cell>
          <table:table-cell office:value-type="float" office:value="237.529999" calcext:value-type="float">
            <text:p>237.529999</text:p>
          </table:table-cell>
          <table:table-cell office:value-type="float" office:value="130.539993" calcext:value-type="float">
            <text:p>130.539993</text:p>
          </table:table-cell>
          <table:table-cell office:value-type="float" office:value="75.610001" calcext:value-type="float">
            <text:p>75.610001</text:p>
          </table:table-cell>
        </table:table-row>
        <table:table-row table:style-name="ro1">
          <table:table-cell office:value-type="float" office:value="92.739998" calcext:value-type="float">
            <text:p>92.739998</text:p>
          </table:table-cell>
          <table:table-cell office:value-type="float" office:value="46.009998" calcext:value-type="float">
            <text:p>46.009998</text:p>
          </table:table-cell>
          <table:table-cell office:value-type="float" office:value="265.529999" calcext:value-type="float">
            <text:p>265.529999</text:p>
          </table:table-cell>
          <table:table-cell office:value-type="float" office:value="30.9" calcext:value-type="float">
            <text:p>30.9</text:p>
          </table:table-cell>
          <table:table-cell office:value-type="float" office:value="112.18" calcext:value-type="float">
            <text:p>112.18</text:p>
          </table:table-cell>
          <table:table-cell office:value-type="float" office:value="106.160004" calcext:value-type="float">
            <text:p>106.160004</text:p>
          </table:table-cell>
          <table:table-cell office:value-type="float" office:value="19.33" calcext:value-type="float">
            <text:p>19.33</text:p>
          </table:table-cell>
          <table:table-cell office:value-type="float" office:value="44.900002" calcext:value-type="float">
            <text:p>44.900002</text:p>
          </table:table-cell>
          <table:table-cell office:value-type="float" office:value="47" calcext:value-type="float">
            <text:p>47</text:p>
          </table:table-cell>
          <table:table-cell office:value-type="float" office:value="931.72998" calcext:value-type="float">
            <text:p>931.72998</text:p>
          </table:table-cell>
          <table:table-cell office:value-type="float" office:value="974" calcext:value-type="float">
            <text:p>974</text:p>
          </table:table-cell>
          <table:table-cell office:value-type="float" office:value="234.75" calcext:value-type="float">
            <text:p>234.75</text:p>
          </table:table-cell>
          <table:table-cell office:value-type="float" office:value="130.860001" calcext:value-type="float">
            <text:p>130.860001</text:p>
          </table:table-cell>
          <table:table-cell office:value-type="float" office:value="77.290001" calcext:value-type="float">
            <text:p>77.290001</text:p>
          </table:table-cell>
        </table:table-row>
        <table:table-row table:style-name="ro1">
          <table:table-cell office:value-type="float" office:value="92.760002" calcext:value-type="float">
            <text:p>92.760002</text:p>
          </table:table-cell>
          <table:table-cell office:value-type="float" office:value="46.189999" calcext:value-type="float">
            <text:p>46.189999</text:p>
          </table:table-cell>
          <table:table-cell office:value-type="float" office:value="265.829987" calcext:value-type="float">
            <text:p>265.829987</text:p>
          </table:table-cell>
          <table:table-cell office:value-type="float" office:value="31.129999" calcext:value-type="float">
            <text:p>31.129999</text:p>
          </table:table-cell>
          <table:table-cell office:value-type="float" office:value="111.589996" calcext:value-type="float">
            <text:p>111.589996</text:p>
          </table:table-cell>
          <table:table-cell office:value-type="float" office:value="106.970001" calcext:value-type="float">
            <text:p>106.970001</text:p>
          </table:table-cell>
          <table:table-cell office:value-type="float" office:value="19.1" calcext:value-type="float">
            <text:p>19.1</text:p>
          </table:table-cell>
          <table:table-cell office:value-type="float" office:value="45" calcext:value-type="float">
            <text:p>45</text:p>
          </table:table-cell>
          <table:table-cell office:value-type="float" office:value="46.18" calcext:value-type="float">
            <text:p>46.18</text:p>
          </table:table-cell>
          <table:table-cell office:value-type="float" office:value="936.48999" calcext:value-type="float">
            <text:p>936.48999</text:p>
          </table:table-cell>
          <table:table-cell office:value-type="float" office:value="979.099976" calcext:value-type="float">
            <text:p>979.099976</text:p>
          </table:table-cell>
          <table:table-cell office:value-type="float" office:value="235.75" calcext:value-type="float">
            <text:p>235.75</text:p>
          </table:table-cell>
          <table:table-cell office:value-type="float" office:value="132" calcext:value-type="float">
            <text:p>132</text:p>
          </table:table-cell>
          <table:table-cell office:value-type="float" office:value="81.290001" calcext:value-type="float">
            <text:p>81.290001</text:p>
          </table:table-cell>
        </table:table-row>
        <table:table-row table:style-name="ro1">
          <table:table-cell office:value-type="float" office:value="93.089996" calcext:value-type="float">
            <text:p>93.089996</text:p>
          </table:table-cell>
          <table:table-cell office:value-type="float" office:value="46.349998" calcext:value-type="float">
            <text:p>46.349998</text:p>
          </table:table-cell>
          <table:table-cell office:value-type="float" office:value="268.600006" calcext:value-type="float">
            <text:p>268.600006</text:p>
          </table:table-cell>
          <table:table-cell office:value-type="float" office:value="31.700001" calcext:value-type="float">
            <text:p>31.700001</text:p>
          </table:table-cell>
          <table:table-cell office:value-type="float" office:value="111.830002" calcext:value-type="float">
            <text:p>111.830002</text:p>
          </table:table-cell>
          <table:table-cell office:value-type="float" office:value="106.839996" calcext:value-type="float">
            <text:p>106.839996</text:p>
          </table:table-cell>
          <table:table-cell office:value-type="float" office:value="19.219999" calcext:value-type="float">
            <text:p>19.219999</text:p>
          </table:table-cell>
          <table:table-cell office:value-type="float" office:value="44.66" calcext:value-type="float">
            <text:p>44.66</text:p>
          </table:table-cell>
          <table:table-cell office:value-type="float" office:value="46.23" calcext:value-type="float">
            <text:p>46.23</text:p>
          </table:table-cell>
          <table:table-cell office:value-type="float" office:value="934.25" calcext:value-type="float">
            <text:p>934.25</text:p>
          </table:table-cell>
          <table:table-cell office:value-type="float" office:value="974.460022" calcext:value-type="float">
            <text:p>974.460022</text:p>
          </table:table-cell>
          <table:table-cell office:value-type="float" office:value="239.5" calcext:value-type="float">
            <text:p>239.5</text:p>
          </table:table-cell>
          <table:table-cell office:value-type="float" office:value="131.369995" calcext:value-type="float">
            <text:p>131.369995</text:p>
          </table:table-cell>
          <table:table-cell office:value-type="float" office:value="84.459999" calcext:value-type="float">
            <text:p>84.459999</text:p>
          </table:table-cell>
        </table:table-row>
        <table:table-row table:style-name="ro1">
          <table:table-cell office:value-type="float" office:value="93.720001" calcext:value-type="float">
            <text:p>93.720001</text:p>
          </table:table-cell>
          <table:table-cell office:value-type="float" office:value="46.5" calcext:value-type="float">
            <text:p>46.5</text:p>
          </table:table-cell>
          <table:table-cell office:value-type="float" office:value="268.880005" calcext:value-type="float">
            <text:p>268.880005</text:p>
          </table:table-cell>
          <table:table-cell office:value-type="float" office:value="31.709999" calcext:value-type="float">
            <text:p>31.709999</text:p>
          </table:table-cell>
          <table:table-cell office:value-type="float" office:value="112.82" calcext:value-type="float">
            <text:p>112.82</text:p>
          </table:table-cell>
          <table:table-cell office:value-type="float" office:value="106.940002" calcext:value-type="float">
            <text:p>106.940002</text:p>
          </table:table-cell>
          <table:table-cell office:value-type="float" office:value="19.440001" calcext:value-type="float">
            <text:p>19.440001</text:p>
          </table:table-cell>
          <table:table-cell office:value-type="float" office:value="45.029999" calcext:value-type="float">
            <text:p>45.029999</text:p>
          </table:table-cell>
          <table:table-cell office:value-type="float" office:value="46.5" calcext:value-type="float">
            <text:p>46.5</text:p>
          </table:table-cell>
          <table:table-cell office:value-type="float" office:value="932.590027" calcext:value-type="float">
            <text:p>932.590027</text:p>
          </table:table-cell>
          <table:table-cell office:value-type="float" office:value="983.27002" calcext:value-type="float">
            <text:p>983.27002</text:p>
          </table:table-cell>
          <table:table-cell office:value-type="float" office:value="240.589996" calcext:value-type="float">
            <text:p>240.589996</text:p>
          </table:table-cell>
          <table:table-cell office:value-type="float" office:value="133.830002" calcext:value-type="float">
            <text:p>133.830002</text:p>
          </table:table-cell>
          <table:table-cell office:value-type="float" office:value="86.970001" calcext:value-type="float">
            <text:p>86.970001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46.68" calcext:value-type="float">
            <text:p>46.68</text:p>
          </table:table-cell>
          <table:table-cell office:value-type="float" office:value="268.26001" calcext:value-type="float">
            <text:p>268.26001</text:p>
          </table:table-cell>
          <table:table-cell office:value-type="float" office:value="31.700001" calcext:value-type="float">
            <text:p>31.700001</text:p>
          </table:table-cell>
          <table:table-cell office:value-type="float" office:value="112.489998" calcext:value-type="float">
            <text:p>112.489998</text:p>
          </table:table-cell>
          <table:table-cell office:value-type="float" office:value="106.080002" calcext:value-type="float">
            <text:p>106.080002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45.040001" calcext:value-type="float">
            <text:p>45.040001</text:p>
          </table:table-cell>
          <table:table-cell office:value-type="float" office:value="46.779999" calcext:value-type="float">
            <text:p>46.779999</text:p>
          </table:table-cell>
          <table:table-cell office:value-type="float" office:value="930.659973" calcext:value-type="float">
            <text:p>930.659973</text:p>
          </table:table-cell>
          <table:table-cell office:value-type="float" office:value="983.969971" calcext:value-type="float">
            <text:p>983.969971</text:p>
          </table:table-cell>
          <table:table-cell office:value-type="float" office:value="240" calcext:value-type="float">
            <text:p>240</text:p>
          </table:table-cell>
          <table:table-cell office:value-type="float" office:value="132.669998" calcext:value-type="float">
            <text:p>132.669998</text:p>
          </table:table-cell>
          <table:table-cell office:value-type="float" office:value="87.580002" calcext:value-type="float">
            <text:p>87.580002</text:p>
          </table:table-cell>
        </table:table-row>
        <table:table-row table:style-name="ro1">
          <table:table-cell office:value-type="float" office:value="93.230003" calcext:value-type="float">
            <text:p>93.230003</text:p>
          </table:table-cell>
          <table:table-cell office:value-type="float" office:value="46.400002" calcext:value-type="float">
            <text:p>46.400002</text:p>
          </table:table-cell>
          <table:table-cell office:value-type="float" office:value="266.410004" calcext:value-type="float">
            <text:p>266.410004</text:p>
          </table:table-cell>
          <table:table-cell office:value-type="float" office:value="31.25" calcext:value-type="float">
            <text:p>31.25</text:p>
          </table:table-cell>
          <table:table-cell office:value-type="float" office:value="114.260002" calcext:value-type="float">
            <text:p>114.260002</text:p>
          </table:table-cell>
          <table:table-cell office:value-type="float" office:value="104.019997" calcext:value-type="float">
            <text:p>104.019997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45.740002" calcext:value-type="float">
            <text:p>45.740002</text:p>
          </table:table-cell>
          <table:table-cell office:value-type="float" office:value="47.240002" calcext:value-type="float">
            <text:p>47.240002</text:p>
          </table:table-cell>
          <table:table-cell office:value-type="float" office:value="931.25" calcext:value-type="float">
            <text:p>931.25</text:p>
          </table:table-cell>
          <table:table-cell office:value-type="float" office:value="996.799988" calcext:value-type="float">
            <text:p>996.799988</text:p>
          </table:table-cell>
          <table:table-cell office:value-type="float" office:value="243" calcext:value-type="float">
            <text:p>243</text:p>
          </table:table-cell>
          <table:table-cell office:value-type="float" office:value="132.139999" calcext:value-type="float">
            <text:p>132.139999</text:p>
          </table:table-cell>
          <table:table-cell office:value-type="float" office:value="88.230003" calcext:value-type="float">
            <text:p>88.230003</text:p>
          </table:table-cell>
        </table:table-row>
        <table:table-row table:style-name="ro1">
          <table:table-cell office:value-type="float" office:value="93.82" calcext:value-type="float">
            <text:p>93.82</text:p>
          </table:table-cell>
          <table:table-cell office:value-type="float" office:value="46.299999" calcext:value-type="float">
            <text:p>46.299999</text:p>
          </table:table-cell>
          <table:table-cell office:value-type="float" office:value="265.75" calcext:value-type="float">
            <text:p>265.75</text:p>
          </table:table-cell>
          <table:table-cell office:value-type="float" office:value="30.870001" calcext:value-type="float">
            <text:p>30.870001</text:p>
          </table:table-cell>
          <table:table-cell office:value-type="float" office:value="114.830002" calcext:value-type="float">
            <text:p>114.830002</text:p>
          </table:table-cell>
          <table:table-cell office:value-type="float" office:value="104.989998" calcext:value-type="float">
            <text:p>104.989998</text:p>
          </table:table-cell>
          <table:table-cell office:value-type="float" office:value="19.4" calcext:value-type="float">
            <text:p>19.4</text:p>
          </table:table-cell>
          <table:table-cell office:value-type="float" office:value="45.830002" calcext:value-type="float">
            <text:p>45.830002</text:p>
          </table:table-cell>
          <table:table-cell office:value-type="float" office:value="47.419998" calcext:value-type="float">
            <text:p>47.419998</text:p>
          </table:table-cell>
          <table:table-cell office:value-type="float" office:value="924.659973" calcext:value-type="float">
            <text:p>924.659973</text:p>
          </table:table-cell>
          <table:table-cell office:value-type="float" office:value="993.01001" calcext:value-type="float">
            <text:p>993.01001</text:p>
          </table:table-cell>
          <table:table-cell office:value-type="float" office:value="247.360001" calcext:value-type="float">
            <text:p>247.360001</text:p>
          </table:table-cell>
          <table:table-cell office:value-type="float" office:value="134.789993" calcext:value-type="float">
            <text:p>134.789993</text:p>
          </table:table-cell>
          <table:table-cell office:value-type="float" office:value="89.389999" calcext:value-type="float">
            <text:p>89.389999</text:p>
          </table:table-cell>
        </table:table-row>
        <table:table-row table:style-name="ro1">
          <table:table-cell office:value-type="float" office:value="93.169998" calcext:value-type="float">
            <text:p>93.169998</text:p>
          </table:table-cell>
          <table:table-cell office:value-type="float" office:value="46.150002" calcext:value-type="float">
            <text:p>46.150002</text:p>
          </table:table-cell>
          <table:table-cell office:value-type="float" office:value="267.029999" calcext:value-type="float">
            <text:p>267.029999</text:p>
          </table:table-cell>
          <table:table-cell office:value-type="float" office:value="31.49" calcext:value-type="float">
            <text:p>31.49</text:p>
          </table:table-cell>
          <table:table-cell office:value-type="float" office:value="114.419998" calcext:value-type="float">
            <text:p>114.419998</text:p>
          </table:table-cell>
          <table:table-cell office:value-type="float" office:value="105.379997" calcext:value-type="float">
            <text:p>105.379997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47.91" calcext:value-type="float">
            <text:p>47.91</text:p>
          </table:table-cell>
          <table:table-cell office:value-type="float" office:value="920.01001" calcext:value-type="float">
            <text:p>920.01001</text:p>
          </table:table-cell>
          <table:table-cell office:value-type="float" office:value="990.400024" calcext:value-type="float">
            <text:p>990.400024</text:p>
          </table:table-cell>
          <table:table-cell office:value-type="float" office:value="249.970001" calcext:value-type="float">
            <text:p>249.970001</text:p>
          </table:table-cell>
          <table:table-cell office:value-type="float" office:value="134.440002" calcext:value-type="float">
            <text:p>134.440002</text:p>
          </table:table-cell>
          <table:table-cell office:value-type="float" office:value="87.470001" calcext:value-type="float">
            <text:p>87.470001</text:p>
          </table:table-cell>
        </table:table-row>
        <table:table-row table:style-name="ro1">
          <table:table-cell office:value-type="float" office:value="93.339996" calcext:value-type="float">
            <text:p>93.339996</text:p>
          </table:table-cell>
          <table:table-cell office:value-type="float" office:value="46.139999" calcext:value-type="float">
            <text:p>46.139999</text:p>
          </table:table-cell>
          <table:table-cell office:value-type="float" office:value="276.140015" calcext:value-type="float">
            <text:p>276.140015</text:p>
          </table:table-cell>
          <table:table-cell office:value-type="float" office:value="31.65" calcext:value-type="float">
            <text:p>31.65</text:p>
          </table:table-cell>
          <table:table-cell office:value-type="float" office:value="115.25" calcext:value-type="float">
            <text:p>115.25</text:p>
          </table:table-cell>
          <table:table-cell office:value-type="float" office:value="104.580002" calcext:value-type="float">
            <text:p>104.580002</text:p>
          </table:table-cell>
          <table:table-cell office:value-type="float" office:value="19.440001" calcext:value-type="float">
            <text:p>19.440001</text:p>
          </table:table-cell>
          <table:table-cell office:value-type="float" office:value="47.110001" calcext:value-type="float">
            <text:p>47.110001</text:p>
          </table:table-cell>
          <table:table-cell office:value-type="float" office:value="48.09" calcext:value-type="float">
            <text:p>48.09</text:p>
          </table:table-cell>
          <table:table-cell office:value-type="float" office:value="917.419983" calcext:value-type="float">
            <text:p>917.419983</text:p>
          </table:table-cell>
          <table:table-cell office:value-type="float" office:value="977.25" calcext:value-type="float">
            <text:p>977.25</text:p>
          </table:table-cell>
          <table:table-cell office:value-type="float" office:value="253.080002" calcext:value-type="float">
            <text:p>253.080002</text:p>
          </table:table-cell>
          <table:table-cell office:value-type="float" office:value="135.020004" calcext:value-type="float">
            <text:p>135.020004</text:p>
          </table:table-cell>
          <table:table-cell office:value-type="float" office:value="85.540001" calcext:value-type="float">
            <text:p>85.540001</text:p>
          </table:table-cell>
        </table:table-row>
        <table:table-row table:style-name="ro1">
          <table:table-cell office:value-type="float" office:value="94.169998" calcext:value-type="float">
            <text:p>94.169998</text:p>
          </table:table-cell>
          <table:table-cell office:value-type="float" office:value="45.759998" calcext:value-type="float">
            <text:p>45.759998</text:p>
          </table:table-cell>
          <table:table-cell office:value-type="float" office:value="278.25" calcext:value-type="float">
            <text:p>278.25</text:p>
          </table:table-cell>
          <table:table-cell office:value-type="float" office:value="31.75" calcext:value-type="float">
            <text:p>31.75</text:p>
          </table:table-cell>
          <table:table-cell office:value-type="float" office:value="116.5" calcext:value-type="float">
            <text:p>116.5</text:p>
          </table:table-cell>
          <table:table-cell office:value-type="float" office:value="102.25" calcext:value-type="float">
            <text:p>102.25</text:p>
          </table:table-cell>
          <table:table-cell office:value-type="float" office:value="19.6" calcext:value-type="float">
            <text:p>19.6</text:p>
          </table:table-cell>
          <table:table-cell office:value-type="float" office:value="47.860001" calcext:value-type="float">
            <text:p>47.860001</text:p>
          </table:table-cell>
          <table:table-cell office:value-type="float" office:value="49.299999" calcext:value-type="float">
            <text:p>49.299999</text:p>
          </table:table-cell>
          <table:table-cell office:value-type="float" office:value="922.97998" calcext:value-type="float">
            <text:p>922.97998</text:p>
          </table:table-cell>
          <table:table-cell office:value-type="float" office:value="971.789978" calcext:value-type="float">
            <text:p>971.789978</text:p>
          </table:table-cell>
          <table:table-cell office:value-type="float" office:value="253.259995" calcext:value-type="float">
            <text:p>253.259995</text:p>
          </table:table-cell>
          <table:table-cell office:value-type="float" office:value="133.25" calcext:value-type="float">
            <text:p>133.25</text:p>
          </table:table-cell>
          <table:table-cell office:value-type="float" office:value="86.400002" calcext:value-type="float">
            <text:p>86.400002</text:p>
          </table:table-cell>
        </table:table-row>
        <table:table-row table:style-name="ro1">
          <table:table-cell office:value-type="float" office:value="94.150002" calcext:value-type="float">
            <text:p>94.150002</text:p>
          </table:table-cell>
          <table:table-cell office:value-type="float" office:value="45.709999" calcext:value-type="float">
            <text:p>45.709999</text:p>
          </table:table-cell>
          <table:table-cell office:value-type="float" office:value="279.890015" calcext:value-type="float">
            <text:p>279.890015</text:p>
          </table:table-cell>
          <table:table-cell office:value-type="float" office:value="31.5" calcext:value-type="float">
            <text:p>31.5</text:p>
          </table:table-cell>
          <table:table-cell office:value-type="float" office:value="116.220001" calcext:value-type="float">
            <text:p>116.220001</text:p>
          </table:table-cell>
          <table:table-cell office:value-type="float" office:value="101.709999" calcext:value-type="float">
            <text:p>101.709999</text:p>
          </table:table-cell>
          <table:table-cell office:value-type="float" office:value="19.75" calcext:value-type="float">
            <text:p>19.75</text:p>
          </table:table-cell>
          <table:table-cell office:value-type="float" office:value="48.189999" calcext:value-type="float">
            <text:p>48.189999</text:p>
          </table:table-cell>
          <table:table-cell office:value-type="float" office:value="49.369999" calcext:value-type="float">
            <text:p>49.369999</text:p>
          </table:table-cell>
          <table:table-cell office:value-type="float" office:value="933" calcext:value-type="float">
            <text:p>933</text:p>
          </table:table-cell>
          <table:table-cell office:value-type="float" office:value="971.309998" calcext:value-type="float">
            <text:p>971.309998</text:p>
          </table:table-cell>
          <table:table-cell office:value-type="float" office:value="256.130005" calcext:value-type="float">
            <text:p>256.130005</text:p>
          </table:table-cell>
          <table:table-cell office:value-type="float" office:value="133.309998" calcext:value-type="float">
            <text:p>133.309998</text:p>
          </table:table-cell>
          <table:table-cell office:value-type="float" office:value="87.360001" calcext:value-type="float">
            <text:p>87.360001</text:p>
          </table:table-cell>
        </table:table-row>
        <table:table-row table:style-name="ro1">
          <table:table-cell office:value-type="float" office:value="92.550003" calcext:value-type="float">
            <text:p>92.550003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281.540009" calcext:value-type="float">
            <text:p>281.540009</text:p>
          </table:table-cell>
          <table:table-cell office:value-type="float" office:value="31.309999" calcext:value-type="float">
            <text:p>31.309999</text:p>
          </table:table-cell>
          <table:table-cell office:value-type="float" office:value="116.410004" calcext:value-type="float">
            <text:p>116.410004</text:p>
          </table:table-cell>
          <table:table-cell office:value-type="float" office:value="101.050003" calcext:value-type="float">
            <text:p>101.050003</text:p>
          </table:table-cell>
          <table:table-cell office:value-type="float" office:value="19.290001" calcext:value-type="float">
            <text:p>19.290001</text:p>
          </table:table-cell>
          <table:table-cell office:value-type="float" office:value="48.700001" calcext:value-type="float">
            <text:p>48.700001</text:p>
          </table:table-cell>
          <table:table-cell office:value-type="float" office:value="49.189999" calcext:value-type="float">
            <text:p>49.189999</text:p>
          </table:table-cell>
          <table:table-cell office:value-type="float" office:value="927.75" calcext:value-type="float">
            <text:p>927.75</text:p>
          </table:table-cell>
          <table:table-cell office:value-type="float" office:value="961.01001" calcext:value-type="float">
            <text:p>961.01001</text:p>
          </table:table-cell>
          <table:table-cell office:value-type="float" office:value="256.309998" calcext:value-type="float">
            <text:p>256.309998</text:p>
          </table:table-cell>
          <table:table-cell office:value-type="float" office:value="131.990005" calcext:value-type="float">
            <text:p>131.990005</text:p>
          </table:table-cell>
          <table:table-cell office:value-type="float" office:value="87.220001" calcext:value-type="float">
            <text:p>87.220001</text:p>
          </table:table-cell>
        </table:table-row>
        <table:table-row table:style-name="ro1">
          <table:table-cell office:value-type="float" office:value="92.43" calcext:value-type="float">
            <text:p>92.43</text:p>
          </table:table-cell>
          <table:table-cell office:value-type="float" office:value="45.5" calcext:value-type="float">
            <text:p>45.5</text:p>
          </table:table-cell>
          <table:table-cell office:value-type="float" office:value="281.5" calcext:value-type="float">
            <text:p>281.5</text:p>
          </table:table-cell>
          <table:table-cell office:value-type="float" office:value="31.25" calcext:value-type="float">
            <text:p>31.25</text:p>
          </table:table-cell>
          <table:table-cell office:value-type="float" office:value="117.230003" calcext:value-type="float">
            <text:p>117.230003</text:p>
          </table:table-cell>
          <table:table-cell office:value-type="float" office:value="100.480003" calcext:value-type="float">
            <text:p>100.480003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49.41" calcext:value-type="float">
            <text:p>49.41</text:p>
          </table:table-cell>
          <table:table-cell office:value-type="float" office:value="49.869999" calcext:value-type="float">
            <text:p>49.869999</text:p>
          </table:table-cell>
          <table:table-cell office:value-type="float" office:value="925.450012" calcext:value-type="float">
            <text:p>925.450012</text:p>
          </table:table-cell>
          <table:table-cell office:value-type="float" office:value="949.309998" calcext:value-type="float">
            <text:p>949.309998</text:p>
          </table:table-cell>
          <table:table-cell office:value-type="float" office:value="256.970001" calcext:value-type="float">
            <text:p>256.970001</text:p>
          </table:table-cell>
          <table:table-cell office:value-type="float" office:value="131.470001" calcext:value-type="float">
            <text:p>131.470001</text:p>
          </table:table-cell>
          <table:table-cell office:value-type="float" office:value="86.919998" calcext:value-type="float">
            <text:p>86.919998</text:p>
          </table:table-cell>
        </table:table-row>
        <table:table-row table:style-name="ro1">
          <table:table-cell office:value-type="float" office:value="92.82" calcext:value-type="float">
            <text:p>92.82</text:p>
          </table:table-cell>
          <table:table-cell office:value-type="float" office:value="45.689999" calcext:value-type="float">
            <text:p>45.689999</text:p>
          </table:table-cell>
          <table:table-cell office:value-type="float" office:value="281.600006" calcext:value-type="float">
            <text:p>281.600006</text:p>
          </table:table-cell>
          <table:table-cell office:value-type="float" office:value="31.6" calcext:value-type="float">
            <text:p>31.6</text:p>
          </table:table-cell>
          <table:table-cell office:value-type="float" office:value="117.790001" calcext:value-type="float">
            <text:p>117.790001</text:p>
          </table:table-cell>
          <table:table-cell office:value-type="float" office:value="100.290001" calcext:value-type="float">
            <text:p>100.290001</text:p>
          </table:table-cell>
          <table:table-cell office:value-type="float" office:value="19.610001" calcext:value-type="float">
            <text:p>19.610001</text:p>
          </table:table-cell>
          <table:table-cell office:value-type="float" office:value="49.73" calcext:value-type="float">
            <text:p>49.73</text:p>
          </table:table-cell>
          <table:table-cell office:value-type="float" office:value="49.959999" calcext:value-type="float">
            <text:p>49.959999</text:p>
          </table:table-cell>
          <table:table-cell office:value-type="float" office:value="923.719971" calcext:value-type="float">
            <text:p>923.719971</text:p>
          </table:table-cell>
          <table:table-cell office:value-type="float" office:value="945.48999" calcext:value-type="float">
            <text:p>945.48999</text:p>
          </table:table-cell>
          <table:table-cell office:value-type="float" office:value="254.600006" calcext:value-type="float">
            <text:p>254.600006</text:p>
          </table:table-cell>
          <table:table-cell office:value-type="float" office:value="131.5" calcext:value-type="float">
            <text:p>131.5</text:p>
          </table:table-cell>
          <table:table-cell office:value-type="float" office:value="86.349998" calcext:value-type="float">
            <text:p>86.349998</text:p>
          </table:table-cell>
        </table:table-row>
        <table:table-row table:style-name="ro1">
          <table:table-cell office:value-type="float" office:value="92.519997" calcext:value-type="float">
            <text:p>92.519997</text:p>
          </table:table-cell>
          <table:table-cell office:value-type="float" office:value="45.470001" calcext:value-type="float">
            <text:p>45.470001</text:p>
          </table:table-cell>
          <table:table-cell office:value-type="float" office:value="285.040009" calcext:value-type="float">
            <text:p>285.040009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117.459999" calcext:value-type="float">
            <text:p>117.459999</text:p>
          </table:table-cell>
          <table:table-cell office:value-type="float" office:value="99.559998" calcext:value-type="float">
            <text:p>99.559998</text:p>
          </table:table-cell>
          <table:table-cell office:value-type="float" office:value="19.530001" calcext:value-type="float">
            <text:p>19.530001</text:p>
          </table:table-cell>
          <table:table-cell office:value-type="float" office:value="49.669998" calcext:value-type="float">
            <text:p>49.669998</text:p>
          </table:table-cell>
          <table:table-cell office:value-type="float" office:value="49.189999" calcext:value-type="float">
            <text:p>49.189999</text:p>
          </table:table-cell>
          <table:table-cell office:value-type="float" office:value="927.73999" calcext:value-type="float">
            <text:p>927.73999</text:p>
          </table:table-cell>
          <table:table-cell office:value-type="float" office:value="948" calcext:value-type="float">
            <text:p>948</text:p>
          </table:table-cell>
          <table:table-cell office:value-type="float" office:value="255.270004" calcext:value-type="float">
            <text:p>255.270004</text:p>
          </table:table-cell>
          <table:table-cell office:value-type="float" office:value="131" calcext:value-type="float">
            <text:p>131</text:p>
          </table:table-cell>
          <table:table-cell office:value-type="float" office:value="85.349998" calcext:value-type="float">
            <text:p>85.349998</text:p>
          </table:table-cell>
        </table:table-row>
        <table:table-row table:style-name="ro1">
          <table:table-cell office:value-type="float" office:value="90.860001" calcext:value-type="float">
            <text:p>90.860001</text:p>
          </table:table-cell>
          <table:table-cell office:value-type="float" office:value="44.669998" calcext:value-type="float">
            <text:p>44.669998</text:p>
          </table:table-cell>
          <table:table-cell office:value-type="float" office:value="285.730011" calcext:value-type="float">
            <text:p>285.730011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99.779999" calcext:value-type="float">
            <text:p>99.779999</text:p>
          </table:table-cell>
          <table:table-cell office:value-type="float" office:value="19.290001" calcext:value-type="float">
            <text:p>19.290001</text:p>
          </table:table-cell>
          <table:table-cell office:value-type="float" office:value="50.450001" calcext:value-type="float">
            <text:p>50.450001</text:p>
          </table:table-cell>
          <table:table-cell office:value-type="float" office:value="49.240002" calcext:value-type="float">
            <text:p>49.240002</text:p>
          </table:table-cell>
          <table:table-cell office:value-type="float" office:value="941.359985" calcext:value-type="float">
            <text:p>941.359985</text:p>
          </table:table-cell>
          <table:table-cell office:value-type="float" office:value="951.859985" calcext:value-type="float">
            <text:p>951.859985</text:p>
          </table:table-cell>
          <table:table-cell office:value-type="float" office:value="254.110001" calcext:value-type="float">
            <text:p>254.110001</text:p>
          </table:table-cell>
          <table:table-cell office:value-type="float" office:value="129.910004" calcext:value-type="float">
            <text:p>129.910004</text:p>
          </table:table-cell>
          <table:table-cell office:value-type="float" office:value="86.669998" calcext:value-type="float">
            <text:p>86.669998</text:p>
          </table:table-cell>
        </table:table-row>
        <table:table-row table:style-name="ro1">
          <table:table-cell office:value-type="float" office:value="90.970001" calcext:value-type="float">
            <text:p>90.970001</text:p>
          </table:table-cell>
          <table:table-cell office:value-type="float" office:value="44.860001" calcext:value-type="float">
            <text:p>44.860001</text:p>
          </table:table-cell>
          <table:table-cell office:value-type="float" office:value="285.269989" calcext:value-type="float">
            <text:p>285.269989</text:p>
          </table:table-cell>
          <table:table-cell office:value-type="float" office:value="31.92" calcext:value-type="float">
            <text:p>31.92</text:p>
          </table:table-cell>
          <table:table-cell office:value-type="float" office:value="117.169998" calcext:value-type="float">
            <text:p>117.169998</text:p>
          </table:table-cell>
          <table:table-cell office:value-type="float" office:value="100.019997" calcext:value-type="float">
            <text:p>100.019997</text:p>
          </table:table-cell>
          <table:table-cell office:value-type="float" office:value="19.280001" calcext:value-type="float">
            <text:p>19.280001</text:p>
          </table:table-cell>
          <table:table-cell office:value-type="float" office:value="49.779999" calcext:value-type="float">
            <text:p>49.779999</text:p>
          </table:table-cell>
          <table:table-cell office:value-type="float" office:value="49.299999" calcext:value-type="float">
            <text:p>49.299999</text:p>
          </table:table-cell>
          <table:table-cell office:value-type="float" office:value="952" calcext:value-type="float">
            <text:p>952</text:p>
          </table:table-cell>
          <table:table-cell office:value-type="float" office:value="960.109985" calcext:value-type="float">
            <text:p>960.109985</text:p>
          </table:table-cell>
          <table:table-cell office:value-type="float" office:value="253.850006" calcext:value-type="float">
            <text:p>253.850006</text:p>
          </table:table-cell>
          <table:table-cell office:value-type="float" office:value="129.580002" calcext:value-type="float">
            <text:p>129.580002</text:p>
          </table:table-cell>
          <table:table-cell office:value-type="float" office:value="88.690002" calcext:value-type="float">
            <text:p>88.690002</text:p>
          </table:table-cell>
        </table:table-row>
        <table:table-row table:style-name="ro1">
          <table:table-cell office:value-type="float" office:value="91.260002" calcext:value-type="float">
            <text:p>91.260002</text:p>
          </table:table-cell>
          <table:table-cell office:value-type="float" office:value="45.049999" calcext:value-type="float">
            <text:p>45.049999</text:p>
          </table:table-cell>
          <table:table-cell office:value-type="float" office:value="288.5" calcext:value-type="float">
            <text:p>288.5</text:p>
          </table:table-cell>
          <table:table-cell office:value-type="float" office:value="32.169998" calcext:value-type="float">
            <text:p>32.169998</text:p>
          </table:table-cell>
          <table:table-cell office:value-type="float" office:value="116.419998" calcext:value-type="float">
            <text:p>116.419998</text:p>
          </table:table-cell>
          <table:table-cell office:value-type="float" office:value="100.309998" calcext:value-type="float">
            <text:p>100.309998</text:p>
          </table:table-cell>
          <table:table-cell office:value-type="float" office:value="19.059999" calcext:value-type="float">
            <text:p>19.059999</text:p>
          </table:table-cell>
          <table:table-cell office:value-type="float" office:value="49.549999" calcext:value-type="float">
            <text:p>49.549999</text:p>
          </table:table-cell>
          <table:table-cell office:value-type="float" office:value="49.389999" calcext:value-type="float">
            <text:p>49.389999</text:p>
          </table:table-cell>
          <table:table-cell office:value-type="float" office:value="959.97998" calcext:value-type="float">
            <text:p>959.97998</text:p>
          </table:table-cell>
          <table:table-cell office:value-type="float" office:value="964" calcext:value-type="float">
            <text:p>964</text:p>
          </table:table-cell>
          <table:table-cell office:value-type="float" office:value="254.649994" calcext:value-type="float">
            <text:p>254.649994</text:p>
          </table:table-cell>
          <table:table-cell office:value-type="float" office:value="130.160004" calcext:value-type="float">
            <text:p>130.160004</text:p>
          </table:table-cell>
          <table:table-cell office:value-type="float" office:value="89.739998" calcext:value-type="float">
            <text:p>89.739998</text:p>
          </table:table-cell>
        </table:table-row>
        <table:table-row table:style-name="ro1">
          <table:table-cell office:value-type="float" office:value="91.959999" calcext:value-type="float">
            <text:p>91.959999</text:p>
          </table:table-cell>
          <table:table-cell office:value-type="float" office:value="44.860001" calcext:value-type="float">
            <text:p>44.860001</text:p>
          </table:table-cell>
          <table:table-cell office:value-type="float" office:value="289.799988" calcext:value-type="float">
            <text:p>289.799988</text:p>
          </table:table-cell>
          <table:table-cell office:value-type="float" office:value="32" calcext:value-type="float">
            <text:p>32</text:p>
          </table:table-cell>
          <table:table-cell office:value-type="float" office:value="117.080002" calcext:value-type="float">
            <text:p>117.080002</text:p>
          </table:table-cell>
          <table:table-cell office:value-type="float" office:value="99.610001" calcext:value-type="float">
            <text:p>99.610001</text:p>
          </table:table-cell>
          <table:table-cell office:value-type="float" office:value="19.1" calcext:value-type="float">
            <text:p>19.1</text:p>
          </table:table-cell>
          <table:table-cell office:value-type="float" office:value="50.169998" calcext:value-type="float">
            <text:p>50.169998</text:p>
          </table:table-cell>
          <table:table-cell office:value-type="float" office:value="49.450001" calcext:value-type="float">
            <text:p>49.450001</text:p>
          </table:table-cell>
          <table:table-cell office:value-type="float" office:value="954" calcext:value-type="float">
            <text:p>954</text:p>
          </table:table-cell>
          <table:table-cell office:value-type="float" office:value="958" calcext:value-type="float">
            <text:p>958</text:p>
          </table:table-cell>
          <table:table-cell office:value-type="float" office:value="255.990005" calcext:value-type="float">
            <text:p>255.990005</text:p>
          </table:table-cell>
          <table:table-cell office:value-type="float" office:value="131.649994" calcext:value-type="float">
            <text:p>131.649994</text:p>
          </table:table-cell>
          <table:table-cell office:value-type="float" office:value="90.440002" calcext:value-type="float">
            <text:p>90.440002</text:p>
          </table:table-cell>
        </table:table-row>
        <table:table-row table:style-name="ro1">
          <table:table-cell office:value-type="float" office:value="92.120003" calcext:value-type="float">
            <text:p>92.120003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291" calcext:value-type="float">
            <text:p>291</text:p>
          </table:table-cell>
          <table:table-cell office:value-type="float" office:value="31.780001" calcext:value-type="float">
            <text:p>31.780001</text:p>
          </table:table-cell>
          <table:table-cell office:value-type="float" office:value="117.82" calcext:value-type="float">
            <text:p>117.82</text:p>
          </table:table-cell>
          <table:table-cell office:value-type="float" office:value="99.949997" calcext:value-type="float">
            <text:p>99.949997</text:p>
          </table:table-cell>
          <table:table-cell office:value-type="float" office:value="18.85" calcext:value-type="float">
            <text:p>18.85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49.639999" calcext:value-type="float">
            <text:p>49.639999</text:p>
          </table:table-cell>
          <table:table-cell office:value-type="float" office:value="957" calcext:value-type="float">
            <text:p>957</text:p>
          </table:table-cell>
          <table:table-cell office:value-type="float" office:value="954.210022" calcext:value-type="float">
            <text:p>954.210022</text:p>
          </table:table-cell>
          <table:table-cell office:value-type="float" office:value="256.119995" calcext:value-type="float">
            <text:p>256.119995</text:p>
          </table:table-cell>
          <table:table-cell office:value-type="float" office:value="132.399994" calcext:value-type="float">
            <text:p>132.399994</text:p>
          </table:table-cell>
          <table:table-cell office:value-type="float" office:value="89.519997" calcext:value-type="float">
            <text:p>89.519997</text:p>
          </table:table-cell>
        </table:table-row>
        <table:table-row table:style-name="ro1">
          <table:table-cell office:value-type="float" office:value="92.489998" calcext:value-type="float">
            <text:p>92.489998</text:p>
          </table:table-cell>
          <table:table-cell office:value-type="float" office:value="45.509998" calcext:value-type="float">
            <text:p>45.509998</text:p>
          </table:table-cell>
          <table:table-cell office:value-type="float" office:value="291.890015" calcext:value-type="float">
            <text:p>291.890015</text:p>
          </table:table-cell>
          <table:table-cell office:value-type="float" office:value="31.790001" calcext:value-type="float">
            <text:p>31.790001</text:p>
          </table:table-cell>
          <table:table-cell office:value-type="float" office:value="117.449997" calcext:value-type="float">
            <text:p>117.449997</text:p>
          </table:table-cell>
          <table:table-cell office:value-type="float" office:value="101.949997" calcext:value-type="float">
            <text:p>101.949997</text:p>
          </table:table-cell>
          <table:table-cell office:value-type="float" office:value="18.85" calcext:value-type="float">
            <text:p>18.85</text:p>
          </table:table-cell>
          <table:table-cell office:value-type="float" office:value="49.459999" calcext:value-type="float">
            <text:p>49.459999</text:p>
          </table:table-cell>
          <table:table-cell office:value-type="float" office:value="49.959999" calcext:value-type="float">
            <text:p>49.959999</text:p>
          </table:table-cell>
          <table:table-cell office:value-type="float" office:value="955.48999" calcext:value-type="float">
            <text:p>955.48999</text:p>
          </table:table-cell>
          <table:table-cell office:value-type="float" office:value="970" calcext:value-type="float">
            <text:p>970</text:p>
          </table:table-cell>
          <table:table-cell office:value-type="float" office:value="255.279999" calcext:value-type="float">
            <text:p>255.279999</text:p>
          </table:table-cell>
          <table:table-cell office:value-type="float" office:value="132.889999" calcext:value-type="float">
            <text:p>132.889999</text:p>
          </table:table-cell>
          <table:table-cell office:value-type="float" office:value="89.690002" calcext:value-type="float">
            <text:p>89.6900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.389999" calcext:value-type="float">
            <text:p>45.389999</text:p>
          </table:table-cell>
          <table:table-cell office:value-type="float" office:value="292.940002" calcext:value-type="float">
            <text:p>292.940002</text:p>
          </table:table-cell>
          <table:table-cell office:value-type="float" office:value="31.690001" calcext:value-type="float">
            <text:p>31.690001</text:p>
          </table:table-cell>
          <table:table-cell office:value-type="float" office:value="117.949997" calcext:value-type="float">
            <text:p>117.949997</text:p>
          </table:table-cell>
          <table:table-cell office:value-type="float" office:value="101.459999" calcext:value-type="float">
            <text:p>101.459999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49.150002" calcext:value-type="float">
            <text:p>49.150002</text:p>
          </table:table-cell>
          <table:table-cell office:value-type="float" office:value="49.040001" calcext:value-type="float">
            <text:p>49.040001</text:p>
          </table:table-cell>
          <table:table-cell office:value-type="float" office:value="966.700012" calcext:value-type="float">
            <text:p>966.700012</text:p>
          </table:table-cell>
          <table:table-cell office:value-type="float" office:value="975.640015" calcext:value-type="float">
            <text:p>975.640015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  <table:table-cell office:value-type="float" office:value="90.199997" calcext:value-type="float">
            <text:p>90.199997</text:p>
          </table:table-cell>
        </table:table-row>
        <table:table-row table:style-name="ro1">
          <table:table-cell office:value-type="float" office:value="92.400002" calcext:value-type="float">
            <text:p>92.400002</text:p>
          </table:table-cell>
          <table:table-cell office:value-type="float" office:value="45.549999" calcext:value-type="float">
            <text:p>45.549999</text:p>
          </table:table-cell>
          <table:table-cell office:value-type="float" office:value="293.75" calcext:value-type="float">
            <text:p>293.75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117.339996" calcext:value-type="float">
            <text:p>117.339996</text:p>
          </table:table-cell>
          <table:table-cell office:value-type="float" office:value="101.360001" calcext:value-type="float">
            <text:p>101.360001</text:p>
          </table:table-cell>
          <table:table-cell office:value-type="float" office:value="19.02" calcext:value-type="float">
            <text:p>19.02</text:p>
          </table:table-cell>
          <table:table-cell office:value-type="float" office:value="49.099998" calcext:value-type="float">
            <text:p>49.099998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980" calcext:value-type="float">
            <text:p>980</text:p>
          </table:table-cell>
          <table:table-cell office:value-type="float" office:value="993.23999" calcext:value-type="float">
            <text:p>993.23999</text:p>
          </table:table-cell>
          <table:table-cell office:value-type="float" office:value="259" calcext:value-type="float">
            <text:p>259</text:p>
          </table:table-cell>
          <table:table-cell office:value-type="float" office:value="133.660004" calcext:value-type="float">
            <text:p>133.660004</text:p>
          </table:table-cell>
          <table:table-cell office:value-type="float" office:value="90.57" calcext:value-type="float">
            <text:p>90.57</text:p>
          </table:table-cell>
        </table:table-row>
        <table:table-row table:style-name="ro1">
          <table:table-cell office:value-type="float" office:value="92.370003" calcext:value-type="float">
            <text:p>92.370003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294.709991" calcext:value-type="float">
            <text:p>294.709991</text:p>
          </table:table-cell>
          <table:table-cell office:value-type="float" office:value="31.389999" calcext:value-type="float">
            <text:p>31.389999</text:p>
          </table:table-cell>
          <table:table-cell office:value-type="float" office:value="118.400002" calcext:value-type="float">
            <text:p>118.400002</text:p>
          </table:table-cell>
          <table:table-cell office:value-type="float" office:value="102.129997" calcext:value-type="float">
            <text:p>102.129997</text:p>
          </table:table-cell>
          <table:table-cell office:value-type="float" office:value="19.1" calcext:value-type="float">
            <text:p>19.1</text:p>
          </table:table-cell>
          <table:table-cell office:value-type="float" office:value="49.369999" calcext:value-type="float">
            <text:p>49.369999</text:p>
          </table:table-cell>
          <table:table-cell office:value-type="float" office:value="49.279999" calcext:value-type="float">
            <text:p>49.279999</text:p>
          </table:table-cell>
          <table:table-cell office:value-type="float" office:value="980" calcext:value-type="float">
            <text:p>980</text:p>
          </table:table-cell>
          <table:table-cell office:value-type="float" office:value="996.669983" calcext:value-type="float">
            <text:p>996.669983</text:p>
          </table:table-cell>
          <table:table-cell office:value-type="float" office:value="259.73999" calcext:value-type="float">
            <text:p>259.73999</text:p>
          </table:table-cell>
          <table:table-cell office:value-type="float" office:value="133.559998" calcext:value-type="float">
            <text:p>133.559998</text:p>
          </table:table-cell>
          <table:table-cell office:value-type="float" office:value="90.709999" calcext:value-type="float">
            <text:p>90.709999</text:p>
          </table:table-cell>
        </table:table-row>
        <table:table-row table:style-name="ro1">
          <table:table-cell office:value-type="float" office:value="91.089996" calcext:value-type="float">
            <text:p>91.089996</text:p>
          </table:table-cell>
          <table:table-cell office:value-type="float" office:value="45.880001" calcext:value-type="float">
            <text:p>45.880001</text:p>
          </table:table-cell>
          <table:table-cell office:value-type="float" office:value="293.790009" calcext:value-type="float">
            <text:p>293.790009</text:p>
          </table:table-cell>
          <table:table-cell office:value-type="float" office:value="31.790001" calcext:value-type="float">
            <text:p>31.790001</text:p>
          </table:table-cell>
          <table:table-cell office:value-type="float" office:value="119.209999" calcext:value-type="float">
            <text:p>119.209999</text:p>
          </table:table-cell>
          <table:table-cell office:value-type="float" office:value="101.610001" calcext:value-type="float">
            <text:p>101.610001</text:p>
          </table:table-cell>
          <table:table-cell office:value-type="float" office:value="18.98" calcext:value-type="float">
            <text:p>18.98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49.139999" calcext:value-type="float">
            <text:p>49.139999</text:p>
          </table:table-cell>
          <table:table-cell office:value-type="float" office:value="973.719971" calcext:value-type="float">
            <text:p>973.719971</text:p>
          </table:table-cell>
          <table:table-cell office:value-type="float" office:value="991.27002" calcext:value-type="float">
            <text:p>991.27002</text:p>
          </table:table-cell>
          <table:table-cell office:value-type="float" office:value="261.320007" calcext:value-type="float">
            <text:p>261.320007</text:p>
          </table:table-cell>
          <table:table-cell office:value-type="float" office:value="134.880005" calcext:value-type="float">
            <text:p>134.880005</text:p>
          </table:table-cell>
          <table:table-cell office:value-type="float" office:value="91.470001" calcext:value-type="float">
            <text:p>91.470001</text:p>
          </table:table-cell>
        </table:table-row>
        <table:table-row table:style-name="ro1">
          <table:table-cell office:value-type="float" office:value="91.410004" calcext:value-type="float">
            <text:p>91.410004</text:p>
          </table:table-cell>
          <table:table-cell office:value-type="float" office:value="45.98" calcext:value-type="float">
            <text:p>45.98</text:p>
          </table:table-cell>
          <table:table-cell office:value-type="float" office:value="295.119995" calcext:value-type="float">
            <text:p>295.119995</text:p>
          </table:table-cell>
          <table:table-cell office:value-type="float" office:value="31.68" calcext:value-type="float">
            <text:p>31.68</text:p>
          </table:table-cell>
          <table:table-cell office:value-type="float" office:value="118.489998" calcext:value-type="float">
            <text:p>118.489998</text:p>
          </table:table-cell>
          <table:table-cell office:value-type="float" office:value="102.25" calcext:value-type="float">
            <text:p>102.25</text:p>
          </table:table-cell>
          <table:table-cell office:value-type="float" office:value="18.92" calcext:value-type="float">
            <text:p>18.92</text:p>
          </table:table-cell>
          <table:table-cell office:value-type="float" office:value="49.09" calcext:value-type="float">
            <text:p>49.09</text:p>
          </table:table-cell>
          <table:table-cell office:value-type="float" office:value="48.439999" calcext:value-type="float">
            <text:p>48.439999</text:p>
          </table:table-cell>
          <table:table-cell office:value-type="float" office:value="987.450012" calcext:value-type="float">
            <text:p>987.450012</text:p>
          </table:table-cell>
          <table:table-cell office:value-type="float" office:value="996.809998" calcext:value-type="float">
            <text:p>996.809998</text:p>
          </table:table-cell>
          <table:table-cell office:value-type="float" office:value="260.950012" calcext:value-type="float">
            <text:p>260.950012</text:p>
          </table:table-cell>
          <table:table-cell office:value-type="float" office:value="136.339996" calcext:value-type="float">
            <text:p>136.339996</text:p>
          </table:table-cell>
          <table:table-cell office:value-type="float" office:value="91.769997" calcext:value-type="float">
            <text:p>91.769997</text:p>
          </table:table-cell>
        </table:table-row>
        <table:table-row table:style-name="ro1">
          <table:table-cell office:value-type="float" office:value="92.699997" calcext:value-type="float">
            <text:p>92.699997</text:p>
          </table:table-cell>
          <table:table-cell office:value-type="float" office:value="46.25" calcext:value-type="float">
            <text:p>46.25</text:p>
          </table:table-cell>
          <table:table-cell office:value-type="float" office:value="299.179993" calcext:value-type="float">
            <text:p>299.179993</text:p>
          </table:table-cell>
          <table:table-cell office:value-type="float" office:value="31.799999" calcext:value-type="float">
            <text:p>31.799999</text:p>
          </table:table-cell>
          <table:table-cell office:value-type="float" office:value="119.790001" calcext:value-type="float">
            <text:p>119.790001</text:p>
          </table:table-cell>
          <table:table-cell office:value-type="float" office:value="103.519997" calcext:value-type="float">
            <text:p>103.519997</text:p>
          </table:table-cell>
          <table:table-cell office:value-type="float" office:value="19" calcext:value-type="float">
            <text:p>19</text:p>
          </table:table-cell>
          <table:table-cell office:value-type="float" office:value="49.990002" calcext:value-type="float">
            <text:p>49.990002</text:p>
          </table:table-cell>
          <table:table-cell office:value-type="float" office:value="48.34" calcext:value-type="float">
            <text:p>48.34</text:p>
          </table:table-cell>
          <table:table-cell office:value-type="float" office:value="992" calcext:value-type="float">
            <text:p>992</text:p>
          </table:table-cell>
          <table:table-cell office:value-type="float" office:value="1007" calcext:value-type="float">
            <text:p>1007</text:p>
          </table:table-cell>
          <table:table-cell office:value-type="float" office:value="262.899994" calcext:value-type="float">
            <text:p>262.899994</text:p>
          </table:table-cell>
          <table:table-cell office:value-type="float" office:value="136.600006" calcext:value-type="float">
            <text:p>136.600006</text:p>
          </table:table-cell>
          <table:table-cell office:value-type="float" office:value="91.410004" calcext:value-type="float">
            <text:p>91.410004</text:p>
          </table:table-cell>
        </table:table-row>
        <table:table-row table:style-name="ro1">
          <table:table-cell office:value-type="float" office:value="92.970001" calcext:value-type="float">
            <text:p>92.970001</text:p>
          </table:table-cell>
          <table:table-cell office:value-type="float" office:value="46.119999" calcext:value-type="float">
            <text:p>46.119999</text:p>
          </table:table-cell>
          <table:table-cell office:value-type="float" office:value="297" calcext:value-type="float">
            <text:p>297</text:p>
          </table:table-cell>
          <table:table-cell office:value-type="float" office:value="31.790001" calcext:value-type="float">
            <text:p>31.790001</text:p>
          </table:table-cell>
          <table:table-cell office:value-type="float" office:value="119.839996" calcext:value-type="float">
            <text:p>119.839996</text:p>
          </table:table-cell>
          <table:table-cell office:value-type="float" office:value="101.169998" calcext:value-type="float">
            <text:p>101.169998</text:p>
          </table:table-cell>
          <table:table-cell office:value-type="float" office:value="18.91" calcext:value-type="float">
            <text:p>18.91</text:p>
          </table:table-cell>
          <table:table-cell office:value-type="float" office:value="49.709999" calcext:value-type="float">
            <text:p>49.709999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992.099976" calcext:value-type="float">
            <text:p>992.099976</text:p>
          </table:table-cell>
          <table:table-cell office:value-type="float" office:value="1008.440002" calcext:value-type="float">
            <text:p>1008.440002</text:p>
          </table:table-cell>
          <table:table-cell office:value-type="float" office:value="261.5" calcext:value-type="float">
            <text:p>261.5</text:p>
          </table:table-cell>
          <table:table-cell office:value-type="float" office:value="136.449997" calcext:value-type="float">
            <text:p>136.449997</text:p>
          </table:table-cell>
          <table:table-cell office:value-type="float" office:value="91.010002" calcext:value-type="float">
            <text:p>91.010002</text:p>
          </table:table-cell>
        </table:table-row>
        <table:table-row table:style-name="ro1">
          <table:table-cell office:value-type="float" office:value="93.040001" calcext:value-type="float">
            <text:p>93.040001</text:p>
          </table:table-cell>
          <table:table-cell office:value-type="float" office:value="46.529999" calcext:value-type="float">
            <text:p>46.529999</text:p>
          </table:table-cell>
          <table:table-cell office:value-type="float" office:value="295.5" calcext:value-type="float">
            <text:p>295.5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120.230003" calcext:value-type="float">
            <text:p>120.230003</text:p>
          </table:table-cell>
          <table:table-cell office:value-type="float" office:value="101.949997" calcext:value-type="float">
            <text:p>101.949997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49.700001" calcext:value-type="float">
            <text:p>49.700001</text:p>
          </table:table-cell>
          <table:table-cell office:value-type="float" office:value="48.09" calcext:value-type="float">
            <text:p>48.09</text:p>
          </table:table-cell>
          <table:table-cell office:value-type="float" office:value="990.289978" calcext:value-type="float">
            <text:p>990.289978</text:p>
          </table:table-cell>
          <table:table-cell office:value-type="float" office:value="1005.590027" calcext:value-type="float">
            <text:p>1005.590027</text:p>
          </table:table-cell>
          <table:table-cell office:value-type="float" office:value="256.48999" calcext:value-type="float">
            <text:p>256.48999</text:p>
          </table:table-cell>
          <table:table-cell office:value-type="float" office:value="137.669998" calcext:value-type="float">
            <text:p>137.669998</text:p>
          </table:table-cell>
          <table:table-cell office:value-type="float" office:value="91.089996" calcext:value-type="float">
            <text:p>91.089996</text:p>
          </table:table-cell>
        </table:table-row>
        <table:table-row table:style-name="ro1">
          <table:table-cell office:value-type="float" office:value="92.779999" calcext:value-type="float">
            <text:p>92.779999</text:p>
          </table:table-cell>
          <table:table-cell office:value-type="float" office:value="46.41" calcext:value-type="float">
            <text:p>46.41</text:p>
          </table:table-cell>
          <table:table-cell office:value-type="float" office:value="294.670013" calcext:value-type="float">
            <text:p>294.670013</text:p>
          </table:table-cell>
          <table:table-cell office:value-type="float" office:value="31.530001" calcext:value-type="float">
            <text:p>31.530001</text:p>
          </table:table-cell>
          <table:table-cell office:value-type="float" office:value="119.400002" calcext:value-type="float">
            <text:p>119.400002</text:p>
          </table:table-cell>
          <table:table-cell office:value-type="float" office:value="100.989998" calcext:value-type="float">
            <text:p>100.989998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49.75" calcext:value-type="float">
            <text:p>49.75</text:p>
          </table:table-cell>
          <table:table-cell office:value-type="float" office:value="48.330002" calcext:value-type="float">
            <text:p>48.330002</text:p>
          </table:table-cell>
          <table:table-cell office:value-type="float" office:value="991.77002" calcext:value-type="float">
            <text:p>991.77002</text:p>
          </table:table-cell>
          <table:table-cell office:value-type="float" office:value="1009.27002" calcext:value-type="float">
            <text:p>1009.27002</text:p>
          </table:table-cell>
          <table:table-cell office:value-type="float" office:value="258.470001" calcext:value-type="float">
            <text:p>258.470001</text:p>
          </table:table-cell>
          <table:table-cell office:value-type="float" office:value="140.789993" calcext:value-type="float">
            <text:p>140.789993</text:p>
          </table:table-cell>
          <table:table-cell office:value-type="float" office:value="92.349998" calcext:value-type="float">
            <text:p>92.349998</text:p>
          </table:table-cell>
        </table:table-row>
        <table:table-row table:style-name="ro1">
          <table:table-cell office:value-type="float" office:value="91.699997" calcext:value-type="float">
            <text:p>91.699997</text:p>
          </table:table-cell>
          <table:table-cell office:value-type="float" office:value="46.369999" calcext:value-type="float">
            <text:p>46.369999</text:p>
          </table:table-cell>
          <table:table-cell office:value-type="float" office:value="292" calcext:value-type="float">
            <text:p>292</text:p>
          </table:table-cell>
          <table:table-cell office:value-type="float" office:value="31.27" calcext:value-type="float">
            <text:p>31.27</text:p>
          </table:table-cell>
          <table:table-cell office:value-type="float" office:value="118.059998" calcext:value-type="float">
            <text:p>118.05999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8.51" calcext:value-type="float">
            <text:p>18.51</text:p>
          </table:table-cell>
          <table:table-cell office:value-type="float" office:value="49.389999" calcext:value-type="float">
            <text:p>49.389999</text:p>
          </table:table-cell>
          <table:table-cell office:value-type="float" office:value="50.049999" calcext:value-type="float">
            <text:p>50.049999</text:p>
          </table:table-cell>
          <table:table-cell office:value-type="float" office:value="986" calcext:value-type="float">
            <text:p>986</text:p>
          </table:table-cell>
          <table:table-cell office:value-type="float" office:value="990" calcext:value-type="float">
            <text:p>990</text:p>
          </table:table-cell>
          <table:table-cell office:value-type="float" office:value="258.980011" calcext:value-type="float">
            <text:p>258.980011</text:p>
          </table:table-cell>
          <table:table-cell office:value-type="float" office:value="140.710007" calcext:value-type="float">
            <text:p>140.710007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89.720001" calcext:value-type="float">
            <text:p>89.720001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293.75" calcext:value-type="float">
            <text:p>293.75</text:p>
          </table:table-cell>
          <table:table-cell office:value-type="float" office:value="30.540001" calcext:value-type="float">
            <text:p>30.540001</text:p>
          </table:table-cell>
          <table:table-cell office:value-type="float" office:value="118.610001" calcext:value-type="float">
            <text:p>118.610001</text:p>
          </table:table-cell>
          <table:table-cell office:value-type="float" office:value="103.519997" calcext:value-type="float">
            <text:p>103.519997</text:p>
          </table:table-cell>
          <table:table-cell office:value-type="float" office:value="18.75" calcext:value-type="float">
            <text:p>18.75</text:p>
          </table:table-cell>
          <table:table-cell office:value-type="float" office:value="49.900002" calcext:value-type="float">
            <text:p>49.900002</text:p>
          </table:table-cell>
          <table:table-cell office:value-type="float" office:value="49.450001" calcext:value-type="float">
            <text:p>49.450001</text:p>
          </table:table-cell>
          <table:table-cell office:value-type="float" office:value="989.440002" calcext:value-type="float">
            <text:p>989.440002</text:p>
          </table:table-cell>
          <table:table-cell office:value-type="float" office:value="993.530029" calcext:value-type="float">
            <text:p>993.530029</text:p>
          </table:table-cell>
          <table:table-cell office:value-type="float" office:value="260.359985" calcext:value-type="float">
            <text:p>260.359985</text:p>
          </table:table-cell>
          <table:table-cell office:value-type="float" office:value="142.380005" calcext:value-type="float">
            <text:p>142.380005</text:p>
          </table:table-cell>
          <table:table-cell office:value-type="float" office:value="96.779999" calcext:value-type="float">
            <text:p>96.779999</text:p>
          </table:table-cell>
        </table:table-row>
        <table:table-row table:style-name="ro1">
          <table:table-cell office:value-type="float" office:value="88.629997" calcext:value-type="float">
            <text:p>88.629997</text:p>
          </table:table-cell>
          <table:table-cell office:value-type="float" office:value="46.380001" calcext:value-type="float">
            <text:p>46.380001</text:p>
          </table:table-cell>
          <table:table-cell office:value-type="float" office:value="295.410004" calcext:value-type="float">
            <text:p>295.410004</text:p>
          </table:table-cell>
          <table:table-cell office:value-type="float" office:value="30.6" calcext:value-type="float">
            <text:p>30.6</text:p>
          </table:table-cell>
          <table:table-cell office:value-type="float" office:value="118.720001" calcext:value-type="float">
            <text:p>118.720001</text:p>
          </table:table-cell>
          <table:table-cell office:value-type="float" office:value="104.989998" calcext:value-type="float">
            <text:p>104.989998</text:p>
          </table:table-cell>
          <table:table-cell office:value-type="float" office:value="18.360001" calcext:value-type="float">
            <text:p>18.360001</text:p>
          </table:table-cell>
          <table:table-cell office:value-type="float" office:value="50.279999" calcext:value-type="float">
            <text:p>50.279999</text:p>
          </table:table-cell>
          <table:table-cell office:value-type="float" office:value="49.470001" calcext:value-type="float">
            <text:p>49.470001</text:p>
          </table:table-cell>
          <table:table-cell office:value-type="float" office:value="989.52002" calcext:value-type="float">
            <text:p>989.52002</text:p>
          </table:table-cell>
          <table:table-cell office:value-type="float" office:value="986.72998" calcext:value-type="float">
            <text:p>986.72998</text:p>
          </table:table-cell>
          <table:table-cell office:value-type="float" office:value="265.130005" calcext:value-type="float">
            <text:p>265.130005</text:p>
          </table:table-cell>
          <table:table-cell office:value-type="float" office:value="142.130005" calcext:value-type="float">
            <text:p>142.130005</text:p>
          </table:table-cell>
          <table:table-cell office:value-type="float" office:value="95.93" calcext:value-type="float">
            <text:p>95.93</text:p>
          </table:table-cell>
        </table:table-row>
        <table:table-row table:style-name="ro1">
          <table:table-cell office:value-type="float" office:value="87.370003" calcext:value-type="float">
            <text:p>87.370003</text:p>
          </table:table-cell>
          <table:table-cell office:value-type="float" office:value="46.259998" calcext:value-type="float">
            <text:p>46.259998</text:p>
          </table:table-cell>
          <table:table-cell office:value-type="float" office:value="293.200012" calcext:value-type="float">
            <text:p>293.200012</text:p>
          </table:table-cell>
          <table:table-cell office:value-type="float" office:value="30.5" calcext:value-type="float">
            <text:p>30.5</text:p>
          </table:table-cell>
          <table:table-cell office:value-type="float" office:value="119.480003" calcext:value-type="float">
            <text:p>119.480003</text:p>
          </table:table-cell>
          <table:table-cell office:value-type="float" office:value="104.059998" calcext:value-type="float">
            <text:p>104.059998</text:p>
          </table:table-cell>
          <table:table-cell office:value-type="float" office:value="18.17" calcext:value-type="float">
            <text:p>18.17</text:p>
          </table:table-cell>
          <table:table-cell office:value-type="float" office:value="50.48" calcext:value-type="float">
            <text:p>50.48</text:p>
          </table:table-cell>
          <table:table-cell office:value-type="float" office:value="49.16" calcext:value-type="float">
            <text:p>49.16</text:p>
          </table:table-cell>
          <table:table-cell office:value-type="float" office:value="970" calcext:value-type="float">
            <text:p>970</text:p>
          </table:table-cell>
          <table:table-cell office:value-type="float" office:value="969" calcext:value-type="float">
            <text:p>969</text:p>
          </table:table-cell>
          <table:table-cell office:value-type="float" office:value="263.23999" calcext:value-type="float">
            <text:p>263.23999</text:p>
          </table:table-cell>
          <table:table-cell office:value-type="float" office:value="143.380005" calcext:value-type="float">
            <text:p>143.3800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.900002" calcext:value-type="float">
            <text:p>86.900002</text:p>
          </table:table-cell>
          <table:table-cell office:value-type="float" office:value="46.369999" calcext:value-type="float">
            <text:p>46.369999</text:p>
          </table:table-cell>
          <table:table-cell office:value-type="float" office:value="300.630005" calcext:value-type="float">
            <text:p>300.630005</text:p>
          </table:table-cell>
          <table:table-cell office:value-type="float" office:value="30.26" calcext:value-type="float">
            <text:p>30.26</text:p>
          </table:table-cell>
          <table:table-cell office:value-type="float" office:value="119" calcext:value-type="float">
            <text:p>119</text:p>
          </table:table-cell>
          <table:table-cell office:value-type="float" office:value="103.529999" calcext:value-type="float">
            <text:p>103.529999</text:p>
          </table:table-cell>
          <table:table-cell office:value-type="float" office:value="18.190001" calcext:value-type="float">
            <text:p>18.190001</text:p>
          </table:table-cell>
          <table:table-cell office:value-type="float" office:value="51.060001" calcext:value-type="float">
            <text:p>51.060001</text:p>
          </table:table-cell>
          <table:table-cell office:value-type="float" office:value="48.68" calcext:value-type="float">
            <text:p>48.68</text:p>
          </table:table-cell>
          <table:table-cell office:value-type="float" office:value="968.369995" calcext:value-type="float">
            <text:p>968.369995</text:p>
          </table:table-cell>
          <table:table-cell office:value-type="float" office:value="978" calcext:value-type="float">
            <text:p>978</text:p>
          </table:table-cell>
          <table:table-cell office:value-type="float" office:value="264.779999" calcext:value-type="float">
            <text:p>264.779999</text:p>
          </table:table-cell>
          <table:table-cell office:value-type="float" office:value="141.160004" calcext:value-type="float">
            <text:p>141.160004</text:p>
          </table:table-cell>
          <table:table-cell office:value-type="float" office:value="91.779999" calcext:value-type="float">
            <text:p>91.779999</text:p>
          </table:table-cell>
        </table:table-row>
        <table:table-row table:style-name="ro1">
          <table:table-cell office:value-type="float" office:value="87.190002" calcext:value-type="float">
            <text:p>87.190002</text:p>
          </table:table-cell>
          <table:table-cell office:value-type="float" office:value="46.32" calcext:value-type="float">
            <text:p>46.32</text:p>
          </table:table-cell>
          <table:table-cell office:value-type="float" office:value="306" calcext:value-type="float">
            <text:p>306</text:p>
          </table:table-cell>
          <table:table-cell office:value-type="float" office:value="30.389999" calcext:value-type="float">
            <text:p>30.389999</text:p>
          </table:table-cell>
          <table:table-cell office:value-type="float" office:value="118.779999" calcext:value-type="float">
            <text:p>118.779999</text:p>
          </table:table-cell>
          <table:table-cell office:value-type="float" office:value="105" calcext:value-type="float">
            <text:p>105</text:p>
          </table:table-cell>
          <table:table-cell office:value-type="float" office:value="18.01" calcext:value-type="float">
            <text:p>18.01</text:p>
          </table:table-cell>
          <table:table-cell office:value-type="float" office:value="50.389999" calcext:value-type="float">
            <text:p>50.389999</text:p>
          </table:table-cell>
          <table:table-cell office:value-type="float" office:value="48.860001" calcext:value-type="float">
            <text:p>48.860001</text:p>
          </table:table-cell>
          <table:table-cell office:value-type="float" office:value="980" calcext:value-type="float">
            <text:p>980</text:p>
          </table:table-cell>
          <table:table-cell office:value-type="float" office:value="980.330017" calcext:value-type="float">
            <text:p>980.330017</text:p>
          </table:table-cell>
          <table:table-cell office:value-type="float" office:value="259.720001" calcext:value-type="float">
            <text:p>259.720001</text:p>
          </table:table-cell>
          <table:table-cell office:value-type="float" office:value="142.509995" calcext:value-type="float">
            <text:p>142.509995</text:p>
          </table:table-cell>
          <table:table-cell office:value-type="float" office:value="91.860001" calcext:value-type="float">
            <text:p>91.860001</text:p>
          </table:table-cell>
        </table:table-row>
        <table:table-row table:style-name="ro1">
          <table:table-cell office:value-type="float" office:value="87.529999" calcext:value-type="float">
            <text:p>87.529999</text:p>
          </table:table-cell>
          <table:table-cell office:value-type="float" office:value="46.130001" calcext:value-type="float">
            <text:p>46.130001</text:p>
          </table:table-cell>
          <table:table-cell office:value-type="float" office:value="298" calcext:value-type="float">
            <text:p>298</text:p>
          </table:table-cell>
          <table:table-cell office:value-type="float" office:value="30.33" calcext:value-type="float">
            <text:p>30.33</text:p>
          </table:table-cell>
          <table:table-cell office:value-type="float" office:value="116.129997" calcext:value-type="float">
            <text:p>116.129997</text:p>
          </table:table-cell>
          <table:table-cell office:value-type="float" office:value="103.25" calcext:value-type="float">
            <text:p>103.25</text:p>
          </table:table-cell>
          <table:table-cell office:value-type="float" office:value="17.9" calcext:value-type="float">
            <text:p>17.9</text:p>
          </table:table-cell>
          <table:table-cell office:value-type="float" office:value="51.16" calcext:value-type="float">
            <text:p>51.16</text:p>
          </table:table-cell>
          <table:table-cell office:value-type="float" office:value="48.720001" calcext:value-type="float">
            <text:p>48.720001</text:p>
          </table:table-cell>
          <table:table-cell office:value-type="float" office:value="1009.190002" calcext:value-type="float">
            <text:p>1009.190002</text:p>
          </table:table-cell>
          <table:table-cell office:value-type="float" office:value="1058.140015" calcext:value-type="float">
            <text:p>1058.140015</text:p>
          </table:table-cell>
          <table:table-cell office:value-type="float" office:value="258.26001" calcext:value-type="float">
            <text:p>258.26001</text:p>
          </table:table-cell>
          <table:table-cell office:value-type="float" office:value="141" calcext:value-type="float">
            <text:p>141</text:p>
          </table:table-cell>
          <table:table-cell office:value-type="float" office:value="92.699997" calcext:value-type="float">
            <text:p>92.699997</text:p>
          </table:table-cell>
        </table:table-row>
        <table:table-row table:style-name="ro1">
          <table:table-cell office:value-type="float" office:value="86.910004" calcext:value-type="float">
            <text:p>86.910004</text:p>
          </table:table-cell>
          <table:table-cell office:value-type="float" office:value="46" calcext:value-type="float">
            <text:p>46</text:p>
          </table:table-cell>
          <table:table-cell office:value-type="float" office:value="296.869995" calcext:value-type="float">
            <text:p>296.869995</text:p>
          </table:table-cell>
          <table:table-cell office:value-type="float" office:value="30.27" calcext:value-type="float">
            <text:p>30.27</text:p>
          </table:table-cell>
          <table:table-cell office:value-type="float" office:value="113.169998" calcext:value-type="float">
            <text:p>113.169998</text:p>
          </table:table-cell>
          <table:table-cell office:value-type="float" office:value="103.339996" calcext:value-type="float">
            <text:p>103.339996</text:p>
          </table:table-cell>
          <table:table-cell office:value-type="float" office:value="17.969999" calcext:value-type="float">
            <text:p>17.969999</text:p>
          </table:table-cell>
          <table:table-cell office:value-type="float" office:value="51.389999" calcext:value-type="float">
            <text:p>51.389999</text:p>
          </table:table-cell>
          <table:table-cell office:value-type="float" office:value="48.880001" calcext:value-type="float">
            <text:p>48.880001</text:p>
          </table:table-cell>
          <table:table-cell office:value-type="float" office:value="1014" calcext:value-type="float">
            <text:p>1014</text:p>
          </table:table-cell>
          <table:table-cell office:value-type="float" office:value="1095.01001" calcext:value-type="float">
            <text:p>1095.01001</text:p>
          </table:table-cell>
          <table:table-cell office:value-type="float" office:value="255.449997" calcext:value-type="float">
            <text:p>255.449997</text:p>
          </table:table-cell>
          <table:table-cell office:value-type="float" office:value="141.080002" calcext:value-type="float">
            <text:p>141.080002</text:p>
          </table:table-cell>
          <table:table-cell office:value-type="float" office:value="91.699997" calcext:value-type="float">
            <text:p>91.699997</text:p>
          </table:table-cell>
        </table:table-row>
        <table:table-row table:style-name="ro1">
          <table:table-cell office:value-type="float" office:value="86.489998" calcext:value-type="float">
            <text:p>86.489998</text:p>
          </table:table-cell>
          <table:table-cell office:value-type="float" office:value="45.919998" calcext:value-type="float">
            <text:p>45.919998</text:p>
          </table:table-cell>
          <table:table-cell office:value-type="float" office:value="296.98999" calcext:value-type="float">
            <text:p>296.98999</text:p>
          </table:table-cell>
          <table:table-cell office:value-type="float" office:value="30.52" calcext:value-type="float">
            <text:p>30.52</text:p>
          </table:table-cell>
          <table:table-cell office:value-type="float" office:value="114.449997" calcext:value-type="float">
            <text:p>114.449997</text:p>
          </table:table-cell>
          <table:table-cell office:value-type="float" office:value="105.949997" calcext:value-type="float">
            <text:p>105.949997</text:p>
          </table:table-cell>
          <table:table-cell office:value-type="float" office:value="18.07" calcext:value-type="float">
            <text:p>18.07</text:p>
          </table:table-cell>
          <table:table-cell office:value-type="float" office:value="51.32" calcext:value-type="float">
            <text:p>51.32</text:p>
          </table:table-cell>
          <table:table-cell office:value-type="float" office:value="47.939999" calcext:value-type="float">
            <text:p>47.939999</text:p>
          </table:table-cell>
          <table:table-cell office:value-type="float" office:value="1015.219971" calcext:value-type="float">
            <text:p>1015.219971</text:p>
          </table:table-cell>
          <table:table-cell office:value-type="float" office:value="1109" calcext:value-type="float">
            <text:p>1109</text:p>
          </table:table-cell>
          <table:table-cell office:value-type="float" office:value="259.339996" calcext:value-type="float">
            <text:p>259.339996</text:p>
          </table:table-cell>
          <table:table-cell office:value-type="float" office:value="140.020004" calcext:value-type="float">
            <text:p>140.020004</text:p>
          </table:table-cell>
          <table:table-cell office:value-type="float" office:value="90.879997" calcext:value-type="float">
            <text:p>90.879997</text:p>
          </table:table-cell>
        </table:table-row>
        <table:table-row table:style-name="ro1">
          <table:table-cell office:value-type="float" office:value="86.330002" calcext:value-type="float">
            <text:p>86.330002</text:p>
          </table:table-cell>
          <table:table-cell office:value-type="float" office:value="45.75" calcext:value-type="float">
            <text:p>45.75</text:p>
          </table:table-cell>
          <table:table-cell office:value-type="float" office:value="295.670013" calcext:value-type="float">
            <text:p>295.670013</text:p>
          </table:table-cell>
          <table:table-cell office:value-type="float" office:value="30.969999" calcext:value-type="float">
            <text:p>30.969999</text:p>
          </table:table-cell>
          <table:table-cell office:value-type="float" office:value="116.300003" calcext:value-type="float">
            <text:p>116.300003</text:p>
          </table:table-cell>
          <table:table-cell office:value-type="float" office:value="107.68" calcext:value-type="float">
            <text:p>107.68</text:p>
          </table:table-cell>
          <table:table-cell office:value-type="float" office:value="18.25" calcext:value-type="float">
            <text:p>18.25</text:p>
          </table:table-cell>
          <table:table-cell office:value-type="float" office:value="51.810001" calcext:value-type="float">
            <text:p>51.810001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1017.210022" calcext:value-type="float">
            <text:p>1017.210022</text:p>
          </table:table-cell>
          <table:table-cell office:value-type="float" office:value="1105.400024" calcext:value-type="float">
            <text:p>1105.400024</text:p>
          </table:table-cell>
          <table:table-cell office:value-type="float" office:value="258.290009" calcext:value-type="float">
            <text:p>258.290009</text:p>
          </table:table-cell>
          <table:table-cell office:value-type="float" office:value="139.830002" calcext:value-type="float">
            <text:p>139.830002</text:p>
          </table:table-cell>
          <table:table-cell office:value-type="float" office:value="90.779999" calcext:value-type="float">
            <text:p>90.779999</text:p>
          </table:table-cell>
        </table:table-row>
        <table:table-row table:style-name="ro1">
          <table:table-cell office:value-type="float" office:value="86.779999" calcext:value-type="float">
            <text:p>86.779999</text:p>
          </table:table-cell>
          <table:table-cell office:value-type="float" office:value="45.810001" calcext:value-type="float">
            <text:p>45.810001</text:p>
          </table:table-cell>
          <table:table-cell office:value-type="float" office:value="293.880005" calcext:value-type="float">
            <text:p>293.880005</text:p>
          </table:table-cell>
          <table:table-cell office:value-type="float" office:value="31.040001" calcext:value-type="float">
            <text:p>31.040001</text:p>
          </table:table-cell>
          <table:table-cell office:value-type="float" office:value="116.209999" calcext:value-type="float">
            <text:p>116.209999</text:p>
          </table:table-cell>
          <table:table-cell office:value-type="float" office:value="105.260002" calcext:value-type="float">
            <text:p>105.260002</text:p>
          </table:table-cell>
          <table:table-cell office:value-type="float" office:value="18.07" calcext:value-type="float">
            <text:p>18.07</text:p>
          </table:table-cell>
          <table:table-cell office:value-type="float" office:value="52.060001" calcext:value-type="float">
            <text:p>52.060001</text:p>
          </table:table-cell>
          <table:table-cell office:value-type="float" office:value="47.880001" calcext:value-type="float">
            <text:p>47.880001</text:p>
          </table:table-cell>
          <table:table-cell office:value-type="float" office:value="1021.76001" calcext:value-type="float">
            <text:p>1021.76001</text:p>
          </table:table-cell>
          <table:table-cell office:value-type="float" office:value="1097.810059" calcext:value-type="float">
            <text:p>1097.810059</text:p>
          </table:table-cell>
          <table:table-cell office:value-type="float" office:value="258.309998" calcext:value-type="float">
            <text:p>258.309998</text:p>
          </table:table-cell>
          <table:table-cell office:value-type="float" office:value="140.110001" calcext:value-type="float">
            <text:p>140.110001</text:p>
          </table:table-cell>
          <table:table-cell office:value-type="float" office:value="92.080002" calcext:value-type="float">
            <text:p>92.080002</text:p>
          </table:table-cell>
        </table:table-row>
        <table:table-row table:style-name="ro1">
          <table:table-cell office:value-type="float" office:value="86.779999" calcext:value-type="float">
            <text:p>86.779999</text:p>
          </table:table-cell>
          <table:table-cell office:value-type="float" office:value="45.970001" calcext:value-type="float">
            <text:p>45.970001</text:p>
          </table:table-cell>
          <table:table-cell office:value-type="float" office:value="301.179993" calcext:value-type="float">
            <text:p>301.179993</text:p>
          </table:table-cell>
          <table:table-cell office:value-type="float" office:value="31.290001" calcext:value-type="float">
            <text:p>31.290001</text:p>
          </table:table-cell>
          <table:table-cell office:value-type="float" office:value="115.480003" calcext:value-type="float">
            <text:p>115.480003</text:p>
          </table:table-cell>
          <table:table-cell office:value-type="float" office:value="105.839996" calcext:value-type="float">
            <text:p>105.839996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52.369999" calcext:value-type="float">
            <text:p>52.369999</text:p>
          </table:table-cell>
          <table:table-cell office:value-type="float" office:value="47.66" calcext:value-type="float">
            <text:p>47.66</text:p>
          </table:table-cell>
          <table:table-cell office:value-type="float" office:value="1022.109985" calcext:value-type="float">
            <text:p>1022.109985</text:p>
          </table:table-cell>
          <table:table-cell office:value-type="float" office:value="1091.150024" calcext:value-type="float">
            <text:p>1091.150024</text:p>
          </table:table-cell>
          <table:table-cell office:value-type="float" office:value="262.420013" calcext:value-type="float">
            <text:p>262.420013</text:p>
          </table:table-cell>
          <table:table-cell office:value-type="float" office:value="139.729996" calcext:value-type="float">
            <text:p>139.729996</text:p>
          </table:table-cell>
          <table:table-cell office:value-type="float" office:value="91.300003" calcext:value-type="float">
            <text:p>91.300003</text:p>
          </table:table-cell>
        </table:table-row>
        <table:table-row table:style-name="ro1">
          <table:table-cell office:value-type="float" office:value="86.550003" calcext:value-type="float">
            <text:p>86.550003</text:p>
          </table:table-cell>
          <table:table-cell office:value-type="float" office:value="45.91" calcext:value-type="float">
            <text:p>45.91</text:p>
          </table:table-cell>
          <table:table-cell office:value-type="float" office:value="300.859985" calcext:value-type="float">
            <text:p>300.859985</text:p>
          </table:table-cell>
          <table:table-cell office:value-type="float" office:value="31.09" calcext:value-type="float">
            <text:p>31.09</text:p>
          </table:table-cell>
          <table:table-cell office:value-type="float" office:value="115.370003" calcext:value-type="float">
            <text:p>115.370003</text:p>
          </table:table-cell>
          <table:table-cell office:value-type="float" office:value="110.900002" calcext:value-type="float">
            <text:p>110.900002</text:p>
          </table:table-cell>
          <table:table-cell office:value-type="float" office:value="17.809999" calcext:value-type="float">
            <text:p>17.809999</text:p>
          </table:table-cell>
          <table:table-cell office:value-type="float" office:value="53.009998" calcext:value-type="float">
            <text:p>53.009998</text:p>
          </table:table-cell>
          <table:table-cell office:value-type="float" office:value="46.310001" calcext:value-type="float">
            <text:p>46.310001</text:p>
          </table:table-cell>
          <table:table-cell office:value-type="float" office:value="1028.98999" calcext:value-type="float">
            <text:p>1028.98999</text:p>
          </table:table-cell>
          <table:table-cell office:value-type="float" office:value="1109.150024" calcext:value-type="float">
            <text:p>1109.150024</text:p>
          </table:table-cell>
          <table:table-cell office:value-type="float" office:value="262.619995" calcext:value-type="float">
            <text:p>262.619995</text:p>
          </table:table-cell>
          <table:table-cell office:value-type="float" office:value="140.009995" calcext:value-type="float">
            <text:p>140.009995</text:p>
          </table:table-cell>
          <table:table-cell office:value-type="float" office:value="92.220001" calcext:value-type="float">
            <text:p>92.220001</text:p>
          </table:table-cell>
        </table:table-row>
        <table:table-row table:style-name="ro1">
          <table:table-cell office:value-type="float" office:value="86.040001" calcext:value-type="float">
            <text:p>86.040001</text:p>
          </table:table-cell>
          <table:table-cell office:value-type="float" office:value="45.41" calcext:value-type="float">
            <text:p>45.41</text:p>
          </table:table-cell>
          <table:table-cell office:value-type="float" office:value="301.98999" calcext:value-type="float">
            <text:p>301.98999</text:p>
          </table:table-cell>
          <table:table-cell office:value-type="float" office:value="30.809999" calcext:value-type="float">
            <text:p>30.809999</text:p>
          </table:table-cell>
          <table:table-cell office:value-type="float" office:value="117.379997" calcext:value-type="float">
            <text:p>117.379997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8.120001" calcext:value-type="float">
            <text:p>18.120001</text:p>
          </table:table-cell>
          <table:table-cell office:value-type="float" office:value="53.93" calcext:value-type="float">
            <text:p>53.93</text:p>
          </table:table-cell>
          <table:table-cell office:value-type="float" office:value="45.209999" calcext:value-type="float">
            <text:p>45.209999</text:p>
          </table:table-cell>
          <table:table-cell office:value-type="float" office:value="1027.27002" calcext:value-type="float">
            <text:p>1027.27002</text:p>
          </table:table-cell>
          <table:table-cell office:value-type="float" office:value="1124.73999" calcext:value-type="float">
            <text:p>1124.73999</text:p>
          </table:table-cell>
          <table:table-cell office:value-type="float" office:value="264.070007" calcext:value-type="float">
            <text:p>264.070007</text:p>
          </table:table-cell>
          <table:table-cell office:value-type="float" office:value="140.080002" calcext:value-type="float">
            <text:p>140.080002</text:p>
          </table:table-cell>
          <table:table-cell office:value-type="float" office:value="92.980003" calcext:value-type="float">
            <text:p>92.980003</text:p>
          </table:table-cell>
        </table:table-row>
        <table:table-row table:style-name="ro1">
          <table:table-cell office:value-type="float" office:value="86.989998" calcext:value-type="float">
            <text:p>86.989998</text:p>
          </table:table-cell>
          <table:table-cell office:value-type="float" office:value="45.98" calcext:value-type="float">
            <text:p>45.98</text:p>
          </table:table-cell>
          <table:table-cell office:value-type="float" office:value="303.299988" calcext:value-type="float">
            <text:p>303.299988</text:p>
          </table:table-cell>
          <table:table-cell office:value-type="float" office:value="31.65" calcext:value-type="float">
            <text:p>31.65</text:p>
          </table:table-cell>
          <table:table-cell office:value-type="float" office:value="116.779999" calcext:value-type="float">
            <text:p>116.779999</text:p>
          </table:table-cell>
          <table:table-cell office:value-type="float" office:value="111.629997" calcext:value-type="float">
            <text:p>111.629997</text:p>
          </table:table-cell>
          <table:table-cell office:value-type="float" office:value="18.01" calcext:value-type="float">
            <text:p>18.01</text:p>
          </table:table-cell>
          <table:table-cell office:value-type="float" office:value="54.099998" calcext:value-type="float">
            <text:p>54.099998</text:p>
          </table:table-cell>
          <table:table-cell office:value-type="float" office:value="45.41" calcext:value-type="float">
            <text:p>45.41</text:p>
          </table:table-cell>
          <table:table-cell office:value-type="float" office:value="1030.52002" calcext:value-type="float">
            <text:p>1030.52002</text:p>
          </table:table-cell>
          <table:table-cell office:value-type="float" office:value="1122.819946" calcext:value-type="float">
            <text:p>1122.819946</text:p>
          </table:table-cell>
          <table:table-cell office:value-type="float" office:value="266.140015" calcext:value-type="float">
            <text:p>266.140015</text:p>
          </table:table-cell>
          <table:table-cell office:value-type="float" office:value="139.699997" calcext:value-type="float">
            <text:p>139.699997</text:p>
          </table:table-cell>
          <table:table-cell office:value-type="float" office:value="94.309998" calcext:value-type="float">
            <text:p>94.309998</text:p>
          </table:table-cell>
        </table:table-row>
        <table:table-row table:style-name="ro1">
          <table:table-cell office:value-type="float" office:value="87.349998" calcext:value-type="float">
            <text:p>87.349998</text:p>
          </table:table-cell>
          <table:table-cell office:value-type="float" office:value="46.119999" calcext:value-type="float">
            <text:p>46.119999</text:p>
          </table:table-cell>
          <table:table-cell office:value-type="float" office:value="302.869995" calcext:value-type="float">
            <text:p>302.869995</text:p>
          </table:table-cell>
          <table:table-cell office:value-type="float" office:value="32.060001" calcext:value-type="float">
            <text:p>32.060001</text:p>
          </table:table-cell>
          <table:table-cell office:value-type="float" office:value="115.900002" calcext:value-type="float">
            <text:p>115.900002</text:p>
          </table:table-cell>
          <table:table-cell office:value-type="float" office:value="113.699997" calcext:value-type="float">
            <text:p>113.699997</text:p>
          </table:table-cell>
          <table:table-cell office:value-type="float" office:value="17.9" calcext:value-type="float">
            <text:p>17.9</text:p>
          </table:table-cell>
          <table:table-cell office:value-type="float" office:value="53.27" calcext:value-type="float">
            <text:p>53.27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1033.98999" calcext:value-type="float">
            <text:p>1033.98999</text:p>
          </table:table-cell>
          <table:table-cell office:value-type="float" office:value="1125.959961" calcext:value-type="float">
            <text:p>1125.959961</text:p>
          </table:table-cell>
          <table:table-cell office:value-type="float" office:value="265.01001" calcext:value-type="float">
            <text:p>265.01001</text:p>
          </table:table-cell>
          <table:table-cell office:value-type="float" office:value="140.860001" calcext:value-type="float">
            <text:p>140.860001</text:p>
          </table:table-cell>
          <table:table-cell office:value-type="float" office:value="95.290001" calcext:value-type="float">
            <text:p>95.290001</text:p>
          </table:table-cell>
        </table:table-row>
        <table:table-row table:style-name="ro1">
          <table:table-cell office:value-type="float" office:value="87.989998" calcext:value-type="float">
            <text:p>87.989998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298.5" calcext:value-type="float">
            <text:p>298.5</text:p>
          </table:table-cell>
          <table:table-cell office:value-type="float" office:value="31.92" calcext:value-type="float">
            <text:p>31.92</text:p>
          </table:table-cell>
          <table:table-cell office:value-type="float" office:value="116.709999" calcext:value-type="float">
            <text:p>116.709999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17.860001" calcext:value-type="float">
            <text:p>17.860001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45.110001" calcext:value-type="float">
            <text:p>45.110001</text:p>
          </table:table-cell>
          <table:table-cell office:value-type="float" office:value="1026.459961" calcext:value-type="float">
            <text:p>1026.459961</text:p>
          </table:table-cell>
          <table:table-cell office:value-type="float" office:value="1126.099976" calcext:value-type="float">
            <text:p>1126.099976</text:p>
          </table:table-cell>
          <table:table-cell office:value-type="float" office:value="262.109985" calcext:value-type="float">
            <text:p>262.109985</text:p>
          </table:table-cell>
          <table:table-cell office:value-type="float" office:value="140.130005" calcext:value-type="float">
            <text:p>140.130005</text:p>
          </table:table-cell>
          <table:table-cell office:value-type="float" office:value="95.349998" calcext:value-type="float">
            <text:p>95.349998</text:p>
          </table:table-cell>
        </table:table-row>
        <table:table-row table:style-name="ro1">
          <table:table-cell office:value-type="float" office:value="88.669998" calcext:value-type="float">
            <text:p>88.669998</text:p>
          </table:table-cell>
          <table:table-cell office:value-type="float" office:value="46.599998" calcext:value-type="float">
            <text:p>46.599998</text:p>
          </table:table-cell>
          <table:table-cell office:value-type="float" office:value="297.730011" calcext:value-type="float">
            <text:p>297.730011</text:p>
          </table:table-cell>
          <table:table-cell office:value-type="float" office:value="32.330002" calcext:value-type="float">
            <text:p>32.330002</text:p>
          </table:table-cell>
          <table:table-cell office:value-type="float" office:value="117.220001" calcext:value-type="float">
            <text:p>117.220001</text:p>
          </table:table-cell>
          <table:table-cell office:value-type="float" office:value="113.379997" calcext:value-type="float">
            <text:p>113.379997</text:p>
          </table:table-cell>
          <table:table-cell office:value-type="float" office:value="17.639999" calcext:value-type="float">
            <text:p>17.639999</text:p>
          </table:table-cell>
          <table:table-cell office:value-type="float" office:value="52.66" calcext:value-type="float">
            <text:p>52.66</text:p>
          </table:table-cell>
          <table:table-cell office:value-type="float" office:value="44.919998" calcext:value-type="float">
            <text:p>44.919998</text:p>
          </table:table-cell>
          <table:table-cell office:value-type="float" office:value="1023.419983" calcext:value-type="float">
            <text:p>1023.419983</text:p>
          </table:table-cell>
          <table:table-cell office:value-type="float" office:value="1123" calcext:value-type="float">
            <text:p>1123</text:p>
          </table:table-cell>
          <table:table-cell office:value-type="float" office:value="261.670013" calcext:value-type="float">
            <text:p>261.670013</text:p>
          </table:table-cell>
          <table:table-cell office:value-type="float" office:value="139.009995" calcext:value-type="float">
            <text:p>139.009995</text:p>
          </table:table-cell>
          <table:table-cell office:value-type="float" office:value="95.370003" calcext:value-type="float">
            <text:p>95.370003</text:p>
          </table:table-cell>
        </table:table-row>
        <table:table-row table:style-name="ro1">
          <table:table-cell office:value-type="float" office:value="88.739998" calcext:value-type="float">
            <text:p>88.739998</text:p>
          </table:table-cell>
          <table:table-cell office:value-type="float" office:value="46.709999" calcext:value-type="float">
            <text:p>46.709999</text:p>
          </table:table-cell>
          <table:table-cell office:value-type="float" office:value="297.170013" calcext:value-type="float">
            <text:p>297.170013</text:p>
          </table:table-cell>
          <table:table-cell office:value-type="float" office:value="32.380001" calcext:value-type="float">
            <text:p>32.380001</text:p>
          </table:table-cell>
          <table:table-cell office:value-type="float" office:value="116.82" calcext:value-type="float">
            <text:p>116.82</text:p>
          </table:table-cell>
          <table:table-cell office:value-type="float" office:value="112.800003" calcext:value-type="float">
            <text:p>112.800003</text:p>
          </table:table-cell>
          <table:table-cell office:value-type="float" office:value="17.42" calcext:value-type="float">
            <text:p>17.42</text:p>
          </table:table-cell>
          <table:table-cell office:value-type="float" office:value="52.189999" calcext:value-type="float">
            <text:p>52.189999</text:p>
          </table:table-cell>
          <table:table-cell office:value-type="float" office:value="44.689999" calcext:value-type="float">
            <text:p>44.689999</text:p>
          </table:table-cell>
          <table:table-cell office:value-type="float" office:value="1022.590027" calcext:value-type="float">
            <text:p>1022.590027</text:p>
          </table:table-cell>
          <table:table-cell office:value-type="float" office:value="1130.109985" calcext:value-type="float">
            <text:p>1130.109985</text:p>
          </table:table-cell>
          <table:table-cell office:value-type="float" office:value="262" calcext:value-type="float">
            <text:p>262</text:p>
          </table:table-cell>
          <table:table-cell office:value-type="float" office:value="139.570007" calcext:value-type="float">
            <text:p>139.570007</text:p>
          </table:table-cell>
          <table:table-cell office:value-type="float" office:value="94.639999" calcext:value-type="float">
            <text:p>94.639999</text:p>
          </table:table-cell>
        </table:table-row>
        <table:table-row table:style-name="ro1">
          <table:table-cell office:value-type="float" office:value="88.730003" calcext:value-type="float">
            <text:p>88.730003</text:p>
          </table:table-cell>
          <table:table-cell office:value-type="float" office:value="47.32" calcext:value-type="float">
            <text:p>47.32</text:p>
          </table:table-cell>
          <table:table-cell office:value-type="float" office:value="300.769989" calcext:value-type="float">
            <text:p>300.769989</text:p>
          </table:table-cell>
          <table:table-cell office:value-type="float" office:value="32.830002" calcext:value-type="float">
            <text:p>32.830002</text:p>
          </table:table-cell>
          <table:table-cell office:value-type="float" office:value="116.209999" calcext:value-type="float">
            <text:p>116.209999</text:p>
          </table:table-cell>
          <table:table-cell office:value-type="float" office:value="113.489998" calcext:value-type="float">
            <text:p>113.489998</text:p>
          </table:table-cell>
          <table:table-cell office:value-type="float" office:value="17.25" calcext:value-type="float">
            <text:p>17.25</text:p>
          </table:table-cell>
          <table:table-cell office:value-type="float" office:value="50.740002" calcext:value-type="float">
            <text:p>50.740002</text:p>
          </table:table-cell>
          <table:table-cell office:value-type="float" office:value="44.330002" calcext:value-type="float">
            <text:p>44.330002</text:p>
          </table:table-cell>
          <table:table-cell office:value-type="float" office:value="1019.210022" calcext:value-type="float">
            <text:p>1019.210022</text:p>
          </table:table-cell>
          <table:table-cell office:value-type="float" office:value="1127.01001" calcext:value-type="float">
            <text:p>1127.01001</text:p>
          </table:table-cell>
          <table:table-cell office:value-type="float" office:value="261.420013" calcext:value-type="float">
            <text:p>261.420013</text:p>
          </table:table-cell>
          <table:table-cell office:value-type="float" office:value="139.229996" calcext:value-type="float">
            <text:p>139.229996</text:p>
          </table:table-cell>
          <table:table-cell office:value-type="float" office:value="94.629997" calcext:value-type="float">
            <text:p>94.629997</text:p>
          </table:table-cell>
        </table:table-row>
        <table:table-row table:style-name="ro1">
          <table:table-cell office:value-type="float" office:value="89.839996" calcext:value-type="float">
            <text:p>89.839996</text:p>
          </table:table-cell>
          <table:table-cell office:value-type="float" office:value="46.950001" calcext:value-type="float">
            <text:p>46.950001</text:p>
          </table:table-cell>
          <table:table-cell office:value-type="float" office:value="300.380005" calcext:value-type="float">
            <text:p>300.380005</text:p>
          </table:table-cell>
          <table:table-cell office:value-type="float" office:value="33.099998" calcext:value-type="float">
            <text:p>33.099998</text:p>
          </table:table-cell>
          <table:table-cell office:value-type="float" office:value="115.25" calcext:value-type="float">
            <text:p>115.25</text:p>
          </table:table-cell>
          <table:table-cell office:value-type="float" office:value="112.620003" calcext:value-type="float">
            <text:p>112.620003</text:p>
          </table:table-cell>
          <table:table-cell office:value-type="float" office:value="17.049999" calcext:value-type="float">
            <text:p>17.049999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44.209999" calcext:value-type="float">
            <text:p>44.209999</text:p>
          </table:table-cell>
          <table:table-cell office:value-type="float" office:value="1022.52002" calcext:value-type="float">
            <text:p>1022.52002</text:p>
          </table:table-cell>
          <table:table-cell office:value-type="float" office:value="1130.160034" calcext:value-type="float">
            <text:p>1130.160034</text:p>
          </table:table-cell>
          <table:table-cell office:value-type="float" office:value="263.76001" calcext:value-type="float">
            <text:p>263.76001</text:p>
          </table:table-cell>
          <table:table-cell office:value-type="float" office:value="139.419998" calcext:value-type="float">
            <text:p>139.419998</text:p>
          </table:table-cell>
          <table:table-cell office:value-type="float" office:value="94.440002" calcext:value-type="float">
            <text:p>94.440002</text:p>
          </table:table-cell>
        </table:table-row>
        <table:table-row table:style-name="ro1">
          <table:table-cell office:value-type="float" office:value="88.949997" calcext:value-type="float">
            <text:p>88.949997</text:p>
          </table:table-cell>
          <table:table-cell office:value-type="float" office:value="46.34" calcext:value-type="float">
            <text:p>46.34</text:p>
          </table:table-cell>
          <table:table-cell office:value-type="float" office:value="299.570007" calcext:value-type="float">
            <text:p>299.570007</text:p>
          </table:table-cell>
          <table:table-cell office:value-type="float" office:value="32.860001" calcext:value-type="float">
            <text:p>32.860001</text:p>
          </table:table-cell>
          <table:table-cell office:value-type="float" office:value="114.669998" calcext:value-type="float">
            <text:p>114.669998</text:p>
          </table:table-cell>
          <table:table-cell office:value-type="float" office:value="110.519997" calcext:value-type="float">
            <text:p>110.519997</text:p>
          </table:table-cell>
          <table:table-cell office:value-type="float" office:value="16.83" calcext:value-type="float">
            <text:p>16.83</text:p>
          </table:table-cell>
          <table:table-cell office:value-type="float" office:value="50.240002" calcext:value-type="float">
            <text:p>50.240002</text:p>
          </table:table-cell>
          <table:table-cell office:value-type="float" office:value="44.630001" calcext:value-type="float">
            <text:p>44.630001</text:p>
          </table:table-cell>
          <table:table-cell office:value-type="float" office:value="1034.01001" calcext:value-type="float">
            <text:p>1034.01001</text:p>
          </table:table-cell>
          <table:table-cell office:value-type="float" office:value="1138.280029" calcext:value-type="float">
            <text:p>1138.280029</text:p>
          </table:table-cell>
          <table:table-cell office:value-type="float" office:value="262.820007" calcext:value-type="float">
            <text:p>262.820007</text:p>
          </table:table-cell>
          <table:table-cell office:value-type="float" office:value="138.300003" calcext:value-type="float">
            <text:p>138.300003</text:p>
          </table:table-cell>
          <table:table-cell office:value-type="float" office:value="93.800003" calcext:value-type="float">
            <text:p>93.800003</text:p>
          </table:table-cell>
        </table:table-row>
        <table:table-row table:style-name="ro1">
          <table:table-cell office:value-type="float" office:value="88.43" calcext:value-type="float">
            <text:p>88.43</text:p>
          </table:table-cell>
          <table:table-cell office:value-type="float" office:value="45.650002" calcext:value-type="float">
            <text:p>45.650002</text:p>
          </table:table-cell>
          <table:table-cell office:value-type="float" office:value="296.959991" calcext:value-type="float">
            <text:p>296.959991</text:p>
          </table:table-cell>
          <table:table-cell office:value-type="float" office:value="33.209999" calcext:value-type="float">
            <text:p>33.209999</text:p>
          </table:table-cell>
          <table:table-cell office:value-type="float" office:value="114.769997" calcext:value-type="float">
            <text:p>114.769997</text:p>
          </table:table-cell>
          <table:table-cell office:value-type="float" office:value="110.220001" calcext:value-type="float">
            <text:p>110.220001</text:p>
          </table:table-cell>
          <table:table-cell office:value-type="float" office:value="16.98" calcext:value-type="float">
            <text:p>16.98</text:p>
          </table:table-cell>
          <table:table-cell office:value-type="float" office:value="50" calcext:value-type="float">
            <text:p>50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1020.26001" calcext:value-type="float">
            <text:p>1020.26001</text:p>
          </table:table-cell>
          <table:table-cell office:value-type="float" office:value="1129.77002" calcext:value-type="float">
            <text:p>1129.77002</text:p>
          </table:table-cell>
          <table:table-cell office:value-type="float" office:value="263" calcext:value-type="float">
            <text:p>263</text:p>
          </table:table-cell>
          <table:table-cell office:value-type="float" office:value="138.149994" calcext:value-type="float">
            <text:p>138.149994</text:p>
          </table:table-cell>
          <table:table-cell office:value-type="float" office:value="93.919998" calcext:value-type="float">
            <text:p>93.919998</text:p>
          </table:table-cell>
        </table:table-row>
        <table:table-row table:style-name="ro1">
          <table:table-cell office:value-type="float" office:value="88.18" calcext:value-type="float">
            <text:p>88.18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302.140015" calcext:value-type="float">
            <text:p>302.140015</text:p>
          </table:table-cell>
          <table:table-cell office:value-type="float" office:value="34.48" calcext:value-type="float">
            <text:p>34.48</text:p>
          </table:table-cell>
          <table:table-cell office:value-type="float" office:value="115.139999" calcext:value-type="float">
            <text:p>115.139999</text:p>
          </table:table-cell>
          <table:table-cell office:value-type="float" office:value="110.68" calcext:value-type="float">
            <text:p>110.68</text:p>
          </table:table-cell>
          <table:table-cell office:value-type="float" office:value="17.15" calcext:value-type="float">
            <text:p>17.15</text:p>
          </table:table-cell>
          <table:table-cell office:value-type="float" office:value="50.27" calcext:value-type="float">
            <text:p>50.27</text:p>
          </table:table-cell>
          <table:table-cell office:value-type="float" office:value="46.34" calcext:value-type="float">
            <text:p>46.34</text:p>
          </table:table-cell>
          <table:table-cell office:value-type="float" office:value="1023.309998" calcext:value-type="float">
            <text:p>1023.309998</text:p>
          </table:table-cell>
          <table:table-cell office:value-type="float" office:value="1132.859985" calcext:value-type="float">
            <text:p>1132.859985</text:p>
          </table:table-cell>
          <table:table-cell office:value-type="float" office:value="266.23999" calcext:value-type="float">
            <text:p>266.23999</text:p>
          </table:table-cell>
          <table:table-cell office:value-type="float" office:value="138.449997" calcext:value-type="float">
            <text:p>138.449997</text:p>
          </table:table-cell>
          <table:table-cell office:value-type="float" office:value="93.699997" calcext:value-type="float">
            <text:p>93.699997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45.889999" calcext:value-type="float">
            <text:p>45.889999</text:p>
          </table:table-cell>
          <table:table-cell office:value-type="float" office:value="303.23999" calcext:value-type="float">
            <text:p>303.23999</text:p>
          </table:table-cell>
          <table:table-cell office:value-type="float" office:value="34.32" calcext:value-type="float">
            <text:p>34.32</text:p>
          </table:table-cell>
          <table:table-cell office:value-type="float" office:value="115.489998" calcext:value-type="float">
            <text:p>115.489998</text:p>
          </table:table-cell>
          <table:table-cell office:value-type="float" office:value="111.720001" calcext:value-type="float">
            <text:p>111.720001</text:p>
          </table:table-cell>
          <table:table-cell office:value-type="float" office:value="16.92" calcext:value-type="float">
            <text:p>16.92</text:p>
          </table:table-cell>
          <table:table-cell office:value-type="float" office:value="50.52" calcext:value-type="float">
            <text:p>50.52</text:p>
          </table:table-cell>
          <table:table-cell office:value-type="float" office:value="46.25" calcext:value-type="float">
            <text:p>46.25</text:p>
          </table:table-cell>
          <table:table-cell office:value-type="float" office:value="1035" calcext:value-type="float">
            <text:p>1035</text:p>
          </table:table-cell>
          <table:table-cell office:value-type="float" office:value="1141" calcext:value-type="float">
            <text:p>1141</text:p>
          </table:table-cell>
          <table:table-cell office:value-type="float" office:value="267" calcext:value-type="float">
            <text:p>267</text:p>
          </table:table-cell>
          <table:table-cell office:value-type="float" office:value="138.300003" calcext:value-type="float">
            <text:p>138.300003</text:p>
          </table:table-cell>
          <table:table-cell office:value-type="float" office:value="94.690002" calcext:value-type="float">
            <text:p>94.690002</text:p>
          </table:table-cell>
        </table:table-row>
        <table:table-row table:style-name="ro1">
          <table:table-cell office:value-type="float" office:value="88.589996" calcext:value-type="float">
            <text:p>88.589996</text:p>
          </table:table-cell>
          <table:table-cell office:value-type="float" office:value="45.889999" calcext:value-type="float">
            <text:p>45.889999</text:p>
          </table:table-cell>
          <table:table-cell office:value-type="float" office:value="302.820007" calcext:value-type="float">
            <text:p>302.820007</text:p>
          </table:table-cell>
          <table:table-cell office:value-type="float" office:value="34.400002" calcext:value-type="float">
            <text:p>34.400002</text:p>
          </table:table-cell>
          <table:table-cell office:value-type="float" office:value="116.550003" calcext:value-type="float">
            <text:p>116.550003</text:p>
          </table:table-cell>
          <table:table-cell office:value-type="float" office:value="111.910004" calcext:value-type="float">
            <text:p>111.910004</text:p>
          </table:table-cell>
          <table:table-cell office:value-type="float" office:value="17.18" calcext:value-type="float">
            <text:p>17.18</text:p>
          </table:table-cell>
          <table:table-cell office:value-type="float" office:value="50.450001" calcext:value-type="float">
            <text:p>50.450001</text:p>
          </table:table-cell>
          <table:table-cell office:value-type="float" office:value="47.060001" calcext:value-type="float">
            <text:p>47.060001</text:p>
          </table:table-cell>
          <table:table-cell office:value-type="float" office:value="1035.869995" calcext:value-type="float">
            <text:p>1035.869995</text:p>
          </table:table-cell>
          <table:table-cell office:value-type="float" office:value="1160.699951" calcext:value-type="float">
            <text:p>1160.699951</text:p>
          </table:table-cell>
          <table:table-cell office:value-type="float" office:value="265.26001" calcext:value-type="float">
            <text:p>265.26001</text:p>
          </table:table-cell>
          <table:table-cell office:value-type="float" office:value="137.5" calcext:value-type="float">
            <text:p>137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.330002" calcext:value-type="float">
            <text:p>88.330002</text:p>
          </table:table-cell>
          <table:table-cell office:value-type="float" office:value="45.880001" calcext:value-type="float">
            <text:p>45.880001</text:p>
          </table:table-cell>
          <table:table-cell office:value-type="float" office:value="302.890015" calcext:value-type="float">
            <text:p>302.890015</text:p>
          </table:table-cell>
          <table:table-cell office:value-type="float" office:value="34.389999" calcext:value-type="float">
            <text:p>34.389999</text:p>
          </table:table-cell>
          <table:table-cell office:value-type="float" office:value="115.849998" calcext:value-type="float">
            <text:p>115.849998</text:p>
          </table:table-cell>
          <table:table-cell office:value-type="float" office:value="113.480003" calcext:value-type="float">
            <text:p>113.480003</text:p>
          </table:table-cell>
          <table:table-cell office:value-type="float" office:value="17.15" calcext:value-type="float">
            <text:p>17.15</text:p>
          </table:table-cell>
          <table:table-cell office:value-type="float" office:value="50.220001" calcext:value-type="float">
            <text:p>50.220001</text:p>
          </table:table-cell>
          <table:table-cell office:value-type="float" office:value="47.369999" calcext:value-type="float">
            <text:p>47.369999</text:p>
          </table:table-cell>
          <table:table-cell office:value-type="float" office:value="1040" calcext:value-type="float">
            <text:p>1040</text:p>
          </table:table-cell>
          <table:table-cell office:value-type="float" office:value="1202.660034" calcext:value-type="float">
            <text:p>1202.660034</text:p>
          </table:table-cell>
          <table:table-cell office:value-type="float" office:value="265.380005" calcext:value-type="float">
            <text:p>265.380005</text:p>
          </table:table-cell>
          <table:table-cell office:value-type="float" office:value="137.509995" calcext:value-type="float">
            <text:p>137.509995</text:p>
          </table:table-cell>
          <table:table-cell office:value-type="float" office:value="94.690002" calcext:value-type="float">
            <text:p>94.690002</text:p>
          </table:table-cell>
        </table:table-row>
        <table:table-row table:style-name="ro1">
          <table:table-cell office:value-type="float" office:value="89.480003" calcext:value-type="float">
            <text:p>89.480003</text:p>
          </table:table-cell>
          <table:table-cell office:value-type="float" office:value="45.990002" calcext:value-type="float">
            <text:p>45.990002</text:p>
          </table:table-cell>
          <table:table-cell office:value-type="float" office:value="305.220001" calcext:value-type="float">
            <text:p>305.220001</text:p>
          </table:table-cell>
          <table:table-cell office:value-type="float" office:value="34.279999" calcext:value-type="float">
            <text:p>34.279999</text:p>
          </table:table-cell>
          <table:table-cell office:value-type="float" office:value="115.919998" calcext:value-type="float">
            <text:p>115.91999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49.360001" calcext:value-type="float">
            <text:p>49.360001</text:p>
          </table:table-cell>
          <table:table-cell office:value-type="float" office:value="47.700001" calcext:value-type="float">
            <text:p>47.700001</text:p>
          </table:table-cell>
          <table:table-cell office:value-type="float" office:value="1055.089966" calcext:value-type="float">
            <text:p>1055.089966</text:p>
          </table:table-cell>
          <table:table-cell office:value-type="float" office:value="1204.880005" calcext:value-type="float">
            <text:p>1204.880005</text:p>
          </table:table-cell>
          <table:table-cell office:value-type="float" office:value="267" calcext:value-type="float">
            <text:p>267</text:p>
          </table:table-cell>
          <table:table-cell office:value-type="float" office:value="138.300003" calcext:value-type="float">
            <text:p>138.300003</text:p>
          </table:table-cell>
          <table:table-cell office:value-type="float" office:value="95.940002" calcext:value-type="float">
            <text:p>95.940002</text:p>
          </table:table-cell>
        </table:table-row>
        <table:table-row table:style-name="ro1">
          <table:table-cell office:value-type="float" office:value="89.400002" calcext:value-type="float">
            <text:p>89.400002</text:p>
          </table:table-cell>
          <table:table-cell office:value-type="float" office:value="45.77" calcext:value-type="float">
            <text:p>45.77</text:p>
          </table:table-cell>
          <table:table-cell office:value-type="float" office:value="308.140015" calcext:value-type="float">
            <text:p>308.140015</text:p>
          </table:table-cell>
          <table:table-cell office:value-type="float" office:value="34.639999" calcext:value-type="float">
            <text:p>34.639999</text:p>
          </table:table-cell>
          <table:table-cell office:value-type="float" office:value="116.199997" calcext:value-type="float">
            <text:p>116.199997</text:p>
          </table:table-cell>
          <table:table-cell office:value-type="float" office:value="113.540001" calcext:value-type="float">
            <text:p>113.540001</text:p>
          </table:table-cell>
          <table:table-cell office:value-type="float" office:value="17" calcext:value-type="float">
            <text:p>17</text:p>
          </table:table-cell>
          <table:table-cell office:value-type="float" office:value="49.919998" calcext:value-type="float">
            <text:p>49.919998</text:p>
          </table:table-cell>
          <table:table-cell office:value-type="float" office:value="48.84" calcext:value-type="float">
            <text:p>48.84</text:p>
          </table:table-cell>
          <table:table-cell office:value-type="float" office:value="1042.680054" calcext:value-type="float">
            <text:p>1042.680054</text:p>
          </table:table-cell>
          <table:table-cell office:value-type="float" office:value="1194.800049" calcext:value-type="float">
            <text:p>1194.800049</text:p>
          </table:table-cell>
          <table:table-cell office:value-type="float" office:value="269.480011" calcext:value-type="float">
            <text:p>269.480011</text:p>
          </table:table-cell>
          <table:table-cell office:value-type="float" office:value="140.220001" calcext:value-type="float">
            <text:p>140.220001</text:p>
          </table:table-cell>
          <table:table-cell office:value-type="float" office:value="95.760002" calcext:value-type="float">
            <text:p>95.760002</text:p>
          </table:table-cell>
        </table:table-row>
        <table:table-row table:style-name="ro1">
          <table:table-cell office:value-type="float" office:value="89.349998" calcext:value-type="float">
            <text:p>89.349998</text:p>
          </table:table-cell>
          <table:table-cell office:value-type="float" office:value="45.139999" calcext:value-type="float">
            <text:p>45.139999</text:p>
          </table:table-cell>
          <table:table-cell office:value-type="float" office:value="307" calcext:value-type="float">
            <text:p>307</text:p>
          </table:table-cell>
          <table:table-cell office:value-type="float" office:value="36.099998" calcext:value-type="float">
            <text:p>36.099998</text:p>
          </table:table-cell>
          <table:table-cell office:value-type="float" office:value="117.260002" calcext:value-type="float">
            <text:p>117.260002</text:p>
          </table:table-cell>
          <table:table-cell office:value-type="float" office:value="113.080002" calcext:value-type="float">
            <text:p>113.080002</text:p>
          </table:table-cell>
          <table:table-cell office:value-type="float" office:value="16.77" calcext:value-type="float">
            <text:p>16.77</text:p>
          </table:table-cell>
          <table:table-cell office:value-type="float" office:value="50.919998" calcext:value-type="float">
            <text:p>50.919998</text:p>
          </table:table-cell>
          <table:table-cell office:value-type="float" office:value="50" calcext:value-type="float">
            <text:p>50</text:p>
          </table:table-cell>
          <table:table-cell office:value-type="float" office:value="1022.369995" calcext:value-type="float">
            <text:p>1022.369995</text:p>
          </table:table-cell>
          <table:table-cell office:value-type="float" office:value="1167.099976" calcext:value-type="float">
            <text:p>1167.099976</text:p>
          </table:table-cell>
          <table:table-cell office:value-type="float" office:value="269.910004" calcext:value-type="float">
            <text:p>269.910004</text:p>
          </table:table-cell>
          <table:table-cell office:value-type="float" office:value="140.059998" calcext:value-type="float">
            <text:p>140.059998</text:p>
          </table:table-cell>
          <table:table-cell office:value-type="float" office:value="96.360001" calcext:value-type="float">
            <text:p>96.360001</text:p>
          </table:table-cell>
        </table:table-row>
        <table:table-row table:style-name="ro1">
          <table:table-cell office:value-type="float" office:value="90.18" calcext:value-type="float">
            <text:p>90.18</text:p>
          </table:table-cell>
          <table:table-cell office:value-type="float" office:value="45.799999" calcext:value-type="float">
            <text:p>45.799999</text:p>
          </table:table-cell>
          <table:table-cell office:value-type="float" office:value="307" calcext:value-type="float">
            <text:p>307</text:p>
          </table:table-cell>
          <table:table-cell office:value-type="float" office:value="36.490002" calcext:value-type="float">
            <text:p>36.490002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13.449997" calcext:value-type="float">
            <text:p>113.449997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51.509998" calcext:value-type="float">
            <text:p>51.509998</text:p>
          </table:table-cell>
          <table:table-cell office:value-type="float" office:value="50.900002" calcext:value-type="float">
            <text:p>50.900002</text:p>
          </table:table-cell>
          <table:table-cell office:value-type="float" office:value="1015.799988" calcext:value-type="float">
            <text:p>1015.799988</text:p>
          </table:table-cell>
          <table:table-cell office:value-type="float" office:value="1172.050049" calcext:value-type="float">
            <text:p>1172.050049</text:p>
          </table:table-cell>
          <table:table-cell office:value-type="float" office:value="277.51001" calcext:value-type="float">
            <text:p>277.51001</text:p>
          </table:table-cell>
          <table:table-cell office:value-type="float" office:value="139.570007" calcext:value-type="float">
            <text:p>139.570007</text:p>
          </table:table-cell>
          <table:table-cell office:value-type="float" office:value="97.190002" calcext:value-type="float">
            <text:p>97.190002</text:p>
          </table:table-cell>
        </table:table-row>
        <table:table-row table:style-name="ro1">
          <table:table-cell office:value-type="float" office:value="91.760002" calcext:value-type="float">
            <text:p>91.760002</text:p>
          </table:table-cell>
          <table:table-cell office:value-type="float" office:value="45.990002" calcext:value-type="float">
            <text:p>45.990002</text:p>
          </table:table-cell>
          <table:table-cell office:value-type="float" office:value="301.730011" calcext:value-type="float">
            <text:p>301.730011</text:p>
          </table:table-cell>
          <table:table-cell office:value-type="float" office:value="36.950001" calcext:value-type="float">
            <text:p>36.950001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12.449997" calcext:value-type="float">
            <text:p>112.449997</text:p>
          </table:table-cell>
          <table:table-cell office:value-type="float" office:value="17.4" calcext:value-type="float">
            <text:p>17.4</text:p>
          </table:table-cell>
          <table:table-cell office:value-type="float" office:value="51.869999" calcext:value-type="float">
            <text:p>51.869999</text:p>
          </table:table-cell>
          <table:table-cell office:value-type="float" office:value="51.52" calcext:value-type="float">
            <text:p>51.52</text:p>
          </table:table-cell>
          <table:table-cell office:value-type="float" office:value="1012.659973" calcext:value-type="float">
            <text:p>1012.659973</text:p>
          </table:table-cell>
          <table:table-cell office:value-type="float" office:value="1173.849976" calcext:value-type="float">
            <text:p>1173.849976</text:p>
          </table:table-cell>
          <table:table-cell office:value-type="float" office:value="276.160004" calcext:value-type="float">
            <text:p>276.160004</text:p>
          </table:table-cell>
          <table:table-cell office:value-type="float" office:value="140.619995" calcext:value-type="float">
            <text:p>140.619995</text:p>
          </table:table-cell>
          <table:table-cell office:value-type="float" office:value="96.370003" calcext:value-type="float">
            <text:p>96.370003</text:p>
          </table:table-cell>
        </table:table-row>
        <table:table-row table:style-name="ro1">
          <table:table-cell office:value-type="float" office:value="91.519997" calcext:value-type="float">
            <text:p>91.519997</text:p>
          </table:table-cell>
          <table:table-cell office:value-type="float" office:value="46.25" calcext:value-type="float">
            <text:p>46.25</text:p>
          </table:table-cell>
          <table:table-cell office:value-type="float" office:value="301.529999" calcext:value-type="float">
            <text:p>301.529999</text:p>
          </table:table-cell>
          <table:table-cell office:value-type="float" office:value="37.889999" calcext:value-type="float">
            <text:p>37.889999</text:p>
          </table:table-cell>
          <table:table-cell office:value-type="float" office:value="120.540001" calcext:value-type="float">
            <text:p>120.540001</text:p>
          </table:table-cell>
          <table:table-cell office:value-type="float" office:value="109.370003" calcext:value-type="float">
            <text:p>109.370003</text:p>
          </table:table-cell>
          <table:table-cell office:value-type="float" office:value="17.129999" calcext:value-type="float">
            <text:p>17.129999</text:p>
          </table:table-cell>
          <table:table-cell office:value-type="float" office:value="51.23" calcext:value-type="float">
            <text:p>51.23</text:p>
          </table:table-cell>
          <table:table-cell office:value-type="float" office:value="51.25" calcext:value-type="float">
            <text:p>51.25</text:p>
          </table:table-cell>
          <table:table-cell office:value-type="float" office:value="995.940002" calcext:value-type="float">
            <text:p>995.940002</text:p>
          </table:table-cell>
          <table:table-cell office:value-type="float" office:value="1128.26001" calcext:value-type="float">
            <text:p>1128.26001</text:p>
          </table:table-cell>
          <table:table-cell office:value-type="float" office:value="279.01001" calcext:value-type="float">
            <text:p>279.01001</text:p>
          </table:table-cell>
          <table:table-cell office:value-type="float" office:value="139.789993" calcext:value-type="float">
            <text:p>139.789993</text:p>
          </table:table-cell>
          <table:table-cell office:value-type="float" office:value="96.279999" calcext:value-type="float">
            <text:p>96.279999</text:p>
          </table:table-cell>
        </table:table-row>
        <table:table-row table:style-name="ro1">
          <table:table-cell office:value-type="float" office:value="91.389999" calcext:value-type="float">
            <text:p>91.389999</text:p>
          </table:table-cell>
          <table:table-cell office:value-type="float" office:value="46.360001" calcext:value-type="float">
            <text:p>46.360001</text:p>
          </table:table-cell>
          <table:table-cell office:value-type="float" office:value="297.959991" calcext:value-type="float">
            <text:p>297.959991</text:p>
          </table:table-cell>
          <table:table-cell office:value-type="float" office:value="37.110001" calcext:value-type="float">
            <text:p>37.110001</text:p>
          </table:table-cell>
          <table:table-cell office:value-type="float" office:value="119.989998" calcext:value-type="float">
            <text:p>119.989998</text:p>
          </table:table-cell>
          <table:table-cell office:value-type="float" office:value="109.110001" calcext:value-type="float">
            <text:p>109.110001</text:p>
          </table:table-cell>
          <table:table-cell office:value-type="float" office:value="17.09" calcext:value-type="float">
            <text:p>17.09</text:p>
          </table:table-cell>
          <table:table-cell office:value-type="float" office:value="51.07" calcext:value-type="float">
            <text:p>51.07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1001.5" calcext:value-type="float">
            <text:p>1001.5</text:p>
          </table:table-cell>
          <table:table-cell office:value-type="float" office:value="1137.98999" calcext:value-type="float">
            <text:p>1137.98999</text:p>
          </table:table-cell>
          <table:table-cell office:value-type="float" office:value="276.579987" calcext:value-type="float">
            <text:p>276.579987</text:p>
          </table:table-cell>
          <table:table-cell office:value-type="float" office:value="140.839996" calcext:value-type="float">
            <text:p>140.839996</text:p>
          </table:table-cell>
          <table:table-cell office:value-type="float" office:value="95.699997" calcext:value-type="float">
            <text:p>95.699997</text:p>
          </table:table-cell>
        </table:table-row>
        <table:table-row table:style-name="ro1">
          <table:table-cell office:value-type="float" office:value="91.050003" calcext:value-type="float">
            <text:p>91.050003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300.26001" calcext:value-type="float">
            <text:p>300.26001</text:p>
          </table:table-cell>
          <table:table-cell office:value-type="float" office:value="37.07" calcext:value-type="float">
            <text:p>37.07</text:p>
          </table:table-cell>
          <table:table-cell office:value-type="float" office:value="119.5" calcext:value-type="float">
            <text:p>119.5</text:p>
          </table:table-cell>
          <table:table-cell office:value-type="float" office:value="109.480003" calcext:value-type="float">
            <text:p>109.480003</text:p>
          </table:table-cell>
          <table:table-cell office:value-type="float" office:value="17.110001" calcext:value-type="float">
            <text:p>17.110001</text:p>
          </table:table-cell>
          <table:table-cell office:value-type="float" office:value="50.32" calcext:value-type="float">
            <text:p>50.32</text:p>
          </table:table-cell>
          <table:table-cell office:value-type="float" office:value="50.59" calcext:value-type="float">
            <text:p>50.59</text:p>
          </table:table-cell>
          <table:table-cell office:value-type="float" office:value="1020.429993" calcext:value-type="float">
            <text:p>1020.429993</text:p>
          </table:table-cell>
          <table:table-cell office:value-type="float" office:value="1156.589966" calcext:value-type="float">
            <text:p>1156.589966</text:p>
          </table:table-cell>
          <table:table-cell office:value-type="float" office:value="282.809998" calcext:value-type="float">
            <text:p>282.809998</text:p>
          </table:table-cell>
          <table:table-cell office:value-type="float" office:value="140.009995" calcext:value-type="float">
            <text:p>140.009995</text:p>
          </table:table-cell>
          <table:table-cell office:value-type="float" office:value="94.029999" calcext:value-type="float">
            <text:p>94.029999</text:p>
          </table:table-cell>
        </table:table-row>
        <table:table-row table:style-name="ro1">
          <table:table-cell office:value-type="float" office:value="90.019997" calcext:value-type="float">
            <text:p>90.019997</text:p>
          </table:table-cell>
          <table:table-cell office:value-type="float" office:value="45.700001" calcext:value-type="float">
            <text:p>45.700001</text:p>
          </table:table-cell>
          <table:table-cell office:value-type="float" office:value="303.25" calcext:value-type="float">
            <text:p>303.25</text:p>
          </table:table-cell>
          <table:table-cell office:value-type="float" office:value="37" calcext:value-type="float">
            <text:p>37</text:p>
          </table:table-cell>
          <table:table-cell office:value-type="float" office:value="119.959999" calcext:value-type="float">
            <text:p>119.959999</text:p>
          </table:table-cell>
          <table:table-cell office:value-type="float" office:value="109.849998" calcext:value-type="float">
            <text:p>109.849998</text:p>
          </table:table-cell>
          <table:table-cell office:value-type="float" office:value="17.42" calcext:value-type="float">
            <text:p>17.42</text:p>
          </table:table-cell>
          <table:table-cell office:value-type="float" office:value="50.869999" calcext:value-type="float">
            <text:p>50.869999</text:p>
          </table:table-cell>
          <table:table-cell office:value-type="float" office:value="50.540001" calcext:value-type="float">
            <text:p>50.540001</text:p>
          </table:table-cell>
          <table:table-cell office:value-type="float" office:value="1037.48999" calcext:value-type="float">
            <text:p>1037.48999</text:p>
          </table:table-cell>
          <table:table-cell office:value-type="float" office:value="1170.400024" calcext:value-type="float">
            <text:p>1170.400024</text:p>
          </table:table-cell>
          <table:table-cell office:value-type="float" office:value="285.01001" calcext:value-type="float">
            <text:p>285.01001</text:p>
          </table:table-cell>
          <table:table-cell office:value-type="float" office:value="140" calcext:value-type="float">
            <text:p>140</text:p>
          </table:table-cell>
          <table:table-cell office:value-type="float" office:value="95.68" calcext:value-type="float">
            <text:p>95.68</text:p>
          </table:table-cell>
        </table:table-row>
        <table:table-row table:style-name="ro1">
          <table:table-cell office:value-type="float" office:value="90.230003" calcext:value-type="float">
            <text:p>90.230003</text:p>
          </table:table-cell>
          <table:table-cell office:value-type="float" office:value="45.310001" calcext:value-type="float">
            <text:p>45.310001</text:p>
          </table:table-cell>
          <table:table-cell office:value-type="float" office:value="306.519989" calcext:value-type="float">
            <text:p>306.519989</text:p>
          </table:table-cell>
          <table:table-cell office:value-type="float" office:value="37.119999" calcext:value-type="float">
            <text:p>37.119999</text:p>
          </table:table-cell>
          <table:table-cell office:value-type="float" office:value="120.290001" calcext:value-type="float">
            <text:p>120.290001</text:p>
          </table:table-cell>
          <table:table-cell office:value-type="float" office:value="109.57" calcext:value-type="float">
            <text:p>109.57</text:p>
          </table:table-cell>
          <table:table-cell office:value-type="float" office:value="17.76" calcext:value-type="float">
            <text:p>17.76</text:p>
          </table:table-cell>
          <table:table-cell office:value-type="float" office:value="51.540001" calcext:value-type="float">
            <text:p>51.540001</text:p>
          </table:table-cell>
          <table:table-cell office:value-type="float" office:value="51.290001" calcext:value-type="float">
            <text:p>51.290001</text:p>
          </table:table-cell>
          <table:table-cell office:value-type="float" office:value="1035.5" calcext:value-type="float">
            <text:p>1035.5</text:p>
          </table:table-cell>
          <table:table-cell office:value-type="float" office:value="1164.599976" calcext:value-type="float">
            <text:p>1164.599976</text:p>
          </table:table-cell>
          <table:table-cell office:value-type="float" office:value="286.209991" calcext:value-type="float">
            <text:p>286.209991</text:p>
          </table:table-cell>
          <table:table-cell office:value-type="float" office:value="140.899994" calcext:value-type="float">
            <text:p>140.899994</text:p>
          </table:table-cell>
          <table:table-cell office:value-type="float" office:value="96.389999" calcext:value-type="float">
            <text:p>96.389999</text:p>
          </table:table-cell>
        </table:table-row>
        <table:table-row table:style-name="ro1">
          <table:table-cell office:value-type="float" office:value="90.449997" calcext:value-type="float">
            <text:p>90.449997</text:p>
          </table:table-cell>
          <table:table-cell office:value-type="float" office:value="45.25" calcext:value-type="float">
            <text:p>45.25</text:p>
          </table:table-cell>
          <table:table-cell office:value-type="float" office:value="306.220001" calcext:value-type="float">
            <text:p>306.220001</text:p>
          </table:table-cell>
          <table:table-cell office:value-type="float" office:value="36.98" calcext:value-type="float">
            <text:p>36.98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11.059998" calcext:value-type="float">
            <text:p>111.059998</text:p>
          </table:table-cell>
          <table:table-cell office:value-type="float" office:value="17.75" calcext:value-type="float">
            <text:p>17.75</text:p>
          </table:table-cell>
          <table:table-cell office:value-type="float" office:value="51.880001" calcext:value-type="float">
            <text:p>51.880001</text:p>
          </table:table-cell>
          <table:table-cell office:value-type="float" office:value="53.150002" calcext:value-type="float">
            <text:p>53.150002</text:p>
          </table:table-cell>
          <table:table-cell office:value-type="float" office:value="1039.630005" calcext:value-type="float">
            <text:p>1039.630005</text:p>
          </table:table-cell>
          <table:table-cell office:value-type="float" office:value="1166.51001" calcext:value-type="float">
            <text:p>1166.51001</text:p>
          </table:table-cell>
          <table:table-cell office:value-type="float" office:value="291.339996" calcext:value-type="float">
            <text:p>291.339996</text:p>
          </table:table-cell>
          <table:table-cell office:value-type="float" office:value="142.600006" calcext:value-type="float">
            <text:p>142.600006</text:p>
          </table:table-cell>
          <table:table-cell office:value-type="float" office:value="95.720001" calcext:value-type="float">
            <text:p>95.720001</text:p>
          </table:table-cell>
        </table:table-row>
        <table:table-row table:style-name="ro1">
          <table:table-cell office:value-type="float" office:value="90.019997" calcext:value-type="float">
            <text:p>90.019997</text:p>
          </table:table-cell>
          <table:table-cell office:value-type="float" office:value="45.450001" calcext:value-type="float">
            <text:p>45.450001</text:p>
          </table:table-cell>
          <table:table-cell office:value-type="float" office:value="306.959991" calcext:value-type="float">
            <text:p>306.959991</text:p>
          </table:table-cell>
          <table:table-cell office:value-type="float" office:value="37.099998" calcext:value-type="float">
            <text:p>37.099998</text:p>
          </table:table-cell>
          <table:table-cell office:value-type="float" office:value="119.43" calcext:value-type="float">
            <text:p>119.43</text:p>
          </table:table-cell>
          <table:table-cell office:value-type="float" office:value="111.190002" calcext:value-type="float">
            <text:p>111.190002</text:p>
          </table:table-cell>
          <table:table-cell office:value-type="float" office:value="17.76" calcext:value-type="float">
            <text:p>17.76</text:p>
          </table:table-cell>
          <table:table-cell office:value-type="float" office:value="51.919998" calcext:value-type="float">
            <text:p>51.919998</text:p>
          </table:table-cell>
          <table:table-cell office:value-type="float" office:value="52.990002" calcext:value-type="float">
            <text:p>52.990002</text:p>
          </table:table-cell>
          <table:table-cell office:value-type="float" office:value="1046.119995" calcext:value-type="float">
            <text:p>1046.119995</text:p>
          </table:table-cell>
          <table:table-cell office:value-type="float" office:value="1170" calcext:value-type="float">
            <text:p>1170</text:p>
          </table:table-cell>
          <table:table-cell office:value-type="float" office:value="290.5" calcext:value-type="float">
            <text:p>290.5</text:p>
          </table:table-cell>
          <table:table-cell office:value-type="float" office:value="142.5" calcext:value-type="float">
            <text:p>142.5</text:p>
          </table:table-cell>
          <table:table-cell office:value-type="float" office:value="96.599998" calcext:value-type="float">
            <text:p>96.599998</text:p>
          </table:table-cell>
        </table:table-row>
        <table:table-row table:style-name="ro1">
          <table:table-cell office:value-type="float" office:value="90.940002" calcext:value-type="float">
            <text:p>90.940002</text:p>
          </table:table-cell>
          <table:table-cell office:value-type="float" office:value="45.810001" calcext:value-type="float">
            <text:p>45.810001</text:p>
          </table:table-cell>
          <table:table-cell office:value-type="float" office:value="309.450012" calcext:value-type="float">
            <text:p>309.450012</text:p>
          </table:table-cell>
          <table:table-cell office:value-type="float" office:value="36.830002" calcext:value-type="float">
            <text:p>36.830002</text:p>
          </table:table-cell>
          <table:table-cell office:value-type="float" office:value="119.809998" calcext:value-type="float">
            <text:p>119.809998</text:p>
          </table:table-cell>
          <table:table-cell office:value-type="float" office:value="110.540001" calcext:value-type="float">
            <text:p>110.540001</text:p>
          </table:table-cell>
          <table:table-cell office:value-type="float" office:value="17.799999" calcext:value-type="float">
            <text:p>17.799999</text:p>
          </table:table-cell>
          <table:table-cell office:value-type="float" office:value="51.900002" calcext:value-type="float">
            <text:p>51.900002</text:p>
          </table:table-cell>
          <table:table-cell office:value-type="float" office:value="52.599998" calcext:value-type="float">
            <text:p>52.599998</text:p>
          </table:table-cell>
          <table:table-cell office:value-type="float" office:value="1045" calcext:value-type="float">
            <text:p>1045</text:p>
          </table:table-cell>
          <table:table-cell office:value-type="float" office:value="1163.709961" calcext:value-type="float">
            <text:p>1163.709961</text:p>
          </table:table-cell>
          <table:table-cell office:value-type="float" office:value="293.350006" calcext:value-type="float">
            <text:p>293.350006</text:p>
          </table:table-cell>
          <table:table-cell office:value-type="float" office:value="143.520004" calcext:value-type="float">
            <text:p>143.520004</text:p>
          </table:table-cell>
          <table:table-cell office:value-type="float" office:value="97.330002" calcext:value-type="float">
            <text:p>97.330002</text:p>
          </table:table-cell>
        </table:table-row>
        <table:table-row table:style-name="ro1">
          <table:table-cell office:value-type="float" office:value="91.57" calcext:value-type="float">
            <text:p>91.57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308.529999" calcext:value-type="float">
            <text:p>308.529999</text:p>
          </table:table-cell>
          <table:table-cell office:value-type="float" office:value="36.799999" calcext:value-type="float">
            <text:p>36.799999</text:p>
          </table:table-cell>
          <table:table-cell office:value-type="float" office:value="120.440002" calcext:value-type="float">
            <text:p>120.440002</text:p>
          </table:table-cell>
          <table:table-cell office:value-type="float" office:value="111.080002" calcext:value-type="float">
            <text:p>111.080002</text:p>
          </table:table-cell>
          <table:table-cell office:value-type="float" office:value="17.91" calcext:value-type="float">
            <text:p>17.91</text:p>
          </table:table-cell>
          <table:table-cell office:value-type="float" office:value="52.779999" calcext:value-type="float">
            <text:p>52.779999</text:p>
          </table:table-cell>
          <table:table-cell office:value-type="float" office:value="52.57" calcext:value-type="float">
            <text:p>52.57</text:p>
          </table:table-cell>
          <table:table-cell office:value-type="float" office:value="1054.609985" calcext:value-type="float">
            <text:p>1054.609985</text:p>
          </table:table-cell>
          <table:table-cell office:value-type="float" office:value="1179.030029" calcext:value-type="float">
            <text:p>1179.030029</text:p>
          </table:table-cell>
          <table:table-cell office:value-type="float" office:value="295.869995" calcext:value-type="float">
            <text:p>295.869995</text:p>
          </table:table-cell>
          <table:table-cell office:value-type="float" office:value="142.479996" calcext:value-type="float">
            <text:p>142.479996</text:p>
          </table:table-cell>
          <table:table-cell office:value-type="float" office:value="96.860001" calcext:value-type="float">
            <text:p>96.860001</text:p>
          </table:table-cell>
        </table:table-row>
        <table:table-row table:style-name="ro1">
          <table:table-cell office:value-type="float" office:value="91.980003" calcext:value-type="float">
            <text:p>91.980003</text:p>
          </table:table-cell>
          <table:table-cell office:value-type="float" office:value="46.200001" calcext:value-type="float">
            <text:p>46.200001</text:p>
          </table:table-cell>
          <table:table-cell office:value-type="float" office:value="311.019989" calcext:value-type="float">
            <text:p>311.019989</text:p>
          </table:table-cell>
          <table:table-cell office:value-type="float" office:value="36.950001" calcext:value-type="float">
            <text:p>36.950001</text:p>
          </table:table-cell>
          <table:table-cell office:value-type="float" office:value="119.919998" calcext:value-type="float">
            <text:p>119.919998</text:p>
          </table:table-cell>
          <table:table-cell office:value-type="float" office:value="110.599998" calcext:value-type="float">
            <text:p>110.599998</text:p>
          </table:table-cell>
          <table:table-cell office:value-type="float" office:value="17.99" calcext:value-type="float">
            <text:p>17.99</text:p>
          </table:table-cell>
          <table:table-cell office:value-type="float" office:value="52.110001" calcext:value-type="float">
            <text:p>52.110001</text:p>
          </table:table-cell>
          <table:table-cell office:value-type="float" office:value="52.939999" calcext:value-type="float">
            <text:p>52.939999</text:p>
          </table:table-cell>
          <table:table-cell office:value-type="float" office:value="1066.079956" calcext:value-type="float">
            <text:p>1066.079956</text:p>
          </table:table-cell>
          <table:table-cell office:value-type="float" office:value="1187.369995" calcext:value-type="float">
            <text:p>1187.369995</text:p>
          </table:table-cell>
          <table:table-cell office:value-type="float" office:value="296" calcext:value-type="float">
            <text:p>296</text:p>
          </table:table-cell>
          <table:table-cell office:value-type="float" office:value="142.559998" calcext:value-type="float">
            <text:p>142.559998</text:p>
          </table:table-cell>
          <table:table-cell office:value-type="float" office:value="97.669998" calcext:value-type="float">
            <text:p>97.6699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.040001" calcext:value-type="float">
            <text:p>46.040001</text:p>
          </table:table-cell>
          <table:table-cell office:value-type="float" office:value="308.720001" calcext:value-type="float">
            <text:p>308.720001</text:p>
          </table:table-cell>
          <table:table-cell office:value-type="float" office:value="37.119999" calcext:value-type="float">
            <text:p>37.11999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09.93" calcext:value-type="float">
            <text:p>109.93</text:p>
          </table:table-cell>
          <table:table-cell office:value-type="float" office:value="18.1" calcext:value-type="float">
            <text:p>18.1</text:p>
          </table:table-cell>
          <table:table-cell office:value-type="float" office:value="52.459999" calcext:value-type="float">
            <text:p>52.459999</text:p>
          </table:table-cell>
          <table:table-cell office:value-type="float" office:value="53.27" calcext:value-type="float">
            <text:p>53.27</text:p>
          </table:table-cell>
          <table:table-cell office:value-type="float" office:value="1075.199951" calcext:value-type="float">
            <text:p>1075.199951</text:p>
          </table:table-cell>
          <table:table-cell office:value-type="float" office:value="1189.150024" calcext:value-type="float">
            <text:p>1189.150024</text:p>
          </table:table-cell>
          <table:table-cell office:value-type="float" office:value="296.5" calcext:value-type="float">
            <text:p>296.5</text:p>
          </table:table-cell>
          <table:table-cell office:value-type="float" office:value="141.889999" calcext:value-type="float">
            <text:p>141.889999</text:p>
          </table:table-cell>
          <table:table-cell office:value-type="float" office:value="98.419998" calcext:value-type="float">
            <text:p>98.419998</text:p>
          </table:table-cell>
        </table:table-row>
        <table:table-row table:style-name="ro1">
          <table:table-cell office:value-type="float" office:value="91.800003" calcext:value-type="float">
            <text:p>91.800003</text:p>
          </table:table-cell>
          <table:table-cell office:value-type="float" office:value="46.209999" calcext:value-type="float">
            <text:p>46.209999</text:p>
          </table:table-cell>
          <table:table-cell office:value-type="float" office:value="307.929993" calcext:value-type="float">
            <text:p>307.929993</text:p>
          </table:table-cell>
          <table:table-cell office:value-type="float" office:value="36.970001" calcext:value-type="float">
            <text:p>36.970001</text:p>
          </table:table-cell>
          <table:table-cell office:value-type="float" office:value="120.279999" calcext:value-type="float">
            <text:p>120.279999</text:p>
          </table:table-cell>
          <table:table-cell office:value-type="float" office:value="108.43" calcext:value-type="float">
            <text:p>108.43</text:p>
          </table:table-cell>
          <table:table-cell office:value-type="float" office:value="17.93" calcext:value-type="float">
            <text:p>17.93</text:p>
          </table:table-cell>
          <table:table-cell office:value-type="float" office:value="52.900002" calcext:value-type="float">
            <text:p>52.900002</text:p>
          </table:table-cell>
          <table:table-cell office:value-type="float" office:value="53.110001" calcext:value-type="float">
            <text:p>53.110001</text:p>
          </table:table-cell>
          <table:table-cell office:value-type="float" office:value="1071.780029" calcext:value-type="float">
            <text:p>1071.780029</text:p>
          </table:table-cell>
          <table:table-cell office:value-type="float" office:value="1190.5" calcext:value-type="float">
            <text:p>1190.5</text:p>
          </table:table-cell>
          <table:table-cell office:value-type="float" office:value="298.700012" calcext:value-type="float">
            <text:p>298.700012</text:p>
          </table:table-cell>
          <table:table-cell office:value-type="float" office:value="142.259995" calcext:value-type="float">
            <text:p>142.259995</text:p>
          </table:table-cell>
          <table:table-cell office:value-type="float" office:value="97.860001" calcext:value-type="float">
            <text:p>97.860001</text:p>
          </table:table-cell>
        </table:table-row>
        <table:table-row table:style-name="ro1">
          <table:table-cell office:value-type="float" office:value="91.660004" calcext:value-type="float">
            <text:p>91.660004</text:p>
          </table:table-cell>
          <table:table-cell office:value-type="float" office:value="46.139999" calcext:value-type="float">
            <text:p>46.139999</text:p>
          </table:table-cell>
          <table:table-cell office:value-type="float" office:value="307.540009" calcext:value-type="float">
            <text:p>307.540009</text:p>
          </table:table-cell>
          <table:table-cell office:value-type="float" office:value="36.549999" calcext:value-type="float">
            <text:p>36.549999</text:p>
          </table:table-cell>
          <table:table-cell office:value-type="float" office:value="121.389999" calcext:value-type="float">
            <text:p>121.389999</text:p>
          </table:table-cell>
          <table:table-cell office:value-type="float" office:value="108.5" calcext:value-type="float">
            <text:p>108.5</text:p>
          </table:table-cell>
          <table:table-cell office:value-type="float" office:value="17.719999" calcext:value-type="float">
            <text:p>17.719999</text:p>
          </table:table-cell>
          <table:table-cell office:value-type="float" office:value="54.150002" calcext:value-type="float">
            <text:p>54.150002</text:p>
          </table:table-cell>
          <table:table-cell office:value-type="float" office:value="52.810001" calcext:value-type="float">
            <text:p>52.810001</text:p>
          </table:table-cell>
          <table:table-cell office:value-type="float" office:value="1064.949951" calcext:value-type="float">
            <text:p>1064.949951</text:p>
          </table:table-cell>
          <table:table-cell office:value-type="float" office:value="1175.900024" calcext:value-type="float">
            <text:p>1175.900024</text:p>
          </table:table-cell>
          <table:table-cell office:value-type="float" office:value="298.049988" calcext:value-type="float">
            <text:p>298.049988</text:p>
          </table:table-cell>
          <table:table-cell office:value-type="float" office:value="141.589996" calcext:value-type="float">
            <text:p>141.589996</text:p>
          </table:table-cell>
          <table:table-cell office:value-type="float" office:value="97.82" calcext:value-type="float">
            <text:p>97.82</text:p>
          </table:table-cell>
        </table:table-row>
        <table:table-row table:style-name="ro1">
          <table:table-cell office:value-type="float" office:value="91.879997" calcext:value-type="float">
            <text:p>91.879997</text:p>
          </table:table-cell>
          <table:table-cell office:value-type="float" office:value="45.689999" calcext:value-type="float">
            <text:p>45.689999</text:p>
          </table:table-cell>
          <table:table-cell office:value-type="float" office:value="305.769989" calcext:value-type="float">
            <text:p>305.769989</text:p>
          </table:table-cell>
          <table:table-cell office:value-type="float" office:value="36.5" calcext:value-type="float">
            <text:p>36.5</text:p>
          </table:table-cell>
          <table:table-cell office:value-type="float" office:value="124.849998" calcext:value-type="float">
            <text:p>124.849998</text:p>
          </table:table-cell>
          <table:table-cell office:value-type="float" office:value="108.080002" calcext:value-type="float">
            <text:p>108.080002</text:p>
          </table:table-cell>
          <table:table-cell office:value-type="float" office:value="18.030001" calcext:value-type="float">
            <text:p>18.030001</text:p>
          </table:table-cell>
          <table:table-cell office:value-type="float" office:value="56.049999" calcext:value-type="float">
            <text:p>56.049999</text:p>
          </table:table-cell>
          <table:table-cell office:value-type="float" office:value="53.110001" calcext:value-type="float">
            <text:p>53.110001</text:p>
          </table:table-cell>
          <table:table-cell office:value-type="float" office:value="1061.109985" calcext:value-type="float">
            <text:p>1061.109985</text:p>
          </table:table-cell>
          <table:table-cell office:value-type="float" office:value="1172.079956" calcext:value-type="float">
            <text:p>1172.079956</text:p>
          </table:table-cell>
          <table:table-cell office:value-type="float" office:value="296.329987" calcext:value-type="float">
            <text:p>296.329987</text:p>
          </table:table-cell>
          <table:table-cell office:value-type="float" office:value="141" calcext:value-type="float">
            <text:p>141</text:p>
          </table:table-cell>
          <table:table-cell office:value-type="float" office:value="97.860001" calcext:value-type="float">
            <text:p>97.860001</text:p>
          </table:table-cell>
        </table:table-row>
        <table:table-row table:style-name="ro1">
          <table:table-cell office:value-type="float" office:value="92.349998" calcext:value-type="float">
            <text:p>92.349998</text:p>
          </table:table-cell>
          <table:table-cell office:value-type="float" office:value="45.700001" calcext:value-type="float">
            <text:p>45.700001</text:p>
          </table:table-cell>
          <table:table-cell office:value-type="float" office:value="304.420013" calcext:value-type="float">
            <text:p>304.420013</text:p>
          </table:table-cell>
          <table:table-cell office:value-type="float" office:value="36.650002" calcext:value-type="float">
            <text:p>36.650002</text:p>
          </table:table-cell>
          <table:table-cell office:value-type="float" office:value="125.230003" calcext:value-type="float">
            <text:p>125.230003</text:p>
          </table:table-cell>
          <table:table-cell office:value-type="float" office:value="108.550003" calcext:value-type="float">
            <text:p>108.550003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55.779999" calcext:value-type="float">
            <text:p>55.779999</text:p>
          </table:table-cell>
          <table:table-cell office:value-type="float" office:value="53.130001" calcext:value-type="float">
            <text:p>53.130001</text:p>
          </table:table-cell>
          <table:table-cell office:value-type="float" office:value="1058.069946" calcext:value-type="float">
            <text:p>1058.069946</text:p>
          </table:table-cell>
          <table:table-cell office:value-type="float" office:value="1168.359985" calcext:value-type="float">
            <text:p>1168.359985</text:p>
          </table:table-cell>
          <table:table-cell office:value-type="float" office:value="295.540009" calcext:value-type="float">
            <text:p>295.540009</text:p>
          </table:table-cell>
          <table:table-cell office:value-type="float" office:value="140.460007" calcext:value-type="float">
            <text:p>140.460007</text:p>
          </table:table-cell>
          <table:table-cell office:value-type="float" office:value="98.150002" calcext:value-type="float">
            <text:p>98.150002</text:p>
          </table:table-cell>
        </table:table-row>
        <table:table-row table:style-name="ro1">
          <table:table-cell office:value-type="float" office:value="92.489998" calcext:value-type="float">
            <text:p>92.489998</text:p>
          </table:table-cell>
          <table:table-cell office:value-type="float" office:value="45.900002" calcext:value-type="float">
            <text:p>45.900002</text:p>
          </table:table-cell>
          <table:table-cell office:value-type="float" office:value="304.649994" calcext:value-type="float">
            <text:p>304.649994</text:p>
          </table:table-cell>
          <table:table-cell office:value-type="float" office:value="36.810001" calcext:value-type="float">
            <text:p>36.810001</text:p>
          </table:table-cell>
          <table:table-cell office:value-type="float" office:value="125.959999" calcext:value-type="float">
            <text:p>125.959999</text:p>
          </table:table-cell>
          <table:table-cell office:value-type="float" office:value="109.120003" calcext:value-type="float">
            <text:p>109.120003</text:p>
          </table:table-cell>
          <table:table-cell office:value-type="float" office:value="18.129999" calcext:value-type="float">
            <text:p>18.129999</text:p>
          </table:table-cell>
          <table:table-cell office:value-type="float" office:value="56.060001" calcext:value-type="float">
            <text:p>56.060001</text:p>
          </table:table-cell>
          <table:table-cell office:value-type="float" office:value="53.41" calcext:value-type="float">
            <text:p>53.41</text:p>
          </table:table-cell>
          <table:table-cell office:value-type="float" office:value="1057.390015" calcext:value-type="float">
            <text:p>1057.390015</text:p>
          </table:table-cell>
          <table:table-cell office:value-type="float" office:value="1179.910034" calcext:value-type="float">
            <text:p>1179.910034</text:p>
          </table:table-cell>
          <table:table-cell office:value-type="float" office:value="296.410004" calcext:value-type="float">
            <text:p>296.410004</text:p>
          </table:table-cell>
          <table:table-cell office:value-type="float" office:value="140.419998" calcext:value-type="float">
            <text:p>140.419998</text:p>
          </table:table-cell>
          <table:table-cell office:value-type="float" office:value="97.730003" calcext:value-type="float">
            <text:p>97.730003</text:p>
          </table:table-cell>
        </table:table-row>
        <table:table-row table:style-name="ro1">
          <table:table-cell office:value-type="float" office:value="92.300003" calcext:value-type="float">
            <text:p>92.300003</text:p>
          </table:table-cell>
          <table:table-cell office:value-type="float" office:value="45.91" calcext:value-type="float">
            <text:p>45.91</text:p>
          </table:table-cell>
          <table:table-cell office:value-type="float" office:value="306.820007" calcext:value-type="float">
            <text:p>306.820007</text:p>
          </table:table-cell>
          <table:table-cell office:value-type="float" office:value="36.549999" calcext:value-type="float">
            <text:p>36.549999</text:p>
          </table:table-cell>
          <table:table-cell office:value-type="float" office:value="125.690002" calcext:value-type="float">
            <text:p>125.690002</text:p>
          </table:table-cell>
          <table:table-cell office:value-type="float" office:value="109.639999" calcext:value-type="float">
            <text:p>109.639999</text:p>
          </table:table-cell>
          <table:table-cell office:value-type="float" office:value="18.139999" calcext:value-type="float">
            <text:p>18.139999</text:p>
          </table:table-cell>
          <table:table-cell office:value-type="float" office:value="55.490002" calcext:value-type="float">
            <text:p>55.490002</text:p>
          </table:table-cell>
          <table:table-cell office:value-type="float" office:value="53.41" calcext:value-type="float">
            <text:p>53.41</text:p>
          </table:table-cell>
          <table:table-cell office:value-type="float" office:value="1051.599976" calcext:value-type="float">
            <text:p>1051.599976</text:p>
          </table:table-cell>
          <table:table-cell office:value-type="float" office:value="1189" calcext:value-type="float">
            <text:p>1189</text:p>
          </table:table-cell>
          <table:table-cell office:value-type="float" office:value="295.809998" calcext:value-type="float">
            <text:p>295.809998</text:p>
          </table:table-cell>
          <table:table-cell office:value-type="float" office:value="140.699997" calcext:value-type="float">
            <text:p>140.699997</text:p>
          </table:table-cell>
          <table:table-cell office:value-type="float" office:value="98.190002" calcext:value-type="float">
            <text:p>98.190002</text:p>
          </table:table-cell>
        </table:table-row>
        <table:table-row table:style-name="ro1">
          <table:table-cell office:value-type="float" office:value="92.239998" calcext:value-type="float">
            <text:p>92.239998</text:p>
          </table:table-cell>
          <table:table-cell office:value-type="float" office:value="45.700001" calcext:value-type="float">
            <text:p>45.700001</text:p>
          </table:table-cell>
          <table:table-cell office:value-type="float" office:value="308.25" calcext:value-type="float">
            <text:p>308.25</text:p>
          </table:table-cell>
          <table:table-cell office:value-type="float" office:value="36.619999" calcext:value-type="float">
            <text:p>36.619999</text:p>
          </table:table-cell>
          <table:table-cell office:value-type="float" office:value="125.360001" calcext:value-type="float">
            <text:p>125.360001</text:p>
          </table:table-cell>
          <table:table-cell office:value-type="float" office:value="110" calcext:value-type="float">
            <text:p>110</text:p>
          </table:table-cell>
          <table:table-cell office:value-type="float" office:value="18.309999" calcext:value-type="float">
            <text:p>18.309999</text:p>
          </table:table-cell>
          <table:table-cell office:value-type="float" office:value="55.439999" calcext:value-type="float">
            <text:p>55.439999</text:p>
          </table:table-cell>
          <table:table-cell office:value-type="float" office:value="53.369999" calcext:value-type="float">
            <text:p>53.369999</text:p>
          </table:table-cell>
          <table:table-cell office:value-type="float" office:value="1046.719971" calcext:value-type="float">
            <text:p>1046.719971</text:p>
          </table:table-cell>
          <table:table-cell office:value-type="float" office:value="1182.349976" calcext:value-type="float">
            <text:p>1182.349976</text:p>
          </table:table-cell>
          <table:table-cell office:value-type="float" office:value="296.940002" calcext:value-type="float">
            <text:p>296.940002</text:p>
          </table:table-cell>
          <table:table-cell office:value-type="float" office:value="140.979996" calcext:value-type="float">
            <text:p>140.979996</text:p>
          </table:table-cell>
          <table:table-cell office:value-type="float" office:value="98.139999" calcext:value-type="float">
            <text:p>98.139999</text:p>
          </table:table-cell>
        </table:table-row>
        <table:table-row table:style-name="ro1">
          <table:table-cell office:value-type="float" office:value="91.919998" calcext:value-type="float">
            <text:p>91.919998</text:p>
          </table:table-cell>
          <table:table-cell office:value-type="float" office:value="45.91" calcext:value-type="float">
            <text:p>45.91</text:p>
          </table:table-cell>
          <table:table-cell office:value-type="float" office:value="307.350006" calcext:value-type="float">
            <text:p>307.350006</text:p>
          </table:table-cell>
          <table:table-cell office:value-type="float" office:value="36.529999" calcext:value-type="float">
            <text:p>36.529999</text:p>
          </table:table-cell>
          <table:table-cell office:value-type="float" office:value="125.709999" calcext:value-type="float">
            <text:p>125.709999</text:p>
          </table:table-cell>
          <table:table-cell office:value-type="float" office:value="110.529999" calcext:value-type="float">
            <text:p>110.529999</text:p>
          </table:table-cell>
          <table:table-cell office:value-type="float" office:value="18.32" calcext:value-type="float">
            <text:p>18.32</text:p>
          </table:table-cell>
          <table:table-cell office:value-type="float" office:value="55.09" calcext:value-type="float">
            <text:p>55.09</text:p>
          </table:table-cell>
          <table:table-cell office:value-type="float" office:value="53.16" calcext:value-type="float">
            <text:p>53.16</text:p>
          </table:table-cell>
          <table:table-cell office:value-type="float" office:value="1048.339966" calcext:value-type="float">
            <text:p>1048.339966</text:p>
          </table:table-cell>
          <table:table-cell office:value-type="float" office:value="1172" calcext:value-type="float">
            <text:p>1172</text:p>
          </table:table-cell>
          <table:table-cell office:value-type="float" office:value="295.75" calcext:value-type="float">
            <text:p>295.75</text:p>
          </table:table-cell>
          <table:table-cell office:value-type="float" office:value="139.660004" calcext:value-type="float">
            <text:p>139.660004</text:p>
          </table:table-cell>
          <table:table-cell office:value-type="float" office:value="97.139999" calcext:value-type="float">
            <text:p>97.139999</text:p>
          </table:table-cell>
        </table:table-row>
        <table:table-row table:style-name="ro1">
          <table:table-cell office:value-type="float" office:value="90.730003" calcext:value-type="float">
            <text:p>90.730003</text:p>
          </table:table-cell>
          <table:table-cell office:value-type="float" office:value="45.490002" calcext:value-type="float">
            <text:p>45.490002</text:p>
          </table:table-cell>
          <table:table-cell office:value-type="float" office:value="304.73999" calcext:value-type="float">
            <text:p>304.73999</text:p>
          </table:table-cell>
          <table:table-cell office:value-type="float" office:value="36.299999" calcext:value-type="float">
            <text:p>36.299999</text:p>
          </table:table-cell>
          <table:table-cell office:value-type="float" office:value="127.459999" calcext:value-type="float">
            <text:p>127.459999</text:p>
          </table:table-cell>
          <table:table-cell office:value-type="float" office:value="108.75" calcext:value-type="float">
            <text:p>108.75</text:p>
          </table:table-cell>
          <table:table-cell office:value-type="float" office:value="18.870001" calcext:value-type="float">
            <text:p>18.870001</text:p>
          </table:table-cell>
          <table:table-cell office:value-type="float" office:value="55.380001" calcext:value-type="float">
            <text:p>55.380001</text:p>
          </table:table-cell>
          <table:table-cell office:value-type="float" office:value="53.299999" calcext:value-type="float">
            <text:p>53.299999</text:p>
          </table:table-cell>
          <table:table-cell office:value-type="float" office:value="1064.310059" calcext:value-type="float">
            <text:p>1064.310059</text:p>
          </table:table-cell>
          <table:table-cell office:value-type="float" office:value="1188.300049" calcext:value-type="float">
            <text:p>1188.300049</text:p>
          </table:table-cell>
          <table:table-cell office:value-type="float" office:value="295.940002" calcext:value-type="float">
            <text:p>295.940002</text:p>
          </table:table-cell>
          <table:table-cell office:value-type="float" office:value="139.360001" calcext:value-type="float">
            <text:p>139.360001</text:p>
          </table:table-cell>
          <table:table-cell office:value-type="float" office:value="98.550003" calcext:value-type="float">
            <text:p>98.550003</text:p>
          </table:table-cell>
        </table:table-row>
        <table:table-row table:style-name="ro1">
          <table:table-cell office:value-type="float" office:value="90.830002" calcext:value-type="float">
            <text:p>90.830002</text:p>
          </table:table-cell>
          <table:table-cell office:value-type="float" office:value="45.560001" calcext:value-type="float">
            <text:p>45.560001</text:p>
          </table:table-cell>
          <table:table-cell office:value-type="float" office:value="306.579987" calcext:value-type="float">
            <text:p>306.579987</text:p>
          </table:table-cell>
          <table:table-cell office:value-type="float" office:value="36" calcext:value-type="float">
            <text:p>36</text:p>
          </table:table-cell>
          <table:table-cell office:value-type="float" office:value="127.949997" calcext:value-type="float">
            <text:p>127.949997</text:p>
          </table:table-cell>
          <table:table-cell office:value-type="float" office:value="108.290001" calcext:value-type="float">
            <text:p>108.290001</text:p>
          </table:table-cell>
          <table:table-cell office:value-type="float" office:value="18.99" calcext:value-type="float">
            <text:p>18.99</text:p>
          </table:table-cell>
          <table:table-cell office:value-type="float" office:value="56.41" calcext:value-type="float">
            <text:p>56.41</text:p>
          </table:table-cell>
          <table:table-cell office:value-type="float" office:value="52.369999" calcext:value-type="float">
            <text:p>52.369999</text:p>
          </table:table-cell>
          <table:table-cell office:value-type="float" office:value="1088" calcext:value-type="float">
            <text:p>1088</text:p>
          </table:table-cell>
          <table:table-cell office:value-type="float" office:value="1205" calcext:value-type="float">
            <text:p>1205</text:p>
          </table:table-cell>
          <table:table-cell office:value-type="float" office:value="297.940002" calcext:value-type="float">
            <text:p>297.940002</text:p>
          </table:table-cell>
          <table:table-cell office:value-type="float" office:value="140.449997" calcext:value-type="float">
            <text:p>140.449997</text:p>
          </table:table-cell>
          <table:table-cell office:value-type="float" office:value="100.07" calcext:value-type="float">
            <text:p>100.07</text:p>
          </table:table-cell>
        </table:table-row>
        <table:table-row table:style-name="ro1">
          <table:table-cell office:value-type="float" office:value="91.269997" calcext:value-type="float">
            <text:p>91.269997</text:p>
          </table:table-cell>
          <table:table-cell office:value-type="float" office:value="46.02" calcext:value-type="float">
            <text:p>46.02</text:p>
          </table:table-cell>
          <table:table-cell office:value-type="float" office:value="309.089996" calcext:value-type="float">
            <text:p>309.089996</text:p>
          </table:table-cell>
          <table:table-cell office:value-type="float" office:value="36.459999" calcext:value-type="float">
            <text:p>36.459999</text:p>
          </table:table-cell>
          <table:table-cell office:value-type="float" office:value="127.970001" calcext:value-type="float">
            <text:p>127.970001</text:p>
          </table:table-cell>
          <table:table-cell office:value-type="float" office:value="107.43" calcext:value-type="float">
            <text:p>107.43</text:p>
          </table:table-cell>
          <table:table-cell office:value-type="float" office:value="19.07" calcext:value-type="float">
            <text:p>19.07</text:p>
          </table:table-cell>
          <table:table-cell office:value-type="float" office:value="56.68" calcext:value-type="float">
            <text:p>56.68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1094" calcext:value-type="float">
            <text:p>1094</text:p>
          </table:table-cell>
          <table:table-cell office:value-type="float" office:value="1217.51001" calcext:value-type="float">
            <text:p>1217.51001</text:p>
          </table:table-cell>
          <table:table-cell office:value-type="float" office:value="296.769989" calcext:value-type="float">
            <text:p>296.769989</text:p>
          </table:table-cell>
          <table:table-cell office:value-type="float" office:value="140.690002" calcext:value-type="float">
            <text:p>140.690002</text:p>
          </table:table-cell>
          <table:table-cell office:value-type="float" office:value="99.339996" calcext:value-type="float">
            <text:p>99.339996</text:p>
          </table:table-cell>
        </table:table-row>
        <table:table-row table:style-name="ro1">
          <table:table-cell office:value-type="float" office:value="90.93" calcext:value-type="float">
            <text:p>90.93</text:p>
          </table:table-cell>
          <table:table-cell office:value-type="float" office:value="45.950001" calcext:value-type="float">
            <text:p>45.950001</text:p>
          </table:table-cell>
          <table:table-cell office:value-type="float" office:value="308.950012" calcext:value-type="float">
            <text:p>308.950012</text:p>
          </table:table-cell>
          <table:table-cell office:value-type="float" office:value="36.310001" calcext:value-type="float">
            <text:p>36.310001</text:p>
          </table:table-cell>
          <table:table-cell office:value-type="float" office:value="127.860001" calcext:value-type="float">
            <text:p>127.860001</text:p>
          </table:table-cell>
          <table:table-cell office:value-type="float" office:value="108.010002" calcext:value-type="float">
            <text:p>108.010002</text:p>
          </table:table-cell>
          <table:table-cell office:value-type="float" office:value="18.9" calcext:value-type="float">
            <text:p>18.9</text:p>
          </table:table-cell>
          <table:table-cell office:value-type="float" office:value="56.759998" calcext:value-type="float">
            <text:p>56.759998</text:p>
          </table:table-cell>
          <table:table-cell office:value-type="float" office:value="52.560001" calcext:value-type="float">
            <text:p>52.560001</text:p>
          </table:table-cell>
          <table:table-cell office:value-type="float" office:value="1102.22998" calcext:value-type="float">
            <text:p>1102.22998</text:p>
          </table:table-cell>
          <table:table-cell office:value-type="float" office:value="1236" calcext:value-type="float">
            <text:p>1236</text:p>
          </table:table-cell>
          <table:table-cell office:value-type="float" office:value="308.660004" calcext:value-type="float">
            <text:p>308.660004</text:p>
          </table:table-cell>
          <table:table-cell office:value-type="float" office:value="141.699997" calcext:value-type="float">
            <text:p>141.699997</text:p>
          </table:table-cell>
          <table:table-cell office:value-type="float" office:value="101.279999" calcext:value-type="float">
            <text:p>101.279999</text:p>
          </table:table-cell>
        </table:table-row>
        <table:table-row table:style-name="ro1">
          <table:table-cell office:value-type="float" office:value="91.470001" calcext:value-type="float">
            <text:p>91.470001</text:p>
          </table:table-cell>
          <table:table-cell office:value-type="float" office:value="46" calcext:value-type="float">
            <text:p>46</text:p>
          </table:table-cell>
          <table:table-cell office:value-type="float" office:value="309.230011" calcext:value-type="float">
            <text:p>309.230011</text:p>
          </table:table-cell>
          <table:table-cell office:value-type="float" office:value="36.34" calcext:value-type="float">
            <text:p>36.34</text:p>
          </table:table-cell>
          <table:table-cell office:value-type="float" office:value="128.429993" calcext:value-type="float">
            <text:p>128.429993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18.85" calcext:value-type="float">
            <text:p>18.85</text:p>
          </table:table-cell>
          <table:table-cell office:value-type="float" office:value="57.470001" calcext:value-type="float">
            <text:p>57.470001</text:p>
          </table:table-cell>
          <table:table-cell office:value-type="float" office:value="52.119999" calcext:value-type="float">
            <text:p>52.119999</text:p>
          </table:table-cell>
          <table:table-cell office:value-type="float" office:value="1109.400024" calcext:value-type="float">
            <text:p>1109.400024</text:p>
          </table:table-cell>
          <table:table-cell office:value-type="float" office:value="1256.900024" calcext:value-type="float">
            <text:p>1256.900024</text:p>
          </table:table-cell>
          <table:table-cell office:value-type="float" office:value="310.589996" calcext:value-type="float">
            <text:p>310.589996</text:p>
          </table:table-cell>
          <table:table-cell office:value-type="float" office:value="142.369995" calcext:value-type="float">
            <text:p>142.369995</text:p>
          </table:table-cell>
          <table:table-cell office:value-type="float" office:value="99.489998" calcext:value-type="float">
            <text:p>99.489998</text:p>
          </table:table-cell>
        </table:table-row>
        <table:table-row table:style-name="ro1">
          <table:table-cell office:value-type="float" office:value="90.910004" calcext:value-type="float">
            <text:p>90.910004</text:p>
          </table:table-cell>
          <table:table-cell office:value-type="float" office:value="46.23" calcext:value-type="float">
            <text:p>46.23</text:p>
          </table:table-cell>
          <table:table-cell office:value-type="float" office:value="309.339996" calcext:value-type="float">
            <text:p>309.339996</text:p>
          </table:table-cell>
          <table:table-cell office:value-type="float" office:value="36.220001" calcext:value-type="float">
            <text:p>36.220001</text:p>
          </table:table-cell>
          <table:table-cell office:value-type="float" office:value="128.309998" calcext:value-type="float">
            <text:p>128.309998</text:p>
          </table:table-cell>
          <table:table-cell office:value-type="float" office:value="105.949997" calcext:value-type="float">
            <text:p>105.949997</text:p>
          </table:table-cell>
          <table:table-cell office:value-type="float" office:value="19" calcext:value-type="float">
            <text:p>19</text:p>
          </table:table-cell>
          <table:table-cell office:value-type="float" office:value="58.139999" calcext:value-type="float">
            <text:p>58.139999</text:p>
          </table:table-cell>
          <table:table-cell office:value-type="float" office:value="51.389999" calcext:value-type="float">
            <text:p>51.389999</text:p>
          </table:table-cell>
          <table:table-cell office:value-type="float" office:value="1097.099976" calcext:value-type="float">
            <text:p>1097.099976</text:p>
          </table:table-cell>
          <table:table-cell office:value-type="float" office:value="1245.150024" calcext:value-type="float">
            <text:p>1245.150024</text:p>
          </table:table-cell>
          <table:table-cell office:value-type="float" office:value="317.48999" calcext:value-type="float">
            <text:p>317.48999</text:p>
          </table:table-cell>
          <table:table-cell office:value-type="float" office:value="143.550003" calcext:value-type="float">
            <text:p>143.550003</text:p>
          </table:table-cell>
          <table:table-cell office:value-type="float" office:value="99.650002" calcext:value-type="float">
            <text:p>99.650002</text:p>
          </table:table-cell>
        </table:table-row>
        <table:table-row table:style-name="ro1">
          <table:table-cell office:value-type="float" office:value="90.400002" calcext:value-type="float">
            <text:p>90.400002</text:p>
          </table:table-cell>
          <table:table-cell office:value-type="float" office:value="46.23" calcext:value-type="float">
            <text:p>46.23</text:p>
          </table:table-cell>
          <table:table-cell office:value-type="float" office:value="308.880005" calcext:value-type="float">
            <text:p>308.880005</text:p>
          </table:table-cell>
          <table:table-cell office:value-type="float" office:value="35.330002" calcext:value-type="float">
            <text:p>35.330002</text:p>
          </table:table-cell>
          <table:table-cell office:value-type="float" office:value="128.919998" calcext:value-type="float">
            <text:p>128.919998</text:p>
          </table:table-cell>
          <table:table-cell office:value-type="float" office:value="104.949997" calcext:value-type="float">
            <text:p>104.949997</text:p>
          </table:table-cell>
          <table:table-cell office:value-type="float" office:value="18.799999" calcext:value-type="float">
            <text:p>18.799999</text:p>
          </table:table-cell>
          <table:table-cell office:value-type="float" office:value="58.169998" calcext:value-type="float">
            <text:p>58.169998</text:p>
          </table:table-cell>
          <table:table-cell office:value-type="float" office:value="51.889999" calcext:value-type="float">
            <text:p>51.889999</text:p>
          </table:table-cell>
          <table:table-cell office:value-type="float" office:value="1106.300049" calcext:value-type="float">
            <text:p>1106.300049</text:p>
          </table:table-cell>
          <table:table-cell office:value-type="float" office:value="1259.73999" calcext:value-type="float">
            <text:p>1259.73999</text:p>
          </table:table-cell>
          <table:table-cell office:value-type="float" office:value="322.130005" calcext:value-type="float">
            <text:p>322.130005</text:p>
          </table:table-cell>
          <table:table-cell office:value-type="float" office:value="144.130005" calcext:value-type="float">
            <text:p>144.130005</text:p>
          </table:table-cell>
          <table:table-cell office:value-type="float" office:value="99.370003" calcext:value-type="float">
            <text:p>99.370003</text:p>
          </table:table-cell>
        </table:table-row>
        <table:table-row table:style-name="ro1">
          <table:table-cell office:value-type="float" office:value="90.050003" calcext:value-type="float">
            <text:p>90.050003</text:p>
          </table:table-cell>
          <table:table-cell office:value-type="float" office:value="46.279999" calcext:value-type="float">
            <text:p>46.279999</text:p>
          </table:table-cell>
          <table:table-cell office:value-type="float" office:value="310" calcext:value-type="float">
            <text:p>310</text:p>
          </table:table-cell>
          <table:table-cell office:value-type="float" office:value="34.470001" calcext:value-type="float">
            <text:p>34.470001</text:p>
          </table:table-cell>
          <table:table-cell office:value-type="float" office:value="132.190002" calcext:value-type="float">
            <text:p>132.190002</text:p>
          </table:table-cell>
          <table:table-cell office:value-type="float" office:value="104.050003" calcext:value-type="float">
            <text:p>104.050003</text:p>
          </table:table-cell>
          <table:table-cell office:value-type="float" office:value="19.24" calcext:value-type="float">
            <text:p>19.24</text:p>
          </table:table-cell>
          <table:table-cell office:value-type="float" office:value="59.389999" calcext:value-type="float">
            <text:p>59.389999</text:p>
          </table:table-cell>
          <table:table-cell office:value-type="float" office:value="51.939999" calcext:value-type="float">
            <text:p>51.939999</text:p>
          </table:table-cell>
          <table:table-cell office:value-type="float" office:value="1102.410034" calcext:value-type="float">
            <text:p>1102.410034</text:p>
          </table:table-cell>
          <table:table-cell office:value-type="float" office:value="1273.390015" calcext:value-type="float">
            <text:p>1273.390015</text:p>
          </table:table-cell>
          <table:table-cell office:value-type="float" office:value="330.380005" calcext:value-type="float">
            <text:p>330.380005</text:p>
          </table:table-cell>
          <table:table-cell office:value-type="float" office:value="144.990005" calcext:value-type="float">
            <text:p>144.990005</text:p>
          </table:table-cell>
          <table:table-cell office:value-type="float" office:value="99.339996" calcext:value-type="float">
            <text:p>99.339996</text:p>
          </table:table-cell>
        </table:table-row>
        <table:table-row table:style-name="ro1">
          <table:table-cell office:value-type="float" office:value="90.139999" calcext:value-type="float">
            <text:p>90.139999</text:p>
          </table:table-cell>
          <table:table-cell office:value-type="float" office:value="46.150002" calcext:value-type="float">
            <text:p>46.150002</text:p>
          </table:table-cell>
          <table:table-cell office:value-type="float" office:value="317.420013" calcext:value-type="float">
            <text:p>317.420013</text:p>
          </table:table-cell>
          <table:table-cell office:value-type="float" office:value="34.720001" calcext:value-type="float">
            <text:p>34.720001</text:p>
          </table:table-cell>
          <table:table-cell office:value-type="float" office:value="133.669998" calcext:value-type="float">
            <text:p>133.669998</text:p>
          </table:table-cell>
          <table:table-cell office:value-type="float" office:value="103.980003" calcext:value-type="float">
            <text:p>103.980003</text:p>
          </table:table-cell>
          <table:table-cell office:value-type="float" office:value="19.67" calcext:value-type="float">
            <text:p>19.67</text:p>
          </table:table-cell>
          <table:table-cell office:value-type="float" office:value="60" calcext:value-type="float">
            <text:p>60</text:p>
          </table:table-cell>
          <table:table-cell office:value-type="float" office:value="51.68" calcext:value-type="float">
            <text:p>51.68</text:p>
          </table:table-cell>
          <table:table-cell office:value-type="float" office:value="1132.51001" calcext:value-type="float">
            <text:p>1132.51001</text:p>
          </table:table-cell>
          <table:table-cell office:value-type="float" office:value="1323" calcext:value-type="float">
            <text:p>1323</text:p>
          </table:table-cell>
          <table:table-cell office:value-type="float" office:value="339.899994" calcext:value-type="float">
            <text:p>339.899994</text:p>
          </table:table-cell>
          <table:table-cell office:value-type="float" office:value="146.419998" calcext:value-type="float">
            <text:p>146.419998</text:p>
          </table:table-cell>
          <table:table-cell office:value-type="float" office:value="100.260002" calcext:value-type="float">
            <text:p>100.260002</text:p>
          </table:table-cell>
        </table:table-row>
        <table:table-row table:style-name="ro1">
          <table:table-cell office:value-type="float" office:value="90.559998" calcext:value-type="float">
            <text:p>90.559998</text:p>
          </table:table-cell>
          <table:table-cell office:value-type="float" office:value="46.580002" calcext:value-type="float">
            <text:p>46.580002</text:p>
          </table:table-cell>
          <table:table-cell office:value-type="float" office:value="314.98999" calcext:value-type="float">
            <text:p>314.98999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132.190002" calcext:value-type="float">
            <text:p>132.190002</text:p>
          </table:table-cell>
          <table:table-cell office:value-type="float" office:value="105.400002" calcext:value-type="float">
            <text:p>105.400002</text:p>
          </table:table-cell>
          <table:table-cell office:value-type="float" office:value="19.52" calcext:value-type="float">
            <text:p>19.52</text:p>
          </table:table-cell>
          <table:table-cell office:value-type="float" office:value="58.970001" calcext:value-type="float">
            <text:p>58.970001</text:p>
          </table:table-cell>
          <table:table-cell office:value-type="float" office:value="51.810001" calcext:value-type="float">
            <text:p>51.810001</text:p>
          </table:table-cell>
          <table:table-cell office:value-type="float" office:value="1126.219971" calcext:value-type="float">
            <text:p>1126.219971</text:p>
          </table:table-cell>
          <table:table-cell office:value-type="float" office:value="1312.23999" calcext:value-type="float">
            <text:p>1312.23999</text:p>
          </table:table-cell>
          <table:table-cell office:value-type="float" office:value="337.730011" calcext:value-type="float">
            <text:p>337.730011</text:p>
          </table:table-cell>
          <table:table-cell office:value-type="float" office:value="147.839996" calcext:value-type="float">
            <text:p>147.8399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0.239998" calcext:value-type="float">
            <text:p>90.239998</text:p>
          </table:table-cell>
          <table:table-cell office:value-type="float" office:value="46.75" calcext:value-type="float">
            <text:p>46.75</text:p>
          </table:table-cell>
          <table:table-cell office:value-type="float" office:value="317.5" calcext:value-type="float">
            <text:p>317.5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32.350006" calcext:value-type="float">
            <text:p>132.350006</text:p>
          </table:table-cell>
          <table:table-cell office:value-type="float" office:value="105.709999" calcext:value-type="float">
            <text:p>105.709999</text:p>
          </table:table-cell>
          <table:table-cell office:value-type="float" office:value="19.5" calcext:value-type="float">
            <text:p>19.5</text:p>
          </table:table-cell>
          <table:table-cell office:value-type="float" office:value="59.619999" calcext:value-type="float">
            <text:p>59.619999</text:p>
          </table:table-cell>
          <table:table-cell office:value-type="float" office:value="51.900002" calcext:value-type="float">
            <text:p>51.900002</text:p>
          </table:table-cell>
          <table:table-cell office:value-type="float" office:value="1131.410034" calcext:value-type="float">
            <text:p>1131.410034</text:p>
          </table:table-cell>
          <table:table-cell office:value-type="float" office:value="1293.949951" calcext:value-type="float">
            <text:p>1293.949951</text:p>
          </table:table-cell>
          <table:table-cell office:value-type="float" office:value="350.700012" calcext:value-type="float">
            <text:p>350.700012</text:p>
          </table:table-cell>
          <table:table-cell office:value-type="float" office:value="146.929993" calcext:value-type="float">
            <text:p>146.929993</text:p>
          </table:table-cell>
          <table:table-cell office:value-type="float" office:value="104.290001" calcext:value-type="float">
            <text:p>104.290001</text:p>
          </table:table-cell>
        </table:table-row>
        <table:table-row table:style-name="ro1">
          <table:table-cell office:value-type="float" office:value="90.279999" calcext:value-type="float">
            <text:p>90.279999</text:p>
          </table:table-cell>
          <table:table-cell office:value-type="float" office:value="46.990002" calcext:value-type="float">
            <text:p>46.990002</text:p>
          </table:table-cell>
          <table:table-cell office:value-type="float" office:value="316.230011" calcext:value-type="float">
            <text:p>316.230011</text:p>
          </table:table-cell>
          <table:table-cell office:value-type="float" office:value="34.389999" calcext:value-type="float">
            <text:p>34.389999</text:p>
          </table:table-cell>
          <table:table-cell office:value-type="float" office:value="131.830002" calcext:value-type="float">
            <text:p>131.830002</text:p>
          </table:table-cell>
          <table:table-cell office:value-type="float" office:value="106.25" calcext:value-type="float">
            <text:p>106.25</text:p>
          </table:table-cell>
          <table:table-cell office:value-type="float" office:value="19.040001" calcext:value-type="float">
            <text:p>19.040001</text:p>
          </table:table-cell>
          <table:table-cell office:value-type="float" office:value="59.68" calcext:value-type="float">
            <text:p>59.68</text:p>
          </table:table-cell>
          <table:table-cell office:value-type="float" office:value="51.740002" calcext:value-type="float">
            <text:p>51.740002</text:p>
          </table:table-cell>
          <table:table-cell office:value-type="float" office:value="1131.829956" calcext:value-type="float">
            <text:p>1131.829956</text:p>
          </table:table-cell>
          <table:table-cell office:value-type="float" office:value="1312" calcext:value-type="float">
            <text:p>1312</text:p>
          </table:table-cell>
          <table:table-cell office:value-type="float" office:value="341.670013" calcext:value-type="float">
            <text:p>341.670013</text:p>
          </table:table-cell>
          <table:table-cell office:value-type="float" office:value="147.460007" calcext:value-type="float">
            <text:p>147.460007</text:p>
          </table:table-cell>
          <table:table-cell office:value-type="float" office:value="104.330002" calcext:value-type="float">
            <text:p>104.330002</text:p>
          </table:table-cell>
        </table:table-row>
        <table:table-row table:style-name="ro1">
          <table:table-cell office:value-type="float" office:value="90.879997" calcext:value-type="float">
            <text:p>90.879997</text:p>
          </table:table-cell>
          <table:table-cell office:value-type="float" office:value="47.139999" calcext:value-type="float">
            <text:p>47.139999</text:p>
          </table:table-cell>
          <table:table-cell office:value-type="float" office:value="316.100006" calcext:value-type="float">
            <text:p>316.100006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131.300003" calcext:value-type="float">
            <text:p>131.300003</text:p>
          </table:table-cell>
          <table:table-cell office:value-type="float" office:value="107.5" calcext:value-type="float">
            <text:p>107.5</text:p>
          </table:table-cell>
          <table:table-cell office:value-type="float" office:value="19.049999" calcext:value-type="float">
            <text:p>19.049999</text:p>
          </table:table-cell>
          <table:table-cell office:value-type="float" office:value="59.860001" calcext:value-type="float">
            <text:p>59.860001</text:p>
          </table:table-cell>
          <table:table-cell office:value-type="float" office:value="52.049999" calcext:value-type="float">
            <text:p>52.049999</text:p>
          </table:table-cell>
          <table:table-cell office:value-type="float" office:value="1137.48999" calcext:value-type="float">
            <text:p>1137.48999</text:p>
          </table:table-cell>
          <table:table-cell office:value-type="float" office:value="1297.170044" calcext:value-type="float">
            <text:p>1297.170044</text:p>
          </table:table-cell>
          <table:table-cell office:value-type="float" office:value="335.290009" calcext:value-type="float">
            <text:p>335.290009</text:p>
          </table:table-cell>
          <table:table-cell office:value-type="float" office:value="147.009995" calcext:value-type="float">
            <text:p>147.009995</text:p>
          </table:table-cell>
          <table:table-cell office:value-type="float" office:value="104.699997" calcext:value-type="float">
            <text:p>104.699997</text:p>
          </table:table-cell>
        </table:table-row>
        <table:table-row table:style-name="ro1">
          <table:table-cell office:value-type="float" office:value="89.82" calcext:value-type="float">
            <text:p>89.82</text:p>
          </table:table-cell>
          <table:table-cell office:value-type="float" office:value="47.209999" calcext:value-type="float">
            <text:p>47.209999</text:p>
          </table:table-cell>
          <table:table-cell office:value-type="float" office:value="315.230011" calcext:value-type="float">
            <text:p>315.230011</text:p>
          </table:table-cell>
          <table:table-cell office:value-type="float" office:value="35" calcext:value-type="float">
            <text:p>35</text:p>
          </table:table-cell>
          <table:table-cell office:value-type="float" office:value="132.380005" calcext:value-type="float">
            <text:p>132.380005</text:p>
          </table:table-cell>
          <table:table-cell office:value-type="float" office:value="108.919998" calcext:value-type="float">
            <text:p>108.919998</text:p>
          </table:table-cell>
          <table:table-cell office:value-type="float" office:value="19.66" calcext:value-type="float">
            <text:p>19.66</text:p>
          </table:table-cell>
          <table:table-cell office:value-type="float" office:value="60.610001" calcext:value-type="float">
            <text:p>60.610001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1159.849976" calcext:value-type="float">
            <text:p>1159.849976</text:p>
          </table:table-cell>
          <table:table-cell office:value-type="float" office:value="1338.089966" calcext:value-type="float">
            <text:p>1338.089966</text:p>
          </table:table-cell>
          <table:table-cell office:value-type="float" office:value="338.339996" calcext:value-type="float">
            <text:p>338.339996</text:p>
          </table:table-cell>
          <table:table-cell office:value-type="float" office:value="146.960007" calcext:value-type="float">
            <text:p>146.960007</text:p>
          </table:table-cell>
          <table:table-cell office:value-type="float" office:value="106.169998" calcext:value-type="float">
            <text:p>106.169998</text:p>
          </table:table-cell>
        </table:table-row>
        <table:table-row table:style-name="ro1">
          <table:table-cell office:value-type="float" office:value="89.059998" calcext:value-type="float">
            <text:p>89.059998</text:p>
          </table:table-cell>
          <table:table-cell office:value-type="float" office:value="47.529999" calcext:value-type="float">
            <text:p>47.529999</text:p>
          </table:table-cell>
          <table:table-cell office:value-type="float" office:value="313.450012" calcext:value-type="float">
            <text:p>313.450012</text:p>
          </table:table-cell>
          <table:table-cell office:value-type="float" office:value="35.040001" calcext:value-type="float">
            <text:p>35.040001</text:p>
          </table:table-cell>
          <table:table-cell office:value-type="float" office:value="131.380005" calcext:value-type="float">
            <text:p>131.380005</text:p>
          </table:table-cell>
          <table:table-cell office:value-type="float" office:value="110.480003" calcext:value-type="float">
            <text:p>110.480003</text:p>
          </table:table-cell>
          <table:table-cell office:value-type="float" office:value="19.52" calcext:value-type="float">
            <text:p>19.52</text:p>
          </table:table-cell>
          <table:table-cell office:value-type="float" office:value="60.540001" calcext:value-type="float">
            <text:p>60.540001</text:p>
          </table:table-cell>
          <table:table-cell office:value-type="float" office:value="53.82" calcext:value-type="float">
            <text:p>53.82</text:p>
          </table:table-cell>
          <table:table-cell office:value-type="float" office:value="1177.329956" calcext:value-type="float">
            <text:p>1177.329956</text:p>
          </table:table-cell>
          <table:table-cell office:value-type="float" office:value="1374.819946" calcext:value-type="float">
            <text:p>1374.819946</text:p>
          </table:table-cell>
          <table:table-cell office:value-type="float" office:value="336.200012" calcext:value-type="float">
            <text:p>336.200012</text:p>
          </table:table-cell>
          <table:table-cell office:value-type="float" office:value="143.5" calcext:value-type="float">
            <text:p>143.5</text:p>
          </table:table-cell>
          <table:table-cell office:value-type="float" office:value="105.260002" calcext:value-type="float">
            <text:p>105.260002</text:p>
          </table:table-cell>
        </table:table-row>
        <table:table-row table:style-name="ro1">
          <table:table-cell office:value-type="float" office:value="88.68" calcext:value-type="float">
            <text:p>88.68</text:p>
          </table:table-cell>
          <table:table-cell office:value-type="float" office:value="47.700001" calcext:value-type="float">
            <text:p>47.700001</text:p>
          </table:table-cell>
          <table:table-cell office:value-type="float" office:value="316.73999" calcext:value-type="float">
            <text:p>316.73999</text:p>
          </table:table-cell>
          <table:table-cell office:value-type="float" office:value="34.459999" calcext:value-type="float">
            <text:p>34.459999</text:p>
          </table:table-cell>
          <table:table-cell office:value-type="float" office:value="131.759995" calcext:value-type="float">
            <text:p>131.759995</text:p>
          </table:table-cell>
          <table:table-cell office:value-type="float" office:value="109.379997" calcext:value-type="float">
            <text:p>109.379997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60.75" calcext:value-type="float">
            <text:p>60.75</text:p>
          </table:table-cell>
          <table:table-cell office:value-type="float" office:value="54.279999" calcext:value-type="float">
            <text:p>54.279999</text:p>
          </table:table-cell>
          <table:table-cell office:value-type="float" office:value="1172.530029" calcext:value-type="float">
            <text:p>1172.530029</text:p>
          </table:table-cell>
          <table:table-cell office:value-type="float" office:value="1368" calcext:value-type="float">
            <text:p>1368</text:p>
          </table:table-cell>
          <table:table-cell office:value-type="float" office:value="336.209991" calcext:value-type="float">
            <text:p>336.209991</text:p>
          </table:table-cell>
          <table:table-cell office:value-type="float" office:value="142.309998" calcext:value-type="float">
            <text:p>142.309998</text:p>
          </table:table-cell>
          <table:table-cell office:value-type="float" office:value="105.949997" calcext:value-type="float">
            <text:p>105.949997</text:p>
          </table:table-cell>
        </table:table-row>
        <table:table-row table:style-name="ro1">
          <table:table-cell office:value-type="float" office:value="88.169998" calcext:value-type="float">
            <text:p>88.169998</text:p>
          </table:table-cell>
          <table:table-cell office:value-type="float" office:value="47.779999" calcext:value-type="float">
            <text:p>47.779999</text:p>
          </table:table-cell>
          <table:table-cell office:value-type="float" office:value="326.079987" calcext:value-type="float">
            <text:p>326.079987</text:p>
          </table:table-cell>
          <table:table-cell office:value-type="float" office:value="34.57" calcext:value-type="float">
            <text:p>34.57</text:p>
          </table:table-cell>
          <table:table-cell office:value-type="float" office:value="130.710007" calcext:value-type="float">
            <text:p>130.710007</text:p>
          </table:table-cell>
          <table:table-cell office:value-type="float" office:value="110.349998" calcext:value-type="float">
            <text:p>110.349998</text:p>
          </table:table-cell>
          <table:table-cell office:value-type="float" office:value="18.98" calcext:value-type="float">
            <text:p>18.98</text:p>
          </table:table-cell>
          <table:table-cell office:value-type="float" office:value="59.700001" calcext:value-type="float">
            <text:p>59.700001</text:p>
          </table:table-cell>
          <table:table-cell office:value-type="float" office:value="54.490002" calcext:value-type="float">
            <text:p>54.490002</text:p>
          </table:table-cell>
          <table:table-cell office:value-type="float" office:value="1175.079956" calcext:value-type="float">
            <text:p>1175.079956</text:p>
          </table:table-cell>
          <table:table-cell office:value-type="float" office:value="1392.01001" calcext:value-type="float">
            <text:p>1392.01001</text:p>
          </table:table-cell>
          <table:table-cell office:value-type="float" office:value="344.329987" calcext:value-type="float">
            <text:p>344.329987</text:p>
          </table:table-cell>
          <table:table-cell office:value-type="float" office:value="144.5" calcext:value-type="float">
            <text:p>144.5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1">
          <table:table-cell office:value-type="float" office:value="87.690002" calcext:value-type="float">
            <text:p>87.690002</text:p>
          </table:table-cell>
          <table:table-cell office:value-type="float" office:value="48.209999" calcext:value-type="float">
            <text:p>48.209999</text:p>
          </table:table-cell>
          <table:table-cell office:value-type="float" office:value="336" calcext:value-type="float">
            <text:p>336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130.059998" calcext:value-type="float">
            <text:p>130.059998</text:p>
          </table:table-cell>
          <table:table-cell office:value-type="float" office:value="110.519997" calcext:value-type="float">
            <text:p>110.519997</text:p>
          </table:table-cell>
          <table:table-cell office:value-type="float" office:value="18.77" calcext:value-type="float">
            <text:p>18.77</text:p>
          </table:table-cell>
          <table:table-cell office:value-type="float" office:value="59.919998" calcext:value-type="float">
            <text:p>59.919998</text:p>
          </table:table-cell>
          <table:table-cell office:value-type="float" office:value="53.580002" calcext:value-type="float">
            <text:p>53.580002</text:p>
          </table:table-cell>
          <table:table-cell office:value-type="float" office:value="1176.47998" calcext:value-type="float">
            <text:p>1176.47998</text:p>
          </table:table-cell>
          <table:table-cell office:value-type="float" office:value="1409.180054" calcext:value-type="float">
            <text:p>1409.180054</text:p>
          </table:table-cell>
          <table:table-cell office:value-type="float" office:value="341.230011" calcext:value-type="float">
            <text:p>341.230011</text:p>
          </table:table-cell>
          <table:table-cell office:value-type="float" office:value="144.850006" calcext:value-type="float">
            <text:p>144.850006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float" office:value="86.82" calcext:value-type="float">
            <text:p>86.82</text:p>
          </table:table-cell>
          <table:table-cell office:value-type="float" office:value="47.73" calcext:value-type="float">
            <text:p>47.73</text:p>
          </table:table-cell>
          <table:table-cell office:value-type="float" office:value="335.279999" calcext:value-type="float">
            <text:p>335.279999</text:p>
          </table:table-cell>
          <table:table-cell office:value-type="float" office:value="34.580002" calcext:value-type="float">
            <text:p>34.580002</text:p>
          </table:table-cell>
          <table:table-cell office:value-type="float" office:value="127.610001" calcext:value-type="float">
            <text:p>127.610001</text:p>
          </table:table-cell>
          <table:table-cell office:value-type="float" office:value="109.019997" calcext:value-type="float">
            <text:p>109.019997</text:p>
          </table:table-cell>
          <table:table-cell office:value-type="float" office:value="18.5" calcext:value-type="float">
            <text:p>18.5</text:p>
          </table:table-cell>
          <table:table-cell office:value-type="float" office:value="58.939999" calcext:value-type="float">
            <text:p>58.939999</text:p>
          </table:table-cell>
          <table:table-cell office:value-type="float" office:value="54.299999" calcext:value-type="float">
            <text:p>54.299999</text:p>
          </table:table-cell>
          <table:table-cell office:value-type="float" office:value="1167.829956" calcext:value-type="float">
            <text:p>1167.829956</text:p>
          </table:table-cell>
          <table:table-cell office:value-type="float" office:value="1403.170044" calcext:value-type="float">
            <text:p>1403.170044</text:p>
          </table:table-cell>
          <table:table-cell office:value-type="float" office:value="339.170013" calcext:value-type="float">
            <text:p>339.170013</text:p>
          </table:table-cell>
          <table:table-cell office:value-type="float" office:value="143.399994" calcext:value-type="float">
            <text:p>143.399994</text:p>
          </table:table-cell>
          <table:table-cell office:value-type="float" office:value="119.419998" calcext:value-type="float">
            <text:p>119.419998</text:p>
          </table:table-cell>
        </table:table-row>
        <table:table-row table:style-name="ro1">
          <table:table-cell office:value-type="float" office:value="86.809998" calcext:value-type="float">
            <text:p>86.809998</text:p>
          </table:table-cell>
          <table:table-cell office:value-type="float" office:value="47.450001" calcext:value-type="float">
            <text:p>47.450001</text:p>
          </table:table-cell>
          <table:table-cell office:value-type="float" office:value="340.630005" calcext:value-type="float">
            <text:p>340.630005</text:p>
          </table:table-cell>
          <table:table-cell office:value-type="float" office:value="34.790001" calcext:value-type="float">
            <text:p>34.790001</text:p>
          </table:table-cell>
          <table:table-cell office:value-type="float" office:value="125.419998" calcext:value-type="float">
            <text:p>125.419998</text:p>
          </table:table-cell>
          <table:table-cell office:value-type="float" office:value="110.089996" calcext:value-type="float">
            <text:p>110.089996</text:p>
          </table:table-cell>
          <table:table-cell office:value-type="float" office:value="18.27" calcext:value-type="float">
            <text:p>18.27</text:p>
          </table:table-cell>
          <table:table-cell office:value-type="float" office:value="58.529999" calcext:value-type="float">
            <text:p>58.529999</text:p>
          </table:table-cell>
          <table:table-cell office:value-type="float" office:value="53.990002" calcext:value-type="float">
            <text:p>53.990002</text:p>
          </table:table-cell>
          <table:table-cell office:value-type="float" office:value="1170.569946" calcext:value-type="float">
            <text:p>1170.569946</text:p>
          </table:table-cell>
          <table:table-cell office:value-type="float" office:value="1451.300049" calcext:value-type="float">
            <text:p>1451.300049</text:p>
          </table:table-cell>
          <table:table-cell office:value-type="float" office:value="360.5" calcext:value-type="float">
            <text:p>360.5</text:p>
          </table:table-cell>
          <table:table-cell office:value-type="float" office:value="142.570007" calcext:value-type="float">
            <text:p>142.570007</text:p>
          </table:table-cell>
          <table:table-cell office:value-type="float" office:value="116.209999" calcext:value-type="float">
            <text:p>116.209999</text:p>
          </table:table-cell>
        </table:table-row>
        <table:table-row table:style-name="ro1">
          <table:table-cell office:value-type="float" office:value="86.150002" calcext:value-type="float">
            <text:p>86.150002</text:p>
          </table:table-cell>
          <table:table-cell office:value-type="float" office:value="47.41" calcext:value-type="float">
            <text:p>47.41</text:p>
          </table:table-cell>
          <table:table-cell office:value-type="float" office:value="340.529999" calcext:value-type="float">
            <text:p>340.529999</text:p>
          </table:table-cell>
          <table:table-cell office:value-type="float" office:value="34.110001" calcext:value-type="float">
            <text:p>34.110001</text:p>
          </table:table-cell>
          <table:table-cell office:value-type="float" office:value="125.599998" calcext:value-type="float">
            <text:p>125.599998</text:p>
          </table:table-cell>
          <table:table-cell office:value-type="float" office:value="112.910004" calcext:value-type="float">
            <text:p>112.910004</text:p>
          </table:table-cell>
          <table:table-cell office:value-type="float" office:value="18.02" calcext:value-type="float">
            <text:p>18.02</text:p>
          </table:table-cell>
          <table:table-cell office:value-type="float" office:value="59" calcext:value-type="float">
            <text:p>59</text:p>
          </table:table-cell>
          <table:table-cell office:value-type="float" office:value="54.490002" calcext:value-type="float">
            <text:p>54.490002</text:p>
          </table:table-cell>
          <table:table-cell office:value-type="float" office:value="1162.609985" calcext:value-type="float">
            <text:p>1162.609985</text:p>
          </table:table-cell>
          <table:table-cell office:value-type="float" office:value="1445" calcext:value-type="float">
            <text:p>1445</text:p>
          </table:table-cell>
          <table:table-cell office:value-type="float" office:value="352.950012" calcext:value-type="float">
            <text:p>352.950012</text:p>
          </table:table-cell>
          <table:table-cell office:value-type="float" office:value="137.529999" calcext:value-type="float">
            <text:p>137.529999</text:p>
          </table:table-cell>
          <table:table-cell office:value-type="float" office:value="112.239998" calcext:value-type="float">
            <text:p>112.239998</text:p>
          </table:table-cell>
        </table:table-row>
        <table:table-row table:style-name="ro1">
          <table:table-cell office:value-type="float" office:value="85.559998" calcext:value-type="float">
            <text:p>85.559998</text:p>
          </table:table-cell>
          <table:table-cell office:value-type="float" office:value="47.349998" calcext:value-type="float">
            <text:p>47.349998</text:p>
          </table:table-cell>
          <table:table-cell office:value-type="float" office:value="340.899994" calcext:value-type="float">
            <text:p>340.899994</text:p>
          </table:table-cell>
          <table:table-cell office:value-type="float" office:value="33.970001" calcext:value-type="float">
            <text:p>33.970001</text:p>
          </table:table-cell>
          <table:table-cell office:value-type="float" office:value="123.949997" calcext:value-type="float">
            <text:p>123.949997</text:p>
          </table:table-cell>
          <table:table-cell office:value-type="float" office:value="112.660004" calcext:value-type="float">
            <text:p>112.660004</text:p>
          </table:table-cell>
          <table:table-cell office:value-type="float" office:value="17.9" calcext:value-type="float">
            <text:p>17.9</text:p>
          </table:table-cell>
          <table:table-cell office:value-type="float" office:value="59.169998" calcext:value-type="float">
            <text:p>59.169998</text:p>
          </table:table-cell>
          <table:table-cell office:value-type="float" office:value="54.27" calcext:value-type="float">
            <text:p>54.27</text:p>
          </table:table-cell>
          <table:table-cell office:value-type="float" office:value="1122" calcext:value-type="float">
            <text:p>1122</text:p>
          </table:table-cell>
          <table:table-cell office:value-type="float" office:value="1477.390015" calcext:value-type="float">
            <text:p>1477.390015</text:p>
          </table:table-cell>
          <table:table-cell office:value-type="float" office:value="354" calcext:value-type="float">
            <text:p>354</text:p>
          </table:table-cell>
          <table:table-cell office:value-type="float" office:value="139.020004" calcext:value-type="float">
            <text:p>139.020004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float" office:value="83.989998" calcext:value-type="float">
            <text:p>83.989998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333.75" calcext:value-type="float">
            <text:p>333.75</text:p>
          </table:table-cell>
          <table:table-cell office:value-type="float" office:value="33.619999" calcext:value-type="float">
            <text:p>33.619999</text:p>
          </table:table-cell>
          <table:table-cell office:value-type="float" office:value="116.989998" calcext:value-type="float">
            <text:p>116.989998</text:p>
          </table:table-cell>
          <table:table-cell office:value-type="float" office:value="111.550003" calcext:value-type="float">
            <text:p>111.550003</text:p>
          </table:table-cell>
          <table:table-cell office:value-type="float" office:value="17.280001" calcext:value-type="float">
            <text:p>17.280001</text:p>
          </table:table-cell>
          <table:table-cell office:value-type="float" office:value="57.139999" calcext:value-type="float">
            <text:p>57.139999</text:p>
          </table:table-cell>
          <table:table-cell office:value-type="float" office:value="52.52" calcext:value-type="float">
            <text:p>52.52</text:p>
          </table:table-cell>
          <table:table-cell office:value-type="float" office:value="1090.599976" calcext:value-type="float">
            <text:p>1090.599976</text:p>
          </table:table-cell>
          <table:table-cell office:value-type="float" office:value="1402.619995" calcext:value-type="float">
            <text:p>1402.619995</text:p>
          </table:table-cell>
          <table:table-cell office:value-type="float" office:value="342.670013" calcext:value-type="float">
            <text:p>342.670013</text:p>
          </table:table-cell>
          <table:table-cell office:value-type="float" office:value="136.580002" calcext:value-type="float">
            <text:p>136.5800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0.529999" calcext:value-type="float">
            <text:p>80.529999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314.109985" calcext:value-type="float">
            <text:p>314.109985</text:p>
          </table:table-cell>
          <table:table-cell office:value-type="float" office:value="31.91" calcext:value-type="float">
            <text:p>31.91</text:p>
          </table:table-cell>
          <table:table-cell office:value-type="float" office:value="111.199997" calcext:value-type="float">
            <text:p>111.199997</text:p>
          </table:table-cell>
          <table:table-cell office:value-type="float" office:value="109.059998" calcext:value-type="float">
            <text:p>109.059998</text:p>
          </table:table-cell>
          <table:table-cell office:value-type="float" office:value="16.6" calcext:value-type="float">
            <text:p>16.6</text:p>
          </table:table-cell>
          <table:table-cell office:value-type="float" office:value="54.75" calcext:value-type="float">
            <text:p>54.75</text:p>
          </table:table-cell>
          <table:table-cell office:value-type="float" office:value="49.439999" calcext:value-type="float">
            <text:p>49.439999</text:p>
          </table:table-cell>
          <table:table-cell office:value-type="float" office:value="1027.180054" calcext:value-type="float">
            <text:p>1027.180054</text:p>
          </table:table-cell>
          <table:table-cell office:value-type="float" office:value="1361.459961" calcext:value-type="float">
            <text:p>1361.459961</text:p>
          </table:table-cell>
          <table:table-cell office:value-type="float" office:value="320" calcext:value-type="float">
            <text:p>320</text:p>
          </table:table-cell>
          <table:table-cell office:value-type="float" office:value="130.009995" calcext:value-type="float">
            <text:p>130.009995</text:p>
          </table:table-cell>
          <table:table-cell office:value-type="float" office:value="104.910004" calcext:value-type="float">
            <text:p>104.910004</text:p>
          </table:table-cell>
        </table:table-row>
        <table:table-row table:style-name="ro1">
          <table:table-cell office:value-type="float" office:value="82.300003" calcext:value-type="float">
            <text:p>82.300003</text:p>
          </table:table-cell>
          <table:table-cell office:value-type="float" office:value="44.580002" calcext:value-type="float">
            <text:p>44.580002</text:p>
          </table:table-cell>
          <table:table-cell office:value-type="float" office:value="326.76001" calcext:value-type="float">
            <text:p>326.76001</text:p>
          </table:table-cell>
          <table:table-cell office:value-type="float" office:value="32.709999" calcext:value-type="float">
            <text:p>32.709999</text:p>
          </table:table-cell>
          <table:table-cell office:value-type="float" office:value="117.400002" calcext:value-type="float">
            <text:p>117.400002</text:p>
          </table:table-cell>
          <table:table-cell office:value-type="float" office:value="108.300003" calcext:value-type="float">
            <text:p>108.300003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56.060001" calcext:value-type="float">
            <text:p>56.060001</text:p>
          </table:table-cell>
          <table:table-cell office:value-type="float" office:value="50.630001" calcext:value-type="float">
            <text:p>50.630001</text:p>
          </table:table-cell>
          <table:table-cell office:value-type="float" office:value="1081.540039" calcext:value-type="float">
            <text:p>1081.540039</text:p>
          </table:table-cell>
          <table:table-cell office:value-type="float" office:value="1449" calcext:value-type="float">
            <text:p>1449</text:p>
          </table:table-cell>
          <table:table-cell office:value-type="float" office:value="340.519989" calcext:value-type="float">
            <text:p>340.519989</text:p>
          </table:table-cell>
          <table:table-cell office:value-type="float" office:value="131.889999" calcext:value-type="float">
            <text:p>131.889999</text:p>
          </table:table-cell>
          <table:table-cell office:value-type="float" office:value="111.519997" calcext:value-type="float">
            <text:p>111.519997</text:p>
          </table:table-cell>
        </table:table-row>
        <table:table-row table:style-name="ro1">
          <table:table-cell office:value-type="float" office:value="82.029999" calcext:value-type="float">
            <text:p>82.029999</text:p>
          </table:table-cell>
          <table:table-cell office:value-type="float" office:value="44.619999" calcext:value-type="float">
            <text:p>44.619999</text:p>
          </table:table-cell>
          <table:table-cell office:value-type="float" office:value="338.410004" calcext:value-type="float">
            <text:p>338.410004</text:p>
          </table:table-cell>
          <table:table-cell office:value-type="float" office:value="33" calcext:value-type="float">
            <text:p>33</text:p>
          </table:table-cell>
          <table:table-cell office:value-type="float" office:value="115.169998" calcext:value-type="float">
            <text:p>115.169998</text:p>
          </table:table-cell>
          <table:table-cell office:value-type="float" office:value="108.5" calcext:value-type="float">
            <text:p>108.5</text:p>
          </table:table-cell>
          <table:table-cell office:value-type="float" office:value="17.33" calcext:value-type="float">
            <text:p>17.33</text:p>
          </table:table-cell>
          <table:table-cell office:value-type="float" office:value="55.619999" calcext:value-type="float">
            <text:p>55.619999</text:p>
          </table:table-cell>
          <table:table-cell office:value-type="float" office:value="50.889999" calcext:value-type="float">
            <text:p>50.889999</text:p>
          </table:table-cell>
          <table:table-cell office:value-type="float" office:value="1055.410034" calcext:value-type="float">
            <text:p>1055.410034</text:p>
          </table:table-cell>
          <table:table-cell office:value-type="float" office:value="1429.680054" calcext:value-type="float">
            <text:p>1429.680054</text:p>
          </table:table-cell>
          <table:table-cell office:value-type="float" office:value="348" calcext:value-type="float">
            <text:p>348</text:p>
          </table:table-cell>
          <table:table-cell office:value-type="float" office:value="130.910004" calcext:value-type="float">
            <text:p>130.910004</text:p>
          </table:table-cell>
          <table:table-cell office:value-type="float" office:value="113.330002" calcext:value-type="float">
            <text:p>113.330002</text:p>
          </table:table-cell>
        </table:table-row>
        <table:table-row table:style-name="ro1">
          <table:table-cell office:value-type="float" office:value="80.980003" calcext:value-type="float">
            <text:p>80.980003</text:p>
          </table:table-cell>
          <table:table-cell office:value-type="float" office:value="43.360001" calcext:value-type="float">
            <text:p>43.360001</text:p>
          </table:table-cell>
          <table:table-cell office:value-type="float" office:value="327.910004" calcext:value-type="float">
            <text:p>327.910004</text:p>
          </table:table-cell>
          <table:table-cell office:value-type="float" office:value="32.549999" calcext:value-type="float">
            <text:p>32.549999</text:p>
          </table:table-cell>
          <table:table-cell office:value-type="float" office:value="113.339996" calcext:value-type="float">
            <text:p>113.339996</text:p>
          </table:table-cell>
          <table:table-cell office:value-type="float" office:value="104.150002" calcext:value-type="float">
            <text:p>104.150002</text:p>
          </table:table-cell>
          <table:table-cell office:value-type="float" office:value="16.959999" calcext:value-type="float">
            <text:p>16.959999</text:p>
          </table:table-cell>
          <table:table-cell office:value-type="float" office:value="53.240002" calcext:value-type="float">
            <text:p>53.240002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1017.25" calcext:value-type="float">
            <text:p>1017.25</text:p>
          </table:table-cell>
          <table:table-cell office:value-type="float" office:value="1373.48999" calcext:value-type="float">
            <text:p>1373.48999</text:p>
          </table:table-cell>
          <table:table-cell office:value-type="float" office:value="333.549988" calcext:value-type="float">
            <text:p>333.549988</text:p>
          </table:table-cell>
          <table:table-cell office:value-type="float" office:value="127.519997" calcext:value-type="float">
            <text:p>127.519997</text:p>
          </table:table-cell>
          <table:table-cell office:value-type="float" office:value="109.57" calcext:value-type="float">
            <text:p>109.57</text:p>
          </table:table-cell>
        </table:table-row>
        <table:table-row table:style-name="ro1">
          <table:table-cell office:value-type="float" office:value="80.610001" calcext:value-type="float">
            <text:p>80.610001</text:p>
          </table:table-cell>
          <table:table-cell office:value-type="float" office:value="43.560001" calcext:value-type="float">
            <text:p>43.560001</text:p>
          </table:table-cell>
          <table:table-cell office:value-type="float" office:value="334.600006" calcext:value-type="float">
            <text:p>334.600006</text:p>
          </table:table-cell>
          <table:table-cell office:value-type="float" office:value="32.990002" calcext:value-type="float">
            <text:p>32.990002</text:p>
          </table:table-cell>
          <table:table-cell office:value-type="float" office:value="114.800003" calcext:value-type="float">
            <text:p>114.800003</text:p>
          </table:table-cell>
          <table:table-cell office:value-type="float" office:value="104.5" calcext:value-type="float">
            <text:p>104.5</text:p>
          </table:table-cell>
          <table:table-cell office:value-type="float" office:value="17.35" calcext:value-type="float">
            <text:p>17.35</text:p>
          </table:table-cell>
          <table:table-cell office:value-type="float" office:value="52.630001" calcext:value-type="float">
            <text:p>52.630001</text:p>
          </table:table-cell>
          <table:table-cell office:value-type="float" office:value="50.220001" calcext:value-type="float">
            <text:p>50.220001</text:p>
          </table:table-cell>
          <table:table-cell office:value-type="float" office:value="1048" calcext:value-type="float">
            <text:p>1048</text:p>
          </table:table-cell>
          <table:table-cell office:value-type="float" office:value="1364.670044" calcext:value-type="float">
            <text:p>1364.670044</text:p>
          </table:table-cell>
          <table:table-cell office:value-type="float" office:value="336.570007" calcext:value-type="float">
            <text:p>336.570007</text:p>
          </table:table-cell>
          <table:table-cell office:value-type="float" office:value="130" calcext:value-type="float">
            <text:p>130</text:p>
          </table:table-cell>
          <table:table-cell office:value-type="float" office:value="112.57" calcext:value-type="float">
            <text:p>112.57</text:p>
          </table:table-cell>
        </table:table-row>
        <table:table-row table:style-name="ro1">
          <table:table-cell office:value-type="float" office:value="81.150002" calcext:value-type="float">
            <text:p>81.150002</text:p>
          </table:table-cell>
          <table:table-cell office:value-type="float" office:value="43.919998" calcext:value-type="float">
            <text:p>43.919998</text:p>
          </table:table-cell>
          <table:table-cell office:value-type="float" office:value="335.119995" calcext:value-type="float">
            <text:p>335.119995</text:p>
          </table:table-cell>
          <table:table-cell office:value-type="float" office:value="33.029999" calcext:value-type="float">
            <text:p>33.029999</text:p>
          </table:table-cell>
          <table:table-cell office:value-type="float" office:value="113.339996" calcext:value-type="float">
            <text:p>113.339996</text:p>
          </table:table-cell>
          <table:table-cell office:value-type="float" office:value="105.129997" calcext:value-type="float">
            <text:p>105.129997</text:p>
          </table:table-cell>
          <table:table-cell office:value-type="float" office:value="17.200001" calcext:value-type="float">
            <text:p>17.200001</text:p>
          </table:table-cell>
          <table:table-cell office:value-type="float" office:value="52.93" calcext:value-type="float">
            <text:p>52.93</text:p>
          </table:table-cell>
          <table:table-cell office:value-type="float" office:value="49.91" calcext:value-type="float">
            <text:p>49.91</text:p>
          </table:table-cell>
          <table:table-cell office:value-type="float" office:value="1045" calcext:value-type="float">
            <text:p>1045</text:p>
          </table:table-cell>
          <table:table-cell office:value-type="float" office:value="1385.930054" calcext:value-type="float">
            <text:p>1385.930054</text:p>
          </table:table-cell>
          <table:table-cell office:value-type="float" office:value="340.450012" calcext:value-type="float">
            <text:p>340.450012</text:p>
          </table:table-cell>
          <table:table-cell office:value-type="float" office:value="129.210007" calcext:value-type="float">
            <text:p>129.210007</text:p>
          </table:table-cell>
          <table:table-cell office:value-type="float" office:value="111.540001" calcext:value-type="float">
            <text:p>111.540001</text:p>
          </table:table-cell>
        </table:table-row>
        <table:table-row table:style-name="ro1">
          <table:table-cell office:value-type="float" office:value="81.059998" calcext:value-type="float">
            <text:p>81.059998</text:p>
          </table:table-cell>
          <table:table-cell office:value-type="float" office:value="44.02" calcext:value-type="float">
            <text:p>44.02</text:p>
          </table:table-cell>
          <table:table-cell office:value-type="float" office:value="346.149994" calcext:value-type="float">
            <text:p>346.149994</text:p>
          </table:table-cell>
          <table:table-cell office:value-type="float" office:value="33.41" calcext:value-type="float">
            <text:p>33.41</text:p>
          </table:table-cell>
          <table:table-cell office:value-type="float" office:value="112.5" calcext:value-type="float">
            <text:p>112.5</text:p>
          </table:table-cell>
          <table:table-cell office:value-type="float" office:value="106.07" calcext:value-type="float">
            <text:p>106.07</text:p>
          </table:table-cell>
          <table:table-cell office:value-type="float" office:value="17.209999" calcext:value-type="float">
            <text:p>17.209999</text:p>
          </table:table-cell>
          <table:table-cell office:value-type="float" office:value="52.700001" calcext:value-type="float">
            <text:p>52.700001</text:p>
          </table:table-cell>
          <table:table-cell office:value-type="float" office:value="49.759998" calcext:value-type="float">
            <text:p>49.759998</text:p>
          </table:table-cell>
          <table:table-cell office:value-type="float" office:value="1048.949951" calcext:value-type="float">
            <text:p>1048.949951</text:p>
          </table:table-cell>
          <table:table-cell office:value-type="float" office:value="1406.25" calcext:value-type="float">
            <text:p>1406.25</text:p>
          </table:table-cell>
          <table:table-cell office:value-type="float" office:value="341.339996" calcext:value-type="float">
            <text:p>341.339996</text:p>
          </table:table-cell>
          <table:table-cell office:value-type="float" office:value="129.440002" calcext:value-type="float">
            <text:p>129.440002</text:p>
          </table:table-cell>
          <table:table-cell office:value-type="float" office:value="111.040001" calcext:value-type="float">
            <text:p>111.040001</text:p>
          </table:table-cell>
        </table:table-row>
        <table:table-row table:style-name="ro1">
          <table:table-cell office:value-type="float" office:value="80.970001" calcext:value-type="float">
            <text:p>80.970001</text:p>
          </table:table-cell>
          <table:table-cell office:value-type="float" office:value="44.25" calcext:value-type="float">
            <text:p>44.25</text:p>
          </table:table-cell>
          <table:table-cell office:value-type="float" office:value="352.98999" calcext:value-type="float">
            <text:p>352.98999</text:p>
          </table:table-cell>
          <table:table-cell office:value-type="float" office:value="34.200001" calcext:value-type="float">
            <text:p>34.200001</text:p>
          </table:table-cell>
          <table:table-cell office:value-type="float" office:value="112.860001" calcext:value-type="float">
            <text:p>112.860001</text:p>
          </table:table-cell>
          <table:table-cell office:value-type="float" office:value="105.629997" calcext:value-type="float">
            <text:p>105.629997</text:p>
          </table:table-cell>
          <table:table-cell office:value-type="float" office:value="17.58" calcext:value-type="float">
            <text:p>17.58</text:p>
          </table:table-cell>
          <table:table-cell office:value-type="float" office:value="55.639999" calcext:value-type="float">
            <text:p>55.639999</text:p>
          </table:table-cell>
          <table:table-cell office:value-type="float" office:value="49.549999" calcext:value-type="float">
            <text:p>49.549999</text:p>
          </table:table-cell>
          <table:table-cell office:value-type="float" office:value="1079.069946" calcext:value-type="float">
            <text:p>1079.069946</text:p>
          </table:table-cell>
          <table:table-cell office:value-type="float" office:value="1466.890015" calcext:value-type="float">
            <text:p>1466.890015</text:p>
          </table:table-cell>
          <table:table-cell office:value-type="float" office:value="348.470001" calcext:value-type="float">
            <text:p>348.470001</text:p>
          </table:table-cell>
          <table:table-cell office:value-type="float" office:value="130.100006" calcext:value-type="float">
            <text:p>130.100006</text:p>
          </table:table-cell>
          <table:table-cell office:value-type="float" office:value="113.620003" calcext:value-type="float">
            <text:p>113.620003</text:p>
          </table:table-cell>
        </table:table-row>
        <table:table-row table:style-name="ro1">
          <table:table-cell office:value-type="float" office:value="82.209999" calcext:value-type="float">
            <text:p>82.209999</text:p>
          </table:table-cell>
          <table:table-cell office:value-type="float" office:value="45.57" calcext:value-type="float">
            <text:p>45.57</text:p>
          </table:table-cell>
          <table:table-cell office:value-type="float" office:value="355.910004" calcext:value-type="float">
            <text:p>355.910004</text:p>
          </table:table-cell>
          <table:table-cell office:value-type="float" office:value="33.77" calcext:value-type="float">
            <text:p>33.77</text:p>
          </table:table-cell>
          <table:table-cell office:value-type="float" office:value="112.349998" calcext:value-type="float">
            <text:p>112.349998</text:p>
          </table:table-cell>
          <table:table-cell office:value-type="float" office:value="107.529999" calcext:value-type="float">
            <text:p>107.529999</text:p>
          </table:table-cell>
          <table:table-cell office:value-type="float" office:value="17.26" calcext:value-type="float">
            <text:p>17.26</text:p>
          </table:table-cell>
          <table:table-cell office:value-type="float" office:value="54.389999" calcext:value-type="float">
            <text:p>54.389999</text:p>
          </table:table-cell>
          <table:table-cell office:value-type="float" office:value="49.689999" calcext:value-type="float">
            <text:p>49.689999</text:p>
          </table:table-cell>
          <table:table-cell office:value-type="float" office:value="1088.410034" calcext:value-type="float">
            <text:p>1088.410034</text:p>
          </table:table-cell>
          <table:table-cell office:value-type="float" office:value="1457.369995" calcext:value-type="float">
            <text:p>1457.369995</text:p>
          </table:table-cell>
          <table:table-cell office:value-type="float" office:value="356.589996" calcext:value-type="float">
            <text:p>356.589996</text:p>
          </table:table-cell>
          <table:table-cell office:value-type="float" office:value="130.960007" calcext:value-type="float">
            <text:p>130.960007</text:p>
          </table:table-cell>
          <table:table-cell office:value-type="float" office:value="115.230003" calcext:value-type="float">
            <text:p>115.230003</text:p>
          </table:table-cell>
        </table:table-row>
        <table:table-row table:style-name="ro1">
          <table:table-cell office:value-type="float" office:value="82.190002" calcext:value-type="float">
            <text:p>82.190002</text:p>
          </table:table-cell>
          <table:table-cell office:value-type="float" office:value="44.75" calcext:value-type="float">
            <text:p>44.75</text:p>
          </table:table-cell>
          <table:table-cell office:value-type="float" office:value="352.450012" calcext:value-type="float">
            <text:p>352.450012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12.279999" calcext:value-type="float">
            <text:p>112.279999</text:p>
          </table:table-cell>
          <table:table-cell office:value-type="float" office:value="108.769997" calcext:value-type="float">
            <text:p>108.769997</text:p>
          </table:table-cell>
          <table:table-cell office:value-type="float" office:value="17.049999" calcext:value-type="float">
            <text:p>17.049999</text:p>
          </table:table-cell>
          <table:table-cell office:value-type="float" office:value="54.599998" calcext:value-type="float">
            <text:p>54.599998</text:p>
          </table:table-cell>
          <table:table-cell office:value-type="float" office:value="49.84" calcext:value-type="float">
            <text:p>49.84</text:p>
          </table:table-cell>
          <table:table-cell office:value-type="float" office:value="1090.569946" calcext:value-type="float">
            <text:p>1090.569946</text:p>
          </table:table-cell>
          <table:table-cell office:value-type="float" office:value="1446.48999" calcext:value-type="float">
            <text:p>1446.48999</text:p>
          </table:table-cell>
          <table:table-cell office:value-type="float" office:value="352" calcext:value-type="float">
            <text:p>352</text:p>
          </table:table-cell>
          <table:table-cell office:value-type="float" office:value="132.869995" calcext:value-type="float">
            <text:p>132.869995</text:p>
          </table:table-cell>
          <table:table-cell office:value-type="float" office:value="117.720001" calcext:value-type="float">
            <text:p>117.720001</text:p>
          </table:table-cell>
        </table:table-row>
        <table:table-row table:style-name="ro1">
          <table:table-cell office:value-type="float" office:value="81.309998" calcext:value-type="float">
            <text:p>81.309998</text:p>
          </table:table-cell>
          <table:table-cell office:value-type="float" office:value="44.110001" calcext:value-type="float">
            <text:p>44.110001</text:p>
          </table:table-cell>
          <table:table-cell office:value-type="float" office:value="352.309998" calcext:value-type="float">
            <text:p>352.309998</text:p>
          </table:table-cell>
          <table:table-cell office:value-type="float" office:value="33.84" calcext:value-type="float">
            <text:p>33.84</text:p>
          </table:table-cell>
          <table:table-cell office:value-type="float" office:value="111.139999" calcext:value-type="float">
            <text:p>111.139999</text:p>
          </table:table-cell>
          <table:table-cell office:value-type="float" office:value="108.760002" calcext:value-type="float">
            <text:p>108.760002</text:p>
          </table:table-cell>
          <table:table-cell office:value-type="float" office:value="16.969999" calcext:value-type="float">
            <text:p>16.969999</text:p>
          </table:table-cell>
          <table:table-cell office:value-type="float" office:value="54.59" calcext:value-type="float">
            <text:p>54.59</text:p>
          </table:table-cell>
          <table:table-cell office:value-type="float" office:value="48.799999" calcext:value-type="float">
            <text:p>48.799999</text:p>
          </table:table-cell>
          <table:table-cell office:value-type="float" office:value="1106.469971" calcext:value-type="float">
            <text:p>1106.469971</text:p>
          </table:table-cell>
          <table:table-cell office:value-type="float" office:value="1485" calcext:value-type="float">
            <text:p>1485</text:p>
          </table:table-cell>
          <table:table-cell office:value-type="float" office:value="352.559998" calcext:value-type="float">
            <text:p>352.559998</text:p>
          </table:table-cell>
          <table:table-cell office:value-type="float" office:value="130.800003" calcext:value-type="float">
            <text:p>130.800003</text:p>
          </table:table-cell>
          <table:table-cell office:value-type="float" office:value="118.489998" calcext:value-type="float">
            <text:p>118.489998</text:p>
          </table:table-cell>
        </table:table-row>
        <table:table-row table:style-name="ro1">
          <table:table-cell office:value-type="float" office:value="80.470001" calcext:value-type="float">
            <text:p>80.470001</text:p>
          </table:table-cell>
          <table:table-cell office:value-type="float" office:value="43.43" calcext:value-type="float">
            <text:p>43.43</text:p>
          </table:table-cell>
          <table:table-cell office:value-type="float" office:value="351.790009" calcext:value-type="float">
            <text:p>351.790009</text:p>
          </table:table-cell>
          <table:table-cell office:value-type="float" office:value="31.91" calcext:value-type="float">
            <text:p>31.91</text:p>
          </table:table-cell>
          <table:table-cell office:value-type="float" office:value="109.550003" calcext:value-type="float">
            <text:p>109.550003</text:p>
          </table:table-cell>
          <table:table-cell office:value-type="float" office:value="107.389999" calcext:value-type="float">
            <text:p>107.389999</text:p>
          </table:table-cell>
          <table:table-cell office:value-type="float" office:value="16.84" calcext:value-type="float">
            <text:p>16.84</text:p>
          </table:table-cell>
          <table:table-cell office:value-type="float" office:value="54.259998" calcext:value-type="float">
            <text:p>54.259998</text:p>
          </table:table-cell>
          <table:table-cell office:value-type="float" office:value="48.25" calcext:value-type="float">
            <text:p>48.25</text:p>
          </table:table-cell>
          <table:table-cell office:value-type="float" office:value="1116.189941" calcext:value-type="float">
            <text:p>1116.189941</text:p>
          </table:table-cell>
          <table:table-cell office:value-type="float" office:value="1495.359985" calcext:value-type="float">
            <text:p>1495.359985</text:p>
          </table:table-cell>
          <table:table-cell office:value-type="float" office:value="354.649994" calcext:value-type="float">
            <text:p>354.649994</text:p>
          </table:table-cell>
          <table:table-cell office:value-type="float" office:value="130.100006" calcext:value-type="float">
            <text:p>130.100006</text:p>
          </table:table-cell>
          <table:table-cell office:value-type="float" office:value="118.57" calcext:value-type="float">
            <text:p>118.57</text:p>
          </table:table-cell>
        </table:table-row>
        <table:table-row table:style-name="ro1">
          <table:table-cell office:value-type="float" office:value="81.010002" calcext:value-type="float">
            <text:p>81.010002</text:p>
          </table:table-cell>
          <table:table-cell office:value-type="float" office:value="43.580002" calcext:value-type="float">
            <text:p>43.580002</text:p>
          </table:table-cell>
          <table:table-cell office:value-type="float" office:value="350" calcext:value-type="float">
            <text:p>350</text:p>
          </table:table-cell>
          <table:table-cell office:value-type="float" office:value="33.07" calcext:value-type="float">
            <text:p>33.07</text:p>
          </table:table-cell>
          <table:table-cell office:value-type="float" office:value="110.459999" calcext:value-type="float">
            <text:p>110.459999</text:p>
          </table:table-cell>
          <table:table-cell office:value-type="float" office:value="108.790001" calcext:value-type="float">
            <text:p>108.790001</text:p>
          </table:table-cell>
          <table:table-cell office:value-type="float" office:value="16.700001" calcext:value-type="float">
            <text:p>16.700001</text:p>
          </table:table-cell>
          <table:table-cell office:value-type="float" office:value="55.349998" calcext:value-type="float">
            <text:p>55.349998</text:p>
          </table:table-cell>
          <table:table-cell office:value-type="float" office:value="48.09" calcext:value-type="float">
            <text:p>48.09</text:p>
          </table:table-cell>
          <table:table-cell office:value-type="float" office:value="1112.640015" calcext:value-type="float">
            <text:p>1112.640015</text:p>
          </table:table-cell>
          <table:table-cell office:value-type="float" office:value="1495.339966" calcext:value-type="float">
            <text:p>1495.339966</text:p>
          </table:table-cell>
          <table:table-cell office:value-type="float" office:value="358.179993" calcext:value-type="float">
            <text:p>358.179993</text:p>
          </table:table-cell>
          <table:table-cell office:value-type="float" office:value="130.089996" calcext:value-type="float">
            <text:p>130.089996</text:p>
          </table:table-cell>
          <table:table-cell office:value-type="float" office:value="118.410004" calcext:value-type="float">
            <text:p>118.410004</text:p>
          </table:table-cell>
        </table:table-row>
        <table:table-row table:style-name="ro1">
          <table:table-cell office:value-type="float" office:value="81.449997" calcext:value-type="float">
            <text:p>81.449997</text:p>
          </table:table-cell>
          <table:table-cell office:value-type="float" office:value="44.23" calcext:value-type="float">
            <text:p>44.23</text:p>
          </table:table-cell>
          <table:table-cell office:value-type="float" office:value="353.200012" calcext:value-type="float">
            <text:p>353.200012</text:p>
          </table:table-cell>
          <table:table-cell office:value-type="float" office:value="32.700001" calcext:value-type="float">
            <text:p>32.700001</text:p>
          </table:table-cell>
          <table:table-cell office:value-type="float" office:value="113.18" calcext:value-type="float">
            <text:p>113.18</text:p>
          </table:table-cell>
          <table:table-cell office:value-type="float" office:value="110.57" calcext:value-type="float">
            <text:p>110.57</text:p>
          </table:table-cell>
          <table:table-cell office:value-type="float" office:value="17.059999" calcext:value-type="float">
            <text:p>17.059999</text:p>
          </table:table-cell>
          <table:table-cell office:value-type="float" office:value="57.259998" calcext:value-type="float">
            <text:p>57.259998</text:p>
          </table:table-cell>
          <table:table-cell office:value-type="float" office:value="48.720001" calcext:value-type="float">
            <text:p>48.720001</text:p>
          </table:table-cell>
          <table:table-cell office:value-type="float" office:value="1127.800049" calcext:value-type="float">
            <text:p>1127.800049</text:p>
          </table:table-cell>
          <table:table-cell office:value-type="float" office:value="1509.199951" calcext:value-type="float">
            <text:p>1509.199951</text:p>
          </table:table-cell>
          <table:table-cell office:value-type="float" office:value="359.5" calcext:value-type="float">
            <text:p>359.5</text:p>
          </table:table-cell>
          <table:table-cell office:value-type="float" office:value="131.710007" calcext:value-type="float">
            <text:p>131.710007</text:p>
          </table:table-cell>
          <table:table-cell office:value-type="float" office:value="119.269997" calcext:value-type="float">
            <text:p>119.269997</text:p>
          </table:table-cell>
        </table:table-row>
        <table:table-row table:style-name="ro1">
          <table:table-cell office:value-type="float" office:value="81.889999" calcext:value-type="float">
            <text:p>81.889999</text:p>
          </table:table-cell>
          <table:table-cell office:value-type="float" office:value="44.150002" calcext:value-type="float">
            <text:p>44.150002</text:p>
          </table:table-cell>
          <table:table-cell office:value-type="float" office:value="354.649994" calcext:value-type="float">
            <text:p>354.649994</text:p>
          </table:table-cell>
          <table:table-cell office:value-type="float" office:value="33.049999" calcext:value-type="float">
            <text:p>33.049999</text:p>
          </table:table-cell>
          <table:table-cell office:value-type="float" office:value="114.870003" calcext:value-type="float">
            <text:p>114.870003</text:p>
          </table:table-cell>
          <table:table-cell office:value-type="float" office:value="111.410004" calcext:value-type="float">
            <text:p>111.410004</text:p>
          </table:table-cell>
          <table:table-cell office:value-type="float" office:value="16.93" calcext:value-type="float">
            <text:p>16.93</text:p>
          </table:table-cell>
          <table:table-cell office:value-type="float" office:value="56.5" calcext:value-type="float">
            <text:p>56.5</text:p>
          </table:table-cell>
          <table:table-cell office:value-type="float" office:value="49.02" calcext:value-type="float">
            <text:p>49.02</text:p>
          </table:table-cell>
          <table:table-cell office:value-type="float" office:value="1141.23999" calcext:value-type="float">
            <text:p>1141.23999</text:p>
          </table:table-cell>
          <table:table-cell office:value-type="float" office:value="1524.5" calcext:value-type="float">
            <text:p>1524.5</text:p>
          </table:table-cell>
          <table:table-cell office:value-type="float" office:value="364.600006" calcext:value-type="float">
            <text:p>364.600006</text:p>
          </table:table-cell>
          <table:table-cell office:value-type="float" office:value="132.210007" calcext:value-type="float">
            <text:p>132.210007</text:p>
          </table:table-cell>
          <table:table-cell office:value-type="float" office:value="121.209999" calcext:value-type="float">
            <text:p>121.209999</text:p>
          </table:table-cell>
        </table:table-row>
        <table:table-row table:style-name="ro1">
          <table:table-cell office:value-type="float" office:value="80.68" calcext:value-type="float">
            <text:p>80.68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354.299988" calcext:value-type="float">
            <text:p>354.299988</text:p>
          </table:table-cell>
          <table:table-cell office:value-type="float" office:value="32.990002" calcext:value-type="float">
            <text:p>32.990002</text:p>
          </table:table-cell>
          <table:table-cell office:value-type="float" office:value="115.019997" calcext:value-type="float">
            <text:p>115.019997</text:p>
          </table:table-cell>
          <table:table-cell office:value-type="float" office:value="110.510002" calcext:value-type="float">
            <text:p>110.510002</text:p>
          </table:table-cell>
          <table:table-cell office:value-type="float" office:value="16.75" calcext:value-type="float">
            <text:p>16.75</text:p>
          </table:table-cell>
          <table:table-cell office:value-type="float" office:value="56.02" calcext:value-type="float">
            <text:p>56.02</text:p>
          </table:table-cell>
          <table:table-cell office:value-type="float" office:value="48.759998" calcext:value-type="float">
            <text:p>48.759998</text:p>
          </table:table-cell>
          <table:table-cell office:value-type="float" office:value="1123.030029" calcext:value-type="float">
            <text:p>1123.030029</text:p>
          </table:table-cell>
          <table:table-cell office:value-type="float" office:value="1519.51001" calcext:value-type="float">
            <text:p>1519.51001</text:p>
          </table:table-cell>
          <table:table-cell office:value-type="float" office:value="366.799988" calcext:value-type="float">
            <text:p>366.799988</text:p>
          </table:table-cell>
          <table:table-cell office:value-type="float" office:value="131.949997" calcext:value-type="float">
            <text:p>131.9499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8.400002" calcext:value-type="float">
            <text:p>78.400002</text:p>
          </table:table-cell>
          <table:table-cell office:value-type="float" office:value="43.099998" calcext:value-type="float">
            <text:p>43.099998</text:p>
          </table:table-cell>
          <table:table-cell office:value-type="float" office:value="351.119995" calcext:value-type="float">
            <text:p>351.119995</text:p>
          </table:table-cell>
          <table:table-cell office:value-type="float" office:value="32.41" calcext:value-type="float">
            <text:p>32.41</text:p>
          </table:table-cell>
          <table:table-cell office:value-type="float" office:value="111.529999" calcext:value-type="float">
            <text:p>111.529999</text:p>
          </table:table-cell>
          <table:table-cell office:value-type="float" office:value="108.099998" calcext:value-type="float">
            <text:p>108.099998</text:p>
          </table:table-cell>
          <table:table-cell office:value-type="float" office:value="16.18" calcext:value-type="float">
            <text:p>16.18</text:p>
          </table:table-cell>
          <table:table-cell office:value-type="float" office:value="54.5" calcext:value-type="float">
            <text:p>54.5</text:p>
          </table:table-cell>
          <table:table-cell office:value-type="float" office:value="47.689999" calcext:value-type="float">
            <text:p>47.689999</text:p>
          </table:table-cell>
          <table:table-cell office:value-type="float" office:value="1107.869995" calcext:value-type="float">
            <text:p>1107.869995</text:p>
          </table:table-cell>
          <table:table-cell office:value-type="float" office:value="1513.599976" calcext:value-type="float">
            <text:p>1513.599976</text:p>
          </table:table-cell>
          <table:table-cell office:value-type="float" office:value="362.329987" calcext:value-type="float">
            <text:p>362.329987</text:p>
          </table:table-cell>
          <table:table-cell office:value-type="float" office:value="129.110001" calcext:value-type="float">
            <text:p>129.110001</text:p>
          </table:table-cell>
          <table:table-cell office:value-type="float" office:value="115.910004" calcext:value-type="float">
            <text:p>115.910004</text:p>
          </table:table-cell>
        </table:table-row>
        <table:table-row table:style-name="ro1">
          <table:table-cell office:value-type="float" office:value="78.480003" calcext:value-type="float">
            <text:p>78.480003</text:p>
          </table:table-cell>
          <table:table-cell office:value-type="float" office:value="43.25" calcext:value-type="float">
            <text:p>43.25</text:p>
          </table:table-cell>
          <table:table-cell office:value-type="float" office:value="336.679993" calcext:value-type="float">
            <text:p>336.679993</text:p>
          </table:table-cell>
          <table:table-cell office:value-type="float" office:value="32.279999" calcext:value-type="float">
            <text:p>32.279999</text:p>
          </table:table-cell>
          <table:table-cell office:value-type="float" office:value="111.5" calcext:value-type="float">
            <text:p>111.5</text:p>
          </table:table-cell>
          <table:table-cell office:value-type="float" office:value="105.25" calcext:value-type="float">
            <text:p>105.25</text:p>
          </table:table-cell>
          <table:table-cell office:value-type="float" office:value="16.120001" calcext:value-type="float">
            <text:p>16.120001</text:p>
          </table:table-cell>
          <table:table-cell office:value-type="float" office:value="53.540001" calcext:value-type="float">
            <text:p>53.540001</text:p>
          </table:table-cell>
          <table:table-cell office:value-type="float" office:value="47.830002" calcext:value-type="float">
            <text:p>47.830002</text:p>
          </table:table-cell>
          <table:table-cell office:value-type="float" office:value="1053.079956" calcext:value-type="float">
            <text:p>1053.079956</text:p>
          </table:table-cell>
          <table:table-cell office:value-type="float" office:value="1469.099976" calcext:value-type="float">
            <text:p>1469.099976</text:p>
          </table:table-cell>
          <table:table-cell office:value-type="float" office:value="341.820007" calcext:value-type="float">
            <text:p>341.820007</text:p>
          </table:table-cell>
          <table:table-cell office:value-type="float" office:value="126.910004" calcext:value-type="float">
            <text:p>126.910004</text:p>
          </table:table-cell>
          <table:table-cell office:value-type="float" office:value="112.940002" calcext:value-type="float">
            <text:p>112.940002</text:p>
          </table:table-cell>
        </table:table-row>
        <table:table-row table:style-name="ro1">
          <table:table-cell office:value-type="float" office:value="79.279999" calcext:value-type="float">
            <text:p>79.279999</text:p>
          </table:table-cell>
          <table:table-cell office:value-type="float" office:value="43.57" calcext:value-type="float">
            <text:p>43.57</text:p>
          </table:table-cell>
          <table:table-cell office:value-type="float" office:value="340.950012" calcext:value-type="float">
            <text:p>340.950012</text:p>
          </table:table-cell>
          <table:table-cell office:value-type="float" office:value="32.529999" calcext:value-type="float">
            <text:p>32.529999</text:p>
          </table:table-cell>
          <table:table-cell office:value-type="float" office:value="111.400002" calcext:value-type="float">
            <text:p>111.400002</text:p>
          </table:table-cell>
          <table:table-cell office:value-type="float" office:value="104.019997" calcext:value-type="float">
            <text:p>104.019997</text:p>
          </table:table-cell>
          <table:table-cell office:value-type="float" office:value="16.030001" calcext:value-type="float">
            <text:p>16.030001</text:p>
          </table:table-cell>
          <table:table-cell office:value-type="float" office:value="53.490002" calcext:value-type="float">
            <text:p>53.490002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1075.140015" calcext:value-type="float">
            <text:p>1075.140015</text:p>
          </table:table-cell>
          <table:table-cell office:value-type="float" office:value="1494.23999" calcext:value-type="float">
            <text:p>1494.23999</text:p>
          </table:table-cell>
          <table:table-cell office:value-type="float" office:value="338" calcext:value-type="float">
            <text:p>338</text:p>
          </table:table-cell>
          <table:table-cell office:value-type="float" office:value="128.630005" calcext:value-type="float">
            <text:p>128.6300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.410004" calcext:value-type="float">
            <text:p>80.410004</text:p>
          </table:table-cell>
          <table:table-cell office:value-type="float" office:value="43.950001" calcext:value-type="float">
            <text:p>43.950001</text:p>
          </table:table-cell>
          <table:table-cell office:value-type="float" office:value="345.440002" calcext:value-type="float">
            <text:p>345.440002</text:p>
          </table:table-cell>
          <table:table-cell office:value-type="float" office:value="32.860001" calcext:value-type="float">
            <text:p>32.860001</text:p>
          </table:table-cell>
          <table:table-cell office:value-type="float" office:value="113.849998" calcext:value-type="float">
            <text:p>113.849998</text:p>
          </table:table-cell>
          <table:table-cell office:value-type="float" office:value="107.610001" calcext:value-type="float">
            <text:p>107.610001</text:p>
          </table:table-cell>
          <table:table-cell office:value-type="float" office:value="16.280001" calcext:value-type="float">
            <text:p>16.280001</text:p>
          </table:table-cell>
          <table:table-cell office:value-type="float" office:value="54.279999" calcext:value-type="float">
            <text:p>54.279999</text:p>
          </table:table-cell>
          <table:table-cell office:value-type="float" office:value="48.75" calcext:value-type="float">
            <text:p>48.75</text:p>
          </table:table-cell>
          <table:table-cell office:value-type="float" office:value="1099.219971" calcext:value-type="float">
            <text:p>1099.219971</text:p>
          </table:table-cell>
          <table:table-cell office:value-type="float" office:value="1533.199951" calcext:value-type="float">
            <text:p>1533.199951</text:p>
          </table:table-cell>
          <table:table-cell office:value-type="float" office:value="354.23999" calcext:value-type="float">
            <text:p>354.23999</text:p>
          </table:table-cell>
          <table:table-cell office:value-type="float" office:value="130" calcext:value-type="float">
            <text:p>130</text:p>
          </table:table-cell>
          <table:table-cell office:value-type="float" office:value="116.010002" calcext:value-type="float">
            <text:p>116.010002</text:p>
          </table:table-cell>
        </table:table-row>
        <table:table-row table:style-name="ro1">
          <table:table-cell office:value-type="float" office:value="79.529999" calcext:value-type="float">
            <text:p>79.529999</text:p>
          </table:table-cell>
          <table:table-cell office:value-type="float" office:value="43.59" calcext:value-type="float">
            <text:p>43.59</text:p>
          </table:table-cell>
          <table:table-cell office:value-type="float" office:value="337.98999" calcext:value-type="float">
            <text:p>337.98999</text:p>
          </table:table-cell>
          <table:table-cell office:value-type="float" office:value="33.130001" calcext:value-type="float">
            <text:p>33.130001</text:p>
          </table:table-cell>
          <table:table-cell office:value-type="float" office:value="112.949997" calcext:value-type="float">
            <text:p>112.949997</text:p>
          </table:table-cell>
          <table:table-cell office:value-type="float" office:value="106.93" calcext:value-type="float">
            <text:p>106.93</text:p>
          </table:table-cell>
          <table:table-cell office:value-type="float" office:value="16.02" calcext:value-type="float">
            <text:p>16.02</text:p>
          </table:table-cell>
          <table:table-cell office:value-type="float" office:value="53.310001" calcext:value-type="float">
            <text:p>53.310001</text:p>
          </table:table-cell>
          <table:table-cell office:value-type="float" office:value="48.540001" calcext:value-type="float">
            <text:p>48.540001</text:p>
          </table:table-cell>
          <table:table-cell office:value-type="float" office:value="1089.189941" calcext:value-type="float">
            <text:p>1089.189941</text:p>
          </table:table-cell>
          <table:table-cell office:value-type="float" office:value="1526.52002" calcext:value-type="float">
            <text:p>1526.52002</text:p>
          </table:table-cell>
          <table:table-cell office:value-type="float" office:value="341.519989" calcext:value-type="float">
            <text:p>341.519989</text:p>
          </table:table-cell>
          <table:table-cell office:value-type="float" office:value="127.480003" calcext:value-type="float">
            <text:p>127.480003</text:p>
          </table:table-cell>
          <table:table-cell office:value-type="float" office:value="112.580002" calcext:value-type="float">
            <text:p>112.580002</text:p>
          </table:table-cell>
        </table:table-row>
        <table:table-row table:style-name="ro1">
          <table:table-cell office:value-type="float" office:value="79.169998" calcext:value-type="float">
            <text:p>79.169998</text:p>
          </table:table-cell>
          <table:table-cell office:value-type="float" office:value="43.900002" calcext:value-type="float">
            <text:p>43.900002</text:p>
          </table:table-cell>
          <table:table-cell office:value-type="float" office:value="348.100006" calcext:value-type="float">
            <text:p>348.100006</text:p>
          </table:table-cell>
          <table:table-cell office:value-type="float" office:value="33.18" calcext:value-type="float">
            <text:p>33.18</text:p>
          </table:table-cell>
          <table:table-cell office:value-type="float" office:value="114.599998" calcext:value-type="float">
            <text:p>114.599998</text:p>
          </table:table-cell>
          <table:table-cell office:value-type="float" office:value="108.580002" calcext:value-type="float">
            <text:p>108.580002</text:p>
          </table:table-cell>
          <table:table-cell office:value-type="float" office:value="16.1" calcext:value-type="float">
            <text:p>16.1</text:p>
          </table:table-cell>
          <table:table-cell office:value-type="float" office:value="54.130001" calcext:value-type="float">
            <text:p>54.130001</text:p>
          </table:table-cell>
          <table:table-cell office:value-type="float" office:value="48.889999" calcext:value-type="float">
            <text:p>48.889999</text:p>
          </table:table-cell>
          <table:table-cell office:value-type="float" office:value="1115.319946" calcext:value-type="float">
            <text:p>1115.319946</text:p>
          </table:table-cell>
          <table:table-cell office:value-type="float" office:value="1550" calcext:value-type="float">
            <text:p>1550</text:p>
          </table:table-cell>
          <table:table-cell office:value-type="float" office:value="349.51001" calcext:value-type="float">
            <text:p>349.51001</text:p>
          </table:table-cell>
          <table:table-cell office:value-type="float" office:value="129.330002" calcext:value-type="float">
            <text:p>129.3300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.18" calcext:value-type="float">
            <text:p>80.18</text:p>
          </table:table-cell>
          <table:table-cell office:value-type="float" office:value="44.57" calcext:value-type="float">
            <text:p>44.57</text:p>
          </table:table-cell>
          <table:table-cell office:value-type="float" office:value="347.23999" calcext:value-type="float">
            <text:p>347.23999</text:p>
          </table:table-cell>
          <table:table-cell office:value-type="float" office:value="33.740002" calcext:value-type="float">
            <text:p>33.740002</text:p>
          </table:table-cell>
          <table:table-cell office:value-type="float" office:value="114.309998" calcext:value-type="float">
            <text:p>114.309998</text:p>
          </table:table-cell>
          <table:table-cell office:value-type="float" office:value="110.650002" calcext:value-type="float">
            <text:p>110.650002</text:p>
          </table:table-cell>
          <table:table-cell office:value-type="float" office:value="16.120001" calcext:value-type="float">
            <text:p>16.120001</text:p>
          </table:table-cell>
          <table:table-cell office:value-type="float" office:value="54.07" calcext:value-type="float">
            <text:p>54.07</text:p>
          </table:table-cell>
          <table:table-cell office:value-type="float" office:value="49.200001" calcext:value-type="float">
            <text:p>49.200001</text:p>
          </table:table-cell>
          <table:table-cell office:value-type="float" office:value="1136" calcext:value-type="float">
            <text:p>1136</text:p>
          </table:table-cell>
          <table:table-cell office:value-type="float" office:value="1563.5" calcext:value-type="float">
            <text:p>1563.5</text:p>
          </table:table-cell>
          <table:table-cell office:value-type="float" office:value="352.649994" calcext:value-type="float">
            <text:p>352.649994</text:p>
          </table:table-cell>
          <table:table-cell office:value-type="float" office:value="132.509995" calcext:value-type="float">
            <text:p>132.509995</text:p>
          </table:table-cell>
          <table:table-cell office:value-type="float" office:value="117.849998" calcext:value-type="float">
            <text:p>117.849998</text:p>
          </table:table-cell>
        </table:table-row>
        <table:table-row table:style-name="ro1">
          <table:table-cell office:value-type="float" office:value="80.230003" calcext:value-type="float">
            <text:p>80.230003</text:p>
          </table:table-cell>
          <table:table-cell office:value-type="float" office:value="44.950001" calcext:value-type="float">
            <text:p>44.950001</text:p>
          </table:table-cell>
          <table:table-cell office:value-type="float" office:value="352.829987" calcext:value-type="float">
            <text:p>352.829987</text:p>
          </table:table-cell>
          <table:table-cell office:value-type="float" office:value="33.799999" calcext:value-type="float">
            <text:p>33.799999</text:p>
          </table:table-cell>
          <table:table-cell office:value-type="float" office:value="117.5" calcext:value-type="float">
            <text:p>117.5</text:p>
          </table:table-cell>
          <table:table-cell office:value-type="float" office:value="110.769997" calcext:value-type="float">
            <text:p>110.769997</text:p>
          </table:table-cell>
          <table:table-cell office:value-type="float" office:value="16.309999" calcext:value-type="float">
            <text:p>16.309999</text:p>
          </table:table-cell>
          <table:table-cell office:value-type="float" office:value="55.009998" calcext:value-type="float">
            <text:p>55.009998</text:p>
          </table:table-cell>
          <table:table-cell office:value-type="float" office:value="49.029999" calcext:value-type="float">
            <text:p>49.029999</text:p>
          </table:table-cell>
          <table:table-cell office:value-type="float" office:value="1163.849976" calcext:value-type="float">
            <text:p>1163.849976</text:p>
          </table:table-cell>
          <table:table-cell office:value-type="float" office:value="1592.599976" calcext:value-type="float">
            <text:p>1592.599976</text:p>
          </table:table-cell>
          <table:table-cell office:value-type="float" office:value="355.200012" calcext:value-type="float">
            <text:p>355.200012</text:p>
          </table:table-cell>
          <table:table-cell office:value-type="float" office:value="133.800003" calcext:value-type="float">
            <text:p>133.800003</text:p>
          </table:table-cell>
          <table:table-cell office:value-type="float" office:value="119.400002" calcext:value-type="float">
            <text:p>119.400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.669998" calcext:value-type="float">
            <text:p>44.669998</text:p>
          </table:table-cell>
          <table:table-cell office:value-type="float" office:value="346.269989" calcext:value-type="float">
            <text:p>346.269989</text:p>
          </table:table-cell>
          <table:table-cell office:value-type="float" office:value="33.91" calcext:value-type="float">
            <text:p>33.91</text:p>
          </table:table-cell>
          <table:table-cell office:value-type="float" office:value="117.230003" calcext:value-type="float">
            <text:p>117.230003</text:p>
          </table:table-cell>
          <table:table-cell office:value-type="float" office:value="111.300003" calcext:value-type="float">
            <text:p>111.300003</text:p>
          </table:table-cell>
          <table:table-cell office:value-type="float" office:value="16.610001" calcext:value-type="float">
            <text:p>16.610001</text:p>
          </table:table-cell>
          <table:table-cell office:value-type="float" office:value="54.939999" calcext:value-type="float">
            <text:p>54.939999</text:p>
          </table:table-cell>
          <table:table-cell office:value-type="float" office:value="49" calcext:value-type="float">
            <text:p>49</text:p>
          </table:table-cell>
          <table:table-cell office:value-type="float" office:value="1170" calcext:value-type="float">
            <text:p>1170</text:p>
          </table:table-cell>
          <table:table-cell office:value-type="float" office:value="1615.959961" calcext:value-type="float">
            <text:p>1615.959961</text:p>
          </table:table-cell>
          <table:table-cell office:value-type="float" office:value="345.320007" calcext:value-type="float">
            <text:p>345.320007</text:p>
          </table:table-cell>
          <table:table-cell office:value-type="float" office:value="133.800003" calcext:value-type="float">
            <text:p>133.800003</text:p>
          </table:table-cell>
          <table:table-cell office:value-type="float" office:value="119.260002" calcext:value-type="float">
            <text:p>119.260002</text:p>
          </table:table-cell>
        </table:table-row>
        <table:table-row table:style-name="ro1">
          <table:table-cell office:value-type="float" office:value="79.690002" calcext:value-type="float">
            <text:p>79.690002</text:p>
          </table:table-cell>
          <table:table-cell office:value-type="float" office:value="44.380001" calcext:value-type="float">
            <text:p>44.380001</text:p>
          </table:table-cell>
          <table:table-cell office:value-type="float" office:value="346.690002" calcext:value-type="float">
            <text:p>346.690002</text:p>
          </table:table-cell>
          <table:table-cell office:value-type="float" office:value="34.080002" calcext:value-type="float">
            <text:p>34.080002</text:p>
          </table:table-cell>
          <table:table-cell office:value-type="float" office:value="116.980003" calcext:value-type="float">
            <text:p>116.980003</text:p>
          </table:table-cell>
          <table:table-cell office:value-type="float" office:value="111.809998" calcext:value-type="float">
            <text:p>111.809998</text:p>
          </table:table-cell>
          <table:table-cell office:value-type="float" office:value="16.59" calcext:value-type="float">
            <text:p>16.59</text:p>
          </table:table-cell>
          <table:table-cell office:value-type="float" office:value="54.34" calcext:value-type="float">
            <text:p>54.34</text:p>
          </table:table-cell>
          <table:table-cell office:value-type="float" office:value="48.93" calcext:value-type="float">
            <text:p>48.93</text:p>
          </table:table-cell>
          <table:table-cell office:value-type="float" office:value="1145.209961" calcext:value-type="float">
            <text:p>1145.209961</text:p>
          </table:table-cell>
          <table:table-cell office:value-type="float" office:value="1597" calcext:value-type="float">
            <text:p>1597</text:p>
          </table:table-cell>
          <table:table-cell office:value-type="float" office:value="339.790009" calcext:value-type="float">
            <text:p>339.790009</text:p>
          </table:table-cell>
          <table:table-cell office:value-type="float" office:value="135.240005" calcext:value-type="float">
            <text:p>135.240005</text:p>
          </table:table-cell>
          <table:table-cell office:value-type="float" office:value="120.339996" calcext:value-type="float">
            <text:p>120.339996</text:p>
          </table:table-cell>
        </table:table-row>
        <table:table-row table:style-name="ro1">
          <table:table-cell office:value-type="float" office:value="79.089996" calcext:value-type="float">
            <text:p>79.089996</text:p>
          </table:table-cell>
          <table:table-cell office:value-type="float" office:value="43.880001" calcext:value-type="float">
            <text:p>43.880001</text:p>
          </table:table-cell>
          <table:table-cell office:value-type="float" office:value="340.899994" calcext:value-type="float">
            <text:p>340.899994</text:p>
          </table:table-cell>
          <table:table-cell office:value-type="float" office:value="33.689999" calcext:value-type="float">
            <text:p>33.689999</text:p>
          </table:table-cell>
          <table:table-cell office:value-type="float" office:value="115.360001" calcext:value-type="float">
            <text:p>115.360001</text:p>
          </table:table-cell>
          <table:table-cell office:value-type="float" office:value="111.089996" calcext:value-type="float">
            <text:p>111.089996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54.310001" calcext:value-type="float">
            <text:p>54.310001</text:p>
          </table:table-cell>
          <table:table-cell office:value-type="float" office:value="48.529999" calcext:value-type="float">
            <text:p>48.529999</text:p>
          </table:table-cell>
          <table:table-cell office:value-type="float" office:value="1149.959961" calcext:value-type="float">
            <text:p>1149.959961</text:p>
          </table:table-cell>
          <table:table-cell office:value-type="float" office:value="1595" calcext:value-type="float">
            <text:p>1595</text:p>
          </table:table-cell>
          <table:table-cell office:value-type="float" office:value="332.299988" calcext:value-type="float">
            <text:p>332.299988</text:p>
          </table:table-cell>
          <table:table-cell office:value-type="float" office:value="132.550003" calcext:value-type="float">
            <text:p>132.5500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8.93" calcext:value-type="float">
            <text:p>78.93</text:p>
          </table:table-cell>
          <table:table-cell office:value-type="float" office:value="43.700001" calcext:value-type="float">
            <text:p>43.700001</text:p>
          </table:table-cell>
          <table:table-cell office:value-type="float" office:value="340.670013" calcext:value-type="float">
            <text:p>340.670013</text:p>
          </table:table-cell>
          <table:table-cell office:value-type="float" office:value="33.389999" calcext:value-type="float">
            <text:p>33.389999</text:p>
          </table:table-cell>
          <table:table-cell office:value-type="float" office:value="115.400002" calcext:value-type="float">
            <text:p>115.400002</text:p>
          </table:table-cell>
          <table:table-cell office:value-type="float" office:value="109.25" calcext:value-type="float">
            <text:p>109.25</text:p>
          </table:table-cell>
          <table:table-cell office:value-type="float" office:value="16.27" calcext:value-type="float">
            <text:p>16.27</text:p>
          </table:table-cell>
          <table:table-cell office:value-type="float" office:value="54.110001" calcext:value-type="float">
            <text:p>54.110001</text:p>
          </table:table-cell>
          <table:table-cell office:value-type="float" office:value="48.41" calcext:value-type="float">
            <text:p>48.41</text:p>
          </table:table-cell>
          <table:table-cell office:value-type="float" office:value="1154.140015" calcext:value-type="float">
            <text:p>1154.140015</text:p>
          </table:table-cell>
          <table:table-cell office:value-type="float" office:value="1583.449951" calcext:value-type="float">
            <text:p>1583.449951</text:p>
          </table:table-cell>
          <table:table-cell office:value-type="float" office:value="329.820007" calcext:value-type="float">
            <text:p>329.820007</text:p>
          </table:table-cell>
          <table:table-cell office:value-type="float" office:value="133.160004" calcext:value-type="float">
            <text:p>133.160004</text:p>
          </table:table-cell>
          <table:table-cell office:value-type="float" office:value="114.889999" calcext:value-type="float">
            <text:p>114.889999</text:p>
          </table:table-cell>
        </table:table-row>
        <table:table-row table:style-name="ro1">
          <table:table-cell office:value-type="float" office:value="78.970001" calcext:value-type="float">
            <text:p>78.970001</text:p>
          </table:table-cell>
          <table:table-cell office:value-type="float" office:value="43.459999" calcext:value-type="float">
            <text:p>43.459999</text:p>
          </table:table-cell>
          <table:table-cell office:value-type="float" office:value="338.179993" calcext:value-type="float">
            <text:p>338.179993</text:p>
          </table:table-cell>
          <table:table-cell office:value-type="float" office:value="33.509998" calcext:value-type="float">
            <text:p>33.509998</text:p>
          </table:table-cell>
          <table:table-cell office:value-type="float" office:value="115.07" calcext:value-type="float">
            <text:p>115.07</text:p>
          </table:table-cell>
          <table:table-cell office:value-type="float" office:value="108.980003" calcext:value-type="float">
            <text:p>108.980003</text:p>
          </table:table-cell>
          <table:table-cell office:value-type="float" office:value="16.4" calcext:value-type="float">
            <text:p>16.4</text:p>
          </table:table-cell>
          <table:table-cell office:value-type="float" office:value="54.759998" calcext:value-type="float">
            <text:p>54.759998</text:p>
          </table:table-cell>
          <table:table-cell office:value-type="float" office:value="48.529999" calcext:value-type="float">
            <text:p>48.529999</text:p>
          </table:table-cell>
          <table:table-cell office:value-type="float" office:value="1120.01001" calcext:value-type="float">
            <text:p>1120.01001</text:p>
          </table:table-cell>
          <table:table-cell office:value-type="float" office:value="1554.530029" calcext:value-type="float">
            <text:p>1554.530029</text:p>
          </table:table-cell>
          <table:table-cell office:value-type="float" office:value="327.450012" calcext:value-type="float">
            <text:p>327.450012</text:p>
          </table:table-cell>
          <table:table-cell office:value-type="float" office:value="133.350006" calcext:value-type="float">
            <text:p>133.350006</text:p>
          </table:table-cell>
          <table:table-cell office:value-type="float" office:value="113.739998" calcext:value-type="float">
            <text:p>113.739998</text:p>
          </table:table-cell>
        </table:table-row>
        <table:table-row table:style-name="ro1">
          <table:table-cell office:value-type="float" office:value="78.739998" calcext:value-type="float">
            <text:p>78.739998</text:p>
          </table:table-cell>
          <table:table-cell office:value-type="float" office:value="43.32" calcext:value-type="float">
            <text:p>43.32</text:p>
          </table:table-cell>
          <table:table-cell office:value-type="float" office:value="345.299988" calcext:value-type="float">
            <text:p>345.299988</text:p>
          </table:table-cell>
          <table:table-cell office:value-type="float" office:value="33.66" calcext:value-type="float">
            <text:p>33.66</text:p>
          </table:table-cell>
          <table:table-cell office:value-type="float" office:value="114.550003" calcext:value-type="float">
            <text:p>114.550003</text:p>
          </table:table-cell>
          <table:table-cell office:value-type="float" office:value="108.349998" calcext:value-type="float">
            <text:p>108.349998</text:p>
          </table:table-cell>
          <table:table-cell office:value-type="float" office:value="16.049999" calcext:value-type="float">
            <text:p>16.049999</text:p>
          </table:table-cell>
          <table:table-cell office:value-type="float" office:value="54.099998" calcext:value-type="float">
            <text:p>54.099998</text:p>
          </table:table-cell>
          <table:table-cell office:value-type="float" office:value="48.400002" calcext:value-type="float">
            <text:p>48.400002</text:p>
          </table:table-cell>
          <table:table-cell office:value-type="float" office:value="1099" calcext:value-type="float">
            <text:p>1099</text:p>
          </table:table-cell>
          <table:table-cell office:value-type="float" office:value="1550.339966" calcext:value-type="float">
            <text:p>1550.339966</text:p>
          </table:table-cell>
          <table:table-cell office:value-type="float" office:value="331.839996" calcext:value-type="float">
            <text:p>331.839996</text:p>
          </table:table-cell>
          <table:table-cell office:value-type="float" office:value="130.779999" calcext:value-type="float">
            <text:p>130.779999</text:p>
          </table:table-cell>
          <table:table-cell office:value-type="float" office:value="112.900002" calcext:value-type="float">
            <text:p>112.900002</text:p>
          </table:table-cell>
        </table:table-row>
        <table:table-row table:style-name="ro1">
          <table:table-cell office:value-type="float" office:value="78.050003" calcext:value-type="float">
            <text:p>78.050003</text:p>
          </table:table-cell>
          <table:table-cell office:value-type="float" office:value="43.130001" calcext:value-type="float">
            <text:p>43.130001</text:p>
          </table:table-cell>
          <table:table-cell office:value-type="float" office:value="347.929993" calcext:value-type="float">
            <text:p>347.929993</text:p>
          </table:table-cell>
          <table:table-cell office:value-type="float" office:value="33.130001" calcext:value-type="float">
            <text:p>33.130001</text:p>
          </table:table-cell>
          <table:table-cell office:value-type="float" office:value="114.980003" calcext:value-type="float">
            <text:p>114.980003</text:p>
          </table:table-cell>
          <table:table-cell office:value-type="float" office:value="109.220001" calcext:value-type="float">
            <text:p>109.220001</text:p>
          </table:table-cell>
          <table:table-cell office:value-type="float" office:value="15.91" calcext:value-type="float">
            <text:p>15.91</text:p>
          </table:table-cell>
          <table:table-cell office:value-type="float" office:value="55.099998" calcext:value-type="float">
            <text:p>55.099998</text:p>
          </table:table-cell>
          <table:table-cell office:value-type="float" office:value="47.689999" calcext:value-type="float">
            <text:p>47.689999</text:p>
          </table:table-cell>
          <table:table-cell office:value-type="float" office:value="1092.73999" calcext:value-type="float">
            <text:p>1092.73999</text:p>
          </table:table-cell>
          <table:table-cell office:value-type="float" office:value="1586.449951" calcext:value-type="float">
            <text:p>1586.449951</text:p>
          </table:table-cell>
          <table:table-cell office:value-type="float" office:value="337.070007" calcext:value-type="float">
            <text:p>337.070007</text:p>
          </table:table-cell>
          <table:table-cell office:value-type="float" office:value="131.399994" calcext:value-type="float">
            <text:p>131.399994</text:p>
          </table:table-cell>
          <table:table-cell office:value-type="float" office:value="113.080002" calcext:value-type="float">
            <text:p>113.080002</text:p>
          </table:table-cell>
        </table:table-row>
        <table:table-row table:style-name="ro1">
          <table:table-cell office:value-type="float" office:value="76.830002" calcext:value-type="float">
            <text:p>76.830002</text:p>
          </table:table-cell>
          <table:table-cell office:value-type="float" office:value="42.880001" calcext:value-type="float">
            <text:p>42.880001</text:p>
          </table:table-cell>
          <table:table-cell office:value-type="float" office:value="344.809998" calcext:value-type="float">
            <text:p>344.809998</text:p>
          </table:table-cell>
          <table:table-cell office:value-type="float" office:value="32.709999" calcext:value-type="float">
            <text:p>32.709999</text:p>
          </table:table-cell>
          <table:table-cell office:value-type="float" office:value="115.550003" calcext:value-type="float">
            <text:p>115.550003</text:p>
          </table:table-cell>
          <table:table-cell office:value-type="float" office:value="107.279999" calcext:value-type="float">
            <text:p>107.279999</text:p>
          </table:table-cell>
          <table:table-cell office:value-type="float" office:value="15.74" calcext:value-type="float">
            <text:p>15.74</text:p>
          </table:table-cell>
          <table:table-cell office:value-type="float" office:value="56.41" calcext:value-type="float">
            <text:p>56.41</text:p>
          </table:table-cell>
          <table:table-cell office:value-type="float" office:value="47.099998" calcext:value-type="float">
            <text:p>47.099998</text:p>
          </table:table-cell>
          <table:table-cell office:value-type="float" office:value="1081.880005" calcext:value-type="float">
            <text:p>1081.880005</text:p>
          </table:table-cell>
          <table:table-cell office:value-type="float" office:value="1565.469971" calcext:value-type="float">
            <text:p>1565.469971</text:p>
          </table:table-cell>
          <table:table-cell office:value-type="float" office:value="330.109985" calcext:value-type="float">
            <text:p>330.109985</text:p>
          </table:table-cell>
          <table:table-cell office:value-type="float" office:value="130.470001" calcext:value-type="float">
            <text:p>130.470001</text:p>
          </table:table-cell>
          <table:table-cell office:value-type="float" office:value="104.190002" calcext:value-type="float">
            <text:p>104.190002</text:p>
          </table:table-cell>
        </table:table-row>
        <table:table-row table:style-name="ro1">
          <table:table-cell office:value-type="float" office:value="76.790001" calcext:value-type="float">
            <text:p>76.790001</text:p>
          </table:table-cell>
          <table:table-cell office:value-type="float" office:value="42.82" calcext:value-type="float">
            <text:p>42.82</text:p>
          </table:table-cell>
          <table:table-cell office:value-type="float" office:value="340.709991" calcext:value-type="float">
            <text:p>340.709991</text:p>
          </table:table-cell>
          <table:table-cell office:value-type="float" office:value="32.689999" calcext:value-type="float">
            <text:p>32.689999</text:p>
          </table:table-cell>
          <table:table-cell office:value-type="float" office:value="114.370003" calcext:value-type="float">
            <text:p>114.370003</text:p>
          </table:table-cell>
          <table:table-cell office:value-type="float" office:value="109.720001" calcext:value-type="float">
            <text:p>109.720001</text:p>
          </table:table-cell>
          <table:table-cell office:value-type="float" office:value="15.4" calcext:value-type="float">
            <text:p>15.4</text:p>
          </table:table-cell>
          <table:table-cell office:value-type="float" office:value="57.040001" calcext:value-type="float">
            <text:p>57.040001</text:p>
          </table:table-cell>
          <table:table-cell office:value-type="float" office:value="47.060001" calcext:value-type="float">
            <text:p>47.060001</text:p>
          </table:table-cell>
          <table:table-cell office:value-type="float" office:value="1047.030029" calcext:value-type="float">
            <text:p>1047.030029</text:p>
          </table:table-cell>
          <table:table-cell office:value-type="float" office:value="1539.01001" calcext:value-type="float">
            <text:p>1539.01001</text:p>
          </table:table-cell>
          <table:table-cell office:value-type="float" office:value="320.149994" calcext:value-type="float">
            <text:p>320.149994</text:p>
          </table:table-cell>
          <table:table-cell office:value-type="float" office:value="127.629997" calcext:value-type="float">
            <text:p>127.629997</text:p>
          </table:table-cell>
          <table:table-cell office:value-type="float" office:value="98.989998" calcext:value-type="float">
            <text:p>98.989998</text:p>
          </table:table-cell>
        </table:table-row>
        <table:table-row table:style-name="ro1">
          <table:table-cell office:value-type="float" office:value="76.57" calcext:value-type="float">
            <text:p>76.57</text:p>
          </table:table-cell>
          <table:table-cell office:value-type="float" office:value="42.610001" calcext:value-type="float">
            <text:p>42.610001</text:p>
          </table:table-cell>
          <table:table-cell office:value-type="float" office:value="350" calcext:value-type="float">
            <text:p>350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114.239998" calcext:value-type="float">
            <text:p>114.239998</text:p>
          </table:table-cell>
          <table:table-cell office:value-type="float" office:value="110.529999" calcext:value-type="float">
            <text:p>110.529999</text:p>
          </table:table-cell>
          <table:table-cell office:value-type="float" office:value="15.1" calcext:value-type="float">
            <text:p>15.1</text:p>
          </table:table-cell>
          <table:table-cell office:value-type="float" office:value="58.369999" calcext:value-type="float">
            <text:p>58.369999</text:p>
          </table:table-cell>
          <table:table-cell office:value-type="float" office:value="46.779999" calcext:value-type="float">
            <text:p>46.779999</text:p>
          </table:table-cell>
          <table:table-cell office:value-type="float" office:value="1046" calcext:value-type="float">
            <text:p>1046</text:p>
          </table:table-cell>
          <table:table-cell office:value-type="float" office:value="1530" calcext:value-type="float">
            <text:p>1530</text:p>
          </table:table-cell>
          <table:table-cell office:value-type="float" office:value="330.480011" calcext:value-type="float">
            <text:p>330.480011</text:p>
          </table:table-cell>
          <table:table-cell office:value-type="float" office:value="126.410004" calcext:value-type="float">
            <text:p>126.410004</text:p>
          </table:table-cell>
          <table:table-cell office:value-type="float" office:value="99.489998" calcext:value-type="float">
            <text:p>99.489998</text:p>
          </table:table-cell>
        </table:table-row>
        <table:table-row table:style-name="ro1">
          <table:table-cell office:value-type="float" office:value="76.529999" calcext:value-type="float">
            <text:p>76.529999</text:p>
          </table:table-cell>
          <table:table-cell office:value-type="float" office:value="42.700001" calcext:value-type="float">
            <text:p>42.700001</text:p>
          </table:table-cell>
          <table:table-cell office:value-type="float" office:value="356.01001" calcext:value-type="float">
            <text:p>356.01001</text:p>
          </table:table-cell>
          <table:table-cell office:value-type="float" office:value="33.540001" calcext:value-type="float">
            <text:p>33.540001</text:p>
          </table:table-cell>
          <table:table-cell office:value-type="float" office:value="115.75" calcext:value-type="float">
            <text:p>115.75</text:p>
          </table:table-cell>
          <table:table-cell office:value-type="float" office:value="111.43" calcext:value-type="float">
            <text:p>111.43</text:p>
          </table:table-cell>
          <table:table-cell office:value-type="float" office:value="15.19" calcext:value-type="float">
            <text:p>15.19</text:p>
          </table:table-cell>
          <table:table-cell office:value-type="float" office:value="59.150002" calcext:value-type="float">
            <text:p>59.150002</text:p>
          </table:table-cell>
          <table:table-cell office:value-type="float" office:value="47.099998" calcext:value-type="float">
            <text:p>47.099998</text:p>
          </table:table-cell>
          <table:table-cell office:value-type="float" office:value="1063" calcext:value-type="float">
            <text:p>1063</text:p>
          </table:table-cell>
          <table:table-cell office:value-type="float" office:value="1572.400024" calcext:value-type="float">
            <text:p>1572.400024</text:p>
          </table:table-cell>
          <table:table-cell office:value-type="float" office:value="331.51001" calcext:value-type="float">
            <text:p>331.51001</text:p>
          </table:table-cell>
          <table:table-cell office:value-type="float" office:value="127.110001" calcext:value-type="float">
            <text:p>127.110001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float" office:value="77.949997" calcext:value-type="float">
            <text:p>77.949997</text:p>
          </table:table-cell>
          <table:table-cell office:value-type="float" office:value="43" calcext:value-type="float">
            <text:p>43</text:p>
          </table:table-cell>
          <table:table-cell office:value-type="float" office:value="350.51001" calcext:value-type="float">
            <text:p>350.51001</text:p>
          </table:table-cell>
          <table:table-cell office:value-type="float" office:value="33.66" calcext:value-type="float">
            <text:p>33.66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0.830002" calcext:value-type="float">
            <text:p>110.830002</text:p>
          </table:table-cell>
          <table:table-cell office:value-type="float" office:value="15.09" calcext:value-type="float">
            <text:p>15.09</text:p>
          </table:table-cell>
          <table:table-cell office:value-type="float" office:value="59.16" calcext:value-type="float">
            <text:p>59.16</text:p>
          </table:table-cell>
          <table:table-cell office:value-type="float" office:value="47.889999" calcext:value-type="float">
            <text:p>47.889999</text:p>
          </table:table-cell>
          <table:table-cell office:value-type="float" office:value="998" calcext:value-type="float">
            <text:p>998</text:p>
          </table:table-cell>
          <table:table-cell office:value-type="float" office:value="1447" calcext:value-type="float">
            <text:p>1447</text:p>
          </table:table-cell>
          <table:table-cell office:value-type="float" office:value="321.850006" calcext:value-type="float">
            <text:p>321.850006</text:p>
          </table:table-cell>
          <table:table-cell office:value-type="float" office:value="127.629997" calcext:value-type="float">
            <text:p>127.629997</text:p>
          </table:table-cell>
          <table:table-cell office:value-type="float" office:value="92.190002" calcext:value-type="float">
            <text:p>92.190002</text:p>
          </table:table-cell>
        </table:table-row>
        <table:table-row table:style-name="ro1">
          <table:table-cell office:value-type="float" office:value="79.43" calcext:value-type="float">
            <text:p>79.43</text:p>
          </table:table-cell>
          <table:table-cell office:value-type="float" office:value="43.540001" calcext:value-type="float">
            <text:p>43.540001</text:p>
          </table:table-cell>
          <table:table-cell office:value-type="float" office:value="345.980011" calcext:value-type="float">
            <text:p>345.980011</text:p>
          </table:table-cell>
          <table:table-cell office:value-type="float" office:value="33.860001" calcext:value-type="float">
            <text:p>33.860001</text:p>
          </table:table-cell>
          <table:table-cell office:value-type="float" office:value="112.290001" calcext:value-type="float">
            <text:p>112.290001</text:p>
          </table:table-cell>
          <table:table-cell office:value-type="float" office:value="110.970001" calcext:value-type="float">
            <text:p>110.970001</text:p>
          </table:table-cell>
          <table:table-cell office:value-type="float" office:value="14.84" calcext:value-type="float">
            <text:p>14.84</text:p>
          </table:table-cell>
          <table:table-cell office:value-type="float" office:value="58.740002" calcext:value-type="float">
            <text:p>58.740002</text:p>
          </table:table-cell>
          <table:table-cell office:value-type="float" office:value="48.200001" calcext:value-type="float">
            <text:p>48.200001</text:p>
          </table:table-cell>
          <table:table-cell office:value-type="float" office:value="1011.630005" calcext:value-type="float">
            <text:p>1011.630005</text:p>
          </table:table-cell>
          <table:table-cell office:value-type="float" office:value="1406" calcext:value-type="float">
            <text:p>1406</text:p>
          </table:table-cell>
          <table:table-cell office:value-type="float" office:value="323.380005" calcext:value-type="float">
            <text:p>323.380005</text:p>
          </table:table-cell>
          <table:table-cell office:value-type="float" office:value="127.970001" calcext:value-type="float">
            <text:p>127.970001</text:p>
          </table:table-cell>
          <table:table-cell office:value-type="float" office:value="94.519997" calcext:value-type="float">
            <text:p>94.519997</text:p>
          </table:table-cell>
        </table:table-row>
        <table:table-row table:style-name="ro1">
          <table:table-cell office:value-type="float" office:value="79.260002" calcext:value-type="float">
            <text:p>79.260002</text:p>
          </table:table-cell>
          <table:table-cell office:value-type="float" office:value="43.439999" calcext:value-type="float">
            <text:p>43.439999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.150002" calcext:value-type="float">
            <text:p>34.150002</text:p>
          </table:table-cell>
          <table:table-cell office:value-type="float" office:value="113.889999" calcext:value-type="float">
            <text:p>113.889999</text:p>
          </table:table-cell>
          <table:table-cell office:value-type="float" office:value="109.589996" calcext:value-type="float">
            <text:p>109.589996</text:p>
          </table:table-cell>
          <table:table-cell office:value-type="float" office:value="15.02" calcext:value-type="float">
            <text:p>15.02</text:p>
          </table:table-cell>
          <table:table-cell office:value-type="float" office:value="59.27" calcext:value-type="float">
            <text:p>59.27</text:p>
          </table:table-cell>
          <table:table-cell office:value-type="float" office:value="47.619999" calcext:value-type="float">
            <text:p>47.619999</text:p>
          </table:table-cell>
          <table:table-cell office:value-type="float" office:value="1022.820007" calcext:value-type="float">
            <text:p>1022.820007</text:p>
          </table:table-cell>
          <table:table-cell office:value-type="float" office:value="1417.619995" calcext:value-type="float">
            <text:p>1417.619995</text:p>
          </table:table-cell>
          <table:table-cell office:value-type="float" office:value="325.200012" calcext:value-type="float">
            <text:p>325.200012</text:p>
          </table:table-cell>
          <table:table-cell office:value-type="float" office:value="127.82" calcext:value-type="float">
            <text:p>127.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7.559998" calcext:value-type="float">
            <text:p>77.559998</text:p>
          </table:table-cell>
          <table:table-cell office:value-type="float" office:value="42.98" calcext:value-type="float">
            <text:p>42.98</text:p>
          </table:table-cell>
          <table:table-cell office:value-type="float" office:value="346.339996" calcext:value-type="float">
            <text:p>346.339996</text:p>
          </table:table-cell>
          <table:table-cell office:value-type="float" office:value="33.630001" calcext:value-type="float">
            <text:p>33.630001</text:p>
          </table:table-cell>
          <table:table-cell office:value-type="float" office:value="112.519997" calcext:value-type="float">
            <text:p>112.519997</text:p>
          </table:table-cell>
          <table:table-cell office:value-type="float" office:value="109.050003" calcext:value-type="float">
            <text:p>109.050003</text:p>
          </table:table-cell>
          <table:table-cell office:value-type="float" office:value="14.96" calcext:value-type="float">
            <text:p>14.96</text:p>
          </table:table-cell>
          <table:table-cell office:value-type="float" office:value="58.540001" calcext:value-type="float">
            <text:p>58.540001</text:p>
          </table:table-cell>
          <table:table-cell office:value-type="float" office:value="47.220001" calcext:value-type="float">
            <text:p>47.220001</text:p>
          </table:table-cell>
          <table:table-cell office:value-type="float" office:value="1013.909973" calcext:value-type="float">
            <text:p>1013.909973</text:p>
          </table:table-cell>
          <table:table-cell office:value-type="float" office:value="1391.380005" calcext:value-type="float">
            <text:p>1391.380005</text:p>
          </table:table-cell>
          <table:table-cell office:value-type="float" office:value="324.76001" calcext:value-type="float">
            <text:p>324.76001</text:p>
          </table:table-cell>
          <table:table-cell office:value-type="float" office:value="125.18" calcext:value-type="float">
            <text:p>125.18</text:p>
          </table:table-cell>
          <table:table-cell office:value-type="float" office:value="92.339996" calcext:value-type="float">
            <text:p>92.339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03T22:14:16.865317958</dc:date>
    <meta:editing-duration>PT1H16M22S</meta:editing-duration>
    <meta:editing-cycles>5</meta:editing-cycles>
    <meta:document-statistic meta:table-count="1" meta:cell-count="17654" meta:object-count="0"/>
  </office:meta>
</office:document-meta>
</file>